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5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91.45pt"/>
    </style:style>
    <style:style style:name="co4" style:family="table-column">
      <style:table-column-properties fo:break-before="auto" style:column-width="29.34pt"/>
    </style:style>
    <style:style style:name="co5" style:family="table-column">
      <style:table-column-properties fo:break-before="auto" style:column-width="115.2pt"/>
    </style:style>
    <style:style style:name="co6" style:family="table-column">
      <style:table-column-properties fo:break-before="auto" style:column-width="114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wz_agg_usa 2" table:style-name="ta1">
        <table:shapes>
          <draw:frame draw:z-index="0" draw:style-name="gr1" draw:text-style-name="P1" svg:width="453.51pt" svg:height="255.09pt" svg:x="2905.91pt" svg:y="2.83pt">
            <loext:p draw:notify-on-update-of-ranges="'wwz_agg_usa 2'.T1:'wwz_agg_usa 2'.T1 'wwz_agg_usa 2'.U1:'wwz_agg_usa 2'.AI1 'wwz_agg_usa 2'.T2:'wwz_agg_usa 2'.T2 'wwz_agg_usa 2'.U2:'wwz_agg_usa 2'.A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row table:style-name="ro1">
          <table:table-cell office:value-type="string" calcext:value-type="string">
            <text:p>Exporting_Country</text:p>
          </table:table-cell>
          <table:table-cell office:value-type="string" calcext:value-type="string">
            <text:p>Exporting_Industry</text:p>
          </table:table-cell>
          <table:table-cell office:value-type="string" calcext:value-type="string">
            <text:p>Importing_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VA_FIN</text:p>
          </table:table-cell>
          <table:table-cell office:value-type="string" calcext:value-type="string">
            <text:p>DVA_INT</text:p>
          </table:table-cell>
          <table:table-cell office:value-type="string" calcext:value-type="string">
            <text:p>DVA_INTrex</text:p>
          </table:table-cell>
          <table:table-cell office:value-type="string" calcext:value-type="string">
            <text:p>RDV</text:p>
          </table:table-cell>
          <table:table-cell office:value-type="string" calcext:value-type="string">
            <text:p>OVA_FIN</text:p>
          </table:table-cell>
          <table:table-cell office:value-type="string" calcext:value-type="string">
            <text:p>MVA_FIN</text:p>
          </table:table-cell>
          <table:table-cell office:value-type="string" calcext:value-type="string">
            <text:p>OVA_INT</text:p>
          </table:table-cell>
          <table:table-cell office:value-type="string" calcext:value-type="string">
            <text:p>MVA_INT</text:p>
          </table:table-cell>
          <table:table-cell office:value-type="string" calcext:value-type="string">
            <text:p>DDC_FIN</text:p>
          </table:table-cell>
          <table:table-cell office:value-type="string" calcext:value-type="string">
            <text:p>DDC_INT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Gross Exports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05.389810471211" calcext:value-type="float">
            <text:p>405.389810471211</text:p>
          </table:table-cell>
          <table:table-cell office:value-type="float" office:value="2219.54997700673" calcext:value-type="float">
            <text:p>2219.54997700673</text:p>
          </table:table-cell>
          <table:table-cell office:value-type="float" office:value="52.7633542587584" calcext:value-type="float">
            <text:p>52.7633542587584</text:p>
          </table:table-cell>
          <table:table-cell office:value-type="float" office:value="182.098270875004" calcext:value-type="float">
            <text:p>182.098270875004</text:p>
          </table:table-cell>
          <table:table-cell office:value-type="float" office:value="37.9154919496541" calcext:value-type="float">
            <text:p>37.9154919496541</text:p>
          </table:table-cell>
          <table:table-cell office:value-type="float" office:value="2.13522114659982" calcext:value-type="float">
            <text:p>2.13522114659982</text:p>
          </table:table-cell>
          <table:table-cell office:value-type="float" office:value="208.803524700121" calcext:value-type="float">
            <text:p>208.803524700121</text:p>
          </table:table-cell>
          <table:table-cell office:value-type="float" office:value="11.7588267617966" calcext:value-type="float">
            <text:p>11.7588267617966</text:p>
          </table:table-cell>
          <table:table-cell office:value-type="float" office:value="1.58724816946136" calcext:value-type="float">
            <text:p>1.58724816946136</text:p>
          </table:table-cell>
          <table:table-cell office:value-type="float" office:value="14.6078524912738" calcext:value-type="float">
            <text:p>14.6078524912738</text:p>
          </table:table-cell>
          <table:table-cell office:value-type="float" office:value="22.2685598249872" calcext:value-type="float">
            <text:p>22.2685598249872</text:p>
          </table:table-cell>
          <table:table-cell office:value-type="float" office:value="1.25405994746877" calcext:value-type="float">
            <text:p>1.25405994746877</text:p>
          </table:table-cell>
          <table:table-cell table:formula="of:=SUM([.E2:.P2])" office:value-type="float" office:value="3160.13219760307" calcext:value-type="float">
            <text:p>3160.13219760307</text:p>
          </table:table-cell>
          <table:table-cell table:number-columns-repeated="2"/>
          <table:table-cell office:value-type="string" calcext:value-type="string">
            <text:p>Gross Exports</text:p>
          </table:table-cell>
          <table:table-cell office:value-type="float" office:value="104894.92253529" calcext:value-type="float">
            <text:p>104894.92253529</text:p>
          </table:table-cell>
          <table:table-cell office:value-type="float" office:value="95026.3084036861" calcext:value-type="float">
            <text:p>95026.3084036861</text:p>
          </table:table-cell>
          <table:table-cell office:value-type="float" office:value="88033.8832580325" calcext:value-type="float">
            <text:p>88033.8832580325</text:p>
          </table:table-cell>
          <table:table-cell office:value-type="float" office:value="89415.0463930317" calcext:value-type="float">
            <text:p>89415.0463930317</text:p>
          </table:table-cell>
          <table:table-cell office:value-type="float" office:value="100450.921987561" calcext:value-type="float">
            <text:p>100450.921987561</text:p>
          </table:table-cell>
          <table:table-cell office:value-type="float" office:value="111153.479812229" calcext:value-type="float">
            <text:p>111153.479812229</text:p>
          </table:table-cell>
          <table:table-cell office:value-type="float" office:value="122300.954491418" calcext:value-type="float">
            <text:p>122300.954491418</text:p>
          </table:table-cell>
          <table:table-cell office:value-type="float" office:value="129992.322213768" calcext:value-type="float">
            <text:p>129992.322213768</text:p>
          </table:table-cell>
          <table:table-cell office:value-type="float" office:value="138478.955777873" calcext:value-type="float">
            <text:p>138478.955777873</text:p>
          </table:table-cell>
          <table:table-cell office:value-type="float" office:value="111989.775821486" calcext:value-type="float">
            <text:p>111989.775821486</text:p>
          </table:table-cell>
          <table:table-cell office:value-type="float" office:value="135382.623109582" calcext:value-type="float">
            <text:p>135382.623109582</text:p>
          </table:table-cell>
          <table:table-cell office:value-type="float" office:value="157226.921279556" calcext:value-type="float">
            <text:p>157226.921279556</text:p>
          </table:table-cell>
          <table:table-cell office:value-type="float" office:value="166152.3470678" calcext:value-type="float">
            <text:p>166152.3470678</text:p>
          </table:table-cell>
          <table:table-cell office:value-type="float" office:value="171361.249175084" calcext:value-type="float">
            <text:p>171361.249175084</text:p>
          </table:table-cell>
          <table:table-cell office:value-type="float" office:value="175880.638217394" calcext:value-type="float">
            <text:p>175880.63821739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5.369432605088" calcext:value-type="float">
            <text:p>15.369432605088</text:p>
          </table:table-cell>
          <table:table-cell office:value-type="float" office:value="3.78239226253657" calcext:value-type="float">
            <text:p>3.78239226253657</text:p>
          </table:table-cell>
          <table:table-cell office:value-type="float" office:value="0.393502428466478" calcext:value-type="float">
            <text:p>0.393502428466478</text:p>
          </table:table-cell>
          <table:table-cell office:value-type="float" office:value="1.55872504925903" calcext:value-type="float">
            <text:p>1.55872504925903</text:p>
          </table:table-cell>
          <table:table-cell office:value-type="float" office:value="1.25243029611788" calcext:value-type="float">
            <text:p>1.25243029611788</text:p>
          </table:table-cell>
          <table:table-cell office:value-type="float" office:value="0.045062814351456" calcext:value-type="float">
            <text:p>0.045062814351456</text:p>
          </table:table-cell>
          <table:table-cell office:value-type="float" office:value="0.309339023318924" calcext:value-type="float">
            <text:p>0.309339023318924</text:p>
          </table:table-cell>
          <table:table-cell office:value-type="float" office:value="0.01113011001306" calcext:value-type="float">
            <text:p>0.01113011001306</text:p>
          </table:table-cell>
          <table:table-cell office:value-type="float" office:value="0.029200088837849" calcext:value-type="float">
            <text:p>0.029200088837849</text:p>
          </table:table-cell>
          <table:table-cell office:value-type="float" office:value="0.02801653744006" calcext:value-type="float">
            <text:p>0.02801653744006</text:p>
          </table:table-cell>
          <table:table-cell office:value-type="float" office:value="0.162628389011616" calcext:value-type="float">
            <text:p>0.162628389011616</text:p>
          </table:table-cell>
          <table:table-cell office:value-type="float" office:value="0.005851417779514" calcext:value-type="float">
            <text:p>0.005851417779514</text:p>
          </table:table-cell>
          <table:table-cell table:formula="of:=SUM([.E3:.P3])" office:value-type="float" office:value="22.9477110222204" calcext:value-type="float">
            <text:p>22.94771102222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.4012989493719" calcext:value-type="float">
            <text:p>1.4012989493719</text:p>
          </table:table-cell>
          <table:table-cell office:value-type="float" office:value="0.503696138034197" calcext:value-type="float">
            <text:p>0.503696138034197</text:p>
          </table:table-cell>
          <table:table-cell office:value-type="float" office:value="0.012742217790446" calcext:value-type="float">
            <text:p>0.012742217790446</text:p>
          </table:table-cell>
          <table:table-cell office:value-type="float" office:value="0.060040040694464" calcext:value-type="float">
            <text:p>0.060040040694464</text:p>
          </table:table-cell>
          <table:table-cell office:value-type="float" office:value="0.114189584714829" calcext:value-type="float">
            <text:p>0.114189584714829</text:p>
          </table:table-cell>
          <table:table-cell office:value-type="float" office:value="0.004108575244475" calcext:value-type="float">
            <text:p>0.004108575244475</text:p>
          </table:table-cell>
          <table:table-cell office:value-type="float" office:value="0.04123642867396" calcext:value-type="float">
            <text:p>0.04123642867396</text:p>
          </table:table-cell>
          <table:table-cell office:value-type="float" office:value="0.001483698976956" calcext:value-type="float">
            <text:p>0.001483698976956</text:p>
          </table:table-cell>
          <table:table-cell office:value-type="float" office:value="0.000557332806773" calcext:value-type="float">
            <text:p>0.000557332806773</text:p>
          </table:table-cell>
          <table:table-cell office:value-type="float" office:value="0.002804831259728" calcext:value-type="float">
            <text:p>0.002804831259728</text:p>
          </table:table-cell>
          <table:table-cell office:value-type="float" office:value="0.006013840687736" calcext:value-type="float">
            <text:p>0.006013840687736</text:p>
          </table:table-cell>
          <table:table-cell office:value-type="float" office:value="0.000216379777854" calcext:value-type="float">
            <text:p>0.000216379777854</text:p>
          </table:table-cell>
          <table:table-cell table:formula="of:=SUM([.E4:.P4])" office:value-type="float" office:value="2.14838801803332" calcext:value-type="float">
            <text:p>2.148388018033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0.286834053721" calcext:value-type="float">
            <text:p>40.286834053721</text:p>
          </table:table-cell>
          <table:table-cell office:value-type="float" office:value="276.238137553445" calcext:value-type="float">
            <text:p>276.238137553445</text:p>
          </table:table-cell>
          <table:table-cell office:value-type="float" office:value="14.9697997152067" calcext:value-type="float">
            <text:p>14.9697997152067</text:p>
          </table:table-cell>
          <table:table-cell office:value-type="float" office:value="49.6443967521745" calcext:value-type="float">
            <text:p>49.6443967521745</text:p>
          </table:table-cell>
          <table:table-cell office:value-type="float" office:value="4.20108673748334" calcext:value-type="float">
            <text:p>4.20108673748334</text:p>
          </table:table-cell>
          <table:table-cell office:value-type="float" office:value="0.2556630873071" calcext:value-type="float">
            <text:p>0.2556630873071</text:p>
          </table:table-cell>
          <table:table-cell office:value-type="float" office:value="28.9273733094077" calcext:value-type="float">
            <text:p>28.9273733094077</text:p>
          </table:table-cell>
          <table:table-cell office:value-type="float" office:value="1.76041629942602" calcext:value-type="float">
            <text:p>1.76041629942602</text:p>
          </table:table-cell>
          <table:table-cell office:value-type="float" office:value="1.64276297351405" calcext:value-type="float">
            <text:p>1.64276297351405</text:p>
          </table:table-cell>
          <table:table-cell office:value-type="float" office:value="1.81955581651592" calcext:value-type="float">
            <text:p>1.81955581651592</text:p>
          </table:table-cell>
          <table:table-cell office:value-type="float" office:value="6.97755085306245" calcext:value-type="float">
            <text:p>6.97755085306245</text:p>
          </table:table-cell>
          <table:table-cell office:value-type="float" office:value="0.424628745943219" calcext:value-type="float">
            <text:p>0.424628745943219</text:p>
          </table:table-cell>
          <table:table-cell table:formula="of:=SUM([.E5:.P5])" office:value-type="float" office:value="427.148205897207" calcext:value-type="float">
            <text:p>427.1482058972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988.45315363329" calcext:value-type="float">
            <text:p>1988.45315363329</text:p>
          </table:table-cell>
          <table:table-cell office:value-type="float" office:value="714.499327842351" calcext:value-type="float">
            <text:p>714.499327842351</text:p>
          </table:table-cell>
          <table:table-cell office:value-type="float" office:value="21.9781906836552" calcext:value-type="float">
            <text:p>21.9781906836552</text:p>
          </table:table-cell>
          <table:table-cell office:value-type="float" office:value="78.2504715261824" calcext:value-type="float">
            <text:p>78.2504715261824</text:p>
          </table:table-cell>
          <table:table-cell office:value-type="float" office:value="163.213663736769" calcext:value-type="float">
            <text:p>163.213663736769</text:p>
          </table:table-cell>
          <table:table-cell office:value-type="float" office:value="11.1701037713202" calcext:value-type="float">
            <text:p>11.1701037713202</text:p>
          </table:table-cell>
          <table:table-cell office:value-type="float" office:value="58.986345172736" calcext:value-type="float">
            <text:p>58.986345172736</text:p>
          </table:table-cell>
          <table:table-cell office:value-type="float" office:value="4.03693895220084" calcext:value-type="float">
            <text:p>4.03693895220084</text:p>
          </table:table-cell>
          <table:table-cell office:value-type="float" office:value="1.29342397538053" calcext:value-type="float">
            <text:p>1.29342397538053</text:p>
          </table:table-cell>
          <table:table-cell office:value-type="float" office:value="4.98107968562458" calcext:value-type="float">
            <text:p>4.98107968562458</text:p>
          </table:table-cell>
          <table:table-cell office:value-type="float" office:value="8.40212947707533" calcext:value-type="float">
            <text:p>8.40212947707533</text:p>
          </table:table-cell>
          <table:table-cell office:value-type="float" office:value="0.575029418556312" calcext:value-type="float">
            <text:p>0.575029418556312</text:p>
          </table:table-cell>
          <table:table-cell table:formula="of:=SUM([.E6:.P6])" office:value-type="float" office:value="3055.83985787514" calcext:value-type="float">
            <text:p>3055.839857875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2382.23892383109" calcext:value-type="float">
            <text:p>2382.23892383109</text:p>
          </table:table-cell>
          <table:table-cell office:value-type="float" office:value="1588.95601747945" calcext:value-type="float">
            <text:p>1588.95601747945</text:p>
          </table:table-cell>
          <table:table-cell office:value-type="float" office:value="162.828744115858" calcext:value-type="float">
            <text:p>162.828744115858</text:p>
          </table:table-cell>
          <table:table-cell office:value-type="float" office:value="1604.44442965393" calcext:value-type="float">
            <text:p>1604.44442965393</text:p>
          </table:table-cell>
          <table:table-cell office:value-type="float" office:value="302.964804737975" calcext:value-type="float">
            <text:p>302.964804737975</text:p>
          </table:table-cell>
          <table:table-cell office:value-type="float" office:value="18.8515676731847" calcext:value-type="float">
            <text:p>18.8515676731847</text:p>
          </table:table-cell>
          <table:table-cell office:value-type="float" office:value="203.730066688328" calcext:value-type="float">
            <text:p>203.730066688328</text:p>
          </table:table-cell>
          <table:table-cell office:value-type="float" office:value="12.6768227832903" calcext:value-type="float">
            <text:p>12.6768227832903</text:p>
          </table:table-cell>
          <table:table-cell office:value-type="float" office:value="18.9748825350048" calcext:value-type="float">
            <text:p>18.9748825350048</text:p>
          </table:table-cell>
          <table:table-cell office:value-type="float" office:value="34.0756643753116" calcext:value-type="float">
            <text:p>34.0756643753116</text:p>
          </table:table-cell>
          <table:table-cell office:value-type="float" office:value="229.850192552656" calcext:value-type="float">
            <text:p>229.850192552656</text:p>
          </table:table-cell>
          <table:table-cell office:value-type="float" office:value="14.3021116375166" calcext:value-type="float">
            <text:p>14.3021116375166</text:p>
          </table:table-cell>
          <table:table-cell table:formula="of:=SUM([.E7:.P7])" office:value-type="float" office:value="6573.8942280636" calcext:value-type="float">
            <text:p>6573.8942280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1.5683792750245" calcext:value-type="float">
            <text:p>11.5683792750245</text:p>
          </table:table-cell>
          <table:table-cell office:value-type="float" office:value="313.432050293127" calcext:value-type="float">
            <text:p>313.432050293127</text:p>
          </table:table-cell>
          <table:table-cell office:value-type="float" office:value="20.2132669680922" calcext:value-type="float">
            <text:p>20.2132669680922</text:p>
          </table:table-cell>
          <table:table-cell office:value-type="float" office:value="107.059132678712" calcext:value-type="float">
            <text:p>107.059132678712</text:p>
          </table:table-cell>
          <table:table-cell office:value-type="float" office:value="1.6517683759962" calcext:value-type="float">
            <text:p>1.6517683759962</text:p>
          </table:table-cell>
          <table:table-cell office:value-type="float" office:value="0.059141281765299" calcext:value-type="float">
            <text:p>0.059141281765299</text:p>
          </table:table-cell>
          <table:table-cell office:value-type="float" office:value="45.4755174535327" calcext:value-type="float">
            <text:p>45.4755174535327</text:p>
          </table:table-cell>
          <table:table-cell office:value-type="float" office:value="1.62824305769875" calcext:value-type="float">
            <text:p>1.62824305769875</text:p>
          </table:table-cell>
          <table:table-cell office:value-type="float" office:value="1.92912151529976" calcext:value-type="float">
            <text:p>1.92912151529976</text:p>
          </table:table-cell>
          <table:table-cell office:value-type="float" office:value="7.54443486221303" calcext:value-type="float">
            <text:p>7.54443486221303</text:p>
          </table:table-cell>
          <table:table-cell office:value-type="float" office:value="18.802267422482" calcext:value-type="float">
            <text:p>18.802267422482</text:p>
          </table:table-cell>
          <table:table-cell office:value-type="float" office:value="0.67321194158888" calcext:value-type="float">
            <text:p>0.67321194158888</text:p>
          </table:table-cell>
          <table:table-cell table:formula="of:=SUM([.E8:.P8])" office:value-type="float" office:value="530.036535125532" calcext:value-type="float">
            <text:p>530.0365351255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97.8502755238371" calcext:value-type="float">
            <text:p>97.8502755238371</text:p>
          </table:table-cell>
          <table:table-cell office:value-type="float" office:value="1850.93788731929" calcext:value-type="float">
            <text:p>1850.93788731929</text:p>
          </table:table-cell>
          <table:table-cell office:value-type="float" office:value="147.337994437854" calcext:value-type="float">
            <text:p>147.337994437854</text:p>
          </table:table-cell>
          <table:table-cell office:value-type="float" office:value="644.75476118309" calcext:value-type="float">
            <text:p>644.75476118309</text:p>
          </table:table-cell>
          <table:table-cell office:value-type="float" office:value="10.9907211971667" calcext:value-type="float">
            <text:p>10.9907211971667</text:p>
          </table:table-cell>
          <table:table-cell office:value-type="float" office:value="0.489006133904607" calcext:value-type="float">
            <text:p>0.489006133904607</text:p>
          </table:table-cell>
          <table:table-cell office:value-type="float" office:value="209.876300219409" calcext:value-type="float">
            <text:p>209.876300219409</text:p>
          </table:table-cell>
          <table:table-cell office:value-type="float" office:value="9.33794937814942" calcext:value-type="float">
            <text:p>9.33794937814942</text:p>
          </table:table-cell>
          <table:table-cell office:value-type="float" office:value="15.8064148641491" calcext:value-type="float">
            <text:p>15.8064148641491</text:p>
          </table:table-cell>
          <table:table-cell office:value-type="float" office:value="28.8893882910341" calcext:value-type="float">
            <text:p>28.8893882910341</text:p>
          </table:table-cell>
          <table:table-cell office:value-type="float" office:value="92.0140303406729" calcext:value-type="float">
            <text:p>92.0140303406729</text:p>
          </table:table-cell>
          <table:table-cell office:value-type="float" office:value="4.09394656043802" calcext:value-type="float">
            <text:p>4.09394656043802</text:p>
          </table:table-cell>
          <table:table-cell table:formula="of:=SUM([.E9:.P9])" office:value-type="float" office:value="3112.37867544899" calcext:value-type="float">
            <text:p>3112.378675448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0.5405409689658" calcext:value-type="float">
            <text:p>10.5405409689658</text:p>
          </table:table-cell>
          <table:table-cell office:value-type="float" office:value="147.999332460725" calcext:value-type="float">
            <text:p>147.999332460725</text:p>
          </table:table-cell>
          <table:table-cell office:value-type="float" office:value="7.34885066876811" calcext:value-type="float">
            <text:p>7.34885066876811</text:p>
          </table:table-cell>
          <table:table-cell office:value-type="float" office:value="32.2867368691799" calcext:value-type="float">
            <text:p>32.2867368691799</text:p>
          </table:table-cell>
          <table:table-cell office:value-type="float" office:value="0.9836926431569" calcext:value-type="float">
            <text:p>0.9836926431569</text:p>
          </table:table-cell>
          <table:table-cell office:value-type="float" office:value="0.048584275526975" calcext:value-type="float">
            <text:p>0.048584275526975</text:p>
          </table:table-cell>
          <table:table-cell office:value-type="float" office:value="13.9202635338561" calcext:value-type="float">
            <text:p>13.9202635338561</text:p>
          </table:table-cell>
          <table:table-cell office:value-type="float" office:value="0.687517512346682" calcext:value-type="float">
            <text:p>0.687517512346682</text:p>
          </table:table-cell>
          <table:table-cell office:value-type="float" office:value="0.720704347646273" calcext:value-type="float">
            <text:p>0.720704347646273</text:p>
          </table:table-cell>
          <table:table-cell office:value-type="float" office:value="1.60934262474203" calcext:value-type="float">
            <text:p>1.60934262474203</text:p>
          </table:table-cell>
          <table:table-cell office:value-type="float" office:value="3.80815676422569" calcext:value-type="float">
            <text:p>3.80815676422569</text:p>
          </table:table-cell>
          <table:table-cell office:value-type="float" office:value="0.188083685254871" calcext:value-type="float">
            <text:p>0.188083685254871</text:p>
          </table:table-cell>
          <table:table-cell table:formula="of:=SUM([.E10:.P10])" office:value-type="float" office:value="220.141806354394" calcext:value-type="float">
            <text:p>220.1418063543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97.007292854961" calcext:value-type="float">
            <text:p>397.007292854961</text:p>
          </table:table-cell>
          <table:table-cell office:value-type="float" office:value="1509.9792567052" calcext:value-type="float">
            <text:p>1509.9792567052</text:p>
          </table:table-cell>
          <table:table-cell office:value-type="float" office:value="58.5154272774577" calcext:value-type="float">
            <text:p>58.5154272774577</text:p>
          </table:table-cell>
          <table:table-cell office:value-type="float" office:value="208.515918304189" calcext:value-type="float">
            <text:p>208.515918304189</text:p>
          </table:table-cell>
          <table:table-cell office:value-type="float" office:value="142.497046544075" calcext:value-type="float">
            <text:p>142.497046544075</text:p>
          </table:table-cell>
          <table:table-cell office:value-type="float" office:value="10.7833557381121" calcext:value-type="float">
            <text:p>10.7833557381121</text:p>
          </table:table-cell>
          <table:table-cell office:value-type="float" office:value="549.787913528799" calcext:value-type="float">
            <text:p>549.787913528799</text:p>
          </table:table-cell>
          <table:table-cell office:value-type="float" office:value="41.604782666578" calcext:value-type="float">
            <text:p>41.604782666578</text:p>
          </table:table-cell>
          <table:table-cell office:value-type="float" office:value="5.91870934627218" calcext:value-type="float">
            <text:p>5.91870934627218</text:p>
          </table:table-cell>
          <table:table-cell office:value-type="float" office:value="26.9486748780405" calcext:value-type="float">
            <text:p>26.9486748780405</text:p>
          </table:table-cell>
          <table:table-cell office:value-type="float" office:value="99.8280313782808" calcext:value-type="float">
            <text:p>99.8280313782808</text:p>
          </table:table-cell>
          <table:table-cell office:value-type="float" office:value="7.55441043232054" calcext:value-type="float">
            <text:p>7.55441043232054</text:p>
          </table:table-cell>
          <table:table-cell table:formula="of:=SUM([.E11:.P11])" office:value-type="float" office:value="3058.94081965429" calcext:value-type="float">
            <text:p>3058.940819654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87.957755846878" calcext:value-type="float">
            <text:p>487.957755846878</text:p>
          </table:table-cell>
          <table:table-cell office:value-type="float" office:value="4468.08308605614" calcext:value-type="float">
            <text:p>4468.08308605614</text:p>
          </table:table-cell>
          <table:table-cell office:value-type="float" office:value="507.847046299792" calcext:value-type="float">
            <text:p>507.847046299792</text:p>
          </table:table-cell>
          <table:table-cell office:value-type="float" office:value="1555.72270340139" calcext:value-type="float">
            <text:p>1555.72270340139</text:p>
          </table:table-cell>
          <table:table-cell office:value-type="float" office:value="55.7974284118565" calcext:value-type="float">
            <text:p>55.7974284118565</text:p>
          </table:table-cell>
          <table:table-cell office:value-type="float" office:value="2.87568834497861" calcext:value-type="float">
            <text:p>2.87568834497861</text:p>
          </table:table-cell>
          <table:table-cell office:value-type="float" office:value="514.336934545709" calcext:value-type="float">
            <text:p>514.336934545709</text:p>
          </table:table-cell>
          <table:table-cell office:value-type="float" office:value="26.507901352508" calcext:value-type="float">
            <text:p>26.507901352508</text:p>
          </table:table-cell>
          <table:table-cell office:value-type="float" office:value="44.0035803317388" calcext:value-type="float">
            <text:p>44.0035803317388</text:p>
          </table:table-cell>
          <table:table-cell office:value-type="float" office:value="56.4448777623177" calcext:value-type="float">
            <text:p>56.4448777623177</text:p>
          </table:table-cell>
          <table:table-cell office:value-type="float" office:value="244.036495796849" calcext:value-type="float">
            <text:p>244.036495796849</text:p>
          </table:table-cell>
          <table:table-cell office:value-type="float" office:value="12.5771550174757" calcext:value-type="float">
            <text:p>12.5771550174757</text:p>
          </table:table-cell>
          <table:table-cell table:formula="of:=SUM([.E12:.P12])" office:value-type="float" office:value="7976.19065316763" calcext:value-type="float">
            <text:p>7976.190653167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686.232603657142" calcext:value-type="float">
            <text:p>686.232603657142</text:p>
          </table:table-cell>
          <table:table-cell office:value-type="float" office:value="234.272928750516" calcext:value-type="float">
            <text:p>234.272928750516</text:p>
          </table:table-cell>
          <table:table-cell office:value-type="float" office:value="11.891463318271" calcext:value-type="float">
            <text:p>11.891463318271</text:p>
          </table:table-cell>
          <table:table-cell office:value-type="float" office:value="45.7295168411867" calcext:value-type="float">
            <text:p>45.7295168411867</text:p>
          </table:table-cell>
          <table:table-cell office:value-type="float" office:value="78.4699387641302" calcext:value-type="float">
            <text:p>78.4699387641302</text:p>
          </table:table-cell>
          <table:table-cell office:value-type="float" office:value="4.04418426772233" calcext:value-type="float">
            <text:p>4.04418426772233</text:p>
          </table:table-cell>
          <table:table-cell office:value-type="float" office:value="27.004993289879" calcext:value-type="float">
            <text:p>27.004993289879</text:p>
          </table:table-cell>
          <table:table-cell office:value-type="float" office:value="1.39178353816683" calcext:value-type="float">
            <text:p>1.39178353816683</text:p>
          </table:table-cell>
          <table:table-cell office:value-type="float" office:value="0.981384887519698" calcext:value-type="float">
            <text:p>0.981384887519698</text:p>
          </table:table-cell>
          <table:table-cell office:value-type="float" office:value="2.51401672339484" calcext:value-type="float">
            <text:p>2.51401672339484</text:p>
          </table:table-cell>
          <table:table-cell office:value-type="float" office:value="6.77244745634006" calcext:value-type="float">
            <text:p>6.77244745634006</text:p>
          </table:table-cell>
          <table:table-cell office:value-type="float" office:value="0.349038445655402" calcext:value-type="float">
            <text:p>0.349038445655402</text:p>
          </table:table-cell>
          <table:table-cell table:formula="of:=SUM([.E13:.P13])" office:value-type="float" office:value="1099.65429993992" calcext:value-type="float">
            <text:p>1099.65429993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239.78745060656" calcext:value-type="float">
            <text:p>1239.78745060656</text:p>
          </table:table-cell>
          <table:table-cell office:value-type="float" office:value="2265.39624782502" calcext:value-type="float">
            <text:p>2265.39624782502</text:p>
          </table:table-cell>
          <table:table-cell office:value-type="float" office:value="238.705957442792" calcext:value-type="float">
            <text:p>238.705957442792</text:p>
          </table:table-cell>
          <table:table-cell office:value-type="float" office:value="1329.67789960185" calcext:value-type="float">
            <text:p>1329.67789960185</text:p>
          </table:table-cell>
          <table:table-cell office:value-type="float" office:value="152.155850204501" calcext:value-type="float">
            <text:p>152.155850204501</text:p>
          </table:table-cell>
          <table:table-cell office:value-type="float" office:value="8.48383666859124" calcext:value-type="float">
            <text:p>8.48383666859124</text:p>
          </table:table-cell>
          <table:table-cell office:value-type="float" office:value="280.522794663946" calcext:value-type="float">
            <text:p>280.522794663946</text:p>
          </table:table-cell>
          <table:table-cell office:value-type="float" office:value="15.6412623540075" calcext:value-type="float">
            <text:p>15.6412623540075</text:p>
          </table:table-cell>
          <table:table-cell office:value-type="float" office:value="30.8739207173969" calcext:value-type="float">
            <text:p>30.8739207173969</text:p>
          </table:table-cell>
          <table:table-cell office:value-type="float" office:value="42.0910003417794" calcext:value-type="float">
            <text:p>42.0910003417794</text:p>
          </table:table-cell>
          <table:table-cell office:value-type="float" office:value="198.941738278039" calcext:value-type="float">
            <text:p>198.941738278039</text:p>
          </table:table-cell>
          <table:table-cell office:value-type="float" office:value="11.0925029293851" calcext:value-type="float">
            <text:p>11.0925029293851</text:p>
          </table:table-cell>
          <table:table-cell table:formula="of:=SUM([.E14:.P14])" office:value-type="float" office:value="5813.37046163387" calcext:value-type="float">
            <text:p>5813.370461633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66.147481014754" calcext:value-type="float">
            <text:p>66.147481014754</text:p>
          </table:table-cell>
          <table:table-cell office:value-type="float" office:value="836.367776953404" calcext:value-type="float">
            <text:p>836.367776953404</text:p>
          </table:table-cell>
          <table:table-cell office:value-type="float" office:value="21.4905199072125" calcext:value-type="float">
            <text:p>21.4905199072125</text:p>
          </table:table-cell>
          <table:table-cell office:value-type="float" office:value="95.2691621854906" calcext:value-type="float">
            <text:p>95.2691621854906</text:p>
          </table:table-cell>
          <table:table-cell office:value-type="float" office:value="6.62250779951497" calcext:value-type="float">
            <text:p>6.62250779951497</text:p>
          </table:table-cell>
          <table:table-cell office:value-type="float" office:value="0.529631156181176" calcext:value-type="float">
            <text:p>0.529631156181176</text:p>
          </table:table-cell>
          <table:table-cell office:value-type="float" office:value="84.2863239115723" calcext:value-type="float">
            <text:p>84.2863239115723</text:p>
          </table:table-cell>
          <table:table-cell office:value-type="float" office:value="6.74074905382771" calcext:value-type="float">
            <text:p>6.74074905382771</text:p>
          </table:table-cell>
          <table:table-cell office:value-type="float" office:value="2.45036710521556" calcext:value-type="float">
            <text:p>2.45036710521556</text:p>
          </table:table-cell>
          <table:table-cell office:value-type="float" office:value="6.74229121125728" calcext:value-type="float">
            <text:p>6.74229121125728</text:p>
          </table:table-cell>
          <table:table-cell office:value-type="float" office:value="12.0585766817303" calcext:value-type="float">
            <text:p>12.0585766817303</text:p>
          </table:table-cell>
          <table:table-cell office:value-type="float" office:value="0.964377559557113" calcext:value-type="float">
            <text:p>0.964377559557113</text:p>
          </table:table-cell>
          <table:table-cell table:formula="of:=SUM([.E15:.P15])" office:value-type="float" office:value="1139.66976453972" calcext:value-type="float">
            <text:p>1139.669764539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6.0635665459493" calcext:value-type="float">
            <text:p>16.0635665459493</text:p>
          </table:table-cell>
          <table:table-cell office:value-type="float" office:value="1529.65234216006" calcext:value-type="float">
            <text:p>1529.65234216006</text:p>
          </table:table-cell>
          <table:table-cell office:value-type="float" office:value="208.457009949371" calcext:value-type="float">
            <text:p>208.457009949371</text:p>
          </table:table-cell>
          <table:table-cell office:value-type="float" office:value="1003.54645693783" calcext:value-type="float">
            <text:p>1003.54645693783</text:p>
          </table:table-cell>
          <table:table-cell office:value-type="float" office:value="2.52306167342062" calcext:value-type="float">
            <text:p>2.52306167342062</text:p>
          </table:table-cell>
          <table:table-cell office:value-type="float" office:value="0.167424703428562" calcext:value-type="float">
            <text:p>0.167424703428562</text:p>
          </table:table-cell>
          <table:table-cell office:value-type="float" office:value="241.704524792766" calcext:value-type="float">
            <text:p>241.704524792766</text:p>
          </table:table-cell>
          <table:table-cell office:value-type="float" office:value="16.0389691647558" calcext:value-type="float">
            <text:p>16.0389691647558</text:p>
          </table:table-cell>
          <table:table-cell office:value-type="float" office:value="37.2923547980516" calcext:value-type="float">
            <text:p>37.2923547980516</text:p>
          </table:table-cell>
          <table:table-cell office:value-type="float" office:value="26.5605007269598" calcext:value-type="float">
            <text:p>26.5605007269598</text:p>
          </table:table-cell>
          <table:table-cell office:value-type="float" office:value="198.949259395448" calcext:value-type="float">
            <text:p>198.949259395448</text:p>
          </table:table-cell>
          <table:table-cell office:value-type="float" office:value="13.2018258223773" calcext:value-type="float">
            <text:p>13.2018258223773</text:p>
          </table:table-cell>
          <table:table-cell table:formula="of:=SUM([.E16:.P16])" office:value-type="float" office:value="3294.15729667042" calcext:value-type="float">
            <text:p>3294.157296670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655.66054634015" calcext:value-type="float">
            <text:p>655.66054634015</text:p>
          </table:table-cell>
          <table:table-cell office:value-type="float" office:value="2449.21810392999" calcext:value-type="float">
            <text:p>2449.21810392999</text:p>
          </table:table-cell>
          <table:table-cell office:value-type="float" office:value="284.051074407064" calcext:value-type="float">
            <text:p>284.051074407064</text:p>
          </table:table-cell>
          <table:table-cell office:value-type="float" office:value="1424.45175899097" calcext:value-type="float">
            <text:p>1424.45175899097</text:p>
          </table:table-cell>
          <table:table-cell office:value-type="float" office:value="70.688426920691" calcext:value-type="float">
            <text:p>70.688426920691</text:p>
          </table:table-cell>
          <table:table-cell office:value-type="float" office:value="5.11283729686062" calcext:value-type="float">
            <text:p>5.11283729686062</text:p>
          </table:table-cell>
          <table:table-cell office:value-type="float" office:value="265.468678081416" calcext:value-type="float">
            <text:p>265.468678081416</text:p>
          </table:table-cell>
          <table:table-cell office:value-type="float" office:value="19.2011368419016" calcext:value-type="float">
            <text:p>19.2011368419016</text:p>
          </table:table-cell>
          <table:table-cell office:value-type="float" office:value="42.4600518335826" calcext:value-type="float">
            <text:p>42.4600518335826</text:p>
          </table:table-cell>
          <table:table-cell office:value-type="float" office:value="32.8259663939277" calcext:value-type="float">
            <text:p>32.8259663939277</text:p>
          </table:table-cell>
          <table:table-cell office:value-type="float" office:value="190.902540993476" calcext:value-type="float">
            <text:p>190.902540993476</text:p>
          </table:table-cell>
          <table:table-cell office:value-type="float" office:value="13.8078278747381" calcext:value-type="float">
            <text:p>13.8078278747381</text:p>
          </table:table-cell>
          <table:table-cell table:formula="of:=SUM([.E17:.P17])" office:value-type="float" office:value="5453.84894990477" calcext:value-type="float">
            <text:p>5453.848949904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014.81383423515" calcext:value-type="float">
            <text:p>4014.81383423515</text:p>
          </table:table-cell>
          <table:table-cell office:value-type="float" office:value="3260.60611566832" calcext:value-type="float">
            <text:p>3260.60611566832</text:p>
          </table:table-cell>
          <table:table-cell office:value-type="float" office:value="1714.71729933563" calcext:value-type="float">
            <text:p>1714.71729933563</text:p>
          </table:table-cell>
          <table:table-cell office:value-type="float" office:value="9149.59677461506" calcext:value-type="float">
            <text:p>9149.59677461506</text:p>
          </table:table-cell>
          <table:table-cell office:value-type="float" office:value="534.318844229913" calcext:value-type="float">
            <text:p>534.318844229913</text:p>
          </table:table-cell>
          <table:table-cell office:value-type="float" office:value="28.1821864056673" calcext:value-type="float">
            <text:p>28.1821864056673</text:p>
          </table:table-cell>
          <table:table-cell office:value-type="float" office:value="438.244438949044" calcext:value-type="float">
            <text:p>438.244438949044</text:p>
          </table:table-cell>
          <table:table-cell office:value-type="float" office:value="23.1148247962496" calcext:value-type="float">
            <text:p>23.1148247962496</text:p>
          </table:table-cell>
          <table:table-cell office:value-type="float" office:value="192.684547931489" calcext:value-type="float">
            <text:p>192.684547931489</text:p>
          </table:table-cell>
          <table:table-cell office:value-type="float" office:value="233.947551037716" calcext:value-type="float">
            <text:p>233.947551037716</text:p>
          </table:table-cell>
          <table:table-cell office:value-type="float" office:value="1498.37551943835" calcext:value-type="float">
            <text:p>1498.37551943835</text:p>
          </table:table-cell>
          <table:table-cell office:value-type="float" office:value="79.0305239100455" calcext:value-type="float">
            <text:p>79.0305239100455</text:p>
          </table:table-cell>
          <table:table-cell table:formula="of:=SUM([.E18:.P18])" office:value-type="float" office:value="21167.6324605526" calcext:value-type="float">
            <text:p>21167.63246055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615.33584658205" calcext:value-type="float">
            <text:p>1615.33584658205</text:p>
          </table:table-cell>
          <table:table-cell office:value-type="float" office:value="2461.2244600848" calcext:value-type="float">
            <text:p>2461.2244600848</text:p>
          </table:table-cell>
          <table:table-cell office:value-type="float" office:value="517.043640362534" calcext:value-type="float">
            <text:p>517.043640362534</text:p>
          </table:table-cell>
          <table:table-cell office:value-type="float" office:value="2793.42229578132" calcext:value-type="float">
            <text:p>2793.42229578132</text:p>
          </table:table-cell>
          <table:table-cell office:value-type="float" office:value="212.210356981421" calcext:value-type="float">
            <text:p>212.210356981421</text:p>
          </table:table-cell>
          <table:table-cell office:value-type="float" office:value="18.9930777982198" calcext:value-type="float">
            <text:p>18.9930777982198</text:p>
          </table:table-cell>
          <table:table-cell office:value-type="float" office:value="326.081575134721" calcext:value-type="float">
            <text:p>326.081575134721</text:p>
          </table:table-cell>
          <table:table-cell office:value-type="float" office:value="29.1846864271663" calcext:value-type="float">
            <text:p>29.1846864271663</text:p>
          </table:table-cell>
          <table:table-cell office:value-type="float" office:value="70.4603142923932" calcext:value-type="float">
            <text:p>70.4603142923932</text:p>
          </table:table-cell>
          <table:table-cell office:value-type="float" office:value="70.3249649288492" calcext:value-type="float">
            <text:p>70.3249649288492</text:p>
          </table:table-cell>
          <table:table-cell office:value-type="float" office:value="450.653848886255" calcext:value-type="float">
            <text:p>450.653848886255</text:p>
          </table:table-cell>
          <table:table-cell office:value-type="float" office:value="40.3340521815963" calcext:value-type="float">
            <text:p>40.3340521815963</text:p>
          </table:table-cell>
          <table:table-cell table:formula="of:=SUM([.E19:.P19])" office:value-type="float" office:value="8605.26911944133" calcext:value-type="float">
            <text:p>8605.269119441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478.00298274896" calcext:value-type="float">
            <text:p>4478.00298274896</text:p>
          </table:table-cell>
          <table:table-cell office:value-type="float" office:value="1248.34164524574" calcext:value-type="float">
            <text:p>1248.34164524574</text:p>
          </table:table-cell>
          <table:table-cell office:value-type="float" office:value="243.258329106941" calcext:value-type="float">
            <text:p>243.258329106941</text:p>
          </table:table-cell>
          <table:table-cell office:value-type="float" office:value="1295.95886322909" calcext:value-type="float">
            <text:p>1295.95886322909</text:p>
          </table:table-cell>
          <table:table-cell office:value-type="float" office:value="582.398011293783" calcext:value-type="float">
            <text:p>582.398011293783</text:p>
          </table:table-cell>
          <table:table-cell office:value-type="float" office:value="49.7550887037268" calcext:value-type="float">
            <text:p>49.7550887037268</text:p>
          </table:table-cell>
          <table:table-cell office:value-type="float" office:value="163.772769986832" calcext:value-type="float">
            <text:p>163.772769986832</text:p>
          </table:table-cell>
          <table:table-cell office:value-type="float" office:value="13.9913401830616" calcext:value-type="float">
            <text:p>13.9913401830616</text:p>
          </table:table-cell>
          <table:table-cell office:value-type="float" office:value="32.5099440228249" calcext:value-type="float">
            <text:p>32.5099440228249</text:p>
          </table:table-cell>
          <table:table-cell office:value-type="float" office:value="33.8436921570739" calcext:value-type="float">
            <text:p>33.8436921570739</text:p>
          </table:table-cell>
          <table:table-cell office:value-type="float" office:value="207.400039751892" calcext:value-type="float">
            <text:p>207.400039751892</text:p>
          </table:table-cell>
          <table:table-cell office:value-type="float" office:value="17.7184797593796" calcext:value-type="float">
            <text:p>17.7184797593796</text:p>
          </table:table-cell>
          <table:table-cell table:formula="of:=SUM([.E20:.P20])" office:value-type="float" office:value="8366.9511861893" calcext:value-type="float">
            <text:p>8366.95118618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496.81452216071" calcext:value-type="float">
            <text:p>3496.81452216071</text:p>
          </table:table-cell>
          <table:table-cell office:value-type="float" office:value="4173.0728511148" calcext:value-type="float">
            <text:p>4173.0728511148</text:p>
          </table:table-cell>
          <table:table-cell office:value-type="float" office:value="485.233335618926" calcext:value-type="float">
            <text:p>485.233335618926</text:p>
          </table:table-cell>
          <table:table-cell office:value-type="float" office:value="3181.93754825403" calcext:value-type="float">
            <text:p>3181.93754825403</text:p>
          </table:table-cell>
          <table:table-cell office:value-type="float" office:value="608.377101469517" calcext:value-type="float">
            <text:p>608.377101469517</text:p>
          </table:table-cell>
          <table:table-cell office:value-type="float" office:value="77.1562699137426" calcext:value-type="float">
            <text:p>77.1562699137426</text:p>
          </table:table-cell>
          <table:table-cell office:value-type="float" office:value="739.686974758689" calcext:value-type="float">
            <text:p>739.686974758689</text:p>
          </table:table-cell>
          <table:table-cell office:value-type="float" office:value="93.8093950911475" calcext:value-type="float">
            <text:p>93.8093950911475</text:p>
          </table:table-cell>
          <table:table-cell office:value-type="float" office:value="75.7514636987664" calcext:value-type="float">
            <text:p>75.7514636987664</text:p>
          </table:table-cell>
          <table:table-cell office:value-type="float" office:value="170.543332175248" calcext:value-type="float">
            <text:p>170.543332175248</text:p>
          </table:table-cell>
          <table:table-cell office:value-type="float" office:value="667.212030364222" calcext:value-type="float">
            <text:p>667.212030364222</text:p>
          </table:table-cell>
          <table:table-cell office:value-type="float" office:value="84.6178979782944" calcext:value-type="float">
            <text:p>84.6178979782944</text:p>
          </table:table-cell>
          <table:table-cell table:formula="of:=SUM([.E21:.P21])" office:value-type="float" office:value="13854.2127225981" calcext:value-type="float">
            <text:p>13854.21272259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11.694492735523" calcext:value-type="float">
            <text:p>311.694492735523</text:p>
          </table:table-cell>
          <table:table-cell office:value-type="float" office:value="173.515950717695" calcext:value-type="float">
            <text:p>173.515950717695</text:p>
          </table:table-cell>
          <table:table-cell office:value-type="float" office:value="30.6167953316085" calcext:value-type="float">
            <text:p>30.6167953316085</text:p>
          </table:table-cell>
          <table:table-cell office:value-type="float" office:value="181.655141933302" calcext:value-type="float">
            <text:p>181.655141933302</text:p>
          </table:table-cell>
          <table:table-cell office:value-type="float" office:value="45.5314736993459" calcext:value-type="float">
            <text:p>45.5314736993459</text:p>
          </table:table-cell>
          <table:table-cell office:value-type="float" office:value="2.86427375798366" calcext:value-type="float">
            <text:p>2.86427375798366</text:p>
          </table:table-cell>
          <table:table-cell office:value-type="float" office:value="25.7037523863128" calcext:value-type="float">
            <text:p>25.7037523863128</text:p>
          </table:table-cell>
          <table:table-cell office:value-type="float" office:value="1.61696025760052" calcext:value-type="float">
            <text:p>1.61696025760052</text:p>
          </table:table-cell>
          <table:table-cell office:value-type="float" office:value="7.24756006056461" calcext:value-type="float">
            <text:p>7.24756006056461</text:p>
          </table:table-cell>
          <table:table-cell office:value-type="float" office:value="6.58325851676508" calcext:value-type="float">
            <text:p>6.58325851676508</text:p>
          </table:table-cell>
          <table:table-cell office:value-type="float" office:value="32.6714484964928" calcext:value-type="float">
            <text:p>32.6714484964928</text:p>
          </table:table-cell>
          <table:table-cell office:value-type="float" office:value="2.05528099489482" calcext:value-type="float">
            <text:p>2.05528099489482</text:p>
          </table:table-cell>
          <table:table-cell table:formula="of:=SUM([.E22:.P22])" office:value-type="float" office:value="821.756388888089" calcext:value-type="float">
            <text:p>821.7563888880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098.45257659052" calcext:value-type="float">
            <text:p>1098.45257659052</text:p>
          </table:table-cell>
          <table:table-cell office:value-type="float" office:value="282.134512512163" calcext:value-type="float">
            <text:p>282.134512512163</text:p>
          </table:table-cell>
          <table:table-cell office:value-type="float" office:value="36.3147799095402" calcext:value-type="float">
            <text:p>36.3147799095402</text:p>
          </table:table-cell>
          <table:table-cell office:value-type="float" office:value="202.919086182852" calcext:value-type="float">
            <text:p>202.919086182852</text:p>
          </table:table-cell>
          <table:table-cell office:value-type="float" office:value="99.0734615342541" calcext:value-type="float">
            <text:p>99.0734615342541</text:p>
          </table:table-cell>
          <table:table-cell office:value-type="float" office:value="5.67008764756422" calcext:value-type="float">
            <text:p>5.67008764756422</text:p>
          </table:table-cell>
          <table:table-cell office:value-type="float" office:value="25.6293767864803" calcext:value-type="float">
            <text:p>25.6293767864803</text:p>
          </table:table-cell>
          <table:table-cell office:value-type="float" office:value="1.46679858038015" calcext:value-type="float">
            <text:p>1.46679858038015</text:p>
          </table:table-cell>
          <table:table-cell office:value-type="float" office:value="4.06249368789974" calcext:value-type="float">
            <text:p>4.06249368789974</text:p>
          </table:table-cell>
          <table:table-cell office:value-type="float" office:value="4.71121068244244" calcext:value-type="float">
            <text:p>4.71121068244244</text:p>
          </table:table-cell>
          <table:table-cell office:value-type="float" office:value="22.1860795970158" calcext:value-type="float">
            <text:p>22.1860795970158</text:p>
          </table:table-cell>
          <table:table-cell office:value-type="float" office:value="1.26973473948341" calcext:value-type="float">
            <text:p>1.26973473948341</text:p>
          </table:table-cell>
          <table:table-cell table:formula="of:=SUM([.E23:.P23])" office:value-type="float" office:value="1783.8901984506" calcext:value-type="float">
            <text:p>1783.89019845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7070809548199" calcext:value-type="float">
            <text:p>0.007070809548199</text:p>
          </table:table-cell>
          <table:table-cell office:value-type="float" office:value="0.016982447432471" calcext:value-type="float">
            <text:p>0.016982447432471</text:p>
          </table:table-cell>
          <table:table-cell office:value-type="float" office:value="0.000959880484572" calcext:value-type="float">
            <text:p>0.000959880484572</text:p>
          </table:table-cell>
          <table:table-cell office:value-type="float" office:value="0.00322346726665" calcext:value-type="float">
            <text:p>0.00322346726665</text:p>
          </table:table-cell>
          <table:table-cell office:value-type="float" office:value="0.000202956160524" calcext:value-type="float">
            <text:p>0.000202956160524</text:p>
          </table:table-cell>
          <table:table-cell office:value-type="float" office:value="0.0000171318520559939" calcext:value-type="float">
            <text:p>1.71318520559939E-05</text:p>
          </table:table-cell>
          <table:table-cell office:value-type="float" office:value="0.000488415977494" calcext:value-type="float">
            <text:p>0.000488415977494</text:p>
          </table:table-cell>
          <table:table-cell office:value-type="float" office:value="0.0000412279688706856" calcext:value-type="float">
            <text:p>4.12279688706856E-05</text:p>
          </table:table-cell>
          <table:table-cell office:value-type="float" office:value="0.0000803047979410698" calcext:value-type="float">
            <text:p>8.03047979410698E-05</text:p>
          </table:table-cell>
          <table:table-cell office:value-type="float" office:value="0.0000593083886255633" calcext:value-type="float">
            <text:p>5.93083886255633E-05</text:p>
          </table:table-cell>
          <table:table-cell office:value-type="float" office:value="0.000123121336834" calcext:value-type="float">
            <text:p>0.000123121336834</text:p>
          </table:table-cell>
          <table:table-cell office:value-type="float" office:value="0.0000103928677115692" calcext:value-type="float">
            <text:p>1.03928677115692E-05</text:p>
          </table:table-cell>
          <table:table-cell table:formula="of:=SUM([.E24:.P24])" office:value-type="float" office:value="0.0292594640819489" calcext:value-type="float">
            <text:p>0.0292594640819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.31307305315516" calcext:value-type="float">
            <text:p>1.31307305315516</text:p>
          </table:table-cell>
          <table:table-cell office:value-type="float" office:value="7.39857298715359" calcext:value-type="float">
            <text:p>7.39857298715359</text:p>
          </table:table-cell>
          <table:table-cell office:value-type="float" office:value="0.39226245164766" calcext:value-type="float">
            <text:p>0.39226245164766</text:p>
          </table:table-cell>
          <table:table-cell office:value-type="float" office:value="1.47480436259665" calcext:value-type="float">
            <text:p>1.47480436259665</text:p>
          </table:table-cell>
          <table:table-cell office:value-type="float" office:value="0.121820243677675" calcext:value-type="float">
            <text:p>0.121820243677675</text:p>
          </table:table-cell>
          <table:table-cell office:value-type="float" office:value="0.008179437111942" calcext:value-type="float">
            <text:p>0.008179437111942</text:p>
          </table:table-cell>
          <table:table-cell office:value-type="float" office:value="0.688602645645364" calcext:value-type="float">
            <text:p>0.688602645645364</text:p>
          </table:table-cell>
          <table:table-cell office:value-type="float" office:value="0.046235189367016" calcext:value-type="float">
            <text:p>0.046235189367016</text:p>
          </table:table-cell>
          <table:table-cell office:value-type="float" office:value="0.044575449430612" calcext:value-type="float">
            <text:p>0.044575449430612</text:p>
          </table:table-cell>
          <table:table-cell office:value-type="float" office:value="0.039524564717954" calcext:value-type="float">
            <text:p>0.039524564717954</text:p>
          </table:table-cell>
          <table:table-cell office:value-type="float" office:value="0.178818690826265" calcext:value-type="float">
            <text:p>0.178818690826265</text:p>
          </table:table-cell>
          <table:table-cell office:value-type="float" office:value="0.012006512151817" calcext:value-type="float">
            <text:p>0.012006512151817</text:p>
          </table:table-cell>
          <table:table-cell table:formula="of:=SUM([.E25:.P25])" office:value-type="float" office:value="11.7184755874817" calcext:value-type="float">
            <text:p>11.71847558748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909461200583215" calcext:value-type="float">
            <text:p>9.09461200583215E-05</text:p>
          </table:table-cell>
          <table:table-cell office:value-type="float" office:value="0.002874338233313" calcext:value-type="float">
            <text:p>0.002874338233313</text:p>
          </table:table-cell>
          <table:table-cell office:value-type="float" office:value="0.000191189643446" calcext:value-type="float">
            <text:p>0.000191189643446</text:p>
          </table:table-cell>
          <table:table-cell office:value-type="float" office:value="0.00060747295872" calcext:value-type="float">
            <text:p>0.00060747295872</text:p>
          </table:table-cell>
          <table:table-cell office:value-type="float" office:value="0.00000843751854890205" calcext:value-type="float">
            <text:p>8.43751854890205E-06</text:p>
          </table:table-cell>
          <table:table-cell office:value-type="float" office:value="0.000000566524437476031" calcext:value-type="float">
            <text:p>5.66524437476031E-07</text:p>
          </table:table-cell>
          <table:table-cell office:value-type="float" office:value="0.000267418263689" calcext:value-type="float">
            <text:p>0.000267418263689</text:p>
          </table:table-cell>
          <table:table-cell office:value-type="float" office:value="0.0000179553953604938" calcext:value-type="float">
            <text:p>1.79553953604938E-05</text:p>
          </table:table-cell>
          <table:table-cell office:value-type="float" office:value="0.0000218020694455408" calcext:value-type="float">
            <text:p>2.18020694455408E-05</text:p>
          </table:table-cell>
          <table:table-cell office:value-type="float" office:value="0.0000156855094709006" calcext:value-type="float">
            <text:p>1.56855094709006E-05</text:p>
          </table:table-cell>
          <table:table-cell office:value-type="float" office:value="0.0000768219831945449" calcext:value-type="float">
            <text:p>7.68219831945449E-05</text:p>
          </table:table-cell>
          <table:table-cell office:value-type="float" office:value="0.00000515809601636324" calcext:value-type="float">
            <text:p>5.15809601636324E-06</text:p>
          </table:table-cell>
          <table:table-cell table:formula="of:=SUM([.E26:.P26])" office:value-type="float" office:value="0.00417779231570054" calcext:value-type="float">
            <text:p>0.0041777923157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5953854823858" calcext:value-type="float">
            <text:p>0.005953854823858</text:p>
          </table:table-cell>
          <table:table-cell office:value-type="float" office:value="0.113339358695482" calcext:value-type="float">
            <text:p>0.113339358695482</text:p>
          </table:table-cell>
          <table:table-cell office:value-type="float" office:value="0.007452780867881" calcext:value-type="float">
            <text:p>0.007452780867881</text:p>
          </table:table-cell>
          <table:table-cell office:value-type="float" office:value="0.0237662523229" calcext:value-type="float">
            <text:p>0.0237662523229</text:p>
          </table:table-cell>
          <table:table-cell office:value-type="float" office:value="0.000430215174971" calcext:value-type="float">
            <text:p>0.000430215174971</text:p>
          </table:table-cell>
          <table:table-cell office:value-type="float" office:value="0.0000199332126667053" calcext:value-type="float">
            <text:p>1.99332126667053E-05</text:p>
          </table:table-cell>
          <table:table-cell office:value-type="float" office:value="0.008214441063331" calcext:value-type="float">
            <text:p>0.008214441063331</text:p>
          </table:table-cell>
          <table:table-cell office:value-type="float" office:value="0.000380600709086" calcext:value-type="float">
            <text:p>0.000380600709086</text:p>
          </table:table-cell>
          <table:table-cell office:value-type="float" office:value="0.000834201579142" calcext:value-type="float">
            <text:p>0.000834201579142</text:p>
          </table:table-cell>
          <table:table-cell office:value-type="float" office:value="0.000639570997523" calcext:value-type="float">
            <text:p>0.000639570997523</text:p>
          </table:table-cell>
          <table:table-cell office:value-type="float" office:value="0.002337588679494" calcext:value-type="float">
            <text:p>0.002337588679494</text:p>
          </table:table-cell>
          <table:table-cell office:value-type="float" office:value="0.000108307784073" calcext:value-type="float">
            <text:p>0.000108307784073</text:p>
          </table:table-cell>
          <table:table-cell table:formula="of:=SUM([.E27:.P27])" office:value-type="float" office:value="0.163477105910408" calcext:value-type="float">
            <text:p>0.1634771059104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32047312487913" calcext:value-type="float">
            <text:p>0.032047312487913</text:p>
          </table:table-cell>
          <table:table-cell office:value-type="float" office:value="0.142863204031852" calcext:value-type="float">
            <text:p>0.142863204031852</text:p>
          </table:table-cell>
          <table:table-cell office:value-type="float" office:value="0.008424554216982" calcext:value-type="float">
            <text:p>0.008424554216982</text:p>
          </table:table-cell>
          <table:table-cell office:value-type="float" office:value="0.027816108846051" calcext:value-type="float">
            <text:p>0.027816108846051</text:p>
          </table:table-cell>
          <table:table-cell office:value-type="float" office:value="0.002554081997295" calcext:value-type="float">
            <text:p>0.002554081997295</text:p>
          </table:table-cell>
          <table:table-cell office:value-type="float" office:value="0.000210057259377" calcext:value-type="float">
            <text:p>0.000210057259377</text:p>
          </table:table-cell>
          <table:table-cell office:value-type="float" office:value="0.011461611130634" calcext:value-type="float">
            <text:p>0.011461611130634</text:p>
          </table:table-cell>
          <table:table-cell office:value-type="float" office:value="0.000942645782199" calcext:value-type="float">
            <text:p>0.000942645782199</text:p>
          </table:table-cell>
          <table:table-cell office:value-type="float" office:value="0.000687829161029" calcext:value-type="float">
            <text:p>0.000687829161029</text:p>
          </table:table-cell>
          <table:table-cell office:value-type="float" office:value="0.001348962564554" calcext:value-type="float">
            <text:p>0.001348962564554</text:p>
          </table:table-cell>
          <table:table-cell office:value-type="float" office:value="0.002974797408957" calcext:value-type="float">
            <text:p>0.002974797408957</text:p>
          </table:table-cell>
          <table:table-cell office:value-type="float" office:value="0.000244658468909" calcext:value-type="float">
            <text:p>0.000244658468909</text:p>
          </table:table-cell>
          <table:table-cell table:formula="of:=SUM([.E28:.P28])" office:value-type="float" office:value="0.231575823355752" calcext:value-type="float">
            <text:p>0.2315758233557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411454060323641" calcext:value-type="float">
            <text:p>0.411454060323641</text:p>
          </table:table-cell>
          <table:table-cell office:value-type="float" office:value="0.569459129031658" calcext:value-type="float">
            <text:p>0.569459129031658</text:p>
          </table:table-cell>
          <table:table-cell office:value-type="float" office:value="0.028353459570158" calcext:value-type="float">
            <text:p>0.028353459570158</text:p>
          </table:table-cell>
          <table:table-cell office:value-type="float" office:value="0.11685905259824" calcext:value-type="float">
            <text:p>0.11685905259824</text:p>
          </table:table-cell>
          <table:table-cell office:value-type="float" office:value="0.010137895292428" calcext:value-type="float">
            <text:p>0.010137895292428</text:p>
          </table:table-cell>
          <table:table-cell office:value-type="float" office:value="0.00084277995633" calcext:value-type="float">
            <text:p>0.00084277995633</text:p>
          </table:table-cell>
          <table:table-cell office:value-type="float" office:value="0.014053567351506" calcext:value-type="float">
            <text:p>0.014053567351506</text:p>
          </table:table-cell>
          <table:table-cell office:value-type="float" office:value="0.001168296232811" calcext:value-type="float">
            <text:p>0.001168296232811</text:p>
          </table:table-cell>
          <table:table-cell office:value-type="float" office:value="0.003102784322187" calcext:value-type="float">
            <text:p>0.003102784322187</text:p>
          </table:table-cell>
          <table:table-cell office:value-type="float" office:value="0.001763465662377" calcext:value-type="float">
            <text:p>0.001763465662377</text:p>
          </table:table-cell>
          <table:table-cell office:value-type="float" office:value="0.003675264377671" calcext:value-type="float">
            <text:p>0.003675264377671</text:p>
          </table:table-cell>
          <table:table-cell office:value-type="float" office:value="0.000305530789416" calcext:value-type="float">
            <text:p>0.000305530789416</text:p>
          </table:table-cell>
          <table:table-cell table:formula="of:=SUM([.E29:.P29])" office:value-type="float" office:value="1.16117528550842" calcext:value-type="float">
            <text:p>1.161175285508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3.7983003791605" calcext:value-type="float">
            <text:p>33.7983003791605</text:p>
          </table:table-cell>
          <table:table-cell office:value-type="float" office:value="10.9707998194371" calcext:value-type="float">
            <text:p>10.9707998194371</text:p>
          </table:table-cell>
          <table:table-cell office:value-type="float" office:value="1.12292374442867" calcext:value-type="float">
            <text:p>1.12292374442867</text:p>
          </table:table-cell>
          <table:table-cell office:value-type="float" office:value="5.95889018497442" calcext:value-type="float">
            <text:p>5.95889018497442</text:p>
          </table:table-cell>
          <table:table-cell office:value-type="float" office:value="0.763305200823123" calcext:value-type="float">
            <text:p>0.763305200823123</text:p>
          </table:table-cell>
          <table:table-cell office:value-type="float" office:value="0.038026163471368" calcext:value-type="float">
            <text:p>0.038026163471368</text:p>
          </table:table-cell>
          <table:table-cell office:value-type="float" office:value="0.247842146853115" calcext:value-type="float">
            <text:p>0.247842146853115</text:p>
          </table:table-cell>
          <table:table-cell office:value-type="float" office:value="0.012346943242583" calcext:value-type="float">
            <text:p>0.012346943242583</text:p>
          </table:table-cell>
          <table:table-cell office:value-type="float" office:value="0.129989150385654" calcext:value-type="float">
            <text:p>0.129989150385654</text:p>
          </table:table-cell>
          <table:table-cell office:value-type="float" office:value="0.032462115788197" calcext:value-type="float">
            <text:p>0.032462115788197</text:p>
          </table:table-cell>
          <table:table-cell office:value-type="float" office:value="0.163529244705506" calcext:value-type="float">
            <text:p>0.163529244705506</text:p>
          </table:table-cell>
          <table:table-cell office:value-type="float" office:value="0.00814666241605" calcext:value-type="float">
            <text:p>0.00814666241605</text:p>
          </table:table-cell>
          <table:table-cell table:formula="of:=SUM([.E30:.P30])" office:value-type="float" office:value="53.2465617556863" calcext:value-type="float">
            <text:p>53.24656175568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2.3339929591855" calcext:value-type="float">
            <text:p>42.3339929591855</text:p>
          </table:table-cell>
          <table:table-cell office:value-type="float" office:value="18.1781146081155" calcext:value-type="float">
            <text:p>18.1781146081155</text:p>
          </table:table-cell>
          <table:table-cell office:value-type="float" office:value="0.906074538705679" calcext:value-type="float">
            <text:p>0.906074538705679</text:p>
          </table:table-cell>
          <table:table-cell office:value-type="float" office:value="6.0237213629252" calcext:value-type="float">
            <text:p>6.0237213629252</text:p>
          </table:table-cell>
          <table:table-cell office:value-type="float" office:value="0.913455053228604" calcext:value-type="float">
            <text:p>0.913455053228604</text:p>
          </table:table-cell>
          <table:table-cell office:value-type="float" office:value="0.052056097951078" calcext:value-type="float">
            <text:p>0.052056097951078</text:p>
          </table:table-cell>
          <table:table-cell office:value-type="float" office:value="0.39262032792741" calcext:value-type="float">
            <text:p>0.39262032792741</text:p>
          </table:table-cell>
          <table:table-cell office:value-type="float" office:value="0.022374699418362" calcext:value-type="float">
            <text:p>0.022374699418362</text:p>
          </table:table-cell>
          <table:table-cell office:value-type="float" office:value="0.082848253918712" calcext:value-type="float">
            <text:p>0.082848253918712</text:p>
          </table:table-cell>
          <table:table-cell office:value-type="float" office:value="0.041665710756007" calcext:value-type="float">
            <text:p>0.041665710756007</text:p>
          </table:table-cell>
          <table:table-cell office:value-type="float" office:value="0.151828329764541" calcext:value-type="float">
            <text:p>0.151828329764541</text:p>
          </table:table-cell>
          <table:table-cell office:value-type="float" office:value="0.008652413031201" calcext:value-type="float">
            <text:p>0.008652413031201</text:p>
          </table:table-cell>
          <table:table-cell table:formula="of:=SUM([.E31:.P31])" office:value-type="float" office:value="69.1074043549278" calcext:value-type="float">
            <text:p>69.10740435492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.16470686404589" calcext:value-type="float">
            <text:p>3.16470686404589</text:p>
          </table:table-cell>
          <table:table-cell office:value-type="float" office:value="3.97324551697709" calcext:value-type="float">
            <text:p>3.97324551697709</text:p>
          </table:table-cell>
          <table:table-cell office:value-type="float" office:value="0.18689334768887" calcext:value-type="float">
            <text:p>0.18689334768887</text:p>
          </table:table-cell>
          <table:table-cell office:value-type="float" office:value="0.835190691779684" calcext:value-type="float">
            <text:p>0.835190691779684</text:p>
          </table:table-cell>
          <table:table-cell office:value-type="float" office:value="0.200828073242416" calcext:value-type="float">
            <text:p>0.200828073242416</text:p>
          </table:table-cell>
          <table:table-cell office:value-type="float" office:value="0.013997437638113" calcext:value-type="float">
            <text:p>0.013997437638113</text:p>
          </table:table-cell>
          <table:table-cell office:value-type="float" office:value="0.2530295445483" calcext:value-type="float">
            <text:p>0.2530295445483</text:p>
          </table:table-cell>
          <table:table-cell office:value-type="float" office:value="0.017635807649958" calcext:value-type="float">
            <text:p>0.017635807649958</text:p>
          </table:table-cell>
          <table:table-cell office:value-type="float" office:value="0.022511696788784" calcext:value-type="float">
            <text:p>0.022511696788784</text:p>
          </table:table-cell>
          <table:table-cell office:value-type="float" office:value="0.022110690404618" calcext:value-type="float">
            <text:p>0.022110690404618</text:p>
          </table:table-cell>
          <table:table-cell office:value-type="float" office:value="0.066799078309177" calcext:value-type="float">
            <text:p>0.066799078309177</text:p>
          </table:table-cell>
          <table:table-cell office:value-type="float" office:value="0.004655802935417" calcext:value-type="float">
            <text:p>0.004655802935417</text:p>
          </table:table-cell>
          <table:table-cell table:formula="of:=SUM([.E32:.P32])" office:value-type="float" office:value="8.76160455200832" calcext:value-type="float">
            <text:p>8.761604552008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182356651487604" calcext:value-type="float">
            <text:p>0.182356651487604</text:p>
          </table:table-cell>
          <table:table-cell office:value-type="float" office:value="0.225486602785617" calcext:value-type="float">
            <text:p>0.225486602785617</text:p>
          </table:table-cell>
          <table:table-cell office:value-type="float" office:value="0.010564785052389" calcext:value-type="float">
            <text:p>0.010564785052389</text:p>
          </table:table-cell>
          <table:table-cell office:value-type="float" office:value="0.047437772511369" calcext:value-type="float">
            <text:p>0.047437772511369</text:p>
          </table:table-cell>
          <table:table-cell office:value-type="float" office:value="0.016888314395969" calcext:value-type="float">
            <text:p>0.016888314395969</text:p>
          </table:table-cell>
          <table:table-cell office:value-type="float" office:value="0.000802056120354" calcext:value-type="float">
            <text:p>0.000802056120354</text:p>
          </table:table-cell>
          <table:table-cell office:value-type="float" office:value="0.020981183483007" calcext:value-type="float">
            <text:p>0.020981183483007</text:p>
          </table:table-cell>
          <table:table-cell office:value-type="float" office:value="0.000996433760662" calcext:value-type="float">
            <text:p>0.000996433760662</text:p>
          </table:table-cell>
          <table:table-cell office:value-type="float" office:value="0.001278536337993" calcext:value-type="float">
            <text:p>0.001278536337993</text:p>
          </table:table-cell>
          <table:table-cell office:value-type="float" office:value="0.001590250966276" calcext:value-type="float">
            <text:p>0.001590250966276</text:p>
          </table:table-cell>
          <table:table-cell office:value-type="float" office:value="0.00553884202913" calcext:value-type="float">
            <text:p>0.00553884202913</text:p>
          </table:table-cell>
          <table:table-cell office:value-type="float" office:value="0.000263049469887" calcext:value-type="float">
            <text:p>0.000263049469887</text:p>
          </table:table-cell>
          <table:table-cell table:formula="of:=SUM([.E33:.P33])" office:value-type="float" office:value="0.514184478400257" calcext:value-type="float">
            <text:p>0.514184478400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905.484189429194" calcext:value-type="float">
            <text:p>905.484189429194</text:p>
          </table:table-cell>
          <table:table-cell office:value-type="float" office:value="769.418284051872" calcext:value-type="float">
            <text:p>769.418284051872</text:p>
          </table:table-cell>
          <table:table-cell office:value-type="float" office:value="100.421632931031" calcext:value-type="float">
            <text:p>100.421632931031</text:p>
          </table:table-cell>
          <table:table-cell office:value-type="float" office:value="529.724529954436" calcext:value-type="float">
            <text:p>529.724529954436</text:p>
          </table:table-cell>
          <table:table-cell office:value-type="float" office:value="91.1176951397298" calcext:value-type="float">
            <text:p>91.1176951397298</text:p>
          </table:table-cell>
          <table:table-cell office:value-type="float" office:value="4.05516434118338" calcext:value-type="float">
            <text:p>4.05516434118338</text:p>
          </table:table-cell>
          <table:table-cell office:value-type="float" office:value="77.6125713962577" calcext:value-type="float">
            <text:p>77.6125713962577</text:p>
          </table:table-cell>
          <table:table-cell office:value-type="float" office:value="3.45412305997215" calcext:value-type="float">
            <text:p>3.45412305997215</text:p>
          </table:table-cell>
          <table:table-cell office:value-type="float" office:value="12.8466979613729" calcext:value-type="float">
            <text:p>12.8466979613729</text:p>
          </table:table-cell>
          <table:table-cell office:value-type="float" office:value="6.38643500439973" calcext:value-type="float">
            <text:p>6.38643500439973</text:p>
          </table:table-cell>
          <table:table-cell office:value-type="float" office:value="65.1591819483183" calcext:value-type="float">
            <text:p>65.1591819483183</text:p>
          </table:table-cell>
          <table:table-cell office:value-type="float" office:value="2.89988888253044" calcext:value-type="float">
            <text:p>2.89988888253044</text:p>
          </table:table-cell>
          <table:table-cell table:formula="of:=SUM([.E34:.P34])" office:value-type="float" office:value="2568.5803941003" calcext:value-type="float">
            <text:p>2568.58039410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84.3226979218445" calcext:value-type="float">
            <text:p>84.3226979218445</text:p>
          </table:table-cell>
          <table:table-cell office:value-type="float" office:value="104.35433936997" calcext:value-type="float">
            <text:p>104.35433936997</text:p>
          </table:table-cell>
          <table:table-cell office:value-type="float" office:value="4.91978192018639" calcext:value-type="float">
            <text:p>4.91978192018639</text:p>
          </table:table-cell>
          <table:table-cell office:value-type="float" office:value="22.1451412632583" calcext:value-type="float">
            <text:p>22.1451412632583</text:p>
          </table:table-cell>
          <table:table-cell office:value-type="float" office:value="2.40224629468549" calcext:value-type="float">
            <text:p>2.40224629468549</text:p>
          </table:table-cell>
          <table:table-cell office:value-type="float" office:value="0.141923661976347" calcext:value-type="float">
            <text:p>0.141923661976347</text:p>
          </table:table-cell>
          <table:table-cell office:value-type="float" office:value="2.97707508622968" calcext:value-type="float">
            <text:p>2.97707508622968</text:p>
          </table:table-cell>
          <table:table-cell office:value-type="float" office:value="0.17588429594043" calcext:value-type="float">
            <text:p>0.17588429594043</text:p>
          </table:table-cell>
          <table:table-cell office:value-type="float" office:value="0.596243315145657" calcext:value-type="float">
            <text:p>0.596243315145657</text:p>
          </table:table-cell>
          <table:table-cell office:value-type="float" office:value="0.298942290158181" calcext:value-type="float">
            <text:p>0.298942290158181</text:p>
          </table:table-cell>
          <table:table-cell office:value-type="float" office:value="0.792395064230196" calcext:value-type="float">
            <text:p>0.792395064230196</text:p>
          </table:table-cell>
          <table:table-cell office:value-type="float" office:value="0.046814354338407" calcext:value-type="float">
            <text:p>0.046814354338407</text:p>
          </table:table-cell>
          <table:table-cell table:formula="of:=SUM([.E35:.P35])" office:value-type="float" office:value="223.173484837964" calcext:value-type="float">
            <text:p>223.1734848379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.33644810896857" calcext:value-type="float">
            <text:p>3.33644810896857</text:p>
          </table:table-cell>
          <table:table-cell office:value-type="float" office:value="4.07548988542778" calcext:value-type="float">
            <text:p>4.07548988542778</text:p>
          </table:table-cell>
          <table:table-cell office:value-type="float" office:value="0.24804701238393" calcext:value-type="float">
            <text:p>0.24804701238393</text:p>
          </table:table-cell>
          <table:table-cell office:value-type="float" office:value="1.15668062467157" calcext:value-type="float">
            <text:p>1.15668062467157</text:p>
          </table:table-cell>
          <table:table-cell office:value-type="float" office:value="0.128337915805933" calcext:value-type="float">
            <text:p>0.128337915805933</text:p>
          </table:table-cell>
          <table:table-cell office:value-type="float" office:value="0.007041439589574" calcext:value-type="float">
            <text:p>0.007041439589574</text:p>
          </table:table-cell>
          <table:table-cell office:value-type="float" office:value="0.157072210096144" calcext:value-type="float">
            <text:p>0.157072210096144</text:p>
          </table:table-cell>
          <table:table-cell office:value-type="float" office:value="0.00861798691094" calcext:value-type="float">
            <text:p>0.00861798691094</text:p>
          </table:table-cell>
          <table:table-cell office:value-type="float" office:value="0.02985388339274" calcext:value-type="float">
            <text:p>0.02985388339274</text:p>
          </table:table-cell>
          <table:table-cell office:value-type="float" office:value="0.016595768812287" calcext:value-type="float">
            <text:p>0.016595768812287</text:p>
          </table:table-cell>
          <table:table-cell office:value-type="float" office:value="0.055513426900869" calcext:value-type="float">
            <text:p>0.055513426900869</text:p>
          </table:table-cell>
          <table:table-cell office:value-type="float" office:value="0.003045821957431" calcext:value-type="float">
            <text:p>0.003045821957431</text:p>
          </table:table-cell>
          <table:table-cell table:formula="of:=SUM([.E36:.P36])" office:value-type="float" office:value="9.22274408491777" calcext:value-type="float">
            <text:p>9.222744084917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.27681814641047" calcext:value-type="float">
            <text:p>3.27681814641047</text:p>
          </table:table-cell>
          <table:table-cell office:value-type="float" office:value="4.4213889376296" calcext:value-type="float">
            <text:p>4.4213889376296</text:p>
          </table:table-cell>
          <table:table-cell office:value-type="float" office:value="0.145234305685085" calcext:value-type="float">
            <text:p>0.145234305685085</text:p>
          </table:table-cell>
          <table:table-cell office:value-type="float" office:value="0.538338795027618" calcext:value-type="float">
            <text:p>0.538338795027618</text:p>
          </table:table-cell>
          <table:table-cell office:value-type="float" office:value="0.133136797068002" calcext:value-type="float">
            <text:p>0.133136797068002</text:p>
          </table:table-cell>
          <table:table-cell office:value-type="float" office:value="0.007808631214782" calcext:value-type="float">
            <text:p>0.007808631214782</text:p>
          </table:table-cell>
          <table:table-cell office:value-type="float" office:value="0.180100027057814" calcext:value-type="float">
            <text:p>0.180100027057814</text:p>
          </table:table-cell>
          <table:table-cell office:value-type="float" office:value="0.010563080410808" calcext:value-type="float">
            <text:p>0.010563080410808</text:p>
          </table:table-cell>
          <table:table-cell office:value-type="float" office:value="0.014345330538889" calcext:value-type="float">
            <text:p>0.014345330538889</text:p>
          </table:table-cell>
          <table:table-cell office:value-type="float" office:value="0.015798321544635" calcext:value-type="float">
            <text:p>0.015798321544635</text:p>
          </table:table-cell>
          <table:table-cell office:value-type="float" office:value="0.028538809057604" calcext:value-type="float">
            <text:p>0.028538809057604</text:p>
          </table:table-cell>
          <table:table-cell office:value-type="float" office:value="0.001673835033947" calcext:value-type="float">
            <text:p>0.001673835033947</text:p>
          </table:table-cell>
          <table:table-cell table:formula="of:=SUM([.E37:.P37])" office:value-type="float" office:value="8.77374501667925" calcext:value-type="float">
            <text:p>8.773745016679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.34364194229284" calcext:value-type="float">
            <text:p>3.34364194229284</text:p>
          </table:table-cell>
          <table:table-cell office:value-type="float" office:value="18.0019979079091" calcext:value-type="float">
            <text:p>18.0019979079091</text:p>
          </table:table-cell>
          <table:table-cell office:value-type="float" office:value="1.00532368657606" calcext:value-type="float">
            <text:p>1.00532368657606</text:p>
          </table:table-cell>
          <table:table-cell office:value-type="float" office:value="3.40923366302486" calcext:value-type="float">
            <text:p>3.40923366302486</text:p>
          </table:table-cell>
          <table:table-cell office:value-type="float" office:value="0.159554956900474" calcext:value-type="float">
            <text:p>0.159554956900474</text:p>
          </table:table-cell>
          <table:table-cell office:value-type="float" office:value="0.007223907379874" calcext:value-type="float">
            <text:p>0.007223907379874</text:p>
          </table:table-cell>
          <table:table-cell office:value-type="float" office:value="0.861756627052348" calcext:value-type="float">
            <text:p>0.861756627052348</text:p>
          </table:table-cell>
          <table:table-cell office:value-type="float" office:value="0.039016337560119" calcext:value-type="float">
            <text:p>0.039016337560119</text:p>
          </table:table-cell>
          <table:table-cell office:value-type="float" office:value="0.083552865194366" calcext:value-type="float">
            <text:p>0.083552865194366</text:p>
          </table:table-cell>
          <table:table-cell office:value-type="float" office:value="0.08906611613277" calcext:value-type="float">
            <text:p>0.08906611613277</text:p>
          </table:table-cell>
          <table:table-cell office:value-type="float" office:value="0.216174199363662" calcext:value-type="float">
            <text:p>0.216174199363662</text:p>
          </table:table-cell>
          <table:table-cell office:value-type="float" office:value="0.009787363705007" calcext:value-type="float">
            <text:p>0.009787363705007</text:p>
          </table:table-cell>
          <table:table-cell table:formula="of:=SUM([.E38:.P38])" office:value-type="float" office:value="27.2263295730915" calcext:value-type="float">
            <text:p>27.22632957309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63.0189217982634" calcext:value-type="float">
            <text:p>63.0189217982634</text:p>
          </table:table-cell>
          <table:table-cell office:value-type="float" office:value="30.5552851633063" calcext:value-type="float">
            <text:p>30.5552851633063</text:p>
          </table:table-cell>
          <table:table-cell office:value-type="float" office:value="1.46163420992843" calcext:value-type="float">
            <text:p>1.46163420992843</text:p>
          </table:table-cell>
          <table:table-cell office:value-type="float" office:value="3.38672376204001" calcext:value-type="float">
            <text:p>3.38672376204001</text:p>
          </table:table-cell>
          <table:table-cell office:value-type="float" office:value="2.43456052742163" calcext:value-type="float">
            <text:p>2.43456052742163</text:p>
          </table:table-cell>
          <table:table-cell office:value-type="float" office:value="0.098907299821705" calcext:value-type="float">
            <text:p>0.098907299821705</text:p>
          </table:table-cell>
          <table:table-cell office:value-type="float" office:value="1.1836521994922" calcext:value-type="float">
            <text:p>1.1836521994922</text:p>
          </table:table-cell>
          <table:table-cell office:value-type="float" office:value="0.048087464518199" calcext:value-type="float">
            <text:p>0.048087464518199</text:p>
          </table:table-cell>
          <table:table-cell office:value-type="float" office:value="0.075954445627354" calcext:value-type="float">
            <text:p>0.075954445627354</text:p>
          </table:table-cell>
          <table:table-cell office:value-type="float" office:value="0.109602220703885" calcext:value-type="float">
            <text:p>0.109602220703885</text:p>
          </table:table-cell>
          <table:table-cell office:value-type="float" office:value="0.191237414088904" calcext:value-type="float">
            <text:p>0.191237414088904</text:p>
          </table:table-cell>
          <table:table-cell office:value-type="float" office:value="0.00776927746892" calcext:value-type="float">
            <text:p>0.00776927746892</text:p>
          </table:table-cell>
          <table:table-cell table:formula="of:=SUM([.E39:.P39])" office:value-type="float" office:value="102.572335782681" calcext:value-type="float">
            <text:p>102.572335782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3.3687520743729" calcext:value-type="float">
            <text:p>33.3687520743729</text:p>
          </table:table-cell>
          <table:table-cell office:value-type="float" office:value="54.1689753660667" calcext:value-type="float">
            <text:p>54.1689753660667</text:p>
          </table:table-cell>
          <table:table-cell office:value-type="float" office:value="3.32832735867287" calcext:value-type="float">
            <text:p>3.32832735867287</text:p>
          </table:table-cell>
          <table:table-cell office:value-type="float" office:value="5.53149605429623" calcext:value-type="float">
            <text:p>5.53149605429623</text:p>
          </table:table-cell>
          <table:table-cell office:value-type="float" office:value="1.32868162307972" calcext:value-type="float">
            <text:p>1.32868162307972</text:p>
          </table:table-cell>
          <table:table-cell office:value-type="float" office:value="0.056628629751792" calcext:value-type="float">
            <text:p>0.056628629751792</text:p>
          </table:table-cell>
          <table:table-cell office:value-type="float" office:value="2.1625242119052" calcext:value-type="float">
            <text:p>2.1625242119052</text:p>
          </table:table-cell>
          <table:table-cell office:value-type="float" office:value="0.092167138310693" calcext:value-type="float">
            <text:p>0.092167138310693</text:p>
          </table:table-cell>
          <table:table-cell office:value-type="float" office:value="0.140594197345057" calcext:value-type="float">
            <text:p>0.140594197345057</text:p>
          </table:table-cell>
          <table:table-cell office:value-type="float" office:value="0.194703926434446" calcext:value-type="float">
            <text:p>0.194703926434446</text:p>
          </table:table-cell>
          <table:table-cell office:value-type="float" office:value="0.360516234143474" calcext:value-type="float">
            <text:p>0.360516234143474</text:p>
          </table:table-cell>
          <table:table-cell office:value-type="float" office:value="0.015365261314821" calcext:value-type="float">
            <text:p>0.015365261314821</text:p>
          </table:table-cell>
          <table:table-cell table:formula="of:=SUM([.E40:.P40])" office:value-type="float" office:value="100.748732075694" calcext:value-type="float">
            <text:p>100.748732075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639274516989253" calcext:value-type="float">
            <text:p>0.639274516989253</text:p>
          </table:table-cell>
          <table:table-cell office:value-type="float" office:value="2.57582986312606" calcext:value-type="float">
            <text:p>2.57582986312606</text:p>
          </table:table-cell>
          <table:table-cell office:value-type="float" office:value="0.150761358921046" calcext:value-type="float">
            <text:p>0.150761358921046</text:p>
          </table:table-cell>
          <table:table-cell office:value-type="float" office:value="0.495020997603449" calcext:value-type="float">
            <text:p>0.495020997603449</text:p>
          </table:table-cell>
          <table:table-cell office:value-type="float" office:value="0.028168195774481" calcext:value-type="float">
            <text:p>0.028168195774481</text:p>
          </table:table-cell>
          <table:table-cell office:value-type="float" office:value="0.001188549187791" calcext:value-type="float">
            <text:p>0.001188549187791</text:p>
          </table:table-cell>
          <table:table-cell office:value-type="float" office:value="0.113777515420906" calcext:value-type="float">
            <text:p>0.113777515420906</text:p>
          </table:table-cell>
          <table:table-cell office:value-type="float" office:value="0.00480081062433" calcext:value-type="float">
            <text:p>0.00480081062433</text:p>
          </table:table-cell>
          <table:table-cell office:value-type="float" office:value="0.0122612059015" calcext:value-type="float">
            <text:p>0.0122612059015</text:p>
          </table:table-cell>
          <table:table-cell office:value-type="float" office:value="0.010645251377164" calcext:value-type="float">
            <text:p>0.010645251377164</text:p>
          </table:table-cell>
          <table:table-cell office:value-type="float" office:value="0.029184912858147" calcext:value-type="float">
            <text:p>0.029184912858147</text:p>
          </table:table-cell>
          <table:table-cell office:value-type="float" office:value="0.001231449282411" calcext:value-type="float">
            <text:p>0.001231449282411</text:p>
          </table:table-cell>
          <table:table-cell table:formula="of:=SUM([.E41:.P41])" office:value-type="float" office:value="4.06214462706654" calcext:value-type="float">
            <text:p>4.062144627066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.10753305236872" calcext:value-type="float">
            <text:p>1.10753305236872</text:p>
          </table:table-cell>
          <table:table-cell office:value-type="float" office:value="1.57424374236713" calcext:value-type="float">
            <text:p>1.57424374236713</text:p>
          </table:table-cell>
          <table:table-cell office:value-type="float" office:value="0.071182356254373" calcext:value-type="float">
            <text:p>0.071182356254373</text:p>
          </table:table-cell>
          <table:table-cell office:value-type="float" office:value="0.261788300581149" calcext:value-type="float">
            <text:p>0.261788300581149</text:p>
          </table:table-cell>
          <table:table-cell office:value-type="float" office:value="0.021724349010683" calcext:value-type="float">
            <text:p>0.021724349010683</text:p>
          </table:table-cell>
          <table:table-cell office:value-type="float" office:value="0.000833945361283" calcext:value-type="float">
            <text:p>0.000833945361283</text:p>
          </table:table-cell>
          <table:table-cell office:value-type="float" office:value="0.030897329115251" calcext:value-type="float">
            <text:p>0.030897329115251</text:p>
          </table:table-cell>
          <table:table-cell office:value-type="float" office:value="0.001186073943068" calcext:value-type="float">
            <text:p>0.001186073943068</text:p>
          </table:table-cell>
          <table:table-cell office:value-type="float" office:value="0.006848087643092" calcext:value-type="float">
            <text:p>0.006848087643092</text:p>
          </table:table-cell>
          <table:table-cell office:value-type="float" office:value="0.002491998329251" calcext:value-type="float">
            <text:p>0.002491998329251</text:p>
          </table:table-cell>
          <table:table-cell office:value-type="float" office:value="0.006696039719099" calcext:value-type="float">
            <text:p>0.006696039719099</text:p>
          </table:table-cell>
          <table:table-cell office:value-type="float" office:value="0.000257044814552" calcext:value-type="float">
            <text:p>0.000257044814552</text:p>
          </table:table-cell>
          <table:table-cell table:formula="of:=SUM([.E42:.P42])" office:value-type="float" office:value="3.08568231950765" calcext:value-type="float">
            <text:p>3.08568231950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666.374996845001" calcext:value-type="float">
            <text:p>666.374996845001</text:p>
          </table:table-cell>
          <table:table-cell office:value-type="float" office:value="806.089568751189" calcext:value-type="float">
            <text:p>806.089568751189</text:p>
          </table:table-cell>
          <table:table-cell office:value-type="float" office:value="60.6477770437424" calcext:value-type="float">
            <text:p>60.6477770437424</text:p>
          </table:table-cell>
          <table:table-cell office:value-type="float" office:value="171.869960199059" calcext:value-type="float">
            <text:p>171.869960199059</text:p>
          </table:table-cell>
          <table:table-cell office:value-type="float" office:value="14.7519068723234" calcext:value-type="float">
            <text:p>14.7519068723234</text:p>
          </table:table-cell>
          <table:table-cell office:value-type="float" office:value="0.365435696796381" calcext:value-type="float">
            <text:p>0.365435696796381</text:p>
          </table:table-cell>
          <table:table-cell office:value-type="float" office:value="17.8505937759749" calcext:value-type="float">
            <text:p>17.8505937759749</text:p>
          </table:table-cell>
          <table:table-cell office:value-type="float" office:value="0.442196675400048" calcext:value-type="float">
            <text:p>0.442196675400048</text:p>
          </table:table-cell>
          <table:table-cell office:value-type="float" office:value="4.38535515097765" calcext:value-type="float">
            <text:p>4.38535515097765</text:p>
          </table:table-cell>
          <table:table-cell office:value-type="float" office:value="1.25525641500933" calcext:value-type="float">
            <text:p>1.25525641500933</text:p>
          </table:table-cell>
          <table:table-cell office:value-type="float" office:value="5.26649210569352" calcext:value-type="float">
            <text:p>5.26649210569352</text:p>
          </table:table-cell>
          <table:table-cell office:value-type="float" office:value="0.130462063580913" calcext:value-type="float">
            <text:p>0.130462063580913</text:p>
          </table:table-cell>
          <table:table-cell table:formula="of:=SUM([.E43:.P43])" office:value-type="float" office:value="1749.43000159475" calcext:value-type="float">
            <text:p>1749.430001594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88928713949027" calcext:value-type="float">
            <text:p>0.88928713949027</text:p>
          </table:table-cell>
          <table:table-cell office:value-type="float" office:value="1.11720618912553" calcext:value-type="float">
            <text:p>1.11720618912553</text:p>
          </table:table-cell>
          <table:table-cell office:value-type="float" office:value="0.083106262095862" calcext:value-type="float">
            <text:p>0.083106262095862</text:p>
          </table:table-cell>
          <table:table-cell office:value-type="float" office:value="0.237124713000881" calcext:value-type="float">
            <text:p>0.237124713000881</text:p>
          </table:table-cell>
          <table:table-cell office:value-type="float" office:value="0.03667993696319" calcext:value-type="float">
            <text:p>0.03667993696319</text:p>
          </table:table-cell>
          <table:table-cell office:value-type="float" office:value="0.001066248058745" calcext:value-type="float">
            <text:p>0.001066248058745</text:p>
          </table:table-cell>
          <table:table-cell office:value-type="float" office:value="0.046144549010611" calcext:value-type="float">
            <text:p>0.046144549010611</text:p>
          </table:table-cell>
          <table:table-cell office:value-type="float" office:value="0.001341374600877" calcext:value-type="float">
            <text:p>0.001341374600877</text:p>
          </table:table-cell>
          <table:table-cell office:value-type="float" office:value="0.00604141718259" calcext:value-type="float">
            <text:p>0.00604141718259</text:p>
          </table:table-cell>
          <table:table-cell office:value-type="float" office:value="0.003267667265985" calcext:value-type="float">
            <text:p>0.003267667265985</text:p>
          </table:table-cell>
          <table:table-cell office:value-type="float" office:value="0.013528596868227" calcext:value-type="float">
            <text:p>0.013528596868227</text:p>
          </table:table-cell>
          <table:table-cell office:value-type="float" office:value="0.000393262402898" calcext:value-type="float">
            <text:p>0.000393262402898</text:p>
          </table:table-cell>
          <table:table-cell table:formula="of:=SUM([.E44:.P44])" office:value-type="float" office:value="2.43518735606567" calcext:value-type="float">
            <text:p>2.435187356065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2871607689972" calcext:value-type="float">
            <text:p>0.002871607689972</text:p>
          </table:table-cell>
          <table:table-cell office:value-type="float" office:value="0.011605937694914" calcext:value-type="float">
            <text:p>0.011605937694914</text:p>
          </table:table-cell>
          <table:table-cell office:value-type="float" office:value="0.000670194388816" calcext:value-type="float">
            <text:p>0.000670194388816</text:p>
          </table:table-cell>
          <table:table-cell office:value-type="float" office:value="0.00222012083401" calcext:value-type="float">
            <text:p>0.00222012083401</text:p>
          </table:table-cell>
          <table:table-cell office:value-type="float" office:value="0.0000441703376212549" calcext:value-type="float">
            <text:p>4.41703376212549E-05</text:p>
          </table:table-cell>
          <table:table-cell office:value-type="float" office:value="0.00000229097196953493" calcext:value-type="float">
            <text:p>2.29097196953493E-06</text:p>
          </table:table-cell>
          <table:table-cell office:value-type="float" office:value="0.000178556790028" calcext:value-type="float">
            <text:p>0.000178556790028</text:p>
          </table:table-cell>
          <table:table-cell office:value-type="float" office:value="0.00000926116083675921" calcext:value-type="float">
            <text:p>9.26116083675921E-06</text:p>
          </table:table-cell>
          <table:table-cell office:value-type="float" office:value="0.0000550280894878376" calcext:value-type="float">
            <text:p>5.50280894878376E-05</text:p>
          </table:table-cell>
          <table:table-cell office:value-type="float" office:value="0.0000150331133057964" calcext:value-type="float">
            <text:p>1.50331133057964E-05</text:p>
          </table:table-cell>
          <table:table-cell office:value-type="float" office:value="0.0000454985413628095" calcext:value-type="float">
            <text:p>4.54985413628095E-05</text:p>
          </table:table-cell>
          <table:table-cell office:value-type="float" office:value="0.00000235986158427649" calcext:value-type="float">
            <text:p>2.35986158427649E-06</text:p>
          </table:table-cell>
          <table:table-cell table:formula="of:=SUM([.E45:.P45])" office:value-type="float" office:value="0.0177200594739083" calcext:value-type="float">
            <text:p>0.017720059473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212621112601286" calcext:value-type="float">
            <text:p>0.212621112601286</text:p>
          </table:table-cell>
          <table:table-cell office:value-type="float" office:value="0.95237598369882" calcext:value-type="float">
            <text:p>0.95237598369882</text:p>
          </table:table-cell>
          <table:table-cell office:value-type="float" office:value="0.055999468348774" calcext:value-type="float">
            <text:p>0.055999468348774</text:p>
          </table:table-cell>
          <table:table-cell office:value-type="float" office:value="0.185139944394161" calcext:value-type="float">
            <text:p>0.185139944394161</text:p>
          </table:table-cell>
          <table:table-cell office:value-type="float" office:value="0.005210643546815" calcext:value-type="float">
            <text:p>0.005210643546815</text:p>
          </table:table-cell>
          <table:table-cell office:value-type="float" office:value="0.000211964267672" calcext:value-type="float">
            <text:p>0.000211964267672</text:p>
          </table:table-cell>
          <table:table-cell office:value-type="float" office:value="0.023359829413757" calcext:value-type="float">
            <text:p>0.023359829413757</text:p>
          </table:table-cell>
          <table:table-cell office:value-type="float" office:value="0.000950256737033" calcext:value-type="float">
            <text:p>0.000950256737033</text:p>
          </table:table-cell>
          <table:table-cell office:value-type="float" office:value="0.004577345065033" calcext:value-type="float">
            <text:p>0.004577345065033</text:p>
          </table:table-cell>
          <table:table-cell office:value-type="float" office:value="0.00204166518373" calcext:value-type="float">
            <text:p>0.00204166518373</text:p>
          </table:table-cell>
          <table:table-cell office:value-type="float" office:value="0.006051514196599" calcext:value-type="float">
            <text:p>0.006051514196599</text:p>
          </table:table-cell>
          <table:table-cell office:value-type="float" office:value="0.000246170125334" calcext:value-type="float">
            <text:p>0.000246170125334</text:p>
          </table:table-cell>
          <table:table-cell table:formula="of:=SUM([.E46:.P46])" office:value-type="float" office:value="1.44878589757901" calcext:value-type="float">
            <text:p>1.448785897579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5775637086771" calcext:value-type="float">
            <text:p>0.005775637086771</text:p>
          </table:table-cell>
          <table:table-cell office:value-type="float" office:value="108.002990918223" calcext:value-type="float">
            <text:p>108.002990918223</text:p>
          </table:table-cell>
          <table:table-cell office:value-type="float" office:value="6.7160049548301" calcext:value-type="float">
            <text:p>6.7160049548301</text:p>
          </table:table-cell>
          <table:table-cell office:value-type="float" office:value="22.3310946483253" calcext:value-type="float">
            <text:p>22.3310946483253</text:p>
          </table:table-cell>
          <table:table-cell office:value-type="float" office:value="0.000174191574895" calcext:value-type="float">
            <text:p>0.000174191574895</text:p>
          </table:table-cell>
          <table:table-cell office:value-type="float" office:value="0.00000839784551639103" calcext:value-type="float">
            <text:p>8.39784551639103E-06</text:p>
          </table:table-cell>
          <table:table-cell office:value-type="float" office:value="3.26168538285984" calcext:value-type="float">
            <text:p>3.26168538285984</text:p>
          </table:table-cell>
          <table:table-cell office:value-type="float" office:value="0.157247157244952" calcext:value-type="float">
            <text:p>0.157247157244952</text:p>
          </table:table-cell>
          <table:table-cell office:value-type="float" office:value="0.541918213324118" calcext:value-type="float">
            <text:p>0.541918213324118</text:p>
          </table:table-cell>
          <table:table-cell office:value-type="float" office:value="0.304153534506794" calcext:value-type="float">
            <text:p>0.304153534506794</text:p>
          </table:table-cell>
          <table:table-cell office:value-type="float" office:value="0.897223723934188" calcext:value-type="float">
            <text:p>0.897223723934188</text:p>
          </table:table-cell>
          <table:table-cell office:value-type="float" office:value="0.043255514692737" calcext:value-type="float">
            <text:p>0.043255514692737</text:p>
          </table:table-cell>
          <table:table-cell table:formula="of:=SUM([.E47:.P47])" office:value-type="float" office:value="142.261532274448" calcext:value-type="float">
            <text:p>142.2615322744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33.7492110908871" calcext:value-type="float">
            <text:p>33.7492110908871</text:p>
          </table:table-cell>
          <table:table-cell office:value-type="float" office:value="43.2639495138053" calcext:value-type="float">
            <text:p>43.2639495138053</text:p>
          </table:table-cell>
          <table:table-cell office:value-type="float" office:value="2.20351884570452" calcext:value-type="float">
            <text:p>2.20351884570452</text:p>
          </table:table-cell>
          <table:table-cell office:value-type="float" office:value="7.12018691785329" calcext:value-type="float">
            <text:p>7.12018691785329</text:p>
          </table:table-cell>
          <table:table-cell office:value-type="float" office:value="1.01786662638801" calcext:value-type="float">
            <text:p>1.01786662638801</text:p>
          </table:table-cell>
          <table:table-cell office:value-type="float" office:value="0.049071756706105" calcext:value-type="float">
            <text:p>0.049071756706105</text:p>
          </table:table-cell>
          <table:table-cell office:value-type="float" office:value="1.30673452018779" calcext:value-type="float">
            <text:p>1.30673452018779</text:p>
          </table:table-cell>
          <table:table-cell office:value-type="float" office:value="0.062998193271817" calcext:value-type="float">
            <text:p>0.062998193271817</text:p>
          </table:table-cell>
          <table:table-cell office:value-type="float" office:value="0.186342316026611" calcext:value-type="float">
            <text:p>0.186342316026611</text:p>
          </table:table-cell>
          <table:table-cell office:value-type="float" office:value="0.116659375838441" calcext:value-type="float">
            <text:p>0.116659375838441</text:p>
          </table:table-cell>
          <table:table-cell office:value-type="float" office:value="0.288432680364952" calcext:value-type="float">
            <text:p>0.288432680364952</text:p>
          </table:table-cell>
          <table:table-cell office:value-type="float" office:value="0.013905454752147" calcext:value-type="float">
            <text:p>0.013905454752147</text:p>
          </table:table-cell>
          <table:table-cell table:formula="of:=SUM([.E48:.P48])" office:value-type="float" office:value="89.3788772917861" calcext:value-type="float">
            <text:p>89.37887729178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2772332458944" calcext:value-type="float">
            <text:p>0.002772332458944</text:p>
          </table:table-cell>
          <table:table-cell office:value-type="float" office:value="0.01129484783638" calcext:value-type="float">
            <text:p>0.01129484783638</text:p>
          </table:table-cell>
          <table:table-cell office:value-type="float" office:value="0.000474295830607" calcext:value-type="float">
            <text:p>0.000474295830607</text:p>
          </table:table-cell>
          <table:table-cell office:value-type="float" office:value="0.001852628832404" calcext:value-type="float">
            <text:p>0.001852628832404</text:p>
          </table:table-cell>
          <table:table-cell office:value-type="float" office:value="0.000083612760086238" calcext:value-type="float">
            <text:p>8.3612760086238E-05</text:p>
          </table:table-cell>
          <table:table-cell office:value-type="float" office:value="0.00000403100460224815" calcext:value-type="float">
            <text:p>4.03100460224815E-06</text:p>
          </table:table-cell>
          <table:table-cell office:value-type="float" office:value="0.000341199073356" calcext:value-type="float">
            <text:p>0.000341199073356</text:p>
          </table:table-cell>
          <table:table-cell office:value-type="float" office:value="0.0000164493437791358" calcext:value-type="float">
            <text:p>1.64493437791358E-05</text:p>
          </table:table-cell>
          <table:table-cell office:value-type="float" office:value="0.0000449269692129625" calcext:value-type="float">
            <text:p>4.49269692129625E-05</text:p>
          </table:table-cell>
          <table:table-cell office:value-type="float" office:value="0.0000302108750102199" calcext:value-type="float">
            <text:p>3.02108750102199E-05</text:p>
          </table:table-cell>
          <table:table-cell office:value-type="float" office:value="0.0000718958549916868" calcext:value-type="float">
            <text:p>7.18958549916868E-05</text:p>
          </table:table-cell>
          <table:table-cell office:value-type="float" office:value="0.00000346612792180456" calcext:value-type="float">
            <text:p>3.46612792180456E-06</text:p>
          </table:table-cell>
          <table:table-cell table:formula="of:=SUM([.E49:.P49])" office:value-type="float" office:value="0.0169898969672953" calcext:value-type="float">
            <text:p>0.0169898969672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1023358912858" calcext:value-type="float">
            <text:p>0.001023358912858</text:p>
          </table:table-cell>
          <table:table-cell office:value-type="float" office:value="0.004169299091612" calcext:value-type="float">
            <text:p>0.004169299091612</text:p>
          </table:table-cell>
          <table:table-cell office:value-type="float" office:value="0.000175078159914" calcext:value-type="float">
            <text:p>0.000175078159914</text:p>
          </table:table-cell>
          <table:table-cell office:value-type="float" office:value="0.000683866114881" calcext:value-type="float">
            <text:p>0.000683866114881</text:p>
          </table:table-cell>
          <table:table-cell office:value-type="float" office:value="0.0000308642146049761" calcext:value-type="float">
            <text:p>3.08642146049761E-05</text:p>
          </table:table-cell>
          <table:table-cell office:value-type="float" office:value="0.000001487976125248" calcext:value-type="float">
            <text:p>1.487976125248E-06</text:p>
          </table:table-cell>
          <table:table-cell office:value-type="float" office:value="0.00012594777893" calcext:value-type="float">
            <text:p>0.00012594777893</text:p>
          </table:table-cell>
          <table:table-cell office:value-type="float" office:value="0.00000607199277462993" calcext:value-type="float">
            <text:p>6.07199277462993E-06</text:p>
          </table:table-cell>
          <table:table-cell office:value-type="float" office:value="0.0000165840190715239" calcext:value-type="float">
            <text:p>1.65840190715239E-05</text:p>
          </table:table-cell>
          <table:table-cell office:value-type="float" office:value="0.0000111518256503601" calcext:value-type="float">
            <text:p>1.11518256503601E-05</text:p>
          </table:table-cell>
          <table:table-cell office:value-type="float" office:value="0.0000265391202895704" calcext:value-type="float">
            <text:p>2.65391202895704E-05</text:p>
          </table:table-cell>
          <table:table-cell office:value-type="float" office:value="0.00000127946159918156" calcext:value-type="float">
            <text:p>1.27946159918156E-06</text:p>
          </table:table-cell>
          <table:table-cell table:formula="of:=SUM([.E50:.P50])" office:value-type="float" office:value="0.00627152866831049" calcext:value-type="float">
            <text:p>0.006271528668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10.7205854683769" calcext:value-type="float">
            <text:p>10.7205854683769</text:p>
          </table:table-cell>
          <table:table-cell office:value-type="float" office:value="18.6703125295062" calcext:value-type="float">
            <text:p>18.6703125295062</text:p>
          </table:table-cell>
          <table:table-cell office:value-type="float" office:value="0.834437017460404" calcext:value-type="float">
            <text:p>0.834437017460404</text:p>
          </table:table-cell>
          <table:table-cell office:value-type="float" office:value="3.10547071309769" calcext:value-type="float">
            <text:p>3.10547071309769</text:p>
          </table:table-cell>
          <table:table-cell office:value-type="float" office:value="0.321068045766153" calcext:value-type="float">
            <text:p>0.321068045766153</text:p>
          </table:table-cell>
          <table:table-cell office:value-type="float" office:value="0.016424077612028" calcext:value-type="float">
            <text:p>0.016424077612028</text:p>
          </table:table-cell>
          <table:table-cell office:value-type="float" office:value="0.559959167500682" calcext:value-type="float">
            <text:p>0.559959167500682</text:p>
          </table:table-cell>
          <table:table-cell office:value-type="float" office:value="0.028644435183987" calcext:value-type="float">
            <text:p>0.028644435183987</text:p>
          </table:table-cell>
          <table:table-cell office:value-type="float" office:value="0.079581821181228" calcext:value-type="float">
            <text:p>0.079581821181228</text:p>
          </table:table-cell>
          <table:table-cell office:value-type="float" office:value="0.04816755540167" calcext:value-type="float">
            <text:p>0.04816755540167</text:p>
          </table:table-cell>
          <table:table-cell office:value-type="float" office:value="0.121014413416421" calcext:value-type="float">
            <text:p>0.121014413416421</text:p>
          </table:table-cell>
          <table:table-cell office:value-type="float" office:value="0.006190432664772" calcext:value-type="float">
            <text:p>0.006190432664772</text:p>
          </table:table-cell>
          <table:table-cell table:formula="of:=SUM([.E51:.P51])" office:value-type="float" office:value="34.5118556771681" calcext:value-type="float">
            <text:p>34.5118556771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46.6047331706207" calcext:value-type="float">
            <text:p>46.6047331706207</text:p>
          </table:table-cell>
          <table:table-cell office:value-type="float" office:value="58.5827910157208" calcext:value-type="float">
            <text:p>58.5827910157208</text:p>
          </table:table-cell>
          <table:table-cell office:value-type="float" office:value="4.114855856381" calcext:value-type="float">
            <text:p>4.114855856381</text:p>
          </table:table-cell>
          <table:table-cell office:value-type="float" office:value="19.8149292501605" calcext:value-type="float">
            <text:p>19.8149292501605</text:p>
          </table:table-cell>
          <table:table-cell office:value-type="float" office:value="1.86964035525916" calcext:value-type="float">
            <text:p>1.86964035525916</text:p>
          </table:table-cell>
          <table:table-cell office:value-type="float" office:value="0.103241691656719" calcext:value-type="float">
            <text:p>0.103241691656719</text:p>
          </table:table-cell>
          <table:table-cell office:value-type="float" office:value="2.35473968960757" calcext:value-type="float">
            <text:p>2.35473968960757</text:p>
          </table:table-cell>
          <table:table-cell office:value-type="float" office:value="0.130028916140187" calcext:value-type="float">
            <text:p>0.130028916140187</text:p>
          </table:table-cell>
          <table:table-cell office:value-type="float" office:value="0.368827122319686" calcext:value-type="float">
            <text:p>0.368827122319686</text:p>
          </table:table-cell>
          <table:table-cell office:value-type="float" office:value="0.245332175684893" calcext:value-type="float">
            <text:p>0.245332175684893</text:p>
          </table:table-cell>
          <table:table-cell office:value-type="float" office:value="0.980052477825239" calcext:value-type="float">
            <text:p>0.980052477825239</text:p>
          </table:table-cell>
          <table:table-cell office:value-type="float" office:value="0.054118577104104" calcext:value-type="float">
            <text:p>0.054118577104104</text:p>
          </table:table-cell>
          <table:table-cell table:formula="of:=SUM([.E52:.P52])" office:value-type="float" office:value="135.223290298481" calcext:value-type="float">
            <text:p>135.2232902984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745865579301708" calcext:value-type="float">
            <text:p>0.745865579301708</text:p>
          </table:table-cell>
          <table:table-cell office:value-type="float" office:value="3.05000107891097" calcext:value-type="float">
            <text:p>3.05000107891097</text:p>
          </table:table-cell>
          <table:table-cell office:value-type="float" office:value="0.177982949420155" calcext:value-type="float">
            <text:p>0.177982949420155</text:p>
          </table:table-cell>
          <table:table-cell office:value-type="float" office:value="0.587789340177" calcext:value-type="float">
            <text:p>0.587789340177</text:p>
          </table:table-cell>
          <table:table-cell office:value-type="float" office:value="0.024830519233583" calcext:value-type="float">
            <text:p>0.024830519233583</text:p>
          </table:table-cell>
          <table:table-cell office:value-type="float" office:value="0.001366893406447" calcext:value-type="float">
            <text:p>0.001366893406447</text:p>
          </table:table-cell>
          <table:table-cell office:value-type="float" office:value="0.10168799427159" calcext:value-type="float">
            <text:p>0.10168799427159</text:p>
          </table:table-cell>
          <table:table-cell office:value-type="float" office:value="0.005597814833314" calcext:value-type="float">
            <text:p>0.005597814833314</text:p>
          </table:table-cell>
          <table:table-cell office:value-type="float" office:value="0.014560996727923" calcext:value-type="float">
            <text:p>0.014560996727923</text:p>
          </table:table-cell>
          <table:table-cell office:value-type="float" office:value="0.008872759923958" calcext:value-type="float">
            <text:p>0.008872759923958</text:p>
          </table:table-cell>
          <table:table-cell office:value-type="float" office:value="0.02612257777846" calcext:value-type="float">
            <text:p>0.02612257777846</text:p>
          </table:table-cell>
          <table:table-cell office:value-type="float" office:value="0.001438019841183" calcext:value-type="float">
            <text:p>0.001438019841183</text:p>
          </table:table-cell>
          <table:table-cell table:formula="of:=SUM([.E53:.P53])" office:value-type="float" office:value="4.74611652382629" calcext:value-type="float">
            <text:p>4.746116523826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17095525575722" calcext:value-type="float">
            <text:p>0.17095525575722</text:p>
          </table:table-cell>
          <table:table-cell office:value-type="float" office:value="0.649179420441687" calcext:value-type="float">
            <text:p>0.649179420441687</text:p>
          </table:table-cell>
          <table:table-cell office:value-type="float" office:value="0.037360458577975" calcext:value-type="float">
            <text:p>0.037360458577975</text:p>
          </table:table-cell>
          <table:table-cell office:value-type="float" office:value="0.124197475192551" calcext:value-type="float">
            <text:p>0.124197475192551</text:p>
          </table:table-cell>
          <table:table-cell office:value-type="float" office:value="0.006118893770548" calcext:value-type="float">
            <text:p>0.006118893770548</text:p>
          </table:table-cell>
          <table:table-cell office:value-type="float" office:value="0.000278339023689" calcext:value-type="float">
            <text:p>0.000278339023689</text:p>
          </table:table-cell>
          <table:table-cell office:value-type="float" office:value="0.023279645428927" calcext:value-type="float">
            <text:p>0.023279645428927</text:p>
          </table:table-cell>
          <table:table-cell office:value-type="float" office:value="0.00105895510259" calcext:value-type="float">
            <text:p>0.00105895510259</text:p>
          </table:table-cell>
          <table:table-cell office:value-type="float" office:value="0.003083640818077" calcext:value-type="float">
            <text:p>0.003083640818077</text:p>
          </table:table-cell>
          <table:table-cell office:value-type="float" office:value="0.002211968530021" calcext:value-type="float">
            <text:p>0.002211968530021</text:p>
          </table:table-cell>
          <table:table-cell office:value-type="float" office:value="0.005928108349534" calcext:value-type="float">
            <text:p>0.005928108349534</text:p>
          </table:table-cell>
          <table:table-cell office:value-type="float" office:value="0.000269660489659" calcext:value-type="float">
            <text:p>0.000269660489659</text:p>
          </table:table-cell>
          <table:table-cell table:formula="of:=SUM([.E54:.P54])" office:value-type="float" office:value="1.02392182148248" calcext:value-type="float">
            <text:p>1.023921821482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360857229233521" calcext:value-type="float">
            <text:p>0.360857229233521</text:p>
          </table:table-cell>
          <table:table-cell office:value-type="float" office:value="1.12166759914712" calcext:value-type="float">
            <text:p>1.12166759914712</text:p>
          </table:table-cell>
          <table:table-cell office:value-type="float" office:value="0.06144179777603" calcext:value-type="float">
            <text:p>0.06144179777603</text:p>
          </table:table-cell>
          <table:table-cell office:value-type="float" office:value="0.206116055119462" calcext:value-type="float">
            <text:p>0.206116055119462</text:p>
          </table:table-cell>
          <table:table-cell office:value-type="float" office:value="0.009645913819327" calcext:value-type="float">
            <text:p>0.009645913819327</text:p>
          </table:table-cell>
          <table:table-cell office:value-type="float" office:value="0.000718073812354" calcext:value-type="float">
            <text:p>0.000718073812354</text:p>
          </table:table-cell>
          <table:table-cell office:value-type="float" office:value="0.030029887435304" calcext:value-type="float">
            <text:p>0.030029887435304</text:p>
          </table:table-cell>
          <table:table-cell office:value-type="float" office:value="0.002235524405374" calcext:value-type="float">
            <text:p>0.002235524405374</text:p>
          </table:table-cell>
          <table:table-cell office:value-type="float" office:value="0.00515025865937" calcext:value-type="float">
            <text:p>0.00515025865937</text:p>
          </table:table-cell>
          <table:table-cell office:value-type="float" office:value="0.003295231313307" calcext:value-type="float">
            <text:p>0.003295231313307</text:p>
          </table:table-cell>
          <table:table-cell office:value-type="float" office:value="0.007330631801327" calcext:value-type="float">
            <text:p>0.007330631801327</text:p>
          </table:table-cell>
          <table:table-cell office:value-type="float" office:value="0.000545716541029" calcext:value-type="float">
            <text:p>0.000545716541029</text:p>
          </table:table-cell>
          <table:table-cell table:formula="of:=SUM([.E55:.P55])" office:value-type="float" office:value="1.80903391906353" calcext:value-type="float">
            <text:p>1.809033919063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office:value-type="float" office:value="0.003041682514279" calcext:value-type="float">
            <text:p>0.003041682514279</text:p>
          </table:table-cell>
          <table:table-cell office:value-type="float" office:value="0.011138324679389" calcext:value-type="float">
            <text:p>0.011138324679389</text:p>
          </table:table-cell>
          <table:table-cell office:value-type="float" office:value="0.000632132756474" calcext:value-type="float">
            <text:p>0.000632132756474</text:p>
          </table:table-cell>
          <table:table-cell office:value-type="float" office:value="0.002102885298396" calcext:value-type="float">
            <text:p>0.002102885298396</text:p>
          </table:table-cell>
          <table:table-cell office:value-type="float" office:value="0.0000873065803717257" calcext:value-type="float">
            <text:p>8.73065803717257E-05</text:p>
          </table:table-cell>
          <table:table-cell office:value-type="float" office:value="0.00000736968727617255" calcext:value-type="float">
            <text:p>7.36968727617255E-06</text:p>
          </table:table-cell>
          <table:table-cell office:value-type="float" office:value="0.00032033948753" calcext:value-type="float">
            <text:p>0.00032033948753</text:p>
          </table:table-cell>
          <table:table-cell office:value-type="float" office:value="0.0000270403655171328" calcext:value-type="float">
            <text:p>2.70403655171328E-05</text:p>
          </table:table-cell>
          <table:table-cell office:value-type="float" office:value="0.0000522565765222024" calcext:value-type="float">
            <text:p>5.22565765222024E-05</text:p>
          </table:table-cell>
          <table:table-cell office:value-type="float" office:value="0.0000388732444911982" calcext:value-type="float">
            <text:p>3.88732444911982E-05</text:p>
          </table:table-cell>
          <table:table-cell office:value-type="float" office:value="0.0000804881267175761" calcext:value-type="float">
            <text:p>8.04881267175761E-05</text:p>
          </table:table-cell>
          <table:table-cell office:value-type="float" office:value="0.00000679413076114001" calcext:value-type="float">
            <text:p>6.79413076114001E-06</text:p>
          </table:table-cell>
          <table:table-cell table:formula="of:=SUM([.E56:.P56])" office:value-type="float" office:value="0.0175354934477251" calcext:value-type="float">
            <text:p>0.0175354934477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7:.P57])" office:value-type="float" office:value="0" calcext:value-type="float">
            <text:p>0</text:p>
          </table:table-cell>
          <table:table-cell table:formula="of:=SUM([.Q2:.Q57])" office:value-type="float" office:value="104894.92253529" calcext:value-type="float">
            <text:p>104894.922535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25.676154456014" calcext:value-type="float">
            <text:p>425.676154456014</text:p>
          </table:table-cell>
          <table:table-cell office:value-type="float" office:value="2296.4791849245" calcext:value-type="float">
            <text:p>2296.4791849245</text:p>
          </table:table-cell>
          <table:table-cell office:value-type="float" office:value="52.4282772508977" calcext:value-type="float">
            <text:p>52.4282772508977</text:p>
          </table:table-cell>
          <table:table-cell office:value-type="float" office:value="163.683442543159" calcext:value-type="float">
            <text:p>163.683442543159</text:p>
          </table:table-cell>
          <table:table-cell office:value-type="float" office:value="36.4666904489036" calcext:value-type="float">
            <text:p>36.4666904489036</text:p>
          </table:table-cell>
          <table:table-cell office:value-type="float" office:value="1.91179358205042" calcext:value-type="float">
            <text:p>1.91179358205042</text:p>
          </table:table-cell>
          <table:table-cell office:value-type="float" office:value="197.799043489573" calcext:value-type="float">
            <text:p>197.799043489573</text:p>
          </table:table-cell>
          <table:table-cell office:value-type="float" office:value="10.3697631242115" calcext:value-type="float">
            <text:p>10.3697631242115</text:p>
          </table:table-cell>
          <table:table-cell office:value-type="float" office:value="1.27050738577056" calcext:value-type="float">
            <text:p>1.27050738577056</text:p>
          </table:table-cell>
          <table:table-cell office:value-type="float" office:value="13.8274544317063" calcext:value-type="float">
            <text:p>13.8274544317063</text:p>
          </table:table-cell>
          <table:table-cell office:value-type="float" office:value="18.742208544864" calcext:value-type="float">
            <text:p>18.742208544864</text:p>
          </table:table-cell>
          <table:table-cell office:value-type="float" office:value="0.982574332039467" calcext:value-type="float">
            <text:p>0.982574332039467</text:p>
          </table:table-cell>
          <table:table-cell table:formula="of:=SUM([.E58:.P58])" office:value-type="float" office:value="3219.63709451369" calcext:value-type="float">
            <text:p>3219.637094513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0.9179433848956" calcext:value-type="float">
            <text:p>10.9179433848956</text:p>
          </table:table-cell>
          <table:table-cell office:value-type="float" office:value="4.6465605537542" calcext:value-type="float">
            <text:p>4.6465605537542</text:p>
          </table:table-cell>
          <table:table-cell office:value-type="float" office:value="0.432512520978681" calcext:value-type="float">
            <text:p>0.432512520978681</text:p>
          </table:table-cell>
          <table:table-cell office:value-type="float" office:value="1.74425293716225" calcext:value-type="float">
            <text:p>1.74425293716225</text:p>
          </table:table-cell>
          <table:table-cell office:value-type="float" office:value="0.889150579904611" calcext:value-type="float">
            <text:p>0.889150579904611</text:p>
          </table:table-cell>
          <table:table-cell office:value-type="float" office:value="0.03036971988079" calcext:value-type="float">
            <text:p>0.03036971988079</text:p>
          </table:table-cell>
          <table:table-cell office:value-type="float" office:value="0.379873833280056" calcext:value-type="float">
            <text:p>0.379873833280056</text:p>
          </table:table-cell>
          <table:table-cell office:value-type="float" office:value="0.012974924796197" calcext:value-type="float">
            <text:p>0.012974924796197</text:p>
          </table:table-cell>
          <table:table-cell office:value-type="float" office:value="0.030891246515235" calcext:value-type="float">
            <text:p>0.030891246515235</text:p>
          </table:table-cell>
          <table:table-cell office:value-type="float" office:value="0.033622855702964" calcext:value-type="float">
            <text:p>0.033622855702964</text:p>
          </table:table-cell>
          <table:table-cell office:value-type="float" office:value="0.181067620238271" calcext:value-type="float">
            <text:p>0.181067620238271</text:p>
          </table:table-cell>
          <table:table-cell office:value-type="float" office:value="0.006184523780784" calcext:value-type="float">
            <text:p>0.006184523780784</text:p>
          </table:table-cell>
          <table:table-cell table:formula="of:=SUM([.E59:.P59])" office:value-type="float" office:value="19.3054047008896" calcext:value-type="float">
            <text:p>19.30540470088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.516872292398" calcext:value-type="float">
            <text:p>1.516872292398</text:p>
          </table:table-cell>
          <table:table-cell office:value-type="float" office:value="0.331104201278216" calcext:value-type="float">
            <text:p>0.331104201278216</text:p>
          </table:table-cell>
          <table:table-cell office:value-type="float" office:value="0.008193874500549" calcext:value-type="float">
            <text:p>0.008193874500549</text:p>
          </table:table-cell>
          <table:table-cell office:value-type="float" office:value="0.032463462928062" calcext:value-type="float">
            <text:p>0.032463462928062</text:p>
          </table:table-cell>
          <table:table-cell office:value-type="float" office:value="0.123533143284571" calcext:value-type="float">
            <text:p>0.123533143284571</text:p>
          </table:table-cell>
          <table:table-cell office:value-type="float" office:value="0.004219383137924" calcext:value-type="float">
            <text:p>0.004219383137924</text:p>
          </table:table-cell>
          <table:table-cell office:value-type="float" office:value="0.02709266759249" calcext:value-type="float">
            <text:p>0.02709266759249</text:p>
          </table:table-cell>
          <table:table-cell office:value-type="float" office:value="0.000925373885596" calcext:value-type="float">
            <text:p>0.000925373885596</text:p>
          </table:table-cell>
          <table:table-cell office:value-type="float" office:value="0.000289373935196" calcext:value-type="float">
            <text:p>0.000289373935196</text:p>
          </table:table-cell>
          <table:table-cell office:value-type="float" office:value="0.001825068200765" calcext:value-type="float">
            <text:p>0.001825068200765</text:p>
          </table:table-cell>
          <table:table-cell office:value-type="float" office:value="0.003355561532387" calcext:value-type="float">
            <text:p>0.003355561532387</text:p>
          </table:table-cell>
          <table:table-cell office:value-type="float" office:value="0.000114612154856" calcext:value-type="float">
            <text:p>0.000114612154856</text:p>
          </table:table-cell>
          <table:table-cell table:formula="of:=SUM([.E60:.P60])" office:value-type="float" office:value="2.04998901482861" calcext:value-type="float">
            <text:p>2.049989014828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2.5057384680024" calcext:value-type="float">
            <text:p>42.5057384680024</text:p>
          </table:table-cell>
          <table:table-cell office:value-type="float" office:value="303.996026350283" calcext:value-type="float">
            <text:p>303.996026350283</text:p>
          </table:table-cell>
          <table:table-cell office:value-type="float" office:value="15.1915184473338" calcext:value-type="float">
            <text:p>15.1915184473338</text:p>
          </table:table-cell>
          <table:table-cell office:value-type="float" office:value="49.9019534518413" calcext:value-type="float">
            <text:p>49.9019534518413</text:p>
          </table:table-cell>
          <table:table-cell office:value-type="float" office:value="3.62519897589815" calcext:value-type="float">
            <text:p>3.62519897589815</text:p>
          </table:table-cell>
          <table:table-cell office:value-type="float" office:value="0.216328349788023" calcext:value-type="float">
            <text:p>0.216328349788023</text:p>
          </table:table-cell>
          <table:table-cell office:value-type="float" office:value="26.0193418980546" calcext:value-type="float">
            <text:p>26.0193418980546</text:p>
          </table:table-cell>
          <table:table-cell office:value-type="float" office:value="1.55266547651553" calcext:value-type="float">
            <text:p>1.55266547651553</text:p>
          </table:table-cell>
          <table:table-cell office:value-type="float" office:value="1.56648094488446" calcext:value-type="float">
            <text:p>1.56648094488446</text:p>
          </table:table-cell>
          <table:table-cell office:value-type="float" office:value="1.66920957695389" calcext:value-type="float">
            <text:p>1.66920957695389</text:p>
          </table:table-cell>
          <table:table-cell office:value-type="float" office:value="5.73526210796361" calcext:value-type="float">
            <text:p>5.73526210796361</text:p>
          </table:table-cell>
          <table:table-cell office:value-type="float" office:value="0.3422432246247" calcext:value-type="float">
            <text:p>0.3422432246247</text:p>
          </table:table-cell>
          <table:table-cell table:formula="of:=SUM([.E61:.P61])" office:value-type="float" office:value="452.321967272144" calcext:value-type="float">
            <text:p>452.3219672721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2322.59025528938" calcext:value-type="float">
            <text:p>2322.59025528938</text:p>
          </table:table-cell>
          <table:table-cell office:value-type="float" office:value="846.857517271563" calcext:value-type="float">
            <text:p>846.857517271563</text:p>
          </table:table-cell>
          <table:table-cell office:value-type="float" office:value="25.7048826239074" calcext:value-type="float">
            <text:p>25.7048826239074</text:p>
          </table:table-cell>
          <table:table-cell office:value-type="float" office:value="84.7965438252771" calcext:value-type="float">
            <text:p>84.7965438252771</text:p>
          </table:table-cell>
          <table:table-cell office:value-type="float" office:value="175.685248942744" calcext:value-type="float">
            <text:p>175.685248942744</text:p>
          </table:table-cell>
          <table:table-cell office:value-type="float" office:value="11.4037447421403" calcext:value-type="float">
            <text:p>11.4037447421403</text:p>
          </table:table-cell>
          <table:table-cell office:value-type="float" office:value="64.4004674471941" calcext:value-type="float">
            <text:p>64.4004674471941</text:p>
          </table:table-cell>
          <table:table-cell office:value-type="float" office:value="4.18023992601486" calcext:value-type="float">
            <text:p>4.18023992601486</text:p>
          </table:table-cell>
          <table:table-cell office:value-type="float" office:value="1.31530315598683" calcext:value-type="float">
            <text:p>1.31530315598683</text:p>
          </table:table-cell>
          <table:table-cell office:value-type="float" office:value="5.38764678685033" calcext:value-type="float">
            <text:p>5.38764678685033</text:p>
          </table:table-cell>
          <table:table-cell office:value-type="float" office:value="8.52305119703528" calcext:value-type="float">
            <text:p>8.52305119703528</text:p>
          </table:table-cell>
          <table:table-cell office:value-type="float" office:value="0.55323199221387" calcext:value-type="float">
            <text:p>0.55323199221387</text:p>
          </table:table-cell>
          <table:table-cell table:formula="of:=SUM([.E62:.P62])" office:value-type="float" office:value="3551.39813320031" calcext:value-type="float">
            <text:p>3551.398133200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2070.56610351607" calcext:value-type="float">
            <text:p>2070.56610351607</text:p>
          </table:table-cell>
          <table:table-cell office:value-type="float" office:value="1510.54631807732" calcext:value-type="float">
            <text:p>1510.54631807732</text:p>
          </table:table-cell>
          <table:table-cell office:value-type="float" office:value="173.584407358055" calcext:value-type="float">
            <text:p>173.584407358055</text:p>
          </table:table-cell>
          <table:table-cell office:value-type="float" office:value="1278.362225178" calcext:value-type="float">
            <text:p>1278.362225178</text:p>
          </table:table-cell>
          <table:table-cell office:value-type="float" office:value="252.081244304287" calcext:value-type="float">
            <text:p>252.081244304287</text:p>
          </table:table-cell>
          <table:table-cell office:value-type="float" office:value="14.967237517509" calcext:value-type="float">
            <text:p>14.967237517509</text:p>
          </table:table-cell>
          <table:table-cell office:value-type="float" office:value="185.322853283856" calcext:value-type="float">
            <text:p>185.322853283856</text:p>
          </table:table-cell>
          <table:table-cell office:value-type="float" office:value="11.0034809221019" calcext:value-type="float">
            <text:p>11.0034809221019</text:p>
          </table:table-cell>
          <table:table-cell office:value-type="float" office:value="15.0931770913382" calcext:value-type="float">
            <text:p>15.0931770913382</text:p>
          </table:table-cell>
          <table:table-cell office:value-type="float" office:value="27.9141699072271" calcext:value-type="float">
            <text:p>27.9141699072271</text:p>
          </table:table-cell>
          <table:table-cell office:value-type="float" office:value="180.582033062143" calcext:value-type="float">
            <text:p>180.582033062143</text:p>
          </table:table-cell>
          <table:table-cell office:value-type="float" office:value="10.7219963456432" calcext:value-type="float">
            <text:p>10.7219963456432</text:p>
          </table:table-cell>
          <table:table-cell table:formula="of:=SUM([.E63:.P63])" office:value-type="float" office:value="5730.74524656355" calcext:value-type="float">
            <text:p>5730.745246563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2.9792195251174" calcext:value-type="float">
            <text:p>12.9792195251174</text:p>
          </table:table-cell>
          <table:table-cell office:value-type="float" office:value="280.992769893695" calcext:value-type="float">
            <text:p>280.992769893695</text:p>
          </table:table-cell>
          <table:table-cell office:value-type="float" office:value="16.6360742014861" calcext:value-type="float">
            <text:p>16.6360742014861</text:p>
          </table:table-cell>
          <table:table-cell office:value-type="float" office:value="92.5087996370249" calcext:value-type="float">
            <text:p>92.5087996370249</text:p>
          </table:table-cell>
          <table:table-cell office:value-type="float" office:value="1.73368520673177" calcext:value-type="float">
            <text:p>1.73368520673177</text:p>
          </table:table-cell>
          <table:table-cell office:value-type="float" office:value="0.059058487302351" calcext:value-type="float">
            <text:p>0.059058487302351</text:p>
          </table:table-cell>
          <table:table-cell office:value-type="float" office:value="38.1105674002402" calcext:value-type="float">
            <text:p>38.1105674002402</text:p>
          </table:table-cell>
          <table:table-cell office:value-type="float" office:value="1.29824748584862" calcext:value-type="float">
            <text:p>1.29824748584862</text:p>
          </table:table-cell>
          <table:table-cell office:value-type="float" office:value="1.59387805481852" calcext:value-type="float">
            <text:p>1.59387805481852</text:p>
          </table:table-cell>
          <table:table-cell office:value-type="float" office:value="6.33288921358275" calcext:value-type="float">
            <text:p>6.33288921358275</text:p>
          </table:table-cell>
          <table:table-cell office:value-type="float" office:value="15.0604556603244" calcext:value-type="float">
            <text:p>15.0604556603244</text:p>
          </table:table-cell>
          <table:table-cell office:value-type="float" office:value="0.51303877193462" calcext:value-type="float">
            <text:p>0.51303877193462</text:p>
          </table:table-cell>
          <table:table-cell table:formula="of:=SUM([.E64:.P64])" office:value-type="float" office:value="467.818683538107" calcext:value-type="float">
            <text:p>467.8186835381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09.573482235126" calcext:value-type="float">
            <text:p>109.573482235126</text:p>
          </table:table-cell>
          <table:table-cell office:value-type="float" office:value="1680.87360777432" calcext:value-type="float">
            <text:p>1680.87360777432</text:p>
          </table:table-cell>
          <table:table-cell office:value-type="float" office:value="134.207972762791" calcext:value-type="float">
            <text:p>134.207972762791</text:p>
          </table:table-cell>
          <table:table-cell office:value-type="float" office:value="560.127072186892" calcext:value-type="float">
            <text:p>560.127072186892</text:p>
          </table:table-cell>
          <table:table-cell office:value-type="float" office:value="12.3207204546999" calcext:value-type="float">
            <text:p>12.3207204546999</text:p>
          </table:table-cell>
          <table:table-cell office:value-type="float" office:value="0.548226920703678" calcext:value-type="float">
            <text:p>0.548226920703678</text:p>
          </table:table-cell>
          <table:table-cell office:value-type="float" office:value="190.767163784487" calcext:value-type="float">
            <text:p>190.767163784487</text:p>
          </table:table-cell>
          <table:table-cell office:value-type="float" office:value="8.48843987309593" calcext:value-type="float">
            <text:p>8.48843987309593</text:p>
          </table:table-cell>
          <table:table-cell office:value-type="float" office:value="12.2922429062816" calcext:value-type="float">
            <text:p>12.2922429062816</text:p>
          </table:table-cell>
          <table:table-cell office:value-type="float" office:value="25.1077924316392" calcext:value-type="float">
            <text:p>25.1077924316392</text:p>
          </table:table-cell>
          <table:table-cell office:value-type="float" office:value="80.5126806253708" calcext:value-type="float">
            <text:p>80.5126806253708</text:p>
          </table:table-cell>
          <table:table-cell office:value-type="float" office:value="3.58251931282218" calcext:value-type="float">
            <text:p>3.58251931282218</text:p>
          </table:table-cell>
          <table:table-cell table:formula="of:=SUM([.E65:.P65])" office:value-type="float" office:value="2818.40192126823" calcext:value-type="float">
            <text:p>2818.401921268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4.4097722805641" calcext:value-type="float">
            <text:p>14.4097722805641</text:p>
          </table:table-cell>
          <table:table-cell office:value-type="float" office:value="74.8111941160838" calcext:value-type="float">
            <text:p>74.8111941160838</text:p>
          </table:table-cell>
          <table:table-cell office:value-type="float" office:value="4.9320774070371" calcext:value-type="float">
            <text:p>4.9320774070371</text:p>
          </table:table-cell>
          <table:table-cell office:value-type="float" office:value="22.2106855290751" calcext:value-type="float">
            <text:p>22.2106855290751</text:p>
          </table:table-cell>
          <table:table-cell office:value-type="float" office:value="1.1972133550259" calcext:value-type="float">
            <text:p>1.1972133550259</text:p>
          </table:table-cell>
          <table:table-cell office:value-type="float" office:value="0.058632862703609" calcext:value-type="float">
            <text:p>0.058632862703609</text:p>
          </table:table-cell>
          <table:table-cell office:value-type="float" office:value="6.2551261745479" calcext:value-type="float">
            <text:p>6.2551261745479</text:p>
          </table:table-cell>
          <table:table-cell office:value-type="float" office:value="0.306341348972075" calcext:value-type="float">
            <text:p>0.306341348972075</text:p>
          </table:table-cell>
          <table:table-cell office:value-type="float" office:value="0.412349492678964" calcext:value-type="float">
            <text:p>0.412349492678964</text:p>
          </table:table-cell>
          <table:table-cell office:value-type="float" office:value="0.732201040247208" calcext:value-type="float">
            <text:p>0.732201040247208</text:p>
          </table:table-cell>
          <table:table-cell office:value-type="float" office:value="2.31065181006539" calcext:value-type="float">
            <text:p>2.31065181006539</text:p>
          </table:table-cell>
          <table:table-cell office:value-type="float" office:value="0.113162895958907" calcext:value-type="float">
            <text:p>0.113162895958907</text:p>
          </table:table-cell>
          <table:table-cell table:formula="of:=SUM([.E66:.P66])" office:value-type="float" office:value="127.74940831296" calcext:value-type="float">
            <text:p>127.749408312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12.711950589352" calcext:value-type="float">
            <text:p>412.711950589352</text:p>
          </table:table-cell>
          <table:table-cell office:value-type="float" office:value="1511.36306975268" calcext:value-type="float">
            <text:p>1511.36306975268</text:p>
          </table:table-cell>
          <table:table-cell office:value-type="float" office:value="52.0616914246657" calcext:value-type="float">
            <text:p>52.0616914246657</text:p>
          </table:table-cell>
          <table:table-cell office:value-type="float" office:value="182.456879264848" calcext:value-type="float">
            <text:p>182.456879264848</text:p>
          </table:table-cell>
          <table:table-cell office:value-type="float" office:value="107.15196915338" calcext:value-type="float">
            <text:p>107.15196915338</text:p>
          </table:table-cell>
          <table:table-cell office:value-type="float" office:value="8.14343423383466" calcext:value-type="float">
            <text:p>8.14343423383466</text:p>
          </table:table-cell>
          <table:table-cell office:value-type="float" office:value="396.873018853225" calcext:value-type="float">
            <text:p>396.873018853225</text:p>
          </table:table-cell>
          <table:table-cell office:value-type="float" office:value="30.1619219296701" calcext:value-type="float">
            <text:p>30.1619219296701</text:p>
          </table:table-cell>
          <table:table-cell office:value-type="float" office:value="4.75418232705805" calcext:value-type="float">
            <text:p>4.75418232705805</text:p>
          </table:table-cell>
          <table:table-cell office:value-type="float" office:value="20.9526495388268" calcext:value-type="float">
            <text:p>20.9526495388268</text:p>
          </table:table-cell>
          <table:table-cell office:value-type="float" office:value="63.0826307618705" calcext:value-type="float">
            <text:p>63.0826307618705</text:p>
          </table:table-cell>
          <table:table-cell office:value-type="float" office:value="4.79421198663398" calcext:value-type="float">
            <text:p>4.79421198663398</text:p>
          </table:table-cell>
          <table:table-cell table:formula="of:=SUM([.E67:.P67])" office:value-type="float" office:value="2794.50760981604" calcext:value-type="float">
            <text:p>2794.507609816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525.057285605931" calcext:value-type="float">
            <text:p>525.057285605931</text:p>
          </table:table-cell>
          <table:table-cell office:value-type="float" office:value="4285.83044753885" calcext:value-type="float">
            <text:p>4285.83044753885</text:p>
          </table:table-cell>
          <table:table-cell office:value-type="float" office:value="454.357831727252" calcext:value-type="float">
            <text:p>454.357831727252</text:p>
          </table:table-cell>
          <table:table-cell office:value-type="float" office:value="1379.90988854085" calcext:value-type="float">
            <text:p>1379.90988854085</text:p>
          </table:table-cell>
          <table:table-cell office:value-type="float" office:value="53.8179362580577" calcext:value-type="float">
            <text:p>53.8179362580577</text:p>
          </table:table-cell>
          <table:table-cell office:value-type="float" office:value="2.69131109392995" calcext:value-type="float">
            <text:p>2.69131109392995</text:p>
          </table:table-cell>
          <table:table-cell office:value-type="float" office:value="441.915187953201" calcext:value-type="float">
            <text:p>441.915187953201</text:p>
          </table:table-cell>
          <table:table-cell office:value-type="float" office:value="22.0991611832109" calcext:value-type="float">
            <text:p>22.0991611832109</text:p>
          </table:table-cell>
          <table:table-cell office:value-type="float" office:value="35.4132465989694" calcext:value-type="float">
            <text:p>35.4132465989694</text:p>
          </table:table-cell>
          <table:table-cell office:value-type="float" office:value="46.4648927038618" calcext:value-type="float">
            <text:p>46.4648927038618</text:p>
          </table:table-cell>
          <table:table-cell office:value-type="float" office:value="193.782239204351" calcext:value-type="float">
            <text:p>193.782239204351</text:p>
          </table:table-cell>
          <table:table-cell office:value-type="float" office:value="9.69060366188181" calcext:value-type="float">
            <text:p>9.69060366188181</text:p>
          </table:table-cell>
          <table:table-cell table:formula="of:=SUM([.E68:.P68])" office:value-type="float" office:value="7451.03003207035" calcext:value-type="float">
            <text:p>7451.030032070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814.156730068868" calcext:value-type="float">
            <text:p>814.156730068868</text:p>
          </table:table-cell>
          <table:table-cell office:value-type="float" office:value="242.195469639916" calcext:value-type="float">
            <text:p>242.195469639916</text:p>
          </table:table-cell>
          <table:table-cell office:value-type="float" office:value="14.4344476857598" calcext:value-type="float">
            <text:p>14.4344476857598</text:p>
          </table:table-cell>
          <table:table-cell office:value-type="float" office:value="50.9988420967768" calcext:value-type="float">
            <text:p>50.9988420967768</text:p>
          </table:table-cell>
          <table:table-cell office:value-type="float" office:value="83.4503901688189" calcext:value-type="float">
            <text:p>83.4503901688189</text:p>
          </table:table-cell>
          <table:table-cell office:value-type="float" office:value="4.1731616129219" calcext:value-type="float">
            <text:p>4.1731616129219</text:p>
          </table:table-cell>
          <table:table-cell office:value-type="float" office:value="25.0011277658302" calcext:value-type="float">
            <text:p>25.0011277658302</text:p>
          </table:table-cell>
          <table:table-cell office:value-type="float" office:value="1.25024875810709" calcext:value-type="float">
            <text:p>1.25024875810709</text:p>
          </table:table-cell>
          <table:table-cell office:value-type="float" office:value="0.882869748459335" calcext:value-type="float">
            <text:p>0.882869748459335</text:p>
          </table:table-cell>
          <table:table-cell office:value-type="float" office:value="2.32880078026057" calcext:value-type="float">
            <text:p>2.32880078026057</text:p>
          </table:table-cell>
          <table:table-cell office:value-type="float" office:value="6.85975872155983" calcext:value-type="float">
            <text:p>6.85975872155983</text:p>
          </table:table-cell>
          <table:table-cell office:value-type="float" office:value="0.343040718117769" calcext:value-type="float">
            <text:p>0.343040718117769</text:p>
          </table:table-cell>
          <table:table-cell table:formula="of:=SUM([.E69:.P69])" office:value-type="float" office:value="1246.0748877654" calcext:value-type="float">
            <text:p>1246.07488776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960.857497366718" calcext:value-type="float">
            <text:p>960.857497366718</text:p>
          </table:table-cell>
          <table:table-cell office:value-type="float" office:value="2067.28677364814" calcext:value-type="float">
            <text:p>2067.28677364814</text:p>
          </table:table-cell>
          <table:table-cell office:value-type="float" office:value="231.592112229546" calcext:value-type="float">
            <text:p>231.592112229546</text:p>
          </table:table-cell>
          <table:table-cell office:value-type="float" office:value="1178.77116445914" calcext:value-type="float">
            <text:p>1178.77116445914</text:p>
          </table:table-cell>
          <table:table-cell office:value-type="float" office:value="108.225640811655" calcext:value-type="float">
            <text:p>108.225640811655</text:p>
          </table:table-cell>
          <table:table-cell office:value-type="float" office:value="5.88784047863755" calcext:value-type="float">
            <text:p>5.88784047863755</text:p>
          </table:table-cell>
          <table:table-cell office:value-type="float" office:value="234.693230362383" calcext:value-type="float">
            <text:p>234.693230362383</text:p>
          </table:table-cell>
          <table:table-cell office:value-type="float" office:value="12.7681045954226" calcext:value-type="float">
            <text:p>12.7681045954226</text:p>
          </table:table-cell>
          <table:table-cell office:value-type="float" office:value="25.0548543205078" calcext:value-type="float">
            <text:p>25.0548543205078</text:p>
          </table:table-cell>
          <table:table-cell office:value-type="float" office:value="33.8434162698651" calcext:value-type="float">
            <text:p>33.8434162698651</text:p>
          </table:table-cell>
          <table:table-cell office:value-type="float" office:value="163.643889702417" calcext:value-type="float">
            <text:p>163.643889702417</text:p>
          </table:table-cell>
          <table:table-cell office:value-type="float" office:value="8.90278043766341" calcext:value-type="float">
            <text:p>8.90278043766341</text:p>
          </table:table-cell>
          <table:table-cell table:formula="of:=SUM([.E70:.P70])" office:value-type="float" office:value="5031.5273046821" calcext:value-type="float">
            <text:p>5031.5273046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59.4540468702577" calcext:value-type="float">
            <text:p>59.4540468702577</text:p>
          </table:table-cell>
          <table:table-cell office:value-type="float" office:value="667.697565996308" calcext:value-type="float">
            <text:p>667.697565996308</text:p>
          </table:table-cell>
          <table:table-cell office:value-type="float" office:value="16.9511466784685" calcext:value-type="float">
            <text:p>16.9511466784685</text:p>
          </table:table-cell>
          <table:table-cell office:value-type="float" office:value="73.2477718259558" calcext:value-type="float">
            <text:p>73.2477718259558</text:p>
          </table:table-cell>
          <table:table-cell office:value-type="float" office:value="5.35608280956423" calcext:value-type="float">
            <text:p>5.35608280956423</text:p>
          </table:table-cell>
          <table:table-cell office:value-type="float" office:value="0.447908462563648" calcext:value-type="float">
            <text:p>0.447908462563648</text:p>
          </table:table-cell>
          <table:table-cell office:value-type="float" office:value="60.5025500796668" calcext:value-type="float">
            <text:p>60.5025500796668</text:p>
          </table:table-cell>
          <table:table-cell office:value-type="float" office:value="5.0595939515671" calcext:value-type="float">
            <text:p>5.0595939515671</text:p>
          </table:table-cell>
          <table:table-cell office:value-type="float" office:value="1.71225337828585" calcext:value-type="float">
            <text:p>1.71225337828585</text:p>
          </table:table-cell>
          <table:table-cell office:value-type="float" office:value="4.73965931524247" calcext:value-type="float">
            <text:p>4.73965931524247</text:p>
          </table:table-cell>
          <table:table-cell office:value-type="float" office:value="8.35589650621504" calcext:value-type="float">
            <text:p>8.35589650621504</text:p>
          </table:table-cell>
          <table:table-cell office:value-type="float" office:value="0.698771264468975" calcext:value-type="float">
            <text:p>0.698771264468975</text:p>
          </table:table-cell>
          <table:table-cell table:formula="of:=SUM([.E71:.P71])" office:value-type="float" office:value="904.223247138564" calcext:value-type="float">
            <text:p>904.2232471385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4.6473195136443" calcext:value-type="float">
            <text:p>14.6473195136443</text:p>
          </table:table-cell>
          <table:table-cell office:value-type="float" office:value="1348.81922316497" calcext:value-type="float">
            <text:p>1348.81922316497</text:p>
          </table:table-cell>
          <table:table-cell office:value-type="float" office:value="193.699963350024" calcext:value-type="float">
            <text:p>193.699963350024</text:p>
          </table:table-cell>
          <table:table-cell office:value-type="float" office:value="889.075879997757" calcext:value-type="float">
            <text:p>889.075879997757</text:p>
          </table:table-cell>
          <table:table-cell office:value-type="float" office:value="1.9591790331987" calcext:value-type="float">
            <text:p>1.9591790331987</text:p>
          </table:table-cell>
          <table:table-cell office:value-type="float" office:value="0.132563202923305" calcext:value-type="float">
            <text:p>0.132563202923305</text:p>
          </table:table-cell>
          <table:table-cell office:value-type="float" office:value="181.305275540366" calcext:value-type="float">
            <text:p>181.305275540366</text:p>
          </table:table-cell>
          <table:table-cell office:value-type="float" office:value="12.2675914887079" calcext:value-type="float">
            <text:p>12.2675914887079</text:p>
          </table:table-cell>
          <table:table-cell office:value-type="float" office:value="30.7942021160863" calcext:value-type="float">
            <text:p>30.7942021160863</text:p>
          </table:table-cell>
          <table:table-cell office:value-type="float" office:value="20.1146230707875" calcext:value-type="float">
            <text:p>20.1146230707875</text:p>
          </table:table-cell>
          <table:table-cell office:value-type="float" office:value="150.746576672013" calcext:value-type="float">
            <text:p>150.746576672013</text:p>
          </table:table-cell>
          <table:table-cell office:value-type="float" office:value="10.1999096023088" calcext:value-type="float">
            <text:p>10.1999096023088</text:p>
          </table:table-cell>
          <table:table-cell table:formula="of:=SUM([.E72:.P72])" office:value-type="float" office:value="2853.76230675279" calcext:value-type="float">
            <text:p>2853.762306752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664.112021847064" calcext:value-type="float">
            <text:p>664.112021847064</text:p>
          </table:table-cell>
          <table:table-cell office:value-type="float" office:value="1847.69993697442" calcext:value-type="float">
            <text:p>1847.69993697442</text:p>
          </table:table-cell>
          <table:table-cell office:value-type="float" office:value="230.887285175484" calcext:value-type="float">
            <text:p>230.887285175484</text:p>
          </table:table-cell>
          <table:table-cell office:value-type="float" office:value="1088.79779922962" calcext:value-type="float">
            <text:p>1088.79779922962</text:p>
          </table:table-cell>
          <table:table-cell office:value-type="float" office:value="63.4359738614351" calcext:value-type="float">
            <text:p>63.4359738614351</text:p>
          </table:table-cell>
          <table:table-cell office:value-type="float" office:value="4.75936222984881" calcext:value-type="float">
            <text:p>4.75936222984881</text:p>
          </table:table-cell>
          <table:table-cell office:value-type="float" office:value="177.277739468729" calcext:value-type="float">
            <text:p>177.277739468729</text:p>
          </table:table-cell>
          <table:table-cell office:value-type="float" office:value="13.300481194841" calcext:value-type="float">
            <text:p>13.300481194841</text:p>
          </table:table-cell>
          <table:table-cell office:value-type="float" office:value="30.0416769835909" calcext:value-type="float">
            <text:p>30.0416769835909</text:p>
          </table:table-cell>
          <table:table-cell office:value-type="float" office:value="21.5753576232865" calcext:value-type="float">
            <text:p>21.5753576232865</text:p>
          </table:table-cell>
          <table:table-cell office:value-type="float" office:value="130.201305580819" calcext:value-type="float">
            <text:p>130.201305580819</text:p>
          </table:table-cell>
          <table:table-cell office:value-type="float" office:value="9.76851364199004" calcext:value-type="float">
            <text:p>9.76851364199004</text:p>
          </table:table-cell>
          <table:table-cell table:formula="of:=SUM([.E73:.P73])" office:value-type="float" office:value="4281.85745381113" calcext:value-type="float">
            <text:p>4281.857453811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783.6980354917" calcext:value-type="float">
            <text:p>3783.6980354917</text:p>
          </table:table-cell>
          <table:table-cell office:value-type="float" office:value="2772.5992267328" calcext:value-type="float">
            <text:p>2772.5992267328</text:p>
          </table:table-cell>
          <table:table-cell office:value-type="float" office:value="1665.65705654912" calcext:value-type="float">
            <text:p>1665.65705654912</text:p>
          </table:table-cell>
          <table:table-cell office:value-type="float" office:value="7908.63740979133" calcext:value-type="float">
            <text:p>7908.63740979133</text:p>
          </table:table-cell>
          <table:table-cell office:value-type="float" office:value="448.845744397688" calcext:value-type="float">
            <text:p>448.845744397688</text:p>
          </table:table-cell>
          <table:table-cell office:value-type="float" office:value="25.6309636677069" calcext:value-type="float">
            <text:p>25.6309636677069</text:p>
          </table:table-cell>
          <table:table-cell office:value-type="float" office:value="331.555947794635" calcext:value-type="float">
            <text:p>331.555947794635</text:p>
          </table:table-cell>
          <table:table-cell office:value-type="float" office:value="18.9332271895329" calcext:value-type="float">
            <text:p>18.9332271895329</text:p>
          </table:table-cell>
          <table:table-cell office:value-type="float" office:value="132.831551875524" calcext:value-type="float">
            <text:p>132.831551875524</text:p>
          </table:table-cell>
          <table:table-cell office:value-type="float" office:value="166.269806509729" calcext:value-type="float">
            <text:p>166.269806509729</text:p>
          </table:table-cell>
          <table:table-cell office:value-type="float" office:value="1168.59047226284" calcext:value-type="float">
            <text:p>1168.59047226284</text:p>
          </table:table-cell>
          <table:table-cell office:value-type="float" office:value="66.7313889255884" calcext:value-type="float">
            <text:p>66.7313889255884</text:p>
          </table:table-cell>
          <table:table-cell table:formula="of:=SUM([.E74:.P74])" office:value-type="float" office:value="18489.9808311882" calcext:value-type="float">
            <text:p>18489.98083118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258.17408625424" calcext:value-type="float">
            <text:p>1258.17408625424</text:p>
          </table:table-cell>
          <table:table-cell office:value-type="float" office:value="2327.31700086875" calcext:value-type="float">
            <text:p>2327.31700086875</text:p>
          </table:table-cell>
          <table:table-cell office:value-type="float" office:value="515.829182641263" calcext:value-type="float">
            <text:p>515.829182641263</text:p>
          </table:table-cell>
          <table:table-cell office:value-type="float" office:value="2504.86461013063" calcext:value-type="float">
            <text:p>2504.86461013063</text:p>
          </table:table-cell>
          <table:table-cell office:value-type="float" office:value="140.819804055502" calcext:value-type="float">
            <text:p>140.819804055502</text:p>
          </table:table-cell>
          <table:table-cell office:value-type="float" office:value="12.8059645624096" calcext:value-type="float">
            <text:p>12.8059645624096</text:p>
          </table:table-cell>
          <table:table-cell office:value-type="float" office:value="262.258084519964" calcext:value-type="float">
            <text:p>262.258084519964</text:p>
          </table:table-cell>
          <table:table-cell office:value-type="float" office:value="23.8493993021351" calcext:value-type="float">
            <text:p>23.8493993021351</text:p>
          </table:table-cell>
          <table:table-cell office:value-type="float" office:value="54.586301407037" calcext:value-type="float">
            <text:p>54.586301407037</text:p>
          </table:table-cell>
          <table:table-cell office:value-type="float" office:value="52.7913398171829" calcext:value-type="float">
            <text:p>52.7913398171829</text:p>
          </table:table-cell>
          <table:table-cell office:value-type="float" office:value="348.330496851505" calcext:value-type="float">
            <text:p>348.330496851505</text:p>
          </table:table-cell>
          <table:table-cell office:value-type="float" office:value="31.6767093137609" calcext:value-type="float">
            <text:p>31.6767093137609</text:p>
          </table:table-cell>
          <table:table-cell table:formula="of:=SUM([.E75:.P75])" office:value-type="float" office:value="7533.30297972438" calcext:value-type="float">
            <text:p>7533.302979724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009.69483568341" calcext:value-type="float">
            <text:p>4009.69483568341</text:p>
          </table:table-cell>
          <table:table-cell office:value-type="float" office:value="1233.99423924898" calcext:value-type="float">
            <text:p>1233.99423924898</text:p>
          </table:table-cell>
          <table:table-cell office:value-type="float" office:value="261.298622349333" calcext:value-type="float">
            <text:p>261.298622349333</text:p>
          </table:table-cell>
          <table:table-cell office:value-type="float" office:value="1256.88826853203" calcext:value-type="float">
            <text:p>1256.88826853203</text:p>
          </table:table-cell>
          <table:table-cell office:value-type="float" office:value="468.264836953132" calcext:value-type="float">
            <text:p>468.264836953132</text:p>
          </table:table-cell>
          <table:table-cell office:value-type="float" office:value="41.287807172137" calcext:value-type="float">
            <text:p>41.287807172137</text:p>
          </table:table-cell>
          <table:table-cell office:value-type="float" office:value="145.196073460244" calcext:value-type="float">
            <text:p>145.196073460244</text:p>
          </table:table-cell>
          <table:table-cell office:value-type="float" office:value="12.8022157764069" calcext:value-type="float">
            <text:p>12.8022157764069</text:p>
          </table:table-cell>
          <table:table-cell office:value-type="float" office:value="27.109995458884" calcext:value-type="float">
            <text:p>27.109995458884</text:p>
          </table:table-cell>
          <table:table-cell office:value-type="float" office:value="28.7677796170219" calcext:value-type="float">
            <text:p>28.7677796170219</text:p>
          </table:table-cell>
          <table:table-cell office:value-type="float" office:value="182.737921341403" calcext:value-type="float">
            <text:p>182.737921341403</text:p>
          </table:table-cell>
          <table:table-cell office:value-type="float" office:value="16.1123523783533" calcext:value-type="float">
            <text:p>16.1123523783533</text:p>
          </table:table-cell>
          <table:table-cell table:formula="of:=SUM([.E76:.P76])" office:value-type="float" office:value="7684.15494797134" calcext:value-type="float">
            <text:p>7684.15494797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185.7443288403" calcext:value-type="float">
            <text:p>3185.7443288403</text:p>
          </table:table-cell>
          <table:table-cell office:value-type="float" office:value="3833.82594864708" calcext:value-type="float">
            <text:p>3833.82594864708</text:p>
          </table:table-cell>
          <table:table-cell office:value-type="float" office:value="505.58448671577" calcext:value-type="float">
            <text:p>505.58448671577</text:p>
          </table:table-cell>
          <table:table-cell office:value-type="float" office:value="2962.53818518362" calcext:value-type="float">
            <text:p>2962.53818518362</text:p>
          </table:table-cell>
          <table:table-cell office:value-type="float" office:value="522.789936220735" calcext:value-type="float">
            <text:p>522.789936220735</text:p>
          </table:table-cell>
          <table:table-cell office:value-type="float" office:value="73.0573314922799" calcext:value-type="float">
            <text:p>73.0573314922799</text:p>
          </table:table-cell>
          <table:table-cell office:value-type="float" office:value="640.296391983883" calcext:value-type="float">
            <text:p>640.296391983883</text:p>
          </table:table-cell>
          <table:table-cell office:value-type="float" office:value="89.4782828082719" calcext:value-type="float">
            <text:p>89.4782828082719</text:p>
          </table:table-cell>
          <table:table-cell office:value-type="float" office:value="66.6832663660559" calcext:value-type="float">
            <text:p>66.6832663660559</text:p>
          </table:table-cell>
          <table:table-cell office:value-type="float" office:value="150.496175614597" calcext:value-type="float">
            <text:p>150.496175614597</text:p>
          </table:table-cell>
          <table:table-cell office:value-type="float" office:value="593.614454111872" calcext:value-type="float">
            <text:p>593.614454111872</text:p>
          </table:table-cell>
          <table:table-cell office:value-type="float" office:value="82.9547107700039" calcext:value-type="float">
            <text:p>82.9547107700039</text:p>
          </table:table-cell>
          <table:table-cell table:formula="of:=SUM([.E77:.P77])" office:value-type="float" office:value="12707.0634987545" calcext:value-type="float">
            <text:p>12707.0634987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236.319372246721" calcext:value-type="float">
            <text:p>236.319372246721</text:p>
          </table:table-cell>
          <table:table-cell office:value-type="float" office:value="179.407547027776" calcext:value-type="float">
            <text:p>179.407547027776</text:p>
          </table:table-cell>
          <table:table-cell office:value-type="float" office:value="41.3211379855055" calcext:value-type="float">
            <text:p>41.3211379855055</text:p>
          </table:table-cell>
          <table:table-cell office:value-type="float" office:value="180.829365074941" calcext:value-type="float">
            <text:p>180.829365074941</text:p>
          </table:table-cell>
          <table:table-cell office:value-type="float" office:value="34.4312594628591" calcext:value-type="float">
            <text:p>34.4312594628591</text:p>
          </table:table-cell>
          <table:table-cell office:value-type="float" office:value="1.95296954044211" calcext:value-type="float">
            <text:p>1.95296954044211</text:p>
          </table:table-cell>
          <table:table-cell office:value-type="float" office:value="26.4980860197786" calcext:value-type="float">
            <text:p>26.4980860197786</text:p>
          </table:table-cell>
          <table:table-cell office:value-type="float" office:value="1.5029933753212" calcext:value-type="float">
            <text:p>1.5029933753212</text:p>
          </table:table-cell>
          <table:table-cell office:value-type="float" office:value="6.58259675557743" calcext:value-type="float">
            <text:p>6.58259675557743</text:p>
          </table:table-cell>
          <table:table-cell office:value-type="float" office:value="6.5439846083239" calcext:value-type="float">
            <text:p>6.5439846083239</text:p>
          </table:table-cell>
          <table:table-cell office:value-type="float" office:value="33.9206346506606" calcext:value-type="float">
            <text:p>33.9206346506606</text:p>
          </table:table-cell>
          <table:table-cell office:value-type="float" office:value="1.92400647837656" calcext:value-type="float">
            <text:p>1.92400647837656</text:p>
          </table:table-cell>
          <table:table-cell table:formula="of:=SUM([.E78:.P78])" office:value-type="float" office:value="751.233953226283" calcext:value-type="float">
            <text:p>751.2339532262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199.73700573991" calcext:value-type="float">
            <text:p>1199.73700573991</text:p>
          </table:table-cell>
          <table:table-cell office:value-type="float" office:value="293.805383138094" calcext:value-type="float">
            <text:p>293.805383138094</text:p>
          </table:table-cell>
          <table:table-cell office:value-type="float" office:value="39.7418941881158" calcext:value-type="float">
            <text:p>39.7418941881158</text:p>
          </table:table-cell>
          <table:table-cell office:value-type="float" office:value="203.894141308321" calcext:value-type="float">
            <text:p>203.894141308321</text:p>
          </table:table-cell>
          <table:table-cell office:value-type="float" office:value="99.4667089056335" calcext:value-type="float">
            <text:p>99.4667089056335</text:p>
          </table:table-cell>
          <table:table-cell office:value-type="float" office:value="6.09558273278427" calcext:value-type="float">
            <text:p>6.09558273278427</text:p>
          </table:table-cell>
          <table:table-cell office:value-type="float" office:value="24.5206549771952" calcext:value-type="float">
            <text:p>24.5206549771952</text:p>
          </table:table-cell>
          <table:table-cell office:value-type="float" office:value="1.50269052550392" calcext:value-type="float">
            <text:p>1.50269052550392</text:p>
          </table:table-cell>
          <table:table-cell office:value-type="float" office:value="3.48762063467348" calcext:value-type="float">
            <text:p>3.48762063467348</text:p>
          </table:table-cell>
          <table:table-cell office:value-type="float" office:value="4.3984431142566" calcext:value-type="float">
            <text:p>4.3984431142566</text:p>
          </table:table-cell>
          <table:table-cell office:value-type="float" office:value="20.6908619544055" calcext:value-type="float">
            <text:p>20.6908619544055</text:p>
          </table:table-cell>
          <table:table-cell office:value-type="float" office:value="1.26799068998405" calcext:value-type="float">
            <text:p>1.26799068998405</text:p>
          </table:table-cell>
          <table:table-cell table:formula="of:=SUM([.E79:.P79])" office:value-type="float" office:value="1898.60897790888" calcext:value-type="float">
            <text:p>1898.60897790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7935135642108" calcext:value-type="float">
            <text:p>0.007935135642108</text:p>
          </table:table-cell>
          <table:table-cell office:value-type="float" office:value="0.019887737577383" calcext:value-type="float">
            <text:p>0.019887737577383</text:p>
          </table:table-cell>
          <table:table-cell office:value-type="float" office:value="0.000987112262154" calcext:value-type="float">
            <text:p>0.000987112262154</text:p>
          </table:table-cell>
          <table:table-cell office:value-type="float" office:value="0.003332422900684" calcext:value-type="float">
            <text:p>0.003332422900684</text:p>
          </table:table-cell>
          <table:table-cell office:value-type="float" office:value="0.000238865396525" calcext:value-type="float">
            <text:p>0.000238865396525</text:p>
          </table:table-cell>
          <table:table-cell office:value-type="float" office:value="0.0000205602540006656" calcext:value-type="float">
            <text:p>2.05602540006656E-05</text:p>
          </table:table-cell>
          <table:table-cell office:value-type="float" office:value="0.000599974635869" calcext:value-type="float">
            <text:p>0.000599974635869</text:p>
          </table:table-cell>
          <table:table-cell office:value-type="float" office:value="0.000051642603268997" calcext:value-type="float">
            <text:p>5.1642603268997E-05</text:p>
          </table:table-cell>
          <table:table-cell office:value-type="float" office:value="0.0000748802495831344" calcext:value-type="float">
            <text:p>7.48802495831344E-05</text:p>
          </table:table-cell>
          <table:table-cell office:value-type="float" office:value="0.0000686024114121828" calcext:value-type="float">
            <text:p>6.86024114121828E-05</text:p>
          </table:table-cell>
          <table:table-cell office:value-type="float" office:value="0.00013303776706" calcext:value-type="float">
            <text:p>0.00013303776706</text:p>
          </table:table-cell>
          <table:table-cell office:value-type="float" office:value="0.0000114511784554554" calcext:value-type="float">
            <text:p>1.14511784554554E-05</text:p>
          </table:table-cell>
          <table:table-cell table:formula="of:=SUM([.E80:.P80])" office:value-type="float" office:value="0.0333414228785034" calcext:value-type="float">
            <text:p>0.033341422878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1.53069343718797" calcext:value-type="float">
            <text:p>1.53069343718797</text:p>
          </table:table-cell>
          <table:table-cell office:value-type="float" office:value="8.75351655360035" calcext:value-type="float">
            <text:p>8.75351655360035</text:p>
          </table:table-cell>
          <table:table-cell office:value-type="float" office:value="0.423119809702761" calcext:value-type="float">
            <text:p>0.423119809702761</text:p>
          </table:table-cell>
          <table:table-cell office:value-type="float" office:value="1.56199977194747" calcext:value-type="float">
            <text:p>1.56199977194747</text:p>
          </table:table-cell>
          <table:table-cell office:value-type="float" office:value="0.138079715314211" calcext:value-type="float">
            <text:p>0.138079715314211</text:p>
          </table:table-cell>
          <table:table-cell office:value-type="float" office:value="0.008862387037104" calcext:value-type="float">
            <text:p>0.008862387037104</text:p>
          </table:table-cell>
          <table:table-cell office:value-type="float" office:value="0.792478914155343" calcext:value-type="float">
            <text:p>0.792478914155343</text:p>
          </table:table-cell>
          <table:table-cell office:value-type="float" office:value="0.050863769815912" calcext:value-type="float">
            <text:p>0.050863769815912</text:p>
          </table:table-cell>
          <table:table-cell office:value-type="float" office:value="0.043784122356751" calcext:value-type="float">
            <text:p>0.043784122356751</text:p>
          </table:table-cell>
          <table:table-cell office:value-type="float" office:value="0.047941820651718" calcext:value-type="float">
            <text:p>0.047941820651718</text:p>
          </table:table-cell>
          <table:table-cell office:value-type="float" office:value="0.184498758959347" calcext:value-type="float">
            <text:p>0.184498758959347</text:p>
          </table:table-cell>
          <table:table-cell office:value-type="float" office:value="0.011841706119124" calcext:value-type="float">
            <text:p>0.011841706119124</text:p>
          </table:table-cell>
          <table:table-cell table:formula="of:=SUM([.E81:.P81])" office:value-type="float" office:value="13.5476807668481" calcext:value-type="float">
            <text:p>13.54768076684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00760341067823717" calcext:value-type="float">
            <text:p>7.60341067823717E-05</text:p>
          </table:table-cell>
          <table:table-cell office:value-type="float" office:value="0.001950518022287" calcext:value-type="float">
            <text:p>0.001950518022287</text:p>
          </table:table-cell>
          <table:table-cell office:value-type="float" office:value="0.000120326612681" calcext:value-type="float">
            <text:p>0.000120326612681</text:p>
          </table:table-cell>
          <table:table-cell office:value-type="float" office:value="0.00038361647375" calcext:value-type="float">
            <text:p>0.00038361647375</text:p>
          </table:table-cell>
          <table:table-cell office:value-type="float" office:value="0.00000685883107012686" calcext:value-type="float">
            <text:p>6.85883107012686E-06</text:p>
          </table:table-cell>
          <table:table-cell office:value-type="float" office:value="0.000000440221177106286" calcext:value-type="float">
            <text:p>4.40221177106286E-07</text:p>
          </table:table-cell>
          <table:table-cell office:value-type="float" office:value="0.00017652026701" calcext:value-type="float">
            <text:p>0.00017652026701</text:p>
          </table:table-cell>
          <table:table-cell office:value-type="float" office:value="0.0000113296214663931" calcext:value-type="float">
            <text:p>1.13296214663931E-05</text:p>
          </table:table-cell>
          <table:table-cell office:value-type="float" office:value="0.0000127493102206244" calcext:value-type="float">
            <text:p>1.27493102206244E-05</text:p>
          </table:table-cell>
          <table:table-cell office:value-type="float" office:value="0.0000109699452001922" calcext:value-type="float">
            <text:p>1.09699452001922E-05</text:p>
          </table:table-cell>
          <table:table-cell office:value-type="float" office:value="0.0000470296791680692" calcext:value-type="float">
            <text:p>4.70296791680692E-05</text:p>
          </table:table-cell>
          <table:table-cell office:value-type="float" office:value="0.00000301851153798944" calcext:value-type="float">
            <text:p>3.01851153798944E-06</text:p>
          </table:table-cell>
          <table:table-cell table:formula="of:=SUM([.E82:.P82])" office:value-type="float" office:value="0.00279941160235087" calcext:value-type="float">
            <text:p>0.0027994116023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6739425323107" calcext:value-type="float">
            <text:p>0.006739425323107</text:p>
          </table:table-cell>
          <table:table-cell office:value-type="float" office:value="0.098459086674046" calcext:value-type="float">
            <text:p>0.098459086674046</text:p>
          </table:table-cell>
          <table:table-cell office:value-type="float" office:value="0.005929688807626" calcext:value-type="float">
            <text:p>0.005929688807626</text:p>
          </table:table-cell>
          <table:table-cell office:value-type="float" office:value="0.01901124985932" calcext:value-type="float">
            <text:p>0.01901124985932</text:p>
          </table:table-cell>
          <table:table-cell office:value-type="float" office:value="0.000402511851848" calcext:value-type="float">
            <text:p>0.000402511851848</text:p>
          </table:table-cell>
          <table:table-cell office:value-type="float" office:value="0.0000185455283351723" calcext:value-type="float">
            <text:p>1.85455283351723E-05</text:p>
          </table:table-cell>
          <table:table-cell office:value-type="float" office:value="0.005895468229062" calcext:value-type="float">
            <text:p>0.005895468229062</text:p>
          </table:table-cell>
          <table:table-cell office:value-type="float" office:value="0.000271630692585" calcext:value-type="float">
            <text:p>0.000271630692585</text:p>
          </table:table-cell>
          <table:table-cell office:value-type="float" office:value="0.000609065693812" calcext:value-type="float">
            <text:p>0.000609065693812</text:p>
          </table:table-cell>
          <table:table-cell office:value-type="float" office:value="0.000457490555609" calcext:value-type="float">
            <text:p>0.000457490555609</text:p>
          </table:table-cell>
          <table:table-cell office:value-type="float" office:value="0.001538292343584" calcext:value-type="float">
            <text:p>0.001538292343584</text:p>
          </table:table-cell>
          <table:table-cell office:value-type="float" office:value="0.0000708760353632094" calcext:value-type="float">
            <text:p>7.08760353632094E-05</text:p>
          </table:table-cell>
          <table:table-cell table:formula="of:=SUM([.E83:.P83])" office:value-type="float" office:value="0.139403331594297" calcext:value-type="float">
            <text:p>0.139403331594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30142230020666" calcext:value-type="float">
            <text:p>0.030142230020666</text:p>
          </table:table-cell>
          <table:table-cell office:value-type="float" office:value="0.128515642067536" calcext:value-type="float">
            <text:p>0.128515642067536</text:p>
          </table:table-cell>
          <table:table-cell office:value-type="float" office:value="0.006587602520976" calcext:value-type="float">
            <text:p>0.006587602520976</text:p>
          </table:table-cell>
          <table:table-cell office:value-type="float" office:value="0.021982052917736" calcext:value-type="float">
            <text:p>0.021982052917736</text:p>
          </table:table-cell>
          <table:table-cell office:value-type="float" office:value="0.00218831972253" calcext:value-type="float">
            <text:p>0.00218831972253</text:p>
          </table:table-cell>
          <table:table-cell office:value-type="float" office:value="0.000183495529396" calcext:value-type="float">
            <text:p>0.000183495529396</text:p>
          </table:table-cell>
          <table:table-cell office:value-type="float" office:value="0.009387388777" calcext:value-type="float">
            <text:p>0.009387388777</text:p>
          </table:table-cell>
          <table:table-cell office:value-type="float" office:value="0.00078715365746" calcext:value-type="float">
            <text:p>0.00078715365746</text:p>
          </table:table-cell>
          <table:table-cell office:value-type="float" office:value="0.000489829334314" calcext:value-type="float">
            <text:p>0.000489829334314</text:p>
          </table:table-cell>
          <table:table-cell office:value-type="float" office:value="0.001068783097798" calcext:value-type="float">
            <text:p>0.001068783097798</text:p>
          </table:table-cell>
          <table:table-cell office:value-type="float" office:value="0.002130126574031" calcext:value-type="float">
            <text:p>0.002130126574031</text:p>
          </table:table-cell>
          <table:table-cell office:value-type="float" office:value="0.000178615903041" calcext:value-type="float">
            <text:p>0.000178615903041</text:p>
          </table:table-cell>
          <table:table-cell table:formula="of:=SUM([.E84:.P84])" office:value-type="float" office:value="0.203641240122484" calcext:value-type="float">
            <text:p>0.2036412401224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347623242104281" calcext:value-type="float">
            <text:p>0.347623242104281</text:p>
          </table:table-cell>
          <table:table-cell office:value-type="float" office:value="0.60707320767746" calcext:value-type="float">
            <text:p>0.60707320767746</text:p>
          </table:table-cell>
          <table:table-cell office:value-type="float" office:value="0.028109856486987" calcext:value-type="float">
            <text:p>0.028109856486987</text:p>
          </table:table-cell>
          <table:table-cell office:value-type="float" office:value="0.109283822101775" calcext:value-type="float">
            <text:p>0.109283822101775</text:p>
          </table:table-cell>
          <table:table-cell office:value-type="float" office:value="0.007427232821348" calcext:value-type="float">
            <text:p>0.007427232821348</text:p>
          </table:table-cell>
          <table:table-cell office:value-type="float" office:value="0.000689331563658" calcext:value-type="float">
            <text:p>0.000689331563658</text:p>
          </table:table-cell>
          <table:table-cell office:value-type="float" office:value="0.012989243673808" calcext:value-type="float">
            <text:p>0.012989243673808</text:p>
          </table:table-cell>
          <table:table-cell office:value-type="float" office:value="0.001205549343581" calcext:value-type="float">
            <text:p>0.001205549343581</text:p>
          </table:table-cell>
          <table:table-cell office:value-type="float" office:value="0.00268213501598" calcext:value-type="float">
            <text:p>0.00268213501598</text:p>
          </table:table-cell>
          <table:table-cell office:value-type="float" office:value="0.001588547278493" calcext:value-type="float">
            <text:p>0.001588547278493</text:p>
          </table:table-cell>
          <table:table-cell office:value-type="float" office:value="0.003008099340795" calcext:value-type="float">
            <text:p>0.003008099340795</text:p>
          </table:table-cell>
          <table:table-cell office:value-type="float" office:value="0.000279185784545" calcext:value-type="float">
            <text:p>0.000279185784545</text:p>
          </table:table-cell>
          <table:table-cell table:formula="of:=SUM([.E85:.P85])" office:value-type="float" office:value="1.12195945319271" calcext:value-type="float">
            <text:p>1.121959453192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2.7230397271682" calcext:value-type="float">
            <text:p>32.7230397271682</text:p>
          </table:table-cell>
          <table:table-cell office:value-type="float" office:value="10.6057088914033" calcext:value-type="float">
            <text:p>10.6057088914033</text:p>
          </table:table-cell>
          <table:table-cell office:value-type="float" office:value="1.17006269460607" calcext:value-type="float">
            <text:p>1.17006269460607</text:p>
          </table:table-cell>
          <table:table-cell office:value-type="float" office:value="5.62657916830286" calcext:value-type="float">
            <text:p>5.62657916830286</text:p>
          </table:table-cell>
          <table:table-cell office:value-type="float" office:value="0.641017349623153" calcext:value-type="float">
            <text:p>0.641017349623153</text:p>
          </table:table-cell>
          <table:table-cell office:value-type="float" office:value="0.031911343367765" calcext:value-type="float">
            <text:p>0.031911343367765</text:p>
          </table:table-cell>
          <table:table-cell office:value-type="float" office:value="0.207805306418129" calcext:value-type="float">
            <text:p>0.207805306418129</text:p>
          </table:table-cell>
          <table:table-cell office:value-type="float" office:value="0.01034503432809" calcext:value-type="float">
            <text:p>0.01034503432809</text:p>
          </table:table-cell>
          <table:table-cell office:value-type="float" office:value="0.105485315999952" calcext:value-type="float">
            <text:p>0.105485315999952</text:p>
          </table:table-cell>
          <table:table-cell office:value-type="float" office:value="0.026055012372941" calcext:value-type="float">
            <text:p>0.026055012372941</text:p>
          </table:table-cell>
          <table:table-cell office:value-type="float" office:value="0.135669153293273" calcext:value-type="float">
            <text:p>0.135669153293273</text:p>
          </table:table-cell>
          <table:table-cell office:value-type="float" office:value="0.006753927858116" calcext:value-type="float">
            <text:p>0.006753927858116</text:p>
          </table:table-cell>
          <table:table-cell table:formula="of:=SUM([.E86:.P86])" office:value-type="float" office:value="51.2904329247418" calcext:value-type="float">
            <text:p>51.29043292474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8.8759960174449" calcext:value-type="float">
            <text:p>48.8759960174449</text:p>
          </table:table-cell>
          <table:table-cell office:value-type="float" office:value="20.6223951321434" calcext:value-type="float">
            <text:p>20.6223951321434</text:p>
          </table:table-cell>
          <table:table-cell office:value-type="float" office:value="1.05298307933453" calcext:value-type="float">
            <text:p>1.05298307933453</text:p>
          </table:table-cell>
          <table:table-cell office:value-type="float" office:value="5.83936697200876" calcext:value-type="float">
            <text:p>5.83936697200876</text:p>
          </table:table-cell>
          <table:table-cell office:value-type="float" office:value="0.918171354720434" calcext:value-type="float">
            <text:p>0.918171354720434</text:p>
          </table:table-cell>
          <table:table-cell office:value-type="float" office:value="0.051671707953659" calcext:value-type="float">
            <text:p>0.051671707953659</text:p>
          </table:table-cell>
          <table:table-cell office:value-type="float" office:value="0.387731032581018" calcext:value-type="float">
            <text:p>0.387731032581018</text:p>
          </table:table-cell>
          <table:table-cell office:value-type="float" office:value="0.021820245836571" calcext:value-type="float">
            <text:p>0.021820245836571</text:p>
          </table:table-cell>
          <table:table-cell office:value-type="float" office:value="0.075335577683694" calcext:value-type="float">
            <text:p>0.075335577683694</text:p>
          </table:table-cell>
          <table:table-cell office:value-type="float" office:value="0.038354242535323" calcext:value-type="float">
            <text:p>0.038354242535323</text:p>
          </table:table-cell>
          <table:table-cell office:value-type="float" office:value="0.131289338627453" calcext:value-type="float">
            <text:p>0.131289338627453</text:p>
          </table:table-cell>
          <table:table-cell office:value-type="float" office:value="0.007388538455387" calcext:value-type="float">
            <text:p>0.007388538455387</text:p>
          </table:table-cell>
          <table:table-cell table:formula="of:=SUM([.E87:.P87])" office:value-type="float" office:value="78.0225032393251" calcext:value-type="float">
            <text:p>78.0225032393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2.2225683682512" calcext:value-type="float">
            <text:p>2.2225683682512</text:p>
          </table:table-cell>
          <table:table-cell office:value-type="float" office:value="3.55082485118155" calcext:value-type="float">
            <text:p>3.55082485118155</text:p>
          </table:table-cell>
          <table:table-cell office:value-type="float" office:value="0.157667270684551" calcext:value-type="float">
            <text:p>0.157667270684551</text:p>
          </table:table-cell>
          <table:table-cell office:value-type="float" office:value="0.653088641000618" calcext:value-type="float">
            <text:p>0.653088641000618</text:p>
          </table:table-cell>
          <table:table-cell office:value-type="float" office:value="0.109818427498036" calcext:value-type="float">
            <text:p>0.109818427498036</text:p>
          </table:table-cell>
          <table:table-cell office:value-type="float" office:value="0.00728694995801" calcext:value-type="float">
            <text:p>0.00728694995801</text:p>
          </table:table-cell>
          <table:table-cell office:value-type="float" office:value="0.175934871836165" calcext:value-type="float">
            <text:p>0.175934871836165</text:p>
          </table:table-cell>
          <table:table-cell office:value-type="float" office:value="0.011674075436583" calcext:value-type="float">
            <text:p>0.011674075436583</text:p>
          </table:table-cell>
          <table:table-cell office:value-type="float" office:value="0.016406223340483" calcext:value-type="float">
            <text:p>0.016406223340483</text:p>
          </table:table-cell>
          <table:table-cell office:value-type="float" office:value="0.015229736823528" calcext:value-type="float">
            <text:p>0.015229736823528</text:p>
          </table:table-cell>
          <table:table-cell office:value-type="float" office:value="0.04113658435527" calcext:value-type="float">
            <text:p>0.04113658435527</text:p>
          </table:table-cell>
          <table:table-cell office:value-type="float" office:value="0.00272959865179" calcext:value-type="float">
            <text:p>0.00272959865179</text:p>
          </table:table-cell>
          <table:table-cell table:formula="of:=SUM([.E88:.P88])" office:value-type="float" office:value="6.96436559901778" calcext:value-type="float">
            <text:p>6.964365599017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150001521471299" calcext:value-type="float">
            <text:p>0.150001521471299</text:p>
          </table:table-cell>
          <table:table-cell office:value-type="float" office:value="0.236231307254311" calcext:value-type="float">
            <text:p>0.236231307254311</text:p>
          </table:table-cell>
          <table:table-cell office:value-type="float" office:value="0.010458045985567" calcext:value-type="float">
            <text:p>0.010458045985567</text:p>
          </table:table-cell>
          <table:table-cell office:value-type="float" office:value="0.043484410483142" calcext:value-type="float">
            <text:p>0.043484410483142</text:p>
          </table:table-cell>
          <table:table-cell office:value-type="float" office:value="0.010338357508061" calcext:value-type="float">
            <text:p>0.010338357508061</text:p>
          </table:table-cell>
          <table:table-cell office:value-type="float" office:value="0.000464576419365" calcext:value-type="float">
            <text:p>0.000464576419365</text:p>
          </table:table-cell>
          <table:table-cell office:value-type="float" office:value="0.016341703461705" calcext:value-type="float">
            <text:p>0.016341703461705</text:p>
          </table:table-cell>
          <table:table-cell office:value-type="float" office:value="0.00073434973347" calcext:value-type="float">
            <text:p>0.00073434973347</text:p>
          </table:table-cell>
          <table:table-cell office:value-type="float" office:value="0.001093345109321" calcext:value-type="float">
            <text:p>0.001093345109321</text:p>
          </table:table-cell>
          <table:table-cell office:value-type="float" office:value="0.001283438537885" calcext:value-type="float">
            <text:p>0.001283438537885</text:p>
          </table:table-cell>
          <table:table-cell office:value-type="float" office:value="0.003821373007295" calcext:value-type="float">
            <text:p>0.003821373007295</text:p>
          </table:table-cell>
          <table:table-cell office:value-type="float" office:value="0.000171721647989" calcext:value-type="float">
            <text:p>0.000171721647989</text:p>
          </table:table-cell>
          <table:table-cell table:formula="of:=SUM([.E89:.P89])" office:value-type="float" office:value="0.47442415061941" calcext:value-type="float">
            <text:p>0.474424150619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706.620207245464" calcext:value-type="float">
            <text:p>706.620207245464</text:p>
          </table:table-cell>
          <table:table-cell office:value-type="float" office:value="763.085789313416" calcext:value-type="float">
            <text:p>763.085789313416</text:p>
          </table:table-cell>
          <table:table-cell office:value-type="float" office:value="103.497080657545" calcext:value-type="float">
            <text:p>103.497080657545</text:p>
          </table:table-cell>
          <table:table-cell office:value-type="float" office:value="493.729070799168" calcext:value-type="float">
            <text:p>493.729070799168</text:p>
          </table:table-cell>
          <table:table-cell office:value-type="float" office:value="62.195435541939" calcext:value-type="float">
            <text:p>62.195435541939</text:p>
          </table:table-cell>
          <table:table-cell office:value-type="float" office:value="2.33788576437426" calcext:value-type="float">
            <text:p>2.33788576437426</text:p>
          </table:table-cell>
          <table:table-cell office:value-type="float" office:value="67.314920317625" calcext:value-type="float">
            <text:p>67.314920317625</text:p>
          </table:table-cell>
          <table:table-cell office:value-type="float" office:value="2.53032385044468" calcext:value-type="float">
            <text:p>2.53032385044468</text:p>
          </table:table-cell>
          <table:table-cell office:value-type="float" office:value="10.4110082932269" calcext:value-type="float">
            <text:p>10.4110082932269</text:p>
          </table:table-cell>
          <table:table-cell office:value-type="float" office:value="5.44221649526141" calcext:value-type="float">
            <text:p>5.44221649526141</text:p>
          </table:table-cell>
          <table:table-cell office:value-type="float" office:value="53.8126542577089" calcext:value-type="float">
            <text:p>53.8126542577089</text:p>
          </table:table-cell>
          <table:table-cell office:value-type="float" office:value="2.02278249579035" calcext:value-type="float">
            <text:p>2.02278249579035</text:p>
          </table:table-cell>
          <table:table-cell table:formula="of:=SUM([.E90:.P90])" office:value-type="float" office:value="2272.99937503196" calcext:value-type="float">
            <text:p>2272.999375031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64.6684606056705" calcext:value-type="float">
            <text:p>64.6684606056705</text:p>
          </table:table-cell>
          <table:table-cell office:value-type="float" office:value="101.852674101894" calcext:value-type="float">
            <text:p>101.852674101894</text:p>
          </table:table-cell>
          <table:table-cell office:value-type="float" office:value="4.55043290553416" calcext:value-type="float">
            <text:p>4.55043290553416</text:p>
          </table:table-cell>
          <table:table-cell office:value-type="float" office:value="18.9649924038475" calcext:value-type="float">
            <text:p>18.9649924038475</text:p>
          </table:table-cell>
          <table:table-cell office:value-type="float" office:value="1.73131371079869" calcext:value-type="float">
            <text:p>1.73131371079869</text:p>
          </table:table-cell>
          <table:table-cell office:value-type="float" office:value="0.10355393789842" calcext:value-type="float">
            <text:p>0.10355393789842</text:p>
          </table:table-cell>
          <table:table-cell office:value-type="float" office:value="2.73057287641709" calcext:value-type="float">
            <text:p>2.73057287641709</text:p>
          </table:table-cell>
          <table:table-cell office:value-type="float" office:value="0.163321974699294" calcext:value-type="float">
            <text:p>0.163321974699294</text:p>
          </table:table-cell>
          <table:table-cell office:value-type="float" office:value="0.475727099987956" calcext:value-type="float">
            <text:p>0.475727099987956</text:p>
          </table:table-cell>
          <table:table-cell office:value-type="float" office:value="0.262716436251422" calcext:value-type="float">
            <text:p>0.262716436251422</text:p>
          </table:table-cell>
          <table:table-cell office:value-type="float" office:value="0.645570374583888" calcext:value-type="float">
            <text:p>0.645570374583888</text:p>
          </table:table-cell>
          <table:table-cell office:value-type="float" office:value="0.038613079802781" calcext:value-type="float">
            <text:p>0.038613079802781</text:p>
          </table:table-cell>
          <table:table-cell table:formula="of:=SUM([.E91:.P91])" office:value-type="float" office:value="196.187949507386" calcext:value-type="float">
            <text:p>196.1879495073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2.61730608562499" calcext:value-type="float">
            <text:p>2.61730608562499</text:p>
          </table:table-cell>
          <table:table-cell office:value-type="float" office:value="3.98912958232103" calcext:value-type="float">
            <text:p>3.98912958232103</text:p>
          </table:table-cell>
          <table:table-cell office:value-type="float" office:value="0.245209007795293" calcext:value-type="float">
            <text:p>0.245209007795293</text:p>
          </table:table-cell>
          <table:table-cell office:value-type="float" office:value="1.06715680989464" calcext:value-type="float">
            <text:p>1.06715680989464</text:p>
          </table:table-cell>
          <table:table-cell office:value-type="float" office:value="0.085346185793174" calcext:value-type="float">
            <text:p>0.085346185793174</text:p>
          </table:table-cell>
          <table:table-cell office:value-type="float" office:value="0.004601179838606" calcext:value-type="float">
            <text:p>0.004601179838606</text:p>
          </table:table-cell>
          <table:table-cell office:value-type="float" office:value="0.130288106797611" calcext:value-type="float">
            <text:p>0.130288106797611</text:p>
          </table:table-cell>
          <table:table-cell office:value-type="float" office:value="0.007024086719704" calcext:value-type="float">
            <text:p>0.007024086719704</text:p>
          </table:table-cell>
          <table:table-cell office:value-type="float" office:value="0.024772610090317" calcext:value-type="float">
            <text:p>0.024772610090317</text:p>
          </table:table-cell>
          <table:table-cell office:value-type="float" office:value="0.013295997420696" calcext:value-type="float">
            <text:p>0.013295997420696</text:p>
          </table:table-cell>
          <table:table-cell office:value-type="float" office:value="0.043826577130041" calcext:value-type="float">
            <text:p>0.043826577130041</text:p>
          </table:table-cell>
          <table:table-cell office:value-type="float" office:value="0.002362776510886" calcext:value-type="float">
            <text:p>0.002362776510886</text:p>
          </table:table-cell>
          <table:table-cell table:formula="of:=SUM([.E92:.P92])" office:value-type="float" office:value="8.23031900593699" calcext:value-type="float">
            <text:p>8.230319005936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.10877582425267" calcext:value-type="float">
            <text:p>3.10877582425267</text:p>
          </table:table-cell>
          <table:table-cell office:value-type="float" office:value="5.27297732717593" calcext:value-type="float">
            <text:p>5.27297732717593</text:p>
          </table:table-cell>
          <table:table-cell office:value-type="float" office:value="0.162487298584912" calcext:value-type="float">
            <text:p>0.162487298584912</text:p>
          </table:table-cell>
          <table:table-cell office:value-type="float" office:value="0.588835200255101" calcext:value-type="float">
            <text:p>0.588835200255101</text:p>
          </table:table-cell>
          <table:table-cell office:value-type="float" office:value="0.114027583004754" calcext:value-type="float">
            <text:p>0.114027583004754</text:p>
          </table:table-cell>
          <table:table-cell office:value-type="float" office:value="0.00672149884356" calcext:value-type="float">
            <text:p>0.00672149884356</text:p>
          </table:table-cell>
          <table:table-cell office:value-type="float" office:value="0.193852819628972" calcext:value-type="float">
            <text:p>0.193852819628972</text:p>
          </table:table-cell>
          <table:table-cell office:value-type="float" office:value="0.011426897498149" calcext:value-type="float">
            <text:p>0.011426897498149</text:p>
          </table:table-cell>
          <table:table-cell office:value-type="float" office:value="0.014228857271758" calcext:value-type="float">
            <text:p>0.014228857271758</text:p>
          </table:table-cell>
          <table:table-cell office:value-type="float" office:value="0.016493860725877" calcext:value-type="float">
            <text:p>0.016493860725877</text:p>
          </table:table-cell>
          <table:table-cell office:value-type="float" office:value="0.028240899817378" calcext:value-type="float">
            <text:p>0.028240899817378</text:p>
          </table:table-cell>
          <table:table-cell office:value-type="float" office:value="0.001664695247076" calcext:value-type="float">
            <text:p>0.001664695247076</text:p>
          </table:table-cell>
          <table:table-cell table:formula="of:=SUM([.E93:.P93])" office:value-type="float" office:value="9.51973276230614" calcext:value-type="float">
            <text:p>9.519732762306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.73206090252339" calcext:value-type="float">
            <text:p>3.73206090252339</text:p>
          </table:table-cell>
          <table:table-cell office:value-type="float" office:value="17.0905099216939" calcext:value-type="float">
            <text:p>17.0905099216939</text:p>
          </table:table-cell>
          <table:table-cell office:value-type="float" office:value="0.861303171896036" calcext:value-type="float">
            <text:p>0.861303171896036</text:p>
          </table:table-cell>
          <table:table-cell office:value-type="float" office:value="2.89543867443317" calcext:value-type="float">
            <text:p>2.89543867443317</text:p>
          </table:table-cell>
          <table:table-cell office:value-type="float" office:value="0.165236403551037" calcext:value-type="float">
            <text:p>0.165236403551037</text:p>
          </table:table-cell>
          <table:table-cell office:value-type="float" office:value="0.007360828283733" calcext:value-type="float">
            <text:p>0.007360828283733</text:p>
          </table:table-cell>
          <table:table-cell office:value-type="float" office:value="0.758857422432716" calcext:value-type="float">
            <text:p>0.758857422432716</text:p>
          </table:table-cell>
          <table:table-cell office:value-type="float" office:value="0.033805015470685" calcext:value-type="float">
            <text:p>0.033805015470685</text:p>
          </table:table-cell>
          <table:table-cell office:value-type="float" office:value="0.064278770569635" calcext:value-type="float">
            <text:p>0.064278770569635</text:p>
          </table:table-cell>
          <table:table-cell office:value-type="float" office:value="0.073529585791972" calcext:value-type="float">
            <text:p>0.073529585791972</text:p>
          </table:table-cell>
          <table:table-cell office:value-type="float" office:value="0.170252780702263" calcext:value-type="float">
            <text:p>0.170252780702263</text:p>
          </table:table-cell>
          <table:table-cell office:value-type="float" office:value="0.007584294118277" calcext:value-type="float">
            <text:p>0.007584294118277</text:p>
          </table:table-cell>
          <table:table-cell table:formula="of:=SUM([.E94:.P94])" office:value-type="float" office:value="25.8602177714668" calcext:value-type="float">
            <text:p>25.86021777146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63.3970835274044" calcext:value-type="float">
            <text:p>63.3970835274044</text:p>
          </table:table-cell>
          <table:table-cell office:value-type="float" office:value="26.6427636829511" calcext:value-type="float">
            <text:p>26.6427636829511</text:p>
          </table:table-cell>
          <table:table-cell office:value-type="float" office:value="1.29782121194349" calcext:value-type="float">
            <text:p>1.29782121194349</text:p>
          </table:table-cell>
          <table:table-cell office:value-type="float" office:value="3.26397330508067" calcext:value-type="float">
            <text:p>3.26397330508067</text:p>
          </table:table-cell>
          <table:table-cell office:value-type="float" office:value="2.05332038084749" calcext:value-type="float">
            <text:p>2.05332038084749</text:p>
          </table:table-cell>
          <table:table-cell office:value-type="float" office:value="0.085130108599352" calcext:value-type="float">
            <text:p>0.085130108599352</text:p>
          </table:table-cell>
          <table:table-cell office:value-type="float" office:value="0.864778045842356" calcext:value-type="float">
            <text:p>0.864778045842356</text:p>
          </table:table-cell>
          <table:table-cell office:value-type="float" office:value="0.035853464293044" calcext:value-type="float">
            <text:p>0.035853464293044</text:p>
          </table:table-cell>
          <table:table-cell office:value-type="float" office:value="0.060266706550009" calcext:value-type="float">
            <text:p>0.060266706550009</text:p>
          </table:table-cell>
          <table:table-cell office:value-type="float" office:value="0.07826182916917" calcext:value-type="float">
            <text:p>0.07826182916917</text:p>
          </table:table-cell>
          <table:table-cell office:value-type="float" office:value="0.150369579446312" calcext:value-type="float">
            <text:p>0.150369579446312</text:p>
          </table:table-cell>
          <table:table-cell office:value-type="float" office:value="0.006234282164491" calcext:value-type="float">
            <text:p>0.006234282164491</text:p>
          </table:table-cell>
          <table:table-cell table:formula="of:=SUM([.E95:.P95])" office:value-type="float" office:value="97.9358561242919" calcext:value-type="float">
            <text:p>97.93585612429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5.8527461200251" calcext:value-type="float">
            <text:p>35.8527461200251</text:p>
          </table:table-cell>
          <table:table-cell office:value-type="float" office:value="69.7922093614523" calcext:value-type="float">
            <text:p>69.7922093614523</text:p>
          </table:table-cell>
          <table:table-cell office:value-type="float" office:value="3.68816887947973" calcext:value-type="float">
            <text:p>3.68816887947973</text:p>
          </table:table-cell>
          <table:table-cell office:value-type="float" office:value="6.03372483230272" calcext:value-type="float">
            <text:p>6.03372483230272</text:p>
          </table:table-cell>
          <table:table-cell office:value-type="float" office:value="1.25097772376652" calcext:value-type="float">
            <text:p>1.25097772376652</text:p>
          </table:table-cell>
          <table:table-cell office:value-type="float" office:value="0.055219233994605" calcext:value-type="float">
            <text:p>0.055219233994605</text:p>
          </table:table-cell>
          <table:table-cell office:value-type="float" office:value="2.4404692157701" calcext:value-type="float">
            <text:p>2.4404692157701</text:p>
          </table:table-cell>
          <table:table-cell office:value-type="float" office:value="0.107724412770911" calcext:value-type="float">
            <text:p>0.107724412770911</text:p>
          </table:table-cell>
          <table:table-cell office:value-type="float" office:value="0.138640102478721" calcext:value-type="float">
            <text:p>0.138640102478721</text:p>
          </table:table-cell>
          <table:table-cell office:value-type="float" office:value="0.201902971734052" calcext:value-type="float">
            <text:p>0.201902971734052</text:p>
          </table:table-cell>
          <table:table-cell office:value-type="float" office:value="0.345827352288844" calcext:value-type="float">
            <text:p>0.345827352288844</text:p>
          </table:table-cell>
          <table:table-cell office:value-type="float" office:value="0.01526511713596" calcext:value-type="float">
            <text:p>0.01526511713596</text:p>
          </table:table-cell>
          <table:table-cell table:formula="of:=SUM([.E96:.P96])" office:value-type="float" office:value="119.9228753232" calcext:value-type="float">
            <text:p>119.9228753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618678017575184" calcext:value-type="float">
            <text:p>0.618678017575184</text:p>
          </table:table-cell>
          <table:table-cell office:value-type="float" office:value="2.42834388035549" calcext:value-type="float">
            <text:p>2.42834388035549</text:p>
          </table:table-cell>
          <table:table-cell office:value-type="float" office:value="0.123697154968223" calcext:value-type="float">
            <text:p>0.123697154968223</text:p>
          </table:table-cell>
          <table:table-cell office:value-type="float" office:value="0.408979869008608" calcext:value-type="float">
            <text:p>0.408979869008608</text:p>
          </table:table-cell>
          <table:table-cell office:value-type="float" office:value="0.021472909499259" calcext:value-type="float">
            <text:p>0.021472909499259</text:p>
          </table:table-cell>
          <table:table-cell office:value-type="float" office:value="0.000892760553726" calcext:value-type="float">
            <text:p>0.000892760553726</text:p>
          </table:table-cell>
          <table:table-cell office:value-type="float" office:value="0.084433289874931" calcext:value-type="float">
            <text:p>0.084433289874931</text:p>
          </table:table-cell>
          <table:table-cell office:value-type="float" office:value="0.00351040973857" calcext:value-type="float">
            <text:p>0.00351040973857</text:p>
          </table:table-cell>
          <table:table-cell office:value-type="float" office:value="0.009136588263129" calcext:value-type="float">
            <text:p>0.009136588263129</text:p>
          </table:table-cell>
          <table:table-cell office:value-type="float" office:value="0.007229652321609" calcext:value-type="float">
            <text:p>0.007229652321609</text:p>
          </table:table-cell>
          <table:table-cell office:value-type="float" office:value="0.018905058815133" calcext:value-type="float">
            <text:p>0.018905058815133</text:p>
          </table:table-cell>
          <table:table-cell office:value-type="float" office:value="0.000785999250665" calcext:value-type="float">
            <text:p>0.000785999250665</text:p>
          </table:table-cell>
          <table:table-cell table:formula="of:=SUM([.E97:.P97])" office:value-type="float" office:value="3.72606559022453" calcext:value-type="float">
            <text:p>3.726065590224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896442727779149" calcext:value-type="float">
            <text:p>0.896442727779149</text:p>
          </table:table-cell>
          <table:table-cell office:value-type="float" office:value="1.58351965617492" calcext:value-type="float">
            <text:p>1.58351965617492</text:p>
          </table:table-cell>
          <table:table-cell office:value-type="float" office:value="0.065790378898252" calcext:value-type="float">
            <text:p>0.065790378898252</text:p>
          </table:table-cell>
          <table:table-cell office:value-type="float" office:value="0.234475632767893" calcext:value-type="float">
            <text:p>0.234475632767893</text:p>
          </table:table-cell>
          <table:table-cell office:value-type="float" office:value="0.015341963501669" calcext:value-type="float">
            <text:p>0.015341963501669</text:p>
          </table:table-cell>
          <table:table-cell office:value-type="float" office:value="0.00057709455071" calcext:value-type="float">
            <text:p>0.00057709455071</text:p>
          </table:table-cell>
          <table:table-cell office:value-type="float" office:value="0.027115213943657" calcext:value-type="float">
            <text:p>0.027115213943657</text:p>
          </table:table-cell>
          <table:table-cell office:value-type="float" office:value="0.001019950425936" calcext:value-type="float">
            <text:p>0.001019950425936</text:p>
          </table:table-cell>
          <table:table-cell office:value-type="float" office:value="0.005663800206934" calcext:value-type="float">
            <text:p>0.005663800206934</text:p>
          </table:table-cell>
          <table:table-cell office:value-type="float" office:value="0.00209157780139" calcext:value-type="float">
            <text:p>0.00209157780139</text:p>
          </table:table-cell>
          <table:table-cell office:value-type="float" office:value="0.005257131537046" calcext:value-type="float">
            <text:p>0.005257131537046</text:p>
          </table:table-cell>
          <table:table-cell office:value-type="float" office:value="0.000197749262151" calcext:value-type="float">
            <text:p>0.000197749262151</text:p>
          </table:table-cell>
          <table:table-cell table:formula="of:=SUM([.E98:.P98])" office:value-type="float" office:value="2.83749287684971" calcext:value-type="float">
            <text:p>2.83749287684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555.304710222578" calcext:value-type="float">
            <text:p>555.304710222578</text:p>
          </table:table-cell>
          <table:table-cell office:value-type="float" office:value="858.048930483328" calcext:value-type="float">
            <text:p>858.048930483328</text:p>
          </table:table-cell>
          <table:table-cell office:value-type="float" office:value="56.8342451203318" calcext:value-type="float">
            <text:p>56.8342451203318</text:p>
          </table:table-cell>
          <table:table-cell office:value-type="float" office:value="161.514745921829" calcext:value-type="float">
            <text:p>161.514745921829</text:p>
          </table:table-cell>
          <table:table-cell office:value-type="float" office:value="14.0355071094409" calcext:value-type="float">
            <text:p>14.0355071094409</text:p>
          </table:table-cell>
          <table:table-cell office:value-type="float" office:value="0.316984716589398" calcext:value-type="float">
            <text:p>0.316984716589398</text:p>
          </table:table-cell>
          <table:table-cell office:value-type="float" office:value="21.7026688667559" calcext:value-type="float">
            <text:p>21.7026688667559</text:p>
          </table:table-cell>
          <table:table-cell office:value-type="float" office:value="0.490143625472197" calcext:value-type="float">
            <text:p>0.490143625472197</text:p>
          </table:table-cell>
          <table:table-cell office:value-type="float" office:value="3.63443615287206" calcext:value-type="float">
            <text:p>3.63443615287206</text:p>
          </table:table-cell>
          <table:table-cell office:value-type="float" office:value="1.49640320303307" calcext:value-type="float">
            <text:p>1.49640320303307</text:p>
          </table:table-cell>
          <table:table-cell office:value-type="float" office:value="5.63332222601058" calcext:value-type="float">
            <text:p>5.63332222601058</text:p>
          </table:table-cell>
          <table:table-cell office:value-type="float" office:value="0.127225688059934" calcext:value-type="float">
            <text:p>0.127225688059934</text:p>
          </table:table-cell>
          <table:table-cell table:formula="of:=SUM([.E99:.P99])" office:value-type="float" office:value="1679.1393233363" calcext:value-type="float">
            <text:p>1679.13932333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712857696148933" calcext:value-type="float">
            <text:p>0.712857696148933</text:p>
          </table:table-cell>
          <table:table-cell office:value-type="float" office:value="1.12493237708137" calcext:value-type="float">
            <text:p>1.12493237708137</text:p>
          </table:table-cell>
          <table:table-cell office:value-type="float" office:value="0.073966029925376" calcext:value-type="float">
            <text:p>0.073966029925376</text:p>
          </table:table-cell>
          <table:table-cell office:value-type="float" office:value="0.211125276404643" calcext:value-type="float">
            <text:p>0.211125276404643</text:p>
          </table:table-cell>
          <table:table-cell office:value-type="float" office:value="0.017698653530768" calcext:value-type="float">
            <text:p>0.017698653530768</text:p>
          </table:table-cell>
          <table:table-cell office:value-type="float" office:value="0.000455056586845" calcext:value-type="float">
            <text:p>0.000455056586845</text:p>
          </table:table-cell>
          <table:table-cell office:value-type="float" office:value="0.02794572654759" calcext:value-type="float">
            <text:p>0.02794572654759</text:p>
          </table:table-cell>
          <table:table-cell office:value-type="float" office:value="0.000718522847941" calcext:value-type="float">
            <text:p>0.000718522847941</text:p>
          </table:table-cell>
          <table:table-cell office:value-type="float" office:value="0.004749416918228" calcext:value-type="float">
            <text:p>0.004749416918228</text:p>
          </table:table-cell>
          <table:table-cell office:value-type="float" office:value="0.001786626326442" calcext:value-type="float">
            <text:p>0.001786626326442</text:p>
          </table:table-cell>
          <table:table-cell office:value-type="float" office:value="0.007224265925194" calcext:value-type="float">
            <text:p>0.007224265925194</text:p>
          </table:table-cell>
          <table:table-cell office:value-type="float" office:value="0.000185745756798" calcext:value-type="float">
            <text:p>0.000185745756798</text:p>
          </table:table-cell>
          <table:table-cell table:formula="of:=SUM([.E100:.P100])" office:value-type="float" office:value="2.18364539400013" calcext:value-type="float">
            <text:p>2.183645394000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2008225382462" calcext:value-type="float">
            <text:p>0.002008225382462</text:p>
          </table:table-cell>
          <table:table-cell office:value-type="float" office:value="0.007659327746569" calcext:value-type="float">
            <text:p>0.007659327746569</text:p>
          </table:table-cell>
          <table:table-cell office:value-type="float" office:value="0.000379956866268" calcext:value-type="float">
            <text:p>0.000379956866268</text:p>
          </table:table-cell>
          <table:table-cell office:value-type="float" office:value="0.001273347039215" calcext:value-type="float">
            <text:p>0.001273347039215</text:p>
          </table:table-cell>
          <table:table-cell office:value-type="float" office:value="0.0000267772477743157" calcext:value-type="float">
            <text:p>2.67772477743157E-05</text:p>
          </table:table-cell>
          <table:table-cell office:value-type="float" office:value="0.00000140379622800164" calcext:value-type="float">
            <text:p>1.40379622800164E-06</text:p>
          </table:table-cell>
          <table:table-cell office:value-type="float" office:value="0.000102153279825" calcext:value-type="float">
            <text:p>0.000102153279825</text:p>
          </table:table-cell>
          <table:table-cell office:value-type="float" office:value="0.00000535538193116733" calcext:value-type="float">
            <text:p>5.35538193116733E-06</text:p>
          </table:table-cell>
          <table:table-cell office:value-type="float" office:value="0.0000285060044991898" calcext:value-type="float">
            <text:p>2.85060044991898E-05</text:p>
          </table:table-cell>
          <table:table-cell office:value-type="float" office:value="0.00000824056273594772" calcext:value-type="float">
            <text:p>8.24056273594772E-06</text:p>
          </table:table-cell>
          <table:table-cell office:value-type="float" office:value="0.0000225093299094662" calcext:value-type="float">
            <text:p>2.25093299094662E-05</text:p>
          </table:table-cell>
          <table:table-cell office:value-type="float" office:value="0.00000118005079118183" calcext:value-type="float">
            <text:p>1.18005079118183E-06</text:p>
          </table:table-cell>
          <table:table-cell table:formula="of:=SUM([.E101:.P101])" office:value-type="float" office:value="0.0115169826882083" calcext:value-type="float">
            <text:p>0.0115169826882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203139651014303" calcext:value-type="float">
            <text:p>0.203139651014303</text:p>
          </table:table-cell>
          <table:table-cell office:value-type="float" office:value="0.868326059112781" calcext:value-type="float">
            <text:p>0.868326059112781</text:p>
          </table:table-cell>
          <table:table-cell office:value-type="float" office:value="0.044436690009742" calcext:value-type="float">
            <text:p>0.044436690009742</text:p>
          </table:table-cell>
          <table:table-cell office:value-type="float" office:value="0.148368667694141" calcext:value-type="float">
            <text:p>0.148368667694141</text:p>
          </table:table-cell>
          <table:table-cell office:value-type="float" office:value="0.00445610266814" calcext:value-type="float">
            <text:p>0.00445610266814</text:p>
          </table:table-cell>
          <table:table-cell office:value-type="float" office:value="0.000178598565661" calcext:value-type="float">
            <text:p>0.000178598565661</text:p>
          </table:table-cell>
          <table:table-cell office:value-type="float" office:value="0.019063001978828" calcext:value-type="float">
            <text:p>0.019063001978828</text:p>
          </table:table-cell>
          <table:table-cell office:value-type="float" office:value="0.000764036438155" calcext:value-type="float">
            <text:p>0.000764036438155</text:p>
          </table:table-cell>
          <table:table-cell office:value-type="float" office:value="0.003306531116174" calcext:value-type="float">
            <text:p>0.003306531116174</text:p>
          </table:table-cell>
          <table:table-cell office:value-type="float" office:value="0.001544856378018" calcext:value-type="float">
            <text:p>0.001544856378018</text:p>
          </table:table-cell>
          <table:table-cell office:value-type="float" office:value="0.004320560977804" calcext:value-type="float">
            <text:p>0.004320560977804</text:p>
          </table:table-cell>
          <table:table-cell office:value-type="float" office:value="0.000173166116437" calcext:value-type="float">
            <text:p>0.000173166116437</text:p>
          </table:table-cell>
          <table:table-cell table:formula="of:=SUM([.E102:.P102])" office:value-type="float" office:value="1.29807792207018" calcext:value-type="float">
            <text:p>1.298077922070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4947673811537" calcext:value-type="float">
            <text:p>0.004947673811537</text:p>
          </table:table-cell>
          <table:table-cell office:value-type="float" office:value="106.136042699516" calcext:value-type="float">
            <text:p>106.136042699516</text:p>
          </table:table-cell>
          <table:table-cell office:value-type="float" office:value="5.80605305781504" calcext:value-type="float">
            <text:p>5.80605305781504</text:p>
          </table:table-cell>
          <table:table-cell office:value-type="float" office:value="19.7249934946472" calcext:value-type="float">
            <text:p>19.7249934946472</text:p>
          </table:table-cell>
          <table:table-cell office:value-type="float" office:value="0.00013883776864" calcext:value-type="float">
            <text:p>0.00013883776864</text:p>
          </table:table-cell>
          <table:table-cell office:value-type="float" office:value="0.00000668309468213544" calcext:value-type="float">
            <text:p>6.68309468213544E-06</text:p>
          </table:table-cell>
          <table:table-cell office:value-type="float" office:value="2.98221611289387" calcext:value-type="float">
            <text:p>2.98221611289387</text:p>
          </table:table-cell>
          <table:table-cell office:value-type="float" office:value="0.143551951606735" calcext:value-type="float">
            <text:p>0.143551951606735</text:p>
          </table:table-cell>
          <table:table-cell office:value-type="float" office:value="0.424709200179467" calcext:value-type="float">
            <text:p>0.424709200179467</text:p>
          </table:table-cell>
          <table:table-cell office:value-type="float" office:value="0.26382926363842" calcext:value-type="float">
            <text:p>0.26382926363842</text:p>
          </table:table-cell>
          <table:table-cell office:value-type="float" office:value="0.731844417171095" calcext:value-type="float">
            <text:p>0.731844417171095</text:p>
          </table:table-cell>
          <table:table-cell office:value-type="float" office:value="0.035228062078794" calcext:value-type="float">
            <text:p>0.035228062078794</text:p>
          </table:table-cell>
          <table:table-cell table:formula="of:=SUM([.E103:.P103])" office:value-type="float" office:value="136.253561454221" calcext:value-type="float">
            <text:p>136.253561454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39.9152471716465" calcext:value-type="float">
            <text:p>39.9152471716465</text:p>
          </table:table-cell>
          <table:table-cell office:value-type="float" office:value="64.87371594423" calcext:value-type="float">
            <text:p>64.87371594423</text:p>
          </table:table-cell>
          <table:table-cell office:value-type="float" office:value="2.95950368408485" calcext:value-type="float">
            <text:p>2.95950368408485</text:p>
          </table:table-cell>
          <table:table-cell office:value-type="float" office:value="9.52494948032857" calcext:value-type="float">
            <text:p>9.52494948032857</text:p>
          </table:table-cell>
          <table:table-cell office:value-type="float" office:value="1.12007058088845" calcext:value-type="float">
            <text:p>1.12007058088845</text:p>
          </table:table-cell>
          <table:table-cell office:value-type="float" office:value="0.05391571625548" calcext:value-type="float">
            <text:p>0.05391571625548</text:p>
          </table:table-cell>
          <table:table-cell office:value-type="float" office:value="1.8229865244512" calcext:value-type="float">
            <text:p>1.8229865244512</text:p>
          </table:table-cell>
          <table:table-cell office:value-type="float" office:value="0.087751277345319" calcext:value-type="float">
            <text:p>0.087751277345319</text:p>
          </table:table-cell>
          <table:table-cell office:value-type="float" office:value="0.227073053170797" calcext:value-type="float">
            <text:p>0.227073053170797</text:p>
          </table:table-cell>
          <table:table-cell office:value-type="float" office:value="0.154962364109666" calcext:value-type="float">
            <text:p>0.154962364109666</text:p>
          </table:table-cell>
          <table:table-cell office:value-type="float" office:value="0.358498552349005" calcext:value-type="float">
            <text:p>0.358498552349005</text:p>
          </table:table-cell>
          <table:table-cell office:value-type="float" office:value="0.017256685923416" calcext:value-type="float">
            <text:p>0.017256685923416</text:p>
          </table:table-cell>
          <table:table-cell table:formula="of:=SUM([.E104:.P104])" office:value-type="float" office:value="121.115931034783" calcext:value-type="float">
            <text:p>121.1159310347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2300135752235" calcext:value-type="float">
            <text:p>0.002300135752235</text:p>
          </table:table-cell>
          <table:table-cell office:value-type="float" office:value="0.007196701486337" calcext:value-type="float">
            <text:p>0.007196701486337</text:p>
          </table:table-cell>
          <table:table-cell office:value-type="float" office:value="0.000288092469666" calcext:value-type="float">
            <text:p>0.000288092469666</text:p>
          </table:table-cell>
          <table:table-cell office:value-type="float" office:value="0.0010595293861" calcext:value-type="float">
            <text:p>0.0010595293861</text:p>
          </table:table-cell>
          <table:table-cell office:value-type="float" office:value="0.0000645446177771876" calcext:value-type="float">
            <text:p>6.45446177771876E-05</text:p>
          </table:table-cell>
          <table:table-cell office:value-type="float" office:value="0.00000310691962946115" calcext:value-type="float">
            <text:p>3.10691962946115E-06</text:p>
          </table:table-cell>
          <table:table-cell office:value-type="float" office:value="0.000202247595341" calcext:value-type="float">
            <text:p>0.000202247595341</text:p>
          </table:table-cell>
          <table:table-cell office:value-type="float" office:value="0.00000973538996149861" calcext:value-type="float">
            <text:p>9.73538996149861E-06</text:p>
          </table:table-cell>
          <table:table-cell office:value-type="float" office:value="0.0000240638792865731" calcext:value-type="float">
            <text:p>2.40638792865731E-05</text:p>
          </table:table-cell>
          <table:table-cell office:value-type="float" office:value="0.0000171137898680818" calcext:value-type="float">
            <text:p>1.71137898680818E-05</text:p>
          </table:table-cell>
          <table:table-cell office:value-type="float" office:value="0.0000386720463186038" calcext:value-type="float">
            <text:p>3.86720463186038E-05</text:p>
          </table:table-cell>
          <table:table-cell office:value-type="float" office:value="0.00000186151756655327" calcext:value-type="float">
            <text:p>1.86151756655327E-06</text:p>
          </table:table-cell>
          <table:table-cell table:formula="of:=SUM([.E105:.P105])" office:value-type="float" office:value="0.011205804850087" calcext:value-type="float">
            <text:p>0.0112058048500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0845537020016" calcext:value-type="float">
            <text:p>0.000845537020016</text:p>
          </table:table-cell>
          <table:table-cell office:value-type="float" office:value="0.00264552973565" calcext:value-type="float">
            <text:p>0.00264552973565</text:p>
          </table:table-cell>
          <table:table-cell office:value-type="float" office:value="0.000105903683314" calcext:value-type="float">
            <text:p>0.000105903683314</text:p>
          </table:table-cell>
          <table:table-cell office:value-type="float" office:value="0.000389486280908" calcext:value-type="float">
            <text:p>0.000389486280908</text:p>
          </table:table-cell>
          <table:table-cell office:value-type="float" office:value="0.0000237268013253088" calcext:value-type="float">
            <text:p>2.37268013253088E-05</text:p>
          </table:table-cell>
          <table:table-cell office:value-type="float" office:value="0.00000114211327129086" calcext:value-type="float">
            <text:p>1.14211327129086E-06</text:p>
          </table:table-cell>
          <table:table-cell office:value-type="float" office:value="0.0000743468422068404" calcext:value-type="float">
            <text:p>7.43468422068404E-05</text:p>
          </table:table-cell>
          <table:table-cell office:value-type="float" office:value="0.00000357875947957745" calcext:value-type="float">
            <text:p>3.57875947957745E-06</text:p>
          </table:table-cell>
          <table:table-cell office:value-type="float" office:value="0.00000884595648834306" calcext:value-type="float">
            <text:p>8.84595648834306E-06</text:p>
          </table:table-cell>
          <table:table-cell office:value-type="float" office:value="0.00000629108218146996" calcext:value-type="float">
            <text:p>6.29108218146996E-06</text:p>
          </table:table-cell>
          <table:table-cell office:value-type="float" office:value="0.0000142159639555407" calcext:value-type="float">
            <text:p>1.42159639555407E-05</text:p>
          </table:table-cell>
          <table:table-cell office:value-type="float" office:value="0.000000684299618613012" calcext:value-type="float">
            <text:p>6.84299618613012E-07</text:p>
          </table:table-cell>
          <table:table-cell table:formula="of:=SUM([.E106:.P106])" office:value-type="float" office:value="0.00411928853841498" calcext:value-type="float">
            <text:p>0.0041192885384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8.87120390886649" calcext:value-type="float">
            <text:p>8.87120390886649</text:p>
          </table:table-cell>
          <table:table-cell office:value-type="float" office:value="17.2389066338087" calcext:value-type="float">
            <text:p>17.2389066338087</text:p>
          </table:table-cell>
          <table:table-cell office:value-type="float" office:value="0.720090370443005" calcext:value-type="float">
            <text:p>0.720090370443005</text:p>
          </table:table-cell>
          <table:table-cell office:value-type="float" office:value="2.5680802400143" calcext:value-type="float">
            <text:p>2.5680802400143</text:p>
          </table:table-cell>
          <table:table-cell office:value-type="float" office:value="0.218214746294684" calcext:value-type="float">
            <text:p>0.218214746294684</text:p>
          </table:table-cell>
          <table:table-cell office:value-type="float" office:value="0.010856355136042" calcext:value-type="float">
            <text:p>0.010856355136042</text:p>
          </table:table-cell>
          <table:table-cell office:value-type="float" office:value="0.424527805977289" calcext:value-type="float">
            <text:p>0.424527805977289</text:p>
          </table:table-cell>
          <table:table-cell office:value-type="float" office:value="0.021120592008894" calcext:value-type="float">
            <text:p>0.021120592008894</text:p>
          </table:table-cell>
          <table:table-cell office:value-type="float" office:value="0.061215724117654" calcext:value-type="float">
            <text:p>0.061215724117654</text:p>
          </table:table-cell>
          <table:table-cell office:value-type="float" office:value="0.035180706104215" calcext:value-type="float">
            <text:p>0.035180706104215</text:p>
          </table:table-cell>
          <table:table-cell office:value-type="float" office:value="0.082770427929331" calcext:value-type="float">
            <text:p>0.082770427929331</text:p>
          </table:table-cell>
          <table:table-cell office:value-type="float" office:value="0.004117893843661" calcext:value-type="float">
            <text:p>0.004117893843661</text:p>
          </table:table-cell>
          <table:table-cell table:formula="of:=SUM([.E107:.P107])" office:value-type="float" office:value="30.2562854045443" calcext:value-type="float">
            <text:p>30.25628540454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46.8665585655759" calcext:value-type="float">
            <text:p>46.8665585655759</text:p>
          </table:table-cell>
          <table:table-cell office:value-type="float" office:value="64.8598542079304" calcext:value-type="float">
            <text:p>64.8598542079304</text:p>
          </table:table-cell>
          <table:table-cell office:value-type="float" office:value="4.39940084937341" calcext:value-type="float">
            <text:p>4.39940084937341</text:p>
          </table:table-cell>
          <table:table-cell office:value-type="float" office:value="19.4985634681185" calcext:value-type="float">
            <text:p>19.4985634681185</text:p>
          </table:table-cell>
          <table:table-cell office:value-type="float" office:value="1.7401561449366" calcext:value-type="float">
            <text:p>1.7401561449366</text:p>
          </table:table-cell>
          <table:table-cell office:value-type="float" office:value="0.09274446226114" calcext:value-type="float">
            <text:p>0.09274446226114</text:p>
          </table:table-cell>
          <table:table-cell office:value-type="float" office:value="2.41271680475392" calcext:value-type="float">
            <text:p>2.41271680475392</text:p>
          </table:table-cell>
          <table:table-cell office:value-type="float" office:value="0.128589680470008" calcext:value-type="float">
            <text:p>0.128589680470008</text:p>
          </table:table-cell>
          <table:table-cell office:value-type="float" office:value="0.3346858440192" calcext:value-type="float">
            <text:p>0.3346858440192</text:p>
          </table:table-cell>
          <table:table-cell office:value-type="float" office:value="0.239655835956935" calcext:value-type="float">
            <text:p>0.239655835956935</text:p>
          </table:table-cell>
          <table:table-cell office:value-type="float" office:value="0.90418787695801" calcext:value-type="float">
            <text:p>0.90418787695801</text:p>
          </table:table-cell>
          <table:table-cell office:value-type="float" office:value="0.048190168839457" calcext:value-type="float">
            <text:p>0.048190168839457</text:p>
          </table:table-cell>
          <table:table-cell table:formula="of:=SUM([.E108:.P108])" office:value-type="float" office:value="141.525303909194" calcext:value-type="float">
            <text:p>141.5253039091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883690960688854" calcext:value-type="float">
            <text:p>0.883690960688854</text:p>
          </table:table-cell>
          <table:table-cell office:value-type="float" office:value="3.56562002483693" calcext:value-type="float">
            <text:p>3.56562002483693</text:p>
          </table:table-cell>
          <table:table-cell office:value-type="float" office:value="0.181182230726067" calcext:value-type="float">
            <text:p>0.181182230726067</text:p>
          </table:table-cell>
          <table:table-cell office:value-type="float" office:value="0.604343920341997" calcext:value-type="float">
            <text:p>0.604343920341997</text:p>
          </table:table-cell>
          <table:table-cell office:value-type="float" office:value="0.02844409153458" calcext:value-type="float">
            <text:p>0.02844409153458</text:p>
          </table:table-cell>
          <table:table-cell office:value-type="float" office:value="0.001530543427898" calcext:value-type="float">
            <text:p>0.001530543427898</text:p>
          </table:table-cell>
          <table:table-cell office:value-type="float" office:value="0.114942490845543" calcext:value-type="float">
            <text:p>0.114942490845543</text:p>
          </table:table-cell>
          <table:table-cell office:value-type="float" office:value="0.006184921523545" calcext:value-type="float">
            <text:p>0.006184921523545</text:p>
          </table:table-cell>
          <table:table-cell office:value-type="float" office:value="0.013489852054919" calcext:value-type="float">
            <text:p>0.013489852054919</text:p>
          </table:table-cell>
          <table:table-cell office:value-type="float" office:value="0.009393162825201" calcext:value-type="float">
            <text:p>0.009393162825201</text:p>
          </table:table-cell>
          <table:table-cell office:value-type="float" office:value="0.025848002904254" calcext:value-type="float">
            <text:p>0.025848002904254</text:p>
          </table:table-cell>
          <table:table-cell office:value-type="float" office:value="0.001390850923163" calcext:value-type="float">
            <text:p>0.001390850923163</text:p>
          </table:table-cell>
          <table:table-cell table:formula="of:=SUM([.E109:.P109])" office:value-type="float" office:value="5.43606105263295" calcext:value-type="float">
            <text:p>5.436061052632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209115397289713" calcext:value-type="float">
            <text:p>0.209115397289713</text:p>
          </table:table-cell>
          <table:table-cell office:value-type="float" office:value="0.800462139541481" calcext:value-type="float">
            <text:p>0.800462139541481</text:p>
          </table:table-cell>
          <table:table-cell office:value-type="float" office:value="0.040191313126767" calcext:value-type="float">
            <text:p>0.040191313126767</text:p>
          </table:table-cell>
          <table:table-cell office:value-type="float" office:value="0.134717514346793" calcext:value-type="float">
            <text:p>0.134717514346793</text:p>
          </table:table-cell>
          <table:table-cell office:value-type="float" office:value="0.007101239728841" calcext:value-type="float">
            <text:p>0.007101239728841</text:p>
          </table:table-cell>
          <table:table-cell office:value-type="float" office:value="0.000346407299124" calcext:value-type="float">
            <text:p>0.000346407299124</text:p>
          </table:table-cell>
          <table:table-cell office:value-type="float" office:value="0.027233914361305" calcext:value-type="float">
            <text:p>0.027233914361305</text:p>
          </table:table-cell>
          <table:table-cell office:value-type="float" office:value="0.001328504187819" calcext:value-type="float">
            <text:p>0.001328504187819</text:p>
          </table:table-cell>
          <table:table-cell office:value-type="float" office:value="0.003018709401947" calcext:value-type="float">
            <text:p>0.003018709401947</text:p>
          </table:table-cell>
          <table:table-cell office:value-type="float" office:value="0.002479643425587" calcext:value-type="float">
            <text:p>0.002479643425587</text:p>
          </table:table-cell>
          <table:table-cell office:value-type="float" office:value="0.006074910685266" calcext:value-type="float">
            <text:p>0.006074910685266</text:p>
          </table:table-cell>
          <table:table-cell office:value-type="float" office:value="0.000296341692896" calcext:value-type="float">
            <text:p>0.000296341692896</text:p>
          </table:table-cell>
          <table:table-cell table:formula="of:=SUM([.E110:.P110])" office:value-type="float" office:value="1.23236603508754" calcext:value-type="float">
            <text:p>1.232366035087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391904665003971" calcext:value-type="float">
            <text:p>0.391904665003971</text:p>
          </table:table-cell>
          <table:table-cell office:value-type="float" office:value="1.31067516224336" calcext:value-type="float">
            <text:p>1.31067516224336</text:p>
          </table:table-cell>
          <table:table-cell office:value-type="float" office:value="0.06309727103997" calcext:value-type="float">
            <text:p>0.06309727103997</text:p>
          </table:table-cell>
          <table:table-cell office:value-type="float" office:value="0.212771323877481" calcext:value-type="float">
            <text:p>0.212771323877481</text:p>
          </table:table-cell>
          <table:table-cell office:value-type="float" office:value="0.010920653238145" calcext:value-type="float">
            <text:p>0.010920653238145</text:p>
          </table:table-cell>
          <table:table-cell office:value-type="float" office:value="0.000822455079732" calcext:value-type="float">
            <text:p>0.000822455079732</text:p>
          </table:table-cell>
          <table:table-cell office:value-type="float" office:value="0.036587039591581" calcext:value-type="float">
            <text:p>0.036587039591581</text:p>
          </table:table-cell>
          <table:table-cell office:value-type="float" office:value="0.002755439249672" calcext:value-type="float">
            <text:p>0.002755439249672</text:p>
          </table:table-cell>
          <table:table-cell office:value-type="float" office:value="0.004801818891063" calcext:value-type="float">
            <text:p>0.004801818891063</text:p>
          </table:table-cell>
          <table:table-cell office:value-type="float" office:value="0.003789370754128" calcext:value-type="float">
            <text:p>0.003789370754128</text:p>
          </table:table-cell>
          <table:table-cell office:value-type="float" office:value="0.007862330823388" calcext:value-type="float">
            <text:p>0.007862330823388</text:p>
          </table:table-cell>
          <table:table-cell office:value-type="float" office:value="0.000592127026032" calcext:value-type="float">
            <text:p>0.000592127026032</text:p>
          </table:table-cell>
          <table:table-cell table:formula="of:=SUM([.E111:.P111])" office:value-type="float" office:value="2.04657965681852" calcext:value-type="float">
            <text:p>2.046579656818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office:value-type="float" office:value="0.003132267259371" calcext:value-type="float">
            <text:p>0.003132267259371</text:p>
          </table:table-cell>
          <table:table-cell office:value-type="float" office:value="0.01177677994837" calcext:value-type="float">
            <text:p>0.01177677994837</text:p>
          </table:table-cell>
          <table:table-cell office:value-type="float" office:value="0.000584506471853" calcext:value-type="float">
            <text:p>0.000584506471853</text:p>
          </table:table-cell>
          <table:table-cell office:value-type="float" office:value="0.001960230360238" calcext:value-type="float">
            <text:p>0.001960230360238</text:p>
          </table:table-cell>
          <table:table-cell office:value-type="float" office:value="0.0000942882752967119" calcext:value-type="float">
            <text:p>9.42882752967119E-05</text:p>
          </table:table-cell>
          <table:table-cell office:value-type="float" office:value="0.0000081158298972327" calcext:value-type="float">
            <text:p>8.1158298972327E-06</text:p>
          </table:table-cell>
          <table:table-cell office:value-type="float" office:value="0.000355283896522" calcext:value-type="float">
            <text:p>0.000355283896522</text:p>
          </table:table-cell>
          <table:table-cell office:value-type="float" office:value="0.0000305809355439419" calcext:value-type="float">
            <text:p>3.05809355439419E-05</text:p>
          </table:table-cell>
          <table:table-cell office:value-type="float" office:value="0.0000439280806039407" calcext:value-type="float">
            <text:p>4.39280806039407E-05</text:p>
          </table:table-cell>
          <table:table-cell office:value-type="float" office:value="0.0000405855337685775" calcext:value-type="float">
            <text:p>4.05855337685775E-05</text:p>
          </table:table-cell>
          <table:table-cell office:value-type="float" office:value="0.0000783699546099391" calcext:value-type="float">
            <text:p>7.83699546099391E-05</text:p>
          </table:table-cell>
          <table:table-cell office:value-type="float" office:value="0.00000674566608272974" calcext:value-type="float">
            <text:p>6.74566608272974E-06</text:p>
          </table:table-cell>
          <table:table-cell table:formula="of:=SUM([.E112:.P112])" office:value-type="float" office:value="0.0181116822121571" calcext:value-type="float">
            <text:p>0.0181116822121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13:.P113])" office:value-type="float" office:value="0" calcext:value-type="float">
            <text:p>0</text:p>
          </table:table-cell>
          <table:table-cell table:formula="of:=SUM([.Q58:.Q113])" office:value-type="float" office:value="95026.3084036861" calcext:value-type="float">
            <text:p>95026.30840368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420.560689720855" calcext:value-type="float">
            <text:p>420.560689720855</text:p>
          </table:table-cell>
          <table:table-cell office:value-type="float" office:value="2383.2300211673" calcext:value-type="float">
            <text:p>2383.2300211673</text:p>
          </table:table-cell>
          <table:table-cell office:value-type="float" office:value="53.3811592528586" calcext:value-type="float">
            <text:p>53.3811592528586</text:p>
          </table:table-cell>
          <table:table-cell office:value-type="float" office:value="171.782636747671" calcext:value-type="float">
            <text:p>171.782636747671</text:p>
          </table:table-cell>
          <table:table-cell office:value-type="float" office:value="37.2774914825677" calcext:value-type="float">
            <text:p>37.2774914825677</text:p>
          </table:table-cell>
          <table:table-cell office:value-type="float" office:value="2.11199021834152" calcext:value-type="float">
            <text:p>2.11199021834152</text:p>
          </table:table-cell>
          <table:table-cell office:value-type="float" office:value="212.387875037431" calcext:value-type="float">
            <text:p>212.387875037431</text:p>
          </table:table-cell>
          <table:table-cell office:value-type="float" office:value="12.0330284236846" calcext:value-type="float">
            <text:p>12.0330284236846</text:p>
          </table:table-cell>
          <table:table-cell office:value-type="float" office:value="1.16528565099875" calcext:value-type="float">
            <text:p>1.16528565099875</text:p>
          </table:table-cell>
          <table:table-cell office:value-type="float" office:value="14.3374653527526" calcext:value-type="float">
            <text:p>14.3374653527526</text:p>
          </table:table-cell>
          <table:table-cell office:value-type="float" office:value="20.1880274704257" calcext:value-type="float">
            <text:p>20.1880274704257</text:p>
          </table:table-cell>
          <table:table-cell office:value-type="float" office:value="1.14377107604162" calcext:value-type="float">
            <text:p>1.14377107604162</text:p>
          </table:table-cell>
          <table:table-cell table:formula="of:=SUM([.E114:.P114])" office:value-type="float" office:value="3329.59944160093" calcext:value-type="float">
            <text:p>3329.59944160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8.7342634945951" calcext:value-type="float">
            <text:p>18.7342634945951</text:p>
          </table:table-cell>
          <table:table-cell office:value-type="float" office:value="0.663144478096293" calcext:value-type="float">
            <text:p>0.663144478096293</text:p>
          </table:table-cell>
          <table:table-cell office:value-type="float" office:value="0.046746452774228" calcext:value-type="float">
            <text:p>0.046746452774228</text:p>
          </table:table-cell>
          <table:table-cell office:value-type="float" office:value="0.210436202223169" calcext:value-type="float">
            <text:p>0.210436202223169</text:p>
          </table:table-cell>
          <table:table-cell office:value-type="float" office:value="1.63811562013306" calcext:value-type="float">
            <text:p>1.63811562013306</text:p>
          </table:table-cell>
          <table:table-cell office:value-type="float" office:value="0.06465536618191" calcext:value-type="float">
            <text:p>0.06465536618191</text:p>
          </table:table-cell>
          <table:table-cell office:value-type="float" office:value="0.058236990094618" calcext:value-type="float">
            <text:p>0.058236990094618</text:p>
          </table:table-cell>
          <table:table-cell office:value-type="float" office:value="0.002298576409151" calcext:value-type="float">
            <text:p>0.002298576409151</text:p>
          </table:table-cell>
          <table:table-cell office:value-type="float" office:value="0.003482506213856" calcext:value-type="float">
            <text:p>0.003482506213856</text:p>
          </table:table-cell>
          <table:table-cell office:value-type="float" office:value="0.004771273122414" calcext:value-type="float">
            <text:p>0.004771273122414</text:p>
          </table:table-cell>
          <table:table-cell office:value-type="float" office:value="0.022957709534101" calcext:value-type="float">
            <text:p>0.022957709534101</text:p>
          </table:table-cell>
          <table:table-cell office:value-type="float" office:value="0.000906125976935" calcext:value-type="float">
            <text:p>0.000906125976935</text:p>
          </table:table-cell>
          <table:table-cell table:formula="of:=SUM([.E115:.P115])" office:value-type="float" office:value="21.4500147953548" calcext:value-type="float">
            <text:p>21.45001479535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.01001955574883" calcext:value-type="float">
            <text:p>1.01001955574883</text:p>
          </table:table-cell>
          <table:table-cell office:value-type="float" office:value="0.313995711058456" calcext:value-type="float">
            <text:p>0.313995711058456</text:p>
          </table:table-cell>
          <table:table-cell office:value-type="float" office:value="0.007940104867548" calcext:value-type="float">
            <text:p>0.007940104867548</text:p>
          </table:table-cell>
          <table:table-cell office:value-type="float" office:value="0.031320068410478" calcext:value-type="float">
            <text:p>0.031320068410478</text:p>
          </table:table-cell>
          <table:table-cell office:value-type="float" office:value="0.088315655837775" calcext:value-type="float">
            <text:p>0.088315655837775</text:p>
          </table:table-cell>
          <table:table-cell office:value-type="float" office:value="0.003485762024978" calcext:value-type="float">
            <text:p>0.003485762024978</text:p>
          </table:table-cell>
          <table:table-cell office:value-type="float" office:value="0.027593071913148" calcext:value-type="float">
            <text:p>0.027593071913148</text:p>
          </table:table-cell>
          <table:table-cell office:value-type="float" office:value="0.001089080767333" calcext:value-type="float">
            <text:p>0.001089080767333</text:p>
          </table:table-cell>
          <table:table-cell office:value-type="float" office:value="0.000260788900451" calcext:value-type="float">
            <text:p>0.000260788900451</text:p>
          </table:table-cell>
          <table:table-cell office:value-type="float" office:value="0.00182583561331" calcext:value-type="float">
            <text:p>0.00182583561331</text:p>
          </table:table-cell>
          <table:table-cell office:value-type="float" office:value="0.003477917294464" calcext:value-type="float">
            <text:p>0.003477917294464</text:p>
          </table:table-cell>
          <table:table-cell office:value-type="float" office:value="0.00013727115443" calcext:value-type="float">
            <text:p>0.00013727115443</text:p>
          </table:table-cell>
          <table:table-cell table:formula="of:=SUM([.E116:.P116])" office:value-type="float" office:value="1.4894608235912" calcext:value-type="float">
            <text:p>1.48946082359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6.3893343510764" calcext:value-type="float">
            <text:p>26.3893343510764</text:p>
          </table:table-cell>
          <table:table-cell office:value-type="float" office:value="292.612310061978" calcext:value-type="float">
            <text:p>292.612310061978</text:p>
          </table:table-cell>
          <table:table-cell office:value-type="float" office:value="15.4613114564102" calcext:value-type="float">
            <text:p>15.4613114564102</text:p>
          </table:table-cell>
          <table:table-cell office:value-type="float" office:value="53.3067073414943" calcext:value-type="float">
            <text:p>53.3067073414943</text:p>
          </table:table-cell>
          <table:table-cell office:value-type="float" office:value="2.42380071121161" calcext:value-type="float">
            <text:p>2.42380071121161</text:p>
          </table:table-cell>
          <table:table-cell office:value-type="float" office:value="0.183650112826748" calcext:value-type="float">
            <text:p>0.183650112826748</text:p>
          </table:table-cell>
          <table:table-cell office:value-type="float" office:value="26.9737974745813" calcext:value-type="float">
            <text:p>26.9737974745813</text:p>
          </table:table-cell>
          <table:table-cell office:value-type="float" office:value="2.04379053387456" calcext:value-type="float">
            <text:p>2.04379053387456</text:p>
          </table:table-cell>
          <table:table-cell office:value-type="float" office:value="1.73212423385132" calcext:value-type="float">
            <text:p>1.73212423385132</text:p>
          </table:table-cell>
          <table:table-cell office:value-type="float" office:value="1.71552050911303" calcext:value-type="float">
            <text:p>1.71552050911303</text:p>
          </table:table-cell>
          <table:table-cell office:value-type="float" office:value="6.53482726465546" calcext:value-type="float">
            <text:p>6.53482726465546</text:p>
          </table:table-cell>
          <table:table-cell office:value-type="float" office:value="0.495140445708247" calcext:value-type="float">
            <text:p>0.495140445708247</text:p>
          </table:table-cell>
          <table:table-cell table:formula="of:=SUM([.E117:.P117])" office:value-type="float" office:value="429.872314496781" calcext:value-type="float">
            <text:p>429.8723144967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426.32374469455" calcext:value-type="float">
            <text:p>2426.32374469455</text:p>
          </table:table-cell>
          <table:table-cell office:value-type="float" office:value="827.392429494588" calcext:value-type="float">
            <text:p>827.392429494588</text:p>
          </table:table-cell>
          <table:table-cell office:value-type="float" office:value="21.3346839194987" calcext:value-type="float">
            <text:p>21.3346839194987</text:p>
          </table:table-cell>
          <table:table-cell office:value-type="float" office:value="70.1573285437489" calcext:value-type="float">
            <text:p>70.1573285437489</text:p>
          </table:table-cell>
          <table:table-cell office:value-type="float" office:value="184.960897090243" calcext:value-type="float">
            <text:p>184.960897090243</text:p>
          </table:table-cell>
          <table:table-cell office:value-type="float" office:value="12.0587099088066" calcext:value-type="float">
            <text:p>12.0587099088066</text:p>
          </table:table-cell>
          <table:table-cell office:value-type="float" office:value="63.4072520014868" calcext:value-type="float">
            <text:p>63.4072520014868</text:p>
          </table:table-cell>
          <table:table-cell office:value-type="float" office:value="4.13389894853004" calcext:value-type="float">
            <text:p>4.13389894853004</text:p>
          </table:table-cell>
          <table:table-cell office:value-type="float" office:value="0.942472658586036" calcext:value-type="float">
            <text:p>0.942472658586036</text:p>
          </table:table-cell>
          <table:table-cell office:value-type="float" office:value="5.05724301099835" calcext:value-type="float">
            <text:p>5.05724301099835</text:p>
          </table:table-cell>
          <table:table-cell office:value-type="float" office:value="7.09752044422704" calcext:value-type="float">
            <text:p>7.09752044422704</text:p>
          </table:table-cell>
          <table:table-cell office:value-type="float" office:value="0.462729914566753" calcext:value-type="float">
            <text:p>0.462729914566753</text:p>
          </table:table-cell>
          <table:table-cell table:formula="of:=SUM([.E118:.P118])" office:value-type="float" office:value="3623.32891062983" calcext:value-type="float">
            <text:p>3623.32891062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695.4922414877" calcext:value-type="float">
            <text:p>1695.4922414877</text:p>
          </table:table-cell>
          <table:table-cell office:value-type="float" office:value="1470.54257832414" calcext:value-type="float">
            <text:p>1470.54257832414</text:p>
          </table:table-cell>
          <table:table-cell office:value-type="float" office:value="156.86460770275" calcext:value-type="float">
            <text:p>156.86460770275</text:p>
          </table:table-cell>
          <table:table-cell office:value-type="float" office:value="1294.13444083056" calcext:value-type="float">
            <text:p>1294.13444083056</text:p>
          </table:table-cell>
          <table:table-cell office:value-type="float" office:value="213.650975030935" calcext:value-type="float">
            <text:p>213.650975030935</text:p>
          </table:table-cell>
          <table:table-cell office:value-type="float" office:value="12.9976660461941" calcext:value-type="float">
            <text:p>12.9976660461941</text:p>
          </table:table-cell>
          <table:table-cell office:value-type="float" office:value="186.724301503008" calcext:value-type="float">
            <text:p>186.724301503008</text:p>
          </table:table-cell>
          <table:table-cell office:value-type="float" office:value="11.3595555241138" calcext:value-type="float">
            <text:p>11.3595555241138</text:p>
          </table:table-cell>
          <table:table-cell office:value-type="float" office:value="15.7062535913475" calcext:value-type="float">
            <text:p>15.7062535913475</text:p>
          </table:table-cell>
          <table:table-cell office:value-type="float" office:value="27.439817828148" calcext:value-type="float">
            <text:p>27.439817828148</text:p>
          </table:table-cell>
          <table:table-cell office:value-type="float" office:value="186.859488443035" calcext:value-type="float">
            <text:p>186.859488443035</text:p>
          </table:table-cell>
          <table:table-cell office:value-type="float" office:value="11.3677797538419" calcext:value-type="float">
            <text:p>11.3677797538419</text:p>
          </table:table-cell>
          <table:table-cell table:formula="of:=SUM([.E119:.P119])" office:value-type="float" office:value="5283.13970606577" calcext:value-type="float">
            <text:p>5283.139706065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8.78276719643894" calcext:value-type="float">
            <text:p>8.78276719643894</text:p>
          </table:table-cell>
          <table:table-cell office:value-type="float" office:value="271.854391826584" calcext:value-type="float">
            <text:p>271.854391826584</text:p>
          </table:table-cell>
          <table:table-cell office:value-type="float" office:value="16.3853426566282" calcext:value-type="float">
            <text:p>16.3853426566282</text:p>
          </table:table-cell>
          <table:table-cell office:value-type="float" office:value="93.7297786864901" calcext:value-type="float">
            <text:p>93.7297786864901</text:p>
          </table:table-cell>
          <table:table-cell office:value-type="float" office:value="1.19344709992352" calcext:value-type="float">
            <text:p>1.19344709992352</text:p>
          </table:table-cell>
          <table:table-cell office:value-type="float" office:value="0.045007942394484" calcext:value-type="float">
            <text:p>0.045007942394484</text:p>
          </table:table-cell>
          <table:table-cell office:value-type="float" office:value="37.4860596234911" calcext:value-type="float">
            <text:p>37.4860596234911</text:p>
          </table:table-cell>
          <table:table-cell office:value-type="float" office:value="1.41369517948335" calcext:value-type="float">
            <text:p>1.41369517948335</text:p>
          </table:table-cell>
          <table:table-cell office:value-type="float" office:value="1.43506607912052" calcext:value-type="float">
            <text:p>1.43506607912052</text:p>
          </table:table-cell>
          <table:table-cell office:value-type="float" office:value="5.94103200570783" calcext:value-type="float">
            <text:p>5.94103200570783</text:p>
          </table:table-cell>
          <table:table-cell office:value-type="float" office:value="15.4202033146945" calcext:value-type="float">
            <text:p>15.4202033146945</text:p>
          </table:table-cell>
          <table:table-cell office:value-type="float" office:value="0.581535304366212" calcext:value-type="float">
            <text:p>0.581535304366212</text:p>
          </table:table-cell>
          <table:table-cell table:formula="of:=SUM([.E120:.P120])" office:value-type="float" office:value="454.268326915323" calcext:value-type="float">
            <text:p>454.2683269153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96.8653493815927" calcext:value-type="float">
            <text:p>96.8653493815927</text:p>
          </table:table-cell>
          <table:table-cell office:value-type="float" office:value="1524.6790010397" calcext:value-type="float">
            <text:p>1524.6790010397</text:p>
          </table:table-cell>
          <table:table-cell office:value-type="float" office:value="142.819614692508" calcext:value-type="float">
            <text:p>142.819614692508</text:p>
          </table:table-cell>
          <table:table-cell office:value-type="float" office:value="520.900378593248" calcext:value-type="float">
            <text:p>520.900378593248</text:p>
          </table:table-cell>
          <table:table-cell office:value-type="float" office:value="10.8810930292055" calcext:value-type="float">
            <text:p>10.8810930292055</text:p>
          </table:table-cell>
          <table:table-cell office:value-type="float" office:value="0.541135022605687" calcext:value-type="float">
            <text:p>0.541135022605687</text:p>
          </table:table-cell>
          <table:table-cell office:value-type="float" office:value="172.777386293197" calcext:value-type="float">
            <text:p>172.777386293197</text:p>
          </table:table-cell>
          <table:table-cell office:value-type="float" office:value="8.592509464497" calcext:value-type="float">
            <text:p>8.592509464497</text:p>
          </table:table-cell>
          <table:table-cell office:value-type="float" office:value="10.8571851172803" calcext:value-type="float">
            <text:p>10.8571851172803</text:p>
          </table:table-cell>
          <table:table-cell office:value-type="float" office:value="21.9174924666602" calcext:value-type="float">
            <text:p>21.9174924666602</text:p>
          </table:table-cell>
          <table:table-cell office:value-type="float" office:value="76.7318294621422" calcext:value-type="float">
            <text:p>76.7318294621422</text:p>
          </table:table-cell>
          <table:table-cell office:value-type="float" office:value="3.81600269009039" calcext:value-type="float">
            <text:p>3.81600269009039</text:p>
          </table:table-cell>
          <table:table-cell table:formula="of:=SUM([.E121:.P121])" office:value-type="float" office:value="2591.37897725273" calcext:value-type="float">
            <text:p>2591.37897725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6.87466760205922" calcext:value-type="float">
            <text:p>6.87466760205922</text:p>
          </table:table-cell>
          <table:table-cell office:value-type="float" office:value="19.6100939574921" calcext:value-type="float">
            <text:p>19.6100939574921</text:p>
          </table:table-cell>
          <table:table-cell office:value-type="float" office:value="2.22443794533563" calcext:value-type="float">
            <text:p>2.22443794533563</text:p>
          </table:table-cell>
          <table:table-cell office:value-type="float" office:value="9.55192451492382" calcext:value-type="float">
            <text:p>9.55192451492382</text:p>
          </table:table-cell>
          <table:table-cell office:value-type="float" office:value="0.544983560423579" calcext:value-type="float">
            <text:p>0.544983560423579</text:p>
          </table:table-cell>
          <table:table-cell office:value-type="float" office:value="0.028031155850654" calcext:value-type="float">
            <text:p>0.028031155850654</text:p>
          </table:table-cell>
          <table:table-cell office:value-type="float" office:value="1.56276453190031" calcext:value-type="float">
            <text:p>1.56276453190031</text:p>
          </table:table-cell>
          <table:table-cell office:value-type="float" office:value="0.080380582705145" calcext:value-type="float">
            <text:p>0.080380582705145</text:p>
          </table:table-cell>
          <table:table-cell office:value-type="float" office:value="0.173650685179001" calcext:value-type="float">
            <text:p>0.173650685179001</text:p>
          </table:table-cell>
          <table:table-cell office:value-type="float" office:value="0.206516902532976" calcext:value-type="float">
            <text:p>0.206516902532976</text:p>
          </table:table-cell>
          <table:table-cell office:value-type="float" office:value="0.955508183997839" calcext:value-type="float">
            <text:p>0.955508183997839</text:p>
          </table:table-cell>
          <table:table-cell office:value-type="float" office:value="0.049146434438135" calcext:value-type="float">
            <text:p>0.049146434438135</text:p>
          </table:table-cell>
          <table:table-cell table:formula="of:=SUM([.E122:.P122])" office:value-type="float" office:value="41.8621060568384" calcext:value-type="float">
            <text:p>41.8621060568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81.255206864537" calcext:value-type="float">
            <text:p>281.255206864537</text:p>
          </table:table-cell>
          <table:table-cell office:value-type="float" office:value="1100.63392814001" calcext:value-type="float">
            <text:p>1100.63392814001</text:p>
          </table:table-cell>
          <table:table-cell office:value-type="float" office:value="38.1533699027944" calcext:value-type="float">
            <text:p>38.1533699027944</text:p>
          </table:table-cell>
          <table:table-cell office:value-type="float" office:value="139.53761557289" calcext:value-type="float">
            <text:p>139.53761557289</text:p>
          </table:table-cell>
          <table:table-cell office:value-type="float" office:value="99.2375814005353" calcext:value-type="float">
            <text:p>99.2375814005353</text:p>
          </table:table-cell>
          <table:table-cell office:value-type="float" office:value="10.2809332711208" calcext:value-type="float">
            <text:p>10.2809332711208</text:p>
          </table:table-cell>
          <table:table-cell office:value-type="float" office:value="394.417418615213" calcext:value-type="float">
            <text:p>394.417418615213</text:p>
          </table:table-cell>
          <table:table-cell office:value-type="float" office:value="40.8613259666649" calcext:value-type="float">
            <text:p>40.8613259666649</text:p>
          </table:table-cell>
          <table:table-cell office:value-type="float" office:value="3.65130603863332" calcext:value-type="float">
            <text:p>3.65130603863332</text:p>
          </table:table-cell>
          <table:table-cell office:value-type="float" office:value="20.7863871334357" calcext:value-type="float">
            <text:p>20.7863871334357</text:p>
          </table:table-cell>
          <table:table-cell office:value-type="float" office:value="65.2469967672986" calcext:value-type="float">
            <text:p>65.2469967672986</text:p>
          </table:table-cell>
          <table:table-cell office:value-type="float" office:value="6.75953615997752" calcext:value-type="float">
            <text:p>6.75953615997752</text:p>
          </table:table-cell>
          <table:table-cell table:formula="of:=SUM([.E123:.P123])" office:value-type="float" office:value="2200.82160583311" calcext:value-type="float">
            <text:p>2200.821605833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530.17219032459" calcext:value-type="float">
            <text:p>530.17219032459</text:p>
          </table:table-cell>
          <table:table-cell office:value-type="float" office:value="4552.77458643067" calcext:value-type="float">
            <text:p>4552.77458643067</text:p>
          </table:table-cell>
          <table:table-cell office:value-type="float" office:value="462.095386158209" calcext:value-type="float">
            <text:p>462.095386158209</text:p>
          </table:table-cell>
          <table:table-cell office:value-type="float" office:value="1513.25628885229" calcext:value-type="float">
            <text:p>1513.25628885229</text:p>
          </table:table-cell>
          <table:table-cell office:value-type="float" office:value="54.1594307265292" calcext:value-type="float">
            <text:p>54.1594307265292</text:p>
          </table:table-cell>
          <table:table-cell office:value-type="float" office:value="2.97011908241801" calcext:value-type="float">
            <text:p>2.97011908241801</text:p>
          </table:table-cell>
          <table:table-cell office:value-type="float" office:value="467.689119716014" calcext:value-type="float">
            <text:p>467.689119716014</text:p>
          </table:table-cell>
          <table:table-cell office:value-type="float" office:value="25.6482086401878" calcext:value-type="float">
            <text:p>25.6482086401878</text:p>
          </table:table-cell>
          <table:table-cell office:value-type="float" office:value="38.4892898843463" calcext:value-type="float">
            <text:p>38.4892898843463</text:p>
          </table:table-cell>
          <table:table-cell office:value-type="float" office:value="47.3302327100098" calcext:value-type="float">
            <text:p>47.3302327100098</text:p>
          </table:table-cell>
          <table:table-cell office:value-type="float" office:value="207.954652357705" calcext:value-type="float">
            <text:p>207.954652357705</text:p>
          </table:table-cell>
          <table:table-cell office:value-type="float" office:value="11.404294191421" calcext:value-type="float">
            <text:p>11.404294191421</text:p>
          </table:table-cell>
          <table:table-cell table:formula="of:=SUM([.E124:.P124])" office:value-type="float" office:value="7913.94379907439" calcext:value-type="float">
            <text:p>7913.94379907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726.454669246566" calcext:value-type="float">
            <text:p>726.454669246566</text:p>
          </table:table-cell>
          <table:table-cell office:value-type="float" office:value="168.499013649484" calcext:value-type="float">
            <text:p>168.499013649484</text:p>
          </table:table-cell>
          <table:table-cell office:value-type="float" office:value="10.4262468651184" calcext:value-type="float">
            <text:p>10.4262468651184</text:p>
          </table:table-cell>
          <table:table-cell office:value-type="float" office:value="36.1709111453031" calcext:value-type="float">
            <text:p>36.1709111453031</text:p>
          </table:table-cell>
          <table:table-cell office:value-type="float" office:value="74.2105558106802" calcext:value-type="float">
            <text:p>74.2105558106802</text:p>
          </table:table-cell>
          <table:table-cell office:value-type="float" office:value="4.06972870023844" calcext:value-type="float">
            <text:p>4.06972870023844</text:p>
          </table:table-cell>
          <table:table-cell office:value-type="float" office:value="17.329256803704" calcext:value-type="float">
            <text:p>17.329256803704</text:p>
          </table:table-cell>
          <table:table-cell office:value-type="float" office:value="0.950341538308311" calcext:value-type="float">
            <text:p>0.950341538308311</text:p>
          </table:table-cell>
          <table:table-cell office:value-type="float" office:value="0.590425937533285" calcext:value-type="float">
            <text:p>0.590425937533285</text:p>
          </table:table-cell>
          <table:table-cell office:value-type="float" office:value="1.55460560958807" calcext:value-type="float">
            <text:p>1.55460560958807</text:p>
          </table:table-cell>
          <table:table-cell office:value-type="float" office:value="4.86289243486405" calcext:value-type="float">
            <text:p>4.86289243486405</text:p>
          </table:table-cell>
          <table:table-cell office:value-type="float" office:value="0.266682450928233" calcext:value-type="float">
            <text:p>0.266682450928233</text:p>
          </table:table-cell>
          <table:table-cell table:formula="of:=SUM([.E125:.P125])" office:value-type="float" office:value="1045.38533019232" calcext:value-type="float">
            <text:p>1045.38533019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931.723176028708" calcext:value-type="float">
            <text:p>931.723176028708</text:p>
          </table:table-cell>
          <table:table-cell office:value-type="float" office:value="2045.5971916709" calcext:value-type="float">
            <text:p>2045.5971916709</text:p>
          </table:table-cell>
          <table:table-cell office:value-type="float" office:value="231.932346299204" calcext:value-type="float">
            <text:p>231.932346299204</text:p>
          </table:table-cell>
          <table:table-cell office:value-type="float" office:value="1215.04201133708" calcext:value-type="float">
            <text:p>1215.04201133708</text:p>
          </table:table-cell>
          <table:table-cell office:value-type="float" office:value="108.762667810673" calcext:value-type="float">
            <text:p>108.762667810673</text:p>
          </table:table-cell>
          <table:table-cell office:value-type="float" office:value="6.23185742380746" calcext:value-type="float">
            <text:p>6.23185742380746</text:p>
          </table:table-cell>
          <table:table-cell office:value-type="float" office:value="240.666276213722" calcext:value-type="float">
            <text:p>240.666276213722</text:p>
          </table:table-cell>
          <table:table-cell office:value-type="float" office:value="13.7896389475599" calcext:value-type="float">
            <text:p>13.7896389475599</text:p>
          </table:table-cell>
          <table:table-cell office:value-type="float" office:value="26.4174035696776" calcext:value-type="float">
            <text:p>26.4174035696776</text:p>
          </table:table-cell>
          <table:table-cell office:value-type="float" office:value="33.9128930798724" calcext:value-type="float">
            <text:p>33.9128930798724</text:p>
          </table:table-cell>
          <table:table-cell office:value-type="float" office:value="174.073952619885" calcext:value-type="float">
            <text:p>174.073952619885</text:p>
          </table:table-cell>
          <table:table-cell office:value-type="float" office:value="9.97404785816847" calcext:value-type="float">
            <text:p>9.97404785816847</text:p>
          </table:table-cell>
          <table:table-cell table:formula="of:=SUM([.E126:.P126])" office:value-type="float" office:value="5038.12346285926" calcext:value-type="float">
            <text:p>5038.123462859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56.7646184911768" calcext:value-type="float">
            <text:p>56.7646184911768</text:p>
          </table:table-cell>
          <table:table-cell office:value-type="float" office:value="625.472788094964" calcext:value-type="float">
            <text:p>625.472788094964</text:p>
          </table:table-cell>
          <table:table-cell office:value-type="float" office:value="15.4067980357926" calcext:value-type="float">
            <text:p>15.4067980357926</text:p>
          </table:table-cell>
          <table:table-cell office:value-type="float" office:value="68.9784582485446" calcext:value-type="float">
            <text:p>68.9784582485446</text:p>
          </table:table-cell>
          <table:table-cell office:value-type="float" office:value="5.3206467755205" calcext:value-type="float">
            <text:p>5.3206467755205</text:p>
          </table:table-cell>
          <table:table-cell office:value-type="float" office:value="0.496637904405069" calcext:value-type="float">
            <text:p>0.496637904405069</text:p>
          </table:table-cell>
          <table:table-cell office:value-type="float" office:value="58.9716076786562" calcext:value-type="float">
            <text:p>58.9716076786562</text:p>
          </table:table-cell>
          <table:table-cell office:value-type="float" office:value="5.50450666856392" calcext:value-type="float">
            <text:p>5.50450666856392</text:p>
          </table:table-cell>
          <table:table-cell office:value-type="float" office:value="1.59904463116082" calcext:value-type="float">
            <text:p>1.59904463116082</text:p>
          </table:table-cell>
          <table:table-cell office:value-type="float" office:value="4.46637388779747" calcext:value-type="float">
            <text:p>4.46637388779747</text:p>
          </table:table-cell>
          <table:table-cell office:value-type="float" office:value="8.1331481646544" calcext:value-type="float">
            <text:p>8.1331481646544</text:p>
          </table:table-cell>
          <table:table-cell office:value-type="float" office:value="0.759161401071349" calcext:value-type="float">
            <text:p>0.759161401071349</text:p>
          </table:table-cell>
          <table:table-cell table:formula="of:=SUM([.E127:.P127])" office:value-type="float" office:value="851.873789982307" calcext:value-type="float">
            <text:p>851.8737899823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9.6238047027642" calcext:value-type="float">
            <text:p>19.6238047027642</text:p>
          </table:table-cell>
          <table:table-cell office:value-type="float" office:value="1308.47996635622" calcext:value-type="float">
            <text:p>1308.47996635622</text:p>
          </table:table-cell>
          <table:table-cell office:value-type="float" office:value="189.031917875173" calcext:value-type="float">
            <text:p>189.031917875173</text:p>
          </table:table-cell>
          <table:table-cell office:value-type="float" office:value="901.605190472705" calcext:value-type="float">
            <text:p>901.605190472705</text:p>
          </table:table-cell>
          <table:table-cell office:value-type="float" office:value="2.73117120743961" calcext:value-type="float">
            <text:p>2.73117120743961</text:p>
          </table:table-cell>
          <table:table-cell office:value-type="float" office:value="0.23042298510592" calcext:value-type="float">
            <text:p>0.23042298510592</text:p>
          </table:table-cell>
          <table:table-cell office:value-type="float" office:value="183.026944196904" calcext:value-type="float">
            <text:p>183.026944196904</text:p>
          </table:table-cell>
          <table:table-cell office:value-type="float" office:value="15.4415859107572" calcext:value-type="float">
            <text:p>15.4415859107572</text:p>
          </table:table-cell>
          <table:table-cell office:value-type="float" office:value="31.6263439986833" calcext:value-type="float">
            <text:p>31.6263439986833</text:p>
          </table:table-cell>
          <table:table-cell office:value-type="float" office:value="20.3594944460221" calcext:value-type="float">
            <text:p>20.3594944460221</text:p>
          </table:table-cell>
          <table:table-cell office:value-type="float" office:value="158.108824542194" calcext:value-type="float">
            <text:p>158.108824542194</text:p>
          </table:table-cell>
          <table:table-cell office:value-type="float" office:value="13.3392982554009" calcext:value-type="float">
            <text:p>13.3392982554009</text:p>
          </table:table-cell>
          <table:table-cell table:formula="of:=SUM([.E128:.P128])" office:value-type="float" office:value="2843.60496494937" calcext:value-type="float">
            <text:p>2843.604964949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607.870562629042" calcext:value-type="float">
            <text:p>607.870562629042</text:p>
          </table:table-cell>
          <table:table-cell office:value-type="float" office:value="1756.16055976713" calcext:value-type="float">
            <text:p>1756.16055976713</text:p>
          </table:table-cell>
          <table:table-cell office:value-type="float" office:value="221.089954179143" calcext:value-type="float">
            <text:p>221.089954179143</text:p>
          </table:table-cell>
          <table:table-cell office:value-type="float" office:value="1071.58018441457" calcext:value-type="float">
            <text:p>1071.58018441457</text:p>
          </table:table-cell>
          <table:table-cell office:value-type="float" office:value="59.3299218455105" calcext:value-type="float">
            <text:p>59.3299218455105</text:p>
          </table:table-cell>
          <table:table-cell office:value-type="float" office:value="5.15885655544937" calcext:value-type="float">
            <text:p>5.15885655544937</text:p>
          </table:table-cell>
          <table:table-cell office:value-type="float" office:value="172.177840995025" calcext:value-type="float">
            <text:p>172.177840995025</text:p>
          </table:table-cell>
          <table:table-cell office:value-type="float" office:value="14.9712110869318" calcext:value-type="float">
            <text:p>14.9712110869318</text:p>
          </table:table-cell>
          <table:table-cell office:value-type="float" office:value="29.8497090698577" calcext:value-type="float">
            <text:p>29.8497090698577</text:p>
          </table:table-cell>
          <table:table-cell office:value-type="float" office:value="21.0899107063183" calcext:value-type="float">
            <text:p>21.0899107063183</text:p>
          </table:table-cell>
          <table:table-cell office:value-type="float" office:value="130.368691146119" calcext:value-type="float">
            <text:p>130.368691146119</text:p>
          </table:table-cell>
          <table:table-cell office:value-type="float" office:value="11.3358210498874" calcext:value-type="float">
            <text:p>11.3358210498874</text:p>
          </table:table-cell>
          <table:table-cell table:formula="of:=SUM([.E129:.P129])" office:value-type="float" office:value="4100.98322344498" calcext:value-type="float">
            <text:p>4100.983223444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920.96151457335" calcext:value-type="float">
            <text:p>2920.96151457335</text:p>
          </table:table-cell>
          <table:table-cell office:value-type="float" office:value="2203.52598657633" calcext:value-type="float">
            <text:p>2203.52598657633</text:p>
          </table:table-cell>
          <table:table-cell office:value-type="float" office:value="1473.45192114983" calcext:value-type="float">
            <text:p>1473.45192114983</text:p>
          </table:table-cell>
          <table:table-cell office:value-type="float" office:value="6443.0590520311" calcext:value-type="float">
            <text:p>6443.0590520311</text:p>
          </table:table-cell>
          <table:table-cell office:value-type="float" office:value="304.696604738392" calcext:value-type="float">
            <text:p>304.696604738392</text:p>
          </table:table-cell>
          <table:table-cell office:value-type="float" office:value="17.8210002636575" calcext:value-type="float">
            <text:p>17.8210002636575</text:p>
          </table:table-cell>
          <table:table-cell office:value-type="float" office:value="231.20447856191" calcext:value-type="float">
            <text:p>231.20447856191</text:p>
          </table:table-cell>
          <table:table-cell office:value-type="float" office:value="13.5226156423641" calcext:value-type="float">
            <text:p>13.5226156423641</text:p>
          </table:table-cell>
          <table:table-cell office:value-type="float" office:value="97.2990635244775" calcext:value-type="float">
            <text:p>97.2990635244775</text:p>
          </table:table-cell>
          <table:table-cell office:value-type="float" office:value="112.114800348366" calcext:value-type="float">
            <text:p>112.114800348366</text:p>
          </table:table-cell>
          <table:table-cell office:value-type="float" office:value="846.299822357298" calcext:value-type="float">
            <text:p>846.299822357298</text:p>
          </table:table-cell>
          <table:table-cell office:value-type="float" office:value="49.4981208284611" calcext:value-type="float">
            <text:p>49.4981208284611</text:p>
          </table:table-cell>
          <table:table-cell table:formula="of:=SUM([.E130:.P130])" office:value-type="float" office:value="14713.4549805955" calcext:value-type="float">
            <text:p>14713.45498059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049.87402365732" calcext:value-type="float">
            <text:p>1049.87402365732</text:p>
          </table:table-cell>
          <table:table-cell office:value-type="float" office:value="2134.42643487058" calcext:value-type="float">
            <text:p>2134.42643487058</text:p>
          </table:table-cell>
          <table:table-cell office:value-type="float" office:value="506.462608902254" calcext:value-type="float">
            <text:p>506.462608902254</text:p>
          </table:table-cell>
          <table:table-cell office:value-type="float" office:value="2328.42845390724" calcext:value-type="float">
            <text:p>2328.42845390724</text:p>
          </table:table-cell>
          <table:table-cell office:value-type="float" office:value="112.723461279337" calcext:value-type="float">
            <text:p>112.723461279337</text:p>
          </table:table-cell>
          <table:table-cell office:value-type="float" office:value="11.1542964155891" calcext:value-type="float">
            <text:p>11.1542964155891</text:p>
          </table:table-cell>
          <table:table-cell office:value-type="float" office:value="230.596939060246" calcext:value-type="float">
            <text:p>230.596939060246</text:p>
          </table:table-cell>
          <table:table-cell office:value-type="float" office:value="22.8182011234694" calcext:value-type="float">
            <text:p>22.8182011234694</text:p>
          </table:table-cell>
          <table:table-cell office:value-type="float" office:value="49.2694594357735" calcext:value-type="float">
            <text:p>49.2694594357735</text:p>
          </table:table-cell>
          <table:table-cell office:value-type="float" office:value="46.14192344823" calcext:value-type="float">
            <text:p>46.14192344823</text:p>
          </table:table-cell>
          <table:table-cell office:value-type="float" office:value="313.195703670144" calcext:value-type="float">
            <text:p>313.195703670144</text:p>
          </table:table-cell>
          <table:table-cell office:value-type="float" office:value="30.991575978746" calcext:value-type="float">
            <text:p>30.991575978746</text:p>
          </table:table-cell>
          <table:table-cell table:formula="of:=SUM([.E131:.P131])" office:value-type="float" office:value="6836.08308174893" calcext:value-type="float">
            <text:p>6836.083081748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3279.55736207764" calcext:value-type="float">
            <text:p>3279.55736207764</text:p>
          </table:table-cell>
          <table:table-cell office:value-type="float" office:value="1183.33222096906" calcext:value-type="float">
            <text:p>1183.33222096906</text:p>
          </table:table-cell>
          <table:table-cell office:value-type="float" office:value="262.881194713664" calcext:value-type="float">
            <text:p>262.881194713664</text:p>
          </table:table-cell>
          <table:table-cell office:value-type="float" office:value="1240.4675601364" calcext:value-type="float">
            <text:p>1240.4675601364</text:p>
          </table:table-cell>
          <table:table-cell office:value-type="float" office:value="382.729610684737" calcext:value-type="float">
            <text:p>382.729610684737</text:p>
          </table:table-cell>
          <table:table-cell office:value-type="float" office:value="37.3136228457247" calcext:value-type="float">
            <text:p>37.3136228457247</text:p>
          </table:table-cell>
          <table:table-cell office:value-type="float" office:value="139.126191687605" calcext:value-type="float">
            <text:p>139.126191687605</text:p>
          </table:table-cell>
          <table:table-cell office:value-type="float" office:value="13.5638897531487" calcext:value-type="float">
            <text:p>13.5638897531487</text:p>
          </table:table-cell>
          <table:table-cell office:value-type="float" office:value="26.3249218230683" calcext:value-type="float">
            <text:p>26.3249218230683</text:p>
          </table:table-cell>
          <table:table-cell office:value-type="float" office:value="27.944546105405" calcext:value-type="float">
            <text:p>27.944546105405</text:p>
          </table:table-cell>
          <table:table-cell office:value-type="float" office:value="180.747126697379" calcext:value-type="float">
            <text:p>180.747126697379</text:p>
          </table:table-cell>
          <table:table-cell office:value-type="float" office:value="17.6216575037615" calcext:value-type="float">
            <text:p>17.6216575037615</text:p>
          </table:table-cell>
          <table:table-cell table:formula="of:=SUM([.E132:.P132])" office:value-type="float" office:value="6791.60990499759" calcext:value-type="float">
            <text:p>6791.609904997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942.81033734214" calcext:value-type="float">
            <text:p>2942.81033734214</text:p>
          </table:table-cell>
          <table:table-cell office:value-type="float" office:value="3723.98921705147" calcext:value-type="float">
            <text:p>3723.98921705147</text:p>
          </table:table-cell>
          <table:table-cell office:value-type="float" office:value="455.582519985247" calcext:value-type="float">
            <text:p>455.582519985247</text:p>
          </table:table-cell>
          <table:table-cell office:value-type="float" office:value="3015.77672375638" calcext:value-type="float">
            <text:p>3015.77672375638</text:p>
          </table:table-cell>
          <table:table-cell office:value-type="float" office:value="484.447790208346" calcext:value-type="float">
            <text:p>484.447790208346</text:p>
          </table:table-cell>
          <table:table-cell office:value-type="float" office:value="73.3043810935165" calcext:value-type="float">
            <text:p>73.3043810935165</text:p>
          </table:table-cell>
          <table:table-cell office:value-type="float" office:value="623.704269246921" calcext:value-type="float">
            <text:p>623.704269246921</text:p>
          </table:table-cell>
          <table:table-cell office:value-type="float" office:value="94.3760222806811" calcext:value-type="float">
            <text:p>94.3760222806811</text:p>
          </table:table-cell>
          <table:table-cell office:value-type="float" office:value="75.7681397233187" calcext:value-type="float">
            <text:p>75.7681397233187</text:p>
          </table:table-cell>
          <table:table-cell office:value-type="float" office:value="147.106038932571" calcext:value-type="float">
            <text:p>147.106038932571</text:p>
          </table:table-cell>
          <table:table-cell office:value-type="float" office:value="597.489471767439" calcext:value-type="float">
            <text:p>597.489471767439</text:p>
          </table:table-cell>
          <table:table-cell office:value-type="float" office:value="90.409321340836" calcext:value-type="float">
            <text:p>90.409321340836</text:p>
          </table:table-cell>
          <table:table-cell table:formula="of:=SUM([.E133:.P133])" office:value-type="float" office:value="12324.7642327289" calcext:value-type="float">
            <text:p>12324.76423272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41.914466331103" calcext:value-type="float">
            <text:p>241.914466331103</text:p>
          </table:table-cell>
          <table:table-cell office:value-type="float" office:value="140.612720146351" calcext:value-type="float">
            <text:p>140.612720146351</text:p>
          </table:table-cell>
          <table:table-cell office:value-type="float" office:value="30.4289212591459" calcext:value-type="float">
            <text:p>30.4289212591459</text:p>
          </table:table-cell>
          <table:table-cell office:value-type="float" office:value="156.39068209969" calcext:value-type="float">
            <text:p>156.39068209969</text:p>
          </table:table-cell>
          <table:table-cell office:value-type="float" office:value="31.5932405749729" calcext:value-type="float">
            <text:p>31.5932405749729</text:p>
          </table:table-cell>
          <table:table-cell office:value-type="float" office:value="2.4971824978056" calcext:value-type="float">
            <text:p>2.4971824978056</text:p>
          </table:table-cell>
          <table:table-cell office:value-type="float" office:value="18.5793203017065" calcext:value-type="float">
            <text:p>18.5793203017065</text:p>
          </table:table-cell>
          <table:table-cell office:value-type="float" office:value="1.46854050531616" calcext:value-type="float">
            <text:p>1.46854050531616</text:p>
          </table:table-cell>
          <table:table-cell office:value-type="float" office:value="6.85215617655267" calcext:value-type="float">
            <text:p>6.85215617655267</text:p>
          </table:table-cell>
          <table:table-cell office:value-type="float" office:value="4.76042908188075" calcext:value-type="float">
            <text:p>4.76042908188075</text:p>
          </table:table-cell>
          <table:table-cell office:value-type="float" office:value="25.6988393748967" calcext:value-type="float">
            <text:p>25.6988393748967</text:p>
          </table:table-cell>
          <table:table-cell office:value-type="float" office:value="2.03127918291947" calcext:value-type="float">
            <text:p>2.03127918291947</text:p>
          </table:table-cell>
          <table:table-cell table:formula="of:=SUM([.E134:.P134])" office:value-type="float" office:value="662.827777532341" calcext:value-type="float">
            <text:p>662.8277775323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138.55145675209" calcext:value-type="float">
            <text:p>1138.55145675209</text:p>
          </table:table-cell>
          <table:table-cell office:value-type="float" office:value="250.080447719691" calcext:value-type="float">
            <text:p>250.080447719691</text:p>
          </table:table-cell>
          <table:table-cell office:value-type="float" office:value="38.0267503617658" calcext:value-type="float">
            <text:p>38.0267503617658</text:p>
          </table:table-cell>
          <table:table-cell office:value-type="float" office:value="186.222105300747" calcext:value-type="float">
            <text:p>186.222105300747</text:p>
          </table:table-cell>
          <table:table-cell office:value-type="float" office:value="98.4867389912654" calcext:value-type="float">
            <text:p>98.4867389912654</text:p>
          </table:table-cell>
          <table:table-cell office:value-type="float" office:value="6.09211144724214" calcext:value-type="float">
            <text:p>6.09211144724214</text:p>
          </table:table-cell>
          <table:table-cell office:value-type="float" office:value="21.775627965887" calcext:value-type="float">
            <text:p>21.775627965887</text:p>
          </table:table-cell>
          <table:table-cell office:value-type="float" office:value="1.3469788294405" calcext:value-type="float">
            <text:p>1.3469788294405</text:p>
          </table:table-cell>
          <table:table-cell office:value-type="float" office:value="2.91728726413338" calcext:value-type="float">
            <text:p>2.91728726413338</text:p>
          </table:table-cell>
          <table:table-cell office:value-type="float" office:value="3.86531410653339" calcext:value-type="float">
            <text:p>3.86531410653339</text:p>
          </table:table-cell>
          <table:table-cell office:value-type="float" office:value="19.8414129750245" calcext:value-type="float">
            <text:p>19.8414129750245</text:p>
          </table:table-cell>
          <table:table-cell office:value-type="float" office:value="1.22733375429687" calcext:value-type="float">
            <text:p>1.22733375429687</text:p>
          </table:table-cell>
          <table:table-cell table:formula="of:=SUM([.E135:.P135])" office:value-type="float" office:value="1768.43356546812" calcext:value-type="float">
            <text:p>1768.433565468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9323485756626" calcext:value-type="float">
            <text:p>0.009323485756626</text:p>
          </table:table-cell>
          <table:table-cell office:value-type="float" office:value="0.01833909869239" calcext:value-type="float">
            <text:p>0.01833909869239</text:p>
          </table:table-cell>
          <table:table-cell office:value-type="float" office:value="0.000873988991711" calcext:value-type="float">
            <text:p>0.000873988991711</text:p>
          </table:table-cell>
          <table:table-cell office:value-type="float" office:value="0.00317531517817" calcext:value-type="float">
            <text:p>0.00317531517817</text:p>
          </table:table-cell>
          <table:table-cell office:value-type="float" office:value="0.000260223812686" calcext:value-type="float">
            <text:p>0.000260223812686</text:p>
          </table:table-cell>
          <table:table-cell office:value-type="float" office:value="0.0000231127789674463" calcext:value-type="float">
            <text:p>2.31127789674463E-05</text:p>
          </table:table-cell>
          <table:table-cell office:value-type="float" office:value="0.000512817328042" calcext:value-type="float">
            <text:p>0.000512817328042</text:p>
          </table:table-cell>
          <table:table-cell office:value-type="float" office:value="0.0000455478437248073" calcext:value-type="float">
            <text:p>4.55478437248073E-05</text:p>
          </table:table-cell>
          <table:table-cell office:value-type="float" office:value="0.0000719748240098731" calcext:value-type="float">
            <text:p>7.19748240098731E-05</text:p>
          </table:table-cell>
          <table:table-cell office:value-type="float" office:value="0.00005710892275144" calcext:value-type="float">
            <text:p>5.710892275144E-05</text:p>
          </table:table-cell>
          <table:table-cell office:value-type="float" office:value="0.000115658584344" calcext:value-type="float">
            <text:p>0.000115658584344</text:p>
          </table:table-cell>
          <table:table-cell office:value-type="float" office:value="0.0000102726620905365" calcext:value-type="float">
            <text:p>1.02726620905365E-05</text:p>
          </table:table-cell>
          <table:table-cell table:formula="of:=SUM([.E136:.P136])" office:value-type="float" office:value="0.0328086053755131" calcext:value-type="float">
            <text:p>0.0328086053755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961357950155868" calcext:value-type="float">
            <text:p>0.961357950155868</text:p>
          </table:table-cell>
          <table:table-cell office:value-type="float" office:value="5.45882057330055" calcext:value-type="float">
            <text:p>5.45882057330055</text:p>
          </table:table-cell>
          <table:table-cell office:value-type="float" office:value="0.254771299218942" calcext:value-type="float">
            <text:p>0.254771299218942</text:p>
          </table:table-cell>
          <table:table-cell office:value-type="float" office:value="1.00846901576506" calcext:value-type="float">
            <text:p>1.00846901576506</text:p>
          </table:table-cell>
          <table:table-cell office:value-type="float" office:value="0.07142443790498" calcext:value-type="float">
            <text:p>0.07142443790498</text:p>
          </table:table-cell>
          <table:table-cell office:value-type="float" office:value="0.006393078603644" calcext:value-type="float">
            <text:p>0.006393078603644</text:p>
          </table:table-cell>
          <table:table-cell office:value-type="float" office:value="0.406695050926351" calcext:value-type="float">
            <text:p>0.406695050926351</text:p>
          </table:table-cell>
          <table:table-cell office:value-type="float" office:value="0.036402574588604" calcext:value-type="float">
            <text:p>0.036402574588604</text:p>
          </table:table-cell>
          <table:table-cell office:value-type="float" office:value="0.028750818090772" calcext:value-type="float">
            <text:p>0.028750818090772</text:p>
          </table:table-cell>
          <table:table-cell office:value-type="float" office:value="0.024650593237158" calcext:value-type="float">
            <text:p>0.024650593237158</text:p>
          </table:table-cell>
          <table:table-cell office:value-type="float" office:value="0.096690380293878" calcext:value-type="float">
            <text:p>0.096690380293878</text:p>
          </table:table-cell>
          <table:table-cell office:value-type="float" office:value="0.008654589655397" calcext:value-type="float">
            <text:p>0.008654589655397</text:p>
          </table:table-cell>
          <table:table-cell table:formula="of:=SUM([.E137:.P137])" office:value-type="float" office:value="8.3630803617412" calcext:value-type="float">
            <text:p>8.36308036174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0128718128779" calcext:value-type="float">
            <text:p>0.000128718128779</text:p>
          </table:table-cell>
          <table:table-cell office:value-type="float" office:value="0.001130967305787" calcext:value-type="float">
            <text:p>0.001130967305787</text:p>
          </table:table-cell>
          <table:table-cell office:value-type="float" office:value="0.0000642051697338656" calcext:value-type="float">
            <text:p>6.42051697338656E-05</text:p>
          </table:table-cell>
          <table:table-cell office:value-type="float" office:value="0.000221594791358" calcext:value-type="float">
            <text:p>0.000221594791358</text:p>
          </table:table-cell>
          <table:table-cell office:value-type="float" office:value="0.0000095631602584263" calcext:value-type="float">
            <text:p>9.5631602584263E-06</text:p>
          </table:table-cell>
          <table:table-cell office:value-type="float" office:value="0.000000855981982260497" calcext:value-type="float">
            <text:p>8.55981982260497E-07</text:p>
          </table:table-cell>
          <table:table-cell office:value-type="float" office:value="0.000084241794665836" calcext:value-type="float">
            <text:p>8.4241794665836E-05</text:p>
          </table:table-cell>
          <table:table-cell office:value-type="float" office:value="0.00000754033775850477" calcext:value-type="float">
            <text:p>7.54033775850477E-06</text:p>
          </table:table-cell>
          <table:table-cell office:value-type="float" office:value="0.00000674596009825093" calcext:value-type="float">
            <text:p>6.74596009825093E-06</text:p>
          </table:table-cell>
          <table:table-cell office:value-type="float" office:value="0.00000519795959703578" calcext:value-type="float">
            <text:p>5.19795959703578E-06</text:p>
          </table:table-cell>
          <table:table-cell office:value-type="float" office:value="0.000021904823295724" calcext:value-type="float">
            <text:p>2.1904823295724E-05</text:p>
          </table:table-cell>
          <table:table-cell office:value-type="float" office:value="0.0000019606629564969" calcext:value-type="float">
            <text:p>1.9606629564969E-06</text:p>
          </table:table-cell>
          <table:table-cell table:formula="of:=SUM([.E138:.P138])" office:value-type="float" office:value="0.0016834960762704" calcext:value-type="float">
            <text:p>0.001683496076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7475108403277" calcext:value-type="float">
            <text:p>0.007475108403277</text:p>
          </table:table-cell>
          <table:table-cell office:value-type="float" office:value="0.083201773796873" calcext:value-type="float">
            <text:p>0.083201773796873</text:p>
          </table:table-cell>
          <table:table-cell office:value-type="float" office:value="0.004817606332466" calcext:value-type="float">
            <text:p>0.004817606332466</text:p>
          </table:table-cell>
          <table:table-cell office:value-type="float" office:value="0.016527900031498" calcext:value-type="float">
            <text:p>0.016527900031498</text:p>
          </table:table-cell>
          <table:table-cell office:value-type="float" office:value="0.000429336783544" calcext:value-type="float">
            <text:p>0.000429336783544</text:p>
          </table:table-cell>
          <table:table-cell office:value-type="float" office:value="0.0000237921475704753" calcext:value-type="float">
            <text:p>2.37921475704753E-05</text:p>
          </table:table-cell>
          <table:table-cell office:value-type="float" office:value="0.004790635748736" calcext:value-type="float">
            <text:p>0.004790635748736</text:p>
          </table:table-cell>
          <table:table-cell office:value-type="float" office:value="0.000265478097985" calcext:value-type="float">
            <text:p>0.000265478097985</text:p>
          </table:table-cell>
          <table:table-cell office:value-type="float" office:value="0.000524895735048" calcext:value-type="float">
            <text:p>0.000524895735048</text:p>
          </table:table-cell>
          <table:table-cell office:value-type="float" office:value="0.000382168923076" calcext:value-type="float">
            <text:p>0.000382168923076</text:p>
          </table:table-cell>
          <table:table-cell office:value-type="float" office:value="0.001266190021906" calcext:value-type="float">
            <text:p>0.001266190021906</text:p>
          </table:table-cell>
          <table:table-cell office:value-type="float" office:value="0.000070167246339277" calcext:value-type="float">
            <text:p>7.0167246339277E-05</text:p>
          </table:table-cell>
          <table:table-cell table:formula="of:=SUM([.E139:.P139])" office:value-type="float" office:value="0.119775053268319" calcext:value-type="float">
            <text:p>0.1197750532683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34467649686883" calcext:value-type="float">
            <text:p>0.034467649686883</text:p>
          </table:table-cell>
          <table:table-cell office:value-type="float" office:value="0.118507826638721" calcext:value-type="float">
            <text:p>0.118507826638721</text:p>
          </table:table-cell>
          <table:table-cell office:value-type="float" office:value="0.00586254033445" calcext:value-type="float">
            <text:p>0.00586254033445</text:p>
          </table:table-cell>
          <table:table-cell office:value-type="float" office:value="0.021096387086256" calcext:value-type="float">
            <text:p>0.021096387086256</text:p>
          </table:table-cell>
          <table:table-cell office:value-type="float" office:value="0.002614631493434" calcext:value-type="float">
            <text:p>0.002614631493434</text:p>
          </table:table-cell>
          <table:table-cell office:value-type="float" office:value="0.000233151672588" calcext:value-type="float">
            <text:p>0.000233151672588</text:p>
          </table:table-cell>
          <table:table-cell office:value-type="float" office:value="0.009045359601955" calcext:value-type="float">
            <text:p>0.009045359601955</text:p>
          </table:table-cell>
          <table:table-cell office:value-type="float" office:value="0.000806591952118" calcext:value-type="float">
            <text:p>0.000806591952118</text:p>
          </table:table-cell>
          <table:table-cell office:value-type="float" office:value="0.000473523293618" calcext:value-type="float">
            <text:p>0.000473523293618</text:p>
          </table:table-cell>
          <table:table-cell office:value-type="float" office:value="0.001003284626933" calcext:value-type="float">
            <text:p>0.001003284626933</text:p>
          </table:table-cell>
          <table:table-cell office:value-type="float" office:value="0.002101419142766" calcext:value-type="float">
            <text:p>0.002101419142766</text:p>
          </table:table-cell>
          <table:table-cell office:value-type="float" office:value="0.000187387549326" calcext:value-type="float">
            <text:p>0.000187387549326</text:p>
          </table:table-cell>
          <table:table-cell table:formula="of:=SUM([.E140:.P140])" office:value-type="float" office:value="0.196399753079048" calcext:value-type="float">
            <text:p>0.1963997530790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444351394057553" calcext:value-type="float">
            <text:p>0.444351394057553</text:p>
          </table:table-cell>
          <table:table-cell office:value-type="float" office:value="0.609241634676011" calcext:value-type="float">
            <text:p>0.609241634676011</text:p>
          </table:table-cell>
          <table:table-cell office:value-type="float" office:value="0.027041708053631" calcext:value-type="float">
            <text:p>0.027041708053631</text:p>
          </table:table-cell>
          <table:table-cell office:value-type="float" office:value="0.112218722582537" calcext:value-type="float">
            <text:p>0.112218722582537</text:p>
          </table:table-cell>
          <table:table-cell office:value-type="float" office:value="0.01088767729948" calcext:value-type="float">
            <text:p>0.01088767729948</text:p>
          </table:table-cell>
          <table:table-cell office:value-type="float" office:value="0.000973894547422" calcext:value-type="float">
            <text:p>0.000973894547422</text:p>
          </table:table-cell>
          <table:table-cell office:value-type="float" office:value="0.014951973639101" calcext:value-type="float">
            <text:p>0.014951973639101</text:p>
          </table:table-cell>
          <table:table-cell office:value-type="float" office:value="0.001337442798844" calcext:value-type="float">
            <text:p>0.001337442798844</text:p>
          </table:table-cell>
          <table:table-cell office:value-type="float" office:value="0.002824524162264" calcext:value-type="float">
            <text:p>0.002824524162264</text:p>
          </table:table-cell>
          <table:table-cell office:value-type="float" office:value="0.001734100698221" calcext:value-type="float">
            <text:p>0.001734100698221</text:p>
          </table:table-cell>
          <table:table-cell office:value-type="float" office:value="0.003499823499768" calcext:value-type="float">
            <text:p>0.003499823499768</text:p>
          </table:table-cell>
          <table:table-cell office:value-type="float" office:value="0.000313056580353" calcext:value-type="float">
            <text:p>0.000313056580353</text:p>
          </table:table-cell>
          <table:table-cell table:formula="of:=SUM([.E141:.P141])" office:value-type="float" office:value="1.22937595259518" calcext:value-type="float">
            <text:p>1.229375952595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9.3100794173773" calcext:value-type="float">
            <text:p>29.3100794173773</text:p>
          </table:table-cell>
          <table:table-cell office:value-type="float" office:value="8.92413712144043" calcext:value-type="float">
            <text:p>8.92413712144043</text:p>
          </table:table-cell>
          <table:table-cell office:value-type="float" office:value="1.11374291382817" calcext:value-type="float">
            <text:p>1.11374291382817</text:p>
          </table:table-cell>
          <table:table-cell office:value-type="float" office:value="5.2305459961334" calcext:value-type="float">
            <text:p>5.2305459961334</text:p>
          </table:table-cell>
          <table:table-cell office:value-type="float" office:value="0.641954185491089" calcext:value-type="float">
            <text:p>0.641954185491089</text:p>
          </table:table-cell>
          <table:table-cell office:value-type="float" office:value="0.034048485750467" calcext:value-type="float">
            <text:p>0.034048485750467</text:p>
          </table:table-cell>
          <table:table-cell office:value-type="float" office:value="0.195523224349341" calcext:value-type="float">
            <text:p>0.195523224349341</text:p>
          </table:table-cell>
          <table:table-cell office:value-type="float" office:value="0.010370319048627" calcext:value-type="float">
            <text:p>0.010370319048627</text:p>
          </table:table-cell>
          <table:table-cell office:value-type="float" office:value="0.093574924250198" calcext:value-type="float">
            <text:p>0.093574924250198</text:p>
          </table:table-cell>
          <table:table-cell office:value-type="float" office:value="0.025427211444974" calcext:value-type="float">
            <text:p>0.025427211444974</text:p>
          </table:table-cell>
          <table:table-cell office:value-type="float" office:value="0.141494761004702" calcext:value-type="float">
            <text:p>0.141494761004702</text:p>
          </table:table-cell>
          <table:table-cell office:value-type="float" office:value="0.007504713673841" calcext:value-type="float">
            <text:p>0.007504713673841</text:p>
          </table:table-cell>
          <table:table-cell table:formula="of:=SUM([.E142:.P142])" office:value-type="float" office:value="45.7284032737925" calcext:value-type="float">
            <text:p>45.72840327379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53.2616949923069" calcext:value-type="float">
            <text:p>53.2616949923069</text:p>
          </table:table-cell>
          <table:table-cell office:value-type="float" office:value="22.7977609336071" calcext:value-type="float">
            <text:p>22.7977609336071</text:p>
          </table:table-cell>
          <table:table-cell office:value-type="float" office:value="1.14992539409216" calcext:value-type="float">
            <text:p>1.14992539409216</text:p>
          </table:table-cell>
          <table:table-cell office:value-type="float" office:value="7.06505621876111" calcext:value-type="float">
            <text:p>7.06505621876111</text:p>
          </table:table-cell>
          <table:table-cell office:value-type="float" office:value="0.988963667120869" calcext:value-type="float">
            <text:p>0.988963667120869</text:p>
          </table:table-cell>
          <table:table-cell office:value-type="float" office:value="0.059944083692658" calcext:value-type="float">
            <text:p>0.059944083692658</text:p>
          </table:table-cell>
          <table:table-cell office:value-type="float" office:value="0.42364711244886" calcext:value-type="float">
            <text:p>0.42364711244886</text:p>
          </table:table-cell>
          <table:table-cell office:value-type="float" office:value="0.025678534822941" calcext:value-type="float">
            <text:p>0.025678534822941</text:p>
          </table:table-cell>
          <table:table-cell office:value-type="float" office:value="0.08758081594014" calcext:value-type="float">
            <text:p>0.08758081594014</text:p>
          </table:table-cell>
          <table:table-cell office:value-type="float" office:value="0.042894291894176" calcext:value-type="float">
            <text:p>0.042894291894176</text:p>
          </table:table-cell>
          <table:table-cell office:value-type="float" office:value="0.154620453797076" calcext:value-type="float">
            <text:p>0.154620453797076</text:p>
          </table:table-cell>
          <table:table-cell office:value-type="float" office:value="0.009372014090257" calcext:value-type="float">
            <text:p>0.009372014090257</text:p>
          </table:table-cell>
          <table:table-cell table:formula="of:=SUM([.E143:.P143])" office:value-type="float" office:value="86.0671385125743" calcext:value-type="float">
            <text:p>86.0671385125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.51229157578985" calcext:value-type="float">
            <text:p>2.51229157578985</text:p>
          </table:table-cell>
          <table:table-cell office:value-type="float" office:value="3.20136916797875" calcext:value-type="float">
            <text:p>3.20136916797875</text:p>
          </table:table-cell>
          <table:table-cell office:value-type="float" office:value="0.137775331346113" calcext:value-type="float">
            <text:p>0.137775331346113</text:p>
          </table:table-cell>
          <table:table-cell office:value-type="float" office:value="0.599644779604894" calcext:value-type="float">
            <text:p>0.599644779604894</text:p>
          </table:table-cell>
          <table:table-cell office:value-type="float" office:value="0.146163795902894" calcext:value-type="float">
            <text:p>0.146163795902894</text:p>
          </table:table-cell>
          <table:table-cell office:value-type="float" office:value="0.011319242949659" calcext:value-type="float">
            <text:p>0.011319242949659</text:p>
          </table:table-cell>
          <table:table-cell office:value-type="float" office:value="0.186860971017556" calcext:value-type="float">
            <text:p>0.186860971017556</text:p>
          </table:table-cell>
          <table:table-cell office:value-type="float" office:value="0.014470920898647" calcext:value-type="float">
            <text:p>0.014470920898647</text:p>
          </table:table-cell>
          <table:table-cell office:value-type="float" office:value="0.01545251895335" calcext:value-type="float">
            <text:p>0.01545251895335</text:p>
          </table:table-cell>
          <table:table-cell office:value-type="float" office:value="0.015684565472787" calcext:value-type="float">
            <text:p>0.015684565472787</text:p>
          </table:table-cell>
          <table:table-cell office:value-type="float" office:value="0.044107246332232" calcext:value-type="float">
            <text:p>0.044107246332232</text:p>
          </table:table-cell>
          <table:table-cell office:value-type="float" office:value="0.00341576129705" calcext:value-type="float">
            <text:p>0.00341576129705</text:p>
          </table:table-cell>
          <table:table-cell table:formula="of:=SUM([.E144:.P144])" office:value-type="float" office:value="6.88855587754378" calcext:value-type="float">
            <text:p>6.888555877543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189273360152313" calcext:value-type="float">
            <text:p>0.189273360152313</text:p>
          </table:table-cell>
          <table:table-cell office:value-type="float" office:value="0.238468730406395" calcext:value-type="float">
            <text:p>0.238468730406395</text:p>
          </table:table-cell>
          <table:table-cell office:value-type="float" office:value="0.010238696021699" calcext:value-type="float">
            <text:p>0.010238696021699</text:p>
          </table:table-cell>
          <table:table-cell office:value-type="float" office:value="0.044681034505152" calcext:value-type="float">
            <text:p>0.044681034505152</text:p>
          </table:table-cell>
          <table:table-cell office:value-type="float" office:value="0.01823854878947" calcext:value-type="float">
            <text:p>0.01823854878947</text:p>
          </table:table-cell>
          <table:table-cell office:value-type="float" office:value="0.001152520138478" calcext:value-type="float">
            <text:p>0.001152520138478</text:p>
          </table:table-cell>
          <table:table-cell office:value-type="float" office:value="0.023096770805885" calcext:value-type="float">
            <text:p>0.023096770805885</text:p>
          </table:table-cell>
          <table:table-cell office:value-type="float" office:value="0.001459518177398" calcext:value-type="float">
            <text:p>0.001459518177398</text:p>
          </table:table-cell>
          <table:table-cell office:value-type="float" office:value="0.001153188604469" calcext:value-type="float">
            <text:p>0.001153188604469</text:p>
          </table:table-cell>
          <table:table-cell office:value-type="float" office:value="0.001717573051984" calcext:value-type="float">
            <text:p>0.001717573051984</text:p>
          </table:table-cell>
          <table:table-cell office:value-type="float" office:value="0.005451030539135" calcext:value-type="float">
            <text:p>0.005451030539135</text:p>
          </table:table-cell>
          <table:table-cell office:value-type="float" office:value="0.000344458462366" calcext:value-type="float">
            <text:p>0.000344458462366</text:p>
          </table:table-cell>
          <table:table-cell table:formula="of:=SUM([.E145:.P145])" office:value-type="float" office:value="0.535275429654744" calcext:value-type="float">
            <text:p>0.5352754296547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846.802449897844" calcext:value-type="float">
            <text:p>846.802449897844</text:p>
          </table:table-cell>
          <table:table-cell office:value-type="float" office:value="723.756147088555" calcext:value-type="float">
            <text:p>723.756147088555</text:p>
          </table:table-cell>
          <table:table-cell office:value-type="float" office:value="104.161705684416" calcext:value-type="float">
            <text:p>104.161705684416</text:p>
          </table:table-cell>
          <table:table-cell office:value-type="float" office:value="480.429712843996" calcext:value-type="float">
            <text:p>480.429712843996</text:p>
          </table:table-cell>
          <table:table-cell office:value-type="float" office:value="72.5078436630065" calcext:value-type="float">
            <text:p>72.5078436630065</text:p>
          </table:table-cell>
          <table:table-cell office:value-type="float" office:value="3.38195771424551" calcext:value-type="float">
            <text:p>3.38195771424551</text:p>
          </table:table-cell>
          <table:table-cell office:value-type="float" office:value="62.0993570343613" calcext:value-type="float">
            <text:p>62.0993570343613</text:p>
          </table:table-cell>
          <table:table-cell office:value-type="float" office:value="2.89647835271641" calcext:value-type="float">
            <text:p>2.89647835271641</text:p>
          </table:table-cell>
          <table:table-cell office:value-type="float" office:value="9.79531133719573" calcext:value-type="float">
            <text:p>9.79531133719573</text:p>
          </table:table-cell>
          <table:table-cell office:value-type="float" office:value="5.02398143809369" calcext:value-type="float">
            <text:p>5.02398143809369</text:p>
          </table:table-cell>
          <table:table-cell office:value-type="float" office:value="51.1974050616283" calcext:value-type="float">
            <text:p>51.1974050616283</text:p>
          </table:table-cell>
          <table:table-cell office:value-type="float" office:value="2.38798246162526" calcext:value-type="float">
            <text:p>2.38798246162526</text:p>
          </table:table-cell>
          <table:table-cell table:formula="of:=SUM([.E146:.P146])" office:value-type="float" office:value="2364.44033257768" calcext:value-type="float">
            <text:p>2364.44033257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82.0853158997173" calcext:value-type="float">
            <text:p>82.0853158997173</text:p>
          </table:table-cell>
          <table:table-cell office:value-type="float" office:value="103.47319993711" calcext:value-type="float">
            <text:p>103.47319993711</text:p>
          </table:table-cell>
          <table:table-cell office:value-type="float" office:value="4.49166892786764" calcext:value-type="float">
            <text:p>4.49166892786764</text:p>
          </table:table-cell>
          <table:table-cell office:value-type="float" office:value="19.6301743270006" calcext:value-type="float">
            <text:p>19.6301743270006</text:p>
          </table:table-cell>
          <table:table-cell office:value-type="float" office:value="2.32966797015057" calcext:value-type="float">
            <text:p>2.32966797015057</text:p>
          </table:table-cell>
          <table:table-cell office:value-type="float" office:value="0.164691401282665" calcext:value-type="float">
            <text:p>0.164691401282665</text:p>
          </table:table-cell>
          <table:table-cell office:value-type="float" office:value="2.94116513047537" calcext:value-type="float">
            <text:p>2.94116513047537</text:p>
          </table:table-cell>
          <table:table-cell office:value-type="float" office:value="0.207920018194865" calcext:value-type="float">
            <text:p>0.207920018194865</text:p>
          </table:table-cell>
          <table:table-cell office:value-type="float" office:value="0.5050353599687" calcext:value-type="float">
            <text:p>0.5050353599687</text:p>
          </table:table-cell>
          <table:table-cell office:value-type="float" office:value="0.28684756172868" calcext:value-type="float">
            <text:p>0.28684756172868</text:p>
          </table:table-cell>
          <table:table-cell office:value-type="float" office:value="0.702591444921432" calcext:value-type="float">
            <text:p>0.702591444921432</text:p>
          </table:table-cell>
          <table:table-cell office:value-type="float" office:value="0.049668352347156" calcext:value-type="float">
            <text:p>0.049668352347156</text:p>
          </table:table-cell>
          <table:table-cell table:formula="of:=SUM([.E147:.P147])" office:value-type="float" office:value="216.867946330765" calcext:value-type="float">
            <text:p>216.867946330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3.20501840451543" calcext:value-type="float">
            <text:p>3.20501840451543</text:p>
          </table:table-cell>
          <table:table-cell office:value-type="float" office:value="3.83113016100046" calcext:value-type="float">
            <text:p>3.83113016100046</text:p>
          </table:table-cell>
          <table:table-cell office:value-type="float" office:value="0.240515945603369" calcext:value-type="float">
            <text:p>0.240515945603369</text:p>
          </table:table-cell>
          <table:table-cell office:value-type="float" office:value="1.06812526903908" calcext:value-type="float">
            <text:p>1.06812526903908</text:p>
          </table:table-cell>
          <table:table-cell office:value-type="float" office:value="0.106602625528828" calcext:value-type="float">
            <text:p>0.106602625528828</text:p>
          </table:table-cell>
          <table:table-cell office:value-type="float" office:value="0.006784657272654" calcext:value-type="float">
            <text:p>0.006784657272654</text:p>
          </table:table-cell>
          <table:table-cell office:value-type="float" office:value="0.127636001097875" calcext:value-type="float">
            <text:p>0.127636001097875</text:p>
          </table:table-cell>
          <table:table-cell office:value-type="float" office:value="0.008123313274934" calcext:value-type="float">
            <text:p>0.008123313274934</text:p>
          </table:table-cell>
          <table:table-cell office:value-type="float" office:value="0.024782588459033" calcext:value-type="float">
            <text:p>0.024782588459033</text:p>
          </table:table-cell>
          <table:table-cell office:value-type="float" office:value="0.013122224258135" calcext:value-type="float">
            <text:p>0.013122224258135</text:p>
          </table:table-cell>
          <table:table-cell office:value-type="float" office:value="0.04457950788006" calcext:value-type="float">
            <text:p>0.04457950788006</text:p>
          </table:table-cell>
          <table:table-cell office:value-type="float" office:value="0.002837234832157" calcext:value-type="float">
            <text:p>0.002837234832157</text:p>
          </table:table-cell>
          <table:table-cell table:formula="of:=SUM([.E148:.P148])" office:value-type="float" office:value="8.67925793276202" calcext:value-type="float">
            <text:p>8.679257932762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3.66231985770832" calcext:value-type="float">
            <text:p>3.66231985770832</text:p>
          </table:table-cell>
          <table:table-cell office:value-type="float" office:value="4.97027583218724" calcext:value-type="float">
            <text:p>4.97027583218724</text:p>
          </table:table-cell>
          <table:table-cell office:value-type="float" office:value="0.15171673267691" calcext:value-type="float">
            <text:p>0.15171673267691</text:p>
          </table:table-cell>
          <table:table-cell office:value-type="float" office:value="0.57213945037667" calcext:value-type="float">
            <text:p>0.57213945037667</text:p>
          </table:table-cell>
          <table:table-cell office:value-type="float" office:value="0.130750836881828" calcext:value-type="float">
            <text:p>0.130750836881828</text:p>
          </table:table-cell>
          <table:table-cell office:value-type="float" office:value="0.007965945560553" calcext:value-type="float">
            <text:p>0.007965945560553</text:p>
          </table:table-cell>
          <table:table-cell office:value-type="float" office:value="0.17783146619905" calcext:value-type="float">
            <text:p>0.17783146619905</text:p>
          </table:table-cell>
          <table:table-cell office:value-type="float" office:value="0.010834315194291" calcext:value-type="float">
            <text:p>0.010834315194291</text:p>
          </table:table-cell>
          <table:table-cell office:value-type="float" office:value="0.013968792019243" calcext:value-type="float">
            <text:p>0.013968792019243</text:p>
          </table:table-cell>
          <table:table-cell office:value-type="float" office:value="0.014929075956092" calcext:value-type="float">
            <text:p>0.014929075956092</text:p>
          </table:table-cell>
          <table:table-cell office:value-type="float" office:value="0.026490104773307" calcext:value-type="float">
            <text:p>0.026490104773307</text:p>
          </table:table-cell>
          <table:table-cell office:value-type="float" office:value="0.001613899670166" calcext:value-type="float">
            <text:p>0.001613899670166</text:p>
          </table:table-cell>
          <table:table-cell table:formula="of:=SUM([.E149:.P149])" office:value-type="float" office:value="9.74083630920367" calcext:value-type="float">
            <text:p>9.740836309203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4.08349109581061" calcext:value-type="float">
            <text:p>4.08349109581061</text:p>
          </table:table-cell>
          <table:table-cell office:value-type="float" office:value="14.1102781990891" calcext:value-type="float">
            <text:p>14.1102781990891</text:p>
          </table:table-cell>
          <table:table-cell office:value-type="float" office:value="0.697129551692899" calcext:value-type="float">
            <text:p>0.697129551692899</text:p>
          </table:table-cell>
          <table:table-cell office:value-type="float" office:value="2.50809659568726" calcext:value-type="float">
            <text:p>2.50809659568726</text:p>
          </table:table-cell>
          <table:table-cell office:value-type="float" office:value="0.15484192624427" calcext:value-type="float">
            <text:p>0.15484192624427</text:p>
          </table:table-cell>
          <table:table-cell office:value-type="float" office:value="0.007006576325527" calcext:value-type="float">
            <text:p>0.007006576325527</text:p>
          </table:table-cell>
          <table:table-cell office:value-type="float" office:value="0.536242649221627" calcext:value-type="float">
            <text:p>0.536242649221627</text:p>
          </table:table-cell>
          <table:table-cell office:value-type="float" office:value="0.024264907715285" calcext:value-type="float">
            <text:p>0.024264907715285</text:p>
          </table:table-cell>
          <table:table-cell office:value-type="float" office:value="0.056282639911771" calcext:value-type="float">
            <text:p>0.056282639911771</text:p>
          </table:table-cell>
          <table:table-cell office:value-type="float" office:value="0.050615788306478" calcext:value-type="float">
            <text:p>0.050615788306478</text:p>
          </table:table-cell>
          <table:table-cell office:value-type="float" office:value="0.124397558419282" calcext:value-type="float">
            <text:p>0.124397558419282</text:p>
          </table:table-cell>
          <table:table-cell office:value-type="float" office:value="0.005628972778335" calcext:value-type="float">
            <text:p>0.005628972778335</text:p>
          </table:table-cell>
          <table:table-cell table:formula="of:=SUM([.E150:.P150])" office:value-type="float" office:value="22.3582764612024" calcext:value-type="float">
            <text:p>22.35827646120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78.7316722145417" calcext:value-type="float">
            <text:p>78.7316722145417</text:p>
          </table:table-cell>
          <table:table-cell office:value-type="float" office:value="34.7687003351033" calcext:value-type="float">
            <text:p>34.7687003351033</text:p>
          </table:table-cell>
          <table:table-cell office:value-type="float" office:value="1.42053299715882" calcext:value-type="float">
            <text:p>1.42053299715882</text:p>
          </table:table-cell>
          <table:table-cell office:value-type="float" office:value="3.31976129346138" calcext:value-type="float">
            <text:p>3.31976129346138</text:p>
          </table:table-cell>
          <table:table-cell office:value-type="float" office:value="2.48213865670573" calcext:value-type="float">
            <text:p>2.48213865670573</text:p>
          </table:table-cell>
          <table:table-cell office:value-type="float" office:value="0.102876388911873" calcext:value-type="float">
            <text:p>0.102876388911873</text:p>
          </table:table-cell>
          <table:table-cell office:value-type="float" office:value="1.09836194495744" calcext:value-type="float">
            <text:p>1.09836194495744</text:p>
          </table:table-cell>
          <table:table-cell office:value-type="float" office:value="0.045523448220822" calcext:value-type="float">
            <text:p>0.045523448220822</text:p>
          </table:table-cell>
          <table:table-cell office:value-type="float" office:value="0.059236903366495" calcext:value-type="float">
            <text:p>0.059236903366495</text:p>
          </table:table-cell>
          <table:table-cell office:value-type="float" office:value="0.091296813992368" calcext:value-type="float">
            <text:p>0.091296813992368</text:p>
          </table:table-cell>
          <table:table-cell office:value-type="float" office:value="0.151966488799605" calcext:value-type="float">
            <text:p>0.151966488799605</text:p>
          </table:table-cell>
          <table:table-cell office:value-type="float" office:value="0.006298505347831" calcext:value-type="float">
            <text:p>0.006298505347831</text:p>
          </table:table-cell>
          <table:table-cell table:formula="of:=SUM([.E151:.P151])" office:value-type="float" office:value="122.278365990567" calcext:value-type="float">
            <text:p>122.2783659905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30.9082527460598" calcext:value-type="float">
            <text:p>30.9082527460598</text:p>
          </table:table-cell>
          <table:table-cell office:value-type="float" office:value="50.2194958339816" calcext:value-type="float">
            <text:p>50.2194958339816</text:p>
          </table:table-cell>
          <table:table-cell office:value-type="float" office:value="2.13551672856811" calcext:value-type="float">
            <text:p>2.13551672856811</text:p>
          </table:table-cell>
          <table:table-cell office:value-type="float" office:value="4.82416848765228" calcext:value-type="float">
            <text:p>4.82416848765228</text:p>
          </table:table-cell>
          <table:table-cell office:value-type="float" office:value="1.0558819823076" calcext:value-type="float">
            <text:p>1.0558819823076</text:p>
          </table:table-cell>
          <table:table-cell office:value-type="float" office:value="0.04634416941414" calcext:value-type="float">
            <text:p>0.04634416941414</text:p>
          </table:table-cell>
          <table:table-cell office:value-type="float" office:value="1.71892825166358" calcext:value-type="float">
            <text:p>1.71892825166358</text:p>
          </table:table-cell>
          <table:table-cell office:value-type="float" office:value="0.075446217892409" calcext:value-type="float">
            <text:p>0.075446217892409</text:p>
          </table:table-cell>
          <table:table-cell office:value-type="float" office:value="0.111775917180771" calcext:value-type="float">
            <text:p>0.111775917180771</text:p>
          </table:table-cell>
          <table:table-cell office:value-type="float" office:value="0.13398821535313" calcext:value-type="float">
            <text:p>0.13398821535313</text:p>
          </table:table-cell>
          <table:table-cell office:value-type="float" office:value="0.242812046360292" calcext:value-type="float">
            <text:p>0.242812046360292</text:p>
          </table:table-cell>
          <table:table-cell office:value-type="float" office:value="0.010657367774874" calcext:value-type="float">
            <text:p>0.010657367774874</text:p>
          </table:table-cell>
          <table:table-cell table:formula="of:=SUM([.E152:.P152])" office:value-type="float" office:value="91.4832679642086" calcext:value-type="float">
            <text:p>91.48326796420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671194473738588" calcext:value-type="float">
            <text:p>0.671194473738588</text:p>
          </table:table-cell>
          <table:table-cell office:value-type="float" office:value="2.09399662800476" calcext:value-type="float">
            <text:p>2.09399662800476</text:p>
          </table:table-cell>
          <table:table-cell office:value-type="float" office:value="0.102186938561167" calcext:value-type="float">
            <text:p>0.102186938561167</text:p>
          </table:table-cell>
          <table:table-cell office:value-type="float" office:value="0.365566025065939" calcext:value-type="float">
            <text:p>0.365566025065939</text:p>
          </table:table-cell>
          <table:table-cell office:value-type="float" office:value="0.019483308034493" calcext:value-type="float">
            <text:p>0.019483308034493</text:p>
          </table:table-cell>
          <table:table-cell office:value-type="float" office:value="0.000811273204075" calcext:value-type="float">
            <text:p>0.000811273204075</text:p>
          </table:table-cell>
          <table:table-cell office:value-type="float" office:value="0.060863615052756" calcext:value-type="float">
            <text:p>0.060863615052756</text:p>
          </table:table-cell>
          <table:table-cell office:value-type="float" office:value="0.002534324248635" calcext:value-type="float">
            <text:p>0.002534324248635</text:p>
          </table:table-cell>
          <table:table-cell office:value-type="float" office:value="0.008233469568177" calcext:value-type="float">
            <text:p>0.008233469568177</text:p>
          </table:table-cell>
          <table:table-cell office:value-type="float" office:value="0.005079266191074" calcext:value-type="float">
            <text:p>0.005079266191074</text:p>
          </table:table-cell>
          <table:table-cell office:value-type="float" office:value="0.013884814047272" calcext:value-type="float">
            <text:p>0.013884814047272</text:p>
          </table:table-cell>
          <table:table-cell office:value-type="float" office:value="0.000578155288628" calcext:value-type="float">
            <text:p>0.000578155288628</text:p>
          </table:table-cell>
          <table:table-cell table:formula="of:=SUM([.E153:.P153])" office:value-type="float" office:value="3.34441229100556" calcext:value-type="float">
            <text:p>3.344412291005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.01655569175987" calcext:value-type="float">
            <text:p>1.01655569175987</text:p>
          </table:table-cell>
          <table:table-cell office:value-type="float" office:value="1.43207834622007" calcext:value-type="float">
            <text:p>1.43207834622007</text:p>
          </table:table-cell>
          <table:table-cell office:value-type="float" office:value="0.057375805604904" calcext:value-type="float">
            <text:p>0.057375805604904</text:p>
          </table:table-cell>
          <table:table-cell office:value-type="float" office:value="0.216465473986678" calcext:value-type="float">
            <text:p>0.216465473986678</text:p>
          </table:table-cell>
          <table:table-cell office:value-type="float" office:value="0.01566351676814" calcext:value-type="float">
            <text:p>0.01566351676814</text:p>
          </table:table-cell>
          <table:table-cell office:value-type="float" office:value="0.000618079662532" calcext:value-type="float">
            <text:p>0.000618079662532</text:p>
          </table:table-cell>
          <table:table-cell office:value-type="float" office:value="0.022074526557769" calcext:value-type="float">
            <text:p>0.022074526557769</text:p>
          </table:table-cell>
          <table:table-cell office:value-type="float" office:value="0.000871056999993" calcext:value-type="float">
            <text:p>0.000871056999993</text:p>
          </table:table-cell>
          <table:table-cell office:value-type="float" office:value="0.005294490359762" calcext:value-type="float">
            <text:p>0.005294490359762</text:p>
          </table:table-cell>
          <table:table-cell office:value-type="float" office:value="0.00164947458383" calcext:value-type="float">
            <text:p>0.00164947458383</text:p>
          </table:table-cell>
          <table:table-cell office:value-type="float" office:value="0.004317994572956" calcext:value-type="float">
            <text:p>0.004317994572956</text:p>
          </table:table-cell>
          <table:table-cell office:value-type="float" office:value="0.000170387319015" calcext:value-type="float">
            <text:p>0.000170387319015</text:p>
          </table:table-cell>
          <table:table-cell table:formula="of:=SUM([.E154:.P154])" office:value-type="float" office:value="2.77313484439552" calcext:value-type="float">
            <text:p>2.773134844395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661.942704127281" calcext:value-type="float">
            <text:p>661.942704127281</text:p>
          </table:table-cell>
          <table:table-cell office:value-type="float" office:value="819.238024299376" calcext:value-type="float">
            <text:p>819.238024299376</text:p>
          </table:table-cell>
          <table:table-cell office:value-type="float" office:value="49.8303105330454" calcext:value-type="float">
            <text:p>49.8303105330454</text:p>
          </table:table-cell>
          <table:table-cell office:value-type="float" office:value="159.987255970127" calcext:value-type="float">
            <text:p>159.987255970127</text:p>
          </table:table-cell>
          <table:table-cell office:value-type="float" office:value="20.3258509102051" calcext:value-type="float">
            <text:p>20.3258509102051</text:p>
          </table:table-cell>
          <table:table-cell office:value-type="float" office:value="0.433287657004362" calcext:value-type="float">
            <text:p>0.433287657004362</text:p>
          </table:table-cell>
          <table:table-cell office:value-type="float" office:value="25.1803748285589" calcext:value-type="float">
            <text:p>25.1803748285589</text:p>
          </table:table-cell>
          <table:table-cell office:value-type="float" office:value="0.536771899988703" calcext:value-type="float">
            <text:p>0.536771899988703</text:p>
          </table:table-cell>
          <table:table-cell office:value-type="float" office:value="3.56524684601347" calcext:value-type="float">
            <text:p>3.56524684601347</text:p>
          </table:table-cell>
          <table:table-cell office:value-type="float" office:value="1.73209554176173" calcext:value-type="float">
            <text:p>1.73209554176173</text:p>
          </table:table-cell>
          <table:table-cell office:value-type="float" office:value="6.58083860800045" calcext:value-type="float">
            <text:p>6.58083860800045</text:p>
          </table:table-cell>
          <table:table-cell office:value-type="float" office:value="0.140284220039848" calcext:value-type="float">
            <text:p>0.140284220039848</text:p>
          </table:table-cell>
          <table:table-cell table:formula="of:=SUM([.E155:.P155])" office:value-type="float" office:value="1749.4930454414" calcext:value-type="float">
            <text:p>1749.49304544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865716517638484" calcext:value-type="float">
            <text:p>0.865716517638484</text:p>
          </table:table-cell>
          <table:table-cell office:value-type="float" office:value="1.08821810831813" calcext:value-type="float">
            <text:p>1.08821810831813</text:p>
          </table:table-cell>
          <table:table-cell office:value-type="float" office:value="0.065902081714911" calcext:value-type="float">
            <text:p>0.065902081714911</text:p>
          </table:table-cell>
          <table:table-cell office:value-type="float" office:value="0.212076264436739" calcext:value-type="float">
            <text:p>0.212076264436739</text:p>
          </table:table-cell>
          <table:table-cell office:value-type="float" office:value="0.021541282745864" calcext:value-type="float">
            <text:p>0.021541282745864</text:p>
          </table:table-cell>
          <table:table-cell office:value-type="float" office:value="0.00056185111986" calcext:value-type="float">
            <text:p>0.00056185111986</text:p>
          </table:table-cell>
          <table:table-cell office:value-type="float" office:value="0.027092817248671" calcext:value-type="float">
            <text:p>0.027092817248671</text:p>
          </table:table-cell>
          <table:table-cell office:value-type="float" office:value="0.000706649176417" calcext:value-type="float">
            <text:p>0.000706649176417</text:p>
          </table:table-cell>
          <table:table-cell office:value-type="float" office:value="0.004726757912934" calcext:value-type="float">
            <text:p>0.004726757912934</text:p>
          </table:table-cell>
          <table:table-cell office:value-type="float" office:value="0.001725480111926" calcext:value-type="float">
            <text:p>0.001725480111926</text:p>
          </table:table-cell>
          <table:table-cell office:value-type="float" office:value="0.007062258914627" calcext:value-type="float">
            <text:p>0.007062258914627</text:p>
          </table:table-cell>
          <table:table-cell office:value-type="float" office:value="0.000184201568994" calcext:value-type="float">
            <text:p>0.000184201568994</text:p>
          </table:table-cell>
          <table:table-cell table:formula="of:=SUM([.E156:.P156])" office:value-type="float" office:value="2.29551427090756" calcext:value-type="float">
            <text:p>2.295514270907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1812079917078" calcext:value-type="float">
            <text:p>0.001812079917078</text:p>
          </table:table-cell>
          <table:table-cell office:value-type="float" office:value="0.005444568762448" calcext:value-type="float">
            <text:p>0.005444568762448</text:p>
          </table:table-cell>
          <table:table-cell office:value-type="float" office:value="0.000259252707039" calcext:value-type="float">
            <text:p>0.000259252707039</text:p>
          </table:table-cell>
          <table:table-cell office:value-type="float" office:value="0.00093573032877" calcext:value-type="float">
            <text:p>0.00093573032877</text:p>
          </table:table-cell>
          <table:table-cell office:value-type="float" office:value="0.0000229226487148639" calcext:value-type="float">
            <text:p>2.29226487148639E-05</text:p>
          </table:table-cell>
          <table:table-cell office:value-type="float" office:value="0.00000131724789020561" calcext:value-type="float">
            <text:p>1.31724789020561E-06</text:p>
          </table:table-cell>
          <table:table-cell office:value-type="float" office:value="0.0000688856089729041" calcext:value-type="float">
            <text:p>6.88856089729041E-05</text:p>
          </table:table-cell>
          <table:table-cell office:value-type="float" office:value="0.00000395850515417303" calcext:value-type="float">
            <text:p>3.95850515417303E-06</text:p>
          </table:table-cell>
          <table:table-cell office:value-type="float" office:value="0.0000211240867225916" calcext:value-type="float">
            <text:p>2.11240867225916E-05</text:p>
          </table:table-cell>
          <table:table-cell office:value-type="float" office:value="0.00000557112513627631" calcext:value-type="float">
            <text:p>5.57112513627631E-06</text:p>
          </table:table-cell>
          <table:table-cell office:value-type="float" office:value="0.0000154418188735742" calcext:value-type="float">
            <text:p>1.54418188735742E-05</text:p>
          </table:table-cell>
          <table:table-cell office:value-type="float" office:value="0.000000887362694650687" calcext:value-type="float">
            <text:p>8.87362694650687E-07</text:p>
          </table:table-cell>
          <table:table-cell table:formula="of:=SUM([.E157:.P157])" office:value-type="float" office:value="0.00859174011949424" calcext:value-type="float">
            <text:p>0.0085917401194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182296613280966" calcext:value-type="float">
            <text:p>0.182296613280966</text:p>
          </table:table-cell>
          <table:table-cell office:value-type="float" office:value="0.623890179181587" calcext:value-type="float">
            <text:p>0.623890179181587</text:p>
          </table:table-cell>
          <table:table-cell office:value-type="float" office:value="0.030820461503853" calcext:value-type="float">
            <text:p>0.030820461503853</text:p>
          </table:table-cell>
          <table:table-cell office:value-type="float" office:value="0.110937469316254" calcext:value-type="float">
            <text:p>0.110937469316254</text:p>
          </table:table-cell>
          <table:table-cell office:value-type="float" office:value="0.003863872159232" calcext:value-type="float">
            <text:p>0.003863872159232</text:p>
          </table:table-cell>
          <table:table-cell office:value-type="float" office:value="0.000158576329513" calcext:value-type="float">
            <text:p>0.000158576329513</text:p>
          </table:table-cell>
          <table:table-cell office:value-type="float" office:value="0.013232600156599" calcext:value-type="float">
            <text:p>0.013232600156599</text:p>
          </table:table-cell>
          <table:table-cell office:value-type="float" office:value="0.000543076239656" calcext:value-type="float">
            <text:p>0.000543076239656</text:p>
          </table:table-cell>
          <table:table-cell office:value-type="float" office:value="0.002491367654764" calcext:value-type="float">
            <text:p>0.002491367654764</text:p>
          </table:table-cell>
          <table:table-cell office:value-type="float" office:value="0.001040633716522" calcext:value-type="float">
            <text:p>0.001040633716522</text:p>
          </table:table-cell>
          <table:table-cell office:value-type="float" office:value="0.003070575005457" calcext:value-type="float">
            <text:p>0.003070575005457</text:p>
          </table:table-cell>
          <table:table-cell office:value-type="float" office:value="0.000126018795083" calcext:value-type="float">
            <text:p>0.000126018795083</text:p>
          </table:table-cell>
          <table:table-cell table:formula="of:=SUM([.E158:.P158])" office:value-type="float" office:value="0.972471443339486" calcext:value-type="float">
            <text:p>0.9724714433394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7084726686968" calcext:value-type="float">
            <text:p>0.007084726686968</text:p>
          </table:table-cell>
          <table:table-cell office:value-type="float" office:value="91.7996426329717" calcext:value-type="float">
            <text:p>91.7996426329717</text:p>
          </table:table-cell>
          <table:table-cell office:value-type="float" office:value="4.82318267085122" calcext:value-type="float">
            <text:p>4.82318267085122</text:p>
          </table:table-cell>
          <table:table-cell office:value-type="float" office:value="17.7431121699523" calcext:value-type="float">
            <text:p>17.7431121699523</text:p>
          </table:table-cell>
          <table:table-cell office:value-type="float" office:value="0.000186142813703" calcext:value-type="float">
            <text:p>0.000186142813703</text:p>
          </table:table-cell>
          <table:table-cell office:value-type="float" office:value="0.00000933580172094352" calcext:value-type="float">
            <text:p>9.33580172094352E-06</text:p>
          </table:table-cell>
          <table:table-cell office:value-type="float" office:value="2.4145426186998" calcext:value-type="float">
            <text:p>2.4145426186998</text:p>
          </table:table-cell>
          <table:table-cell office:value-type="float" office:value="0.121098906191806" calcext:value-type="float">
            <text:p>0.121098906191806</text:p>
          </table:table-cell>
          <table:table-cell office:value-type="float" office:value="0.383482163884718" calcext:value-type="float">
            <text:p>0.383482163884718</text:p>
          </table:table-cell>
          <table:table-cell office:value-type="float" office:value="0.206686565099785" calcext:value-type="float">
            <text:p>0.206686565099785</text:p>
          </table:table-cell>
          <table:table-cell office:value-type="float" office:value="0.605793098743196" calcext:value-type="float">
            <text:p>0.605793098743196</text:p>
          </table:table-cell>
          <table:table-cell office:value-type="float" office:value="0.030382930940291" calcext:value-type="float">
            <text:p>0.030382930940291</text:p>
          </table:table-cell>
          <table:table-cell table:formula="of:=SUM([.E159:.P159])" office:value-type="float" office:value="118.135203962637" calcext:value-type="float">
            <text:p>118.1352039626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42.5644340652176" calcext:value-type="float">
            <text:p>42.5644340652176</text:p>
          </table:table-cell>
          <table:table-cell office:value-type="float" office:value="55.2910646459729" calcext:value-type="float">
            <text:p>55.2910646459729</text:p>
          </table:table-cell>
          <table:table-cell office:value-type="float" office:value="2.4531971874886" calcext:value-type="float">
            <text:p>2.4531971874886</text:p>
          </table:table-cell>
          <table:table-cell office:value-type="float" office:value="8.44108566276906" calcext:value-type="float">
            <text:p>8.44108566276906</text:p>
          </table:table-cell>
          <table:table-cell office:value-type="float" office:value="1.11833016403507" calcext:value-type="float">
            <text:p>1.11833016403507</text:p>
          </table:table-cell>
          <table:table-cell office:value-type="float" office:value="0.05608870115229" calcext:value-type="float">
            <text:p>0.05608870115229</text:p>
          </table:table-cell>
          <table:table-cell office:value-type="float" office:value="1.4544201703337" calcext:value-type="float">
            <text:p>1.4544201703337</text:p>
          </table:table-cell>
          <table:table-cell office:value-type="float" office:value="0.072944950343977" calcext:value-type="float">
            <text:p>0.072944950343977</text:p>
          </table:table-cell>
          <table:table-cell office:value-type="float" office:value="0.204245006332276" calcext:value-type="float">
            <text:p>0.204245006332276</text:p>
          </table:table-cell>
          <table:table-cell office:value-type="float" office:value="0.119580882642316" calcext:value-type="float">
            <text:p>0.119580882642316</text:p>
          </table:table-cell>
          <table:table-cell office:value-type="float" office:value="0.293029699850149" calcext:value-type="float">
            <text:p>0.293029699850149</text:p>
          </table:table-cell>
          <table:table-cell office:value-type="float" office:value="0.01469660373314" calcext:value-type="float">
            <text:p>0.01469660373314</text:p>
          </table:table-cell>
          <table:table-cell table:formula="of:=SUM([.E160:.P160])" office:value-type="float" office:value="112.083117739871" calcext:value-type="float">
            <text:p>112.083117739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3274865417959" calcext:value-type="float">
            <text:p>0.003274865417959</text:p>
          </table:table-cell>
          <table:table-cell office:value-type="float" office:value="0.004719164900441" calcext:value-type="float">
            <text:p>0.004719164900441</text:p>
          </table:table-cell>
          <table:table-cell office:value-type="float" office:value="0.000188558804073" calcext:value-type="float">
            <text:p>0.000188558804073</text:p>
          </table:table-cell>
          <table:table-cell office:value-type="float" office:value="0.000709578217193" calcext:value-type="float">
            <text:p>0.000709578217193</text:p>
          </table:table-cell>
          <table:table-cell office:value-type="float" office:value="0.000086043215949647" calcext:value-type="float">
            <text:p>8.6043215949647E-05</text:p>
          </table:table-cell>
          <table:table-cell office:value-type="float" office:value="0.00000431540914326617" calcext:value-type="float">
            <text:p>4.31540914326617E-06</text:p>
          </table:table-cell>
          <table:table-cell office:value-type="float" office:value="0.000124142767753" calcext:value-type="float">
            <text:p>0.000124142767753</text:p>
          </table:table-cell>
          <table:table-cell office:value-type="float" office:value="0.0000062262530417729" calcext:value-type="float">
            <text:p>6.2262530417729E-06</text:p>
          </table:table-cell>
          <table:table-cell office:value-type="float" office:value="0.0000172769183175286" calcext:value-type="float">
            <text:p>1.72769183175286E-05</text:p>
          </table:table-cell>
          <table:table-cell office:value-type="float" office:value="0.0000101489991055621" calcext:value-type="float">
            <text:p>1.01489991055621E-05</text:p>
          </table:table-cell>
          <table:table-cell office:value-type="float" office:value="0.0000241657806767534" calcext:value-type="float">
            <text:p>2.41657806767534E-05</text:p>
          </table:table-cell>
          <table:table-cell office:value-type="float" office:value="0.00000121200991543197" calcext:value-type="float">
            <text:p>1.21200991543197E-06</text:p>
          </table:table-cell>
          <table:table-cell table:formula="of:=SUM([.E161:.P161])" office:value-type="float" office:value="0.00916569869356897" calcext:value-type="float">
            <text:p>0.0091656986935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1194692847818" calcext:value-type="float">
            <text:p>0.001194692847818</text:p>
          </table:table-cell>
          <table:table-cell office:value-type="float" office:value="0.001721582976593" calcext:value-type="float">
            <text:p>0.001721582976593</text:p>
          </table:table-cell>
          <table:table-cell office:value-type="float" office:value="0.0000687875151699979" calcext:value-type="float">
            <text:p>6.87875151699979E-05</text:p>
          </table:table-cell>
          <table:table-cell office:value-type="float" office:value="0.000258858888184" calcext:value-type="float">
            <text:p>0.000258858888184</text:p>
          </table:table-cell>
          <table:table-cell office:value-type="float" office:value="0.0000313891418169019" calcext:value-type="float">
            <text:p>3.13891418169019E-05</text:p>
          </table:table-cell>
          <table:table-cell office:value-type="float" office:value="0.00000157429016572522" calcext:value-type="float">
            <text:p>1.57429016572522E-06</text:p>
          </table:table-cell>
          <table:table-cell office:value-type="float" office:value="0.0000452881136475991" calcext:value-type="float">
            <text:p>4.52881136475991E-05</text:p>
          </table:table-cell>
          <table:table-cell office:value-type="float" office:value="0.00000227137882123526" calcext:value-type="float">
            <text:p>2.27137882123526E-06</text:p>
          </table:table-cell>
          <table:table-cell office:value-type="float" office:value="0.00000630273556676525" calcext:value-type="float">
            <text:p>6.30273556676525E-06</text:p>
          </table:table-cell>
          <table:table-cell office:value-type="float" office:value="0.00000370242289214405" calcext:value-type="float">
            <text:p>3.70242289214405E-06</text:p>
          </table:table-cell>
          <table:table-cell office:value-type="float" office:value="0.00000881583874343636" calcext:value-type="float">
            <text:p>8.81583874343636E-06</text:p>
          </table:table-cell>
          <table:table-cell office:value-type="float" office:value="0.000000442149336779193" calcext:value-type="float">
            <text:p>4.42149336779193E-07</text:p>
          </table:table-cell>
          <table:table-cell table:formula="of:=SUM([.E162:.P162])" office:value-type="float" office:value="0.00334370829875558" calcext:value-type="float">
            <text:p>0.0033437082987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11.2750761729009" calcext:value-type="float">
            <text:p>11.2750761729009</text:p>
          </table:table-cell>
          <table:table-cell office:value-type="float" office:value="16.2441868867052" calcext:value-type="float">
            <text:p>16.2441868867052</text:p>
          </table:table-cell>
          <table:table-cell office:value-type="float" office:value="0.657380028168707" calcext:value-type="float">
            <text:p>0.657380028168707</text:p>
          </table:table-cell>
          <table:table-cell office:value-type="float" office:value="2.47242320109214" calcext:value-type="float">
            <text:p>2.47242320109214</text:p>
          </table:table-cell>
          <table:table-cell office:value-type="float" office:value="0.272218501980713" calcext:value-type="float">
            <text:p>0.272218501980713</text:p>
          </table:table-cell>
          <table:table-cell office:value-type="float" office:value="0.015043351118932" calcext:value-type="float">
            <text:p>0.015043351118932</text:p>
          </table:table-cell>
          <table:table-cell office:value-type="float" office:value="0.392609641393379" calcext:value-type="float">
            <text:p>0.392609641393379</text:p>
          </table:table-cell>
          <table:table-cell office:value-type="float" office:value="0.021696411688347" calcext:value-type="float">
            <text:p>0.021696411688347</text:p>
          </table:table-cell>
          <table:table-cell office:value-type="float" office:value="0.060212386395718" calcext:value-type="float">
            <text:p>0.060212386395718</text:p>
          </table:table-cell>
          <table:table-cell office:value-type="float" office:value="0.032162756841078" calcext:value-type="float">
            <text:p>0.032162756841078</text:p>
          </table:table-cell>
          <table:table-cell office:value-type="float" office:value="0.077374304489461" calcext:value-type="float">
            <text:p>0.077374304489461</text:p>
          </table:table-cell>
          <table:table-cell office:value-type="float" office:value="0.004275862300133" calcext:value-type="float">
            <text:p>0.004275862300133</text:p>
          </table:table-cell>
          <table:table-cell table:formula="of:=SUM([.E163:.P163])" office:value-type="float" office:value="31.5246595050747" calcext:value-type="float">
            <text:p>31.5246595050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51.3187270130499" calcext:value-type="float">
            <text:p>51.3187270130499</text:p>
          </table:table-cell>
          <table:table-cell office:value-type="float" office:value="64.5195591705746" calcext:value-type="float">
            <text:p>64.5195591705746</text:p>
          </table:table-cell>
          <table:table-cell office:value-type="float" office:value="4.18855507645999" calcext:value-type="float">
            <text:p>4.18855507645999</text:p>
          </table:table-cell>
          <table:table-cell office:value-type="float" office:value="20.5737817320909" calcext:value-type="float">
            <text:p>20.5737817320909</text:p>
          </table:table-cell>
          <table:table-cell office:value-type="float" office:value="1.98171086996243" calcext:value-type="float">
            <text:p>1.98171086996243</text:p>
          </table:table-cell>
          <table:table-cell office:value-type="float" office:value="0.124063985615052" calcext:value-type="float">
            <text:p>0.124063985615052</text:p>
          </table:table-cell>
          <table:table-cell office:value-type="float" office:value="2.4960267612076" calcext:value-type="float">
            <text:p>2.4960267612076</text:p>
          </table:table-cell>
          <table:table-cell office:value-type="float" office:value="0.156262466382452" calcext:value-type="float">
            <text:p>0.156262466382452</text:p>
          </table:table-cell>
          <table:table-cell office:value-type="float" office:value="0.345272612990316" calcext:value-type="float">
            <text:p>0.345272612990316</text:p>
          </table:table-cell>
          <table:table-cell office:value-type="float" office:value="0.240397611817271" calcext:value-type="float">
            <text:p>0.240397611817271</text:p>
          </table:table-cell>
          <table:table-cell office:value-type="float" office:value="0.974276248415292" calcext:value-type="float">
            <text:p>0.974276248415292</text:p>
          </table:table-cell>
          <table:table-cell office:value-type="float" office:value="0.060994061394422" calcext:value-type="float">
            <text:p>0.060994061394422</text:p>
          </table:table-cell>
          <table:table-cell table:formula="of:=SUM([.E164:.P164])" office:value-type="float" office:value="146.97962760996" calcext:value-type="float">
            <text:p>146.979627609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2.66994720840062" calcext:value-type="float">
            <text:p>2.66994720840062</text:p>
          </table:table-cell>
          <table:table-cell office:value-type="float" office:value="5.61699320868217" calcext:value-type="float">
            <text:p>5.61699320868217</text:p>
          </table:table-cell>
          <table:table-cell office:value-type="float" office:value="0.222082230400173" calcext:value-type="float">
            <text:p>0.222082230400173</text:p>
          </table:table-cell>
          <table:table-cell office:value-type="float" office:value="0.777477477161659" calcext:value-type="float">
            <text:p>0.777477477161659</text:p>
          </table:table-cell>
          <table:table-cell office:value-type="float" office:value="0.079007758637693" calcext:value-type="float">
            <text:p>0.079007758637693</text:p>
          </table:table-cell>
          <table:table-cell office:value-type="float" office:value="0.004560865694801" calcext:value-type="float">
            <text:p>0.004560865694801</text:p>
          </table:table-cell>
          <table:table-cell office:value-type="float" office:value="0.16644739818712" calcext:value-type="float">
            <text:p>0.16644739818712</text:p>
          </table:table-cell>
          <table:table-cell office:value-type="float" office:value="0.009608476958088" calcext:value-type="float">
            <text:p>0.009608476958088</text:p>
          </table:table-cell>
          <table:table-cell office:value-type="float" office:value="0.018179300451291" calcext:value-type="float">
            <text:p>0.018179300451291</text:p>
          </table:table-cell>
          <table:table-cell office:value-type="float" office:value="0.01283275168844" calcext:value-type="float">
            <text:p>0.01283275168844</text:p>
          </table:table-cell>
          <table:table-cell office:value-type="float" office:value="0.030264059963794" calcext:value-type="float">
            <text:p>0.030264059963794</text:p>
          </table:table-cell>
          <table:table-cell office:value-type="float" office:value="0.00174704757171" calcext:value-type="float">
            <text:p>0.00174704757171</text:p>
          </table:table-cell>
          <table:table-cell table:formula="of:=SUM([.E165:.P165])" office:value-type="float" office:value="9.60914778379756" calcext:value-type="float">
            <text:p>9.609147783797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253859263047746" calcext:value-type="float">
            <text:p>0.253859263047746</text:p>
          </table:table-cell>
          <table:table-cell office:value-type="float" office:value="0.770994976231844" calcext:value-type="float">
            <text:p>0.770994976231844</text:p>
          </table:table-cell>
          <table:table-cell office:value-type="float" office:value="0.037293194021095" calcext:value-type="float">
            <text:p>0.037293194021095</text:p>
          </table:table-cell>
          <table:table-cell office:value-type="float" office:value="0.134667702952578" calcext:value-type="float">
            <text:p>0.134667702952578</text:p>
          </table:table-cell>
          <table:table-cell office:value-type="float" office:value="0.008741077723035" calcext:value-type="float">
            <text:p>0.008741077723035</text:p>
          </table:table-cell>
          <table:table-cell office:value-type="float" office:value="0.000404084110463" calcext:value-type="float">
            <text:p>0.000404084110463</text:p>
          </table:table-cell>
          <table:table-cell office:value-type="float" office:value="0.026594554551327" calcext:value-type="float">
            <text:p>0.026594554551327</text:p>
          </table:table-cell>
          <table:table-cell office:value-type="float" office:value="0.001229417842918" calcext:value-type="float">
            <text:p>0.001229417842918</text:p>
          </table:table-cell>
          <table:table-cell office:value-type="float" office:value="0.003043048567693" calcext:value-type="float">
            <text:p>0.003043048567693</text:p>
          </table:table-cell>
          <table:table-cell office:value-type="float" office:value="0.002310037912252" calcext:value-type="float">
            <text:p>0.002310037912252</text:p>
          </table:table-cell>
          <table:table-cell office:value-type="float" office:value="0.006058350142963" calcext:value-type="float">
            <text:p>0.006058350142963</text:p>
          </table:table-cell>
          <table:table-cell office:value-type="float" office:value="0.000280066498201" calcext:value-type="float">
            <text:p>0.000280066498201</text:p>
          </table:table-cell>
          <table:table-cell table:formula="of:=SUM([.E166:.P166])" office:value-type="float" office:value="1.24547577360212" calcext:value-type="float">
            <text:p>1.245475773602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486134711568465" calcext:value-type="float">
            <text:p>0.486134711568465</text:p>
          </table:table-cell>
          <table:table-cell office:value-type="float" office:value="1.26188997092509" calcext:value-type="float">
            <text:p>1.26188997092509</text:p>
          </table:table-cell>
          <table:table-cell office:value-type="float" office:value="0.057971658525796" calcext:value-type="float">
            <text:p>0.057971658525796</text:p>
          </table:table-cell>
          <table:table-cell office:value-type="float" office:value="0.209826425146176" calcext:value-type="float">
            <text:p>0.209826425146176</text:p>
          </table:table-cell>
          <table:table-cell office:value-type="float" office:value="0.01270540526374" calcext:value-type="float">
            <text:p>0.01270540526374</text:p>
          </table:table-cell>
          <table:table-cell office:value-type="float" office:value="0.00098195867327" calcext:value-type="float">
            <text:p>0.00098195867327</text:p>
          </table:table-cell>
          <table:table-cell office:value-type="float" office:value="0.033030321668244" calcext:value-type="float">
            <text:p>0.033030321668244</text:p>
          </table:table-cell>
          <table:table-cell office:value-type="float" office:value="0.002552804115237" calcext:value-type="float">
            <text:p>0.002552804115237</text:p>
          </table:table-cell>
          <table:table-cell office:value-type="float" office:value="0.004785652363579" calcext:value-type="float">
            <text:p>0.004785652363579</text:p>
          </table:table-cell>
          <table:table-cell office:value-type="float" office:value="0.0033110401675" calcext:value-type="float">
            <text:p>0.0033110401675</text:p>
          </table:table-cell>
          <table:table-cell office:value-type="float" office:value="0.007160551264122" calcext:value-type="float">
            <text:p>0.007160551264122</text:p>
          </table:table-cell>
          <table:table-cell office:value-type="float" office:value="0.000553415280602" calcext:value-type="float">
            <text:p>0.000553415280602</text:p>
          </table:table-cell>
          <table:table-cell table:formula="of:=SUM([.E167:.P167])" office:value-type="float" office:value="2.08090391496182" calcext:value-type="float">
            <text:p>2.08090391496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office:value-type="float" office:value="0.003310536291625" calcext:value-type="float">
            <text:p>0.003310536291625</text:p>
          </table:table-cell>
          <table:table-cell office:value-type="float" office:value="0.009713714086859" calcext:value-type="float">
            <text:p>0.009713714086859</text:p>
          </table:table-cell>
          <table:table-cell office:value-type="float" office:value="0.000461730129775" calcext:value-type="float">
            <text:p>0.000461730129775</text:p>
          </table:table-cell>
          <table:table-cell office:value-type="float" office:value="0.001667890438107" calcext:value-type="float">
            <text:p>0.001667890438107</text:p>
          </table:table-cell>
          <table:table-cell office:value-type="float" office:value="0.0000923989588222834" calcext:value-type="float">
            <text:p>9.23989588222834E-05</text:p>
          </table:table-cell>
          <table:table-cell office:value-type="float" office:value="0.00000820676942845982" calcext:value-type="float">
            <text:p>8.20676942845982E-06</text:p>
          </table:table-cell>
          <table:table-cell office:value-type="float" office:value="0.000271626181749" calcext:value-type="float">
            <text:p>0.000271626181749</text:p>
          </table:table-cell>
          <table:table-cell office:value-type="float" office:value="0.0000241255255769398" calcext:value-type="float">
            <text:p>2.41255255769398E-05</text:p>
          </table:table-cell>
          <table:table-cell office:value-type="float" office:value="0.0000377141745905426" calcext:value-type="float">
            <text:p>3.77141745905426E-05</text:p>
          </table:table-cell>
          <table:table-cell office:value-type="float" office:value="0.0000302093722419981" calcext:value-type="float">
            <text:p>3.02093722419981E-05</text:p>
          </table:table-cell>
          <table:table-cell office:value-type="float" office:value="0.0000608238381683327" calcext:value-type="float">
            <text:p>6.08238381683327E-05</text:p>
          </table:table-cell>
          <table:table-cell office:value-type="float" office:value="0.0000054023034670936" calcext:value-type="float">
            <text:p>5.4023034670936E-06</text:p>
          </table:table-cell>
          <table:table-cell table:formula="of:=SUM([.E168:.P168])" office:value-type="float" office:value="0.0156843780704107" calcext:value-type="float">
            <text:p>0.0156843780704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9:.P169])" office:value-type="float" office:value="0" calcext:value-type="float">
            <text:p>0</text:p>
          </table:table-cell>
          <table:table-cell table:formula="of:=SUM([.Q114:.Q169])" office:value-type="float" office:value="88033.8832580325" calcext:value-type="float">
            <text:p>88033.88325803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393.000480037573" calcext:value-type="float">
            <text:p>393.000480037573</text:p>
          </table:table-cell>
          <table:table-cell office:value-type="float" office:value="2638.32524980242" calcext:value-type="float">
            <text:p>2638.32524980242</text:p>
          </table:table-cell>
          <table:table-cell office:value-type="float" office:value="59.4772371943126" calcext:value-type="float">
            <text:p>59.4772371943126</text:p>
          </table:table-cell>
          <table:table-cell office:value-type="float" office:value="217.157607298156" calcext:value-type="float">
            <text:p>217.157607298156</text:p>
          </table:table-cell>
          <table:table-cell office:value-type="float" office:value="34.4057711784725" calcext:value-type="float">
            <text:p>34.4057711784725</text:p>
          </table:table-cell>
          <table:table-cell office:value-type="float" office:value="1.97348491398225" calcext:value-type="float">
            <text:p>1.97348491398225</text:p>
          </table:table-cell>
          <table:table-cell office:value-type="float" office:value="232.105866304964" calcext:value-type="float">
            <text:p>232.105866304964</text:p>
          </table:table-cell>
          <table:table-cell office:value-type="float" office:value="13.313389292266" calcext:value-type="float">
            <text:p>13.313389292266</text:p>
          </table:table-cell>
          <table:table-cell office:value-type="float" office:value="1.49411448326888" calcext:value-type="float">
            <text:p>1.49411448326888</text:p>
          </table:table-cell>
          <table:table-cell office:value-type="float" office:value="14.5226779132039" calcext:value-type="float">
            <text:p>14.5226779132039</text:p>
          </table:table-cell>
          <table:table-cell office:value-type="float" office:value="24.4905635092012" calcext:value-type="float">
            <text:p>24.4905635092012</text:p>
          </table:table-cell>
          <table:table-cell office:value-type="float" office:value="1.40475728242283" calcext:value-type="float">
            <text:p>1.40475728242283</text:p>
          </table:table-cell>
          <table:table-cell table:formula="of:=SUM([.E170:.P170])" office:value-type="float" office:value="3631.67119921024" calcext:value-type="float">
            <text:p>3631.671199210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2.1254835441612" calcext:value-type="float">
            <text:p>22.1254835441612</text:p>
          </table:table-cell>
          <table:table-cell office:value-type="float" office:value="2.59359110451577" calcext:value-type="float">
            <text:p>2.59359110451577</text:p>
          </table:table-cell>
          <table:table-cell office:value-type="float" office:value="0.239205221317577" calcext:value-type="float">
            <text:p>0.239205221317577</text:p>
          </table:table-cell>
          <table:table-cell office:value-type="float" office:value="1.12789205407615" calcext:value-type="float">
            <text:p>1.12789205407615</text:p>
          </table:table-cell>
          <table:table-cell office:value-type="float" office:value="1.96791640738827" calcext:value-type="float">
            <text:p>1.96791640738827</text:p>
          </table:table-cell>
          <table:table-cell office:value-type="float" office:value="0.084682276398846" calcext:value-type="float">
            <text:p>0.084682276398846</text:p>
          </table:table-cell>
          <table:table-cell office:value-type="float" office:value="0.231558017843427" calcext:value-type="float">
            <text:p>0.231558017843427</text:p>
          </table:table-cell>
          <table:table-cell office:value-type="float" office:value="0.009964274903023" calcext:value-type="float">
            <text:p>0.009964274903023</text:p>
          </table:table-cell>
          <table:table-cell office:value-type="float" office:value="0.020206101518928" calcext:value-type="float">
            <text:p>0.020206101518928</text:p>
          </table:table-cell>
          <table:table-cell office:value-type="float" office:value="0.019546738511964" calcext:value-type="float">
            <text:p>0.019546738511964</text:p>
          </table:table-cell>
          <table:table-cell office:value-type="float" office:value="0.124254947681142" calcext:value-type="float">
            <text:p>0.124254947681142</text:p>
          </table:table-cell>
          <table:table-cell office:value-type="float" office:value="0.005346869299913" calcext:value-type="float">
            <text:p>0.005346869299913</text:p>
          </table:table-cell>
          <table:table-cell table:formula="of:=SUM([.E171:.P171])" office:value-type="float" office:value="28.5496475576162" calcext:value-type="float">
            <text:p>28.54964755761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.93078172633213" calcext:value-type="float">
            <text:p>1.93078172633213</text:p>
          </table:table-cell>
          <table:table-cell office:value-type="float" office:value="0.352583121918286" calcext:value-type="float">
            <text:p>0.352583121918286</text:p>
          </table:table-cell>
          <table:table-cell office:value-type="float" office:value="0.0084236321225" calcext:value-type="float">
            <text:p>0.0084236321225</text:p>
          </table:table-cell>
          <table:table-cell office:value-type="float" office:value="0.040246011182985" calcext:value-type="float">
            <text:p>0.040246011182985</text:p>
          </table:table-cell>
          <table:table-cell office:value-type="float" office:value="0.171730342115535" calcext:value-type="float">
            <text:p>0.171730342115535</text:p>
          </table:table-cell>
          <table:table-cell office:value-type="float" office:value="0.007389804031405" calcext:value-type="float">
            <text:p>0.007389804031405</text:p>
          </table:table-cell>
          <table:table-cell office:value-type="float" office:value="0.031507539943058" calcext:value-type="float">
            <text:p>0.031507539943058</text:p>
          </table:table-cell>
          <table:table-cell office:value-type="float" office:value="0.001355814836345" calcext:value-type="float">
            <text:p>0.001355814836345</text:p>
          </table:table-cell>
          <table:table-cell office:value-type="float" office:value="0.000365449030029" calcext:value-type="float">
            <text:p>0.000365449030029</text:p>
          </table:table-cell>
          <table:table-cell office:value-type="float" office:value="0.001972000536667" calcext:value-type="float">
            <text:p>0.001972000536667</text:p>
          </table:table-cell>
          <table:table-cell office:value-type="float" office:value="0.004389156568626" calcext:value-type="float">
            <text:p>0.004389156568626</text:p>
          </table:table-cell>
          <table:table-cell office:value-type="float" office:value="0.000188871730562" calcext:value-type="float">
            <text:p>0.000188871730562</text:p>
          </table:table-cell>
          <table:table-cell table:formula="of:=SUM([.E172:.P172])" office:value-type="float" office:value="2.55093347034813" calcext:value-type="float">
            <text:p>2.550933470348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4.7524457625957" calcext:value-type="float">
            <text:p>24.7524457625957</text:p>
          </table:table-cell>
          <table:table-cell office:value-type="float" office:value="316.667493545653" calcext:value-type="float">
            <text:p>316.667493545653</text:p>
          </table:table-cell>
          <table:table-cell office:value-type="float" office:value="17.9678553685436" calcext:value-type="float">
            <text:p>17.9678553685436</text:p>
          </table:table-cell>
          <table:table-cell office:value-type="float" office:value="62.7441884564565" calcext:value-type="float">
            <text:p>62.7441884564565</text:p>
          </table:table-cell>
          <table:table-cell office:value-type="float" office:value="2.78790466827959" calcext:value-type="float">
            <text:p>2.78790466827959</text:p>
          </table:table-cell>
          <table:table-cell office:value-type="float" office:value="0.248711857147362" calcext:value-type="float">
            <text:p>0.248711857147362</text:p>
          </table:table-cell>
          <table:table-cell office:value-type="float" office:value="35.8214470385397" calcext:value-type="float">
            <text:p>35.8214470385397</text:p>
          </table:table-cell>
          <table:table-cell office:value-type="float" office:value="3.19566831679326" calcext:value-type="float">
            <text:p>3.19566831679326</text:p>
          </table:table-cell>
          <table:table-cell office:value-type="float" office:value="1.95462529813391" calcext:value-type="float">
            <text:p>1.95462529813391</text:p>
          </table:table-cell>
          <table:table-cell office:value-type="float" office:value="2.15962961343614" calcext:value-type="float">
            <text:p>2.15962961343614</text:p>
          </table:table-cell>
          <table:table-cell office:value-type="float" office:value="9.39939410679629" calcext:value-type="float">
            <text:p>9.39939410679629</text:p>
          </table:table-cell>
          <table:table-cell office:value-type="float" office:value="0.838529663858233" calcext:value-type="float">
            <text:p>0.838529663858233</text:p>
          </table:table-cell>
          <table:table-cell table:formula="of:=SUM([.E173:.P173])" office:value-type="float" office:value="478.537893696233" calcext:value-type="float">
            <text:p>478.5378936962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674.2973175495" calcext:value-type="float">
            <text:p>2674.2973175495</text:p>
          </table:table-cell>
          <table:table-cell office:value-type="float" office:value="926.090710581747" calcext:value-type="float">
            <text:p>926.090710581747</text:p>
          </table:table-cell>
          <table:table-cell office:value-type="float" office:value="24.1402336161783" calcext:value-type="float">
            <text:p>24.1402336161783</text:p>
          </table:table-cell>
          <table:table-cell office:value-type="float" office:value="88.4489221237133" calcext:value-type="float">
            <text:p>88.4489221237133</text:p>
          </table:table-cell>
          <table:table-cell office:value-type="float" office:value="209.529386619009" calcext:value-type="float">
            <text:p>209.529386619009</text:p>
          </table:table-cell>
          <table:table-cell office:value-type="float" office:value="14.0199898504185" calcext:value-type="float">
            <text:p>14.0199898504185</text:p>
          </table:table-cell>
          <table:table-cell office:value-type="float" office:value="72.9142869074711" calcext:value-type="float">
            <text:p>72.9142869074711</text:p>
          </table:table-cell>
          <table:table-cell office:value-type="float" office:value="4.87882668339996" calcext:value-type="float">
            <text:p>4.87882668339996</text:p>
          </table:table-cell>
          <table:table-cell office:value-type="float" office:value="1.15609298131728" calcext:value-type="float">
            <text:p>1.15609298131728</text:p>
          </table:table-cell>
          <table:table-cell office:value-type="float" office:value="5.31237493864854" calcext:value-type="float">
            <text:p>5.31237493864854</text:p>
          </table:table-cell>
          <table:table-cell office:value-type="float" office:value="8.97237840922796" calcext:value-type="float">
            <text:p>8.97237840922796</text:p>
          </table:table-cell>
          <table:table-cell office:value-type="float" office:value="0.600358051256176" calcext:value-type="float">
            <text:p>0.600358051256176</text:p>
          </table:table-cell>
          <table:table-cell table:formula="of:=SUM([.E174:.P174])" office:value-type="float" office:value="4030.36087831189" calcext:value-type="float">
            <text:p>4030.360878311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499.09640587245" calcext:value-type="float">
            <text:p>1499.09640587245</text:p>
          </table:table-cell>
          <table:table-cell office:value-type="float" office:value="1347.16606103839" calcext:value-type="float">
            <text:p>1347.16606103839</text:p>
          </table:table-cell>
          <table:table-cell office:value-type="float" office:value="134.86811479815" calcext:value-type="float">
            <text:p>134.86811479815</text:p>
          </table:table-cell>
          <table:table-cell office:value-type="float" office:value="1338.28542116942" calcext:value-type="float">
            <text:p>1338.28542116942</text:p>
          </table:table-cell>
          <table:table-cell office:value-type="float" office:value="221.19034701196" calcext:value-type="float">
            <text:p>221.19034701196</text:p>
          </table:table-cell>
          <table:table-cell office:value-type="float" office:value="12.7862148996634" calcext:value-type="float">
            <text:p>12.7862148996634</text:p>
          </table:table-cell>
          <table:table-cell office:value-type="float" office:value="200.465538135615" calcext:value-type="float">
            <text:p>200.465538135615</text:p>
          </table:table-cell>
          <table:table-cell office:value-type="float" office:value="11.5881885679218" calcext:value-type="float">
            <text:p>11.5881885679218</text:p>
          </table:table-cell>
          <table:table-cell office:value-type="float" office:value="16.5791118872983" calcext:value-type="float">
            <text:p>16.5791118872983</text:p>
          </table:table-cell>
          <table:table-cell office:value-type="float" office:value="29.220015955036" calcext:value-type="float">
            <text:p>29.220015955036</text:p>
          </table:table-cell>
          <table:table-cell office:value-type="float" office:value="222.427741338106" calcext:value-type="float">
            <text:p>222.427741338106</text:p>
          </table:table-cell>
          <table:table-cell office:value-type="float" office:value="12.8577441955095" calcext:value-type="float">
            <text:p>12.8577441955095</text:p>
          </table:table-cell>
          <table:table-cell table:formula="of:=SUM([.E175:.P175])" office:value-type="float" office:value="5046.53090486952" calcext:value-type="float">
            <text:p>5046.530904869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7.80516010221543" calcext:value-type="float">
            <text:p>7.80516010221543</text:p>
          </table:table-cell>
          <table:table-cell office:value-type="float" office:value="251.008683402895" calcext:value-type="float">
            <text:p>251.008683402895</text:p>
          </table:table-cell>
          <table:table-cell office:value-type="float" office:value="17.1886811019785" calcext:value-type="float">
            <text:p>17.1886811019785</text:p>
          </table:table-cell>
          <table:table-cell office:value-type="float" office:value="94.3631270844722" calcext:value-type="float">
            <text:p>94.3631270844722</text:p>
          </table:table-cell>
          <table:table-cell office:value-type="float" office:value="1.08136870435283" calcext:value-type="float">
            <text:p>1.08136870435283</text:p>
          </table:table-cell>
          <table:table-cell office:value-type="float" office:value="0.040801851925955" calcext:value-type="float">
            <text:p>0.040801851925955</text:p>
          </table:table-cell>
          <table:table-cell office:value-type="float" office:value="35.2507505829249" calcext:value-type="float">
            <text:p>35.2507505829249</text:p>
          </table:table-cell>
          <table:table-cell office:value-type="float" office:value="1.33006984553346" calcext:value-type="float">
            <text:p>1.33006984553346</text:p>
          </table:table-cell>
          <table:table-cell office:value-type="float" office:value="1.50883477953259" calcext:value-type="float">
            <text:p>1.50883477953259</text:p>
          </table:table-cell>
          <table:table-cell office:value-type="float" office:value="5.25445672271032" calcext:value-type="float">
            <text:p>5.25445672271032</text:p>
          </table:table-cell>
          <table:table-cell office:value-type="float" office:value="15.9173453405756" calcext:value-type="float">
            <text:p>15.9173453405756</text:p>
          </table:table-cell>
          <table:table-cell office:value-type="float" office:value="0.600588092688649" calcext:value-type="float">
            <text:p>0.600588092688649</text:p>
          </table:table-cell>
          <table:table-cell table:formula="of:=SUM([.E176:.P176])" office:value-type="float" office:value="431.349867611806" calcext:value-type="float">
            <text:p>431.3498676118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94.7989417632601" calcext:value-type="float">
            <text:p>94.7989417632601</text:p>
          </table:table-cell>
          <table:table-cell office:value-type="float" office:value="1522.66695916933" calcext:value-type="float">
            <text:p>1522.66695916933</text:p>
          </table:table-cell>
          <table:table-cell office:value-type="float" office:value="117.064874814419" calcext:value-type="float">
            <text:p>117.064874814419</text:p>
          </table:table-cell>
          <table:table-cell office:value-type="float" office:value="565.180132301148" calcext:value-type="float">
            <text:p>565.180132301148</text:p>
          </table:table-cell>
          <table:table-cell office:value-type="float" office:value="11.7282011632454" calcext:value-type="float">
            <text:p>11.7282011632454</text:p>
          </table:table-cell>
          <table:table-cell office:value-type="float" office:value="0.569475070456972" calcext:value-type="float">
            <text:p>0.569475070456972</text:p>
          </table:table-cell>
          <table:table-cell office:value-type="float" office:value="190.028114551831" calcext:value-type="float">
            <text:p>190.028114551831</text:p>
          </table:table-cell>
          <table:table-cell office:value-type="float" office:value="9.2270137949496" calcext:value-type="float">
            <text:p>9.2270137949496</text:p>
          </table:table-cell>
          <table:table-cell office:value-type="float" office:value="11.8112126779598" calcext:value-type="float">
            <text:p>11.8112126779598</text:p>
          </table:table-cell>
          <table:table-cell office:value-type="float" office:value="21.9804683146738" calcext:value-type="float">
            <text:p>21.9804683146738</text:p>
          </table:table-cell>
          <table:table-cell office:value-type="float" office:value="86.9366514234128" calcext:value-type="float">
            <text:p>86.9366514234128</text:p>
          </table:table-cell>
          <table:table-cell office:value-type="float" office:value="4.2213000105927" calcext:value-type="float">
            <text:p>4.2213000105927</text:p>
          </table:table-cell>
          <table:table-cell table:formula="of:=SUM([.E177:.P177])" office:value-type="float" office:value="2636.21334505528" calcext:value-type="float">
            <text:p>2636.213345055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6.1376971291761" calcext:value-type="float">
            <text:p>6.1376971291761</text:p>
          </table:table-cell>
          <table:table-cell office:value-type="float" office:value="56.2457703135469" calcext:value-type="float">
            <text:p>56.2457703135469</text:p>
          </table:table-cell>
          <table:table-cell office:value-type="float" office:value="3.08870310148886" calcext:value-type="float">
            <text:p>3.08870310148886</text:p>
          </table:table-cell>
          <table:table-cell office:value-type="float" office:value="15.1812074573605" calcext:value-type="float">
            <text:p>15.1812074573605</text:p>
          </table:table-cell>
          <table:table-cell office:value-type="float" office:value="0.507617209038365" calcext:value-type="float">
            <text:p>0.507617209038365</text:p>
          </table:table-cell>
          <table:table-cell office:value-type="float" office:value="0.026292097596106" calcext:value-type="float">
            <text:p>0.026292097596106</text:p>
          </table:table-cell>
          <table:table-cell office:value-type="float" office:value="4.67704774916415" calcext:value-type="float">
            <text:p>4.67704774916415</text:p>
          </table:table-cell>
          <table:table-cell office:value-type="float" office:value="0.24224828018661" calcext:value-type="float">
            <text:p>0.24224828018661</text:p>
          </table:table-cell>
          <table:table-cell office:value-type="float" office:value="0.294013748237726" calcext:value-type="float">
            <text:p>0.294013748237726</text:p>
          </table:table-cell>
          <table:table-cell office:value-type="float" office:value="0.459004530548757" calcext:value-type="float">
            <text:p>0.459004530548757</text:p>
          </table:table-cell>
          <table:table-cell office:value-type="float" office:value="1.54803735799243" calcext:value-type="float">
            <text:p>1.54803735799243</text:p>
          </table:table-cell>
          <table:table-cell office:value-type="float" office:value="0.080180790907108" calcext:value-type="float">
            <text:p>0.080180790907108</text:p>
          </table:table-cell>
          <table:table-cell table:formula="of:=SUM([.E178:.P178])" office:value-type="float" office:value="88.4878197652436" calcext:value-type="float">
            <text:p>88.4878197652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79.432257327762" calcext:value-type="float">
            <text:p>279.432257327762</text:p>
          </table:table-cell>
          <table:table-cell office:value-type="float" office:value="1173.49582800591" calcext:value-type="float">
            <text:p>1173.49582800591</text:p>
          </table:table-cell>
          <table:table-cell office:value-type="float" office:value="43.1083778884263" calcext:value-type="float">
            <text:p>43.1083778884263</text:p>
          </table:table-cell>
          <table:table-cell office:value-type="float" office:value="164.865377827836" calcext:value-type="float">
            <text:p>164.865377827836</text:p>
          </table:table-cell>
          <table:table-cell office:value-type="float" office:value="92.2006518985972" calcext:value-type="float">
            <text:p>92.2006518985972</text:p>
          </table:table-cell>
          <table:table-cell office:value-type="float" office:value="10.1377483315085" calcext:value-type="float">
            <text:p>10.1377483315085</text:p>
          </table:table-cell>
          <table:table-cell office:value-type="float" office:value="392.467615705265" calcext:value-type="float">
            <text:p>392.467615705265</text:p>
          </table:table-cell>
          <table:table-cell office:value-type="float" office:value="43.1530345432156" calcext:value-type="float">
            <text:p>43.1530345432156</text:p>
          </table:table-cell>
          <table:table-cell office:value-type="float" office:value="4.25336804589474" calcext:value-type="float">
            <text:p>4.25336804589474</text:p>
          </table:table-cell>
          <table:table-cell office:value-type="float" office:value="19.6846095971425" calcext:value-type="float">
            <text:p>19.6846095971425</text:p>
          </table:table-cell>
          <table:table-cell office:value-type="float" office:value="71.2565605236065" calcext:value-type="float">
            <text:p>71.2565605236065</text:p>
          </table:table-cell>
          <table:table-cell office:value-type="float" office:value="7.8348803688688" calcext:value-type="float">
            <text:p>7.8348803688688</text:p>
          </table:table-cell>
          <table:table-cell table:formula="of:=SUM([.E179:.P179])" office:value-type="float" office:value="2301.89031006403" calcext:value-type="float">
            <text:p>2301.890310064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508.041328580017" calcext:value-type="float">
            <text:p>508.041328580017</text:p>
          </table:table-cell>
          <table:table-cell office:value-type="float" office:value="4725.80118791867" calcext:value-type="float">
            <text:p>4725.80118791867</text:p>
          </table:table-cell>
          <table:table-cell office:value-type="float" office:value="493.461349726377" calcext:value-type="float">
            <text:p>493.461349726377</text:p>
          </table:table-cell>
          <table:table-cell office:value-type="float" office:value="1701.69623656754" calcext:value-type="float">
            <text:p>1701.69623656754</text:p>
          </table:table-cell>
          <table:table-cell office:value-type="float" office:value="62.1070434469915" calcext:value-type="float">
            <text:p>62.1070434469915</text:p>
          </table:table-cell>
          <table:table-cell office:value-type="float" office:value="3.50682048492233" calcext:value-type="float">
            <text:p>3.50682048492233</text:p>
          </table:table-cell>
          <table:table-cell office:value-type="float" office:value="581.265556073865" calcext:value-type="float">
            <text:p>581.265556073865</text:p>
          </table:table-cell>
          <table:table-cell office:value-type="float" office:value="32.8206568222713" calcext:value-type="float">
            <text:p>32.8206568222713</text:p>
          </table:table-cell>
          <table:table-cell office:value-type="float" office:value="43.4545214528756" calcext:value-type="float">
            <text:p>43.4545214528756</text:p>
          </table:table-cell>
          <table:table-cell office:value-type="float" office:value="54.3203969847619" calcext:value-type="float">
            <text:p>54.3203969847619</text:p>
          </table:table-cell>
          <table:table-cell office:value-type="float" office:value="276.760698622134" calcext:value-type="float">
            <text:p>276.760698622134</text:p>
          </table:table-cell>
          <table:table-cell office:value-type="float" office:value="15.6270534464884" calcext:value-type="float">
            <text:p>15.6270534464884</text:p>
          </table:table-cell>
          <table:table-cell table:formula="of:=SUM([.E180:.P180])" office:value-type="float" office:value="8498.86285012691" calcext:value-type="float">
            <text:p>8498.862850126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896.143928266118" calcext:value-type="float">
            <text:p>896.143928266118</text:p>
          </table:table-cell>
          <table:table-cell office:value-type="float" office:value="190.946388995986" calcext:value-type="float">
            <text:p>190.946388995986</text:p>
          </table:table-cell>
          <table:table-cell office:value-type="float" office:value="11.6997044439287" calcext:value-type="float">
            <text:p>11.6997044439287</text:p>
          </table:table-cell>
          <table:table-cell office:value-type="float" office:value="43.5412098414903" calcext:value-type="float">
            <text:p>43.5412098414903</text:p>
          </table:table-cell>
          <table:table-cell office:value-type="float" office:value="109.551813308426" calcext:value-type="float">
            <text:p>109.551813308426</text:p>
          </table:table-cell>
          <table:table-cell office:value-type="float" office:value="6.18574849687334" calcext:value-type="float">
            <text:p>6.18574849687334</text:p>
          </table:table-cell>
          <table:table-cell office:value-type="float" office:value="23.5146303752025" calcext:value-type="float">
            <text:p>23.5146303752025</text:p>
          </table:table-cell>
          <table:table-cell office:value-type="float" office:value="1.32773328989484" calcext:value-type="float">
            <text:p>1.32773328989484</text:p>
          </table:table-cell>
          <table:table-cell office:value-type="float" office:value="0.699465585482933" calcext:value-type="float">
            <text:p>0.699465585482933</text:p>
          </table:table-cell>
          <table:table-cell office:value-type="float" office:value="1.92564491980847" calcext:value-type="float">
            <text:p>1.92564491980847</text:p>
          </table:table-cell>
          <table:table-cell office:value-type="float" office:value="6.9021924634212" calcext:value-type="float">
            <text:p>6.9021924634212</text:p>
          </table:table-cell>
          <table:table-cell office:value-type="float" office:value="0.389726334657161" calcext:value-type="float">
            <text:p>0.389726334657161</text:p>
          </table:table-cell>
          <table:table-cell table:formula="of:=SUM([.E181:.P181])" office:value-type="float" office:value="1292.82818632129" calcext:value-type="float">
            <text:p>1292.828186321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881.665295439127" calcext:value-type="float">
            <text:p>881.665295439127</text:p>
          </table:table-cell>
          <table:table-cell office:value-type="float" office:value="1977.45900026125" calcext:value-type="float">
            <text:p>1977.45900026125</text:p>
          </table:table-cell>
          <table:table-cell office:value-type="float" office:value="226.902649120103" calcext:value-type="float">
            <text:p>226.902649120103</text:p>
          </table:table-cell>
          <table:table-cell office:value-type="float" office:value="1296.50073766034" calcext:value-type="float">
            <text:p>1296.50073766034</text:p>
          </table:table-cell>
          <table:table-cell office:value-type="float" office:value="116.771628802667" calcext:value-type="float">
            <text:p>116.771628802667</text:p>
          </table:table-cell>
          <table:table-cell office:value-type="float" office:value="6.20085353794726" calcext:value-type="float">
            <text:p>6.20085353794726</text:p>
          </table:table-cell>
          <table:table-cell office:value-type="float" office:value="264.075412894884" calcext:value-type="float">
            <text:p>264.075412894884</text:p>
          </table:table-cell>
          <table:table-cell office:value-type="float" office:value="14.0230377457638" calcext:value-type="float">
            <text:p>14.0230377457638</text:p>
          </table:table-cell>
          <table:table-cell office:value-type="float" office:value="28.7432005652115" calcext:value-type="float">
            <text:p>28.7432005652115</text:p>
          </table:table-cell>
          <table:table-cell office:value-type="float" office:value="35.5924290608775" calcext:value-type="float">
            <text:p>35.5924290608775</text:p>
          </table:table-cell>
          <table:table-cell office:value-type="float" office:value="208.115090195049" calcext:value-type="float">
            <text:p>208.115090195049</text:p>
          </table:table-cell>
          <table:table-cell office:value-type="float" office:value="11.0514104030953" calcext:value-type="float">
            <text:p>11.0514104030953</text:p>
          </table:table-cell>
          <table:table-cell table:formula="of:=SUM([.E182:.P182])" office:value-type="float" office:value="5067.10074568632" calcext:value-type="float">
            <text:p>5067.100745686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42.8952908924305" calcext:value-type="float">
            <text:p>42.8952908924305</text:p>
          </table:table-cell>
          <table:table-cell office:value-type="float" office:value="609.433018566284" calcext:value-type="float">
            <text:p>609.433018566284</text:p>
          </table:table-cell>
          <table:table-cell office:value-type="float" office:value="14.6799791324355" calcext:value-type="float">
            <text:p>14.6799791324355</text:p>
          </table:table-cell>
          <table:table-cell office:value-type="float" office:value="73.239396306982" calcext:value-type="float">
            <text:p>73.239396306982</text:p>
          </table:table-cell>
          <table:table-cell office:value-type="float" office:value="4.29252794285953" calcext:value-type="float">
            <text:p>4.29252794285953</text:p>
          </table:table-cell>
          <table:table-cell office:value-type="float" office:value="0.392482299438192" calcext:value-type="float">
            <text:p>0.392482299438192</text:p>
          </table:table-cell>
          <table:table-cell office:value-type="float" office:value="61.3357914608408" calcext:value-type="float">
            <text:p>61.3357914608408</text:p>
          </table:table-cell>
          <table:table-cell office:value-type="float" office:value="5.60816674716286" calcext:value-type="float">
            <text:p>5.60816674716286</text:p>
          </table:table-cell>
          <table:table-cell office:value-type="float" office:value="1.68144629257745" calcext:value-type="float">
            <text:p>1.68144629257745</text:p>
          </table:table-cell>
          <table:table-cell office:value-type="float" office:value="4.28723804502589" calcext:value-type="float">
            <text:p>4.28723804502589</text:p>
          </table:table-cell>
          <table:table-cell office:value-type="float" office:value="9.04548626872659" calcext:value-type="float">
            <text:p>9.04548626872659</text:p>
          </table:table-cell>
          <table:table-cell office:value-type="float" office:value="0.827063515379562" calcext:value-type="float">
            <text:p>0.827063515379562</text:p>
          </table:table-cell>
          <table:table-cell table:formula="of:=SUM([.E183:.P183])" office:value-type="float" office:value="827.717887470143" calcext:value-type="float">
            <text:p>827.717887470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6.9042906350255" calcext:value-type="float">
            <text:p>16.9042906350255</text:p>
          </table:table-cell>
          <table:table-cell office:value-type="float" office:value="1252.52483526141" calcext:value-type="float">
            <text:p>1252.52483526141</text:p>
          </table:table-cell>
          <table:table-cell office:value-type="float" office:value="190.854072701362" calcext:value-type="float">
            <text:p>190.854072701362</text:p>
          </table:table-cell>
          <table:table-cell office:value-type="float" office:value="941.740101932491" calcext:value-type="float">
            <text:p>941.740101932491</text:p>
          </table:table-cell>
          <table:table-cell office:value-type="float" office:value="2.49580989594943" calcext:value-type="float">
            <text:p>2.49580989594943</text:p>
          </table:table-cell>
          <table:table-cell office:value-type="float" office:value="0.218189398818765" calcext:value-type="float">
            <text:p>0.218189398818765</text:p>
          </table:table-cell>
          <table:table-cell office:value-type="float" office:value="185.884609078864" calcext:value-type="float">
            <text:p>185.884609078864</text:p>
          </table:table-cell>
          <table:table-cell office:value-type="float" office:value="16.2504568839165" calcext:value-type="float">
            <text:p>16.2504568839165</text:p>
          </table:table-cell>
          <table:table-cell office:value-type="float" office:value="32.0560725479003" calcext:value-type="float">
            <text:p>32.0560725479003</text:p>
          </table:table-cell>
          <table:table-cell office:value-type="float" office:value="20.4524508024698" calcext:value-type="float">
            <text:p>20.4524508024698</text:p>
          </table:table-cell>
          <table:table-cell office:value-type="float" office:value="174.015433547448" calcext:value-type="float">
            <text:p>174.015433547448</text:p>
          </table:table-cell>
          <table:table-cell office:value-type="float" office:value="15.2128264626745" calcext:value-type="float">
            <text:p>15.2128264626745</text:p>
          </table:table-cell>
          <table:table-cell table:formula="of:=SUM([.E184:.P184])" office:value-type="float" office:value="2848.60914914833" calcext:value-type="float">
            <text:p>2848.609149148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515.914207823222" calcext:value-type="float">
            <text:p>515.914207823222</text:p>
          </table:table-cell>
          <table:table-cell office:value-type="float" office:value="1660.24315447365" calcext:value-type="float">
            <text:p>1660.24315447365</text:p>
          </table:table-cell>
          <table:table-cell office:value-type="float" office:value="208.228232211555" calcext:value-type="float">
            <text:p>208.228232211555</text:p>
          </table:table-cell>
          <table:table-cell office:value-type="float" office:value="1088.34278700889" calcext:value-type="float">
            <text:p>1088.34278700889</text:p>
          </table:table-cell>
          <table:table-cell office:value-type="float" office:value="51.1992779320239" calcext:value-type="float">
            <text:p>51.1992779320239</text:p>
          </table:table-cell>
          <table:table-cell office:value-type="float" office:value="4.3451473121385" calcext:value-type="float">
            <text:p>4.3451473121385</text:p>
          </table:table-cell>
          <table:table-cell office:value-type="float" office:value="165.473930447981" calcext:value-type="float">
            <text:p>165.473930447981</text:p>
          </table:table-cell>
          <table:table-cell office:value-type="float" office:value="14.0433348507307" calcext:value-type="float">
            <text:p>14.0433348507307</text:p>
          </table:table-cell>
          <table:table-cell office:value-type="float" office:value="29.8637911059156" calcext:value-type="float">
            <text:p>29.8637911059156</text:p>
          </table:table-cell>
          <table:table-cell office:value-type="float" office:value="19.7145881970717" calcext:value-type="float">
            <text:p>19.7145881970717</text:p>
          </table:table-cell>
          <table:table-cell office:value-type="float" office:value="132.880186495445" calcext:value-type="float">
            <text:p>132.880186495445</text:p>
          </table:table-cell>
          <table:table-cell office:value-type="float" office:value="11.2771900016583" calcext:value-type="float">
            <text:p>11.2771900016583</text:p>
          </table:table-cell>
          <table:table-cell table:formula="of:=SUM([.E185:.P185])" office:value-type="float" office:value="3901.52582786028" calcext:value-type="float">
            <text:p>3901.525827860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791.19241489551" calcext:value-type="float">
            <text:p>2791.19241489551</text:p>
          </table:table-cell>
          <table:table-cell office:value-type="float" office:value="2392.878761037" calcext:value-type="float">
            <text:p>2392.878761037</text:p>
          </table:table-cell>
          <table:table-cell office:value-type="float" office:value="1625.96039873879" calcext:value-type="float">
            <text:p>1625.96039873879</text:p>
          </table:table-cell>
          <table:table-cell office:value-type="float" office:value="8141.18649001146" calcext:value-type="float">
            <text:p>8141.18649001146</text:p>
          </table:table-cell>
          <table:table-cell office:value-type="float" office:value="259.566745032162" calcext:value-type="float">
            <text:p>259.566745032162</text:p>
          </table:table-cell>
          <table:table-cell office:value-type="float" office:value="14.8842530202718" calcext:value-type="float">
            <text:p>14.8842530202718</text:p>
          </table:table-cell>
          <table:table-cell office:value-type="float" office:value="223.26290295119" calcext:value-type="float">
            <text:p>223.26290295119</text:p>
          </table:table-cell>
          <table:table-cell office:value-type="float" office:value="12.8024933901072" calcext:value-type="float">
            <text:p>12.8024933901072</text:p>
          </table:table-cell>
          <table:table-cell office:value-type="float" office:value="125.847837947406" calcext:value-type="float">
            <text:p>125.847837947406</text:p>
          </table:table-cell>
          <table:table-cell office:value-type="float" office:value="111.665084650302" calcext:value-type="float">
            <text:p>111.665084650302</text:p>
          </table:table-cell>
          <table:table-cell office:value-type="float" office:value="929.645336721387" calcext:value-type="float">
            <text:p>929.645336721387</text:p>
          </table:table-cell>
          <table:table-cell office:value-type="float" office:value="53.308355849523" calcext:value-type="float">
            <text:p>53.308355849523</text:p>
          </table:table-cell>
          <table:table-cell table:formula="of:=SUM([.E186:.P186])" office:value-type="float" office:value="16682.2010742451" calcext:value-type="float">
            <text:p>16682.20107424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024.02374304207" calcext:value-type="float">
            <text:p>1024.02374304207</text:p>
          </table:table-cell>
          <table:table-cell office:value-type="float" office:value="1878.64365862474" calcext:value-type="float">
            <text:p>1878.64365862474</text:p>
          </table:table-cell>
          <table:table-cell office:value-type="float" office:value="429.48964498419" calcext:value-type="float">
            <text:p>429.48964498419</text:p>
          </table:table-cell>
          <table:table-cell office:value-type="float" office:value="2341.83178948668" calcext:value-type="float">
            <text:p>2341.83178948668</text:p>
          </table:table-cell>
          <table:table-cell office:value-type="float" office:value="107.762723238799" calcext:value-type="float">
            <text:p>107.762723238799</text:p>
          </table:table-cell>
          <table:table-cell office:value-type="float" office:value="10.6684998298325" calcext:value-type="float">
            <text:p>10.6684998298325</text:p>
          </table:table-cell>
          <table:table-cell office:value-type="float" office:value="198.796758371973" calcext:value-type="float">
            <text:p>198.796758371973</text:p>
          </table:table-cell>
          <table:table-cell office:value-type="float" office:value="19.6808610539926" calcext:value-type="float">
            <text:p>19.6808610539926</text:p>
          </table:table-cell>
          <table:table-cell office:value-type="float" office:value="49.6809269206266" calcext:value-type="float">
            <text:p>49.6809269206266</text:p>
          </table:table-cell>
          <table:table-cell office:value-type="float" office:value="40.7197946729262" calcext:value-type="float">
            <text:p>40.7197946729262</text:p>
          </table:table-cell>
          <table:table-cell office:value-type="float" office:value="300.05371536946" calcext:value-type="float">
            <text:p>300.05371536946</text:p>
          </table:table-cell>
          <table:table-cell office:value-type="float" office:value="29.7052906158108" calcext:value-type="float">
            <text:p>29.7052906158108</text:p>
          </table:table-cell>
          <table:table-cell table:formula="of:=SUM([.E187:.P187])" office:value-type="float" office:value="6431.0574062111" calcext:value-type="float">
            <text:p>6431.05740621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3007.97691144237" calcext:value-type="float">
            <text:p>3007.97691144237</text:p>
          </table:table-cell>
          <table:table-cell office:value-type="float" office:value="1081.55197475736" calcext:value-type="float">
            <text:p>1081.55197475736</text:p>
          </table:table-cell>
          <table:table-cell office:value-type="float" office:value="245.905695390731" calcext:value-type="float">
            <text:p>245.905695390731</text:p>
          </table:table-cell>
          <table:table-cell office:value-type="float" office:value="1295.26199524779" calcext:value-type="float">
            <text:p>1295.26199524779</text:p>
          </table:table-cell>
          <table:table-cell office:value-type="float" office:value="376.817185362217" calcext:value-type="float">
            <text:p>376.817185362217</text:p>
          </table:table-cell>
          <table:table-cell office:value-type="float" office:value="36.1701446032727" calcext:value-type="float">
            <text:p>36.1701446032727</text:p>
          </table:table-cell>
          <table:table-cell office:value-type="float" office:value="136.487848450348" calcext:value-type="float">
            <text:p>136.487848450348</text:p>
          </table:table-cell>
          <table:table-cell office:value-type="float" office:value="13.1012740575862" calcext:value-type="float">
            <text:p>13.1012740575862</text:p>
          </table:table-cell>
          <table:table-cell office:value-type="float" office:value="27.7572762794599" calcext:value-type="float">
            <text:p>27.7572762794599</text:p>
          </table:table-cell>
          <table:table-cell office:value-type="float" office:value="27.6104642213491" calcext:value-type="float">
            <text:p>27.6104642213491</text:p>
          </table:table-cell>
          <table:table-cell office:value-type="float" office:value="199.003210209437" calcext:value-type="float">
            <text:p>199.003210209437</text:p>
          </table:table-cell>
          <table:table-cell office:value-type="float" office:value="19.1020345392998" calcext:value-type="float">
            <text:p>19.1020345392998</text:p>
          </table:table-cell>
          <table:table-cell table:formula="of:=SUM([.E188:.P188])" office:value-type="float" office:value="6466.74601456122" calcext:value-type="float">
            <text:p>6466.746014561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277.47176538983" calcext:value-type="float">
            <text:p>2277.47176538983</text:p>
          </table:table-cell>
          <table:table-cell office:value-type="float" office:value="3219.8003826983" calcext:value-type="float">
            <text:p>3219.8003826983</text:p>
          </table:table-cell>
          <table:table-cell office:value-type="float" office:value="439.993854914946" calcext:value-type="float">
            <text:p>439.993854914946</text:p>
          </table:table-cell>
          <table:table-cell office:value-type="float" office:value="2942.0172167064" calcext:value-type="float">
            <text:p>2942.0172167064</text:p>
          </table:table-cell>
          <table:table-cell office:value-type="float" office:value="390.405053643969" calcext:value-type="float">
            <text:p>390.405053643969</text:p>
          </table:table-cell>
          <table:table-cell office:value-type="float" office:value="56.0685908012965" calcext:value-type="float">
            <text:p>56.0685908012965</text:p>
          </table:table-cell>
          <table:table-cell office:value-type="float" office:value="561.706081644921" calcext:value-type="float">
            <text:p>561.706081644921</text:p>
          </table:table-cell>
          <table:table-cell office:value-type="float" office:value="80.6702376119082" calcext:value-type="float">
            <text:p>80.6702376119082</text:p>
          </table:table-cell>
          <table:table-cell office:value-type="float" office:value="76.6602208403993" calcext:value-type="float">
            <text:p>76.6602208403993</text:p>
          </table:table-cell>
          <table:table-cell office:value-type="float" office:value="137.548804388575" calcext:value-type="float">
            <text:p>137.548804388575</text:p>
          </table:table-cell>
          <table:table-cell office:value-type="float" office:value="606.69867374887" calcext:value-type="float">
            <text:p>606.69867374887</text:p>
          </table:table-cell>
          <table:table-cell office:value-type="float" office:value="87.1319143044096" calcext:value-type="float">
            <text:p>87.1319143044096</text:p>
          </table:table-cell>
          <table:table-cell table:formula="of:=SUM([.E189:.P189])" office:value-type="float" office:value="10876.1727966938" calcext:value-type="float">
            <text:p>10876.1727966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93.849778711464" calcext:value-type="float">
            <text:p>293.849778711464</text:p>
          </table:table-cell>
          <table:table-cell office:value-type="float" office:value="109.428690142674" calcext:value-type="float">
            <text:p>109.428690142674</text:p>
          </table:table-cell>
          <table:table-cell office:value-type="float" office:value="33.958598599942" calcext:value-type="float">
            <text:p>33.958598599942</text:p>
          </table:table-cell>
          <table:table-cell office:value-type="float" office:value="132.702333210303" calcext:value-type="float">
            <text:p>132.702333210303</text:p>
          </table:table-cell>
          <table:table-cell office:value-type="float" office:value="36.2426225563574" calcext:value-type="float">
            <text:p>36.2426225563574</text:p>
          </table:table-cell>
          <table:table-cell office:value-type="float" office:value="2.58109637848267" calcext:value-type="float">
            <text:p>2.58109637848267</text:p>
          </table:table-cell>
          <table:table-cell office:value-type="float" office:value="13.6193038434229" calcext:value-type="float">
            <text:p>13.6193038434229</text:p>
          </table:table-cell>
          <table:table-cell office:value-type="float" office:value="0.969928039094063" calcext:value-type="float">
            <text:p>0.969928039094063</text:p>
          </table:table-cell>
          <table:table-cell office:value-type="float" office:value="4.08505878625027" calcext:value-type="float">
            <text:p>4.08505878625027</text:p>
          </table:table-cell>
          <table:table-cell office:value-type="float" office:value="3.32116610584078" calcext:value-type="float">
            <text:p>3.32116610584078</text:p>
          </table:table-cell>
          <table:table-cell office:value-type="float" office:value="21.3462932672948" calcext:value-type="float">
            <text:p>21.3462932672948</text:p>
          </table:table-cell>
          <table:table-cell office:value-type="float" office:value="1.52022222344886" calcext:value-type="float">
            <text:p>1.52022222344886</text:p>
          </table:table-cell>
          <table:table-cell table:formula="of:=SUM([.E190:.P190])" office:value-type="float" office:value="653.625091864575" calcext:value-type="float">
            <text:p>653.625091864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309.71283666688" calcext:value-type="float">
            <text:p>1309.71283666688</text:p>
          </table:table-cell>
          <table:table-cell office:value-type="float" office:value="261.166327700798" calcext:value-type="float">
            <text:p>261.166327700798</text:p>
          </table:table-cell>
          <table:table-cell office:value-type="float" office:value="40.494550759987" calcext:value-type="float">
            <text:p>40.494550759987</text:p>
          </table:table-cell>
          <table:table-cell office:value-type="float" office:value="215.022304364827" calcext:value-type="float">
            <text:p>215.022304364827</text:p>
          </table:table-cell>
          <table:table-cell office:value-type="float" office:value="119.49939620489" calcext:value-type="float">
            <text:p>119.49939620489</text:p>
          </table:table-cell>
          <table:table-cell office:value-type="float" office:value="7.62520378537671" calcext:value-type="float">
            <text:p>7.62520378537671</text:p>
          </table:table-cell>
          <table:table-cell office:value-type="float" office:value="23.9810508133599" calcext:value-type="float">
            <text:p>23.9810508133599</text:p>
          </table:table-cell>
          <table:table-cell office:value-type="float" office:value="1.53022027932105" calcext:value-type="float">
            <text:p>1.53022027932105</text:p>
          </table:table-cell>
          <table:table-cell office:value-type="float" office:value="3.42448983617522" calcext:value-type="float">
            <text:p>3.42448983617522</text:p>
          </table:table-cell>
          <table:table-cell office:value-type="float" office:value="4.12679240551562" calcext:value-type="float">
            <text:p>4.12679240551562</text:p>
          </table:table-cell>
          <table:table-cell office:value-type="float" office:value="23.8505808936065" calcext:value-type="float">
            <text:p>23.8505808936065</text:p>
          </table:table-cell>
          <table:table-cell office:value-type="float" office:value="1.52189505126487" calcext:value-type="float">
            <text:p>1.52189505126487</text:p>
          </table:table-cell>
          <table:table-cell table:formula="of:=SUM([.E191:.P191])" office:value-type="float" office:value="2011.955648762" calcext:value-type="float">
            <text:p>2011.9556487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7813389783132" calcext:value-type="float">
            <text:p>0.007813389783132</text:p>
          </table:table-cell>
          <table:table-cell office:value-type="float" office:value="0.014777259766279" calcext:value-type="float">
            <text:p>0.014777259766279</text:p>
          </table:table-cell>
          <table:table-cell office:value-type="float" office:value="0.000686916133867" calcext:value-type="float">
            <text:p>0.000686916133867</text:p>
          </table:table-cell>
          <table:table-cell office:value-type="float" office:value="0.002750881575447" calcext:value-type="float">
            <text:p>0.002750881575447</text:p>
          </table:table-cell>
          <table:table-cell office:value-type="float" office:value="0.000242823045633" calcext:value-type="float">
            <text:p>0.000242823045633</text:p>
          </table:table-cell>
          <table:table-cell office:value-type="float" office:value="0.0000212028039469605" calcext:value-type="float">
            <text:p>2.12028039469605E-05</text:p>
          </table:table-cell>
          <table:table-cell office:value-type="float" office:value="0.000460172537776" calcext:value-type="float">
            <text:p>0.000460172537776</text:p>
          </table:table-cell>
          <table:table-cell office:value-type="float" office:value="0.0000401813101174034" calcext:value-type="float">
            <text:p>4.01813101174034E-05</text:p>
          </table:table-cell>
          <table:table-cell office:value-type="float" office:value="0.0000628380002918359" calcext:value-type="float">
            <text:p>6.28380002918359E-05</text:p>
          </table:table-cell>
          <table:table-cell office:value-type="float" office:value="0.0000493736563073713" calcext:value-type="float">
            <text:p>4.93736563073713E-05</text:p>
          </table:table-cell>
          <table:table-cell office:value-type="float" office:value="0.00010939885599" calcext:value-type="float">
            <text:p>0.00010939885599</text:p>
          </table:table-cell>
          <table:table-cell office:value-type="float" office:value="0.00000955248085920116" calcext:value-type="float">
            <text:p>9.55248085920116E-06</text:p>
          </table:table-cell>
          <table:table-cell table:formula="of:=SUM([.E192:.P192])" office:value-type="float" office:value="0.0270239899496468" calcext:value-type="float">
            <text:p>0.0270239899496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.07717798351742" calcext:value-type="float">
            <text:p>1.07717798351742</text:p>
          </table:table-cell>
          <table:table-cell office:value-type="float" office:value="6.01670223610848" calcext:value-type="float">
            <text:p>6.01670223610848</text:p>
          </table:table-cell>
          <table:table-cell office:value-type="float" office:value="0.288582092072842" calcext:value-type="float">
            <text:p>0.288582092072842</text:p>
          </table:table-cell>
          <table:table-cell office:value-type="float" office:value="1.20879364072019" calcext:value-type="float">
            <text:p>1.20879364072019</text:p>
          </table:table-cell>
          <table:table-cell office:value-type="float" office:value="0.103590048494546" calcext:value-type="float">
            <text:p>0.103590048494546</text:p>
          </table:table-cell>
          <table:table-cell office:value-type="float" office:value="0.010164065442825" calcext:value-type="float">
            <text:p>0.010164065442825</text:p>
          </table:table-cell>
          <table:table-cell office:value-type="float" office:value="0.580618120381526" calcext:value-type="float">
            <text:p>0.580618120381526</text:p>
          </table:table-cell>
          <table:table-cell office:value-type="float" office:value="0.056969184382208" calcext:value-type="float">
            <text:p>0.056969184382208</text:p>
          </table:table-cell>
          <table:table-cell office:value-type="float" office:value="0.0340813638671" calcext:value-type="float">
            <text:p>0.0340813638671</text:p>
          </table:table-cell>
          <table:table-cell office:value-type="float" office:value="0.032796114420539" calcext:value-type="float">
            <text:p>0.032796114420539</text:p>
          </table:table-cell>
          <table:table-cell office:value-type="float" office:value="0.148427176148725" calcext:value-type="float">
            <text:p>0.148427176148725</text:p>
          </table:table-cell>
          <table:table-cell office:value-type="float" office:value="0.014563402120125" calcext:value-type="float">
            <text:p>0.014563402120125</text:p>
          </table:table-cell>
          <table:table-cell table:formula="of:=SUM([.E193:.P193])" office:value-type="float" office:value="9.57246542767652" calcext:value-type="float">
            <text:p>9.572465427676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00722232499477847" calcext:value-type="float">
            <text:p>7.22232499477847E-05</text:p>
          </table:table-cell>
          <table:table-cell office:value-type="float" office:value="0.000995964161053" calcext:value-type="float">
            <text:p>0.000995964161053</text:p>
          </table:table-cell>
          <table:table-cell office:value-type="float" office:value="0.0000601727053254575" calcext:value-type="float">
            <text:p>6.01727053254575E-05</text:p>
          </table:table-cell>
          <table:table-cell office:value-type="float" office:value="0.00021222174626" calcext:value-type="float">
            <text:p>0.00021222174626</text:p>
          </table:table-cell>
          <table:table-cell office:value-type="float" office:value="0.00000694556520679193" calcext:value-type="float">
            <text:p>6.94556520679193E-06</text:p>
          </table:table-cell>
          <table:table-cell office:value-type="float" office:value="0.000000681486084026874" calcext:value-type="float">
            <text:p>6.81486084026874E-07</text:p>
          </table:table-cell>
          <table:table-cell office:value-type="float" office:value="0.0000960901225612083" calcext:value-type="float">
            <text:p>9.60901225612083E-05</text:p>
          </table:table-cell>
          <table:table-cell office:value-type="float" office:value="0.00000942818609979569" calcext:value-type="float">
            <text:p>9.42818609979569E-06</text:p>
          </table:table-cell>
          <table:table-cell office:value-type="float" office:value="0.00000637230799920771" calcext:value-type="float">
            <text:p>6.37230799920771E-06</text:p>
          </table:table-cell>
          <table:table-cell office:value-type="float" office:value="0.00000553859797842814" calcext:value-type="float">
            <text:p>5.53859797842814E-06</text:p>
          </table:table-cell>
          <table:table-cell office:value-type="float" office:value="0.0000270308312901428" calcext:value-type="float">
            <text:p>2.70308312901428E-05</text:p>
          </table:table-cell>
          <table:table-cell office:value-type="float" office:value="0.00000265221545194002" calcext:value-type="float">
            <text:p>2.65221545194002E-06</text:p>
          </table:table-cell>
          <table:table-cell table:formula="of:=SUM([.E194:.P194])" office:value-type="float" office:value="0.00149532117525778" calcext:value-type="float">
            <text:p>0.0014953211752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4236098088726" calcext:value-type="float">
            <text:p>0.004236098088726</text:p>
          </table:table-cell>
          <table:table-cell office:value-type="float" office:value="0.085753604639388" calcext:value-type="float">
            <text:p>0.085753604639388</text:p>
          </table:table-cell>
          <table:table-cell office:value-type="float" office:value="0.005330660130763" calcext:value-type="float">
            <text:p>0.005330660130763</text:p>
          </table:table-cell>
          <table:table-cell office:value-type="float" office:value="0.018493608853007" calcext:value-type="float">
            <text:p>0.018493608853007</text:p>
          </table:table-cell>
          <table:table-cell office:value-type="float" office:value="0.000256288388128" calcext:value-type="float">
            <text:p>0.000256288388128</text:p>
          </table:table-cell>
          <table:table-cell office:value-type="float" office:value="0.0000150306251788794" calcext:value-type="float">
            <text:p>1.50306251788794E-05</text:p>
          </table:table-cell>
          <table:table-cell office:value-type="float" office:value="0.00520151578238" calcext:value-type="float">
            <text:p>0.00520151578238</text:p>
          </table:table-cell>
          <table:table-cell office:value-type="float" office:value="0.000305054921365" calcext:value-type="float">
            <text:p>0.000305054921365</text:p>
          </table:table-cell>
          <table:table-cell office:value-type="float" office:value="0.000577003348404" calcext:value-type="float">
            <text:p>0.000577003348404</text:p>
          </table:table-cell>
          <table:table-cell office:value-type="float" office:value="0.000411809769855" calcext:value-type="float">
            <text:p>0.000411809769855</text:p>
          </table:table-cell>
          <table:table-cell office:value-type="float" office:value="0.001487885013365" calcext:value-type="float">
            <text:p>0.001487885013365</text:p>
          </table:table-cell>
          <table:table-cell office:value-type="float" office:value="0.0000872604572861686" calcext:value-type="float">
            <text:p>8.72604572861686E-05</text:p>
          </table:table-cell>
          <table:table-cell table:formula="of:=SUM([.E195:.P195])" office:value-type="float" office:value="0.122155820017846" calcext:value-type="float">
            <text:p>0.1221558200178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18594332373664" calcext:value-type="float">
            <text:p>0.018594332373664</text:p>
          </table:table-cell>
          <table:table-cell office:value-type="float" office:value="0.07962244735421" calcext:value-type="float">
            <text:p>0.07962244735421</text:p>
          </table:table-cell>
          <table:table-cell office:value-type="float" office:value="0.003923193241416" calcext:value-type="float">
            <text:p>0.003923193241416</text:p>
          </table:table-cell>
          <table:table-cell office:value-type="float" office:value="0.015515691646042" calcext:value-type="float">
            <text:p>0.015515691646042</text:p>
          </table:table-cell>
          <table:table-cell office:value-type="float" office:value="0.001492108982761" calcext:value-type="float">
            <text:p>0.001492108982761</text:p>
          </table:table-cell>
          <table:table-cell office:value-type="float" office:value="0.000130958976068" calcext:value-type="float">
            <text:p>0.000130958976068</text:p>
          </table:table-cell>
          <table:table-cell office:value-type="float" office:value="0.006427955477018" calcext:value-type="float">
            <text:p>0.006427955477018</text:p>
          </table:table-cell>
          <table:table-cell office:value-type="float" office:value="0.000564166878696" calcext:value-type="float">
            <text:p>0.000564166878696</text:p>
          </table:table-cell>
          <table:table-cell office:value-type="float" office:value="0.000350632774975" calcext:value-type="float">
            <text:p>0.000350632774975</text:p>
          </table:table-cell>
          <table:table-cell office:value-type="float" office:value="0.000672615802923" calcext:value-type="float">
            <text:p>0.000672615802923</text:p>
          </table:table-cell>
          <table:table-cell office:value-type="float" office:value="0.001603368212144" calcext:value-type="float">
            <text:p>0.001603368212144</text:p>
          </table:table-cell>
          <table:table-cell office:value-type="float" office:value="0.000140723942921" calcext:value-type="float">
            <text:p>0.000140723942921</text:p>
          </table:table-cell>
          <table:table-cell table:formula="of:=SUM([.E196:.P196])" office:value-type="float" office:value="0.129038195662838" calcext:value-type="float">
            <text:p>0.1290381956628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372350308244073" calcext:value-type="float">
            <text:p>0.372350308244073</text:p>
          </table:table-cell>
          <table:table-cell office:value-type="float" office:value="0.638565178516346" calcext:value-type="float">
            <text:p>0.638565178516346</text:p>
          </table:table-cell>
          <table:table-cell office:value-type="float" office:value="0.029187758598169" calcext:value-type="float">
            <text:p>0.029187758598169</text:p>
          </table:table-cell>
          <table:table-cell office:value-type="float" office:value="0.122024701018745" calcext:value-type="float">
            <text:p>0.122024701018745</text:p>
          </table:table-cell>
          <table:table-cell office:value-type="float" office:value="0.009806536467742" calcext:value-type="float">
            <text:p>0.009806536467742</text:p>
          </table:table-cell>
          <table:table-cell office:value-type="float" office:value="0.000864762345409" calcext:value-type="float">
            <text:p>0.000864762345409</text:p>
          </table:table-cell>
          <table:table-cell office:value-type="float" office:value="0.016846424988977" calcext:value-type="float">
            <text:p>0.016846424988977</text:p>
          </table:table-cell>
          <table:table-cell office:value-type="float" office:value="0.001485555479566" calcext:value-type="float">
            <text:p>0.001485555479566</text:p>
          </table:table-cell>
          <table:table-cell office:value-type="float" office:value="0.002999224902586" calcext:value-type="float">
            <text:p>0.002999224902586</text:p>
          </table:table-cell>
          <table:table-cell office:value-type="float" office:value="0.001884448681952" calcext:value-type="float">
            <text:p>0.001884448681952</text:p>
          </table:table-cell>
          <table:table-cell office:value-type="float" office:value="0.004082455584841" calcext:value-type="float">
            <text:p>0.004082455584841</text:p>
          </table:table-cell>
          <table:table-cell office:value-type="float" office:value="0.000360000075275" calcext:value-type="float">
            <text:p>0.000360000075275</text:p>
          </table:table-cell>
          <table:table-cell table:formula="of:=SUM([.E197:.P197])" office:value-type="float" office:value="1.20045735490368" calcext:value-type="float">
            <text:p>1.200457354903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5.8349809123604" calcext:value-type="float">
            <text:p>25.8349809123604</text:p>
          </table:table-cell>
          <table:table-cell office:value-type="float" office:value="7.72960388773892" calcext:value-type="float">
            <text:p>7.72960388773892</text:p>
          </table:table-cell>
          <table:table-cell office:value-type="float" office:value="1.06089104642719" calcext:value-type="float">
            <text:p>1.06089104642719</text:p>
          </table:table-cell>
          <table:table-cell office:value-type="float" office:value="5.46403211009367" calcext:value-type="float">
            <text:p>5.46403211009367</text:p>
          </table:table-cell>
          <table:table-cell office:value-type="float" office:value="0.558477748769642" calcext:value-type="float">
            <text:p>0.558477748769642</text:p>
          </table:table-cell>
          <table:table-cell office:value-type="float" office:value="0.029601769415214" calcext:value-type="float">
            <text:p>0.029601769415214</text:p>
          </table:table-cell>
          <table:table-cell office:value-type="float" office:value="0.167096755043478" calcext:value-type="float">
            <text:p>0.167096755043478</text:p>
          </table:table-cell>
          <table:table-cell office:value-type="float" office:value="0.008856860678379" calcext:value-type="float">
            <text:p>0.008856860678379</text:p>
          </table:table-cell>
          <table:table-cell office:value-type="float" office:value="0.098007817369444" calcext:value-type="float">
            <text:p>0.098007817369444</text:p>
          </table:table-cell>
          <table:table-cell office:value-type="float" office:value="0.021682519753975" calcext:value-type="float">
            <text:p>0.021682519753975</text:p>
          </table:table-cell>
          <table:table-cell office:value-type="float" office:value="0.143632352545667" calcext:value-type="float">
            <text:p>0.143632352545667</text:p>
          </table:table-cell>
          <table:table-cell office:value-type="float" office:value="0.007613144462762" calcext:value-type="float">
            <text:p>0.007613144462762</text:p>
          </table:table-cell>
          <table:table-cell table:formula="of:=SUM([.E198:.P198])" office:value-type="float" office:value="41.1244769246587" calcext:value-type="float">
            <text:p>41.12447692465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58.3274136759144" calcext:value-type="float">
            <text:p>58.3274136759144</text:p>
          </table:table-cell>
          <table:table-cell office:value-type="float" office:value="23.7293670077334" calcext:value-type="float">
            <text:p>23.7293670077334</text:p>
          </table:table-cell>
          <table:table-cell office:value-type="float" office:value="1.13196812471697" calcext:value-type="float">
            <text:p>1.13196812471697</text:p>
          </table:table-cell>
          <table:table-cell office:value-type="float" office:value="7.68397544577349" calcext:value-type="float">
            <text:p>7.68397544577349</text:p>
          </table:table-cell>
          <table:table-cell office:value-type="float" office:value="1.13731528378275" calcext:value-type="float">
            <text:p>1.13731528378275</text:p>
          </table:table-cell>
          <table:table-cell office:value-type="float" office:value="0.06650556870395" calcext:value-type="float">
            <text:p>0.06650556870395</text:p>
          </table:table-cell>
          <table:table-cell office:value-type="float" office:value="0.463044492122731" calcext:value-type="float">
            <text:p>0.463044492122731</text:p>
          </table:table-cell>
          <table:table-cell office:value-type="float" office:value="0.027076957219311" calcext:value-type="float">
            <text:p>0.027076957219311</text:p>
          </table:table-cell>
          <table:table-cell office:value-type="float" office:value="0.097022568859116" calcext:value-type="float">
            <text:p>0.097022568859116</text:p>
          </table:table-cell>
          <table:table-cell office:value-type="float" office:value="0.043300504475904" calcext:value-type="float">
            <text:p>0.043300504475904</text:p>
          </table:table-cell>
          <table:table-cell office:value-type="float" office:value="0.174286539192862" calcext:value-type="float">
            <text:p>0.174286539192862</text:p>
          </table:table-cell>
          <table:table-cell office:value-type="float" office:value="0.010191567432306" calcext:value-type="float">
            <text:p>0.010191567432306</text:p>
          </table:table-cell>
          <table:table-cell table:formula="of:=SUM([.E199:.P199])" office:value-type="float" office:value="92.8914677359272" calcext:value-type="float">
            <text:p>92.89146773592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.89683308227041" calcext:value-type="float">
            <text:p>1.89683308227041</text:p>
          </table:table-cell>
          <table:table-cell office:value-type="float" office:value="3.11861133923262" calcext:value-type="float">
            <text:p>3.11861133923262</text:p>
          </table:table-cell>
          <table:table-cell office:value-type="float" office:value="0.131458783485871" calcext:value-type="float">
            <text:p>0.131458783485871</text:p>
          </table:table-cell>
          <table:table-cell office:value-type="float" office:value="0.590056323088889" calcext:value-type="float">
            <text:p>0.590056323088889</text:p>
          </table:table-cell>
          <table:table-cell office:value-type="float" office:value="0.116068590109294" calcext:value-type="float">
            <text:p>0.116068590109294</text:p>
          </table:table-cell>
          <table:table-cell office:value-type="float" office:value="0.008824097617913" calcext:value-type="float">
            <text:p>0.008824097617913</text:p>
          </table:table-cell>
          <table:table-cell office:value-type="float" office:value="0.191439423653173" calcext:value-type="float">
            <text:p>0.191439423653173</text:p>
          </table:table-cell>
          <table:table-cell office:value-type="float" office:value="0.014554154234508" calcext:value-type="float">
            <text:p>0.014554154234508</text:p>
          </table:table-cell>
          <table:table-cell office:value-type="float" office:value="0.015083007385384" calcext:value-type="float">
            <text:p>0.015083007385384</text:p>
          </table:table-cell>
          <table:table-cell office:value-type="float" office:value="0.014895102615228" calcext:value-type="float">
            <text:p>0.014895102615228</text:p>
          </table:table-cell>
          <table:table-cell office:value-type="float" office:value="0.045375077088517" calcext:value-type="float">
            <text:p>0.045375077088517</text:p>
          </table:table-cell>
          <table:table-cell office:value-type="float" office:value="0.003449633611232" calcext:value-type="float">
            <text:p>0.003449633611232</text:p>
          </table:table-cell>
          <table:table-cell table:formula="of:=SUM([.E200:.P200])" office:value-type="float" office:value="6.14664861439304" calcext:value-type="float">
            <text:p>6.146648614393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165308199497166" calcext:value-type="float">
            <text:p>0.165308199497166</text:p>
          </table:table-cell>
          <table:table-cell office:value-type="float" office:value="0.269352344762267" calcext:value-type="float">
            <text:p>0.269352344762267</text:p>
          </table:table-cell>
          <table:table-cell office:value-type="float" office:value="0.011329869657204" calcext:value-type="float">
            <text:p>0.011329869657204</text:p>
          </table:table-cell>
          <table:table-cell office:value-type="float" office:value="0.050932257766706" calcext:value-type="float">
            <text:p>0.050932257766706</text:p>
          </table:table-cell>
          <table:table-cell office:value-type="float" office:value="0.015994380144997" calcext:value-type="float">
            <text:p>0.015994380144997</text:p>
          </table:table-cell>
          <table:table-cell office:value-type="float" office:value="0.000966260234225" calcext:value-type="float">
            <text:p>0.000966260234225</text:p>
          </table:table-cell>
          <table:table-cell office:value-type="float" office:value="0.026180298808266" calcext:value-type="float">
            <text:p>0.026180298808266</text:p>
          </table:table-cell>
          <table:table-cell office:value-type="float" office:value="0.001581616882257" calcext:value-type="float">
            <text:p>0.001581616882257</text:p>
          </table:table-cell>
          <table:table-cell office:value-type="float" office:value="0.001303294606151" calcext:value-type="float">
            <text:p>0.001303294606151</text:p>
          </table:table-cell>
          <table:table-cell office:value-type="float" office:value="0.001745126305422" calcext:value-type="float">
            <text:p>0.001745126305422</text:p>
          </table:table-cell>
          <table:table-cell office:value-type="float" office:value="0.006199979658936" calcext:value-type="float">
            <text:p>0.006199979658936</text:p>
          </table:table-cell>
          <table:table-cell office:value-type="float" office:value="0.000374556171801" calcext:value-type="float">
            <text:p>0.000374556171801</text:p>
          </table:table-cell>
          <table:table-cell table:formula="of:=SUM([.E201:.P201])" office:value-type="float" office:value="0.551268184495398" calcext:value-type="float">
            <text:p>0.5512681844953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645.573111796951" calcext:value-type="float">
            <text:p>645.573111796951</text:p>
          </table:table-cell>
          <table:table-cell office:value-type="float" office:value="687.557473856421" calcext:value-type="float">
            <text:p>687.557473856421</text:p>
          </table:table-cell>
          <table:table-cell office:value-type="float" office:value="96.21204361446" calcext:value-type="float">
            <text:p>96.21204361446</text:p>
          </table:table-cell>
          <table:table-cell office:value-type="float" office:value="506.891044043125" calcext:value-type="float">
            <text:p>506.891044043125</text:p>
          </table:table-cell>
          <table:table-cell office:value-type="float" office:value="56.5326665411313" calcext:value-type="float">
            <text:p>56.5326665411313</text:p>
          </table:table-cell>
          <table:table-cell office:value-type="float" office:value="2.78361686156991" calcext:value-type="float">
            <text:p>2.78361686156991</text:p>
          </table:table-cell>
          <table:table-cell office:value-type="float" office:value="60.3252310723107" calcext:value-type="float">
            <text:p>60.3252310723107</text:p>
          </table:table-cell>
          <table:table-cell office:value-type="float" office:value="2.97035927482406" calcext:value-type="float">
            <text:p>2.97035927482406</text:p>
          </table:table-cell>
          <table:table-cell office:value-type="float" office:value="10.3635602809463" calcext:value-type="float">
            <text:p>10.3635602809463</text:p>
          </table:table-cell>
          <table:table-cell office:value-type="float" office:value="4.86127545796295" calcext:value-type="float">
            <text:p>4.86127545796295</text:p>
          </table:table-cell>
          <table:table-cell office:value-type="float" office:value="54.0308075463665" calcext:value-type="float">
            <text:p>54.0308075463665</text:p>
          </table:table-cell>
          <table:table-cell office:value-type="float" office:value="2.66042760995323" calcext:value-type="float">
            <text:p>2.66042760995323</text:p>
          </table:table-cell>
          <table:table-cell table:formula="of:=SUM([.E202:.P202])" office:value-type="float" office:value="2130.76161795602" calcext:value-type="float">
            <text:p>2130.761617956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62.4339030937173" calcext:value-type="float">
            <text:p>62.4339030937173</text:p>
          </table:table-cell>
          <table:table-cell office:value-type="float" office:value="101.752565672573" calcext:value-type="float">
            <text:p>101.752565672573</text:p>
          </table:table-cell>
          <table:table-cell office:value-type="float" office:value="4.32671966646522" calcext:value-type="float">
            <text:p>4.32671966646522</text:p>
          </table:table-cell>
          <table:table-cell office:value-type="float" office:value="19.5041132703348" calcext:value-type="float">
            <text:p>19.5041132703348</text:p>
          </table:table-cell>
          <table:table-cell office:value-type="float" office:value="1.98454254352784" calcext:value-type="float">
            <text:p>1.98454254352784</text:p>
          </table:table-cell>
          <table:table-cell office:value-type="float" office:value="0.137183877560015" calcext:value-type="float">
            <text:p>0.137183877560015</text:p>
          </table:table-cell>
          <table:table-cell office:value-type="float" office:value="3.23959455470993" calcext:value-type="float">
            <text:p>3.23959455470993</text:p>
          </table:table-cell>
          <table:table-cell office:value-type="float" office:value="0.22394084933417" calcext:value-type="float">
            <text:p>0.22394084933417</text:p>
          </table:table-cell>
          <table:table-cell office:value-type="float" office:value="0.497366913939076" calcext:value-type="float">
            <text:p>0.497366913939076</text:p>
          </table:table-cell>
          <table:table-cell office:value-type="float" office:value="0.289919761470171" calcext:value-type="float">
            <text:p>0.289919761470171</text:p>
          </table:table-cell>
          <table:table-cell office:value-type="float" office:value="0.77726149265219" calcext:value-type="float">
            <text:p>0.77726149265219</text:p>
          </table:table-cell>
          <table:table-cell office:value-type="float" office:value="0.053729130568582" calcext:value-type="float">
            <text:p>0.053729130568582</text:p>
          </table:table-cell>
          <table:table-cell table:formula="of:=SUM([.E203:.P203])" office:value-type="float" office:value="195.220840826852" calcext:value-type="float">
            <text:p>195.2208408268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.21956887435961" calcext:value-type="float">
            <text:p>2.21956887435961</text:p>
          </table:table-cell>
          <table:table-cell office:value-type="float" office:value="3.34585275302301" calcext:value-type="float">
            <text:p>3.34585275302301</text:p>
          </table:table-cell>
          <table:table-cell office:value-type="float" office:value="0.206777210050772" calcext:value-type="float">
            <text:p>0.206777210050772</text:p>
          </table:table-cell>
          <table:table-cell office:value-type="float" office:value="0.997903131156304" calcext:value-type="float">
            <text:p>0.997903131156304</text:p>
          </table:table-cell>
          <table:table-cell office:value-type="float" office:value="0.083141956374951" calcext:value-type="float">
            <text:p>0.083141956374951</text:p>
          </table:table-cell>
          <table:table-cell office:value-type="float" office:value="0.00523703704316" calcext:value-type="float">
            <text:p>0.00523703704316</text:p>
          </table:table-cell>
          <table:table-cell office:value-type="float" office:value="0.125546856047195" calcext:value-type="float">
            <text:p>0.125546856047195</text:p>
          </table:table-cell>
          <table:table-cell office:value-type="float" office:value="0.007908083528926" calcext:value-type="float">
            <text:p>0.007908083528926</text:p>
          </table:table-cell>
          <table:table-cell office:value-type="float" office:value="0.022939519767736" calcext:value-type="float">
            <text:p>0.022939519767736</text:p>
          </table:table-cell>
          <table:table-cell office:value-type="float" office:value="0.011979770900905" calcext:value-type="float">
            <text:p>0.011979770900905</text:p>
          </table:table-cell>
          <table:table-cell office:value-type="float" office:value="0.046217799039105" calcext:value-type="float">
            <text:p>0.046217799039105</text:p>
          </table:table-cell>
          <table:table-cell office:value-type="float" office:value="0.002911217587057" calcext:value-type="float">
            <text:p>0.002911217587057</text:p>
          </table:table-cell>
          <table:table-cell table:formula="of:=SUM([.E204:.P204])" office:value-type="float" office:value="7.07598420887873" calcext:value-type="float">
            <text:p>7.075984208878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3.30051045031933" calcext:value-type="float">
            <text:p>3.30051045031933</text:p>
          </table:table-cell>
          <table:table-cell office:value-type="float" office:value="5.76173875228556" calcext:value-type="float">
            <text:p>5.76173875228556</text:p>
          </table:table-cell>
          <table:table-cell office:value-type="float" office:value="0.170702543849144" calcext:value-type="float">
            <text:p>0.170702543849144</text:p>
          </table:table-cell>
          <table:table-cell office:value-type="float" office:value="0.70824549174973" calcext:value-type="float">
            <text:p>0.70824549174973</text:p>
          </table:table-cell>
          <table:table-cell office:value-type="float" office:value="0.123325822021494" calcext:value-type="float">
            <text:p>0.123325822021494</text:p>
          </table:table-cell>
          <table:table-cell office:value-type="float" office:value="0.007401340832341" calcext:value-type="float">
            <text:p>0.007401340832341</text:p>
          </table:table-cell>
          <table:table-cell office:value-type="float" office:value="0.215731702747149" calcext:value-type="float">
            <text:p>0.215731702747149</text:p>
          </table:table-cell>
          <table:table-cell office:value-type="float" office:value="0.012947036023767" calcext:value-type="float">
            <text:p>0.012947036023767</text:p>
          </table:table-cell>
          <table:table-cell office:value-type="float" office:value="0.017299945056563" calcext:value-type="float">
            <text:p>0.017299945056563</text:p>
          </table:table-cell>
          <table:table-cell office:value-type="float" office:value="0.016614432757268" calcext:value-type="float">
            <text:p>0.016614432757268</text:p>
          </table:table-cell>
          <table:table-cell office:value-type="float" office:value="0.033669318039112" calcext:value-type="float">
            <text:p>0.033669318039112</text:p>
          </table:table-cell>
          <table:table-cell office:value-type="float" office:value="0.002020648184745" calcext:value-type="float">
            <text:p>0.002020648184745</text:p>
          </table:table-cell>
          <table:table-cell table:formula="of:=SUM([.E205:.P205])" office:value-type="float" office:value="10.3702074838662" calcext:value-type="float">
            <text:p>10.3702074838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.55837076802754" calcext:value-type="float">
            <text:p>2.55837076802754</text:p>
          </table:table-cell>
          <table:table-cell office:value-type="float" office:value="11.8708696087282" calcext:value-type="float">
            <text:p>11.8708696087282</text:p>
          </table:table-cell>
          <table:table-cell office:value-type="float" office:value="0.571446035456676" calcext:value-type="float">
            <text:p>0.571446035456676</text:p>
          </table:table-cell>
          <table:table-cell office:value-type="float" office:value="2.27712739416204" calcext:value-type="float">
            <text:p>2.27712739416204</text:p>
          </table:table-cell>
          <table:table-cell office:value-type="float" office:value="0.096033812231981" calcext:value-type="float">
            <text:p>0.096033812231981</text:p>
          </table:table-cell>
          <table:table-cell office:value-type="float" office:value="0.004289562025714" calcext:value-type="float">
            <text:p>0.004289562025714</text:p>
          </table:table-cell>
          <table:table-cell office:value-type="float" office:value="0.446455002266382" calcext:value-type="float">
            <text:p>0.446455002266382</text:p>
          </table:table-cell>
          <table:table-cell office:value-type="float" office:value="0.019941897331806" calcext:value-type="float">
            <text:p>0.019941897331806</text:p>
          </table:table-cell>
          <table:table-cell office:value-type="float" office:value="0.051069838666063" calcext:value-type="float">
            <text:p>0.051069838666063</text:p>
          </table:table-cell>
          <table:table-cell office:value-type="float" office:value="0.038658264283456" calcext:value-type="float">
            <text:p>0.038658264283456</text:p>
          </table:table-cell>
          <table:table-cell office:value-type="float" office:value="0.109438294541029" calcext:value-type="float">
            <text:p>0.109438294541029</text:p>
          </table:table-cell>
          <table:table-cell office:value-type="float" office:value="0.004888302791606" calcext:value-type="float">
            <text:p>0.004888302791606</text:p>
          </table:table-cell>
          <table:table-cell table:formula="of:=SUM([.E206:.P206])" office:value-type="float" office:value="18.0485887805125" calcext:value-type="float">
            <text:p>18.04858878051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57.4528815928451" calcext:value-type="float">
            <text:p>57.4528815928451</text:p>
          </table:table-cell>
          <table:table-cell office:value-type="float" office:value="26.5789751386467" calcext:value-type="float">
            <text:p>26.5789751386467</text:p>
          </table:table-cell>
          <table:table-cell office:value-type="float" office:value="1.07437004473914" calcext:value-type="float">
            <text:p>1.07437004473914</text:p>
          </table:table-cell>
          <table:table-cell office:value-type="float" office:value="3.3712924876475" calcext:value-type="float">
            <text:p>3.3712924876475</text:p>
          </table:table-cell>
          <table:table-cell office:value-type="float" office:value="2.0100702151841" calcext:value-type="float">
            <text:p>2.0100702151841</text:p>
          </table:table-cell>
          <table:table-cell office:value-type="float" office:value="0.082151420399573" calcext:value-type="float">
            <text:p>0.082151420399573</text:p>
          </table:table-cell>
          <table:table-cell office:value-type="float" office:value="0.931828613150422" calcext:value-type="float">
            <text:p>0.931828613150422</text:p>
          </table:table-cell>
          <table:table-cell office:value-type="float" office:value="0.038083766209262" calcext:value-type="float">
            <text:p>0.038083766209262</text:p>
          </table:table-cell>
          <table:table-cell office:value-type="float" office:value="0.058962623223196" calcext:value-type="float">
            <text:p>0.058962623223196</text:p>
          </table:table-cell>
          <table:table-cell office:value-type="float" office:value="0.073751430215796" calcext:value-type="float">
            <text:p>0.073751430215796</text:p>
          </table:table-cell>
          <table:table-cell office:value-type="float" office:value="0.158255346940737" calcext:value-type="float">
            <text:p>0.158255346940737</text:p>
          </table:table-cell>
          <table:table-cell office:value-type="float" office:value="0.006467884275285" calcext:value-type="float">
            <text:p>0.006467884275285</text:p>
          </table:table-cell>
          <table:table-cell table:formula="of:=SUM([.E207:.P207])" office:value-type="float" office:value="91.8370905634768" calcext:value-type="float">
            <text:p>91.8370905634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3.0501488664338" calcext:value-type="float">
            <text:p>23.0501488664338</text:p>
          </table:table-cell>
          <table:table-cell office:value-type="float" office:value="47.1182172476408" calcext:value-type="float">
            <text:p>47.1182172476408</text:p>
          </table:table-cell>
          <table:table-cell office:value-type="float" office:value="1.87471861360368" calcext:value-type="float">
            <text:p>1.87471861360368</text:p>
          </table:table-cell>
          <table:table-cell office:value-type="float" office:value="4.2840685048594" calcext:value-type="float">
            <text:p>4.2840685048594</text:p>
          </table:table-cell>
          <table:table-cell office:value-type="float" office:value="0.824951434182047" calcext:value-type="float">
            <text:p>0.824951434182047</text:p>
          </table:table-cell>
          <table:table-cell office:value-type="float" office:value="0.035826548831403" calcext:value-type="float">
            <text:p>0.035826548831403</text:p>
          </table:table-cell>
          <table:table-cell office:value-type="float" office:value="1.68964754178937" calcext:value-type="float">
            <text:p>1.68964754178937</text:p>
          </table:table-cell>
          <table:table-cell office:value-type="float" office:value="0.073379156221236" calcext:value-type="float">
            <text:p>0.073379156221236</text:p>
          </table:table-cell>
          <table:table-cell office:value-type="float" office:value="0.100392181823282" calcext:value-type="float">
            <text:p>0.100392181823282</text:p>
          </table:table-cell>
          <table:table-cell office:value-type="float" office:value="0.124365100303678" calcext:value-type="float">
            <text:p>0.124365100303678</text:p>
          </table:table-cell>
          <table:table-cell office:value-type="float" office:value="0.225149419337705" calcext:value-type="float">
            <text:p>0.225149419337705</text:p>
          </table:table-cell>
          <table:table-cell office:value-type="float" office:value="0.009777941260581" calcext:value-type="float">
            <text:p>0.009777941260581</text:p>
          </table:table-cell>
          <table:table-cell table:formula="of:=SUM([.E208:.P208])" office:value-type="float" office:value="79.410642556287" calcext:value-type="float">
            <text:p>79.410642556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483669042088347" calcext:value-type="float">
            <text:p>0.483669042088347</text:p>
          </table:table-cell>
          <table:table-cell office:value-type="float" office:value="1.8717963174262" calcext:value-type="float">
            <text:p>1.8717963174262</text:p>
          </table:table-cell>
          <table:table-cell office:value-type="float" office:value="0.09025273508909" calcext:value-type="float">
            <text:p>0.09025273508909</text:p>
          </table:table-cell>
          <table:table-cell office:value-type="float" office:value="0.354532134761594" calcext:value-type="float">
            <text:p>0.354532134761594</text:p>
          </table:table-cell>
          <table:table-cell office:value-type="float" office:value="0.013253037563854" calcext:value-type="float">
            <text:p>0.013253037563854</text:p>
          </table:table-cell>
          <table:table-cell office:value-type="float" office:value="0.000538148715174" calcext:value-type="float">
            <text:p>0.000538148715174</text:p>
          </table:table-cell>
          <table:table-cell office:value-type="float" office:value="0.051342208058119" calcext:value-type="float">
            <text:p>0.051342208058119</text:p>
          </table:table-cell>
          <table:table-cell office:value-type="float" office:value="0.002084785707996" calcext:value-type="float">
            <text:p>0.002084785707996</text:p>
          </table:table-cell>
          <table:table-cell office:value-type="float" office:value="0.00803733314748" calcext:value-type="float">
            <text:p>0.00803733314748</text:p>
          </table:table-cell>
          <table:table-cell office:value-type="float" office:value="0.004025155532496" calcext:value-type="float">
            <text:p>0.004025155532496</text:p>
          </table:table-cell>
          <table:table-cell office:value-type="float" office:value="0.012465063908338" calcext:value-type="float">
            <text:p>0.012465063908338</text:p>
          </table:table-cell>
          <table:table-cell office:value-type="float" office:value="0.000506152502361" calcext:value-type="float">
            <text:p>0.000506152502361</text:p>
          </table:table-cell>
          <table:table-cell table:formula="of:=SUM([.E209:.P209])" office:value-type="float" office:value="2.89250211450105" calcext:value-type="float">
            <text:p>2.892502114501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681975656134237" calcext:value-type="float">
            <text:p>0.681975656134237</text:p>
          </table:table-cell>
          <table:table-cell office:value-type="float" office:value="1.20961616733405" calcext:value-type="float">
            <text:p>1.20961616733405</text:p>
          </table:table-cell>
          <table:table-cell office:value-type="float" office:value="0.050752045841343" calcext:value-type="float">
            <text:p>0.050752045841343</text:p>
          </table:table-cell>
          <table:table-cell office:value-type="float" office:value="0.200128136040447" calcext:value-type="float">
            <text:p>0.200128136040447</text:p>
          </table:table-cell>
          <table:table-cell office:value-type="float" office:value="0.01079596230963" calcext:value-type="float">
            <text:p>0.01079596230963</text:p>
          </table:table-cell>
          <table:table-cell office:value-type="float" office:value="0.000413524565098" calcext:value-type="float">
            <text:p>0.000413524565098</text:p>
          </table:table-cell>
          <table:table-cell office:value-type="float" office:value="0.01915555217222" calcext:value-type="float">
            <text:p>0.01915555217222</text:p>
          </table:table-cell>
          <table:table-cell office:value-type="float" office:value="0.000733727217088" calcext:value-type="float">
            <text:p>0.000733727217088</text:p>
          </table:table-cell>
          <table:table-cell office:value-type="float" office:value="0.004732125015905" calcext:value-type="float">
            <text:p>0.004732125015905</text:p>
          </table:table-cell>
          <table:table-cell office:value-type="float" office:value="0.001381501926032" calcext:value-type="float">
            <text:p>0.001381501926032</text:p>
          </table:table-cell>
          <table:table-cell office:value-type="float" office:value="0.004061502400194" calcext:value-type="float">
            <text:p>0.004061502400194</text:p>
          </table:table-cell>
          <table:table-cell office:value-type="float" office:value="0.00015557029244" calcext:value-type="float">
            <text:p>0.00015557029244</text:p>
          </table:table-cell>
          <table:table-cell table:formula="of:=SUM([.E210:.P210])" office:value-type="float" office:value="2.18390147124868" calcext:value-type="float">
            <text:p>2.18390147124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673.220976840009" calcext:value-type="float">
            <text:p>673.220976840009</text:p>
          </table:table-cell>
          <table:table-cell office:value-type="float" office:value="1066.88002387441" calcext:value-type="float">
            <text:p>1066.88002387441</text:p>
          </table:table-cell>
          <table:table-cell office:value-type="float" office:value="63.7384085644474" calcext:value-type="float">
            <text:p>63.7384085644474</text:p>
          </table:table-cell>
          <table:table-cell office:value-type="float" office:value="223.701687039888" calcext:value-type="float">
            <text:p>223.701687039888</text:p>
          </table:table-cell>
          <table:table-cell office:value-type="float" office:value="21.2470103786016" calcext:value-type="float">
            <text:p>21.2470103786016</text:p>
          </table:table-cell>
          <table:table-cell office:value-type="float" office:value="0.397704518089697" calcext:value-type="float">
            <text:p>0.397704518089697</text:p>
          </table:table-cell>
          <table:table-cell office:value-type="float" office:value="33.7095041920195" calcext:value-type="float">
            <text:p>33.7095041920195</text:p>
          </table:table-cell>
          <table:table-cell office:value-type="float" office:value="0.630979223939745" calcext:value-type="float">
            <text:p>0.630979223939745</text:p>
          </table:table-cell>
          <table:table-cell office:value-type="float" office:value="4.97562876716382" calcext:value-type="float">
            <text:p>4.97562876716382</text:p>
          </table:table-cell>
          <table:table-cell office:value-type="float" office:value="2.53718679385636" calcext:value-type="float">
            <text:p>2.53718679385636</text:p>
          </table:table-cell>
          <table:table-cell office:value-type="float" office:value="9.27025951131468" calcext:value-type="float">
            <text:p>9.27025951131468</text:p>
          </table:table-cell>
          <table:table-cell office:value-type="float" office:value="0.17352201678345" calcext:value-type="float">
            <text:p>0.17352201678345</text:p>
          </table:table-cell>
          <table:table-cell table:formula="of:=SUM([.E211:.P211])" office:value-type="float" office:value="2100.48289172052" calcext:value-type="float">
            <text:p>2100.482891720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1.18802456446006" calcext:value-type="float">
            <text:p>1.18802456446006</text:p>
          </table:table-cell>
          <table:table-cell office:value-type="float" office:value="1.89279088093818" calcext:value-type="float">
            <text:p>1.89279088093818</text:p>
          </table:table-cell>
          <table:table-cell office:value-type="float" office:value="0.112925700299333" calcext:value-type="float">
            <text:p>0.112925700299333</text:p>
          </table:table-cell>
          <table:table-cell office:value-type="float" office:value="0.396658147519352" calcext:value-type="float">
            <text:p>0.396658147519352</text:p>
          </table:table-cell>
          <table:table-cell office:value-type="float" office:value="0.03539727244699" calcext:value-type="float">
            <text:p>0.03539727244699</text:p>
          </table:table-cell>
          <table:table-cell office:value-type="float" office:value="0.001015570511335" calcext:value-type="float">
            <text:p>0.001015570511335</text:p>
          </table:table-cell>
          <table:table-cell office:value-type="float" office:value="0.056438385636865" calcext:value-type="float">
            <text:p>0.056438385636865</text:p>
          </table:table-cell>
          <table:table-cell office:value-type="float" office:value="0.001619253580794" calcext:value-type="float">
            <text:p>0.001619253580794</text:p>
          </table:table-cell>
          <table:table-cell office:value-type="float" office:value="0.00882359710484" calcext:value-type="float">
            <text:p>0.00882359710484</text:p>
          </table:table-cell>
          <table:table-cell office:value-type="float" office:value="0.003560544239597" calcext:value-type="float">
            <text:p>0.003560544239597</text:p>
          </table:table-cell>
          <table:table-cell office:value-type="float" office:value="0.015509518620155" calcext:value-type="float">
            <text:p>0.015509518620155</text:p>
          </table:table-cell>
          <table:table-cell office:value-type="float" office:value="0.000444978063754" calcext:value-type="float">
            <text:p>0.000444978063754</text:p>
          </table:table-cell>
          <table:table-cell table:formula="of:=SUM([.E212:.P212])" office:value-type="float" office:value="3.71320841342125" calcext:value-type="float">
            <text:p>3.713208413421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48528313153771" calcext:value-type="float">
            <text:p>0.048528313153771</text:p>
          </table:table-cell>
          <table:table-cell office:value-type="float" office:value="0.08041492774556" calcext:value-type="float">
            <text:p>0.08041492774556</text:p>
          </table:table-cell>
          <table:table-cell office:value-type="float" office:value="0.004730412444789" calcext:value-type="float">
            <text:p>0.004730412444789</text:p>
          </table:table-cell>
          <table:table-cell office:value-type="float" office:value="0.01673086240119" calcext:value-type="float">
            <text:p>0.01673086240119</text:p>
          </table:table-cell>
          <table:table-cell office:value-type="float" office:value="0.000699976904072" calcext:value-type="float">
            <text:p>0.000699976904072</text:p>
          </table:table-cell>
          <table:table-cell office:value-type="float" office:value="0.0000423337945737729" calcext:value-type="float">
            <text:p>4.23337945737729E-05</text:p>
          </table:table-cell>
          <table:table-cell office:value-type="float" office:value="0.001160120966395" calcext:value-type="float">
            <text:p>0.001160120966395</text:p>
          </table:table-cell>
          <table:table-cell office:value-type="float" office:value="0.0000701627759236173" calcext:value-type="float">
            <text:p>7.01627759236173E-05</text:p>
          </table:table-cell>
          <table:table-cell office:value-type="float" office:value="0.000372662140318" calcext:value-type="float">
            <text:p>0.000372662140318</text:p>
          </table:table-cell>
          <table:table-cell office:value-type="float" office:value="0.0000919458081129589" calcext:value-type="float">
            <text:p>9.19458081129589E-05</text:p>
          </table:table-cell>
          <table:table-cell office:value-type="float" office:value="0.000316052406765" calcext:value-type="float">
            <text:p>0.000316052406765</text:p>
          </table:table-cell>
          <table:table-cell office:value-type="float" office:value="0.000019114484470418" calcext:value-type="float">
            <text:p>1.9114484470418E-05</text:p>
          </table:table-cell>
          <table:table-cell table:formula="of:=SUM([.E213:.P213])" office:value-type="float" office:value="0.153176885025941" calcext:value-type="float">
            <text:p>0.1531768850259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115866444456074" calcext:value-type="float">
            <text:p>0.115866444456074</text:p>
          </table:table-cell>
          <table:table-cell office:value-type="float" office:value="0.507338581775632" calcext:value-type="float">
            <text:p>0.507338581775632</text:p>
          </table:table-cell>
          <table:table-cell office:value-type="float" office:value="0.024768672404314" calcext:value-type="float">
            <text:p>0.024768672404314</text:p>
          </table:table-cell>
          <table:table-cell office:value-type="float" office:value="0.098242068987175" calcext:value-type="float">
            <text:p>0.098242068987175</text:p>
          </table:table-cell>
          <table:table-cell office:value-type="float" office:value="0.002662839787551" calcext:value-type="float">
            <text:p>0.002662839787551</text:p>
          </table:table-cell>
          <table:table-cell office:value-type="float" office:value="0.000109692527255" calcext:value-type="float">
            <text:p>0.000109692527255</text:p>
          </table:table-cell>
          <table:table-cell office:value-type="float" office:value="0.011667270156416" calcext:value-type="float">
            <text:p>0.011667270156416</text:p>
          </table:table-cell>
          <table:table-cell office:value-type="float" office:value="0.000480619358177" calcext:value-type="float">
            <text:p>0.000480619358177</text:p>
          </table:table-cell>
          <table:table-cell office:value-type="float" office:value="0.002215021614324" calcext:value-type="float">
            <text:p>0.002215021614324</text:p>
          </table:table-cell>
          <table:table-cell office:value-type="float" office:value="0.000861658595274" calcext:value-type="float">
            <text:p>0.000861658595274</text:p>
          </table:table-cell>
          <table:table-cell office:value-type="float" office:value="0.002890110733097" calcext:value-type="float">
            <text:p>0.002890110733097</text:p>
          </table:table-cell>
          <table:table-cell office:value-type="float" office:value="0.000119054684342" calcext:value-type="float">
            <text:p>0.000119054684342</text:p>
          </table:table-cell>
          <table:table-cell table:formula="of:=SUM([.E214:.P214])" office:value-type="float" office:value="0.767222035079631" calcext:value-type="float">
            <text:p>0.767222035079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5189000366696" calcext:value-type="float">
            <text:p>0.005189000366696</text:p>
          </table:table-cell>
          <table:table-cell office:value-type="float" office:value="70.8482424414796" calcext:value-type="float">
            <text:p>70.8482424414796</text:p>
          </table:table-cell>
          <table:table-cell office:value-type="float" office:value="3.70989645287686" calcext:value-type="float">
            <text:p>3.70989645287686</text:p>
          </table:table-cell>
          <table:table-cell office:value-type="float" office:value="15.0415775263929" calcext:value-type="float">
            <text:p>15.0415775263929</text:p>
          </table:table-cell>
          <table:table-cell office:value-type="float" office:value="0.000150286787955" calcext:value-type="float">
            <text:p>0.000150286787955</text:p>
          </table:table-cell>
          <table:table-cell office:value-type="float" office:value="0.00000759289777653482" calcext:value-type="float">
            <text:p>7.59289777653482E-06</text:p>
          </table:table-cell>
          <table:table-cell office:value-type="float" office:value="2.05422161357512" calcext:value-type="float">
            <text:p>2.05422161357512</text:p>
          </table:table-cell>
          <table:table-cell office:value-type="float" office:value="0.103784869810887" calcext:value-type="float">
            <text:p>0.103784869810887</text:p>
          </table:table-cell>
          <table:table-cell office:value-type="float" office:value="0.330138375315946" calcext:value-type="float">
            <text:p>0.330138375315946</text:p>
          </table:table-cell>
          <table:table-cell office:value-type="float" office:value="0.168178545762801" calcext:value-type="float">
            <text:p>0.168178545762801</text:p>
          </table:table-cell>
          <table:table-cell office:value-type="float" office:value="0.555249011812847" calcext:value-type="float">
            <text:p>0.555249011812847</text:p>
          </table:table-cell>
          <table:table-cell office:value-type="float" office:value="0.028052692086774" calcext:value-type="float">
            <text:p>0.028052692086774</text:p>
          </table:table-cell>
          <table:table-cell table:formula="of:=SUM([.E215:.P215])" office:value-type="float" office:value="92.8446884091662" calcext:value-type="float">
            <text:p>92.8446884091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26.8048649510114" calcext:value-type="float">
            <text:p>26.8048649510114</text:p>
          </table:table-cell>
          <table:table-cell office:value-type="float" office:value="44.5446131455332" calcext:value-type="float">
            <text:p>44.5446131455332</text:p>
          </table:table-cell>
          <table:table-cell office:value-type="float" office:value="1.97501148441599" calcext:value-type="float">
            <text:p>1.97501148441599</text:p>
          </table:table-cell>
          <table:table-cell office:value-type="float" office:value="7.44242698676814" calcext:value-type="float">
            <text:p>7.44242698676814</text:p>
          </table:table-cell>
          <table:table-cell office:value-type="float" office:value="0.776337795226507" calcext:value-type="float">
            <text:p>0.776337795226507</text:p>
          </table:table-cell>
          <table:table-cell office:value-type="float" office:value="0.03922269884267" calcext:value-type="float">
            <text:p>0.03922269884267</text:p>
          </table:table-cell>
          <table:table-cell office:value-type="float" office:value="1.29170467082771" calcext:value-type="float">
            <text:p>1.29170467082771</text:p>
          </table:table-cell>
          <table:table-cell office:value-type="float" office:value="0.065260436383577" calcext:value-type="float">
            <text:p>0.065260436383577</text:p>
          </table:table-cell>
          <table:table-cell office:value-type="float" office:value="0.177951034460242" calcext:value-type="float">
            <text:p>0.177951034460242</text:p>
          </table:table-cell>
          <table:table-cell office:value-type="float" office:value="0.101247655471855" calcext:value-type="float">
            <text:p>0.101247655471855</text:p>
          </table:table-cell>
          <table:table-cell office:value-type="float" office:value="0.279261373968739" calcext:value-type="float">
            <text:p>0.279261373968739</text:p>
          </table:table-cell>
          <table:table-cell office:value-type="float" office:value="0.014109044847379" calcext:value-type="float">
            <text:p>0.014109044847379</text:p>
          </table:table-cell>
          <table:table-cell table:formula="of:=SUM([.E216:.P216])" office:value-type="float" office:value="83.5120112777574" calcext:value-type="float">
            <text:p>83.5120112777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2472997798407" calcext:value-type="float">
            <text:p>0.002472997798407</text:p>
          </table:table-cell>
          <table:table-cell office:value-type="float" office:value="0.019888500743688" calcext:value-type="float">
            <text:p>0.019888500743688</text:p>
          </table:table-cell>
          <table:table-cell office:value-type="float" office:value="0.000731008432305" calcext:value-type="float">
            <text:p>0.000731008432305</text:p>
          </table:table-cell>
          <table:table-cell office:value-type="float" office:value="0.003201063796308" calcext:value-type="float">
            <text:p>0.003201063796308</text:p>
          </table:table-cell>
          <table:table-cell office:value-type="float" office:value="0.0000716243729110168" calcext:value-type="float">
            <text:p>7.16243729110168E-05</text:p>
          </table:table-cell>
          <table:table-cell office:value-type="float" office:value="0.00000361865834262136" calcext:value-type="float">
            <text:p>3.61865834262136E-06</text:p>
          </table:table-cell>
          <table:table-cell office:value-type="float" office:value="0.000576831793811" calcext:value-type="float">
            <text:p>0.000576831793811</text:p>
          </table:table-cell>
          <table:table-cell office:value-type="float" office:value="0.000029143112855693" calcext:value-type="float">
            <text:p>2.9143112855693E-05</text:p>
          </table:table-cell>
          <table:table-cell office:value-type="float" office:value="0.0000667870942301639" calcext:value-type="float">
            <text:p>6.67870942301639E-05</text:p>
          </table:table-cell>
          <table:table-cell office:value-type="float" office:value="0.0000446719442147046" calcext:value-type="float">
            <text:p>4.46719442147046E-05</text:p>
          </table:table-cell>
          <table:table-cell office:value-type="float" office:value="0.000116301368847" calcext:value-type="float">
            <text:p>0.000116301368847</text:p>
          </table:table-cell>
          <table:table-cell office:value-type="float" office:value="0.00000587586182650772" calcext:value-type="float">
            <text:p>5.87586182650772E-06</text:p>
          </table:table-cell>
          <table:table-cell table:formula="of:=SUM([.E217:.P217])" office:value-type="float" office:value="0.0272084249777467" calcext:value-type="float">
            <text:p>0.027208424977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0893232094529" calcext:value-type="float">
            <text:p>0.000893232094529</text:p>
          </table:table-cell>
          <table:table-cell office:value-type="float" office:value="0.007183608164717" calcext:value-type="float">
            <text:p>0.007183608164717</text:p>
          </table:table-cell>
          <table:table-cell office:value-type="float" office:value="0.000264035897449" calcext:value-type="float">
            <text:p>0.000264035897449</text:p>
          </table:table-cell>
          <table:table-cell office:value-type="float" office:value="0.001156205202156" calcext:value-type="float">
            <text:p>0.001156205202156</text:p>
          </table:table-cell>
          <table:table-cell office:value-type="float" office:value="0.000025870297459063" calcext:value-type="float">
            <text:p>2.5870297459063E-05</text:p>
          </table:table-cell>
          <table:table-cell office:value-type="float" office:value="0.00000130703786275953" calcext:value-type="float">
            <text:p>1.30703786275953E-06</text:p>
          </table:table-cell>
          <table:table-cell office:value-type="float" office:value="0.000208348212811" calcext:value-type="float">
            <text:p>0.000208348212811</text:p>
          </table:table-cell>
          <table:table-cell office:value-type="float" office:value="0.0000105263189653521" calcext:value-type="float">
            <text:p>1.05263189653521E-05</text:p>
          </table:table-cell>
          <table:table-cell office:value-type="float" office:value="0.0000241231011624526" calcext:value-type="float">
            <text:p>2.41231011624526E-05</text:p>
          </table:table-cell>
          <table:table-cell office:value-type="float" office:value="0.0000161352407021127" calcext:value-type="float">
            <text:p>1.61352407021127E-05</text:p>
          </table:table-cell>
          <table:table-cell office:value-type="float" office:value="0.0000420073626431368" calcext:value-type="float">
            <text:p>4.20073626431368E-05</text:p>
          </table:table-cell>
          <table:table-cell office:value-type="float" office:value="0.00000212232633104168" calcext:value-type="float">
            <text:p>2.12232633104168E-06</text:p>
          </table:table-cell>
          <table:table-cell table:formula="of:=SUM([.E218:.P218])" office:value-type="float" office:value="0.00982752125678792" calcext:value-type="float">
            <text:p>0.0098275212567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7.48720772706501" calcext:value-type="float">
            <text:p>7.48720772706501</text:p>
          </table:table-cell>
          <table:table-cell office:value-type="float" office:value="14.8288554091101" calcext:value-type="float">
            <text:p>14.8288554091101</text:p>
          </table:table-cell>
          <table:table-cell office:value-type="float" office:value="0.572295778409366" calcext:value-type="float">
            <text:p>0.572295778409366</text:p>
          </table:table-cell>
          <table:table-cell office:value-type="float" office:value="2.34508180628577" calcext:value-type="float">
            <text:p>2.34508180628577</text:p>
          </table:table-cell>
          <table:table-cell office:value-type="float" office:value="0.195330902337078" calcext:value-type="float">
            <text:p>0.195330902337078</text:p>
          </table:table-cell>
          <table:table-cell office:value-type="float" office:value="0.010694125701774" calcext:value-type="float">
            <text:p>0.010694125701774</text:p>
          </table:table-cell>
          <table:table-cell office:value-type="float" office:value="0.387304933476099" calcext:value-type="float">
            <text:p>0.387304933476099</text:p>
          </table:table-cell>
          <table:table-cell office:value-type="float" office:value="0.021204466850632" calcext:value-type="float">
            <text:p>0.021204466850632</text:p>
          </table:table-cell>
          <table:table-cell office:value-type="float" office:value="0.055566842837232" calcext:value-type="float">
            <text:p>0.055566842837232</text:p>
          </table:table-cell>
          <table:table-cell office:value-type="float" office:value="0.030188184650152" calcext:value-type="float">
            <text:p>0.030188184650152</text:p>
          </table:table-cell>
          <table:table-cell office:value-type="float" office:value="0.077906990332572" calcext:value-type="float">
            <text:p>0.077906990332572</text:p>
          </table:table-cell>
          <table:table-cell office:value-type="float" office:value="0.004265311518531" calcext:value-type="float">
            <text:p>0.004265311518531</text:p>
          </table:table-cell>
          <table:table-cell table:formula="of:=SUM([.E219:.P219])" office:value-type="float" office:value="26.0159024785743" calcext:value-type="float">
            <text:p>26.0159024785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52.7472356783237" calcext:value-type="float">
            <text:p>52.7472356783237</text:p>
          </table:table-cell>
          <table:table-cell office:value-type="float" office:value="73.5496346685951" calcext:value-type="float">
            <text:p>73.5496346685951</text:p>
          </table:table-cell>
          <table:table-cell office:value-type="float" office:value="4.53459796896253" calcext:value-type="float">
            <text:p>4.53459796896253</text:p>
          </table:table-cell>
          <table:table-cell office:value-type="float" office:value="25.0681048538489" calcext:value-type="float">
            <text:p>25.0681048538489</text:p>
          </table:table-cell>
          <table:table-cell office:value-type="float" office:value="2.17891893614819" calcext:value-type="float">
            <text:p>2.17891893614819</text:p>
          </table:table-cell>
          <table:table-cell office:value-type="float" office:value="0.13785298387275" calcext:value-type="float">
            <text:p>0.13785298387275</text:p>
          </table:table-cell>
          <table:table-cell office:value-type="float" office:value="3.04368583992311" calcext:value-type="float">
            <text:p>3.04368583992311</text:p>
          </table:table-cell>
          <table:table-cell office:value-type="float" office:value="0.192563921513462" calcext:value-type="float">
            <text:p>0.192563921513462</text:p>
          </table:table-cell>
          <table:table-cell office:value-type="float" office:value="0.42516969372113" calcext:value-type="float">
            <text:p>0.42516969372113</text:p>
          </table:table-cell>
          <table:table-cell office:value-type="float" office:value="0.275254907643113" calcext:value-type="float">
            <text:p>0.275254907643113</text:p>
          </table:table-cell>
          <table:table-cell office:value-type="float" office:value="1.24633518175147" calcext:value-type="float">
            <text:p>1.24633518175147</text:p>
          </table:table-cell>
          <table:table-cell office:value-type="float" office:value="0.078851498722456" calcext:value-type="float">
            <text:p>0.078851498722456</text:p>
          </table:table-cell>
          <table:table-cell table:formula="of:=SUM([.E220:.P220])" office:value-type="float" office:value="163.478206133026" calcext:value-type="float">
            <text:p>163.4782061330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4.8396981854717" calcext:value-type="float">
            <text:p>4.8396981854717</text:p>
          </table:table-cell>
          <table:table-cell office:value-type="float" office:value="10.2765895291541" calcext:value-type="float">
            <text:p>10.2765895291541</text:p>
          </table:table-cell>
          <table:table-cell office:value-type="float" office:value="0.319862619736996" calcext:value-type="float">
            <text:p>0.319862619736996</text:p>
          </table:table-cell>
          <table:table-cell office:value-type="float" office:value="1.17454921091725" calcext:value-type="float">
            <text:p>1.17454921091725</text:p>
          </table:table-cell>
          <table:table-cell office:value-type="float" office:value="0.145661653583494" calcext:value-type="float">
            <text:p>0.145661653583494</text:p>
          </table:table-cell>
          <table:table-cell office:value-type="float" office:value="0.008830934704697" calcext:value-type="float">
            <text:p>0.008830934704697</text:p>
          </table:table-cell>
          <table:table-cell office:value-type="float" office:value="0.309723046731573" calcext:value-type="float">
            <text:p>0.309723046731573</text:p>
          </table:table-cell>
          <table:table-cell office:value-type="float" office:value="0.018777378499679" calcext:value-type="float">
            <text:p>0.018777378499679</text:p>
          </table:table-cell>
          <table:table-cell office:value-type="float" office:value="0.028715102555203" calcext:value-type="float">
            <text:p>0.028715102555203</text:p>
          </table:table-cell>
          <table:table-cell office:value-type="float" office:value="0.021292308701705" calcext:value-type="float">
            <text:p>0.021292308701705</text:p>
          </table:table-cell>
          <table:table-cell office:value-type="float" office:value="0.046056925207016" calcext:value-type="float">
            <text:p>0.046056925207016</text:p>
          </table:table-cell>
          <table:table-cell office:value-type="float" office:value="0.002792263366481" calcext:value-type="float">
            <text:p>0.002792263366481</text:p>
          </table:table-cell>
          <table:table-cell table:formula="of:=SUM([.E221:.P221])" office:value-type="float" office:value="17.1925491586299" calcext:value-type="float">
            <text:p>17.19254915862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168765855814824" calcext:value-type="float">
            <text:p>0.168765855814824</text:p>
          </table:table-cell>
          <table:table-cell office:value-type="float" office:value="0.623136662278457" calcext:value-type="float">
            <text:p>0.623136662278457</text:p>
          </table:table-cell>
          <table:table-cell office:value-type="float" office:value="0.029682895778256" calcext:value-type="float">
            <text:p>0.029682895778256</text:p>
          </table:table-cell>
          <table:table-cell office:value-type="float" office:value="0.11779625070395" calcext:value-type="float">
            <text:p>0.11779625070395</text:p>
          </table:table-cell>
          <table:table-cell office:value-type="float" office:value="0.006145488411752" calcext:value-type="float">
            <text:p>0.006145488411752</text:p>
          </table:table-cell>
          <table:table-cell office:value-type="float" office:value="0.000299019369777" calcext:value-type="float">
            <text:p>0.000299019369777</text:p>
          </table:table-cell>
          <table:table-cell office:value-type="float" office:value="0.02273111567247" calcext:value-type="float">
            <text:p>0.02273111567247</text:p>
          </table:table-cell>
          <table:table-cell office:value-type="float" office:value="0.001106021755685" calcext:value-type="float">
            <text:p>0.001106021755685</text:p>
          </table:table-cell>
          <table:table-cell office:value-type="float" office:value="0.002678776297796" calcext:value-type="float">
            <text:p>0.002678776297796</text:p>
          </table:table-cell>
          <table:table-cell office:value-type="float" office:value="0.001901946182448" calcext:value-type="float">
            <text:p>0.001901946182448</text:p>
          </table:table-cell>
          <table:table-cell office:value-type="float" office:value="0.005497113767488" calcext:value-type="float">
            <text:p>0.005497113767488</text:p>
          </table:table-cell>
          <table:table-cell office:value-type="float" office:value="0.000267471579835" calcext:value-type="float">
            <text:p>0.000267471579835</text:p>
          </table:table-cell>
          <table:table-cell table:formula="of:=SUM([.E222:.P222])" office:value-type="float" office:value="0.980008617612738" calcext:value-type="float">
            <text:p>0.9800086176127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36333543224207" calcext:value-type="float">
            <text:p>0.36333543224207</text:p>
          </table:table-cell>
          <table:table-cell office:value-type="float" office:value="1.08703202649373" calcext:value-type="float">
            <text:p>1.08703202649373</text:p>
          </table:table-cell>
          <table:table-cell office:value-type="float" office:value="0.047165548191732" calcext:value-type="float">
            <text:p>0.047165548191732</text:p>
          </table:table-cell>
          <table:table-cell office:value-type="float" office:value="0.186880775045243" calcext:value-type="float">
            <text:p>0.186880775045243</text:p>
          </table:table-cell>
          <table:table-cell office:value-type="float" office:value="0.01039605812189" calcext:value-type="float">
            <text:p>0.01039605812189</text:p>
          </table:table-cell>
          <table:table-cell office:value-type="float" office:value="0.000795645212996" calcext:value-type="float">
            <text:p>0.000795645212996</text:p>
          </table:table-cell>
          <table:table-cell office:value-type="float" office:value="0.031153291212513" calcext:value-type="float">
            <text:p>0.031153291212513</text:p>
          </table:table-cell>
          <table:table-cell office:value-type="float" office:value="0.002384265914223" calcext:value-type="float">
            <text:p>0.002384265914223</text:p>
          </table:table-cell>
          <table:table-cell office:value-type="float" office:value="0.004306107128547" calcext:value-type="float">
            <text:p>0.004306107128547</text:p>
          </table:table-cell>
          <table:table-cell office:value-type="float" office:value="0.002978170677615" calcext:value-type="float">
            <text:p>0.002978170677615</text:p>
          </table:table-cell>
          <table:table-cell office:value-type="float" office:value="0.006854934403147" calcext:value-type="float">
            <text:p>0.006854934403147</text:p>
          </table:table-cell>
          <table:table-cell office:value-type="float" office:value="0.000524631132235" calcext:value-type="float">
            <text:p>0.000524631132235</text:p>
          </table:table-cell>
          <table:table-cell table:formula="of:=SUM([.E223:.P223])" office:value-type="float" office:value="1.74380688577594" calcext:value-type="float">
            <text:p>1.74380688577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office:value-type="float" office:value="0.002254495657973" calcext:value-type="float">
            <text:p>0.002254495657973</text:p>
          </table:table-cell>
          <table:table-cell office:value-type="float" office:value="0.007818115977594" calcext:value-type="float">
            <text:p>0.007818115977594</text:p>
          </table:table-cell>
          <table:table-cell office:value-type="float" office:value="0.000361503948297" calcext:value-type="float">
            <text:p>0.000361503948297</text:p>
          </table:table-cell>
          <table:table-cell office:value-type="float" office:value="0.001436903697658" calcext:value-type="float">
            <text:p>0.001436903697658</text:p>
          </table:table-cell>
          <table:table-cell office:value-type="float" office:value="0.0000700647883215475" calcext:value-type="float">
            <text:p>7.00647883215475E-05</text:p>
          </table:table-cell>
          <table:table-cell office:value-type="float" office:value="0.00000611791152977038" calcext:value-type="float">
            <text:p>6.11791152977038E-06</text:p>
          </table:table-cell>
          <table:table-cell office:value-type="float" office:value="0.000243461902102" calcext:value-type="float">
            <text:p>0.000243461902102</text:p>
          </table:table-cell>
          <table:table-cell office:value-type="float" office:value="0.0000212585867110833" calcext:value-type="float">
            <text:p>2.12585867110833E-05</text:p>
          </table:table-cell>
          <table:table-cell office:value-type="float" office:value="0.0000327652874412628" calcext:value-type="float">
            <text:p>3.27652874412628E-05</text:p>
          </table:table-cell>
          <table:table-cell office:value-type="float" office:value="0.000026065400535395" calcext:value-type="float">
            <text:p>2.6065400535395E-05</text:p>
          </table:table-cell>
          <table:table-cell office:value-type="float" office:value="0.0000572269235235554" calcext:value-type="float">
            <text:p>5.72269235235554E-05</text:p>
          </table:table-cell>
          <table:table-cell office:value-type="float" office:value="0.00000499693588784277" calcext:value-type="float">
            <text:p>4.99693588784277E-06</text:p>
          </table:table-cell>
          <table:table-cell table:formula="of:=SUM([.E224:.P224])" office:value-type="float" office:value="0.0123329770175745" calcext:value-type="float">
            <text:p>0.012332977017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5:.P225])" office:value-type="float" office:value="0" calcext:value-type="float">
            <text:p>0</text:p>
          </table:table-cell>
          <table:table-cell table:formula="of:=SUM([.Q170:.Q225])" office:value-type="float" office:value="89415.0463930317" calcext:value-type="float">
            <text:p>89415.04639303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387.104163106811" calcext:value-type="float">
            <text:p>387.104163106811</text:p>
          </table:table-cell>
          <table:table-cell office:value-type="float" office:value="2610.75644926107" calcext:value-type="float">
            <text:p>2610.75644926107</text:p>
          </table:table-cell>
          <table:table-cell office:value-type="float" office:value="59.5741804377037" calcext:value-type="float">
            <text:p>59.5741804377037</text:p>
          </table:table-cell>
          <table:table-cell office:value-type="float" office:value="218.873586786988" calcext:value-type="float">
            <text:p>218.873586786988</text:p>
          </table:table-cell>
          <table:table-cell office:value-type="float" office:value="33.9173202744563" calcext:value-type="float">
            <text:p>33.9173202744563</text:p>
          </table:table-cell>
          <table:table-cell office:value-type="float" office:value="2.16645084776725" calcext:value-type="float">
            <text:p>2.16645084776725</text:p>
          </table:table-cell>
          <table:table-cell office:value-type="float" office:value="229.817312020117" calcext:value-type="float">
            <text:p>229.817312020117</text:p>
          </table:table-cell>
          <table:table-cell office:value-type="float" office:value="14.6794589439467" calcext:value-type="float">
            <text:p>14.6794589439467</text:p>
          </table:table-cell>
          <table:table-cell office:value-type="float" office:value="1.49664559507238" calcext:value-type="float">
            <text:p>1.49664559507238</text:p>
          </table:table-cell>
          <table:table-cell office:value-type="float" office:value="13.7581957679032" calcext:value-type="float">
            <text:p>13.7581957679032</text:p>
          </table:table-cell>
          <table:table-cell office:value-type="float" office:value="24.6657896300167" calcext:value-type="float">
            <text:p>24.6657896300167</text:p>
          </table:table-cell>
          <table:table-cell office:value-type="float" office:value="1.57551423350632" calcext:value-type="float">
            <text:p>1.57551423350632</text:p>
          </table:table-cell>
          <table:table-cell table:formula="of:=SUM([.E226:.P226])" office:value-type="float" office:value="3598.38506690536" calcext:value-type="float">
            <text:p>3598.385066905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2.1895233859506" calcext:value-type="float">
            <text:p>12.1895233859506</text:p>
          </table:table-cell>
          <table:table-cell office:value-type="float" office:value="7.4269352151777" calcext:value-type="float">
            <text:p>7.4269352151777</text:p>
          </table:table-cell>
          <table:table-cell office:value-type="float" office:value="0.688185658206047" calcext:value-type="float">
            <text:p>0.688185658206047</text:p>
          </table:table-cell>
          <table:table-cell office:value-type="float" office:value="3.52753182700171" calcext:value-type="float">
            <text:p>3.52753182700171</text:p>
          </table:table-cell>
          <table:table-cell office:value-type="float" office:value="1.21834784488752" calcext:value-type="float">
            <text:p>1.21834784488752</text:p>
          </table:table-cell>
          <table:table-cell office:value-type="float" office:value="0.054619583688949" calcext:value-type="float">
            <text:p>0.054619583688949</text:p>
          </table:table-cell>
          <table:table-cell office:value-type="float" office:value="0.745274934386069" calcext:value-type="float">
            <text:p>0.745274934386069</text:p>
          </table:table-cell>
          <table:table-cell office:value-type="float" office:value="0.033411317482762" calcext:value-type="float">
            <text:p>0.033411317482762</text:p>
          </table:table-cell>
          <table:table-cell office:value-type="float" office:value="0.065592956106038" calcext:value-type="float">
            <text:p>0.065592956106038</text:p>
          </table:table-cell>
          <table:table-cell office:value-type="float" office:value="0.061335096122495" calcext:value-type="float">
            <text:p>0.061335096122495</text:p>
          </table:table-cell>
          <table:table-cell office:value-type="float" office:value="0.431099472648116" calcext:value-type="float">
            <text:p>0.431099472648116</text:p>
          </table:table-cell>
          <table:table-cell office:value-type="float" office:value="0.019326560820354" calcext:value-type="float">
            <text:p>0.019326560820354</text:p>
          </table:table-cell>
          <table:table-cell table:formula="of:=SUM([.E227:.P227])" office:value-type="float" office:value="26.4611838524784" calcext:value-type="float">
            <text:p>26.46118385247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.26123153113308" calcext:value-type="float">
            <text:p>2.26123153113308</text:p>
          </table:table-cell>
          <table:table-cell office:value-type="float" office:value="0.483196425158604" calcext:value-type="float">
            <text:p>0.483196425158604</text:p>
          </table:table-cell>
          <table:table-cell office:value-type="float" office:value="0.01227938701435" calcext:value-type="float">
            <text:p>0.01227938701435</text:p>
          </table:table-cell>
          <table:table-cell office:value-type="float" office:value="0.053674879242659" calcext:value-type="float">
            <text:p>0.053674879242659</text:p>
          </table:table-cell>
          <table:table-cell office:value-type="float" office:value="0.226011013952018" calcext:value-type="float">
            <text:p>0.226011013952018</text:p>
          </table:table-cell>
          <table:table-cell office:value-type="float" office:value="0.01013226871361" calcext:value-type="float">
            <text:p>0.01013226871361</text:p>
          </table:table-cell>
          <table:table-cell office:value-type="float" office:value="0.048539332500748" calcext:value-type="float">
            <text:p>0.048539332500748</text:p>
          </table:table-cell>
          <table:table-cell office:value-type="float" office:value="0.00217606014626" calcext:value-type="float">
            <text:p>0.00217606014626</text:p>
          </table:table-cell>
          <table:table-cell office:value-type="float" office:value="0.00046690070142" calcext:value-type="float">
            <text:p>0.00046690070142</text:p>
          </table:table-cell>
          <table:table-cell office:value-type="float" office:value="0.002879239935134" calcext:value-type="float">
            <text:p>0.002879239935134</text:p>
          </table:table-cell>
          <table:table-cell office:value-type="float" office:value="0.006682951240722" calcext:value-type="float">
            <text:p>0.006682951240722</text:p>
          </table:table-cell>
          <table:table-cell office:value-type="float" office:value="0.000299602468866" calcext:value-type="float">
            <text:p>0.000299602468866</text:p>
          </table:table-cell>
          <table:table-cell table:formula="of:=SUM([.E228:.P228])" office:value-type="float" office:value="3.10756959220747" calcext:value-type="float">
            <text:p>3.10756959220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30.3729410247827" calcext:value-type="float">
            <text:p>30.3729410247827</text:p>
          </table:table-cell>
          <table:table-cell office:value-type="float" office:value="321.688266889574" calcext:value-type="float">
            <text:p>321.688266889574</text:p>
          </table:table-cell>
          <table:table-cell office:value-type="float" office:value="17.2719045837027" calcext:value-type="float">
            <text:p>17.2719045837027</text:p>
          </table:table-cell>
          <table:table-cell office:value-type="float" office:value="67.3185633284074" calcext:value-type="float">
            <text:p>67.3185633284074</text:p>
          </table:table-cell>
          <table:table-cell office:value-type="float" office:value="3.86331627818165" calcext:value-type="float">
            <text:p>3.86331627818165</text:p>
          </table:table-cell>
          <table:table-cell office:value-type="float" office:value="0.364393850018796" calcext:value-type="float">
            <text:p>0.364393850018796</text:p>
          </table:table-cell>
          <table:table-cell office:value-type="float" office:value="41.094189954684" calcext:value-type="float">
            <text:p>41.094189954684</text:p>
          </table:table-cell>
          <table:table-cell office:value-type="float" office:value="3.8760663152433" calcext:value-type="float">
            <text:p>3.8760663152433</text:p>
          </table:table-cell>
          <table:table-cell office:value-type="float" office:value="2.32718478702457" calcext:value-type="float">
            <text:p>2.32718478702457</text:p>
          </table:table-cell>
          <table:table-cell office:value-type="float" office:value="2.2739380999112" calcext:value-type="float">
            <text:p>2.2739380999112</text:p>
          </table:table-cell>
          <table:table-cell office:value-type="float" office:value="11.1680799812504" calcext:value-type="float">
            <text:p>11.1680799812504</text:p>
          </table:table-cell>
          <table:table-cell office:value-type="float" office:value="1.05339024005591" calcext:value-type="float">
            <text:p>1.05339024005591</text:p>
          </table:table-cell>
          <table:table-cell table:formula="of:=SUM([.E229:.P229])" office:value-type="float" office:value="502.672235332837" calcext:value-type="float">
            <text:p>502.6722353328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691.78942915425" calcext:value-type="float">
            <text:p>2691.78942915425</text:p>
          </table:table-cell>
          <table:table-cell office:value-type="float" office:value="1138.09531335048" calcext:value-type="float">
            <text:p>1138.09531335048</text:p>
          </table:table-cell>
          <table:table-cell office:value-type="float" office:value="29.5487566819635" calcext:value-type="float">
            <text:p>29.5487566819635</text:p>
          </table:table-cell>
          <table:table-cell office:value-type="float" office:value="107.969025526659" calcext:value-type="float">
            <text:p>107.969025526659</text:p>
          </table:table-cell>
          <table:table-cell office:value-type="float" office:value="232.488923364788" calcext:value-type="float">
            <text:p>232.488923364788</text:p>
          </table:table-cell>
          <table:table-cell office:value-type="float" office:value="17.0079849004292" calcext:value-type="float">
            <text:p>17.0079849004292</text:p>
          </table:table-cell>
          <table:table-cell office:value-type="float" office:value="98.8039165502766" calcext:value-type="float">
            <text:p>98.8039165502766</text:p>
          </table:table-cell>
          <table:table-cell office:value-type="float" office:value="7.22811003840232" calcext:value-type="float">
            <text:p>7.22811003840232</text:p>
          </table:table-cell>
          <table:table-cell office:value-type="float" office:value="1.4208400791379" calcext:value-type="float">
            <text:p>1.4208400791379</text:p>
          </table:table-cell>
          <table:table-cell office:value-type="float" office:value="6.85480945693644" calcext:value-type="float">
            <text:p>6.85480945693644</text:p>
          </table:table-cell>
          <table:table-cell office:value-type="float" office:value="12.0851109622239" calcext:value-type="float">
            <text:p>12.0851109622239</text:p>
          </table:table-cell>
          <table:table-cell office:value-type="float" office:value="0.884099688667777" calcext:value-type="float">
            <text:p>0.884099688667777</text:p>
          </table:table-cell>
          <table:table-cell table:formula="of:=SUM([.E230:.P230])" office:value-type="float" office:value="4344.17631975421" calcext:value-type="float">
            <text:p>4344.17631975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218.53811482385" calcext:value-type="float">
            <text:p>1218.53811482385</text:p>
          </table:table-cell>
          <table:table-cell office:value-type="float" office:value="1523.35568655072" calcext:value-type="float">
            <text:p>1523.35568655072</text:p>
          </table:table-cell>
          <table:table-cell office:value-type="float" office:value="157.574197834431" calcext:value-type="float">
            <text:p>157.574197834431</text:p>
          </table:table-cell>
          <table:table-cell office:value-type="float" office:value="1432.10463763602" calcext:value-type="float">
            <text:p>1432.10463763602</text:p>
          </table:table-cell>
          <table:table-cell office:value-type="float" office:value="183.251868929355" calcext:value-type="float">
            <text:p>183.251868929355</text:p>
          </table:table-cell>
          <table:table-cell office:value-type="float" office:value="10.9320239550403" calcext:value-type="float">
            <text:p>10.9320239550403</text:p>
          </table:table-cell>
          <table:table-cell office:value-type="float" office:value="230.994306055914" calcext:value-type="float">
            <text:p>230.994306055914</text:p>
          </table:table-cell>
          <table:table-cell office:value-type="float" office:value="13.7801338782234" calcext:value-type="float">
            <text:p>13.7801338782234</text:p>
          </table:table-cell>
          <table:table-cell office:value-type="float" office:value="19.3241728980184" calcext:value-type="float">
            <text:p>19.3241728980184</text:p>
          </table:table-cell>
          <table:table-cell office:value-type="float" office:value="31.8565944750666" calcext:value-type="float">
            <text:p>31.8565944750666</text:p>
          </table:table-cell>
          <table:table-cell office:value-type="float" office:value="244.861441435549" calcext:value-type="float">
            <text:p>244.861441435549</text:p>
          </table:table-cell>
          <table:table-cell office:value-type="float" office:value="14.6073879577788" calcext:value-type="float">
            <text:p>14.6073879577788</text:p>
          </table:table-cell>
          <table:table-cell table:formula="of:=SUM([.E231:.P231])" office:value-type="float" office:value="5081.18056642997" calcext:value-type="float">
            <text:p>5081.180566429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9.68939296021035" calcext:value-type="float">
            <text:p>9.68939296021035</text:p>
          </table:table-cell>
          <table:table-cell office:value-type="float" office:value="289.405487788939" calcext:value-type="float">
            <text:p>289.405487788939</text:p>
          </table:table-cell>
          <table:table-cell office:value-type="float" office:value="19.5170168739348" calcext:value-type="float">
            <text:p>19.5170168739348</text:p>
          </table:table-cell>
          <table:table-cell office:value-type="float" office:value="115.196033357126" calcext:value-type="float">
            <text:p>115.196033357126</text:p>
          </table:table-cell>
          <table:table-cell office:value-type="float" office:value="1.48876623989736" calcext:value-type="float">
            <text:p>1.48876623989736</text:p>
          </table:table-cell>
          <table:table-cell office:value-type="float" office:value="0.056158802260986" calcext:value-type="float">
            <text:p>0.056158802260986</text:p>
          </table:table-cell>
          <table:table-cell office:value-type="float" office:value="45.1311718398839" calcext:value-type="float">
            <text:p>45.1311718398839</text:p>
          </table:table-cell>
          <table:table-cell office:value-type="float" office:value="1.70242479124014" calcext:value-type="float">
            <text:p>1.70242479124014</text:p>
          </table:table-cell>
          <table:table-cell office:value-type="float" office:value="1.88663631612855" calcext:value-type="float">
            <text:p>1.88663631612855</text:p>
          </table:table-cell>
          <table:table-cell office:value-type="float" office:value="6.72154999723102" calcext:value-type="float">
            <text:p>6.72154999723102</text:p>
          </table:table-cell>
          <table:table-cell office:value-type="float" office:value="21.3568879317047" calcext:value-type="float">
            <text:p>21.3568879317047</text:p>
          </table:table-cell>
          <table:table-cell office:value-type="float" office:value="0.805618245581211" calcext:value-type="float">
            <text:p>0.805618245581211</text:p>
          </table:table-cell>
          <table:table-cell table:formula="of:=SUM([.E232:.P232])" office:value-type="float" office:value="512.957145144138" calcext:value-type="float">
            <text:p>512.9571451441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93.2030341883996" calcext:value-type="float">
            <text:p>93.2030341883996</text:p>
          </table:table-cell>
          <table:table-cell office:value-type="float" office:value="1742.49561206248" calcext:value-type="float">
            <text:p>1742.49561206248</text:p>
          </table:table-cell>
          <table:table-cell office:value-type="float" office:value="133.741941317617" calcext:value-type="float">
            <text:p>133.741941317617</text:p>
          </table:table-cell>
          <table:table-cell office:value-type="float" office:value="642.204502962741" calcext:value-type="float">
            <text:p>642.204502962741</text:p>
          </table:table-cell>
          <table:table-cell office:value-type="float" office:value="12.4470133126507" calcext:value-type="float">
            <text:p>12.4470133126507</text:p>
          </table:table-cell>
          <table:table-cell office:value-type="float" office:value="0.621384861351873" calcext:value-type="float">
            <text:p>0.621384861351873</text:p>
          </table:table-cell>
          <table:table-cell office:value-type="float" office:value="234.834678601197" calcext:value-type="float">
            <text:p>234.834678601197</text:p>
          </table:table-cell>
          <table:table-cell office:value-type="float" office:value="11.7235123429092" calcext:value-type="float">
            <text:p>11.7235123429092</text:p>
          </table:table-cell>
          <table:table-cell office:value-type="float" office:value="13.9712231517198" calcext:value-type="float">
            <text:p>13.9712231517198</text:p>
          </table:table-cell>
          <table:table-cell office:value-type="float" office:value="26.2458231117952" calcext:value-type="float">
            <text:p>26.2458231117952</text:p>
          </table:table-cell>
          <table:table-cell office:value-type="float" office:value="106.867329171422" calcext:value-type="float">
            <text:p>106.867329171422</text:p>
          </table:table-cell>
          <table:table-cell office:value-type="float" office:value="5.3350742746243" calcext:value-type="float">
            <text:p>5.3350742746243</text:p>
          </table:table-cell>
          <table:table-cell table:formula="of:=SUM([.E233:.P233])" office:value-type="float" office:value="3023.69112935891" calcext:value-type="float">
            <text:p>3023.691129358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6.57954332170886" calcext:value-type="float">
            <text:p>6.57954332170886</text:p>
          </table:table-cell>
          <table:table-cell office:value-type="float" office:value="78.6598465230834" calcext:value-type="float">
            <text:p>78.6598465230834</text:p>
          </table:table-cell>
          <table:table-cell office:value-type="float" office:value="4.24125557053423" calcext:value-type="float">
            <text:p>4.24125557053423</text:p>
          </table:table-cell>
          <table:table-cell office:value-type="float" office:value="20.8119413204111" calcext:value-type="float">
            <text:p>20.8119413204111</text:p>
          </table:table-cell>
          <table:table-cell office:value-type="float" office:value="0.601769742274175" calcext:value-type="float">
            <text:p>0.601769742274175</text:p>
          </table:table-cell>
          <table:table-cell office:value-type="float" office:value="0.0320415658144" calcext:value-type="float">
            <text:p>0.0320415658144</text:p>
          </table:table-cell>
          <table:table-cell office:value-type="float" office:value="7.23562242289315" calcext:value-type="float">
            <text:p>7.23562242289315</text:p>
          </table:table-cell>
          <table:table-cell office:value-type="float" office:value="0.385264754580581" calcext:value-type="float">
            <text:p>0.385264754580581</text:p>
          </table:table-cell>
          <table:table-cell office:value-type="float" office:value="0.424076687750325" calcext:value-type="float">
            <text:p>0.424076687750325</text:p>
          </table:table-cell>
          <table:table-cell office:value-type="float" office:value="0.672924635841863" calcext:value-type="float">
            <text:p>0.672924635841863</text:p>
          </table:table-cell>
          <table:table-cell office:value-type="float" office:value="2.35037929874637" calcext:value-type="float">
            <text:p>2.35037929874637</text:p>
          </table:table-cell>
          <table:table-cell office:value-type="float" office:value="0.125147257662006" calcext:value-type="float">
            <text:p>0.125147257662006</text:p>
          </table:table-cell>
          <table:table-cell table:formula="of:=SUM([.E234:.P234])" office:value-type="float" office:value="122.1198131013" calcext:value-type="float">
            <text:p>122.11981310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367.875632071578" calcext:value-type="float">
            <text:p>367.875632071578</text:p>
          </table:table-cell>
          <table:table-cell office:value-type="float" office:value="1489.90602086406" calcext:value-type="float">
            <text:p>1489.90602086406</text:p>
          </table:table-cell>
          <table:table-cell office:value-type="float" office:value="53.142201106213" calcext:value-type="float">
            <text:p>53.142201106213</text:p>
          </table:table-cell>
          <table:table-cell office:value-type="float" office:value="216.466902705773" calcext:value-type="float">
            <text:p>216.466902705773</text:p>
          </table:table-cell>
          <table:table-cell office:value-type="float" office:value="135.994961343189" calcext:value-type="float">
            <text:p>135.994961343189</text:p>
          </table:table-cell>
          <table:table-cell office:value-type="float" office:value="15.3972533683628" calcext:value-type="float">
            <text:p>15.3972533683628</text:p>
          </table:table-cell>
          <table:table-cell office:value-type="float" office:value="558.155400460117" calcext:value-type="float">
            <text:p>558.155400460117</text:p>
          </table:table-cell>
          <table:table-cell office:value-type="float" office:value="63.1939597976499" calcext:value-type="float">
            <text:p>63.1939597976499</text:p>
          </table:table-cell>
          <table:table-cell office:value-type="float" office:value="6.12264879618115" calcext:value-type="float">
            <text:p>6.12264879618115</text:p>
          </table:table-cell>
          <table:table-cell office:value-type="float" office:value="24.8609777157215" calcext:value-type="float">
            <text:p>24.8609777157215</text:p>
          </table:table-cell>
          <table:table-cell office:value-type="float" office:value="103.749839312478" calcext:value-type="float">
            <text:p>103.749839312478</text:p>
          </table:table-cell>
          <table:table-cell office:value-type="float" office:value="11.7464834508823" calcext:value-type="float">
            <text:p>11.7464834508823</text:p>
          </table:table-cell>
          <table:table-cell table:formula="of:=SUM([.E235:.P235])" office:value-type="float" office:value="3046.61228099221" calcext:value-type="float">
            <text:p>3046.61228099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538.440428435969" calcext:value-type="float">
            <text:p>538.440428435969</text:p>
          </table:table-cell>
          <table:table-cell office:value-type="float" office:value="5810.14879471562" calcext:value-type="float">
            <text:p>5810.14879471562</text:p>
          </table:table-cell>
          <table:table-cell office:value-type="float" office:value="603.313082032623" calcext:value-type="float">
            <text:p>603.313082032623</text:p>
          </table:table-cell>
          <table:table-cell office:value-type="float" office:value="2095.57865119916" calcext:value-type="float">
            <text:p>2095.57865119916</text:p>
          </table:table-cell>
          <table:table-cell office:value-type="float" office:value="73.582342005475" calcext:value-type="float">
            <text:p>73.582342005475</text:p>
          </table:table-cell>
          <table:table-cell office:value-type="float" office:value="4.47231132373953" calcext:value-type="float">
            <text:p>4.47231132373953</text:p>
          </table:table-cell>
          <table:table-cell office:value-type="float" office:value="799.372987375698" calcext:value-type="float">
            <text:p>799.372987375698</text:p>
          </table:table-cell>
          <table:table-cell office:value-type="float" office:value="48.5856357095269" calcext:value-type="float">
            <text:p>48.5856357095269</text:p>
          </table:table-cell>
          <table:table-cell office:value-type="float" office:value="58.1121668260504" calcext:value-type="float">
            <text:p>58.1121668260504</text:p>
          </table:table-cell>
          <table:table-cell office:value-type="float" office:value="73.7306854224823" calcext:value-type="float">
            <text:p>73.7306854224823</text:p>
          </table:table-cell>
          <table:table-cell office:value-type="float" office:value="381.475259770017" calcext:value-type="float">
            <text:p>381.475259770017</text:p>
          </table:table-cell>
          <table:table-cell office:value-type="float" office:value="23.1859448543916" calcext:value-type="float">
            <text:p>23.1859448543916</text:p>
          </table:table-cell>
          <table:table-cell table:formula="of:=SUM([.E236:.P236])" office:value-type="float" office:value="10509.9982896708" calcext:value-type="float">
            <text:p>10509.99828967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856.747481957135" calcext:value-type="float">
            <text:p>856.747481957135</text:p>
          </table:table-cell>
          <table:table-cell office:value-type="float" office:value="161.071413233878" calcext:value-type="float">
            <text:p>161.071413233878</text:p>
          </table:table-cell>
          <table:table-cell office:value-type="float" office:value="10.4074482386081" calcext:value-type="float">
            <text:p>10.4074482386081</text:p>
          </table:table-cell>
          <table:table-cell office:value-type="float" office:value="35.6505314564606" calcext:value-type="float">
            <text:p>35.6505314564606</text:p>
          </table:table-cell>
          <table:table-cell office:value-type="float" office:value="117.081636621304" calcext:value-type="float">
            <text:p>117.081636621304</text:p>
          </table:table-cell>
          <table:table-cell office:value-type="float" office:value="7.11618392798812" calcext:value-type="float">
            <text:p>7.11618392798812</text:p>
          </table:table-cell>
          <table:table-cell office:value-type="float" office:value="22.1912475955493" calcext:value-type="float">
            <text:p>22.1912475955493</text:p>
          </table:table-cell>
          <table:table-cell office:value-type="float" office:value="1.3487768367317" calcext:value-type="float">
            <text:p>1.3487768367317</text:p>
          </table:table-cell>
          <table:table-cell office:value-type="float" office:value="0.608223665429057" calcext:value-type="float">
            <text:p>0.608223665429057</text:p>
          </table:table-cell>
          <table:table-cell office:value-type="float" office:value="1.78783279866889" calcext:value-type="float">
            <text:p>1.78783279866889</text:p>
          </table:table-cell>
          <table:table-cell office:value-type="float" office:value="6.44213977398525" calcext:value-type="float">
            <text:p>6.44213977398525</text:p>
          </table:table-cell>
          <table:table-cell office:value-type="float" office:value="0.391551167582031" calcext:value-type="float">
            <text:p>0.391551167582031</text:p>
          </table:table-cell>
          <table:table-cell table:formula="of:=SUM([.E237:.P237])" office:value-type="float" office:value="1220.84446727332" calcext:value-type="float">
            <text:p>1220.844467273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861.138946505456" calcext:value-type="float">
            <text:p>861.138946505456</text:p>
          </table:table-cell>
          <table:table-cell office:value-type="float" office:value="2082.03346939932" calcext:value-type="float">
            <text:p>2082.03346939932</text:p>
          </table:table-cell>
          <table:table-cell office:value-type="float" office:value="237.472553342951" calcext:value-type="float">
            <text:p>237.472553342951</text:p>
          </table:table-cell>
          <table:table-cell office:value-type="float" office:value="1349.71555887227" calcext:value-type="float">
            <text:p>1349.71555887227</text:p>
          </table:table-cell>
          <table:table-cell office:value-type="float" office:value="128.636744841302" calcext:value-type="float">
            <text:p>128.636744841302</text:p>
          </table:table-cell>
          <table:table-cell office:value-type="float" office:value="7.34462537568821" calcext:value-type="float">
            <text:p>7.34462537568821</text:p>
          </table:table-cell>
          <table:table-cell office:value-type="float" office:value="313.919379520931" calcext:value-type="float">
            <text:p>313.919379520931</text:p>
          </table:table-cell>
          <table:table-cell office:value-type="float" office:value="17.9234964596948" calcext:value-type="float">
            <text:p>17.9234964596948</text:p>
          </table:table-cell>
          <table:table-cell office:value-type="float" office:value="32.1863543619154" calcext:value-type="float">
            <text:p>32.1863543619154</text:p>
          </table:table-cell>
          <table:table-cell office:value-type="float" office:value="41.4933666068356" calcext:value-type="float">
            <text:p>41.4933666068356</text:p>
          </table:table-cell>
          <table:table-cell office:value-type="float" office:value="245.194386939674" calcext:value-type="float">
            <text:p>245.194386939674</text:p>
          </table:table-cell>
          <table:table-cell office:value-type="float" office:value="13.9995840108917" calcext:value-type="float">
            <text:p>13.9995840108917</text:p>
          </table:table-cell>
          <table:table-cell table:formula="of:=SUM([.E238:.P238])" office:value-type="float" office:value="5331.05846623693" calcext:value-type="float">
            <text:p>5331.058466236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41.9369935752585" calcext:value-type="float">
            <text:p>41.9369935752585</text:p>
          </table:table-cell>
          <table:table-cell office:value-type="float" office:value="591.279556446241" calcext:value-type="float">
            <text:p>591.279556446241</text:p>
          </table:table-cell>
          <table:table-cell office:value-type="float" office:value="14.4120049742129" calcext:value-type="float">
            <text:p>14.4120049742129</text:p>
          </table:table-cell>
          <table:table-cell office:value-type="float" office:value="73.5377272895235" calcext:value-type="float">
            <text:p>73.5377272895235</text:p>
          </table:table-cell>
          <table:table-cell office:value-type="float" office:value="4.57926686580795" calcext:value-type="float">
            <text:p>4.57926686580795</text:p>
          </table:table-cell>
          <table:table-cell office:value-type="float" office:value="0.42791165260218" calcext:value-type="float">
            <text:p>0.42791165260218</text:p>
          </table:table-cell>
          <table:table-cell office:value-type="float" office:value="64.9392103690556" calcext:value-type="float">
            <text:p>64.9392103690556</text:p>
          </table:table-cell>
          <table:table-cell office:value-type="float" office:value="6.0682737307122" calcext:value-type="float">
            <text:p>6.0682737307122</text:p>
          </table:table-cell>
          <table:table-cell office:value-type="float" office:value="1.78710379106062" calcext:value-type="float">
            <text:p>1.78710379106062</text:p>
          </table:table-cell>
          <table:table-cell office:value-type="float" office:value="4.24587275402844" calcext:value-type="float">
            <text:p>4.24587275402844</text:p>
          </table:table-cell>
          <table:table-cell office:value-type="float" office:value="9.88729764086391" calcext:value-type="float">
            <text:p>9.88729764086391</text:p>
          </table:table-cell>
          <table:table-cell office:value-type="float" office:value="0.923922976593158" calcext:value-type="float">
            <text:p>0.923922976593158</text:p>
          </table:table-cell>
          <table:table-cell table:formula="of:=SUM([.E239:.P239])" office:value-type="float" office:value="814.02514206596" calcext:value-type="float">
            <text:p>814.025142065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8.8498309455273" calcext:value-type="float">
            <text:p>18.8498309455273</text:p>
          </table:table-cell>
          <table:table-cell office:value-type="float" office:value="1522.90955511698" calcext:value-type="float">
            <text:p>1522.90955511698</text:p>
          </table:table-cell>
          <table:table-cell office:value-type="float" office:value="227.545405336798" calcext:value-type="float">
            <text:p>227.545405336798</text:p>
          </table:table-cell>
          <table:table-cell office:value-type="float" office:value="1193.20933877414" calcext:value-type="float">
            <text:p>1193.20933877414</text:p>
          </table:table-cell>
          <table:table-cell office:value-type="float" office:value="3.2638788177426" calcext:value-type="float">
            <text:p>3.2638788177426</text:p>
          </table:table-cell>
          <table:table-cell office:value-type="float" office:value="0.284608349324724" calcext:value-type="float">
            <text:p>0.284608349324724</text:p>
          </table:table-cell>
          <table:table-cell office:value-type="float" office:value="265.080453202892" calcext:value-type="float">
            <text:p>265.080453202892</text:p>
          </table:table-cell>
          <table:table-cell office:value-type="float" office:value="23.114862541528" calcext:value-type="float">
            <text:p>23.114862541528</text:p>
          </table:table-cell>
          <table:table-cell office:value-type="float" office:value="44.7114984875064" calcext:value-type="float">
            <text:p>44.7114984875064</text:p>
          </table:table-cell>
          <table:table-cell office:value-type="float" office:value="26.740849463107" calcext:value-type="float">
            <text:p>26.740849463107</text:p>
          </table:table-cell>
          <table:table-cell office:value-type="float" office:value="256.991887190385" calcext:value-type="float">
            <text:p>256.991887190385</text:p>
          </table:table-cell>
          <table:table-cell office:value-type="float" office:value="22.4095442531438" calcext:value-type="float">
            <text:p>22.4095442531438</text:p>
          </table:table-cell>
          <table:table-cell table:formula="of:=SUM([.E240:.P240])" office:value-type="float" office:value="3605.11171247908" calcext:value-type="float">
            <text:p>3605.11171247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623.481468262843" calcext:value-type="float">
            <text:p>623.481468262843</text:p>
          </table:table-cell>
          <table:table-cell office:value-type="float" office:value="1893.51278235246" calcext:value-type="float">
            <text:p>1893.51278235246</text:p>
          </table:table-cell>
          <table:table-cell office:value-type="float" office:value="237.293079251637" calcext:value-type="float">
            <text:p>237.293079251637</text:p>
          </table:table-cell>
          <table:table-cell office:value-type="float" office:value="1271.1147040486" calcext:value-type="float">
            <text:p>1271.1147040486</text:p>
          </table:table-cell>
          <table:table-cell office:value-type="float" office:value="77.5739710414928" calcext:value-type="float">
            <text:p>77.5739710414928</text:p>
          </table:table-cell>
          <table:table-cell office:value-type="float" office:value="6.6254940287502" calcext:value-type="float">
            <text:p>6.6254940287502</text:p>
          </table:table-cell>
          <table:table-cell office:value-type="float" office:value="236.758658236365" calcext:value-type="float">
            <text:p>236.758658236365</text:p>
          </table:table-cell>
          <table:table-cell office:value-type="float" office:value="20.2212553429927" calcext:value-type="float">
            <text:p>20.2212553429927</text:p>
          </table:table-cell>
          <table:table-cell office:value-type="float" office:value="37.9182425951165" calcext:value-type="float">
            <text:p>37.9182425951165</text:p>
          </table:table-cell>
          <table:table-cell office:value-type="float" office:value="25.5755701823794" calcext:value-type="float">
            <text:p>25.5755701823794</text:p>
          </table:table-cell>
          <table:table-cell office:value-type="float" office:value="194.410459569374" calcext:value-type="float">
            <text:p>194.410459569374</text:p>
          </table:table-cell>
          <table:table-cell office:value-type="float" office:value="16.6043496511801" calcext:value-type="float">
            <text:p>16.6043496511801</text:p>
          </table:table-cell>
          <table:table-cell table:formula="of:=SUM([.E241:.P241])" office:value-type="float" office:value="4641.09003456319" calcext:value-type="float">
            <text:p>4641.090034563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3170.3157388321" calcext:value-type="float">
            <text:p>3170.3157388321</text:p>
          </table:table-cell>
          <table:table-cell office:value-type="float" office:value="2344.52107806201" calcext:value-type="float">
            <text:p>2344.52107806201</text:p>
          </table:table-cell>
          <table:table-cell office:value-type="float" office:value="1990.09314315314" calcext:value-type="float">
            <text:p>1990.09314315314</text:p>
          </table:table-cell>
          <table:table-cell office:value-type="float" office:value="9152.54788114396" calcext:value-type="float">
            <text:p>9152.54788114396</text:p>
          </table:table-cell>
          <table:table-cell office:value-type="float" office:value="326.368264604026" calcext:value-type="float">
            <text:p>326.368264604026</text:p>
          </table:table-cell>
          <table:table-cell office:value-type="float" office:value="18.1984976044298" calcext:value-type="float">
            <text:p>18.1984976044298</text:p>
          </table:table-cell>
          <table:table-cell office:value-type="float" office:value="241.970847328376" calcext:value-type="float">
            <text:p>241.970847328376</text:p>
          </table:table-cell>
          <table:table-cell office:value-type="float" office:value="13.4924450782307" calcext:value-type="float">
            <text:p>13.4924450782307</text:p>
          </table:table-cell>
          <table:table-cell office:value-type="float" office:value="144.605234868337" calcext:value-type="float">
            <text:p>144.605234868337</text:p>
          </table:table-cell>
          <table:table-cell office:value-type="float" office:value="125.379438456211" calcext:value-type="float">
            <text:p>125.379438456211</text:p>
          </table:table-cell>
          <table:table-cell office:value-type="float" office:value="1174.25910859923" calcext:value-type="float">
            <text:p>1174.25910859923</text:p>
          </table:table-cell>
          <table:table-cell office:value-type="float" office:value="65.4774188928883" calcext:value-type="float">
            <text:p>65.4774188928883</text:p>
          </table:table-cell>
          <table:table-cell table:formula="of:=SUM([.E242:.P242])" office:value-type="float" office:value="18767.2290966229" calcext:value-type="float">
            <text:p>18767.22909662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060.14324083102" calcext:value-type="float">
            <text:p>1060.14324083102</text:p>
          </table:table-cell>
          <table:table-cell office:value-type="float" office:value="1872.38101088302" calcext:value-type="float">
            <text:p>1872.38101088302</text:p>
          </table:table-cell>
          <table:table-cell office:value-type="float" office:value="464.98554257317" calcext:value-type="float">
            <text:p>464.98554257317</text:p>
          </table:table-cell>
          <table:table-cell office:value-type="float" office:value="2415.05274678412" calcext:value-type="float">
            <text:p>2415.05274678412</text:p>
          </table:table-cell>
          <table:table-cell office:value-type="float" office:value="148.495085039082" calcext:value-type="float">
            <text:p>148.495085039082</text:p>
          </table:table-cell>
          <table:table-cell office:value-type="float" office:value="14.2997889495516" calcext:value-type="float">
            <text:p>14.2997889495516</text:p>
          </table:table-cell>
          <table:table-cell office:value-type="float" office:value="264.1091773297" calcext:value-type="float">
            <text:p>264.1091773297</text:p>
          </table:table-cell>
          <table:table-cell office:value-type="float" office:value="25.4332020110997" calcext:value-type="float">
            <text:p>25.4332020110997</text:p>
          </table:table-cell>
          <table:table-cell office:value-type="float" office:value="54.5147297680832" calcext:value-type="float">
            <text:p>54.5147297680832</text:p>
          </table:table-cell>
          <table:table-cell office:value-type="float" office:value="49.7913820464795" calcext:value-type="float">
            <text:p>49.7913820464795</text:p>
          </table:table-cell>
          <table:table-cell office:value-type="float" office:value="416.176113655344" calcext:value-type="float">
            <text:p>416.176113655344</text:p>
          </table:table-cell>
          <table:table-cell office:value-type="float" office:value="40.076953318352" calcext:value-type="float">
            <text:p>40.076953318352</text:p>
          </table:table-cell>
          <table:table-cell table:formula="of:=SUM([.E243:.P243])" office:value-type="float" office:value="6825.45897318902" calcext:value-type="float">
            <text:p>6825.458973189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3746.7176930502" calcext:value-type="float">
            <text:p>3746.7176930502</text:p>
          </table:table-cell>
          <table:table-cell office:value-type="float" office:value="1211.06693110887" calcext:value-type="float">
            <text:p>1211.06693110887</text:p>
          </table:table-cell>
          <table:table-cell office:value-type="float" office:value="304.568286156749" calcext:value-type="float">
            <text:p>304.568286156749</text:p>
          </table:table-cell>
          <table:table-cell office:value-type="float" office:value="1552.60618607381" calcext:value-type="float">
            <text:p>1552.60618607381</text:p>
          </table:table-cell>
          <table:table-cell office:value-type="float" office:value="551.243713978893" calcext:value-type="float">
            <text:p>551.243713978893</text:p>
          </table:table-cell>
          <table:table-cell office:value-type="float" office:value="52.8309661214747" calcext:value-type="float">
            <text:p>52.8309661214747</text:p>
          </table:table-cell>
          <table:table-cell office:value-type="float" office:value="179.555704455294" calcext:value-type="float">
            <text:p>179.555704455294</text:p>
          </table:table-cell>
          <table:table-cell office:value-type="float" office:value="17.2085433329012" calcext:value-type="float">
            <text:p>17.2085433329012</text:p>
          </table:table-cell>
          <table:table-cell office:value-type="float" office:value="35.7231821033519" calcext:value-type="float">
            <text:p>35.7231821033519</text:p>
          </table:table-cell>
          <table:table-cell office:value-type="float" office:value="34.5326005530769" calcext:value-type="float">
            <text:p>34.5326005530769</text:p>
          </table:table-cell>
          <table:table-cell office:value-type="float" office:value="282.20228930276" calcext:value-type="float">
            <text:p>282.20228930276</text:p>
          </table:table-cell>
          <table:table-cell office:value-type="float" office:value="27.0461489310109" calcext:value-type="float">
            <text:p>27.0461489310109</text:p>
          </table:table-cell>
          <table:table-cell table:formula="of:=SUM([.E244:.P244])" office:value-type="float" office:value="7995.30224516839" calcext:value-type="float">
            <text:p>7995.302245168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262.61856634986" calcext:value-type="float">
            <text:p>2262.61856634986</text:p>
          </table:table-cell>
          <table:table-cell office:value-type="float" office:value="3175.17185144903" calcext:value-type="float">
            <text:p>3175.17185144903</text:p>
          </table:table-cell>
          <table:table-cell office:value-type="float" office:value="399.188836019465" calcext:value-type="float">
            <text:p>399.188836019465</text:p>
          </table:table-cell>
          <table:table-cell office:value-type="float" office:value="2817.87141304789" calcext:value-type="float">
            <text:p>2817.87141304789</text:p>
          </table:table-cell>
          <table:table-cell office:value-type="float" office:value="454.024912623494" calcext:value-type="float">
            <text:p>454.024912623494</text:p>
          </table:table-cell>
          <table:table-cell office:value-type="float" office:value="64.4240248366005" calcext:value-type="float">
            <text:p>64.4240248366005</text:p>
          </table:table-cell>
          <table:table-cell office:value-type="float" office:value="649.348120060606" calcext:value-type="float">
            <text:p>649.348120060606</text:p>
          </table:table-cell>
          <table:table-cell office:value-type="float" office:value="92.1394801282091" calcext:value-type="float">
            <text:p>92.1394801282091</text:p>
          </table:table-cell>
          <table:table-cell office:value-type="float" office:value="81.9211110719637" calcext:value-type="float">
            <text:p>81.9211110719637</text:p>
          </table:table-cell>
          <table:table-cell office:value-type="float" office:value="143.817338626222" calcext:value-type="float">
            <text:p>143.817338626222</text:p>
          </table:table-cell>
          <table:table-cell office:value-type="float" office:value="678.636872855529" calcext:value-type="float">
            <text:p>678.636872855529</text:p>
          </table:table-cell>
          <table:table-cell office:value-type="float" office:value="96.2954180184673" calcext:value-type="float">
            <text:p>96.2954180184673</text:p>
          </table:table-cell>
          <table:table-cell table:formula="of:=SUM([.E245:.P245])" office:value-type="float" office:value="10915.4579450873" calcext:value-type="float">
            <text:p>10915.45794508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41.764227714696" calcext:value-type="float">
            <text:p>141.764227714696</text:p>
          </table:table-cell>
          <table:table-cell office:value-type="float" office:value="145.703920717196" calcext:value-type="float">
            <text:p>145.703920717196</text:p>
          </table:table-cell>
          <table:table-cell office:value-type="float" office:value="44.8692828404092" calcext:value-type="float">
            <text:p>44.8692828404092</text:p>
          </table:table-cell>
          <table:table-cell office:value-type="float" office:value="165.27210684317" calcext:value-type="float">
            <text:p>165.27210684317</text:p>
          </table:table-cell>
          <table:table-cell office:value-type="float" office:value="19.3833673891603" calcext:value-type="float">
            <text:p>19.3833673891603</text:p>
          </table:table-cell>
          <table:table-cell office:value-type="float" office:value="1.38708607800149" calcext:value-type="float">
            <text:p>1.38708607800149</text:p>
          </table:table-cell>
          <table:table-cell office:value-type="float" office:value="20.1209388228644" calcext:value-type="float">
            <text:p>20.1209388228644</text:p>
          </table:table-cell>
          <table:table-cell office:value-type="float" office:value="1.43986715812458" calcext:value-type="float">
            <text:p>1.43986715812458</text:p>
          </table:table-cell>
          <table:table-cell office:value-type="float" office:value="5.32928512788186" calcext:value-type="float">
            <text:p>5.32928512788186</text:p>
          </table:table-cell>
          <table:table-cell office:value-type="float" office:value="4.59468815229045" calcext:value-type="float">
            <text:p>4.59468815229045</text:p>
          </table:table-cell>
          <table:table-cell office:value-type="float" office:value="29.8905522249777" calcext:value-type="float">
            <text:p>29.8905522249777</text:p>
          </table:table-cell>
          <table:table-cell office:value-type="float" office:value="2.13898689647853" calcext:value-type="float">
            <text:p>2.13898689647853</text:p>
          </table:table-cell>
          <table:table-cell table:formula="of:=SUM([.E246:.P246])" office:value-type="float" office:value="581.894309965251" calcext:value-type="float">
            <text:p>581.894309965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458.05365448001" calcext:value-type="float">
            <text:p>1458.05365448001</text:p>
          </table:table-cell>
          <table:table-cell office:value-type="float" office:value="288.859672802188" calcext:value-type="float">
            <text:p>288.859672802188</text:p>
          </table:table-cell>
          <table:table-cell office:value-type="float" office:value="48.7292978024651" calcext:value-type="float">
            <text:p>48.7292978024651</text:p>
          </table:table-cell>
          <table:table-cell office:value-type="float" office:value="248.794744708102" calcext:value-type="float">
            <text:p>248.794744708102</text:p>
          </table:table-cell>
          <table:table-cell office:value-type="float" office:value="151.373143593626" calcext:value-type="float">
            <text:p>151.373143593626</text:p>
          </table:table-cell>
          <table:table-cell office:value-type="float" office:value="9.84663904503149" calcext:value-type="float">
            <text:p>9.84663904503149</text:p>
          </table:table-cell>
          <table:table-cell office:value-type="float" office:value="30.198124708341" calcext:value-type="float">
            <text:p>30.198124708341</text:p>
          </table:table-cell>
          <table:table-cell office:value-type="float" office:value="1.96435131609701" calcext:value-type="float">
            <text:p>1.96435131609701</text:p>
          </table:table-cell>
          <table:table-cell office:value-type="float" office:value="4.08989897652274" calcext:value-type="float">
            <text:p>4.08989897652274</text:p>
          </table:table-cell>
          <table:table-cell office:value-type="float" office:value="5.09760021824713" calcext:value-type="float">
            <text:p>5.09760021824713</text:p>
          </table:table-cell>
          <table:table-cell office:value-type="float" office:value="31.6332672276641" calcext:value-type="float">
            <text:p>31.6332672276641</text:p>
          </table:table-cell>
          <table:table-cell office:value-type="float" office:value="2.05770559302138" calcext:value-type="float">
            <text:p>2.05770559302138</text:p>
          </table:table-cell>
          <table:table-cell table:formula="of:=SUM([.E247:.P247])" office:value-type="float" office:value="2280.69810047132" calcext:value-type="float">
            <text:p>2280.69810047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2470500791316" calcext:value-type="float">
            <text:p>0.002470500791316</text:p>
          </table:table-cell>
          <table:table-cell office:value-type="float" office:value="0.004165950409318" calcext:value-type="float">
            <text:p>0.004165950409318</text:p>
          </table:table-cell>
          <table:table-cell office:value-type="float" office:value="0.000140870319423" calcext:value-type="float">
            <text:p>0.000140870319423</text:p>
          </table:table-cell>
          <table:table-cell office:value-type="float" office:value="0.00058503040138" calcext:value-type="float">
            <text:p>0.00058503040138</text:p>
          </table:table-cell>
          <table:table-cell office:value-type="float" office:value="0.0000859516481156042" calcext:value-type="float">
            <text:p>8.59516481156042E-05</text:p>
          </table:table-cell>
          <table:table-cell office:value-type="float" office:value="0.00000766591442129575" calcext:value-type="float">
            <text:p>7.66591442129575E-06</text:p>
          </table:table-cell>
          <table:table-cell office:value-type="float" office:value="0.000145273666067" calcext:value-type="float">
            <text:p>0.000145273666067</text:p>
          </table:table-cell>
          <table:table-cell office:value-type="float" office:value="0.0000129567671609682" calcext:value-type="float">
            <text:p>1.29567671609682E-05</text:p>
          </table:table-cell>
          <table:table-cell office:value-type="float" office:value="0.0000153238905602177" calcext:value-type="float">
            <text:p>1.53238905602177E-05</text:p>
          </table:table-cell>
          <table:table-cell office:value-type="float" office:value="0.0000141130121734478" calcext:value-type="float">
            <text:p>1.41130121734478E-05</text:p>
          </table:table-cell>
          <table:table-cell office:value-type="float" office:value="0.0000259437724227917" calcext:value-type="float">
            <text:p>2.59437724227917E-05</text:p>
          </table:table-cell>
          <table:table-cell office:value-type="float" office:value="0.00000231389093192487" calcext:value-type="float">
            <text:p>2.31389093192487E-06</text:p>
          </table:table-cell>
          <table:table-cell table:formula="of:=SUM([.E248:.P248])" office:value-type="float" office:value="0.00767189448329025" calcext:value-type="float">
            <text:p>0.007671894483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.07798458661324" calcext:value-type="float">
            <text:p>2.07798458661324</text:p>
          </table:table-cell>
          <table:table-cell office:value-type="float" office:value="11.5525074964567" calcext:value-type="float">
            <text:p>11.5525074964567</text:p>
          </table:table-cell>
          <table:table-cell office:value-type="float" office:value="0.532197154614155" calcext:value-type="float">
            <text:p>0.532197154614155</text:p>
          </table:table-cell>
          <table:table-cell office:value-type="float" office:value="2.35166282723196" calcext:value-type="float">
            <text:p>2.35166282723196</text:p>
          </table:table-cell>
          <table:table-cell office:value-type="float" office:value="0.216894558085313" calcext:value-type="float">
            <text:p>0.216894558085313</text:p>
          </table:table-cell>
          <table:table-cell office:value-type="float" office:value="0.022199765699846" calcext:value-type="float">
            <text:p>0.022199765699846</text:p>
          </table:table-cell>
          <table:table-cell office:value-type="float" office:value="1.20966401611036" calcext:value-type="float">
            <text:p>1.20966401611036</text:p>
          </table:table-cell>
          <table:table-cell office:value-type="float" office:value="0.123812501199875" calcext:value-type="float">
            <text:p>0.123812501199875</text:p>
          </table:table-cell>
          <table:table-cell office:value-type="float" office:value="0.073720784535835" calcext:value-type="float">
            <text:p>0.073720784535835</text:p>
          </table:table-cell>
          <table:table-cell office:value-type="float" office:value="0.060444558409788" calcext:value-type="float">
            <text:p>0.060444558409788</text:p>
          </table:table-cell>
          <table:table-cell office:value-type="float" office:value="0.311169823414375" calcext:value-type="float">
            <text:p>0.311169823414375</text:p>
          </table:table-cell>
          <table:table-cell office:value-type="float" office:value="0.031849103240038" calcext:value-type="float">
            <text:p>0.031849103240038</text:p>
          </table:table-cell>
          <table:table-cell table:formula="of:=SUM([.E249:.P249])" office:value-type="float" office:value="18.5641071756115" calcext:value-type="float">
            <text:p>18.56410717561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00220932611345299" calcext:value-type="float">
            <text:p>2.20932611345299E-05</text:p>
          </table:table-cell>
          <table:table-cell office:value-type="float" office:value="0.000549787339276" calcext:value-type="float">
            <text:p>0.000549787339276</text:p>
          </table:table-cell>
          <table:table-cell office:value-type="float" office:value="0.0000339044906826705" calcext:value-type="float">
            <text:p>3.39044906826705E-05</text:p>
          </table:table-cell>
          <table:table-cell office:value-type="float" office:value="0.000129781367423" calcext:value-type="float">
            <text:p>0.000129781367423</text:p>
          </table:table-cell>
          <table:table-cell office:value-type="float" office:value="0.00000230603611290439" calcext:value-type="float">
            <text:p>2.30603611290439E-06</text:p>
          </table:table-cell>
          <table:table-cell office:value-type="float" office:value="0.000000236029247468198" calcext:value-type="float">
            <text:p>2.36029247468198E-07</text:p>
          </table:table-cell>
          <table:table-cell office:value-type="float" office:value="0.0000575381244572615" calcext:value-type="float">
            <text:p>5.75381244572615E-05</text:p>
          </table:table-cell>
          <table:table-cell office:value-type="float" office:value="0.00000588918800550548" calcext:value-type="float">
            <text:p>5.88918800550548E-06</text:p>
          </table:table-cell>
          <table:table-cell office:value-type="float" office:value="0.00000476268985829385" calcext:value-type="float">
            <text:p>4.76268985829385E-06</text:p>
          </table:table-cell>
          <table:table-cell office:value-type="float" office:value="0.00000299194915026657" calcext:value-type="float">
            <text:p>2.99194915026657E-06</text:p>
          </table:table-cell>
          <table:table-cell office:value-type="float" office:value="0.0000177417279023387" calcext:value-type="float">
            <text:p>1.77417279023387E-05</text:p>
          </table:table-cell>
          <table:table-cell office:value-type="float" office:value="0.00000181591548464539" calcext:value-type="float">
            <text:p>1.81591548464539E-06</text:p>
          </table:table-cell>
          <table:table-cell table:formula="of:=SUM([.E250:.P250])" office:value-type="float" office:value="0.000828848118734885" calcext:value-type="float">
            <text:p>0.000828848118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2186225528755" calcext:value-type="float">
            <text:p>0.002186225528755</text:p>
          </table:table-cell>
          <table:table-cell office:value-type="float" office:value="0.073301874926697" calcext:value-type="float">
            <text:p>0.073301874926697</text:p>
          </table:table-cell>
          <table:table-cell office:value-type="float" office:value="0.004532118291869" calcext:value-type="float">
            <text:p>0.004532118291869</text:p>
          </table:table-cell>
          <table:table-cell office:value-type="float" office:value="0.017359463968858" calcext:value-type="float">
            <text:p>0.017359463968858</text:p>
          </table:table-cell>
          <table:table-cell office:value-type="float" office:value="0.00016456973659" calcext:value-type="float">
            <text:p>0.00016456973659</text:p>
          </table:table-cell>
          <table:table-cell office:value-type="float" office:value="0.0000106718264016495" calcext:value-type="float">
            <text:p>1.06718264016495E-05</text:p>
          </table:table-cell>
          <table:table-cell office:value-type="float" office:value="0.005534599606766" calcext:value-type="float">
            <text:p>0.005534599606766</text:p>
          </table:table-cell>
          <table:table-cell office:value-type="float" office:value="0.000358901262346" calcext:value-type="float">
            <text:p>0.000358901262346</text:p>
          </table:table-cell>
          <table:table-cell office:value-type="float" office:value="0.000639807094059" calcext:value-type="float">
            <text:p>0.000639807094059</text:p>
          </table:table-cell>
          <table:table-cell office:value-type="float" office:value="0.000436095261177" calcext:value-type="float">
            <text:p>0.000436095261177</text:p>
          </table:table-cell>
          <table:table-cell office:value-type="float" office:value="0.001712147324527" calcext:value-type="float">
            <text:p>0.001712147324527</text:p>
          </table:table-cell>
          <table:table-cell office:value-type="float" office:value="0.000111027333458" calcext:value-type="float">
            <text:p>0.000111027333458</text:p>
          </table:table-cell>
          <table:table-cell table:formula="of:=SUM([.E251:.P251])" office:value-type="float" office:value="0.106347502161504" calcext:value-type="float">
            <text:p>0.106347502161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5303011762143" calcext:value-type="float">
            <text:p>0.005303011762143</text:p>
          </table:table-cell>
          <table:table-cell office:value-type="float" office:value="0.008643183997277" calcext:value-type="float">
            <text:p>0.008643183997277</text:p>
          </table:table-cell>
          <table:table-cell office:value-type="float" office:value="0.000365878149744" calcext:value-type="float">
            <text:p>0.000365878149744</text:p>
          </table:table-cell>
          <table:table-cell office:value-type="float" office:value="0.001440929284406" calcext:value-type="float">
            <text:p>0.001440929284406</text:p>
          </table:table-cell>
          <table:table-cell office:value-type="float" office:value="0.000484267554564" calcext:value-type="float">
            <text:p>0.000484267554564</text:p>
          </table:table-cell>
          <table:table-cell office:value-type="float" office:value="0.0000425974256154181" calcext:value-type="float">
            <text:p>4.25974256154181E-05</text:p>
          </table:table-cell>
          <table:table-cell office:value-type="float" office:value="0.000794503670499" calcext:value-type="float">
            <text:p>0.000794503670499</text:p>
          </table:table-cell>
          <table:table-cell office:value-type="float" office:value="0.0000698865961312519" calcext:value-type="float">
            <text:p>6.98865961312519E-05</text:p>
          </table:table-cell>
          <table:table-cell office:value-type="float" office:value="0.0000371686902386542" calcext:value-type="float">
            <text:p>3.71686902386542E-05</text:p>
          </table:table-cell>
          <table:table-cell office:value-type="float" office:value="0.0000765469717255175" calcext:value-type="float">
            <text:p>7.65469717255175E-05</text:p>
          </table:table-cell>
          <table:table-cell office:value-type="float" office:value="0.000170167129925" calcext:value-type="float">
            <text:p>0.000170167129925</text:p>
          </table:table-cell>
          <table:table-cell office:value-type="float" office:value="0.0000149683405193023" calcext:value-type="float">
            <text:p>1.49683405193023E-05</text:p>
          </table:table-cell>
          <table:table-cell table:formula="of:=SUM([.E252:.P252])" office:value-type="float" office:value="0.0174431095727882" calcext:value-type="float">
            <text:p>0.0174431095727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479424267161547" calcext:value-type="float">
            <text:p>0.479424267161547</text:p>
          </table:table-cell>
          <table:table-cell office:value-type="float" office:value="0.772205778305797" calcext:value-type="float">
            <text:p>0.772205778305797</text:p>
          </table:table-cell>
          <table:table-cell office:value-type="float" office:value="0.034223507834616" calcext:value-type="float">
            <text:p>0.034223507834616</text:p>
          </table:table-cell>
          <table:table-cell office:value-type="float" office:value="0.142405634658543" calcext:value-type="float">
            <text:p>0.142405634658543</text:p>
          </table:table-cell>
          <table:table-cell office:value-type="float" office:value="0.013792060789454" calcext:value-type="float">
            <text:p>0.013792060789454</text:p>
          </table:table-cell>
          <table:table-cell office:value-type="float" office:value="0.001250979432595" calcext:value-type="float">
            <text:p>0.001250979432595</text:p>
          </table:table-cell>
          <table:table-cell office:value-type="float" office:value="0.022254089318169" calcext:value-type="float">
            <text:p>0.022254089318169</text:p>
          </table:table-cell>
          <table:table-cell office:value-type="float" office:value="0.002018509666768" calcext:value-type="float">
            <text:p>0.002018509666768</text:p>
          </table:table-cell>
          <table:table-cell office:value-type="float" office:value="0.003826104387317" calcext:value-type="float">
            <text:p>0.003826104387317</text:p>
          </table:table-cell>
          <table:table-cell office:value-type="float" office:value="0.00236192253152" calcext:value-type="float">
            <text:p>0.00236192253152</text:p>
          </table:table-cell>
          <table:table-cell office:value-type="float" office:value="0.005219977917165" calcext:value-type="float">
            <text:p>0.005219977917165</text:p>
          </table:table-cell>
          <table:table-cell office:value-type="float" office:value="0.000473466954117" calcext:value-type="float">
            <text:p>0.000473466954117</text:p>
          </table:table-cell>
          <table:table-cell table:formula="of:=SUM([.E253:.P253])" office:value-type="float" office:value="1.47945629895761" calcext:value-type="float">
            <text:p>1.47945629895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3.0537409076581" calcext:value-type="float">
            <text:p>23.0537409076581</text:p>
          </table:table-cell>
          <table:table-cell office:value-type="float" office:value="7.44273946627573" calcext:value-type="float">
            <text:p>7.44273946627573</text:p>
          </table:table-cell>
          <table:table-cell office:value-type="float" office:value="1.2462822759167" calcext:value-type="float">
            <text:p>1.2462822759167</text:p>
          </table:table-cell>
          <table:table-cell office:value-type="float" office:value="6.11311804137785" calcext:value-type="float">
            <text:p>6.11311804137785</text:p>
          </table:table-cell>
          <table:table-cell office:value-type="float" office:value="0.556743574709174" calcext:value-type="float">
            <text:p>0.556743574709174</text:p>
          </table:table-cell>
          <table:table-cell office:value-type="float" office:value="0.029494881636475" calcext:value-type="float">
            <text:p>0.029494881636475</text:p>
          </table:table-cell>
          <table:table-cell office:value-type="float" office:value="0.179705120902588" calcext:value-type="float">
            <text:p>0.179705120902588</text:p>
          </table:table-cell>
          <table:table-cell office:value-type="float" office:value="0.009520327689923" calcext:value-type="float">
            <text:p>0.009520327689923</text:p>
          </table:table-cell>
          <table:table-cell office:value-type="float" office:value="0.116616102550772" calcext:value-type="float">
            <text:p>0.116616102550772</text:p>
          </table:table-cell>
          <table:table-cell office:value-type="float" office:value="0.023664470140285" calcext:value-type="float">
            <text:p>0.023664470140285</text:p>
          </table:table-cell>
          <table:table-cell office:value-type="float" office:value="0.181151564234729" calcext:value-type="float">
            <text:p>0.181151564234729</text:p>
          </table:table-cell>
          <table:table-cell office:value-type="float" office:value="0.009596956638712" calcext:value-type="float">
            <text:p>0.009596956638712</text:p>
          </table:table-cell>
          <table:table-cell table:formula="of:=SUM([.E254:.P254])" office:value-type="float" office:value="38.962373689731" calcext:value-type="float">
            <text:p>38.9623736897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62.1959371058043" calcext:value-type="float">
            <text:p>62.1959371058043</text:p>
          </table:table-cell>
          <table:table-cell office:value-type="float" office:value="28.762432490309" calcext:value-type="float">
            <text:p>28.762432490309</text:p>
          </table:table-cell>
          <table:table-cell office:value-type="float" office:value="1.44030971427986" calcext:value-type="float">
            <text:p>1.44030971427986</text:p>
          </table:table-cell>
          <table:table-cell office:value-type="float" office:value="9.13801637196176" calcext:value-type="float">
            <text:p>9.13801637196176</text:p>
          </table:table-cell>
          <table:table-cell office:value-type="float" office:value="1.42983932960371" calcext:value-type="float">
            <text:p>1.42983932960371</text:p>
          </table:table-cell>
          <table:table-cell office:value-type="float" office:value="0.084729764209932" calcext:value-type="float">
            <text:p>0.084729764209932</text:p>
          </table:table-cell>
          <table:table-cell office:value-type="float" office:value="0.661810999672242" calcext:value-type="float">
            <text:p>0.661810999672242</text:p>
          </table:table-cell>
          <table:table-cell office:value-type="float" office:value="0.039217756004313" calcext:value-type="float">
            <text:p>0.039217756004313</text:p>
          </table:table-cell>
          <table:table-cell office:value-type="float" office:value="0.12358360524312" calcext:value-type="float">
            <text:p>0.12358360524312</text:p>
          </table:table-cell>
          <table:table-cell office:value-type="float" office:value="0.058543735391916" calcext:value-type="float">
            <text:p>0.058543735391916</text:p>
          </table:table-cell>
          <table:table-cell office:value-type="float" office:value="0.246791383915907" calcext:value-type="float">
            <text:p>0.246791383915907</text:p>
          </table:table-cell>
          <table:table-cell office:value-type="float" office:value="0.014624423412687" calcext:value-type="float">
            <text:p>0.014624423412687</text:p>
          </table:table-cell>
          <table:table-cell table:formula="of:=SUM([.E255:.P255])" office:value-type="float" office:value="104.195836679809" calcext:value-type="float">
            <text:p>104.195836679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.61299412455012" calcext:value-type="float">
            <text:p>2.61299412455012</text:p>
          </table:table-cell>
          <table:table-cell office:value-type="float" office:value="4.24047359828226" calcext:value-type="float">
            <text:p>4.24047359828226</text:p>
          </table:table-cell>
          <table:table-cell office:value-type="float" office:value="0.1699458681735" calcext:value-type="float">
            <text:p>0.1699458681735</text:p>
          </table:table-cell>
          <table:table-cell office:value-type="float" office:value="0.762506974660761" calcext:value-type="float">
            <text:p>0.762506974660761</text:p>
          </table:table-cell>
          <table:table-cell office:value-type="float" office:value="0.195770133671909" calcext:value-type="float">
            <text:p>0.195770133671909</text:p>
          </table:table-cell>
          <table:table-cell office:value-type="float" office:value="0.015354599530849" calcext:value-type="float">
            <text:p>0.015354599530849</text:p>
          </table:table-cell>
          <table:table-cell office:value-type="float" office:value="0.318845274223221" calcext:value-type="float">
            <text:p>0.318845274223221</text:p>
          </table:table-cell>
          <table:table-cell office:value-type="float" office:value="0.025007601548692" calcext:value-type="float">
            <text:p>0.025007601548692</text:p>
          </table:table-cell>
          <table:table-cell office:value-type="float" office:value="0.021608256624558" calcext:value-type="float">
            <text:p>0.021608256624558</text:p>
          </table:table-cell>
          <table:table-cell office:value-type="float" office:value="0.022338617353838" calcext:value-type="float">
            <text:p>0.022338617353838</text:p>
          </table:table-cell>
          <table:table-cell office:value-type="float" office:value="0.072012086170341" calcext:value-type="float">
            <text:p>0.072012086170341</text:p>
          </table:table-cell>
          <table:table-cell office:value-type="float" office:value="0.00564803590715" calcext:value-type="float">
            <text:p>0.00564803590715</text:p>
          </table:table-cell>
          <table:table-cell table:formula="of:=SUM([.E256:.P256])" office:value-type="float" office:value="8.4625051706972" calcext:value-type="float">
            <text:p>8.46250517069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239203994179661" calcext:value-type="float">
            <text:p>0.239203994179661</text:p>
          </table:table-cell>
          <table:table-cell office:value-type="float" office:value="0.386757648297847" calcext:value-type="float">
            <text:p>0.386757648297847</text:p>
          </table:table-cell>
          <table:table-cell office:value-type="float" office:value="0.015491154708502" calcext:value-type="float">
            <text:p>0.015491154708502</text:p>
          </table:table-cell>
          <table:table-cell office:value-type="float" office:value="0.069517302752539" calcext:value-type="float">
            <text:p>0.069517302752539</text:p>
          </table:table-cell>
          <table:table-cell office:value-type="float" office:value="0.027936831344967" calcext:value-type="float">
            <text:p>0.027936831344967</text:p>
          </table:table-cell>
          <table:table-cell office:value-type="float" office:value="0.001818370791536" calcext:value-type="float">
            <text:p>0.001818370791536</text:p>
          </table:table-cell>
          <table:table-cell office:value-type="float" office:value="0.045401297687991" calcext:value-type="float">
            <text:p>0.045401297687991</text:p>
          </table:table-cell>
          <table:table-cell office:value-type="float" office:value="0.002955109425054" calcext:value-type="float">
            <text:p>0.002955109425054</text:p>
          </table:table-cell>
          <table:table-cell office:value-type="float" office:value="0.001969407333809" calcext:value-type="float">
            <text:p>0.001969407333809</text:p>
          </table:table-cell>
          <table:table-cell office:value-type="float" office:value="0.002763740475721" calcext:value-type="float">
            <text:p>0.002763740475721</text:p>
          </table:table-cell>
          <table:table-cell office:value-type="float" office:value="0.010249442294827" calcext:value-type="float">
            <text:p>0.010249442294827</text:p>
          </table:table-cell>
          <table:table-cell office:value-type="float" office:value="0.000667122418728" calcext:value-type="float">
            <text:p>0.000667122418728</text:p>
          </table:table-cell>
          <table:table-cell table:formula="of:=SUM([.E257:.P257])" office:value-type="float" office:value="0.804731421711182" calcext:value-type="float">
            <text:p>0.804731421711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058.55559056462" calcext:value-type="float">
            <text:p>1058.55559056462</text:p>
          </table:table-cell>
          <table:table-cell office:value-type="float" office:value="1083.57249280282" calcext:value-type="float">
            <text:p>1083.57249280282</text:p>
          </table:table-cell>
          <table:table-cell office:value-type="float" office:value="165.100328808396" calcext:value-type="float">
            <text:p>165.100328808396</text:p>
          </table:table-cell>
          <table:table-cell office:value-type="float" office:value="833.434732785598" calcext:value-type="float">
            <text:p>833.434732785598</text:p>
          </table:table-cell>
          <table:table-cell office:value-type="float" office:value="106.964850520183" calcext:value-type="float">
            <text:p>106.964850520183</text:p>
          </table:table-cell>
          <table:table-cell office:value-type="float" office:value="5.79212628692611" calcext:value-type="float">
            <text:p>5.79212628692611</text:p>
          </table:table-cell>
          <table:table-cell office:value-type="float" office:value="109.715297465833" calcext:value-type="float">
            <text:p>109.715297465833</text:p>
          </table:table-cell>
          <table:table-cell office:value-type="float" office:value="5.94106246528021" calcext:value-type="float">
            <text:p>5.94106246528021</text:p>
          </table:table-cell>
          <table:table-cell office:value-type="float" office:value="18.1468535456788" calcext:value-type="float">
            <text:p>18.1468535456788</text:p>
          </table:table-cell>
          <table:table-cell office:value-type="float" office:value="8.40999251077552" calcext:value-type="float">
            <text:p>8.40999251077552</text:p>
          </table:table-cell>
          <table:table-cell office:value-type="float" office:value="103.360873877618" calcext:value-type="float">
            <text:p>103.360873877618</text:p>
          </table:table-cell>
          <table:table-cell office:value-type="float" office:value="5.59697163801712" calcext:value-type="float">
            <text:p>5.59697163801712</text:p>
          </table:table-cell>
          <table:table-cell table:formula="of:=SUM([.E258:.P258])" office:value-type="float" office:value="3504.59117327175" calcext:value-type="float">
            <text:p>3504.59117327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81.8715661705012" calcext:value-type="float">
            <text:p>81.8715661705012</text:p>
          </table:table-cell>
          <table:table-cell office:value-type="float" office:value="132.392038634407" calcext:value-type="float">
            <text:p>132.392038634407</text:p>
          </table:table-cell>
          <table:table-cell office:value-type="float" office:value="5.3901908767902" calcext:value-type="float">
            <text:p>5.3901908767902</text:p>
          </table:table-cell>
          <table:table-cell office:value-type="float" office:value="24.2546180726456" calcext:value-type="float">
            <text:p>24.2546180726456</text:p>
          </table:table-cell>
          <table:table-cell office:value-type="float" office:value="2.80763190838555" calcext:value-type="float">
            <text:p>2.80763190838555</text:p>
          </table:table-cell>
          <table:table-cell office:value-type="float" office:value="0.200229786546282" calcext:value-type="float">
            <text:p>0.200229786546282</text:p>
          </table:table-cell>
          <table:table-cell office:value-type="float" office:value="4.54719641394294" calcext:value-type="float">
            <text:p>4.54719641394294</text:p>
          </table:table-cell>
          <table:table-cell office:value-type="float" office:value="0.324289008337764" calcext:value-type="float">
            <text:p>0.324289008337764</text:p>
          </table:table-cell>
          <table:table-cell office:value-type="float" office:value="0.683342973559769" calcext:value-type="float">
            <text:p>0.683342973559769</text:p>
          </table:table-cell>
          <table:table-cell office:value-type="float" office:value="0.368983256498355" calcext:value-type="float">
            <text:p>0.368983256498355</text:p>
          </table:table-cell>
          <table:table-cell office:value-type="float" office:value="1.04564112086813" calcext:value-type="float">
            <text:p>1.04564112086813</text:p>
          </table:table-cell>
          <table:table-cell office:value-type="float" office:value="0.074571206364382" calcext:value-type="float">
            <text:p>0.074571206364382</text:p>
          </table:table-cell>
          <table:table-cell table:formula="of:=SUM([.E259:.P259])" office:value-type="float" office:value="253.960299428847" calcext:value-type="float">
            <text:p>253.9602994288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.94380275199173" calcext:value-type="float">
            <text:p>2.94380275199173</text:p>
          </table:table-cell>
          <table:table-cell office:value-type="float" office:value="4.15965669721302" calcext:value-type="float">
            <text:p>4.15965669721302</text:p>
          </table:table-cell>
          <table:table-cell office:value-type="float" office:value="0.285159696087594" calcext:value-type="float">
            <text:p>0.285159696087594</text:p>
          </table:table-cell>
          <table:table-cell office:value-type="float" office:value="1.36872329221824" calcext:value-type="float">
            <text:p>1.36872329221824</text:p>
          </table:table-cell>
          <table:table-cell office:value-type="float" office:value="0.127080913952146" calcext:value-type="float">
            <text:p>0.127080913952146</text:p>
          </table:table-cell>
          <table:table-cell office:value-type="float" office:value="0.008569408830895" calcext:value-type="float">
            <text:p>0.008569408830895</text:p>
          </table:table-cell>
          <table:table-cell office:value-type="float" office:value="0.179881829510142" calcext:value-type="float">
            <text:p>0.179881829510142</text:p>
          </table:table-cell>
          <table:table-cell office:value-type="float" office:value="0.012129916998411" calcext:value-type="float">
            <text:p>0.012129916998411</text:p>
          </table:table-cell>
          <table:table-cell office:value-type="float" office:value="0.033447426407999" calcext:value-type="float">
            <text:p>0.033447426407999</text:p>
          </table:table-cell>
          <table:table-cell office:value-type="float" office:value="0.016213828401352" calcext:value-type="float">
            <text:p>0.016213828401352</text:p>
          </table:table-cell>
          <table:table-cell office:value-type="float" office:value="0.073226478673166" calcext:value-type="float">
            <text:p>0.073226478673166</text:p>
          </table:table-cell>
          <table:table-cell office:value-type="float" office:value="0.004937858986704" calcext:value-type="float">
            <text:p>0.004937858986704</text:p>
          </table:table-cell>
          <table:table-cell table:formula="of:=SUM([.E260:.P260])" office:value-type="float" office:value="9.2128300992714" calcext:value-type="float">
            <text:p>9.21283009927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4.05911620953909" calcext:value-type="float">
            <text:p>4.05911620953909</text:p>
          </table:table-cell>
          <table:table-cell office:value-type="float" office:value="6.98152284838038" calcext:value-type="float">
            <text:p>6.98152284838038</text:p>
          </table:table-cell>
          <table:table-cell office:value-type="float" office:value="0.197923023323978" calcext:value-type="float">
            <text:p>0.197923023323978</text:p>
          </table:table-cell>
          <table:table-cell office:value-type="float" office:value="0.85435199011954" calcext:value-type="float">
            <text:p>0.85435199011954</text:p>
          </table:table-cell>
          <table:table-cell office:value-type="float" office:value="0.165439303937497" calcext:value-type="float">
            <text:p>0.165439303937497</text:p>
          </table:table-cell>
          <table:table-cell office:value-type="float" office:value="0.010200970245223" calcext:value-type="float">
            <text:p>0.010200970245223</text:p>
          </table:table-cell>
          <table:table-cell office:value-type="float" office:value="0.285152705214498" calcext:value-type="float">
            <text:p>0.285152705214498</text:p>
          </table:table-cell>
          <table:table-cell office:value-type="float" office:value="0.017582486096151" calcext:value-type="float">
            <text:p>0.017582486096151</text:p>
          </table:table-cell>
          <table:table-cell office:value-type="float" office:value="0.022719426782455" calcext:value-type="float">
            <text:p>0.022719426782455</text:p>
          </table:table-cell>
          <table:table-cell office:value-type="float" office:value="0.020955989166508" calcext:value-type="float">
            <text:p>0.020955989166508</text:p>
          </table:table-cell>
          <table:table-cell office:value-type="float" office:value="0.044064663213644" calcext:value-type="float">
            <text:p>0.044064663213644</text:p>
          </table:table-cell>
          <table:table-cell office:value-type="float" office:value="0.002717022543071" calcext:value-type="float">
            <text:p>0.002717022543071</text:p>
          </table:table-cell>
          <table:table-cell table:formula="of:=SUM([.E261:.P261])" office:value-type="float" office:value="12.661746638562" calcext:value-type="float">
            <text:p>12.6617466385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.01979222109131" calcext:value-type="float">
            <text:p>1.01979222109131</text:p>
          </table:table-cell>
          <table:table-cell office:value-type="float" office:value="3.14505780251657" calcext:value-type="float">
            <text:p>3.14505780251657</text:p>
          </table:table-cell>
          <table:table-cell office:value-type="float" office:value="0.124011227576178" calcext:value-type="float">
            <text:p>0.124011227576178</text:p>
          </table:table-cell>
          <table:table-cell office:value-type="float" office:value="0.520943221918086" calcext:value-type="float">
            <text:p>0.520943221918086</text:p>
          </table:table-cell>
          <table:table-cell office:value-type="float" office:value="0.039666987071347" calcext:value-type="float">
            <text:p>0.039666987071347</text:p>
          </table:table-cell>
          <table:table-cell office:value-type="float" office:value="0.001768973671623" calcext:value-type="float">
            <text:p>0.001768973671623</text:p>
          </table:table-cell>
          <table:table-cell office:value-type="float" office:value="0.122572889493891" calcext:value-type="float">
            <text:p>0.122572889493891</text:p>
          </table:table-cell>
          <table:table-cell office:value-type="float" office:value="0.005466213352162" calcext:value-type="float">
            <text:p>0.005466213352162</text:p>
          </table:table-cell>
          <table:table-cell office:value-type="float" office:value="0.012316296809031" calcext:value-type="float">
            <text:p>0.012316296809031</text:p>
          </table:table-cell>
          <table:table-cell office:value-type="float" office:value="0.009656403283383" calcext:value-type="float">
            <text:p>0.009656403283383</text:p>
          </table:table-cell>
          <table:table-cell office:value-type="float" office:value="0.025702371568047" calcext:value-type="float">
            <text:p>0.025702371568047</text:p>
          </table:table-cell>
          <table:table-cell office:value-type="float" office:value="0.001146213059247" calcext:value-type="float">
            <text:p>0.001146213059247</text:p>
          </table:table-cell>
          <table:table-cell table:formula="of:=SUM([.E262:.P262])" office:value-type="float" office:value="5.02810082141088" calcext:value-type="float">
            <text:p>5.028100821410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89.1839822831363" calcext:value-type="float">
            <text:p>89.1839822831363</text:p>
          </table:table-cell>
          <table:table-cell office:value-type="float" office:value="36.4457607166953" calcext:value-type="float">
            <text:p>36.4457607166953</text:p>
          </table:table-cell>
          <table:table-cell office:value-type="float" office:value="1.12343397912438" calcext:value-type="float">
            <text:p>1.12343397912438</text:p>
          </table:table-cell>
          <table:table-cell office:value-type="float" office:value="3.27599168588555" calcext:value-type="float">
            <text:p>3.27599168588555</text:p>
          </table:table-cell>
          <table:table-cell office:value-type="float" office:value="3.17705191195777" calcext:value-type="float">
            <text:p>3.17705191195777</text:p>
          </table:table-cell>
          <table:table-cell office:value-type="float" office:value="0.127039464797188" calcext:value-type="float">
            <text:p>0.127039464797188</text:p>
          </table:table-cell>
          <table:table-cell office:value-type="float" office:value="1.30095716244981" calcext:value-type="float">
            <text:p>1.30095716244981</text:p>
          </table:table-cell>
          <table:table-cell office:value-type="float" office:value="0.052020837626115" calcext:value-type="float">
            <text:p>0.052020837626115</text:p>
          </table:table-cell>
          <table:table-cell office:value-type="float" office:value="0.059619678103213" calcext:value-type="float">
            <text:p>0.059619678103213</text:p>
          </table:table-cell>
          <table:table-cell office:value-type="float" office:value="0.091718528525741" calcext:value-type="float">
            <text:p>0.091718528525741</text:p>
          </table:table-cell>
          <table:table-cell office:value-type="float" office:value="0.159485436014636" calcext:value-type="float">
            <text:p>0.159485436014636</text:p>
          </table:table-cell>
          <table:table-cell office:value-type="float" office:value="0.006377278368662" calcext:value-type="float">
            <text:p>0.006377278368662</text:p>
          </table:table-cell>
          <table:table-cell table:formula="of:=SUM([.E263:.P263])" office:value-type="float" office:value="135.003438962685" calcext:value-type="float">
            <text:p>135.0034389626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25.9574357917567" calcext:value-type="float">
            <text:p>25.9574357917567</text:p>
          </table:table-cell>
          <table:table-cell office:value-type="float" office:value="46.720586999452" calcext:value-type="float">
            <text:p>46.720586999452</text:p>
          </table:table-cell>
          <table:table-cell office:value-type="float" office:value="1.56640820096933" calcext:value-type="float">
            <text:p>1.56640820096933</text:p>
          </table:table-cell>
          <table:table-cell office:value-type="float" office:value="3.09812419003094" calcext:value-type="float">
            <text:p>3.09812419003094</text:p>
          </table:table-cell>
          <table:table-cell office:value-type="float" office:value="0.984349089909887" calcext:value-type="float">
            <text:p>0.984349089909887</text:p>
          </table:table-cell>
          <table:table-cell office:value-type="float" office:value="0.042588787080645" calcext:value-type="float">
            <text:p>0.042588787080645</text:p>
          </table:table-cell>
          <table:table-cell office:value-type="float" office:value="1.77535315524286" calcext:value-type="float">
            <text:p>1.77535315524286</text:p>
          </table:table-cell>
          <table:table-cell office:value-type="float" office:value="0.076812320239469" calcext:value-type="float">
            <text:p>0.076812320239469</text:p>
          </table:table-cell>
          <table:table-cell office:value-type="float" office:value="0.080485353591018" calcext:value-type="float">
            <text:p>0.080485353591018</text:p>
          </table:table-cell>
          <table:table-cell office:value-type="float" office:value="0.120988930538403" calcext:value-type="float">
            <text:p>0.120988930538403</text:p>
          </table:table-cell>
          <table:table-cell office:value-type="float" office:value="0.180896180881926" calcext:value-type="float">
            <text:p>0.180896180881926</text:p>
          </table:table-cell>
          <table:table-cell office:value-type="float" office:value="0.007826643017456" calcext:value-type="float">
            <text:p>0.007826643017456</text:p>
          </table:table-cell>
          <table:table-cell table:formula="of:=SUM([.E264:.P264])" office:value-type="float" office:value="80.6118556427106" calcext:value-type="float">
            <text:p>80.61185564271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265937066276697" calcext:value-type="float">
            <text:p>0.265937066276697</text:p>
          </table:table-cell>
          <table:table-cell office:value-type="float" office:value="0.415489618952843" calcext:value-type="float">
            <text:p>0.415489618952843</text:p>
          </table:table-cell>
          <table:table-cell office:value-type="float" office:value="0.01654324733162" calcext:value-type="float">
            <text:p>0.01654324733162</text:p>
          </table:table-cell>
          <table:table-cell office:value-type="float" office:value="0.063991785736401" calcext:value-type="float">
            <text:p>0.063991785736401</text:p>
          </table:table-cell>
          <table:table-cell office:value-type="float" office:value="0.006976209264725" calcext:value-type="float">
            <text:p>0.006976209264725</text:p>
          </table:table-cell>
          <table:table-cell office:value-type="float" office:value="0.000284855772222" calcext:value-type="float">
            <text:p>0.000284855772222</text:p>
          </table:table-cell>
          <table:table-cell office:value-type="float" office:value="0.010909509157997" calcext:value-type="float">
            <text:p>0.010909509157997</text:p>
          </table:table-cell>
          <table:table-cell office:value-type="float" office:value="0.000445462075153" calcext:value-type="float">
            <text:p>0.000445462075153</text:p>
          </table:table-cell>
          <table:table-cell office:value-type="float" office:value="0.001653045979041" calcext:value-type="float">
            <text:p>0.001653045979041</text:p>
          </table:table-cell>
          <table:table-cell office:value-type="float" office:value="0.000778129256492" calcext:value-type="float">
            <text:p>0.000778129256492</text:p>
          </table:table-cell>
          <table:table-cell office:value-type="float" office:value="0.002166261770996" calcext:value-type="float">
            <text:p>0.002166261770996</text:p>
          </table:table-cell>
          <table:table-cell office:value-type="float" office:value="0.0000884537929118476" calcext:value-type="float">
            <text:p>8.84537929118476E-05</text:p>
          </table:table-cell>
          <table:table-cell table:formula="of:=SUM([.E265:.P265])" office:value-type="float" office:value="0.785263645367099" calcext:value-type="float">
            <text:p>0.7852636453670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.00223690753262" calcext:value-type="float">
            <text:p>1.00223690753262</text:p>
          </table:table-cell>
          <table:table-cell office:value-type="float" office:value="1.65687966557018" calcext:value-type="float">
            <text:p>1.65687966557018</text:p>
          </table:table-cell>
          <table:table-cell office:value-type="float" office:value="0.06555917083833" calcext:value-type="float">
            <text:p>0.06555917083833</text:p>
          </table:table-cell>
          <table:table-cell office:value-type="float" office:value="0.264870381812333" calcext:value-type="float">
            <text:p>0.264870381812333</text:p>
          </table:table-cell>
          <table:table-cell office:value-type="float" office:value="0.021364864471652" calcext:value-type="float">
            <text:p>0.021364864471652</text:p>
          </table:table-cell>
          <table:table-cell office:value-type="float" office:value="0.000837703455192" calcext:value-type="float">
            <text:p>0.000837703455192</text:p>
          </table:table-cell>
          <table:table-cell office:value-type="float" office:value="0.035342595784269" calcext:value-type="float">
            <text:p>0.035342595784269</text:p>
          </table:table-cell>
          <table:table-cell office:value-type="float" office:value="0.001385761872875" calcext:value-type="float">
            <text:p>0.001385761872875</text:p>
          </table:table-cell>
          <table:table-cell office:value-type="float" office:value="0.006687413971669" calcext:value-type="float">
            <text:p>0.006687413971669</text:p>
          </table:table-cell>
          <table:table-cell office:value-type="float" office:value="0.002479702478073" calcext:value-type="float">
            <text:p>0.002479702478073</text:p>
          </table:table-cell>
          <table:table-cell office:value-type="float" office:value="0.007216649430624" calcext:value-type="float">
            <text:p>0.007216649430624</text:p>
          </table:table-cell>
          <table:table-cell office:value-type="float" office:value="0.000282960473303" calcext:value-type="float">
            <text:p>0.000282960473303</text:p>
          </table:table-cell>
          <table:table-cell table:formula="of:=SUM([.E266:.P266])" office:value-type="float" office:value="3.06514377769112" calcext:value-type="float">
            <text:p>3.065143777691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739.714284713728" calcext:value-type="float">
            <text:p>739.714284713728</text:p>
          </table:table-cell>
          <table:table-cell office:value-type="float" office:value="1159.88816704914" calcext:value-type="float">
            <text:p>1159.88816704914</text:p>
          </table:table-cell>
          <table:table-cell office:value-type="float" office:value="66.6499372707121" calcext:value-type="float">
            <text:p>66.6499372707121</text:p>
          </table:table-cell>
          <table:table-cell office:value-type="float" office:value="238.221778816294" calcext:value-type="float">
            <text:p>238.221778816294</text:p>
          </table:table-cell>
          <table:table-cell office:value-type="float" office:value="23.8481574201975" calcext:value-type="float">
            <text:p>23.8481574201975</text:p>
          </table:table-cell>
          <table:table-cell office:value-type="float" office:value="0.461315459997557" calcext:value-type="float">
            <text:p>0.461315459997557</text:p>
          </table:table-cell>
          <table:table-cell office:value-type="float" office:value="37.4451525491577" calcext:value-type="float">
            <text:p>37.4451525491577</text:p>
          </table:table-cell>
          <table:table-cell office:value-type="float" office:value="0.724333853912909" calcext:value-type="float">
            <text:p>0.724333853912909</text:p>
          </table:table-cell>
          <table:table-cell office:value-type="float" office:value="5.65978246933817" calcext:value-type="float">
            <text:p>5.65978246933817</text:p>
          </table:table-cell>
          <table:table-cell office:value-type="float" office:value="3.10630582618985" calcext:value-type="float">
            <text:p>3.10630582618985</text:p>
          </table:table-cell>
          <table:table-cell office:value-type="float" office:value="10.060864376082" calcext:value-type="float">
            <text:p>10.060864376082</text:p>
          </table:table-cell>
          <table:table-cell office:value-type="float" office:value="0.194615969521173" calcext:value-type="float">
            <text:p>0.194615969521173</text:p>
          </table:table-cell>
          <table:table-cell table:formula="of:=SUM([.E267:.P267])" office:value-type="float" office:value="2285.97469577427" calcext:value-type="float">
            <text:p>2285.97469577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.63472255389327" calcext:value-type="float">
            <text:p>1.63472255389327</text:p>
          </table:table-cell>
          <table:table-cell office:value-type="float" office:value="2.5645719397665" calcext:value-type="float">
            <text:p>2.5645719397665</text:p>
          </table:table-cell>
          <table:table-cell office:value-type="float" office:value="0.147332019812175" calcext:value-type="float">
            <text:p>0.147332019812175</text:p>
          </table:table-cell>
          <table:table-cell office:value-type="float" office:value="0.526632612052736" calcext:value-type="float">
            <text:p>0.526632612052736</text:p>
          </table:table-cell>
          <table:table-cell office:value-type="float" office:value="0.056847694189701" calcext:value-type="float">
            <text:p>0.056847694189701</text:p>
          </table:table-cell>
          <table:table-cell office:value-type="float" office:value="0.001619084126935" calcext:value-type="float">
            <text:p>0.001619084126935</text:p>
          </table:table-cell>
          <table:table-cell office:value-type="float" office:value="0.089262730187773" calcext:value-type="float">
            <text:p>0.089262730187773</text:p>
          </table:table-cell>
          <table:table-cell office:value-type="float" office:value="0.002542299588998" calcext:value-type="float">
            <text:p>0.002542299588998</text:p>
          </table:table-cell>
          <table:table-cell office:value-type="float" office:value="0.012512751269832" calcext:value-type="float">
            <text:p>0.012512751269832</text:p>
          </table:table-cell>
          <table:table-cell office:value-type="float" office:value="0.005351410312394" calcext:value-type="float">
            <text:p>0.005351410312394</text:p>
          </table:table-cell>
          <table:table-cell office:value-type="float" office:value="0.023979038331275" calcext:value-type="float">
            <text:p>0.023979038331275</text:p>
          </table:table-cell>
          <table:table-cell office:value-type="float" office:value="0.000682949078142" calcext:value-type="float">
            <text:p>0.000682949078142</text:p>
          </table:table-cell>
          <table:table-cell table:formula="of:=SUM([.E268:.P268])" office:value-type="float" office:value="5.06605708260973" calcext:value-type="float">
            <text:p>5.066057082609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97426683070109" calcext:value-type="float">
            <text:p>0.097426683070109</text:p>
          </table:table-cell>
          <table:table-cell office:value-type="float" office:value="0.153037001719715" calcext:value-type="float">
            <text:p>0.153037001719715</text:p>
          </table:table-cell>
          <table:table-cell office:value-type="float" office:value="0.008755411915763" calcext:value-type="float">
            <text:p>0.008755411915763</text:p>
          </table:table-cell>
          <table:table-cell office:value-type="float" office:value="0.031327062194857" calcext:value-type="float">
            <text:p>0.031327062194857</text:p>
          </table:table-cell>
          <table:table-cell office:value-type="float" office:value="0.001782495655715" calcext:value-type="float">
            <text:p>0.001782495655715</text:p>
          </table:table-cell>
          <table:table-cell office:value-type="float" office:value="0.000112493036137" calcext:value-type="float">
            <text:p>0.000112493036137</text:p>
          </table:table-cell>
          <table:table-cell office:value-type="float" office:value="0.002800873987219" calcext:value-type="float">
            <text:p>0.002800873987219</text:p>
          </table:table-cell>
          <table:table-cell office:value-type="float" office:value="0.000176762741413" calcext:value-type="float">
            <text:p>0.000176762741413</text:p>
          </table:table-cell>
          <table:table-cell office:value-type="float" office:value="0.000744933439269" calcext:value-type="float">
            <text:p>0.000744933439269</text:p>
          </table:table-cell>
          <table:table-cell office:value-type="float" office:value="0.00021153428763" calcext:value-type="float">
            <text:p>0.00021153428763</text:p>
          </table:table-cell>
          <table:table-cell office:value-type="float" office:value="0.000749893783666" calcext:value-type="float">
            <text:p>0.000749893783666</text:p>
          </table:table-cell>
          <table:table-cell office:value-type="float" office:value="0.0000473256853303558" calcext:value-type="float">
            <text:p>4.73256853303558E-05</text:p>
          </table:table-cell>
          <table:table-cell table:formula="of:=SUM([.E269:.P269])" office:value-type="float" office:value="0.297172471516823" calcext:value-type="float">
            <text:p>0.2971724715168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50707244102223" calcext:value-type="float">
            <text:p>0.050707244102223</text:p>
          </table:table-cell>
          <table:table-cell office:value-type="float" office:value="0.124347908363061" calcext:value-type="float">
            <text:p>0.124347908363061</text:p>
          </table:table-cell>
          <table:table-cell office:value-type="float" office:value="0.004954812809145" calcext:value-type="float">
            <text:p>0.004954812809145</text:p>
          </table:table-cell>
          <table:table-cell office:value-type="float" office:value="0.02049734974689" calcext:value-type="float">
            <text:p>0.02049734974689</text:p>
          </table:table-cell>
          <table:table-cell office:value-type="float" office:value="0.001320677753514" calcext:value-type="float">
            <text:p>0.001320677753514</text:p>
          </table:table-cell>
          <table:table-cell office:value-type="float" office:value="0.0000551754092472838" calcext:value-type="float">
            <text:p>5.51754092472838E-05</text:p>
          </table:table-cell>
          <table:table-cell office:value-type="float" office:value="0.003241426680888" calcext:value-type="float">
            <text:p>0.003241426680888</text:p>
          </table:table-cell>
          <table:table-cell office:value-type="float" office:value="0.000135420652909" calcext:value-type="float">
            <text:p>0.000135420652909</text:p>
          </table:table-cell>
          <table:table-cell office:value-type="float" office:value="0.000497711051904" calcext:value-type="float">
            <text:p>0.000497711051904</text:p>
          </table:table-cell>
          <table:table-cell office:value-type="float" office:value="0.000219841149421" calcext:value-type="float">
            <text:p>0.000219841149421</text:p>
          </table:table-cell>
          <table:table-cell office:value-type="float" office:value="0.00067882731608" calcext:value-type="float">
            <text:p>0.00067882731608</text:p>
          </table:table-cell>
          <table:table-cell office:value-type="float" office:value="0.0000283601165184036" calcext:value-type="float">
            <text:p>2.83601165184036E-05</text:p>
          </table:table-cell>
          <table:table-cell table:formula="of:=SUM([.E270:.P270])" office:value-type="float" office:value="0.206684755151801" calcext:value-type="float">
            <text:p>0.2066847551518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8606998939707" calcext:value-type="float">
            <text:p>0.008606998939707</text:p>
          </table:table-cell>
          <table:table-cell office:value-type="float" office:value="0.107421996742254" calcext:value-type="float">
            <text:p>0.107421996742254</text:p>
          </table:table-cell>
          <table:table-cell office:value-type="float" office:value="0.003847744541564" calcext:value-type="float">
            <text:p>0.003847744541564</text:p>
          </table:table-cell>
          <table:table-cell office:value-type="float" office:value="0.017381038635789" calcext:value-type="float">
            <text:p>0.017381038635789</text:p>
          </table:table-cell>
          <table:table-cell office:value-type="float" office:value="0.000287745989287" calcext:value-type="float">
            <text:p>0.000287745989287</text:p>
          </table:table-cell>
          <table:table-cell office:value-type="float" office:value="0.0000149550154944679" calcext:value-type="float">
            <text:p>1.49550154944679E-05</text:p>
          </table:table-cell>
          <table:table-cell office:value-type="float" office:value="0.003597038919438" calcext:value-type="float">
            <text:p>0.003597038919438</text:p>
          </table:table-cell>
          <table:table-cell office:value-type="float" office:value="0.00018694881867" calcext:value-type="float">
            <text:p>0.00018694881867</text:p>
          </table:table-cell>
          <table:table-cell office:value-type="float" office:value="0.000378122289145" calcext:value-type="float">
            <text:p>0.000378122289145</text:p>
          </table:table-cell>
          <table:table-cell office:value-type="float" office:value="0.000268058497771" calcext:value-type="float">
            <text:p>0.000268058497771</text:p>
          </table:table-cell>
          <table:table-cell office:value-type="float" office:value="0.000725569010569" calcext:value-type="float">
            <text:p>0.000725569010569</text:p>
          </table:table-cell>
          <table:table-cell office:value-type="float" office:value="0.0000377099810226405" calcext:value-type="float">
            <text:p>3.77099810226405E-05</text:p>
          </table:table-cell>
          <table:table-cell table:formula="of:=SUM([.E271:.P271])" office:value-type="float" office:value="0.142753927380711" calcext:value-type="float">
            <text:p>0.1427539273807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1.1027407993835" calcext:value-type="float">
            <text:p>11.1027407993835</text:p>
          </table:table-cell>
          <table:table-cell office:value-type="float" office:value="18.2339796153413" calcext:value-type="float">
            <text:p>18.2339796153413</text:p>
          </table:table-cell>
          <table:table-cell office:value-type="float" office:value="0.771542163454666" calcext:value-type="float">
            <text:p>0.771542163454666</text:p>
          </table:table-cell>
          <table:table-cell office:value-type="float" office:value="3.03959028178038" calcext:value-type="float">
            <text:p>3.03959028178038</text:p>
          </table:table-cell>
          <table:table-cell office:value-type="float" office:value="0.37118269895381" calcext:value-type="float">
            <text:p>0.37118269895381</text:p>
          </table:table-cell>
          <table:table-cell office:value-type="float" office:value="0.019291469594386" calcext:value-type="float">
            <text:p>0.019291469594386</text:p>
          </table:table-cell>
          <table:table-cell office:value-type="float" office:value="0.610437876851617" calcext:value-type="float">
            <text:p>0.610437876851617</text:p>
          </table:table-cell>
          <table:table-cell office:value-type="float" office:value="0.031726273271185" calcext:value-type="float">
            <text:p>0.031726273271185</text:p>
          </table:table-cell>
          <table:table-cell office:value-type="float" office:value="0.078373151057197" calcext:value-type="float">
            <text:p>0.078373151057197</text:p>
          </table:table-cell>
          <table:table-cell office:value-type="float" office:value="0.045961703215046" calcext:value-type="float">
            <text:p>0.045961703215046</text:p>
          </table:table-cell>
          <table:table-cell office:value-type="float" office:value="0.130722822912143" calcext:value-type="float">
            <text:p>0.130722822912143</text:p>
          </table:table-cell>
          <table:table-cell office:value-type="float" office:value="0.006794054169577" calcext:value-type="float">
            <text:p>0.006794054169577</text:p>
          </table:table-cell>
          <table:table-cell table:formula="of:=SUM([.E272:.P272])" office:value-type="float" office:value="34.4423429099848" calcext:value-type="float">
            <text:p>34.44234290998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4146296640868" calcext:value-type="float">
            <text:p>0.004146296640868</text:p>
          </table:table-cell>
          <table:table-cell office:value-type="float" office:value="0.051748985608154" calcext:value-type="float">
            <text:p>0.051748985608154</text:p>
          </table:table-cell>
          <table:table-cell office:value-type="float" office:value="0.001853595007948" calcext:value-type="float">
            <text:p>0.001853595007948</text:p>
          </table:table-cell>
          <table:table-cell office:value-type="float" office:value="0.008373062738504" calcext:value-type="float">
            <text:p>0.008373062738504</text:p>
          </table:table-cell>
          <table:table-cell office:value-type="float" office:value="0.00013861744639" calcext:value-type="float">
            <text:p>0.00013861744639</text:p>
          </table:table-cell>
          <table:table-cell office:value-type="float" office:value="0.00000720436139908591" calcext:value-type="float">
            <text:p>7.20436139908591E-06</text:p>
          </table:table-cell>
          <table:table-cell office:value-type="float" office:value="0.00173282119696" calcext:value-type="float">
            <text:p>0.00173282119696</text:p>
          </table:table-cell>
          <table:table-cell office:value-type="float" office:value="0.0000900598767906147" calcext:value-type="float">
            <text:p>9.00598767906147E-05</text:p>
          </table:table-cell>
          <table:table-cell office:value-type="float" office:value="0.000182154916986" calcext:value-type="float">
            <text:p>0.000182154916986</text:p>
          </table:table-cell>
          <table:table-cell office:value-type="float" office:value="0.000129133283458" calcext:value-type="float">
            <text:p>0.000129133283458</text:p>
          </table:table-cell>
          <table:table-cell office:value-type="float" office:value="0.000349532320759" calcext:value-type="float">
            <text:p>0.000349532320759</text:p>
          </table:table-cell>
          <table:table-cell office:value-type="float" office:value="0.000018166235383726" calcext:value-type="float">
            <text:p>1.8166235383726E-05</text:p>
          </table:table-cell>
          <table:table-cell table:formula="of:=SUM([.E273:.P273])" office:value-type="float" office:value="0.0687696296336005" calcext:value-type="float">
            <text:p>0.0687696296336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1456973050132" calcext:value-type="float">
            <text:p>0.001456973050132</text:p>
          </table:table-cell>
          <table:table-cell office:value-type="float" office:value="0.018184149358632" calcext:value-type="float">
            <text:p>0.018184149358632</text:p>
          </table:table-cell>
          <table:table-cell office:value-type="float" office:value="0.00065133737558" calcext:value-type="float">
            <text:p>0.00065133737558</text:p>
          </table:table-cell>
          <table:table-cell office:value-type="float" office:value="0.002942222376667" calcext:value-type="float">
            <text:p>0.002942222376667</text:p>
          </table:table-cell>
          <table:table-cell office:value-type="float" office:value="0.0000487089807353432" calcext:value-type="float">
            <text:p>4.87089807353432E-05</text:p>
          </table:table-cell>
          <table:table-cell office:value-type="float" office:value="0.00000253155076789163" calcext:value-type="float">
            <text:p>2.53155076789163E-06</text:p>
          </table:table-cell>
          <table:table-cell office:value-type="float" office:value="0.000608898493651" calcext:value-type="float">
            <text:p>0.000608898493651</text:p>
          </table:table-cell>
          <table:table-cell office:value-type="float" office:value="0.000031646267811389" calcext:value-type="float">
            <text:p>3.1646267811389E-05</text:p>
          </table:table-cell>
          <table:table-cell office:value-type="float" office:value="0.000064007674314004" calcext:value-type="float">
            <text:p>6.4007674314004E-05</text:p>
          </table:table-cell>
          <table:table-cell office:value-type="float" office:value="0.0000453763273966441" calcext:value-type="float">
            <text:p>4.53763273966441E-05</text:p>
          </table:table-cell>
          <table:table-cell office:value-type="float" office:value="0.000122822657044" calcext:value-type="float">
            <text:p>0.000122822657044</text:p>
          </table:table-cell>
          <table:table-cell office:value-type="float" office:value="0.00000638345921141693" calcext:value-type="float">
            <text:p>6.38345921141693E-06</text:p>
          </table:table-cell>
          <table:table-cell table:formula="of:=SUM([.E274:.P274])" office:value-type="float" office:value="0.0241650575719427" calcext:value-type="float">
            <text:p>0.0241650575719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10.950527643939" calcext:value-type="float">
            <text:p>10.950527643939</text:p>
          </table:table-cell>
          <table:table-cell office:value-type="float" office:value="20.0771063447115" calcext:value-type="float">
            <text:p>20.0771063447115</text:p>
          </table:table-cell>
          <table:table-cell office:value-type="float" office:value="0.680655771480764" calcext:value-type="float">
            <text:p>0.680655771480764</text:p>
          </table:table-cell>
          <table:table-cell office:value-type="float" office:value="2.94221041687164" calcext:value-type="float">
            <text:p>2.94221041687164</text:p>
          </table:table-cell>
          <table:table-cell office:value-type="float" office:value="0.328553283157902" calcext:value-type="float">
            <text:p>0.328553283157902</text:p>
          </table:table-cell>
          <table:table-cell office:value-type="float" office:value="0.018561942330979" calcext:value-type="float">
            <text:p>0.018561942330979</text:p>
          </table:table-cell>
          <table:table-cell office:value-type="float" office:value="0.603175528997722" calcext:value-type="float">
            <text:p>0.603175528997722</text:p>
          </table:table-cell>
          <table:table-cell office:value-type="float" office:value="0.034076997426724" calcext:value-type="float">
            <text:p>0.034076997426724</text:p>
          </table:table-cell>
          <table:table-cell office:value-type="float" office:value="0.075028697836879" calcext:value-type="float">
            <text:p>0.075028697836879</text:p>
          </table:table-cell>
          <table:table-cell office:value-type="float" office:value="0.044337156355319" calcext:value-type="float">
            <text:p>0.044337156355319</text:p>
          </table:table-cell>
          <table:table-cell office:value-type="float" office:value="0.111486091359319" calcext:value-type="float">
            <text:p>0.111486091359319</text:p>
          </table:table-cell>
          <table:table-cell office:value-type="float" office:value="0.006298516875643" calcext:value-type="float">
            <text:p>0.006298516875643</text:p>
          </table:table-cell>
          <table:table-cell table:formula="of:=SUM([.E275:.P275])" office:value-type="float" office:value="35.8720183913434" calcext:value-type="float">
            <text:p>35.8720183913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50.1221596954542" calcext:value-type="float">
            <text:p>50.1221596954542</text:p>
          </table:table-cell>
          <table:table-cell office:value-type="float" office:value="70.0057824355995" calcext:value-type="float">
            <text:p>70.0057824355995</text:p>
          </table:table-cell>
          <table:table-cell office:value-type="float" office:value="4.60706464461978" calcext:value-type="float">
            <text:p>4.60706464461978</text:p>
          </table:table-cell>
          <table:table-cell office:value-type="float" office:value="26.5220327475783" calcext:value-type="float">
            <text:p>26.5220327475783</text:p>
          </table:table-cell>
          <table:table-cell office:value-type="float" office:value="2.34852458744958" calcext:value-type="float">
            <text:p>2.34852458744958</text:p>
          </table:table-cell>
          <table:table-cell office:value-type="float" office:value="0.154235015424604" calcext:value-type="float">
            <text:p>0.154235015424604</text:p>
          </table:table-cell>
          <table:table-cell office:value-type="float" office:value="3.28628950986674" calcext:value-type="float">
            <text:p>3.28628950986674</text:p>
          </table:table-cell>
          <table:table-cell office:value-type="float" office:value="0.215820994999437" calcext:value-type="float">
            <text:p>0.215820994999437</text:p>
          </table:table-cell>
          <table:table-cell office:value-type="float" office:value="0.466821841122506" calcext:value-type="float">
            <text:p>0.466821841122506</text:p>
          </table:table-cell>
          <table:table-cell office:value-type="float" office:value="0.289701048865947" calcext:value-type="float">
            <text:p>0.289701048865947</text:p>
          </table:table-cell>
          <table:table-cell office:value-type="float" office:value="1.4879354235044" calcext:value-type="float">
            <text:p>1.4879354235044</text:p>
          </table:table-cell>
          <table:table-cell office:value-type="float" office:value="0.097717411272341" calcext:value-type="float">
            <text:p>0.097717411272341</text:p>
          </table:table-cell>
          <table:table-cell table:formula="of:=SUM([.E276:.P276])" office:value-type="float" office:value="159.604085355757" calcext:value-type="float">
            <text:p>159.6040853557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347946040478179" calcext:value-type="float">
            <text:p>0.347946040478179</text:p>
          </table:table-cell>
          <table:table-cell office:value-type="float" office:value="0.575234977344691" calcext:value-type="float">
            <text:p>0.575234977344691</text:p>
          </table:table-cell>
          <table:table-cell office:value-type="float" office:value="0.023015438755803" calcext:value-type="float">
            <text:p>0.023015438755803</text:p>
          </table:table-cell>
          <table:table-cell office:value-type="float" office:value="0.091380535075203" calcext:value-type="float">
            <text:p>0.091380535075203</text:p>
          </table:table-cell>
          <table:table-cell office:value-type="float" office:value="0.010134433844309" calcext:value-type="float">
            <text:p>0.010134433844309</text:p>
          </table:table-cell>
          <table:table-cell office:value-type="float" office:value="0.000623360205736" calcext:value-type="float">
            <text:p>0.000623360205736</text:p>
          </table:table-cell>
          <table:table-cell office:value-type="float" office:value="0.016771053684447" calcext:value-type="float">
            <text:p>0.016771053684447</text:p>
          </table:table-cell>
          <table:table-cell office:value-type="float" office:value="0.001031572916234" calcext:value-type="float">
            <text:p>0.001031572916234</text:p>
          </table:table-cell>
          <table:table-cell office:value-type="float" office:value="0.002356346048451" calcext:value-type="float">
            <text:p>0.002356346048451</text:p>
          </table:table-cell>
          <table:table-cell office:value-type="float" office:value="0.001128299087217" calcext:value-type="float">
            <text:p>0.001128299087217</text:p>
          </table:table-cell>
          <table:table-cell office:value-type="float" office:value="0.003416944855852" calcext:value-type="float">
            <text:p>0.003416944855852</text:p>
          </table:table-cell>
          <table:table-cell office:value-type="float" office:value="0.000210173304306" calcext:value-type="float">
            <text:p>0.000210173304306</text:p>
          </table:table-cell>
          <table:table-cell table:formula="of:=SUM([.E277:.P277])" office:value-type="float" office:value="1.07324917560043" calcext:value-type="float">
            <text:p>1.073249175600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111992935322566" calcext:value-type="float">
            <text:p>0.111992935322566</text:p>
          </table:table-cell>
          <table:table-cell office:value-type="float" office:value="0.186917125389419" calcext:value-type="float">
            <text:p>0.186917125389419</text:p>
          </table:table-cell>
          <table:table-cell office:value-type="float" office:value="0.006792528789352" calcext:value-type="float">
            <text:p>0.006792528789352</text:p>
          </table:table-cell>
          <table:table-cell office:value-type="float" office:value="0.028078554738114" calcext:value-type="float">
            <text:p>0.028078554738114</text:p>
          </table:table-cell>
          <table:table-cell office:value-type="float" office:value="0.004331172880765" calcext:value-type="float">
            <text:p>0.004331172880765</text:p>
          </table:table-cell>
          <table:table-cell office:value-type="float" office:value="0.000222878335425" calcext:value-type="float">
            <text:p>0.000222878335425</text:p>
          </table:table-cell>
          <table:table-cell office:value-type="float" office:value="0.007243085958085" calcext:value-type="float">
            <text:p>0.007243085958085</text:p>
          </table:table-cell>
          <table:table-cell office:value-type="float" office:value="0.000372722813455" calcext:value-type="float">
            <text:p>0.000372722813455</text:p>
          </table:table-cell>
          <table:table-cell office:value-type="float" office:value="0.000729655288591" calcext:value-type="float">
            <text:p>0.000729655288591</text:p>
          </table:table-cell>
          <table:table-cell office:value-type="float" office:value="0.000574342260423" calcext:value-type="float">
            <text:p>0.000574342260423</text:p>
          </table:table-cell>
          <table:table-cell office:value-type="float" office:value="0.001384698569324" calcext:value-type="float">
            <text:p>0.001384698569324</text:p>
          </table:table-cell>
          <table:table-cell office:value-type="float" office:value="0.0000712553667776983" calcext:value-type="float">
            <text:p>7.12553667776983E-05</text:p>
          </table:table-cell>
          <table:table-cell table:formula="of:=SUM([.E278:.P278])" office:value-type="float" office:value="0.348710955712297" calcext:value-type="float">
            <text:p>0.348710955712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240255272592872" calcext:value-type="float">
            <text:p>0.240255272592872</text:p>
          </table:table-cell>
          <table:table-cell office:value-type="float" office:value="0.405781893368389" calcext:value-type="float">
            <text:p>0.405781893368389</text:p>
          </table:table-cell>
          <table:table-cell office:value-type="float" office:value="0.01352100470283" calcext:value-type="float">
            <text:p>0.01352100470283</text:p>
          </table:table-cell>
          <table:table-cell office:value-type="float" office:value="0.056667621732433" calcext:value-type="float">
            <text:p>0.056667621732433</text:p>
          </table:table-cell>
          <table:table-cell office:value-type="float" office:value="0.007659860941293" calcext:value-type="float">
            <text:p>0.007659860941293</text:p>
          </table:table-cell>
          <table:table-cell office:value-type="float" office:value="0.000599905244747" calcext:value-type="float">
            <text:p>0.000599905244747</text:p>
          </table:table-cell>
          <table:table-cell office:value-type="float" office:value="0.012960890407583" calcext:value-type="float">
            <text:p>0.012960890407583</text:p>
          </table:table-cell>
          <table:table-cell office:value-type="float" office:value="0.001015071447339" calcext:value-type="float">
            <text:p>0.001015071447339</text:p>
          </table:table-cell>
          <table:table-cell office:value-type="float" office:value="0.001484150940352" calcext:value-type="float">
            <text:p>0.001484150940352</text:p>
          </table:table-cell>
          <table:table-cell office:value-type="float" office:value="0.00113873774155" calcext:value-type="float">
            <text:p>0.00113873774155</text:p>
          </table:table-cell>
          <table:table-cell office:value-type="float" office:value="0.002297708984867" calcext:value-type="float">
            <text:p>0.002297708984867</text:p>
          </table:table-cell>
          <table:table-cell office:value-type="float" office:value="0.000179952048932" calcext:value-type="float">
            <text:p>0.000179952048932</text:p>
          </table:table-cell>
          <table:table-cell table:formula="of:=SUM([.E279:.P279])" office:value-type="float" office:value="0.743562070153187" calcext:value-type="float">
            <text:p>0.7435620701531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office:value-type="float" office:value="0.001440286963361" calcext:value-type="float">
            <text:p>0.001440286963361</text:p>
          </table:table-cell>
          <table:table-cell office:value-type="float" office:value="0.002428723797763" calcext:value-type="float">
            <text:p>0.002428723797763</text:p>
          </table:table-cell>
          <table:table-cell office:value-type="float" office:value="0.0000821265410208371" calcext:value-type="float">
            <text:p>8.21265410208371E-05</text:p>
          </table:table-cell>
          <table:table-cell office:value-type="float" office:value="0.00034106917237" calcext:value-type="float">
            <text:p>0.00034106917237</text:p>
          </table:table-cell>
          <table:table-cell office:value-type="float" office:value="0.0000501092893450915" calcext:value-type="float">
            <text:p>5.01092893450915E-05</text:p>
          </table:table-cell>
          <table:table-cell office:value-type="float" office:value="0.00000446918166890505" calcext:value-type="float">
            <text:p>4.46918166890505E-06</text:p>
          </table:table-cell>
          <table:table-cell office:value-type="float" office:value="0.000084693665877918" calcext:value-type="float">
            <text:p>8.4693665877918E-05</text:p>
          </table:table-cell>
          <table:table-cell office:value-type="float" office:value="0.00000755371676511389" calcext:value-type="float">
            <text:p>7.55371676511389E-06</text:p>
          </table:table-cell>
          <table:table-cell office:value-type="float" office:value="0.00000893373516753181" calcext:value-type="float">
            <text:p>8.93373516753181E-06</text:p>
          </table:table-cell>
          <table:table-cell office:value-type="float" office:value="0.00000822780055773642" calcext:value-type="float">
            <text:p>8.22780055773642E-06</text:p>
          </table:table-cell>
          <table:table-cell office:value-type="float" office:value="0.0000151250619102539" calcext:value-type="float">
            <text:p>1.51250619102539E-05</text:p>
          </table:table-cell>
          <table:table-cell office:value-type="float" office:value="0.00000134898439618327" calcext:value-type="float">
            <text:p>1.34898439618327E-06</text:p>
          </table:table-cell>
          <table:table-cell table:formula="of:=SUM([.E280:.P280])" office:value-type="float" office:value="0.00447266791020357" calcext:value-type="float">
            <text:p>0.0044726679102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81:.P281])" office:value-type="float" office:value="0" calcext:value-type="float">
            <text:p>0</text:p>
          </table:table-cell>
          <table:table-cell table:formula="of:=SUM([.Q226:.Q281])" office:value-type="float" office:value="100450.921987561" calcext:value-type="float">
            <text:p>100450.9219875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90.50466044224" calcext:value-type="float">
            <text:p>390.50466044224</text:p>
          </table:table-cell>
          <table:table-cell office:value-type="float" office:value="2374.28780725954" calcext:value-type="float">
            <text:p>2374.28780725954</text:p>
          </table:table-cell>
          <table:table-cell office:value-type="float" office:value="60.8460596684822" calcext:value-type="float">
            <text:p>60.8460596684822</text:p>
          </table:table-cell>
          <table:table-cell office:value-type="float" office:value="203.414371575753" calcext:value-type="float">
            <text:p>203.414371575753</text:p>
          </table:table-cell>
          <table:table-cell office:value-type="float" office:value="42.7857261110903" calcext:value-type="float">
            <text:p>42.7857261110903</text:p>
          </table:table-cell>
          <table:table-cell office:value-type="float" office:value="2.67823325360416" calcext:value-type="float">
            <text:p>2.67823325360416</text:p>
          </table:table-cell>
          <table:table-cell office:value-type="float" office:value="261.628172637284" calcext:value-type="float">
            <text:p>261.628172637284</text:p>
          </table:table-cell>
          <table:table-cell office:value-type="float" office:value="16.3769868067107" calcext:value-type="float">
            <text:p>16.3769868067107</text:p>
          </table:table-cell>
          <table:table-cell office:value-type="float" office:value="1.48832508400455" calcext:value-type="float">
            <text:p>1.48832508400455</text:p>
          </table:table-cell>
          <table:table-cell office:value-type="float" office:value="15.3680554639724" calcext:value-type="float">
            <text:p>15.3680554639724</text:p>
          </table:table-cell>
          <table:table-cell office:value-type="float" office:value="29.3117987735755" calcext:value-type="float">
            <text:p>29.3117987735755</text:p>
          </table:table-cell>
          <table:table-cell office:value-type="float" office:value="1.8348136477692" calcext:value-type="float">
            <text:p>1.8348136477692</text:p>
          </table:table-cell>
          <table:table-cell table:formula="of:=SUM([.E282:.P282])" office:value-type="float" office:value="3400.52501072403" calcext:value-type="float">
            <text:p>3400.525010724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6.94385861773898" calcext:value-type="float">
            <text:p>6.94385861773898</text:p>
          </table:table-cell>
          <table:table-cell office:value-type="float" office:value="9.46519881275571" calcext:value-type="float">
            <text:p>9.46519881275571</text:p>
          </table:table-cell>
          <table:table-cell office:value-type="float" office:value="1.14083934123747" calcext:value-type="float">
            <text:p>1.14083934123747</text:p>
          </table:table-cell>
          <table:table-cell office:value-type="float" office:value="4.34232774634437" calcext:value-type="float">
            <text:p>4.34232774634437</text:p>
          </table:table-cell>
          <table:table-cell office:value-type="float" office:value="0.764847103871049" calcext:value-type="float">
            <text:p>0.764847103871049</text:p>
          </table:table-cell>
          <table:table-cell office:value-type="float" office:value="0.034334145314032" calcext:value-type="float">
            <text:p>0.034334145314032</text:p>
          </table:table-cell>
          <table:table-cell office:value-type="float" office:value="1.04720682735696" calcext:value-type="float">
            <text:p>1.04720682735696</text:p>
          </table:table-cell>
          <table:table-cell office:value-type="float" office:value="0.047009331933592" calcext:value-type="float">
            <text:p>0.047009331933592</text:p>
          </table:table-cell>
          <table:table-cell office:value-type="float" office:value="0.08517838211626" calcext:value-type="float">
            <text:p>0.08517838211626</text:p>
          </table:table-cell>
          <table:table-cell office:value-type="float" office:value="0.086758722370823" calcext:value-type="float">
            <text:p>0.086758722370823</text:p>
          </table:table-cell>
          <table:table-cell office:value-type="float" office:value="0.618253343930117" calcext:value-type="float">
            <text:p>0.618253343930117</text:p>
          </table:table-cell>
          <table:table-cell office:value-type="float" office:value="0.027753520989944" calcext:value-type="float">
            <text:p>0.027753520989944</text:p>
          </table:table-cell>
          <table:table-cell table:formula="of:=SUM([.E283:.P283])" office:value-type="float" office:value="24.6035658959593" calcext:value-type="float">
            <text:p>24.60356589595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.70552381317456" calcext:value-type="float">
            <text:p>2.70552381317456</text:p>
          </table:table-cell>
          <table:table-cell office:value-type="float" office:value="0.862973259827214" calcext:value-type="float">
            <text:p>0.862973259827214</text:p>
          </table:table-cell>
          <table:table-cell office:value-type="float" office:value="0.026541770306657" calcext:value-type="float">
            <text:p>0.026541770306657</text:p>
          </table:table-cell>
          <table:table-cell office:value-type="float" office:value="0.092314321675857" calcext:value-type="float">
            <text:p>0.092314321675857</text:p>
          </table:table-cell>
          <table:table-cell office:value-type="float" office:value="0.298006077618747" calcext:value-type="float">
            <text:p>0.298006077618747</text:p>
          </table:table-cell>
          <table:table-cell office:value-type="float" office:value="0.013377554741539" calcext:value-type="float">
            <text:p>0.013377554741539</text:p>
          </table:table-cell>
          <table:table-cell office:value-type="float" office:value="0.095585120231262" calcext:value-type="float">
            <text:p>0.095585120231262</text:p>
          </table:table-cell>
          <table:table-cell office:value-type="float" office:value="0.004290835907066" calcext:value-type="float">
            <text:p>0.004290835907066</text:p>
          </table:table-cell>
          <table:table-cell office:value-type="float" office:value="0.000833699492433" calcext:value-type="float">
            <text:p>0.000833699492433</text:p>
          </table:table-cell>
          <table:table-cell office:value-type="float" office:value="0.005670957556082" calcext:value-type="float">
            <text:p>0.005670957556082</text:p>
          </table:table-cell>
          <table:table-cell office:value-type="float" office:value="0.013277178419685" calcext:value-type="float">
            <text:p>0.013277178419685</text:p>
          </table:table-cell>
          <table:table-cell office:value-type="float" office:value="0.000596015297882" calcext:value-type="float">
            <text:p>0.000596015297882</text:p>
          </table:table-cell>
          <table:table-cell table:formula="of:=SUM([.E284:.P284])" office:value-type="float" office:value="4.11899060424898" calcext:value-type="float">
            <text:p>4.118990604248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50.3964897161639" calcext:value-type="float">
            <text:p>50.3964897161639</text:p>
          </table:table-cell>
          <table:table-cell office:value-type="float" office:value="336.026282853725" calcext:value-type="float">
            <text:p>336.026282853725</text:p>
          </table:table-cell>
          <table:table-cell office:value-type="float" office:value="19.9087448262486" calcext:value-type="float">
            <text:p>19.9087448262486</text:p>
          </table:table-cell>
          <table:table-cell office:value-type="float" office:value="70.4070361514249" calcext:value-type="float">
            <text:p>70.4070361514249</text:p>
          </table:table-cell>
          <table:table-cell office:value-type="float" office:value="6.22897415103338" calcext:value-type="float">
            <text:p>6.22897415103338</text:p>
          </table:table-cell>
          <table:table-cell office:value-type="float" office:value="0.550866650114086" calcext:value-type="float">
            <text:p>0.550866650114086</text:p>
          </table:table-cell>
          <table:table-cell office:value-type="float" office:value="41.7021066242792" calcext:value-type="float">
            <text:p>41.7021066242792</text:p>
          </table:table-cell>
          <table:table-cell office:value-type="float" office:value="3.68797481283592" calcext:value-type="float">
            <text:p>3.68797481283592</text:p>
          </table:table-cell>
          <table:table-cell office:value-type="float" office:value="2.40883514072788" calcext:value-type="float">
            <text:p>2.40883514072788</text:p>
          </table:table-cell>
          <table:table-cell office:value-type="float" office:value="2.27765873705641" calcext:value-type="float">
            <text:p>2.27765873705641</text:p>
          </table:table-cell>
          <table:table-cell office:value-type="float" office:value="11.572749609737" calcext:value-type="float">
            <text:p>11.572749609737</text:p>
          </table:table-cell>
          <table:table-cell office:value-type="float" office:value="1.02344971347606" calcext:value-type="float">
            <text:p>1.02344971347606</text:p>
          </table:table-cell>
          <table:table-cell table:formula="of:=SUM([.E285:.P285])" office:value-type="float" office:value="546.191168986822" calcext:value-type="float">
            <text:p>546.1911689868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314.99133127796" calcext:value-type="float">
            <text:p>3314.99133127796</text:p>
          </table:table-cell>
          <table:table-cell office:value-type="float" office:value="1307.80946040444" calcext:value-type="float">
            <text:p>1307.80946040444</text:p>
          </table:table-cell>
          <table:table-cell office:value-type="float" office:value="38.311907715741" calcext:value-type="float">
            <text:p>38.311907715741</text:p>
          </table:table-cell>
          <table:table-cell office:value-type="float" office:value="126.454875981313" calcext:value-type="float">
            <text:p>126.454875981313</text:p>
          </table:table-cell>
          <table:table-cell office:value-type="float" office:value="333.365345730219" calcext:value-type="float">
            <text:p>333.365345730219</text:p>
          </table:table-cell>
          <table:table-cell office:value-type="float" office:value="24.043625980284" calcext:value-type="float">
            <text:p>24.043625980284</text:p>
          </table:table-cell>
          <table:table-cell office:value-type="float" office:value="132.280072756237" calcext:value-type="float">
            <text:p>132.280072756237</text:p>
          </table:table-cell>
          <table:table-cell office:value-type="float" office:value="9.54056153326025" calcext:value-type="float">
            <text:p>9.54056153326025</text:p>
          </table:table-cell>
          <table:table-cell office:value-type="float" office:value="1.76915124021444" calcext:value-type="float">
            <text:p>1.76915124021444</text:p>
          </table:table-cell>
          <table:table-cell office:value-type="float" office:value="8.88762070334812" calcext:value-type="float">
            <text:p>8.88762070334812</text:p>
          </table:table-cell>
          <table:table-cell office:value-type="float" office:value="16.8782319810834" calcext:value-type="float">
            <text:p>16.8782319810834</text:p>
          </table:table-cell>
          <table:table-cell office:value-type="float" office:value="1.21732478243269" calcext:value-type="float">
            <text:p>1.21732478243269</text:p>
          </table:table-cell>
          <table:table-cell table:formula="of:=SUM([.E286:.P286])" office:value-type="float" office:value="5315.54951008653" calcext:value-type="float">
            <text:p>5315.549510086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1050.49761093725" calcext:value-type="float">
            <text:p>1050.49761093725</text:p>
          </table:table-cell>
          <table:table-cell office:value-type="float" office:value="1496.96505895054" calcext:value-type="float">
            <text:p>1496.96505895054</text:p>
          </table:table-cell>
          <table:table-cell office:value-type="float" office:value="184.641973431683" calcext:value-type="float">
            <text:p>184.641973431683</text:p>
          </table:table-cell>
          <table:table-cell office:value-type="float" office:value="1291.93283806142" calcext:value-type="float">
            <text:p>1291.93283806142</text:p>
          </table:table-cell>
          <table:table-cell office:value-type="float" office:value="173.062316648422" calcext:value-type="float">
            <text:p>173.062316648422</text:p>
          </table:table-cell>
          <table:table-cell office:value-type="float" office:value="10.5711206989421" calcext:value-type="float">
            <text:p>10.5711206989421</text:p>
          </table:table-cell>
          <table:table-cell office:value-type="float" office:value="248.805028761034" calcext:value-type="float">
            <text:p>248.805028761034</text:p>
          </table:table-cell>
          <table:table-cell office:value-type="float" office:value="15.1976931805428" calcext:value-type="float">
            <text:p>15.1976931805428</text:p>
          </table:table-cell>
          <table:table-cell office:value-type="float" office:value="20.0835337691581" calcext:value-type="float">
            <text:p>20.0835337691581</text:p>
          </table:table-cell>
          <table:table-cell office:value-type="float" office:value="32.3158389100355" calcext:value-type="float">
            <text:p>32.3158389100355</text:p>
          </table:table-cell>
          <table:table-cell office:value-type="float" office:value="249.697823601464" calcext:value-type="float">
            <text:p>249.697823601464</text:p>
          </table:table-cell>
          <table:table-cell office:value-type="float" office:value="15.2522275367237" calcext:value-type="float">
            <text:p>15.2522275367237</text:p>
          </table:table-cell>
          <table:table-cell table:formula="of:=SUM([.E287:.P287])" office:value-type="float" office:value="4789.02306448722" calcext:value-type="float">
            <text:p>4789.023064487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9.55977679358699" calcext:value-type="float">
            <text:p>9.55977679358699</text:p>
          </table:table-cell>
          <table:table-cell office:value-type="float" office:value="293.290960488042" calcext:value-type="float">
            <text:p>293.290960488042</text:p>
          </table:table-cell>
          <table:table-cell office:value-type="float" office:value="28.2484533200279" calcext:value-type="float">
            <text:p>28.2484533200279</text:p>
          </table:table-cell>
          <table:table-cell office:value-type="float" office:value="112.484182004515" calcext:value-type="float">
            <text:p>112.484182004515</text:p>
          </table:table-cell>
          <table:table-cell office:value-type="float" office:value="1.52290310194635" calcext:value-type="float">
            <text:p>1.52290310194635</text:p>
          </table:table-cell>
          <table:table-cell office:value-type="float" office:value="0.060118925769602" calcext:value-type="float">
            <text:p>0.060118925769602</text:p>
          </table:table-cell>
          <table:table-cell office:value-type="float" office:value="47.4216600739936" calcext:value-type="float">
            <text:p>47.4216600739936</text:p>
          </table:table-cell>
          <table:table-cell office:value-type="float" office:value="1.87204245510831" calcext:value-type="float">
            <text:p>1.87204245510831</text:p>
          </table:table-cell>
          <table:table-cell office:value-type="float" office:value="1.87293783788002" calcext:value-type="float">
            <text:p>1.87293783788002</text:p>
          </table:table-cell>
          <table:table-cell office:value-type="float" office:value="6.90761843292823" calcext:value-type="float">
            <text:p>6.90761843292823</text:p>
          </table:table-cell>
          <table:table-cell office:value-type="float" office:value="23.1184614500672" calcext:value-type="float">
            <text:p>23.1184614500672</text:p>
          </table:table-cell>
          <table:table-cell office:value-type="float" office:value="0.912636572903213" calcext:value-type="float">
            <text:p>0.912636572903213</text:p>
          </table:table-cell>
          <table:table-cell table:formula="of:=SUM([.E288:.P288])" office:value-type="float" office:value="527.271751456768" calcext:value-type="float">
            <text:p>527.271751456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98.770755430473" calcext:value-type="float">
            <text:p>98.770755430473</text:p>
          </table:table-cell>
          <table:table-cell office:value-type="float" office:value="1885.70472716224" calcext:value-type="float">
            <text:p>1885.70472716224</text:p>
          </table:table-cell>
          <table:table-cell office:value-type="float" office:value="202.745146669266" calcext:value-type="float">
            <text:p>202.745146669266</text:p>
          </table:table-cell>
          <table:table-cell office:value-type="float" office:value="688.348542320949" calcext:value-type="float">
            <text:p>688.348542320949</text:p>
          </table:table-cell>
          <table:table-cell office:value-type="float" office:value="14.4588837158426" calcext:value-type="float">
            <text:p>14.4588837158426</text:p>
          </table:table-cell>
          <table:table-cell office:value-type="float" office:value="0.749315151710783" calcext:value-type="float">
            <text:p>0.749315151710783</text:p>
          </table:table-cell>
          <table:table-cell office:value-type="float" office:value="278.672620481581" calcext:value-type="float">
            <text:p>278.672620481581</text:p>
          </table:table-cell>
          <table:table-cell office:value-type="float" office:value="14.4418906049435" calcext:value-type="float">
            <text:p>14.4418906049435</text:p>
          </table:table-cell>
          <table:table-cell office:value-type="float" office:value="16.1581749012166" calcext:value-type="float">
            <text:p>16.1581749012166</text:p>
          </table:table-cell>
          <table:table-cell office:value-type="float" office:value="30.4336013539777" calcext:value-type="float">
            <text:p>30.4336013539777</text:p>
          </table:table-cell>
          <table:table-cell office:value-type="float" office:value="134.638691136452" calcext:value-type="float">
            <text:p>134.638691136452</text:p>
          </table:table-cell>
          <table:table-cell office:value-type="float" office:value="6.97749655213772" calcext:value-type="float">
            <text:p>6.97749655213772</text:p>
          </table:table-cell>
          <table:table-cell table:formula="of:=SUM([.E289:.P289])" office:value-type="float" office:value="3372.09984548079" calcext:value-type="float">
            <text:p>3372.099845480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.40485195404188" calcext:value-type="float">
            <text:p>7.40485195404188</text:p>
          </table:table-cell>
          <table:table-cell office:value-type="float" office:value="135.296052144422" calcext:value-type="float">
            <text:p>135.296052144422</text:p>
          </table:table-cell>
          <table:table-cell office:value-type="float" office:value="8.72386739571173" calcext:value-type="float">
            <text:p>8.72386739571173</text:p>
          </table:table-cell>
          <table:table-cell office:value-type="float" office:value="31.0301725292702" calcext:value-type="float">
            <text:p>31.0301725292702</text:p>
          </table:table-cell>
          <table:table-cell office:value-type="float" office:value="0.698159447042455" calcext:value-type="float">
            <text:p>0.698159447042455</text:p>
          </table:table-cell>
          <table:table-cell office:value-type="float" office:value="0.038609860305826" calcext:value-type="float">
            <text:p>0.038609860305826</text:p>
          </table:table-cell>
          <table:table-cell office:value-type="float" office:value="12.8299483196603" calcext:value-type="float">
            <text:p>12.8299483196603</text:p>
          </table:table-cell>
          <table:table-cell office:value-type="float" office:value="0.709526333062613" calcext:value-type="float">
            <text:p>0.709526333062613</text:p>
          </table:table-cell>
          <table:table-cell office:value-type="float" office:value="0.693007738484952" calcext:value-type="float">
            <text:p>0.693007738484952</text:p>
          </table:table-cell>
          <table:table-cell office:value-type="float" office:value="1.14097926626753" calcext:value-type="float">
            <text:p>1.14097926626753</text:p>
          </table:table-cell>
          <table:table-cell office:value-type="float" office:value="3.8473993982261" calcext:value-type="float">
            <text:p>3.8473993982261</text:p>
          </table:table-cell>
          <table:table-cell office:value-type="float" office:value="0.212770240287527" calcext:value-type="float">
            <text:p>0.212770240287527</text:p>
          </table:table-cell>
          <table:table-cell table:formula="of:=SUM([.E290:.P290])" office:value-type="float" office:value="202.625344626783" calcext:value-type="float">
            <text:p>202.6253446267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63.4805706067" calcext:value-type="float">
            <text:p>763.4805706067</text:p>
          </table:table-cell>
          <table:table-cell office:value-type="float" office:value="2530.54858041958" calcext:value-type="float">
            <text:p>2530.54858041958</text:p>
          </table:table-cell>
          <table:table-cell office:value-type="float" office:value="109.543763570971" calcext:value-type="float">
            <text:p>109.543763570971</text:p>
          </table:table-cell>
          <table:table-cell office:value-type="float" office:value="397.378907077926" calcext:value-type="float">
            <text:p>397.378907077926</text:p>
          </table:table-cell>
          <table:table-cell office:value-type="float" office:value="303.765450862803" calcext:value-type="float">
            <text:p>303.765450862803</text:p>
          </table:table-cell>
          <table:table-cell office:value-type="float" office:value="30.386817998347" calcext:value-type="float">
            <text:p>30.386817998347</text:p>
          </table:table-cell>
          <table:table-cell office:value-type="float" office:value="1020.47474124717" calcext:value-type="float">
            <text:p>1020.47474124717</text:p>
          </table:table-cell>
          <table:table-cell office:value-type="float" office:value="102.081985117502" calcext:value-type="float">
            <text:p>102.081985117502</text:p>
          </table:table-cell>
          <table:table-cell office:value-type="float" office:value="11.9221685864328" calcext:value-type="float">
            <text:p>11.9221685864328</text:p>
          </table:table-cell>
          <table:table-cell office:value-type="float" office:value="43.7462272396964" calcext:value-type="float">
            <text:p>43.7462272396964</text:p>
          </table:table-cell>
          <table:table-cell office:value-type="float" office:value="210.190446046214" calcext:value-type="float">
            <text:p>210.190446046214</text:p>
          </table:table-cell>
          <table:table-cell office:value-type="float" office:value="21.0261529441753" calcext:value-type="float">
            <text:p>21.0261529441753</text:p>
          </table:table-cell>
          <table:table-cell table:formula="of:=SUM([.E291:.P291])" office:value-type="float" office:value="5544.54581171752" calcext:value-type="float">
            <text:p>5544.545811717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567.493192903072" calcext:value-type="float">
            <text:p>567.493192903072</text:p>
          </table:table-cell>
          <table:table-cell office:value-type="float" office:value="6679.26959651457" calcext:value-type="float">
            <text:p>6679.26959651457</text:p>
          </table:table-cell>
          <table:table-cell office:value-type="float" office:value="791.493747342352" calcext:value-type="float">
            <text:p>791.493747342352</text:p>
          </table:table-cell>
          <table:table-cell office:value-type="float" office:value="2368.69036326675" calcext:value-type="float">
            <text:p>2368.69036326675</text:p>
          </table:table-cell>
          <table:table-cell office:value-type="float" office:value="88.8828592697396" calcext:value-type="float">
            <text:p>88.8828592697396</text:p>
          </table:table-cell>
          <table:table-cell office:value-type="float" office:value="5.19585751116973" calcext:value-type="float">
            <text:p>5.19585751116973</text:p>
          </table:table-cell>
          <table:table-cell office:value-type="float" office:value="1054.35398677198" calcext:value-type="float">
            <text:p>1054.35398677198</text:p>
          </table:table-cell>
          <table:table-cell office:value-type="float" office:value="61.6347530514923" calcext:value-type="float">
            <text:p>61.6347530514923</text:p>
          </table:table-cell>
          <table:table-cell office:value-type="float" office:value="71.2804949945432" calcext:value-type="float">
            <text:p>71.2804949945432</text:p>
          </table:table-cell>
          <table:table-cell office:value-type="float" office:value="98.0502612306602" calcext:value-type="float">
            <text:p>98.0502612306602</text:p>
          </table:table-cell>
          <table:table-cell office:value-type="float" office:value="513.258439319164" calcext:value-type="float">
            <text:p>513.258439319164</text:p>
          </table:table-cell>
          <table:table-cell office:value-type="float" office:value="30.0037345672526" calcext:value-type="float">
            <text:p>30.0037345672526</text:p>
          </table:table-cell>
          <table:table-cell table:formula="of:=SUM([.E292:.P292])" office:value-type="float" office:value="12329.6072867427" calcext:value-type="float">
            <text:p>12329.6072867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54.115040399298" calcext:value-type="float">
            <text:p>754.115040399298</text:p>
          </table:table-cell>
          <table:table-cell office:value-type="float" office:value="157.650480374364" calcext:value-type="float">
            <text:p>157.650480374364</text:p>
          </table:table-cell>
          <table:table-cell office:value-type="float" office:value="11.0295208012721" calcext:value-type="float">
            <text:p>11.0295208012721</text:p>
          </table:table-cell>
          <table:table-cell office:value-type="float" office:value="33.9586577591438" calcext:value-type="float">
            <text:p>33.9586577591438</text:p>
          </table:table-cell>
          <table:table-cell office:value-type="float" office:value="118.112255162639" calcext:value-type="float">
            <text:p>118.112255162639</text:p>
          </table:table-cell>
          <table:table-cell office:value-type="float" office:value="6.90453074588796" calcext:value-type="float">
            <text:p>6.90453074588796</text:p>
          </table:table-cell>
          <table:table-cell office:value-type="float" office:value="24.923742455358" calcext:value-type="float">
            <text:p>24.923742455358</text:p>
          </table:table-cell>
          <table:table-cell office:value-type="float" office:value="1.45697621172884" calcext:value-type="float">
            <text:p>1.45697621172884</text:p>
          </table:table-cell>
          <table:table-cell office:value-type="float" office:value="0.641183729366061" calcext:value-type="float">
            <text:p>0.641183729366061</text:p>
          </table:table-cell>
          <table:table-cell office:value-type="float" office:value="2.01111656125021" calcext:value-type="float">
            <text:p>2.01111656125021</text:p>
          </table:table-cell>
          <table:table-cell office:value-type="float" office:value="7.2296782558562" calcext:value-type="float">
            <text:p>7.2296782558562</text:p>
          </table:table-cell>
          <table:table-cell office:value-type="float" office:value="0.422627912164585" calcext:value-type="float">
            <text:p>0.422627912164585</text:p>
          </table:table-cell>
          <table:table-cell table:formula="of:=SUM([.E293:.P293])" office:value-type="float" office:value="1118.45581036833" calcext:value-type="float">
            <text:p>1118.455810368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841.913729001248" calcext:value-type="float">
            <text:p>841.913729001248</text:p>
          </table:table-cell>
          <table:table-cell office:value-type="float" office:value="2162.8757244425" calcext:value-type="float">
            <text:p>2162.8757244425</text:p>
          </table:table-cell>
          <table:table-cell office:value-type="float" office:value="302.422083275603" calcext:value-type="float">
            <text:p>302.422083275603</text:p>
          </table:table-cell>
          <table:table-cell office:value-type="float" office:value="1347.83746822654" calcext:value-type="float">
            <text:p>1347.83746822654</text:p>
          </table:table-cell>
          <table:table-cell office:value-type="float" office:value="142.513828877316" calcext:value-type="float">
            <text:p>142.513828877316</text:p>
          </table:table-cell>
          <table:table-cell office:value-type="float" office:value="8.25810804487728" calcext:value-type="float">
            <text:p>8.25810804487728</text:p>
          </table:table-cell>
          <table:table-cell office:value-type="float" office:value="369.98890199237" calcext:value-type="float">
            <text:p>369.98890199237</text:p>
          </table:table-cell>
          <table:table-cell office:value-type="float" office:value="21.4393813718161" calcext:value-type="float">
            <text:p>21.4393813718161</text:p>
          </table:table-cell>
          <table:table-cell office:value-type="float" office:value="35.749225864085" calcext:value-type="float">
            <text:p>35.749225864085</text:p>
          </table:table-cell>
          <table:table-cell office:value-type="float" office:value="48.2217589549479" calcext:value-type="float">
            <text:p>48.2217589549479</text:p>
          </table:table-cell>
          <table:table-cell office:value-type="float" office:value="289.688587080107" calcext:value-type="float">
            <text:p>289.688587080107</text:p>
          </table:table-cell>
          <table:table-cell office:value-type="float" office:value="16.7862983565952" calcext:value-type="float">
            <text:p>16.7862983565952</text:p>
          </table:table-cell>
          <table:table-cell table:formula="of:=SUM([.E294:.P294])" office:value-type="float" office:value="5587.69509548801" calcext:value-type="float">
            <text:p>5587.695095488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44.9203331833258" calcext:value-type="float">
            <text:p>44.9203331833258</text:p>
          </table:table-cell>
          <table:table-cell office:value-type="float" office:value="576.11885210245" calcext:value-type="float">
            <text:p>576.11885210245</text:p>
          </table:table-cell>
          <table:table-cell office:value-type="float" office:value="17.2936152336882" calcext:value-type="float">
            <text:p>17.2936152336882</text:p>
          </table:table-cell>
          <table:table-cell office:value-type="float" office:value="72.0004362542156" calcext:value-type="float">
            <text:p>72.0004362542156</text:p>
          </table:table-cell>
          <table:table-cell office:value-type="float" office:value="5.34977724707959" calcext:value-type="float">
            <text:p>5.34977724707959</text:p>
          </table:table-cell>
          <table:table-cell office:value-type="float" office:value="0.48475392378216" calcext:value-type="float">
            <text:p>0.48475392378216</text:p>
          </table:table-cell>
          <table:table-cell office:value-type="float" office:value="69.0197905075175" calcext:value-type="float">
            <text:p>69.0197905075175</text:p>
          </table:table-cell>
          <table:table-cell office:value-type="float" office:value="6.25402006885541" calcext:value-type="float">
            <text:p>6.25402006885541</text:p>
          </table:table-cell>
          <table:table-cell office:value-type="float" office:value="1.88517214278041" calcext:value-type="float">
            <text:p>1.88517214278041</text:p>
          </table:table-cell>
          <table:table-cell office:value-type="float" office:value="4.26935671775385" calcext:value-type="float">
            <text:p>4.26935671775385</text:p>
          </table:table-cell>
          <table:table-cell office:value-type="float" office:value="10.9603858492116" calcext:value-type="float">
            <text:p>10.9603858492116</text:p>
          </table:table-cell>
          <table:table-cell office:value-type="float" office:value="0.993142293816474" calcext:value-type="float">
            <text:p>0.993142293816474</text:p>
          </table:table-cell>
          <table:table-cell table:formula="of:=SUM([.E295:.P295])" office:value-type="float" office:value="809.549635524477" calcext:value-type="float">
            <text:p>809.5496355244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2.7084639002321" calcext:value-type="float">
            <text:p>22.7084639002321</text:p>
          </table:table-cell>
          <table:table-cell office:value-type="float" office:value="1693.95852595161" calcext:value-type="float">
            <text:p>1693.95852595161</text:p>
          </table:table-cell>
          <table:table-cell office:value-type="float" office:value="318.456368582261" calcext:value-type="float">
            <text:p>318.456368582261</text:p>
          </table:table-cell>
          <table:table-cell office:value-type="float" office:value="1349.90273998719" calcext:value-type="float">
            <text:p>1349.90273998719</text:p>
          </table:table-cell>
          <table:table-cell office:value-type="float" office:value="4.47787899382392" calcext:value-type="float">
            <text:p>4.47787899382392</text:p>
          </table:table-cell>
          <table:table-cell office:value-type="float" office:value="0.380647829043177" calcext:value-type="float">
            <text:p>0.380647829043177</text:p>
          </table:table-cell>
          <table:table-cell office:value-type="float" office:value="336.017773069059" calcext:value-type="float">
            <text:p>336.017773069059</text:p>
          </table:table-cell>
          <table:table-cell office:value-type="float" office:value="28.5636204138324" calcext:value-type="float">
            <text:p>28.5636204138324</text:p>
          </table:table-cell>
          <table:table-cell office:value-type="float" office:value="54.5897509562277" calcext:value-type="float">
            <text:p>54.5897509562277</text:p>
          </table:table-cell>
          <table:table-cell office:value-type="float" office:value="34.2040421769198" calcext:value-type="float">
            <text:p>34.2040421769198</text:p>
          </table:table-cell>
          <table:table-cell office:value-type="float" office:value="344.506433021363" calcext:value-type="float">
            <text:p>344.506433021363</text:p>
          </table:table-cell>
          <table:table-cell office:value-type="float" office:value="29.2852098062182" calcext:value-type="float">
            <text:p>29.2852098062182</text:p>
          </table:table-cell>
          <table:table-cell table:formula="of:=SUM([.E296:.P296])" office:value-type="float" office:value="4217.05145468778" calcext:value-type="float">
            <text:p>4217.051454687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54.361333830549" calcext:value-type="float">
            <text:p>754.361333830549</text:p>
          </table:table-cell>
          <table:table-cell office:value-type="float" office:value="2198.00776067733" calcext:value-type="float">
            <text:p>2198.00776067733</text:p>
          </table:table-cell>
          <table:table-cell office:value-type="float" office:value="332.539371563124" calcext:value-type="float">
            <text:p>332.539371563124</text:p>
          </table:table-cell>
          <table:table-cell office:value-type="float" office:value="1441.24357737606" calcext:value-type="float">
            <text:p>1441.24357737606</text:p>
          </table:table-cell>
          <table:table-cell office:value-type="float" office:value="103.435143750154" calcext:value-type="float">
            <text:p>103.435143750154</text:p>
          </table:table-cell>
          <table:table-cell office:value-type="float" office:value="8.84378655892055" calcext:value-type="float">
            <text:p>8.84378655892055</text:p>
          </table:table-cell>
          <table:table-cell office:value-type="float" office:value="303.013271872738" calcext:value-type="float">
            <text:p>303.013271872738</text:p>
          </table:table-cell>
          <table:table-cell office:value-type="float" office:value="25.9078742853167" calcext:value-type="float">
            <text:p>25.9078742853167</text:p>
          </table:table-cell>
          <table:table-cell office:value-type="float" office:value="47.3996007443307" calcext:value-type="float">
            <text:p>47.3996007443307</text:p>
          </table:table-cell>
          <table:table-cell office:value-type="float" office:value="32.4662817500313" calcext:value-type="float">
            <text:p>32.4662817500313</text:p>
          </table:table-cell>
          <table:table-cell office:value-type="float" office:value="252.534399033452" calcext:value-type="float">
            <text:p>252.534399033452</text:p>
          </table:table-cell>
          <table:table-cell office:value-type="float" office:value="21.5918907526417" calcext:value-type="float">
            <text:p>21.5918907526417</text:p>
          </table:table-cell>
          <table:table-cell table:formula="of:=SUM([.E297:.P297])" office:value-type="float" office:value="5521.34429219465" calcext:value-type="float">
            <text:p>5521.344292194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041.80833288095" calcext:value-type="float">
            <text:p>3041.80833288095</text:p>
          </table:table-cell>
          <table:table-cell office:value-type="float" office:value="2349.05893462162" calcext:value-type="float">
            <text:p>2349.05893462162</text:p>
          </table:table-cell>
          <table:table-cell office:value-type="float" office:value="2125.75167324117" calcext:value-type="float">
            <text:p>2125.75167324117</text:p>
          </table:table-cell>
          <table:table-cell office:value-type="float" office:value="7835.24733639343" calcext:value-type="float">
            <text:p>7835.24733639343</text:p>
          </table:table-cell>
          <table:table-cell office:value-type="float" office:value="313.829574408685" calcext:value-type="float">
            <text:p>313.829574408685</text:p>
          </table:table-cell>
          <table:table-cell office:value-type="float" office:value="17.6749626260364" calcext:value-type="float">
            <text:p>17.6749626260364</text:p>
          </table:table-cell>
          <table:table-cell office:value-type="float" office:value="242.959867771969" calcext:value-type="float">
            <text:p>242.959867771969</text:p>
          </table:table-cell>
          <table:table-cell office:value-type="float" office:value="13.6835624577053" calcext:value-type="float">
            <text:p>13.6835624577053</text:p>
          </table:table-cell>
          <table:table-cell office:value-type="float" office:value="130.511519333166" calcext:value-type="float">
            <text:p>130.511519333166</text:p>
          </table:table-cell>
          <table:table-cell office:value-type="float" office:value="105.821975840449" calcext:value-type="float">
            <text:p>105.821975840449</text:p>
          </table:table-cell>
          <table:table-cell office:value-type="float" office:value="1051.47694576382" calcext:value-type="float">
            <text:p>1051.47694576382</text:p>
          </table:table-cell>
          <table:table-cell office:value-type="float" office:value="59.2194529579687" calcext:value-type="float">
            <text:p>59.2194529579687</text:p>
          </table:table-cell>
          <table:table-cell table:formula="of:=SUM([.E298:.P298])" office:value-type="float" office:value="17287.044138297" calcext:value-type="float">
            <text:p>17287.044138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1118.66764524994" calcext:value-type="float">
            <text:p>1118.66764524994</text:p>
          </table:table-cell>
          <table:table-cell office:value-type="float" office:value="2072.36614109315" calcext:value-type="float">
            <text:p>2072.36614109315</text:p>
          </table:table-cell>
          <table:table-cell office:value-type="float" office:value="599.173364231357" calcext:value-type="float">
            <text:p>599.173364231357</text:p>
          </table:table-cell>
          <table:table-cell office:value-type="float" office:value="2554.90645307759" calcext:value-type="float">
            <text:p>2554.90645307759</text:p>
          </table:table-cell>
          <table:table-cell office:value-type="float" office:value="172.000884865758" calcext:value-type="float">
            <text:p>172.000884865758</text:p>
          </table:table-cell>
          <table:table-cell office:value-type="float" office:value="16.5049890823534" calcext:value-type="float">
            <text:p>16.5049890823534</text:p>
          </table:table-cell>
          <table:table-cell office:value-type="float" office:value="321.01551467058" calcext:value-type="float">
            <text:p>321.01551467058</text:p>
          </table:table-cell>
          <table:table-cell office:value-type="float" office:value="30.804245972567" calcext:value-type="float">
            <text:p>30.804245972567</text:p>
          </table:table-cell>
          <table:table-cell office:value-type="float" office:value="62.2274785065539" calcext:value-type="float">
            <text:p>62.2274785065539</text:p>
          </table:table-cell>
          <table:table-cell office:value-type="float" office:value="57.5042086356425" calcext:value-type="float">
            <text:p>57.5042086356425</text:p>
          </table:table-cell>
          <table:table-cell office:value-type="float" office:value="500.986703403494" calcext:value-type="float">
            <text:p>500.986703403494</text:p>
          </table:table-cell>
          <table:table-cell office:value-type="float" office:value="48.0740554127525" calcext:value-type="float">
            <text:p>48.0740554127525</text:p>
          </table:table-cell>
          <table:table-cell table:formula="of:=SUM([.E299:.P299])" office:value-type="float" office:value="7554.23168420174" calcext:value-type="float">
            <text:p>7554.231684201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4426.52171946031" calcext:value-type="float">
            <text:p>4426.52171946031</text:p>
          </table:table-cell>
          <table:table-cell office:value-type="float" office:value="1433.9717831798" calcext:value-type="float">
            <text:p>1433.9717831798</text:p>
          </table:table-cell>
          <table:table-cell office:value-type="float" office:value="433.278976957091" calcext:value-type="float">
            <text:p>433.278976957091</text:p>
          </table:table-cell>
          <table:table-cell office:value-type="float" office:value="1801.63584756944" calcext:value-type="float">
            <text:p>1801.63584756944</text:p>
          </table:table-cell>
          <table:table-cell office:value-type="float" office:value="693.604923182023" calcext:value-type="float">
            <text:p>693.604923182023</text:p>
          </table:table-cell>
          <table:table-cell office:value-type="float" office:value="69.1198481389667" calcext:value-type="float">
            <text:p>69.1198481389667</text:p>
          </table:table-cell>
          <table:table-cell office:value-type="float" office:value="226.486184228755" calcext:value-type="float">
            <text:p>226.486184228755</text:p>
          </table:table-cell>
          <table:table-cell office:value-type="float" office:value="22.5700397102823" calcext:value-type="float">
            <text:p>22.5700397102823</text:p>
          </table:table-cell>
          <table:table-cell office:value-type="float" office:value="45.5651264893011" calcext:value-type="float">
            <text:p>45.5651264893011</text:p>
          </table:table-cell>
          <table:table-cell office:value-type="float" office:value="43.2110516920349" calcext:value-type="float">
            <text:p>43.2110516920349</text:p>
          </table:table-cell>
          <table:table-cell office:value-type="float" office:value="362.313232814958" calcext:value-type="float">
            <text:p>362.313232814958</text:p>
          </table:table-cell>
          <table:table-cell office:value-type="float" office:value="36.1056197756197" calcext:value-type="float">
            <text:p>36.1056197756197</text:p>
          </table:table-cell>
          <table:table-cell table:formula="of:=SUM([.E300:.P300])" office:value-type="float" office:value="9594.38435319858" calcext:value-type="float">
            <text:p>9594.384353198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891.80236579144" calcext:value-type="float">
            <text:p>2891.80236579144</text:p>
          </table:table-cell>
          <table:table-cell office:value-type="float" office:value="3056.72796673017" calcext:value-type="float">
            <text:p>3056.72796673017</text:p>
          </table:table-cell>
          <table:table-cell office:value-type="float" office:value="486.338304083564" calcext:value-type="float">
            <text:p>486.338304083564</text:p>
          </table:table-cell>
          <table:table-cell office:value-type="float" office:value="2656.16012459996" calcext:value-type="float">
            <text:p>2656.16012459996</text:p>
          </table:table-cell>
          <table:table-cell office:value-type="float" office:value="622.231501147763" calcext:value-type="float">
            <text:p>622.231501147763</text:p>
          </table:table-cell>
          <table:table-cell office:value-type="float" office:value="93.5875939451774" calcext:value-type="float">
            <text:p>93.5875939451774</text:p>
          </table:table-cell>
          <table:table-cell office:value-type="float" office:value="670.98087681165" calcext:value-type="float">
            <text:p>670.98087681165</text:p>
          </table:table-cell>
          <table:table-cell office:value-type="float" office:value="100.91981156241" calcext:value-type="float">
            <text:p>100.91981156241</text:p>
          </table:table-cell>
          <table:table-cell office:value-type="float" office:value="89.5620371710049" calcext:value-type="float">
            <text:p>89.5620371710049</text:p>
          </table:table-cell>
          <table:table-cell office:value-type="float" office:value="147.391372511216" calcext:value-type="float">
            <text:p>147.391372511216</text:p>
          </table:table-cell>
          <table:table-cell office:value-type="float" office:value="713.897242508131" calcext:value-type="float">
            <text:p>713.897242508131</text:p>
          </table:table-cell>
          <table:table-cell office:value-type="float" office:value="107.37470720655" calcext:value-type="float">
            <text:p>107.37470720655</text:p>
          </table:table-cell>
          <table:table-cell table:formula="of:=SUM([.E301:.P301])" office:value-type="float" office:value="11636.973904069" calcext:value-type="float">
            <text:p>11636.9739040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71.749580985281" calcext:value-type="float">
            <text:p>271.749580985281</text:p>
          </table:table-cell>
          <table:table-cell office:value-type="float" office:value="193.867827929419" calcext:value-type="float">
            <text:p>193.867827929419</text:p>
          </table:table-cell>
          <table:table-cell office:value-type="float" office:value="53.4573031086261" calcext:value-type="float">
            <text:p>53.4573031086261</text:p>
          </table:table-cell>
          <table:table-cell office:value-type="float" office:value="230.119808968362" calcext:value-type="float">
            <text:p>230.119808968362</text:p>
          </table:table-cell>
          <table:table-cell office:value-type="float" office:value="37.8792766343075" calcext:value-type="float">
            <text:p>37.8792766343075</text:p>
          </table:table-cell>
          <table:table-cell office:value-type="float" office:value="2.89056683448451" calcext:value-type="float">
            <text:p>2.89056683448451</text:p>
          </table:table-cell>
          <table:table-cell office:value-type="float" office:value="27.3094756781282" calcext:value-type="float">
            <text:p>27.3094756781282</text:p>
          </table:table-cell>
          <table:table-cell office:value-type="float" office:value="2.08398553711722" calcext:value-type="float">
            <text:p>2.08398553711722</text:p>
          </table:table-cell>
          <table:table-cell office:value-type="float" office:value="8.59041594075456" calcext:value-type="float">
            <text:p>8.59041594075456</text:p>
          </table:table-cell>
          <table:table-cell office:value-type="float" office:value="6.52834670228181" calcext:value-type="float">
            <text:p>6.52834670228181</text:p>
          </table:table-cell>
          <table:table-cell office:value-type="float" office:value="41.3491646959582" calcext:value-type="float">
            <text:p>41.3491646959582</text:p>
          </table:table-cell>
          <table:table-cell office:value-type="float" office:value="3.1553539223482" calcext:value-type="float">
            <text:p>3.1553539223482</text:p>
          </table:table-cell>
          <table:table-cell table:formula="of:=SUM([.E302:.P302])" office:value-type="float" office:value="878.981106937069" calcext:value-type="float">
            <text:p>878.9811069370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1718.22348392113" calcext:value-type="float">
            <text:p>1718.22348392113</text:p>
          </table:table-cell>
          <table:table-cell office:value-type="float" office:value="300.922721139341" calcext:value-type="float">
            <text:p>300.922721139341</text:p>
          </table:table-cell>
          <table:table-cell office:value-type="float" office:value="63.712443628142" calcext:value-type="float">
            <text:p>63.712443628142</text:p>
          </table:table-cell>
          <table:table-cell office:value-type="float" office:value="248.038920485719" calcext:value-type="float">
            <text:p>248.038920485719</text:p>
          </table:table-cell>
          <table:table-cell office:value-type="float" office:value="192.761020919821" calcext:value-type="float">
            <text:p>192.761020919821</text:p>
          </table:table-cell>
          <table:table-cell office:value-type="float" office:value="11.9323202367796" calcext:value-type="float">
            <text:p>11.9323202367796</text:p>
          </table:table-cell>
          <table:table-cell office:value-type="float" office:value="33.9983877247511" calcext:value-type="float">
            <text:p>33.9983877247511</text:p>
          </table:table-cell>
          <table:table-cell office:value-type="float" office:value="2.10457305076564" calcext:value-type="float">
            <text:p>2.10457305076564</text:p>
          </table:table-cell>
          <table:table-cell office:value-type="float" office:value="4.28056327363854" calcext:value-type="float">
            <text:p>4.28056327363854</text:p>
          </table:table-cell>
          <table:table-cell office:value-type="float" office:value="5.41162668910257" calcext:value-type="float">
            <text:p>5.41162668910257</text:p>
          </table:table-cell>
          <table:table-cell office:value-type="float" office:value="35.8225405301197" calcext:value-type="float">
            <text:p>35.8225405301197</text:p>
          </table:table-cell>
          <table:table-cell office:value-type="float" office:value="2.21749201815133" calcext:value-type="float">
            <text:p>2.21749201815133</text:p>
          </table:table-cell>
          <table:table-cell table:formula="of:=SUM([.E303:.P303])" office:value-type="float" office:value="2619.42609361746" calcext:value-type="float">
            <text:p>2619.426093617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1721207549668" calcext:value-type="float">
            <text:p>0.001721207549668</text:p>
          </table:table-cell>
          <table:table-cell office:value-type="float" office:value="0.002922348468624" calcext:value-type="float">
            <text:p>0.002922348468624</text:p>
          </table:table-cell>
          <table:table-cell office:value-type="float" office:value="0.00011032945878" calcext:value-type="float">
            <text:p>0.00011032945878</text:p>
          </table:table-cell>
          <table:table-cell office:value-type="float" office:value="0.000385764089583" calcext:value-type="float">
            <text:p>0.000385764089583</text:p>
          </table:table-cell>
          <table:table-cell office:value-type="float" office:value="0.0000604713289829761" calcext:value-type="float">
            <text:p>6.04713289829761E-05</text:p>
          </table:table-cell>
          <table:table-cell office:value-type="float" office:value="0.00000560414966132478" calcext:value-type="float">
            <text:p>5.60414966132478E-06</text:p>
          </table:table-cell>
          <table:table-cell office:value-type="float" office:value="0.00010289766171" calcext:value-type="float">
            <text:p>0.00010289766171</text:p>
          </table:table-cell>
          <table:table-cell office:value-type="float" office:value="0.00000953598847121725" calcext:value-type="float">
            <text:p>9.53598847121725E-06</text:p>
          </table:table-cell>
          <table:table-cell office:value-type="float" office:value="0.0000110637608211605" calcext:value-type="float">
            <text:p>1.10637608211605E-05</text:p>
          </table:table-cell>
          <table:table-cell office:value-type="float" office:value="0.00000954297415070625" calcext:value-type="float">
            <text:p>9.54297415070625E-06</text:p>
          </table:table-cell>
          <table:table-cell office:value-type="float" office:value="0.0000179267260921089" calcext:value-type="float">
            <text:p>1.79267260921089E-05</text:p>
          </table:table-cell>
          <table:table-cell office:value-type="float" office:value="0.00000166135022410434" calcext:value-type="float">
            <text:p>1.66135022410434E-06</text:p>
          </table:table-cell>
          <table:table-cell table:formula="of:=SUM([.E304:.P304])" office:value-type="float" office:value="0.0053583535067686" calcext:value-type="float">
            <text:p>0.0053583535067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.74070176380495" calcext:value-type="float">
            <text:p>3.74070176380495</text:p>
          </table:table-cell>
          <table:table-cell office:value-type="float" office:value="20.5791580366092" calcext:value-type="float">
            <text:p>20.5791580366092</text:p>
          </table:table-cell>
          <table:table-cell office:value-type="float" office:value="1.16993050562958" calcext:value-type="float">
            <text:p>1.16993050562958</text:p>
          </table:table-cell>
          <table:table-cell office:value-type="float" office:value="4.17191427820601" calcext:value-type="float">
            <text:p>4.17191427820601</text:p>
          </table:table-cell>
          <table:table-cell office:value-type="float" office:value="0.521222659559135" calcext:value-type="float">
            <text:p>0.521222659559135</text:p>
          </table:table-cell>
          <table:table-cell office:value-type="float" office:value="0.04746058776146" calcext:value-type="float">
            <text:p>0.04746058776146</text:p>
          </table:table-cell>
          <table:table-cell office:value-type="float" office:value="2.87960563417381" calcext:value-type="float">
            <text:p>2.87960563417381</text:p>
          </table:table-cell>
          <table:table-cell office:value-type="float" office:value="0.262206129017294" calcext:value-type="float">
            <text:p>0.262206129017294</text:p>
          </table:table-cell>
          <table:table-cell office:value-type="float" office:value="0.140729816301687" calcext:value-type="float">
            <text:p>0.140729816301687</text:p>
          </table:table-cell>
          <table:table-cell office:value-type="float" office:value="0.138334304549839" calcext:value-type="float">
            <text:p>0.138334304549839</text:p>
          </table:table-cell>
          <table:table-cell office:value-type="float" office:value="0.771064596718711" calcext:value-type="float">
            <text:p>0.771064596718711</text:p>
          </table:table-cell>
          <table:table-cell office:value-type="float" office:value="0.070210260991485" calcext:value-type="float">
            <text:p>0.070210260991485</text:p>
          </table:table-cell>
          <table:table-cell table:formula="of:=SUM([.E305:.P305])" office:value-type="float" office:value="34.4925385733232" calcext:value-type="float">
            <text:p>34.4925385733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00069405400956642" calcext:value-type="float">
            <text:p>6.9405400956642E-06</text:p>
          </table:table-cell>
          <table:table-cell office:value-type="float" office:value="0.000288971445534" calcext:value-type="float">
            <text:p>0.000288971445534</text:p>
          </table:table-cell>
          <table:table-cell office:value-type="float" office:value="0.0000203363027426334" calcext:value-type="float">
            <text:p>2.03363027426334E-05</text:p>
          </table:table-cell>
          <table:table-cell office:value-type="float" office:value="0.0000708798483778779" calcext:value-type="float">
            <text:p>7.08798483778779E-05</text:p>
          </table:table-cell>
          <table:table-cell office:value-type="float" office:value="0.000000967082370285079" calcext:value-type="float">
            <text:p>9.67082370285079E-07</text:p>
          </table:table-cell>
          <table:table-cell office:value-type="float" office:value="0.0000000880589041271131" calcext:value-type="float">
            <text:p>8.80589041271131E-08</text:p>
          </table:table-cell>
          <table:table-cell office:value-type="float" office:value="0.0000404144749476445" calcext:value-type="float">
            <text:p>4.04144749476445E-05</text:p>
          </table:table-cell>
          <table:table-cell office:value-type="float" office:value="0.00000367999095435185" calcext:value-type="float">
            <text:p>3.67999095435185E-06</text:p>
          </table:table-cell>
          <table:table-cell office:value-type="float" office:value="0.00000261879912850765" calcext:value-type="float">
            <text:p>2.61879912850765E-06</text:p>
          </table:table-cell>
          <table:table-cell office:value-type="float" office:value="0.00000203191619289039" calcext:value-type="float">
            <text:p>2.03191619289039E-06</text:p>
          </table:table-cell>
          <table:table-cell office:value-type="float" office:value="0.0000132082030849883" calcext:value-type="float">
            <text:p>1.32082030849883E-05</text:p>
          </table:table-cell>
          <table:table-cell office:value-type="float" office:value="0.00000120268957938874" calcext:value-type="float">
            <text:p>1.20268957938874E-06</text:p>
          </table:table-cell>
          <table:table-cell table:formula="of:=SUM([.E306:.P306])" office:value-type="float" office:value="0.000451339351912359" calcext:value-type="float">
            <text:p>0.0004513393519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1515859139954" calcext:value-type="float">
            <text:p>0.001515859139954</text:p>
          </table:table-cell>
          <table:table-cell office:value-type="float" office:value="0.050970986187057" calcext:value-type="float">
            <text:p>0.050970986187057</text:p>
          </table:table-cell>
          <table:table-cell office:value-type="float" office:value="0.003554387667477" calcext:value-type="float">
            <text:p>0.003554387667477</text:p>
          </table:table-cell>
          <table:table-cell office:value-type="float" office:value="0.012406362769184" calcext:value-type="float">
            <text:p>0.012406362769184</text:p>
          </table:table-cell>
          <table:table-cell office:value-type="float" office:value="0.000120154832877" calcext:value-type="float">
            <text:p>0.000120154832877</text:p>
          </table:table-cell>
          <table:table-cell office:value-type="float" office:value="0.00000856200038383786" calcext:value-type="float">
            <text:p>8.56200038383786E-06</text:p>
          </table:table-cell>
          <table:table-cell office:value-type="float" office:value="0.004053353111723" calcext:value-type="float">
            <text:p>0.004053353111723</text:p>
          </table:table-cell>
          <table:table-cell office:value-type="float" office:value="0.000288834082388" calcext:value-type="float">
            <text:p>0.000288834082388</text:p>
          </table:table-cell>
          <table:table-cell office:value-type="float" office:value="0.000458096468025" calcext:value-type="float">
            <text:p>0.000458096468025</text:p>
          </table:table-cell>
          <table:table-cell office:value-type="float" office:value="0.000325010574819" calcext:value-type="float">
            <text:p>0.000325010574819</text:p>
          </table:table-cell>
          <table:table-cell office:value-type="float" office:value="0.001314075503234" calcext:value-type="float">
            <text:p>0.001314075503234</text:p>
          </table:table-cell>
          <table:table-cell office:value-type="float" office:value="0.0000936384720756179" calcext:value-type="float">
            <text:p>9.36384720756179E-05</text:p>
          </table:table-cell>
          <table:table-cell table:formula="of:=SUM([.E307:.P307])" office:value-type="float" office:value="0.0751093208091975" calcext:value-type="float">
            <text:p>0.0751093208091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1642304342862" calcext:value-type="float">
            <text:p>0.001642304342862</text:p>
          </table:table-cell>
          <table:table-cell office:value-type="float" office:value="0.00266343733219" calcext:value-type="float">
            <text:p>0.00266343733219</text:p>
          </table:table-cell>
          <table:table-cell office:value-type="float" office:value="0.000135095060451" calcext:value-type="float">
            <text:p>0.000135095060451</text:p>
          </table:table-cell>
          <table:table-cell office:value-type="float" office:value="0.000446748291315" calcext:value-type="float">
            <text:p>0.000446748291315</text:p>
          </table:table-cell>
          <table:table-cell office:value-type="float" office:value="0.000158115079894" calcext:value-type="float">
            <text:p>0.000158115079894</text:p>
          </table:table-cell>
          <table:table-cell office:value-type="float" office:value="0.0000140022913723354" calcext:value-type="float">
            <text:p>1.40022913723354E-05</text:p>
          </table:table-cell>
          <table:table-cell office:value-type="float" office:value="0.000258081496564" calcext:value-type="float">
            <text:p>0.000258081496564</text:p>
          </table:table-cell>
          <table:table-cell office:value-type="float" office:value="0.0000228550769168174" calcext:value-type="float">
            <text:p>2.28550769168174E-05</text:p>
          </table:table-cell>
          <table:table-cell office:value-type="float" office:value="0.000012543348401511" calcext:value-type="float">
            <text:p>1.2543348401511E-05</text:p>
          </table:table-cell>
          <table:table-cell office:value-type="float" office:value="0.0000235727240156385" calcext:value-type="float">
            <text:p>2.35727240156385E-05</text:p>
          </table:table-cell>
          <table:table-cell office:value-type="float" office:value="0.000057839430366685" calcext:value-type="float">
            <text:p>5.7839430366685E-05</text:p>
          </table:table-cell>
          <table:table-cell office:value-type="float" office:value="0.00000512212090931595" calcext:value-type="float">
            <text:p>5.12212090931595E-06</text:p>
          </table:table-cell>
          <table:table-cell table:formula="of:=SUM([.E308:.P308])" office:value-type="float" office:value="0.0054397165952583" calcext:value-type="float">
            <text:p>0.0054397165952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548824523409579" calcext:value-type="float">
            <text:p>0.548824523409579</text:p>
          </table:table-cell>
          <table:table-cell office:value-type="float" office:value="0.860603613469194" calcext:value-type="float">
            <text:p>0.860603613469194</text:p>
          </table:table-cell>
          <table:table-cell office:value-type="float" office:value="0.051047860063512" calcext:value-type="float">
            <text:p>0.051047860063512</text:p>
          </table:table-cell>
          <table:table-cell office:value-type="float" office:value="0.177402423543227" calcext:value-type="float">
            <text:p>0.177402423543227</text:p>
          </table:table-cell>
          <table:table-cell office:value-type="float" office:value="0.014726456082771" calcext:value-type="float">
            <text:p>0.014726456082771</text:p>
          </table:table-cell>
          <table:table-cell office:value-type="float" office:value="0.001424923628073" calcext:value-type="float">
            <text:p>0.001424923628073</text:p>
          </table:table-cell>
          <table:table-cell office:value-type="float" office:value="0.023124119943192" calcext:value-type="float">
            <text:p>0.023124119943192</text:p>
          </table:table-cell>
          <table:table-cell office:value-type="float" office:value="0.002237476871574" calcext:value-type="float">
            <text:p>0.002237476871574</text:p>
          </table:table-cell>
          <table:table-cell office:value-type="float" office:value="0.005089352090692" calcext:value-type="float">
            <text:p>0.005089352090692</text:p>
          </table:table-cell>
          <table:table-cell office:value-type="float" office:value="0.002432447100857" calcext:value-type="float">
            <text:p>0.002432447100857</text:p>
          </table:table-cell>
          <table:table-cell office:value-type="float" office:value="0.00629999130496" calcext:value-type="float">
            <text:p>0.00629999130496</text:p>
          </table:table-cell>
          <table:table-cell office:value-type="float" office:value="0.000609583623965" calcext:value-type="float">
            <text:p>0.000609583623965</text:p>
          </table:table-cell>
          <table:table-cell table:formula="of:=SUM([.E309:.P309])" office:value-type="float" office:value="1.6938227711316" calcext:value-type="float">
            <text:p>1.69382277113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0.0473254818496" calcext:value-type="float">
            <text:p>20.0473254818496</text:p>
          </table:table-cell>
          <table:table-cell office:value-type="float" office:value="6.63588693818951" calcext:value-type="float">
            <text:p>6.63588693818951</text:p>
          </table:table-cell>
          <table:table-cell office:value-type="float" office:value="1.44914396959608" calcext:value-type="float">
            <text:p>1.44914396959608</text:p>
          </table:table-cell>
          <table:table-cell office:value-type="float" office:value="5.71107554004413" calcext:value-type="float">
            <text:p>5.71107554004413</text:p>
          </table:table-cell>
          <table:table-cell office:value-type="float" office:value="0.505106136317441" calcext:value-type="float">
            <text:p>0.505106136317441</text:p>
          </table:table-cell>
          <table:table-cell office:value-type="float" office:value="0.027290334617832" calcext:value-type="float">
            <text:p>0.027290334617832</text:p>
          </table:table-cell>
          <table:table-cell office:value-type="float" office:value="0.167107116804127" calcext:value-type="float">
            <text:p>0.167107116804127</text:p>
          </table:table-cell>
          <table:table-cell office:value-type="float" office:value="0.009028615585339" calcext:value-type="float">
            <text:p>0.009028615585339</text:p>
          </table:table-cell>
          <table:table-cell office:value-type="float" office:value="0.121439851975993" calcext:value-type="float">
            <text:p>0.121439851975993</text:p>
          </table:table-cell>
          <table:table-cell office:value-type="float" office:value="0.021587648421065" calcext:value-type="float">
            <text:p>0.021587648421065</text:p>
          </table:table-cell>
          <table:table-cell office:value-type="float" office:value="0.184098938017232" calcext:value-type="float">
            <text:p>0.184098938017232</text:p>
          </table:table-cell>
          <table:table-cell office:value-type="float" office:value="0.00994666518587" calcext:value-type="float">
            <text:p>0.00994666518587</text:p>
          </table:table-cell>
          <table:table-cell table:formula="of:=SUM([.E310:.P310])" office:value-type="float" office:value="34.8890372366042" calcext:value-type="float">
            <text:p>34.88903723660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6.6674465836871" calcext:value-type="float">
            <text:p>76.6674465836871</text:p>
          </table:table-cell>
          <table:table-cell office:value-type="float" office:value="32.3975004104454" calcext:value-type="float">
            <text:p>32.3975004104454</text:p>
          </table:table-cell>
          <table:table-cell office:value-type="float" office:value="1.84477468030287" calcext:value-type="float">
            <text:p>1.84477468030287</text:p>
          </table:table-cell>
          <table:table-cell office:value-type="float" office:value="9.03024971912978" calcext:value-type="float">
            <text:p>9.03024971912978</text:p>
          </table:table-cell>
          <table:table-cell office:value-type="float" office:value="1.7797020877976" calcext:value-type="float">
            <text:p>1.7797020877976</text:p>
          </table:table-cell>
          <table:table-cell office:value-type="float" office:value="0.107547000574131" calcext:value-type="float">
            <text:p>0.107547000574131</text:p>
          </table:table-cell>
          <table:table-cell office:value-type="float" office:value="0.752678976847322" calcext:value-type="float">
            <text:p>0.752678976847322</text:p>
          </table:table-cell>
          <table:table-cell office:value-type="float" office:value="0.045484222842774" calcext:value-type="float">
            <text:p>0.045484222842774</text:p>
          </table:table-cell>
          <table:table-cell office:value-type="float" office:value="0.135521059075655" calcext:value-type="float">
            <text:p>0.135521059075655</text:p>
          </table:table-cell>
          <table:table-cell office:value-type="float" office:value="0.061202145027989" calcext:value-type="float">
            <text:p>0.061202145027989</text:p>
          </table:table-cell>
          <table:table-cell office:value-type="float" office:value="0.256384385671598" calcext:value-type="float">
            <text:p>0.256384385671598</text:p>
          </table:table-cell>
          <table:table-cell office:value-type="float" office:value="0.015493251293054" calcext:value-type="float">
            <text:p>0.015493251293054</text:p>
          </table:table-cell>
          <table:table-cell table:formula="of:=SUM([.E311:.P311])" office:value-type="float" office:value="123.093984522695" calcext:value-type="float">
            <text:p>123.0939845226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.09275597182142" calcext:value-type="float">
            <text:p>3.09275597182142</text:p>
          </table:table-cell>
          <table:table-cell office:value-type="float" office:value="4.87325052490176" calcext:value-type="float">
            <text:p>4.87325052490176</text:p>
          </table:table-cell>
          <table:table-cell office:value-type="float" office:value="0.268776985657394" calcext:value-type="float">
            <text:p>0.268776985657394</text:p>
          </table:table-cell>
          <table:table-cell office:value-type="float" office:value="1.0000744597367" calcext:value-type="float">
            <text:p>1.0000744597367</text:p>
          </table:table-cell>
          <table:table-cell office:value-type="float" office:value="0.275235914037608" calcext:value-type="float">
            <text:p>0.275235914037608</text:p>
          </table:table-cell>
          <table:table-cell office:value-type="float" office:value="0.021253133729262" calcext:value-type="float">
            <text:p>0.021253133729262</text:p>
          </table:table-cell>
          <table:table-cell office:value-type="float" office:value="0.435380557286237" calcext:value-type="float">
            <text:p>0.435380557286237</text:p>
          </table:table-cell>
          <table:table-cell office:value-type="float" office:value="0.033619163543681" calcext:value-type="float">
            <text:p>0.033619163543681</text:p>
          </table:table-cell>
          <table:table-cell office:value-type="float" office:value="0.030322459507044" calcext:value-type="float">
            <text:p>0.030322459507044</text:p>
          </table:table-cell>
          <table:table-cell office:value-type="float" office:value="0.029324972502079" calcext:value-type="float">
            <text:p>0.029324972502079</text:p>
          </table:table-cell>
          <table:table-cell office:value-type="float" office:value="0.116536302927706" calcext:value-type="float">
            <text:p>0.116536302927706</text:p>
          </table:table-cell>
          <table:table-cell office:value-type="float" office:value="0.008998686232851" calcext:value-type="float">
            <text:p>0.008998686232851</text:p>
          </table:table-cell>
          <table:table-cell table:formula="of:=SUM([.E312:.P312])" office:value-type="float" office:value="10.1855291318837" calcext:value-type="float">
            <text:p>10.18552913188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264488568254032" calcext:value-type="float">
            <text:p>0.264488568254032</text:p>
          </table:table-cell>
          <table:table-cell office:value-type="float" office:value="0.414550659453463" calcext:value-type="float">
            <text:p>0.414550659453463</text:p>
          </table:table-cell>
          <table:table-cell office:value-type="float" office:value="0.022864615190906" calcext:value-type="float">
            <text:p>0.022864615190906</text:p>
          </table:table-cell>
          <table:table-cell office:value-type="float" office:value="0.085097426711392" calcext:value-type="float">
            <text:p>0.085097426711392</text:p>
          </table:table-cell>
          <table:table-cell office:value-type="float" office:value="0.035161144010576" calcext:value-type="float">
            <text:p>0.035161144010576</text:p>
          </table:table-cell>
          <table:table-cell office:value-type="float" office:value="0.002303598616834" calcext:value-type="float">
            <text:p>0.002303598616834</text:p>
          </table:table-cell>
          <table:table-cell office:value-type="float" office:value="0.055417067623355" calcext:value-type="float">
            <text:p>0.055417067623355</text:p>
          </table:table-cell>
          <table:table-cell office:value-type="float" office:value="0.003630674823543" calcext:value-type="float">
            <text:p>0.003630674823543</text:p>
          </table:table-cell>
          <table:table-cell office:value-type="float" office:value="0.002578822985921" calcext:value-type="float">
            <text:p>0.002578822985921</text:p>
          </table:table-cell>
          <table:table-cell office:value-type="float" office:value="0.003368353285355" calcext:value-type="float">
            <text:p>0.003368353285355</text:p>
          </table:table-cell>
          <table:table-cell office:value-type="float" office:value="0.014836455936154" calcext:value-type="float">
            <text:p>0.014836455936154</text:p>
          </table:table-cell>
          <table:table-cell office:value-type="float" office:value="0.000972017274608" calcext:value-type="float">
            <text:p>0.000972017274608</text:p>
          </table:table-cell>
          <table:table-cell table:formula="of:=SUM([.E313:.P313])" office:value-type="float" office:value="0.905269404166139" calcext:value-type="float">
            <text:p>0.905269404166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761.80869826979" calcext:value-type="float">
            <text:p>2761.80869826979</text:p>
          </table:table-cell>
          <table:table-cell office:value-type="float" office:value="817.236464413575" calcext:value-type="float">
            <text:p>817.236464413575</text:p>
          </table:table-cell>
          <table:table-cell office:value-type="float" office:value="145.95627444713" calcext:value-type="float">
            <text:p>145.95627444713</text:p>
          </table:table-cell>
          <table:table-cell office:value-type="float" office:value="596.872718747084" calcext:value-type="float">
            <text:p>596.872718747084</text:p>
          </table:table-cell>
          <table:table-cell office:value-type="float" office:value="368.480441821715" calcext:value-type="float">
            <text:p>368.480441821715</text:p>
          </table:table-cell>
          <table:table-cell office:value-type="float" office:value="21.310114950567" calcext:value-type="float">
            <text:p>21.310114950567</text:p>
          </table:table-cell>
          <table:table-cell office:value-type="float" office:value="109.373135717064" calcext:value-type="float">
            <text:p>109.373135717064</text:p>
          </table:table-cell>
          <table:table-cell office:value-type="float" office:value="6.32531290700718" calcext:value-type="float">
            <text:p>6.32531290700718</text:p>
          </table:table-cell>
          <table:table-cell office:value-type="float" office:value="14.0770167604246" calcext:value-type="float">
            <text:p>14.0770167604246</text:p>
          </table:table-cell>
          <table:table-cell office:value-type="float" office:value="8.06926768619444" calcext:value-type="float">
            <text:p>8.06926768619444</text:p>
          </table:table-cell>
          <table:table-cell office:value-type="float" office:value="101.72551211215" calcext:value-type="float">
            <text:p>101.72551211215</text:p>
          </table:table-cell>
          <table:table-cell office:value-type="float" office:value="5.88303234168415" calcext:value-type="float">
            <text:p>5.88303234168415</text:p>
          </table:table-cell>
          <table:table-cell table:formula="of:=SUM([.E314:.P314])" office:value-type="float" office:value="4957.11799017439" calcext:value-type="float">
            <text:p>4957.11799017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91.7081902394344" calcext:value-type="float">
            <text:p>91.7081902394344</text:p>
          </table:table-cell>
          <table:table-cell office:value-type="float" office:value="141.68583992287" calcext:value-type="float">
            <text:p>141.68583992287</text:p>
          </table:table-cell>
          <table:table-cell office:value-type="float" office:value="7.89395913585947" calcext:value-type="float">
            <text:p>7.89395913585947</text:p>
          </table:table-cell>
          <table:table-cell office:value-type="float" office:value="29.4206937201721" calcext:value-type="float">
            <text:p>29.4206937201721</text:p>
          </table:table-cell>
          <table:table-cell office:value-type="float" office:value="3.27377595643694" calcext:value-type="float">
            <text:p>3.27377595643694</text:p>
          </table:table-cell>
          <table:table-cell office:value-type="float" office:value="0.235995871707673" calcext:value-type="float">
            <text:p>0.235995871707673</text:p>
          </table:table-cell>
          <table:table-cell office:value-type="float" office:value="5.06450623905193" calcext:value-type="float">
            <text:p>5.06450623905193</text:p>
          </table:table-cell>
          <table:table-cell office:value-type="float" office:value="0.365083799428604" calcext:value-type="float">
            <text:p>0.365083799428604</text:p>
          </table:table-cell>
          <table:table-cell office:value-type="float" office:value="0.888586820456711" calcext:value-type="float">
            <text:p>0.888586820456711</text:p>
          </table:table-cell>
          <table:table-cell office:value-type="float" office:value="0.389518071750318" calcext:value-type="float">
            <text:p>0.389518071750318</text:p>
          </table:table-cell>
          <table:table-cell office:value-type="float" office:value="1.37103389073313" calcext:value-type="float">
            <text:p>1.37103389073313</text:p>
          </table:table-cell>
          <table:table-cell office:value-type="float" office:value="0.098833378487048" calcext:value-type="float">
            <text:p>0.098833378487048</text:p>
          </table:table-cell>
          <table:table-cell table:formula="of:=SUM([.E315:.P315])" office:value-type="float" office:value="282.396017046388" calcext:value-type="float">
            <text:p>282.3960170463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4.72416252141368" calcext:value-type="float">
            <text:p>4.72416252141368</text:p>
          </table:table-cell>
          <table:table-cell office:value-type="float" office:value="3.95531830092439" calcext:value-type="float">
            <text:p>3.95531830092439</text:p>
          </table:table-cell>
          <table:table-cell office:value-type="float" office:value="0.31815381957881" calcext:value-type="float">
            <text:p>0.31815381957881</text:p>
          </table:table-cell>
          <table:table-cell office:value-type="float" office:value="1.23627369015178" calcext:value-type="float">
            <text:p>1.23627369015178</text:p>
          </table:table-cell>
          <table:table-cell office:value-type="float" office:value="0.223573341079593" calcext:value-type="float">
            <text:p>0.223573341079593</text:p>
          </table:table-cell>
          <table:table-cell office:value-type="float" office:value="0.015507668506746" calcext:value-type="float">
            <text:p>0.015507668506746</text:p>
          </table:table-cell>
          <table:table-cell office:value-type="float" office:value="0.18750985066346" calcext:value-type="float">
            <text:p>0.18750985066346</text:p>
          </table:table-cell>
          <table:table-cell office:value-type="float" office:value="0.013006204549241" calcext:value-type="float">
            <text:p>0.013006204549241</text:p>
          </table:table-cell>
          <table:table-cell office:value-type="float" office:value="0.03348116450145" calcext:value-type="float">
            <text:p>0.03348116450145</text:p>
          </table:table-cell>
          <table:table-cell office:value-type="float" office:value="0.015582144695519" calcext:value-type="float">
            <text:p>0.015582144695519</text:p>
          </table:table-cell>
          <table:table-cell office:value-type="float" office:value="0.075563555832537" calcext:value-type="float">
            <text:p>0.075563555832537</text:p>
          </table:table-cell>
          <table:table-cell office:value-type="float" office:value="0.005241298311254" calcext:value-type="float">
            <text:p>0.005241298311254</text:p>
          </table:table-cell>
          <table:table-cell table:formula="of:=SUM([.E316:.P316])" office:value-type="float" office:value="10.8033735602085" calcext:value-type="float">
            <text:p>10.80337356020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.85860530855542" calcext:value-type="float">
            <text:p>3.85860530855542</text:p>
          </table:table-cell>
          <table:table-cell office:value-type="float" office:value="6.60570539386339" calcext:value-type="float">
            <text:p>6.60570539386339</text:p>
          </table:table-cell>
          <table:table-cell office:value-type="float" office:value="0.230817045695576" calcext:value-type="float">
            <text:p>0.230817045695576</text:p>
          </table:table-cell>
          <table:table-cell office:value-type="float" office:value="0.813414652271631" calcext:value-type="float">
            <text:p>0.813414652271631</text:p>
          </table:table-cell>
          <table:table-cell office:value-type="float" office:value="0.169296517071685" calcext:value-type="float">
            <text:p>0.169296517071685</text:p>
          </table:table-cell>
          <table:table-cell office:value-type="float" office:value="0.010599976193372" calcext:value-type="float">
            <text:p>0.010599976193372</text:p>
          </table:table-cell>
          <table:table-cell office:value-type="float" office:value="0.290445290974883" calcext:value-type="float">
            <text:p>0.290445290974883</text:p>
          </table:table-cell>
          <table:table-cell office:value-type="float" office:value="0.018185330821112" calcext:value-type="float">
            <text:p>0.018185330821112</text:p>
          </table:table-cell>
          <table:table-cell office:value-type="float" office:value="0.023523528269692" calcext:value-type="float">
            <text:p>0.023523528269692</text:p>
          </table:table-cell>
          <table:table-cell office:value-type="float" office:value="0.020502292397987" calcext:value-type="float">
            <text:p>0.020502292397987</text:p>
          </table:table-cell>
          <table:table-cell office:value-type="float" office:value="0.047127748868451" calcext:value-type="float">
            <text:p>0.047127748868451</text:p>
          </table:table-cell>
          <table:table-cell office:value-type="float" office:value="0.00295075778695" calcext:value-type="float">
            <text:p>0.00295075778695</text:p>
          </table:table-cell>
          <table:table-cell table:formula="of:=SUM([.E317:.P317])" office:value-type="float" office:value="12.0911738427702" calcext:value-type="float">
            <text:p>12.09117384277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326994252956464" calcext:value-type="float">
            <text:p>0.326994252956464</text:p>
          </table:table-cell>
          <table:table-cell office:value-type="float" office:value="3.16526601953992" calcext:value-type="float">
            <text:p>3.16526601953992</text:p>
          </table:table-cell>
          <table:table-cell office:value-type="float" office:value="0.155447383829211" calcext:value-type="float">
            <text:p>0.155447383829211</text:p>
          </table:table-cell>
          <table:table-cell office:value-type="float" office:value="0.512467750040078" calcext:value-type="float">
            <text:p>0.512467750040078</text:p>
          </table:table-cell>
          <table:table-cell office:value-type="float" office:value="0.012300588369468" calcext:value-type="float">
            <text:p>0.012300588369468</text:p>
          </table:table-cell>
          <table:table-cell office:value-type="float" office:value="0.000574132427071" calcext:value-type="float">
            <text:p>0.000574132427071</text:p>
          </table:table-cell>
          <table:table-cell office:value-type="float" office:value="0.119283436757342" calcext:value-type="float">
            <text:p>0.119283436757342</text:p>
          </table:table-cell>
          <table:table-cell office:value-type="float" office:value="0.005567578313964" calcext:value-type="float">
            <text:p>0.005567578313964</text:p>
          </table:table-cell>
          <table:table-cell office:value-type="float" office:value="0.012246275349754" calcext:value-type="float">
            <text:p>0.012246275349754</text:p>
          </table:table-cell>
          <table:table-cell office:value-type="float" office:value="0.009131280310168" calcext:value-type="float">
            <text:p>0.009131280310168</text:p>
          </table:table-cell>
          <table:table-cell office:value-type="float" office:value="0.025714035208993" calcext:value-type="float">
            <text:p>0.025714035208993</text:p>
          </table:table-cell>
          <table:table-cell office:value-type="float" office:value="0.001200207746238" calcext:value-type="float">
            <text:p>0.001200207746238</text:p>
          </table:table-cell>
          <table:table-cell table:formula="of:=SUM([.E318:.P318])" office:value-type="float" office:value="4.34619294084867" calcext:value-type="float">
            <text:p>4.346192940848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98.9623689098648" calcext:value-type="float">
            <text:p>98.9623689098648</text:p>
          </table:table-cell>
          <table:table-cell office:value-type="float" office:value="39.2134401819637" calcext:value-type="float">
            <text:p>39.2134401819637</text:p>
          </table:table-cell>
          <table:table-cell office:value-type="float" office:value="1.12914364264561" calcext:value-type="float">
            <text:p>1.12914364264561</text:p>
          </table:table-cell>
          <table:table-cell office:value-type="float" office:value="2.78648299841119" calcext:value-type="float">
            <text:p>2.78648299841119</text:p>
          </table:table-cell>
          <table:table-cell office:value-type="float" office:value="4.07183509935056" calcext:value-type="float">
            <text:p>4.07183509935056</text:p>
          </table:table-cell>
          <table:table-cell office:value-type="float" office:value="0.169543372807214" calcext:value-type="float">
            <text:p>0.169543372807214</text:p>
          </table:table-cell>
          <table:table-cell office:value-type="float" office:value="1.61711722981926" calcext:value-type="float">
            <text:p>1.61711722981926</text:p>
          </table:table-cell>
          <table:table-cell office:value-type="float" office:value="0.067333647527117" calcext:value-type="float">
            <text:p>0.067333647527117</text:p>
          </table:table-cell>
          <table:table-cell office:value-type="float" office:value="0.055507855857119" calcext:value-type="float">
            <text:p>0.055507855857119</text:p>
          </table:table-cell>
          <table:table-cell office:value-type="float" office:value="0.106630480490821" calcext:value-type="float">
            <text:p>0.106630480490821</text:p>
          </table:table-cell>
          <table:table-cell office:value-type="float" office:value="0.164111843442467" calcext:value-type="float">
            <text:p>0.164111843442467</text:p>
          </table:table-cell>
          <table:table-cell office:value-type="float" office:value="0.006833301147014" calcext:value-type="float">
            <text:p>0.006833301147014</text:p>
          </table:table-cell>
          <table:table-cell table:formula="of:=SUM([.E319:.P319])" office:value-type="float" office:value="148.350348563327" calcext:value-type="float">
            <text:p>148.3503485633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1.9162501747995" calcext:value-type="float">
            <text:p>21.9162501747995</text:p>
          </table:table-cell>
          <table:table-cell office:value-type="float" office:value="39.4033673877578" calcext:value-type="float">
            <text:p>39.4033673877578</text:p>
          </table:table-cell>
          <table:table-cell office:value-type="float" office:value="1.4499549271853" calcext:value-type="float">
            <text:p>1.4499549271853</text:p>
          </table:table-cell>
          <table:table-cell office:value-type="float" office:value="2.61411284860931" calcext:value-type="float">
            <text:p>2.61411284860931</text:p>
          </table:table-cell>
          <table:table-cell office:value-type="float" office:value="0.849732905088239" calcext:value-type="float">
            <text:p>0.849732905088239</text:p>
          </table:table-cell>
          <table:table-cell office:value-type="float" office:value="0.038759276230327" calcext:value-type="float">
            <text:p>0.038759276230327</text:p>
          </table:table-cell>
          <table:table-cell office:value-type="float" office:value="1.5307717417109" calcext:value-type="float">
            <text:p>1.5307717417109</text:p>
          </table:table-cell>
          <table:table-cell office:value-type="float" office:value="0.069823828672835" calcext:value-type="float">
            <text:p>0.069823828672835</text:p>
          </table:table-cell>
          <table:table-cell office:value-type="float" office:value="0.075312735936879" calcext:value-type="float">
            <text:p>0.075312735936879</text:p>
          </table:table-cell>
          <table:table-cell office:value-type="float" office:value="0.10139288578104" calcext:value-type="float">
            <text:p>0.10139288578104</text:p>
          </table:table-cell>
          <table:table-cell office:value-type="float" office:value="0.161391025357315" calcext:value-type="float">
            <text:p>0.161391025357315</text:p>
          </table:table-cell>
          <table:table-cell office:value-type="float" office:value="0.007361606565383" calcext:value-type="float">
            <text:p>0.007361606565383</text:p>
          </table:table-cell>
          <table:table-cell table:formula="of:=SUM([.E320:.P320])" office:value-type="float" office:value="68.2182313436948" calcext:value-type="float">
            <text:p>68.21823134369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152371155397514" calcext:value-type="float">
            <text:p>0.152371155397514</text:p>
          </table:table-cell>
          <table:table-cell office:value-type="float" office:value="0.228630157587564" calcext:value-type="float">
            <text:p>0.228630157587564</text:p>
          </table:table-cell>
          <table:table-cell office:value-type="float" office:value="0.010069543285973" calcext:value-type="float">
            <text:p>0.010069543285973</text:p>
          </table:table-cell>
          <table:table-cell office:value-type="float" office:value="0.032901915112436" calcext:value-type="float">
            <text:p>0.032901915112436</text:p>
          </table:table-cell>
          <table:table-cell office:value-type="float" office:value="0.004261806263145" calcext:value-type="float">
            <text:p>0.004261806263145</text:p>
          </table:table-cell>
          <table:table-cell office:value-type="float" office:value="0.000182336719125" calcext:value-type="float">
            <text:p>0.000182336719125</text:p>
          </table:table-cell>
          <table:table-cell office:value-type="float" office:value="0.006400768084603" calcext:value-type="float">
            <text:p>0.006400768084603</text:p>
          </table:table-cell>
          <table:table-cell office:value-type="float" office:value="0.00027384986092" calcext:value-type="float">
            <text:p>0.00027384986092</text:p>
          </table:table-cell>
          <table:table-cell office:value-type="float" office:value="0.000928377739994" calcext:value-type="float">
            <text:p>0.000928377739994</text:p>
          </table:table-cell>
          <table:table-cell office:value-type="float" office:value="0.000432456875492" calcext:value-type="float">
            <text:p>0.000432456875492</text:p>
          </table:table-cell>
          <table:table-cell office:value-type="float" office:value="0.001233964870868" calcext:value-type="float">
            <text:p>0.001233964870868</text:p>
          </table:table-cell>
          <table:table-cell office:value-type="float" office:value="0.0000527938372083516" calcext:value-type="float">
            <text:p>5.27938372083516E-05</text:p>
          </table:table-cell>
          <table:table-cell table:formula="of:=SUM([.E321:.P321])" office:value-type="float" office:value="0.437739125634842" calcext:value-type="float">
            <text:p>0.4377391256348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1.41253723761958" calcext:value-type="float">
            <text:p>1.41253723761958</text:p>
          </table:table-cell>
          <table:table-cell office:value-type="float" office:value="2.31911910109557" calcext:value-type="float">
            <text:p>2.31911910109557</text:p>
          </table:table-cell>
          <table:table-cell office:value-type="float" office:value="0.112215842265337" calcext:value-type="float">
            <text:p>0.112215842265337</text:p>
          </table:table-cell>
          <table:table-cell office:value-type="float" office:value="0.377558360693411" calcext:value-type="float">
            <text:p>0.377558360693411</text:p>
          </table:table-cell>
          <table:table-cell office:value-type="float" office:value="0.028493716250853" calcext:value-type="float">
            <text:p>0.028493716250853</text:p>
          </table:table-cell>
          <table:table-cell office:value-type="float" office:value="0.001168891247024" calcext:value-type="float">
            <text:p>0.001168891247024</text:p>
          </table:table-cell>
          <table:table-cell office:value-type="float" office:value="0.046800926738459" calcext:value-type="float">
            <text:p>0.046800926738459</text:p>
          </table:table-cell>
          <table:table-cell office:value-type="float" office:value="0.001919903782841" calcext:value-type="float">
            <text:p>0.001919903782841</text:p>
          </table:table-cell>
          <table:table-cell office:value-type="float" office:value="0.010327269765466" calcext:value-type="float">
            <text:p>0.010327269765466</text:p>
          </table:table-cell>
          <table:table-cell office:value-type="float" office:value="0.003091265030132" calcext:value-type="float">
            <text:p>0.003091265030132</text:p>
          </table:table-cell>
          <table:table-cell office:value-type="float" office:value="0.010130777832483" calcext:value-type="float">
            <text:p>0.010130777832483</text:p>
          </table:table-cell>
          <table:table-cell office:value-type="float" office:value="0.000415592596967" calcext:value-type="float">
            <text:p>0.000415592596967</text:p>
          </table:table-cell>
          <table:table-cell table:formula="of:=SUM([.E322:.P322])" office:value-type="float" office:value="4.32377888491812" calcext:value-type="float">
            <text:p>4.323778884918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757.135173935226" calcext:value-type="float">
            <text:p>757.135173935226</text:p>
          </table:table-cell>
          <table:table-cell office:value-type="float" office:value="1163.53710361436" calcext:value-type="float">
            <text:p>1163.53710361436</text:p>
          </table:table-cell>
          <table:table-cell office:value-type="float" office:value="83.1884242428746" calcext:value-type="float">
            <text:p>83.1884242428746</text:p>
          </table:table-cell>
          <table:table-cell office:value-type="float" office:value="256.764805202649" calcext:value-type="float">
            <text:p>256.764805202649</text:p>
          </table:table-cell>
          <table:table-cell office:value-type="float" office:value="24.0859319033057" calcext:value-type="float">
            <text:p>24.0859319033057</text:p>
          </table:table-cell>
          <table:table-cell office:value-type="float" office:value="0.499353075644708" calcext:value-type="float">
            <text:p>0.499353075644708</text:p>
          </table:table-cell>
          <table:table-cell office:value-type="float" office:value="37.0474099321326" calcext:value-type="float">
            <text:p>37.0474099321326</text:p>
          </table:table-cell>
          <table:table-cell office:value-type="float" office:value="0.768072340673755" calcext:value-type="float">
            <text:p>0.768072340673755</text:p>
          </table:table-cell>
          <table:table-cell office:value-type="float" office:value="6.5995689110161" calcext:value-type="float">
            <text:p>6.5995689110161</text:p>
          </table:table-cell>
          <table:table-cell office:value-type="float" office:value="2.6996602859662" calcext:value-type="float">
            <text:p>2.6996602859662</text:p>
          </table:table-cell>
          <table:table-cell office:value-type="float" office:value="11.0773472247287" calcext:value-type="float">
            <text:p>11.0773472247287</text:p>
          </table:table-cell>
          <table:table-cell office:value-type="float" office:value="0.229657188638546" calcext:value-type="float">
            <text:p>0.229657188638546</text:p>
          </table:table-cell>
          <table:table-cell table:formula="of:=SUM([.E323:.P323])" office:value-type="float" office:value="2343.63250785722" calcext:value-type="float">
            <text:p>2343.632507857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.0447597549391" calcext:value-type="float">
            <text:p>2.0447597549391</text:p>
          </table:table-cell>
          <table:table-cell office:value-type="float" office:value="3.14357181098358" calcext:value-type="float">
            <text:p>3.14357181098358</text:p>
          </table:table-cell>
          <table:table-cell office:value-type="float" office:value="0.224722645542692" calcext:value-type="float">
            <text:p>0.224722645542692</text:p>
          </table:table-cell>
          <table:table-cell office:value-type="float" office:value="0.693633017391853" calcext:value-type="float">
            <text:p>0.693633017391853</text:p>
          </table:table-cell>
          <table:table-cell office:value-type="float" office:value="0.064614642855999" calcext:value-type="float">
            <text:p>0.064614642855999</text:p>
          </table:table-cell>
          <table:table-cell office:value-type="float" office:value="0.001898585035663" calcext:value-type="float">
            <text:p>0.001898585035663</text:p>
          </table:table-cell>
          <table:table-cell office:value-type="float" office:value="0.099388719116739" calcext:value-type="float">
            <text:p>0.099388719116739</text:p>
          </table:table-cell>
          <table:table-cell office:value-type="float" office:value="0.00292035870645" calcext:value-type="float">
            <text:p>0.00292035870645</text:p>
          </table:table-cell>
          <table:table-cell office:value-type="float" office:value="0.017828883136525" calcext:value-type="float">
            <text:p>0.017828883136525</text:p>
          </table:table-cell>
          <table:table-cell office:value-type="float" office:value="0.005764064004551" calcext:value-type="float">
            <text:p>0.005764064004551</text:p>
          </table:table-cell>
          <table:table-cell office:value-type="float" office:value="0.029714194929754" calcext:value-type="float">
            <text:p>0.029714194929754</text:p>
          </table:table-cell>
          <table:table-cell office:value-type="float" office:value="0.000873098160832" calcext:value-type="float">
            <text:p>0.000873098160832</text:p>
          </table:table-cell>
          <table:table-cell table:formula="of:=SUM([.E324:.P324])" office:value-type="float" office:value="6.32968977480374" calcext:value-type="float">
            <text:p>6.329689774803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147380215440753" calcext:value-type="float">
            <text:p>0.147380215440753</text:p>
          </table:table-cell>
          <table:table-cell office:value-type="float" office:value="0.22672665780682" calcext:value-type="float">
            <text:p>0.22672665780682</text:p>
          </table:table-cell>
          <table:table-cell office:value-type="float" office:value="0.016172135872902" calcext:value-type="float">
            <text:p>0.016172135872902</text:p>
          </table:table-cell>
          <table:table-cell office:value-type="float" office:value="0.049933608803964" calcext:value-type="float">
            <text:p>0.049933608803964</text:p>
          </table:table-cell>
          <table:table-cell office:value-type="float" office:value="0.003234252149393" calcext:value-type="float">
            <text:p>0.003234252149393</text:p>
          </table:table-cell>
          <table:table-cell office:value-type="float" office:value="0.000205406525309" calcext:value-type="float">
            <text:p>0.000205406525309</text:p>
          </table:table-cell>
          <table:table-cell office:value-type="float" office:value="0.00497708261347" calcext:value-type="float">
            <text:p>0.00497708261347</text:p>
          </table:table-cell>
          <table:table-cell office:value-type="float" office:value="0.000316093241525" calcext:value-type="float">
            <text:p>0.000316093241525</text:p>
          </table:table-cell>
          <table:table-cell office:value-type="float" office:value="0.001283958419763" calcext:value-type="float">
            <text:p>0.001283958419763</text:p>
          </table:table-cell>
          <table:table-cell office:value-type="float" office:value="0.00035582751641" calcext:value-type="float">
            <text:p>0.00035582751641</text:p>
          </table:table-cell>
          <table:table-cell office:value-type="float" office:value="0.001485096217557" calcext:value-type="float">
            <text:p>0.001485096217557</text:p>
          </table:table-cell>
          <table:table-cell office:value-type="float" office:value="0.0000943180802572114" calcext:value-type="float">
            <text:p>9.43180802572114E-05</text:p>
          </table:table-cell>
          <table:table-cell table:formula="of:=SUM([.E325:.P325])" office:value-type="float" office:value="0.452164652688123" calcext:value-type="float">
            <text:p>0.4521646526881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21818007253693" calcext:value-type="float">
            <text:p>0.021818007253693</text:p>
          </table:table-cell>
          <table:table-cell office:value-type="float" office:value="0.153229098725934" calcext:value-type="float">
            <text:p>0.153229098725934</text:p>
          </table:table-cell>
          <table:table-cell office:value-type="float" office:value="0.007426951192857" calcext:value-type="float">
            <text:p>0.007426951192857</text:p>
          </table:table-cell>
          <table:table-cell office:value-type="float" office:value="0.02459361403175" calcext:value-type="float">
            <text:p>0.02459361403175</text:p>
          </table:table-cell>
          <table:table-cell office:value-type="float" office:value="0.000618548980088" calcext:value-type="float">
            <text:p>0.000618548980088</text:p>
          </table:table-cell>
          <table:table-cell office:value-type="float" office:value="0.0000269982317865995" calcext:value-type="float">
            <text:p>2.69982317865995E-05</text:p>
          </table:table-cell>
          <table:table-cell office:value-type="float" office:value="0.004348230636654" calcext:value-type="float">
            <text:p>0.004348230636654</text:p>
          </table:table-cell>
          <table:table-cell office:value-type="float" office:value="0.000189790206385" calcext:value-type="float">
            <text:p>0.000189790206385</text:p>
          </table:table-cell>
          <table:table-cell office:value-type="float" office:value="0.000595497796927" calcext:value-type="float">
            <text:p>0.000595497796927</text:p>
          </table:table-cell>
          <table:table-cell office:value-type="float" office:value="0.000282662315488" calcext:value-type="float">
            <text:p>0.000282662315488</text:p>
          </table:table-cell>
          <table:table-cell office:value-type="float" office:value="0.00092856547041" calcext:value-type="float">
            <text:p>0.00092856547041</text:p>
          </table:table-cell>
          <table:table-cell office:value-type="float" office:value="0.0000405297342751727" calcext:value-type="float">
            <text:p>4.05297342751727E-05</text:p>
          </table:table-cell>
          <table:table-cell table:formula="of:=SUM([.E326:.P326])" office:value-type="float" office:value="0.214098494576248" calcext:value-type="float">
            <text:p>0.2140984945762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14790392843393" calcext:value-type="float">
            <text:p>0.014790392843393</text:p>
          </table:table-cell>
          <table:table-cell office:value-type="float" office:value="0.285460955142737" calcext:value-type="float">
            <text:p>0.285460955142737</text:p>
          </table:table-cell>
          <table:table-cell office:value-type="float" office:value="0.013712405887963" calcext:value-type="float">
            <text:p>0.013712405887963</text:p>
          </table:table-cell>
          <table:table-cell office:value-type="float" office:value="0.045419769819429" calcext:value-type="float">
            <text:p>0.045419769819429</text:p>
          </table:table-cell>
          <table:table-cell office:value-type="float" office:value="0.000528462105287" calcext:value-type="float">
            <text:p>0.000528462105287</text:p>
          </table:table-cell>
          <table:table-cell office:value-type="float" office:value="0.0000285250442778339" calcext:value-type="float">
            <text:p>2.85250442778339E-05</text:p>
          </table:table-cell>
          <table:table-cell office:value-type="float" office:value="0.01021608963472" calcext:value-type="float">
            <text:p>0.01021608963472</text:p>
          </table:table-cell>
          <table:table-cell office:value-type="float" office:value="0.000551438610756" calcext:value-type="float">
            <text:p>0.000551438610756</text:p>
          </table:table-cell>
          <table:table-cell office:value-type="float" office:value="0.001064164124863" calcext:value-type="float">
            <text:p>0.001064164124863</text:p>
          </table:table-cell>
          <table:table-cell office:value-type="float" office:value="0.000744578627956" calcext:value-type="float">
            <text:p>0.000744578627956</text:p>
          </table:table-cell>
          <table:table-cell office:value-type="float" office:value="0.002160881371919" calcext:value-type="float">
            <text:p>0.002160881371919</text:p>
          </table:table-cell>
          <table:table-cell office:value-type="float" office:value="0.00011663889652" calcext:value-type="float">
            <text:p>0.00011663889652</text:p>
          </table:table-cell>
          <table:table-cell table:formula="of:=SUM([.E327:.P327])" office:value-type="float" office:value="0.374794302109821" calcext:value-type="float">
            <text:p>0.374794302109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3.55414216802406" calcext:value-type="float">
            <text:p>3.55414216802406</text:p>
          </table:table-cell>
          <table:table-cell office:value-type="float" office:value="5.90477496167056" calcext:value-type="float">
            <text:p>5.90477496167056</text:p>
          </table:table-cell>
          <table:table-cell office:value-type="float" office:value="0.299175146930226" calcext:value-type="float">
            <text:p>0.299175146930226</text:p>
          </table:table-cell>
          <table:table-cell office:value-type="float" office:value="0.989379259017381" calcext:value-type="float">
            <text:p>0.989379259017381</text:p>
          </table:table-cell>
          <table:table-cell office:value-type="float" office:value="0.126989828932081" calcext:value-type="float">
            <text:p>0.126989828932081</text:p>
          </table:table-cell>
          <table:table-cell office:value-type="float" office:value="0.006854589027957" calcext:value-type="float">
            <text:p>0.006854589027957</text:p>
          </table:table-cell>
          <table:table-cell office:value-type="float" office:value="0.211269981152077" calcext:value-type="float">
            <text:p>0.211269981152077</text:p>
          </table:table-cell>
          <table:table-cell office:value-type="float" office:value="0.011403817982276" calcext:value-type="float">
            <text:p>0.011403817982276</text:p>
          </table:table-cell>
          <table:table-cell office:value-type="float" office:value="0.027688697042277" calcext:value-type="float">
            <text:p>0.027688697042277</text:p>
          </table:table-cell>
          <table:table-cell office:value-type="float" office:value="0.015554758556805" calcext:value-type="float">
            <text:p>0.015554758556805</text:p>
          </table:table-cell>
          <table:table-cell office:value-type="float" office:value="0.047293436243749" calcext:value-type="float">
            <text:p>0.047293436243749</text:p>
          </table:table-cell>
          <table:table-cell office:value-type="float" office:value="0.002552779792657" calcext:value-type="float">
            <text:p>0.002552779792657</text:p>
          </table:table-cell>
          <table:table-cell table:formula="of:=SUM([.E328:.P328])" office:value-type="float" office:value="11.1970794243721" calcext:value-type="float">
            <text:p>11.19707942437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6978339345881" calcext:value-type="float">
            <text:p>0.006978339345881</text:p>
          </table:table-cell>
          <table:table-cell office:value-type="float" office:value="0.134684956380762" calcext:value-type="float">
            <text:p>0.134684956380762</text:p>
          </table:table-cell>
          <table:table-cell office:value-type="float" office:value="0.006469728190925" calcext:value-type="float">
            <text:p>0.006469728190925</text:p>
          </table:table-cell>
          <table:table-cell office:value-type="float" office:value="0.021429759855933" calcext:value-type="float">
            <text:p>0.021429759855933</text:p>
          </table:table-cell>
          <table:table-cell office:value-type="float" office:value="0.000249336711166" calcext:value-type="float">
            <text:p>0.000249336711166</text:p>
          </table:table-cell>
          <table:table-cell office:value-type="float" office:value="0.0000134585632456539" calcext:value-type="float">
            <text:p>1.34585632456539E-05</text:p>
          </table:table-cell>
          <table:table-cell office:value-type="float" office:value="0.004820111347655" calcext:value-type="float">
            <text:p>0.004820111347655</text:p>
          </table:table-cell>
          <table:table-cell office:value-type="float" office:value="0.000260177384711" calcext:value-type="float">
            <text:p>0.000260177384711</text:p>
          </table:table-cell>
          <table:table-cell office:value-type="float" office:value="0.000502089326603" calcext:value-type="float">
            <text:p>0.000502089326603</text:p>
          </table:table-cell>
          <table:table-cell office:value-type="float" office:value="0.000351303877655" calcext:value-type="float">
            <text:p>0.000351303877655</text:p>
          </table:table-cell>
          <table:table-cell office:value-type="float" office:value="0.001019537728636" calcext:value-type="float">
            <text:p>0.001019537728636</text:p>
          </table:table-cell>
          <table:table-cell office:value-type="float" office:value="0.0000550320606139744" calcext:value-type="float">
            <text:p>5.50320606139744E-05</text:p>
          </table:table-cell>
          <table:table-cell table:formula="of:=SUM([.E329:.P329])" office:value-type="float" office:value="0.176833830773787" calcext:value-type="float">
            <text:p>0.1768338307737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2438373214326" calcext:value-type="float">
            <text:p>0.002438373214326</text:p>
          </table:table-cell>
          <table:table-cell office:value-type="float" office:value="0.047061653744961" calcext:value-type="float">
            <text:p>0.047061653744961</text:p>
          </table:table-cell>
          <table:table-cell office:value-type="float" office:value="0.002260654167526" calcext:value-type="float">
            <text:p>0.002260654167526</text:p>
          </table:table-cell>
          <table:table-cell office:value-type="float" office:value="0.007487992462398" calcext:value-type="float">
            <text:p>0.007487992462398</text:p>
          </table:table-cell>
          <table:table-cell office:value-type="float" office:value="0.0000871233005299497" calcext:value-type="float">
            <text:p>8.71233005299497E-05</text:p>
          </table:table-cell>
          <table:table-cell office:value-type="float" office:value="0.00000470269483252948" calcext:value-type="float">
            <text:p>4.70269483252948E-06</text:p>
          </table:table-cell>
          <table:table-cell office:value-type="float" office:value="0.001684244600668" calcext:value-type="float">
            <text:p>0.001684244600668</text:p>
          </table:table-cell>
          <table:table-cell office:value-type="float" office:value="0.0000909112525822255" calcext:value-type="float">
            <text:p>9.09112525822255E-05</text:p>
          </table:table-cell>
          <table:table-cell office:value-type="float" office:value="0.000175440187773" calcext:value-type="float">
            <text:p>0.000175440187773</text:p>
          </table:table-cell>
          <table:table-cell office:value-type="float" office:value="0.000122752695715" calcext:value-type="float">
            <text:p>0.000122752695715</text:p>
          </table:table-cell>
          <table:table-cell office:value-type="float" office:value="0.000356247146753" calcext:value-type="float">
            <text:p>0.000356247146753</text:p>
          </table:table-cell>
          <table:table-cell office:value-type="float" office:value="0.0000192293175986938" calcext:value-type="float">
            <text:p>1.92293175986938E-05</text:p>
          </table:table-cell>
          <table:table-cell table:formula="of:=SUM([.E330:.P330])" office:value-type="float" office:value="0.0617893247856634" calcext:value-type="float">
            <text:p>0.0617893247856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15.4782933476164" calcext:value-type="float">
            <text:p>15.4782933476164</text:p>
          </table:table-cell>
          <table:table-cell office:value-type="float" office:value="29.4060594769978" calcext:value-type="float">
            <text:p>29.4060594769978</text:p>
          </table:table-cell>
          <table:table-cell office:value-type="float" office:value="1.20502377593275" calcext:value-type="float">
            <text:p>1.20502377593275</text:p>
          </table:table-cell>
          <table:table-cell office:value-type="float" office:value="4.2313950445503" calcext:value-type="float">
            <text:p>4.2313950445503</text:p>
          </table:table-cell>
          <table:table-cell office:value-type="float" office:value="0.487262008967126" calcext:value-type="float">
            <text:p>0.487262008967126</text:p>
          </table:table-cell>
          <table:table-cell office:value-type="float" office:value="0.028277031994774" calcext:value-type="float">
            <text:p>0.028277031994774</text:p>
          </table:table-cell>
          <table:table-cell office:value-type="float" office:value="0.92690197788265" calcext:value-type="float">
            <text:p>0.92690197788265</text:p>
          </table:table-cell>
          <table:table-cell office:value-type="float" office:value="0.053790438003088" calcext:value-type="float">
            <text:p>0.053790438003088</text:p>
          </table:table-cell>
          <table:table-cell office:value-type="float" office:value="0.116847451554131" calcext:value-type="float">
            <text:p>0.116847451554131</text:p>
          </table:table-cell>
          <table:table-cell office:value-type="float" office:value="0.065523943576198" calcext:value-type="float">
            <text:p>0.065523943576198</text:p>
          </table:table-cell>
          <table:table-cell office:value-type="float" office:value="0.175692361280815" calcext:value-type="float">
            <text:p>0.175692361280815</text:p>
          </table:table-cell>
          <table:table-cell office:value-type="float" office:value="0.0101958667611" calcext:value-type="float">
            <text:p>0.0101958667611</text:p>
          </table:table-cell>
          <table:table-cell table:formula="of:=SUM([.E331:.P331])" office:value-type="float" office:value="52.1852627251171" calcext:value-type="float">
            <text:p>52.18526272511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50.1346259464868" calcext:value-type="float">
            <text:p>50.1346259464868</text:p>
          </table:table-cell>
          <table:table-cell office:value-type="float" office:value="71.0583251743538" calcext:value-type="float">
            <text:p>71.0583251743538</text:p>
          </table:table-cell>
          <table:table-cell office:value-type="float" office:value="5.80005833690008" calcext:value-type="float">
            <text:p>5.80005833690008</text:p>
          </table:table-cell>
          <table:table-cell office:value-type="float" office:value="26.3156535856684" calcext:value-type="float">
            <text:p>26.3156535856684</text:p>
          </table:table-cell>
          <table:table-cell office:value-type="float" office:value="2.60170965229983" calcext:value-type="float">
            <text:p>2.60170965229983</text:p>
          </table:table-cell>
          <table:table-cell office:value-type="float" office:value="0.171952333080455" calcext:value-type="float">
            <text:p>0.171952333080455</text:p>
          </table:table-cell>
          <table:table-cell office:value-type="float" office:value="3.69456658296936" calcext:value-type="float">
            <text:p>3.69456658296936</text:p>
          </table:table-cell>
          <table:table-cell office:value-type="float" office:value="0.244181491620746" calcext:value-type="float">
            <text:p>0.244181491620746</text:p>
          </table:table-cell>
          <table:table-cell office:value-type="float" office:value="0.523154849154931" calcext:value-type="float">
            <text:p>0.523154849154931</text:p>
          </table:table-cell>
          <table:table-cell office:value-type="float" office:value="0.311517191053958" calcext:value-type="float">
            <text:p>0.311517191053958</text:p>
          </table:table-cell>
          <table:table-cell office:value-type="float" office:value="1.70290985924358" calcext:value-type="float">
            <text:p>1.70290985924358</text:p>
          </table:table-cell>
          <table:table-cell office:value-type="float" office:value="0.112548809227732" calcext:value-type="float">
            <text:p>0.112548809227732</text:p>
          </table:table-cell>
          <table:table-cell table:formula="of:=SUM([.E332:.P332])" office:value-type="float" office:value="162.67120381206" calcext:value-type="float">
            <text:p>162.67120381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163902509220494" calcext:value-type="float">
            <text:p>0.163902509220494</text:p>
          </table:table-cell>
          <table:table-cell office:value-type="float" office:value="0.271954654618265" calcext:value-type="float">
            <text:p>0.271954654618265</text:p>
          </table:table-cell>
          <table:table-cell office:value-type="float" office:value="0.0123574911264" calcext:value-type="float">
            <text:p>0.0123574911264</text:p>
          </table:table-cell>
          <table:table-cell office:value-type="float" office:value="0.041445640071123" calcext:value-type="float">
            <text:p>0.041445640071123</text:p>
          </table:table-cell>
          <table:table-cell office:value-type="float" office:value="0.005301138499708" calcext:value-type="float">
            <text:p>0.005301138499708</text:p>
          </table:table-cell>
          <table:table-cell office:value-type="float" office:value="0.000328611513645" calcext:value-type="float">
            <text:p>0.000328611513645</text:p>
          </table:table-cell>
          <table:table-cell office:value-type="float" office:value="0.00880506638275" calcext:value-type="float">
            <text:p>0.00880506638275</text:p>
          </table:table-cell>
          <table:table-cell office:value-type="float" office:value="0.000545815996308" calcext:value-type="float">
            <text:p>0.000545815996308</text:p>
          </table:table-cell>
          <table:table-cell office:value-type="float" office:value="0.001164202693191" calcext:value-type="float">
            <text:p>0.001164202693191</text:p>
          </table:table-cell>
          <table:table-cell office:value-type="float" office:value="0.0005624728398" calcext:value-type="float">
            <text:p>0.0005624728398</text:p>
          </table:table-cell>
          <table:table-cell office:value-type="float" office:value="0.001786842761097" calcext:value-type="float">
            <text:p>0.001786842761097</text:p>
          </table:table-cell>
          <table:table-cell office:value-type="float" office:value="0.000110764339472" calcext:value-type="float">
            <text:p>0.000110764339472</text:p>
          </table:table-cell>
          <table:table-cell table:formula="of:=SUM([.E333:.P333])" office:value-type="float" office:value="0.508265210062253" calcext:value-type="float">
            <text:p>0.5082652100622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102499705554947" calcext:value-type="float">
            <text:p>0.102499705554947</text:p>
          </table:table-cell>
          <table:table-cell office:value-type="float" office:value="0.172330407341481" calcext:value-type="float">
            <text:p>0.172330407341481</text:p>
          </table:table-cell>
          <table:table-cell office:value-type="float" office:value="0.006923414201121" calcext:value-type="float">
            <text:p>0.006923414201121</text:p>
          </table:table-cell>
          <table:table-cell office:value-type="float" office:value="0.024321283914806" calcext:value-type="float">
            <text:p>0.024321283914806</text:p>
          </table:table-cell>
          <table:table-cell office:value-type="float" office:value="0.004243601406836" calcext:value-type="float">
            <text:p>0.004243601406836</text:p>
          </table:table-cell>
          <table:table-cell office:value-type="float" office:value="0.000208766310517" calcext:value-type="float">
            <text:p>0.000208766310517</text:p>
          </table:table-cell>
          <table:table-cell office:value-type="float" office:value="0.007148934281921" calcext:value-type="float">
            <text:p>0.007148934281921</text:p>
          </table:table-cell>
          <table:table-cell office:value-type="float" office:value="0.000351695762886" calcext:value-type="float">
            <text:p>0.000351695762886</text:p>
          </table:table-cell>
          <table:table-cell office:value-type="float" office:value="0.000691049245055" calcext:value-type="float">
            <text:p>0.000691049245055</text:p>
          </table:table-cell>
          <table:table-cell office:value-type="float" office:value="0.000532787545767" calcext:value-type="float">
            <text:p>0.000532787545767</text:p>
          </table:table-cell>
          <table:table-cell office:value-type="float" office:value="0.001329968898705" calcext:value-type="float">
            <text:p>0.001329968898705</text:p>
          </table:table-cell>
          <table:table-cell office:value-type="float" office:value="0.0000654285531240629" calcext:value-type="float">
            <text:p>6.54285531240629E-05</text:p>
          </table:table-cell>
          <table:table-cell table:formula="of:=SUM([.E334:.P334])" office:value-type="float" office:value="0.320647043017166" calcext:value-type="float">
            <text:p>0.3206470430171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200320972128021" calcext:value-type="float">
            <text:p>0.200320972128021</text:p>
          </table:table-cell>
          <table:table-cell office:value-type="float" office:value="0.339717495950242" calcext:value-type="float">
            <text:p>0.339717495950242</text:p>
          </table:table-cell>
          <table:table-cell office:value-type="float" office:value="0.012920166817611" calcext:value-type="float">
            <text:p>0.012920166817611</text:p>
          </table:table-cell>
          <table:table-cell office:value-type="float" office:value="0.045380016109187" calcext:value-type="float">
            <text:p>0.045380016109187</text:p>
          </table:table-cell>
          <table:table-cell office:value-type="float" office:value="0.00659908123392" calcext:value-type="float">
            <text:p>0.00659908123392</text:p>
          </table:table-cell>
          <table:table-cell office:value-type="float" office:value="0.000529296466215" calcext:value-type="float">
            <text:p>0.000529296466215</text:p>
          </table:table-cell>
          <table:table-cell office:value-type="float" office:value="0.011210851389454" calcext:value-type="float">
            <text:p>0.011210851389454</text:p>
          </table:table-cell>
          <table:table-cell office:value-type="float" office:value="0.00089919548091" calcext:value-type="float">
            <text:p>0.00089919548091</text:p>
          </table:table-cell>
          <table:table-cell office:value-type="float" office:value="0.001298664751379" calcext:value-type="float">
            <text:p>0.001298664751379</text:p>
          </table:table-cell>
          <table:table-cell office:value-type="float" office:value="0.000933811658808" calcext:value-type="float">
            <text:p>0.000933811658808</text:p>
          </table:table-cell>
          <table:table-cell office:value-type="float" office:value="0.001974404555397" calcext:value-type="float">
            <text:p>0.001974404555397</text:p>
          </table:table-cell>
          <table:table-cell office:value-type="float" office:value="0.00015836225029" calcext:value-type="float">
            <text:p>0.00015836225029</text:p>
          </table:table-cell>
          <table:table-cell table:formula="of:=SUM([.E335:.P335])" office:value-type="float" office:value="0.621942318791434" calcext:value-type="float">
            <text:p>0.621942318791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0.001036964755481" calcext:value-type="float">
            <text:p>0.001036964755481</text:p>
          </table:table-cell>
          <table:table-cell office:value-type="float" office:value="0.001760608339131" calcext:value-type="float">
            <text:p>0.001760608339131</text:p>
          </table:table-cell>
          <table:table-cell office:value-type="float" office:value="0.0000664694738718394" calcext:value-type="float">
            <text:p>6.64694738718394E-05</text:p>
          </table:table-cell>
          <table:table-cell office:value-type="float" office:value="0.000232408790516" calcext:value-type="float">
            <text:p>0.000232408790516</text:p>
          </table:table-cell>
          <table:table-cell office:value-type="float" office:value="0.0000364317695567704" calcext:value-type="float">
            <text:p>3.64317695567704E-05</text:p>
          </table:table-cell>
          <table:table-cell office:value-type="float" office:value="0.00000337629567994393" calcext:value-type="float">
            <text:p>3.37629567994393E-06</text:p>
          </table:table-cell>
          <table:table-cell office:value-type="float" office:value="0.0000619920871986991" calcext:value-type="float">
            <text:p>6.19920871986991E-05</text:p>
          </table:table-cell>
          <table:table-cell office:value-type="float" office:value="0.00000574508509320482" calcext:value-type="float">
            <text:p>5.74508509320482E-06</text:p>
          </table:table-cell>
          <table:table-cell office:value-type="float" office:value="0.0000066655122662554" calcext:value-type="float">
            <text:p>6.6655122662554E-06</text:p>
          </table:table-cell>
          <table:table-cell office:value-type="float" office:value="0.00000574929369498589" calcext:value-type="float">
            <text:p>5.74929369498589E-06</text:p>
          </table:table-cell>
          <table:table-cell office:value-type="float" office:value="0.0000108001984556833" calcext:value-type="float">
            <text:p>1.08001984556833E-05</text:p>
          </table:table-cell>
          <table:table-cell office:value-type="float" office:value="0.00000100090288866257" calcext:value-type="float">
            <text:p>1.00090288866257E-06</text:p>
          </table:table-cell>
          <table:table-cell table:formula="of:=SUM([.E336:.P336])" office:value-type="float" office:value="0.00322821250383404" calcext:value-type="float">
            <text:p>0.0032282125038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7:.P337])" office:value-type="float" office:value="0" calcext:value-type="float">
            <text:p>0</text:p>
          </table:table-cell>
          <table:table-cell table:formula="of:=SUM([.Q282:.Q337])" office:value-type="float" office:value="111153.479812229" calcext:value-type="float">
            <text:p>111153.4798122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538.168816638928" calcext:value-type="float">
            <text:p>538.168816638928</text:p>
          </table:table-cell>
          <table:table-cell office:value-type="float" office:value="2549.93640403675" calcext:value-type="float">
            <text:p>2549.93640403675</text:p>
          </table:table-cell>
          <table:table-cell office:value-type="float" office:value="74.0118383184025" calcext:value-type="float">
            <text:p>74.0118383184025</text:p>
          </table:table-cell>
          <table:table-cell office:value-type="float" office:value="232.088138202694" calcext:value-type="float">
            <text:p>232.088138202694</text:p>
          </table:table-cell>
          <table:table-cell office:value-type="float" office:value="64.2415800168599" calcext:value-type="float">
            <text:p>64.2415800168599</text:p>
          </table:table-cell>
          <table:table-cell office:value-type="float" office:value="4.23350651002731" calcext:value-type="float">
            <text:p>4.23350651002731</text:p>
          </table:table-cell>
          <table:table-cell office:value-type="float" office:value="306.299752117751" calcext:value-type="float">
            <text:p>306.299752117751</text:p>
          </table:table-cell>
          <table:table-cell office:value-type="float" office:value="20.1850887582456" calcext:value-type="float">
            <text:p>20.1850887582456</text:p>
          </table:table-cell>
          <table:table-cell office:value-type="float" office:value="1.76809398002847" calcext:value-type="float">
            <text:p>1.76809398002847</text:p>
          </table:table-cell>
          <table:table-cell office:value-type="float" office:value="18.2433663673965" calcext:value-type="float">
            <text:p>18.2433663673965</text:p>
          </table:table-cell>
          <table:table-cell office:value-type="float" office:value="37.0160472957889" calcext:value-type="float">
            <text:p>37.0160472957889</text:p>
          </table:table-cell>
          <table:table-cell office:value-type="float" office:value="2.43934967292327" calcext:value-type="float">
            <text:p>2.43934967292327</text:p>
          </table:table-cell>
          <table:table-cell table:formula="of:=SUM([.E338:.P338])" office:value-type="float" office:value="3848.6319819158" calcext:value-type="float">
            <text:p>3848.63198191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7.9066184802513" calcext:value-type="float">
            <text:p>17.9066184802513</text:p>
          </table:table-cell>
          <table:table-cell office:value-type="float" office:value="15.0225286857813" calcext:value-type="float">
            <text:p>15.0225286857813</text:p>
          </table:table-cell>
          <table:table-cell office:value-type="float" office:value="1.82200606299139" calcext:value-type="float">
            <text:p>1.82200606299139</text:p>
          </table:table-cell>
          <table:table-cell office:value-type="float" office:value="6.85903942688711" calcext:value-type="float">
            <text:p>6.85903942688711</text:p>
          </table:table-cell>
          <table:table-cell office:value-type="float" office:value="1.62180844516962" calcext:value-type="float">
            <text:p>1.62180844516962</text:p>
          </table:table-cell>
          <table:table-cell office:value-type="float" office:value="0.07407608988222" calcext:value-type="float">
            <text:p>0.07407608988222</text:p>
          </table:table-cell>
          <table:table-cell office:value-type="float" office:value="1.36503367760531" calcext:value-type="float">
            <text:p>1.36503367760531</text:p>
          </table:table-cell>
          <table:table-cell office:value-type="float" office:value="0.062347904091702" calcext:value-type="float">
            <text:p>0.062347904091702</text:p>
          </table:table-cell>
          <table:table-cell office:value-type="float" office:value="0.155068999489118" calcext:value-type="float">
            <text:p>0.155068999489118</text:p>
          </table:table-cell>
          <table:table-cell office:value-type="float" office:value="0.11122902372799" calcext:value-type="float">
            <text:p>0.11122902372799</text:p>
          </table:table-cell>
          <table:table-cell office:value-type="float" office:value="0.805925691671975" calcext:value-type="float">
            <text:p>0.805925691671975</text:p>
          </table:table-cell>
          <table:table-cell office:value-type="float" office:value="0.036810650574976" calcext:value-type="float">
            <text:p>0.036810650574976</text:p>
          </table:table-cell>
          <table:table-cell table:formula="of:=SUM([.E339:.P339])" office:value-type="float" office:value="45.842493138124" calcext:value-type="float">
            <text:p>45.8424931381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3.6776289467559" calcext:value-type="float">
            <text:p>3.6776289467559</text:p>
          </table:table-cell>
          <table:table-cell office:value-type="float" office:value="1.89030969863512" calcext:value-type="float">
            <text:p>1.89030969863512</text:p>
          </table:table-cell>
          <table:table-cell office:value-type="float" office:value="0.064214464956957" calcext:value-type="float">
            <text:p>0.064214464956957</text:p>
          </table:table-cell>
          <table:table-cell office:value-type="float" office:value="0.203276425306605" calcext:value-type="float">
            <text:p>0.203276425306605</text:p>
          </table:table-cell>
          <table:table-cell office:value-type="float" office:value="0.333084084872295" calcext:value-type="float">
            <text:p>0.333084084872295</text:p>
          </table:table-cell>
          <table:table-cell office:value-type="float" office:value="0.015213613090851" calcext:value-type="float">
            <text:p>0.015213613090851</text:p>
          </table:table-cell>
          <table:table-cell office:value-type="float" office:value="0.171970160015244" calcext:value-type="float">
            <text:p>0.171970160015244</text:p>
          </table:table-cell>
          <table:table-cell office:value-type="float" office:value="0.007854735775343" calcext:value-type="float">
            <text:p>0.007854735775343</text:p>
          </table:table-cell>
          <table:table-cell office:value-type="float" office:value="0.002059977357724" calcext:value-type="float">
            <text:p>0.002059977357724</text:p>
          </table:table-cell>
          <table:table-cell office:value-type="float" office:value="0.01006927253071" calcext:value-type="float">
            <text:p>0.01006927253071</text:p>
          </table:table-cell>
          <table:table-cell office:value-type="float" office:value="0.024561111913931" calcext:value-type="float">
            <text:p>0.024561111913931</text:p>
          </table:table-cell>
          <table:table-cell office:value-type="float" office:value="0.001121828603378" calcext:value-type="float">
            <text:p>0.001121828603378</text:p>
          </table:table-cell>
          <table:table-cell table:formula="of:=SUM([.E340:.P340])" office:value-type="float" office:value="6.40136431981406" calcext:value-type="float">
            <text:p>6.401364319814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56.2597993096855" calcext:value-type="float">
            <text:p>56.2597993096855</text:p>
          </table:table-cell>
          <table:table-cell office:value-type="float" office:value="470.68606058507" calcext:value-type="float">
            <text:p>470.68606058507</text:p>
          </table:table-cell>
          <table:table-cell office:value-type="float" office:value="28.5547895221424" calcext:value-type="float">
            <text:p>28.5547895221424</text:p>
          </table:table-cell>
          <table:table-cell office:value-type="float" office:value="97.4861965449986" calcext:value-type="float">
            <text:p>97.4861965449986</text:p>
          </table:table-cell>
          <table:table-cell office:value-type="float" office:value="6.25403793158711" calcext:value-type="float">
            <text:p>6.25403793158711</text:p>
          </table:table-cell>
          <table:table-cell office:value-type="float" office:value="0.59938793553199" calcext:value-type="float">
            <text:p>0.59938793553199</text:p>
          </table:table-cell>
          <table:table-cell office:value-type="float" office:value="52.501694585602" calcext:value-type="float">
            <text:p>52.501694585602</text:p>
          </table:table-cell>
          <table:table-cell office:value-type="float" office:value="5.03177030165679" calcext:value-type="float">
            <text:p>5.03177030165679</text:p>
          </table:table-cell>
          <table:table-cell office:value-type="float" office:value="3.86240283348888" calcext:value-type="float">
            <text:p>3.86240283348888</text:p>
          </table:table-cell>
          <table:table-cell office:value-type="float" office:value="2.87639955577816" calcext:value-type="float">
            <text:p>2.87639955577816</text:p>
          </table:table-cell>
          <table:table-cell office:value-type="float" office:value="14.5816998920084" calcext:value-type="float">
            <text:p>14.5816998920084</text:p>
          </table:table-cell>
          <table:table-cell office:value-type="float" office:value="1.39751230971507" calcext:value-type="float">
            <text:p>1.39751230971507</text:p>
          </table:table-cell>
          <table:table-cell table:formula="of:=SUM([.E341:.P341])" office:value-type="float" office:value="740.091751307265" calcext:value-type="float">
            <text:p>740.0917513072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3644.18663176353" calcext:value-type="float">
            <text:p>3644.18663176353</text:p>
          </table:table-cell>
          <table:table-cell office:value-type="float" office:value="1373.81149464195" calcext:value-type="float">
            <text:p>1373.81149464195</text:p>
          </table:table-cell>
          <table:table-cell office:value-type="float" office:value="44.0472686425518" calcext:value-type="float">
            <text:p>44.0472686425518</text:p>
          </table:table-cell>
          <table:table-cell office:value-type="float" office:value="138.930640702311" calcext:value-type="float">
            <text:p>138.930640702311</text:p>
          </table:table-cell>
          <table:table-cell office:value-type="float" office:value="378.913636583616" calcext:value-type="float">
            <text:p>378.913636583616</text:p>
          </table:table-cell>
          <table:table-cell office:value-type="float" office:value="28.1121005312558" calcext:value-type="float">
            <text:p>28.1121005312558</text:p>
          </table:table-cell>
          <table:table-cell office:value-type="float" office:value="143.694262389694" calcext:value-type="float">
            <text:p>143.694262389694</text:p>
          </table:table-cell>
          <table:table-cell office:value-type="float" office:value="10.6608661184257" calcext:value-type="float">
            <text:p>10.6608661184257</text:p>
          </table:table-cell>
          <table:table-cell office:value-type="float" office:value="2.05612582533914" calcext:value-type="float">
            <text:p>2.05612582533914</text:p>
          </table:table-cell>
          <table:table-cell office:value-type="float" office:value="9.63526950408887" calcext:value-type="float">
            <text:p>9.63526950408887</text:p>
          </table:table-cell>
          <table:table-cell office:value-type="float" office:value="19.3925450751807" calcext:value-type="float">
            <text:p>19.3925450751807</text:p>
          </table:table-cell>
          <table:table-cell office:value-type="float" office:value="1.43875839789177" calcext:value-type="float">
            <text:p>1.43875839789177</text:p>
          </table:table-cell>
          <table:table-cell table:formula="of:=SUM([.E342:.P342])" office:value-type="float" office:value="5794.87960017583" calcext:value-type="float">
            <text:p>5794.879600175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42.976197394542" calcext:value-type="float">
            <text:p>842.976197394542</text:p>
          </table:table-cell>
          <table:table-cell office:value-type="float" office:value="1414.29501123511" calcext:value-type="float">
            <text:p>1414.29501123511</text:p>
          </table:table-cell>
          <table:table-cell office:value-type="float" office:value="167.794401332293" calcext:value-type="float">
            <text:p>167.794401332293</text:p>
          </table:table-cell>
          <table:table-cell office:value-type="float" office:value="1083.20329522457" calcext:value-type="float">
            <text:p>1083.20329522457</text:p>
          </table:table-cell>
          <table:table-cell office:value-type="float" office:value="143.444083342433" calcext:value-type="float">
            <text:p>143.444083342433</text:p>
          </table:table-cell>
          <table:table-cell office:value-type="float" office:value="8.77487733802844" calcext:value-type="float">
            <text:p>8.77487733802844</text:p>
          </table:table-cell>
          <table:table-cell office:value-type="float" office:value="242.880765033298" calcext:value-type="float">
            <text:p>242.880765033298</text:p>
          </table:table-cell>
          <table:table-cell office:value-type="float" office:value="14.8576983537615" calcext:value-type="float">
            <text:p>14.8576983537615</text:p>
          </table:table-cell>
          <table:table-cell office:value-type="float" office:value="19.5648368414846" calcext:value-type="float">
            <text:p>19.5648368414846</text:p>
          </table:table-cell>
          <table:table-cell office:value-type="float" office:value="29.5738275667679" calcext:value-type="float">
            <text:p>29.5738275667679</text:p>
          </table:table-cell>
          <table:table-cell office:value-type="float" office:value="219.017354017585" calcext:value-type="float">
            <text:p>219.017354017585</text:p>
          </table:table-cell>
          <table:table-cell office:value-type="float" office:value="13.3979064986317" calcext:value-type="float">
            <text:p>13.3979064986317</text:p>
          </table:table-cell>
          <table:table-cell table:formula="of:=SUM([.E343:.P343])" office:value-type="float" office:value="4199.7802541785" calcext:value-type="float">
            <text:p>4199.78025417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0.5524189884931" calcext:value-type="float">
            <text:p>10.5524189884931</text:p>
          </table:table-cell>
          <table:table-cell office:value-type="float" office:value="320.457698297481" calcext:value-type="float">
            <text:p>320.457698297481</text:p>
          </table:table-cell>
          <table:table-cell office:value-type="float" office:value="29.1617300318996" calcext:value-type="float">
            <text:p>29.1617300318996</text:p>
          </table:table-cell>
          <table:table-cell office:value-type="float" office:value="123.285091301878" calcext:value-type="float">
            <text:p>123.285091301878</text:p>
          </table:table-cell>
          <table:table-cell office:value-type="float" office:value="1.79063036027954" calcext:value-type="float">
            <text:p>1.79063036027954</text:p>
          </table:table-cell>
          <table:table-cell office:value-type="float" office:value="0.077490169575861" calcext:value-type="float">
            <text:p>0.077490169575861</text:p>
          </table:table-cell>
          <table:table-cell office:value-type="float" office:value="55.1882149977922" calcext:value-type="float">
            <text:p>55.1882149977922</text:p>
          </table:table-cell>
          <table:table-cell office:value-type="float" office:value="2.38828975182817" calcext:value-type="float">
            <text:p>2.38828975182817</text:p>
          </table:table-cell>
          <table:table-cell office:value-type="float" office:value="2.39530140922078" calcext:value-type="float">
            <text:p>2.39530140922078</text:p>
          </table:table-cell>
          <table:table-cell office:value-type="float" office:value="7.52085567082841" calcext:value-type="float">
            <text:p>7.52085567082841</text:p>
          </table:table-cell>
          <table:table-cell office:value-type="float" office:value="26.7411855721371" calcext:value-type="float">
            <text:p>26.7411855721371</text:p>
          </table:table-cell>
          <table:table-cell office:value-type="float" office:value="1.15723437433563" calcext:value-type="float">
            <text:p>1.15723437433563</text:p>
          </table:table-cell>
          <table:table-cell table:formula="of:=SUM([.E344:.P344])" office:value-type="float" office:value="580.716140925749" calcext:value-type="float">
            <text:p>580.7161409257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14.995652360051" calcext:value-type="float">
            <text:p>114.995652360051</text:p>
          </table:table-cell>
          <table:table-cell office:value-type="float" office:value="2247.94080479667" calcext:value-type="float">
            <text:p>2247.94080479667</text:p>
          </table:table-cell>
          <table:table-cell office:value-type="float" office:value="205.220486945664" calcext:value-type="float">
            <text:p>205.220486945664</text:p>
          </table:table-cell>
          <table:table-cell office:value-type="float" office:value="807.525181060344" calcext:value-type="float">
            <text:p>807.525181060344</text:p>
          </table:table-cell>
          <table:table-cell office:value-type="float" office:value="16.6547908657949" calcext:value-type="float">
            <text:p>16.6547908657949</text:p>
          </table:table-cell>
          <table:table-cell office:value-type="float" office:value="0.916320895484102" calcext:value-type="float">
            <text:p>0.916320895484102</text:p>
          </table:table-cell>
          <table:table-cell office:value-type="float" office:value="328.552345984199" calcext:value-type="float">
            <text:p>328.552345984199</text:p>
          </table:table-cell>
          <table:table-cell office:value-type="float" office:value="18.0764431274818" calcext:value-type="float">
            <text:p>18.0764431274818</text:p>
          </table:table-cell>
          <table:table-cell office:value-type="float" office:value="20.4587606122616" calcext:value-type="float">
            <text:p>20.4587606122616</text:p>
          </table:table-cell>
          <table:table-cell office:value-type="float" office:value="34.4475059110712" calcext:value-type="float">
            <text:p>34.4475059110712</text:p>
          </table:table-cell>
          <table:table-cell office:value-type="float" office:value="151.644100893008" calcext:value-type="float">
            <text:p>151.644100893008</text:p>
          </table:table-cell>
          <table:table-cell office:value-type="float" office:value="8.34322444784" calcext:value-type="float">
            <text:p>8.34322444784</text:p>
          </table:table-cell>
          <table:table-cell table:formula="of:=SUM([.E345:.P345])" office:value-type="float" office:value="3954.77561789987" calcext:value-type="float">
            <text:p>3954.775617899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.74359371459891" calcext:value-type="float">
            <text:p>8.74359371459891</text:p>
          </table:table-cell>
          <table:table-cell office:value-type="float" office:value="146.302643182852" calcext:value-type="float">
            <text:p>146.302643182852</text:p>
          </table:table-cell>
          <table:table-cell office:value-type="float" office:value="8.94566236151508" calcext:value-type="float">
            <text:p>8.94566236151508</text:p>
          </table:table-cell>
          <table:table-cell office:value-type="float" office:value="34.6029043614687" calcext:value-type="float">
            <text:p>34.6029043614687</text:p>
          </table:table-cell>
          <table:table-cell office:value-type="float" office:value="0.847041290802577" calcext:value-type="float">
            <text:p>0.847041290802577</text:p>
          </table:table-cell>
          <table:table-cell office:value-type="float" office:value="0.049984082158117" calcext:value-type="float">
            <text:p>0.049984082158117</text:p>
          </table:table-cell>
          <table:table-cell office:value-type="float" office:value="14.2553301688254" calcext:value-type="float">
            <text:p>14.2553301688254</text:p>
          </table:table-cell>
          <table:table-cell office:value-type="float" office:value="0.841209988328338" calcext:value-type="float">
            <text:p>0.841209988328338</text:p>
          </table:table-cell>
          <table:table-cell office:value-type="float" office:value="0.818294881380875" calcext:value-type="float">
            <text:p>0.818294881380875</text:p>
          </table:table-cell>
          <table:table-cell office:value-type="float" office:value="1.23761583993591" calcext:value-type="float">
            <text:p>1.23761583993591</text:p>
          </table:table-cell>
          <table:table-cell office:value-type="float" office:value="4.33579614332459" calcext:value-type="float">
            <text:p>4.33579614332459</text:p>
          </table:table-cell>
          <table:table-cell office:value-type="float" office:value="0.25585622920866" calcext:value-type="float">
            <text:p>0.25585622920866</text:p>
          </table:table-cell>
          <table:table-cell table:formula="of:=SUM([.E346:.P346])" office:value-type="float" office:value="221.235932244399" calcext:value-type="float">
            <text:p>221.2359322443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48.828952609711" calcext:value-type="float">
            <text:p>848.828952609711</text:p>
          </table:table-cell>
          <table:table-cell office:value-type="float" office:value="2927.09698858139" calcext:value-type="float">
            <text:p>2927.09698858139</text:p>
          </table:table-cell>
          <table:table-cell office:value-type="float" office:value="121.731725191586" calcext:value-type="float">
            <text:p>121.731725191586</text:p>
          </table:table-cell>
          <table:table-cell office:value-type="float" office:value="427.676087812327" calcext:value-type="float">
            <text:p>427.676087812327</text:p>
          </table:table-cell>
          <table:table-cell office:value-type="float" office:value="387.967677579252" calcext:value-type="float">
            <text:p>387.967677579252</text:p>
          </table:table-cell>
          <table:table-cell office:value-type="float" office:value="43.5161606875078" calcext:value-type="float">
            <text:p>43.5161606875078</text:p>
          </table:table-cell>
          <table:table-cell office:value-type="float" office:value="1358.40050903213" calcext:value-type="float">
            <text:p>1358.40050903213</text:p>
          </table:table-cell>
          <table:table-cell office:value-type="float" office:value="152.364174247374" calcext:value-type="float">
            <text:p>152.364174247374</text:p>
          </table:table-cell>
          <table:table-cell office:value-type="float" office:value="14.2421313121364" calcext:value-type="float">
            <text:p>14.2421313121364</text:p>
          </table:table-cell>
          <table:table-cell office:value-type="float" office:value="56.3998370753363" calcext:value-type="float">
            <text:p>56.3998370753363</text:p>
          </table:table-cell>
          <table:table-cell office:value-type="float" office:value="262.866402455807" calcext:value-type="float">
            <text:p>262.866402455807</text:p>
          </table:table-cell>
          <table:table-cell office:value-type="float" office:value="29.4842515747392" calcext:value-type="float">
            <text:p>29.4842515747392</text:p>
          </table:table-cell>
          <table:table-cell table:formula="of:=SUM([.E347:.P347])" office:value-type="float" office:value="6630.5748981593" calcext:value-type="float">
            <text:p>6630.57489815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690.719220824756" calcext:value-type="float">
            <text:p>690.719220824756</text:p>
          </table:table-cell>
          <table:table-cell office:value-type="float" office:value="7998.45188142191" calcext:value-type="float">
            <text:p>7998.45188142191</text:p>
          </table:table-cell>
          <table:table-cell office:value-type="float" office:value="939.829289662898" calcext:value-type="float">
            <text:p>939.829289662898</text:p>
          </table:table-cell>
          <table:table-cell office:value-type="float" office:value="2854.96053590691" calcext:value-type="float">
            <text:p>2854.96053590691</text:p>
          </table:table-cell>
          <table:table-cell office:value-type="float" office:value="106.972742786697" calcext:value-type="float">
            <text:p>106.972742786697</text:p>
          </table:table-cell>
          <table:table-cell office:value-type="float" office:value="6.53595040693072" calcext:value-type="float">
            <text:p>6.53595040693072</text:p>
          </table:table-cell>
          <table:table-cell office:value-type="float" office:value="1248.53494452751" calcext:value-type="float">
            <text:p>1248.53494452751</text:p>
          </table:table-cell>
          <table:table-cell office:value-type="float" office:value="76.2845026328206" calcext:value-type="float">
            <text:p>76.2845026328206</text:p>
          </table:table-cell>
          <table:table-cell office:value-type="float" office:value="93.0682699530131" calcext:value-type="float">
            <text:p>93.0682699530131</text:p>
          </table:table-cell>
          <table:table-cell office:value-type="float" office:value="119.234495770307" calcext:value-type="float">
            <text:p>119.234495770307</text:p>
          </table:table-cell>
          <table:table-cell office:value-type="float" office:value="610.782100914651" calcext:value-type="float">
            <text:p>610.782100914651</text:p>
          </table:table-cell>
          <table:table-cell office:value-type="float" office:value="37.3183057386798" calcext:value-type="float">
            <text:p>37.3183057386798</text:p>
          </table:table-cell>
          <table:table-cell table:formula="of:=SUM([.E348:.P348])" office:value-type="float" office:value="14782.6922405471" calcext:value-type="float">
            <text:p>14782.69224054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761.873686465955" calcext:value-type="float">
            <text:p>761.873686465955</text:p>
          </table:table-cell>
          <table:table-cell office:value-type="float" office:value="159.021719745199" calcext:value-type="float">
            <text:p>159.021719745199</text:p>
          </table:table-cell>
          <table:table-cell office:value-type="float" office:value="12.5245623042929" calcext:value-type="float">
            <text:p>12.5245623042929</text:p>
          </table:table-cell>
          <table:table-cell office:value-type="float" office:value="39.2939563339492" calcext:value-type="float">
            <text:p>39.2939563339492</text:p>
          </table:table-cell>
          <table:table-cell office:value-type="float" office:value="117.992541341591" calcext:value-type="float">
            <text:p>117.992541341591</text:p>
          </table:table-cell>
          <table:table-cell office:value-type="float" office:value="7.20925144882544" calcext:value-type="float">
            <text:p>7.20925144882544</text:p>
          </table:table-cell>
          <table:table-cell office:value-type="float" office:value="24.861840890823" calcext:value-type="float">
            <text:p>24.861840890823</text:p>
          </table:table-cell>
          <table:table-cell office:value-type="float" office:value="1.51903891911051" calcext:value-type="float">
            <text:p>1.51903891911051</text:p>
          </table:table-cell>
          <table:table-cell office:value-type="float" office:value="0.750957918085525" calcext:value-type="float">
            <text:p>0.750957918085525</text:p>
          </table:table-cell>
          <table:table-cell office:value-type="float" office:value="2.12252328007683" calcext:value-type="float">
            <text:p>2.12252328007683</text:p>
          </table:table-cell>
          <table:table-cell office:value-type="float" office:value="8.23632924019711" calcext:value-type="float">
            <text:p>8.23632924019711</text:p>
          </table:table-cell>
          <table:table-cell office:value-type="float" office:value="0.503233236887357" calcext:value-type="float">
            <text:p>0.503233236887357</text:p>
          </table:table-cell>
          <table:table-cell table:formula="of:=SUM([.E349:.P349])" office:value-type="float" office:value="1135.90964112499" calcext:value-type="float">
            <text:p>1135.909641124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66.190123734208" calcext:value-type="float">
            <text:p>866.190123734208</text:p>
          </table:table-cell>
          <table:table-cell office:value-type="float" office:value="2243.92162332591" calcext:value-type="float">
            <text:p>2243.92162332591</text:p>
          </table:table-cell>
          <table:table-cell office:value-type="float" office:value="333.608807574442" calcext:value-type="float">
            <text:p>333.608807574442</text:p>
          </table:table-cell>
          <table:table-cell office:value-type="float" office:value="1437.04734639188" calcext:value-type="float">
            <text:p>1437.04734639188</text:p>
          </table:table-cell>
          <table:table-cell office:value-type="float" office:value="156.28409698235" calcext:value-type="float">
            <text:p>156.28409698235</text:p>
          </table:table-cell>
          <table:table-cell office:value-type="float" office:value="9.40842488823952" calcext:value-type="float">
            <text:p>9.40842488823952</text:p>
          </table:table-cell>
          <table:table-cell office:value-type="float" office:value="409.502368775243" calcext:value-type="float">
            <text:p>409.502368775243</text:p>
          </table:table-cell>
          <table:table-cell office:value-type="float" office:value="24.6523629247647" calcext:value-type="float">
            <text:p>24.6523629247647</text:p>
          </table:table-cell>
          <table:table-cell office:value-type="float" office:value="40.0885559190946" calcext:value-type="float">
            <text:p>40.0885559190946</text:p>
          </table:table-cell>
          <table:table-cell office:value-type="float" office:value="54.3067262038575" calcext:value-type="float">
            <text:p>54.3067262038575</text:p>
          </table:table-cell>
          <table:table-cell office:value-type="float" office:value="331.86736809855" calcext:value-type="float">
            <text:p>331.86736809855</text:p>
          </table:table-cell>
          <table:table-cell office:value-type="float" office:value="19.9786751557042" calcext:value-type="float">
            <text:p>19.9786751557042</text:p>
          </table:table-cell>
          <table:table-cell table:formula="of:=SUM([.E350:.P350])" office:value-type="float" office:value="5926.85647997424" calcext:value-type="float">
            <text:p>5926.85647997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40.9373521556267" calcext:value-type="float">
            <text:p>40.9373521556267</text:p>
          </table:table-cell>
          <table:table-cell office:value-type="float" office:value="613.463466713398" calcext:value-type="float">
            <text:p>613.463466713398</text:p>
          </table:table-cell>
          <table:table-cell office:value-type="float" office:value="18.4647244823678" calcext:value-type="float">
            <text:p>18.4647244823678</text:p>
          </table:table-cell>
          <table:table-cell office:value-type="float" office:value="75.4154953088644" calcext:value-type="float">
            <text:p>75.4154953088644</text:p>
          </table:table-cell>
          <table:table-cell office:value-type="float" office:value="5.42994924126185" calcext:value-type="float">
            <text:p>5.42994924126185</text:p>
          </table:table-cell>
          <table:table-cell office:value-type="float" office:value="0.520325899292197" calcext:value-type="float">
            <text:p>0.520325899292197</text:p>
          </table:table-cell>
          <table:table-cell office:value-type="float" office:value="81.9006634178924" calcext:value-type="float">
            <text:p>81.9006634178924</text:p>
          </table:table-cell>
          <table:table-cell office:value-type="float" office:value="7.84814635498124" calcext:value-type="float">
            <text:p>7.84814635498124</text:p>
          </table:table-cell>
          <table:table-cell office:value-type="float" office:value="2.11821518604894" calcext:value-type="float">
            <text:p>2.11821518604894</text:p>
          </table:table-cell>
          <table:table-cell office:value-type="float" office:value="4.95223971765039" calcext:value-type="float">
            <text:p>4.95223971765039</text:p>
          </table:table-cell>
          <table:table-cell office:value-type="float" office:value="12.8595572807908" calcext:value-type="float">
            <text:p>12.8595572807908</text:p>
          </table:table-cell>
          <table:table-cell office:value-type="float" office:value="1.23226947607194" calcext:value-type="float">
            <text:p>1.23226947607194</text:p>
          </table:table-cell>
          <table:table-cell table:formula="of:=SUM([.E351:.P351])" office:value-type="float" office:value="865.142405234247" calcext:value-type="float">
            <text:p>865.1424052342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0.4082100305749" calcext:value-type="float">
            <text:p>20.4082100305749</text:p>
          </table:table-cell>
          <table:table-cell office:value-type="float" office:value="1980.41646129927" calcext:value-type="float">
            <text:p>1980.41646129927</text:p>
          </table:table-cell>
          <table:table-cell office:value-type="float" office:value="425.194952749568" calcext:value-type="float">
            <text:p>425.194952749568</text:p>
          </table:table-cell>
          <table:table-cell office:value-type="float" office:value="1628.10289417612" calcext:value-type="float">
            <text:p>1628.10289417612</text:p>
          </table:table-cell>
          <table:table-cell office:value-type="float" office:value="4.76284676051238" calcext:value-type="float">
            <text:p>4.76284676051238</text:p>
          </table:table-cell>
          <table:table-cell office:value-type="float" office:value="0.414830262218821" calcext:value-type="float">
            <text:p>0.414830262218821</text:p>
          </table:table-cell>
          <table:table-cell office:value-type="float" office:value="465.683085434777" calcext:value-type="float">
            <text:p>465.683085434777</text:p>
          </table:table-cell>
          <table:table-cell office:value-type="float" office:value="40.5596581530572" calcext:value-type="float">
            <text:p>40.5596581530572</text:p>
          </table:table-cell>
          <table:table-cell office:value-type="float" office:value="74.2505637867788" calcext:value-type="float">
            <text:p>74.2505637867788</text:p>
          </table:table-cell>
          <table:table-cell office:value-type="float" office:value="49.0663783862492" calcext:value-type="float">
            <text:p>49.0663783862492</text:p>
          </table:table-cell>
          <table:table-cell office:value-type="float" office:value="504.480529828108" calcext:value-type="float">
            <text:p>504.480529828108</text:p>
          </table:table-cell>
          <table:table-cell office:value-type="float" office:value="43.9388040379385" calcext:value-type="float">
            <text:p>43.9388040379385</text:p>
          </table:table-cell>
          <table:table-cell table:formula="of:=SUM([.E352:.P352])" office:value-type="float" office:value="5237.27921490517" calcext:value-type="float">
            <text:p>5237.279214905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16.325090056075" calcext:value-type="float">
            <text:p>816.325090056075</text:p>
          </table:table-cell>
          <table:table-cell office:value-type="float" office:value="2285.81704324088" calcext:value-type="float">
            <text:p>2285.81704324088</text:p>
          </table:table-cell>
          <table:table-cell office:value-type="float" office:value="378.145657491961" calcext:value-type="float">
            <text:p>378.145657491961</text:p>
          </table:table-cell>
          <table:table-cell office:value-type="float" office:value="1530.40409286145" calcext:value-type="float">
            <text:p>1530.40409286145</text:p>
          </table:table-cell>
          <table:table-cell office:value-type="float" office:value="135.640129131986" calcext:value-type="float">
            <text:p>135.640129131986</text:p>
          </table:table-cell>
          <table:table-cell office:value-type="float" office:value="11.7062952781525" calcext:value-type="float">
            <text:p>11.7062952781525</text:p>
          </table:table-cell>
          <table:table-cell office:value-type="float" office:value="382.483709515103" calcext:value-type="float">
            <text:p>382.483709515103</text:p>
          </table:table-cell>
          <table:table-cell office:value-type="float" office:value="33.0099010618757" calcext:value-type="float">
            <text:p>33.0099010618757</text:p>
          </table:table-cell>
          <table:table-cell office:value-type="float" office:value="53.7952330395214" calcext:value-type="float">
            <text:p>53.7952330395214</text:p>
          </table:table-cell>
          <table:table-cell office:value-type="float" office:value="41.3759653426559" calcext:value-type="float">
            <text:p>41.3759653426559</text:p>
          </table:table-cell>
          <table:table-cell office:value-type="float" office:value="330.263570013305" calcext:value-type="float">
            <text:p>330.263570013305</text:p>
          </table:table-cell>
          <table:table-cell office:value-type="float" office:value="28.50309045659" calcext:value-type="float">
            <text:p>28.50309045659</text:p>
          </table:table-cell>
          <table:table-cell table:formula="of:=SUM([.E353:.P353])" office:value-type="float" office:value="6027.46977748956" calcext:value-type="float">
            <text:p>6027.469777489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893.41275998168" calcext:value-type="float">
            <text:p>2893.41275998168</text:p>
          </table:table-cell>
          <table:table-cell office:value-type="float" office:value="2105.44973906289" calcext:value-type="float">
            <text:p>2105.44973906289</text:p>
          </table:table-cell>
          <table:table-cell office:value-type="float" office:value="2139.11378547515" calcext:value-type="float">
            <text:p>2139.11378547515</text:p>
          </table:table-cell>
          <table:table-cell office:value-type="float" office:value="7704.83896998282" calcext:value-type="float">
            <text:p>7704.83896998282</text:p>
          </table:table-cell>
          <table:table-cell office:value-type="float" office:value="312.052424902921" calcext:value-type="float">
            <text:p>312.052424902921</text:p>
          </table:table-cell>
          <table:table-cell office:value-type="float" office:value="17.461392233405" calcext:value-type="float">
            <text:p>17.461392233405</text:p>
          </table:table-cell>
          <table:table-cell office:value-type="float" office:value="227.668950843242" calcext:value-type="float">
            <text:p>227.668950843242</text:p>
          </table:table-cell>
          <table:table-cell office:value-type="float" office:value="12.7395800602363" calcext:value-type="float">
            <text:p>12.7395800602363</text:p>
          </table:table-cell>
          <table:table-cell office:value-type="float" office:value="126.253491359746" calcext:value-type="float">
            <text:p>126.253491359746</text:p>
          </table:table-cell>
          <table:table-cell office:value-type="float" office:value="104.11475342658" calcext:value-type="float">
            <text:p>104.11475342658</text:p>
          </table:table-cell>
          <table:table-cell office:value-type="float" office:value="1085.91030978963" calcext:value-type="float">
            <text:p>1085.91030978963</text:p>
          </table:table-cell>
          <table:table-cell office:value-type="float" office:value="60.7638471498304" calcext:value-type="float">
            <text:p>60.7638471498304</text:p>
          </table:table-cell>
          <table:table-cell table:formula="of:=SUM([.E354:.P354])" office:value-type="float" office:value="16789.7800042681" calcext:value-type="float">
            <text:p>16789.7800042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144.57948865821" calcext:value-type="float">
            <text:p>1144.57948865821</text:p>
          </table:table-cell>
          <table:table-cell office:value-type="float" office:value="2046.2520439448" calcext:value-type="float">
            <text:p>2046.2520439448</text:p>
          </table:table-cell>
          <table:table-cell office:value-type="float" office:value="657.954545323951" calcext:value-type="float">
            <text:p>657.954545323951</text:p>
          </table:table-cell>
          <table:table-cell office:value-type="float" office:value="2673.84211188649" calcext:value-type="float">
            <text:p>2673.84211188649</text:p>
          </table:table-cell>
          <table:table-cell office:value-type="float" office:value="181.994533178029" calcext:value-type="float">
            <text:p>181.994533178029</text:p>
          </table:table-cell>
          <table:table-cell office:value-type="float" office:value="17.6570586551577" calcext:value-type="float">
            <text:p>17.6570586551577</text:p>
          </table:table-cell>
          <table:table-cell office:value-type="float" office:value="327.793156535725" calcext:value-type="float">
            <text:p>327.793156535725</text:p>
          </table:table-cell>
          <table:table-cell office:value-type="float" office:value="31.8024002734679" calcext:value-type="float">
            <text:p>31.8024002734679</text:p>
          </table:table-cell>
          <table:table-cell office:value-type="float" office:value="68.1496749079454" calcext:value-type="float">
            <text:p>68.1496749079454</text:p>
          </table:table-cell>
          <table:table-cell office:value-type="float" office:value="59.3211621662334" calcext:value-type="float">
            <text:p>59.3211621662334</text:p>
          </table:table-cell>
          <table:table-cell office:value-type="float" office:value="547.615208013247" calcext:value-type="float">
            <text:p>547.615208013247</text:p>
          </table:table-cell>
          <table:table-cell office:value-type="float" office:value="53.1294741633132" calcext:value-type="float">
            <text:p>53.1294741633132</text:p>
          </table:table-cell>
          <table:table-cell table:formula="of:=SUM([.E355:.P355])" office:value-type="float" office:value="7810.09085770657" calcext:value-type="float">
            <text:p>7810.090857706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5486.49894809638" calcext:value-type="float">
            <text:p>5486.49894809638</text:p>
          </table:table-cell>
          <table:table-cell office:value-type="float" office:value="1543.77262926817" calcext:value-type="float">
            <text:p>1543.77262926817</text:p>
          </table:table-cell>
          <table:table-cell office:value-type="float" office:value="524.596552934206" calcext:value-type="float">
            <text:p>524.596552934206</text:p>
          </table:table-cell>
          <table:table-cell office:value-type="float" office:value="2104.57206033871" calcext:value-type="float">
            <text:p>2104.57206033871</text:p>
          </table:table-cell>
          <table:table-cell office:value-type="float" office:value="959.912833148791" calcext:value-type="float">
            <text:p>959.912833148791</text:p>
          </table:table-cell>
          <table:table-cell office:value-type="float" office:value="96.8035211638928" calcext:value-type="float">
            <text:p>96.8035211638928</text:p>
          </table:table-cell>
          <table:table-cell office:value-type="float" office:value="272.472094869068" calcext:value-type="float">
            <text:p>272.472094869068</text:p>
          </table:table-cell>
          <table:table-cell office:value-type="float" office:value="27.4777639087356" calcext:value-type="float">
            <text:p>27.4777639087356</text:p>
          </table:table-cell>
          <table:table-cell office:value-type="float" office:value="55.9364585489423" calcext:value-type="float">
            <text:p>55.9364585489423</text:p>
          </table:table-cell>
          <table:table-cell office:value-type="float" office:value="53.3714230672106" calcext:value-type="float">
            <text:p>53.3714230672106</text:p>
          </table:table-cell>
          <table:table-cell office:value-type="float" office:value="476.746291556567" calcext:value-type="float">
            <text:p>476.746291556567</text:p>
          </table:table-cell>
          <table:table-cell office:value-type="float" office:value="48.0780318074464" calcext:value-type="float">
            <text:p>48.0780318074464</text:p>
          </table:table-cell>
          <table:table-cell table:formula="of:=SUM([.E356:.P356])" office:value-type="float" office:value="11650.2386087081" calcext:value-type="float">
            <text:p>11650.23860870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3284.40543926865" calcext:value-type="float">
            <text:p>3284.40543926865</text:p>
          </table:table-cell>
          <table:table-cell office:value-type="float" office:value="3222.87757068149" calcext:value-type="float">
            <text:p>3222.87757068149</text:p>
          </table:table-cell>
          <table:table-cell office:value-type="float" office:value="574.254565668009" calcext:value-type="float">
            <text:p>574.254565668009</text:p>
          </table:table-cell>
          <table:table-cell office:value-type="float" office:value="2852.04770584626" calcext:value-type="float">
            <text:p>2852.04770584626</text:p>
          </table:table-cell>
          <table:table-cell office:value-type="float" office:value="773.113478345232" calcext:value-type="float">
            <text:p>773.113478345232</text:p>
          </table:table-cell>
          <table:table-cell office:value-type="float" office:value="114.052933147333" calcext:value-type="float">
            <text:p>114.052933147333</text:p>
          </table:table-cell>
          <table:table-cell office:value-type="float" office:value="774.784402405601" calcext:value-type="float">
            <text:p>774.784402405601</text:p>
          </table:table-cell>
          <table:table-cell office:value-type="float" office:value="114.299434851791" calcext:value-type="float">
            <text:p>114.299434851791</text:p>
          </table:table-cell>
          <table:table-cell office:value-type="float" office:value="98.9748570068246" calcext:value-type="float">
            <text:p>98.9748570068246</text:p>
          </table:table-cell>
          <table:table-cell office:value-type="float" office:value="165.224063983247" calcext:value-type="float">
            <text:p>165.224063983247</text:p>
          </table:table-cell>
          <table:table-cell office:value-type="float" office:value="852.550103505706" calcext:value-type="float">
            <text:p>852.550103505706</text:p>
          </table:table-cell>
          <table:table-cell office:value-type="float" office:value="125.77175626017" calcext:value-type="float">
            <text:p>125.77175626017</text:p>
          </table:table-cell>
          <table:table-cell table:formula="of:=SUM([.E357:.P357])" office:value-type="float" office:value="12952.3563109703" calcext:value-type="float">
            <text:p>12952.35631097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517.673176804857" calcext:value-type="float">
            <text:p>517.673176804857</text:p>
          </table:table-cell>
          <table:table-cell office:value-type="float" office:value="183.063614303842" calcext:value-type="float">
            <text:p>183.063614303842</text:p>
          </table:table-cell>
          <table:table-cell office:value-type="float" office:value="75.3655797247399" calcext:value-type="float">
            <text:p>75.3655797247399</text:p>
          </table:table-cell>
          <table:table-cell office:value-type="float" office:value="237.709246405463" calcext:value-type="float">
            <text:p>237.709246405463</text:p>
          </table:table-cell>
          <table:table-cell office:value-type="float" office:value="79.7861339006802" calcext:value-type="float">
            <text:p>79.7861339006802</text:p>
          </table:table-cell>
          <table:table-cell office:value-type="float" office:value="6.04689084427297" calcext:value-type="float">
            <text:p>6.04689084427297</text:p>
          </table:table-cell>
          <table:table-cell office:value-type="float" office:value="28.487505785861" calcext:value-type="float">
            <text:p>28.487505785861</text:p>
          </table:table-cell>
          <table:table-cell office:value-type="float" office:value="2.15903227153644" calcext:value-type="float">
            <text:p>2.15903227153644</text:p>
          </table:table-cell>
          <table:table-cell office:value-type="float" office:value="12.2490462046447" calcext:value-type="float">
            <text:p>12.2490462046447</text:p>
          </table:table-cell>
          <table:table-cell office:value-type="float" office:value="6.54411633217471" calcext:value-type="float">
            <text:p>6.54411633217471</text:p>
          </table:table-cell>
          <table:table-cell office:value-type="float" office:value="50.8760843423802" calcext:value-type="float">
            <text:p>50.8760843423802</text:p>
          </table:table-cell>
          <table:table-cell office:value-type="float" office:value="3.85583451111141" calcext:value-type="float">
            <text:p>3.85583451111141</text:p>
          </table:table-cell>
          <table:table-cell table:formula="of:=SUM([.E358:.P358])" office:value-type="float" office:value="1203.81626143156" calcext:value-type="float">
            <text:p>1203.816261431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113.08279174554" calcext:value-type="float">
            <text:p>2113.08279174554</text:p>
          </table:table-cell>
          <table:table-cell office:value-type="float" office:value="342.229483409238" calcext:value-type="float">
            <text:p>342.229483409238</text:p>
          </table:table-cell>
          <table:table-cell office:value-type="float" office:value="75.1712420392549" calcext:value-type="float">
            <text:p>75.1712420392549</text:p>
          </table:table-cell>
          <table:table-cell office:value-type="float" office:value="292.19478740529" calcext:value-type="float">
            <text:p>292.19478740529</text:p>
          </table:table-cell>
          <table:table-cell office:value-type="float" office:value="247.427843661945" calcext:value-type="float">
            <text:p>247.427843661945</text:p>
          </table:table-cell>
          <table:table-cell office:value-type="float" office:value="16.51675431378" calcext:value-type="float">
            <text:p>16.51675431378</text:p>
          </table:table-cell>
          <table:table-cell office:value-type="float" office:value="40.3621215319259" calcext:value-type="float">
            <text:p>40.3621215319259</text:p>
          </table:table-cell>
          <table:table-cell office:value-type="float" office:value="2.69432588935536" calcext:value-type="float">
            <text:p>2.69432588935536</text:p>
          </table:table-cell>
          <table:table-cell office:value-type="float" office:value="5.23234724056823" calcext:value-type="float">
            <text:p>5.23234724056823</text:p>
          </table:table-cell>
          <table:table-cell office:value-type="float" office:value="6.34971765593933" calcext:value-type="float">
            <text:p>6.34971765593933</text:p>
          </table:table-cell>
          <table:table-cell office:value-type="float" office:value="44.0829431182371" calcext:value-type="float">
            <text:p>44.0829431182371</text:p>
          </table:table-cell>
          <table:table-cell office:value-type="float" office:value="2.94270495242669" calcext:value-type="float">
            <text:p>2.94270495242669</text:p>
          </table:table-cell>
          <table:table-cell table:formula="of:=SUM([.E359:.P359])" office:value-type="float" office:value="3188.2870629635" calcext:value-type="float">
            <text:p>3188.28706296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1226016980215" calcext:value-type="float">
            <text:p>0.001226016980215</text:p>
          </table:table-cell>
          <table:table-cell office:value-type="float" office:value="0.002067385414667" calcext:value-type="float">
            <text:p>0.002067385414667</text:p>
          </table:table-cell>
          <table:table-cell office:value-type="float" office:value="0.0000734177812122199" calcext:value-type="float">
            <text:p>7.34177812122199E-05</text:p>
          </table:table-cell>
          <table:table-cell office:value-type="float" office:value="0.000254830904028" calcext:value-type="float">
            <text:p>0.000254830904028</text:p>
          </table:table-cell>
          <table:table-cell office:value-type="float" office:value="0.0000480598517788148" calcext:value-type="float">
            <text:p>4.80598517788148E-05</text:p>
          </table:table-cell>
          <table:table-cell office:value-type="float" office:value="0.00000452847486852427" calcext:value-type="float">
            <text:p>4.52847486852427E-06</text:p>
          </table:table-cell>
          <table:table-cell office:value-type="float" office:value="0.0000812423711139987" calcext:value-type="float">
            <text:p>8.12423711139987E-05</text:p>
          </table:table-cell>
          <table:table-cell office:value-type="float" office:value="0.00000765512214940373" calcext:value-type="float">
            <text:p>7.65512214940373E-06</text:p>
          </table:table-cell>
          <table:table-cell office:value-type="float" office:value="0.00000797815466265593" calcext:value-type="float">
            <text:p>7.97815466265593E-06</text:p>
          </table:table-cell>
          <table:table-cell office:value-type="float" office:value="0.00000727254444852455" calcext:value-type="float">
            <text:p>7.27254444852455E-06</text:p>
          </table:table-cell>
          <table:table-cell office:value-type="float" office:value="0.000013264285780963" calcext:value-type="float">
            <text:p>1.3264285780963E-05</text:p>
          </table:table-cell>
          <table:table-cell office:value-type="float" office:value="0.00000124983707990736" calcext:value-type="float">
            <text:p>1.24983707990736E-06</text:p>
          </table:table-cell>
          <table:table-cell table:formula="of:=SUM([.E360:.P360])" office:value-type="float" office:value="0.00379290172200501" calcext:value-type="float">
            <text:p>0.003792901722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4.22484402457481" calcext:value-type="float">
            <text:p>4.22484402457481</text:p>
          </table:table-cell>
          <table:table-cell office:value-type="float" office:value="23.1542844930245" calcext:value-type="float">
            <text:p>23.1542844930245</text:p>
          </table:table-cell>
          <table:table-cell office:value-type="float" office:value="1.37254927174902" calcext:value-type="float">
            <text:p>1.37254927174902</text:p>
          </table:table-cell>
          <table:table-cell office:value-type="float" office:value="4.74683649635112" calcext:value-type="float">
            <text:p>4.74683649635112</text:p>
          </table:table-cell>
          <table:table-cell office:value-type="float" office:value="0.513710608956173" calcext:value-type="float">
            <text:p>0.513710608956173</text:p>
          </table:table-cell>
          <table:table-cell office:value-type="float" office:value="0.052177620139536" calcext:value-type="float">
            <text:p>0.052177620139536</text:p>
          </table:table-cell>
          <table:table-cell office:value-type="float" office:value="2.82495318592074" calcext:value-type="float">
            <text:p>2.82495318592074</text:p>
          </table:table-cell>
          <table:table-cell office:value-type="float" office:value="0.286930679797427" calcext:value-type="float">
            <text:p>0.286930679797427</text:p>
          </table:table-cell>
          <table:table-cell office:value-type="float" office:value="0.183118902750946" calcext:value-type="float">
            <text:p>0.183118902750946</text:p>
          </table:table-cell>
          <table:table-cell office:value-type="float" office:value="0.134063870755201" calcext:value-type="float">
            <text:p>0.134063870755201</text:p>
          </table:table-cell>
          <table:table-cell office:value-type="float" office:value="0.773081450040197" calcext:value-type="float">
            <text:p>0.773081450040197</text:p>
          </table:table-cell>
          <table:table-cell office:value-type="float" office:value="0.078521933426842" calcext:value-type="float">
            <text:p>0.078521933426842</text:p>
          </table:table-cell>
          <table:table-cell table:formula="of:=SUM([.E361:.P361])" office:value-type="float" office:value="38.3450725374865" calcext:value-type="float">
            <text:p>38.3450725374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0002116460028678" calcext:value-type="float">
            <text:p>2.116460028678E-06</text:p>
          </table:table-cell>
          <table:table-cell office:value-type="float" office:value="0.000326954460659" calcext:value-type="float">
            <text:p>0.000326954460659</text:p>
          </table:table-cell>
          <table:table-cell office:value-type="float" office:value="0.0000233545590532222" calcext:value-type="float">
            <text:p>2.33545590532222E-05</text:p>
          </table:table-cell>
          <table:table-cell office:value-type="float" office:value="0.0000785599450693613" calcext:value-type="float">
            <text:p>7.85599450693613E-05</text:p>
          </table:table-cell>
          <table:table-cell office:value-type="float" office:value="0.000000257346287134678" calcext:value-type="float">
            <text:p>2.57346287134678E-07</text:p>
          </table:table-cell>
          <table:table-cell office:value-type="float" office:value="0.000000026138679551851" calcext:value-type="float">
            <text:p>2.6138679551851E-08</text:p>
          </table:table-cell>
          <table:table-cell office:value-type="float" office:value="0.0000398669778448155" calcext:value-type="float">
            <text:p>3.98669778448155E-05</text:p>
          </table:table-cell>
          <table:table-cell office:value-type="float" office:value="0.00000404929159922569" calcext:value-type="float">
            <text:p>4.04929159922569E-06</text:p>
          </table:table-cell>
          <table:table-cell office:value-type="float" office:value="0.00000334752158807851" calcext:value-type="float">
            <text:p>3.34752158807851E-06</text:p>
          </table:table-cell>
          <table:table-cell office:value-type="float" office:value="0.00000196710554490943" calcext:value-type="float">
            <text:p>1.96710554490943E-06</text:p>
          </table:table-cell>
          <table:table-cell office:value-type="float" office:value="0.000012926617970782" calcext:value-type="float">
            <text:p>1.2926617970782E-05</text:p>
          </table:table-cell>
          <table:table-cell office:value-type="float" office:value="0.00000131295744962756" calcext:value-type="float">
            <text:p>1.31295744962756E-06</text:p>
          </table:table-cell>
          <table:table-cell table:formula="of:=SUM([.E362:.P362])" office:value-type="float" office:value="0.000494739381774387" calcext:value-type="float">
            <text:p>0.0004947393817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1311969567562" calcext:value-type="float">
            <text:p>0.001311969567562</text:p>
          </table:table-cell>
          <table:table-cell office:value-type="float" office:value="0.084392206039289" calcext:value-type="float">
            <text:p>0.084392206039289</text:p>
          </table:table-cell>
          <table:table-cell office:value-type="float" office:value="0.005970866700915" calcext:value-type="float">
            <text:p>0.005970866700915</text:p>
          </table:table-cell>
          <table:table-cell office:value-type="float" office:value="0.020094812419146" calcext:value-type="float">
            <text:p>0.020094812419146</text:p>
          </table:table-cell>
          <table:table-cell office:value-type="float" office:value="0.000136358332828" calcext:value-type="float">
            <text:p>0.000136358332828</text:p>
          </table:table-cell>
          <table:table-cell office:value-type="float" office:value="0.0000099999141317989" calcext:value-type="float">
            <text:p>9.9999141317989E-06</text:p>
          </table:table-cell>
          <table:table-cell office:value-type="float" office:value="0.008811151873261" calcext:value-type="float">
            <text:p>0.008811151873261</text:p>
          </table:table-cell>
          <table:table-cell office:value-type="float" office:value="0.000646170720246" calcext:value-type="float">
            <text:p>0.000646170720246</text:p>
          </table:table-cell>
          <table:table-cell office:value-type="float" office:value="0.000854746112128" calcext:value-type="float">
            <text:p>0.000854746112128</text:p>
          </table:table-cell>
          <table:table-cell office:value-type="float" office:value="0.000698623081337" calcext:value-type="float">
            <text:p>0.000698623081337</text:p>
          </table:table-cell>
          <table:table-cell office:value-type="float" office:value="0.002830633332073" calcext:value-type="float">
            <text:p>0.002830633332073</text:p>
          </table:table-cell>
          <table:table-cell office:value-type="float" office:value="0.000207586068796" calcext:value-type="float">
            <text:p>0.000207586068796</text:p>
          </table:table-cell>
          <table:table-cell table:formula="of:=SUM([.E363:.P363])" office:value-type="float" office:value="0.125965124161713" calcext:value-type="float">
            <text:p>0.1259651241617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0411074725601" calcext:value-type="float">
            <text:p>0.000411074725601</text:p>
          </table:table-cell>
          <table:table-cell office:value-type="float" office:value="0.000657019826139" calcext:value-type="float">
            <text:p>0.000657019826139</text:p>
          </table:table-cell>
          <table:table-cell office:value-type="float" office:value="0.0000329321705165466" calcext:value-type="float">
            <text:p>3.29321705165466E-05</text:p>
          </table:table-cell>
          <table:table-cell office:value-type="float" office:value="0.000109266847309" calcext:value-type="float">
            <text:p>0.000109266847309</text:p>
          </table:table-cell>
          <table:table-cell office:value-type="float" office:value="0.0000414134258709713" calcext:value-type="float">
            <text:p>4.14134258709713E-05</text:p>
          </table:table-cell>
          <table:table-cell office:value-type="float" office:value="0.00000386293513048818" calcext:value-type="float">
            <text:p>3.86293513048818E-06</text:p>
          </table:table-cell>
          <table:table-cell office:value-type="float" office:value="0.0000666138068819451" calcext:value-type="float">
            <text:p>6.66138068819451E-05</text:p>
          </table:table-cell>
          <table:table-cell office:value-type="float" office:value="0.00000621356020102149" calcext:value-type="float">
            <text:p>6.21356020102149E-06</text:p>
          </table:table-cell>
          <table:table-cell office:value-type="float" office:value="0.00000336626299946998" calcext:value-type="float">
            <text:p>3.36626299946998E-06</text:p>
          </table:table-cell>
          <table:table-cell office:value-type="float" office:value="0.0000057673122087655" calcext:value-type="float">
            <text:p>5.7673122087655E-06</text:p>
          </table:table-cell>
          <table:table-cell office:value-type="float" office:value="0.0000148230728486296" calcext:value-type="float">
            <text:p>1.48230728486296E-05</text:p>
          </table:table-cell>
          <table:table-cell office:value-type="float" office:value="0.0000013826571370154" calcext:value-type="float">
            <text:p>1.3826571370154E-06</text:p>
          </table:table-cell>
          <table:table-cell table:formula="of:=SUM([.E364:.P364])" office:value-type="float" office:value="0.00135373660284385" calcext:value-type="float">
            <text:p>0.0013537366028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535146583006015" calcext:value-type="float">
            <text:p>0.535146583006015</text:p>
          </table:table-cell>
          <table:table-cell office:value-type="float" office:value="0.840457105210767" calcext:value-type="float">
            <text:p>0.840457105210767</text:p>
          </table:table-cell>
          <table:table-cell office:value-type="float" office:value="0.049310727837651" calcext:value-type="float">
            <text:p>0.049310727837651</text:p>
          </table:table-cell>
          <table:table-cell office:value-type="float" office:value="0.155290234407946" calcext:value-type="float">
            <text:p>0.155290234407946</text:p>
          </table:table-cell>
          <table:table-cell office:value-type="float" office:value="0.015042350861742" calcext:value-type="float">
            <text:p>0.015042350861742</text:p>
          </table:table-cell>
          <table:table-cell office:value-type="float" office:value="0.001489526964717" calcext:value-type="float">
            <text:p>0.001489526964717</text:p>
          </table:table-cell>
          <table:table-cell office:value-type="float" office:value="0.023658915235115" calcext:value-type="float">
            <text:p>0.023658915235115</text:p>
          </table:table-cell>
          <table:table-cell office:value-type="float" office:value="0.002342758291078" calcext:value-type="float">
            <text:p>0.002342758291078</text:p>
          </table:table-cell>
          <table:table-cell office:value-type="float" office:value="0.004887978143099" calcext:value-type="float">
            <text:p>0.004887978143099</text:p>
          </table:table-cell>
          <table:table-cell office:value-type="float" office:value="0.002385852013313" calcext:value-type="float">
            <text:p>0.002385852013313</text:p>
          </table:table-cell>
          <table:table-cell office:value-type="float" office:value="0.005920916029015" calcext:value-type="float">
            <text:p>0.005920916029015</text:p>
          </table:table-cell>
          <table:table-cell office:value-type="float" office:value="0.000586302245048" calcext:value-type="float">
            <text:p>0.000586302245048</text:p>
          </table:table-cell>
          <table:table-cell table:formula="of:=SUM([.E365:.P365])" office:value-type="float" office:value="1.63651925024551" calcext:value-type="float">
            <text:p>1.636519250245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6.754397655888" calcext:value-type="float">
            <text:p>16.754397655888</text:p>
          </table:table-cell>
          <table:table-cell office:value-type="float" office:value="5.47056072851538" calcext:value-type="float">
            <text:p>5.47056072851538</text:p>
          </table:table-cell>
          <table:table-cell office:value-type="float" office:value="1.5341224086608" calcext:value-type="float">
            <text:p>1.5341224086608</text:p>
          </table:table-cell>
          <table:table-cell office:value-type="float" office:value="5.87455065472489" calcext:value-type="float">
            <text:p>5.87455065472489</text:p>
          </table:table-cell>
          <table:table-cell office:value-type="float" office:value="0.433857459422067" calcext:value-type="float">
            <text:p>0.433857459422067</text:p>
          </table:table-cell>
          <table:table-cell office:value-type="float" office:value="0.023745231107775" calcext:value-type="float">
            <text:p>0.023745231107775</text:p>
          </table:table-cell>
          <table:table-cell office:value-type="float" office:value="0.141523908109251" calcext:value-type="float">
            <text:p>0.141523908109251</text:p>
          </table:table-cell>
          <table:table-cell office:value-type="float" office:value="0.007745672760372" calcext:value-type="float">
            <text:p>0.007745672760372</text:p>
          </table:table-cell>
          <table:table-cell office:value-type="float" office:value="0.132044183994124" calcext:value-type="float">
            <text:p>0.132044183994124</text:p>
          </table:table-cell>
          <table:table-cell office:value-type="float" office:value="0.020142159761073" calcext:value-type="float">
            <text:p>0.020142159761073</text:p>
          </table:table-cell>
          <table:table-cell office:value-type="float" office:value="0.195926530207788" calcext:value-type="float">
            <text:p>0.195926530207788</text:p>
          </table:table-cell>
          <table:table-cell office:value-type="float" office:value="0.010723154895448" calcext:value-type="float">
            <text:p>0.010723154895448</text:p>
          </table:table-cell>
          <table:table-cell table:formula="of:=SUM([.E366:.P366])" office:value-type="float" office:value="30.599339748047" calcext:value-type="float">
            <text:p>30.5993397480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90.7864472602304" calcext:value-type="float">
            <text:p>90.7864472602304</text:p>
          </table:table-cell>
          <table:table-cell office:value-type="float" office:value="35.3442496661152" calcext:value-type="float">
            <text:p>35.3442496661152</text:p>
          </table:table-cell>
          <table:table-cell office:value-type="float" office:value="2.11550187503207" calcext:value-type="float">
            <text:p>2.11550187503207</text:p>
          </table:table-cell>
          <table:table-cell office:value-type="float" office:value="9.41866791649195" calcext:value-type="float">
            <text:p>9.41866791649195</text:p>
          </table:table-cell>
          <table:table-cell office:value-type="float" office:value="2.27951102874019" calcext:value-type="float">
            <text:p>2.27951102874019</text:p>
          </table:table-cell>
          <table:table-cell office:value-type="float" office:value="0.139182876170159" calcext:value-type="float">
            <text:p>0.139182876170159</text:p>
          </table:table-cell>
          <table:table-cell office:value-type="float" office:value="0.88827010308746" calcext:value-type="float">
            <text:p>0.88827010308746</text:p>
          </table:table-cell>
          <table:table-cell office:value-type="float" office:value="0.054236187588004" calcext:value-type="float">
            <text:p>0.054236187588004</text:p>
          </table:table-cell>
          <table:table-cell office:value-type="float" office:value="0.154768127728838" calcext:value-type="float">
            <text:p>0.154768127728838</text:p>
          </table:table-cell>
          <table:table-cell office:value-type="float" office:value="0.069779660432079" calcext:value-type="float">
            <text:p>0.069779660432079</text:p>
          </table:table-cell>
          <table:table-cell office:value-type="float" office:value="0.294414499774229" calcext:value-type="float">
            <text:p>0.294414499774229</text:p>
          </table:table-cell>
          <table:table-cell office:value-type="float" office:value="0.017976424043635" calcext:value-type="float">
            <text:p>0.017976424043635</text:p>
          </table:table-cell>
          <table:table-cell table:formula="of:=SUM([.E367:.P367])" office:value-type="float" office:value="141.563005625434" calcext:value-type="float">
            <text:p>141.563005625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.66983504606287" calcext:value-type="float">
            <text:p>2.66983504606287</text:p>
          </table:table-cell>
          <table:table-cell office:value-type="float" office:value="4.26840354397915" calcext:value-type="float">
            <text:p>4.26840354397915</text:p>
          </table:table-cell>
          <table:table-cell office:value-type="float" office:value="0.216620851289947" calcext:value-type="float">
            <text:p>0.216620851289947</text:p>
          </table:table-cell>
          <table:table-cell office:value-type="float" office:value="0.744278907399675" calcext:value-type="float">
            <text:p>0.744278907399675</text:p>
          </table:table-cell>
          <table:table-cell office:value-type="float" office:value="0.258357097745837" calcext:value-type="float">
            <text:p>0.258357097745837</text:p>
          </table:table-cell>
          <table:table-cell office:value-type="float" office:value="0.021393648398503" calcext:value-type="float">
            <text:p>0.021393648398503</text:p>
          </table:table-cell>
          <table:table-cell office:value-type="float" office:value="0.414778900046398" calcext:value-type="float">
            <text:p>0.414778900046398</text:p>
          </table:table-cell>
          <table:table-cell office:value-type="float" office:value="0.034346391208652" calcext:value-type="float">
            <text:p>0.034346391208652</text:p>
          </table:table-cell>
          <table:table-cell office:value-type="float" office:value="0.026246347215243" calcext:value-type="float">
            <text:p>0.026246347215243</text:p>
          </table:table-cell>
          <table:table-cell office:value-type="float" office:value="0.026172005986459" calcext:value-type="float">
            <text:p>0.026172005986459</text:p>
          </table:table-cell>
          <table:table-cell office:value-type="float" office:value="0.096327686903354" calcext:value-type="float">
            <text:p>0.096327686903354</text:p>
          </table:table-cell>
          <table:table-cell office:value-type="float" office:value="0.007976559121588" calcext:value-type="float">
            <text:p>0.007976559121588</text:p>
          </table:table-cell>
          <table:table-cell table:formula="of:=SUM([.E368:.P368])" office:value-type="float" office:value="8.78473698535768" calcext:value-type="float">
            <text:p>8.78473698535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231500373887049" calcext:value-type="float">
            <text:p>0.231500373887049</text:p>
          </table:table-cell>
          <table:table-cell office:value-type="float" office:value="0.367644203289166" calcext:value-type="float">
            <text:p>0.367644203289166</text:p>
          </table:table-cell>
          <table:table-cell office:value-type="float" office:value="0.018643101100132" calcext:value-type="float">
            <text:p>0.018643101100132</text:p>
          </table:table-cell>
          <table:table-cell office:value-type="float" office:value="0.064050090303501" calcext:value-type="float">
            <text:p>0.064050090303501</text:p>
          </table:table-cell>
          <table:table-cell office:value-type="float" office:value="0.030029614374736" calcext:value-type="float">
            <text:p>0.030029614374736</text:p>
          </table:table-cell>
          <table:table-cell office:value-type="float" office:value="0.002077156214087" calcext:value-type="float">
            <text:p>0.002077156214087</text:p>
          </table:table-cell>
          <table:table-cell office:value-type="float" office:value="0.047929974770611" calcext:value-type="float">
            <text:p>0.047929974770611</text:p>
          </table:table-cell>
          <table:table-cell office:value-type="float" office:value="0.003315328784893" calcext:value-type="float">
            <text:p>0.003315328784893</text:p>
          </table:table-cell>
          <table:table-cell office:value-type="float" office:value="0.002257020466497" calcext:value-type="float">
            <text:p>0.002257020466497</text:p>
          </table:table-cell>
          <table:table-cell office:value-type="float" office:value="0.002636433085818" calcext:value-type="float">
            <text:p>0.002636433085818</text:p>
          </table:table-cell>
          <table:table-cell office:value-type="float" office:value="0.011121363224007" calcext:value-type="float">
            <text:p>0.011121363224007</text:p>
          </table:table-cell>
          <table:table-cell office:value-type="float" office:value="0.000769267578384" calcext:value-type="float">
            <text:p>0.000769267578384</text:p>
          </table:table-cell>
          <table:table-cell table:formula="of:=SUM([.E369:.P369])" office:value-type="float" office:value="0.781973927078881" calcext:value-type="float">
            <text:p>0.7819739270788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553.81201345878" calcext:value-type="float">
            <text:p>1553.81201345878</text:p>
          </table:table-cell>
          <table:table-cell office:value-type="float" office:value="1539.29608498003" calcext:value-type="float">
            <text:p>1539.29608498003</text:p>
          </table:table-cell>
          <table:table-cell office:value-type="float" office:value="298.669218989216" calcext:value-type="float">
            <text:p>298.669218989216</text:p>
          </table:table-cell>
          <table:table-cell office:value-type="float" office:value="1171.94652052503" calcext:value-type="float">
            <text:p>1171.94652052503</text:p>
          </table:table-cell>
          <table:table-cell office:value-type="float" office:value="224.547077124932" calcext:value-type="float">
            <text:p>224.547077124932</text:p>
          </table:table-cell>
          <table:table-cell office:value-type="float" office:value="14.8599918471761" calcext:value-type="float">
            <text:p>14.8599918471761</text:p>
          </table:table-cell>
          <table:table-cell office:value-type="float" office:value="223.18888170808" calcext:value-type="float">
            <text:p>223.18888170808</text:p>
          </table:table-cell>
          <table:table-cell office:value-type="float" office:value="14.7701097027291" calcext:value-type="float">
            <text:p>14.7701097027291</text:p>
          </table:table-cell>
          <table:table-cell office:value-type="float" office:value="29.2267378501389" calcext:value-type="float">
            <text:p>29.2267378501389</text:p>
          </table:table-cell>
          <table:table-cell office:value-type="float" office:value="16.3344465739284" calcext:value-type="float">
            <text:p>16.3344465739284</text:p>
          </table:table-cell>
          <table:table-cell office:value-type="float" office:value="218.368737517353" calcext:value-type="float">
            <text:p>218.368737517353</text:p>
          </table:table-cell>
          <table:table-cell office:value-type="float" office:value="14.4511240169944" calcext:value-type="float">
            <text:p>14.4511240169944</text:p>
          </table:table-cell>
          <table:table-cell table:formula="of:=SUM([.E370:.P370])" office:value-type="float" office:value="5319.47094429439" calcext:value-type="float">
            <text:p>5319.47094429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79.5688885763308" calcext:value-type="float">
            <text:p>79.5688885763308</text:p>
          </table:table-cell>
          <table:table-cell office:value-type="float" office:value="126.04678478483" calcext:value-type="float">
            <text:p>126.04678478483</text:p>
          </table:table-cell>
          <table:table-cell office:value-type="float" office:value="6.56959204348626" calcext:value-type="float">
            <text:p>6.56959204348626</text:p>
          </table:table-cell>
          <table:table-cell office:value-type="float" office:value="22.6858106786309" calcext:value-type="float">
            <text:p>22.6858106786309</text:p>
          </table:table-cell>
          <table:table-cell office:value-type="float" office:value="3.28984455301592" calcext:value-type="float">
            <text:p>3.28984455301592</text:p>
          </table:table-cell>
          <table:table-cell office:value-type="float" office:value="0.250630327563218" calcext:value-type="float">
            <text:p>0.250630327563218</text:p>
          </table:table-cell>
          <table:table-cell office:value-type="float" office:value="5.21986358658807" calcext:value-type="float">
            <text:p>5.21986358658807</text:p>
          </table:table-cell>
          <table:table-cell office:value-type="float" office:value="0.397665026252549" calcext:value-type="float">
            <text:p>0.397665026252549</text:p>
          </table:table-cell>
          <table:table-cell office:value-type="float" office:value="0.78980147297265" calcext:value-type="float">
            <text:p>0.78980147297265</text:p>
          </table:table-cell>
          <table:table-cell office:value-type="float" office:value="0.374875523410655" calcext:value-type="float">
            <text:p>0.374875523410655</text:p>
          </table:table-cell>
          <table:table-cell office:value-type="float" office:value="1.24939432468661" calcext:value-type="float">
            <text:p>1.24939432468661</text:p>
          </table:table-cell>
          <table:table-cell office:value-type="float" office:value="0.095182645807616" calcext:value-type="float">
            <text:p>0.095182645807616</text:p>
          </table:table-cell>
          <table:table-cell table:formula="of:=SUM([.E371:.P371])" office:value-type="float" office:value="246.538333543575" calcext:value-type="float">
            <text:p>246.538333543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3.08414399804218" calcext:value-type="float">
            <text:p>3.08414399804218</text:p>
          </table:table-cell>
          <table:table-cell office:value-type="float" office:value="3.98950682237921" calcext:value-type="float">
            <text:p>3.98950682237921</text:p>
          </table:table-cell>
          <table:table-cell office:value-type="float" office:value="0.421360950836905" calcext:value-type="float">
            <text:p>0.421360950836905</text:p>
          </table:table-cell>
          <table:table-cell office:value-type="float" office:value="1.59110911008354" calcext:value-type="float">
            <text:p>1.59110911008354</text:p>
          </table:table-cell>
          <table:table-cell office:value-type="float" office:value="0.165585934463031" calcext:value-type="float">
            <text:p>0.165585934463031</text:p>
          </table:table-cell>
          <table:table-cell office:value-type="float" office:value="0.012301397367577" calcext:value-type="float">
            <text:p>0.012301397367577</text:p>
          </table:table-cell>
          <table:table-cell office:value-type="float" office:value="0.214571780567195" calcext:value-type="float">
            <text:p>0.214571780567195</text:p>
          </table:table-cell>
          <table:table-cell office:value-type="float" office:value="0.015940561287318" calcext:value-type="float">
            <text:p>0.015940561287318</text:p>
          </table:table-cell>
          <table:table-cell office:value-type="float" office:value="0.044070333773773" calcext:value-type="float">
            <text:p>0.044070333773773</text:p>
          </table:table-cell>
          <table:table-cell office:value-type="float" office:value="0.018324259289212" calcext:value-type="float">
            <text:p>0.018324259289212</text:p>
          </table:table-cell>
          <table:table-cell office:value-type="float" office:value="0.111020869607996" calcext:value-type="float">
            <text:p>0.111020869607996</text:p>
          </table:table-cell>
          <table:table-cell office:value-type="float" office:value="0.008247752670363" calcext:value-type="float">
            <text:p>0.008247752670363</text:p>
          </table:table-cell>
          <table:table-cell table:formula="of:=SUM([.E372:.P372])" office:value-type="float" office:value="9.6761837703683" calcext:value-type="float">
            <text:p>9.67618377036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.60333059901819" calcext:value-type="float">
            <text:p>2.60333059901819</text:p>
          </table:table-cell>
          <table:table-cell office:value-type="float" office:value="4.39591321831688" calcext:value-type="float">
            <text:p>4.39591321831688</text:p>
          </table:table-cell>
          <table:table-cell office:value-type="float" office:value="0.150835765710186" calcext:value-type="float">
            <text:p>0.150835765710186</text:p>
          </table:table-cell>
          <table:table-cell office:value-type="float" office:value="0.524456320331562" calcext:value-type="float">
            <text:p>0.524456320331562</text:p>
          </table:table-cell>
          <table:table-cell office:value-type="float" office:value="0.121644624695513" calcext:value-type="float">
            <text:p>0.121644624695513</text:p>
          </table:table-cell>
          <table:table-cell office:value-type="float" office:value="0.007993936535075" calcext:value-type="float">
            <text:p>0.007993936535075</text:p>
          </table:table-cell>
          <table:table-cell office:value-type="float" office:value="0.205877053169721" calcext:value-type="float">
            <text:p>0.205877053169721</text:p>
          </table:table-cell>
          <table:table-cell office:value-type="float" office:value="0.013529312135136" calcext:value-type="float">
            <text:p>0.013529312135136</text:p>
          </table:table-cell>
          <table:table-cell office:value-type="float" office:value="0.01646428314066" calcext:value-type="float">
            <text:p>0.01646428314066</text:p>
          </table:table-cell>
          <table:table-cell office:value-type="float" office:value="0.014363819761223" calcext:value-type="float">
            <text:p>0.014363819761223</text:p>
          </table:table-cell>
          <table:table-cell office:value-type="float" office:value="0.032523301838683" calcext:value-type="float">
            <text:p>0.032523301838683</text:p>
          </table:table-cell>
          <table:table-cell office:value-type="float" office:value="0.002137284828329" calcext:value-type="float">
            <text:p>0.002137284828329</text:p>
          </table:table-cell>
          <table:table-cell table:formula="of:=SUM([.E373:.P373])" office:value-type="float" office:value="8.08906951948116" calcext:value-type="float">
            <text:p>8.089069519481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103075692283206" calcext:value-type="float">
            <text:p>0.103075692283206</text:p>
          </table:table-cell>
          <table:table-cell office:value-type="float" office:value="2.85392651782995" calcext:value-type="float">
            <text:p>2.85392651782995</text:p>
          </table:table-cell>
          <table:table-cell office:value-type="float" office:value="0.124839543262955" calcext:value-type="float">
            <text:p>0.124839543262955</text:p>
          </table:table-cell>
          <table:table-cell office:value-type="float" office:value="0.454453847637763" calcext:value-type="float">
            <text:p>0.454453847637763</text:p>
          </table:table-cell>
          <table:table-cell office:value-type="float" office:value="0.004665874844648" calcext:value-type="float">
            <text:p>0.004665874844648</text:p>
          </table:table-cell>
          <table:table-cell office:value-type="float" office:value="0.00021667376797" calcext:value-type="float">
            <text:p>0.00021667376797</text:p>
          </table:table-cell>
          <table:table-cell office:value-type="float" office:value="0.12947542021907" calcext:value-type="float">
            <text:p>0.12947542021907</text:p>
          </table:table-cell>
          <table:table-cell office:value-type="float" office:value="0.00601257601037" calcext:value-type="float">
            <text:p>0.00601257601037</text:p>
          </table:table-cell>
          <table:table-cell office:value-type="float" office:value="0.011429613749221" calcext:value-type="float">
            <text:p>0.011429613749221</text:p>
          </table:table-cell>
          <table:table-cell office:value-type="float" office:value="0.009441294648711" calcext:value-type="float">
            <text:p>0.009441294648711</text:p>
          </table:table-cell>
          <table:table-cell office:value-type="float" office:value="0.026879148911429" calcext:value-type="float">
            <text:p>0.026879148911429</text:p>
          </table:table-cell>
          <table:table-cell office:value-type="float" office:value="0.001248213179386" calcext:value-type="float">
            <text:p>0.001248213179386</text:p>
          </table:table-cell>
          <table:table-cell table:formula="of:=SUM([.E374:.P374])" office:value-type="float" office:value="3.72566441634468" calcext:value-type="float">
            <text:p>3.725664416344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74.838501305182" calcext:value-type="float">
            <text:p>74.838501305182</text:p>
          </table:table-cell>
          <table:table-cell office:value-type="float" office:value="29.4899791101503" calcext:value-type="float">
            <text:p>29.4899791101503</text:p>
          </table:table-cell>
          <table:table-cell office:value-type="float" office:value="0.909498036695494" calcext:value-type="float">
            <text:p>0.909498036695494</text:p>
          </table:table-cell>
          <table:table-cell office:value-type="float" office:value="2.34717813588739" calcext:value-type="float">
            <text:p>2.34717813588739</text:p>
          </table:table-cell>
          <table:table-cell office:value-type="float" office:value="3.17953793927794" calcext:value-type="float">
            <text:p>3.17953793927794</text:p>
          </table:table-cell>
          <table:table-cell office:value-type="float" office:value="0.135035764402722" calcext:value-type="float">
            <text:p>0.135035764402722</text:p>
          </table:table-cell>
          <table:table-cell office:value-type="float" office:value="1.25573847701526" calcext:value-type="float">
            <text:p>1.25573847701526</text:p>
          </table:table-cell>
          <table:table-cell office:value-type="float" office:value="0.053331524382494" calcext:value-type="float">
            <text:p>0.053331524382494</text:p>
          </table:table-cell>
          <table:table-cell office:value-type="float" office:value="0.046477516101052" calcext:value-type="float">
            <text:p>0.046477516101052</text:p>
          </table:table-cell>
          <table:table-cell office:value-type="float" office:value="0.081091903456589" calcext:value-type="float">
            <text:p>0.081091903456589</text:p>
          </table:table-cell>
          <table:table-cell office:value-type="float" office:value="0.140933594744198" calcext:value-type="float">
            <text:p>0.140933594744198</text:p>
          </table:table-cell>
          <table:table-cell office:value-type="float" office:value="0.005985484702418" calcext:value-type="float">
            <text:p>0.005985484702418</text:p>
          </table:table-cell>
          <table:table-cell table:formula="of:=SUM([.E375:.P375])" office:value-type="float" office:value="112.483288791998" calcext:value-type="float">
            <text:p>112.4832887919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6.6892515516235" calcext:value-type="float">
            <text:p>16.6892515516235</text:p>
          </table:table-cell>
          <table:table-cell office:value-type="float" office:value="29.4921611795903" calcext:value-type="float">
            <text:p>29.4921611795903</text:p>
          </table:table-cell>
          <table:table-cell office:value-type="float" office:value="1.23864014646244" calcext:value-type="float">
            <text:p>1.23864014646244</text:p>
          </table:table-cell>
          <table:table-cell office:value-type="float" office:value="1.82709872253289" calcext:value-type="float">
            <text:p>1.82709872253289</text:p>
          </table:table-cell>
          <table:table-cell office:value-type="float" office:value="0.721629025557006" calcext:value-type="float">
            <text:p>0.721629025557006</text:p>
          </table:table-cell>
          <table:table-cell office:value-type="float" office:value="0.034277736801682" calcext:value-type="float">
            <text:p>0.034277736801682</text:p>
          </table:table-cell>
          <table:table-cell office:value-type="float" office:value="1.27806272863069" calcext:value-type="float">
            <text:p>1.27806272863069</text:p>
          </table:table-cell>
          <table:table-cell office:value-type="float" office:value="0.060708613811961" calcext:value-type="float">
            <text:p>0.060708613811961</text:p>
          </table:table-cell>
          <table:table-cell office:value-type="float" office:value="0.057610793216492" calcext:value-type="float">
            <text:p>0.057610793216492</text:p>
          </table:table-cell>
          <table:table-cell office:value-type="float" office:value="0.084458864083255" calcext:value-type="float">
            <text:p>0.084458864083255</text:p>
          </table:table-cell>
          <table:table-cell office:value-type="float" office:value="0.135856116178515" calcext:value-type="float">
            <text:p>0.135856116178515</text:p>
          </table:table-cell>
          <table:table-cell office:value-type="float" office:value="0.006453232933184" calcext:value-type="float">
            <text:p>0.006453232933184</text:p>
          </table:table-cell>
          <table:table-cell table:formula="of:=SUM([.E376:.P376])" office:value-type="float" office:value="51.6262087114219" calcext:value-type="float">
            <text:p>51.62620871142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99119723046245" calcext:value-type="float">
            <text:p>0.099119723046245</text:p>
          </table:table-cell>
          <table:table-cell office:value-type="float" office:value="0.148112100195308" calcext:value-type="float">
            <text:p>0.148112100195308</text:p>
          </table:table-cell>
          <table:table-cell office:value-type="float" office:value="0.005856363258027" calcext:value-type="float">
            <text:p>0.005856363258027</text:p>
          </table:table-cell>
          <table:table-cell office:value-type="float" office:value="0.018831450856232" calcext:value-type="float">
            <text:p>0.018831450856232</text:p>
          </table:table-cell>
          <table:table-cell office:value-type="float" office:value="0.00275119450601" calcext:value-type="float">
            <text:p>0.00275119450601</text:p>
          </table:table-cell>
          <table:table-cell office:value-type="float" office:value="0.000120097245775" calcext:value-type="float">
            <text:p>0.000120097245775</text:p>
          </table:table-cell>
          <table:table-cell office:value-type="float" office:value="0.004114984602879" calcext:value-type="float">
            <text:p>0.004114984602879</text:p>
          </table:table-cell>
          <table:table-cell office:value-type="float" office:value="0.000179630453657" calcext:value-type="float">
            <text:p>0.000179630453657</text:p>
          </table:table-cell>
          <table:table-cell office:value-type="float" office:value="0.0005852886532" calcext:value-type="float">
            <text:p>0.0005852886532</text:p>
          </table:table-cell>
          <table:table-cell office:value-type="float" office:value="0.00026703007539" calcext:value-type="float">
            <text:p>0.00026703007539</text:p>
          </table:table-cell>
          <table:table-cell office:value-type="float" office:value="0.000704954908736" calcext:value-type="float">
            <text:p>0.000704954908736</text:p>
          </table:table-cell>
          <table:table-cell office:value-type="float" office:value="0.0000307732305911877" calcext:value-type="float">
            <text:p>3.07732305911877E-05</text:p>
          </table:table-cell>
          <table:table-cell table:formula="of:=SUM([.E377:.P377])" office:value-type="float" office:value="0.28067359103205" calcext:value-type="float">
            <text:p>0.280673591032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.78648128778965" calcext:value-type="float">
            <text:p>1.78648128778965</text:p>
          </table:table-cell>
          <table:table-cell office:value-type="float" office:value="2.91530492871191" calcext:value-type="float">
            <text:p>2.91530492871191</text:p>
          </table:table-cell>
          <table:table-cell office:value-type="float" office:value="0.138825955333568" calcext:value-type="float">
            <text:p>0.138825955333568</text:p>
          </table:table-cell>
          <table:table-cell office:value-type="float" office:value="0.441647697095472" calcext:value-type="float">
            <text:p>0.441647697095472</text:p>
          </table:table-cell>
          <table:table-cell office:value-type="float" office:value="0.038174327658293" calcext:value-type="float">
            <text:p>0.038174327658293</text:p>
          </table:table-cell>
          <table:table-cell office:value-type="float" office:value="0.001545348673381" calcext:value-type="float">
            <text:p>0.001545348673381</text:p>
          </table:table-cell>
          <table:table-cell office:value-type="float" office:value="0.062328948946109" calcext:value-type="float">
            <text:p>0.062328948946109</text:p>
          </table:table-cell>
          <table:table-cell office:value-type="float" office:value="0.002523160576115" calcext:value-type="float">
            <text:p>0.002523160576115</text:p>
          </table:table-cell>
          <table:table-cell office:value-type="float" office:value="0.013064447868947" calcext:value-type="float">
            <text:p>0.013064447868947</text:p>
          </table:table-cell>
          <table:table-cell office:value-type="float" office:value="0.004159429972687" calcext:value-type="float">
            <text:p>0.004159429972687</text:p>
          </table:table-cell>
          <table:table-cell office:value-type="float" office:value="0.012738451899446" calcext:value-type="float">
            <text:p>0.012738451899446</text:p>
          </table:table-cell>
          <table:table-cell office:value-type="float" office:value="0.00051566984807" calcext:value-type="float">
            <text:p>0.00051566984807</text:p>
          </table:table-cell>
          <table:table-cell table:formula="of:=SUM([.E378:.P378])" office:value-type="float" office:value="5.41730965437365" calcext:value-type="float">
            <text:p>5.417309654373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805.808480807734" calcext:value-type="float">
            <text:p>805.808480807734</text:p>
          </table:table-cell>
          <table:table-cell office:value-type="float" office:value="1229.71951072078" calcext:value-type="float">
            <text:p>1229.71951072078</text:p>
          </table:table-cell>
          <table:table-cell office:value-type="float" office:value="88.7948546081111" calcext:value-type="float">
            <text:p>88.7948546081111</text:p>
          </table:table-cell>
          <table:table-cell office:value-type="float" office:value="254.868202642218" calcext:value-type="float">
            <text:p>254.868202642218</text:p>
          </table:table-cell>
          <table:table-cell office:value-type="float" office:value="29.7236954290043" calcext:value-type="float">
            <text:p>29.7236954290043</text:p>
          </table:table-cell>
          <table:table-cell office:value-type="float" office:value="0.527604187669829" calcext:value-type="float">
            <text:p>0.527604187669829</text:p>
          </table:table-cell>
          <table:table-cell office:value-type="float" office:value="45.4408676940392" calcext:value-type="float">
            <text:p>45.4408676940392</text:p>
          </table:table-cell>
          <table:table-cell office:value-type="float" office:value="0.806588539570729" calcext:value-type="float">
            <text:p>0.806588539570729</text:p>
          </table:table-cell>
          <table:table-cell office:value-type="float" office:value="7.00993222342466" calcext:value-type="float">
            <text:p>7.00993222342466</text:p>
          </table:table-cell>
          <table:table-cell office:value-type="float" office:value="4.17884923158293" calcext:value-type="float">
            <text:p>4.17884923158293</text:p>
          </table:table-cell>
          <table:table-cell office:value-type="float" office:value="13.0088971044851" calcext:value-type="float">
            <text:p>13.0088971044851</text:p>
          </table:table-cell>
          <table:table-cell office:value-type="float" office:value="0.230911684776409" calcext:value-type="float">
            <text:p>0.230911684776409</text:p>
          </table:table-cell>
          <table:table-cell table:formula="of:=SUM([.E379:.P379])" office:value-type="float" office:value="2480.1183948734" calcext:value-type="float">
            <text:p>2480.11839487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2.83332216926609" calcext:value-type="float">
            <text:p>2.83332216926609</text:p>
          </table:table-cell>
          <table:table-cell office:value-type="float" office:value="4.32855016425614" calcext:value-type="float">
            <text:p>4.32855016425614</text:p>
          </table:table-cell>
          <table:table-cell office:value-type="float" office:value="0.312549479306264" calcext:value-type="float">
            <text:p>0.312549479306264</text:p>
          </table:table-cell>
          <table:table-cell office:value-type="float" office:value="0.897115894416442" calcext:value-type="float">
            <text:p>0.897115894416442</text:p>
          </table:table-cell>
          <table:table-cell office:value-type="float" office:value="0.097447432182286" calcext:value-type="float">
            <text:p>0.097447432182286</text:p>
          </table:table-cell>
          <table:table-cell office:value-type="float" office:value="0.002811792494052" calcext:value-type="float">
            <text:p>0.002811792494052</text:p>
          </table:table-cell>
          <table:table-cell office:value-type="float" office:value="0.148975581713858" calcext:value-type="float">
            <text:p>0.148975581713858</text:p>
          </table:table-cell>
          <table:table-cell office:value-type="float" office:value="0.004298609138069" calcext:value-type="float">
            <text:p>0.004298609138069</text:p>
          </table:table-cell>
          <table:table-cell office:value-type="float" office:value="0.024674503323739" calcext:value-type="float">
            <text:p>0.024674503323739</text:p>
          </table:table-cell>
          <table:table-cell office:value-type="float" office:value="0.008658583518475" calcext:value-type="float">
            <text:p>0.008658583518475</text:p>
          </table:table-cell>
          <table:table-cell office:value-type="float" office:value="0.042648622782518" calcext:value-type="float">
            <text:p>0.042648622782518</text:p>
          </table:table-cell>
          <table:table-cell office:value-type="float" office:value="0.001230602743818" calcext:value-type="float">
            <text:p>0.001230602743818</text:p>
          </table:table-cell>
          <table:table-cell table:formula="of:=SUM([.E380:.P380])" office:value-type="float" office:value="8.70228343514175" calcext:value-type="float">
            <text:p>8.70228343514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206923575692426" calcext:value-type="float">
            <text:p>0.206923575692426</text:p>
          </table:table-cell>
          <table:table-cell office:value-type="float" office:value="0.316255315849089" calcext:value-type="float">
            <text:p>0.316255315849089</text:p>
          </table:table-cell>
          <table:table-cell office:value-type="float" office:value="0.022815969602191" calcext:value-type="float">
            <text:p>0.022815969602191</text:p>
          </table:table-cell>
          <table:table-cell office:value-type="float" office:value="0.065501694017002" calcext:value-type="float">
            <text:p>0.065501694017002</text:p>
          </table:table-cell>
          <table:table-cell office:value-type="float" office:value="0.004861521763217" calcext:value-type="float">
            <text:p>0.004861521763217</text:p>
          </table:table-cell>
          <table:table-cell office:value-type="float" office:value="0.00033175204704" calcext:value-type="float">
            <text:p>0.00033175204704</text:p>
          </table:table-cell>
          <table:table-cell office:value-type="float" office:value="0.007433377347551" calcext:value-type="float">
            <text:p>0.007433377347551</text:p>
          </table:table-cell>
          <table:table-cell office:value-type="float" office:value="0.00050725642537" calcext:value-type="float">
            <text:p>0.00050725642537</text:p>
          </table:table-cell>
          <table:table-cell office:value-type="float" office:value="0.001801863496577" calcext:value-type="float">
            <text:p>0.001801863496577</text:p>
          </table:table-cell>
          <table:table-cell office:value-type="float" office:value="0.000527265134536" calcext:value-type="float">
            <text:p>0.000527265134536</text:p>
          </table:table-cell>
          <table:table-cell office:value-type="float" office:value="0.002126497342439" calcext:value-type="float">
            <text:p>0.002126497342439</text:p>
          </table:table-cell>
          <table:table-cell office:value-type="float" office:value="0.000145112966832" calcext:value-type="float">
            <text:p>0.000145112966832</text:p>
          </table:table-cell>
          <table:table-cell table:formula="of:=SUM([.E381:.P381])" office:value-type="float" office:value="0.62923120168427" calcext:value-type="float">
            <text:p>0.62923120168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12459033048294" calcext:value-type="float">
            <text:p>0.012459033048294</text:p>
          </table:table-cell>
          <table:table-cell office:value-type="float" office:value="0.183907963301199" calcext:value-type="float">
            <text:p>0.183907963301199</text:p>
          </table:table-cell>
          <table:table-cell office:value-type="float" office:value="0.007938939196148" calcext:value-type="float">
            <text:p>0.007938939196148</text:p>
          </table:table-cell>
          <table:table-cell office:value-type="float" office:value="0.028856032669453" calcext:value-type="float">
            <text:p>0.028856032669453</text:p>
          </table:table-cell>
          <table:table-cell office:value-type="float" office:value="0.000374689131673" calcext:value-type="float">
            <text:p>0.000374689131673</text:p>
          </table:table-cell>
          <table:table-cell office:value-type="float" office:value="0.0000166434789714032" calcext:value-type="float">
            <text:p>1.66434789714032E-05</text:p>
          </table:table-cell>
          <table:table-cell office:value-type="float" office:value="0.005536774784427" calcext:value-type="float">
            <text:p>0.005536774784427</text:p>
          </table:table-cell>
          <table:table-cell office:value-type="float" office:value="0.000245940399399" calcext:value-type="float">
            <text:p>0.000245940399399</text:p>
          </table:table-cell>
          <table:table-cell office:value-type="float" office:value="0.000733430125813" calcext:value-type="float">
            <text:p>0.000733430125813</text:p>
          </table:table-cell>
          <table:table-cell office:value-type="float" office:value="0.000352329776958" calcext:value-type="float">
            <text:p>0.000352329776958</text:p>
          </table:table-cell>
          <table:table-cell office:value-type="float" office:value="0.001133230283255" calcext:value-type="float">
            <text:p>0.001133230283255</text:p>
          </table:table-cell>
          <table:table-cell office:value-type="float" office:value="0.0000503374472189406" calcext:value-type="float">
            <text:p>5.03374472189406E-05</text:p>
          </table:table-cell>
          <table:table-cell table:formula="of:=SUM([.E382:.P382])" office:value-type="float" office:value="0.241605343642809" calcext:value-type="float">
            <text:p>0.241605343642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18374342337347" calcext:value-type="float">
            <text:p>0.018374342337347</text:p>
          </table:table-cell>
          <table:table-cell office:value-type="float" office:value="0.400538421800348" calcext:value-type="float">
            <text:p>0.400538421800348</text:p>
          </table:table-cell>
          <table:table-cell office:value-type="float" office:value="0.017180386912075" calcext:value-type="float">
            <text:p>0.017180386912075</text:p>
          </table:table-cell>
          <table:table-cell office:value-type="float" office:value="0.062697614070135" calcext:value-type="float">
            <text:p>0.062697614070135</text:p>
          </table:table-cell>
          <table:table-cell office:value-type="float" office:value="0.000700175586464" calcext:value-type="float">
            <text:p>0.000700175586464</text:p>
          </table:table-cell>
          <table:table-cell office:value-type="float" office:value="0.0000385757216451366" calcext:value-type="float">
            <text:p>3.85757216451366E-05</text:p>
          </table:table-cell>
          <table:table-cell office:value-type="float" office:value="0.015289900211534" calcext:value-type="float">
            <text:p>0.015289900211534</text:p>
          </table:table-cell>
          <table:table-cell office:value-type="float" office:value="0.000842387175366" calcext:value-type="float">
            <text:p>0.000842387175366</text:p>
          </table:table-cell>
          <table:table-cell office:value-type="float" office:value="0.001579391636727" calcext:value-type="float">
            <text:p>0.001579391636727</text:p>
          </table:table-cell>
          <table:table-cell office:value-type="float" office:value="0.001090349752816" calcext:value-type="float">
            <text:p>0.001090349752816</text:p>
          </table:table-cell>
          <table:table-cell office:value-type="float" office:value="0.003118657335833" calcext:value-type="float">
            <text:p>0.003118657335833</text:p>
          </table:table-cell>
          <table:table-cell office:value-type="float" office:value="0.000171820411364" calcext:value-type="float">
            <text:p>0.000171820411364</text:p>
          </table:table-cell>
          <table:table-cell table:formula="of:=SUM([.E383:.P383])" office:value-type="float" office:value="0.521622022951654" calcext:value-type="float">
            <text:p>0.5216220229516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.07519505419961" calcext:value-type="float">
            <text:p>1.07519505419961</text:p>
          </table:table-cell>
          <table:table-cell office:value-type="float" office:value="1.88121685747463" calcext:value-type="float">
            <text:p>1.88121685747463</text:p>
          </table:table-cell>
          <table:table-cell office:value-type="float" office:value="0.093088958254164" calcext:value-type="float">
            <text:p>0.093088958254164</text:p>
          </table:table-cell>
          <table:table-cell office:value-type="float" office:value="0.311231189252002" calcext:value-type="float">
            <text:p>0.311231189252002</text:p>
          </table:table-cell>
          <table:table-cell office:value-type="float" office:value="0.040971552267322" calcext:value-type="float">
            <text:p>0.040971552267322</text:p>
          </table:table-cell>
          <table:table-cell office:value-type="float" office:value="0.002257301165905" calcext:value-type="float">
            <text:p>0.002257301165905</text:p>
          </table:table-cell>
          <table:table-cell office:value-type="float" office:value="0.071793059119628" calcext:value-type="float">
            <text:p>0.071793059119628</text:p>
          </table:table-cell>
          <table:table-cell office:value-type="float" office:value="0.003955392146171" calcext:value-type="float">
            <text:p>0.003955392146171</text:p>
          </table:table-cell>
          <table:table-cell office:value-type="float" office:value="0.009441869956588" calcext:value-type="float">
            <text:p>0.009441869956588</text:p>
          </table:table-cell>
          <table:table-cell office:value-type="float" office:value="0.005191600337857" calcext:value-type="float">
            <text:p>0.005191600337857</text:p>
          </table:table-cell>
          <table:table-cell office:value-type="float" office:value="0.015857599691898" calcext:value-type="float">
            <text:p>0.015857599691898</text:p>
          </table:table-cell>
          <table:table-cell office:value-type="float" office:value="0.00087366419606" calcext:value-type="float">
            <text:p>0.00087366419606</text:p>
          </table:table-cell>
          <table:table-cell table:formula="of:=SUM([.E384:.P384])" office:value-type="float" office:value="3.51107409806183" calcext:value-type="float">
            <text:p>3.511074098061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8764403709316" calcext:value-type="float">
            <text:p>0.008764403709316</text:p>
          </table:table-cell>
          <table:table-cell office:value-type="float" office:value="0.191053392030909" calcext:value-type="float">
            <text:p>0.191053392030909</text:p>
          </table:table-cell>
          <table:table-cell office:value-type="float" office:value="0.008194897211613" calcext:value-type="float">
            <text:p>0.008194897211613</text:p>
          </table:table-cell>
          <table:table-cell office:value-type="float" office:value="0.029906224193181" calcext:value-type="float">
            <text:p>0.029906224193181</text:p>
          </table:table-cell>
          <table:table-cell office:value-type="float" office:value="0.00033397774484" calcext:value-type="float">
            <text:p>0.00033397774484</text:p>
          </table:table-cell>
          <table:table-cell office:value-type="float" office:value="0.0000184002881955208" calcext:value-type="float">
            <text:p>1.84002881955208E-05</text:p>
          </table:table-cell>
          <table:table-cell office:value-type="float" office:value="0.00729315116122" calcext:value-type="float">
            <text:p>0.00729315116122</text:p>
          </table:table-cell>
          <table:table-cell office:value-type="float" office:value="0.000401811453886" calcext:value-type="float">
            <text:p>0.000401811453886</text:p>
          </table:table-cell>
          <table:table-cell office:value-type="float" office:value="0.000753356265263" calcext:value-type="float">
            <text:p>0.000753356265263</text:p>
          </table:table-cell>
          <table:table-cell office:value-type="float" office:value="0.000520087471869" calcext:value-type="float">
            <text:p>0.000520087471869</text:p>
          </table:table-cell>
          <table:table-cell office:value-type="float" office:value="0.001487572780437" calcext:value-type="float">
            <text:p>0.001487572780437</text:p>
          </table:table-cell>
          <table:table-cell office:value-type="float" office:value="0.0000819568617811489" calcext:value-type="float">
            <text:p>8.19568617811489E-05</text:p>
          </table:table-cell>
          <table:table-cell table:formula="of:=SUM([.E385:.P385])" office:value-type="float" office:value="0.248809231172511" calcext:value-type="float">
            <text:p>0.2488092311725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3009311203036" calcext:value-type="float">
            <text:p>0.003009311203036</text:p>
          </table:table-cell>
          <table:table-cell office:value-type="float" office:value="0.065599341617042" calcext:value-type="float">
            <text:p>0.065599341617042</text:p>
          </table:table-cell>
          <table:table-cell office:value-type="float" office:value="0.002813767690731" calcext:value-type="float">
            <text:p>0.002813767690731</text:p>
          </table:table-cell>
          <table:table-cell office:value-type="float" office:value="0.010268483571373" calcext:value-type="float">
            <text:p>0.010268483571373</text:p>
          </table:table-cell>
          <table:table-cell office:value-type="float" office:value="0.000114673287219" calcext:value-type="float">
            <text:p>0.000114673287219</text:p>
          </table:table-cell>
          <table:table-cell office:value-type="float" office:value="0.00000631785052378762" calcext:value-type="float">
            <text:p>6.31785052378762E-06</text:p>
          </table:table-cell>
          <table:table-cell office:value-type="float" office:value="0.002504147748651" calcext:value-type="float">
            <text:p>0.002504147748651</text:p>
          </table:table-cell>
          <table:table-cell office:value-type="float" office:value="0.000137964399113" calcext:value-type="float">
            <text:p>0.000137964399113</text:p>
          </table:table-cell>
          <table:table-cell office:value-type="float" office:value="0.00025866944564" calcext:value-type="float">
            <text:p>0.00025866944564</text:p>
          </table:table-cell>
          <table:table-cell office:value-type="float" office:value="0.000178575192473" calcext:value-type="float">
            <text:p>0.000178575192473</text:p>
          </table:table-cell>
          <table:table-cell office:value-type="float" office:value="0.000510767149445" calcext:value-type="float">
            <text:p>0.000510767149445</text:p>
          </table:table-cell>
          <table:table-cell office:value-type="float" office:value="0.0000281403854455968" calcext:value-type="float">
            <text:p>2.81403854455968E-05</text:p>
          </table:table-cell>
          <table:table-cell table:formula="of:=SUM([.E386:.P386])" office:value-type="float" office:value="0.0854301595406924" calcext:value-type="float">
            <text:p>0.0854301595406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17.5232937134304" calcext:value-type="float">
            <text:p>17.5232937134304</text:p>
          </table:table-cell>
          <table:table-cell office:value-type="float" office:value="33.2153427688454" calcext:value-type="float">
            <text:p>33.2153427688454</text:p>
          </table:table-cell>
          <table:table-cell office:value-type="float" office:value="1.25247199533587" calcext:value-type="float">
            <text:p>1.25247199533587</text:p>
          </table:table-cell>
          <table:table-cell office:value-type="float" office:value="4.34972888617774" calcext:value-type="float">
            <text:p>4.34972888617774</text:p>
          </table:table-cell>
          <table:table-cell office:value-type="float" office:value="0.552330904130331" calcext:value-type="float">
            <text:p>0.552330904130331</text:p>
          </table:table-cell>
          <table:table-cell office:value-type="float" office:value="0.033183789341033" calcext:value-type="float">
            <text:p>0.033183789341033</text:p>
          </table:table-cell>
          <table:table-cell office:value-type="float" office:value="1.04832913948614" calcext:value-type="float">
            <text:p>1.04832913948614</text:p>
          </table:table-cell>
          <table:table-cell office:value-type="float" office:value="0.062983137580449" calcext:value-type="float">
            <text:p>0.062983137580449</text:p>
          </table:table-cell>
          <table:table-cell office:value-type="float" office:value="0.13128564555486" calcext:value-type="float">
            <text:p>0.13128564555486</text:p>
          </table:table-cell>
          <table:table-cell office:value-type="float" office:value="0.072943403849457" calcext:value-type="float">
            <text:p>0.072943403849457</text:p>
          </table:table-cell>
          <table:table-cell office:value-type="float" office:value="0.181629756854775" calcext:value-type="float">
            <text:p>0.181629756854775</text:p>
          </table:table-cell>
          <table:table-cell office:value-type="float" office:value="0.010912233127751" calcext:value-type="float">
            <text:p>0.010912233127751</text:p>
          </table:table-cell>
          <table:table-cell table:formula="of:=SUM([.E387:.P387])" office:value-type="float" office:value="58.4344353737142" calcext:value-type="float">
            <text:p>58.43443537371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54.2692306944004" calcext:value-type="float">
            <text:p>54.2692306944004</text:p>
          </table:table-cell>
          <table:table-cell office:value-type="float" office:value="77.5400654615553" calcext:value-type="float">
            <text:p>77.5400654615553</text:p>
          </table:table-cell>
          <table:table-cell office:value-type="float" office:value="6.22381341337543" calcext:value-type="float">
            <text:p>6.22381341337543</text:p>
          </table:table-cell>
          <table:table-cell office:value-type="float" office:value="26.7126458566135" calcext:value-type="float">
            <text:p>26.7126458566135</text:p>
          </table:table-cell>
          <table:table-cell office:value-type="float" office:value="2.98204849725084" calcext:value-type="float">
            <text:p>2.98204849725084</text:p>
          </table:table-cell>
          <table:table-cell office:value-type="float" office:value="0.210025503163659" calcext:value-type="float">
            <text:p>0.210025503163659</text:p>
          </table:table-cell>
          <table:table-cell office:value-type="float" office:value="4.26921589263566" calcext:value-type="float">
            <text:p>4.26921589263566</text:p>
          </table:table-cell>
          <table:table-cell office:value-type="float" office:value="0.30068062836393" calcext:value-type="float">
            <text:p>0.30068062836393</text:p>
          </table:table-cell>
          <table:table-cell office:value-type="float" office:value="0.595616538300374" calcext:value-type="float">
            <text:p>0.595616538300374</text:p>
          </table:table-cell>
          <table:table-cell office:value-type="float" office:value="0.338932860836389" calcext:value-type="float">
            <text:p>0.338932860836389</text:p>
          </table:table-cell>
          <table:table-cell office:value-type="float" office:value="1.85272875145487" calcext:value-type="float">
            <text:p>1.85272875145487</text:p>
          </table:table-cell>
          <table:table-cell office:value-type="float" office:value="0.130487578793175" calcext:value-type="float">
            <text:p>0.130487578793175</text:p>
          </table:table-cell>
          <table:table-cell table:formula="of:=SUM([.E388:.P388])" office:value-type="float" office:value="175.425491676744" calcext:value-type="float">
            <text:p>175.4254916767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77600818564085" calcext:value-type="float">
            <text:p>0.077600818564085</text:p>
          </table:table-cell>
          <table:table-cell office:value-type="float" office:value="0.127930379328236" calcext:value-type="float">
            <text:p>0.127930379328236</text:p>
          </table:table-cell>
          <table:table-cell office:value-type="float" office:value="0.005525071344554" calcext:value-type="float">
            <text:p>0.005525071344554</text:p>
          </table:table-cell>
          <table:table-cell office:value-type="float" office:value="0.018292486070093" calcext:value-type="float">
            <text:p>0.018292486070093</text:p>
          </table:table-cell>
          <table:table-cell office:value-type="float" office:value="0.002657075834473" calcext:value-type="float">
            <text:p>0.002657075834473</text:p>
          </table:table-cell>
          <table:table-cell office:value-type="float" office:value="0.000169430815651" calcext:value-type="float">
            <text:p>0.000169430815651</text:p>
          </table:table-cell>
          <table:table-cell office:value-type="float" office:value="0.004385907082727" calcext:value-type="float">
            <text:p>0.004385907082727</text:p>
          </table:table-cell>
          <table:table-cell office:value-type="float" office:value="0.000279671285537" calcext:value-type="float">
            <text:p>0.000279671285537</text:p>
          </table:table-cell>
          <table:table-cell office:value-type="float" office:value="0.000558780204276" calcext:value-type="float">
            <text:p>0.000558780204276</text:p>
          </table:table-cell>
          <table:table-cell office:value-type="float" office:value="0.000290379326163" calcext:value-type="float">
            <text:p>0.000290379326163</text:p>
          </table:table-cell>
          <table:table-cell office:value-type="float" office:value="0.000839064308312" calcext:value-type="float">
            <text:p>0.000839064308312</text:p>
          </table:table-cell>
          <table:table-cell office:value-type="float" office:value="0.0000535036856293755" calcext:value-type="float">
            <text:p>5.35036856293755E-05</text:p>
          </table:table-cell>
          <table:table-cell table:formula="of:=SUM([.E389:.P389])" office:value-type="float" office:value="0.238582567849736" calcext:value-type="float">
            <text:p>0.2385825678497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101956210406193" calcext:value-type="float">
            <text:p>0.101956210406193</text:p>
          </table:table-cell>
          <table:table-cell office:value-type="float" office:value="0.171445077854763" calcext:value-type="float">
            <text:p>0.171445077854763</text:p>
          </table:table-cell>
          <table:table-cell office:value-type="float" office:value="0.006222855718965" calcext:value-type="float">
            <text:p>0.006222855718965</text:p>
          </table:table-cell>
          <table:table-cell office:value-type="float" office:value="0.021596702777379" calcext:value-type="float">
            <text:p>0.021596702777379</text:p>
          </table:table-cell>
          <table:table-cell office:value-type="float" office:value="0.004375304456744" calcext:value-type="float">
            <text:p>0.004375304456744</text:p>
          </table:table-cell>
          <table:table-cell office:value-type="float" office:value="0.000230679808611" calcext:value-type="float">
            <text:p>0.000230679808611</text:p>
          </table:table-cell>
          <table:table-cell office:value-type="float" office:value="0.007373547184928" calcext:value-type="float">
            <text:p>0.007373547184928</text:p>
          </table:table-cell>
          <table:table-cell office:value-type="float" office:value="0.000388756592877" calcext:value-type="float">
            <text:p>0.000388756592877</text:p>
          </table:table-cell>
          <table:table-cell office:value-type="float" office:value="0.000674207019693" calcext:value-type="float">
            <text:p>0.000674207019693</text:p>
          </table:table-cell>
          <table:table-cell office:value-type="float" office:value="0.000551598085974" calcext:value-type="float">
            <text:p>0.000551598085974</text:p>
          </table:table-cell>
          <table:table-cell office:value-type="float" office:value="0.001230212395245" calcext:value-type="float">
            <text:p>0.001230212395245</text:p>
          </table:table-cell>
          <table:table-cell office:value-type="float" office:value="0.0000648606657414313" calcext:value-type="float">
            <text:p>6.48606657414313E-05</text:p>
          </table:table-cell>
          <table:table-cell table:formula="of:=SUM([.E390:.P390])" office:value-type="float" office:value="0.316110012967113" calcext:value-type="float">
            <text:p>0.3161100129671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155720218255362" calcext:value-type="float">
            <text:p>0.155720218255362</text:p>
          </table:table-cell>
          <table:table-cell office:value-type="float" office:value="0.262479531488854" calcext:value-type="float">
            <text:p>0.262479531488854</text:p>
          </table:table-cell>
          <table:table-cell office:value-type="float" office:value="0.009377290344849" calcext:value-type="float">
            <text:p>0.009377290344849</text:p>
          </table:table-cell>
          <table:table-cell office:value-type="float" office:value="0.032558077344398" calcext:value-type="float">
            <text:p>0.032558077344398</text:p>
          </table:table-cell>
          <table:table-cell office:value-type="float" office:value="0.005741266912708" calcext:value-type="float">
            <text:p>0.005741266912708</text:p>
          </table:table-cell>
          <table:table-cell office:value-type="float" office:value="0.000468442965162" calcext:value-type="float">
            <text:p>0.000468442965162</text:p>
          </table:table-cell>
          <table:table-cell office:value-type="float" office:value="0.00969682559229" calcext:value-type="float">
            <text:p>0.00969682559229</text:p>
          </table:table-cell>
          <table:table-cell office:value-type="float" office:value="0.000791185952887" calcext:value-type="float">
            <text:p>0.000791185952887</text:p>
          </table:table-cell>
          <table:table-cell office:value-type="float" office:value="0.001018322930649" calcext:value-type="float">
            <text:p>0.001018322930649</text:p>
          </table:table-cell>
          <table:table-cell office:value-type="float" office:value="0.000780735497142" calcext:value-type="float">
            <text:p>0.000780735497142</text:p>
          </table:table-cell>
          <table:table-cell office:value-type="float" office:value="0.001593012572008" calcext:value-type="float">
            <text:p>0.001593012572008</text:p>
          </table:table-cell>
          <table:table-cell office:value-type="float" office:value="0.000129977502199" calcext:value-type="float">
            <text:p>0.000129977502199</text:p>
          </table:table-cell>
          <table:table-cell table:formula="of:=SUM([.E391:.P391])" office:value-type="float" office:value="0.480354887358508" calcext:value-type="float">
            <text:p>0.4803548873585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office:value-type="float" office:value="0.000722789267614" calcext:value-type="float">
            <text:p>0.000722789267614</text:p>
          </table:table-cell>
          <table:table-cell office:value-type="float" office:value="0.001218811822196" calcext:value-type="float">
            <text:p>0.001218811822196</text:p>
          </table:table-cell>
          <table:table-cell office:value-type="float" office:value="0.0000432829113846145" calcext:value-type="float">
            <text:p>4.32829113846145E-05</text:p>
          </table:table-cell>
          <table:table-cell office:value-type="float" office:value="0.000150233679838" calcext:value-type="float">
            <text:p>0.000150233679838</text:p>
          </table:table-cell>
          <table:table-cell office:value-type="float" office:value="0.0000283333309993254" calcext:value-type="float">
            <text:p>2.83333309993254E-05</text:p>
          </table:table-cell>
          <table:table-cell office:value-type="float" office:value="0.0000026697289954067" calcext:value-type="float">
            <text:p>2.6697289954067E-06</text:p>
          </table:table-cell>
          <table:table-cell office:value-type="float" office:value="0.0000478958404311525" calcext:value-type="float">
            <text:p>4.78958404311525E-05</text:p>
          </table:table-cell>
          <table:table-cell office:value-type="float" office:value="0.00000451302086441813" calcext:value-type="float">
            <text:p>4.51302086441813E-06</text:p>
          </table:table-cell>
          <table:table-cell office:value-type="float" office:value="0.00000470346223455484" calcext:value-type="float">
            <text:p>4.70346223455484E-06</text:p>
          </table:table-cell>
          <table:table-cell office:value-type="float" office:value="0.00000428747497859155" calcext:value-type="float">
            <text:p>4.28747497859155E-06</text:p>
          </table:table-cell>
          <table:table-cell office:value-type="float" office:value="0.00000781986180963075" calcext:value-type="float">
            <text:p>7.81986180963075E-06</text:p>
          </table:table-cell>
          <table:table-cell office:value-type="float" office:value="0.000000736832242341777" calcext:value-type="float">
            <text:p>7.36832242341777E-07</text:p>
          </table:table-cell>
          <table:table-cell table:formula="of:=SUM([.E392:.P392])" office:value-type="float" office:value="0.00223607723358804" calcext:value-type="float">
            <text:p>0.0022360772335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93:.P393])" office:value-type="float" office:value="0" calcext:value-type="float">
            <text:p>0</text:p>
          </table:table-cell>
          <table:table-cell table:formula="of:=SUM([.Q338:.Q393])" office:value-type="float" office:value="122300.954491418" calcext:value-type="float">
            <text:p>122300.9544914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602.696057700589" calcext:value-type="float">
            <text:p>602.696057700589</text:p>
          </table:table-cell>
          <table:table-cell office:value-type="float" office:value="3225.79631222451" calcext:value-type="float">
            <text:p>3225.79631222451</text:p>
          </table:table-cell>
          <table:table-cell office:value-type="float" office:value="117.453453259073" calcext:value-type="float">
            <text:p>117.453453259073</text:p>
          </table:table-cell>
          <table:table-cell office:value-type="float" office:value="275.370598008719" calcext:value-type="float">
            <text:p>275.370598008719</text:p>
          </table:table-cell>
          <table:table-cell office:value-type="float" office:value="73.005304947835" calcext:value-type="float">
            <text:p>73.005304947835</text:p>
          </table:table-cell>
          <table:table-cell office:value-type="float" office:value="4.61800084423259" calcext:value-type="float">
            <text:p>4.61800084423259</text:p>
          </table:table-cell>
          <table:table-cell office:value-type="float" office:value="393.24036709072" calcext:value-type="float">
            <text:p>393.24036709072</text:p>
          </table:table-cell>
          <table:table-cell office:value-type="float" office:value="24.8746902503711" calcext:value-type="float">
            <text:p>24.8746902503711</text:p>
          </table:table-cell>
          <table:table-cell office:value-type="float" office:value="2.41035355814421" calcext:value-type="float">
            <text:p>2.41035355814421</text:p>
          </table:table-cell>
          <table:table-cell office:value-type="float" office:value="23.5354321593323" calcext:value-type="float">
            <text:p>23.5354321593323</text:p>
          </table:table-cell>
          <table:table-cell office:value-type="float" office:value="48.2303538904973" calcext:value-type="float">
            <text:p>48.2303538904973</text:p>
          </table:table-cell>
          <table:table-cell office:value-type="float" office:value="3.05084425225127" calcext:value-type="float">
            <text:p>3.05084425225127</text:p>
          </table:table-cell>
          <table:table-cell table:formula="of:=SUM([.E394:.P394])" office:value-type="float" office:value="4794.28176818628" calcext:value-type="float">
            <text:p>4794.281768186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5.3621315983581" calcext:value-type="float">
            <text:p>15.3621315983581</text:p>
          </table:table-cell>
          <table:table-cell office:value-type="float" office:value="10.7832808856071" calcext:value-type="float">
            <text:p>10.7832808856071</text:p>
          </table:table-cell>
          <table:table-cell office:value-type="float" office:value="1.39344071184579" calcext:value-type="float">
            <text:p>1.39344071184579</text:p>
          </table:table-cell>
          <table:table-cell office:value-type="float" office:value="4.78262376845894" calcext:value-type="float">
            <text:p>4.78262376845894</text:p>
          </table:table-cell>
          <table:table-cell office:value-type="float" office:value="1.25051325454143" calcext:value-type="float">
            <text:p>1.25051325454143</text:p>
          </table:table-cell>
          <table:table-cell office:value-type="float" office:value="0.059183299632137" calcext:value-type="float">
            <text:p>0.059183299632137</text:p>
          </table:table-cell>
          <table:table-cell office:value-type="float" office:value="0.880329235151346" calcext:value-type="float">
            <text:p>0.880329235151346</text:p>
          </table:table-cell>
          <table:table-cell office:value-type="float" office:value="0.041663523924821" calcext:value-type="float">
            <text:p>0.041663523924821</text:p>
          </table:table-cell>
          <table:table-cell office:value-type="float" office:value="0.119781936794812" calcext:value-type="float">
            <text:p>0.119781936794812</text:p>
          </table:table-cell>
          <table:table-cell office:value-type="float" office:value="0.073669840289684" calcext:value-type="float">
            <text:p>0.073669840289684</text:p>
          </table:table-cell>
          <table:table-cell office:value-type="float" office:value="0.515948360990971" calcext:value-type="float">
            <text:p>0.515948360990971</text:p>
          </table:table-cell>
          <table:table-cell office:value-type="float" office:value="0.024418394872941" calcext:value-type="float">
            <text:p>0.024418394872941</text:p>
          </table:table-cell>
          <table:table-cell table:formula="of:=SUM([.E395:.P395])" office:value-type="float" office:value="35.2869848104681" calcext:value-type="float">
            <text:p>35.2869848104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6.4014722330051" calcext:value-type="float">
            <text:p>16.4014722330051</text:p>
          </table:table-cell>
          <table:table-cell office:value-type="float" office:value="3.60463806428319" calcext:value-type="float">
            <text:p>3.60463806428319</text:p>
          </table:table-cell>
          <table:table-cell office:value-type="float" office:value="0.142751377503538" calcext:value-type="float">
            <text:p>0.142751377503538</text:p>
          </table:table-cell>
          <table:table-cell office:value-type="float" office:value="0.360769218207363" calcext:value-type="float">
            <text:p>0.360769218207363</text:p>
          </table:table-cell>
          <table:table-cell office:value-type="float" office:value="1.33511801271777" calcext:value-type="float">
            <text:p>1.33511801271777</text:p>
          </table:table-cell>
          <table:table-cell office:value-type="float" office:value="0.063187406974345" calcext:value-type="float">
            <text:p>0.063187406974345</text:p>
          </table:table-cell>
          <table:table-cell office:value-type="float" office:value="0.294624146334548" calcext:value-type="float">
            <text:p>0.294624146334548</text:p>
          </table:table-cell>
          <table:table-cell office:value-type="float" office:value="0.013943738052799" calcext:value-type="float">
            <text:p>0.013943738052799</text:p>
          </table:table-cell>
          <table:table-cell office:value-type="float" office:value="0.004510043436993" calcext:value-type="float">
            <text:p>0.004510043436993</text:p>
          </table:table-cell>
          <table:table-cell office:value-type="float" office:value="0.017739762273597" calcext:value-type="float">
            <text:p>0.017739762273597</text:p>
          </table:table-cell>
          <table:table-cell office:value-type="float" office:value="0.041600715927947" calcext:value-type="float">
            <text:p>0.041600715927947</text:p>
          </table:table-cell>
          <table:table-cell office:value-type="float" office:value="0.001968845707064" calcext:value-type="float">
            <text:p>0.001968845707064</text:p>
          </table:table-cell>
          <table:table-cell table:formula="of:=SUM([.E396:.P396])" office:value-type="float" office:value="22.2823235644243" calcext:value-type="float">
            <text:p>22.28232356442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66.758123054159" calcext:value-type="float">
            <text:p>66.758123054159</text:p>
          </table:table-cell>
          <table:table-cell office:value-type="float" office:value="533.967040041984" calcext:value-type="float">
            <text:p>533.967040041984</text:p>
          </table:table-cell>
          <table:table-cell office:value-type="float" office:value="41.3209693858946" calcext:value-type="float">
            <text:p>41.3209693858946</text:p>
          </table:table-cell>
          <table:table-cell office:value-type="float" office:value="111.119882812014" calcext:value-type="float">
            <text:p>111.119882812014</text:p>
          </table:table-cell>
          <table:table-cell office:value-type="float" office:value="6.0617986502308" calcext:value-type="float">
            <text:p>6.0617986502308</text:p>
          </table:table-cell>
          <table:table-cell office:value-type="float" office:value="0.545999886380198" calcext:value-type="float">
            <text:p>0.545999886380198</text:p>
          </table:table-cell>
          <table:table-cell office:value-type="float" office:value="48.6045085230638" calcext:value-type="float">
            <text:p>48.6045085230638</text:p>
          </table:table-cell>
          <table:table-cell office:value-type="float" office:value="4.37791778685156" calcext:value-type="float">
            <text:p>4.37791778685156</text:p>
          </table:table-cell>
          <table:table-cell office:value-type="float" office:value="4.89694127890612" calcext:value-type="float">
            <text:p>4.89694127890612</text:p>
          </table:table-cell>
          <table:table-cell office:value-type="float" office:value="2.70991951137704" calcext:value-type="float">
            <text:p>2.70991951137704</text:p>
          </table:table-cell>
          <table:table-cell office:value-type="float" office:value="14.4137056011647" calcext:value-type="float">
            <text:p>14.4137056011647</text:p>
          </table:table-cell>
          <table:table-cell office:value-type="float" office:value="1.29827499635836" calcext:value-type="float">
            <text:p>1.29827499635836</text:p>
          </table:table-cell>
          <table:table-cell table:formula="of:=SUM([.E397:.P397])" office:value-type="float" office:value="836.075081528384" calcext:value-type="float">
            <text:p>836.075081528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4186.70130511307" calcext:value-type="float">
            <text:p>4186.70130511307</text:p>
          </table:table-cell>
          <table:table-cell office:value-type="float" office:value="1902.27215121494" calcext:value-type="float">
            <text:p>1902.27215121494</text:p>
          </table:table-cell>
          <table:table-cell office:value-type="float" office:value="73.6984955408697" calcext:value-type="float">
            <text:p>73.6984955408697</text:p>
          </table:table-cell>
          <table:table-cell office:value-type="float" office:value="179.394865603754" calcext:value-type="float">
            <text:p>179.394865603754</text:p>
          </table:table-cell>
          <table:table-cell office:value-type="float" office:value="453.854235582227" calcext:value-type="float">
            <text:p>453.854235582227</text:p>
          </table:table-cell>
          <table:table-cell office:value-type="float" office:value="32.4904835711279" calcext:value-type="float">
            <text:p>32.4904835711279</text:p>
          </table:table-cell>
          <table:table-cell office:value-type="float" office:value="207.471290466492" calcext:value-type="float">
            <text:p>207.471290466492</text:p>
          </table:table-cell>
          <table:table-cell office:value-type="float" office:value="14.8524394528009" calcext:value-type="float">
            <text:p>14.8524394528009</text:p>
          </table:table-cell>
          <table:table-cell office:value-type="float" office:value="2.9278757314432" calcext:value-type="float">
            <text:p>2.9278757314432</text:p>
          </table:table-cell>
          <table:table-cell office:value-type="float" office:value="13.6837153764778" calcext:value-type="float">
            <text:p>13.6837153764778</text:p>
          </table:table-cell>
          <table:table-cell office:value-type="float" office:value="27.9792315930728" calcext:value-type="float">
            <text:p>27.9792315930728</text:p>
          </table:table-cell>
          <table:table-cell office:value-type="float" office:value="2.00297516942048" calcext:value-type="float">
            <text:p>2.00297516942048</text:p>
          </table:table-cell>
          <table:table-cell table:formula="of:=SUM([.E398:.P398])" office:value-type="float" office:value="7097.3290644157" calcext:value-type="float">
            <text:p>7097.32906441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89.938820133256" calcext:value-type="float">
            <text:p>589.938820133256</text:p>
          </table:table-cell>
          <table:table-cell office:value-type="float" office:value="1315.64211549976" calcext:value-type="float">
            <text:p>1315.64211549976</text:p>
          </table:table-cell>
          <table:table-cell office:value-type="float" office:value="189.621041322245" calcext:value-type="float">
            <text:p>189.621041322245</text:p>
          </table:table-cell>
          <table:table-cell office:value-type="float" office:value="937.63371177754" calcext:value-type="float">
            <text:p>937.63371177754</text:p>
          </table:table-cell>
          <table:table-cell office:value-type="float" office:value="95.2223564604369" calcext:value-type="float">
            <text:p>95.2223564604369</text:p>
          </table:table-cell>
          <table:table-cell office:value-type="float" office:value="5.78856412563774" calcext:value-type="float">
            <text:p>5.78856412563774</text:p>
          </table:table-cell>
          <table:table-cell office:value-type="float" office:value="214.099887859671" calcext:value-type="float">
            <text:p>214.099887859671</text:p>
          </table:table-cell>
          <table:table-cell office:value-type="float" office:value="13.0151256095251" calcext:value-type="float">
            <text:p>13.0151256095251</text:p>
          </table:table-cell>
          <table:table-cell office:value-type="float" office:value="20.8068834175525" calcext:value-type="float">
            <text:p>20.8068834175525</text:p>
          </table:table-cell>
          <table:table-cell office:value-type="float" office:value="24.8028065578051" calcext:value-type="float">
            <text:p>24.8028065578051</text:p>
          </table:table-cell>
          <table:table-cell office:value-type="float" office:value="187.571354119675" calcext:value-type="float">
            <text:p>187.571354119675</text:p>
          </table:table-cell>
          <table:table-cell office:value-type="float" office:value="11.4024568579707" calcext:value-type="float">
            <text:p>11.4024568579707</text:p>
          </table:table-cell>
          <table:table-cell table:formula="of:=SUM([.E399:.P399])" office:value-type="float" office:value="3605.54512374107" calcext:value-type="float">
            <text:p>3605.545123741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9.2656290036087" calcext:value-type="float">
            <text:p>9.2656290036087</text:p>
          </table:table-cell>
          <table:table-cell office:value-type="float" office:value="258.664704394902" calcext:value-type="float">
            <text:p>258.664704394902</text:p>
          </table:table-cell>
          <table:table-cell office:value-type="float" office:value="26.3125490240823" calcext:value-type="float">
            <text:p>26.3125490240823</text:p>
          </table:table-cell>
          <table:table-cell office:value-type="float" office:value="99.6018524750148" calcext:value-type="float">
            <text:p>99.6018524750148</text:p>
          </table:table-cell>
          <table:table-cell office:value-type="float" office:value="1.49845844210493" calcext:value-type="float">
            <text:p>1.49845844210493</text:p>
          </table:table-cell>
          <table:table-cell office:value-type="float" office:value="0.072898087368315" calcext:value-type="float">
            <text:p>0.072898087368315</text:p>
          </table:table-cell>
          <table:table-cell office:value-type="float" office:value="42.3451746065458" calcext:value-type="float">
            <text:p>42.3451746065458</text:p>
          </table:table-cell>
          <table:table-cell office:value-type="float" office:value="2.06003860457972" calcext:value-type="float">
            <text:p>2.06003860457972</text:p>
          </table:table-cell>
          <table:table-cell office:value-type="float" office:value="1.98236797133482" calcext:value-type="float">
            <text:p>1.98236797133482</text:p>
          </table:table-cell>
          <table:table-cell office:value-type="float" office:value="5.10042021996652" calcext:value-type="float">
            <text:p>5.10042021996652</text:p>
          </table:table-cell>
          <table:table-cell office:value-type="float" office:value="20.9952711866485" calcext:value-type="float">
            <text:p>20.9952711866485</text:p>
          </table:table-cell>
          <table:table-cell office:value-type="float" office:value="1.02139309992195" calcext:value-type="float">
            <text:p>1.02139309992195</text:p>
          </table:table-cell>
          <table:table-cell table:formula="of:=SUM([.E400:.P400])" office:value-type="float" office:value="468.920757116078" calcext:value-type="float">
            <text:p>468.9207571160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04.974140681434" calcext:value-type="float">
            <text:p>104.974140681434</text:p>
          </table:table-cell>
          <table:table-cell office:value-type="float" office:value="2417.40154176068" calcext:value-type="float">
            <text:p>2417.40154176068</text:p>
          </table:table-cell>
          <table:table-cell office:value-type="float" office:value="245.921655669127" calcext:value-type="float">
            <text:p>245.921655669127</text:p>
          </table:table-cell>
          <table:table-cell office:value-type="float" office:value="861.96276801164" calcext:value-type="float">
            <text:p>861.96276801164</text:p>
          </table:table-cell>
          <table:table-cell office:value-type="float" office:value="15.6561328411888" calcext:value-type="float">
            <text:p>15.6561328411888</text:p>
          </table:table-cell>
          <table:table-cell office:value-type="float" office:value="0.878767427145623" calcext:value-type="float">
            <text:p>0.878767427145623</text:p>
          </table:table-cell>
          <table:table-cell office:value-type="float" office:value="363.725569145403" calcext:value-type="float">
            <text:p>363.725569145403</text:p>
          </table:table-cell>
          <table:table-cell office:value-type="float" office:value="20.4156534584381" calcext:value-type="float">
            <text:p>20.4156534584381</text:p>
          </table:table-cell>
          <table:table-cell office:value-type="float" office:value="23.8506024108322" calcext:value-type="float">
            <text:p>23.8506024108322</text:p>
          </table:table-cell>
          <table:table-cell office:value-type="float" office:value="36.2781074356629" calcext:value-type="float">
            <text:p>36.2781074356629</text:p>
          </table:table-cell>
          <table:table-cell office:value-type="float" office:value="171.013063461321" calcext:value-type="float">
            <text:p>171.013063461321</text:p>
          </table:table-cell>
          <table:table-cell office:value-type="float" office:value="9.59883972054906" calcext:value-type="float">
            <text:p>9.59883972054906</text:p>
          </table:table-cell>
          <table:table-cell table:formula="of:=SUM([.E401:.P401])" office:value-type="float" office:value="4271.67684202342" calcext:value-type="float">
            <text:p>4271.676842023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7.37670813110359" calcext:value-type="float">
            <text:p>7.37670813110359</text:p>
          </table:table-cell>
          <table:table-cell office:value-type="float" office:value="81.4340572350518" calcext:value-type="float">
            <text:p>81.4340572350518</text:p>
          </table:table-cell>
          <table:table-cell office:value-type="float" office:value="5.7630087836701" calcext:value-type="float">
            <text:p>5.7630087836701</text:p>
          </table:table-cell>
          <table:table-cell office:value-type="float" office:value="20.4311515097143" calcext:value-type="float">
            <text:p>20.4311515097143</text:p>
          </table:table-cell>
          <table:table-cell office:value-type="float" office:value="0.699971644719137" calcext:value-type="float">
            <text:p>0.699971644719137</text:p>
          </table:table-cell>
          <table:table-cell office:value-type="float" office:value="0.041476865281298" calcext:value-type="float">
            <text:p>0.041476865281298</text:p>
          </table:table-cell>
          <table:table-cell office:value-type="float" office:value="7.76865177481164" calcext:value-type="float">
            <text:p>7.76865177481164</text:p>
          </table:table-cell>
          <table:table-cell office:value-type="float" office:value="0.460331965604787" calcext:value-type="float">
            <text:p>0.460331965604787</text:p>
          </table:table-cell>
          <table:table-cell office:value-type="float" office:value="0.54564892556411" calcext:value-type="float">
            <text:p>0.54564892556411</text:p>
          </table:table-cell>
          <table:table-cell office:value-type="float" office:value="0.664152560727192" calcext:value-type="float">
            <text:p>0.664152560727192</text:p>
          </table:table-cell>
          <table:table-cell office:value-type="float" office:value="2.55892603140342" calcext:value-type="float">
            <text:p>2.55892603140342</text:p>
          </table:table-cell>
          <table:table-cell office:value-type="float" office:value="0.151629328230735" calcext:value-type="float">
            <text:p>0.151629328230735</text:p>
          </table:table-cell>
          <table:table-cell table:formula="of:=SUM([.E402:.P402])" office:value-type="float" office:value="127.895714755882" calcext:value-type="float">
            <text:p>127.8957147558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258.27151135922" calcext:value-type="float">
            <text:p>1258.27151135922</text:p>
          </table:table-cell>
          <table:table-cell office:value-type="float" office:value="4198.48834808317" calcext:value-type="float">
            <text:p>4198.48834808317</text:p>
          </table:table-cell>
          <table:table-cell office:value-type="float" office:value="215.927013714766" calcext:value-type="float">
            <text:p>215.927013714766</text:p>
          </table:table-cell>
          <table:table-cell office:value-type="float" office:value="609.735219673009" calcext:value-type="float">
            <text:p>609.735219673009</text:p>
          </table:table-cell>
          <table:table-cell office:value-type="float" office:value="473.373713501053" calcext:value-type="float">
            <text:p>473.373713501053</text:p>
          </table:table-cell>
          <table:table-cell office:value-type="float" office:value="48.4468853007248" calcext:value-type="float">
            <text:p>48.4468853007248</text:p>
          </table:table-cell>
          <table:table-cell office:value-type="float" office:value="1599.39888265138" calcext:value-type="float">
            <text:p>1599.39888265138</text:p>
          </table:table-cell>
          <table:table-cell office:value-type="float" office:value="163.688629106243" calcext:value-type="float">
            <text:p>163.688629106243</text:p>
          </table:table-cell>
          <table:table-cell office:value-type="float" office:value="22.7999965071369" calcext:value-type="float">
            <text:p>22.7999965071369</text:p>
          </table:table-cell>
          <table:table-cell office:value-type="float" office:value="67.8480492037224" calcext:value-type="float">
            <text:p>67.8480492037224</text:p>
          </table:table-cell>
          <table:table-cell office:value-type="float" office:value="324.837022001404" calcext:value-type="float">
            <text:p>324.837022001404</text:p>
          </table:table-cell>
          <table:table-cell office:value-type="float" office:value="33.2450693764516" calcext:value-type="float">
            <text:p>33.2450693764516</text:p>
          </table:table-cell>
          <table:table-cell table:formula="of:=SUM([.E403:.P403])" office:value-type="float" office:value="9016.06034047828" calcext:value-type="float">
            <text:p>9016.060340478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701.92264971915" calcext:value-type="float">
            <text:p>701.92264971915</text:p>
          </table:table-cell>
          <table:table-cell office:value-type="float" office:value="9073.07783996971" calcext:value-type="float">
            <text:p>9073.07783996971</text:p>
          </table:table-cell>
          <table:table-cell office:value-type="float" office:value="1303.73303374636" calcext:value-type="float">
            <text:p>1303.73303374636</text:p>
          </table:table-cell>
          <table:table-cell office:value-type="float" office:value="3178.50680917903" calcext:value-type="float">
            <text:p>3178.50680917903</text:p>
          </table:table-cell>
          <table:table-cell office:value-type="float" office:value="108.32812133449" calcext:value-type="float">
            <text:p>108.32812133449</text:p>
          </table:table-cell>
          <table:table-cell office:value-type="float" office:value="6.07083398647129" calcext:value-type="float">
            <text:p>6.07083398647129</text:p>
          </table:table-cell>
          <table:table-cell office:value-type="float" office:value="1411.02235266064" calcext:value-type="float">
            <text:p>1411.02235266064</text:p>
          </table:table-cell>
          <table:table-cell office:value-type="float" office:value="79.0753347208249" calcext:value-type="float">
            <text:p>79.0753347208249</text:p>
          </table:table-cell>
          <table:table-cell office:value-type="float" office:value="116.30341931199" calcext:value-type="float">
            <text:p>116.30341931199</text:p>
          </table:table-cell>
          <table:table-cell office:value-type="float" office:value="135.924193067713" calcext:value-type="float">
            <text:p>135.924193067713</text:p>
          </table:table-cell>
          <table:table-cell office:value-type="float" office:value="719.903957633606" calcext:value-type="float">
            <text:p>719.903957633606</text:p>
          </table:table-cell>
          <table:table-cell office:value-type="float" office:value="40.3442555742525" calcext:value-type="float">
            <text:p>40.3442555742525</text:p>
          </table:table-cell>
          <table:table-cell table:formula="of:=SUM([.E404:.P404])" office:value-type="float" office:value="16874.2128009042" calcext:value-type="float">
            <text:p>16874.21280090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621.441147362931" calcext:value-type="float">
            <text:p>621.441147362931</text:p>
          </table:table-cell>
          <table:table-cell office:value-type="float" office:value="136.855624041319" calcext:value-type="float">
            <text:p>136.855624041319</text:p>
          </table:table-cell>
          <table:table-cell office:value-type="float" office:value="11.9317812573057" calcext:value-type="float">
            <text:p>11.9317812573057</text:p>
          </table:table-cell>
          <table:table-cell office:value-type="float" office:value="34.2729084325034" calcext:value-type="float">
            <text:p>34.2729084325034</text:p>
          </table:table-cell>
          <table:table-cell office:value-type="float" office:value="95.9073642642692" calcext:value-type="float">
            <text:p>95.9073642642692</text:p>
          </table:table-cell>
          <table:table-cell office:value-type="float" office:value="5.3747602573784" calcext:value-type="float">
            <text:p>5.3747602573784</text:p>
          </table:table-cell>
          <table:table-cell office:value-type="float" office:value="21.3197002465779" calcext:value-type="float">
            <text:p>21.3197002465779</text:p>
          </table:table-cell>
          <table:table-cell office:value-type="float" office:value="1.19478080190781" calcext:value-type="float">
            <text:p>1.19478080190781</text:p>
          </table:table-cell>
          <table:table-cell office:value-type="float" office:value="0.695246379515398" calcext:value-type="float">
            <text:p>0.695246379515398</text:p>
          </table:table-cell>
          <table:table-cell office:value-type="float" office:value="1.82691033630903" calcext:value-type="float">
            <text:p>1.82691033630903</text:p>
          </table:table-cell>
          <table:table-cell office:value-type="float" office:value="7.32134753364604" calcext:value-type="float">
            <text:p>7.32134753364604</text:p>
          </table:table-cell>
          <table:table-cell office:value-type="float" office:value="0.410296832325276" calcext:value-type="float">
            <text:p>0.410296832325276</text:p>
          </table:table-cell>
          <table:table-cell table:formula="of:=SUM([.E405:.P405])" office:value-type="float" office:value="938.551867745988" calcext:value-type="float">
            <text:p>938.5518677459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814.512598931414" calcext:value-type="float">
            <text:p>814.512598931414</text:p>
          </table:table-cell>
          <table:table-cell office:value-type="float" office:value="2218.05255336353" calcext:value-type="float">
            <text:p>2218.05255336353</text:p>
          </table:table-cell>
          <table:table-cell office:value-type="float" office:value="395.210834500396" calcext:value-type="float">
            <text:p>395.210834500396</text:p>
          </table:table-cell>
          <table:table-cell office:value-type="float" office:value="1404.47814205709" calcext:value-type="float">
            <text:p>1404.47814205709</text:p>
          </table:table-cell>
          <table:table-cell office:value-type="float" office:value="148.126344946806" calcext:value-type="float">
            <text:p>148.126344946806</text:p>
          </table:table-cell>
          <table:table-cell office:value-type="float" office:value="8.58891128116859" calcext:value-type="float">
            <text:p>8.58891128116859</text:p>
          </table:table-cell>
          <table:table-cell office:value-type="float" office:value="407.80322325056" calcext:value-type="float">
            <text:p>407.80322325056</text:p>
          </table:table-cell>
          <table:table-cell office:value-type="float" office:value="23.6459335166304" calcext:value-type="float">
            <text:p>23.6459335166304</text:p>
          </table:table-cell>
          <table:table-cell office:value-type="float" office:value="44.6531169758494" calcext:value-type="float">
            <text:p>44.6531169758494</text:p>
          </table:table-cell>
          <table:table-cell office:value-type="float" office:value="52.8200543756416" calcext:value-type="float">
            <text:p>52.8200543756416</text:p>
          </table:table-cell>
          <table:table-cell office:value-type="float" office:value="340.585092867053" calcext:value-type="float">
            <text:p>340.585092867053</text:p>
          </table:table-cell>
          <table:table-cell office:value-type="float" office:value="19.7483786383453" calcext:value-type="float">
            <text:p>19.7483786383453</text:p>
          </table:table-cell>
          <table:table-cell table:formula="of:=SUM([.E406:.P406])" office:value-type="float" office:value="5878.22518470448" calcext:value-type="float">
            <text:p>5878.225184704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37.4668190379822" calcext:value-type="float">
            <text:p>37.4668190379822</text:p>
          </table:table-cell>
          <table:table-cell office:value-type="float" office:value="745.04998831429" calcext:value-type="float">
            <text:p>745.04998831429</text:p>
          </table:table-cell>
          <table:table-cell office:value-type="float" office:value="25.4199350477712" calcext:value-type="float">
            <text:p>25.4199350477712</text:p>
          </table:table-cell>
          <table:table-cell office:value-type="float" office:value="85.5455092986958" calcext:value-type="float">
            <text:p>85.5455092986958</text:p>
          </table:table-cell>
          <table:table-cell office:value-type="float" office:value="4.85343915736693" calcext:value-type="float">
            <text:p>4.85343915736693</text:p>
          </table:table-cell>
          <table:table-cell office:value-type="float" office:value="0.449614278118216" calcext:value-type="float">
            <text:p>0.449614278118216</text:p>
          </table:table-cell>
          <table:table-cell office:value-type="float" office:value="97.1122374802418" calcext:value-type="float">
            <text:p>97.1122374802418</text:p>
          </table:table-cell>
          <table:table-cell office:value-type="float" office:value="8.99631109722443" calcext:value-type="float">
            <text:p>8.99631109722443</text:p>
          </table:table-cell>
          <table:table-cell office:value-type="float" office:value="2.73343670924109" calcext:value-type="float">
            <text:p>2.73343670924109</text:p>
          </table:table-cell>
          <table:table-cell office:value-type="float" office:value="5.72196998609381" calcext:value-type="float">
            <text:p>5.72196998609381</text:p>
          </table:table-cell>
          <table:table-cell office:value-type="float" office:value="14.8710247732027" calcext:value-type="float">
            <text:p>14.8710247732027</text:p>
          </table:table-cell>
          <table:table-cell office:value-type="float" office:value="1.37762622575226" calcext:value-type="float">
            <text:p>1.37762622575226</text:p>
          </table:table-cell>
          <table:table-cell table:formula="of:=SUM([.E407:.P407])" office:value-type="float" office:value="1029.59791140598" calcext:value-type="float">
            <text:p>1029.597911405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3.0597847642898" calcext:value-type="float">
            <text:p>13.0597847642898</text:p>
          </table:table-cell>
          <table:table-cell office:value-type="float" office:value="2039.81464592302" calcext:value-type="float">
            <text:p>2039.81464592302</text:p>
          </table:table-cell>
          <table:table-cell office:value-type="float" office:value="555.65629701044" calcext:value-type="float">
            <text:p>555.65629701044</text:p>
          </table:table-cell>
          <table:table-cell office:value-type="float" office:value="1694.09888665981" calcext:value-type="float">
            <text:p>1694.09888665981</text:p>
          </table:table-cell>
          <table:table-cell office:value-type="float" office:value="3.04147500012348" calcext:value-type="float">
            <text:p>3.04147500012348</text:p>
          </table:table-cell>
          <table:table-cell office:value-type="float" office:value="0.264097846760226" calcext:value-type="float">
            <text:p>0.264097846760226</text:p>
          </table:table-cell>
          <table:table-cell office:value-type="float" office:value="478.442631879063" calcext:value-type="float">
            <text:p>478.442631879063</text:p>
          </table:table-cell>
          <table:table-cell office:value-type="float" office:value="41.5442076204558" calcext:value-type="float">
            <text:p>41.5442076204558</text:p>
          </table:table-cell>
          <table:table-cell office:value-type="float" office:value="91.1666530281686" calcext:value-type="float">
            <text:p>91.1666530281686</text:p>
          </table:table-cell>
          <table:table-cell office:value-type="float" office:value="52.8300570349129" calcext:value-type="float">
            <text:p>52.8300570349129</text:p>
          </table:table-cell>
          <table:table-cell office:value-type="float" office:value="554.084475965818" calcext:value-type="float">
            <text:p>554.084475965818</text:p>
          </table:table-cell>
          <table:table-cell office:value-type="float" office:value="48.1123524013511" calcext:value-type="float">
            <text:p>48.1123524013511</text:p>
          </table:table-cell>
          <table:table-cell table:formula="of:=SUM([.E408:.P408])" office:value-type="float" office:value="5572.11556513421" calcext:value-type="float">
            <text:p>5572.11556513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846.293851848006" calcext:value-type="float">
            <text:p>846.293851848006</text:p>
          </table:table-cell>
          <table:table-cell office:value-type="float" office:value="2573.39593084795" calcext:value-type="float">
            <text:p>2573.39593084795</text:p>
          </table:table-cell>
          <table:table-cell office:value-type="float" office:value="503.126808013236" calcext:value-type="float">
            <text:p>503.126808013236</text:p>
          </table:table-cell>
          <table:table-cell office:value-type="float" office:value="1698.9992199661" calcext:value-type="float">
            <text:p>1698.9992199661</text:p>
          </table:table-cell>
          <table:table-cell office:value-type="float" office:value="139.893733475385" calcext:value-type="float">
            <text:p>139.893733475385</text:p>
          </table:table-cell>
          <table:table-cell office:value-type="float" office:value="12.5415639052911" calcext:value-type="float">
            <text:p>12.5415639052911</text:p>
          </table:table-cell>
          <table:table-cell office:value-type="float" office:value="428.259720562105" calcext:value-type="float">
            <text:p>428.259720562105</text:p>
          </table:table-cell>
          <table:table-cell office:value-type="float" office:value="38.3937616078909" calcext:value-type="float">
            <text:p>38.3937616078909</text:p>
          </table:table-cell>
          <table:table-cell office:value-type="float" office:value="69.0090106459067" calcext:value-type="float">
            <text:p>69.0090106459067</text:p>
          </table:table-cell>
          <table:table-cell office:value-type="float" office:value="46.727756936809" calcext:value-type="float">
            <text:p>46.727756936809</text:p>
          </table:table-cell>
          <table:table-cell office:value-type="float" office:value="380.273205840913" calcext:value-type="float">
            <text:p>380.273205840913</text:p>
          </table:table-cell>
          <table:table-cell office:value-type="float" office:value="34.0917394513809" calcext:value-type="float">
            <text:p>34.0917394513809</text:p>
          </table:table-cell>
          <table:table-cell table:formula="of:=SUM([.E409:.P409])" office:value-type="float" office:value="6771.00630310097" calcext:value-type="float">
            <text:p>6771.006303100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2182.75410759887" calcext:value-type="float">
            <text:p>2182.75410759887</text:p>
          </table:table-cell>
          <table:table-cell office:value-type="float" office:value="2043.99433343514" calcext:value-type="float">
            <text:p>2043.99433343514</text:p>
          </table:table-cell>
          <table:table-cell office:value-type="float" office:value="1846.91954338794" calcext:value-type="float">
            <text:p>1846.91954338794</text:p>
          </table:table-cell>
          <table:table-cell office:value-type="float" office:value="6908.4399774108" calcext:value-type="float">
            <text:p>6908.4399774108</text:p>
          </table:table-cell>
          <table:table-cell office:value-type="float" office:value="233.640069276442" calcext:value-type="float">
            <text:p>233.640069276442</text:p>
          </table:table-cell>
          <table:table-cell office:value-type="float" office:value="13.4112348706005" calcext:value-type="float">
            <text:p>13.4112348706005</text:p>
          </table:table-cell>
          <table:table-cell office:value-type="float" office:value="219.381611799906" calcext:value-type="float">
            <text:p>219.381611799906</text:p>
          </table:table-cell>
          <table:table-cell office:value-type="float" office:value="12.5927814148106" calcext:value-type="float">
            <text:p>12.5927814148106</text:p>
          </table:table-cell>
          <table:table-cell office:value-type="float" office:value="107.799005738059" calcext:value-type="float">
            <text:p>107.799005738059</text:p>
          </table:table-cell>
          <table:table-cell office:value-type="float" office:value="85.0314588322886" calcext:value-type="float">
            <text:p>85.0314588322886</text:p>
          </table:table-cell>
          <table:table-cell office:value-type="float" office:value="957.21207633201" calcext:value-type="float">
            <text:p>957.21207633201</text:p>
          </table:table-cell>
          <table:table-cell office:value-type="float" office:value="54.9451813484723" calcext:value-type="float">
            <text:p>54.9451813484723</text:p>
          </table:table-cell>
          <table:table-cell table:formula="of:=SUM([.E410:.P410])" office:value-type="float" office:value="14666.1213814453" calcext:value-type="float">
            <text:p>14666.12138144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962.513599953171" calcext:value-type="float">
            <text:p>962.513599953171</text:p>
          </table:table-cell>
          <table:table-cell office:value-type="float" office:value="2095.32440450374" calcext:value-type="float">
            <text:p>2095.32440450374</text:p>
          </table:table-cell>
          <table:table-cell office:value-type="float" office:value="717.131030199827" calcext:value-type="float">
            <text:p>717.131030199827</text:p>
          </table:table-cell>
          <table:table-cell office:value-type="float" office:value="2719.50996988331" calcext:value-type="float">
            <text:p>2719.50996988331</text:p>
          </table:table-cell>
          <table:table-cell office:value-type="float" office:value="162.381549907195" calcext:value-type="float">
            <text:p>162.381549907195</text:p>
          </table:table-cell>
          <table:table-cell office:value-type="float" office:value="16.1530052264415" calcext:value-type="float">
            <text:p>16.1530052264415</text:p>
          </table:table-cell>
          <table:table-cell office:value-type="float" office:value="356.255176385917" calcext:value-type="float">
            <text:p>356.255176385917</text:p>
          </table:table-cell>
          <table:table-cell office:value-type="float" office:value="35.4387042702661" calcext:value-type="float">
            <text:p>35.4387042702661</text:p>
          </table:table-cell>
          <table:table-cell office:value-type="float" office:value="75.9474657166277" calcext:value-type="float">
            <text:p>75.9474657166277</text:p>
          </table:table-cell>
          <table:table-cell office:value-type="float" office:value="63.6141039224603" calcext:value-type="float">
            <text:p>63.6141039224603</text:p>
          </table:table-cell>
          <table:table-cell office:value-type="float" office:value="600.563865402255" calcext:value-type="float">
            <text:p>600.563865402255</text:p>
          </table:table-cell>
          <table:table-cell office:value-type="float" office:value="59.7414623902704" calcext:value-type="float">
            <text:p>59.7414623902704</text:p>
          </table:table-cell>
          <table:table-cell table:formula="of:=SUM([.E411:.P411])" office:value-type="float" office:value="7864.57433776148" calcext:value-type="float">
            <text:p>7864.574337761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606.5021540973" calcext:value-type="float">
            <text:p>5606.5021540973</text:p>
          </table:table-cell>
          <table:table-cell office:value-type="float" office:value="2075.62314451034" calcext:value-type="float">
            <text:p>2075.62314451034</text:p>
          </table:table-cell>
          <table:table-cell office:value-type="float" office:value="781.507121380202" calcext:value-type="float">
            <text:p>781.507121380202</text:p>
          </table:table-cell>
          <table:table-cell office:value-type="float" office:value="2814.8845943814" calcext:value-type="float">
            <text:p>2814.8845943814</text:p>
          </table:table-cell>
          <table:table-cell office:value-type="float" office:value="965.123922962692" calcext:value-type="float">
            <text:p>965.123922962692</text:p>
          </table:table-cell>
          <table:table-cell office:value-type="float" office:value="100.806918293226" calcext:value-type="float">
            <text:p>100.806918293226</text:p>
          </table:table-cell>
          <table:table-cell office:value-type="float" office:value="360.201668085767" calcext:value-type="float">
            <text:p>360.201668085767</text:p>
          </table:table-cell>
          <table:table-cell office:value-type="float" office:value="37.6229614248295" calcext:value-type="float">
            <text:p>37.6229614248295</text:p>
          </table:table-cell>
          <table:table-cell office:value-type="float" office:value="81.9143009710475" calcext:value-type="float">
            <text:p>81.9143009710475</text:p>
          </table:table-cell>
          <table:table-cell office:value-type="float" office:value="69.2944188048129" calcext:value-type="float">
            <text:p>69.2944188048129</text:p>
          </table:table-cell>
          <table:table-cell office:value-type="float" office:value="642.229479070277" calcext:value-type="float">
            <text:p>642.229479070277</text:p>
          </table:table-cell>
          <table:table-cell office:value-type="float" office:value="67.0806857873743" calcext:value-type="float">
            <text:p>67.0806857873743</text:p>
          </table:table-cell>
          <table:table-cell table:formula="of:=SUM([.E412:.P412])" office:value-type="float" office:value="13602.7913697693" calcext:value-type="float">
            <text:p>13602.79136976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3759.75706095007" calcext:value-type="float">
            <text:p>3759.75706095007</text:p>
          </table:table-cell>
          <table:table-cell office:value-type="float" office:value="3073.82147604698" calcext:value-type="float">
            <text:p>3073.82147604698</text:p>
          </table:table-cell>
          <table:table-cell office:value-type="float" office:value="751.55177578785" calcext:value-type="float">
            <text:p>751.55177578785</text:p>
          </table:table-cell>
          <table:table-cell office:value-type="float" office:value="2596.18401982479" calcext:value-type="float">
            <text:p>2596.18401982479</text:p>
          </table:table-cell>
          <table:table-cell office:value-type="float" office:value="909.497395839931" calcext:value-type="float">
            <text:p>909.497395839931</text:p>
          </table:table-cell>
          <table:table-cell office:value-type="float" office:value="139.028449802565" calcext:value-type="float">
            <text:p>139.028449802565</text:p>
          </table:table-cell>
          <table:table-cell office:value-type="float" office:value="759.710315475538" calcext:value-type="float">
            <text:p>759.710315475538</text:p>
          </table:table-cell>
          <table:table-cell office:value-type="float" office:value="116.131555673163" calcext:value-type="float">
            <text:p>116.131555673163</text:p>
          </table:table-cell>
          <table:table-cell office:value-type="float" office:value="108.792174496903" calcext:value-type="float">
            <text:p>108.792174496903</text:p>
          </table:table-cell>
          <table:table-cell office:value-type="float" office:value="163.369410170617" calcext:value-type="float">
            <text:p>163.369410170617</text:p>
          </table:table-cell>
          <table:table-cell office:value-type="float" office:value="859.521930018481" calcext:value-type="float">
            <text:p>859.521930018481</text:p>
          </table:table-cell>
          <table:table-cell office:value-type="float" office:value="131.389052952065" calcext:value-type="float">
            <text:p>131.389052952065</text:p>
          </table:table-cell>
          <table:table-cell table:formula="of:=SUM([.E413:.P413])" office:value-type="float" office:value="13368.754617039" calcext:value-type="float">
            <text:p>13368.7546170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36.558262850902" calcext:value-type="float">
            <text:p>536.558262850902</text:p>
          </table:table-cell>
          <table:table-cell office:value-type="float" office:value="186.865056864215" calcext:value-type="float">
            <text:p>186.865056864215</text:p>
          </table:table-cell>
          <table:table-cell office:value-type="float" office:value="81.0518376276746" calcext:value-type="float">
            <text:p>81.0518376276746</text:p>
          </table:table-cell>
          <table:table-cell office:value-type="float" office:value="313.325336164076" calcext:value-type="float">
            <text:p>313.325336164076</text:p>
          </table:table-cell>
          <table:table-cell office:value-type="float" office:value="82.626404194006" calcext:value-type="float">
            <text:p>82.626404194006</text:p>
          </table:table-cell>
          <table:table-cell office:value-type="float" office:value="6.58493927030313" calcext:value-type="float">
            <text:p>6.58493927030313</text:p>
          </table:table-cell>
          <table:table-cell office:value-type="float" office:value="29.0436948152109" calcext:value-type="float">
            <text:p>29.0436948152109</text:p>
          </table:table-cell>
          <table:table-cell office:value-type="float" office:value="2.31464709627598" calcext:value-type="float">
            <text:p>2.31464709627598</text:p>
          </table:table-cell>
          <table:table-cell office:value-type="float" office:value="18.5394384995633" calcext:value-type="float">
            <text:p>18.5394384995633</text:p>
          </table:table-cell>
          <table:table-cell office:value-type="float" office:value="7.88681083428495" calcext:value-type="float">
            <text:p>7.88681083428495</text:p>
          </table:table-cell>
          <table:table-cell office:value-type="float" office:value="64.5332099123708" calcext:value-type="float">
            <text:p>64.5332099123708</text:p>
          </table:table-cell>
          <table:table-cell office:value-type="float" office:value="5.14299602331615" calcext:value-type="float">
            <text:p>5.14299602331615</text:p>
          </table:table-cell>
          <table:table-cell table:formula="of:=SUM([.E414:.P414])" office:value-type="float" office:value="1334.4726341522" calcext:value-type="float">
            <text:p>1334.47263415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2293.31724580321" calcext:value-type="float">
            <text:p>2293.31724580321</text:p>
          </table:table-cell>
          <table:table-cell office:value-type="float" office:value="335.142206991504" calcext:value-type="float">
            <text:p>335.142206991504</text:p>
          </table:table-cell>
          <table:table-cell office:value-type="float" office:value="77.7744840741143" calcext:value-type="float">
            <text:p>77.7744840741143</text:p>
          </table:table-cell>
          <table:table-cell office:value-type="float" office:value="295.706006903379" calcext:value-type="float">
            <text:p>295.706006903379</text:p>
          </table:table-cell>
          <table:table-cell office:value-type="float" office:value="265.936114807809" calcext:value-type="float">
            <text:p>265.936114807809</text:p>
          </table:table-cell>
          <table:table-cell office:value-type="float" office:value="17.2451828205761" calcext:value-type="float">
            <text:p>17.2451828205761</text:p>
          </table:table-cell>
          <table:table-cell office:value-type="float" office:value="39.1154951654242" calcext:value-type="float">
            <text:p>39.1154951654242</text:p>
          </table:table-cell>
          <table:table-cell office:value-type="float" office:value="2.53652598381607" calcext:value-type="float">
            <text:p>2.53652598381607</text:p>
          </table:table-cell>
          <table:table-cell office:value-type="float" office:value="5.08145415962266" calcext:value-type="float">
            <text:p>5.08145415962266</text:p>
          </table:table-cell>
          <table:table-cell office:value-type="float" office:value="5.75686129766003" calcext:value-type="float">
            <text:p>5.75686129766003</text:p>
          </table:table-cell>
          <table:table-cell office:value-type="float" office:value="44.3141598534836" calcext:value-type="float">
            <text:p>44.3141598534836</text:p>
          </table:table-cell>
          <table:table-cell office:value-type="float" office:value="2.87364425386844" calcext:value-type="float">
            <text:p>2.87364425386844</text:p>
          </table:table-cell>
          <table:table-cell table:formula="of:=SUM([.E415:.P415])" office:value-type="float" office:value="3384.79938211447" calcext:value-type="float">
            <text:p>3384.799382114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1021007418425" calcext:value-type="float">
            <text:p>0.001021007418425</text:p>
          </table:table-cell>
          <table:table-cell office:value-type="float" office:value="0.001450924195422" calcext:value-type="float">
            <text:p>0.001450924195422</text:p>
          </table:table-cell>
          <table:table-cell office:value-type="float" office:value="0.000057624469582367" calcext:value-type="float">
            <text:p>5.7624469582367E-05</text:p>
          </table:table-cell>
          <table:table-cell office:value-type="float" office:value="0.00016327546532" calcext:value-type="float">
            <text:p>0.00016327546532</text:p>
          </table:table-cell>
          <table:table-cell office:value-type="float" office:value="0.0000423236401208345" calcext:value-type="float">
            <text:p>4.23236401208345E-05</text:p>
          </table:table-cell>
          <table:table-cell office:value-type="float" office:value="0.00000397279530756926" calcext:value-type="float">
            <text:p>3.97279530756926E-06</text:p>
          </table:table-cell>
          <table:table-cell office:value-type="float" office:value="0.0000603005959637463" calcext:value-type="float">
            <text:p>6.03005959637463E-05</text:p>
          </table:table-cell>
          <table:table-cell office:value-type="float" office:value="0.00000566023914777768" calcext:value-type="float">
            <text:p>5.66023914777768E-06</text:p>
          </table:table-cell>
          <table:table-cell office:value-type="float" office:value="0.00000577619078379651" calcext:value-type="float">
            <text:p>5.77619078379651E-06</text:p>
          </table:table-cell>
          <table:table-cell office:value-type="float" office:value="0.00000522978713765128" calcext:value-type="float">
            <text:p>5.22978713765128E-06</text:p>
          </table:table-cell>
          <table:table-cell office:value-type="float" office:value="0.00000945746318511108" calcext:value-type="float">
            <text:p>9.45746318511108E-06</text:p>
          </table:table-cell>
          <table:table-cell office:value-type="float" office:value="0.000000887744184007997" calcext:value-type="float">
            <text:p>8.87744184007997E-07</text:p>
          </table:table-cell>
          <table:table-cell table:formula="of:=SUM([.E416:.P416])" office:value-type="float" office:value="0.00282644000457986" calcext:value-type="float">
            <text:p>0.002826440004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.60954284413891" calcext:value-type="float">
            <text:p>5.60954284413891</text:p>
          </table:table-cell>
          <table:table-cell office:value-type="float" office:value="30.4495145773699" calcext:value-type="float">
            <text:p>30.4495145773699</text:p>
          </table:table-cell>
          <table:table-cell office:value-type="float" office:value="2.27011129573528" calcext:value-type="float">
            <text:p>2.27011129573528</text:p>
          </table:table-cell>
          <table:table-cell office:value-type="float" office:value="6.11581128929912" calcext:value-type="float">
            <text:p>6.11581128929912</text:p>
          </table:table-cell>
          <table:table-cell office:value-type="float" office:value="0.662153854739976" calcext:value-type="float">
            <text:p>0.662153854739976</text:p>
          </table:table-cell>
          <table:table-cell office:value-type="float" office:value="0.061143454174638" calcext:value-type="float">
            <text:p>0.061143454174638</text:p>
          </table:table-cell>
          <table:table-cell office:value-type="float" office:value="3.60611671079463" calcext:value-type="float">
            <text:p>3.60611671079463</text:p>
          </table:table-cell>
          <table:table-cell office:value-type="float" office:value="0.332989727804956" calcext:value-type="float">
            <text:p>0.332989727804956</text:p>
          </table:table-cell>
          <table:table-cell office:value-type="float" office:value="0.275273926190647" calcext:value-type="float">
            <text:p>0.275273926190647</text:p>
          </table:table-cell>
          <table:table-cell office:value-type="float" office:value="0.177520081293773" calcext:value-type="float">
            <text:p>0.177520081293773</text:p>
          </table:table-cell>
          <table:table-cell office:value-type="float" office:value="1.03149003148003" calcext:value-type="float">
            <text:p>1.03149003148003</text:p>
          </table:table-cell>
          <table:table-cell office:value-type="float" office:value="0.095248050011219" calcext:value-type="float">
            <text:p>0.095248050011219</text:p>
          </table:table-cell>
          <table:table-cell table:formula="of:=SUM([.E417:.P417])" office:value-type="float" office:value="50.6869158430331" calcext:value-type="float">
            <text:p>50.68691584303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0000496870968175825" calcext:value-type="float">
            <text:p>4.96870968175825E-07</text:p>
          </table:table-cell>
          <table:table-cell office:value-type="float" office:value="0.000243421999353" calcext:value-type="float">
            <text:p>0.000243421999353</text:p>
          </table:table-cell>
          <table:table-cell office:value-type="float" office:value="0.0000222984113989417" calcext:value-type="float">
            <text:p>2.22984113989417E-05</text:p>
          </table:table-cell>
          <table:table-cell office:value-type="float" office:value="0.0000586013383577619" calcext:value-type="float">
            <text:p>5.86013383577619E-05</text:p>
          </table:table-cell>
          <table:table-cell office:value-type="float" office:value="0.0000000586509522038134" calcext:value-type="float">
            <text:p>5.86509522038134E-08</text:p>
          </table:table-cell>
          <table:table-cell office:value-type="float" office:value="0.00000000541584377338377" calcext:value-type="float">
            <text:p>5.41584377338377E-09</text:p>
          </table:table-cell>
          <table:table-cell office:value-type="float" office:value="0.0000288106464971249" calcext:value-type="float">
            <text:p>2.88106464971249E-05</text:p>
          </table:table-cell>
          <table:table-cell office:value-type="float" office:value="0.00000266038239066252" calcext:value-type="float">
            <text:p>2.66038239066252E-06</text:p>
          </table:table-cell>
          <table:table-cell office:value-type="float" office:value="0.00000278670658685251" calcext:value-type="float">
            <text:p>2.78670658685251E-06</text:p>
          </table:table-cell>
          <table:table-cell office:value-type="float" office:value="0.00000148471652216583" calcext:value-type="float">
            <text:p>1.48471652216583E-06</text:p>
          </table:table-cell>
          <table:table-cell office:value-type="float" office:value="0.00000997669201266877" calcext:value-type="float">
            <text:p>9.97669201266877E-06</text:p>
          </table:table-cell>
          <table:table-cell office:value-type="float" office:value="0.000000921250265946521" calcext:value-type="float">
            <text:p>9.21250265946521E-07</text:p>
          </table:table-cell>
          <table:table-cell table:formula="of:=SUM([.E418:.P418])" office:value-type="float" office:value="0.000371523081149278" calcext:value-type="float">
            <text:p>0.0003715230811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1399752310687" calcext:value-type="float">
            <text:p>0.001399752310687</text:p>
          </table:table-cell>
          <table:table-cell office:value-type="float" office:value="0.104535549105747" calcext:value-type="float">
            <text:p>0.104535549105747</text:p>
          </table:table-cell>
          <table:table-cell office:value-type="float" office:value="0.009474190512065" calcext:value-type="float">
            <text:p>0.009474190512065</text:p>
          </table:table-cell>
          <table:table-cell office:value-type="float" office:value="0.024912318516906" calcext:value-type="float">
            <text:p>0.024912318516906</text:p>
          </table:table-cell>
          <table:table-cell office:value-type="float" office:value="0.0001371435786" calcext:value-type="float">
            <text:p>0.0001371435786</text:p>
          </table:table-cell>
          <table:table-cell office:value-type="float" office:value="0.0000102288691075267" calcext:value-type="float">
            <text:p>1.02288691075267E-05</text:p>
          </table:table-cell>
          <table:table-cell office:value-type="float" office:value="0.010283925605631" calcext:value-type="float">
            <text:p>0.010283925605631</text:p>
          </table:table-cell>
          <table:table-cell office:value-type="float" office:value="0.000767027738416" calcext:value-type="float">
            <text:p>0.000767027738416</text:p>
          </table:table-cell>
          <table:table-cell office:value-type="float" office:value="0.001182747147111" calcext:value-type="float">
            <text:p>0.001182747147111</text:p>
          </table:table-cell>
          <table:table-cell office:value-type="float" office:value="0.000830065554746" calcext:value-type="float">
            <text:p>0.000830065554746</text:p>
          </table:table-cell>
          <table:table-cell office:value-type="float" office:value="0.003524454911722" calcext:value-type="float">
            <text:p>0.003524454911722</text:p>
          </table:table-cell>
          <table:table-cell office:value-type="float" office:value="0.000262871862726" calcext:value-type="float">
            <text:p>0.000262871862726</text:p>
          </table:table-cell>
          <table:table-cell table:formula="of:=SUM([.E419:.P419])" office:value-type="float" office:value="0.157320275713465" calcext:value-type="float">
            <text:p>0.1573202757134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0036042936724355" calcext:value-type="float">
            <text:p>3.6042936724355E-05</text:p>
          </table:table-cell>
          <table:table-cell office:value-type="float" office:value="0.0000478710678171711" calcext:value-type="float">
            <text:p>4.78710678171711E-05</text:p>
          </table:table-cell>
          <table:table-cell office:value-type="float" office:value="0.00000297085547273223" calcext:value-type="float">
            <text:p>2.97085547273223E-06</text:p>
          </table:table-cell>
          <table:table-cell office:value-type="float" office:value="0.00000790878627434923" calcext:value-type="float">
            <text:p>7.90878627434923E-06</text:p>
          </table:table-cell>
          <table:table-cell office:value-type="float" office:value="0.00000347036694269246" calcext:value-type="float">
            <text:p>3.47036694269246E-06</text:p>
          </table:table-cell>
          <table:table-cell office:value-type="float" office:value="0.000000328905871512965" calcext:value-type="float">
            <text:p>3.28905871512965E-07</text:p>
          </table:table-cell>
          <table:table-cell office:value-type="float" office:value="0.00000463509736888653" calcext:value-type="float">
            <text:p>4.63509736888653E-06</text:p>
          </table:table-cell>
          <table:table-cell office:value-type="float" office:value="0.000000439293816716192" calcext:value-type="float">
            <text:p>4.39293816716192E-07</text:p>
          </table:table-cell>
          <table:table-cell office:value-type="float" office:value="0.0000002745311919912" calcext:value-type="float">
            <text:p>2.745311919912E-07</text:p>
          </table:table-cell>
          <table:table-cell office:value-type="float" office:value="0.000000380930637101363" calcext:value-type="float">
            <text:p>3.80930637101363E-07</text:p>
          </table:table-cell>
          <table:table-cell office:value-type="float" office:value="0.00000108478097987411" calcext:value-type="float">
            <text:p>1.08478097987411E-06</text:p>
          </table:table-cell>
          <table:table-cell office:value-type="float" office:value="0.000000102810693934679" calcext:value-type="float">
            <text:p>1.02810693934679E-07</text:p>
          </table:table-cell>
          <table:table-cell table:formula="of:=SUM([.E420:.P420])" office:value-type="float" office:value="0.000105510363791317" calcext:value-type="float">
            <text:p>0.0001055103637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484126411191956" calcext:value-type="float">
            <text:p>0.484126411191956</text:p>
          </table:table-cell>
          <table:table-cell office:value-type="float" office:value="0.631525915927096" calcext:value-type="float">
            <text:p>0.631525915927096</text:p>
          </table:table-cell>
          <table:table-cell office:value-type="float" office:value="0.044442323725639" calcext:value-type="float">
            <text:p>0.044442323725639</text:p>
          </table:table-cell>
          <table:table-cell office:value-type="float" office:value="0.116057528786572" calcext:value-type="float">
            <text:p>0.116057528786572</text:p>
          </table:table-cell>
          <table:table-cell office:value-type="float" office:value="0.013813601494277" calcext:value-type="float">
            <text:p>0.013813601494277</text:p>
          </table:table-cell>
          <table:table-cell office:value-type="float" office:value="0.001396960281306" calcext:value-type="float">
            <text:p>0.001396960281306</text:p>
          </table:table-cell>
          <table:table-cell office:value-type="float" office:value="0.018044846672095" calcext:value-type="float">
            <text:p>0.018044846672095</text:p>
          </table:table-cell>
          <table:table-cell office:value-type="float" office:value="0.001824863276504" calcext:value-type="float">
            <text:p>0.001824863276504</text:p>
          </table:table-cell>
          <table:table-cell office:value-type="float" office:value="0.004107941406309" calcext:value-type="float">
            <text:p>0.004107941406309</text:p>
          </table:table-cell>
          <table:table-cell office:value-type="float" office:value="0.001806158927676" calcext:value-type="float">
            <text:p>0.001806158927676</text:p>
          </table:table-cell>
          <table:table-cell office:value-type="float" office:value="0.004722808859218" calcext:value-type="float">
            <text:p>0.004722808859218</text:p>
          </table:table-cell>
          <table:table-cell office:value-type="float" office:value="0.000477614501566" calcext:value-type="float">
            <text:p>0.000477614501566</text:p>
          </table:table-cell>
          <table:table-cell table:formula="of:=SUM([.E421:.P421])" office:value-type="float" office:value="1.32234697505021" calcext:value-type="float">
            <text:p>1.322346975050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1.6688749525543" calcext:value-type="float">
            <text:p>51.6688749525543</text:p>
          </table:table-cell>
          <table:table-cell office:value-type="float" office:value="16.9139984740756" calcext:value-type="float">
            <text:p>16.9139984740756</text:p>
          </table:table-cell>
          <table:table-cell office:value-type="float" office:value="2.80168532847925" calcext:value-type="float">
            <text:p>2.80168532847925</text:p>
          </table:table-cell>
          <table:table-cell office:value-type="float" office:value="9.86060433055288" calcext:value-type="float">
            <text:p>9.86060433055288</text:p>
          </table:table-cell>
          <table:table-cell office:value-type="float" office:value="1.36626258493968" calcext:value-type="float">
            <text:p>1.36626258493968</text:p>
          </table:table-cell>
          <table:table-cell office:value-type="float" office:value="0.071415057656101" calcext:value-type="float">
            <text:p>0.071415057656101</text:p>
          </table:table-cell>
          <table:table-cell office:value-type="float" office:value="0.447312472829392" calcext:value-type="float">
            <text:p>0.447312472829392</text:p>
          </table:table-cell>
          <table:table-cell office:value-type="float" office:value="0.023381190694624" calcext:value-type="float">
            <text:p>0.023381190694624</text:p>
          </table:table-cell>
          <table:table-cell office:value-type="float" office:value="0.227167629770738" calcext:value-type="float">
            <text:p>0.227167629770738</text:p>
          </table:table-cell>
          <table:table-cell office:value-type="float" office:value="0.044557674304085" calcext:value-type="float">
            <text:p>0.044557674304085</text:p>
          </table:table-cell>
          <table:table-cell office:value-type="float" office:value="0.341948451304261" calcext:value-type="float">
            <text:p>0.341948451304261</text:p>
          </table:table-cell>
          <table:table-cell office:value-type="float" office:value="0.01787377377855" calcext:value-type="float">
            <text:p>0.01787377377855</text:p>
          </table:table-cell>
          <table:table-cell table:formula="of:=SUM([.E422:.P422])" office:value-type="float" office:value="83.7850819209395" calcext:value-type="float">
            <text:p>83.78508192093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03.699049710035" calcext:value-type="float">
            <text:p>103.699049710035</text:p>
          </table:table-cell>
          <table:table-cell office:value-type="float" office:value="44.8877708315824" calcext:value-type="float">
            <text:p>44.8877708315824</text:p>
          </table:table-cell>
          <table:table-cell office:value-type="float" office:value="2.95501372123664" calcext:value-type="float">
            <text:p>2.95501372123664</text:p>
          </table:table-cell>
          <table:table-cell office:value-type="float" office:value="10.519815944227" calcext:value-type="float">
            <text:p>10.519815944227</text:p>
          </table:table-cell>
          <table:table-cell office:value-type="float" office:value="2.74466439306937" calcext:value-type="float">
            <text:p>2.74466439306937</text:p>
          </table:table-cell>
          <table:table-cell office:value-type="float" office:value="0.159307774893537" calcext:value-type="float">
            <text:p>0.159307774893537</text:p>
          </table:table-cell>
          <table:table-cell office:value-type="float" office:value="1.18921969131409" calcext:value-type="float">
            <text:p>1.18921969131409</text:p>
          </table:table-cell>
          <table:table-cell office:value-type="float" office:value="0.069025540376163" calcext:value-type="float">
            <text:p>0.069025540376163</text:p>
          </table:table-cell>
          <table:table-cell office:value-type="float" office:value="0.1920906031047" calcext:value-type="float">
            <text:p>0.1920906031047</text:p>
          </table:table-cell>
          <table:table-cell office:value-type="float" office:value="0.086705156447789" calcext:value-type="float">
            <text:p>0.086705156447789</text:p>
          </table:table-cell>
          <table:table-cell office:value-type="float" office:value="0.362877003066526" calcext:value-type="float">
            <text:p>0.362877003066526</text:p>
          </table:table-cell>
          <table:table-cell office:value-type="float" office:value="0.021062366701204" calcext:value-type="float">
            <text:p>0.021062366701204</text:p>
          </table:table-cell>
          <table:table-cell table:formula="of:=SUM([.E423:.P423])" office:value-type="float" office:value="166.886602736054" calcext:value-type="float">
            <text:p>166.8866027360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2.44989021261437" calcext:value-type="float">
            <text:p>2.44989021261437</text:p>
          </table:table-cell>
          <table:table-cell office:value-type="float" office:value="3.26672380130844" calcext:value-type="float">
            <text:p>3.26672380130844</text:p>
          </table:table-cell>
          <table:table-cell office:value-type="float" office:value="0.210469630135834" calcext:value-type="float">
            <text:p>0.210469630135834</text:p>
          </table:table-cell>
          <table:table-cell office:value-type="float" office:value="0.567208780200452" calcext:value-type="float">
            <text:p>0.567208780200452</text:p>
          </table:table-cell>
          <table:table-cell office:value-type="float" office:value="0.25196846393231" calcext:value-type="float">
            <text:p>0.25196846393231</text:p>
          </table:table-cell>
          <table:table-cell office:value-type="float" office:value="0.019975002053171" calcext:value-type="float">
            <text:p>0.019975002053171</text:p>
          </table:table-cell>
          <table:table-cell office:value-type="float" office:value="0.337451895246733" calcext:value-type="float">
            <text:p>0.337451895246733</text:p>
          </table:table-cell>
          <table:table-cell office:value-type="float" office:value="0.026751769627055" calcext:value-type="float">
            <text:p>0.026751769627055</text:p>
          </table:table-cell>
          <table:table-cell office:value-type="float" office:value="0.02327000927969" calcext:value-type="float">
            <text:p>0.02327000927969</text:p>
          </table:table-cell>
          <table:table-cell office:value-type="float" office:value="0.021338159501202" calcext:value-type="float">
            <text:p>0.021338159501202</text:p>
          </table:table-cell>
          <table:table-cell office:value-type="float" office:value="0.083098241757015" calcext:value-type="float">
            <text:p>0.083098241757015</text:p>
          </table:table-cell>
          <table:table-cell office:value-type="float" office:value="0.006587679758834" calcext:value-type="float">
            <text:p>0.006587679758834</text:p>
          </table:table-cell>
          <table:table-cell table:formula="of:=SUM([.E424:.P424])" office:value-type="float" office:value="7.26473364541511" calcext:value-type="float">
            <text:p>7.264733645415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230776299317913" calcext:value-type="float">
            <text:p>0.230776299317913</text:p>
          </table:table-cell>
          <table:table-cell office:value-type="float" office:value="0.303668735779599" calcext:value-type="float">
            <text:p>0.303668735779599</text:p>
          </table:table-cell>
          <table:table-cell office:value-type="float" office:value="0.019551985503154" calcext:value-type="float">
            <text:p>0.019551985503154</text:p>
          </table:table-cell>
          <table:table-cell office:value-type="float" office:value="0.052686065078115" calcext:value-type="float">
            <text:p>0.052686065078115</text:p>
          </table:table-cell>
          <table:table-cell office:value-type="float" office:value="0.030952354658423" calcext:value-type="float">
            <text:p>0.030952354658423</text:p>
          </table:table-cell>
          <table:table-cell office:value-type="float" office:value="0.002077528058274" calcext:value-type="float">
            <text:p>0.002077528058274</text:p>
          </table:table-cell>
          <table:table-cell office:value-type="float" office:value="0.040941918001304" calcext:value-type="float">
            <text:p>0.040941918001304</text:p>
          </table:table-cell>
          <table:table-cell office:value-type="float" office:value="0.002748029490678" calcext:value-type="float">
            <text:p>0.002748029490678</text:p>
          </table:table-cell>
          <table:table-cell office:value-type="float" office:value="0.002158299894162" calcext:value-type="float">
            <text:p>0.002158299894162</text:p>
          </table:table-cell>
          <table:table-cell office:value-type="float" office:value="0.002301697677332" calcext:value-type="float">
            <text:p>0.002301697677332</text:p>
          </table:table-cell>
          <table:table-cell office:value-type="float" office:value="0.010073925615894" calcext:value-type="float">
            <text:p>0.010073925615894</text:p>
          </table:table-cell>
          <table:table-cell office:value-type="float" office:value="0.000676163844559" calcext:value-type="float">
            <text:p>0.000676163844559</text:p>
          </table:table-cell>
          <table:table-cell table:formula="of:=SUM([.E425:.P425])" office:value-type="float" office:value="0.698613002919407" calcext:value-type="float">
            <text:p>0.6986130029194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860.91333483838" calcext:value-type="float">
            <text:p>1860.91333483838</text:p>
          </table:table-cell>
          <table:table-cell office:value-type="float" office:value="1516.8147889973" calcext:value-type="float">
            <text:p>1516.8147889973</text:p>
          </table:table-cell>
          <table:table-cell office:value-type="float" office:value="324.014996291413" calcext:value-type="float">
            <text:p>324.014996291413</text:p>
          </table:table-cell>
          <table:table-cell office:value-type="float" office:value="1177.98029513552" calcext:value-type="float">
            <text:p>1177.98029513552</text:p>
          </table:table-cell>
          <table:table-cell office:value-type="float" office:value="263.595809399495" calcext:value-type="float">
            <text:p>263.595809399495</text:p>
          </table:table-cell>
          <table:table-cell office:value-type="float" office:value="16.1717495302721" calcext:value-type="float">
            <text:p>16.1717495302721</text:p>
          </table:table-cell>
          <table:table-cell office:value-type="float" office:value="215.553845676309" calcext:value-type="float">
            <text:p>215.553845676309</text:p>
          </table:table-cell>
          <table:table-cell office:value-type="float" office:value="13.2243483327958" calcext:value-type="float">
            <text:p>13.2243483327958</text:p>
          </table:table-cell>
          <table:table-cell office:value-type="float" office:value="31.8667685289292" calcext:value-type="float">
            <text:p>31.8667685289292</text:p>
          </table:table-cell>
          <table:table-cell office:value-type="float" office:value="16.4909443283131" calcext:value-type="float">
            <text:p>16.4909443283131</text:p>
          </table:table-cell>
          <table:table-cell office:value-type="float" office:value="218.9062454511" calcext:value-type="float">
            <text:p>218.9062454511</text:p>
          </table:table-cell>
          <table:table-cell office:value-type="float" office:value="13.4300199237319" calcext:value-type="float">
            <text:p>13.4300199237319</text:p>
          </table:table-cell>
          <table:table-cell table:formula="of:=SUM([.E426:.P426])" office:value-type="float" office:value="5668.96314643356" calcext:value-type="float">
            <text:p>5668.963146433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75.2961533400512" calcext:value-type="float">
            <text:p>75.2961533400512</text:p>
          </table:table-cell>
          <table:table-cell office:value-type="float" office:value="98.6332013972305" calcext:value-type="float">
            <text:p>98.6332013972305</text:p>
          </table:table-cell>
          <table:table-cell office:value-type="float" office:value="6.53660312927474" calcext:value-type="float">
            <text:p>6.53660312927474</text:p>
          </table:table-cell>
          <table:table-cell office:value-type="float" office:value="17.8639262613817" calcext:value-type="float">
            <text:p>17.8639262613817</text:p>
          </table:table-cell>
          <table:table-cell office:value-type="float" office:value="3.79650833977842" calcext:value-type="float">
            <text:p>3.79650833977842</text:p>
          </table:table-cell>
          <table:table-cell office:value-type="float" office:value="0.282630600944664" calcext:value-type="float">
            <text:p>0.282630600944664</text:p>
          </table:table-cell>
          <table:table-cell office:value-type="float" office:value="4.98297864872619" calcext:value-type="float">
            <text:p>4.98297864872619</text:p>
          </table:table-cell>
          <table:table-cell office:value-type="float" office:value="0.370957238583627" calcext:value-type="float">
            <text:p>0.370957238583627</text:p>
          </table:table-cell>
          <table:table-cell office:value-type="float" office:value="0.71831260567377" calcext:value-type="float">
            <text:p>0.71831260567377</text:p>
          </table:table-cell>
          <table:table-cell office:value-type="float" office:value="0.351496629641853" calcext:value-type="float">
            <text:p>0.351496629641853</text:p>
          </table:table-cell>
          <table:table-cell office:value-type="float" office:value="1.27444757816575" calcext:value-type="float">
            <text:p>1.27444757816575</text:p>
          </table:table-cell>
          <table:table-cell office:value-type="float" office:value="0.09487609473037" calcext:value-type="float">
            <text:p>0.09487609473037</text:p>
          </table:table-cell>
          <table:table-cell table:formula="of:=SUM([.E427:.P427])" office:value-type="float" office:value="210.202091864183" calcext:value-type="float">
            <text:p>210.2020918641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3.11875530681512" calcext:value-type="float">
            <text:p>3.11875530681512</text:p>
          </table:table-cell>
          <table:table-cell office:value-type="float" office:value="3.20710243909271" calcext:value-type="float">
            <text:p>3.20710243909271</text:p>
          </table:table-cell>
          <table:table-cell office:value-type="float" office:value="0.426522349282263" calcext:value-type="float">
            <text:p>0.426522349282263</text:p>
          </table:table-cell>
          <table:table-cell office:value-type="float" office:value="1.44499978990902" calcext:value-type="float">
            <text:p>1.44499978990902</text:p>
          </table:table-cell>
          <table:table-cell office:value-type="float" office:value="0.202760742649228" calcext:value-type="float">
            <text:p>0.202760742649228</text:p>
          </table:table-cell>
          <table:table-cell office:value-type="float" office:value="0.014903242765129" calcext:value-type="float">
            <text:p>0.014903242765129</text:p>
          </table:table-cell>
          <table:table-cell office:value-type="float" office:value="0.208954851576529" calcext:value-type="float">
            <text:p>0.208954851576529</text:p>
          </table:table-cell>
          <table:table-cell office:value-type="float" office:value="0.015358519796822" calcext:value-type="float">
            <text:p>0.015358519796822</text:p>
          </table:table-cell>
          <table:table-cell office:value-type="float" office:value="0.043240423378038" calcext:value-type="float">
            <text:p>0.043240423378038</text:p>
          </table:table-cell>
          <table:table-cell office:value-type="float" office:value="0.018484946389115" calcext:value-type="float">
            <text:p>0.018484946389115</text:p>
          </table:table-cell>
          <table:table-cell office:value-type="float" office:value="0.125236539029273" calcext:value-type="float">
            <text:p>0.125236539029273</text:p>
          </table:table-cell>
          <table:table-cell office:value-type="float" office:value="0.009205088321494" calcext:value-type="float">
            <text:p>0.009205088321494</text:p>
          </table:table-cell>
          <table:table-cell table:formula="of:=SUM([.E428:.P428])" office:value-type="float" office:value="8.83552423900474" calcext:value-type="float">
            <text:p>8.835524239004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.83107814574357" calcext:value-type="float">
            <text:p>1.83107814574357</text:p>
          </table:table-cell>
          <table:table-cell office:value-type="float" office:value="2.57234218621261" calcext:value-type="float">
            <text:p>2.57234218621261</text:p>
          </table:table-cell>
          <table:table-cell office:value-type="float" office:value="0.105883641777418" calcext:value-type="float">
            <text:p>0.105883641777418</text:p>
          </table:table-cell>
          <table:table-cell office:value-type="float" office:value="0.300159727803775" calcext:value-type="float">
            <text:p>0.300159727803775</text:p>
          </table:table-cell>
          <table:table-cell office:value-type="float" office:value="0.086896586819018" calcext:value-type="float">
            <text:p>0.086896586819018</text:p>
          </table:table-cell>
          <table:table-cell office:value-type="float" office:value="0.005544581090899" calcext:value-type="float">
            <text:p>0.005544581090899</text:p>
          </table:table-cell>
          <table:table-cell office:value-type="float" office:value="0.122342624720277" calcext:value-type="float">
            <text:p>0.122342624720277</text:p>
          </table:table-cell>
          <table:table-cell office:value-type="float" office:value="0.007806274428797" calcext:value-type="float">
            <text:p>0.007806274428797</text:p>
          </table:table-cell>
          <table:table-cell office:value-type="float" office:value="0.010610475122721" calcext:value-type="float">
            <text:p>0.010610475122721</text:p>
          </table:table-cell>
          <table:table-cell office:value-type="float" office:value="0.008209658634207" calcext:value-type="float">
            <text:p>0.008209658634207</text:p>
          </table:table-cell>
          <table:table-cell office:value-type="float" office:value="0.019894310946244" calcext:value-type="float">
            <text:p>0.019894310946244</text:p>
          </table:table-cell>
          <table:table-cell office:value-type="float" office:value="0.001269389562087" calcext:value-type="float">
            <text:p>0.001269389562087</text:p>
          </table:table-cell>
          <table:table-cell table:formula="of:=SUM([.E429:.P429])" office:value-type="float" office:value="5.07203760286162" calcext:value-type="float">
            <text:p>5.072037602861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36311604068917" calcext:value-type="float">
            <text:p>0.036311604068917</text:p>
          </table:table-cell>
          <table:table-cell office:value-type="float" office:value="1.37303321788178" calcext:value-type="float">
            <text:p>1.37303321788178</text:p>
          </table:table-cell>
          <table:table-cell office:value-type="float" office:value="0.067344570673355" calcext:value-type="float">
            <text:p>0.067344570673355</text:p>
          </table:table-cell>
          <table:table-cell office:value-type="float" office:value="0.221060029397365" calcext:value-type="float">
            <text:p>0.221060029397365</text:p>
          </table:table-cell>
          <table:table-cell office:value-type="float" office:value="0.001377306784079" calcext:value-type="float">
            <text:p>0.001377306784079</text:p>
          </table:table-cell>
          <table:table-cell office:value-type="float" office:value="0.0000594713634902738" calcext:value-type="float">
            <text:p>5.94713634902738E-05</text:p>
          </table:table-cell>
          <table:table-cell office:value-type="float" office:value="0.052167617249701" calcext:value-type="float">
            <text:p>0.052167617249701</text:p>
          </table:table-cell>
          <table:table-cell office:value-type="float" office:value="0.002252569553669" calcext:value-type="float">
            <text:p>0.002252569553669</text:p>
          </table:table-cell>
          <table:table-cell office:value-type="float" office:value="0.006047447678878" calcext:value-type="float">
            <text:p>0.006047447678878</text:p>
          </table:table-cell>
          <table:table-cell office:value-type="float" office:value="0.003705502663711" calcext:value-type="float">
            <text:p>0.003705502663711</text:p>
          </table:table-cell>
          <table:table-cell office:value-type="float" office:value="0.011221000292346" calcext:value-type="float">
            <text:p>0.011221000292346</text:p>
          </table:table-cell>
          <table:table-cell office:value-type="float" office:value="0.000484516735723" calcext:value-type="float">
            <text:p>0.000484516735723</text:p>
          </table:table-cell>
          <table:table-cell table:formula="of:=SUM([.E430:.P430])" office:value-type="float" office:value="1.77506485434301" calcext:value-type="float">
            <text:p>1.77506485434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92.7054704515417" calcext:value-type="float">
            <text:p>92.7054704515417</text:p>
          </table:table-cell>
          <table:table-cell office:value-type="float" office:value="43.7971753611927" calcext:value-type="float">
            <text:p>43.7971753611927</text:p>
          </table:table-cell>
          <table:table-cell office:value-type="float" office:value="1.01270118566692" calcext:value-type="float">
            <text:p>1.01270118566692</text:p>
          </table:table-cell>
          <table:table-cell office:value-type="float" office:value="2.25508208622547" calcext:value-type="float">
            <text:p>2.25508208622547</text:p>
          </table:table-cell>
          <table:table-cell office:value-type="float" office:value="3.48591488962839" calcext:value-type="float">
            <text:p>3.48591488962839</text:p>
          </table:table-cell>
          <table:table-cell office:value-type="float" office:value="0.139002285147532" calcext:value-type="float">
            <text:p>0.139002285147532</text:p>
          </table:table-cell>
          <table:table-cell office:value-type="float" office:value="1.65004678199429" calcext:value-type="float">
            <text:p>1.65004678199429</text:p>
          </table:table-cell>
          <table:table-cell office:value-type="float" office:value="0.065796291808487" calcext:value-type="float">
            <text:p>0.065796291808487</text:p>
          </table:table-cell>
          <table:table-cell office:value-type="float" office:value="0.050889578328525" calcext:value-type="float">
            <text:p>0.050889578328525</text:p>
          </table:table-cell>
          <table:table-cell office:value-type="float" office:value="0.098477254664121" calcext:value-type="float">
            <text:p>0.098477254664121</text:p>
          </table:table-cell>
          <table:table-cell office:value-type="float" office:value="0.125308214256906" calcext:value-type="float">
            <text:p>0.125308214256906</text:p>
          </table:table-cell>
          <table:table-cell office:value-type="float" office:value="0.004996716409024" calcext:value-type="float">
            <text:p>0.004996716409024</text:p>
          </table:table-cell>
          <table:table-cell table:formula="of:=SUM([.E431:.P431])" office:value-type="float" office:value="145.390861096864" calcext:value-type="float">
            <text:p>145.3908610968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3.6021477398533" calcext:value-type="float">
            <text:p>13.6021477398533</text:p>
          </table:table-cell>
          <table:table-cell office:value-type="float" office:value="19.9866987489882" calcext:value-type="float">
            <text:p>19.9866987489882</text:p>
          </table:table-cell>
          <table:table-cell office:value-type="float" office:value="0.964178878361829" calcext:value-type="float">
            <text:p>0.964178878361829</text:p>
          </table:table-cell>
          <table:table-cell office:value-type="float" office:value="1.250600097628" calcext:value-type="float">
            <text:p>1.250600097628</text:p>
          </table:table-cell>
          <table:table-cell office:value-type="float" office:value="0.552508307883812" calcext:value-type="float">
            <text:p>0.552508307883812</text:p>
          </table:table-cell>
          <table:table-cell office:value-type="float" office:value="0.024671870973553" calcext:value-type="float">
            <text:p>0.024671870973553</text:p>
          </table:table-cell>
          <table:table-cell office:value-type="float" office:value="0.813417072066162" calcext:value-type="float">
            <text:p>0.813417072066162</text:p>
          </table:table-cell>
          <table:table-cell office:value-type="float" office:value="0.036322568843475" calcext:value-type="float">
            <text:p>0.036322568843475</text:p>
          </table:table-cell>
          <table:table-cell office:value-type="float" office:value="0.045035929784083" calcext:value-type="float">
            <text:p>0.045035929784083</text:p>
          </table:table-cell>
          <table:table-cell office:value-type="float" office:value="0.052067273222908" calcext:value-type="float">
            <text:p>0.052067273222908</text:p>
          </table:table-cell>
          <table:table-cell office:value-type="float" office:value="0.092333361788786" calcext:value-type="float">
            <text:p>0.092333361788786</text:p>
          </table:table-cell>
          <table:table-cell office:value-type="float" office:value="0.004123081510453" calcext:value-type="float">
            <text:p>0.004123081510453</text:p>
          </table:table-cell>
          <table:table-cell table:formula="of:=SUM([.E432:.P432])" office:value-type="float" office:value="37.4241049309046" calcext:value-type="float">
            <text:p>37.42410493090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86389860805861" calcext:value-type="float">
            <text:p>0.086389860805861</text:p>
          </table:table-cell>
          <table:table-cell office:value-type="float" office:value="0.110264169794763" calcext:value-type="float">
            <text:p>0.110264169794763</text:p>
          </table:table-cell>
          <table:table-cell office:value-type="float" office:value="0.004194635400651" calcext:value-type="float">
            <text:p>0.004194635400651</text:p>
          </table:table-cell>
          <table:table-cell office:value-type="float" office:value="0.01110018134379" calcext:value-type="float">
            <text:p>0.01110018134379</text:p>
          </table:table-cell>
          <table:table-cell office:value-type="float" office:value="0.003040127247287" calcext:value-type="float">
            <text:p>0.003040127247287</text:p>
          </table:table-cell>
          <table:table-cell office:value-type="float" office:value="0.000130061549354" calcext:value-type="float">
            <text:p>0.000130061549354</text:p>
          </table:table-cell>
          <table:table-cell office:value-type="float" office:value="0.003885551234442" calcext:value-type="float">
            <text:p>0.003885551234442</text:p>
          </table:table-cell>
          <table:table-cell office:value-type="float" office:value="0.000166230151747" calcext:value-type="float">
            <text:p>0.000166230151747</text:p>
          </table:table-cell>
          <table:table-cell office:value-type="float" office:value="0.00039259723957" calcext:value-type="float">
            <text:p>0.00039259723957</text:p>
          </table:table-cell>
          <table:table-cell office:value-type="float" office:value="0.000231829964555" calcext:value-type="float">
            <text:p>0.000231829964555</text:p>
          </table:table-cell>
          <table:table-cell office:value-type="float" office:value="0.000554942484362" calcext:value-type="float">
            <text:p>0.000554942484362</text:p>
          </table:table-cell>
          <table:table-cell office:value-type="float" office:value="0.0000237413349664435" calcext:value-type="float">
            <text:p>2.37413349664435E-05</text:p>
          </table:table-cell>
          <table:table-cell table:formula="of:=SUM([.E433:.P433])" office:value-type="float" office:value="0.220373928551348" calcext:value-type="float">
            <text:p>0.2203739285513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1.90987317891393" calcext:value-type="float">
            <text:p>1.90987317891393</text:p>
          </table:table-cell>
          <table:table-cell office:value-type="float" office:value="2.64532227603482" calcext:value-type="float">
            <text:p>2.64532227603482</text:p>
          </table:table-cell>
          <table:table-cell office:value-type="float" office:value="0.132276801276108" calcext:value-type="float">
            <text:p>0.132276801276108</text:p>
          </table:table-cell>
          <table:table-cell office:value-type="float" office:value="0.354172075873048" calcext:value-type="float">
            <text:p>0.354172075873048</text:p>
          </table:table-cell>
          <table:table-cell office:value-type="float" office:value="0.049349636851082" calcext:value-type="float">
            <text:p>0.049349636851082</text:p>
          </table:table-cell>
          <table:table-cell office:value-type="float" office:value="0.001891102202807" calcext:value-type="float">
            <text:p>0.001891102202807</text:p>
          </table:table-cell>
          <table:table-cell office:value-type="float" office:value="0.068407626642471" calcext:value-type="float">
            <text:p>0.068407626642471</text:p>
          </table:table-cell>
          <table:table-cell office:value-type="float" office:value="0.002621413685835" calcext:value-type="float">
            <text:p>0.002621413685835</text:p>
          </table:table-cell>
          <table:table-cell office:value-type="float" office:value="0.011677279222348" calcext:value-type="float">
            <text:p>0.011677279222348</text:p>
          </table:table-cell>
          <table:table-cell office:value-type="float" office:value="0.004415155020323" calcext:value-type="float">
            <text:p>0.004415155020323</text:p>
          </table:table-cell>
          <table:table-cell office:value-type="float" office:value="0.012930719071451" calcext:value-type="float">
            <text:p>0.012930719071451</text:p>
          </table:table-cell>
          <table:table-cell office:value-type="float" office:value="0.000495511474455" calcext:value-type="float">
            <text:p>0.000495511474455</text:p>
          </table:table-cell>
          <table:table-cell table:formula="of:=SUM([.E434:.P434])" office:value-type="float" office:value="5.19343277626868" calcext:value-type="float">
            <text:p>5.19343277626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653.533407519336" calcext:value-type="float">
            <text:p>653.533407519336</text:p>
          </table:table-cell>
          <table:table-cell office:value-type="float" office:value="824.927083571861" calcext:value-type="float">
            <text:p>824.927083571861</text:p>
          </table:table-cell>
          <table:table-cell office:value-type="float" office:value="69.3234197686979" calcext:value-type="float">
            <text:p>69.3234197686979</text:p>
          </table:table-cell>
          <table:table-cell office:value-type="float" office:value="174.47904215036" calcext:value-type="float">
            <text:p>174.47904215036</text:p>
          </table:table-cell>
          <table:table-cell office:value-type="float" office:value="26.3158590965069" calcext:value-type="float">
            <text:p>26.3158590965069</text:p>
          </table:table-cell>
          <table:table-cell office:value-type="float" office:value="0.423678602415407" calcext:value-type="float">
            <text:p>0.423678602415407</text:p>
          </table:table-cell>
          <table:table-cell office:value-type="float" office:value="33.2858319471055" calcext:value-type="float">
            <text:p>33.2858319471055</text:p>
          </table:table-cell>
          <table:table-cell office:value-type="float" office:value="0.535893383068603" calcext:value-type="float">
            <text:p>0.535893383068603</text:p>
          </table:table-cell>
          <table:table-cell office:value-type="float" office:value="5.22034289508364" calcext:value-type="float">
            <text:p>5.22034289508364</text:p>
          </table:table-cell>
          <table:table-cell office:value-type="float" office:value="3.20758059292004" calcext:value-type="float">
            <text:p>3.20758059292004</text:p>
          </table:table-cell>
          <table:table-cell office:value-type="float" office:value="10.0881162738363" calcext:value-type="float">
            <text:p>10.0881162738363</text:p>
          </table:table-cell>
          <table:table-cell office:value-type="float" office:value="0.162416092449378" calcext:value-type="float">
            <text:p>0.162416092449378</text:p>
          </table:table-cell>
          <table:table-cell table:formula="of:=SUM([.E435:.P435])" office:value-type="float" office:value="1801.50267189364" calcext:value-type="float">
            <text:p>1801.5026718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2.4627942105815" calcext:value-type="float">
            <text:p>2.4627942105815</text:p>
          </table:table-cell>
          <table:table-cell office:value-type="float" office:value="3.11154073331454" calcext:value-type="float">
            <text:p>3.11154073331454</text:p>
          </table:table-cell>
          <table:table-cell office:value-type="float" office:value="0.261479983775988" calcext:value-type="float">
            <text:p>0.261479983775988</text:p>
          </table:table-cell>
          <table:table-cell office:value-type="float" office:value="0.658115283629822" calcext:value-type="float">
            <text:p>0.658115283629822</text:p>
          </table:table-cell>
          <table:table-cell office:value-type="float" office:value="0.111194773145906" calcext:value-type="float">
            <text:p>0.111194773145906</text:p>
          </table:table-cell>
          <table:table-cell office:value-type="float" office:value="0.003022867921065" calcext:value-type="float">
            <text:p>0.003022867921065</text:p>
          </table:table-cell>
          <table:table-cell office:value-type="float" office:value="0.140645723770512" calcext:value-type="float">
            <text:p>0.140645723770512</text:p>
          </table:table-cell>
          <table:table-cell office:value-type="float" office:value="0.00382350208191" calcext:value-type="float">
            <text:p>0.00382350208191</text:p>
          </table:table-cell>
          <table:table-cell office:value-type="float" office:value="0.0196905766993" calcext:value-type="float">
            <text:p>0.0196905766993</text:p>
          </table:table-cell>
          <table:table-cell office:value-type="float" office:value="0.008364808916158" calcext:value-type="float">
            <text:p>0.008364808916158</text:p>
          </table:table-cell>
          <table:table-cell office:value-type="float" office:value="0.042626132002145" calcext:value-type="float">
            <text:p>0.042626132002145</text:p>
          </table:table-cell>
          <table:table-cell office:value-type="float" office:value="0.001158805970666" calcext:value-type="float">
            <text:p>0.001158805970666</text:p>
          </table:table-cell>
          <table:table-cell table:formula="of:=SUM([.E436:.P436])" office:value-type="float" office:value="6.82445740180951" calcext:value-type="float">
            <text:p>6.824457401809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214050321107333" calcext:value-type="float">
            <text:p>0.214050321107333</text:p>
          </table:table-cell>
          <table:table-cell office:value-type="float" office:value="0.270720493980762" calcext:value-type="float">
            <text:p>0.270720493980762</text:p>
          </table:table-cell>
          <table:table-cell office:value-type="float" office:value="0.022738736096332" calcext:value-type="float">
            <text:p>0.022738736096332</text:p>
          </table:table-cell>
          <table:table-cell office:value-type="float" office:value="0.057234482019667" calcext:value-type="float">
            <text:p>0.057234482019667</text:p>
          </table:table-cell>
          <table:table-cell office:value-type="float" office:value="0.004369085998058" calcext:value-type="float">
            <text:p>0.004369085998058</text:p>
          </table:table-cell>
          <table:table-cell office:value-type="float" office:value="0.000276874283" calcext:value-type="float">
            <text:p>0.000276874283</text:p>
          </table:table-cell>
          <table:table-cell office:value-type="float" office:value="0.005526860330881" calcext:value-type="float">
            <text:p>0.005526860330881</text:p>
          </table:table-cell>
          <table:table-cell office:value-type="float" office:value="0.000350243847806" calcext:value-type="float">
            <text:p>0.000350243847806</text:p>
          </table:table-cell>
          <table:table-cell office:value-type="float" office:value="0.001712624629306" calcext:value-type="float">
            <text:p>0.001712624629306</text:p>
          </table:table-cell>
          <table:table-cell office:value-type="float" office:value="0.000392616557932" calcext:value-type="float">
            <text:p>0.000392616557932</text:p>
          </table:table-cell>
          <table:table-cell office:value-type="float" office:value="0.00167429199138" calcext:value-type="float">
            <text:p>0.00167429199138</text:p>
          </table:table-cell>
          <table:table-cell office:value-type="float" office:value="0.00010610191579" calcext:value-type="float">
            <text:p>0.00010610191579</text:p>
          </table:table-cell>
          <table:table-cell table:formula="of:=SUM([.E437:.P437])" office:value-type="float" office:value="0.579152732758247" calcext:value-type="float">
            <text:p>0.5791527327582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7281973806152" calcext:value-type="float">
            <text:p>0.007281973806152</text:p>
          </table:table-cell>
          <table:table-cell office:value-type="float" office:value="0.114454481700447" calcext:value-type="float">
            <text:p>0.114454481700447</text:p>
          </table:table-cell>
          <table:table-cell office:value-type="float" office:value="0.005515104017499" calcext:value-type="float">
            <text:p>0.005515104017499</text:p>
          </table:table-cell>
          <table:table-cell office:value-type="float" office:value="0.018011353708496" calcext:value-type="float">
            <text:p>0.018011353708496</text:p>
          </table:table-cell>
          <table:table-cell office:value-type="float" office:value="0.000236047391105" calcext:value-type="float">
            <text:p>0.000236047391105</text:p>
          </table:table-cell>
          <table:table-cell office:value-type="float" office:value="0.00000975132432426687" calcext:value-type="float">
            <text:p>9.75132432426687E-06</text:p>
          </table:table-cell>
          <table:table-cell office:value-type="float" office:value="0.003714318334324" calcext:value-type="float">
            <text:p>0.003714318334324</text:p>
          </table:table-cell>
          <table:table-cell office:value-type="float" office:value="0.000153441741305" calcext:value-type="float">
            <text:p>0.000153441741305</text:p>
          </table:table-cell>
          <table:table-cell office:value-type="float" office:value="0.000497832292186" calcext:value-type="float">
            <text:p>0.000497832292186</text:p>
          </table:table-cell>
          <table:table-cell office:value-type="float" office:value="0.000230860089287" calcext:value-type="float">
            <text:p>0.000230860089287</text:p>
          </table:table-cell>
          <table:table-cell office:value-type="float" office:value="0.000781996480991" calcext:value-type="float">
            <text:p>0.000781996480991</text:p>
          </table:table-cell>
          <table:table-cell office:value-type="float" office:value="0.000032304959063089" calcext:value-type="float">
            <text:p>3.2304959063089E-05</text:p>
          </table:table-cell>
          <table:table-cell table:formula="of:=SUM([.E438:.P438])" office:value-type="float" office:value="0.150919465845179" calcext:value-type="float">
            <text:p>0.1509194658451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14069806440999" calcext:value-type="float">
            <text:p>0.014069806440999</text:p>
          </table:table-cell>
          <table:table-cell office:value-type="float" office:value="0.255934955833119" calcext:value-type="float">
            <text:p>0.255934955833119</text:p>
          </table:table-cell>
          <table:table-cell office:value-type="float" office:value="0.012287507818113" calcext:value-type="float">
            <text:p>0.012287507818113</text:p>
          </table:table-cell>
          <table:table-cell office:value-type="float" office:value="0.040250279820902" calcext:value-type="float">
            <text:p>0.040250279820902</text:p>
          </table:table-cell>
          <table:table-cell office:value-type="float" office:value="0.00057008437589" calcext:value-type="float">
            <text:p>0.00057008437589</text:p>
          </table:table-cell>
          <table:table-cell office:value-type="float" office:value="0.0000303082269592133" calcext:value-type="float">
            <text:p>3.03082269592133E-05</text:p>
          </table:table-cell>
          <table:table-cell office:value-type="float" office:value="0.010388808247769" calcext:value-type="float">
            <text:p>0.010388808247769</text:p>
          </table:table-cell>
          <table:table-cell office:value-type="float" office:value="0.000552315361594" calcext:value-type="float">
            <text:p>0.000552315361594</text:p>
          </table:table-cell>
          <table:table-cell office:value-type="float" office:value="0.001108726611037" calcext:value-type="float">
            <text:p>0.001108726611037</text:p>
          </table:table-cell>
          <table:table-cell office:value-type="float" office:value="0.00072121425564" calcext:value-type="float">
            <text:p>0.00072121425564</text:p>
          </table:table-cell>
          <table:table-cell office:value-type="float" office:value="0.002184123219355" calcext:value-type="float">
            <text:p>0.002184123219355</text:p>
          </table:table-cell>
          <table:table-cell office:value-type="float" office:value="0.000116117727548" calcext:value-type="float">
            <text:p>0.000116117727548</text:p>
          </table:table-cell>
          <table:table-cell table:formula="of:=SUM([.E439:.P439])" office:value-type="float" office:value="0.338214247938925" calcext:value-type="float">
            <text:p>0.3382142479389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265328639372175" calcext:value-type="float">
            <text:p>0.265328639372175</text:p>
          </table:table-cell>
          <table:table-cell office:value-type="float" office:value="0.448616512549579" calcext:value-type="float">
            <text:p>0.448616512549579</text:p>
          </table:table-cell>
          <table:table-cell office:value-type="float" office:value="0.026404206509168" calcext:value-type="float">
            <text:p>0.026404206509168</text:p>
          </table:table-cell>
          <table:table-cell office:value-type="float" office:value="0.073303773086682" calcext:value-type="float">
            <text:p>0.073303773086682</text:p>
          </table:table-cell>
          <table:table-cell office:value-type="float" office:value="0.010750660372649" calcext:value-type="float">
            <text:p>0.010750660372649</text:p>
          </table:table-cell>
          <table:table-cell office:value-type="float" office:value="0.000571553060599" calcext:value-type="float">
            <text:p>0.000571553060599</text:p>
          </table:table-cell>
          <table:table-cell office:value-type="float" office:value="0.018205599376097" calcext:value-type="float">
            <text:p>0.018205599376097</text:p>
          </table:table-cell>
          <table:table-cell office:value-type="float" office:value="0.000967890872074" calcext:value-type="float">
            <text:p>0.000967890872074</text:p>
          </table:table-cell>
          <table:table-cell office:value-type="float" office:value="0.002429279283345" calcext:value-type="float">
            <text:p>0.002429279283345</text:p>
          </table:table-cell>
          <table:table-cell office:value-type="float" office:value="0.001283059592218" calcext:value-type="float">
            <text:p>0.001283059592218</text:p>
          </table:table-cell>
          <table:table-cell office:value-type="float" office:value="0.00416198407642" calcext:value-type="float">
            <text:p>0.00416198407642</text:p>
          </table:table-cell>
          <table:table-cell office:value-type="float" office:value="0.000221269638756" calcext:value-type="float">
            <text:p>0.000221269638756</text:p>
          </table:table-cell>
          <table:table-cell table:formula="of:=SUM([.E440:.P440])" office:value-type="float" office:value="0.852244427789762" calcext:value-type="float">
            <text:p>0.8522444277897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6687917400203" calcext:value-type="float">
            <text:p>0.006687917400203</text:p>
          </table:table-cell>
          <table:table-cell office:value-type="float" office:value="0.121655678179671" calcext:value-type="float">
            <text:p>0.121655678179671</text:p>
          </table:table-cell>
          <table:table-cell office:value-type="float" office:value="0.005840722662852" calcext:value-type="float">
            <text:p>0.005840722662852</text:p>
          </table:table-cell>
          <table:table-cell office:value-type="float" office:value="0.019132498226331" calcext:value-type="float">
            <text:p>0.019132498226331</text:p>
          </table:table-cell>
          <table:table-cell office:value-type="float" office:value="0.000270982917742" calcext:value-type="float">
            <text:p>0.000270982917742</text:p>
          </table:table-cell>
          <table:table-cell office:value-type="float" office:value="0.0000144066600945715" calcext:value-type="float">
            <text:p>1.44066600945715E-05</text:p>
          </table:table-cell>
          <table:table-cell office:value-type="float" office:value="0.004938198080669" calcext:value-type="float">
            <text:p>0.004938198080669</text:p>
          </table:table-cell>
          <table:table-cell office:value-type="float" office:value="0.000262536627108" calcext:value-type="float">
            <text:p>0.000262536627108</text:p>
          </table:table-cell>
          <table:table-cell office:value-type="float" office:value="0.000527020185041" calcext:value-type="float">
            <text:p>0.000527020185041</text:p>
          </table:table-cell>
          <table:table-cell office:value-type="float" office:value="0.000342820733874" calcext:value-type="float">
            <text:p>0.000342820733874</text:p>
          </table:table-cell>
          <table:table-cell office:value-type="float" office:value="0.001038197340112" calcext:value-type="float">
            <text:p>0.001038197340112</text:p>
          </table:table-cell>
          <table:table-cell office:value-type="float" office:value="0.0000551951994417872" calcext:value-type="float">
            <text:p>5.51951994417872E-05</text:p>
          </table:table-cell>
          <table:table-cell table:formula="of:=SUM([.E441:.P441])" office:value-type="float" office:value="0.160766174213139" calcext:value-type="float">
            <text:p>0.160766174213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2294080181941" calcext:value-type="float">
            <text:p>0.002294080181941</text:p>
          </table:table-cell>
          <table:table-cell office:value-type="float" office:value="0.04173016256578" calcext:value-type="float">
            <text:p>0.04173016256578</text:p>
          </table:table-cell>
          <table:table-cell office:value-type="float" office:value="0.002003476614239" calcext:value-type="float">
            <text:p>0.002003476614239</text:p>
          </table:table-cell>
          <table:table-cell office:value-type="float" office:value="0.006562803094939" calcext:value-type="float">
            <text:p>0.006562803094939</text:p>
          </table:table-cell>
          <table:table-cell office:value-type="float" office:value="0.0000929521862825173" calcext:value-type="float">
            <text:p>9.29521862825173E-05</text:p>
          </table:table-cell>
          <table:table-cell office:value-type="float" office:value="0.00000494175258736385" calcext:value-type="float">
            <text:p>4.94175258736385E-06</text:p>
          </table:table-cell>
          <table:table-cell office:value-type="float" office:value="0.001693893887184" calcext:value-type="float">
            <text:p>0.001693893887184</text:p>
          </table:table-cell>
          <table:table-cell office:value-type="float" office:value="0.0000900549501253372" calcext:value-type="float">
            <text:p>9.00549501253372E-05</text:p>
          </table:table-cell>
          <table:table-cell office:value-type="float" office:value="0.000180777735378" calcext:value-type="float">
            <text:p>0.000180777735378</text:p>
          </table:table-cell>
          <table:table-cell office:value-type="float" office:value="0.000117593893466" calcext:value-type="float">
            <text:p>0.000117593893466</text:p>
          </table:table-cell>
          <table:table-cell office:value-type="float" office:value="0.000356121018108" calcext:value-type="float">
            <text:p>0.000356121018108</text:p>
          </table:table-cell>
          <table:table-cell office:value-type="float" office:value="0.0000189329808478159" calcext:value-type="float">
            <text:p>1.89329808478159E-05</text:p>
          </table:table-cell>
          <table:table-cell table:formula="of:=SUM([.E442:.P442])" office:value-type="float" office:value="0.055145790860878" calcext:value-type="float">
            <text:p>0.0551457908608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20.4506710477887" calcext:value-type="float">
            <text:p>20.4506710477887</text:p>
          </table:table-cell>
          <table:table-cell office:value-type="float" office:value="31.4075972995877" calcext:value-type="float">
            <text:p>31.4075972995877</text:p>
          </table:table-cell>
          <table:table-cell office:value-type="float" office:value="1.20114875993755" calcext:value-type="float">
            <text:p>1.20114875993755</text:p>
          </table:table-cell>
          <table:table-cell office:value-type="float" office:value="3.42525670938945" calcext:value-type="float">
            <text:p>3.42525670938945</text:p>
          </table:table-cell>
          <table:table-cell office:value-type="float" office:value="0.683659923270466" calcext:value-type="float">
            <text:p>0.683659923270466</text:p>
          </table:table-cell>
          <table:table-cell office:value-type="float" office:value="0.039992339052392" calcext:value-type="float">
            <text:p>0.039992339052392</text:p>
          </table:table-cell>
          <table:table-cell office:value-type="float" office:value="1.05150162581055" calcext:value-type="float">
            <text:p>1.05150162581055</text:p>
          </table:table-cell>
          <table:table-cell office:value-type="float" office:value="0.061510128211685" calcext:value-type="float">
            <text:p>0.061510128211685</text:p>
          </table:table-cell>
          <table:table-cell office:value-type="float" office:value="0.1179380702586" calcext:value-type="float">
            <text:p>0.1179380702586</text:p>
          </table:table-cell>
          <table:table-cell office:value-type="float" office:value="0.071321553442706" calcext:value-type="float">
            <text:p>0.071321553442706</text:p>
          </table:table-cell>
          <table:table-cell office:value-type="float" office:value="0.159431391011874" calcext:value-type="float">
            <text:p>0.159431391011874</text:p>
          </table:table-cell>
          <table:table-cell office:value-type="float" office:value="0.009326324431071" calcext:value-type="float">
            <text:p>0.009326324431071</text:p>
          </table:table-cell>
          <table:table-cell table:formula="of:=SUM([.E443:.P443])" office:value-type="float" office:value="58.6793551721928" calcext:value-type="float">
            <text:p>58.67935517219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52.2665501278319" calcext:value-type="float">
            <text:p>52.2665501278319</text:p>
          </table:table-cell>
          <table:table-cell office:value-type="float" office:value="72.2678177750637" calcext:value-type="float">
            <text:p>72.2678177750637</text:p>
          </table:table-cell>
          <table:table-cell office:value-type="float" office:value="7.03971421043815" calcext:value-type="float">
            <text:p>7.03971421043815</text:p>
          </table:table-cell>
          <table:table-cell office:value-type="float" office:value="26.1536237540417" calcext:value-type="float">
            <text:p>26.1536237540417</text:p>
          </table:table-cell>
          <table:table-cell office:value-type="float" office:value="2.83689633555673" calcext:value-type="float">
            <text:p>2.83689633555673</text:p>
          </table:table-cell>
          <table:table-cell office:value-type="float" office:value="0.191091352694486" calcext:value-type="float">
            <text:p>0.191091352694486</text:p>
          </table:table-cell>
          <table:table-cell office:value-type="float" office:value="3.92963916910022" calcext:value-type="float">
            <text:p>3.92963916910022</text:p>
          </table:table-cell>
          <table:table-cell office:value-type="float" office:value="0.264697745565395" calcext:value-type="float">
            <text:p>0.264697745565395</text:p>
          </table:table-cell>
          <table:table-cell office:value-type="float" office:value="0.659685630330419" calcext:value-type="float">
            <text:p>0.659685630330419</text:p>
          </table:table-cell>
          <table:table-cell office:value-type="float" office:value="0.317158767016167" calcext:value-type="float">
            <text:p>0.317158767016167</text:p>
          </table:table-cell>
          <table:table-cell office:value-type="float" office:value="1.84754665651525" calcext:value-type="float">
            <text:p>1.84754665651525</text:p>
          </table:table-cell>
          <table:table-cell office:value-type="float" office:value="0.124449450385148" calcext:value-type="float">
            <text:p>0.124449450385148</text:p>
          </table:table-cell>
          <table:table-cell table:formula="of:=SUM([.E444:.P444])" office:value-type="float" office:value="167.898870974539" calcext:value-type="float">
            <text:p>167.8988709745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41164253509358" calcext:value-type="float">
            <text:p>0.041164253509358</text:p>
          </table:table-cell>
          <table:table-cell office:value-type="float" office:value="0.057386596784612" calcext:value-type="float">
            <text:p>0.057386596784612</text:p>
          </table:table-cell>
          <table:table-cell office:value-type="float" office:value="0.002671427785124" calcext:value-type="float">
            <text:p>0.002671427785124</text:p>
          </table:table-cell>
          <table:table-cell office:value-type="float" office:value="0.007401582140534" calcext:value-type="float">
            <text:p>0.007401582140534</text:p>
          </table:table-cell>
          <table:table-cell office:value-type="float" office:value="0.001454411471541" calcext:value-type="float">
            <text:p>0.001454411471541</text:p>
          </table:table-cell>
          <table:table-cell office:value-type="float" office:value="0.0000891101134843604" calcext:value-type="float">
            <text:p>8.91101134843604E-05</text:p>
          </table:table-cell>
          <table:table-cell office:value-type="float" office:value="0.002030274819011" calcext:value-type="float">
            <text:p>0.002030274819011</text:p>
          </table:table-cell>
          <table:table-cell office:value-type="float" office:value="0.000124392596639" calcext:value-type="float">
            <text:p>0.000124392596639</text:p>
          </table:table-cell>
          <table:table-cell office:value-type="float" office:value="0.000256257667436" calcext:value-type="float">
            <text:p>0.000256257667436</text:p>
          </table:table-cell>
          <table:table-cell office:value-type="float" office:value="0.000131288888585" calcext:value-type="float">
            <text:p>0.000131288888585</text:p>
          </table:table-cell>
          <table:table-cell office:value-type="float" office:value="0.000366894317056" calcext:value-type="float">
            <text:p>0.000366894317056</text:p>
          </table:table-cell>
          <table:table-cell office:value-type="float" office:value="0.0000224791916657575" calcext:value-type="float">
            <text:p>2.24791916657575E-05</text:p>
          </table:table-cell>
          <table:table-cell table:formula="of:=SUM([.E445:.P445])" office:value-type="float" office:value="0.113098969285046" calcext:value-type="float">
            <text:p>0.1130989692850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120274178794705" calcext:value-type="float">
            <text:p>0.120274178794705</text:p>
          </table:table-cell>
          <table:table-cell office:value-type="float" office:value="0.172652572578669" calcext:value-type="float">
            <text:p>0.172652572578669</text:p>
          </table:table-cell>
          <table:table-cell office:value-type="float" office:value="0.006385899260718" calcext:value-type="float">
            <text:p>0.006385899260718</text:p>
          </table:table-cell>
          <table:table-cell office:value-type="float" office:value="0.018035728793974" calcext:value-type="float">
            <text:p>0.018035728793974</text:p>
          </table:table-cell>
          <table:table-cell office:value-type="float" office:value="0.00515767485839" calcext:value-type="float">
            <text:p>0.00515767485839</text:p>
          </table:table-cell>
          <table:table-cell office:value-type="float" office:value="0.000241674020476" calcext:value-type="float">
            <text:p>0.000241674020476</text:p>
          </table:table-cell>
          <table:table-cell office:value-type="float" office:value="0.007419771853092" calcext:value-type="float">
            <text:p>0.007419771853092</text:p>
          </table:table-cell>
          <table:table-cell office:value-type="float" office:value="0.000347669471998" calcext:value-type="float">
            <text:p>0.000347669471998</text:p>
          </table:table-cell>
          <table:table-cell office:value-type="float" office:value="0.000639312243793" calcext:value-type="float">
            <text:p>0.000639312243793</text:p>
          </table:table-cell>
          <table:table-cell office:value-type="float" office:value="0.000523051710823" calcext:value-type="float">
            <text:p>0.000523051710823</text:p>
          </table:table-cell>
          <table:table-cell office:value-type="float" office:value="0.001081136283927" calcext:value-type="float">
            <text:p>0.001081136283927</text:p>
          </table:table-cell>
          <table:table-cell office:value-type="float" office:value="0.0000506589809542049" calcext:value-type="float">
            <text:p>5.06589809542049E-05</text:p>
          </table:table-cell>
          <table:table-cell table:formula="of:=SUM([.E446:.P446])" office:value-type="float" office:value="0.332809328851519" calcext:value-type="float">
            <text:p>0.3328093288515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135507504663197" calcext:value-type="float">
            <text:p>0.135507504663197</text:p>
          </table:table-cell>
          <table:table-cell office:value-type="float" office:value="0.193437416016897" calcext:value-type="float">
            <text:p>0.193437416016897</text:p>
          </table:table-cell>
          <table:table-cell office:value-type="float" office:value="0.007461911711513" calcext:value-type="float">
            <text:p>0.007461911711513</text:p>
          </table:table-cell>
          <table:table-cell office:value-type="float" office:value="0.021113080434644" calcext:value-type="float">
            <text:p>0.021113080434644</text:p>
          </table:table-cell>
          <table:table-cell office:value-type="float" office:value="0.005271355746222" calcext:value-type="float">
            <text:p>0.005271355746222</text:p>
          </table:table-cell>
          <table:table-cell office:value-type="float" office:value="0.000419050138638" calcext:value-type="float">
            <text:p>0.000419050138638</text:p>
          </table:table-cell>
          <table:table-cell office:value-type="float" office:value="0.007540766286692" calcext:value-type="float">
            <text:p>0.007540766286692</text:p>
          </table:table-cell>
          <table:table-cell office:value-type="float" office:value="0.000599458528319" calcext:value-type="float">
            <text:p>0.000599458528319</text:p>
          </table:table-cell>
          <table:table-cell office:value-type="float" office:value="0.000747498799552" calcext:value-type="float">
            <text:p>0.000747498799552</text:p>
          </table:table-cell>
          <table:table-cell office:value-type="float" office:value="0.00058431330763" calcext:value-type="float">
            <text:p>0.00058431330763</text:p>
          </table:table-cell>
          <table:table-cell office:value-type="float" office:value="0.001147511472044" calcext:value-type="float">
            <text:p>0.001147511472044</text:p>
          </table:table-cell>
          <table:table-cell office:value-type="float" office:value="0.0000912222328749837" calcext:value-type="float">
            <text:p>9.12222328749837E-05</text:p>
          </table:table-cell>
          <table:table-cell table:formula="of:=SUM([.E447:.P447])" office:value-type="float" office:value="0.373921089338223" calcext:value-type="float">
            <text:p>0.3739210893382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office:value-type="float" office:value="0.000604924041035" calcext:value-type="float">
            <text:p>0.000604924041035</text:p>
          </table:table-cell>
          <table:table-cell office:value-type="float" office:value="0.000859640108071" calcext:value-type="float">
            <text:p>0.000859640108071</text:p>
          </table:table-cell>
          <table:table-cell office:value-type="float" office:value="0.0000341412083523265" calcext:value-type="float">
            <text:p>3.41412083523265E-05</text:p>
          </table:table-cell>
          <table:table-cell office:value-type="float" office:value="0.000096737058418377" calcext:value-type="float">
            <text:p>9.6737058418377E-05</text:p>
          </table:table-cell>
          <table:table-cell office:value-type="float" office:value="0.0000250758092597293" calcext:value-type="float">
            <text:p>2.50758092597293E-05</text:p>
          </table:table-cell>
          <table:table-cell office:value-type="float" office:value="0.00000235379226488647" calcext:value-type="float">
            <text:p>2.35379226488647E-06</text:p>
          </table:table-cell>
          <table:table-cell office:value-type="float" office:value="0.0000357267531412204" calcext:value-type="float">
            <text:p>3.57267531412204E-05</text:p>
          </table:table-cell>
          <table:table-cell office:value-type="float" office:value="0.00000335356495665978" calcext:value-type="float">
            <text:p>3.35356495665978E-06</text:p>
          </table:table-cell>
          <table:table-cell office:value-type="float" office:value="0.00000342226374423288" calcext:value-type="float">
            <text:p>3.42226374423288E-06</text:p>
          </table:table-cell>
          <table:table-cell office:value-type="float" office:value="0.00000309853183031851" calcext:value-type="float">
            <text:p>3.09853183031851E-06</text:p>
          </table:table-cell>
          <table:table-cell office:value-type="float" office:value="0.00000560333521014925" calcext:value-type="float">
            <text:p>5.60333521014925E-06</text:p>
          </table:table-cell>
          <table:table-cell office:value-type="float" office:value="0.000000525968551547265" calcext:value-type="float">
            <text:p>5.25968551547265E-07</text:p>
          </table:table-cell>
          <table:table-cell table:formula="of:=SUM([.E448:.P448])" office:value-type="float" office:value="0.00167460243483545" calcext:value-type="float">
            <text:p>0.0016746024348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9:.P449])" office:value-type="float" office:value="0" calcext:value-type="float">
            <text:p>0</text:p>
          </table:table-cell>
          <table:table-cell table:formula="of:=SUM([.Q394:.Q449])" office:value-type="float" office:value="129992.322213768" calcext:value-type="float">
            <text:p>129992.3222137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14.948777608512" calcext:value-type="float">
            <text:p>714.948777608512</text:p>
          </table:table-cell>
          <table:table-cell office:value-type="float" office:value="4557.14745093785" calcext:value-type="float">
            <text:p>4557.14745093785</text:p>
          </table:table-cell>
          <table:table-cell office:value-type="float" office:value="168.256963380925" calcext:value-type="float">
            <text:p>168.256963380925</text:p>
          </table:table-cell>
          <table:table-cell office:value-type="float" office:value="374.173681817135" calcext:value-type="float">
            <text:p>374.173681817135</text:p>
          </table:table-cell>
          <table:table-cell office:value-type="float" office:value="99.0501911570711" calcext:value-type="float">
            <text:p>99.0501911570711</text:p>
          </table:table-cell>
          <table:table-cell office:value-type="float" office:value="6.14082693744604" calcext:value-type="float">
            <text:p>6.14082693744604</text:p>
          </table:table-cell>
          <table:table-cell office:value-type="float" office:value="635.993005326641" calcext:value-type="float">
            <text:p>635.993005326641</text:p>
          </table:table-cell>
          <table:table-cell office:value-type="float" office:value="39.4297369193748" calcext:value-type="float">
            <text:p>39.4297369193748</text:p>
          </table:table-cell>
          <table:table-cell office:value-type="float" office:value="3.25917205524263" calcext:value-type="float">
            <text:p>3.25917205524263</text:p>
          </table:table-cell>
          <table:table-cell office:value-type="float" office:value="38.0804756248716" calcext:value-type="float">
            <text:p>38.0804756248716</text:p>
          </table:table-cell>
          <table:table-cell office:value-type="float" office:value="76.2382778025516" calcext:value-type="float">
            <text:p>76.2382778025516</text:p>
          </table:table-cell>
          <table:table-cell office:value-type="float" office:value="4.72655392710952" calcext:value-type="float">
            <text:p>4.72655392710952</text:p>
          </table:table-cell>
          <table:table-cell table:formula="of:=SUM([.E450:.P450])" office:value-type="float" office:value="6717.44511349473" calcext:value-type="float">
            <text:p>6717.445113494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6.82585275096002" calcext:value-type="float">
            <text:p>6.82585275096002</text:p>
          </table:table-cell>
          <table:table-cell office:value-type="float" office:value="13.8559774596804" calcext:value-type="float">
            <text:p>13.8559774596804</text:p>
          </table:table-cell>
          <table:table-cell office:value-type="float" office:value="1.90894836794979" calcext:value-type="float">
            <text:p>1.90894836794979</text:p>
          </table:table-cell>
          <table:table-cell office:value-type="float" office:value="5.43628701728357" calcext:value-type="float">
            <text:p>5.43628701728357</text:p>
          </table:table-cell>
          <table:table-cell office:value-type="float" office:value="0.610352299262294" calcext:value-type="float">
            <text:p>0.610352299262294</text:p>
          </table:table-cell>
          <table:table-cell office:value-type="float" office:value="0.030466070043698" calcext:value-type="float">
            <text:p>0.030466070043698</text:p>
          </table:table-cell>
          <table:table-cell office:value-type="float" office:value="1.24313851960861" calcext:value-type="float">
            <text:p>1.24313851960861</text:p>
          </table:table-cell>
          <table:table-cell office:value-type="float" office:value="0.062051941572418" calcext:value-type="float">
            <text:p>0.062051941572418</text:p>
          </table:table-cell>
          <table:table-cell office:value-type="float" office:value="0.141953060615596" calcext:value-type="float">
            <text:p>0.141953060615596</text:p>
          </table:table-cell>
          <table:table-cell office:value-type="float" office:value="0.100865385077341" calcext:value-type="float">
            <text:p>0.100865385077341</text:p>
          </table:table-cell>
          <table:table-cell office:value-type="float" office:value="0.674338209117126" calcext:value-type="float">
            <text:p>0.674338209117126</text:p>
          </table:table-cell>
          <table:table-cell office:value-type="float" office:value="0.03365996185635" calcext:value-type="float">
            <text:p>0.03365996185635</text:p>
          </table:table-cell>
          <table:table-cell table:formula="of:=SUM([.E451:.P451])" office:value-type="float" office:value="30.9238910430272" calcext:value-type="float">
            <text:p>30.92389104302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7.059012541007" calcext:value-type="float">
            <text:p>17.059012541007</text:p>
          </table:table-cell>
          <table:table-cell office:value-type="float" office:value="4.96411352829109" calcext:value-type="float">
            <text:p>4.96411352829109</text:p>
          </table:table-cell>
          <table:table-cell office:value-type="float" office:value="0.193430603461958" calcext:value-type="float">
            <text:p>0.193430603461958</text:p>
          </table:table-cell>
          <table:table-cell office:value-type="float" office:value="0.478098494329071" calcext:value-type="float">
            <text:p>0.478098494329071</text:p>
          </table:table-cell>
          <table:table-cell office:value-type="float" office:value="1.5253782807924" calcext:value-type="float">
            <text:p>1.5253782807924</text:p>
          </table:table-cell>
          <table:table-cell office:value-type="float" office:value="0.076140091669973" calcext:value-type="float">
            <text:p>0.076140091669973</text:p>
          </table:table-cell>
          <table:table-cell office:value-type="float" office:value="0.445868715109291" calcext:value-type="float">
            <text:p>0.445868715109291</text:p>
          </table:table-cell>
          <table:table-cell office:value-type="float" office:value="0.02225578092246" calcext:value-type="float">
            <text:p>0.02225578092246</text:p>
          </table:table-cell>
          <table:table-cell office:value-type="float" office:value="0.006163806640902" calcext:value-type="float">
            <text:p>0.006163806640902</text:p>
          </table:table-cell>
          <table:table-cell office:value-type="float" office:value="0.026662537725873" calcext:value-type="float">
            <text:p>0.026662537725873</text:p>
          </table:table-cell>
          <table:table-cell office:value-type="float" office:value="0.060992947140122" calcext:value-type="float">
            <text:p>0.060992947140122</text:p>
          </table:table-cell>
          <table:table-cell office:value-type="float" office:value="0.003044496335727" calcext:value-type="float">
            <text:p>0.003044496335727</text:p>
          </table:table-cell>
          <table:table-cell table:formula="of:=SUM([.E452:.P452])" office:value-type="float" office:value="24.8611618234259" calcext:value-type="float">
            <text:p>24.86116182342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05.641340061229" calcext:value-type="float">
            <text:p>105.641340061229</text:p>
          </table:table-cell>
          <table:table-cell office:value-type="float" office:value="874.389049176903" calcext:value-type="float">
            <text:p>874.389049176903</text:p>
          </table:table-cell>
          <table:table-cell office:value-type="float" office:value="76.4675666585477" calcext:value-type="float">
            <text:p>76.4675666585477</text:p>
          </table:table-cell>
          <table:table-cell office:value-type="float" office:value="182.913914418578" calcext:value-type="float">
            <text:p>182.913914418578</text:p>
          </table:table-cell>
          <table:table-cell office:value-type="float" office:value="9.86771131331051" calcext:value-type="float">
            <text:p>9.86771131331051</text:p>
          </table:table-cell>
          <table:table-cell office:value-type="float" office:value="0.864278964437712" calcext:value-type="float">
            <text:p>0.864278964437712</text:p>
          </table:table-cell>
          <table:table-cell office:value-type="float" office:value="81.8765517818493" calcext:value-type="float">
            <text:p>81.8765517818493</text:p>
          </table:table-cell>
          <table:table-cell office:value-type="float" office:value="7.17128614112311" calcext:value-type="float">
            <text:p>7.17128614112311</text:p>
          </table:table-cell>
          <table:table-cell office:value-type="float" office:value="8.48221557843249" calcext:value-type="float">
            <text:p>8.48221557843249</text:p>
          </table:table-cell>
          <table:table-cell office:value-type="float" office:value="4.6227662372104" calcext:value-type="float">
            <text:p>4.6227662372104</text:p>
          </table:table-cell>
          <table:table-cell office:value-type="float" office:value="25.2504163051651" calcext:value-type="float">
            <text:p>25.2504163051651</text:p>
          </table:table-cell>
          <table:table-cell office:value-type="float" office:value="2.21159729575912" calcext:value-type="float">
            <text:p>2.21159729575912</text:p>
          </table:table-cell>
          <table:table-cell table:formula="of:=SUM([.E453:.P453])" office:value-type="float" office:value="1379.75869393255" calcext:value-type="float">
            <text:p>1379.758693932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4060.15254588953" calcext:value-type="float">
            <text:p>4060.15254588953</text:p>
          </table:table-cell>
          <table:table-cell office:value-type="float" office:value="2385.94271323496" calcext:value-type="float">
            <text:p>2385.94271323496</text:p>
          </table:table-cell>
          <table:table-cell office:value-type="float" office:value="95.6797016997717" calcext:value-type="float">
            <text:p>95.6797016997717</text:p>
          </table:table-cell>
          <table:table-cell office:value-type="float" office:value="212.931906433959" calcext:value-type="float">
            <text:p>212.931906433959</text:p>
          </table:table-cell>
          <table:table-cell office:value-type="float" office:value="497.426135312436" calcext:value-type="float">
            <text:p>497.426135312436</text:p>
          </table:table-cell>
          <table:table-cell office:value-type="float" office:value="33.3655347221142" calcext:value-type="float">
            <text:p>33.3655347221142</text:p>
          </table:table-cell>
          <table:table-cell office:value-type="float" office:value="294.320264481023" calcext:value-type="float">
            <text:p>294.320264481023</text:p>
          </table:table-cell>
          <table:table-cell office:value-type="float" office:value="19.7419321318839" calcext:value-type="float">
            <text:p>19.7419321318839</text:p>
          </table:table-cell>
          <table:table-cell office:value-type="float" office:value="3.43677650772575" calcext:value-type="float">
            <text:p>3.43677650772575</text:p>
          </table:table-cell>
          <table:table-cell office:value-type="float" office:value="19.1775322633796" calcext:value-type="float">
            <text:p>19.1775322633796</text:p>
          </table:table-cell>
          <table:table-cell office:value-type="float" office:value="38.5713388285536" calcext:value-type="float">
            <text:p>38.5713388285536</text:p>
          </table:table-cell>
          <table:table-cell office:value-type="float" office:value="2.58722502418212" calcext:value-type="float">
            <text:p>2.58722502418212</text:p>
          </table:table-cell>
          <table:table-cell table:formula="of:=SUM([.E454:.P454])" office:value-type="float" office:value="7663.33360652952" calcext:value-type="float">
            <text:p>7663.333606529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548.504626007572" calcext:value-type="float">
            <text:p>548.504626007572</text:p>
          </table:table-cell>
          <table:table-cell office:value-type="float" office:value="1099.19514868026" calcext:value-type="float">
            <text:p>1099.19514868026</text:p>
          </table:table-cell>
          <table:table-cell office:value-type="float" office:value="171.497310627769" calcext:value-type="float">
            <text:p>171.497310627769</text:p>
          </table:table-cell>
          <table:table-cell office:value-type="float" office:value="690.698332917851" calcext:value-type="float">
            <text:p>690.698332917851</text:p>
          </table:table-cell>
          <table:table-cell office:value-type="float" office:value="94.5232718696149" calcext:value-type="float">
            <text:p>94.5232718696149</text:p>
          </table:table-cell>
          <table:table-cell office:value-type="float" office:value="5.43253254895099" calcext:value-type="float">
            <text:p>5.43253254895099</text:p>
          </table:table-cell>
          <table:table-cell office:value-type="float" office:value="191.062157908641" calcext:value-type="float">
            <text:p>191.062157908641</text:p>
          </table:table-cell>
          <table:table-cell office:value-type="float" office:value="10.9809084173816" calcext:value-type="float">
            <text:p>10.9809084173816</text:p>
          </table:table-cell>
          <table:table-cell office:value-type="float" office:value="16.4014514564955" calcext:value-type="float">
            <text:p>16.4014514564955</text:p>
          </table:table-cell>
          <table:table-cell office:value-type="float" office:value="20.5716625627473" calcext:value-type="float">
            <text:p>20.5716625627473</text:p>
          </table:table-cell>
          <table:table-cell office:value-type="float" office:value="153.313961905207" calcext:value-type="float">
            <text:p>153.313961905207</text:p>
          </table:table-cell>
          <table:table-cell office:value-type="float" office:value="8.81140772832688" calcext:value-type="float">
            <text:p>8.81140772832688</text:p>
          </table:table-cell>
          <table:table-cell table:formula="of:=SUM([.E455:.P455])" office:value-type="float" office:value="3010.99277263082" calcext:value-type="float">
            <text:p>3010.99277263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.5199149160637" calcext:value-type="float">
            <text:p>7.5199149160637</text:p>
          </table:table-cell>
          <table:table-cell office:value-type="float" office:value="271.271476724949" calcext:value-type="float">
            <text:p>271.271476724949</text:p>
          </table:table-cell>
          <table:table-cell office:value-type="float" office:value="30.1659939043763" calcext:value-type="float">
            <text:p>30.1659939043763</text:p>
          </table:table-cell>
          <table:table-cell office:value-type="float" office:value="94.2121068427659" calcext:value-type="float">
            <text:p>94.2121068427659</text:p>
          </table:table-cell>
          <table:table-cell office:value-type="float" office:value="1.22492133999735" calcext:value-type="float">
            <text:p>1.22492133999735</text:p>
          </table:table-cell>
          <table:table-cell office:value-type="float" office:value="0.06328075840621" calcext:value-type="float">
            <text:p>0.06328075840621</text:p>
          </table:table-cell>
          <table:table-cell office:value-type="float" office:value="44.6582028300111" calcext:value-type="float">
            <text:p>44.6582028300111</text:p>
          </table:table-cell>
          <table:table-cell office:value-type="float" office:value="2.30709095503843" calcext:value-type="float">
            <text:p>2.30709095503843</text:p>
          </table:table-cell>
          <table:table-cell office:value-type="float" office:value="1.95535794173496" calcext:value-type="float">
            <text:p>1.95535794173496</text:p>
          </table:table-cell>
          <table:table-cell office:value-type="float" office:value="4.6017579904955" calcext:value-type="float">
            <text:p>4.6017579904955</text:p>
          </table:table-cell>
          <table:table-cell office:value-type="float" office:value="20.857373787525" calcext:value-type="float">
            <text:p>20.857373787525</text:p>
          </table:table-cell>
          <table:table-cell office:value-type="float" office:value="1.07751443993884" calcext:value-type="float">
            <text:p>1.07751443993884</text:p>
          </table:table-cell>
          <table:table-cell table:formula="of:=SUM([.E456:.P456])" office:value-type="float" office:value="479.914992431302" calcext:value-type="float">
            <text:p>479.9149924313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03.336669719532" calcext:value-type="float">
            <text:p>103.336669719532</text:p>
          </table:table-cell>
          <table:table-cell office:value-type="float" office:value="2511.91321126111" calcext:value-type="float">
            <text:p>2511.91321126111</text:p>
          </table:table-cell>
          <table:table-cell office:value-type="float" office:value="304.271285351883" calcext:value-type="float">
            <text:p>304.271285351883</text:p>
          </table:table-cell>
          <table:table-cell office:value-type="float" office:value="810.903040112439" calcext:value-type="float">
            <text:p>810.903040112439</text:p>
          </table:table-cell>
          <table:table-cell office:value-type="float" office:value="17.9350438065131" calcext:value-type="float">
            <text:p>17.9350438065131</text:p>
          </table:table-cell>
          <table:table-cell office:value-type="float" office:value="1.02115355860304" calcext:value-type="float">
            <text:p>1.02115355860304</text:p>
          </table:table-cell>
          <table:table-cell office:value-type="float" office:value="440.318947002309" calcext:value-type="float">
            <text:p>440.318947002309</text:p>
          </table:table-cell>
          <table:table-cell office:value-type="float" office:value="25.0700954233782" calcext:value-type="float">
            <text:p>25.0700954233782</text:p>
          </table:table-cell>
          <table:table-cell office:value-type="float" office:value="23.6498535062914" calcext:value-type="float">
            <text:p>23.6498535062914</text:p>
          </table:table-cell>
          <table:table-cell office:value-type="float" office:value="41.4484099517467" calcext:value-type="float">
            <text:p>41.4484099517467</text:p>
          </table:table-cell>
          <table:table-cell office:value-type="float" office:value="200.494369778694" calcext:value-type="float">
            <text:p>200.494369778694</text:p>
          </table:table-cell>
          <table:table-cell office:value-type="float" office:value="11.4153910850799" calcext:value-type="float">
            <text:p>11.4153910850799</text:p>
          </table:table-cell>
          <table:table-cell table:formula="of:=SUM([.E457:.P457])" office:value-type="float" office:value="4491.77747055758" calcext:value-type="float">
            <text:p>4491.777470557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3.118808921603" calcext:value-type="float">
            <text:p>13.118808921603</text:p>
          </table:table-cell>
          <table:table-cell office:value-type="float" office:value="29.1308365157093" calcext:value-type="float">
            <text:p>29.1308365157093</text:p>
          </table:table-cell>
          <table:table-cell office:value-type="float" office:value="4.58801660509029" calcext:value-type="float">
            <text:p>4.58801660509029</text:p>
          </table:table-cell>
          <table:table-cell office:value-type="float" office:value="15.1749329027607" calcext:value-type="float">
            <text:p>15.1749329027607</text:p>
          </table:table-cell>
          <table:table-cell office:value-type="float" office:value="1.4375559698135" calcext:value-type="float">
            <text:p>1.4375559698135</text:p>
          </table:table-cell>
          <table:table-cell office:value-type="float" office:value="0.086249869803802" calcext:value-type="float">
            <text:p>0.086249869803802</text:p>
          </table:table-cell>
          <table:table-cell office:value-type="float" office:value="3.20896830068181" calcext:value-type="float">
            <text:p>3.20896830068181</text:p>
          </table:table-cell>
          <table:table-cell office:value-type="float" office:value="0.192530311132331" calcext:value-type="float">
            <text:p>0.192530311132331</text:p>
          </table:table-cell>
          <table:table-cell office:value-type="float" office:value="0.37531528952399" calcext:value-type="float">
            <text:p>0.37531528952399</text:p>
          </table:table-cell>
          <table:table-cell office:value-type="float" office:value="0.332506258697504" calcext:value-type="float">
            <text:p>0.332506258697504</text:p>
          </table:table-cell>
          <table:table-cell office:value-type="float" office:value="2.2263640914031" calcext:value-type="float">
            <text:p>2.2263640914031</text:p>
          </table:table-cell>
          <table:table-cell office:value-type="float" office:value="0.133576442970975" calcext:value-type="float">
            <text:p>0.133576442970975</text:p>
          </table:table-cell>
          <table:table-cell table:formula="of:=SUM([.E458:.P458])" office:value-type="float" office:value="70.0056614791903" calcext:value-type="float">
            <text:p>70.00566147919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836.59616551649" calcext:value-type="float">
            <text:p>1836.59616551649</text:p>
          </table:table-cell>
          <table:table-cell office:value-type="float" office:value="5713.6626457878" calcext:value-type="float">
            <text:p>5713.6626457878</text:p>
          </table:table-cell>
          <table:table-cell office:value-type="float" office:value="334.33052115267" calcext:value-type="float">
            <text:p>334.33052115267</text:p>
          </table:table-cell>
          <table:table-cell office:value-type="float" office:value="848.110757890598" calcext:value-type="float">
            <text:p>848.110757890598</text:p>
          </table:table-cell>
          <table:table-cell office:value-type="float" office:value="844.527633092084" calcext:value-type="float">
            <text:p>844.527633092084</text:p>
          </table:table-cell>
          <table:table-cell office:value-type="float" office:value="81.2222700420025" calcext:value-type="float">
            <text:p>81.2222700420025</text:p>
          </table:table-cell>
          <table:table-cell office:value-type="float" office:value="2668.81711127238" calcext:value-type="float">
            <text:p>2668.81711127238</text:p>
          </table:table-cell>
          <table:table-cell office:value-type="float" office:value="256.672932430675" calcext:value-type="float">
            <text:p>256.672932430675</text:p>
          </table:table-cell>
          <table:table-cell office:value-type="float" office:value="33.5560353794356" calcext:value-type="float">
            <text:p>33.5560353794356</text:p>
          </table:table-cell>
          <table:table-cell office:value-type="float" office:value="116.01450562738" calcext:value-type="float">
            <text:p>116.01450562738</text:p>
          </table:table-cell>
          <table:table-cell office:value-type="float" office:value="571.016931666525" calcext:value-type="float">
            <text:p>571.016931666525</text:p>
          </table:table-cell>
          <table:table-cell office:value-type="float" office:value="54.9174350311841" calcext:value-type="float">
            <text:p>54.9174350311841</text:p>
          </table:table-cell>
          <table:table-cell table:formula="of:=SUM([.E459:.P459])" office:value-type="float" office:value="13359.4449448892" calcext:value-type="float">
            <text:p>13359.44494488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26.95030107545" calcext:value-type="float">
            <text:p>726.95030107545</text:p>
          </table:table-cell>
          <table:table-cell office:value-type="float" office:value="9607.8178250509" calcext:value-type="float">
            <text:p>9607.8178250509</text:p>
          </table:table-cell>
          <table:table-cell office:value-type="float" office:value="1415.68928255493" calcext:value-type="float">
            <text:p>1415.68928255493</text:p>
          </table:table-cell>
          <table:table-cell office:value-type="float" office:value="3013.10338738431" calcext:value-type="float">
            <text:p>3013.10338738431</text:p>
          </table:table-cell>
          <table:table-cell office:value-type="float" office:value="130.250033695741" calcext:value-type="float">
            <text:p>130.250033695741</text:p>
          </table:table-cell>
          <table:table-cell office:value-type="float" office:value="7.2970409606626" calcext:value-type="float">
            <text:p>7.2970409606626</text:p>
          </table:table-cell>
          <table:table-cell office:value-type="float" office:value="1736.69806039558" calcext:value-type="float">
            <text:p>1736.69806039558</text:p>
          </table:table-cell>
          <table:table-cell office:value-type="float" office:value="97.2956130868491" calcext:value-type="float">
            <text:p>97.2956130868491</text:p>
          </table:table-cell>
          <table:table-cell office:value-type="float" office:value="117.996565002478" calcext:value-type="float">
            <text:p>117.996565002478</text:p>
          </table:table-cell>
          <table:table-cell office:value-type="float" office:value="156.809359810561" calcext:value-type="float">
            <text:p>156.809359810561</text:p>
          </table:table-cell>
          <table:table-cell office:value-type="float" office:value="827.524649403768" calcext:value-type="float">
            <text:p>827.524649403768</text:p>
          </table:table-cell>
          <table:table-cell office:value-type="float" office:value="46.3606886794588" calcext:value-type="float">
            <text:p>46.3606886794588</text:p>
          </table:table-cell>
          <table:table-cell table:formula="of:=SUM([.E460:.P460])" office:value-type="float" office:value="17883.7928071007" calcext:value-type="float">
            <text:p>17883.7928071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03.104704239617" calcext:value-type="float">
            <text:p>703.104704239617</text:p>
          </table:table-cell>
          <table:table-cell office:value-type="float" office:value="181.000671131107" calcext:value-type="float">
            <text:p>181.000671131107</text:p>
          </table:table-cell>
          <table:table-cell office:value-type="float" office:value="17.0587182649604" calcext:value-type="float">
            <text:p>17.0587182649604</text:p>
          </table:table-cell>
          <table:table-cell office:value-type="float" office:value="39.0669705127875" calcext:value-type="float">
            <text:p>39.0669705127875</text:p>
          </table:table-cell>
          <table:table-cell office:value-type="float" office:value="125.977542957359" calcext:value-type="float">
            <text:p>125.977542957359</text:p>
          </table:table-cell>
          <table:table-cell office:value-type="float" office:value="7.05768249982804" calcext:value-type="float">
            <text:p>7.05768249982804</text:p>
          </table:table-cell>
          <table:table-cell office:value-type="float" office:value="32.7736498240633" calcext:value-type="float">
            <text:p>32.7736498240633</text:p>
          </table:table-cell>
          <table:table-cell office:value-type="float" office:value="1.83608926947461" calcext:value-type="float">
            <text:p>1.83608926947461</text:p>
          </table:table-cell>
          <table:table-cell office:value-type="float" office:value="0.826758331014621" calcext:value-type="float">
            <text:p>0.826758331014621</text:p>
          </table:table-cell>
          <table:table-cell office:value-type="float" office:value="2.63612238710608" calcext:value-type="float">
            <text:p>2.63612238710608</text:p>
          </table:table-cell>
          <table:table-cell office:value-type="float" office:value="10.3335022308234" calcext:value-type="float">
            <text:p>10.3335022308234</text:p>
          </table:table-cell>
          <table:table-cell office:value-type="float" office:value="0.578917290688083" calcext:value-type="float">
            <text:p>0.578917290688083</text:p>
          </table:table-cell>
          <table:table-cell table:formula="of:=SUM([.E461:.P461])" office:value-type="float" office:value="1122.25132893883" calcext:value-type="float">
            <text:p>1122.25132893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699.954261410147" calcext:value-type="float">
            <text:p>699.954261410147</text:p>
          </table:table-cell>
          <table:table-cell office:value-type="float" office:value="1948.90772167079" calcext:value-type="float">
            <text:p>1948.90772167079</text:p>
          </table:table-cell>
          <table:table-cell office:value-type="float" office:value="389.462545809429" calcext:value-type="float">
            <text:p>389.462545809429</text:p>
          </table:table-cell>
          <table:table-cell office:value-type="float" office:value="1117.33644427495" calcext:value-type="float">
            <text:p>1117.33644427495</text:p>
          </table:table-cell>
          <table:table-cell office:value-type="float" office:value="149.343850335411" calcext:value-type="float">
            <text:p>149.343850335411</text:p>
          </table:table-cell>
          <table:table-cell office:value-type="float" office:value="8.32956499004451" calcext:value-type="float">
            <text:p>8.32956499004451</text:p>
          </table:table-cell>
          <table:table-cell office:value-type="float" office:value="421.072445862538" calcext:value-type="float">
            <text:p>421.072445862538</text:p>
          </table:table-cell>
          <table:table-cell office:value-type="float" office:value="23.4850668136108" calcext:value-type="float">
            <text:p>23.4850668136108</text:p>
          </table:table-cell>
          <table:table-cell office:value-type="float" office:value="37.1685298787691" calcext:value-type="float">
            <text:p>37.1685298787691</text:p>
          </table:table-cell>
          <table:table-cell office:value-type="float" office:value="50.9662725865195" calcext:value-type="float">
            <text:p>50.9662725865195</text:p>
          </table:table-cell>
          <table:table-cell office:value-type="float" office:value="335.049726529" calcext:value-type="float">
            <text:p>335.049726529</text:p>
          </table:table-cell>
          <table:table-cell office:value-type="float" office:value="18.6872004823236" calcext:value-type="float">
            <text:p>18.6872004823236</text:p>
          </table:table-cell>
          <table:table-cell table:formula="of:=SUM([.E462:.P462])" office:value-type="float" office:value="5199.76363064353" calcext:value-type="float">
            <text:p>5199.763630643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37.4063964163268" calcext:value-type="float">
            <text:p>37.4063964163268</text:p>
          </table:table-cell>
          <table:table-cell office:value-type="float" office:value="691.188788357984" calcext:value-type="float">
            <text:p>691.188788357984</text:p>
          </table:table-cell>
          <table:table-cell office:value-type="float" office:value="24.5394523683113" calcext:value-type="float">
            <text:p>24.5394523683113</text:p>
          </table:table-cell>
          <table:table-cell office:value-type="float" office:value="70.4693602069066" calcext:value-type="float">
            <text:p>70.4693602069066</text:p>
          </table:table-cell>
          <table:table-cell office:value-type="float" office:value="5.3297265530963" calcext:value-type="float">
            <text:p>5.3297265530963</text:p>
          </table:table-cell>
          <table:table-cell office:value-type="float" office:value="0.471147337078089" calcext:value-type="float">
            <text:p>0.471147337078089</text:p>
          </table:table-cell>
          <table:table-cell office:value-type="float" office:value="99.1600459156611" calcext:value-type="float">
            <text:p>99.1600459156611</text:p>
          </table:table-cell>
          <table:table-cell office:value-type="float" office:value="8.76573893843829" calcext:value-type="float">
            <text:p>8.76573893843829</text:p>
          </table:table-cell>
          <table:table-cell office:value-type="float" office:value="2.38662627955697" calcext:value-type="float">
            <text:p>2.38662627955697</text:p>
          </table:table-cell>
          <table:table-cell office:value-type="float" office:value="5.78600259333476" calcext:value-type="float">
            <text:p>5.78600259333476</text:p>
          </table:table-cell>
          <table:table-cell office:value-type="float" office:value="14.0231663795178" calcext:value-type="float">
            <text:p>14.0231663795178</text:p>
          </table:table-cell>
          <table:table-cell office:value-type="float" office:value="1.23964661813175" calcext:value-type="float">
            <text:p>1.23964661813175</text:p>
          </table:table-cell>
          <table:table-cell table:formula="of:=SUM([.E463:.P463])" office:value-type="float" office:value="960.766097964344" calcext:value-type="float">
            <text:p>960.7660979643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20.8453882672932" calcext:value-type="float">
            <text:p>20.8453882672932</text:p>
          </table:table-cell>
          <table:table-cell office:value-type="float" office:value="2228.03556960236" calcext:value-type="float">
            <text:p>2228.03556960236</text:p>
          </table:table-cell>
          <table:table-cell office:value-type="float" office:value="648.195942654126" calcext:value-type="float">
            <text:p>648.195942654126</text:p>
          </table:table-cell>
          <table:table-cell office:value-type="float" office:value="1663.77199619962" calcext:value-type="float">
            <text:p>1663.77199619962</text:p>
          </table:table-cell>
          <table:table-cell office:value-type="float" office:value="5.3891906916718" calcext:value-type="float">
            <text:p>5.3891906916718</text:p>
          </table:table-cell>
          <table:table-cell office:value-type="float" office:value="0.465295802400806" calcext:value-type="float">
            <text:p>0.465295802400806</text:p>
          </table:table-cell>
          <table:table-cell office:value-type="float" office:value="581.129000520437" calcext:value-type="float">
            <text:p>581.129000520437</text:p>
          </table:table-cell>
          <table:table-cell office:value-type="float" office:value="50.173931498359" calcext:value-type="float">
            <text:p>50.173931498359</text:p>
          </table:table-cell>
          <table:table-cell office:value-type="float" office:value="94.0245231803642" calcext:value-type="float">
            <text:p>94.0245231803642</text:p>
          </table:table-cell>
          <table:table-cell office:value-type="float" office:value="62.853481126536" calcext:value-type="float">
            <text:p>62.853481126536</text:p>
          </table:table-cell>
          <table:table-cell office:value-type="float" office:value="633.163091519096" calcext:value-type="float">
            <text:p>633.163091519096</text:p>
          </table:table-cell>
          <table:table-cell office:value-type="float" office:value="54.666488082195" calcext:value-type="float">
            <text:p>54.666488082195</text:p>
          </table:table-cell>
          <table:table-cell table:formula="of:=SUM([.E464:.P464])" office:value-type="float" office:value="6042.71389914446" calcext:value-type="float">
            <text:p>6042.713899144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901.077998676734" calcext:value-type="float">
            <text:p>901.077998676734</text:p>
          </table:table-cell>
          <table:table-cell office:value-type="float" office:value="2396.17581311363" calcext:value-type="float">
            <text:p>2396.17581311363</text:p>
          </table:table-cell>
          <table:table-cell office:value-type="float" office:value="508.905474658746" calcext:value-type="float">
            <text:p>508.905474658746</text:p>
          </table:table-cell>
          <table:table-cell office:value-type="float" office:value="1423.20720983825" calcext:value-type="float">
            <text:p>1423.20720983825</text:p>
          </table:table-cell>
          <table:table-cell office:value-type="float" office:value="165.373759048579" calcext:value-type="float">
            <text:p>165.373759048579</text:p>
          </table:table-cell>
          <table:table-cell office:value-type="float" office:value="14.6251777548843" calcext:value-type="float">
            <text:p>14.6251777548843</text:p>
          </table:table-cell>
          <table:table-cell office:value-type="float" office:value="443.207674858921" calcext:value-type="float">
            <text:p>443.207674858921</text:p>
          </table:table-cell>
          <table:table-cell office:value-type="float" office:value="39.1960070595998" calcext:value-type="float">
            <text:p>39.1960070595998</text:p>
          </table:table-cell>
          <table:table-cell office:value-type="float" office:value="60.2228228890419" calcext:value-type="float">
            <text:p>60.2228228890419</text:p>
          </table:table-cell>
          <table:table-cell office:value-type="float" office:value="46.5282747813819" calcext:value-type="float">
            <text:p>46.5282747813819</text:p>
          </table:table-cell>
          <table:table-cell office:value-type="float" office:value="370.749796611916" calcext:value-type="float">
            <text:p>370.749796611916</text:p>
          </table:table-cell>
          <table:table-cell office:value-type="float" office:value="32.7880415202005" calcext:value-type="float">
            <text:p>32.7880415202005</text:p>
          </table:table-cell>
          <table:table-cell table:formula="of:=SUM([.E465:.P465])" office:value-type="float" office:value="6402.05805081188" calcext:value-type="float">
            <text:p>6402.058050811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2951.73750714265" calcext:value-type="float">
            <text:p>2951.73750714265</text:p>
          </table:table-cell>
          <table:table-cell office:value-type="float" office:value="1878.98787242765" calcext:value-type="float">
            <text:p>1878.98787242765</text:p>
          </table:table-cell>
          <table:table-cell office:value-type="float" office:value="2513.39485414625" calcext:value-type="float">
            <text:p>2513.39485414625</text:p>
          </table:table-cell>
          <table:table-cell office:value-type="float" office:value="7062.77199916092" calcext:value-type="float">
            <text:p>7062.77199916092</text:p>
          </table:table-cell>
          <table:table-cell office:value-type="float" office:value="294.659617716083" calcext:value-type="float">
            <text:p>294.659617716083</text:p>
          </table:table-cell>
          <table:table-cell office:value-type="float" office:value="17.6088133098006" calcext:value-type="float">
            <text:p>17.6088133098006</text:p>
          </table:table-cell>
          <table:table-cell office:value-type="float" office:value="187.78662023708" calcext:value-type="float">
            <text:p>187.78662023708</text:p>
          </table:table-cell>
          <table:table-cell office:value-type="float" office:value="11.2220994633181" calcext:value-type="float">
            <text:p>11.2220994633181</text:p>
          </table:table-cell>
          <table:table-cell office:value-type="float" office:value="110.976744043613" calcext:value-type="float">
            <text:p>110.976744043613</text:p>
          </table:table-cell>
          <table:table-cell office:value-type="float" office:value="80.2508519538552" calcext:value-type="float">
            <text:p>80.2508519538552</text:p>
          </table:table-cell>
          <table:table-cell office:value-type="float" office:value="974.823047591734" calcext:value-type="float">
            <text:p>974.823047591734</text:p>
          </table:table-cell>
          <table:table-cell office:value-type="float" office:value="58.2552749785801" calcext:value-type="float">
            <text:p>58.2552749785801</text:p>
          </table:table-cell>
          <table:table-cell table:formula="of:=SUM([.E466:.P466])" office:value-type="float" office:value="16142.4753021715" calcext:value-type="float">
            <text:p>16142.47530217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060.10294831144" calcext:value-type="float">
            <text:p>1060.10294831144</text:p>
          </table:table-cell>
          <table:table-cell office:value-type="float" office:value="1948.95914077735" calcext:value-type="float">
            <text:p>1948.95914077735</text:p>
          </table:table-cell>
          <table:table-cell office:value-type="float" office:value="799.996396449738" calcext:value-type="float">
            <text:p>799.996396449738</text:p>
          </table:table-cell>
          <table:table-cell office:value-type="float" office:value="2372.51665760072" calcext:value-type="float">
            <text:p>2372.51665760072</text:p>
          </table:table-cell>
          <table:table-cell office:value-type="float" office:value="172.841745912968" calcext:value-type="float">
            <text:p>172.841745912968</text:p>
          </table:table-cell>
          <table:table-cell office:value-type="float" office:value="17.2255963561686" calcext:value-type="float">
            <text:p>17.2255963561686</text:p>
          </table:table-cell>
          <table:table-cell office:value-type="float" office:value="320.034759121927" calcext:value-type="float">
            <text:p>320.034759121927</text:p>
          </table:table-cell>
          <table:table-cell office:value-type="float" office:value="31.8950121190852" calcext:value-type="float">
            <text:p>31.8950121190852</text:p>
          </table:table-cell>
          <table:table-cell office:value-type="float" office:value="69.0278578777102" calcext:value-type="float">
            <text:p>69.0278578777102</text:p>
          </table:table-cell>
          <table:table-cell office:value-type="float" office:value="55.1352662579436" calcext:value-type="float">
            <text:p>55.1352662579436</text:p>
          </table:table-cell>
          <table:table-cell office:value-type="float" office:value="535.226296793945" calcext:value-type="float">
            <text:p>535.226296793945</text:p>
          </table:table-cell>
          <table:table-cell office:value-type="float" office:value="53.3412347756646" calcext:value-type="float">
            <text:p>53.3412347756646</text:p>
          </table:table-cell>
          <table:table-cell table:formula="of:=SUM([.E467:.P467])" office:value-type="float" office:value="7436.30291235466" calcext:value-type="float">
            <text:p>7436.302912354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6514.47946303675" calcext:value-type="float">
            <text:p>6514.47946303675</text:p>
          </table:table-cell>
          <table:table-cell office:value-type="float" office:value="2142.71533710214" calcext:value-type="float">
            <text:p>2142.71533710214</text:p>
          </table:table-cell>
          <table:table-cell office:value-type="float" office:value="1002.13398054042" calcext:value-type="float">
            <text:p>1002.13398054042</text:p>
          </table:table-cell>
          <table:table-cell office:value-type="float" office:value="2879.49696887246" calcext:value-type="float">
            <text:p>2879.49696887246</text:p>
          </table:table-cell>
          <table:table-cell office:value-type="float" office:value="1209.10928753309" calcext:value-type="float">
            <text:p>1209.10928753309</text:p>
          </table:table-cell>
          <table:table-cell office:value-type="float" office:value="126.564989298427" calcext:value-type="float">
            <text:p>126.564989298427</text:p>
          </table:table-cell>
          <table:table-cell office:value-type="float" office:value="400.897268366414" calcext:value-type="float">
            <text:p>400.897268366414</text:p>
          </table:table-cell>
          <table:table-cell office:value-type="float" office:value="41.9644104993075" calcext:value-type="float">
            <text:p>41.9644104993075</text:p>
          </table:table-cell>
          <table:table-cell office:value-type="float" office:value="89.158368221319" calcext:value-type="float">
            <text:p>89.158368221319</text:p>
          </table:table-cell>
          <table:table-cell office:value-type="float" office:value="75.4257465138502" calcext:value-type="float">
            <text:p>75.4257465138502</text:p>
          </table:table-cell>
          <table:table-cell office:value-type="float" office:value="747.789018927399" calcext:value-type="float">
            <text:p>747.789018927399</text:p>
          </table:table-cell>
          <table:table-cell office:value-type="float" office:value="78.2757275573713" calcext:value-type="float">
            <text:p>78.2757275573713</text:p>
          </table:table-cell>
          <table:table-cell table:formula="of:=SUM([.E468:.P468])" office:value-type="float" office:value="15308.0105664689" calcext:value-type="float">
            <text:p>15308.01056646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3232.5242394017" calcext:value-type="float">
            <text:p>3232.5242394017</text:p>
          </table:table-cell>
          <table:table-cell office:value-type="float" office:value="3088.95462489476" calcext:value-type="float">
            <text:p>3088.95462489476</text:p>
          </table:table-cell>
          <table:table-cell office:value-type="float" office:value="821.089768277506" calcext:value-type="float">
            <text:p>821.089768277506</text:p>
          </table:table-cell>
          <table:table-cell office:value-type="float" office:value="2320.09246759676" calcext:value-type="float">
            <text:p>2320.09246759676</text:p>
          </table:table-cell>
          <table:table-cell office:value-type="float" office:value="852.087754898623" calcext:value-type="float">
            <text:p>852.087754898623</text:p>
          </table:table-cell>
          <table:table-cell office:value-type="float" office:value="125.013221657772" calcext:value-type="float">
            <text:p>125.013221657772</text:p>
          </table:table-cell>
          <table:table-cell office:value-type="float" office:value="831.087795646735" calcext:value-type="float">
            <text:p>831.087795646735</text:p>
          </table:table-cell>
          <table:table-cell office:value-type="float" office:value="121.932233173114" calcext:value-type="float">
            <text:p>121.932233173114</text:p>
          </table:table-cell>
          <table:table-cell office:value-type="float" office:value="103.16584365669" calcext:value-type="float">
            <text:p>103.16584365669</text:p>
          </table:table-cell>
          <table:table-cell office:value-type="float" office:value="151.694311228534" calcext:value-type="float">
            <text:p>151.694311228534</text:p>
          </table:table-cell>
          <table:table-cell office:value-type="float" office:value="878.346113692132" calcext:value-type="float">
            <text:p>878.346113692132</text:p>
          </table:table-cell>
          <table:table-cell office:value-type="float" office:value="128.865691088708" calcext:value-type="float">
            <text:p>128.865691088708</text:p>
          </table:table-cell>
          <table:table-cell table:formula="of:=SUM([.E469:.P469])" office:value-type="float" office:value="12654.854065213" calcext:value-type="float">
            <text:p>12654.8540652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470.394581004193" calcext:value-type="float">
            <text:p>470.394581004193</text:p>
          </table:table-cell>
          <table:table-cell office:value-type="float" office:value="191.593712678494" calcext:value-type="float">
            <text:p>191.593712678494</text:p>
          </table:table-cell>
          <table:table-cell office:value-type="float" office:value="100.42708311786" calcext:value-type="float">
            <text:p>100.42708311786</text:p>
          </table:table-cell>
          <table:table-cell office:value-type="float" office:value="294.703070514554" calcext:value-type="float">
            <text:p>294.703070514554</text:p>
          </table:table-cell>
          <table:table-cell office:value-type="float" office:value="78.8456175216937" calcext:value-type="float">
            <text:p>78.8456175216937</text:p>
          </table:table-cell>
          <table:table-cell office:value-type="float" office:value="6.0170883173468" calcext:value-type="float">
            <text:p>6.0170883173468</text:p>
          </table:table-cell>
          <table:table-cell office:value-type="float" office:value="32.4026083503749" calcext:value-type="float">
            <text:p>32.4026083503749</text:p>
          </table:table-cell>
          <table:table-cell office:value-type="float" office:value="2.47279889846713" calcext:value-type="float">
            <text:p>2.47279889846713</text:p>
          </table:table-cell>
          <table:table-cell office:value-type="float" office:value="15.5306419059319" calcext:value-type="float">
            <text:p>15.5306419059319</text:p>
          </table:table-cell>
          <table:table-cell office:value-type="float" office:value="7.66999849289726" calcext:value-type="float">
            <text:p>7.66999849289726</text:p>
          </table:table-cell>
          <table:table-cell office:value-type="float" office:value="69.8304451649994" calcext:value-type="float">
            <text:p>69.8304451649994</text:p>
          </table:table-cell>
          <table:table-cell office:value-type="float" office:value="5.32909715218904" calcext:value-type="float">
            <text:p>5.32909715218904</text:p>
          </table:table-cell>
          <table:table-cell table:formula="of:=SUM([.E470:.P470])" office:value-type="float" office:value="1275.216743119" calcext:value-type="float">
            <text:p>1275.216743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2296.06528325137" calcext:value-type="float">
            <text:p>2296.06528325137</text:p>
          </table:table-cell>
          <table:table-cell office:value-type="float" office:value="291.353665206031" calcext:value-type="float">
            <text:p>291.353665206031</text:p>
          </table:table-cell>
          <table:table-cell office:value-type="float" office:value="81.6097351205862" calcext:value-type="float">
            <text:p>81.6097351205862</text:p>
          </table:table-cell>
          <table:table-cell office:value-type="float" office:value="239.122369298545" calcext:value-type="float">
            <text:p>239.122369298545</text:p>
          </table:table-cell>
          <table:table-cell office:value-type="float" office:value="287.848530273423" calcext:value-type="float">
            <text:p>287.848530273423</text:p>
          </table:table-cell>
          <table:table-cell office:value-type="float" office:value="18.8954557655654" calcext:value-type="float">
            <text:p>18.8954557655654</text:p>
          </table:table-cell>
          <table:table-cell office:value-type="float" office:value="36.7657523836286" calcext:value-type="float">
            <text:p>36.7657523836286</text:p>
          </table:table-cell>
          <table:table-cell office:value-type="float" office:value="2.41344170558278" calcext:value-type="float">
            <text:p>2.41344170558278</text:p>
          </table:table-cell>
          <table:table-cell office:value-type="float" office:value="4.31761886487494" calcext:value-type="float">
            <text:p>4.31761886487494</text:p>
          </table:table-cell>
          <table:table-cell office:value-type="float" office:value="5.03251553234791" calcext:value-type="float">
            <text:p>5.03251553234791</text:p>
          </table:table-cell>
          <table:table-cell office:value-type="float" office:value="41.1411838593491" calcext:value-type="float">
            <text:p>41.1411838593491</text:p>
          </table:table-cell>
          <table:table-cell office:value-type="float" office:value="2.70066141737428" calcext:value-type="float">
            <text:p>2.70066141737428</text:p>
          </table:table-cell>
          <table:table-cell table:formula="of:=SUM([.E471:.P471])" office:value-type="float" office:value="3307.26621267868" calcext:value-type="float">
            <text:p>3307.26621267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0839703270247" calcext:value-type="float">
            <text:p>0.000839703270247</text:p>
          </table:table-cell>
          <table:table-cell office:value-type="float" office:value="0.001385936856772" calcext:value-type="float">
            <text:p>0.001385936856772</text:p>
          </table:table-cell>
          <table:table-cell office:value-type="float" office:value="0.0000831037340208456" calcext:value-type="float">
            <text:p>8.31037340208456E-05</text:p>
          </table:table-cell>
          <table:table-cell office:value-type="float" office:value="0.000212909413968" calcext:value-type="float">
            <text:p>0.000212909413968</text:p>
          </table:table-cell>
          <table:table-cell office:value-type="float" office:value="0.0000400880616319115" calcext:value-type="float">
            <text:p>4.00880616319115E-05</text:p>
          </table:table-cell>
          <table:table-cell office:value-type="float" office:value="0.00000358701080319357" calcext:value-type="float">
            <text:p>3.58701080319357E-06</text:p>
          </table:table-cell>
          <table:table-cell office:value-type="float" office:value="0.0000663388844260919" calcext:value-type="float">
            <text:p>6.63388844260919E-05</text:p>
          </table:table-cell>
          <table:table-cell office:value-type="float" office:value="0.00000593588927529432" calcext:value-type="float">
            <text:p>5.93588927529432E-06</text:p>
          </table:table-cell>
          <table:table-cell office:value-type="float" office:value="0.00000688071724402252" calcext:value-type="float">
            <text:p>6.88071724402252E-06</text:p>
          </table:table-cell>
          <table:table-cell office:value-type="float" office:value="0.00000550798067567014" calcext:value-type="float">
            <text:p>5.50798067567014E-06</text:p>
          </table:table-cell>
          <table:table-cell office:value-type="float" office:value="0.0000145501114192482" calcext:value-type="float">
            <text:p>1.45501114192482E-05</text:p>
          </table:table-cell>
          <table:table-cell office:value-type="float" office:value="0.00000130191894354321" calcext:value-type="float">
            <text:p>1.30191894354321E-06</text:p>
          </table:table-cell>
          <table:table-cell table:formula="of:=SUM([.E472:.P472])" office:value-type="float" office:value="0.00266584384942682" calcext:value-type="float">
            <text:p>0.002665843849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4.36170042213849" calcext:value-type="float">
            <text:p>4.36170042213849</text:p>
          </table:table-cell>
          <table:table-cell office:value-type="float" office:value="23.778179483449" calcext:value-type="float">
            <text:p>23.778179483449</text:p>
          </table:table-cell>
          <table:table-cell office:value-type="float" office:value="1.90571199197156" calcext:value-type="float">
            <text:p>1.90571199197156</text:p>
          </table:table-cell>
          <table:table-cell office:value-type="float" office:value="4.47239059617203" calcext:value-type="float">
            <text:p>4.47239059617203</text:p>
          </table:table-cell>
          <table:table-cell office:value-type="float" office:value="0.660445616416388" calcext:value-type="float">
            <text:p>0.660445616416388</text:p>
          </table:table-cell>
          <table:table-cell office:value-type="float" office:value="0.05846802339036" calcext:value-type="float">
            <text:p>0.05846802339036</text:p>
          </table:table-cell>
          <table:table-cell office:value-type="float" office:value="3.61724924389461" calcext:value-type="float">
            <text:p>3.61724924389461</text:p>
          </table:table-cell>
          <table:table-cell office:value-type="float" office:value="0.320228355134472" calcext:value-type="float">
            <text:p>0.320228355134472</text:p>
          </table:table-cell>
          <table:table-cell office:value-type="float" office:value="0.216696204981101" calcext:value-type="float">
            <text:p>0.216696204981101</text:p>
          </table:table-cell>
          <table:table-cell office:value-type="float" office:value="0.180636416974314" calcext:value-type="float">
            <text:p>0.180636416974314</text:p>
          </table:table-cell>
          <table:table-cell office:value-type="float" office:value="1.00915764723607" calcext:value-type="float">
            <text:p>1.00915764723607</text:p>
          </table:table-cell>
          <table:table-cell office:value-type="float" office:value="0.089338851612514" calcext:value-type="float">
            <text:p>0.089338851612514</text:p>
          </table:table-cell>
          <table:table-cell table:formula="of:=SUM([.E473:.P473])" office:value-type="float" office:value="40.6702028533709" calcext:value-type="float">
            <text:p>40.67020285337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000255407432667112" calcext:value-type="float">
            <text:p>2.55407432667112E-06</text:p>
          </table:table-cell>
          <table:table-cell office:value-type="float" office:value="0.000363669260409" calcext:value-type="float">
            <text:p>0.000363669260409</text:p>
          </table:table-cell>
          <table:table-cell office:value-type="float" office:value="0.0000369201124251749" calcext:value-type="float">
            <text:p>3.69201124251749E-05</text:p>
          </table:table-cell>
          <table:table-cell office:value-type="float" office:value="0.0000872165358353766" calcext:value-type="float">
            <text:p>8.72165358353766E-05</text:p>
          </table:table-cell>
          <table:table-cell office:value-type="float" office:value="0.000000386736158544445" calcext:value-type="float">
            <text:p>3.86736158544445E-07</text:p>
          </table:table-cell>
          <table:table-cell office:value-type="float" office:value="0.0000000342370307732964" calcext:value-type="float">
            <text:p>3.42370307732964E-08</text:p>
          </table:table-cell>
          <table:table-cell office:value-type="float" office:value="0.000055289883866215" calcext:value-type="float">
            <text:p>5.5289883866215E-05</text:p>
          </table:table-cell>
          <table:table-cell office:value-type="float" office:value="0.00000489471029164716" calcext:value-type="float">
            <text:p>4.89471029164716E-06</text:p>
          </table:table-cell>
          <table:table-cell office:value-type="float" office:value="0.00000423195524515034" calcext:value-type="float">
            <text:p>4.23195524515034E-06</text:p>
          </table:table-cell>
          <table:table-cell office:value-type="float" office:value="0.00000292628409674559" calcext:value-type="float">
            <text:p>2.92628409674559E-06</text:p>
          </table:table-cell>
          <table:table-cell office:value-type="float" office:value="0.0000196572432476343" calcext:value-type="float">
            <text:p>1.96572432476343E-05</text:p>
          </table:table-cell>
          <table:table-cell office:value-type="float" office:value="0.00000174021907990298" calcext:value-type="float">
            <text:p>1.74021907990298E-06</text:p>
          </table:table-cell>
          <table:table-cell table:formula="of:=SUM([.E474:.P474])" office:value-type="float" office:value="0.000579521252012836" calcext:value-type="float">
            <text:p>0.0005795212520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132478596547" calcext:value-type="float">
            <text:p>0.00132478596547</text:p>
          </table:table-cell>
          <table:table-cell office:value-type="float" office:value="0.15854901537671" calcext:value-type="float">
            <text:p>0.15854901537671</text:p>
          </table:table-cell>
          <table:table-cell office:value-type="float" office:value="0.016015738585066" calcext:value-type="float">
            <text:p>0.016015738585066</text:p>
          </table:table-cell>
          <table:table-cell office:value-type="float" office:value="0.037672390486745" calcext:value-type="float">
            <text:p>0.037672390486745</text:p>
          </table:table-cell>
          <table:table-cell office:value-type="float" office:value="0.00014416278315" calcext:value-type="float">
            <text:p>0.00014416278315</text:p>
          </table:table-cell>
          <table:table-cell office:value-type="float" office:value="0.0000104877668385012" calcext:value-type="float">
            <text:p>1.04877668385012E-05</text:p>
          </table:table-cell>
          <table:table-cell office:value-type="float" office:value="0.017328162940061" calcext:value-type="float">
            <text:p>0.017328162940061</text:p>
          </table:table-cell>
          <table:table-cell office:value-type="float" office:value="0.001260614762587" calcext:value-type="float">
            <text:p>0.001260614762587</text:p>
          </table:table-cell>
          <table:table-cell office:value-type="float" office:value="0.001857532257443" calcext:value-type="float">
            <text:p>0.001857532257443</text:p>
          </table:table-cell>
          <table:table-cell office:value-type="float" office:value="0.001339151215929" calcext:value-type="float">
            <text:p>0.001339151215929</text:p>
          </table:table-cell>
          <table:table-cell office:value-type="float" office:value="0.006115277002279" calcext:value-type="float">
            <text:p>0.006115277002279</text:p>
          </table:table-cell>
          <table:table-cell office:value-type="float" office:value="0.000444883193507" calcext:value-type="float">
            <text:p>0.000444883193507</text:p>
          </table:table-cell>
          <table:table-cell table:formula="of:=SUM([.E475:.P475])" office:value-type="float" office:value="0.242062202335786" calcext:value-type="float">
            <text:p>0.242062202335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0239679769225" calcext:value-type="float">
            <text:p>0.000239679769225</text:p>
          </table:table-cell>
          <table:table-cell office:value-type="float" office:value="0.0011770600461" calcext:value-type="float">
            <text:p>0.0011770600461</text:p>
          </table:table-cell>
          <table:table-cell office:value-type="float" office:value="0.000112497785354" calcext:value-type="float">
            <text:p>0.000112497785354</text:p>
          </table:table-cell>
          <table:table-cell office:value-type="float" office:value="0.000304235805068" calcext:value-type="float">
            <text:p>0.000304235805068</text:p>
          </table:table-cell>
          <table:table-cell office:value-type="float" office:value="0.0000255669841282071" calcext:value-type="float">
            <text:p>2.55669841282071E-05</text:p>
          </table:table-cell>
          <table:table-cell office:value-type="float" office:value="0.00000242282457202003" calcext:value-type="float">
            <text:p>2.42282457202003E-06</text:p>
          </table:table-cell>
          <table:table-cell office:value-type="float" office:value="0.000126302904227" calcext:value-type="float">
            <text:p>0.000126302904227</text:p>
          </table:table-cell>
          <table:table-cell office:value-type="float" office:value="0.0000119689431629405" calcext:value-type="float">
            <text:p>1.19689431629405E-05</text:p>
          </table:table-cell>
          <table:table-cell office:value-type="float" office:value="0.00000752098304326119" calcext:value-type="float">
            <text:p>7.52098304326119E-06</text:p>
          </table:table-cell>
          <table:table-cell office:value-type="float" office:value="0.0000107017497536445" calcext:value-type="float">
            <text:p>1.07017497536445E-05</text:p>
          </table:table-cell>
          <table:table-cell office:value-type="float" office:value="0.0000456531897817261" calcext:value-type="float">
            <text:p>4.56531897817261E-05</text:p>
          </table:table-cell>
          <table:table-cell office:value-type="float" office:value="0.00000432626974850069" calcext:value-type="float">
            <text:p>4.32626974850069E-06</text:p>
          </table:table-cell>
          <table:table-cell table:formula="of:=SUM([.E476:.P476])" office:value-type="float" office:value="0.0020679372541643" calcext:value-type="float">
            <text:p>0.0020679372541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.12163474674089" calcext:value-type="float">
            <text:p>1.12163474674089</text:p>
          </table:table-cell>
          <table:table-cell office:value-type="float" office:value="1.46191591515333" calcext:value-type="float">
            <text:p>1.46191591515333</text:p>
          </table:table-cell>
          <table:table-cell office:value-type="float" office:value="0.080151410072796" calcext:value-type="float">
            <text:p>0.080151410072796</text:p>
          </table:table-cell>
          <table:table-cell office:value-type="float" office:value="0.168832079326287" calcext:value-type="float">
            <text:p>0.168832079326287</text:p>
          </table:table-cell>
          <table:table-cell office:value-type="float" office:value="0.035073078422615" calcext:value-type="float">
            <text:p>0.035073078422615</text:p>
          </table:table-cell>
          <table:table-cell office:value-type="float" office:value="0.003508195094829" calcext:value-type="float">
            <text:p>0.003508195094829</text:p>
          </table:table-cell>
          <table:table-cell office:value-type="float" office:value="0.045786138756913" calcext:value-type="float">
            <text:p>0.045786138756913</text:p>
          </table:table-cell>
          <table:table-cell office:value-type="float" office:value="0.004579772139265" calcext:value-type="float">
            <text:p>0.004579772139265</text:p>
          </table:table-cell>
          <table:table-cell office:value-type="float" office:value="0.006771645589975" calcext:value-type="float">
            <text:p>0.006771645589975</text:p>
          </table:table-cell>
          <table:table-cell office:value-type="float" office:value="0.003942601192075" calcext:value-type="float">
            <text:p>0.003942601192075</text:p>
          </table:table-cell>
          <table:table-cell office:value-type="float" office:value="0.008048044592122" calcext:value-type="float">
            <text:p>0.008048044592122</text:p>
          </table:table-cell>
          <table:table-cell office:value-type="float" office:value="0.000805008052639" calcext:value-type="float">
            <text:p>0.000805008052639</text:p>
          </table:table-cell>
          <table:table-cell table:formula="of:=SUM([.E477:.P477])" office:value-type="float" office:value="2.94104863513374" calcext:value-type="float">
            <text:p>2.941048635133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60.8523437242177" calcext:value-type="float">
            <text:p>60.8523437242177</text:p>
          </table:table-cell>
          <table:table-cell office:value-type="float" office:value="26.9268287661679" calcext:value-type="float">
            <text:p>26.9268287661679</text:p>
          </table:table-cell>
          <table:table-cell office:value-type="float" office:value="8.40660675748954" calcext:value-type="float">
            <text:p>8.40660675748954</text:p>
          </table:table-cell>
          <table:table-cell office:value-type="float" office:value="23.3523655318526" calcext:value-type="float">
            <text:p>23.3523655318526</text:p>
          </table:table-cell>
          <table:table-cell office:value-type="float" office:value="1.85381008217924" calcext:value-type="float">
            <text:p>1.85381008217924</text:p>
          </table:table-cell>
          <table:table-cell office:value-type="float" office:value="0.094751638197594" calcext:value-type="float">
            <text:p>0.094751638197594</text:p>
          </table:table-cell>
          <table:table-cell office:value-type="float" office:value="0.820190962781833" calcext:value-type="float">
            <text:p>0.820190962781833</text:p>
          </table:table-cell>
          <table:table-cell office:value-type="float" office:value="0.041921466554483" calcext:value-type="float">
            <text:p>0.041921466554483</text:p>
          </table:table-cell>
          <table:table-cell office:value-type="float" office:value="0.470610466712787" calcext:value-type="float">
            <text:p>0.470610466712787</text:p>
          </table:table-cell>
          <table:table-cell office:value-type="float" office:value="0.099821122247124" calcext:value-type="float">
            <text:p>0.099821122247124</text:p>
          </table:table-cell>
          <table:table-cell office:value-type="float" office:value="0.984995079125036" calcext:value-type="float">
            <text:p>0.984995079125036</text:p>
          </table:table-cell>
          <table:table-cell office:value-type="float" office:value="0.050344907636899" calcext:value-type="float">
            <text:p>0.050344907636899</text:p>
          </table:table-cell>
          <table:table-cell table:formula="of:=SUM([.E478:.P478])" office:value-type="float" office:value="123.954590505163" calcext:value-type="float">
            <text:p>123.9545905051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98.8155366921882" calcext:value-type="float">
            <text:p>98.8155366921882</text:p>
          </table:table-cell>
          <table:table-cell office:value-type="float" office:value="51.3773447487572" calcext:value-type="float">
            <text:p>51.3773447487572</text:p>
          </table:table-cell>
          <table:table-cell office:value-type="float" office:value="3.28035510945372" calcext:value-type="float">
            <text:p>3.28035510945372</text:p>
          </table:table-cell>
          <table:table-cell office:value-type="float" office:value="9.44955583684666" calcext:value-type="float">
            <text:p>9.44955583684666</text:p>
          </table:table-cell>
          <table:table-cell office:value-type="float" office:value="2.96117929060407" calcext:value-type="float">
            <text:p>2.96117929060407</text:p>
          </table:table-cell>
          <table:table-cell office:value-type="float" office:value="0.17098842845775" calcext:value-type="float">
            <text:p>0.17098842845775</text:p>
          </table:table-cell>
          <table:table-cell office:value-type="float" office:value="1.54146435105896" calcext:value-type="float">
            <text:p>1.54146435105896</text:p>
          </table:table-cell>
          <table:table-cell office:value-type="float" office:value="0.089009324003968" calcext:value-type="float">
            <text:p>0.089009324003968</text:p>
          </table:table-cell>
          <table:table-cell office:value-type="float" office:value="0.174527120429753" calcext:value-type="float">
            <text:p>0.174527120429753</text:p>
          </table:table-cell>
          <table:table-cell office:value-type="float" office:value="0.104974914583721" calcext:value-type="float">
            <text:p>0.104974914583721</text:p>
          </table:table-cell>
          <table:table-cell office:value-type="float" office:value="0.387996743438143" calcext:value-type="float">
            <text:p>0.387996743438143</text:p>
          </table:table-cell>
          <table:table-cell office:value-type="float" office:value="0.022404233886723" calcext:value-type="float">
            <text:p>0.022404233886723</text:p>
          </table:table-cell>
          <table:table-cell table:formula="of:=SUM([.E479:.P479])" office:value-type="float" office:value="168.375336793709" calcext:value-type="float">
            <text:p>168.3753367937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.44919773412081" calcext:value-type="float">
            <text:p>1.44919773412081</text:p>
          </table:table-cell>
          <table:table-cell office:value-type="float" office:value="1.79546822206824" calcext:value-type="float">
            <text:p>1.79546822206824</text:p>
          </table:table-cell>
          <table:table-cell office:value-type="float" office:value="0.133101454480412" calcext:value-type="float">
            <text:p>0.133101454480412</text:p>
          </table:table-cell>
          <table:table-cell office:value-type="float" office:value="0.312143111130327" calcext:value-type="float">
            <text:p>0.312143111130327</text:p>
          </table:table-cell>
          <table:table-cell office:value-type="float" office:value="0.163007974742178" calcext:value-type="float">
            <text:p>0.163007974742178</text:p>
          </table:table-cell>
          <table:table-cell office:value-type="float" office:value="0.012905590924102" calcext:value-type="float">
            <text:p>0.012905590924102</text:p>
          </table:table-cell>
          <table:table-cell office:value-type="float" office:value="0.202942914220831" calcext:value-type="float">
            <text:p>0.202942914220831</text:p>
          </table:table-cell>
          <table:table-cell office:value-type="float" office:value="0.016067301222664" calcext:value-type="float">
            <text:p>0.016067301222664</text:p>
          </table:table-cell>
          <table:table-cell office:value-type="float" office:value="0.013356824617204" calcext:value-type="float">
            <text:p>0.013356824617204</text:p>
          </table:table-cell>
          <table:table-cell office:value-type="float" office:value="0.013085319822807" calcext:value-type="float">
            <text:p>0.013085319822807</text:p>
          </table:table-cell>
          <table:table-cell office:value-type="float" office:value="0.052070135558511" calcext:value-type="float">
            <text:p>0.052070135558511</text:p>
          </table:table-cell>
          <table:table-cell office:value-type="float" office:value="0.004122472351083" calcext:value-type="float">
            <text:p>0.004122472351083</text:p>
          </table:table-cell>
          <table:table-cell table:formula="of:=SUM([.E480:.P480])" office:value-type="float" office:value="4.16746905525917" calcext:value-type="float">
            <text:p>4.167469055259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46583866431001" calcext:value-type="float">
            <text:p>0.146583866431001</text:p>
          </table:table-cell>
          <table:table-cell office:value-type="float" office:value="0.177762229813916" calcext:value-type="float">
            <text:p>0.177762229813916</text:p>
          </table:table-cell>
          <table:table-cell office:value-type="float" office:value="0.013200929766074" calcext:value-type="float">
            <text:p>0.013200929766074</text:p>
          </table:table-cell>
          <table:table-cell office:value-type="float" office:value="0.030950657280543" calcext:value-type="float">
            <text:p>0.030950657280543</text:p>
          </table:table-cell>
          <table:table-cell office:value-type="float" office:value="0.021632142597" calcext:value-type="float">
            <text:p>0.021632142597</text:p>
          </table:table-cell>
          <table:table-cell office:value-type="float" office:value="0.001480824609065" calcext:value-type="float">
            <text:p>0.001480824609065</text:p>
          </table:table-cell>
          <table:table-cell office:value-type="float" office:value="0.026392699013642" calcext:value-type="float">
            <text:p>0.026392699013642</text:p>
          </table:table-cell>
          <table:table-cell office:value-type="float" office:value="0.001806707681581" calcext:value-type="float">
            <text:p>0.001806707681581</text:p>
          </table:table-cell>
          <table:table-cell office:value-type="float" office:value="0.001320667703633" calcext:value-type="float">
            <text:p>0.001320667703633</text:p>
          </table:table-cell>
          <table:table-cell office:value-type="float" office:value="0.001561624633384" calcext:value-type="float">
            <text:p>0.001561624633384</text:p>
          </table:table-cell>
          <table:table-cell office:value-type="float" office:value="0.006781630520782" calcext:value-type="float">
            <text:p>0.006781630520782</text:p>
          </table:table-cell>
          <table:table-cell office:value-type="float" office:value="0.000464235353467" calcext:value-type="float">
            <text:p>0.000464235353467</text:p>
          </table:table-cell>
          <table:table-cell table:formula="of:=SUM([.E481:.P481])" office:value-type="float" office:value="0.429938215404088" calcext:value-type="float">
            <text:p>0.4299382154040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516.45441421399" calcext:value-type="float">
            <text:p>1516.45441421399</text:p>
          </table:table-cell>
          <table:table-cell office:value-type="float" office:value="1164.61632100218" calcext:value-type="float">
            <text:p>1164.61632100218</text:p>
          </table:table-cell>
          <table:table-cell office:value-type="float" office:value="290.452754084486" calcext:value-type="float">
            <text:p>290.452754084486</text:p>
          </table:table-cell>
          <table:table-cell office:value-type="float" office:value="829.81229936363" calcext:value-type="float">
            <text:p>829.81229936363</text:p>
          </table:table-cell>
          <table:table-cell office:value-type="float" office:value="271.690008472433" calcext:value-type="float">
            <text:p>271.690008472433</text:p>
          </table:table-cell>
          <table:table-cell office:value-type="float" office:value="17.9645663658515" calcext:value-type="float">
            <text:p>17.9645663658515</text:p>
          </table:table-cell>
          <table:table-cell office:value-type="float" office:value="209.754994281221" calcext:value-type="float">
            <text:p>209.754994281221</text:p>
          </table:table-cell>
          <table:table-cell office:value-type="float" office:value="13.869326798288" calcext:value-type="float">
            <text:p>13.869326798288</text:p>
          </table:table-cell>
          <table:table-cell office:value-type="float" office:value="23.5644518057495" calcext:value-type="float">
            <text:p>23.5644518057495</text:p>
          </table:table-cell>
          <table:table-cell office:value-type="float" office:value="17.065506013555" calcext:value-type="float">
            <text:p>17.065506013555</text:p>
          </table:table-cell>
          <table:table-cell office:value-type="float" office:value="206.886737672555" calcext:value-type="float">
            <text:p>206.886737672555</text:p>
          </table:table-cell>
          <table:table-cell office:value-type="float" office:value="13.679673205613" calcext:value-type="float">
            <text:p>13.679673205613</text:p>
          </table:table-cell>
          <table:table-cell table:formula="of:=SUM([.E482:.P482])" office:value-type="float" office:value="4575.81105327955" calcext:value-type="float">
            <text:p>4575.811053279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46.9936614942356" calcext:value-type="float">
            <text:p>46.9936614942356</text:p>
          </table:table-cell>
          <table:table-cell office:value-type="float" office:value="56.5996079431856" calcext:value-type="float">
            <text:p>56.5996079431856</text:p>
          </table:table-cell>
          <table:table-cell office:value-type="float" office:value="4.38957557914634" calcext:value-type="float">
            <text:p>4.38957557914634</text:p>
          </table:table-cell>
          <table:table-cell office:value-type="float" office:value="10.4273032047241" calcext:value-type="float">
            <text:p>10.4273032047241</text:p>
          </table:table-cell>
          <table:table-cell office:value-type="float" office:value="2.52776520106001" calcext:value-type="float">
            <text:p>2.52776520106001</text:p>
          </table:table-cell>
          <table:table-cell office:value-type="float" office:value="0.186896702882711" calcext:value-type="float">
            <text:p>0.186896702882711</text:p>
          </table:table-cell>
          <table:table-cell office:value-type="float" office:value="3.05075652872848" calcext:value-type="float">
            <text:p>3.05075652872848</text:p>
          </table:table-cell>
          <table:table-cell office:value-type="float" office:value="0.225565387274956" calcext:value-type="float">
            <text:p>0.225565387274956</text:p>
          </table:table-cell>
          <table:table-cell office:value-type="float" office:value="0.434094910290471" calcext:value-type="float">
            <text:p>0.434094910290471</text:p>
          </table:table-cell>
          <table:table-cell office:value-type="float" office:value="0.215885985671793" calcext:value-type="float">
            <text:p>0.215885985671793</text:p>
          </table:table-cell>
          <table:table-cell office:value-type="float" office:value="0.825662188785783" calcext:value-type="float">
            <text:p>0.825662188785783</text:p>
          </table:table-cell>
          <table:table-cell office:value-type="float" office:value="0.061047418769067" calcext:value-type="float">
            <text:p>0.061047418769067</text:p>
          </table:table-cell>
          <table:table-cell table:formula="of:=SUM([.E483:.P483])" office:value-type="float" office:value="125.937822544755" calcext:value-type="float">
            <text:p>125.9378225447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2.32975764642305" calcext:value-type="float">
            <text:p>2.32975764642305</text:p>
          </table:table-cell>
          <table:table-cell office:value-type="float" office:value="2.14025444324411" calcext:value-type="float">
            <text:p>2.14025444324411</text:p>
          </table:table-cell>
          <table:table-cell office:value-type="float" office:value="0.369242091588111" calcext:value-type="float">
            <text:p>0.369242091588111</text:p>
          </table:table-cell>
          <table:table-cell office:value-type="float" office:value="1.01872947114412" calcext:value-type="float">
            <text:p>1.01872947114412</text:p>
          </table:table-cell>
          <table:table-cell office:value-type="float" office:value="0.164049479544764" calcext:value-type="float">
            <text:p>0.164049479544764</text:p>
          </table:table-cell>
          <table:table-cell office:value-type="float" office:value="0.011910518929798" calcext:value-type="float">
            <text:p>0.011910518929798</text:p>
          </table:table-cell>
          <table:table-cell office:value-type="float" office:value="0.15105410630749" calcext:value-type="float">
            <text:p>0.15105410630749</text:p>
          </table:table-cell>
          <table:table-cell office:value-type="float" office:value="0.010967013108433" calcext:value-type="float">
            <text:p>0.010967013108433</text:p>
          </table:table-cell>
          <table:table-cell office:value-type="float" office:value="0.031233229879434" calcext:value-type="float">
            <text:p>0.031233229879434</text:p>
          </table:table-cell>
          <table:table-cell office:value-type="float" office:value="0.013872813554234" calcext:value-type="float">
            <text:p>0.013872813554234</text:p>
          </table:table-cell>
          <table:table-cell office:value-type="float" office:value="0.100561448574947" calcext:value-type="float">
            <text:p>0.100561448574947</text:p>
          </table:table-cell>
          <table:table-cell office:value-type="float" office:value="0.00730108403991" calcext:value-type="float">
            <text:p>0.00730108403991</text:p>
          </table:table-cell>
          <table:table-cell table:formula="of:=SUM([.E484:.P484])" office:value-type="float" office:value="6.3489333463384" calcext:value-type="float">
            <text:p>6.3489333463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954079351142024" calcext:value-type="float">
            <text:p>0.954079351142024</text:p>
          </table:table-cell>
          <table:table-cell office:value-type="float" office:value="1.24413925038354" calcext:value-type="float">
            <text:p>1.24413925038354</text:p>
          </table:table-cell>
          <table:table-cell office:value-type="float" office:value="0.05595358494948" calcext:value-type="float">
            <text:p>0.05595358494948</text:p>
          </table:table-cell>
          <table:table-cell office:value-type="float" office:value="0.13707667580839" calcext:value-type="float">
            <text:p>0.13707667580839</text:p>
          </table:table-cell>
          <table:table-cell office:value-type="float" office:value="0.051555657752797" calcext:value-type="float">
            <text:p>0.051555657752797</text:p>
          </table:table-cell>
          <table:table-cell office:value-type="float" office:value="0.003232591195138" calcext:value-type="float">
            <text:p>0.003232591195138</text:p>
          </table:table-cell>
          <table:table-cell office:value-type="float" office:value="0.067395061900471" calcext:value-type="float">
            <text:p>0.067395061900471</text:p>
          </table:table-cell>
          <table:table-cell office:value-type="float" office:value="0.004225737643381" calcext:value-type="float">
            <text:p>0.004225737643381</text:p>
          </table:table-cell>
          <table:table-cell office:value-type="float" office:value="0.005164885140201" calcext:value-type="float">
            <text:p>0.005164885140201</text:p>
          </table:table-cell>
          <table:table-cell office:value-type="float" office:value="0.004384846054768" calcext:value-type="float">
            <text:p>0.004384846054768</text:p>
          </table:table-cell>
          <table:table-cell office:value-type="float" office:value="0.01078141475527" calcext:value-type="float">
            <text:p>0.01078141475527</text:p>
          </table:table-cell>
          <table:table-cell office:value-type="float" office:value="0.000676005465319" calcext:value-type="float">
            <text:p>0.000676005465319</text:p>
          </table:table-cell>
          <table:table-cell table:formula="of:=SUM([.E485:.P485])" office:value-type="float" office:value="2.53866506219078" calcext:value-type="float">
            <text:p>2.538665062190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26011910902564" calcext:value-type="float">
            <text:p>0.126011910902564</text:p>
          </table:table-cell>
          <table:table-cell office:value-type="float" office:value="0.703424243882105" calcext:value-type="float">
            <text:p>0.703424243882105</text:p>
          </table:table-cell>
          <table:table-cell office:value-type="float" office:value="0.060973158766441" calcext:value-type="float">
            <text:p>0.060973158766441</text:p>
          </table:table-cell>
          <table:table-cell office:value-type="float" office:value="0.163363478243746" calcext:value-type="float">
            <text:p>0.163363478243746</text:p>
          </table:table-cell>
          <table:table-cell office:value-type="float" office:value="0.005262429908864" calcext:value-type="float">
            <text:p>0.005262429908864</text:p>
          </table:table-cell>
          <table:table-cell office:value-type="float" office:value="0.000218831592069" calcext:value-type="float">
            <text:p>0.000218831592069</text:p>
          </table:table-cell>
          <table:table-cell office:value-type="float" office:value="0.029424344601811" calcext:value-type="float">
            <text:p>0.029424344601811</text:p>
          </table:table-cell>
          <table:table-cell office:value-type="float" office:value="0.001223574714784" calcext:value-type="float">
            <text:p>0.001223574714784</text:p>
          </table:table-cell>
          <table:table-cell office:value-type="float" office:value="0.004145414179524" calcext:value-type="float">
            <text:p>0.004145414179524</text:p>
          </table:table-cell>
          <table:table-cell office:value-type="float" office:value="0.002189161834341" calcext:value-type="float">
            <text:p>0.002189161834341</text:p>
          </table:table-cell>
          <table:table-cell office:value-type="float" office:value="0.009584760449838" calcext:value-type="float">
            <text:p>0.009584760449838</text:p>
          </table:table-cell>
          <table:table-cell office:value-type="float" office:value="0.000398570323057" calcext:value-type="float">
            <text:p>0.000398570323057</text:p>
          </table:table-cell>
          <table:table-cell table:formula="of:=SUM([.E486:.P486])" office:value-type="float" office:value="1.10621987939914" calcext:value-type="float">
            <text:p>1.106219879399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1.3447805357693" calcext:value-type="float">
            <text:p>71.3447805357693</text:p>
          </table:table-cell>
          <table:table-cell office:value-type="float" office:value="24.997692671231" calcext:value-type="float">
            <text:p>24.997692671231</text:p>
          </table:table-cell>
          <table:table-cell office:value-type="float" office:value="0.904336874647661" calcext:value-type="float">
            <text:p>0.904336874647661</text:p>
          </table:table-cell>
          <table:table-cell office:value-type="float" office:value="1.95755806351873" calcext:value-type="float">
            <text:p>1.95755806351873</text:p>
          </table:table-cell>
          <table:table-cell office:value-type="float" office:value="2.49634094990739" calcext:value-type="float">
            <text:p>2.49634094990739</text:p>
          </table:table-cell>
          <table:table-cell office:value-type="float" office:value="0.100719368428507" calcext:value-type="float">
            <text:p>0.100719368428507</text:p>
          </table:table-cell>
          <table:table-cell office:value-type="float" office:value="0.876111576580225" calcext:value-type="float">
            <text:p>0.876111576580225</text:p>
          </table:table-cell>
          <table:table-cell office:value-type="float" office:value="0.035348298344158" calcext:value-type="float">
            <text:p>0.035348298344158</text:p>
          </table:table-cell>
          <table:table-cell office:value-type="float" office:value="0.040804355993241" calcext:value-type="float">
            <text:p>0.040804355993241</text:p>
          </table:table-cell>
          <table:table-cell office:value-type="float" office:value="0.05209784888033" calcext:value-type="float">
            <text:p>0.05209784888033</text:p>
          </table:table-cell>
          <table:table-cell office:value-type="float" office:value="0.101940979629541" calcext:value-type="float">
            <text:p>0.101940979629541</text:p>
          </table:table-cell>
          <table:table-cell office:value-type="float" office:value="0.004112992292039" calcext:value-type="float">
            <text:p>0.004112992292039</text:p>
          </table:table-cell>
          <table:table-cell table:formula="of:=SUM([.E487:.P487])" office:value-type="float" office:value="102.911844515222" calcext:value-type="float">
            <text:p>102.9118445152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7.54023538201884" calcext:value-type="float">
            <text:p>7.54023538201884</text:p>
          </table:table-cell>
          <table:table-cell office:value-type="float" office:value="10.5944953591292" calcext:value-type="float">
            <text:p>10.5944953591292</text:p>
          </table:table-cell>
          <table:table-cell office:value-type="float" office:value="0.582326996363214" calcext:value-type="float">
            <text:p>0.582326996363214</text:p>
          </table:table-cell>
          <table:table-cell office:value-type="float" office:value="0.74674614861783" calcext:value-type="float">
            <text:p>0.74674614861783</text:p>
          </table:table-cell>
          <table:table-cell office:value-type="float" office:value="0.308352304360646" calcext:value-type="float">
            <text:p>0.308352304360646</text:p>
          </table:table-cell>
          <table:table-cell office:value-type="float" office:value="0.013886931936421" calcext:value-type="float">
            <text:p>0.013886931936421</text:p>
          </table:table-cell>
          <table:table-cell office:value-type="float" office:value="0.434027437609341" calcext:value-type="float">
            <text:p>0.434027437609341</text:p>
          </table:table-cell>
          <table:table-cell office:value-type="float" office:value="0.019546828090412" calcext:value-type="float">
            <text:p>0.019546828090412</text:p>
          </table:table-cell>
          <table:table-cell office:value-type="float" office:value="0.026700583237536" calcext:value-type="float">
            <text:p>0.026700583237536</text:p>
          </table:table-cell>
          <table:table-cell office:value-type="float" office:value="0.026723461599338" calcext:value-type="float">
            <text:p>0.026723461599338</text:p>
          </table:table-cell>
          <table:table-cell office:value-type="float" office:value="0.055762743289405" calcext:value-type="float">
            <text:p>0.055762743289405</text:p>
          </table:table-cell>
          <table:table-cell office:value-type="float" office:value="0.002511326848209" calcext:value-type="float">
            <text:p>0.002511326848209</text:p>
          </table:table-cell>
          <table:table-cell table:formula="of:=SUM([.E488:.P488])" office:value-type="float" office:value="20.3513155031004" calcext:value-type="float">
            <text:p>20.35131550310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30573520192293" calcext:value-type="float">
            <text:p>0.130573520192293</text:p>
          </table:table-cell>
          <table:table-cell office:value-type="float" office:value="0.332182094611665" calcext:value-type="float">
            <text:p>0.332182094611665</text:p>
          </table:table-cell>
          <table:table-cell office:value-type="float" office:value="0.026801177372366" calcext:value-type="float">
            <text:p>0.026801177372366</text:p>
          </table:table-cell>
          <table:table-cell office:value-type="float" office:value="0.070983985265882" calcext:value-type="float">
            <text:p>0.070983985265882</text:p>
          </table:table-cell>
          <table:table-cell office:value-type="float" office:value="0.005077497752931" calcext:value-type="float">
            <text:p>0.005077497752931</text:p>
          </table:table-cell>
          <table:table-cell office:value-type="float" office:value="0.000212417460817" calcext:value-type="float">
            <text:p>0.000212417460817</text:p>
          </table:table-cell>
          <table:table-cell office:value-type="float" office:value="0.012933676347309" calcext:value-type="float">
            <text:p>0.012933676347309</text:p>
          </table:table-cell>
          <table:table-cell office:value-type="float" office:value="0.000541081221974" calcext:value-type="float">
            <text:p>0.000541081221974</text:p>
          </table:table-cell>
          <table:table-cell office:value-type="float" office:value="0.001914304186471" calcext:value-type="float">
            <text:p>0.001914304186471</text:p>
          </table:table-cell>
          <table:table-cell office:value-type="float" office:value="0.000850839783091" calcext:value-type="float">
            <text:p>0.000850839783091</text:p>
          </table:table-cell>
          <table:table-cell office:value-type="float" office:value="0.003893608324012" calcext:value-type="float">
            <text:p>0.003893608324012</text:p>
          </table:table-cell>
          <table:table-cell office:value-type="float" office:value="0.000162889366741" calcext:value-type="float">
            <text:p>0.000162889366741</text:p>
          </table:table-cell>
          <table:table-cell table:formula="of:=SUM([.E489:.P489])" office:value-type="float" office:value="0.586127091885552" calcext:value-type="float">
            <text:p>0.5861270918855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66.370788247418" calcext:value-type="float">
            <text:p>166.370788247418</text:p>
          </table:table-cell>
          <table:table-cell office:value-type="float" office:value="224.753041226161" calcext:value-type="float">
            <text:p>224.753041226161</text:p>
          </table:table-cell>
          <table:table-cell office:value-type="float" office:value="9.79304441478759" calcext:value-type="float">
            <text:p>9.79304441478759</text:p>
          </table:table-cell>
          <table:table-cell office:value-type="float" office:value="19.3674544839938" calcext:value-type="float">
            <text:p>19.3674544839938</text:p>
          </table:table-cell>
          <table:table-cell office:value-type="float" office:value="4.79102072534416" calcext:value-type="float">
            <text:p>4.79102072534416</text:p>
          </table:table-cell>
          <table:table-cell office:value-type="float" office:value="0.188704996497296" calcext:value-type="float">
            <text:p>0.188704996497296</text:p>
          </table:table-cell>
          <table:table-cell office:value-type="float" office:value="6.4783184514184" calcext:value-type="float">
            <text:p>6.4783184514184</text:p>
          </table:table-cell>
          <table:table-cell office:value-type="float" office:value="0.255162966466913" calcext:value-type="float">
            <text:p>0.255162966466913</text:p>
          </table:table-cell>
          <table:table-cell office:value-type="float" office:value="0.827326482367246" calcext:value-type="float">
            <text:p>0.827326482367246</text:p>
          </table:table-cell>
          <table:table-cell office:value-type="float" office:value="0.392816244886974" calcext:value-type="float">
            <text:p>0.392816244886974</text:p>
          </table:table-cell>
          <table:table-cell office:value-type="float" office:value="0.86882929702193" calcext:value-type="float">
            <text:p>0.86882929702193</text:p>
          </table:table-cell>
          <table:table-cell office:value-type="float" office:value="0.034220772326025" calcext:value-type="float">
            <text:p>0.034220772326025</text:p>
          </table:table-cell>
          <table:table-cell table:formula="of:=SUM([.E490:.P490])" office:value-type="float" office:value="434.120728308689" calcext:value-type="float">
            <text:p>434.1207283086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621.663201594744" calcext:value-type="float">
            <text:p>621.663201594744</text:p>
          </table:table-cell>
          <table:table-cell office:value-type="float" office:value="729.24679258894" calcext:value-type="float">
            <text:p>729.24679258894</text:p>
          </table:table-cell>
          <table:table-cell office:value-type="float" office:value="67.8763826849143" calcext:value-type="float">
            <text:p>67.8763826849143</text:p>
          </table:table-cell>
          <table:table-cell office:value-type="float" office:value="147.471047715265" calcext:value-type="float">
            <text:p>147.471047715265</text:p>
          </table:table-cell>
          <table:table-cell office:value-type="float" office:value="35.3679137105775" calcext:value-type="float">
            <text:p>35.3679137105775</text:p>
          </table:table-cell>
          <table:table-cell office:value-type="float" office:value="0.587296617600872" calcext:value-type="float">
            <text:p>0.587296617600872</text:p>
          </table:table-cell>
          <table:table-cell office:value-type="float" office:value="41.6235329742002" calcext:value-type="float">
            <text:p>41.6235329742002</text:p>
          </table:table-cell>
          <table:table-cell office:value-type="float" office:value="0.691173370541085" calcext:value-type="float">
            <text:p>0.691173370541085</text:p>
          </table:table-cell>
          <table:table-cell office:value-type="float" office:value="4.70478169684209" calcext:value-type="float">
            <text:p>4.70478169684209</text:p>
          </table:table-cell>
          <table:table-cell office:value-type="float" office:value="4.03441405425839" calcext:value-type="float">
            <text:p>4.03441405425839</text:p>
          </table:table-cell>
          <table:table-cell office:value-type="float" office:value="12.6138965614699" calcext:value-type="float">
            <text:p>12.6138965614699</text:p>
          </table:table-cell>
          <table:table-cell office:value-type="float" office:value="0.209458178560954" calcext:value-type="float">
            <text:p>0.209458178560954</text:p>
          </table:table-cell>
          <table:table-cell table:formula="of:=SUM([.E491:.P491])" office:value-type="float" office:value="1666.08989174791" calcext:value-type="float">
            <text:p>1666.089891747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4.56266634229198" calcext:value-type="float">
            <text:p>4.56266634229198</text:p>
          </table:table-cell>
          <table:table-cell office:value-type="float" office:value="5.93575121024705" calcext:value-type="float">
            <text:p>5.93575121024705</text:p>
          </table:table-cell>
          <table:table-cell office:value-type="float" office:value="0.332258565960829" calcext:value-type="float">
            <text:p>0.332258565960829</text:p>
          </table:table-cell>
          <table:table-cell office:value-type="float" office:value="0.683533958287953" calcext:value-type="float">
            <text:p>0.683533958287953</text:p>
          </table:table-cell>
          <table:table-cell office:value-type="float" office:value="0.278438487860954" calcext:value-type="float">
            <text:p>0.278438487860954</text:p>
          </table:table-cell>
          <table:table-cell office:value-type="float" office:value="0.008033427331185" calcext:value-type="float">
            <text:p>0.008033427331185</text:p>
          </table:table-cell>
          <table:table-cell office:value-type="float" office:value="0.363015610279321" calcext:value-type="float">
            <text:p>0.363015610279321</text:p>
          </table:table-cell>
          <table:table-cell office:value-type="float" office:value="0.010473622190913" calcext:value-type="float">
            <text:p>0.010473622190913</text:p>
          </table:table-cell>
          <table:table-cell office:value-type="float" office:value="0.025970928174308" calcext:value-type="float">
            <text:p>0.025970928174308</text:p>
          </table:table-cell>
          <table:table-cell office:value-type="float" office:value="0.020029016211353" calcext:value-type="float">
            <text:p>0.020029016211353</text:p>
          </table:table-cell>
          <table:table-cell office:value-type="float" office:value="0.064012213918317" calcext:value-type="float">
            <text:p>0.064012213918317</text:p>
          </table:table-cell>
          <table:table-cell office:value-type="float" office:value="0.001846862022458" calcext:value-type="float">
            <text:p>0.001846862022458</text:p>
          </table:table-cell>
          <table:table-cell table:formula="of:=SUM([.E492:.P492])" office:value-type="float" office:value="12.2860302447766" calcext:value-type="float">
            <text:p>12.28603024477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96729084107826" calcext:value-type="float">
            <text:p>0.196729084107826</text:p>
          </table:table-cell>
          <table:table-cell office:value-type="float" office:value="0.232164800627546" calcext:value-type="float">
            <text:p>0.232164800627546</text:p>
          </table:table-cell>
          <table:table-cell office:value-type="float" office:value="0.021606335718132" calcext:value-type="float">
            <text:p>0.021606335718132</text:p>
          </table:table-cell>
          <table:table-cell office:value-type="float" office:value="0.046987327004734" calcext:value-type="float">
            <text:p>0.046987327004734</text:p>
          </table:table-cell>
          <table:table-cell office:value-type="float" office:value="0.004061256994094" calcext:value-type="float">
            <text:p>0.004061256994094</text:p>
          </table:table-cell>
          <table:table-cell office:value-type="float" office:value="0.000267642580706" calcext:value-type="float">
            <text:p>0.000267642580706</text:p>
          </table:table-cell>
          <table:table-cell office:value-type="float" office:value="0.004793159858898" calcext:value-type="float">
            <text:p>0.004793159858898</text:p>
          </table:table-cell>
          <table:table-cell office:value-type="float" office:value="0.0003158760148" calcext:value-type="float">
            <text:p>0.0003158760148</text:p>
          </table:table-cell>
          <table:table-cell office:value-type="float" office:value="0.001497539024746" calcext:value-type="float">
            <text:p>0.001497539024746</text:p>
          </table:table-cell>
          <table:table-cell office:value-type="float" office:value="0.000323681707575" calcext:value-type="float">
            <text:p>0.000323681707575</text:p>
          </table:table-cell>
          <table:table-cell office:value-type="float" office:value="0.001453267118713" calcext:value-type="float">
            <text:p>0.001453267118713</text:p>
          </table:table-cell>
          <table:table-cell office:value-type="float" office:value="0.0000957723588222676" calcext:value-type="float">
            <text:p>9.57723588222676E-05</text:p>
          </table:table-cell>
          <table:table-cell table:formula="of:=SUM([.E493:.P493])" office:value-type="float" office:value="0.510295743116592" calcext:value-type="float">
            <text:p>0.5102957431165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11741521211209" calcext:value-type="float">
            <text:p>0.011741521211209</text:p>
          </table:table-cell>
          <table:table-cell office:value-type="float" office:value="0.050250064680872" calcext:value-type="float">
            <text:p>0.050250064680872</text:p>
          </table:table-cell>
          <table:table-cell office:value-type="float" office:value="0.003926099970905" calcext:value-type="float">
            <text:p>0.003926099970905</text:p>
          </table:table-cell>
          <table:table-cell office:value-type="float" office:value="0.010438745884595" calcext:value-type="float">
            <text:p>0.010438745884595</text:p>
          </table:table-cell>
          <table:table-cell office:value-type="float" office:value="0.000394303730508" calcext:value-type="float">
            <text:p>0.000394303730508</text:p>
          </table:table-cell>
          <table:table-cell office:value-type="float" office:value="0.0000162527554903671" calcext:value-type="float">
            <text:p>1.62527554903671E-05</text:p>
          </table:table-cell>
          <table:table-cell office:value-type="float" office:value="0.001689200056345" calcext:value-type="float">
            <text:p>0.001689200056345</text:p>
          </table:table-cell>
          <table:table-cell office:value-type="float" office:value="0.0000696269230187916" calcext:value-type="float">
            <text:p>6.96269230187916E-05</text:p>
          </table:table-cell>
          <table:table-cell office:value-type="float" office:value="0.000272278994446" calcext:value-type="float">
            <text:p>0.000272278994446</text:p>
          </table:table-cell>
          <table:table-cell office:value-type="float" office:value="0.000107880750964" calcext:value-type="float">
            <text:p>0.000107880750964</text:p>
          </table:table-cell>
          <table:table-cell office:value-type="float" office:value="0.000493464201184" calcext:value-type="float">
            <text:p>0.000493464201184</text:p>
          </table:table-cell>
          <table:table-cell office:value-type="float" office:value="0.0000203400383627166" calcext:value-type="float">
            <text:p>2.03400383627166E-05</text:p>
          </table:table-cell>
          <table:table-cell table:formula="of:=SUM([.E494:.P494])" office:value-type="float" office:value="0.0794197791978999" calcext:value-type="float">
            <text:p>0.07941977919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12130766516927" calcext:value-type="float">
            <text:p>0.012130766516927</text:p>
          </table:table-cell>
          <table:table-cell office:value-type="float" office:value="0.042386118797253" calcext:value-type="float">
            <text:p>0.042386118797253</text:p>
          </table:table-cell>
          <table:table-cell office:value-type="float" office:value="0.00206529609964" calcext:value-type="float">
            <text:p>0.00206529609964</text:p>
          </table:table-cell>
          <table:table-cell office:value-type="float" office:value="0.005180076399769" calcext:value-type="float">
            <text:p>0.005180076399769</text:p>
          </table:table-cell>
          <table:table-cell office:value-type="float" office:value="0.00051073198265" calcext:value-type="float">
            <text:p>0.00051073198265</text:p>
          </table:table-cell>
          <table:table-cell office:value-type="float" office:value="0.0000263805032884534" calcext:value-type="float">
            <text:p>2.63805032884534E-05</text:p>
          </table:table-cell>
          <table:table-cell office:value-type="float" office:value="0.001787838462146" calcext:value-type="float">
            <text:p>0.001787838462146</text:p>
          </table:table-cell>
          <table:table-cell office:value-type="float" office:value="0.0000923460445636141" calcext:value-type="float">
            <text:p>9.23460445636141E-05</text:p>
          </table:table-cell>
          <table:table-cell office:value-type="float" office:value="0.000160278814409" calcext:value-type="float">
            <text:p>0.000160278814409</text:p>
          </table:table-cell>
          <table:table-cell office:value-type="float" office:value="0.000116091800806" calcext:value-type="float">
            <text:p>0.000116091800806</text:p>
          </table:table-cell>
          <table:table-cell office:value-type="float" office:value="0.000313392422853" calcext:value-type="float">
            <text:p>0.000313392422853</text:p>
          </table:table-cell>
          <table:table-cell office:value-type="float" office:value="0.0000161874527589867" calcext:value-type="float">
            <text:p>1.61874527589867E-05</text:p>
          </table:table-cell>
          <table:table-cell table:formula="of:=SUM([.E495:.P495])" office:value-type="float" office:value="0.064785505297064" calcext:value-type="float">
            <text:p>0.0647855052970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83283087415217" calcext:value-type="float">
            <text:p>0.083283087415217</text:p>
          </table:table-cell>
          <table:table-cell office:value-type="float" office:value="0.115377390073518" calcext:value-type="float">
            <text:p>0.115377390073518</text:p>
          </table:table-cell>
          <table:table-cell office:value-type="float" office:value="0.00721271050408" calcext:value-type="float">
            <text:p>0.00721271050408</text:p>
          </table:table-cell>
          <table:table-cell office:value-type="float" office:value="0.017483862445124" calcext:value-type="float">
            <text:p>0.017483862445124</text:p>
          </table:table-cell>
          <table:table-cell office:value-type="float" office:value="0.003506401416834" calcext:value-type="float">
            <text:p>0.003506401416834</text:p>
          </table:table-cell>
          <table:table-cell office:value-type="float" office:value="0.000181113851532" calcext:value-type="float">
            <text:p>0.000181113851532</text:p>
          </table:table-cell>
          <table:table-cell office:value-type="float" office:value="0.004864883839099" calcext:value-type="float">
            <text:p>0.004864883839099</text:p>
          </table:table-cell>
          <table:table-cell office:value-type="float" office:value="0.000251282652672" calcext:value-type="float">
            <text:p>0.000251282652672</text:p>
          </table:table-cell>
          <table:table-cell office:value-type="float" office:value="0.000637693688111" calcext:value-type="float">
            <text:p>0.000637693688111</text:p>
          </table:table-cell>
          <table:table-cell office:value-type="float" office:value="0.000328075698737" calcext:value-type="float">
            <text:p>0.000328075698737</text:p>
          </table:table-cell>
          <table:table-cell office:value-type="float" office:value="0.001073199544928" calcext:value-type="float">
            <text:p>0.001073199544928</text:p>
          </table:table-cell>
          <table:table-cell office:value-type="float" office:value="0.0000554332718755236" calcext:value-type="float">
            <text:p>5.54332718755236E-05</text:p>
          </table:table-cell>
          <table:table-cell table:formula="of:=SUM([.E496:.P496])" office:value-type="float" office:value="0.234255134401727" calcext:value-type="float">
            <text:p>0.2342551344017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5670053045806" calcext:value-type="float">
            <text:p>0.005670053045806</text:p>
          </table:table-cell>
          <table:table-cell office:value-type="float" office:value="0.019811735857474" calcext:value-type="float">
            <text:p>0.019811735857474</text:p>
          </table:table-cell>
          <table:table-cell office:value-type="float" office:value="0.000965342002397" calcext:value-type="float">
            <text:p>0.000965342002397</text:p>
          </table:table-cell>
          <table:table-cell office:value-type="float" office:value="0.002421224407091" calcext:value-type="float">
            <text:p>0.002421224407091</text:p>
          </table:table-cell>
          <table:table-cell office:value-type="float" office:value="0.000238721720284" calcext:value-type="float">
            <text:p>0.000238721720284</text:p>
          </table:table-cell>
          <table:table-cell office:value-type="float" office:value="0.0000123305359536748" calcext:value-type="float">
            <text:p>1.23305359536748E-05</text:p>
          </table:table-cell>
          <table:table-cell office:value-type="float" office:value="0.00083565527081" calcext:value-type="float">
            <text:p>0.00083565527081</text:p>
          </table:table-cell>
          <table:table-cell office:value-type="float" office:value="0.0000431635518936323" calcext:value-type="float">
            <text:p>4.31635518936323E-05</text:p>
          </table:table-cell>
          <table:table-cell office:value-type="float" office:value="0.0000749160721652976" calcext:value-type="float">
            <text:p>7.49160721652976E-05</text:p>
          </table:table-cell>
          <table:table-cell office:value-type="float" office:value="0.0000542625787752411" calcext:value-type="float">
            <text:p>5.42625787752411E-05</text:p>
          </table:table-cell>
          <table:table-cell office:value-type="float" office:value="0.000146483049523" calcext:value-type="float">
            <text:p>0.000146483049523</text:p>
          </table:table-cell>
          <table:table-cell office:value-type="float" office:value="0.00000756619258020226" calcext:value-type="float">
            <text:p>7.56619258020226E-06</text:p>
          </table:table-cell>
          <table:table-cell table:formula="of:=SUM([.E497:.P497])" office:value-type="float" office:value="0.0302814542847531" calcext:value-type="float">
            <text:p>0.0302814542847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.48068958929395" calcext:value-type="float">
            <text:p>1.48068958929395</text:p>
          </table:table-cell>
          <table:table-cell office:value-type="float" office:value="7.58841087858459" calcext:value-type="float">
            <text:p>7.58841087858459</text:p>
          </table:table-cell>
          <table:table-cell office:value-type="float" office:value="0.727920061796105" calcext:value-type="float">
            <text:p>0.727920061796105</text:p>
          </table:table-cell>
          <table:table-cell office:value-type="float" office:value="1.97035182087347" calcext:value-type="float">
            <text:p>1.97035182087347</text:p>
          </table:table-cell>
          <table:table-cell office:value-type="float" office:value="0.06234029198873" calcext:value-type="float">
            <text:p>0.06234029198873</text:p>
          </table:table-cell>
          <table:table-cell office:value-type="float" office:value="0.003220022094483" calcext:value-type="float">
            <text:p>0.003220022094483</text:p>
          </table:table-cell>
          <table:table-cell office:value-type="float" office:value="0.31999398664303" calcext:value-type="float">
            <text:p>0.31999398664303</text:p>
          </table:table-cell>
          <table:table-cell office:value-type="float" office:value="0.01652843889917" calcext:value-type="float">
            <text:p>0.01652843889917</text:p>
          </table:table-cell>
          <table:table-cell office:value-type="float" office:value="0.048522194166509" calcext:value-type="float">
            <text:p>0.048522194166509</text:p>
          </table:table-cell>
          <table:table-cell office:value-type="float" office:value="0.024097005203676" calcext:value-type="float">
            <text:p>0.024097005203676</text:p>
          </table:table-cell>
          <table:table-cell office:value-type="float" office:value="0.116155435689771" calcext:value-type="float">
            <text:p>0.116155435689771</text:p>
          </table:table-cell>
          <table:table-cell office:value-type="float" office:value="0.005999700312327" calcext:value-type="float">
            <text:p>0.005999700312327</text:p>
          </table:table-cell>
          <table:table-cell table:formula="of:=SUM([.E498:.P498])" office:value-type="float" office:value="12.3642294255458" calcext:value-type="float">
            <text:p>12.36422942554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18.04746915202" calcext:value-type="float">
            <text:p>18.04746915202</text:p>
          </table:table-cell>
          <table:table-cell office:value-type="float" office:value="24.7837265889887" calcext:value-type="float">
            <text:p>24.7837265889887</text:p>
          </table:table-cell>
          <table:table-cell office:value-type="float" office:value="0.900999745002783" calcext:value-type="float">
            <text:p>0.900999745002783</text:p>
          </table:table-cell>
          <table:table-cell office:value-type="float" office:value="2.17627558684621" calcext:value-type="float">
            <text:p>2.17627558684621</text:p>
          </table:table-cell>
          <table:table-cell office:value-type="float" office:value="0.660693719555759" calcext:value-type="float">
            <text:p>0.660693719555759</text:p>
          </table:table-cell>
          <table:table-cell office:value-type="float" office:value="0.037972271635984" calcext:value-type="float">
            <text:p>0.037972271635984</text:p>
          </table:table-cell>
          <table:table-cell office:value-type="float" office:value="0.90875721205792" calcext:value-type="float">
            <text:p>0.90875721205792</text:p>
          </table:table-cell>
          <table:table-cell office:value-type="float" office:value="0.052229307901738" calcext:value-type="float">
            <text:p>0.052229307901738</text:p>
          </table:table-cell>
          <table:table-cell office:value-type="float" office:value="0.080386517954799" calcext:value-type="float">
            <text:p>0.080386517954799</text:p>
          </table:table-cell>
          <table:table-cell office:value-type="float" office:value="0.057398820983719" calcext:value-type="float">
            <text:p>0.057398820983719</text:p>
          </table:table-cell>
          <table:table-cell office:value-type="float" office:value="0.116240960366797" calcext:value-type="float">
            <text:p>0.116240960366797</text:p>
          </table:table-cell>
          <table:table-cell office:value-type="float" office:value="0.006680755683955" calcext:value-type="float">
            <text:p>0.006680755683955</text:p>
          </table:table-cell>
          <table:table-cell table:formula="of:=SUM([.E499:.P499])" office:value-type="float" office:value="47.8288306389984" calcext:value-type="float">
            <text:p>47.82883063899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51.8206535191717" calcext:value-type="float">
            <text:p>51.8206535191717</text:p>
          </table:table-cell>
          <table:table-cell office:value-type="float" office:value="70.58847383049" calcext:value-type="float">
            <text:p>70.58847383049</text:p>
          </table:table-cell>
          <table:table-cell office:value-type="float" office:value="7.5429534907043" calcext:value-type="float">
            <text:p>7.5429534907043</text:p>
          </table:table-cell>
          <table:table-cell office:value-type="float" office:value="23.0593403995963" calcext:value-type="float">
            <text:p>23.0593403995963</text:p>
          </table:table-cell>
          <table:table-cell office:value-type="float" office:value="3.183802750353" calcext:value-type="float">
            <text:p>3.183802750353</text:p>
          </table:table-cell>
          <table:table-cell office:value-type="float" office:value="0.216290202570512" calcext:value-type="float">
            <text:p>0.216290202570512</text:p>
          </table:table-cell>
          <table:table-cell office:value-type="float" office:value="4.34627992833458" calcext:value-type="float">
            <text:p>4.34627992833458</text:p>
          </table:table-cell>
          <table:table-cell office:value-type="float" office:value="0.295262564875732" calcext:value-type="float">
            <text:p>0.295262564875732</text:p>
          </table:table-cell>
          <table:table-cell office:value-type="float" office:value="0.609130964254847" calcext:value-type="float">
            <text:p>0.609130964254847</text:p>
          </table:table-cell>
          <table:table-cell office:value-type="float" office:value="0.336651272236412" calcext:value-type="float">
            <text:p>0.336651272236412</text:p>
          </table:table-cell>
          <table:table-cell office:value-type="float" office:value="1.92887498736434" calcext:value-type="float">
            <text:p>1.92887498736434</text:p>
          </table:table-cell>
          <table:table-cell office:value-type="float" office:value="0.131037251508112" calcext:value-type="float">
            <text:p>0.131037251508112</text:p>
          </table:table-cell>
          <table:table-cell table:formula="of:=SUM([.E500:.P500])" office:value-type="float" office:value="164.05875116146" calcext:value-type="float">
            <text:p>164.05875116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53971064687688" calcext:value-type="float">
            <text:p>0.053971064687688</text:p>
          </table:table-cell>
          <table:table-cell office:value-type="float" office:value="0.184833567007117" calcext:value-type="float">
            <text:p>0.184833567007117</text:p>
          </table:table-cell>
          <table:table-cell office:value-type="float" office:value="0.01633179638485" calcext:value-type="float">
            <text:p>0.01633179638485</text:p>
          </table:table-cell>
          <table:table-cell office:value-type="float" office:value="0.043707172849934" calcext:value-type="float">
            <text:p>0.043707172849934</text:p>
          </table:table-cell>
          <table:table-cell office:value-type="float" office:value="0.002121197917279" calcext:value-type="float">
            <text:p>0.002121197917279</text:p>
          </table:table-cell>
          <table:table-cell office:value-type="float" office:value="0.000135131161639" calcext:value-type="float">
            <text:p>0.000135131161639</text:p>
          </table:table-cell>
          <table:table-cell office:value-type="float" office:value="0.007274245320983" calcext:value-type="float">
            <text:p>0.007274245320983</text:p>
          </table:table-cell>
          <table:table-cell office:value-type="float" office:value="0.000463406649734" calcext:value-type="float">
            <text:p>0.000463406649734</text:p>
          </table:table-cell>
          <table:table-cell office:value-type="float" office:value="0.001121482321472" calcext:value-type="float">
            <text:p>0.001121482321472</text:p>
          </table:table-cell>
          <table:table-cell office:value-type="float" office:value="0.000512501379009" calcext:value-type="float">
            <text:p>0.000512501379009</text:p>
          </table:table-cell>
          <table:table-cell office:value-type="float" office:value="0.002414077852242" calcext:value-type="float">
            <text:p>0.002414077852242</text:p>
          </table:table-cell>
          <table:table-cell office:value-type="float" office:value="0.000153789112182" calcext:value-type="float">
            <text:p>0.000153789112182</text:p>
          </table:table-cell>
          <table:table-cell table:formula="of:=SUM([.E501:.P501])" office:value-type="float" office:value="0.313039432644129" calcext:value-type="float">
            <text:p>0.3130394326441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09349164267531" calcext:value-type="float">
            <text:p>0.109349164267531</text:p>
          </table:table-cell>
          <table:table-cell office:value-type="float" office:value="0.170100797910683" calcext:value-type="float">
            <text:p>0.170100797910683</text:p>
          </table:table-cell>
          <table:table-cell office:value-type="float" office:value="0.007758677941932" calcext:value-type="float">
            <text:p>0.007758677941932</text:p>
          </table:table-cell>
          <table:table-cell office:value-type="float" office:value="0.019620816940518" calcext:value-type="float">
            <text:p>0.019620816940518</text:p>
          </table:table-cell>
          <table:table-cell office:value-type="float" office:value="0.005274020945615" calcext:value-type="float">
            <text:p>0.005274020945615</text:p>
          </table:table-cell>
          <table:table-cell office:value-type="float" office:value="0.000243080724499" calcext:value-type="float">
            <text:p>0.000243080724499</text:p>
          </table:table-cell>
          <table:table-cell office:value-type="float" office:value="0.008224099645017" calcext:value-type="float">
            <text:p>0.008224099645017</text:p>
          </table:table-cell>
          <table:table-cell office:value-type="float" office:value="0.000379050466556" calcext:value-type="float">
            <text:p>0.000379050466556</text:p>
          </table:table-cell>
          <table:table-cell office:value-type="float" office:value="0.000637873703916" calcext:value-type="float">
            <text:p>0.000637873703916</text:p>
          </table:table-cell>
          <table:table-cell office:value-type="float" office:value="0.000580017850793" calcext:value-type="float">
            <text:p>0.000580017850793</text:p>
          </table:table-cell>
          <table:table-cell office:value-type="float" office:value="0.001359315035157" calcext:value-type="float">
            <text:p>0.001359315035157</text:p>
          </table:table-cell>
          <table:table-cell office:value-type="float" office:value="0.0000626511132540061" calcext:value-type="float">
            <text:p>6.26511132540061E-05</text:p>
          </table:table-cell>
          <table:table-cell table:formula="of:=SUM([.E502:.P502])" office:value-type="float" office:value="0.323589566545471" calcext:value-type="float">
            <text:p>0.3235895665454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10909417000452" calcext:value-type="float">
            <text:p>0.10909417000452</text:p>
          </table:table-cell>
          <table:table-cell office:value-type="float" office:value="0.181574102003586" calcext:value-type="float">
            <text:p>0.181574102003586</text:p>
          </table:table-cell>
          <table:table-cell office:value-type="float" office:value="0.009651790046322" calcext:value-type="float">
            <text:p>0.009651790046322</text:p>
          </table:table-cell>
          <table:table-cell office:value-type="float" office:value="0.024739039141701" calcext:value-type="float">
            <text:p>0.024739039141701</text:p>
          </table:table-cell>
          <table:table-cell office:value-type="float" office:value="0.004889262235117" calcext:value-type="float">
            <text:p>0.004889262235117</text:p>
          </table:table-cell>
          <table:table-cell office:value-type="float" office:value="0.000374511458525" calcext:value-type="float">
            <text:p>0.000374511458525</text:p>
          </table:table-cell>
          <table:table-cell office:value-type="float" office:value="0.008155976430542" calcext:value-type="float">
            <text:p>0.008155976430542</text:p>
          </table:table-cell>
          <table:table-cell office:value-type="float" office:value="0.000624737737886" calcext:value-type="float">
            <text:p>0.000624737737886</text:p>
          </table:table-cell>
          <table:table-cell office:value-type="float" office:value="0.00077295162652" calcext:value-type="float">
            <text:p>0.00077295162652</text:p>
          </table:table-cell>
          <table:table-cell office:value-type="float" office:value="0.000609671729547" calcext:value-type="float">
            <text:p>0.000609671729547</text:p>
          </table:table-cell>
          <table:table-cell office:value-type="float" office:value="0.001584866643848" calcext:value-type="float">
            <text:p>0.001584866643848</text:p>
          </table:table-cell>
          <table:table-cell office:value-type="float" office:value="0.000121398830705" calcext:value-type="float">
            <text:p>0.000121398830705</text:p>
          </table:table-cell>
          <table:table-cell table:formula="of:=SUM([.E503:.P503])" office:value-type="float" office:value="0.342192477888819" calcext:value-type="float">
            <text:p>0.3421924778888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office:value-type="float" office:value="0.000500527168158" calcext:value-type="float">
            <text:p>0.000500527168158</text:p>
          </table:table-cell>
          <table:table-cell office:value-type="float" office:value="0.000826124030661" calcext:value-type="float">
            <text:p>0.000826124030661</text:p>
          </table:table-cell>
          <table:table-cell office:value-type="float" office:value="0.0000495361613170757" calcext:value-type="float">
            <text:p>4.95361613170757E-05</text:p>
          </table:table-cell>
          <table:table-cell office:value-type="float" office:value="0.000126910242969" calcext:value-type="float">
            <text:p>0.000126910242969</text:p>
          </table:table-cell>
          <table:table-cell office:value-type="float" office:value="0.0000238955410418304" calcext:value-type="float">
            <text:p>2.38955410418304E-05</text:p>
          </table:table-cell>
          <table:table-cell office:value-type="float" office:value="0.00000213813192688095" calcext:value-type="float">
            <text:p>2.13813192688095E-06</text:p>
          </table:table-cell>
          <table:table-cell office:value-type="float" office:value="0.0000395430327868744" calcext:value-type="float">
            <text:p>3.95430327868744E-05</text:p>
          </table:table-cell>
          <table:table-cell office:value-type="float" office:value="0.00000353824258422566" calcext:value-type="float">
            <text:p>3.53824258422566E-06</text:p>
          </table:table-cell>
          <table:table-cell office:value-type="float" office:value="0.00000410143206431119" calcext:value-type="float">
            <text:p>4.10143206431119E-06</text:p>
          </table:table-cell>
          <table:table-cell office:value-type="float" office:value="0.00000328317639684526" calcext:value-type="float">
            <text:p>3.28317639684526E-06</text:p>
          </table:table-cell>
          <table:table-cell office:value-type="float" office:value="0.00000867297570469415" calcext:value-type="float">
            <text:p>8.67297570469415E-06</text:p>
          </table:table-cell>
          <table:table-cell office:value-type="float" office:value="0.000000776042953905382" calcext:value-type="float">
            <text:p>7.76042953905382E-07</text:p>
          </table:table-cell>
          <table:table-cell table:formula="of:=SUM([.E504:.P504])" office:value-type="float" office:value="0.00158904617856464" calcext:value-type="float">
            <text:p>0.0015890461785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5:.P505])" office:value-type="float" office:value="0" calcext:value-type="float">
            <text:p>0</text:p>
          </table:table-cell>
          <table:table-cell table:formula="of:=SUM([.Q450:.Q505])" office:value-type="float" office:value="138478.955777873" calcext:value-type="float">
            <text:p>138478.9557778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642.408778580325" calcext:value-type="float">
            <text:p>642.408778580325</text:p>
          </table:table-cell>
          <table:table-cell office:value-type="float" office:value="3426.84958433801" calcext:value-type="float">
            <text:p>3426.84958433801</text:p>
          </table:table-cell>
          <table:table-cell office:value-type="float" office:value="157.304526359112" calcext:value-type="float">
            <text:p>157.304526359112</text:p>
          </table:table-cell>
          <table:table-cell office:value-type="float" office:value="363.160256298159" calcext:value-type="float">
            <text:p>363.160256298159</text:p>
          </table:table-cell>
          <table:table-cell office:value-type="float" office:value="73.8784314326421" calcext:value-type="float">
            <text:p>73.8784314326421</text:p>
          </table:table-cell>
          <table:table-cell office:value-type="float" office:value="4.74367673747206" calcext:value-type="float">
            <text:p>4.74367673747206</text:p>
          </table:table-cell>
          <table:table-cell office:value-type="float" office:value="396.523925057204" calcext:value-type="float">
            <text:p>396.523925057204</text:p>
          </table:table-cell>
          <table:table-cell office:value-type="float" office:value="25.4604934440161" calcext:value-type="float">
            <text:p>25.4604934440161</text:p>
          </table:table-cell>
          <table:table-cell office:value-type="float" office:value="2.84262403210826" calcext:value-type="float">
            <text:p>2.84262403210826</text:p>
          </table:table-cell>
          <table:table-cell office:value-type="float" office:value="24.824627580558" calcext:value-type="float">
            <text:p>24.824627580558</text:p>
          </table:table-cell>
          <table:table-cell office:value-type="float" office:value="60.6077592347166" calcext:value-type="float">
            <text:p>60.6077592347166</text:p>
          </table:table-cell>
          <table:table-cell office:value-type="float" office:value="3.89157717640718" calcext:value-type="float">
            <text:p>3.89157717640718</text:p>
          </table:table-cell>
          <table:table-cell table:formula="of:=SUM([.E506:.P506])" office:value-type="float" office:value="5182.49626027073" calcext:value-type="float">
            <text:p>5182.496260270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6.56087524931937" calcext:value-type="float">
            <text:p>6.56087524931937</text:p>
          </table:table-cell>
          <table:table-cell office:value-type="float" office:value="7.69001368596512" calcext:value-type="float">
            <text:p>7.69001368596512</text:p>
          </table:table-cell>
          <table:table-cell office:value-type="float" office:value="1.16250072961887" calcext:value-type="float">
            <text:p>1.16250072961887</text:p>
          </table:table-cell>
          <table:table-cell office:value-type="float" office:value="3.46280103447505" calcext:value-type="float">
            <text:p>3.46280103447505</text:p>
          </table:table-cell>
          <table:table-cell office:value-type="float" office:value="0.431882960398279" calcext:value-type="float">
            <text:p>0.431882960398279</text:p>
          </table:table-cell>
          <table:table-cell office:value-type="float" office:value="0.020003565032708" calcext:value-type="float">
            <text:p>0.020003565032708</text:p>
          </table:table-cell>
          <table:table-cell office:value-type="float" office:value="0.507220019964438" calcext:value-type="float">
            <text:p>0.507220019964438</text:p>
          </table:table-cell>
          <table:table-cell office:value-type="float" office:value="0.02349295893937" calcext:value-type="float">
            <text:p>0.02349295893937</text:p>
          </table:table-cell>
          <table:table-cell office:value-type="float" office:value="0.080587026020205" calcext:value-type="float">
            <text:p>0.080587026020205</text:p>
          </table:table-cell>
          <table:table-cell office:value-type="float" office:value="0.042237695861166" calcext:value-type="float">
            <text:p>0.042237695861166</text:p>
          </table:table-cell>
          <table:table-cell office:value-type="float" office:value="0.311545860375027" calcext:value-type="float">
            <text:p>0.311545860375027</text:p>
          </table:table-cell>
          <table:table-cell office:value-type="float" office:value="0.014429899880597" calcext:value-type="float">
            <text:p>0.014429899880597</text:p>
          </table:table-cell>
          <table:table-cell table:formula="of:=SUM([.E507:.P507])" office:value-type="float" office:value="20.3075906858502" calcext:value-type="float">
            <text:p>20.30759068585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26.9795752199262" calcext:value-type="float">
            <text:p>26.9795752199262</text:p>
          </table:table-cell>
          <table:table-cell office:value-type="float" office:value="4.28144555127901" calcext:value-type="float">
            <text:p>4.28144555127901</text:p>
          </table:table-cell>
          <table:table-cell office:value-type="float" office:value="0.227753299951375" calcext:value-type="float">
            <text:p>0.227753299951375</text:p>
          </table:table-cell>
          <table:table-cell office:value-type="float" office:value="0.501600245028445" calcext:value-type="float">
            <text:p>0.501600245028445</text:p>
          </table:table-cell>
          <table:table-cell office:value-type="float" office:value="1.77598545187499" calcext:value-type="float">
            <text:p>1.77598545187499</text:p>
          </table:table-cell>
          <table:table-cell office:value-type="float" office:value="0.082258490099608" calcext:value-type="float">
            <text:p>0.082258490099608</text:p>
          </table:table-cell>
          <table:table-cell office:value-type="float" office:value="0.282729271663818" calcext:value-type="float">
            <text:p>0.282729271663818</text:p>
          </table:table-cell>
          <table:table-cell office:value-type="float" office:value="0.013095199045394" calcext:value-type="float">
            <text:p>0.013095199045394</text:p>
          </table:table-cell>
          <table:table-cell office:value-type="float" office:value="0.005633003629314" calcext:value-type="float">
            <text:p>0.005633003629314</text:p>
          </table:table-cell>
          <table:table-cell office:value-type="float" office:value="0.017092949691823" calcext:value-type="float">
            <text:p>0.017092949691823</text:p>
          </table:table-cell>
          <table:table-cell office:value-type="float" office:value="0.048612759737031" calcext:value-type="float">
            <text:p>0.048612759737031</text:p>
          </table:table-cell>
          <table:table-cell office:value-type="float" office:value="0.002251601898721" calcext:value-type="float">
            <text:p>0.002251601898721</text:p>
          </table:table-cell>
          <table:table-cell table:formula="of:=SUM([.E508:.P508])" office:value-type="float" office:value="34.2180330438257" calcext:value-type="float">
            <text:p>34.2180330438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69.9227581470788" calcext:value-type="float">
            <text:p>69.9227581470788</text:p>
          </table:table-cell>
          <table:table-cell office:value-type="float" office:value="503.617083737042" calcext:value-type="float">
            <text:p>503.617083737042</text:p>
          </table:table-cell>
          <table:table-cell office:value-type="float" office:value="48.8502805991137" calcext:value-type="float">
            <text:p>48.8502805991137</text:p>
          </table:table-cell>
          <table:table-cell office:value-type="float" office:value="121.73970755802" calcext:value-type="float">
            <text:p>121.73970755802</text:p>
          </table:table-cell>
          <table:table-cell office:value-type="float" office:value="4.28417919400781" calcext:value-type="float">
            <text:p>4.28417919400781</text:p>
          </table:table-cell>
          <table:table-cell office:value-type="float" office:value="0.438837103960038" calcext:value-type="float">
            <text:p>0.438837103960038</text:p>
          </table:table-cell>
          <table:table-cell office:value-type="float" office:value="30.8944554289273" calcext:value-type="float">
            <text:p>30.8944554289273</text:p>
          </table:table-cell>
          <table:table-cell office:value-type="float" office:value="3.1645812966497" calcext:value-type="float">
            <text:p>3.1645812966497</text:p>
          </table:table-cell>
          <table:table-cell office:value-type="float" office:value="4.84535796836361" calcext:value-type="float">
            <text:p>4.84535796836361</text:p>
          </table:table-cell>
          <table:table-cell office:value-type="float" office:value="1.85730121692558" calcext:value-type="float">
            <text:p>1.85730121692558</text:p>
          </table:table-cell>
          <table:table-cell office:value-type="float" office:value="10.8249987257851" calcext:value-type="float">
            <text:p>10.8249987257851</text:p>
          </table:table-cell>
          <table:table-cell office:value-type="float" office:value="1.10882642300279" calcext:value-type="float">
            <text:p>1.10882642300279</text:p>
          </table:table-cell>
          <table:table-cell table:formula="of:=SUM([.E509:.P509])" office:value-type="float" office:value="801.548367398877" calcext:value-type="float">
            <text:p>801.5483673988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3706.41491647853" calcext:value-type="float">
            <text:p>3706.41491647853</text:p>
          </table:table-cell>
          <table:table-cell office:value-type="float" office:value="1883.87866725069" calcext:value-type="float">
            <text:p>1883.87866725069</text:p>
          </table:table-cell>
          <table:table-cell office:value-type="float" office:value="93.7244140006719" calcext:value-type="float">
            <text:p>93.7244140006719</text:p>
          </table:table-cell>
          <table:table-cell office:value-type="float" office:value="213.661971843583" calcext:value-type="float">
            <text:p>213.661971843583</text:p>
          </table:table-cell>
          <table:table-cell office:value-type="float" office:value="342.458334098681" calcext:value-type="float">
            <text:p>342.458334098681</text:p>
          </table:table-cell>
          <table:table-cell office:value-type="float" office:value="25.6128023394404" calcext:value-type="float">
            <text:p>25.6128023394404</text:p>
          </table:table-cell>
          <table:table-cell office:value-type="float" office:value="174.969464415628" calcext:value-type="float">
            <text:p>174.969464415628</text:p>
          </table:table-cell>
          <table:table-cell office:value-type="float" office:value="13.0861417617709" calcext:value-type="float">
            <text:p>13.0861417617709</text:p>
          </table:table-cell>
          <table:table-cell office:value-type="float" office:value="2.88346271215798" calcext:value-type="float">
            <text:p>2.88346271215798</text:p>
          </table:table-cell>
          <table:table-cell office:value-type="float" office:value="11.9533882830841" calcext:value-type="float">
            <text:p>11.9533882830841</text:p>
          </table:table-cell>
          <table:table-cell office:value-type="float" office:value="28.8657779820179" calcext:value-type="float">
            <text:p>28.8657779820179</text:p>
          </table:table-cell>
          <table:table-cell office:value-type="float" office:value="2.15890049156915" calcext:value-type="float">
            <text:p>2.15890049156915</text:p>
          </table:table-cell>
          <table:table-cell table:formula="of:=SUM([.E510:.P510])" office:value-type="float" office:value="6499.66824165782" calcext:value-type="float">
            <text:p>6499.66824165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509.555154122936" calcext:value-type="float">
            <text:p>509.555154122936</text:p>
          </table:table-cell>
          <table:table-cell office:value-type="float" office:value="838.619747805522" calcext:value-type="float">
            <text:p>838.619747805522</text:p>
          </table:table-cell>
          <table:table-cell office:value-type="float" office:value="131.494424531445" calcext:value-type="float">
            <text:p>131.494424531445</text:p>
          </table:table-cell>
          <table:table-cell office:value-type="float" office:value="587.378393314029" calcext:value-type="float">
            <text:p>587.378393314029</text:p>
          </table:table-cell>
          <table:table-cell office:value-type="float" office:value="67.8526821649394" calcext:value-type="float">
            <text:p>67.8526821649394</text:p>
          </table:table-cell>
          <table:table-cell office:value-type="float" office:value="3.77238600165774" calcext:value-type="float">
            <text:p>3.77238600165774</text:p>
          </table:table-cell>
          <table:table-cell office:value-type="float" office:value="112.39445681489" calcext:value-type="float">
            <text:p>112.39445681489</text:p>
          </table:table-cell>
          <table:table-cell office:value-type="float" office:value="6.24876220105419" calcext:value-type="float">
            <text:p>6.24876220105419</text:p>
          </table:table-cell>
          <table:table-cell office:value-type="float" office:value="11.3546864702432" calcext:value-type="float">
            <text:p>11.3546864702432</text:p>
          </table:table-cell>
          <table:table-cell office:value-type="float" office:value="12.8303581721906" calcext:value-type="float">
            <text:p>12.8303581721906</text:p>
          </table:table-cell>
          <table:table-cell office:value-type="float" office:value="98.2227203646162" calcext:value-type="float">
            <text:p>98.2227203646162</text:p>
          </table:table-cell>
          <table:table-cell office:value-type="float" office:value="5.46086025674726" calcext:value-type="float">
            <text:p>5.46086025674726</text:p>
          </table:table-cell>
          <table:table-cell table:formula="of:=SUM([.E511:.P511])" office:value-type="float" office:value="2385.18463222027" calcext:value-type="float">
            <text:p>2385.18463222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4.93634309526577" calcext:value-type="float">
            <text:p>4.93634309526577</text:p>
          </table:table-cell>
          <table:table-cell office:value-type="float" office:value="234.107690305308" calcext:value-type="float">
            <text:p>234.107690305308</text:p>
          </table:table-cell>
          <table:table-cell office:value-type="float" office:value="27.4615201016979" calcext:value-type="float">
            <text:p>27.4615201016979</text:p>
          </table:table-cell>
          <table:table-cell office:value-type="float" office:value="87.4829443544707" calcext:value-type="float">
            <text:p>87.4829443544707</text:p>
          </table:table-cell>
          <table:table-cell office:value-type="float" office:value="0.649116468431995" calcext:value-type="float">
            <text:p>0.649116468431995</text:p>
          </table:table-cell>
          <table:table-cell office:value-type="float" office:value="0.031730412519682" calcext:value-type="float">
            <text:p>0.031730412519682</text:p>
          </table:table-cell>
          <table:table-cell office:value-type="float" office:value="31.0433122773201" calcext:value-type="float">
            <text:p>31.0433122773201</text:p>
          </table:table-cell>
          <table:table-cell office:value-type="float" office:value="1.51747360056366" calcext:value-type="float">
            <text:p>1.51747360056366</text:p>
          </table:table-cell>
          <table:table-cell office:value-type="float" office:value="1.54995174530095" calcext:value-type="float">
            <text:p>1.54995174530095</text:p>
          </table:table-cell>
          <table:table-cell office:value-type="float" office:value="3.25684724766386" calcext:value-type="float">
            <text:p>3.25684724766386</text:p>
          </table:table-cell>
          <table:table-cell office:value-type="float" office:value="15.4882334340011" calcext:value-type="float">
            <text:p>15.4882334340011</text:p>
          </table:table-cell>
          <table:table-cell office:value-type="float" office:value="0.757103016118386" calcext:value-type="float">
            <text:p>0.757103016118386</text:p>
          </table:table-cell>
          <table:table-cell table:formula="of:=SUM([.E512:.P512])" office:value-type="float" office:value="408.282266058662" calcext:value-type="float">
            <text:p>408.282266058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91.0946862267167" calcext:value-type="float">
            <text:p>91.0946862267167</text:p>
          </table:table-cell>
          <table:table-cell office:value-type="float" office:value="2209.90684679829" calcext:value-type="float">
            <text:p>2209.90684679829</text:p>
          </table:table-cell>
          <table:table-cell office:value-type="float" office:value="283.08977606029" calcext:value-type="float">
            <text:p>283.08977606029</text:p>
          </table:table-cell>
          <table:table-cell office:value-type="float" office:value="756.388707475652" calcext:value-type="float">
            <text:p>756.388707475652</text:p>
          </table:table-cell>
          <table:table-cell office:value-type="float" office:value="11.6779466672434" calcext:value-type="float">
            <text:p>11.6779466672434</text:p>
          </table:table-cell>
          <table:table-cell office:value-type="float" office:value="0.695512173572795" calcext:value-type="float">
            <text:p>0.695512173572795</text:p>
          </table:table-cell>
          <table:table-cell office:value-type="float" office:value="285.366852567277" calcext:value-type="float">
            <text:p>285.366852567277</text:p>
          </table:table-cell>
          <table:table-cell office:value-type="float" office:value="16.9958063305272" calcext:value-type="float">
            <text:p>16.9958063305272</text:p>
          </table:table-cell>
          <table:table-cell office:value-type="float" office:value="18.7262438873281" calcext:value-type="float">
            <text:p>18.7262438873281</text:p>
          </table:table-cell>
          <table:table-cell office:value-type="float" office:value="27.9898365135793" calcext:value-type="float">
            <text:p>27.9898365135793</text:p>
          </table:table-cell>
          <table:table-cell office:value-type="float" office:value="137.179160584276" calcext:value-type="float">
            <text:p>137.179160584276</text:p>
          </table:table-cell>
          <table:table-cell office:value-type="float" office:value="8.17008151051804" calcext:value-type="float">
            <text:p>8.17008151051804</text:p>
          </table:table-cell>
          <table:table-cell table:formula="of:=SUM([.E513:.P513])" office:value-type="float" office:value="3847.28145679527" calcext:value-type="float">
            <text:p>3847.281456795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3.1461563080744" calcext:value-type="float">
            <text:p>13.1461563080744</text:p>
          </table:table-cell>
          <table:table-cell office:value-type="float" office:value="91.0415898513343" calcext:value-type="float">
            <text:p>91.0415898513343</text:p>
          </table:table-cell>
          <table:table-cell office:value-type="float" office:value="8.03475569164684" calcext:value-type="float">
            <text:p>8.03475569164684</text:p>
          </table:table-cell>
          <table:table-cell office:value-type="float" office:value="25.2319879923378" calcext:value-type="float">
            <text:p>25.2319879923378</text:p>
          </table:table-cell>
          <table:table-cell office:value-type="float" office:value="1.13424680892483" calcext:value-type="float">
            <text:p>1.13424680892483</text:p>
          </table:table-cell>
          <table:table-cell office:value-type="float" office:value="0.067704148706862" calcext:value-type="float">
            <text:p>0.067704148706862</text:p>
          </table:table-cell>
          <table:table-cell office:value-type="float" office:value="7.89209598563777" calcext:value-type="float">
            <text:p>7.89209598563777</text:p>
          </table:table-cell>
          <table:table-cell office:value-type="float" office:value="0.471085865982685" calcext:value-type="float">
            <text:p>0.471085865982685</text:p>
          </table:table-cell>
          <table:table-cell office:value-type="float" office:value="0.541075008550099" calcext:value-type="float">
            <text:p>0.541075008550099</text:p>
          </table:table-cell>
          <table:table-cell office:value-type="float" office:value="0.682425100161944" calcext:value-type="float">
            <text:p>0.682425100161944</text:p>
          </table:table-cell>
          <table:table-cell office:value-type="float" office:value="2.93875665238942" calcext:value-type="float">
            <text:p>2.93875665238942</text:p>
          </table:table-cell>
          <table:table-cell office:value-type="float" office:value="0.175416863279745" calcext:value-type="float">
            <text:p>0.175416863279745</text:p>
          </table:table-cell>
          <table:table-cell table:formula="of:=SUM([.E514:.P514])" office:value-type="float" office:value="151.357296277027" calcext:value-type="float">
            <text:p>151.357296277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194.6828536874" calcext:value-type="float">
            <text:p>1194.6828536874</text:p>
          </table:table-cell>
          <table:table-cell office:value-type="float" office:value="3623.01716269447" calcext:value-type="float">
            <text:p>3623.01716269447</text:p>
          </table:table-cell>
          <table:table-cell office:value-type="float" office:value="206.536356090067" calcext:value-type="float">
            <text:p>206.536356090067</text:p>
          </table:table-cell>
          <table:table-cell office:value-type="float" office:value="563.990165819267" calcext:value-type="float">
            <text:p>563.990165819267</text:p>
          </table:table-cell>
          <table:table-cell office:value-type="float" office:value="469.724526029636" calcext:value-type="float">
            <text:p>469.724526029636</text:p>
          </table:table-cell>
          <table:table-cell office:value-type="float" office:value="54.5117862227675" calcext:value-type="float">
            <text:p>54.5117862227675</text:p>
          </table:table-cell>
          <table:table-cell office:value-type="float" office:value="1443.69079056984" calcext:value-type="float">
            <text:p>1443.69079056984</text:p>
          </table:table-cell>
          <table:table-cell office:value-type="float" office:value="167.541099913433" calcext:value-type="float">
            <text:p>167.541099913433</text:p>
          </table:table-cell>
          <table:table-cell office:value-type="float" office:value="18.5999458708803" calcext:value-type="float">
            <text:p>18.5999458708803</text:p>
          </table:table-cell>
          <table:table-cell office:value-type="float" office:value="63.0264504619689" calcext:value-type="float">
            <text:p>63.0264504619689</text:p>
          </table:table-cell>
          <table:table-cell office:value-type="float" office:value="315.853291511721" calcext:value-type="float">
            <text:p>315.853291511721</text:p>
          </table:table-cell>
          <table:table-cell office:value-type="float" office:value="36.6549459321997" calcext:value-type="float">
            <text:p>36.6549459321997</text:p>
          </table:table-cell>
          <table:table-cell table:formula="of:=SUM([.E515:.P515])" office:value-type="float" office:value="8157.82937480365" calcext:value-type="float">
            <text:p>8157.829374803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621.472862563531" calcext:value-type="float">
            <text:p>621.472862563531</text:p>
          </table:table-cell>
          <table:table-cell office:value-type="float" office:value="7363.77759569853" calcext:value-type="float">
            <text:p>7363.77759569853</text:p>
          </table:table-cell>
          <table:table-cell office:value-type="float" office:value="1271.64812312583" calcext:value-type="float">
            <text:p>1271.64812312583</text:p>
          </table:table-cell>
          <table:table-cell office:value-type="float" office:value="2706.92621881419" calcext:value-type="float">
            <text:p>2706.92621881419</text:p>
          </table:table-cell>
          <table:table-cell office:value-type="float" office:value="73.5469395731316" calcext:value-type="float">
            <text:p>73.5469395731316</text:p>
          </table:table-cell>
          <table:table-cell office:value-type="float" office:value="3.96139918179057" calcext:value-type="float">
            <text:p>3.96139918179057</text:p>
          </table:table-cell>
          <table:table-cell office:value-type="float" office:value="876.311035715732" calcext:value-type="float">
            <text:p>876.311035715732</text:p>
          </table:table-cell>
          <table:table-cell office:value-type="float" office:value="47.2000308921968" calcext:value-type="float">
            <text:p>47.2000308921968</text:p>
          </table:table-cell>
          <table:table-cell office:value-type="float" office:value="89.8700293560882" calcext:value-type="float">
            <text:p>89.8700293560882</text:p>
          </table:table-cell>
          <table:table-cell office:value-type="float" office:value="88.2861637803477" calcext:value-type="float">
            <text:p>88.2861637803477</text:p>
          </table:table-cell>
          <table:table-cell office:value-type="float" office:value="487.060024206074" calcext:value-type="float">
            <text:p>487.060024206074</text:p>
          </table:table-cell>
          <table:table-cell office:value-type="float" office:value="26.2341192246931" calcext:value-type="float">
            <text:p>26.2341192246931</text:p>
          </table:table-cell>
          <table:table-cell table:formula="of:=SUM([.E516:.P516])" office:value-type="float" office:value="13656.2945421321" calcext:value-type="float">
            <text:p>13656.2945421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721.080666219677" calcext:value-type="float">
            <text:p>721.080666219677</text:p>
          </table:table-cell>
          <table:table-cell office:value-type="float" office:value="132.429426743016" calcext:value-type="float">
            <text:p>132.429426743016</text:p>
          </table:table-cell>
          <table:table-cell office:value-type="float" office:value="14.52670266753" calcext:value-type="float">
            <text:p>14.52670266753</text:p>
          </table:table-cell>
          <table:table-cell office:value-type="float" office:value="30.9289837607733" calcext:value-type="float">
            <text:p>30.9289837607733</text:p>
          </table:table-cell>
          <table:table-cell office:value-type="float" office:value="85.3348191597384" calcext:value-type="float">
            <text:p>85.3348191597384</text:p>
          </table:table-cell>
          <table:table-cell office:value-type="float" office:value="4.5963201889297" calcext:value-type="float">
            <text:p>4.5963201889297</text:p>
          </table:table-cell>
          <table:table-cell office:value-type="float" office:value="15.7862343139156" calcext:value-type="float">
            <text:p>15.7862343139156</text:p>
          </table:table-cell>
          <table:table-cell office:value-type="float" office:value="0.850281141961558" calcext:value-type="float">
            <text:p>0.850281141961558</text:p>
          </table:table-cell>
          <table:table-cell office:value-type="float" office:value="0.505225348698015" calcext:value-type="float">
            <text:p>0.505225348698015</text:p>
          </table:table-cell>
          <table:table-cell office:value-type="float" office:value="1.37763230859517" calcext:value-type="float">
            <text:p>1.37763230859517</text:p>
          </table:table-cell>
          <table:table-cell office:value-type="float" office:value="5.48803914815951" calcext:value-type="float">
            <text:p>5.48803914815951</text:p>
          </table:table-cell>
          <table:table-cell office:value-type="float" office:value="0.295597803835546" calcext:value-type="float">
            <text:p>0.295597803835546</text:p>
          </table:table-cell>
          <table:table-cell table:formula="of:=SUM([.E517:.P517])" office:value-type="float" office:value="1013.19992880483" calcext:value-type="float">
            <text:p>1013.199928804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565.977910629647" calcext:value-type="float">
            <text:p>565.977910629647</text:p>
          </table:table-cell>
          <table:table-cell office:value-type="float" office:value="1703.82815716562" calcext:value-type="float">
            <text:p>1703.82815716562</text:p>
          </table:table-cell>
          <table:table-cell office:value-type="float" office:value="326.784354974772" calcext:value-type="float">
            <text:p>326.784354974772</text:p>
          </table:table-cell>
          <table:table-cell office:value-type="float" office:value="1000.43134995941" calcext:value-type="float">
            <text:p>1000.43134995941</text:p>
          </table:table-cell>
          <table:table-cell office:value-type="float" office:value="88.4518677091432" calcext:value-type="float">
            <text:p>88.4518677091432</text:p>
          </table:table-cell>
          <table:table-cell office:value-type="float" office:value="4.85720577818907" calcext:value-type="float">
            <text:p>4.85720577818907</text:p>
          </table:table-cell>
          <table:table-cell office:value-type="float" office:value="268.777882718169" calcext:value-type="float">
            <text:p>268.777882718169</text:p>
          </table:table-cell>
          <table:table-cell office:value-type="float" office:value="14.7595468450822" calcext:value-type="float">
            <text:p>14.7595468450822</text:p>
          </table:table-cell>
          <table:table-cell office:value-type="float" office:value="27.6952069349106" calcext:value-type="float">
            <text:p>27.6952069349106</text:p>
          </table:table-cell>
          <table:table-cell office:value-type="float" office:value="34.3563536558967" calcext:value-type="float">
            <text:p>34.3563536558967</text:p>
          </table:table-cell>
          <table:table-cell office:value-type="float" office:value="214.615659682132" calcext:value-type="float">
            <text:p>214.615659682132</text:p>
          </table:table-cell>
          <table:table-cell office:value-type="float" office:value="11.7853070748687" calcext:value-type="float">
            <text:p>11.7853070748687</text:p>
          </table:table-cell>
          <table:table-cell table:formula="of:=SUM([.E518:.P518])" office:value-type="float" office:value="4262.32080312784" calcext:value-type="float">
            <text:p>4262.320803127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27.5932337951772" calcext:value-type="float">
            <text:p>27.5932337951772</text:p>
          </table:table-cell>
          <table:table-cell office:value-type="float" office:value="551.826296359306" calcext:value-type="float">
            <text:p>551.826296359306</text:p>
          </table:table-cell>
          <table:table-cell office:value-type="float" office:value="20.4667484749283" calcext:value-type="float">
            <text:p>20.4667484749283</text:p>
          </table:table-cell>
          <table:table-cell office:value-type="float" office:value="60.5055626688885" calcext:value-type="float">
            <text:p>60.5055626688885</text:p>
          </table:table-cell>
          <table:table-cell office:value-type="float" office:value="3.29706963974434" calcext:value-type="float">
            <text:p>3.29706963974434</text:p>
          </table:table-cell>
          <table:table-cell office:value-type="float" office:value="0.327086686531089" calcext:value-type="float">
            <text:p>0.327086686531089</text:p>
          </table:table-cell>
          <table:table-cell office:value-type="float" office:value="66.3161074402314" calcext:value-type="float">
            <text:p>66.3161074402314</text:p>
          </table:table-cell>
          <table:table-cell office:value-type="float" office:value="6.5789073984943" calcext:value-type="float">
            <text:p>6.5789073984943</text:p>
          </table:table-cell>
          <table:table-cell office:value-type="float" office:value="1.72006632211154" calcext:value-type="float">
            <text:p>1.72006632211154</text:p>
          </table:table-cell>
          <table:table-cell office:value-type="float" office:value="3.92087997323303" calcext:value-type="float">
            <text:p>3.92087997323303</text:p>
          </table:table-cell>
          <table:table-cell office:value-type="float" office:value="9.96997360652007" calcext:value-type="float">
            <text:p>9.96997360652007</text:p>
          </table:table-cell>
          <table:table-cell office:value-type="float" office:value="0.989073931726818" calcext:value-type="float">
            <text:p>0.989073931726818</text:p>
          </table:table-cell>
          <table:table-cell table:formula="of:=SUM([.E519:.P519])" office:value-type="float" office:value="753.511006296892" calcext:value-type="float">
            <text:p>753.5110062968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5.3344817901947" calcext:value-type="float">
            <text:p>15.3344817901947</text:p>
          </table:table-cell>
          <table:table-cell office:value-type="float" office:value="1501.89777953866" calcext:value-type="float">
            <text:p>1501.89777953866</text:p>
          </table:table-cell>
          <table:table-cell office:value-type="float" office:value="474.466221876242" calcext:value-type="float">
            <text:p>474.466221876242</text:p>
          </table:table-cell>
          <table:table-cell office:value-type="float" office:value="1275.81885310565" calcext:value-type="float">
            <text:p>1275.81885310565</text:p>
          </table:table-cell>
          <table:table-cell office:value-type="float" office:value="3.12302456416941" calcext:value-type="float">
            <text:p>3.12302456416941</text:p>
          </table:table-cell>
          <table:table-cell office:value-type="float" office:value="0.361109080226839" calcext:value-type="float">
            <text:p>0.361109080226839</text:p>
          </table:table-cell>
          <table:table-cell office:value-type="float" office:value="307.731594693727" calcext:value-type="float">
            <text:p>307.731594693727</text:p>
          </table:table-cell>
          <table:table-cell office:value-type="float" office:value="35.582388429322" calcext:value-type="float">
            <text:p>35.582388429322</text:p>
          </table:table-cell>
          <table:table-cell office:value-type="float" office:value="63.5980791876056" calcext:value-type="float">
            <text:p>63.5980791876056</text:p>
          </table:table-cell>
          <table:table-cell office:value-type="float" office:value="36.4180457613409" calcext:value-type="float">
            <text:p>36.4180457613409</text:p>
          </table:table-cell>
          <table:table-cell office:value-type="float" office:value="374.978124493594" calcext:value-type="float">
            <text:p>374.978124493594</text:p>
          </table:table-cell>
          <table:table-cell office:value-type="float" office:value="43.3579700891912" calcext:value-type="float">
            <text:p>43.3579700891912</text:p>
          </table:table-cell>
          <table:table-cell table:formula="of:=SUM([.E520:.P520])" office:value-type="float" office:value="4132.66767260992" calcext:value-type="float">
            <text:p>4132.66767260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830.340739095048" calcext:value-type="float">
            <text:p>830.340739095048</text:p>
          </table:table-cell>
          <table:table-cell office:value-type="float" office:value="2073.84073560787" calcext:value-type="float">
            <text:p>2073.84073560787</text:p>
          </table:table-cell>
          <table:table-cell office:value-type="float" office:value="442.019797280669" calcext:value-type="float">
            <text:p>442.019797280669</text:p>
          </table:table-cell>
          <table:table-cell office:value-type="float" office:value="1318.69937332273" calcext:value-type="float">
            <text:p>1318.69937332273</text:p>
          </table:table-cell>
          <table:table-cell office:value-type="float" office:value="104.679608882497" calcext:value-type="float">
            <text:p>104.679608882497</text:p>
          </table:table-cell>
          <table:table-cell office:value-type="float" office:value="12.0797150913588" calcext:value-type="float">
            <text:p>12.0797150913588</text:p>
          </table:table-cell>
          <table:table-cell office:value-type="float" office:value="262.794199737499" calcext:value-type="float">
            <text:p>262.794199737499</text:p>
          </table:table-cell>
          <table:table-cell office:value-type="float" office:value="30.3256679536698" calcext:value-type="float">
            <text:p>30.3256679536698</text:p>
          </table:table-cell>
          <table:table-cell office:value-type="float" office:value="48.4535849926543" calcext:value-type="float">
            <text:p>48.4535849926543</text:p>
          </table:table-cell>
          <table:table-cell office:value-type="float" office:value="30.6644500189116" calcext:value-type="float">
            <text:p>30.6644500189116</text:p>
          </table:table-cell>
          <table:table-cell office:value-type="float" office:value="230.596352947845" calcext:value-type="float">
            <text:p>230.596352947845</text:p>
          </table:table-cell>
          <table:table-cell office:value-type="float" office:value="26.61013233096" calcext:value-type="float">
            <text:p>26.61013233096</text:p>
          </table:table-cell>
          <table:table-cell table:formula="of:=SUM([.E521:.P521])" office:value-type="float" office:value="5411.10435726171" calcext:value-type="float">
            <text:p>5411.104357261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2643.58533443557" calcext:value-type="float">
            <text:p>2643.58533443557</text:p>
          </table:table-cell>
          <table:table-cell office:value-type="float" office:value="1557.39395739615" calcext:value-type="float">
            <text:p>1557.39395739615</text:p>
          </table:table-cell>
          <table:table-cell office:value-type="float" office:value="2900.82689030774" calcext:value-type="float">
            <text:p>2900.82689030774</text:p>
          </table:table-cell>
          <table:table-cell office:value-type="float" office:value="7971.66426541989" calcext:value-type="float">
            <text:p>7971.66426541989</text:p>
          </table:table-cell>
          <table:table-cell office:value-type="float" office:value="176.739983203217" calcext:value-type="float">
            <text:p>176.739983203217</text:p>
          </table:table-cell>
          <table:table-cell office:value-type="float" office:value="10.6501917572565" calcext:value-type="float">
            <text:p>10.6501917572565</text:p>
          </table:table-cell>
          <table:table-cell office:value-type="float" office:value="103.915747917162" calcext:value-type="float">
            <text:p>103.915747917162</text:p>
          </table:table-cell>
          <table:table-cell office:value-type="float" office:value="6.26186911336289" calcext:value-type="float">
            <text:p>6.26186911336289</text:p>
          </table:table-cell>
          <table:table-cell office:value-type="float" office:value="102.394123217651" calcext:value-type="float">
            <text:p>102.394123217651</text:p>
          </table:table-cell>
          <table:table-cell office:value-type="float" office:value="59.0373209070315" calcext:value-type="float">
            <text:p>59.0373209070315</text:p>
          </table:table-cell>
          <table:table-cell office:value-type="float" office:value="737.891417467809" calcext:value-type="float">
            <text:p>737.891417467809</text:p>
          </table:table-cell>
          <table:table-cell office:value-type="float" office:value="44.464670357188" calcext:value-type="float">
            <text:p>44.464670357188</text:p>
          </table:table-cell>
          <table:table-cell table:formula="of:=SUM([.E522:.P522])" office:value-type="float" office:value="16314.8257715" calcext:value-type="float">
            <text:p>16314.82577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765.717410831464" calcext:value-type="float">
            <text:p>765.717410831464</text:p>
          </table:table-cell>
          <table:table-cell office:value-type="float" office:value="1447.85859368566" calcext:value-type="float">
            <text:p>1447.85859368566</text:p>
          </table:table-cell>
          <table:table-cell office:value-type="float" office:value="604.79583433794" calcext:value-type="float">
            <text:p>604.79583433794</text:p>
          </table:table-cell>
          <table:table-cell office:value-type="float" office:value="1860.6751196826" calcext:value-type="float">
            <text:p>1860.6751196826</text:p>
          </table:table-cell>
          <table:table-cell office:value-type="float" office:value="89.9186326067112" calcext:value-type="float">
            <text:p>89.9186326067112</text:p>
          </table:table-cell>
          <table:table-cell office:value-type="float" office:value="10.9556874962069" calcext:value-type="float">
            <text:p>10.9556874962069</text:p>
          </table:table-cell>
          <table:table-cell office:value-type="float" office:value="170.911081393284" calcext:value-type="float">
            <text:p>170.911081393284</text:p>
          </table:table-cell>
          <table:table-cell office:value-type="float" office:value="20.8238086267768" calcext:value-type="float">
            <text:p>20.8238086267768</text:p>
          </table:table-cell>
          <table:table-cell office:value-type="float" office:value="44.6840928733528" calcext:value-type="float">
            <text:p>44.6840928733528</text:p>
          </table:table-cell>
          <table:table-cell office:value-type="float" office:value="33.0515507013622" calcext:value-type="float">
            <text:p>33.0515507013622</text:p>
          </table:table-cell>
          <table:table-cell office:value-type="float" office:value="297.761982021243" calcext:value-type="float">
            <text:p>297.761982021243</text:p>
          </table:table-cell>
          <table:table-cell office:value-type="float" office:value="36.2793241923971" calcext:value-type="float">
            <text:p>36.2793241923971</text:p>
          </table:table-cell>
          <table:table-cell table:formula="of:=SUM([.E523:.P523])" office:value-type="float" office:value="5383.433118449" calcext:value-type="float">
            <text:p>5383.4331184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5626.25643841111" calcext:value-type="float">
            <text:p>5626.25643841111</text:p>
          </table:table-cell>
          <table:table-cell office:value-type="float" office:value="1705.15411194766" calcext:value-type="float">
            <text:p>1705.15411194766</text:p>
          </table:table-cell>
          <table:table-cell office:value-type="float" office:value="755.556064870563" calcext:value-type="float">
            <text:p>755.556064870563</text:p>
          </table:table-cell>
          <table:table-cell office:value-type="float" office:value="2234.35495147326" calcext:value-type="float">
            <text:p>2234.35495147326</text:p>
          </table:table-cell>
          <table:table-cell office:value-type="float" office:value="787.942829925093" calcext:value-type="float">
            <text:p>787.942829925093</text:p>
          </table:table-cell>
          <table:table-cell office:value-type="float" office:value="95.5753135545216" calcext:value-type="float">
            <text:p>95.5753135545216</text:p>
          </table:table-cell>
          <table:table-cell office:value-type="float" office:value="240.270406136431" calcext:value-type="float">
            <text:p>240.270406136431</text:p>
          </table:table-cell>
          <table:table-cell office:value-type="float" office:value="29.1441441335849" calcext:value-type="float">
            <text:p>29.1441441335849</text:p>
          </table:table-cell>
          <table:table-cell office:value-type="float" office:value="61.3105261324782" calcext:value-type="float">
            <text:p>61.3105261324782</text:p>
          </table:table-cell>
          <table:table-cell office:value-type="float" office:value="47.7556223293753" calcext:value-type="float">
            <text:p>47.7556223293753</text:p>
          </table:table-cell>
          <table:table-cell office:value-type="float" office:value="432.535896771028" calcext:value-type="float">
            <text:p>432.535896771028</text:p>
          </table:table-cell>
          <table:table-cell office:value-type="float" office:value="52.4654231086883" calcext:value-type="float">
            <text:p>52.4654231086883</text:p>
          </table:table-cell>
          <table:table-cell table:formula="of:=SUM([.E524:.P524])" office:value-type="float" office:value="12068.3217287938" calcext:value-type="float">
            <text:p>12068.3217287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861.48761153605" calcext:value-type="float">
            <text:p>1861.48761153605</text:p>
          </table:table-cell>
          <table:table-cell office:value-type="float" office:value="2783.77378137839" calcext:value-type="float">
            <text:p>2783.77378137839</text:p>
          </table:table-cell>
          <table:table-cell office:value-type="float" office:value="575.353202630011" calcext:value-type="float">
            <text:p>575.353202630011</text:p>
          </table:table-cell>
          <table:table-cell office:value-type="float" office:value="1907.73056895348" calcext:value-type="float">
            <text:p>1907.73056895348</text:p>
          </table:table-cell>
          <table:table-cell office:value-type="float" office:value="438.471543259376" calcext:value-type="float">
            <text:p>438.471543259376</text:p>
          </table:table-cell>
          <table:table-cell office:value-type="float" office:value="67.1632075364262" calcext:value-type="float">
            <text:p>67.1632075364262</text:p>
          </table:table-cell>
          <table:table-cell office:value-type="float" office:value="668.164826725503" calcext:value-type="float">
            <text:p>668.164826725503</text:p>
          </table:table-cell>
          <table:table-cell office:value-type="float" office:value="102.346648524369" calcext:value-type="float">
            <text:p>102.346648524369</text:p>
          </table:table-cell>
          <table:table-cell office:value-type="float" office:value="72.1973709622322" calcext:value-type="float">
            <text:p>72.1973709622322</text:p>
          </table:table-cell>
          <table:table-cell office:value-type="float" office:value="117.41000722769" calcext:value-type="float">
            <text:p>117.41000722769</text:p>
          </table:table-cell>
          <table:table-cell office:value-type="float" office:value="617.100025039244" calcext:value-type="float">
            <text:p>617.100025039244</text:p>
          </table:table-cell>
          <table:table-cell office:value-type="float" office:value="94.5247592223496" calcext:value-type="float">
            <text:p>94.5247592223496</text:p>
          </table:table-cell>
          <table:table-cell table:formula="of:=SUM([.E525:.P525])" office:value-type="float" office:value="9305.72355299512" calcext:value-type="float">
            <text:p>9305.723552995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466.739747172699" calcext:value-type="float">
            <text:p>466.739747172699</text:p>
          </table:table-cell>
          <table:table-cell office:value-type="float" office:value="136.174087972332" calcext:value-type="float">
            <text:p>136.174087972332</text:p>
          </table:table-cell>
          <table:table-cell office:value-type="float" office:value="89.5499906257168" calcext:value-type="float">
            <text:p>89.5499906257168</text:p>
          </table:table-cell>
          <table:table-cell office:value-type="float" office:value="223.712152842322" calcext:value-type="float">
            <text:p>223.712152842322</text:p>
          </table:table-cell>
          <table:table-cell office:value-type="float" office:value="62.6809607213333" calcext:value-type="float">
            <text:p>62.6809607213333</text:p>
          </table:table-cell>
          <table:table-cell office:value-type="float" office:value="4.81724357291225" calcext:value-type="float">
            <text:p>4.81724357291225</text:p>
          </table:table-cell>
          <table:table-cell office:value-type="float" office:value="18.4273576808022" calcext:value-type="float">
            <text:p>18.4273576808022</text:p>
          </table:table-cell>
          <table:table-cell office:value-type="float" office:value="1.41620468691041" calcext:value-type="float">
            <text:p>1.41620468691041</text:p>
          </table:table-cell>
          <table:table-cell office:value-type="float" office:value="10.3977916994144" calcext:value-type="float">
            <text:p>10.3977916994144</text:p>
          </table:table-cell>
          <table:table-cell office:value-type="float" office:value="5.17153350627705" calcext:value-type="float">
            <text:p>5.17153350627705</text:p>
          </table:table-cell>
          <table:table-cell office:value-type="float" office:value="44.0207093798949" calcext:value-type="float">
            <text:p>44.0207093798949</text:p>
          </table:table-cell>
          <table:table-cell office:value-type="float" office:value="3.38314022144787" calcext:value-type="float">
            <text:p>3.38314022144787</text:p>
          </table:table-cell>
          <table:table-cell table:formula="of:=SUM([.E526:.P526])" office:value-type="float" office:value="1066.49092008206" calcext:value-type="float">
            <text:p>1066.49092008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2282.67135571629" calcext:value-type="float">
            <text:p>2282.67135571629</text:p>
          </table:table-cell>
          <table:table-cell office:value-type="float" office:value="253.50508957791" calcext:value-type="float">
            <text:p>253.50508957791</text:p>
          </table:table-cell>
          <table:table-cell office:value-type="float" office:value="76.8720945425288" calcext:value-type="float">
            <text:p>76.8720945425288</text:p>
          </table:table-cell>
          <table:table-cell office:value-type="float" office:value="223.12560569839" calcext:value-type="float">
            <text:p>223.12560569839</text:p>
          </table:table-cell>
          <table:table-cell office:value-type="float" office:value="211.430145778049" calcext:value-type="float">
            <text:p>211.430145778049</text:p>
          </table:table-cell>
          <table:table-cell office:value-type="float" office:value="15.4390317446073" calcext:value-type="float">
            <text:p>15.4390317446073</text:p>
          </table:table-cell>
          <table:table-cell office:value-type="float" office:value="23.5928831376751" calcext:value-type="float">
            <text:p>23.5928831376751</text:p>
          </table:table-cell>
          <table:table-cell office:value-type="float" office:value="1.722797240521" calcext:value-type="float">
            <text:p>1.722797240521</text:p>
          </table:table-cell>
          <table:table-cell office:value-type="float" office:value="3.35050150293708" calcext:value-type="float">
            <text:p>3.35050150293708</text:p>
          </table:table-cell>
          <table:table-cell office:value-type="float" office:value="3.49725930330517" calcext:value-type="float">
            <text:p>3.49725930330517</text:p>
          </table:table-cell>
          <table:table-cell office:value-type="float" office:value="28.309024821516" calcext:value-type="float">
            <text:p>28.309024821516</text:p>
          </table:table-cell>
          <table:table-cell office:value-type="float" office:value="2.06717888440125" calcext:value-type="float">
            <text:p>2.06717888440125</text:p>
          </table:table-cell>
          <table:table-cell table:formula="of:=SUM([.E527:.P527])" office:value-type="float" office:value="3125.58296794813" calcext:value-type="float">
            <text:p>3125.582967948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0456477723887" calcext:value-type="float">
            <text:p>0.000456477723887</text:p>
          </table:table-cell>
          <table:table-cell office:value-type="float" office:value="0.000975155152539" calcext:value-type="float">
            <text:p>0.000975155152539</text:p>
          </table:table-cell>
          <table:table-cell office:value-type="float" office:value="0.0000628120154978363" calcext:value-type="float">
            <text:p>6.28120154978363E-05</text:p>
          </table:table-cell>
          <table:table-cell office:value-type="float" office:value="0.00016859069436" calcext:value-type="float">
            <text:p>0.00016859069436</text:p>
          </table:table-cell>
          <table:table-cell office:value-type="float" office:value="0.0000168083418032744" calcext:value-type="float">
            <text:p>1.68083418032744E-05</text:p>
          </table:table-cell>
          <table:table-cell office:value-type="float" office:value="0.00000145644695504275" calcext:value-type="float">
            <text:p>1.45644695504275E-06</text:p>
          </table:table-cell>
          <table:table-cell office:value-type="float" office:value="0.0000359768375466843" calcext:value-type="float">
            <text:p>3.59768375466843E-05</text:p>
          </table:table-cell>
          <table:table-cell office:value-type="float" office:value="0.0000031174018300085" calcext:value-type="float">
            <text:p>3.1174018300085E-06</text:p>
          </table:table-cell>
          <table:table-cell office:value-type="float" office:value="0.00000425079062428958" calcext:value-type="float">
            <text:p>4.25079062428958E-06</text:p>
          </table:table-cell>
          <table:table-cell office:value-type="float" office:value="0.00000303559800031618" calcext:value-type="float">
            <text:p>3.03559800031618E-06</text:p>
          </table:table-cell>
          <table:table-cell office:value-type="float" office:value="0.00000871912021736829" calcext:value-type="float">
            <text:p>8.71912021736829E-06</text:p>
          </table:table-cell>
          <table:table-cell office:value-type="float" office:value="0.000000755513913262037" calcext:value-type="float">
            <text:p>7.55513913262037E-07</text:p>
          </table:table-cell>
          <table:table-cell table:formula="of:=SUM([.E528:.P528])" office:value-type="float" office:value="0.00173715563717408" calcext:value-type="float">
            <text:p>0.0017371556371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5.3085334627342" calcext:value-type="float">
            <text:p>5.3085334627342</text:p>
          </table:table-cell>
          <table:table-cell office:value-type="float" office:value="28.6285784863825" calcext:value-type="float">
            <text:p>28.6285784863825</text:p>
          </table:table-cell>
          <table:table-cell office:value-type="float" office:value="2.39323635411747" calcext:value-type="float">
            <text:p>2.39323635411747</text:p>
          </table:table-cell>
          <table:table-cell office:value-type="float" office:value="5.79570384749983" calcext:value-type="float">
            <text:p>5.79570384749983</text:p>
          </table:table-cell>
          <table:table-cell office:value-type="float" office:value="0.469838595965526" calcext:value-type="float">
            <text:p>0.469838595965526</text:p>
          </table:table-cell>
          <table:table-cell office:value-type="float" office:value="0.049447949568549" calcext:value-type="float">
            <text:p>0.049447949568549</text:p>
          </table:table-cell>
          <table:table-cell office:value-type="float" office:value="2.53942742853243" calcext:value-type="float">
            <text:p>2.53942742853243</text:p>
          </table:table-cell>
          <table:table-cell office:value-type="float" office:value="0.267260885966624" calcext:value-type="float">
            <text:p>0.267260885966624</text:p>
          </table:table-cell>
          <table:table-cell office:value-type="float" office:value="0.243490575953646" calcext:value-type="float">
            <text:p>0.243490575953646</text:p>
          </table:table-cell>
          <table:table-cell office:value-type="float" office:value="0.128034177100069" calcext:value-type="float">
            <text:p>0.128034177100069</text:p>
          </table:table-cell>
          <table:table-cell office:value-type="float" office:value="0.752036791916514" calcext:value-type="float">
            <text:p>0.752036791916514</text:p>
          </table:table-cell>
          <table:table-cell office:value-type="float" office:value="0.079147770489059" calcext:value-type="float">
            <text:p>0.079147770489059</text:p>
          </table:table-cell>
          <table:table-cell table:formula="of:=SUM([.E529:.P529])" office:value-type="float" office:value="46.6547363262264" calcext:value-type="float">
            <text:p>46.65473632622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000252869112223356" calcext:value-type="float">
            <text:p>2.52869112223356E-06</text:p>
          </table:table-cell>
          <table:table-cell office:value-type="float" office:value="0.0002948104289" calcext:value-type="float">
            <text:p>0.0002948104289</text:p>
          </table:table-cell>
          <table:table-cell office:value-type="float" office:value="0.0000340707098169627" calcext:value-type="float">
            <text:p>3.40707098169627E-05</text:p>
          </table:table-cell>
          <table:table-cell office:value-type="float" office:value="0.0000838942238352101" calcext:value-type="float">
            <text:p>8.38942238352101E-05</text:p>
          </table:table-cell>
          <table:table-cell office:value-type="float" office:value="0.000000223805078162466" calcext:value-type="float">
            <text:p>2.23805078162466E-07</text:p>
          </table:table-cell>
          <table:table-cell office:value-type="float" office:value="0.0000000235542637734242" calcext:value-type="float">
            <text:p>2.35542637734242E-08</text:p>
          </table:table-cell>
          <table:table-cell office:value-type="float" office:value="0.0000261340381727487" calcext:value-type="float">
            <text:p>2.61340381727487E-05</text:p>
          </table:table-cell>
          <table:table-cell office:value-type="float" office:value="0.00000275046497443103" calcext:value-type="float">
            <text:p>2.75046497443103E-06</text:p>
          </table:table-cell>
          <table:table-cell office:value-type="float" office:value="0.00000352974805238409" calcext:value-type="float">
            <text:p>3.52974805238409E-06</text:p>
          </table:table-cell>
          <table:table-cell office:value-type="float" office:value="0.0000014382038047618" calcext:value-type="float">
            <text:p>1.4382038047618E-06</text:p>
          </table:table-cell>
          <table:table-cell office:value-type="float" office:value="0.0000108388741419435" calcext:value-type="float">
            <text:p>1.08388741419435E-05</text:p>
          </table:table-cell>
          <table:table-cell office:value-type="float" office:value="0.00000114073238481637" calcext:value-type="float">
            <text:p>1.14073238481637E-06</text:p>
          </table:table-cell>
          <table:table-cell table:formula="of:=SUM([.E530:.P530])" office:value-type="float" office:value="0.000461383474547428" calcext:value-type="float">
            <text:p>0.0004613834745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08530028834" calcext:value-type="float">
            <text:p>0.0008530028834</text:p>
          </table:table-cell>
          <table:table-cell office:value-type="float" office:value="0.110938457427804" calcext:value-type="float">
            <text:p>0.110938457427804</text:p>
          </table:table-cell>
          <table:table-cell office:value-type="float" office:value="0.01291965314062" calcext:value-type="float">
            <text:p>0.01291965314062</text:p>
          </table:table-cell>
          <table:table-cell office:value-type="float" office:value="0.03164214002806" calcext:value-type="float">
            <text:p>0.03164214002806</text:p>
          </table:table-cell>
          <table:table-cell office:value-type="float" office:value="0.0000693183462620363" calcext:value-type="float">
            <text:p>6.93183462620363E-05</text:p>
          </table:table-cell>
          <table:table-cell office:value-type="float" office:value="0.00000535265712780251" calcext:value-type="float">
            <text:p>5.35265712780251E-06</text:p>
          </table:table-cell>
          <table:table-cell office:value-type="float" office:value="0.009041541409504" calcext:value-type="float">
            <text:p>0.009041541409504</text:p>
          </table:table-cell>
          <table:table-cell office:value-type="float" office:value="0.000698174057543" calcext:value-type="float">
            <text:p>0.000698174057543</text:p>
          </table:table-cell>
          <table:table-cell office:value-type="float" office:value="0.001367129496154" calcext:value-type="float">
            <text:p>0.001367129496154</text:p>
          </table:table-cell>
          <table:table-cell office:value-type="float" office:value="0.00076024916333" calcext:value-type="float">
            <text:p>0.00076024916333</text:p>
          </table:table-cell>
          <table:table-cell office:value-type="float" office:value="0.003767895460953" calcext:value-type="float">
            <text:p>0.003767895460953</text:p>
          </table:table-cell>
          <table:table-cell office:value-type="float" office:value="0.00029095114906" calcext:value-type="float">
            <text:p>0.00029095114906</text:p>
          </table:table-cell>
          <table:table-cell table:formula="of:=SUM([.E531:.P531])" office:value-type="float" office:value="0.172353865219818" calcext:value-type="float">
            <text:p>0.1723538652198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0095280570750492" calcext:value-type="float">
            <text:p>9.5280570750492E-05</text:p>
          </table:table-cell>
          <table:table-cell office:value-type="float" office:value="0.000736073405613" calcext:value-type="float">
            <text:p>0.000736073405613</text:p>
          </table:table-cell>
          <table:table-cell office:value-type="float" office:value="0.0000657668969359484" calcext:value-type="float">
            <text:p>6.57668969359484E-05</text:p>
          </table:table-cell>
          <table:table-cell office:value-type="float" office:value="0.000179961696219" calcext:value-type="float">
            <text:p>0.000179961696219</text:p>
          </table:table-cell>
          <table:table-cell office:value-type="float" office:value="0.00000822383165926517" calcext:value-type="float">
            <text:p>8.22383165926517E-06</text:p>
          </table:table-cell>
          <table:table-cell office:value-type="float" office:value="0.000000854567313131919" calcext:value-type="float">
            <text:p>8.54567313131919E-07</text:p>
          </table:table-cell>
          <table:table-cell office:value-type="float" office:value="0.0000638428727880042" calcext:value-type="float">
            <text:p>6.38428727880042E-05</text:p>
          </table:table-cell>
          <table:table-cell office:value-type="float" office:value="0.00000663413777440364" calcext:value-type="float">
            <text:p>6.63413777440364E-06</text:p>
          </table:table-cell>
          <table:table-cell office:value-type="float" office:value="0.00000378387726053824" calcext:value-type="float">
            <text:p>3.78387726053824E-06</text:p>
          </table:table-cell>
          <table:table-cell office:value-type="float" office:value="0.00000543009872171738" calcext:value-type="float">
            <text:p>5.43009872171738E-06</text:p>
          </table:table-cell>
          <table:table-cell office:value-type="float" office:value="0.0000216934383801305" calcext:value-type="float">
            <text:p>2.16934383801305E-05</text:p>
          </table:table-cell>
          <table:table-cell office:value-type="float" office:value="0.00000225424158922502" calcext:value-type="float">
            <text:p>2.25424158922502E-06</text:p>
          </table:table-cell>
          <table:table-cell table:formula="of:=SUM([.E532:.P532])" office:value-type="float" office:value="0.00118979963500486" calcext:value-type="float">
            <text:p>0.001189799635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.00360537092244" calcext:value-type="float">
            <text:p>1.00360537092244</text:p>
          </table:table-cell>
          <table:table-cell office:value-type="float" office:value="1.27340992503457" calcext:value-type="float">
            <text:p>1.27340992503457</text:p>
          </table:table-cell>
          <table:table-cell office:value-type="float" office:value="0.073593157935566" calcext:value-type="float">
            <text:p>0.073593157935566</text:p>
          </table:table-cell>
          <table:table-cell office:value-type="float" office:value="0.179962003289508" calcext:value-type="float">
            <text:p>0.179962003289508</text:p>
          </table:table-cell>
          <table:table-cell office:value-type="float" office:value="0.022014100920322" calcext:value-type="float">
            <text:p>0.022014100920322</text:p>
          </table:table-cell>
          <table:table-cell office:value-type="float" office:value="0.002187542377516" calcext:value-type="float">
            <text:p>0.002187542377516</text:p>
          </table:table-cell>
          <table:table-cell office:value-type="float" office:value="0.02795823477859" calcext:value-type="float">
            <text:p>0.02795823477859</text:p>
          </table:table-cell>
          <table:table-cell office:value-type="float" office:value="0.002778211274676" calcext:value-type="float">
            <text:p>0.002778211274676</text:p>
          </table:table-cell>
          <table:table-cell office:value-type="float" office:value="0.005857893954749" calcext:value-type="float">
            <text:p>0.005857893954749</text:p>
          </table:table-cell>
          <table:table-cell office:value-type="float" office:value="0.002492238719864" calcext:value-type="float">
            <text:p>0.002492238719864</text:p>
          </table:table-cell>
          <table:table-cell office:value-type="float" office:value="0.005718930722287" calcext:value-type="float">
            <text:p>0.005718930722287</text:p>
          </table:table-cell>
          <table:table-cell office:value-type="float" office:value="0.000568290449579" calcext:value-type="float">
            <text:p>0.000568290449579</text:p>
          </table:table-cell>
          <table:table-cell table:formula="of:=SUM([.E533:.P533])" office:value-type="float" office:value="2.60014590037967" calcext:value-type="float">
            <text:p>2.600145900379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48.1885014784927" calcext:value-type="float">
            <text:p>48.1885014784927</text:p>
          </table:table-cell>
          <table:table-cell office:value-type="float" office:value="17.3356479263013" calcext:value-type="float">
            <text:p>17.3356479263013</text:p>
          </table:table-cell>
          <table:table-cell office:value-type="float" office:value="4.28604773067448" calcext:value-type="float">
            <text:p>4.28604773067448</text:p>
          </table:table-cell>
          <table:table-cell office:value-type="float" office:value="11.9102107564471" calcext:value-type="float">
            <text:p>11.9102107564471</text:p>
          </table:table-cell>
          <table:table-cell office:value-type="float" office:value="0.894010153643946" calcext:value-type="float">
            <text:p>0.894010153643946</text:p>
          </table:table-cell>
          <table:table-cell office:value-type="float" office:value="0.040243257650612" calcext:value-type="float">
            <text:p>0.040243257650612</text:p>
          </table:table-cell>
          <table:table-cell office:value-type="float" office:value="0.321485990585732" calcext:value-type="float">
            <text:p>0.321485990585732</text:p>
          </table:table-cell>
          <table:table-cell office:value-type="float" office:value="0.014471472720383" calcext:value-type="float">
            <text:p>0.014471472720383</text:p>
          </table:table-cell>
          <table:table-cell office:value-type="float" office:value="0.221887878992602" calcext:value-type="float">
            <text:p>0.221887878992602</text:p>
          </table:table-cell>
          <table:table-cell office:value-type="float" office:value="0.034164216760896" calcext:value-type="float">
            <text:p>0.034164216760896</text:p>
          </table:table-cell>
          <table:table-cell office:value-type="float" office:value="0.305360187471617" calcext:value-type="float">
            <text:p>0.305360187471617</text:p>
          </table:table-cell>
          <table:table-cell office:value-type="float" office:value="0.013745580685601" calcext:value-type="float">
            <text:p>0.013745580685601</text:p>
          </table:table-cell>
          <table:table-cell table:formula="of:=SUM([.E534:.P534])" office:value-type="float" office:value="83.565776630427" calcext:value-type="float">
            <text:p>83.565776630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91.2335718395288" calcext:value-type="float">
            <text:p>91.2335718395288</text:p>
          </table:table-cell>
          <table:table-cell office:value-type="float" office:value="39.5638419120537" calcext:value-type="float">
            <text:p>39.5638419120537</text:p>
          </table:table-cell>
          <table:table-cell office:value-type="float" office:value="2.90114234054432" calcext:value-type="float">
            <text:p>2.90114234054432</text:p>
          </table:table-cell>
          <table:table-cell office:value-type="float" office:value="8.54546342818959" calcext:value-type="float">
            <text:p>8.54546342818959</text:p>
          </table:table-cell>
          <table:table-cell office:value-type="float" office:value="2.13721872708836" calcext:value-type="float">
            <text:p>2.13721872708836</text:p>
          </table:table-cell>
          <table:table-cell office:value-type="float" office:value="0.11169640382295" calcext:value-type="float">
            <text:p>0.11169640382295</text:p>
          </table:table-cell>
          <table:table-cell office:value-type="float" office:value="0.92760153911184" calcext:value-type="float">
            <text:p>0.92760153911184</text:p>
          </table:table-cell>
          <table:table-cell office:value-type="float" office:value="0.048478779820809" calcext:value-type="float">
            <text:p>0.048478779820809</text:p>
          </table:table-cell>
          <table:table-cell office:value-type="float" office:value="0.127548677044383" calcext:value-type="float">
            <text:p>0.127548677044383</text:p>
          </table:table-cell>
          <table:table-cell office:value-type="float" office:value="0.064789480652902" calcext:value-type="float">
            <text:p>0.064789480652902</text:p>
          </table:table-cell>
          <table:table-cell office:value-type="float" office:value="0.271864299686887" calcext:value-type="float">
            <text:p>0.271864299686887</text:p>
          </table:table-cell>
          <table:table-cell office:value-type="float" office:value="0.014208309246962" calcext:value-type="float">
            <text:p>0.014208309246962</text:p>
          </table:table-cell>
          <table:table-cell table:formula="of:=SUM([.E535:.P535])" office:value-type="float" office:value="145.947425736792" calcext:value-type="float">
            <text:p>145.947425736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.05275182075178" calcext:value-type="float">
            <text:p>1.05275182075178</text:p>
          </table:table-cell>
          <table:table-cell office:value-type="float" office:value="1.32095547636872" calcext:value-type="float">
            <text:p>1.32095547636872</text:p>
          </table:table-cell>
          <table:table-cell office:value-type="float" office:value="0.091597193011143" calcext:value-type="float">
            <text:p>0.091597193011143</text:p>
          </table:table-cell>
          <table:table-cell office:value-type="float" office:value="0.228786316546989" calcext:value-type="float">
            <text:p>0.228786316546989</text:p>
          </table:table-cell>
          <table:table-cell office:value-type="float" office:value="0.090311389675941" calcext:value-type="float">
            <text:p>0.090311389675941</text:p>
          </table:table-cell>
          <table:table-cell office:value-type="float" office:value="0.007596215791611" calcext:value-type="float">
            <text:p>0.007596215791611</text:p>
          </table:table-cell>
          <table:table-cell office:value-type="float" office:value="0.113723954829956" calcext:value-type="float">
            <text:p>0.113723954829956</text:p>
          </table:table-cell>
          <table:table-cell office:value-type="float" office:value="0.009565479001747" calcext:value-type="float">
            <text:p>0.009565479001747</text:p>
          </table:table-cell>
          <table:table-cell office:value-type="float" office:value="0.008262767767073" calcext:value-type="float">
            <text:p>0.008262767767073</text:p>
          </table:table-cell>
          <table:table-cell office:value-type="float" office:value="0.007203719442326" calcext:value-type="float">
            <text:p>0.007203719442326</text:p>
          </table:table-cell>
          <table:table-cell office:value-type="float" office:value="0.028406794081776" calcext:value-type="float">
            <text:p>0.028406794081776</text:p>
          </table:table-cell>
          <table:table-cell office:value-type="float" office:value="0.002389334707032" calcext:value-type="float">
            <text:p>0.002389334707032</text:p>
          </table:table-cell>
          <table:table-cell table:formula="of:=SUM([.E536:.P536])" office:value-type="float" office:value="2.96155046197609" calcext:value-type="float">
            <text:p>2.961550461976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125586850914091" calcext:value-type="float">
            <text:p>0.125586850914091</text:p>
          </table:table-cell>
          <table:table-cell office:value-type="float" office:value="0.152998334107206" calcext:value-type="float">
            <text:p>0.152998334107206</text:p>
          </table:table-cell>
          <table:table-cell office:value-type="float" office:value="0.010560048747049" calcext:value-type="float">
            <text:p>0.010560048747049</text:p>
          </table:table-cell>
          <table:table-cell office:value-type="float" office:value="0.026407028134342" calcext:value-type="float">
            <text:p>0.026407028134342</text:p>
          </table:table-cell>
          <table:table-cell office:value-type="float" office:value="0.011923335084361" calcext:value-type="float">
            <text:p>0.011923335084361</text:p>
          </table:table-cell>
          <table:table-cell office:value-type="float" office:value="0.00076696356238" calcext:value-type="float">
            <text:p>0.00076696356238</text:p>
          </table:table-cell>
          <table:table-cell office:value-type="float" office:value="0.014586621908096" calcext:value-type="float">
            <text:p>0.014586621908096</text:p>
          </table:table-cell>
          <table:table-cell office:value-type="float" office:value="0.000938278377867" calcext:value-type="float">
            <text:p>0.000938278377867</text:p>
          </table:table-cell>
          <table:table-cell office:value-type="float" office:value="0.000947764333373" calcext:value-type="float">
            <text:p>0.000947764333373</text:p>
          </table:table-cell>
          <table:table-cell office:value-type="float" office:value="0.000949126364716" calcext:value-type="float">
            <text:p>0.000949126364716</text:p>
          </table:table-cell>
          <table:table-cell office:value-type="float" office:value="0.003628967514016" calcext:value-type="float">
            <text:p>0.003628967514016</text:p>
          </table:table-cell>
          <table:table-cell office:value-type="float" office:value="0.000233431823615" calcext:value-type="float">
            <text:p>0.000233431823615</text:p>
          </table:table-cell>
          <table:table-cell table:formula="of:=SUM([.E537:.P537])" office:value-type="float" office:value="0.349526750871112" calcext:value-type="float">
            <text:p>0.3495267508711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404.77445626475" calcext:value-type="float">
            <text:p>1404.77445626475</text:p>
          </table:table-cell>
          <table:table-cell office:value-type="float" office:value="1037.48762494105" calcext:value-type="float">
            <text:p>1037.48762494105</text:p>
          </table:table-cell>
          <table:table-cell office:value-type="float" office:value="273.372435567805" calcext:value-type="float">
            <text:p>273.372435567805</text:p>
          </table:table-cell>
          <table:table-cell office:value-type="float" office:value="805.62869122485" calcext:value-type="float">
            <text:p>805.62869122485</text:p>
          </table:table-cell>
          <table:table-cell office:value-type="float" office:value="172.160724294752" calcext:value-type="float">
            <text:p>172.160724294752</text:p>
          </table:table-cell>
          <table:table-cell office:value-type="float" office:value="10.7372658799938" calcext:value-type="float">
            <text:p>10.7372658799938</text:p>
          </table:table-cell>
          <table:table-cell office:value-type="float" office:value="127.488793714993" calcext:value-type="float">
            <text:p>127.488793714993</text:p>
          </table:table-cell>
          <table:table-cell office:value-type="float" office:value="7.95118097025392" calcext:value-type="float">
            <text:p>7.95118097025392</text:p>
          </table:table-cell>
          <table:table-cell office:value-type="float" office:value="19.4704404157119" calcext:value-type="float">
            <text:p>19.4704404157119</text:p>
          </table:table-cell>
          <table:table-cell office:value-type="float" office:value="10.0365030077926" calcext:value-type="float">
            <text:p>10.0365030077926</text:p>
          </table:table-cell>
          <table:table-cell office:value-type="float" office:value="135.511555959684" calcext:value-type="float">
            <text:p>135.511555959684</text:p>
          </table:table-cell>
          <table:table-cell office:value-type="float" office:value="8.45154208145455" calcext:value-type="float">
            <text:p>8.45154208145455</text:p>
          </table:table-cell>
          <table:table-cell table:formula="of:=SUM([.E538:.P538])" office:value-type="float" office:value="4013.07121432309" calcext:value-type="float">
            <text:p>4013.071214323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38.2692522198819" calcext:value-type="float">
            <text:p>38.2692522198819</text:p>
          </table:table-cell>
          <table:table-cell office:value-type="float" office:value="46.0974288808089" calcext:value-type="float">
            <text:p>46.0974288808089</text:p>
          </table:table-cell>
          <table:table-cell office:value-type="float" office:value="3.37673046302185" calcext:value-type="float">
            <text:p>3.37673046302185</text:p>
          </table:table-cell>
          <table:table-cell office:value-type="float" office:value="8.56171983697548" calcext:value-type="float">
            <text:p>8.56171983697548</text:p>
          </table:table-cell>
          <table:table-cell office:value-type="float" office:value="1.48886947497692" calcext:value-type="float">
            <text:p>1.48886947497692</text:p>
          </table:table-cell>
          <table:table-cell office:value-type="float" office:value="0.112887835878047" calcext:value-type="float">
            <text:p>0.112887835878047</text:p>
          </table:table-cell>
          <table:table-cell office:value-type="float" office:value="1.79593409360481" calcext:value-type="float">
            <text:p>1.79593409360481</text:p>
          </table:table-cell>
          <table:table-cell office:value-type="float" office:value="0.136169836653943" calcext:value-type="float">
            <text:p>0.136169836653943</text:p>
          </table:table-cell>
          <table:table-cell office:value-type="float" office:value="0.298133753279679" calcext:value-type="float">
            <text:p>0.298133753279679</text:p>
          </table:table-cell>
          <table:table-cell office:value-type="float" office:value="0.128817096095572" calcext:value-type="float">
            <text:p>0.128817096095572</text:p>
          </table:table-cell>
          <table:table-cell office:value-type="float" office:value="0.478568751462007" calcext:value-type="float">
            <text:p>0.478568751462007</text:p>
          </table:table-cell>
          <table:table-cell office:value-type="float" office:value="0.036285645974603" calcext:value-type="float">
            <text:p>0.036285645974603</text:p>
          </table:table-cell>
          <table:table-cell table:formula="of:=SUM([.E539:.P539])" office:value-type="float" office:value="100.780797888614" calcext:value-type="float">
            <text:p>100.7807978886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2.02600792857061" calcext:value-type="float">
            <text:p>2.02600792857061</text:p>
          </table:table-cell>
          <table:table-cell office:value-type="float" office:value="1.79977021756648" calcext:value-type="float">
            <text:p>1.79977021756648</text:p>
          </table:table-cell>
          <table:table-cell office:value-type="float" office:value="0.325995333955975" calcext:value-type="float">
            <text:p>0.325995333955975</text:p>
          </table:table-cell>
          <table:table-cell office:value-type="float" office:value="0.936958686764316" calcext:value-type="float">
            <text:p>0.936958686764316</text:p>
          </table:table-cell>
          <table:table-cell office:value-type="float" office:value="0.103048079039682" calcext:value-type="float">
            <text:p>0.103048079039682</text:p>
          </table:table-cell>
          <table:table-cell office:value-type="float" office:value="0.007793775837226" calcext:value-type="float">
            <text:p>0.007793775837226</text:p>
          </table:table-cell>
          <table:table-cell office:value-type="float" office:value="0.09166573435209" calcext:value-type="float">
            <text:p>0.09166573435209</text:p>
          </table:table-cell>
          <table:table-cell office:value-type="float" office:value="0.006932901536377" calcext:value-type="float">
            <text:p>0.006932901536377</text:p>
          </table:table-cell>
          <table:table-cell office:value-type="float" office:value="0.024155120417634" calcext:value-type="float">
            <text:p>0.024155120417634</text:p>
          </table:table-cell>
          <table:table-cell office:value-type="float" office:value="0.008817096636003" calcext:value-type="float">
            <text:p>0.008817096636003</text:p>
          </table:table-cell>
          <table:table-cell office:value-type="float" office:value="0.065789509783034" calcext:value-type="float">
            <text:p>0.065789509783034</text:p>
          </table:table-cell>
          <table:table-cell office:value-type="float" office:value="0.00497581999071" calcext:value-type="float">
            <text:p>0.00497581999071</text:p>
          </table:table-cell>
          <table:table-cell table:formula="of:=SUM([.E540:.P540])" office:value-type="float" office:value="5.40191020445014" calcext:value-type="float">
            <text:p>5.40191020445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541346881921727" calcext:value-type="float">
            <text:p>0.541346881921727</text:p>
          </table:table-cell>
          <table:table-cell office:value-type="float" office:value="0.69786036050049" calcext:value-type="float">
            <text:p>0.69786036050049</text:p>
          </table:table-cell>
          <table:table-cell office:value-type="float" office:value="0.029859773720456" calcext:value-type="float">
            <text:p>0.029859773720456</text:p>
          </table:table-cell>
          <table:table-cell office:value-type="float" office:value="0.077329415246403" calcext:value-type="float">
            <text:p>0.077329415246403</text:p>
          </table:table-cell>
          <table:table-cell office:value-type="float" office:value="0.02315768449468" calcext:value-type="float">
            <text:p>0.02315768449468</text:p>
          </table:table-cell>
          <table:table-cell office:value-type="float" office:value="0.001437179082871" calcext:value-type="float">
            <text:p>0.001437179082871</text:p>
          </table:table-cell>
          <table:table-cell office:value-type="float" office:value="0.029910039032038" calcext:value-type="float">
            <text:p>0.029910039032038</text:p>
          </table:table-cell>
          <table:table-cell office:value-type="float" office:value="0.001856234049418" calcext:value-type="float">
            <text:p>0.001856234049418</text:p>
          </table:table-cell>
          <table:table-cell office:value-type="float" office:value="0.002490410449874" calcext:value-type="float">
            <text:p>0.002490410449874</text:p>
          </table:table-cell>
          <table:table-cell office:value-type="float" office:value="0.001961383585143" calcext:value-type="float">
            <text:p>0.001961383585143</text:p>
          </table:table-cell>
          <table:table-cell office:value-type="float" office:value="0.004718731053975" calcext:value-type="float">
            <text:p>0.004718731053975</text:p>
          </table:table-cell>
          <table:table-cell office:value-type="float" office:value="0.000292847135474" calcext:value-type="float">
            <text:p>0.000292847135474</text:p>
          </table:table-cell>
          <table:table-cell table:formula="of:=SUM([.E541:.P541])" office:value-type="float" office:value="1.41222094027255" calcext:value-type="float">
            <text:p>1.412220940272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85313876141225" calcext:value-type="float">
            <text:p>0.085313876141225</text:p>
          </table:table-cell>
          <table:table-cell office:value-type="float" office:value="1.96462424003918" calcext:value-type="float">
            <text:p>1.96462424003918</text:p>
          </table:table-cell>
          <table:table-cell office:value-type="float" office:value="0.126835687905155" calcext:value-type="float">
            <text:p>0.126835687905155</text:p>
          </table:table-cell>
          <table:table-cell office:value-type="float" office:value="0.334084991332986" calcext:value-type="float">
            <text:p>0.334084991332986</text:p>
          </table:table-cell>
          <table:table-cell office:value-type="float" office:value="0.003007272030305" calcext:value-type="float">
            <text:p>0.003007272030305</text:p>
          </table:table-cell>
          <table:table-cell office:value-type="float" office:value="0.000111245718362" calcext:value-type="float">
            <text:p>0.000111245718362</text:p>
          </table:table-cell>
          <table:table-cell office:value-type="float" office:value="0.069354696679955" calcext:value-type="float">
            <text:p>0.069354696679955</text:p>
          </table:table-cell>
          <table:table-cell office:value-type="float" office:value="0.002565585346516" calcext:value-type="float">
            <text:p>0.002565585346516</text:p>
          </table:table-cell>
          <table:table-cell office:value-type="float" office:value="0.007712654897596" calcext:value-type="float">
            <text:p>0.007712654897596</text:p>
          </table:table-cell>
          <table:table-cell office:value-type="float" office:value="0.004814551913978" calcext:value-type="float">
            <text:p>0.004814551913978</text:p>
          </table:table-cell>
          <table:table-cell office:value-type="float" office:value="0.016586142539631" calcext:value-type="float">
            <text:p>0.016586142539631</text:p>
          </table:table-cell>
          <table:table-cell office:value-type="float" office:value="0.000613558508536" calcext:value-type="float">
            <text:p>0.000613558508536</text:p>
          </table:table-cell>
          <table:table-cell table:formula="of:=SUM([.E542:.P542])" office:value-type="float" office:value="2.61562450305343" calcext:value-type="float">
            <text:p>2.615624503053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84.3306711806888" calcext:value-type="float">
            <text:p>84.3306711806888</text:p>
          </table:table-cell>
          <table:table-cell office:value-type="float" office:value="30.7903350497607" calcext:value-type="float">
            <text:p>30.7903350497607</text:p>
          </table:table-cell>
          <table:table-cell office:value-type="float" office:value="1.03550580575127" calcext:value-type="float">
            <text:p>1.03550580575127</text:p>
          </table:table-cell>
          <table:table-cell office:value-type="float" office:value="2.48206812224542" calcext:value-type="float">
            <text:p>2.48206812224542</text:p>
          </table:table-cell>
          <table:table-cell office:value-type="float" office:value="2.51389943405071" calcext:value-type="float">
            <text:p>2.51389943405071</text:p>
          </table:table-cell>
          <table:table-cell office:value-type="float" office:value="0.092261428459449" calcext:value-type="float">
            <text:p>0.092261428459449</text:p>
          </table:table-cell>
          <table:table-cell office:value-type="float" office:value="0.919162033312427" calcext:value-type="float">
            <text:p>0.919162033312427</text:p>
          </table:table-cell>
          <table:table-cell office:value-type="float" office:value="0.033733728975169" calcext:value-type="float">
            <text:p>0.033733728975169</text:p>
          </table:table-cell>
          <table:table-cell office:value-type="float" office:value="0.04365592743247" calcext:value-type="float">
            <text:p>0.04365592743247</text:p>
          </table:table-cell>
          <table:table-cell office:value-type="float" office:value="0.055028732235303" calcext:value-type="float">
            <text:p>0.055028732235303</text:p>
          </table:table-cell>
          <table:table-cell office:value-type="float" office:value="0.106499390482134" calcext:value-type="float">
            <text:p>0.106499390482134</text:p>
          </table:table-cell>
          <table:table-cell office:value-type="float" office:value="0.003908583518836" calcext:value-type="float">
            <text:p>0.003908583518836</text:p>
          </table:table-cell>
          <table:table-cell table:formula="of:=SUM([.E543:.P543])" office:value-type="float" office:value="122.406729416913" calcext:value-type="float">
            <text:p>122.4067294169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9.62906619547702" calcext:value-type="float">
            <text:p>9.62906619547702</text:p>
          </table:table-cell>
          <table:table-cell office:value-type="float" office:value="13.5275925684647" calcext:value-type="float">
            <text:p>13.5275925684647</text:p>
          </table:table-cell>
          <table:table-cell office:value-type="float" office:value="0.57190083765383" calcext:value-type="float">
            <text:p>0.57190083765383</text:p>
          </table:table-cell>
          <table:table-cell office:value-type="float" office:value="1.11062759287054" calcext:value-type="float">
            <text:p>1.11062759287054</text:p>
          </table:table-cell>
          <table:table-cell office:value-type="float" office:value="0.383317171387617" calcext:value-type="float">
            <text:p>0.383317171387617</text:p>
          </table:table-cell>
          <table:table-cell office:value-type="float" office:value="0.015755073677692" calcext:value-type="float">
            <text:p>0.015755073677692</text:p>
          </table:table-cell>
          <table:table-cell office:value-type="float" office:value="0.53949290202812" calcext:value-type="float">
            <text:p>0.53949290202812</text:p>
          </table:table-cell>
          <table:table-cell office:value-type="float" office:value="0.022174196864898" calcext:value-type="float">
            <text:p>0.022174196864898</text:p>
          </table:table-cell>
          <table:table-cell office:value-type="float" office:value="0.03219154087307" calcext:value-type="float">
            <text:p>0.03219154087307</text:p>
          </table:table-cell>
          <table:table-cell office:value-type="float" office:value="0.03360735855292" calcext:value-type="float">
            <text:p>0.03360735855292</text:p>
          </table:table-cell>
          <table:table-cell office:value-type="float" office:value="0.068616159321439" calcext:value-type="float">
            <text:p>0.068616159321439</text:p>
          </table:table-cell>
          <table:table-cell office:value-type="float" office:value="0.002820256242829" calcext:value-type="float">
            <text:p>0.002820256242829</text:p>
          </table:table-cell>
          <table:table-cell table:formula="of:=SUM([.E544:.P544])" office:value-type="float" office:value="25.9371618534147" calcext:value-type="float">
            <text:p>25.93716185341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98396439994368" calcext:value-type="float">
            <text:p>0.098396439994368</text:p>
          </table:table-cell>
          <table:table-cell office:value-type="float" office:value="0.356785479337756" calcext:value-type="float">
            <text:p>0.356785479337756</text:p>
          </table:table-cell>
          <table:table-cell office:value-type="float" office:value="0.028579673660813" calcext:value-type="float">
            <text:p>0.028579673660813</text:p>
          </table:table-cell>
          <table:table-cell office:value-type="float" office:value="0.077605529850064" calcext:value-type="float">
            <text:p>0.077605529850064</text:p>
          </table:table-cell>
          <table:table-cell office:value-type="float" office:value="0.003529766444431" calcext:value-type="float">
            <text:p>0.003529766444431</text:p>
          </table:table-cell>
          <table:table-cell office:value-type="float" office:value="0.000139049808758" calcext:value-type="float">
            <text:p>0.000139049808758</text:p>
          </table:table-cell>
          <table:table-cell office:value-type="float" office:value="0.012814658987764" calcext:value-type="float">
            <text:p>0.012814658987764</text:p>
          </table:table-cell>
          <table:table-cell office:value-type="float" office:value="0.00050481410303" calcext:value-type="float">
            <text:p>0.00050481410303</text:p>
          </table:table-cell>
          <table:table-cell office:value-type="float" office:value="0.001717858858244" calcext:value-type="float">
            <text:p>0.001717858858244</text:p>
          </table:table-cell>
          <table:table-cell office:value-type="float" office:value="0.000842776376238" calcext:value-type="float">
            <text:p>0.000842776376238</text:p>
          </table:table-cell>
          <table:table-cell office:value-type="float" office:value="0.00388530318054" calcext:value-type="float">
            <text:p>0.00388530318054</text:p>
          </table:table-cell>
          <table:table-cell office:value-type="float" office:value="0.000153055640572" calcext:value-type="float">
            <text:p>0.000153055640572</text:p>
          </table:table-cell>
          <table:table-cell table:formula="of:=SUM([.E545:.P545])" office:value-type="float" office:value="0.584954406242578" calcext:value-type="float">
            <text:p>0.5849544062425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45.930039977875" calcext:value-type="float">
            <text:p>145.930039977875</text:p>
          </table:table-cell>
          <table:table-cell office:value-type="float" office:value="194.942977172745" calcext:value-type="float">
            <text:p>194.942977172745</text:p>
          </table:table-cell>
          <table:table-cell office:value-type="float" office:value="8.06566934627107" calcext:value-type="float">
            <text:p>8.06566934627107</text:p>
          </table:table-cell>
          <table:table-cell office:value-type="float" office:value="18.9393106677465" calcext:value-type="float">
            <text:p>18.9393106677465</text:p>
          </table:table-cell>
          <table:table-cell office:value-type="float" office:value="3.55795723884308" calcext:value-type="float">
            <text:p>3.55795723884308</text:p>
          </table:table-cell>
          <table:table-cell office:value-type="float" office:value="0.124749596178659" calcext:value-type="float">
            <text:p>0.124749596178659</text:p>
          </table:table-cell>
          <table:table-cell office:value-type="float" office:value="4.75649895131739" calcext:value-type="float">
            <text:p>4.75649895131739</text:p>
          </table:table-cell>
          <table:table-cell office:value-type="float" office:value="0.16677303395417" calcext:value-type="float">
            <text:p>0.16677303395417</text:p>
          </table:table-cell>
          <table:table-cell office:value-type="float" office:value="0.688295189181081" calcext:value-type="float">
            <text:p>0.688295189181081</text:p>
          </table:table-cell>
          <table:table-cell office:value-type="float" office:value="0.294661069117069" calcext:value-type="float">
            <text:p>0.294661069117069</text:p>
          </table:table-cell>
          <table:table-cell office:value-type="float" office:value="0.678836072054167" calcext:value-type="float">
            <text:p>0.678836072054167</text:p>
          </table:table-cell>
          <table:table-cell office:value-type="float" office:value="0.023801445654193" calcext:value-type="float">
            <text:p>0.023801445654193</text:p>
          </table:table-cell>
          <table:table-cell table:formula="of:=SUM([.E546:.P546])" office:value-type="float" office:value="378.169569760937" calcext:value-type="float">
            <text:p>378.1695697609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049.13092241859" calcext:value-type="float">
            <text:p>1049.13092241859</text:p>
          </table:table-cell>
          <table:table-cell office:value-type="float" office:value="1198.02924447416" calcext:value-type="float">
            <text:p>1198.02924447416</text:p>
          </table:table-cell>
          <table:table-cell office:value-type="float" office:value="110.832244022197" calcext:value-type="float">
            <text:p>110.832244022197</text:p>
          </table:table-cell>
          <table:table-cell office:value-type="float" office:value="279.169337555346" calcext:value-type="float">
            <text:p>279.169337555346</text:p>
          </table:table-cell>
          <table:table-cell office:value-type="float" office:value="56.4124370260342" calcext:value-type="float">
            <text:p>56.4124370260342</text:p>
          </table:table-cell>
          <table:table-cell office:value-type="float" office:value="0.725138012832524" calcext:value-type="float">
            <text:p>0.725138012832524</text:p>
          </table:table-cell>
          <table:table-cell office:value-type="float" office:value="64.6516793265754" calcext:value-type="float">
            <text:p>64.6516793265754</text:p>
          </table:table-cell>
          <table:table-cell office:value-type="float" office:value="0.831047065942618" calcext:value-type="float">
            <text:p>0.831047065942618</text:p>
          </table:table-cell>
          <table:table-cell office:value-type="float" office:value="7.42603680535314" calcext:value-type="float">
            <text:p>7.42603680535314</text:p>
          </table:table-cell>
          <table:table-cell office:value-type="float" office:value="7.24430626544452" calcext:value-type="float">
            <text:p>7.24430626544452</text:p>
          </table:table-cell>
          <table:table-cell office:value-type="float" office:value="21.5265819777858" calcext:value-type="float">
            <text:p>21.5265819777858</text:p>
          </table:table-cell>
          <table:table-cell office:value-type="float" office:value="0.276707472702237" calcext:value-type="float">
            <text:p>0.276707472702237</text:p>
          </table:table-cell>
          <table:table-cell table:formula="of:=SUM([.E547:.P547])" office:value-type="float" office:value="2796.25568242296" calcext:value-type="float">
            <text:p>2796.255682422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7.01663398416773" calcext:value-type="float">
            <text:p>7.01663398416773</text:p>
          </table:table-cell>
          <table:table-cell office:value-type="float" office:value="8.7288871782217" calcext:value-type="float">
            <text:p>8.7288871782217</text:p>
          </table:table-cell>
          <table:table-cell office:value-type="float" office:value="0.558045492093797" calcext:value-type="float">
            <text:p>0.558045492093797</text:p>
          </table:table-cell>
          <table:table-cell office:value-type="float" office:value="1.37095946505169" calcext:value-type="float">
            <text:p>1.37095946505169</text:p>
          </table:table-cell>
          <table:table-cell office:value-type="float" office:value="0.298379107737969" calcext:value-type="float">
            <text:p>0.298379107737969</text:p>
          </table:table-cell>
          <table:table-cell office:value-type="float" office:value="0.006822988638891" calcext:value-type="float">
            <text:p>0.006822988638891</text:p>
          </table:table-cell>
          <table:table-cell office:value-type="float" office:value="0.371650300238803" calcext:value-type="float">
            <text:p>0.371650300238803</text:p>
          </table:table-cell>
          <table:table-cell office:value-type="float" office:value="0.008498469599275" calcext:value-type="float">
            <text:p>0.008498469599275</text:p>
          </table:table-cell>
          <table:table-cell office:value-type="float" office:value="0.041100161752855" calcext:value-type="float">
            <text:p>0.041100161752855</text:p>
          </table:table-cell>
          <table:table-cell office:value-type="float" office:value="0.021029574072263" calcext:value-type="float">
            <text:p>0.021029574072263</text:p>
          </table:table-cell>
          <table:table-cell office:value-type="float" office:value="0.084213660753782" calcext:value-type="float">
            <text:p>0.084213660753782</text:p>
          </table:table-cell>
          <table:table-cell office:value-type="float" office:value="0.001925700679644" calcext:value-type="float">
            <text:p>0.001925700679644</text:p>
          </table:table-cell>
          <table:table-cell table:formula="of:=SUM([.E548:.P548])" office:value-type="float" office:value="18.5081460830084" calcext:value-type="float">
            <text:p>18.50814608300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358918202636601" calcext:value-type="float">
            <text:p>0.358918202636601</text:p>
          </table:table-cell>
          <table:table-cell office:value-type="float" office:value="0.412332018462855" calcext:value-type="float">
            <text:p>0.412332018462855</text:p>
          </table:table-cell>
          <table:table-cell office:value-type="float" office:value="0.038139375588968" calcext:value-type="float">
            <text:p>0.038139375588968</text:p>
          </table:table-cell>
          <table:table-cell office:value-type="float" office:value="0.096088932632377" calcext:value-type="float">
            <text:p>0.096088932632377</text:p>
          </table:table-cell>
          <table:table-cell office:value-type="float" office:value="0.005384256560445" calcext:value-type="float">
            <text:p>0.005384256560445</text:p>
          </table:table-cell>
          <table:table-cell office:value-type="float" office:value="0.000354303013976" calcext:value-type="float">
            <text:p>0.000354303013976</text:p>
          </table:table-cell>
          <table:table-cell office:value-type="float" office:value="0.006184915466109" calcext:value-type="float">
            <text:p>0.006184915466109</text:p>
          </table:table-cell>
          <table:table-cell office:value-type="float" office:value="0.000406989185272" calcext:value-type="float">
            <text:p>0.000406989185272</text:p>
          </table:table-cell>
          <table:table-cell office:value-type="float" office:value="0.002554546310533" calcext:value-type="float">
            <text:p>0.002554546310533</text:p>
          </table:table-cell>
          <table:table-cell office:value-type="float" office:value="0.000450722736817" calcext:value-type="float">
            <text:p>0.000450722736817</text:p>
          </table:table-cell>
          <table:table-cell office:value-type="float" office:value="0.002059308823648" calcext:value-type="float">
            <text:p>0.002059308823648</text:p>
          </table:table-cell>
          <table:table-cell office:value-type="float" office:value="0.000135509761605" calcext:value-type="float">
            <text:p>0.000135509761605</text:p>
          </table:table-cell>
          <table:table-cell table:formula="of:=SUM([.E549:.P549])" office:value-type="float" office:value="0.923009081179206" calcext:value-type="float">
            <text:p>0.923009081179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8194010090737" calcext:value-type="float">
            <text:p>0.008194010090737</text:p>
          </table:table-cell>
          <table:table-cell office:value-type="float" office:value="0.154495606334855" calcext:value-type="float">
            <text:p>0.154495606334855</text:p>
          </table:table-cell>
          <table:table-cell office:value-type="float" office:value="0.009523135983299" calcext:value-type="float">
            <text:p>0.009523135983299</text:p>
          </table:table-cell>
          <table:table-cell office:value-type="float" office:value="0.024960969035759" calcext:value-type="float">
            <text:p>0.024960969035759</text:p>
          </table:table-cell>
          <table:table-cell office:value-type="float" office:value="0.000256136856997" calcext:value-type="float">
            <text:p>0.000256136856997</text:p>
          </table:table-cell>
          <table:table-cell office:value-type="float" office:value="0.00000899408803411693" calcext:value-type="float">
            <text:p>8.99408803411693E-06</text:p>
          </table:table-cell>
          <table:table-cell office:value-type="float" office:value="0.004834526390174" calcext:value-type="float">
            <text:p>0.004834526390174</text:p>
          </table:table-cell>
          <table:table-cell office:value-type="float" office:value="0.000169761417651" calcext:value-type="float">
            <text:p>0.000169761417651</text:p>
          </table:table-cell>
          <table:table-cell office:value-type="float" office:value="0.000585004466931" calcext:value-type="float">
            <text:p>0.000585004466931</text:p>
          </table:table-cell>
          <table:table-cell office:value-type="float" office:value="0.000293330470113" calcext:value-type="float">
            <text:p>0.000293330470113</text:p>
          </table:table-cell>
          <table:table-cell office:value-type="float" office:value="0.001100253127304" calcext:value-type="float">
            <text:p>0.001100253127304</text:p>
          </table:table-cell>
          <table:table-cell office:value-type="float" office:value="0.000038634711157199" calcext:value-type="float">
            <text:p>3.8634711157199E-05</text:p>
          </table:table-cell>
          <table:table-cell table:formula="of:=SUM([.E550:.P550])" office:value-type="float" office:value="0.204460362973011" calcext:value-type="float">
            <text:p>0.2044603629730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7723258594945" calcext:value-type="float">
            <text:p>0.007723258594945</text:p>
          </table:table-cell>
          <table:table-cell office:value-type="float" office:value="0.261892152981838" calcext:value-type="float">
            <text:p>0.261892152981838</text:p>
          </table:table-cell>
          <table:table-cell office:value-type="float" office:value="0.013890235140019" calcext:value-type="float">
            <text:p>0.013890235140019</text:p>
          </table:table-cell>
          <table:table-cell office:value-type="float" office:value="0.035570131187996" calcext:value-type="float">
            <text:p>0.035570131187996</text:p>
          </table:table-cell>
          <table:table-cell office:value-type="float" office:value="0.000288708097758" calcext:value-type="float">
            <text:p>0.000288708097758</text:p>
          </table:table-cell>
          <table:table-cell office:value-type="float" office:value="0.0000140963069859829" calcext:value-type="float">
            <text:p>1.40963069859829E-05</text:p>
          </table:table-cell>
          <table:table-cell office:value-type="float" office:value="0.009806044089897" calcext:value-type="float">
            <text:p>0.009806044089897</text:p>
          </table:table-cell>
          <table:table-cell office:value-type="float" office:value="0.000478784657869" calcext:value-type="float">
            <text:p>0.000478784657869</text:p>
          </table:table-cell>
          <table:table-cell office:value-type="float" office:value="0.000881571049923" calcext:value-type="float">
            <text:p>0.000881571049923</text:p>
          </table:table-cell>
          <table:table-cell office:value-type="float" office:value="0.000651346061884" calcext:value-type="float">
            <text:p>0.000651346061884</text:p>
          </table:table-cell>
          <table:table-cell office:value-type="float" office:value="0.001890127682039" calcext:value-type="float">
            <text:p>0.001890127682039</text:p>
          </table:table-cell>
          <table:table-cell office:value-type="float" office:value="0.0000922863620924124" calcext:value-type="float">
            <text:p>9.22863620924124E-05</text:p>
          </table:table-cell>
          <table:table-cell table:formula="of:=SUM([.E551:.P551])" office:value-type="float" office:value="0.333178742213246" calcext:value-type="float">
            <text:p>0.3331787422132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98936746792022" calcext:value-type="float">
            <text:p>0.098936746792022</text:p>
          </table:table-cell>
          <table:table-cell office:value-type="float" office:value="0.245593362249721" calcext:value-type="float">
            <text:p>0.245593362249721</text:p>
          </table:table-cell>
          <table:table-cell office:value-type="float" office:value="0.014890278989403" calcext:value-type="float">
            <text:p>0.014890278989403</text:p>
          </table:table-cell>
          <table:table-cell office:value-type="float" office:value="0.038094564790265" calcext:value-type="float">
            <text:p>0.038094564790265</text:p>
          </table:table-cell>
          <table:table-cell office:value-type="float" office:value="0.003698418156811" calcext:value-type="float">
            <text:p>0.003698418156811</text:p>
          </table:table-cell>
          <table:table-cell office:value-type="float" office:value="0.000180576986443" calcext:value-type="float">
            <text:p>0.000180576986443</text:p>
          </table:table-cell>
          <table:table-cell office:value-type="float" office:value="0.009193795359845" calcext:value-type="float">
            <text:p>0.009193795359845</text:p>
          </table:table-cell>
          <table:table-cell office:value-type="float" office:value="0.000448891333987" calcext:value-type="float">
            <text:p>0.000448891333987</text:p>
          </table:table-cell>
          <table:table-cell office:value-type="float" office:value="0.001101755687425" calcext:value-type="float">
            <text:p>0.001101755687425</text:p>
          </table:table-cell>
          <table:table-cell office:value-type="float" office:value="0.00062515711366" calcext:value-type="float">
            <text:p>0.00062515711366</text:p>
          </table:table-cell>
          <table:table-cell office:value-type="float" office:value="0.002032103409606" calcext:value-type="float">
            <text:p>0.002032103409606</text:p>
          </table:table-cell>
          <table:table-cell office:value-type="float" office:value="0.0000992183939967167" calcext:value-type="float">
            <text:p>9.92183939967167E-05</text:p>
          </table:table-cell>
          <table:table-cell table:formula="of:=SUM([.E552:.P552])" office:value-type="float" office:value="0.414894869263185" calcext:value-type="float">
            <text:p>0.4148948692631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3745231052218" calcext:value-type="float">
            <text:p>0.003745231052218</text:p>
          </table:table-cell>
          <table:table-cell office:value-type="float" office:value="0.126999065433833" calcext:value-type="float">
            <text:p>0.126999065433833</text:p>
          </table:table-cell>
          <table:table-cell office:value-type="float" office:value="0.006735776010673" calcext:value-type="float">
            <text:p>0.006735776010673</text:p>
          </table:table-cell>
          <table:table-cell office:value-type="float" office:value="0.017248983472015" calcext:value-type="float">
            <text:p>0.017248983472015</text:p>
          </table:table-cell>
          <table:table-cell office:value-type="float" office:value="0.000140002891931" calcext:value-type="float">
            <text:p>0.000140002891931</text:p>
          </table:table-cell>
          <table:table-cell office:value-type="float" office:value="0.00000683570617924252" calcext:value-type="float">
            <text:p>6.83570617924252E-06</text:p>
          </table:table-cell>
          <table:table-cell office:value-type="float" office:value="0.004755233890723" calcext:value-type="float">
            <text:p>0.004755233890723</text:p>
          </table:table-cell>
          <table:table-cell office:value-type="float" office:value="0.000232176501801" calcext:value-type="float">
            <text:p>0.000232176501801</text:p>
          </table:table-cell>
          <table:table-cell office:value-type="float" office:value="0.000427499251806" calcext:value-type="float">
            <text:p>0.000427499251806</text:p>
          </table:table-cell>
          <table:table-cell office:value-type="float" office:value="0.000315856511635" calcext:value-type="float">
            <text:p>0.000315856511635</text:p>
          </table:table-cell>
          <table:table-cell office:value-type="float" office:value="0.000916577483135" calcext:value-type="float">
            <text:p>0.000916577483135</text:p>
          </table:table-cell>
          <table:table-cell office:value-type="float" office:value="0.0000447523210328929" calcext:value-type="float">
            <text:p>4.47523210328929E-05</text:p>
          </table:table-cell>
          <table:table-cell table:formula="of:=SUM([.E553:.P553])" office:value-type="float" office:value="0.161567990526982" calcext:value-type="float">
            <text:p>0.1615679905269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.11169581976022" calcext:value-type="float">
            <text:p>1.11169581976022</text:p>
          </table:table-cell>
          <table:table-cell office:value-type="float" office:value="9.2706667806667" calcext:value-type="float">
            <text:p>9.2706667806667</text:p>
          </table:table-cell>
          <table:table-cell office:value-type="float" office:value="0.829168347673063" calcext:value-type="float">
            <text:p>0.829168347673063</text:p>
          </table:table-cell>
          <table:table-cell office:value-type="float" office:value="2.26996038296807" calcext:value-type="float">
            <text:p>2.26996038296807</text:p>
          </table:table-cell>
          <table:table-cell office:value-type="float" office:value="0.041557016497049" calcext:value-type="float">
            <text:p>0.041557016497049</text:p>
          </table:table-cell>
          <table:table-cell office:value-type="float" office:value="0.002029040649946" calcext:value-type="float">
            <text:p>0.002029040649946</text:p>
          </table:table-cell>
          <table:table-cell office:value-type="float" office:value="0.34706555982716" calcext:value-type="float">
            <text:p>0.34706555982716</text:p>
          </table:table-cell>
          <table:table-cell office:value-type="float" office:value="0.016945637306173" calcext:value-type="float">
            <text:p>0.016945637306173</text:p>
          </table:table-cell>
          <table:table-cell office:value-type="float" office:value="0.047514635399746" calcext:value-type="float">
            <text:p>0.047514635399746</text:p>
          </table:table-cell>
          <table:table-cell office:value-type="float" office:value="0.02590353291624" calcext:value-type="float">
            <text:p>0.02590353291624</text:p>
          </table:table-cell>
          <table:table-cell office:value-type="float" office:value="0.118082214383212" calcext:value-type="float">
            <text:p>0.118082214383212</text:p>
          </table:table-cell>
          <table:table-cell office:value-type="float" office:value="0.005765419012604" calcext:value-type="float">
            <text:p>0.005765419012604</text:p>
          </table:table-cell>
          <table:table-cell table:formula="of:=SUM([.E554:.P554])" office:value-type="float" office:value="14.0863543870602" calcext:value-type="float">
            <text:p>14.08635438706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11.3126451249357" calcext:value-type="float">
            <text:p>11.3126451249357</text:p>
          </table:table-cell>
          <table:table-cell office:value-type="float" office:value="17.7972893306086" calcext:value-type="float">
            <text:p>17.7972893306086</text:p>
          </table:table-cell>
          <table:table-cell office:value-type="float" office:value="0.672547250896154" calcext:value-type="float">
            <text:p>0.672547250896154</text:p>
          </table:table-cell>
          <table:table-cell office:value-type="float" office:value="1.73026906503167" calcext:value-type="float">
            <text:p>1.73026906503167</text:p>
          </table:table-cell>
          <table:table-cell office:value-type="float" office:value="0.34599894625562" calcext:value-type="float">
            <text:p>0.34599894625562</text:p>
          </table:table-cell>
          <table:table-cell office:value-type="float" office:value="0.019021882052132" calcext:value-type="float">
            <text:p>0.019021882052132</text:p>
          </table:table-cell>
          <table:table-cell office:value-type="float" office:value="0.54505346961564" calcext:value-type="float">
            <text:p>0.54505346961564</text:p>
          </table:table-cell>
          <table:table-cell office:value-type="float" office:value="0.029965243892604" calcext:value-type="float">
            <text:p>0.029965243892604</text:p>
          </table:table-cell>
          <table:table-cell office:value-type="float" office:value="0.051130330781246" calcext:value-type="float">
            <text:p>0.051130330781246</text:p>
          </table:table-cell>
          <table:table-cell office:value-type="float" office:value="0.034945836156595" calcext:value-type="float">
            <text:p>0.034945836156595</text:p>
          </table:table-cell>
          <table:table-cell office:value-type="float" office:value="0.075402440871691" calcext:value-type="float">
            <text:p>0.075402440871691</text:p>
          </table:table-cell>
          <table:table-cell office:value-type="float" office:value="0.004145377759748" calcext:value-type="float">
            <text:p>0.004145377759748</text:p>
          </table:table-cell>
          <table:table-cell table:formula="of:=SUM([.E555:.P555])" office:value-type="float" office:value="32.6184142988574" calcext:value-type="float">
            <text:p>32.6184142988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71.9278418739271" calcext:value-type="float">
            <text:p>71.9278418739271</text:p>
          </table:table-cell>
          <table:table-cell office:value-type="float" office:value="88.7088831180021" calcext:value-type="float">
            <text:p>88.7088831180021</text:p>
          </table:table-cell>
          <table:table-cell office:value-type="float" office:value="9.37837789901933" calcext:value-type="float">
            <text:p>9.37837789901933</text:p>
          </table:table-cell>
          <table:table-cell office:value-type="float" office:value="29.3400272846317" calcext:value-type="float">
            <text:p>29.3400272846317</text:p>
          </table:table-cell>
          <table:table-cell office:value-type="float" office:value="3.60077443748224" calcext:value-type="float">
            <text:p>3.60077443748224</text:p>
          </table:table-cell>
          <table:table-cell office:value-type="float" office:value="0.252119531449371" calcext:value-type="float">
            <text:p>0.252119531449371</text:p>
          </table:table-cell>
          <table:table-cell office:value-type="float" office:value="4.44816423894857" calcext:value-type="float">
            <text:p>4.44816423894857</text:p>
          </table:table-cell>
          <table:table-cell office:value-type="float" office:value="0.311452189856614" calcext:value-type="float">
            <text:p>0.311452189856614</text:p>
          </table:table-cell>
          <table:table-cell office:value-type="float" office:value="0.676014178124507" calcext:value-type="float">
            <text:p>0.676014178124507</text:p>
          </table:table-cell>
          <table:table-cell office:value-type="float" office:value="0.346319916104549" calcext:value-type="float">
            <text:p>0.346319916104549</text:p>
          </table:table-cell>
          <table:table-cell office:value-type="float" office:value="1.98214292413894" calcext:value-type="float">
            <text:p>1.98214292413894</text:p>
          </table:table-cell>
          <table:table-cell office:value-type="float" office:value="0.138785962291219" calcext:value-type="float">
            <text:p>0.138785962291219</text:p>
          </table:table-cell>
          <table:table-cell table:formula="of:=SUM([.E556:.P556])" office:value-type="float" office:value="211.110903553976" calcext:value-type="float">
            <text:p>211.1109035539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46137756755773" calcext:value-type="float">
            <text:p>0.046137756755773</text:p>
          </table:table-cell>
          <table:table-cell office:value-type="float" office:value="0.235726805197827" calcext:value-type="float">
            <text:p>0.235726805197827</text:p>
          </table:table-cell>
          <table:table-cell office:value-type="float" office:value="0.020351067087812" calcext:value-type="float">
            <text:p>0.020351067087812</text:p>
          </table:table-cell>
          <table:table-cell office:value-type="float" office:value="0.055433346878536" calcext:value-type="float">
            <text:p>0.055433346878536</text:p>
          </table:table-cell>
          <table:table-cell office:value-type="float" office:value="0.001347627313344" calcext:value-type="float">
            <text:p>0.001347627313344</text:p>
          </table:table-cell>
          <table:table-cell office:value-type="float" office:value="0.0000863080640456168" calcext:value-type="float">
            <text:p>8.63080640456168E-05</text:p>
          </table:table-cell>
          <table:table-cell office:value-type="float" office:value="0.006892043464724" calcext:value-type="float">
            <text:p>0.006892043464724</text:p>
          </table:table-cell>
          <table:table-cell office:value-type="float" office:value="0.000441397204456" calcext:value-type="float">
            <text:p>0.000441397204456</text:p>
          </table:table-cell>
          <table:table-cell office:value-type="float" office:value="0.001194691410921" calcext:value-type="float">
            <text:p>0.001194691410921</text:p>
          </table:table-cell>
          <table:table-cell office:value-type="float" office:value="0.000498713161132" calcext:value-type="float">
            <text:p>0.000498713161132</text:p>
          </table:table-cell>
          <table:table-cell office:value-type="float" office:value="0.002256279628805" calcext:value-type="float">
            <text:p>0.002256279628805</text:p>
          </table:table-cell>
          <table:table-cell office:value-type="float" office:value="0.000144502211242" calcext:value-type="float">
            <text:p>0.000144502211242</text:p>
          </table:table-cell>
          <table:table-cell table:formula="of:=SUM([.E557:.P557])" office:value-type="float" office:value="0.370510538378618" calcext:value-type="float">
            <text:p>0.3705105383786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75570742464648" calcext:value-type="float">
            <text:p>0.075570742464648</text:p>
          </table:table-cell>
          <table:table-cell office:value-type="float" office:value="0.134404059201192" calcext:value-type="float">
            <text:p>0.134404059201192</text:p>
          </table:table-cell>
          <table:table-cell office:value-type="float" office:value="0.006468989738445" calcext:value-type="float">
            <text:p>0.006468989738445</text:p>
          </table:table-cell>
          <table:table-cell office:value-type="float" office:value="0.017237065379172" calcext:value-type="float">
            <text:p>0.017237065379172</text:p>
          </table:table-cell>
          <table:table-cell office:value-type="float" office:value="0.00301912937839" calcext:value-type="float">
            <text:p>0.00301912937839</text:p>
          </table:table-cell>
          <table:table-cell office:value-type="float" office:value="0.000131191345493" calcext:value-type="float">
            <text:p>0.000131191345493</text:p>
          </table:table-cell>
          <table:table-cell office:value-type="float" office:value="0.005380668291344" calcext:value-type="float">
            <text:p>0.005380668291344</text:p>
          </table:table-cell>
          <table:table-cell office:value-type="float" office:value="0.000233808169283" calcext:value-type="float">
            <text:p>0.000233808169283</text:p>
          </table:table-cell>
          <table:table-cell office:value-type="float" office:value="0.000446707431525" calcext:value-type="float">
            <text:p>0.000446707431525</text:p>
          </table:table-cell>
          <table:table-cell office:value-type="float" office:value="0.000396535795422" calcext:value-type="float">
            <text:p>0.000396535795422</text:p>
          </table:table-cell>
          <table:table-cell office:value-type="float" office:value="0.000969682861877" calcext:value-type="float">
            <text:p>0.000969682861877</text:p>
          </table:table-cell>
          <table:table-cell office:value-type="float" office:value="0.0000421359880306394" calcext:value-type="float">
            <text:p>4.21359880306394E-05</text:p>
          </table:table-cell>
          <table:table-cell table:formula="of:=SUM([.E558:.P558])" office:value-type="float" office:value="0.244300716044822" calcext:value-type="float">
            <text:p>0.2443007160448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70648611379119" calcext:value-type="float">
            <text:p>0.070648611379119</text:p>
          </table:table-cell>
          <table:table-cell office:value-type="float" office:value="0.146155260640912" calcext:value-type="float">
            <text:p>0.146155260640912</text:p>
          </table:table-cell>
          <table:table-cell office:value-type="float" office:value="0.008426487001432" calcext:value-type="float">
            <text:p>0.008426487001432</text:p>
          </table:table-cell>
          <table:table-cell office:value-type="float" office:value="0.02262155239105" calcext:value-type="float">
            <text:p>0.02262155239105</text:p>
          </table:table-cell>
          <table:table-cell office:value-type="float" office:value="0.002516720586571" calcext:value-type="float">
            <text:p>0.002516720586571</text:p>
          </table:table-cell>
          <table:table-cell office:value-type="float" office:value="0.00018510571193" calcext:value-type="float">
            <text:p>0.00018510571193</text:p>
          </table:table-cell>
          <table:table-cell office:value-type="float" office:value="0.005215490247811" calcext:value-type="float">
            <text:p>0.005215490247811</text:p>
          </table:table-cell>
          <table:table-cell office:value-type="float" office:value="0.00038360119933" calcext:value-type="float">
            <text:p>0.00038360119933</text:p>
          </table:table-cell>
          <table:table-cell office:value-type="float" office:value="0.000558665454596" calcext:value-type="float">
            <text:p>0.000558665454596</text:p>
          </table:table-cell>
          <table:table-cell office:value-type="float" office:value="0.000394473144257" calcext:value-type="float">
            <text:p>0.000394473144257</text:p>
          </table:table-cell>
          <table:table-cell office:value-type="float" office:value="0.001130989434993" calcext:value-type="float">
            <text:p>0.001130989434993</text:p>
          </table:table-cell>
          <table:table-cell office:value-type="float" office:value="0.0000831846831417017" calcext:value-type="float">
            <text:p>8.31846831417017E-05</text:p>
          </table:table-cell>
          <table:table-cell table:formula="of:=SUM([.E559:.P559])" office:value-type="float" office:value="0.258320141875143" calcext:value-type="float">
            <text:p>0.258320141875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office:value-type="float" office:value="0.000289517128343" calcext:value-type="float">
            <text:p>0.000289517128343</text:p>
          </table:table-cell>
          <table:table-cell office:value-type="float" office:value="0.000618483892367" calcext:value-type="float">
            <text:p>0.000618483892367</text:p>
          </table:table-cell>
          <table:table-cell office:value-type="float" office:value="0.0000398379885819912" calcext:value-type="float">
            <text:p>3.98379885819912E-05</text:p>
          </table:table-cell>
          <table:table-cell office:value-type="float" office:value="0.000106927219318" calcext:value-type="float">
            <text:p>0.000106927219318</text:p>
          </table:table-cell>
          <table:table-cell office:value-type="float" office:value="0.0000106605483765672" calcext:value-type="float">
            <text:p>1.06605483765672E-05</text:p>
          </table:table-cell>
          <table:table-cell office:value-type="float" office:value="0.000000923739138950542" calcext:value-type="float">
            <text:p>9.23739138950542E-07</text:p>
          </table:table-cell>
          <table:table-cell office:value-type="float" office:value="0.000022818004392772" calcext:value-type="float">
            <text:p>2.2818004392772E-05</text:p>
          </table:table-cell>
          <table:table-cell office:value-type="float" office:value="0.00000197718569306246" calcext:value-type="float">
            <text:p>1.97718569306246E-06</text:p>
          </table:table-cell>
          <table:table-cell office:value-type="float" office:value="0.00000269602793371145" calcext:value-type="float">
            <text:p>2.69602793371145E-06</text:p>
          </table:table-cell>
          <table:table-cell office:value-type="float" office:value="0.00000192530231682109" calcext:value-type="float">
            <text:p>1.92530231682109E-06</text:p>
          </table:table-cell>
          <table:table-cell office:value-type="float" office:value="0.00000553002812331272" calcext:value-type="float">
            <text:p>5.53002812331272E-06</text:p>
          </table:table-cell>
          <table:table-cell office:value-type="float" office:value="0.000000479178297078004" calcext:value-type="float">
            <text:p>4.79178297078004E-07</text:p>
          </table:table-cell>
          <table:table-cell table:formula="of:=SUM([.E560:.P560])" office:value-type="float" office:value="0.00110177624288227" calcext:value-type="float">
            <text:p>0.0011017762428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61:.P561])" office:value-type="float" office:value="0" calcext:value-type="float">
            <text:p>0</text:p>
          </table:table-cell>
          <table:table-cell table:formula="of:=SUM([.Q506:.Q561])" office:value-type="float" office:value="111989.775821486" calcext:value-type="float">
            <text:p>111989.7758214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628.944003758679" calcext:value-type="float">
            <text:p>628.944003758679</text:p>
          </table:table-cell>
          <table:table-cell office:value-type="float" office:value="3869.30094947847" calcext:value-type="float">
            <text:p>3869.30094947847</text:p>
          </table:table-cell>
          <table:table-cell office:value-type="float" office:value="189.612834610854" calcext:value-type="float">
            <text:p>189.612834610854</text:p>
          </table:table-cell>
          <table:table-cell office:value-type="float" office:value="408.385592127772" calcext:value-type="float">
            <text:p>408.385592127772</text:p>
          </table:table-cell>
          <table:table-cell office:value-type="float" office:value="74.0991833715433" calcext:value-type="float">
            <text:p>74.0991833715433</text:p>
          </table:table-cell>
          <table:table-cell office:value-type="float" office:value="5.26567636506323" calcext:value-type="float">
            <text:p>5.26567636506323</text:p>
          </table:table-cell>
          <table:table-cell office:value-type="float" office:value="458.676132889453" calcext:value-type="float">
            <text:p>458.676132889453</text:p>
          </table:table-cell>
          <table:table-cell office:value-type="float" office:value="32.5946921717646" calcext:value-type="float">
            <text:p>32.5946921717646</text:p>
          </table:table-cell>
          <table:table-cell office:value-type="float" office:value="3.56819557915258" calcext:value-type="float">
            <text:p>3.56819557915258</text:p>
          </table:table-cell>
          <table:table-cell office:value-type="float" office:value="28.2458306688968" calcext:value-type="float">
            <text:p>28.2458306688968</text:p>
          </table:table-cell>
          <table:table-cell office:value-type="float" office:value="71.3879539390912" calcext:value-type="float">
            <text:p>71.3879539390912</text:p>
          </table:table-cell>
          <table:table-cell office:value-type="float" office:value="5.07300950838354" calcext:value-type="float">
            <text:p>5.07300950838354</text:p>
          </table:table-cell>
          <table:table-cell table:formula="of:=SUM([.E562:.P562])" office:value-type="float" office:value="5775.15405446912" calcext:value-type="float">
            <text:p>5775.154054469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9.44511147982916" calcext:value-type="float">
            <text:p>9.44511147982916</text:p>
          </table:table-cell>
          <table:table-cell office:value-type="float" office:value="7.26474933255836" calcext:value-type="float">
            <text:p>7.26474933255836</text:p>
          </table:table-cell>
          <table:table-cell office:value-type="float" office:value="1.16953396928864" calcext:value-type="float">
            <text:p>1.16953396928864</text:p>
          </table:table-cell>
          <table:table-cell office:value-type="float" office:value="3.30564015205712" calcext:value-type="float">
            <text:p>3.30564015205712</text:p>
          </table:table-cell>
          <table:table-cell office:value-type="float" office:value="0.678243794257903" calcext:value-type="float">
            <text:p>0.678243794257903</text:p>
          </table:table-cell>
          <table:table-cell office:value-type="float" office:value="0.035092443103087" calcext:value-type="float">
            <text:p>0.035092443103087</text:p>
          </table:table-cell>
          <table:table-cell office:value-type="float" office:value="0.522756691104391" calcext:value-type="float">
            <text:p>0.522756691104391</text:p>
          </table:table-cell>
          <table:table-cell office:value-type="float" office:value="0.02704751535458" calcext:value-type="float">
            <text:p>0.02704751535458</text:p>
          </table:table-cell>
          <table:table-cell office:value-type="float" office:value="0.090268386655059" calcext:value-type="float">
            <text:p>0.090268386655059</text:p>
          </table:table-cell>
          <table:table-cell office:value-type="float" office:value="0.046642151116524" calcext:value-type="float">
            <text:p>0.046642151116524</text:p>
          </table:table-cell>
          <table:table-cell office:value-type="float" office:value="0.330106609396436" calcext:value-type="float">
            <text:p>0.330106609396436</text:p>
          </table:table-cell>
          <table:table-cell office:value-type="float" office:value="0.017079769112923" calcext:value-type="float">
            <text:p>0.017079769112923</text:p>
          </table:table-cell>
          <table:table-cell table:formula="of:=SUM([.E563:.P563])" office:value-type="float" office:value="22.9322722938342" calcext:value-type="float">
            <text:p>22.93227229383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3.7674338277834" calcext:value-type="float">
            <text:p>23.7674338277834</text:p>
          </table:table-cell>
          <table:table-cell office:value-type="float" office:value="2.66506197139015" calcext:value-type="float">
            <text:p>2.66506197139015</text:p>
          </table:table-cell>
          <table:table-cell office:value-type="float" office:value="0.163149450105364" calcext:value-type="float">
            <text:p>0.163149450105364</text:p>
          </table:table-cell>
          <table:table-cell office:value-type="float" office:value="0.311495379997503" calcext:value-type="float">
            <text:p>0.311495379997503</text:p>
          </table:table-cell>
          <table:table-cell office:value-type="float" office:value="1.70671507312394" calcext:value-type="float">
            <text:p>1.70671507312394</text:p>
          </table:table-cell>
          <table:table-cell office:value-type="float" office:value="0.088305717807117" calcext:value-type="float">
            <text:p>0.088305717807117</text:p>
          </table:table-cell>
          <table:table-cell office:value-type="float" office:value="0.19208233546101" calcext:value-type="float">
            <text:p>0.19208233546101</text:p>
          </table:table-cell>
          <table:table-cell office:value-type="float" office:value="0.009938371540778" calcext:value-type="float">
            <text:p>0.009938371540778</text:p>
          </table:table-cell>
          <table:table-cell office:value-type="float" office:value="0.003575556943478" calcext:value-type="float">
            <text:p>0.003575556943478</text:p>
          </table:table-cell>
          <table:table-cell office:value-type="float" office:value="0.012392820913689" calcext:value-type="float">
            <text:p>0.012392820913689</text:p>
          </table:table-cell>
          <table:table-cell office:value-type="float" office:value="0.034523466137317" calcext:value-type="float">
            <text:p>0.034523466137317</text:p>
          </table:table-cell>
          <table:table-cell office:value-type="float" office:value="0.001786249800247" calcext:value-type="float">
            <text:p>0.001786249800247</text:p>
          </table:table-cell>
          <table:table-cell table:formula="of:=SUM([.E564:.P564])" office:value-type="float" office:value="28.956460221004" calcext:value-type="float">
            <text:p>28.9564602210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17.44799179271" calcext:value-type="float">
            <text:p>117.44799179271</text:p>
          </table:table-cell>
          <table:table-cell office:value-type="float" office:value="903.20332667723" calcext:value-type="float">
            <text:p>903.20332667723</text:p>
          </table:table-cell>
          <table:table-cell office:value-type="float" office:value="94.2440693607813" calcext:value-type="float">
            <text:p>94.2440693607813</text:p>
          </table:table-cell>
          <table:table-cell office:value-type="float" office:value="224.383849563414" calcext:value-type="float">
            <text:p>224.383849563414</text:p>
          </table:table-cell>
          <table:table-cell office:value-type="float" office:value="8.27688345682672" calcext:value-type="float">
            <text:p>8.27688345682672</text:p>
          </table:table-cell>
          <table:table-cell office:value-type="float" office:value="0.922452063101079" calcext:value-type="float">
            <text:p>0.922452063101079</text:p>
          </table:table-cell>
          <table:table-cell office:value-type="float" office:value="63.7262032036666" calcext:value-type="float">
            <text:p>63.7262032036666</text:p>
          </table:table-cell>
          <table:table-cell office:value-type="float" office:value="7.10223454582242" calcext:value-type="float">
            <text:p>7.10223454582242</text:p>
          </table:table-cell>
          <table:table-cell office:value-type="float" office:value="10.5559386650972" calcext:value-type="float">
            <text:p>10.5559386650972</text:p>
          </table:table-cell>
          <table:table-cell office:value-type="float" office:value="4.01690038210569" calcext:value-type="float">
            <text:p>4.01690038210569</text:p>
          </table:table-cell>
          <table:table-cell office:value-type="float" office:value="23.4065979449729" calcext:value-type="float">
            <text:p>23.4065979449729</text:p>
          </table:table-cell>
          <table:table-cell office:value-type="float" office:value="2.60864668170593" calcext:value-type="float">
            <text:p>2.60864668170593</text:p>
          </table:table-cell>
          <table:table-cell table:formula="of:=SUM([.E565:.P565])" office:value-type="float" office:value="1459.89509433743" calcext:value-type="float">
            <text:p>1459.89509433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4134.08472993246" calcext:value-type="float">
            <text:p>4134.08472993246</text:p>
          </table:table-cell>
          <table:table-cell office:value-type="float" office:value="2215.10681274684" calcext:value-type="float">
            <text:p>2215.10681274684</text:p>
          </table:table-cell>
          <table:table-cell office:value-type="float" office:value="117.367410000628" calcext:value-type="float">
            <text:p>117.367410000628</text:p>
          </table:table-cell>
          <table:table-cell office:value-type="float" office:value="252.659774870545" calcext:value-type="float">
            <text:p>252.659774870545</text:p>
          </table:table-cell>
          <table:table-cell office:value-type="float" office:value="433.531692976556" calcext:value-type="float">
            <text:p>433.531692976556</text:p>
          </table:table-cell>
          <table:table-cell office:value-type="float" office:value="34.7989180951356" calcext:value-type="float">
            <text:p>34.7989180951356</text:p>
          </table:table-cell>
          <table:table-cell office:value-type="float" office:value="233.645377293607" calcext:value-type="float">
            <text:p>233.645377293607</text:p>
          </table:table-cell>
          <table:table-cell office:value-type="float" office:value="18.7543528638561" calcext:value-type="float">
            <text:p>18.7543528638561</text:p>
          </table:table-cell>
          <table:table-cell office:value-type="float" office:value="3.89905284838009" calcext:value-type="float">
            <text:p>3.89905284838009</text:p>
          </table:table-cell>
          <table:table-cell office:value-type="float" office:value="15.8671077339311" calcext:value-type="float">
            <text:p>15.8671077339311</text:p>
          </table:table-cell>
          <table:table-cell office:value-type="float" office:value="39.524344517571" calcext:value-type="float">
            <text:p>39.524344517571</text:p>
          </table:table-cell>
          <table:table-cell office:value-type="float" office:value="3.17255796960904" calcext:value-type="float">
            <text:p>3.17255796960904</text:p>
          </table:table-cell>
          <table:table-cell table:formula="of:=SUM([.E566:.P566])" office:value-type="float" office:value="7502.41213184912" calcext:value-type="float">
            <text:p>7502.412131849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12.852896960259" calcext:value-type="float">
            <text:p>512.852896960259</text:p>
          </table:table-cell>
          <table:table-cell office:value-type="float" office:value="1019.23423105257" calcext:value-type="float">
            <text:p>1019.23423105257</text:p>
          </table:table-cell>
          <table:table-cell office:value-type="float" office:value="156.814293628615" calcext:value-type="float">
            <text:p>156.814293628615</text:p>
          </table:table-cell>
          <table:table-cell office:value-type="float" office:value="657.28980983846" calcext:value-type="float">
            <text:p>657.28980983846</text:p>
          </table:table-cell>
          <table:table-cell office:value-type="float" office:value="77.2283412333478" calcext:value-type="float">
            <text:p>77.2283412333478</text:p>
          </table:table-cell>
          <table:table-cell office:value-type="float" office:value="4.33062251830244" calcext:value-type="float">
            <text:p>4.33062251830244</text:p>
          </table:table-cell>
          <table:table-cell office:value-type="float" office:value="154.642740530324" calcext:value-type="float">
            <text:p>154.642740530324</text:p>
          </table:table-cell>
          <table:table-cell office:value-type="float" office:value="8.67167834680152" calcext:value-type="float">
            <text:p>8.67167834680152</text:p>
          </table:table-cell>
          <table:table-cell office:value-type="float" office:value="13.7921078191992" calcext:value-type="float">
            <text:p>13.7921078191992</text:p>
          </table:table-cell>
          <table:table-cell office:value-type="float" office:value="17.5374561370577" calcext:value-type="float">
            <text:p>17.5374561370577</text:p>
          </table:table-cell>
          <table:table-cell office:value-type="float" office:value="126.149684751668" calcext:value-type="float">
            <text:p>126.149684751668</text:p>
          </table:table-cell>
          <table:table-cell office:value-type="float" office:value="7.07391427470447" calcext:value-type="float">
            <text:p>7.07391427470447</text:p>
          </table:table-cell>
          <table:table-cell table:formula="of:=SUM([.E567:.P567])" office:value-type="float" office:value="2755.61777709131" calcext:value-type="float">
            <text:p>2755.61777709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.8748229282397" calcext:value-type="float">
            <text:p>5.8748229282397</text:p>
          </table:table-cell>
          <table:table-cell office:value-type="float" office:value="250.498560282741" calcext:value-type="float">
            <text:p>250.498560282741</text:p>
          </table:table-cell>
          <table:table-cell office:value-type="float" office:value="29.2874405538113" calcext:value-type="float">
            <text:p>29.2874405538113</text:p>
          </table:table-cell>
          <table:table-cell office:value-type="float" office:value="97.3973299849637" calcext:value-type="float">
            <text:p>97.3973299849637</text:p>
          </table:table-cell>
          <table:table-cell office:value-type="float" office:value="0.899772073293544" calcext:value-type="float">
            <text:p>0.899772073293544</text:p>
          </table:table-cell>
          <table:table-cell office:value-type="float" office:value="0.044036128113896" calcext:value-type="float">
            <text:p>0.044036128113896</text:p>
          </table:table-cell>
          <table:table-cell office:value-type="float" office:value="38.7393859968007" calcext:value-type="float">
            <text:p>38.7393859968007</text:p>
          </table:table-cell>
          <table:table-cell office:value-type="float" office:value="1.89596078322853" calcext:value-type="float">
            <text:p>1.89596078322853</text:p>
          </table:table-cell>
          <table:table-cell office:value-type="float" office:value="2.03715900412397" calcext:value-type="float">
            <text:p>2.03715900412397</text:p>
          </table:table-cell>
          <table:table-cell office:value-type="float" office:value="4.15609283423374" calcext:value-type="float">
            <text:p>4.15609283423374</text:p>
          </table:table-cell>
          <table:table-cell office:value-type="float" office:value="19.977539916646" calcext:value-type="float">
            <text:p>19.977539916646</text:p>
          </table:table-cell>
          <table:table-cell office:value-type="float" office:value="0.97772928642884" calcext:value-type="float">
            <text:p>0.97772928642884</text:p>
          </table:table-cell>
          <table:table-cell table:formula="of:=SUM([.E568:.P568])" office:value-type="float" office:value="451.785829772625" calcext:value-type="float">
            <text:p>451.7858297726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93.5133696907436" calcext:value-type="float">
            <text:p>93.5133696907436</text:p>
          </table:table-cell>
          <table:table-cell office:value-type="float" office:value="2632.81821943325" calcext:value-type="float">
            <text:p>2632.81821943325</text:p>
          </table:table-cell>
          <table:table-cell office:value-type="float" office:value="328.622260617222" calcext:value-type="float">
            <text:p>328.622260617222</text:p>
          </table:table-cell>
          <table:table-cell office:value-type="float" office:value="862.431890456109" calcext:value-type="float">
            <text:p>862.431890456109</text:p>
          </table:table-cell>
          <table:table-cell office:value-type="float" office:value="14.4243469190762" calcext:value-type="float">
            <text:p>14.4243469190762</text:p>
          </table:table-cell>
          <table:table-cell office:value-type="float" office:value="0.876899622803415" calcext:value-type="float">
            <text:p>0.876899622803415</text:p>
          </table:table-cell>
          <table:table-cell office:value-type="float" office:value="409.607803191302" calcext:value-type="float">
            <text:p>409.607803191302</text:p>
          </table:table-cell>
          <table:table-cell office:value-type="float" office:value="24.9012957141766" calcext:value-type="float">
            <text:p>24.9012957141766</text:p>
          </table:table-cell>
          <table:table-cell office:value-type="float" office:value="23.5697155896005" calcext:value-type="float">
            <text:p>23.5697155896005</text:p>
          </table:table-cell>
          <table:table-cell office:value-type="float" office:value="39.0514623731523" calcext:value-type="float">
            <text:p>39.0514623731523</text:p>
          </table:table-cell>
          <table:table-cell office:value-type="float" office:value="189.880071401054" calcext:value-type="float">
            <text:p>189.880071401054</text:p>
          </table:table-cell>
          <table:table-cell office:value-type="float" office:value="11.5433831371087" calcext:value-type="float">
            <text:p>11.5433831371087</text:p>
          </table:table-cell>
          <table:table-cell table:formula="of:=SUM([.E569:.P569])" office:value-type="float" office:value="4631.2407181456" calcext:value-type="float">
            <text:p>4631.24071814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5.0915048893784" calcext:value-type="float">
            <text:p>15.0915048893784</text:p>
          </table:table-cell>
          <table:table-cell office:value-type="float" office:value="130.191740550063" calcext:value-type="float">
            <text:p>130.191740550063</text:p>
          </table:table-cell>
          <table:table-cell office:value-type="float" office:value="9.9610828180755" calcext:value-type="float">
            <text:p>9.9610828180755</text:p>
          </table:table-cell>
          <table:table-cell office:value-type="float" office:value="29.6626783865698" calcext:value-type="float">
            <text:p>29.6626783865698</text:p>
          </table:table-cell>
          <table:table-cell office:value-type="float" office:value="1.46907391081298" calcext:value-type="float">
            <text:p>1.46907391081298</text:p>
          </table:table-cell>
          <table:table-cell office:value-type="float" office:value="0.091158783001276" calcext:value-type="float">
            <text:p>0.091158783001276</text:p>
          </table:table-cell>
          <table:table-cell office:value-type="float" office:value="12.7402568820362" calcext:value-type="float">
            <text:p>12.7402568820362</text:p>
          </table:table-cell>
          <table:table-cell office:value-type="float" office:value="0.790556760923856" calcext:value-type="float">
            <text:p>0.790556760923856</text:p>
          </table:table-cell>
          <table:table-cell office:value-type="float" office:value="0.717242412044059" calcext:value-type="float">
            <text:p>0.717242412044059</text:p>
          </table:table-cell>
          <table:table-cell office:value-type="float" office:value="1.03849805976239" calcext:value-type="float">
            <text:p>1.03849805976239</text:p>
          </table:table-cell>
          <table:table-cell office:value-type="float" office:value="3.9612475503112" calcext:value-type="float">
            <text:p>3.9612475503112</text:p>
          </table:table-cell>
          <table:table-cell office:value-type="float" office:value="0.245802817132136" calcext:value-type="float">
            <text:p>0.245802817132136</text:p>
          </table:table-cell>
          <table:table-cell table:formula="of:=SUM([.E570:.P570])" office:value-type="float" office:value="205.960843820111" calcext:value-type="float">
            <text:p>205.9608438201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012.91769573801" calcext:value-type="float">
            <text:p>2012.91769573801</text:p>
          </table:table-cell>
          <table:table-cell office:value-type="float" office:value="6058.47589421656" calcext:value-type="float">
            <text:p>6058.47589421656</text:p>
          </table:table-cell>
          <table:table-cell office:value-type="float" office:value="347.729455771427" calcext:value-type="float">
            <text:p>347.729455771427</text:p>
          </table:table-cell>
          <table:table-cell office:value-type="float" office:value="929.545439790315" calcext:value-type="float">
            <text:p>929.545439790315</text:p>
          </table:table-cell>
          <table:table-cell office:value-type="float" office:value="781.955033583084" calcext:value-type="float">
            <text:p>781.955033583084</text:p>
          </table:table-cell>
          <table:table-cell office:value-type="float" office:value="99.6939225698498" calcext:value-type="float">
            <text:p>99.6939225698498</text:p>
          </table:table-cell>
          <table:table-cell office:value-type="float" office:value="2383.25010390691" calcext:value-type="float">
            <text:p>2383.25010390691</text:p>
          </table:table-cell>
          <table:table-cell office:value-type="float" office:value="303.8481001072" calcext:value-type="float">
            <text:p>303.8481001072</text:p>
          </table:table-cell>
          <table:table-cell office:value-type="float" office:value="34.3451699241235" calcext:value-type="float">
            <text:p>34.3451699241235</text:p>
          </table:table-cell>
          <table:table-cell office:value-type="float" office:value="100.554205427499" calcext:value-type="float">
            <text:p>100.554205427499</text:p>
          </table:table-cell>
          <table:table-cell office:value-type="float" office:value="518.861846884936" calcext:value-type="float">
            <text:p>518.861846884936</text:p>
          </table:table-cell>
          <table:table-cell office:value-type="float" office:value="66.1513393561394" calcext:value-type="float">
            <text:p>66.1513393561394</text:p>
          </table:table-cell>
          <table:table-cell table:formula="of:=SUM([.E571:.P571])" office:value-type="float" office:value="13637.3282072761" calcext:value-type="float">
            <text:p>13637.3282072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724.273464527247" calcext:value-type="float">
            <text:p>724.273464527247</text:p>
          </table:table-cell>
          <table:table-cell office:value-type="float" office:value="8658.83515171259" calcext:value-type="float">
            <text:p>8658.83515171259</text:p>
          </table:table-cell>
          <table:table-cell office:value-type="float" office:value="1604.45499199063" calcext:value-type="float">
            <text:p>1604.45499199063</text:p>
          </table:table-cell>
          <table:table-cell office:value-type="float" office:value="3331.27876755699" calcext:value-type="float">
            <text:p>3331.27876755699</text:p>
          </table:table-cell>
          <table:table-cell office:value-type="float" office:value="102.277798271478" calcext:value-type="float">
            <text:p>102.277798271478</text:p>
          </table:table-cell>
          <table:table-cell office:value-type="float" office:value="5.71613200893343" calcext:value-type="float">
            <text:p>5.71613200893343</text:p>
          </table:table-cell>
          <table:table-cell office:value-type="float" office:value="1230.89495173465" calcext:value-type="float">
            <text:p>1230.89495173465</text:p>
          </table:table-cell>
          <table:table-cell office:value-type="float" office:value="68.7926231514029" calcext:value-type="float">
            <text:p>68.7926231514029</text:p>
          </table:table-cell>
          <table:table-cell office:value-type="float" office:value="120.140889614155" calcext:value-type="float">
            <text:p>120.140889614155</text:p>
          </table:table-cell>
          <table:table-cell office:value-type="float" office:value="129.288765690553" calcext:value-type="float">
            <text:p>129.288765690553</text:p>
          </table:table-cell>
          <table:table-cell office:value-type="float" office:value="724.076149665534" calcext:value-type="float">
            <text:p>724.076149665534</text:p>
          </table:table-cell>
          <table:table-cell office:value-type="float" office:value="40.4673832049299" calcext:value-type="float">
            <text:p>40.4673832049299</text:p>
          </table:table-cell>
          <table:table-cell table:formula="of:=SUM([.E572:.P572])" office:value-type="float" office:value="16740.4970691291" calcext:value-type="float">
            <text:p>16740.49706912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849.971925599146" calcext:value-type="float">
            <text:p>849.971925599146</text:p>
          </table:table-cell>
          <table:table-cell office:value-type="float" office:value="174.150922725041" calcext:value-type="float">
            <text:p>174.150922725041</text:p>
          </table:table-cell>
          <table:table-cell office:value-type="float" office:value="20.747316515038" calcext:value-type="float">
            <text:p>20.747316515038</text:p>
          </table:table-cell>
          <table:table-cell office:value-type="float" office:value="39.9857874469528" calcext:value-type="float">
            <text:p>39.9857874469528</text:p>
          </table:table-cell>
          <table:table-cell office:value-type="float" office:value="120.028222758915" calcext:value-type="float">
            <text:p>120.028222758915</text:p>
          </table:table-cell>
          <table:table-cell office:value-type="float" office:value="6.70817264937257" calcext:value-type="float">
            <text:p>6.70817264937257</text:p>
          </table:table-cell>
          <table:table-cell office:value-type="float" office:value="24.8112018936128" calcext:value-type="float">
            <text:p>24.8112018936128</text:p>
          </table:table-cell>
          <table:table-cell office:value-type="float" office:value="1.38665575574752" calcext:value-type="float">
            <text:p>1.38665575574752</text:p>
          </table:table-cell>
          <table:table-cell office:value-type="float" office:value="0.690999819722789" calcext:value-type="float">
            <text:p>0.690999819722789</text:p>
          </table:table-cell>
          <table:table-cell office:value-type="float" office:value="2.22076906929901" calcext:value-type="float">
            <text:p>2.22076906929901</text:p>
          </table:table-cell>
          <table:table-cell office:value-type="float" office:value="8.76897394856751" calcext:value-type="float">
            <text:p>8.76897394856751</text:p>
          </table:table-cell>
          <table:table-cell office:value-type="float" office:value="0.490082997587934" calcext:value-type="float">
            <text:p>0.490082997587934</text:p>
          </table:table-cell>
          <table:table-cell table:formula="of:=SUM([.E573:.P573])" office:value-type="float" office:value="1249.961031179" calcext:value-type="float">
            <text:p>1249.9610311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900.609246359775" calcext:value-type="float">
            <text:p>900.609246359775</text:p>
          </table:table-cell>
          <table:table-cell office:value-type="float" office:value="2113.24039223396" calcext:value-type="float">
            <text:p>2113.24039223396</text:p>
          </table:table-cell>
          <table:table-cell office:value-type="float" office:value="405.73401785262" calcext:value-type="float">
            <text:p>405.73401785262</text:p>
          </table:table-cell>
          <table:table-cell office:value-type="float" office:value="1210.18653735288" calcext:value-type="float">
            <text:p>1210.18653735288</text:p>
          </table:table-cell>
          <table:table-cell office:value-type="float" office:value="167.522265761246" calcext:value-type="float">
            <text:p>167.522265761246</text:p>
          </table:table-cell>
          <table:table-cell office:value-type="float" office:value="9.49802652159569" calcext:value-type="float">
            <text:p>9.49802652159569</text:p>
          </table:table-cell>
          <table:table-cell office:value-type="float" office:value="397.512066541546" calcext:value-type="float">
            <text:p>397.512066541546</text:p>
          </table:table-cell>
          <table:table-cell office:value-type="float" office:value="22.5377810735135" calcext:value-type="float">
            <text:p>22.5377810735135</text:p>
          </table:table-cell>
          <table:table-cell office:value-type="float" office:value="36.0901523223511" calcext:value-type="float">
            <text:p>36.0901523223511</text:p>
          </table:table-cell>
          <table:table-cell office:value-type="float" office:value="50.7434521704975" calcext:value-type="float">
            <text:p>50.7434521704975</text:p>
          </table:table-cell>
          <table:table-cell office:value-type="float" office:value="312.30082518275" calcext:value-type="float">
            <text:p>312.30082518275</text:p>
          </table:table-cell>
          <table:table-cell office:value-type="float" office:value="17.7065508684648" calcext:value-type="float">
            <text:p>17.7065508684648</text:p>
          </table:table-cell>
          <table:table-cell table:formula="of:=SUM([.E574:.P574])" office:value-type="float" office:value="5643.6813142412" calcext:value-type="float">
            <text:p>5643.68131424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33.2698281608016" calcext:value-type="float">
            <text:p>33.2698281608016</text:p>
          </table:table-cell>
          <table:table-cell office:value-type="float" office:value="662.347234867683" calcext:value-type="float">
            <text:p>662.347234867683</text:p>
          </table:table-cell>
          <table:table-cell office:value-type="float" office:value="29.1159582118953" calcext:value-type="float">
            <text:p>29.1159582118953</text:p>
          </table:table-cell>
          <table:table-cell office:value-type="float" office:value="81.5049846485874" calcext:value-type="float">
            <text:p>81.5049846485874</text:p>
          </table:table-cell>
          <table:table-cell office:value-type="float" office:value="4.38606255443659" calcext:value-type="float">
            <text:p>4.38606255443659</text:p>
          </table:table-cell>
          <table:table-cell office:value-type="float" office:value="0.457051233964705" calcext:value-type="float">
            <text:p>0.457051233964705</text:p>
          </table:table-cell>
          <table:table-cell office:value-type="float" office:value="87.8732771829201" calcext:value-type="float">
            <text:p>87.8732771829201</text:p>
          </table:table-cell>
          <table:table-cell office:value-type="float" office:value="9.15686661339359" calcext:value-type="float">
            <text:p>9.15686661339359</text:p>
          </table:table-cell>
          <table:table-cell office:value-type="float" office:value="2.52168941328634" calcext:value-type="float">
            <text:p>2.52168941328634</text:p>
          </table:table-cell>
          <table:table-cell office:value-type="float" office:value="5.38533143049887" calcext:value-type="float">
            <text:p>5.38533143049887</text:p>
          </table:table-cell>
          <table:table-cell office:value-type="float" office:value="15.0718733477928" calcext:value-type="float">
            <text:p>15.0718733477928</text:p>
          </table:table-cell>
          <table:table-cell office:value-type="float" office:value="1.57057001040728" calcext:value-type="float">
            <text:p>1.57057001040728</text:p>
          </table:table-cell>
          <table:table-cell table:formula="of:=SUM([.E575:.P575])" office:value-type="float" office:value="932.660727675668" calcext:value-type="float">
            <text:p>932.6607276756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6.4684225093479" calcext:value-type="float">
            <text:p>16.4684225093479</text:p>
          </table:table-cell>
          <table:table-cell office:value-type="float" office:value="1846.40737300284" calcext:value-type="float">
            <text:p>1846.40737300284</text:p>
          </table:table-cell>
          <table:table-cell office:value-type="float" office:value="692.782038514219" calcext:value-type="float">
            <text:p>692.782038514219</text:p>
          </table:table-cell>
          <table:table-cell office:value-type="float" office:value="1745.82410647851" calcext:value-type="float">
            <text:p>1745.82410647851</text:p>
          </table:table-cell>
          <table:table-cell office:value-type="float" office:value="3.90298238838653" calcext:value-type="float">
            <text:p>3.90298238838653</text:p>
          </table:table-cell>
          <table:table-cell office:value-type="float" office:value="0.489236641376876" calcext:value-type="float">
            <text:p>0.489236641376876</text:p>
          </table:table-cell>
          <table:table-cell office:value-type="float" office:value="440.600621680681" calcext:value-type="float">
            <text:p>440.600621680681</text:p>
          </table:table-cell>
          <table:table-cell office:value-type="float" office:value="55.2290394599321" calcext:value-type="float">
            <text:p>55.2290394599321</text:p>
          </table:table-cell>
          <table:table-cell office:value-type="float" office:value="94.1069672854508" calcext:value-type="float">
            <text:p>94.1069672854508</text:p>
          </table:table-cell>
          <table:table-cell office:value-type="float" office:value="60.1458002542594" calcext:value-type="float">
            <text:p>60.1458002542594</text:p>
          </table:table-cell>
          <table:table-cell office:value-type="float" office:value="611.496391252249" calcext:value-type="float">
            <text:p>611.496391252249</text:p>
          </table:table-cell>
          <table:table-cell office:value-type="float" office:value="76.6507278025417" calcext:value-type="float">
            <text:p>76.6507278025417</text:p>
          </table:table-cell>
          <table:table-cell table:formula="of:=SUM([.E576:.P576])" office:value-type="float" office:value="5644.10370726979" calcext:value-type="float">
            <text:p>5644.103707269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840.21972086409" calcext:value-type="float">
            <text:p>840.21972086409</text:p>
          </table:table-cell>
          <table:table-cell office:value-type="float" office:value="2451.66640184692" calcext:value-type="float">
            <text:p>2451.66640184692</text:p>
          </table:table-cell>
          <table:table-cell office:value-type="float" office:value="577.178115265972" calcext:value-type="float">
            <text:p>577.178115265972</text:p>
          </table:table-cell>
          <table:table-cell office:value-type="float" office:value="1633.59655583103" calcext:value-type="float">
            <text:p>1633.59655583103</text:p>
          </table:table-cell>
          <table:table-cell office:value-type="float" office:value="125.008274240985" calcext:value-type="float">
            <text:p>125.008274240985</text:p>
          </table:table-cell>
          <table:table-cell office:value-type="float" office:value="15.2661408832734" calcext:value-type="float">
            <text:p>15.2661408832734</text:p>
          </table:table-cell>
          <table:table-cell office:value-type="float" office:value="366.995947981585" calcext:value-type="float">
            <text:p>366.995947981585</text:p>
          </table:table-cell>
          <table:table-cell office:value-type="float" office:value="44.8179280891191" calcext:value-type="float">
            <text:p>44.8179280891191</text:p>
          </table:table-cell>
          <table:table-cell office:value-type="float" office:value="64.584799191258" calcext:value-type="float">
            <text:p>64.584799191258</text:p>
          </table:table-cell>
          <table:table-cell office:value-type="float" office:value="45.85431536822" calcext:value-type="float">
            <text:p>45.85431536822</text:p>
          </table:table-cell>
          <table:table-cell office:value-type="float" office:value="343.11534860306" calcext:value-type="float">
            <text:p>343.11534860306</text:p>
          </table:table-cell>
          <table:table-cell office:value-type="float" office:value="41.901604376124" calcext:value-type="float">
            <text:p>41.901604376124</text:p>
          </table:table-cell>
          <table:table-cell table:formula="of:=SUM([.E577:.P577])" office:value-type="float" office:value="6550.20515254164" calcext:value-type="float">
            <text:p>6550.205152541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831.30666373689" calcext:value-type="float">
            <text:p>2831.30666373689</text:p>
          </table:table-cell>
          <table:table-cell office:value-type="float" office:value="1782.30568368467" calcext:value-type="float">
            <text:p>1782.30568368467</text:p>
          </table:table-cell>
          <table:table-cell office:value-type="float" office:value="3046.78350787788" calcext:value-type="float">
            <text:p>3046.78350787788</text:p>
          </table:table-cell>
          <table:table-cell office:value-type="float" office:value="8103.67002262034" calcext:value-type="float">
            <text:p>8103.67002262034</text:p>
          </table:table-cell>
          <table:table-cell office:value-type="float" office:value="190.923273467016" calcext:value-type="float">
            <text:p>190.923273467016</text:p>
          </table:table-cell>
          <table:table-cell office:value-type="float" office:value="11.6964750530268" calcext:value-type="float">
            <text:p>11.6964750530268</text:p>
          </table:table-cell>
          <table:table-cell office:value-type="float" office:value="119.871727417114" calcext:value-type="float">
            <text:p>119.871727417114</text:p>
          </table:table-cell>
          <table:table-cell office:value-type="float" office:value="7.34366556699401" calcext:value-type="float">
            <text:p>7.34366556699401</text:p>
          </table:table-cell>
          <table:table-cell office:value-type="float" office:value="104.537032711688" calcext:value-type="float">
            <text:p>104.537032711688</text:p>
          </table:table-cell>
          <table:table-cell office:value-type="float" office:value="57.2183004927381" calcext:value-type="float">
            <text:p>57.2183004927381</text:p>
          </table:table-cell>
          <table:table-cell office:value-type="float" office:value="763.129613931395" calcext:value-type="float">
            <text:p>763.129613931395</text:p>
          </table:table-cell>
          <table:table-cell office:value-type="float" office:value="46.7513799103" calcext:value-type="float">
            <text:p>46.7513799103</text:p>
          </table:table-cell>
          <table:table-cell table:formula="of:=SUM([.E578:.P578])" office:value-type="float" office:value="17065.5373464701" calcext:value-type="float">
            <text:p>17065.53734647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888.131975434182" calcext:value-type="float">
            <text:p>888.131975434182</text:p>
          </table:table-cell>
          <table:table-cell office:value-type="float" office:value="1908.52076301198" calcext:value-type="float">
            <text:p>1908.52076301198</text:p>
          </table:table-cell>
          <table:table-cell office:value-type="float" office:value="836.136400305375" calcext:value-type="float">
            <text:p>836.136400305375</text:p>
          </table:table-cell>
          <table:table-cell office:value-type="float" office:value="2423.90122926946" calcext:value-type="float">
            <text:p>2423.90122926946</text:p>
          </table:table-cell>
          <table:table-cell office:value-type="float" office:value="120.014135829169" calcext:value-type="float">
            <text:p>120.014135829169</text:p>
          </table:table-cell>
          <table:table-cell office:value-type="float" office:value="15.0336885126855" calcext:value-type="float">
            <text:p>15.0336885126855</text:p>
          </table:table-cell>
          <table:table-cell office:value-type="float" office:value="259.387481707001" calcext:value-type="float">
            <text:p>259.387481707001</text:p>
          </table:table-cell>
          <table:table-cell office:value-type="float" office:value="32.492427472241" calcext:value-type="float">
            <text:p>32.492427472241</text:p>
          </table:table-cell>
          <table:table-cell office:value-type="float" office:value="64.5697777353122" calcext:value-type="float">
            <text:p>64.5697777353122</text:p>
          </table:table-cell>
          <table:table-cell office:value-type="float" office:value="50.7812764823113" calcext:value-type="float">
            <text:p>50.7812764823113</text:p>
          </table:table-cell>
          <table:table-cell office:value-type="float" office:value="454.632330210935" calcext:value-type="float">
            <text:p>454.632330210935</text:p>
          </table:table-cell>
          <table:table-cell office:value-type="float" office:value="56.9499650434211" calcext:value-type="float">
            <text:p>56.9499650434211</text:p>
          </table:table-cell>
          <table:table-cell table:formula="of:=SUM([.E579:.P579])" office:value-type="float" office:value="7110.55145101407" calcext:value-type="float">
            <text:p>7110.551451014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585.9125279493" calcext:value-type="float">
            <text:p>5585.9125279493</text:p>
          </table:table-cell>
          <table:table-cell office:value-type="float" office:value="2380.77174899212" calcext:value-type="float">
            <text:p>2380.77174899212</text:p>
          </table:table-cell>
          <table:table-cell office:value-type="float" office:value="1018.86468330329" calcext:value-type="float">
            <text:p>1018.86468330329</text:p>
          </table:table-cell>
          <table:table-cell office:value-type="float" office:value="2901.6329615585" calcext:value-type="float">
            <text:p>2901.6329615585</text:p>
          </table:table-cell>
          <table:table-cell office:value-type="float" office:value="901.389353919795" calcext:value-type="float">
            <text:p>901.389353919795</text:p>
          </table:table-cell>
          <table:table-cell office:value-type="float" office:value="117.255835936379" calcext:value-type="float">
            <text:p>117.255835936379</text:p>
          </table:table-cell>
          <table:table-cell office:value-type="float" office:value="386.937847737856" calcext:value-type="float">
            <text:p>386.937847737856</text:p>
          </table:table-cell>
          <table:table-cell office:value-type="float" office:value="50.3342097337024" calcext:value-type="float">
            <text:p>50.3342097337024</text:p>
          </table:table-cell>
          <table:table-cell office:value-type="float" office:value="91.3508532888299" calcext:value-type="float">
            <text:p>91.3508532888299</text:p>
          </table:table-cell>
          <table:table-cell office:value-type="float" office:value="76.4685712586823" calcext:value-type="float">
            <text:p>76.4685712586823</text:p>
          </table:table-cell>
          <table:table-cell office:value-type="float" office:value="656.968185751244" calcext:value-type="float">
            <text:p>656.968185751244</text:p>
          </table:table-cell>
          <table:table-cell office:value-type="float" office:value="85.4606874031513" calcext:value-type="float">
            <text:p>85.4606874031513</text:p>
          </table:table-cell>
          <table:table-cell table:formula="of:=SUM([.E580:.P580])" office:value-type="float" office:value="14253.3474668329" calcext:value-type="float">
            <text:p>14253.34746683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278.47175418866" calcext:value-type="float">
            <text:p>2278.47175418866</text:p>
          </table:table-cell>
          <table:table-cell office:value-type="float" office:value="4026.5967869227" calcext:value-type="float">
            <text:p>4026.5967869227</text:p>
          </table:table-cell>
          <table:table-cell office:value-type="float" office:value="782.358241690729" calcext:value-type="float">
            <text:p>782.358241690729</text:p>
          </table:table-cell>
          <table:table-cell office:value-type="float" office:value="2572.60456894345" calcext:value-type="float">
            <text:p>2572.60456894345</text:p>
          </table:table-cell>
          <table:table-cell office:value-type="float" office:value="581.545791772177" calcext:value-type="float">
            <text:p>581.545791772177</text:p>
          </table:table-cell>
          <table:table-cell office:value-type="float" office:value="89.5791005511636" calcext:value-type="float">
            <text:p>89.5791005511636</text:p>
          </table:table-cell>
          <table:table-cell office:value-type="float" office:value="1049.67794525581" calcext:value-type="float">
            <text:p>1049.67794525581</text:p>
          </table:table-cell>
          <table:table-cell office:value-type="float" office:value="161.688395883442" calcext:value-type="float">
            <text:p>161.688395883442</text:p>
          </table:table-cell>
          <table:table-cell office:value-type="float" office:value="98.7709018728807" calcext:value-type="float">
            <text:p>98.7709018728807</text:p>
          </table:table-cell>
          <table:table-cell office:value-type="float" office:value="184.162775983063" calcext:value-type="float">
            <text:p>184.162775983063</text:p>
          </table:table-cell>
          <table:table-cell office:value-type="float" office:value="906.56917617039" calcext:value-type="float">
            <text:p>906.56917617039</text:p>
          </table:table-cell>
          <table:table-cell office:value-type="float" office:value="139.64446572862" calcext:value-type="float">
            <text:p>139.64446572862</text:p>
          </table:table-cell>
          <table:table-cell table:formula="of:=SUM([.E581:.P581])" office:value-type="float" office:value="12871.6699049631" calcext:value-type="float">
            <text:p>12871.6699049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421.536115510089" calcext:value-type="float">
            <text:p>421.536115510089</text:p>
          </table:table-cell>
          <table:table-cell office:value-type="float" office:value="133.127040430868" calcext:value-type="float">
            <text:p>133.127040430868</text:p>
          </table:table-cell>
          <table:table-cell office:value-type="float" office:value="118.296464061415" calcext:value-type="float">
            <text:p>118.296464061415</text:p>
          </table:table-cell>
          <table:table-cell office:value-type="float" office:value="236.142064052604" calcext:value-type="float">
            <text:p>236.142064052604</text:p>
          </table:table-cell>
          <table:table-cell office:value-type="float" office:value="58.3993524161559" calcext:value-type="float">
            <text:p>58.3993524161559</text:p>
          </table:table-cell>
          <table:table-cell office:value-type="float" office:value="5.17314905609472" calcext:value-type="float">
            <text:p>5.17314905609472</text:p>
          </table:table-cell>
          <table:table-cell office:value-type="float" office:value="18.5536152088959" calcext:value-type="float">
            <text:p>18.5536152088959</text:p>
          </table:table-cell>
          <table:table-cell office:value-type="float" office:value="1.64352194046748" calcext:value-type="float">
            <text:p>1.64352194046748</text:p>
          </table:table-cell>
          <table:table-cell office:value-type="float" office:value="12.4758715891056" calcext:value-type="float">
            <text:p>12.4758715891056</text:p>
          </table:table-cell>
          <table:table-cell office:value-type="float" office:value="5.64694171686332" calcext:value-type="float">
            <text:p>5.64694171686332</text:p>
          </table:table-cell>
          <table:table-cell office:value-type="float" office:value="51.504140076741" calcext:value-type="float">
            <text:p>51.504140076741</text:p>
          </table:table-cell>
          <table:table-cell office:value-type="float" office:value="4.56235527620772" calcext:value-type="float">
            <text:p>4.56235527620772</text:p>
          </table:table-cell>
          <table:table-cell table:formula="of:=SUM([.E582:.P582])" office:value-type="float" office:value="1067.06063133551" calcext:value-type="float">
            <text:p>1067.060631335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681.75073987245" calcext:value-type="float">
            <text:p>2681.75073987245</text:p>
          </table:table-cell>
          <table:table-cell office:value-type="float" office:value="322.617162973179" calcext:value-type="float">
            <text:p>322.617162973179</text:p>
          </table:table-cell>
          <table:table-cell office:value-type="float" office:value="90.116880172567" calcext:value-type="float">
            <text:p>90.116880172567</text:p>
          </table:table-cell>
          <table:table-cell office:value-type="float" office:value="262.97059855932" calcext:value-type="float">
            <text:p>262.97059855932</text:p>
          </table:table-cell>
          <table:table-cell office:value-type="float" office:value="289.662421249962" calcext:value-type="float">
            <text:p>289.662421249962</text:p>
          </table:table-cell>
          <table:table-cell office:value-type="float" office:value="23.1440418301636" calcext:value-type="float">
            <text:p>23.1440418301636</text:p>
          </table:table-cell>
          <table:table-cell office:value-type="float" office:value="35.0479089722418" calcext:value-type="float">
            <text:p>35.0479089722418</text:p>
          </table:table-cell>
          <table:table-cell office:value-type="float" office:value="2.80032966586768" calcext:value-type="float">
            <text:p>2.80032966586768</text:p>
          </table:table-cell>
          <table:table-cell office:value-type="float" office:value="4.24093551052669" calcext:value-type="float">
            <text:p>4.24093551052669</text:p>
          </table:table-cell>
          <table:table-cell office:value-type="float" office:value="5.07801728144913" calcext:value-type="float">
            <text:p>5.07801728144913</text:p>
          </table:table-cell>
          <table:table-cell office:value-type="float" office:value="38.9431559112914" calcext:value-type="float">
            <text:p>38.9431559112914</text:p>
          </table:table-cell>
          <table:table-cell office:value-type="float" office:value="3.11156008956971" calcext:value-type="float">
            <text:p>3.11156008956971</text:p>
          </table:table-cell>
          <table:table-cell table:formula="of:=SUM([.E583:.P583])" office:value-type="float" office:value="3759.48375208859" calcext:value-type="float">
            <text:p>3759.483752088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0412766924044" calcext:value-type="float">
            <text:p>0.000412766924044</text:p>
          </table:table-cell>
          <table:table-cell office:value-type="float" office:value="0.001452709277082" calcext:value-type="float">
            <text:p>0.001452709277082</text:p>
          </table:table-cell>
          <table:table-cell office:value-type="float" office:value="0.0000988558134912104" calcext:value-type="float">
            <text:p>9.88558134912104E-05</text:p>
          </table:table-cell>
          <table:table-cell office:value-type="float" office:value="0.000253490738376" calcext:value-type="float">
            <text:p>0.000253490738376</text:p>
          </table:table-cell>
          <table:table-cell office:value-type="float" office:value="0.0000177776831204662" calcext:value-type="float">
            <text:p>1.77776831204662E-05</text:p>
          </table:table-cell>
          <table:table-cell office:value-type="float" office:value="0.00000169293870634212" calcext:value-type="float">
            <text:p>1.69293870634212E-06</text:p>
          </table:table-cell>
          <table:table-cell office:value-type="float" office:value="0.0000627228832693429" calcext:value-type="float">
            <text:p>6.27228832693429E-05</text:p>
          </table:table-cell>
          <table:table-cell office:value-type="float" office:value="0.00000597299412642835" calcext:value-type="float">
            <text:p>5.97299412642835E-06</text:p>
          </table:table-cell>
          <table:table-cell office:value-type="float" office:value="0.0000066381583122738" calcext:value-type="float">
            <text:p>6.6381583122738E-06</text:p>
          </table:table-cell>
          <table:table-cell office:value-type="float" office:value="0.00000570084639835188" calcext:value-type="float">
            <text:p>5.70084639835188E-06</text:p>
          </table:table-cell>
          <table:table-cell office:value-type="float" office:value="0.0000155514831479058" calcext:value-type="float">
            <text:p>1.55514831479058E-05</text:p>
          </table:table-cell>
          <table:table-cell office:value-type="float" office:value="0.00000148094144685297" calcext:value-type="float">
            <text:p>1.48094144685297E-06</text:p>
          </table:table-cell>
          <table:table-cell table:formula="of:=SUM([.E584:.P584])" office:value-type="float" office:value="0.00233536068152117" calcext:value-type="float">
            <text:p>0.0023353606815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.90706389506548" calcext:value-type="float">
            <text:p>5.90706389506548</text:p>
          </table:table-cell>
          <table:table-cell office:value-type="float" office:value="31.4147079750684" calcext:value-type="float">
            <text:p>31.4147079750684</text:p>
          </table:table-cell>
          <table:table-cell office:value-type="float" office:value="2.8613971509497" calcext:value-type="float">
            <text:p>2.8613971509497</text:p>
          </table:table-cell>
          <table:table-cell office:value-type="float" office:value="6.65009274691784" calcext:value-type="float">
            <text:p>6.65009274691784</text:p>
          </table:table-cell>
          <table:table-cell office:value-type="float" office:value="0.521798343320851" calcext:value-type="float">
            <text:p>0.521798343320851</text:p>
          </table:table-cell>
          <table:table-cell office:value-type="float" office:value="0.058520433799852" calcext:value-type="float">
            <text:p>0.058520433799852</text:p>
          </table:table-cell>
          <table:table-cell office:value-type="float" office:value="2.78003678078917" calcext:value-type="float">
            <text:p>2.78003678078917</text:p>
          </table:table-cell>
          <table:table-cell office:value-type="float" office:value="0.311785118664682" calcext:value-type="float">
            <text:p>0.311785118664682</text:p>
          </table:table-cell>
          <table:table-cell office:value-type="float" office:value="0.304099169716223" calcext:value-type="float">
            <text:p>0.304099169716223</text:p>
          </table:table-cell>
          <table:table-cell office:value-type="float" office:value="0.141399742623548" calcext:value-type="float">
            <text:p>0.141399742623548</text:p>
          </table:table-cell>
          <table:table-cell office:value-type="float" office:value="0.874517025707313" calcext:value-type="float">
            <text:p>0.874517025707313</text:p>
          </table:table-cell>
          <table:table-cell office:value-type="float" office:value="0.098078340732254" calcext:value-type="float">
            <text:p>0.098078340732254</text:p>
          </table:table-cell>
          <table:table-cell table:formula="of:=SUM([.E585:.P585])" office:value-type="float" office:value="51.9234967233553" calcext:value-type="float">
            <text:p>51.92349672335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000480285096876894" calcext:value-type="float">
            <text:p>4.80285096876894E-06</text:p>
          </table:table-cell>
          <table:table-cell office:value-type="float" office:value="0.000463622196569" calcext:value-type="float">
            <text:p>0.000463622196569</text:p>
          </table:table-cell>
          <table:table-cell office:value-type="float" office:value="0.0000580457904587987" calcext:value-type="float">
            <text:p>5.80457904587987E-05</text:p>
          </table:table-cell>
          <table:table-cell office:value-type="float" office:value="0.000135249235123" calcext:value-type="float">
            <text:p>0.000135249235123</text:p>
          </table:table-cell>
          <table:table-cell office:value-type="float" office:value="0.000000424258088156172" calcext:value-type="float">
            <text:p>4.24258088156172E-07</text:p>
          </table:table-cell>
          <table:table-cell office:value-type="float" office:value="0.0000000475811570964264" calcext:value-type="float">
            <text:p>4.75811570964264E-08</text:p>
          </table:table-cell>
          <table:table-cell office:value-type="float" office:value="0.0000409906784220989" calcext:value-type="float">
            <text:p>4.09906784220989E-05</text:p>
          </table:table-cell>
          <table:table-cell office:value-type="float" office:value="0.0000045971637640837" calcext:value-type="float">
            <text:p>4.5971637640837E-06</text:p>
          </table:table-cell>
          <table:table-cell office:value-type="float" office:value="0.00000664325161685942" calcext:value-type="float">
            <text:p>6.64325161685942E-06</text:p>
          </table:table-cell>
          <table:table-cell office:value-type="float" office:value="0.00000227568769307068" calcext:value-type="float">
            <text:p>2.27568769307068E-06</text:p>
          </table:table-cell>
          <table:table-cell office:value-type="float" office:value="0.0000178257159909848" calcext:value-type="float">
            <text:p>1.78257159909848E-05</text:p>
          </table:table-cell>
          <table:table-cell office:value-type="float" office:value="0.00000199917978372427" calcext:value-type="float">
            <text:p>1.99917978372427E-06</text:p>
          </table:table-cell>
          <table:table-cell table:formula="of:=SUM([.E586:.P586])" office:value-type="float" office:value="0.000736523589635642" calcext:value-type="float">
            <text:p>0.000736523589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0777671178963" calcext:value-type="float">
            <text:p>0.000777671178963</text:p>
          </table:table-cell>
          <table:table-cell office:value-type="float" office:value="0.209824500128609" calcext:value-type="float">
            <text:p>0.209824500128609</text:p>
          </table:table-cell>
          <table:table-cell office:value-type="float" office:value="0.02704578746855" calcext:value-type="float">
            <text:p>0.02704578746855</text:p>
          </table:table-cell>
          <table:table-cell office:value-type="float" office:value="0.062565037388047" calcext:value-type="float">
            <text:p>0.062565037388047</text:p>
          </table:table-cell>
          <table:table-cell office:value-type="float" office:value="0.0000600642398491225" calcext:value-type="float">
            <text:p>6.00642398491225E-05</text:p>
          </table:table-cell>
          <table:table-cell office:value-type="float" office:value="0.00000500685485064314" calcext:value-type="float">
            <text:p>5.00685485064314E-06</text:p>
          </table:table-cell>
          <table:table-cell office:value-type="float" office:value="0.016241184845402" calcext:value-type="float">
            <text:p>0.016241184845402</text:p>
          </table:table-cell>
          <table:table-cell office:value-type="float" office:value="0.00135383807949" calcext:value-type="float">
            <text:p>0.00135383807949</text:p>
          </table:table-cell>
          <table:table-cell office:value-type="float" office:value="0.003189368655261" calcext:value-type="float">
            <text:p>0.003189368655261</text:p>
          </table:table-cell>
          <table:table-cell office:value-type="float" office:value="0.001476586894501" calcext:value-type="float">
            <text:p>0.001476586894501</text:p>
          </table:table-cell>
          <table:table-cell office:value-type="float" office:value="0.007246392869419" calcext:value-type="float">
            <text:p>0.007246392869419</text:p>
          </table:table-cell>
          <table:table-cell office:value-type="float" office:value="0.000604047223091" calcext:value-type="float">
            <text:p>0.000604047223091</text:p>
          </table:table-cell>
          <table:table-cell table:formula="of:=SUM([.E587:.P587])" office:value-type="float" office:value="0.330389485826033" calcext:value-type="float">
            <text:p>0.3303894858260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030267527391" calcext:value-type="float">
            <text:p>0.00030267527391</text:p>
          </table:table-cell>
          <table:table-cell office:value-type="float" office:value="0.002910295495619" calcext:value-type="float">
            <text:p>0.002910295495619</text:p>
          </table:table-cell>
          <table:table-cell office:value-type="float" office:value="0.000243055657689" calcext:value-type="float">
            <text:p>0.000243055657689</text:p>
          </table:table-cell>
          <table:table-cell office:value-type="float" office:value="0.000629118549469" calcext:value-type="float">
            <text:p>0.000629118549469</text:p>
          </table:table-cell>
          <table:table-cell office:value-type="float" office:value="0.0000283945150135321" calcext:value-type="float">
            <text:p>2.83945150135321E-05</text:p>
          </table:table-cell>
          <table:table-cell office:value-type="float" office:value="0.00000308664070357237" calcext:value-type="float">
            <text:p>3.08664070357237E-06</text:p>
          </table:table-cell>
          <table:table-cell office:value-type="float" office:value="0.000274473333629" calcext:value-type="float">
            <text:p>0.000274473333629</text:p>
          </table:table-cell>
          <table:table-cell office:value-type="float" office:value="0.0000298367682357475" calcext:value-type="float">
            <text:p>2.98367682357475E-05</text:p>
          </table:table-cell>
          <table:table-cell office:value-type="float" office:value="0.0000147616286232243" calcext:value-type="float">
            <text:p>1.47616286232243E-05</text:p>
          </table:table-cell>
          <table:table-cell office:value-type="float" office:value="0.0000228707490888269" calcext:value-type="float">
            <text:p>2.28707490888269E-05</text:p>
          </table:table-cell>
          <table:table-cell office:value-type="float" office:value="0.0000838973534656383" calcext:value-type="float">
            <text:p>8.38973534656383E-05</text:p>
          </table:table-cell>
          <table:table-cell office:value-type="float" office:value="0.0000091201059784125" calcext:value-type="float">
            <text:p>9.1201059784125E-06</text:p>
          </table:table-cell>
          <table:table-cell table:formula="of:=SUM([.E588:.P588])" office:value-type="float" office:value="0.00455158607142495" calcext:value-type="float">
            <text:p>0.0045515860714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547709503482385" calcext:value-type="float">
            <text:p>0.547709503482385</text:p>
          </table:table-cell>
          <table:table-cell office:value-type="float" office:value="0.879826670662398" calcext:value-type="float">
            <text:p>0.879826670662398</text:p>
          </table:table-cell>
          <table:table-cell office:value-type="float" office:value="0.055525920004181" calcext:value-type="float">
            <text:p>0.055525920004181</text:p>
          </table:table-cell>
          <table:table-cell office:value-type="float" office:value="0.124895889350305" calcext:value-type="float">
            <text:p>0.124895889350305</text:p>
          </table:table-cell>
          <table:table-cell office:value-type="float" office:value="0.019081234593406" calcext:value-type="float">
            <text:p>0.019081234593406</text:p>
          </table:table-cell>
          <table:table-cell office:value-type="float" office:value="0.001846503492276" calcext:value-type="float">
            <text:p>0.001846503492276</text:p>
          </table:table-cell>
          <table:table-cell office:value-type="float" office:value="0.030704605034613" calcext:value-type="float">
            <text:p>0.030704605034613</text:p>
          </table:table-cell>
          <table:table-cell office:value-type="float" office:value="0.002971304615947" calcext:value-type="float">
            <text:p>0.002971304615947</text:p>
          </table:table-cell>
          <table:table-cell office:value-type="float" office:value="0.004601028035007" calcext:value-type="float">
            <text:p>0.004601028035007</text:p>
          </table:table-cell>
          <table:table-cell office:value-type="float" office:value="0.002808452480608" calcext:value-type="float">
            <text:p>0.002808452480608</text:p>
          </table:table-cell>
          <table:table-cell office:value-type="float" office:value="0.00649071818127" calcext:value-type="float">
            <text:p>0.00649071818127</text:p>
          </table:table-cell>
          <table:table-cell office:value-type="float" office:value="0.000628111023447" calcext:value-type="float">
            <text:p>0.000628111023447</text:p>
          </table:table-cell>
          <table:table-cell table:formula="of:=SUM([.E589:.P589])" office:value-type="float" office:value="1.67708994095584" calcext:value-type="float">
            <text:p>1.677089940955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5.0272616147036" calcext:value-type="float">
            <text:p>55.0272616147036</text:p>
          </table:table-cell>
          <table:table-cell office:value-type="float" office:value="20.2263281485133" calcext:value-type="float">
            <text:p>20.2263281485133</text:p>
          </table:table-cell>
          <table:table-cell office:value-type="float" office:value="4.55243945251402" calcext:value-type="float">
            <text:p>4.55243945251402</text:p>
          </table:table-cell>
          <table:table-cell office:value-type="float" office:value="12.3560820885306" calcext:value-type="float">
            <text:p>12.3560820885306</text:p>
          </table:table-cell>
          <table:table-cell office:value-type="float" office:value="1.47550288545949" calcext:value-type="float">
            <text:p>1.47550288545949</text:p>
          </table:table-cell>
          <table:table-cell office:value-type="float" office:value="0.075839074051369" calcext:value-type="float">
            <text:p>0.075839074051369</text:p>
          </table:table-cell>
          <table:table-cell office:value-type="float" office:value="0.5422810177448" calcext:value-type="float">
            <text:p>0.5422810177448</text:p>
          </table:table-cell>
          <table:table-cell office:value-type="float" office:value="0.027872592230541" calcext:value-type="float">
            <text:p>0.027872592230541</text:p>
          </table:table-cell>
          <table:table-cell office:value-type="float" office:value="0.265599992147415" calcext:value-type="float">
            <text:p>0.265599992147415</text:p>
          </table:table-cell>
          <table:table-cell office:value-type="float" office:value="0.058142494348634" calcext:value-type="float">
            <text:p>0.058142494348634</text:p>
          </table:table-cell>
          <table:table-cell office:value-type="float" office:value="0.462134961156996" calcext:value-type="float">
            <text:p>0.462134961156996</text:p>
          </table:table-cell>
          <table:table-cell office:value-type="float" office:value="0.023753181295879" calcext:value-type="float">
            <text:p>0.023753181295879</text:p>
          </table:table-cell>
          <table:table-cell table:formula="of:=SUM([.E590:.P590])" office:value-type="float" office:value="95.0932375026966" calcext:value-type="float">
            <text:p>95.09323750269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01.967483180214" calcext:value-type="float">
            <text:p>101.967483180214</text:p>
          </table:table-cell>
          <table:table-cell office:value-type="float" office:value="45.573286012774" calcext:value-type="float">
            <text:p>45.573286012774</text:p>
          </table:table-cell>
          <table:table-cell office:value-type="float" office:value="3.40531385197139" calcext:value-type="float">
            <text:p>3.40531385197139</text:p>
          </table:table-cell>
          <table:table-cell office:value-type="float" office:value="9.38221122482082" calcext:value-type="float">
            <text:p>9.38221122482082</text:p>
          </table:table-cell>
          <table:table-cell office:value-type="float" office:value="2.91953807063329" calcext:value-type="float">
            <text:p>2.91953807063329</text:p>
          </table:table-cell>
          <table:table-cell office:value-type="float" office:value="0.177532681856523" calcext:value-type="float">
            <text:p>0.177532681856523</text:p>
          </table:table-cell>
          <table:table-cell office:value-type="float" office:value="1.30639672389909" calcext:value-type="float">
            <text:p>1.30639672389909</text:p>
          </table:table-cell>
          <table:table-cell office:value-type="float" office:value="0.079440003298903" calcext:value-type="float">
            <text:p>0.079440003298903</text:p>
          </table:table-cell>
          <table:table-cell office:value-type="float" office:value="0.150777357357547" calcext:value-type="float">
            <text:p>0.150777357357547</text:p>
          </table:table-cell>
          <table:table-cell office:value-type="float" office:value="0.097321496311455" calcext:value-type="float">
            <text:p>0.097321496311455</text:p>
          </table:table-cell>
          <table:table-cell office:value-type="float" office:value="0.371696512502341" calcext:value-type="float">
            <text:p>0.371696512502341</text:p>
          </table:table-cell>
          <table:table-cell office:value-type="float" office:value="0.022602301153396" calcext:value-type="float">
            <text:p>0.022602301153396</text:p>
          </table:table-cell>
          <table:table-cell table:formula="of:=SUM([.E591:.P591])" office:value-type="float" office:value="165.453599416793" calcext:value-type="float">
            <text:p>165.4535994167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720822748210769" calcext:value-type="float">
            <text:p>0.720822748210769</text:p>
          </table:table-cell>
          <table:table-cell office:value-type="float" office:value="1.14001770843876" calcext:value-type="float">
            <text:p>1.14001770843876</text:p>
          </table:table-cell>
          <table:table-cell office:value-type="float" office:value="0.086076700396953" calcext:value-type="float">
            <text:p>0.086076700396953</text:p>
          </table:table-cell>
          <table:table-cell office:value-type="float" office:value="0.207481820659548" calcext:value-type="float">
            <text:p>0.207481820659548</text:p>
          </table:table-cell>
          <table:table-cell office:value-type="float" office:value="0.069549257382718" calcext:value-type="float">
            <text:p>0.069549257382718</text:p>
          </table:table-cell>
          <table:table-cell office:value-type="float" office:value="0.006244567200177" calcext:value-type="float">
            <text:p>0.006244567200177</text:p>
          </table:table-cell>
          <table:table-cell office:value-type="float" office:value="0.110429291568785" calcext:value-type="float">
            <text:p>0.110429291568785</text:p>
          </table:table-cell>
          <table:table-cell office:value-type="float" office:value="0.009915032280999" calcext:value-type="float">
            <text:p>0.009915032280999</text:p>
          </table:table-cell>
          <table:table-cell office:value-type="float" office:value="0.008282768300733" calcext:value-type="float">
            <text:p>0.008282768300733</text:p>
          </table:table-cell>
          <table:table-cell office:value-type="float" office:value="0.007209335878018" calcext:value-type="float">
            <text:p>0.007209335878018</text:p>
          </table:table-cell>
          <table:table-cell office:value-type="float" office:value="0.029385422594996" calcext:value-type="float">
            <text:p>0.029385422594996</text:p>
          </table:table-cell>
          <table:table-cell office:value-type="float" office:value="0.002638406979535" calcext:value-type="float">
            <text:p>0.002638406979535</text:p>
          </table:table-cell>
          <table:table-cell table:formula="of:=SUM([.E592:.P592])" office:value-type="float" office:value="2.39805305989199" calcext:value-type="float">
            <text:p>2.398053059891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87854625156286" calcext:value-type="float">
            <text:p>0.087854625156286</text:p>
          </table:table-cell>
          <table:table-cell office:value-type="float" office:value="0.134202154518888" calcext:value-type="float">
            <text:p>0.134202154518888</text:p>
          </table:table-cell>
          <table:table-cell office:value-type="float" office:value="0.010079731743105" calcext:value-type="float">
            <text:p>0.010079731743105</text:p>
          </table:table-cell>
          <table:table-cell office:value-type="float" office:value="0.02434006007549" calcext:value-type="float">
            <text:p>0.02434006007549</text:p>
          </table:table-cell>
          <table:table-cell office:value-type="float" office:value="0.010000115153319" calcext:value-type="float">
            <text:p>0.010000115153319</text:p>
          </table:table-cell>
          <table:table-cell office:value-type="float" office:value="0.000739541323787" calcext:value-type="float">
            <text:p>0.000739541323787</text:p>
          </table:table-cell>
          <table:table-cell office:value-type="float" office:value="0.015348538120168" calcext:value-type="float">
            <text:p>0.015348538120168</text:p>
          </table:table-cell>
          <table:table-cell office:value-type="float" office:value="0.001135074749196" calcext:value-type="float">
            <text:p>0.001135074749196</text:p>
          </table:table-cell>
          <table:table-cell office:value-type="float" office:value="0.000965337683334" calcext:value-type="float">
            <text:p>0.000965337683334</text:p>
          </table:table-cell>
          <table:table-cell office:value-type="float" office:value="0.000985238807357" calcext:value-type="float">
            <text:p>0.000985238807357</text:p>
          </table:table-cell>
          <table:table-cell office:value-type="float" office:value="0.004067000529499" calcext:value-type="float">
            <text:p>0.004067000529499</text:p>
          </table:table-cell>
          <table:table-cell office:value-type="float" office:value="0.000300768032099" calcext:value-type="float">
            <text:p>0.000300768032099</text:p>
          </table:table-cell>
          <table:table-cell table:formula="of:=SUM([.E593:.P593])" office:value-type="float" office:value="0.290018185892528" calcext:value-type="float">
            <text:p>0.2900181858925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153.58789322806" calcext:value-type="float">
            <text:p>1153.58789322806</text:p>
          </table:table-cell>
          <table:table-cell office:value-type="float" office:value="1119.22602186257" calcext:value-type="float">
            <text:p>1119.22602186257</text:p>
          </table:table-cell>
          <table:table-cell office:value-type="float" office:value="283.801419638172" calcext:value-type="float">
            <text:p>283.801419638172</text:p>
          </table:table-cell>
          <table:table-cell office:value-type="float" office:value="803.072829955191" calcext:value-type="float">
            <text:p>803.072829955191</text:p>
          </table:table-cell>
          <table:table-cell office:value-type="float" office:value="151.739080825054" calcext:value-type="float">
            <text:p>151.739080825054</text:p>
          </table:table-cell>
          <table:table-cell office:value-type="float" office:value="10.8195053148571" calcext:value-type="float">
            <text:p>10.8195053148571</text:p>
          </table:table-cell>
          <table:table-cell office:value-type="float" office:value="147.631726614458" calcext:value-type="float">
            <text:p>147.631726614458</text:p>
          </table:table-cell>
          <table:table-cell office:value-type="float" office:value="10.5266371857639" calcext:value-type="float">
            <text:p>10.5266371857639</text:p>
          </table:table-cell>
          <table:table-cell office:value-type="float" office:value="21.7790182283064" calcext:value-type="float">
            <text:p>21.7790182283064</text:p>
          </table:table-cell>
          <table:table-cell office:value-type="float" office:value="11.5937870896096" calcext:value-type="float">
            <text:p>11.5937870896096</text:p>
          </table:table-cell>
          <table:table-cell office:value-type="float" office:value="146.941047767928" calcext:value-type="float">
            <text:p>146.941047767928</text:p>
          </table:table-cell>
          <table:table-cell office:value-type="float" office:value="10.4773894678374" calcext:value-type="float">
            <text:p>10.4773894678374</text:p>
          </table:table-cell>
          <table:table-cell table:formula="of:=SUM([.E594:.P594])" office:value-type="float" office:value="3871.19635717781" calcext:value-type="float">
            <text:p>3871.196357177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6.4679813864513" calcext:value-type="float">
            <text:p>26.4679813864513</text:p>
          </table:table-cell>
          <table:table-cell office:value-type="float" office:value="39.9731425749517" calcext:value-type="float">
            <text:p>39.9731425749517</text:p>
          </table:table-cell>
          <table:table-cell office:value-type="float" office:value="3.18361124842554" calcext:value-type="float">
            <text:p>3.18361124842554</text:p>
          </table:table-cell>
          <table:table-cell office:value-type="float" office:value="7.79419517736677" calcext:value-type="float">
            <text:p>7.79419517736677</text:p>
          </table:table-cell>
          <table:table-cell office:value-type="float" office:value="1.15163400862119" calcext:value-type="float">
            <text:p>1.15163400862119</text:p>
          </table:table-cell>
          <table:table-cell office:value-type="float" office:value="0.09592525995134" calcext:value-type="float">
            <text:p>0.09592525995134</text:p>
          </table:table-cell>
          <table:table-cell office:value-type="float" office:value="1.74193073940862" calcext:value-type="float">
            <text:p>1.74193073940862</text:p>
          </table:table-cell>
          <table:table-cell office:value-type="float" office:value="0.145093977552" calcext:value-type="float">
            <text:p>0.145093977552</text:p>
          </table:table-cell>
          <table:table-cell office:value-type="float" office:value="0.299975739677127" calcext:value-type="float">
            <text:p>0.299975739677127</text:p>
          </table:table-cell>
          <table:table-cell office:value-type="float" office:value="0.13382732413148" calcext:value-type="float">
            <text:p>0.13382732413148</text:p>
          </table:table-cell>
          <table:table-cell office:value-type="float" office:value="0.493843388511789" calcext:value-type="float">
            <text:p>0.493843388511789</text:p>
          </table:table-cell>
          <table:table-cell office:value-type="float" office:value="0.041134644395367" calcext:value-type="float">
            <text:p>0.041134644395367</text:p>
          </table:table-cell>
          <table:table-cell table:formula="of:=SUM([.E595:.P595])" office:value-type="float" office:value="81.5222954694442" calcext:value-type="float">
            <text:p>81.52229546944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.4255664880859" calcext:value-type="float">
            <text:p>1.4255664880859</text:p>
          </table:table-cell>
          <table:table-cell office:value-type="float" office:value="1.60676757972388" calcext:value-type="float">
            <text:p>1.60676757972388</text:p>
          </table:table-cell>
          <table:table-cell office:value-type="float" office:value="0.299931604618069" calcext:value-type="float">
            <text:p>0.299931604618069</text:p>
          </table:table-cell>
          <table:table-cell office:value-type="float" office:value="0.829662590219145" calcext:value-type="float">
            <text:p>0.829662590219145</text:p>
          </table:table-cell>
          <table:table-cell office:value-type="float" office:value="0.07660878324451" calcext:value-type="float">
            <text:p>0.07660878324451</text:p>
          </table:table-cell>
          <table:table-cell office:value-type="float" office:value="0.006215197035636" calcext:value-type="float">
            <text:p>0.006215197035636</text:p>
          </table:table-cell>
          <table:table-cell office:value-type="float" office:value="0.086454488804112" calcext:value-type="float">
            <text:p>0.086454488804112</text:p>
          </table:table-cell>
          <table:table-cell office:value-type="float" office:value="0.007013969675224" calcext:value-type="float">
            <text:p>0.007013969675224</text:p>
          </table:table-cell>
          <table:table-cell office:value-type="float" office:value="0.023849155147082" calcext:value-type="float">
            <text:p>0.023849155147082</text:p>
          </table:table-cell>
          <table:table-cell office:value-type="float" office:value="0.00866167574579" calcext:value-type="float">
            <text:p>0.00866167574579</text:p>
          </table:table-cell>
          <table:table-cell office:value-type="float" office:value="0.062342472288665" calcext:value-type="float">
            <text:p>0.062342472288665</text:p>
          </table:table-cell>
          <table:table-cell office:value-type="float" office:value="0.005057784924296" calcext:value-type="float">
            <text:p>0.005057784924296</text:p>
          </table:table-cell>
          <table:table-cell table:formula="of:=SUM([.E596:.P596])" office:value-type="float" office:value="4.43813178951231" calcext:value-type="float">
            <text:p>4.438131789512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496757637290147" calcext:value-type="float">
            <text:p>0.496757637290147</text:p>
          </table:table-cell>
          <table:table-cell office:value-type="float" office:value="0.809469401841638" calcext:value-type="float">
            <text:p>0.809469401841638</text:p>
          </table:table-cell>
          <table:table-cell office:value-type="float" office:value="0.037680032579081" calcext:value-type="float">
            <text:p>0.037680032579081</text:p>
          </table:table-cell>
          <table:table-cell office:value-type="float" office:value="0.093683825756246" calcext:value-type="float">
            <text:p>0.093683825756246</text:p>
          </table:table-cell>
          <table:table-cell office:value-type="float" office:value="0.024271851932767" calcext:value-type="float">
            <text:p>0.024271851932767</text:p>
          </table:table-cell>
          <table:table-cell office:value-type="float" office:value="0.001665578121981" calcext:value-type="float">
            <text:p>0.001665578121981</text:p>
          </table:table-cell>
          <table:table-cell office:value-type="float" office:value="0.039636346174201" calcext:value-type="float">
            <text:p>0.039636346174201</text:p>
          </table:table-cell>
          <table:table-cell office:value-type="float" office:value="0.00271991734318" calcext:value-type="float">
            <text:p>0.00271991734318</text:p>
          </table:table-cell>
          <table:table-cell office:value-type="float" office:value="0.003286852244405" calcext:value-type="float">
            <text:p>0.003286852244405</text:p>
          </table:table-cell>
          <table:table-cell office:value-type="float" office:value="0.0026778446228" calcext:value-type="float">
            <text:p>0.0026778446228</text:p>
          </table:table-cell>
          <table:table-cell office:value-type="float" office:value="0.006624723809509" calcext:value-type="float">
            <text:p>0.006624723809509</text:p>
          </table:table-cell>
          <table:table-cell office:value-type="float" office:value="0.000454600459489" calcext:value-type="float">
            <text:p>0.000454600459489</text:p>
          </table:table-cell>
          <table:table-cell table:formula="of:=SUM([.E597:.P597])" office:value-type="float" office:value="1.51892861217544" calcext:value-type="float">
            <text:p>1.518928612175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120426350718716" calcext:value-type="float">
            <text:p>0.120426350718716</text:p>
          </table:table-cell>
          <table:table-cell office:value-type="float" office:value="3.06422915695835" calcext:value-type="float">
            <text:p>3.06422915695835</text:p>
          </table:table-cell>
          <table:table-cell office:value-type="float" office:value="0.1876208827175" calcext:value-type="float">
            <text:p>0.1876208827175</text:p>
          </table:table-cell>
          <table:table-cell office:value-type="float" office:value="0.466029861802692" calcext:value-type="float">
            <text:p>0.466029861802692</text:p>
          </table:table-cell>
          <table:table-cell office:value-type="float" office:value="0.004097430158299" calcext:value-type="float">
            <text:p>0.004097430158299</text:p>
          </table:table-cell>
          <table:table-cell office:value-type="float" office:value="0.000147492538268" calcext:value-type="float">
            <text:p>0.000147492538268</text:p>
          </table:table-cell>
          <table:table-cell office:value-type="float" office:value="0.104391077292332" calcext:value-type="float">
            <text:p>0.104391077292332</text:p>
          </table:table-cell>
          <table:table-cell office:value-type="float" office:value="0.003757697963723" calcext:value-type="float">
            <text:p>0.003757697963723</text:p>
          </table:table-cell>
          <table:table-cell office:value-type="float" office:value="0.012086927564429" calcext:value-type="float">
            <text:p>0.012086927564429</text:p>
          </table:table-cell>
          <table:table-cell office:value-type="float" office:value="0.006924551558323" calcext:value-type="float">
            <text:p>0.006924551558323</text:p>
          </table:table-cell>
          <table:table-cell office:value-type="float" office:value="0.022754280428653" calcext:value-type="float">
            <text:p>0.022754280428653</text:p>
          </table:table-cell>
          <table:table-cell office:value-type="float" office:value="0.000819071087784" calcext:value-type="float">
            <text:p>0.000819071087784</text:p>
          </table:table-cell>
          <table:table-cell table:formula="of:=SUM([.E598:.P598])" office:value-type="float" office:value="3.99328478078907" calcext:value-type="float">
            <text:p>3.993284780789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63.4591283883065" calcext:value-type="float">
            <text:p>63.4591283883065</text:p>
          </table:table-cell>
          <table:table-cell office:value-type="float" office:value="22.8298077172075" calcext:value-type="float">
            <text:p>22.8298077172075</text:p>
          </table:table-cell>
          <table:table-cell office:value-type="float" office:value="1.02647279923541" calcext:value-type="float">
            <text:p>1.02647279923541</text:p>
          </table:table-cell>
          <table:table-cell office:value-type="float" office:value="2.36555446585785" calcext:value-type="float">
            <text:p>2.36555446585785</text:p>
          </table:table-cell>
          <table:table-cell office:value-type="float" office:value="1.99558882160563" calcext:value-type="float">
            <text:p>1.99558882160563</text:p>
          </table:table-cell>
          <table:table-cell office:value-type="float" office:value="0.080297841512273" calcext:value-type="float">
            <text:p>0.080297841512273</text:p>
          </table:table-cell>
          <table:table-cell office:value-type="float" office:value="0.71894958024577" calcext:value-type="float">
            <text:p>0.71894958024577</text:p>
          </table:table-cell>
          <table:table-cell office:value-type="float" office:value="0.028928854894788" calcext:value-type="float">
            <text:p>0.028928854894788</text:p>
          </table:table-cell>
          <table:table-cell office:value-type="float" office:value="0.040566312802151" calcext:value-type="float">
            <text:p>0.040566312802151</text:p>
          </table:table-cell>
          <table:table-cell office:value-type="float" office:value="0.044314426876125" calcext:value-type="float">
            <text:p>0.044314426876125</text:p>
          </table:table-cell>
          <table:table-cell office:value-type="float" office:value="0.108313402420917" calcext:value-type="float">
            <text:p>0.108313402420917</text:p>
          </table:table-cell>
          <table:table-cell office:value-type="float" office:value="0.004358278783228" calcext:value-type="float">
            <text:p>0.004358278783228</text:p>
          </table:table-cell>
          <table:table-cell table:formula="of:=SUM([.E599:.P599])" office:value-type="float" office:value="92.7022808897481" calcext:value-type="float">
            <text:p>92.70228088974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.37841014272104" calcext:value-type="float">
            <text:p>5.37841014272104</text:p>
          </table:table-cell>
          <table:table-cell office:value-type="float" office:value="10.2632001510564" calcext:value-type="float">
            <text:p>10.2632001510564</text:p>
          </table:table-cell>
          <table:table-cell office:value-type="float" office:value="0.54554472587981" calcext:value-type="float">
            <text:p>0.54554472587981</text:p>
          </table:table-cell>
          <table:table-cell office:value-type="float" office:value="0.861571887527821" calcext:value-type="float">
            <text:p>0.861571887527821</text:p>
          </table:table-cell>
          <table:table-cell office:value-type="float" office:value="0.258041132300367" calcext:value-type="float">
            <text:p>0.258041132300367</text:p>
          </table:table-cell>
          <table:table-cell office:value-type="float" office:value="0.011191872267884" calcext:value-type="float">
            <text:p>0.011191872267884</text:p>
          </table:table-cell>
          <table:table-cell office:value-type="float" office:value="0.493448865737423" calcext:value-type="float">
            <text:p>0.493448865737423</text:p>
          </table:table-cell>
          <table:table-cell office:value-type="float" office:value="0.02140207891212" calcext:value-type="float">
            <text:p>0.02140207891212</text:p>
          </table:table-cell>
          <table:table-cell office:value-type="float" office:value="0.027241085895327" calcext:value-type="float">
            <text:p>0.027241085895327</text:p>
          </table:table-cell>
          <table:table-cell office:value-type="float" office:value="0.030755492664583" calcext:value-type="float">
            <text:p>0.030755492664583</text:p>
          </table:table-cell>
          <table:table-cell office:value-type="float" office:value="0.069242928807703" calcext:value-type="float">
            <text:p>0.069242928807703</text:p>
          </table:table-cell>
          <table:table-cell office:value-type="float" office:value="0.003003234436934" calcext:value-type="float">
            <text:p>0.003003234436934</text:p>
          </table:table-cell>
          <table:table-cell table:formula="of:=SUM([.E600:.P600])" office:value-type="float" office:value="17.9630535982074" calcext:value-type="float">
            <text:p>17.9630535982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110437386515661" calcext:value-type="float">
            <text:p>0.110437386515661</text:p>
          </table:table-cell>
          <table:table-cell office:value-type="float" office:value="0.678721635593391" calcext:value-type="float">
            <text:p>0.678721635593391</text:p>
          </table:table-cell>
          <table:table-cell office:value-type="float" office:value="0.053603354917055" calcext:value-type="float">
            <text:p>0.053603354917055</text:p>
          </table:table-cell>
          <table:table-cell office:value-type="float" office:value="0.138210849708035" calcext:value-type="float">
            <text:p>0.138210849708035</text:p>
          </table:table-cell>
          <table:table-cell office:value-type="float" office:value="0.004579483370026" calcext:value-type="float">
            <text:p>0.004579483370026</text:p>
          </table:table-cell>
          <table:table-cell office:value-type="float" office:value="0.000206762470542" calcext:value-type="float">
            <text:p>0.000206762470542</text:p>
          </table:table-cell>
          <table:table-cell office:value-type="float" office:value="0.028186303702896" calcext:value-type="float">
            <text:p>0.028186303702896</text:p>
          </table:table-cell>
          <table:table-cell office:value-type="float" office:value="0.001272604204046" calcext:value-type="float">
            <text:p>0.001272604204046</text:p>
          </table:table-cell>
          <table:table-cell office:value-type="float" office:value="0.003321079110727" calcext:value-type="float">
            <text:p>0.003321079110727</text:p>
          </table:table-cell>
          <table:table-cell office:value-type="float" office:value="0.001894640240822" calcext:value-type="float">
            <text:p>0.001894640240822</text:p>
          </table:table-cell>
          <table:table-cell office:value-type="float" office:value="0.008128297990042" calcext:value-type="float">
            <text:p>0.008128297990042</text:p>
          </table:table-cell>
          <table:table-cell office:value-type="float" office:value="0.000366990517909" calcext:value-type="float">
            <text:p>0.000366990517909</text:p>
          </table:table-cell>
          <table:table-cell table:formula="of:=SUM([.E601:.P601])" office:value-type="float" office:value="1.02892938834115" calcext:value-type="float">
            <text:p>1.028929388341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74.3239842303599" calcext:value-type="float">
            <text:p>74.3239842303599</text:p>
          </table:table-cell>
          <table:table-cell office:value-type="float" office:value="124.968899692633" calcext:value-type="float">
            <text:p>124.968899692633</text:p>
          </table:table-cell>
          <table:table-cell office:value-type="float" office:value="5.98787527975351" calcext:value-type="float">
            <text:p>5.98787527975351</text:p>
          </table:table-cell>
          <table:table-cell office:value-type="float" office:value="12.6433247746709" calcext:value-type="float">
            <text:p>12.6433247746709</text:p>
          </table:table-cell>
          <table:table-cell office:value-type="float" office:value="1.72590326037633" calcext:value-type="float">
            <text:p>1.72590326037633</text:p>
          </table:table-cell>
          <table:table-cell office:value-type="float" office:value="0.066934021104336" calcext:value-type="float">
            <text:p>0.066934021104336</text:p>
          </table:table-cell>
          <table:table-cell office:value-type="float" office:value="2.90335858754351" calcext:value-type="float">
            <text:p>2.90335858754351</text:p>
          </table:table-cell>
          <table:table-cell office:value-type="float" office:value="0.112598121478558" calcext:value-type="float">
            <text:p>0.112598121478558</text:p>
          </table:table-cell>
          <table:table-cell office:value-type="float" office:value="0.507947807660486" calcext:value-type="float">
            <text:p>0.507947807660486</text:p>
          </table:table-cell>
          <table:table-cell office:value-type="float" office:value="0.181307094677634" calcext:value-type="float">
            <text:p>0.181307094677634</text:p>
          </table:table-cell>
          <table:table-cell office:value-type="float" office:value="0.447235035843864" calcext:value-type="float">
            <text:p>0.447235035843864</text:p>
          </table:table-cell>
          <table:table-cell office:value-type="float" office:value="0.017344679748299" calcext:value-type="float">
            <text:p>0.017344679748299</text:p>
          </table:table-cell>
          <table:table-cell table:formula="of:=SUM([.E602:.P602])" office:value-type="float" office:value="223.88671258585" calcext:value-type="float">
            <text:p>223.886712585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373.673866218544" calcext:value-type="float">
            <text:p>373.673866218544</text:p>
          </table:table-cell>
          <table:table-cell office:value-type="float" office:value="526.704480692001" calcext:value-type="float">
            <text:p>526.704480692001</text:p>
          </table:table-cell>
          <table:table-cell office:value-type="float" office:value="57.4832491131924" calcext:value-type="float">
            <text:p>57.4832491131924</text:p>
          </table:table-cell>
          <table:table-cell office:value-type="float" office:value="133.817815302712" calcext:value-type="float">
            <text:p>133.817815302712</text:p>
          </table:table-cell>
          <table:table-cell office:value-type="float" office:value="19.5466227474194" calcext:value-type="float">
            <text:p>19.5466227474194</text:p>
          </table:table-cell>
          <table:table-cell office:value-type="float" office:value="0.257834249759056" calcext:value-type="float">
            <text:p>0.257834249759056</text:p>
          </table:table-cell>
          <table:table-cell office:value-type="float" office:value="27.6528717392114" calcext:value-type="float">
            <text:p>27.6528717392114</text:p>
          </table:table-cell>
          <table:table-cell office:value-type="float" office:value="0.364761602589596" calcext:value-type="float">
            <text:p>0.364761602589596</text:p>
          </table:table-cell>
          <table:table-cell office:value-type="float" office:value="3.85299406236611" calcext:value-type="float">
            <text:p>3.85299406236611</text:p>
          </table:table-cell>
          <table:table-cell office:value-type="float" office:value="3.56311961560357" calcext:value-type="float">
            <text:p>3.56311961560357</text:p>
          </table:table-cell>
          <table:table-cell office:value-type="float" office:value="10.293435934341" calcext:value-type="float">
            <text:p>10.293435934341</text:p>
          </table:table-cell>
          <table:table-cell office:value-type="float" office:value="0.135777948235283" calcext:value-type="float">
            <text:p>0.135777948235283</text:p>
          </table:table-cell>
          <table:table-cell table:formula="of:=SUM([.E603:.P603])" office:value-type="float" office:value="1157.34682922597" calcext:value-type="float">
            <text:p>1157.346829225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2.96603712677713" calcext:value-type="float">
            <text:p>2.96603712677713</text:p>
          </table:table-cell>
          <table:table-cell office:value-type="float" office:value="4.68218152393125" calcext:value-type="float">
            <text:p>4.68218152393125</text:p>
          </table:table-cell>
          <table:table-cell office:value-type="float" office:value="0.32259858454146" calcext:value-type="float">
            <text:p>0.32259858454146</text:p>
          </table:table-cell>
          <table:table-cell office:value-type="float" office:value="0.71879415361248" calcext:value-type="float">
            <text:p>0.71879415361248</text:p>
          </table:table-cell>
          <table:table-cell office:value-type="float" office:value="0.130485880566399" calcext:value-type="float">
            <text:p>0.130485880566399</text:p>
          </table:table-cell>
          <table:table-cell office:value-type="float" office:value="0.003320676383098" calcext:value-type="float">
            <text:p>0.003320676383098</text:p>
          </table:table-cell>
          <table:table-cell office:value-type="float" office:value="0.206233934890894" calcext:value-type="float">
            <text:p>0.206233934890894</text:p>
          </table:table-cell>
          <table:table-cell office:value-type="float" office:value="0.005248354488722" calcext:value-type="float">
            <text:p>0.005248354488722</text:p>
          </table:table-cell>
          <table:table-cell office:value-type="float" office:value="0.024260428222051" calcext:value-type="float">
            <text:p>0.024260428222051</text:p>
          </table:table-cell>
          <table:table-cell office:value-type="float" office:value="0.012346626520574" calcext:value-type="float">
            <text:p>0.012346626520574</text:p>
          </table:table-cell>
          <table:table-cell office:value-type="float" office:value="0.0471756817868" calcext:value-type="float">
            <text:p>0.0471756817868</text:p>
          </table:table-cell>
          <table:table-cell office:value-type="float" office:value="0.001200552670419" calcext:value-type="float">
            <text:p>0.001200552670419</text:p>
          </table:table-cell>
          <table:table-cell table:formula="of:=SUM([.E604:.P604])" office:value-type="float" office:value="9.11988352439128" calcext:value-type="float">
            <text:p>9.119883524391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128838084299369" calcext:value-type="float">
            <text:p>0.128838084299369</text:p>
          </table:table-cell>
          <table:table-cell office:value-type="float" office:value="0.184323109898295" calcext:value-type="float">
            <text:p>0.184323109898295</text:p>
          </table:table-cell>
          <table:table-cell office:value-type="float" office:value="0.020052797645642" calcext:value-type="float">
            <text:p>0.020052797645642</text:p>
          </table:table-cell>
          <table:table-cell office:value-type="float" office:value="0.046732845543267" calcext:value-type="float">
            <text:p>0.046732845543267</text:p>
          </table:table-cell>
          <table:table-cell office:value-type="float" office:value="0.002086919405857" calcext:value-type="float">
            <text:p>0.002086919405857</text:p>
          </table:table-cell>
          <table:table-cell office:value-type="float" office:value="0.000162394652167" calcext:value-type="float">
            <text:p>0.000162394652167</text:p>
          </table:table-cell>
          <table:table-cell office:value-type="float" office:value="0.002984646709539" calcext:value-type="float">
            <text:p>0.002984646709539</text:p>
          </table:table-cell>
          <table:table-cell office:value-type="float" office:value="0.000232251740473" calcext:value-type="float">
            <text:p>0.000232251740473</text:p>
          </table:table-cell>
          <table:table-cell office:value-type="float" office:value="0.001342957050039" calcext:value-type="float">
            <text:p>0.001342957050039</text:p>
          </table:table-cell>
          <table:table-cell office:value-type="float" office:value="0.000228426953276" calcext:value-type="float">
            <text:p>0.000228426953276</text:p>
          </table:table-cell>
          <table:table-cell office:value-type="float" office:value="0.001108266379292" calcext:value-type="float">
            <text:p>0.001108266379292</text:p>
          </table:table-cell>
          <table:table-cell office:value-type="float" office:value="0.0000862402892360361" calcext:value-type="float">
            <text:p>8.62402892360361E-05</text:p>
          </table:table-cell>
          <table:table-cell table:formula="of:=SUM([.E605:.P605])" office:value-type="float" office:value="0.388178940566452" calcext:value-type="float">
            <text:p>0.3881789405664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10874423752502" calcext:value-type="float">
            <text:p>0.010874423752502</text:p>
          </table:table-cell>
          <table:table-cell office:value-type="float" office:value="0.265495373733072" calcext:value-type="float">
            <text:p>0.265495373733072</text:p>
          </table:table-cell>
          <table:table-cell office:value-type="float" office:value="0.01554812986881" calcext:value-type="float">
            <text:p>0.01554812986881</text:p>
          </table:table-cell>
          <table:table-cell office:value-type="float" office:value="0.038398483554062" calcext:value-type="float">
            <text:p>0.038398483554062</text:p>
          </table:table-cell>
          <table:table-cell office:value-type="float" office:value="0.000386702814691" calcext:value-type="float">
            <text:p>0.000386702814691</text:p>
          </table:table-cell>
          <table:table-cell office:value-type="float" office:value="0.0000154538494169618" calcext:value-type="float">
            <text:p>1.54538494169618E-05</text:p>
          </table:table-cell>
          <table:table-cell office:value-type="float" office:value="0.009452909099118" calcext:value-type="float">
            <text:p>0.009452909099118</text:p>
          </table:table-cell>
          <table:table-cell office:value-type="float" office:value="0.000377767702277" calcext:value-type="float">
            <text:p>0.000377767702277</text:p>
          </table:table-cell>
          <table:table-cell office:value-type="float" office:value="0.001010988071814" calcext:value-type="float">
            <text:p>0.001010988071814</text:p>
          </table:table-cell>
          <table:table-cell office:value-type="float" office:value="0.00057933673007" calcext:value-type="float">
            <text:p>0.00057933673007</text:p>
          </table:table-cell>
          <table:table-cell office:value-type="float" office:value="0.001963245123531" calcext:value-type="float">
            <text:p>0.001963245123531</text:p>
          </table:table-cell>
          <table:table-cell office:value-type="float" office:value="0.0000784573924858543" calcext:value-type="float">
            <text:p>7.84573924858543E-05</text:p>
          </table:table-cell>
          <table:table-cell table:formula="of:=SUM([.E606:.P606])" office:value-type="float" office:value="0.34418127169185" calcext:value-type="float">
            <text:p>0.344181271691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5569161225696" calcext:value-type="float">
            <text:p>0.005569161225696</text:p>
          </table:table-cell>
          <table:table-cell office:value-type="float" office:value="0.376706249534399" calcext:value-type="float">
            <text:p>0.376706249534399</text:p>
          </table:table-cell>
          <table:table-cell office:value-type="float" office:value="0.018129445116931" calcext:value-type="float">
            <text:p>0.018129445116931</text:p>
          </table:table-cell>
          <table:table-cell office:value-type="float" office:value="0.043211280702245" calcext:value-type="float">
            <text:p>0.043211280702245</text:p>
          </table:table-cell>
          <table:table-cell office:value-type="float" office:value="0.000234305853517" calcext:value-type="float">
            <text:p>0.000234305853517</text:p>
          </table:table-cell>
          <table:table-cell office:value-type="float" office:value="0.0000135705708781874" calcext:value-type="float">
            <text:p>1.35705708781874E-05</text:p>
          </table:table-cell>
          <table:table-cell office:value-type="float" office:value="0.01587980800936" calcext:value-type="float">
            <text:p>0.01587980800936</text:p>
          </table:table-cell>
          <table:table-cell office:value-type="float" office:value="0.000919729733117" calcext:value-type="float">
            <text:p>0.000919729733117</text:p>
          </table:table-cell>
          <table:table-cell office:value-type="float" office:value="0.001235277396743" calcext:value-type="float">
            <text:p>0.001235277396743</text:p>
          </table:table-cell>
          <table:table-cell office:value-type="float" office:value="0.001086582270748" calcext:value-type="float">
            <text:p>0.001086582270748</text:p>
          </table:table-cell>
          <table:table-cell office:value-type="float" office:value="0.002647397717035" calcext:value-type="float">
            <text:p>0.002647397717035</text:p>
          </table:table-cell>
          <table:table-cell office:value-type="float" office:value="0.000153332483258" calcext:value-type="float">
            <text:p>0.000153332483258</text:p>
          </table:table-cell>
          <table:table-cell table:formula="of:=SUM([.E607:.P607])" office:value-type="float" office:value="0.465786140613927" calcext:value-type="float">
            <text:p>0.4657861406139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65233731827719" calcext:value-type="float">
            <text:p>0.065233731827719</text:p>
          </table:table-cell>
          <table:table-cell office:value-type="float" office:value="0.302294735428461" calcext:value-type="float">
            <text:p>0.302294735428461</text:p>
          </table:table-cell>
          <table:table-cell office:value-type="float" office:value="0.017363631182708" calcext:value-type="float">
            <text:p>0.017363631182708</text:p>
          </table:table-cell>
          <table:table-cell office:value-type="float" office:value="0.041792088985792" calcext:value-type="float">
            <text:p>0.041792088985792</text:p>
          </table:table-cell>
          <table:table-cell office:value-type="float" office:value="0.002744514791692" calcext:value-type="float">
            <text:p>0.002744514791692</text:p>
          </table:table-cell>
          <table:table-cell office:value-type="float" office:value="0.000158957329529" calcext:value-type="float">
            <text:p>0.000158957329529</text:p>
          </table:table-cell>
          <table:table-cell office:value-type="float" office:value="0.012740263664955" calcext:value-type="float">
            <text:p>0.012740263664955</text:p>
          </table:table-cell>
          <table:table-cell office:value-type="float" office:value="0.000737893013298" calcext:value-type="float">
            <text:p>0.000737893013298</text:p>
          </table:table-cell>
          <table:table-cell office:value-type="float" office:value="0.001325578943493" calcext:value-type="float">
            <text:p>0.001325578943493</text:p>
          </table:table-cell>
          <table:table-cell office:value-type="float" office:value="0.000897341080613" calcext:value-type="float">
            <text:p>0.000897341080613</text:p>
          </table:table-cell>
          <table:table-cell office:value-type="float" office:value="0.002560209430353" calcext:value-type="float">
            <text:p>0.002560209430353</text:p>
          </table:table-cell>
          <table:table-cell office:value-type="float" office:value="0.000148282696569" calcext:value-type="float">
            <text:p>0.000148282696569</text:p>
          </table:table-cell>
          <table:table-cell table:formula="of:=SUM([.E608:.P608])" office:value-type="float" office:value="0.447997228375182" calcext:value-type="float">
            <text:p>0.447997228375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2964066714822" calcext:value-type="float">
            <text:p>0.002964066714822</text:p>
          </table:table-cell>
          <table:table-cell office:value-type="float" office:value="0.200493828469885" calcext:value-type="float">
            <text:p>0.200493828469885</text:p>
          </table:table-cell>
          <table:table-cell office:value-type="float" office:value="0.00964900864804" calcext:value-type="float">
            <text:p>0.00964900864804</text:p>
          </table:table-cell>
          <table:table-cell office:value-type="float" office:value="0.022998278132599" calcext:value-type="float">
            <text:p>0.022998278132599</text:p>
          </table:table-cell>
          <table:table-cell office:value-type="float" office:value="0.000124704269898" calcext:value-type="float">
            <text:p>0.000124704269898</text:p>
          </table:table-cell>
          <table:table-cell office:value-type="float" office:value="0.00000722264539129424" calcext:value-type="float">
            <text:p>7.22264539129424E-06</text:p>
          </table:table-cell>
          <table:table-cell office:value-type="float" office:value="0.008451687545181" calcext:value-type="float">
            <text:p>0.008451687545181</text:p>
          </table:table-cell>
          <table:table-cell office:value-type="float" office:value="0.000489506431068" calcext:value-type="float">
            <text:p>0.000489506431068</text:p>
          </table:table-cell>
          <table:table-cell office:value-type="float" office:value="0.000657449922324" calcext:value-type="float">
            <text:p>0.000657449922324</text:p>
          </table:table-cell>
          <table:table-cell office:value-type="float" office:value="0.000578310129018" calcext:value-type="float">
            <text:p>0.000578310129018</text:p>
          </table:table-cell>
          <table:table-cell office:value-type="float" office:value="0.001409020707241" calcext:value-type="float">
            <text:p>0.001409020707241</text:p>
          </table:table-cell>
          <table:table-cell office:value-type="float" office:value="0.0000816079267028229" calcext:value-type="float">
            <text:p>8.16079267028229E-05</text:p>
          </table:table-cell>
          <table:table-cell table:formula="of:=SUM([.E609:.P609])" office:value-type="float" office:value="0.24790469154217" calcext:value-type="float">
            <text:p>0.247904691542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1.9232059520365" calcext:value-type="float">
            <text:p>1.9232059520365</text:p>
          </table:table-cell>
          <table:table-cell office:value-type="float" office:value="19.1163986134284" calcext:value-type="float">
            <text:p>19.1163986134284</text:p>
          </table:table-cell>
          <table:table-cell office:value-type="float" office:value="1.59484112092591" calcext:value-type="float">
            <text:p>1.59484112092591</text:p>
          </table:table-cell>
          <table:table-cell office:value-type="float" office:value="4.12852967630989" calcext:value-type="float">
            <text:p>4.12852967630989</text:p>
          </table:table-cell>
          <table:table-cell office:value-type="float" office:value="0.080913156092112" calcext:value-type="float">
            <text:p>0.080913156092112</text:p>
          </table:table-cell>
          <table:table-cell office:value-type="float" office:value="0.004686343490328" calcext:value-type="float">
            <text:p>0.004686343490328</text:p>
          </table:table-cell>
          <table:table-cell office:value-type="float" office:value="0.80569627142022" calcext:value-type="float">
            <text:p>0.80569627142022</text:p>
          </table:table-cell>
          <table:table-cell office:value-type="float" office:value="0.04666446915571" calcext:value-type="float">
            <text:p>0.04666446915571</text:p>
          </table:table-cell>
          <table:table-cell office:value-type="float" office:value="0.09668558370904" calcext:value-type="float">
            <text:p>0.09668558370904</text:p>
          </table:table-cell>
          <table:table-cell office:value-type="float" office:value="0.061681321391912" calcext:value-type="float">
            <text:p>0.061681321391912</text:p>
          </table:table-cell>
          <table:table-cell office:value-type="float" office:value="0.246025778206126" calcext:value-type="float">
            <text:p>0.246025778206126</text:p>
          </table:table-cell>
          <table:table-cell office:value-type="float" office:value="0.014249367591552" calcext:value-type="float">
            <text:p>0.014249367591552</text:p>
          </table:table-cell>
          <table:table-cell table:formula="of:=SUM([.E610:.P610])" office:value-type="float" office:value="28.1195776537577" calcext:value-type="float">
            <text:p>28.11957765375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8.31030938718698" calcext:value-type="float">
            <text:p>8.31030938718698</text:p>
          </table:table-cell>
          <table:table-cell office:value-type="float" office:value="18.434412617062" calcext:value-type="float">
            <text:p>18.434412617062</text:p>
          </table:table-cell>
          <table:table-cell office:value-type="float" office:value="0.578799957001086" calcext:value-type="float">
            <text:p>0.578799957001086</text:p>
          </table:table-cell>
          <table:table-cell office:value-type="float" office:value="1.40073809522864" calcext:value-type="float">
            <text:p>1.40073809522864</text:p>
          </table:table-cell>
          <table:table-cell office:value-type="float" office:value="0.290366983078085" calcext:value-type="float">
            <text:p>0.290366983078085</text:p>
          </table:table-cell>
          <table:table-cell office:value-type="float" office:value="0.018252395382706" calcext:value-type="float">
            <text:p>0.018252395382706</text:p>
          </table:table-cell>
          <table:table-cell office:value-type="float" office:value="0.645205733278411" calcext:value-type="float">
            <text:p>0.645205733278411</text:p>
          </table:table-cell>
          <table:table-cell office:value-type="float" office:value="0.040557469799586" calcext:value-type="float">
            <text:p>0.040557469799586</text:p>
          </table:table-cell>
          <table:table-cell office:value-type="float" office:value="0.04522796014869" calcext:value-type="float">
            <text:p>0.04522796014869</text:p>
          </table:table-cell>
          <table:table-cell office:value-type="float" office:value="0.042877892084958" calcext:value-type="float">
            <text:p>0.042877892084958</text:p>
          </table:table-cell>
          <table:table-cell office:value-type="float" office:value="0.071147897096695" calcext:value-type="float">
            <text:p>0.071147897096695</text:p>
          </table:table-cell>
          <table:table-cell office:value-type="float" office:value="0.004472338881958" calcext:value-type="float">
            <text:p>0.004472338881958</text:p>
          </table:table-cell>
          <table:table-cell table:formula="of:=SUM([.E611:.P611])" office:value-type="float" office:value="29.8823687262298" calcext:value-type="float">
            <text:p>29.88236872622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55.1001235310026" calcext:value-type="float">
            <text:p>55.1001235310026</text:p>
          </table:table-cell>
          <table:table-cell office:value-type="float" office:value="77.0934377057663" calcext:value-type="float">
            <text:p>77.0934377057663</text:p>
          </table:table-cell>
          <table:table-cell office:value-type="float" office:value="8.84423757876694" calcext:value-type="float">
            <text:p>8.84423757876694</text:p>
          </table:table-cell>
          <table:table-cell office:value-type="float" office:value="27.5858583344876" calcext:value-type="float">
            <text:p>27.5858583344876</text:p>
          </table:table-cell>
          <table:table-cell office:value-type="float" office:value="2.97867403423711" calcext:value-type="float">
            <text:p>2.97867403423711</text:p>
          </table:table-cell>
          <table:table-cell office:value-type="float" office:value="0.22307537154903" calcext:value-type="float">
            <text:p>0.22307537154903</text:p>
          </table:table-cell>
          <table:table-cell office:value-type="float" office:value="4.17430435886904" calcext:value-type="float">
            <text:p>4.17430435886904</text:p>
          </table:table-cell>
          <table:table-cell office:value-type="float" office:value="0.312617119265263" calcext:value-type="float">
            <text:p>0.312617119265263</text:p>
          </table:table-cell>
          <table:table-cell office:value-type="float" office:value="0.670100561901514" calcext:value-type="float">
            <text:p>0.670100561901514</text:p>
          </table:table-cell>
          <table:table-cell office:value-type="float" office:value="0.337276428983574" calcext:value-type="float">
            <text:p>0.337276428983574</text:p>
          </table:table-cell>
          <table:table-cell office:value-type="float" office:value="2.01715634374276" calcext:value-type="float">
            <text:p>2.01715634374276</text:p>
          </table:table-cell>
          <table:table-cell office:value-type="float" office:value="0.151066513381732" calcext:value-type="float">
            <text:p>0.151066513381732</text:p>
          </table:table-cell>
          <table:table-cell table:formula="of:=SUM([.E612:.P612])" office:value-type="float" office:value="179.487927881953" calcext:value-type="float">
            <text:p>179.4879278819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60230119223293" calcext:value-type="float">
            <text:p>0.060230119223293</text:p>
          </table:table-cell>
          <table:table-cell office:value-type="float" office:value="0.469048718562867" calcext:value-type="float">
            <text:p>0.469048718562867</text:p>
          </table:table-cell>
          <table:table-cell office:value-type="float" office:value="0.038502733864862" calcext:value-type="float">
            <text:p>0.038502733864862</text:p>
          </table:table-cell>
          <table:table-cell office:value-type="float" office:value="0.099479343526637" calcext:value-type="float">
            <text:p>0.099479343526637</text:p>
          </table:table-cell>
          <table:table-cell office:value-type="float" office:value="0.002148300982777" calcext:value-type="float">
            <text:p>0.002148300982777</text:p>
          </table:table-cell>
          <table:table-cell office:value-type="float" office:value="0.000162886356291" calcext:value-type="float">
            <text:p>0.000162886356291</text:p>
          </table:table-cell>
          <table:table-cell office:value-type="float" office:value="0.016752611984993" calcext:value-type="float">
            <text:p>0.016752611984993</text:p>
          </table:table-cell>
          <table:table-cell office:value-type="float" office:value="0.001270200007575" calcext:value-type="float">
            <text:p>0.001270200007575</text:p>
          </table:table-cell>
          <table:table-cell office:value-type="float" office:value="0.002363763928632" calcext:value-type="float">
            <text:p>0.002363763928632</text:p>
          </table:table-cell>
          <table:table-cell office:value-type="float" office:value="0.00124509209827" calcext:value-type="float">
            <text:p>0.00124509209827</text:p>
          </table:table-cell>
          <table:table-cell office:value-type="float" office:value="0.005027815837347" calcext:value-type="float">
            <text:p>0.005027815837347</text:p>
          </table:table-cell>
          <table:table-cell office:value-type="float" office:value="0.000381214088908" calcext:value-type="float">
            <text:p>0.000381214088908</text:p>
          </table:table-cell>
          <table:table-cell table:formula="of:=SUM([.E613:.P613])" office:value-type="float" office:value="0.696612800462452" calcext:value-type="float">
            <text:p>0.6966128004624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61097399361456" calcext:value-type="float">
            <text:p>0.061097399361456</text:p>
          </table:table-cell>
          <table:table-cell office:value-type="float" office:value="0.171551152031704" calcext:value-type="float">
            <text:p>0.171551152031704</text:p>
          </table:table-cell>
          <table:table-cell office:value-type="float" office:value="0.008869844679372" calcext:value-type="float">
            <text:p>0.008869844679372</text:p>
          </table:table-cell>
          <table:table-cell office:value-type="float" office:value="0.022623736067206" calcext:value-type="float">
            <text:p>0.022623736067206</text:p>
          </table:table-cell>
          <table:table-cell office:value-type="float" office:value="0.002703670749881" calcext:value-type="float">
            <text:p>0.002703670749881</text:p>
          </table:table-cell>
          <table:table-cell office:value-type="float" office:value="0.000137889112007" calcext:value-type="float">
            <text:p>0.000137889112007</text:p>
          </table:table-cell>
          <table:table-cell office:value-type="float" office:value="0.007609535489125" calcext:value-type="float">
            <text:p>0.007609535489125</text:p>
          </table:table-cell>
          <table:table-cell office:value-type="float" office:value="0.000388091668125" calcext:value-type="float">
            <text:p>0.000388091668125</text:p>
          </table:table-cell>
          <table:table-cell office:value-type="float" office:value="0.000597735835644" calcext:value-type="float">
            <text:p>0.000597735835644</text:p>
          </table:table-cell>
          <table:table-cell office:value-type="float" office:value="0.000588593418783" calcext:value-type="float">
            <text:p>0.000588593418783</text:p>
          </table:table-cell>
          <table:table-cell office:value-type="float" office:value="0.001428059472458" calcext:value-type="float">
            <text:p>0.001428059472458</text:p>
          </table:table-cell>
          <table:table-cell office:value-type="float" office:value="0.0000728320386492976" calcext:value-type="float">
            <text:p>7.28320386492976E-05</text:p>
          </table:table-cell>
          <table:table-cell table:formula="of:=SUM([.E614:.P614])" office:value-type="float" office:value="0.27766853992441" calcext:value-type="float">
            <text:p>0.277668539924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61437072594459" calcext:value-type="float">
            <text:p>0.061437072594459</text:p>
          </table:table-cell>
          <table:table-cell office:value-type="float" office:value="0.207753655002196" calcext:value-type="float">
            <text:p>0.207753655002196</text:p>
          </table:table-cell>
          <table:table-cell office:value-type="float" office:value="0.012900792683239" calcext:value-type="float">
            <text:p>0.012900792683239</text:p>
          </table:table-cell>
          <table:table-cell office:value-type="float" office:value="0.033068741593053" calcext:value-type="float">
            <text:p>0.033068741593053</text:p>
          </table:table-cell>
          <table:table-cell office:value-type="float" office:value="0.002472767898356" calcext:value-type="float">
            <text:p>0.002472767898356</text:p>
          </table:table-cell>
          <table:table-cell office:value-type="float" office:value="0.000203591437265" calcext:value-type="float">
            <text:p>0.000203591437265</text:p>
          </table:table-cell>
          <table:table-cell office:value-type="float" office:value="0.008379397683398" calcext:value-type="float">
            <text:p>0.008379397683398</text:p>
          </table:table-cell>
          <table:table-cell office:value-type="float" office:value="0.000689904466533" calcext:value-type="float">
            <text:p>0.000689904466533</text:p>
          </table:table-cell>
          <table:table-cell office:value-type="float" office:value="0.000851200920893" calcext:value-type="float">
            <text:p>0.000851200920893</text:p>
          </table:table-cell>
          <table:table-cell office:value-type="float" office:value="0.000685458598438" calcext:value-type="float">
            <text:p>0.000685458598438</text:p>
          </table:table-cell>
          <table:table-cell office:value-type="float" office:value="0.001894502637551" calcext:value-type="float">
            <text:p>0.001894502637551</text:p>
          </table:table-cell>
          <table:table-cell office:value-type="float" office:value="0.000155980880833" calcext:value-type="float">
            <text:p>0.000155980880833</text:p>
          </table:table-cell>
          <table:table-cell table:formula="of:=SUM([.E615:.P615])" office:value-type="float" office:value="0.330493066396214" calcext:value-type="float">
            <text:p>0.3304930663962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office:value-type="float" office:value="0.000225138975996" calcext:value-type="float">
            <text:p>0.000225138975996</text:p>
          </table:table-cell>
          <table:table-cell office:value-type="float" office:value="0.000792363583326" calcext:value-type="float">
            <text:p>0.000792363583326</text:p>
          </table:table-cell>
          <table:table-cell office:value-type="float" office:value="0.0000539197675999296" calcext:value-type="float">
            <text:p>5.39197675999296E-05</text:p>
          </table:table-cell>
          <table:table-cell office:value-type="float" office:value="0.000138263610598" calcext:value-type="float">
            <text:p>0.000138263610598</text:p>
          </table:table-cell>
          <table:table-cell office:value-type="float" office:value="0.0000096966330558284" calcext:value-type="float">
            <text:p>9.6966330558284E-06</text:p>
          </table:table-cell>
          <table:table-cell office:value-type="float" office:value="0.000000923393997297966" calcext:value-type="float">
            <text:p>9.23393997297966E-07</text:p>
          </table:table-cell>
          <table:table-cell office:value-type="float" office:value="0.0000342114762168415" calcext:value-type="float">
            <text:p>3.42114762168415E-05</text:p>
          </table:table-cell>
          <table:table-cell office:value-type="float" office:value="0.00000325790112871656" calcext:value-type="float">
            <text:p>3.25790112871656E-06</text:p>
          </table:table-cell>
          <table:table-cell office:value-type="float" office:value="0.00000362070717794628" calcext:value-type="float">
            <text:p>3.62070717794628E-06</text:p>
          </table:table-cell>
          <table:table-cell office:value-type="float" office:value="0.00000310946131007903" calcext:value-type="float">
            <text:p>3.10946131007903E-06</text:p>
          </table:table-cell>
          <table:table-cell office:value-type="float" office:value="0.00000848237785190012" calcext:value-type="float">
            <text:p>8.48237785190012E-06</text:p>
          </table:table-cell>
          <table:table-cell office:value-type="float" office:value="0.000000807762523977313" calcext:value-type="float">
            <text:p>8.07762523977313E-07</text:p>
          </table:table-cell>
          <table:table-cell table:formula="of:=SUM([.E616:.P616])" office:value-type="float" office:value="0.00127379565078252" calcext:value-type="float">
            <text:p>0.0012737956507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7:.P617])" office:value-type="float" office:value="0" calcext:value-type="float">
            <text:p>0</text:p>
          </table:table-cell>
          <table:table-cell table:formula="of:=SUM([.Q562:.Q617])" office:value-type="float" office:value="135382.623109582" calcext:value-type="float">
            <text:p>135382.6231095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70.500583949664" calcext:value-type="float">
            <text:p>670.500583949664</text:p>
          </table:table-cell>
          <table:table-cell office:value-type="float" office:value="5548.43817138866" calcext:value-type="float">
            <text:p>5548.43817138866</text:p>
          </table:table-cell>
          <table:table-cell office:value-type="float" office:value="307.423246282673" calcext:value-type="float">
            <text:p>307.423246282673</text:p>
          </table:table-cell>
          <table:table-cell office:value-type="float" office:value="640.127965054395" calcext:value-type="float">
            <text:p>640.127965054395</text:p>
          </table:table-cell>
          <table:table-cell office:value-type="float" office:value="83.8735823816379" calcext:value-type="float">
            <text:p>83.8735823816379</text:p>
          </table:table-cell>
          <table:table-cell office:value-type="float" office:value="6.59956550779732" calcext:value-type="float">
            <text:p>6.59956550779732</text:p>
          </table:table-cell>
          <table:table-cell office:value-type="float" office:value="698.298342633617" calcext:value-type="float">
            <text:p>698.298342633617</text:p>
          </table:table-cell>
          <table:table-cell office:value-type="float" office:value="54.9453776187551" calcext:value-type="float">
            <text:p>54.9453776187551</text:p>
          </table:table-cell>
          <table:table-cell office:value-type="float" office:value="6.69197988423041" calcext:value-type="float">
            <text:p>6.69197988423041</text:p>
          </table:table-cell>
          <table:table-cell office:value-type="float" office:value="41.0305783355791" calcext:value-type="float">
            <text:p>41.0305783355791</text:p>
          </table:table-cell>
          <table:table-cell office:value-type="float" office:value="120.261067602191" calcext:value-type="float">
            <text:p>120.261067602191</text:p>
          </table:table-cell>
          <table:table-cell office:value-type="float" office:value="9.46270292911746" calcext:value-type="float">
            <text:p>9.46270292911746</text:p>
          </table:table-cell>
          <table:table-cell table:formula="of:=SUM([.E618:.P618])" office:value-type="float" office:value="8187.65316356832" calcext:value-type="float">
            <text:p>8187.653163568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4.9510939774174" calcext:value-type="float">
            <text:p>14.9510939774174</text:p>
          </table:table-cell>
          <table:table-cell office:value-type="float" office:value="6.70260540122411" calcext:value-type="float">
            <text:p>6.70260540122411</text:p>
          </table:table-cell>
          <table:table-cell office:value-type="float" office:value="1.14645309751293" calcext:value-type="float">
            <text:p>1.14645309751293</text:p>
          </table:table-cell>
          <table:table-cell office:value-type="float" office:value="2.76624955699848" calcext:value-type="float">
            <text:p>2.76624955699848</text:p>
          </table:table-cell>
          <table:table-cell office:value-type="float" office:value="1.30521374246987" calcext:value-type="float">
            <text:p>1.30521374246987</text:p>
          </table:table-cell>
          <table:table-cell office:value-type="float" office:value="0.071281643406032" calcext:value-type="float">
            <text:p>0.071281643406032</text:p>
          </table:table-cell>
          <table:table-cell office:value-type="float" office:value="0.586537086575473" calcext:value-type="float">
            <text:p>0.586537086575473</text:p>
          </table:table-cell>
          <table:table-cell office:value-type="float" office:value="0.032032552285704" calcext:value-type="float">
            <text:p>0.032032552285704</text:p>
          </table:table-cell>
          <table:table-cell office:value-type="float" office:value="0.088045048900477" calcext:value-type="float">
            <text:p>0.088045048900477</text:p>
          </table:table-cell>
          <table:table-cell office:value-type="float" office:value="0.048729249766072" calcext:value-type="float">
            <text:p>0.048729249766072</text:p>
          </table:table-cell>
          <table:table-cell office:value-type="float" office:value="0.352107648741586" calcext:value-type="float">
            <text:p>0.352107648741586</text:p>
          </table:table-cell>
          <table:table-cell office:value-type="float" office:value="0.01922965644741" calcext:value-type="float">
            <text:p>0.01922965644741</text:p>
          </table:table-cell>
          <table:table-cell table:formula="of:=SUM([.E619:.P619])" office:value-type="float" office:value="28.0695786617455" calcext:value-type="float">
            <text:p>28.0695786617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34.622222455431" calcext:value-type="float">
            <text:p>34.622222455431</text:p>
          </table:table-cell>
          <table:table-cell office:value-type="float" office:value="2.53227654308504" calcext:value-type="float">
            <text:p>2.53227654308504</text:p>
          </table:table-cell>
          <table:table-cell office:value-type="float" office:value="0.176053989535297" calcext:value-type="float">
            <text:p>0.176053989535297</text:p>
          </table:table-cell>
          <table:table-cell office:value-type="float" office:value="0.335408537842574" calcext:value-type="float">
            <text:p>0.335408537842574</text:p>
          </table:table-cell>
          <table:table-cell office:value-type="float" office:value="3.02248128192358" calcext:value-type="float">
            <text:p>3.02248128192358</text:p>
          </table:table-cell>
          <table:table-cell office:value-type="float" office:value="0.165066778786444" calcext:value-type="float">
            <text:p>0.165066778786444</text:p>
          </table:table-cell>
          <table:table-cell office:value-type="float" office:value="0.221988524936958" calcext:value-type="float">
            <text:p>0.221988524936958</text:p>
          </table:table-cell>
          <table:table-cell office:value-type="float" office:value="0.012123459939371" calcext:value-type="float">
            <text:p>0.012123459939371</text:p>
          </table:table-cell>
          <table:table-cell office:value-type="float" office:value="0.004528029952482" calcext:value-type="float">
            <text:p>0.004528029952482</text:p>
          </table:table-cell>
          <table:table-cell office:value-type="float" office:value="0.013877872711517" calcext:value-type="float">
            <text:p>0.013877872711517</text:p>
          </table:table-cell>
          <table:table-cell office:value-type="float" office:value="0.045333305015661" calcext:value-type="float">
            <text:p>0.045333305015661</text:p>
          </table:table-cell>
          <table:table-cell office:value-type="float" office:value="0.002475787914861" calcext:value-type="float">
            <text:p>0.002475787914861</text:p>
          </table:table-cell>
          <table:table-cell table:formula="of:=SUM([.E620:.P620])" office:value-type="float" office:value="41.1538365670748" calcext:value-type="float">
            <text:p>41.15383656707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63.520800866498" calcext:value-type="float">
            <text:p>163.520800866498</text:p>
          </table:table-cell>
          <table:table-cell office:value-type="float" office:value="1331.82289423388" calcext:value-type="float">
            <text:p>1331.82289423388</text:p>
          </table:table-cell>
          <table:table-cell office:value-type="float" office:value="173.444611393066" calcext:value-type="float">
            <text:p>173.444611393066</text:p>
          </table:table-cell>
          <table:table-cell office:value-type="float" office:value="353.613733153925" calcext:value-type="float">
            <text:p>353.613733153925</text:p>
          </table:table-cell>
          <table:table-cell office:value-type="float" office:value="11.9601999658043" calcext:value-type="float">
            <text:p>11.9601999658043</text:p>
          </table:table-cell>
          <table:table-cell office:value-type="float" office:value="1.42109873820401" calcext:value-type="float">
            <text:p>1.42109873820401</text:p>
          </table:table-cell>
          <table:table-cell office:value-type="float" office:value="97.4551292003817" calcext:value-type="float">
            <text:p>97.4551292003817</text:p>
          </table:table-cell>
          <table:table-cell office:value-type="float" office:value="11.5795188654154" calcext:value-type="float">
            <text:p>11.5795188654154</text:p>
          </table:table-cell>
          <table:table-cell office:value-type="float" office:value="19.7134191618178" calcext:value-type="float">
            <text:p>19.7134191618178</text:p>
          </table:table-cell>
          <table:table-cell office:value-type="float" office:value="6.1293296538195" calcext:value-type="float">
            <text:p>6.1293296538195</text:p>
          </table:table-cell>
          <table:table-cell office:value-type="float" office:value="40.3969095161226" calcext:value-type="float">
            <text:p>40.3969095161226</text:p>
          </table:table-cell>
          <table:table-cell office:value-type="float" office:value="4.79991950843965" calcext:value-type="float">
            <text:p>4.79991950843965</text:p>
          </table:table-cell>
          <table:table-cell table:formula="of:=SUM([.E621:.P621])" office:value-type="float" office:value="2215.85756425737" calcext:value-type="float">
            <text:p>2215.857564257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4628.9599311096" calcext:value-type="float">
            <text:p>4628.9599311096</text:p>
          </table:table-cell>
          <table:table-cell office:value-type="float" office:value="2706.98233877875" calcext:value-type="float">
            <text:p>2706.98233877875</text:p>
          </table:table-cell>
          <table:table-cell office:value-type="float" office:value="161.205321002319" calcext:value-type="float">
            <text:p>161.205321002319</text:p>
          </table:table-cell>
          <table:table-cell office:value-type="float" office:value="326.400785288109" calcext:value-type="float">
            <text:p>326.400785288109</text:p>
          </table:table-cell>
          <table:table-cell office:value-type="float" office:value="572.108581541435" calcext:value-type="float">
            <text:p>572.108581541435</text:p>
          </table:table-cell>
          <table:table-cell office:value-type="float" office:value="50.2275847617347" calcext:value-type="float">
            <text:p>50.2275847617347</text:p>
          </table:table-cell>
          <table:table-cell office:value-type="float" office:value="336.736580780825" calcext:value-type="float">
            <text:p>336.736580780825</text:p>
          </table:table-cell>
          <table:table-cell office:value-type="float" office:value="29.5633830696536" calcext:value-type="float">
            <text:p>29.5633830696536</text:p>
          </table:table-cell>
          <table:table-cell office:value-type="float" office:value="5.66357279946469" calcext:value-type="float">
            <text:p>5.66357279946469</text:p>
          </table:table-cell>
          <table:table-cell office:value-type="float" office:value="22.0108226193089" calcext:value-type="float">
            <text:p>22.0108226193089</text:p>
          </table:table-cell>
          <table:table-cell office:value-type="float" office:value="61.5136202277929" calcext:value-type="float">
            <text:p>61.5136202277929</text:p>
          </table:table-cell>
          <table:table-cell office:value-type="float" office:value="5.40051429689814" calcext:value-type="float">
            <text:p>5.40051429689814</text:p>
          </table:table-cell>
          <table:table-cell table:formula="of:=SUM([.E622:.P622])" office:value-type="float" office:value="8906.77303627589" calcext:value-type="float">
            <text:p>8906.773036275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556.793699377087" calcext:value-type="float">
            <text:p>556.793699377087</text:p>
          </table:table-cell>
          <table:table-cell office:value-type="float" office:value="1169.00996383525" calcext:value-type="float">
            <text:p>1169.00996383525</text:p>
          </table:table-cell>
          <table:table-cell office:value-type="float" office:value="189.823970712482" calcext:value-type="float">
            <text:p>189.823970712482</text:p>
          </table:table-cell>
          <table:table-cell office:value-type="float" office:value="696.824078611215" calcext:value-type="float">
            <text:p>696.824078611215</text:p>
          </table:table-cell>
          <table:table-cell office:value-type="float" office:value="95.6231845026805" calcext:value-type="float">
            <text:p>95.6231845026805</text:p>
          </table:table-cell>
          <table:table-cell office:value-type="float" office:value="5.39662610801737" calcext:value-type="float">
            <text:p>5.39662610801737</text:p>
          </table:table-cell>
          <table:table-cell office:value-type="float" office:value="202.425733068828" calcext:value-type="float">
            <text:p>202.425733068828</text:p>
          </table:table-cell>
          <table:table-cell office:value-type="float" office:value="11.4241750229848" calcext:value-type="float">
            <text:p>11.4241750229848</text:p>
          </table:table-cell>
          <table:table-cell office:value-type="float" office:value="15.7364790308655" calcext:value-type="float">
            <text:p>15.7364790308655</text:p>
          </table:table-cell>
          <table:table-cell office:value-type="float" office:value="21.4004521929207" calcext:value-type="float">
            <text:p>21.4004521929207</text:p>
          </table:table-cell>
          <table:table-cell office:value-type="float" office:value="156.98874542989" calcext:value-type="float">
            <text:p>156.98874542989</text:p>
          </table:table-cell>
          <table:table-cell office:value-type="float" office:value="8.85987605054178" calcext:value-type="float">
            <text:p>8.85987605054178</text:p>
          </table:table-cell>
          <table:table-cell table:formula="of:=SUM([.E623:.P623])" office:value-type="float" office:value="3130.30698394276" calcext:value-type="float">
            <text:p>3130.306983942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5.7554605806136" calcext:value-type="float">
            <text:p>5.7554605806136</text:p>
          </table:table-cell>
          <table:table-cell office:value-type="float" office:value="303.207134785646" calcext:value-type="float">
            <text:p>303.207134785646</text:p>
          </table:table-cell>
          <table:table-cell office:value-type="float" office:value="40.257362501506" calcext:value-type="float">
            <text:p>40.257362501506</text:p>
          </table:table-cell>
          <table:table-cell office:value-type="float" office:value="99.5171736780134" calcext:value-type="float">
            <text:p>99.5171736780134</text:p>
          </table:table-cell>
          <table:table-cell office:value-type="float" office:value="0.969705906811929" calcext:value-type="float">
            <text:p>0.969705906811929</text:p>
          </table:table-cell>
          <table:table-cell office:value-type="float" office:value="0.050308588845493" calcext:value-type="float">
            <text:p>0.050308588845493</text:p>
          </table:table-cell>
          <table:table-cell office:value-type="float" office:value="51.6015705844075" calcext:value-type="float">
            <text:p>51.6015705844075</text:p>
          </table:table-cell>
          <table:table-cell office:value-type="float" office:value="2.67710259376209" calcext:value-type="float">
            <text:p>2.67710259376209</text:p>
          </table:table-cell>
          <table:table-cell office:value-type="float" office:value="2.39181735010881" calcext:value-type="float">
            <text:p>2.39181735010881</text:p>
          </table:table-cell>
          <table:table-cell office:value-type="float" office:value="5.10345573553249" calcext:value-type="float">
            <text:p>5.10345573553249</text:p>
          </table:table-cell>
          <table:table-cell office:value-type="float" office:value="24.2968127700108" calcext:value-type="float">
            <text:p>24.2968127700108</text:p>
          </table:table-cell>
          <table:table-cell office:value-type="float" office:value="1.26052482027364" calcext:value-type="float">
            <text:p>1.26052482027364</text:p>
          </table:table-cell>
          <table:table-cell table:formula="of:=SUM([.E624:.P624])" office:value-type="float" office:value="537.088429895532" calcext:value-type="float">
            <text:p>537.0884298955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08.321359808663" calcext:value-type="float">
            <text:p>108.321359808663</text:p>
          </table:table-cell>
          <table:table-cell office:value-type="float" office:value="2768.7904162732" calcext:value-type="float">
            <text:p>2768.7904162732</text:p>
          </table:table-cell>
          <table:table-cell office:value-type="float" office:value="345.748739084427" calcext:value-type="float">
            <text:p>345.748739084427</text:p>
          </table:table-cell>
          <table:table-cell office:value-type="float" office:value="820.328705095295" calcext:value-type="float">
            <text:p>820.328705095295</text:p>
          </table:table-cell>
          <table:table-cell office:value-type="float" office:value="18.9341131294588" calcext:value-type="float">
            <text:p>18.9341131294588</text:p>
          </table:table-cell>
          <table:table-cell office:value-type="float" office:value="1.24199049934633" calcext:value-type="float">
            <text:p>1.24199049934633</text:p>
          </table:table-cell>
          <table:table-cell office:value-type="float" office:value="488.519135138203" calcext:value-type="float">
            <text:p>488.519135138203</text:p>
          </table:table-cell>
          <table:table-cell office:value-type="float" office:value="32.0446022711536" calcext:value-type="float">
            <text:p>32.0446022711536</text:p>
          </table:table-cell>
          <table:table-cell office:value-type="float" office:value="26.0241062019825" calcext:value-type="float">
            <text:p>26.0241062019825</text:p>
          </table:table-cell>
          <table:table-cell office:value-type="float" office:value="43.8946585526704" calcext:value-type="float">
            <text:p>43.8946585526704</text:p>
          </table:table-cell>
          <table:table-cell office:value-type="float" office:value="211.500539235932" calcext:value-type="float">
            <text:p>211.500539235932</text:p>
          </table:table-cell>
          <table:table-cell office:value-type="float" office:value="13.8734599577816" calcext:value-type="float">
            <text:p>13.8734599577816</text:p>
          </table:table-cell>
          <table:table-cell table:formula="of:=SUM([.E625:.P625])" office:value-type="float" office:value="4879.22182524811" calcext:value-type="float">
            <text:p>4879.221825248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3.998361246777" calcext:value-type="float">
            <text:p>13.998361246777</text:p>
          </table:table-cell>
          <table:table-cell office:value-type="float" office:value="69.614618015509" calcext:value-type="float">
            <text:p>69.614618015509</text:p>
          </table:table-cell>
          <table:table-cell office:value-type="float" office:value="6.76125677062163" calcext:value-type="float">
            <text:p>6.76125677062163</text:p>
          </table:table-cell>
          <table:table-cell office:value-type="float" office:value="19.4399976024986" calcext:value-type="float">
            <text:p>19.4399976024986</text:p>
          </table:table-cell>
          <table:table-cell office:value-type="float" office:value="1.56345486049581" calcext:value-type="float">
            <text:p>1.56345486049581</text:p>
          </table:table-cell>
          <table:table-cell office:value-type="float" office:value="0.102635970284446" calcext:value-type="float">
            <text:p>0.102635970284446</text:p>
          </table:table-cell>
          <table:table-cell office:value-type="float" office:value="7.81884255613739" calcext:value-type="float">
            <text:p>7.81884255613739</text:p>
          </table:table-cell>
          <table:table-cell office:value-type="float" office:value="0.513282802418735" calcext:value-type="float">
            <text:p>0.513282802418735</text:p>
          </table:table-cell>
          <table:table-cell office:value-type="float" office:value="0.504895779014211" calcext:value-type="float">
            <text:p>0.504895779014211</text:p>
          </table:table-cell>
          <table:table-cell office:value-type="float" office:value="0.649084796080539" calcext:value-type="float">
            <text:p>0.649084796080539</text:p>
          </table:table-cell>
          <table:table-cell office:value-type="float" office:value="3.01156718004547" calcext:value-type="float">
            <text:p>3.01156718004547</text:p>
          </table:table-cell>
          <table:table-cell office:value-type="float" office:value="0.197700059919056" calcext:value-type="float">
            <text:p>0.197700059919056</text:p>
          </table:table-cell>
          <table:table-cell table:formula="of:=SUM([.E626:.P626])" office:value-type="float" office:value="124.175697639802" calcext:value-type="float">
            <text:p>124.1756976398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3324.63197940007" calcext:value-type="float">
            <text:p>3324.63197940007</text:p>
          </table:table-cell>
          <table:table-cell office:value-type="float" office:value="9546.52617527309" calcext:value-type="float">
            <text:p>9546.52617527309</text:p>
          </table:table-cell>
          <table:table-cell office:value-type="float" office:value="633.005349176591" calcext:value-type="float">
            <text:p>633.005349176591</text:p>
          </table:table-cell>
          <table:table-cell office:value-type="float" office:value="1478.65837747248" calcext:value-type="float">
            <text:p>1478.65837747248</text:p>
          </table:table-cell>
          <table:table-cell office:value-type="float" office:value="1320.71370594669" calcext:value-type="float">
            <text:p>1320.71370594669</text:p>
          </table:table-cell>
          <table:table-cell office:value-type="float" office:value="189.409796852769" calcext:value-type="float">
            <text:p>189.409796852769</text:p>
          </table:table-cell>
          <table:table-cell office:value-type="float" office:value="3839.26462795987" calcext:value-type="float">
            <text:p>3839.26462795987</text:p>
          </table:table-cell>
          <table:table-cell office:value-type="float" office:value="550.607092189331" calcext:value-type="float">
            <text:p>550.607092189331</text:p>
          </table:table-cell>
          <table:table-cell office:value-type="float" office:value="62.0708427747479" calcext:value-type="float">
            <text:p>62.0708427747479</text:p>
          </table:table-cell>
          <table:table-cell office:value-type="float" office:value="159.902323468878" calcext:value-type="float">
            <text:p>159.902323468878</text:p>
          </table:table-cell>
          <table:table-cell office:value-type="float" office:value="880.143201305966" calcext:value-type="float">
            <text:p>880.143201305966</text:p>
          </table:table-cell>
          <table:table-cell office:value-type="float" office:value="126.225497782059" calcext:value-type="float">
            <text:p>126.225497782059</text:p>
          </table:table-cell>
          <table:table-cell table:formula="of:=SUM([.E627:.P627])" office:value-type="float" office:value="22111.1589696025" calcext:value-type="float">
            <text:p>22111.15896960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736.666688895863" calcext:value-type="float">
            <text:p>736.666688895863</text:p>
          </table:table-cell>
          <table:table-cell office:value-type="float" office:value="9727.94827236449" calcext:value-type="float">
            <text:p>9727.94827236449</text:p>
          </table:table-cell>
          <table:table-cell office:value-type="float" office:value="2003.06290368943" calcext:value-type="float">
            <text:p>2003.06290368943</text:p>
          </table:table-cell>
          <table:table-cell office:value-type="float" office:value="3642.7236085065" calcext:value-type="float">
            <text:p>3642.7236085065</text:p>
          </table:table-cell>
          <table:table-cell office:value-type="float" office:value="121.055548996276" calcext:value-type="float">
            <text:p>121.055548996276</text:p>
          </table:table-cell>
          <table:table-cell office:value-type="float" office:value="7.22206693309461" calcext:value-type="float">
            <text:p>7.22206693309461</text:p>
          </table:table-cell>
          <table:table-cell office:value-type="float" office:value="1610.0973771571" calcext:value-type="float">
            <text:p>1610.0973771571</text:p>
          </table:table-cell>
          <table:table-cell office:value-type="float" office:value="96.0569847730513" calcext:value-type="float">
            <text:p>96.0569847730513</text:p>
          </table:table-cell>
          <table:table-cell office:value-type="float" office:value="149.18663948647" calcext:value-type="float">
            <text:p>149.18663948647</text:p>
          </table:table-cell>
          <table:table-cell office:value-type="float" office:value="163.288940736165" calcext:value-type="float">
            <text:p>163.288940736165</text:p>
          </table:table-cell>
          <table:table-cell office:value-type="float" office:value="967.598663675178" calcext:value-type="float">
            <text:p>967.598663675178</text:p>
          </table:table-cell>
          <table:table-cell office:value-type="float" office:value="57.726080063046" calcext:value-type="float">
            <text:p>57.726080063046</text:p>
          </table:table-cell>
          <table:table-cell table:formula="of:=SUM([.E628:.P628])" office:value-type="float" office:value="19282.6337752767" calcext:value-type="float">
            <text:p>19282.63377527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867.257127241157" calcext:value-type="float">
            <text:p>867.257127241157</text:p>
          </table:table-cell>
          <table:table-cell office:value-type="float" office:value="151.877934225603" calcext:value-type="float">
            <text:p>151.877934225603</text:p>
          </table:table-cell>
          <table:table-cell office:value-type="float" office:value="19.2285875774786" calcext:value-type="float">
            <text:p>19.2285875774786</text:p>
          </table:table-cell>
          <table:table-cell office:value-type="float" office:value="32.1610205757056" calcext:value-type="float">
            <text:p>32.1610205757056</text:p>
          </table:table-cell>
          <table:table-cell office:value-type="float" office:value="142.515318442679" calcext:value-type="float">
            <text:p>142.515318442679</text:p>
          </table:table-cell>
          <table:table-cell office:value-type="float" office:value="8.50233770723943" calcext:value-type="float">
            <text:p>8.50233770723943</text:p>
          </table:table-cell>
          <table:table-cell office:value-type="float" office:value="25.2048402006642" calcext:value-type="float">
            <text:p>25.2048402006642</text:p>
          </table:table-cell>
          <table:table-cell office:value-type="float" office:value="1.5036984485934" calcext:value-type="float">
            <text:p>1.5036984485934</text:p>
          </table:table-cell>
          <table:table-cell office:value-type="float" office:value="0.645421191531475" calcext:value-type="float">
            <text:p>0.645421191531475</text:p>
          </table:table-cell>
          <table:table-cell office:value-type="float" office:value="2.14500423353448" calcext:value-type="float">
            <text:p>2.14500423353448</text:p>
          </table:table-cell>
          <table:table-cell office:value-type="float" office:value="8.65641729356407" calcext:value-type="float">
            <text:p>8.65641729356407</text:p>
          </table:table-cell>
          <table:table-cell office:value-type="float" office:value="0.516434190856976" calcext:value-type="float">
            <text:p>0.516434190856976</text:p>
          </table:table-cell>
          <table:table-cell table:formula="of:=SUM([.E629:.P629])" office:value-type="float" office:value="1260.21414132861" calcext:value-type="float">
            <text:p>1260.214141328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738.65757529112" calcext:value-type="float">
            <text:p>738.65757529112</text:p>
          </table:table-cell>
          <table:table-cell office:value-type="float" office:value="2352.9320833985" calcext:value-type="float">
            <text:p>2352.9320833985</text:p>
          </table:table-cell>
          <table:table-cell office:value-type="float" office:value="440.456564229575" calcext:value-type="float">
            <text:p>440.456564229575</text:p>
          </table:table-cell>
          <table:table-cell office:value-type="float" office:value="1171.19176508109" calcext:value-type="float">
            <text:p>1171.19176508109</text:p>
          </table:table-cell>
          <table:table-cell office:value-type="float" office:value="154.830968537765" calcext:value-type="float">
            <text:p>154.830968537765</text:p>
          </table:table-cell>
          <table:table-cell office:value-type="float" office:value="9.2001746853405" calcext:value-type="float">
            <text:p>9.2001746853405</text:p>
          </table:table-cell>
          <table:table-cell office:value-type="float" office:value="499.160415125125" calcext:value-type="float">
            <text:p>499.160415125125</text:p>
          </table:table-cell>
          <table:table-cell office:value-type="float" office:value="29.6604940118171" calcext:value-type="float">
            <text:p>29.6604940118171</text:p>
          </table:table-cell>
          <table:table-cell office:value-type="float" office:value="39.3404039072347" calcext:value-type="float">
            <text:p>39.3404039072347</text:p>
          </table:table-cell>
          <table:table-cell office:value-type="float" office:value="57.5594688896812" calcext:value-type="float">
            <text:p>57.5594688896812</text:p>
          </table:table-cell>
          <table:table-cell office:value-type="float" office:value="352.171714047321" calcext:value-type="float">
            <text:p>352.171714047321</text:p>
          </table:table-cell>
          <table:table-cell office:value-type="float" office:value="20.9263128627969" calcext:value-type="float">
            <text:p>20.9263128627969</text:p>
          </table:table-cell>
          <table:table-cell table:formula="of:=SUM([.E630:.P630])" office:value-type="float" office:value="5866.08794006737" calcext:value-type="float">
            <text:p>5866.087940067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31.7975572955961" calcext:value-type="float">
            <text:p>31.7975572955961</text:p>
          </table:table-cell>
          <table:table-cell office:value-type="float" office:value="663.851418446036" calcext:value-type="float">
            <text:p>663.851418446036</text:p>
          </table:table-cell>
          <table:table-cell office:value-type="float" office:value="30.7006841662878" calcext:value-type="float">
            <text:p>30.7006841662878</text:p>
          </table:table-cell>
          <table:table-cell office:value-type="float" office:value="76.1256681126734" calcext:value-type="float">
            <text:p>76.1256681126734</text:p>
          </table:table-cell>
          <table:table-cell office:value-type="float" office:value="4.62091515472798" calcext:value-type="float">
            <text:p>4.62091515472798</text:p>
          </table:table-cell>
          <table:table-cell office:value-type="float" office:value="0.506382154233773" calcext:value-type="float">
            <text:p>0.506382154233773</text:p>
          </table:table-cell>
          <table:table-cell office:value-type="float" office:value="97.1160921840402" calcext:value-type="float">
            <text:p>97.1160921840402</text:p>
          </table:table-cell>
          <table:table-cell office:value-type="float" office:value="10.6424494551913" calcext:value-type="float">
            <text:p>10.6424494551913</text:p>
          </table:table-cell>
          <table:table-cell office:value-type="float" office:value="2.66348785509801" calcext:value-type="float">
            <text:p>2.66348785509801</text:p>
          </table:table-cell>
          <table:table-cell office:value-type="float" office:value="5.6854671244441" calcext:value-type="float">
            <text:p>5.6854671244441</text:p>
          </table:table-cell>
          <table:table-cell office:value-type="float" office:value="16.0943777046262" calcext:value-type="float">
            <text:p>16.0943777046262</text:p>
          </table:table-cell>
          <table:table-cell office:value-type="float" office:value="1.76369947948122" calcext:value-type="float">
            <text:p>1.76369947948122</text:p>
          </table:table-cell>
          <table:table-cell table:formula="of:=SUM([.E631:.P631])" office:value-type="float" office:value="941.568199132436" calcext:value-type="float">
            <text:p>941.568199132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7.9852602618477" calcext:value-type="float">
            <text:p>17.9852602618477</text:p>
          </table:table-cell>
          <table:table-cell office:value-type="float" office:value="1853.25122535768" calcext:value-type="float">
            <text:p>1853.25122535768</text:p>
          </table:table-cell>
          <table:table-cell office:value-type="float" office:value="755.838504267653" calcext:value-type="float">
            <text:p>755.838504267653</text:p>
          </table:table-cell>
          <table:table-cell office:value-type="float" office:value="1696.75204024946" calcext:value-type="float">
            <text:p>1696.75204024946</text:p>
          </table:table-cell>
          <table:table-cell office:value-type="float" office:value="4.91655215305943" calcext:value-type="float">
            <text:p>4.91655215305943</text:p>
          </table:table-cell>
          <table:table-cell office:value-type="float" office:value="0.688916714977695" calcext:value-type="float">
            <text:p>0.688916714977695</text:p>
          </table:table-cell>
          <table:table-cell office:value-type="float" office:value="510.280125819049" calcext:value-type="float">
            <text:p>510.280125819049</text:p>
          </table:table-cell>
          <table:table-cell office:value-type="float" office:value="71.5014296713827" calcext:value-type="float">
            <text:p>71.5014296713827</text:p>
          </table:table-cell>
          <table:table-cell office:value-type="float" office:value="106.046901895286" calcext:value-type="float">
            <text:p>106.046901895286</text:p>
          </table:table-cell>
          <table:table-cell office:value-type="float" office:value="67.8722332316337" calcext:value-type="float">
            <text:p>67.8722332316337</text:p>
          </table:table-cell>
          <table:table-cell office:value-type="float" office:value="714.332573803619" calcext:value-type="float">
            <text:p>714.332573803619</text:p>
          </table:table-cell>
          <table:table-cell office:value-type="float" office:value="100.093649945343" calcext:value-type="float">
            <text:p>100.093649945343</text:p>
          </table:table-cell>
          <table:table-cell table:formula="of:=SUM([.E632:.P632])" office:value-type="float" office:value="5899.55941337099" calcext:value-type="float">
            <text:p>5899.559413370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857.025632735485" calcext:value-type="float">
            <text:p>857.025632735485</text:p>
          </table:table-cell>
          <table:table-cell office:value-type="float" office:value="2573.76181588776" calcext:value-type="float">
            <text:p>2573.76181588776</text:p>
          </table:table-cell>
          <table:table-cell office:value-type="float" office:value="622.690758418698" calcext:value-type="float">
            <text:p>622.690758418698</text:p>
          </table:table-cell>
          <table:table-cell office:value-type="float" office:value="1577.50154124732" calcext:value-type="float">
            <text:p>1577.50154124732</text:p>
          </table:table-cell>
          <table:table-cell office:value-type="float" office:value="149.655798285595" calcext:value-type="float">
            <text:p>149.655798285595</text:p>
          </table:table-cell>
          <table:table-cell office:value-type="float" office:value="19.9031969247589" calcext:value-type="float">
            <text:p>19.9031969247589</text:p>
          </table:table-cell>
          <table:table-cell office:value-type="float" office:value="452.486275333547" calcext:value-type="float">
            <text:p>452.486275333547</text:p>
          </table:table-cell>
          <table:table-cell office:value-type="float" office:value="60.177577794399" calcext:value-type="float">
            <text:p>60.177577794399</text:p>
          </table:table-cell>
          <table:table-cell office:value-type="float" office:value="72.0814178408349" calcext:value-type="float">
            <text:p>72.0814178408349</text:p>
          </table:table-cell>
          <table:table-cell office:value-type="float" office:value="52.4945672305103" calcext:value-type="float">
            <text:p>52.4945672305103</text:p>
          </table:table-cell>
          <table:table-cell office:value-type="float" office:value="402.906381120794" calcext:value-type="float">
            <text:p>402.906381120794</text:p>
          </table:table-cell>
          <table:table-cell office:value-type="float" office:value="53.5837911898735" calcext:value-type="float">
            <text:p>53.5837911898735</text:p>
          </table:table-cell>
          <table:table-cell table:formula="of:=SUM([.E633:.P633])" office:value-type="float" office:value="6894.26875400958" calcext:value-type="float">
            <text:p>6894.268754009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3241.66976556807" calcext:value-type="float">
            <text:p>3241.66976556807</text:p>
          </table:table-cell>
          <table:table-cell office:value-type="float" office:value="1926.21394918948" calcext:value-type="float">
            <text:p>1926.21394918948</text:p>
          </table:table-cell>
          <table:table-cell office:value-type="float" office:value="2828.15130226158" calcext:value-type="float">
            <text:p>2828.15130226158</text:p>
          </table:table-cell>
          <table:table-cell office:value-type="float" office:value="7410.41811818967" calcext:value-type="float">
            <text:p>7410.41811818967</text:p>
          </table:table-cell>
          <table:table-cell office:value-type="float" office:value="230.459424117786" calcext:value-type="float">
            <text:p>230.459424117786</text:p>
          </table:table-cell>
          <table:table-cell office:value-type="float" office:value="14.8295138164817" calcext:value-type="float">
            <text:p>14.8295138164817</text:p>
          </table:table-cell>
          <table:table-cell office:value-type="float" office:value="136.559503705602" calcext:value-type="float">
            <text:p>136.559503705602</text:p>
          </table:table-cell>
          <table:table-cell office:value-type="float" office:value="8.78727808474904" calcext:value-type="float">
            <text:p>8.78727808474904</text:p>
          </table:table-cell>
          <table:table-cell office:value-type="float" office:value="109.279338393157" calcext:value-type="float">
            <text:p>109.279338393157</text:p>
          </table:table-cell>
          <table:table-cell office:value-type="float" office:value="52.6144085980697" calcext:value-type="float">
            <text:p>52.6144085980697</text:p>
          </table:table-cell>
          <table:table-cell office:value-type="float" office:value="739.778653795483" calcext:value-type="float">
            <text:p>739.778653795483</text:p>
          </table:table-cell>
          <table:table-cell office:value-type="float" office:value="47.6029904595759" calcext:value-type="float">
            <text:p>47.6029904595759</text:p>
          </table:table-cell>
          <table:table-cell table:formula="of:=SUM([.E634:.P634])" office:value-type="float" office:value="16746.3642461797" calcext:value-type="float">
            <text:p>16746.36424617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972.729738581561" calcext:value-type="float">
            <text:p>972.729738581561</text:p>
          </table:table-cell>
          <table:table-cell office:value-type="float" office:value="1983.45245374947" calcext:value-type="float">
            <text:p>1983.45245374947</text:p>
          </table:table-cell>
          <table:table-cell office:value-type="float" office:value="799.644426259074" calcext:value-type="float">
            <text:p>799.644426259074</text:p>
          </table:table-cell>
          <table:table-cell office:value-type="float" office:value="2185.30505895622" calcext:value-type="float">
            <text:p>2185.30505895622</text:p>
          </table:table-cell>
          <table:table-cell office:value-type="float" office:value="170.148018446591" calcext:value-type="float">
            <text:p>170.148018446591</text:p>
          </table:table-cell>
          <table:table-cell office:value-type="float" office:value="22.3786447447134" calcext:value-type="float">
            <text:p>22.3786447447134</text:p>
          </table:table-cell>
          <table:table-cell office:value-type="float" office:value="349.594429608501" calcext:value-type="float">
            <text:p>349.594429608501</text:p>
          </table:table-cell>
          <table:table-cell office:value-type="float" office:value="45.9802565810964" calcext:value-type="float">
            <text:p>45.9802565810964</text:p>
          </table:table-cell>
          <table:table-cell office:value-type="float" office:value="65.4425675947966" calcext:value-type="float">
            <text:p>65.4425675947966</text:p>
          </table:table-cell>
          <table:table-cell office:value-type="float" office:value="58.8437881333528" calcext:value-type="float">
            <text:p>58.8437881333528</text:p>
          </table:table-cell>
          <table:table-cell office:value-type="float" office:value="541.208830063292" calcext:value-type="float">
            <text:p>541.208830063292</text:p>
          </table:table-cell>
          <table:table-cell office:value-type="float" office:value="71.1822579614125" calcext:value-type="float">
            <text:p>71.1822579614125</text:p>
          </table:table-cell>
          <table:table-cell table:formula="of:=SUM([.E635:.P635])" office:value-type="float" office:value="7265.91047068008" calcext:value-type="float">
            <text:p>7265.910470680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581.54486526381" calcext:value-type="float">
            <text:p>6581.54486526381</text:p>
          </table:table-cell>
          <table:table-cell office:value-type="float" office:value="2727.04825872139" calcext:value-type="float">
            <text:p>2727.04825872139</text:p>
          </table:table-cell>
          <table:table-cell office:value-type="float" office:value="1062.33475460834" calcext:value-type="float">
            <text:p>1062.33475460834</text:p>
          </table:table-cell>
          <table:table-cell office:value-type="float" office:value="2886.41946515638" calcext:value-type="float">
            <text:p>2886.41946515638</text:p>
          </table:table-cell>
          <table:table-cell office:value-type="float" office:value="1222.33107856269" calcext:value-type="float">
            <text:p>1222.33107856269</text:p>
          </table:table-cell>
          <table:table-cell office:value-type="float" office:value="160.045125681725" calcext:value-type="float">
            <text:p>160.045125681725</text:p>
          </table:table-cell>
          <table:table-cell office:value-type="float" office:value="510.24045366041" calcext:value-type="float">
            <text:p>510.24045366041</text:p>
          </table:table-cell>
          <table:table-cell office:value-type="float" office:value="66.8080023212733" calcext:value-type="float">
            <text:p>66.8080023212733</text:p>
          </table:table-cell>
          <table:table-cell office:value-type="float" office:value="107.456745863682" calcext:value-type="float">
            <text:p>107.456745863682</text:p>
          </table:table-cell>
          <table:table-cell office:value-type="float" office:value="85.6941641326767" calcext:value-type="float">
            <text:p>85.6941641326767</text:p>
          </table:table-cell>
          <table:table-cell office:value-type="float" office:value="765.468422572263" calcext:value-type="float">
            <text:p>765.468422572263</text:p>
          </table:table-cell>
          <table:table-cell office:value-type="float" office:value="100.226110621376" calcext:value-type="float">
            <text:p>100.226110621376</text:p>
          </table:table-cell>
          <table:table-cell table:formula="of:=SUM([.E636:.P636])" office:value-type="float" office:value="16275.617447166" calcext:value-type="float">
            <text:p>16275.6174471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470.09755869072" calcext:value-type="float">
            <text:p>2470.09755869072</text:p>
          </table:table-cell>
          <table:table-cell office:value-type="float" office:value="4938.61652506019" calcext:value-type="float">
            <text:p>4938.61652506019</text:p>
          </table:table-cell>
          <table:table-cell office:value-type="float" office:value="919.306601543913" calcext:value-type="float">
            <text:p>919.306601543913</text:p>
          </table:table-cell>
          <table:table-cell office:value-type="float" office:value="2661.88455363415" calcext:value-type="float">
            <text:p>2661.88455363415</text:p>
          </table:table-cell>
          <table:table-cell office:value-type="float" office:value="696.108268676399" calcext:value-type="float">
            <text:p>696.108268676399</text:p>
          </table:table-cell>
          <table:table-cell office:value-type="float" office:value="100.080548258337" calcext:value-type="float">
            <text:p>100.080548258337</text:p>
          </table:table-cell>
          <table:table-cell office:value-type="float" office:value="1420.5032260155" calcext:value-type="float">
            <text:p>1420.5032260155</text:p>
          </table:table-cell>
          <table:table-cell office:value-type="float" office:value="204.227916919712" calcext:value-type="float">
            <text:p>204.227916919712</text:p>
          </table:table-cell>
          <table:table-cell office:value-type="float" office:value="114.828873461563" calcext:value-type="float">
            <text:p>114.828873461563</text:p>
          </table:table-cell>
          <table:table-cell office:value-type="float" office:value="206.014928663418" calcext:value-type="float">
            <text:p>206.014928663418</text:p>
          </table:table-cell>
          <table:table-cell office:value-type="float" office:value="1070.91682972565" calcext:value-type="float">
            <text:p>1070.91682972565</text:p>
          </table:table-cell>
          <table:table-cell office:value-type="float" office:value="153.967347151061" calcext:value-type="float">
            <text:p>153.967347151061</text:p>
          </table:table-cell>
          <table:table-cell table:formula="of:=SUM([.E637:.P637])" office:value-type="float" office:value="14956.5531778006" calcext:value-type="float">
            <text:p>14956.5531778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454.885186945834" calcext:value-type="float">
            <text:p>454.885186945834</text:p>
          </table:table-cell>
          <table:table-cell office:value-type="float" office:value="224.296642249562" calcext:value-type="float">
            <text:p>224.296642249562</text:p>
          </table:table-cell>
          <table:table-cell office:value-type="float" office:value="226.537229682833" calcext:value-type="float">
            <text:p>226.537229682833</text:p>
          </table:table-cell>
          <table:table-cell office:value-type="float" office:value="494.105602950616" calcext:value-type="float">
            <text:p>494.105602950616</text:p>
          </table:table-cell>
          <table:table-cell office:value-type="float" office:value="73.1545823695963" calcext:value-type="float">
            <text:p>73.1545823695963</text:p>
          </table:table-cell>
          <table:table-cell office:value-type="float" office:value="6.84989614246062" calcext:value-type="float">
            <text:p>6.84989614246062</text:p>
          </table:table-cell>
          <table:table-cell office:value-type="float" office:value="36.2959534232397" calcext:value-type="float">
            <text:p>36.2959534232397</text:p>
          </table:table-cell>
          <table:table-cell office:value-type="float" office:value="3.39860475294177" calcext:value-type="float">
            <text:p>3.39860475294177</text:p>
          </table:table-cell>
          <table:table-cell office:value-type="float" office:value="26.4127977928718" calcext:value-type="float">
            <text:p>26.4127977928718</text:p>
          </table:table-cell>
          <table:table-cell office:value-type="float" office:value="12.5574309568553" calcext:value-type="float">
            <text:p>12.5574309568553</text:p>
          </table:table-cell>
          <table:table-cell office:value-type="float" office:value="121.936289622338" calcext:value-type="float">
            <text:p>121.936289622338</text:p>
          </table:table-cell>
          <table:table-cell office:value-type="float" office:value="11.4176158602083" calcext:value-type="float">
            <text:p>11.4176158602083</text:p>
          </table:table-cell>
          <table:table-cell table:formula="of:=SUM([.E638:.P638])" office:value-type="float" office:value="1691.84783274936" calcext:value-type="float">
            <text:p>1691.847832749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684.17661899095" calcext:value-type="float">
            <text:p>2684.17661899095</text:p>
          </table:table-cell>
          <table:table-cell office:value-type="float" office:value="297.283315610686" calcext:value-type="float">
            <text:p>297.283315610686</text:p>
          </table:table-cell>
          <table:table-cell office:value-type="float" office:value="79.0845677302157" calcext:value-type="float">
            <text:p>79.0845677302157</text:p>
          </table:table-cell>
          <table:table-cell office:value-type="float" office:value="203.884727725619" calcext:value-type="float">
            <text:p>203.884727725619</text:p>
          </table:table-cell>
          <table:table-cell office:value-type="float" office:value="336.394515802749" calcext:value-type="float">
            <text:p>336.394515802749</text:p>
          </table:table-cell>
          <table:table-cell office:value-type="float" office:value="26.926626480678" calcext:value-type="float">
            <text:p>26.926626480678</text:p>
          </table:table-cell>
          <table:table-cell office:value-type="float" office:value="37.4905469249727" calcext:value-type="float">
            <text:p>37.4905469249727</text:p>
          </table:table-cell>
          <table:table-cell office:value-type="float" office:value="3.0009227445224" calcext:value-type="float">
            <text:p>3.0009227445224</text:p>
          </table:table-cell>
          <table:table-cell office:value-type="float" office:value="3.86363434383897" calcext:value-type="float">
            <text:p>3.86363434383897</text:p>
          </table:table-cell>
          <table:table-cell office:value-type="float" office:value="4.73741864046311" calcext:value-type="float">
            <text:p>4.73741864046311</text:p>
          </table:table-cell>
          <table:table-cell office:value-type="float" office:value="36.307556298025" calcext:value-type="float">
            <text:p>36.307556298025</text:p>
          </table:table-cell>
          <table:table-cell office:value-type="float" office:value="2.90623051487666" calcext:value-type="float">
            <text:p>2.90623051487666</text:p>
          </table:table-cell>
          <table:table-cell table:formula="of:=SUM([.E639:.P639])" office:value-type="float" office:value="3716.0566818076" calcext:value-type="float">
            <text:p>3716.05668180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0390981247062" calcext:value-type="float">
            <text:p>0.000390981247062</text:p>
          </table:table-cell>
          <table:table-cell office:value-type="float" office:value="0.001791883286479" calcext:value-type="float">
            <text:p>0.001791883286479</text:p>
          </table:table-cell>
          <table:table-cell office:value-type="float" office:value="0.000125698833205" calcext:value-type="float">
            <text:p>0.000125698833205</text:p>
          </table:table-cell>
          <table:table-cell office:value-type="float" office:value="0.000298140293234" calcext:value-type="float">
            <text:p>0.000298140293234</text:p>
          </table:table-cell>
          <table:table-cell office:value-type="float" office:value="0.0000191201984552115" calcext:value-type="float">
            <text:p>1.91201984552115E-05</text:p>
          </table:table-cell>
          <table:table-cell office:value-type="float" office:value="0.00000175858531173122" calcext:value-type="float">
            <text:p>1.75858531173122E-06</text:p>
          </table:table-cell>
          <table:table-cell office:value-type="float" office:value="0.0000878488976827957" calcext:value-type="float">
            <text:p>8.78488976827957E-05</text:p>
          </table:table-cell>
          <table:table-cell office:value-type="float" office:value="0.00000807992560739531" calcext:value-type="float">
            <text:p>8.07992560739531E-06</text:p>
          </table:table-cell>
          <table:table-cell office:value-type="float" office:value="0.00000870156535889936" calcext:value-type="float">
            <text:p>8.70156535889936E-06</text:p>
          </table:table-cell>
          <table:table-cell office:value-type="float" office:value="0.00000724545769301227" calcext:value-type="float">
            <text:p>7.24545769301227E-06</text:p>
          </table:table-cell>
          <table:table-cell office:value-type="float" office:value="0.0000212866755007469" calcext:value-type="float">
            <text:p>2.12866755007469E-05</text:p>
          </table:table-cell>
          <table:table-cell office:value-type="float" office:value="0.00000195784761119983" calcext:value-type="float">
            <text:p>1.95784761119983E-06</text:p>
          </table:table-cell>
          <table:table-cell table:formula="of:=SUM([.E640:.P640])" office:value-type="float" office:value="0.00276270281320099" calcext:value-type="float">
            <text:p>0.0027627028132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.15623600519948" calcext:value-type="float">
            <text:p>6.15623600519948</text:p>
          </table:table-cell>
          <table:table-cell office:value-type="float" office:value="32.7374269345798" calcext:value-type="float">
            <text:p>32.7374269345798</text:p>
          </table:table-cell>
          <table:table-cell office:value-type="float" office:value="3.2197915212505" calcext:value-type="float">
            <text:p>3.2197915212505</text:p>
          </table:table-cell>
          <table:table-cell office:value-type="float" office:value="6.68650628762283" calcext:value-type="float">
            <text:p>6.68650628762283</text:p>
          </table:table-cell>
          <table:table-cell office:value-type="float" office:value="0.474244739052415" calcext:value-type="float">
            <text:p>0.474244739052415</text:p>
          </table:table-cell>
          <table:table-cell office:value-type="float" office:value="0.057755389977967" calcext:value-type="float">
            <text:p>0.057755389977967</text:p>
          </table:table-cell>
          <table:table-cell office:value-type="float" office:value="2.52463612038862" calcext:value-type="float">
            <text:p>2.52463612038862</text:p>
          </table:table-cell>
          <table:table-cell office:value-type="float" office:value="0.307460118538901" calcext:value-type="float">
            <text:p>0.307460118538901</text:p>
          </table:table-cell>
          <table:table-cell office:value-type="float" office:value="0.350201953099236" calcext:value-type="float">
            <text:p>0.350201953099236</text:p>
          </table:table-cell>
          <table:table-cell office:value-type="float" office:value="0.127577176824531" calcext:value-type="float">
            <text:p>0.127577176824531</text:p>
          </table:table-cell>
          <table:table-cell office:value-type="float" office:value="0.797222615161055" calcext:value-type="float">
            <text:p>0.797222615161055</text:p>
          </table:table-cell>
          <table:table-cell office:value-type="float" office:value="0.097088906310023" calcext:value-type="float">
            <text:p>0.097088906310023</text:p>
          </table:table-cell>
          <table:table-cell table:formula="of:=SUM([.E641:.P641])" office:value-type="float" office:value="53.5361477680054" calcext:value-type="float">
            <text:p>53.53614776800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00053028697767418" calcext:value-type="float">
            <text:p>5.3028697767418E-06</text:p>
          </table:table-cell>
          <table:table-cell office:value-type="float" office:value="0.000614195307364" calcext:value-type="float">
            <text:p>0.000614195307364</text:p>
          </table:table-cell>
          <table:table-cell office:value-type="float" office:value="0.0000940401488482415" calcext:value-type="float">
            <text:p>9.40401488482415E-05</text:p>
          </table:table-cell>
          <table:table-cell office:value-type="float" office:value="0.000188212317335" calcext:value-type="float">
            <text:p>0.000188212317335</text:p>
          </table:table-cell>
          <table:table-cell office:value-type="float" office:value="0.000000408505815944249" calcext:value-type="float">
            <text:p>4.08505815944249E-07</text:p>
          </table:table-cell>
          <table:table-cell office:value-type="float" office:value="0.0000000497494441379962" calcext:value-type="float">
            <text:p>4.97494441379962E-08</text:p>
          </table:table-cell>
          <table:table-cell office:value-type="float" office:value="0.0000472955066319348" calcext:value-type="float">
            <text:p>4.72955066319348E-05</text:p>
          </table:table-cell>
          <table:table-cell office:value-type="float" office:value="0.00000575983272043497" calcext:value-type="float">
            <text:p>5.75983272043497E-06</text:p>
          </table:table-cell>
          <table:table-cell office:value-type="float" office:value="0.0000110005028136392" calcext:value-type="float">
            <text:p>1.10005028136392E-05</text:p>
          </table:table-cell>
          <table:table-cell office:value-type="float" office:value="0.0000026926987680136" calcext:value-type="float">
            <text:p>2.6926987680136E-06</text:p>
          </table:table-cell>
          <table:table-cell office:value-type="float" office:value="0.0000228170734091828" calcext:value-type="float">
            <text:p>2.28170734091828E-05</text:p>
          </table:table-cell>
          <table:table-cell office:value-type="float" office:value="0.00000277875289569345" calcext:value-type="float">
            <text:p>2.77875289569345E-06</text:p>
          </table:table-cell>
          <table:table-cell table:formula="of:=SUM([.E642:.P642])" office:value-type="float" office:value="0.000994553265822964" calcext:value-type="float">
            <text:p>0.0009945532658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0692542312252" calcext:value-type="float">
            <text:p>0.000692542312252</text:p>
          </table:table-cell>
          <table:table-cell office:value-type="float" office:value="0.299329853164135" calcext:value-type="float">
            <text:p>0.299329853164135</text:p>
          </table:table-cell>
          <table:table-cell office:value-type="float" office:value="0.047840563869907" calcext:value-type="float">
            <text:p>0.047840563869907</text:p>
          </table:table-cell>
          <table:table-cell office:value-type="float" office:value="0.094874749737251" calcext:value-type="float">
            <text:p>0.094874749737251</text:p>
          </table:table-cell>
          <table:table-cell office:value-type="float" office:value="0.0000720880048694588" calcext:value-type="float">
            <text:p>7.20880048694588E-05</text:p>
          </table:table-cell>
          <table:table-cell office:value-type="float" office:value="0.00000612481915033892" calcext:value-type="float">
            <text:p>6.12481915033892E-06</text:p>
          </table:table-cell>
          <table:table-cell office:value-type="float" office:value="0.031236166758386" calcext:value-type="float">
            <text:p>0.031236166758386</text:p>
          </table:table-cell>
          <table:table-cell office:value-type="float" office:value="0.002653921032929" calcext:value-type="float">
            <text:p>0.002653921032929</text:p>
          </table:table-cell>
          <table:table-cell office:value-type="float" office:value="0.005710561226989" calcext:value-type="float">
            <text:p>0.005710561226989</text:p>
          </table:table-cell>
          <table:table-cell office:value-type="float" office:value="0.002746117606473" calcext:value-type="float">
            <text:p>0.002746117606473</text:p>
          </table:table-cell>
          <table:table-cell office:value-type="float" office:value="0.015657400125733" calcext:value-type="float">
            <text:p>0.015657400125733</text:p>
          </table:table-cell>
          <table:table-cell office:value-type="float" office:value="0.001330300988469" calcext:value-type="float">
            <text:p>0.001330300988469</text:p>
          </table:table-cell>
          <table:table-cell table:formula="of:=SUM([.E643:.P643])" office:value-type="float" office:value="0.502150389646544" calcext:value-type="float">
            <text:p>0.5021503896465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0282158503056" calcext:value-type="float">
            <text:p>0.000282158503056</text:p>
          </table:table-cell>
          <table:table-cell office:value-type="float" office:value="0.003029809173646" calcext:value-type="float">
            <text:p>0.003029809173646</text:p>
          </table:table-cell>
          <table:table-cell office:value-type="float" office:value="0.000236590262947" calcext:value-type="float">
            <text:p>0.000236590262947</text:p>
          </table:table-cell>
          <table:table-cell office:value-type="float" office:value="0.000567918563333" calcext:value-type="float">
            <text:p>0.000567918563333</text:p>
          </table:table-cell>
          <table:table-cell office:value-type="float" office:value="0.0000284945665293405" calcext:value-type="float">
            <text:p>2.84945665293405E-05</text:p>
          </table:table-cell>
          <table:table-cell office:value-type="float" office:value="0.0000031362965176903" calcext:value-type="float">
            <text:p>3.1362965176903E-06</text:p>
          </table:table-cell>
          <table:table-cell office:value-type="float" office:value="0.000307570333697" calcext:value-type="float">
            <text:p>0.000307570333697</text:p>
          </table:table-cell>
          <table:table-cell office:value-type="float" office:value="0.0000338531826945428" calcext:value-type="float">
            <text:p>3.38531826945428E-05</text:p>
          </table:table-cell>
          <table:table-cell office:value-type="float" office:value="0.0000153142734212189" calcext:value-type="float">
            <text:p>1.53142734212189E-05</text:p>
          </table:table-cell>
          <table:table-cell office:value-type="float" office:value="0.0000229641811389661" calcext:value-type="float">
            <text:p>2.29641811389661E-05</text:p>
          </table:table-cell>
          <table:table-cell office:value-type="float" office:value="0.0000835146632759796" calcext:value-type="float">
            <text:p>8.35146632759796E-05</text:p>
          </table:table-cell>
          <table:table-cell office:value-type="float" office:value="0.00000919216466545752" calcext:value-type="float">
            <text:p>9.19216466545752E-06</text:p>
          </table:table-cell>
          <table:table-cell table:formula="of:=SUM([.E644:.P644])" office:value-type="float" office:value="0.0046205161649222" calcext:value-type="float">
            <text:p>0.0046205161649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514568269393333" calcext:value-type="float">
            <text:p>0.514568269393333</text:p>
          </table:table-cell>
          <table:table-cell office:value-type="float" office:value="0.828003768522897" calcext:value-type="float">
            <text:p>0.828003768522897</text:p>
          </table:table-cell>
          <table:table-cell office:value-type="float" office:value="0.055327067728525" calcext:value-type="float">
            <text:p>0.055327067728525</text:p>
          </table:table-cell>
          <table:table-cell office:value-type="float" office:value="0.112221796747112" calcext:value-type="float">
            <text:p>0.112221796747112</text:p>
          </table:table-cell>
          <table:table-cell office:value-type="float" office:value="0.019302638989514" calcext:value-type="float">
            <text:p>0.019302638989514</text:p>
          </table:table-cell>
          <table:table-cell office:value-type="float" office:value="0.00181186710931" calcext:value-type="float">
            <text:p>0.00181186710931</text:p>
          </table:table-cell>
          <table:table-cell office:value-type="float" office:value="0.031106693977744" calcext:value-type="float">
            <text:p>0.031106693977744</text:p>
          </table:table-cell>
          <table:table-cell office:value-type="float" office:value="0.002919869958107" calcext:value-type="float">
            <text:p>0.002919869958107</text:p>
          </table:table-cell>
          <table:table-cell office:value-type="float" office:value="0.004798855125173" calcext:value-type="float">
            <text:p>0.004798855125173</text:p>
          </table:table-cell>
          <table:table-cell office:value-type="float" office:value="0.00257320872627" calcext:value-type="float">
            <text:p>0.00257320872627</text:p>
          </table:table-cell>
          <table:table-cell office:value-type="float" office:value="0.00651531753841" calcext:value-type="float">
            <text:p>0.00651531753841</text:p>
          </table:table-cell>
          <table:table-cell office:value-type="float" office:value="0.000611568685555" calcext:value-type="float">
            <text:p>0.000611568685555</text:p>
          </table:table-cell>
          <table:table-cell table:formula="of:=SUM([.E645:.P645])" office:value-type="float" office:value="1.57976092250195" calcext:value-type="float">
            <text:p>1.579760922501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1.0380234546659" calcext:value-type="float">
            <text:p>61.0380234546659</text:p>
          </table:table-cell>
          <table:table-cell office:value-type="float" office:value="24.4712760797214" calcext:value-type="float">
            <text:p>24.4712760797214</text:p>
          </table:table-cell>
          <table:table-cell office:value-type="float" office:value="4.89651585655206" calcext:value-type="float">
            <text:p>4.89651585655206</text:p>
          </table:table-cell>
          <table:table-cell office:value-type="float" office:value="12.4512120575348" calcext:value-type="float">
            <text:p>12.4512120575348</text:p>
          </table:table-cell>
          <table:table-cell office:value-type="float" office:value="1.94089999199192" calcext:value-type="float">
            <text:p>1.94089999199192</text:p>
          </table:table-cell>
          <table:table-cell office:value-type="float" office:value="0.105280106457889" calcext:value-type="float">
            <text:p>0.105280106457889</text:p>
          </table:table-cell>
          <table:table-cell office:value-type="float" office:value="0.778122995241022" calcext:value-type="float">
            <text:p>0.778122995241022</text:p>
          </table:table-cell>
          <table:table-cell office:value-type="float" office:value="0.042207672788041" calcext:value-type="float">
            <text:p>0.042207672788041</text:p>
          </table:table-cell>
          <table:table-cell office:value-type="float" office:value="0.316282832328294" calcext:value-type="float">
            <text:p>0.316282832328294</text:p>
          </table:table-cell>
          <table:table-cell office:value-type="float" office:value="0.072786829285052" calcext:value-type="float">
            <text:p>0.072786829285052</text:p>
          </table:table-cell>
          <table:table-cell office:value-type="float" office:value="0.564018266601228" calcext:value-type="float">
            <text:p>0.564018266601228</text:p>
          </table:table-cell>
          <table:table-cell office:value-type="float" office:value="0.030594004532418" calcext:value-type="float">
            <text:p>0.030594004532418</text:p>
          </table:table-cell>
          <table:table-cell table:formula="of:=SUM([.E646:.P646])" office:value-type="float" office:value="106.7072201477" calcext:value-type="float">
            <text:p>106.70722014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12.766662457433" calcext:value-type="float">
            <text:p>112.766662457433</text:p>
          </table:table-cell>
          <table:table-cell office:value-type="float" office:value="53.8578568997946" calcext:value-type="float">
            <text:p>53.8578568997946</text:p>
          </table:table-cell>
          <table:table-cell office:value-type="float" office:value="4.15124963911917" calcext:value-type="float">
            <text:p>4.15124963911917</text:p>
          </table:table-cell>
          <table:table-cell office:value-type="float" office:value="10.1751936855539" calcext:value-type="float">
            <text:p>10.1751936855539</text:p>
          </table:table-cell>
          <table:table-cell office:value-type="float" office:value="3.55370759484264" calcext:value-type="float">
            <text:p>3.55370759484264</text:p>
          </table:table-cell>
          <table:table-cell office:value-type="float" office:value="0.221492159298379" calcext:value-type="float">
            <text:p>0.221492159298379</text:p>
          </table:table-cell>
          <table:table-cell office:value-type="float" office:value="1.69925350857056" calcext:value-type="float">
            <text:p>1.69925350857056</text:p>
          </table:table-cell>
          <table:table-cell office:value-type="float" office:value="0.105909481510199" calcext:value-type="float">
            <text:p>0.105909481510199</text:p>
          </table:table-cell>
          <table:table-cell office:value-type="float" office:value="0.180877862878591" calcext:value-type="float">
            <text:p>0.180877862878591</text:p>
          </table:table-cell>
          <table:table-cell office:value-type="float" office:value="0.116750657571149" calcext:value-type="float">
            <text:p>0.116750657571149</text:p>
          </table:table-cell>
          <table:table-cell office:value-type="float" office:value="0.458873237285287" calcext:value-type="float">
            <text:p>0.458873237285287</text:p>
          </table:table-cell>
          <table:table-cell office:value-type="float" office:value="0.028600221447048" calcext:value-type="float">
            <text:p>0.028600221447048</text:p>
          </table:table-cell>
          <table:table-cell table:formula="of:=SUM([.E647:.P647])" office:value-type="float" office:value="187.316427405305" calcext:value-type="float">
            <text:p>187.3164274053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692533708759745" calcext:value-type="float">
            <text:p>0.692533708759745</text:p>
          </table:table-cell>
          <table:table-cell office:value-type="float" office:value="1.09172839271358" calcext:value-type="float">
            <text:p>1.09172839271358</text:p>
          </table:table-cell>
          <table:table-cell office:value-type="float" office:value="0.091406981334558" calcext:value-type="float">
            <text:p>0.091406981334558</text:p>
          </table:table-cell>
          <table:table-cell office:value-type="float" office:value="0.199027708822428" calcext:value-type="float">
            <text:p>0.199027708822428</text:p>
          </table:table-cell>
          <table:table-cell office:value-type="float" office:value="0.078769760247307" calcext:value-type="float">
            <text:p>0.078769760247307</text:p>
          </table:table-cell>
          <table:table-cell office:value-type="float" office:value="0.007718517691631" calcext:value-type="float">
            <text:p>0.007718517691631</text:p>
          </table:table-cell>
          <table:table-cell office:value-type="float" office:value="0.124692224408899" calcext:value-type="float">
            <text:p>0.124692224408899</text:p>
          </table:table-cell>
          <table:table-cell office:value-type="float" office:value="0.012218383515288" calcext:value-type="float">
            <text:p>0.012218383515288</text:p>
          </table:table-cell>
          <table:table-cell office:value-type="float" office:value="0.009075927874357" calcext:value-type="float">
            <text:p>0.009075927874357</text:p>
          </table:table-cell>
          <table:table-cell office:value-type="float" office:value="0.007592951186808" calcext:value-type="float">
            <text:p>0.007592951186808</text:p>
          </table:table-cell>
          <table:table-cell office:value-type="float" office:value="0.034412894770013" calcext:value-type="float">
            <text:p>0.034412894770013</text:p>
          </table:table-cell>
          <table:table-cell office:value-type="float" office:value="0.003372062277054" calcext:value-type="float">
            <text:p>0.003372062277054</text:p>
          </table:table-cell>
          <table:table-cell table:formula="of:=SUM([.E648:.P648])" office:value-type="float" office:value="2.35254951360167" calcext:value-type="float">
            <text:p>2.352549513601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7879823734797" calcext:value-type="float">
            <text:p>0.07879823734797</text:p>
          </table:table-cell>
          <table:table-cell office:value-type="float" office:value="0.119218981928229" calcext:value-type="float">
            <text:p>0.119218981928229</text:p>
          </table:table-cell>
          <table:table-cell office:value-type="float" office:value="0.009914883313452" calcext:value-type="float">
            <text:p>0.009914883313452</text:p>
          </table:table-cell>
          <table:table-cell office:value-type="float" office:value="0.021646048493509" calcext:value-type="float">
            <text:p>0.021646048493509</text:p>
          </table:table-cell>
          <table:table-cell office:value-type="float" office:value="0.010819618521628" calcext:value-type="float">
            <text:p>0.010819618521628</text:p>
          </table:table-cell>
          <table:table-cell office:value-type="float" office:value="0.000911217962087" calcext:value-type="float">
            <text:p>0.000911217962087</text:p>
          </table:table-cell>
          <table:table-cell office:value-type="float" office:value="0.016454713206981" calcext:value-type="float">
            <text:p>0.016454713206981</text:p>
          </table:table-cell>
          <table:table-cell office:value-type="float" office:value="0.001385800266915" calcext:value-type="float">
            <text:p>0.001385800266915</text:p>
          </table:table-cell>
          <table:table-cell office:value-type="float" office:value="0.000979518999626" calcext:value-type="float">
            <text:p>0.000979518999626</text:p>
          </table:table-cell>
          <table:table-cell office:value-type="float" office:value="0.000979835369224" calcext:value-type="float">
            <text:p>0.000979835369224</text:p>
          </table:table-cell>
          <table:table-cell office:value-type="float" office:value="0.004517591120851" calcext:value-type="float">
            <text:p>0.004517591120851</text:p>
          </table:table-cell>
          <table:table-cell office:value-type="float" office:value="0.000380467219473" calcext:value-type="float">
            <text:p>0.000380467219473</text:p>
          </table:table-cell>
          <table:table-cell table:formula="of:=SUM([.E649:.P649])" office:value-type="float" office:value="0.266006913749945" calcext:value-type="float">
            <text:p>0.266006913749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308.86855306965" calcext:value-type="float">
            <text:p>1308.86855306965</text:p>
          </table:table-cell>
          <table:table-cell office:value-type="float" office:value="1339.27913766787" calcext:value-type="float">
            <text:p>1339.27913766787</text:p>
          </table:table-cell>
          <table:table-cell office:value-type="float" office:value="318.29974380117" calcext:value-type="float">
            <text:p>318.29974380117</text:p>
          </table:table-cell>
          <table:table-cell office:value-type="float" office:value="838.15079602198" calcext:value-type="float">
            <text:p>838.15079602198</text:p>
          </table:table-cell>
          <table:table-cell office:value-type="float" office:value="194.396361539431" calcext:value-type="float">
            <text:p>194.396361539431</text:p>
          </table:table-cell>
          <table:table-cell office:value-type="float" office:value="15.6695949940534" calcext:value-type="float">
            <text:p>15.6695949940534</text:p>
          </table:table-cell>
          <table:table-cell office:value-type="float" office:value="199.568580826372" calcext:value-type="float">
            <text:p>199.568580826372</text:p>
          </table:table-cell>
          <table:table-cell office:value-type="float" office:value="16.0865090803305" calcext:value-type="float">
            <text:p>16.0865090803305</text:p>
          </table:table-cell>
          <table:table-cell office:value-type="float" office:value="26.1841120163018" calcext:value-type="float">
            <text:p>26.1841120163018</text:p>
          </table:table-cell>
          <table:table-cell office:value-type="float" office:value="14.745491840331" calcext:value-type="float">
            <text:p>14.745491840331</text:p>
          </table:table-cell>
          <table:table-cell office:value-type="float" office:value="177.182265240424" calcext:value-type="float">
            <text:p>177.182265240424</text:p>
          </table:table-cell>
          <table:table-cell office:value-type="float" office:value="14.2820282975473" calcext:value-type="float">
            <text:p>14.2820282975473</text:p>
          </table:table-cell>
          <table:table-cell table:formula="of:=SUM([.E650:.P650])" office:value-type="float" office:value="4462.71317439546" calcext:value-type="float">
            <text:p>4462.713174395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5.2737575696142" calcext:value-type="float">
            <text:p>25.2737575696142</text:p>
          </table:table-cell>
          <table:table-cell office:value-type="float" office:value="37.7996400631574" calcext:value-type="float">
            <text:p>37.7996400631574</text:p>
          </table:table-cell>
          <table:table-cell office:value-type="float" office:value="3.32660175833331" calcext:value-type="float">
            <text:p>3.32660175833331</text:p>
          </table:table-cell>
          <table:table-cell office:value-type="float" office:value="7.3890064182873" calcext:value-type="float">
            <text:p>7.3890064182873</text:p>
          </table:table-cell>
          <table:table-cell office:value-type="float" office:value="1.33067074469092" calcext:value-type="float">
            <text:p>1.33067074469092</text:p>
          </table:table-cell>
          <table:table-cell office:value-type="float" office:value="0.117530056902788" calcext:value-type="float">
            <text:p>0.117530056902788</text:p>
          </table:table-cell>
          <table:table-cell office:value-type="float" office:value="1.99350794363814" calcext:value-type="float">
            <text:p>1.99350794363814</text:p>
          </table:table-cell>
          <table:table-cell office:value-type="float" office:value="0.176074436885866" calcext:value-type="float">
            <text:p>0.176074436885866</text:p>
          </table:table-cell>
          <table:table-cell office:value-type="float" office:value="0.323982123925743" calcext:value-type="float">
            <text:p>0.323982123925743</text:p>
          </table:table-cell>
          <table:table-cell office:value-type="float" office:value="0.145569968485689" calcext:value-type="float">
            <text:p>0.145569968485689</text:p>
          </table:table-cell>
          <table:table-cell office:value-type="float" office:value="0.585556153064972" calcext:value-type="float">
            <text:p>0.585556153064972</text:p>
          </table:table-cell>
          <table:table-cell office:value-type="float" office:value="0.051718615039883" calcext:value-type="float">
            <text:p>0.051718615039883</text:p>
          </table:table-cell>
          <table:table-cell table:formula="of:=SUM([.E651:.P651])" office:value-type="float" office:value="78.5136158520262" calcext:value-type="float">
            <text:p>78.51361585202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1.56173121712846" calcext:value-type="float">
            <text:p>1.56173121712846</text:p>
          </table:table-cell>
          <table:table-cell office:value-type="float" office:value="1.78977096298077" calcext:value-type="float">
            <text:p>1.78977096298077</text:p>
          </table:table-cell>
          <table:table-cell office:value-type="float" office:value="0.336249455877827" calcext:value-type="float">
            <text:p>0.336249455877827</text:p>
          </table:table-cell>
          <table:table-cell office:value-type="float" office:value="0.863676325367587" calcext:value-type="float">
            <text:p>0.863676325367587</text:p>
          </table:table-cell>
          <table:table-cell office:value-type="float" office:value="0.098152809700816" calcext:value-type="float">
            <text:p>0.098152809700816</text:p>
          </table:table-cell>
          <table:table-cell office:value-type="float" office:value="0.008581249863192" calcext:value-type="float">
            <text:p>0.008581249863192</text:p>
          </table:table-cell>
          <table:table-cell office:value-type="float" office:value="0.112638371760871" calcext:value-type="float">
            <text:p>0.112638371760871</text:p>
          </table:table-cell>
          <table:table-cell office:value-type="float" office:value="0.009847685616024" calcext:value-type="float">
            <text:p>0.009847685616024</text:p>
          </table:table-cell>
          <table:table-cell office:value-type="float" office:value="0.028428097492172" calcext:value-type="float">
            <text:p>0.028428097492172</text:p>
          </table:table-cell>
          <table:table-cell office:value-type="float" office:value="0.010549492563806" calcext:value-type="float">
            <text:p>0.010549492563806</text:p>
          </table:table-cell>
          <table:table-cell office:value-type="float" office:value="0.077709936781706" calcext:value-type="float">
            <text:p>0.077709936781706</text:p>
          </table:table-cell>
          <table:table-cell office:value-type="float" office:value="0.006793981613051" calcext:value-type="float">
            <text:p>0.006793981613051</text:p>
          </table:table-cell>
          <table:table-cell table:formula="of:=SUM([.E652:.P652])" office:value-type="float" office:value="4.90412958674628" calcext:value-type="float">
            <text:p>4.904129586746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311040037509123" calcext:value-type="float">
            <text:p>0.311040037509123</text:p>
          </table:table-cell>
          <table:table-cell office:value-type="float" office:value="0.498078808857831" calcext:value-type="float">
            <text:p>0.498078808857831</text:p>
          </table:table-cell>
          <table:table-cell office:value-type="float" office:value="0.024574073893804" calcext:value-type="float">
            <text:p>0.024574073893804</text:p>
          </table:table-cell>
          <table:table-cell office:value-type="float" office:value="0.054549719259821" calcext:value-type="float">
            <text:p>0.054549719259821</text:p>
          </table:table-cell>
          <table:table-cell office:value-type="float" office:value="0.017079102170998" calcext:value-type="float">
            <text:p>0.017079102170998</text:p>
          </table:table-cell>
          <table:table-cell office:value-type="float" office:value="0.001240921823384" calcext:value-type="float">
            <text:p>0.001240921823384</text:p>
          </table:table-cell>
          <table:table-cell office:value-type="float" office:value="0.0274102899663" calcext:value-type="float">
            <text:p>0.0274102899663</text:p>
          </table:table-cell>
          <table:table-cell office:value-type="float" office:value="0.001991558260142" calcext:value-type="float">
            <text:p>0.001991558260142</text:p>
          </table:table-cell>
          <table:table-cell office:value-type="float" office:value="0.002191176607863" calcext:value-type="float">
            <text:p>0.002191176607863</text:p>
          </table:table-cell>
          <table:table-cell office:value-type="float" office:value="0.001755785944332" calcext:value-type="float">
            <text:p>0.001755785944332</text:p>
          </table:table-cell>
          <table:table-cell office:value-type="float" office:value="0.004500434033413" calcext:value-type="float">
            <text:p>0.004500434033413</text:p>
          </table:table-cell>
          <table:table-cell office:value-type="float" office:value="0.00032698948404" calcext:value-type="float">
            <text:p>0.00032698948404</text:p>
          </table:table-cell>
          <table:table-cell table:formula="of:=SUM([.E653:.P653])" office:value-type="float" office:value="0.944738897811051" calcext:value-type="float">
            <text:p>0.9447388978110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13320208213301" calcext:value-type="float">
            <text:p>0.13320208213301</text:p>
          </table:table-cell>
          <table:table-cell office:value-type="float" office:value="2.18750996499271" calcext:value-type="float">
            <text:p>2.18750996499271</text:p>
          </table:table-cell>
          <table:table-cell office:value-type="float" office:value="0.142175239897899" calcext:value-type="float">
            <text:p>0.142175239897899</text:p>
          </table:table-cell>
          <table:table-cell office:value-type="float" office:value="0.3322271739619" calcext:value-type="float">
            <text:p>0.3322271739619</text:p>
          </table:table-cell>
          <table:table-cell office:value-type="float" office:value="0.004698664976574" calcext:value-type="float">
            <text:p>0.004698664976574</text:p>
          </table:table-cell>
          <table:table-cell office:value-type="float" office:value="0.000180518425001" calcext:value-type="float">
            <text:p>0.000180518425001</text:p>
          </table:table-cell>
          <table:table-cell office:value-type="float" office:value="0.077254692402212" calcext:value-type="float">
            <text:p>0.077254692402212</text:p>
          </table:table-cell>
          <table:table-cell office:value-type="float" office:value="0.00296805485514" calcext:value-type="float">
            <text:p>0.00296805485514</text:p>
          </table:table-cell>
          <table:table-cell office:value-type="float" office:value="0.009519096179419" calcext:value-type="float">
            <text:p>0.009519096179419</text:p>
          </table:table-cell>
          <table:table-cell office:value-type="float" office:value="0.004929950528774" calcext:value-type="float">
            <text:p>0.004929950528774</text:p>
          </table:table-cell>
          <table:table-cell office:value-type="float" office:value="0.017153183912958" calcext:value-type="float">
            <text:p>0.017153183912958</text:p>
          </table:table-cell>
          <table:table-cell office:value-type="float" office:value="0.000659009688744" calcext:value-type="float">
            <text:p>0.000659009688744</text:p>
          </table:table-cell>
          <table:table-cell table:formula="of:=SUM([.E654:.P654])" office:value-type="float" office:value="2.91247763195434" calcext:value-type="float">
            <text:p>2.91247763195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74.9417647568078" calcext:value-type="float">
            <text:p>74.9417647568078</text:p>
          </table:table-cell>
          <table:table-cell office:value-type="float" office:value="27.0316341897385" calcext:value-type="float">
            <text:p>27.0316341897385</text:p>
          </table:table-cell>
          <table:table-cell office:value-type="float" office:value="1.06087887105375" calcext:value-type="float">
            <text:p>1.06087887105375</text:p>
          </table:table-cell>
          <table:table-cell office:value-type="float" office:value="2.31289163198923" calcext:value-type="float">
            <text:p>2.31289163198923</text:p>
          </table:table-cell>
          <table:table-cell office:value-type="float" office:value="2.84402403501352" calcext:value-type="float">
            <text:p>2.84402403501352</text:p>
          </table:table-cell>
          <table:table-cell office:value-type="float" office:value="0.124175547501881" calcext:value-type="float">
            <text:p>0.124175547501881</text:p>
          </table:table-cell>
          <table:table-cell office:value-type="float" office:value="1.02755503666074" calcext:value-type="float">
            <text:p>1.02755503666074</text:p>
          </table:table-cell>
          <table:table-cell office:value-type="float" office:value="0.044865024941695" calcext:value-type="float">
            <text:p>0.044865024941695</text:p>
          </table:table-cell>
          <table:table-cell office:value-type="float" office:value="0.047272384797458" calcext:value-type="float">
            <text:p>0.047272384797458</text:p>
          </table:table-cell>
          <table:table-cell office:value-type="float" office:value="0.059249382236043" calcext:value-type="float">
            <text:p>0.059249382236043</text:p>
          </table:table-cell>
          <table:table-cell office:value-type="float" office:value="0.130366083663506" calcext:value-type="float">
            <text:p>0.130366083663506</text:p>
          </table:table-cell>
          <table:table-cell office:value-type="float" office:value="0.00569203340594" calcext:value-type="float">
            <text:p>0.00569203340594</text:p>
          </table:table-cell>
          <table:table-cell table:formula="of:=SUM([.E655:.P655])" office:value-type="float" office:value="109.63036897781" calcext:value-type="float">
            <text:p>109.630368977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.01158991953249" calcext:value-type="float">
            <text:p>6.01158991953249</text:p>
          </table:table-cell>
          <table:table-cell office:value-type="float" office:value="11.7087383249488" calcext:value-type="float">
            <text:p>11.7087383249488</text:p>
          </table:table-cell>
          <table:table-cell office:value-type="float" office:value="0.62783800230906" calcext:value-type="float">
            <text:p>0.62783800230906</text:p>
          </table:table-cell>
          <table:table-cell office:value-type="float" office:value="0.931364686187448" calcext:value-type="float">
            <text:p>0.931364686187448</text:p>
          </table:table-cell>
          <table:table-cell office:value-type="float" office:value="0.344377127728254" calcext:value-type="float">
            <text:p>0.344377127728254</text:p>
          </table:table-cell>
          <table:table-cell office:value-type="float" office:value="0.016056314105277" calcext:value-type="float">
            <text:p>0.016056314105277</text:p>
          </table:table-cell>
          <table:table-cell office:value-type="float" office:value="0.672370631556242" calcext:value-type="float">
            <text:p>0.672370631556242</text:p>
          </table:table-cell>
          <table:table-cell office:value-type="float" office:value="0.031348754566387" calcext:value-type="float">
            <text:p>0.031348754566387</text:p>
          </table:table-cell>
          <table:table-cell office:value-type="float" office:value="0.033223469081708" calcext:value-type="float">
            <text:p>0.033223469081708</text:p>
          </table:table-cell>
          <table:table-cell office:value-type="float" office:value="0.039895739864792" calcext:value-type="float">
            <text:p>0.039895739864792</text:p>
          </table:table-cell>
          <table:table-cell office:value-type="float" office:value="0.091879102995553" calcext:value-type="float">
            <text:p>0.091879102995553</text:p>
          </table:table-cell>
          <table:table-cell office:value-type="float" office:value="0.004283791281783" calcext:value-type="float">
            <text:p>0.004283791281783</text:p>
          </table:table-cell>
          <table:table-cell table:formula="of:=SUM([.E656:.P656])" office:value-type="float" office:value="20.5129658641578" calcext:value-type="float">
            <text:p>20.51296586415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126822060881052" calcext:value-type="float">
            <text:p>0.126822060881052</text:p>
          </table:table-cell>
          <table:table-cell office:value-type="float" office:value="0.926268643380194" calcext:value-type="float">
            <text:p>0.926268643380194</text:p>
          </table:table-cell>
          <table:table-cell office:value-type="float" office:value="0.07018731856413" calcext:value-type="float">
            <text:p>0.07018731856413</text:p>
          </table:table-cell>
          <table:table-cell office:value-type="float" office:value="0.167772733726401" calcext:value-type="float">
            <text:p>0.167772733726401</text:p>
          </table:table-cell>
          <table:table-cell office:value-type="float" office:value="0.005703507158669" calcext:value-type="float">
            <text:p>0.005703507158669</text:p>
          </table:table-cell>
          <table:table-cell office:value-type="float" office:value="0.000266383675109" calcext:value-type="float">
            <text:p>0.000266383675109</text:p>
          </table:table-cell>
          <table:table-cell office:value-type="float" office:value="0.041718765309081" calcext:value-type="float">
            <text:p>0.041718765309081</text:p>
          </table:table-cell>
          <table:table-cell office:value-type="float" office:value="0.001948484978604" calcext:value-type="float">
            <text:p>0.001948484978604</text:p>
          </table:table-cell>
          <table:table-cell office:value-type="float" office:value="0.004608178030874" calcext:value-type="float">
            <text:p>0.004608178030874</text:p>
          </table:table-cell>
          <table:table-cell office:value-type="float" office:value="0.002606561575858" calcext:value-type="float">
            <text:p>0.002606561575858</text:p>
          </table:table-cell>
          <table:table-cell office:value-type="float" office:value="0.010963993295098" calcext:value-type="float">
            <text:p>0.010963993295098</text:p>
          </table:table-cell>
          <table:table-cell office:value-type="float" office:value="0.000512075946705" calcext:value-type="float">
            <text:p>0.000512075946705</text:p>
          </table:table-cell>
          <table:table-cell table:formula="of:=SUM([.E657:.P657])" office:value-type="float" office:value="1.35937870652177" calcext:value-type="float">
            <text:p>1.359378706521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64.8668470859717" calcext:value-type="float">
            <text:p>64.8668470859717</text:p>
          </table:table-cell>
          <table:table-cell office:value-type="float" office:value="108.640514063405" calcext:value-type="float">
            <text:p>108.640514063405</text:p>
          </table:table-cell>
          <table:table-cell office:value-type="float" office:value="5.6884526317043" calcext:value-type="float">
            <text:p>5.6884526317043</text:p>
          </table:table-cell>
          <table:table-cell office:value-type="float" office:value="10.7721784711324" calcext:value-type="float">
            <text:p>10.7721784711324</text:p>
          </table:table-cell>
          <table:table-cell office:value-type="float" office:value="1.30312454396975" calcext:value-type="float">
            <text:p>1.30312454396975</text:p>
          </table:table-cell>
          <table:table-cell office:value-type="float" office:value="0.05427015613333" calcext:value-type="float">
            <text:p>0.05427015613333</text:p>
          </table:table-cell>
          <table:table-cell office:value-type="float" office:value="2.18263772301133" calcext:value-type="float">
            <text:p>2.18263772301133</text:p>
          </table:table-cell>
          <table:table-cell office:value-type="float" office:value="0.090898518148908" calcext:value-type="float">
            <text:p>0.090898518148908</text:p>
          </table:table-cell>
          <table:table-cell office:value-type="float" office:value="0.495246220060305" calcext:value-type="float">
            <text:p>0.495246220060305</text:p>
          </table:table-cell>
          <table:table-cell office:value-type="float" office:value="0.124337703038156" calcext:value-type="float">
            <text:p>0.124337703038156</text:p>
          </table:table-cell>
          <table:table-cell office:value-type="float" office:value="0.342994015262592" calcext:value-type="float">
            <text:p>0.342994015262592</text:p>
          </table:table-cell>
          <table:table-cell office:value-type="float" office:value="0.014284389659636" calcext:value-type="float">
            <text:p>0.014284389659636</text:p>
          </table:table-cell>
          <table:table-cell table:formula="of:=SUM([.E658:.P658])" office:value-type="float" office:value="194.575785521497" calcext:value-type="float">
            <text:p>194.5757855214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56.498622606594" calcext:value-type="float">
            <text:p>256.498622606594</text:p>
          </table:table-cell>
          <table:table-cell office:value-type="float" office:value="359.193675014396" calcext:value-type="float">
            <text:p>359.193675014396</text:p>
          </table:table-cell>
          <table:table-cell office:value-type="float" office:value="42.1785355173956" calcext:value-type="float">
            <text:p>42.1785355173956</text:p>
          </table:table-cell>
          <table:table-cell office:value-type="float" office:value="90.7266345713642" calcext:value-type="float">
            <text:p>90.7266345713642</text:p>
          </table:table-cell>
          <table:table-cell office:value-type="float" office:value="12.9547196735008" calcext:value-type="float">
            <text:p>12.9547196735008</text:p>
          </table:table-cell>
          <table:table-cell office:value-type="float" office:value="0.216894949127022" calcext:value-type="float">
            <text:p>0.216894949127022</text:p>
          </table:table-cell>
          <table:table-cell office:value-type="float" office:value="18.1894365916765" calcext:value-type="float">
            <text:p>18.1894365916765</text:p>
          </table:table-cell>
          <table:table-cell office:value-type="float" office:value="0.304537421390204" calcext:value-type="float">
            <text:p>0.304537421390204</text:p>
          </table:table-cell>
          <table:table-cell office:value-type="float" office:value="2.95463700797025" calcext:value-type="float">
            <text:p>2.95463700797025</text:p>
          </table:table-cell>
          <table:table-cell office:value-type="float" office:value="2.06187777912526" calcext:value-type="float">
            <text:p>2.06187777912526</text:p>
          </table:table-cell>
          <table:table-cell office:value-type="float" office:value="6.91787224033624" calcext:value-type="float">
            <text:p>6.91787224033624</text:p>
          </table:table-cell>
          <table:table-cell office:value-type="float" office:value="0.115822772352549" calcext:value-type="float">
            <text:p>0.115822772352549</text:p>
          </table:table-cell>
          <table:table-cell table:formula="of:=SUM([.E659:.P659])" office:value-type="float" office:value="792.313266145229" calcext:value-type="float">
            <text:p>792.3132661452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.30908897605293" calcext:value-type="float">
            <text:p>2.30908897605293</text:p>
          </table:table-cell>
          <table:table-cell office:value-type="float" office:value="3.66461157818595" calcext:value-type="float">
            <text:p>3.66461157818595</text:p>
          </table:table-cell>
          <table:table-cell office:value-type="float" office:value="0.259953912085227" calcext:value-type="float">
            <text:p>0.259953912085227</text:p>
          </table:table-cell>
          <table:table-cell office:value-type="float" office:value="0.523671700815353" calcext:value-type="float">
            <text:p>0.523671700815353</text:p>
          </table:table-cell>
          <table:table-cell office:value-type="float" office:value="0.112645649597006" calcext:value-type="float">
            <text:p>0.112645649597006</text:p>
          </table:table-cell>
          <table:table-cell office:value-type="float" office:value="0.003109957871991" calcext:value-type="float">
            <text:p>0.003109957871991</text:p>
          </table:table-cell>
          <table:table-cell office:value-type="float" office:value="0.178964343053898" calcext:value-type="float">
            <text:p>0.178964343053898</text:p>
          </table:table-cell>
          <table:table-cell office:value-type="float" office:value="0.004940906013479" calcext:value-type="float">
            <text:p>0.004940906013479</text:p>
          </table:table-cell>
          <table:table-cell office:value-type="float" office:value="0.02054933382162" calcext:value-type="float">
            <text:p>0.02054933382162</text:p>
          </table:table-cell>
          <table:table-cell office:value-type="float" office:value="0.009691027477506" calcext:value-type="float">
            <text:p>0.009691027477506</text:p>
          </table:table-cell>
          <table:table-cell office:value-type="float" office:value="0.039511869134527" calcext:value-type="float">
            <text:p>0.039511869134527</text:p>
          </table:table-cell>
          <table:table-cell office:value-type="float" office:value="0.00109085658338" calcext:value-type="float">
            <text:p>0.00109085658338</text:p>
          </table:table-cell>
          <table:table-cell table:formula="of:=SUM([.E660:.P660])" office:value-type="float" office:value="7.12783011069287" calcext:value-type="float">
            <text:p>7.12783011069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88344728575481" calcext:value-type="float">
            <text:p>0.088344728575481</text:p>
          </table:table-cell>
          <table:table-cell office:value-type="float" office:value="0.126940090962021" calcext:value-type="float">
            <text:p>0.126940090962021</text:p>
          </table:table-cell>
          <table:table-cell office:value-type="float" office:value="0.014776045428637" calcext:value-type="float">
            <text:p>0.014776045428637</text:p>
          </table:table-cell>
          <table:table-cell office:value-type="float" office:value="0.031846584171982" calcext:value-type="float">
            <text:p>0.031846584171982</text:p>
          </table:table-cell>
          <table:table-cell office:value-type="float" office:value="0.001428461393007" calcext:value-type="float">
            <text:p>0.001428461393007</text:p>
          </table:table-cell>
          <table:table-cell office:value-type="float" office:value="0.000113694964571" calcext:value-type="float">
            <text:p>0.000113694964571</text:p>
          </table:table-cell>
          <table:table-cell office:value-type="float" office:value="0.002051209730634" calcext:value-type="float">
            <text:p>0.002051209730634</text:p>
          </table:table-cell>
          <table:table-cell office:value-type="float" office:value="0.000163261127528" calcext:value-type="float">
            <text:p>0.000163261127528</text:p>
          </table:table-cell>
          <table:table-cell office:value-type="float" office:value="0.001033783201951" calcext:value-type="float">
            <text:p>0.001033783201951</text:p>
          </table:table-cell>
          <table:table-cell office:value-type="float" office:value="0.000149719548392" calcext:value-type="float">
            <text:p>0.000149719548392</text:p>
          </table:table-cell>
          <table:table-cell office:value-type="float" office:value="0.000774292567028" calcext:value-type="float">
            <text:p>0.000774292567028</text:p>
          </table:table-cell>
          <table:table-cell office:value-type="float" office:value="0.0000616279630706678" calcext:value-type="float">
            <text:p>6.16279630706678E-05</text:p>
          </table:table-cell>
          <table:table-cell table:formula="of:=SUM([.E661:.P661])" office:value-type="float" office:value="0.267683499634303" calcext:value-type="float">
            <text:p>0.2676834996343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12344882975541" calcext:value-type="float">
            <text:p>0.012344882975541</text:p>
          </table:table-cell>
          <table:table-cell office:value-type="float" office:value="0.191993695563491" calcext:value-type="float">
            <text:p>0.191993695563491</text:p>
          </table:table-cell>
          <table:table-cell office:value-type="float" office:value="0.011943750696538" calcext:value-type="float">
            <text:p>0.011943750696538</text:p>
          </table:table-cell>
          <table:table-cell office:value-type="float" office:value="0.027742227608507" calcext:value-type="float">
            <text:p>0.027742227608507</text:p>
          </table:table-cell>
          <table:table-cell office:value-type="float" office:value="0.000481382716658" calcext:value-type="float">
            <text:p>0.000481382716658</text:p>
          </table:table-cell>
          <table:table-cell office:value-type="float" office:value="0.0000204758410823767" calcext:value-type="float">
            <text:p>2.04758410823767E-05</text:p>
          </table:table-cell>
          <table:table-cell office:value-type="float" office:value="0.007495776114435" calcext:value-type="float">
            <text:p>0.007495776114435</text:p>
          </table:table-cell>
          <table:table-cell office:value-type="float" office:value="0.000318836375294" calcext:value-type="float">
            <text:p>0.000318836375294</text:p>
          </table:table-cell>
          <table:table-cell office:value-type="float" office:value="0.000806790605002" calcext:value-type="float">
            <text:p>0.000806790605002</text:p>
          </table:table-cell>
          <table:table-cell office:value-type="float" office:value="0.000432995932464" calcext:value-type="float">
            <text:p>0.000432995932464</text:p>
          </table:table-cell>
          <table:table-cell office:value-type="float" office:value="0.001586805132775" calcext:value-type="float">
            <text:p>0.001586805132775</text:p>
          </table:table-cell>
          <table:table-cell office:value-type="float" office:value="0.0000674955053496838" calcext:value-type="float">
            <text:p>6.74955053496838E-05</text:p>
          </table:table-cell>
          <table:table-cell table:formula="of:=SUM([.E662:.P662])" office:value-type="float" office:value="0.255235115067137" calcext:value-type="float">
            <text:p>0.2552351150671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4647699327748" calcext:value-type="float">
            <text:p>0.004647699327748</text:p>
          </table:table-cell>
          <table:table-cell office:value-type="float" office:value="0.166172577256651" calcext:value-type="float">
            <text:p>0.166172577256651</text:p>
          </table:table-cell>
          <table:table-cell office:value-type="float" office:value="0.006966219101834" calcext:value-type="float">
            <text:p>0.006966219101834</text:p>
          </table:table-cell>
          <table:table-cell office:value-type="float" office:value="0.01489267032078" calcext:value-type="float">
            <text:p>0.01489267032078</text:p>
          </table:table-cell>
          <table:table-cell office:value-type="float" office:value="0.000216370075218" calcext:value-type="float">
            <text:p>0.000216370075218</text:p>
          </table:table-cell>
          <table:table-cell office:value-type="float" office:value="0.0000127448595433828" calcext:value-type="float">
            <text:p>1.27448595433828E-05</text:p>
          </table:table-cell>
          <table:table-cell office:value-type="float" office:value="0.007751798626289" calcext:value-type="float">
            <text:p>0.007751798626289</text:p>
          </table:table-cell>
          <table:table-cell office:value-type="float" office:value="0.00045660466033" calcext:value-type="float">
            <text:p>0.00045660466033</text:p>
          </table:table-cell>
          <table:table-cell office:value-type="float" office:value="0.000517317003422" calcext:value-type="float">
            <text:p>0.000517317003422</text:p>
          </table:table-cell>
          <table:table-cell office:value-type="float" office:value="0.000484203071792" calcext:value-type="float">
            <text:p>0.000484203071792</text:p>
          </table:table-cell>
          <table:table-cell office:value-type="float" office:value="0.001048486994295" calcext:value-type="float">
            <text:p>0.001048486994295</text:p>
          </table:table-cell>
          <table:table-cell office:value-type="float" office:value="0.0000617590924339922" calcext:value-type="float">
            <text:p>6.17590924339922E-05</text:p>
          </table:table-cell>
          <table:table-cell table:formula="of:=SUM([.E663:.P663])" office:value-type="float" office:value="0.203228450390336" calcext:value-type="float">
            <text:p>0.2032284503903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74293961002124" calcext:value-type="float">
            <text:p>0.074293961002124</text:p>
          </table:table-cell>
          <table:table-cell office:value-type="float" office:value="0.199939850513704" calcext:value-type="float">
            <text:p>0.199939850513704</text:p>
          </table:table-cell>
          <table:table-cell office:value-type="float" office:value="0.013163070890796" calcext:value-type="float">
            <text:p>0.013163070890796</text:p>
          </table:table-cell>
          <table:table-cell office:value-type="float" office:value="0.02867116790251" calcext:value-type="float">
            <text:p>0.02867116790251</text:p>
          </table:table-cell>
          <table:table-cell office:value-type="float" office:value="0.003458698345186" calcext:value-type="float">
            <text:p>0.003458698345186</text:p>
          </table:table-cell>
          <table:table-cell office:value-type="float" office:value="0.000203727909045" calcext:value-type="float">
            <text:p>0.000203727909045</text:p>
          </table:table-cell>
          <table:table-cell office:value-type="float" office:value="0.009322176920755" calcext:value-type="float">
            <text:p>0.009322176920755</text:p>
          </table:table-cell>
          <table:table-cell office:value-type="float" office:value="0.000549104727349" calcext:value-type="float">
            <text:p>0.000549104727349</text:p>
          </table:table-cell>
          <table:table-cell office:value-type="float" office:value="0.001126172453248" calcext:value-type="float">
            <text:p>0.001126172453248</text:p>
          </table:table-cell>
          <table:table-cell office:value-type="float" office:value="0.000623780481981" calcext:value-type="float">
            <text:p>0.000623780481981</text:p>
          </table:table-cell>
          <table:table-cell office:value-type="float" office:value="0.002014897998325" calcext:value-type="float">
            <text:p>0.002014897998325</text:p>
          </table:table-cell>
          <table:table-cell office:value-type="float" office:value="0.000118683653551" calcext:value-type="float">
            <text:p>0.000118683653551</text:p>
          </table:table-cell>
          <table:table-cell table:formula="of:=SUM([.E664:.P664])" office:value-type="float" office:value="0.333485292798574" calcext:value-type="float">
            <text:p>0.333485292798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2494192558608" calcext:value-type="float">
            <text:p>0.002494192558608</text:p>
          </table:table-cell>
          <table:table-cell office:value-type="float" office:value="0.08917668214293" calcext:value-type="float">
            <text:p>0.08917668214293</text:p>
          </table:table-cell>
          <table:table-cell office:value-type="float" office:value="0.003738428547225" calcext:value-type="float">
            <text:p>0.003738428547225</text:p>
          </table:table-cell>
          <table:table-cell office:value-type="float" office:value="0.007992166634115" calcext:value-type="float">
            <text:p>0.007992166634115</text:p>
          </table:table-cell>
          <table:table-cell office:value-type="float" office:value="0.000116115220754" calcext:value-type="float">
            <text:p>0.000116115220754</text:p>
          </table:table-cell>
          <table:table-cell office:value-type="float" office:value="0.00000683954172537461" calcext:value-type="float">
            <text:p>6.83954172537461E-06</text:p>
          </table:table-cell>
          <table:table-cell office:value-type="float" office:value="0.004160010610655" calcext:value-type="float">
            <text:p>0.004160010610655</text:p>
          </table:table-cell>
          <table:table-cell office:value-type="float" office:value="0.000245037351389" calcext:value-type="float">
            <text:p>0.000245037351389</text:p>
          </table:table-cell>
          <table:table-cell office:value-type="float" office:value="0.00027761869463" calcext:value-type="float">
            <text:p>0.00027761869463</text:p>
          </table:table-cell>
          <table:table-cell office:value-type="float" office:value="0.000259848067619" calcext:value-type="float">
            <text:p>0.000259848067619</text:p>
          </table:table-cell>
          <table:table-cell office:value-type="float" office:value="0.000562671611026" calcext:value-type="float">
            <text:p>0.000562671611026</text:p>
          </table:table-cell>
          <table:table-cell office:value-type="float" office:value="0.0000331430792301568" calcext:value-type="float">
            <text:p>3.31430792301568E-05</text:p>
          </table:table-cell>
          <table:table-cell table:formula="of:=SUM([.E665:.P665])" office:value-type="float" office:value="0.109062754059907" calcext:value-type="float">
            <text:p>0.1090627540599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.31110234476938" calcext:value-type="float">
            <text:p>2.31110234476938</text:p>
          </table:table-cell>
          <table:table-cell office:value-type="float" office:value="25.5846777427585" calcext:value-type="float">
            <text:p>25.5846777427585</text:p>
          </table:table-cell>
          <table:table-cell office:value-type="float" office:value="1.99597057641093" calcext:value-type="float">
            <text:p>1.99597057641093</text:p>
          </table:table-cell>
          <table:table-cell office:value-type="float" office:value="4.79279936090043" calcext:value-type="float">
            <text:p>4.79279936090043</text:p>
          </table:table-cell>
          <table:table-cell office:value-type="float" office:value="0.107591596690121" calcext:value-type="float">
            <text:p>0.107591596690121</text:p>
          </table:table-cell>
          <table:table-cell office:value-type="float" office:value="0.0063374741175" calcext:value-type="float">
            <text:p>0.0063374741175</text:p>
          </table:table-cell>
          <table:table-cell office:value-type="float" office:value="1.19325074147988" calcext:value-type="float">
            <text:p>1.19325074147988</text:p>
          </table:table-cell>
          <table:table-cell office:value-type="float" office:value="0.070286118269968" calcext:value-type="float">
            <text:p>0.070286118269968</text:p>
          </table:table-cell>
          <table:table-cell office:value-type="float" office:value="0.128970992105614" calcext:value-type="float">
            <text:p>0.128970992105614</text:p>
          </table:table-cell>
          <table:table-cell office:value-type="float" office:value="0.083467899144222" calcext:value-type="float">
            <text:p>0.083467899144222</text:p>
          </table:table-cell>
          <table:table-cell office:value-type="float" office:value="0.323760209465836" calcext:value-type="float">
            <text:p>0.323760209465836</text:p>
          </table:table-cell>
          <table:table-cell office:value-type="float" office:value="0.019070466568831" calcext:value-type="float">
            <text:p>0.019070466568831</text:p>
          </table:table-cell>
          <table:table-cell table:formula="of:=SUM([.E666:.P666])" office:value-type="float" office:value="36.6172855226812" calcext:value-type="float">
            <text:p>36.61728552268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7.10001047152434" calcext:value-type="float">
            <text:p>7.10001047152434</text:p>
          </table:table-cell>
          <table:table-cell office:value-type="float" office:value="14.0787674834671" calcext:value-type="float">
            <text:p>14.0787674834671</text:p>
          </table:table-cell>
          <table:table-cell office:value-type="float" office:value="0.466152376262578" calcext:value-type="float">
            <text:p>0.466152376262578</text:p>
          </table:table-cell>
          <table:table-cell office:value-type="float" office:value="1.02548505563213" calcext:value-type="float">
            <text:p>1.02548505563213</text:p>
          </table:table-cell>
          <table:table-cell office:value-type="float" office:value="0.278651025335709" calcext:value-type="float">
            <text:p>0.278651025335709</text:p>
          </table:table-cell>
          <table:table-cell office:value-type="float" office:value="0.017810872852558" calcext:value-type="float">
            <text:p>0.017810872852558</text:p>
          </table:table-cell>
          <table:table-cell office:value-type="float" office:value="0.553480517691657" calcext:value-type="float">
            <text:p>0.553480517691657</text:p>
          </table:table-cell>
          <table:table-cell office:value-type="float" office:value="0.035377480183672" calcext:value-type="float">
            <text:p>0.035377480183672</text:p>
          </table:table-cell>
          <table:table-cell office:value-type="float" office:value="0.039263000965891" calcext:value-type="float">
            <text:p>0.039263000965891</text:p>
          </table:table-cell>
          <table:table-cell office:value-type="float" office:value="0.034007569625997" calcext:value-type="float">
            <text:p>0.034007569625997</text:p>
          </table:table-cell>
          <table:table-cell office:value-type="float" office:value="0.060480015417843" calcext:value-type="float">
            <text:p>0.060480015417843</text:p>
          </table:table-cell>
          <table:table-cell office:value-type="float" office:value="0.003865773913554" calcext:value-type="float">
            <text:p>0.003865773913554</text:p>
          </table:table-cell>
          <table:table-cell table:formula="of:=SUM([.E667:.P667])" office:value-type="float" office:value="23.693351642873" calcext:value-type="float">
            <text:p>23.6933516428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54.6000989144179" calcext:value-type="float">
            <text:p>54.6000989144179</text:p>
          </table:table-cell>
          <table:table-cell office:value-type="float" office:value="76.5218530789621" calcext:value-type="float">
            <text:p>76.5218530789621</text:p>
          </table:table-cell>
          <table:table-cell office:value-type="float" office:value="9.21801040431016" calcext:value-type="float">
            <text:p>9.21801040431016</text:p>
          </table:table-cell>
          <table:table-cell office:value-type="float" office:value="25.8471616599596" calcext:value-type="float">
            <text:p>25.8471616599596</text:p>
          </table:table-cell>
          <table:table-cell office:value-type="float" office:value="3.25582493366313" calcext:value-type="float">
            <text:p>3.25582493366313</text:p>
          </table:table-cell>
          <table:table-cell office:value-type="float" office:value="0.261115533083079" calcext:value-type="float">
            <text:p>0.261115533083079</text:p>
          </table:table-cell>
          <table:table-cell office:value-type="float" office:value="4.57019965038723" calcext:value-type="float">
            <text:p>4.57019965038723</text:p>
          </table:table-cell>
          <table:table-cell office:value-type="float" office:value="0.366527728708166" calcext:value-type="float">
            <text:p>0.366527728708166</text:p>
          </table:table-cell>
          <table:table-cell office:value-type="float" office:value="0.696930623285449" calcext:value-type="float">
            <text:p>0.696930623285449</text:p>
          </table:table-cell>
          <table:table-cell office:value-type="float" office:value="0.345919503631435" calcext:value-type="float">
            <text:p>0.345919503631435</text:p>
          </table:table-cell>
          <table:table-cell office:value-type="float" office:value="2.14596320409225" calcext:value-type="float">
            <text:p>2.14596320409225</text:p>
          </table:table-cell>
          <table:table-cell office:value-type="float" office:value="0.172105176853836" calcext:value-type="float">
            <text:p>0.172105176853836</text:p>
          </table:table-cell>
          <table:table-cell table:formula="of:=SUM([.E668:.P668])" office:value-type="float" office:value="178.001710411354" calcext:value-type="float">
            <text:p>178.0017104113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65235313051327" calcext:value-type="float">
            <text:p>0.065235313051327</text:p>
          </table:table-cell>
          <table:table-cell office:value-type="float" office:value="0.621693332587493" calcext:value-type="float">
            <text:p>0.621693332587493</text:p>
          </table:table-cell>
          <table:table-cell office:value-type="float" office:value="0.048249562438096" calcext:value-type="float">
            <text:p>0.048249562438096</text:p>
          </table:table-cell>
          <table:table-cell office:value-type="float" office:value="0.115657031092414" calcext:value-type="float">
            <text:p>0.115657031092414</text:p>
          </table:table-cell>
          <table:table-cell office:value-type="float" office:value="0.00256752554406" calcext:value-type="float">
            <text:p>0.00256752554406</text:p>
          </table:table-cell>
          <table:table-cell office:value-type="float" office:value="0.000195115632522" calcext:value-type="float">
            <text:p>0.000195115632522</text:p>
          </table:table-cell>
          <table:table-cell office:value-type="float" office:value="0.024502297041746" calcext:value-type="float">
            <text:p>0.024502297041746</text:p>
          </table:table-cell>
          <table:table-cell office:value-type="float" office:value="0.001862018937491" calcext:value-type="float">
            <text:p>0.001862018937491</text:p>
          </table:table-cell>
          <table:table-cell office:value-type="float" office:value="0.003138882372239" calcext:value-type="float">
            <text:p>0.003138882372239</text:p>
          </table:table-cell>
          <table:table-cell office:value-type="float" office:value="0.001677420219363" calcext:value-type="float">
            <text:p>0.001677420219363</text:p>
          </table:table-cell>
          <table:table-cell office:value-type="float" office:value="0.006606833316149" calcext:value-type="float">
            <text:p>0.006606833316149</text:p>
          </table:table-cell>
          <table:table-cell office:value-type="float" office:value="0.000502077365667" calcext:value-type="float">
            <text:p>0.000502077365667</text:p>
          </table:table-cell>
          <table:table-cell table:formula="of:=SUM([.E669:.P669])" office:value-type="float" office:value="0.891887409598567" calcext:value-type="float">
            <text:p>0.8918874095985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53083161126266" calcext:value-type="float">
            <text:p>0.053083161126266</text:p>
          </table:table-cell>
          <table:table-cell office:value-type="float" office:value="0.17757930449189" calcext:value-type="float">
            <text:p>0.17757930449189</text:p>
          </table:table-cell>
          <table:table-cell office:value-type="float" office:value="0.010197155807346" calcext:value-type="float">
            <text:p>0.010197155807346</text:p>
          </table:table-cell>
          <table:table-cell office:value-type="float" office:value="0.02403553523088" calcext:value-type="float">
            <text:p>0.02403553523088</text:p>
          </table:table-cell>
          <table:table-cell office:value-type="float" office:value="0.002585533748654" calcext:value-type="float">
            <text:p>0.002585533748654</text:p>
          </table:table-cell>
          <table:table-cell office:value-type="float" office:value="0.000127056133333" calcext:value-type="float">
            <text:p>0.000127056133333</text:p>
          </table:table-cell>
          <table:table-cell office:value-type="float" office:value="0.008669294224465" calcext:value-type="float">
            <text:p>0.008669294224465</text:p>
          </table:table-cell>
          <table:table-cell office:value-type="float" office:value="0.000426019193702" calcext:value-type="float">
            <text:p>0.000426019193702</text:p>
          </table:table-cell>
          <table:table-cell office:value-type="float" office:value="0.000714180498527" calcext:value-type="float">
            <text:p>0.000714180498527</text:p>
          </table:table-cell>
          <table:table-cell office:value-type="float" office:value="0.000621386255995" calcext:value-type="float">
            <text:p>0.000621386255995</text:p>
          </table:table-cell>
          <table:table-cell office:value-type="float" office:value="0.001712533158034" calcext:value-type="float">
            <text:p>0.001712533158034</text:p>
          </table:table-cell>
          <table:table-cell office:value-type="float" office:value="0.0000841558697032346" calcext:value-type="float">
            <text:p>8.41558697032346E-05</text:p>
          </table:table-cell>
          <table:table-cell table:formula="of:=SUM([.E670:.P670])" office:value-type="float" office:value="0.279835315738795" calcext:value-type="float">
            <text:p>0.2798353157387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52622456184654" calcext:value-type="float">
            <text:p>0.052622456184654</text:p>
          </table:table-cell>
          <table:table-cell office:value-type="float" office:value="0.228065661113968" calcext:value-type="float">
            <text:p>0.228065661113968</text:p>
          </table:table-cell>
          <table:table-cell office:value-type="float" office:value="0.014985904317501" calcext:value-type="float">
            <text:p>0.014985904317501</text:p>
          </table:table-cell>
          <table:table-cell office:value-type="float" office:value="0.035558777681357" calcext:value-type="float">
            <text:p>0.035558777681357</text:p>
          </table:table-cell>
          <table:table-cell office:value-type="float" office:value="0.002415577051457" calcext:value-type="float">
            <text:p>0.002415577051457</text:p>
          </table:table-cell>
          <table:table-cell office:value-type="float" office:value="0.000196442827312" calcext:value-type="float">
            <text:p>0.000196442827312</text:p>
          </table:table-cell>
          <table:table-cell office:value-type="float" office:value="0.010491487897582" calcext:value-type="float">
            <text:p>0.010491487897582</text:p>
          </table:table-cell>
          <table:table-cell office:value-type="float" office:value="0.000853202982729" calcext:value-type="float">
            <text:p>0.000853202982729</text:p>
          </table:table-cell>
          <table:table-cell office:value-type="float" office:value="0.001024290858813" calcext:value-type="float">
            <text:p>0.001024290858813</text:p>
          </table:table-cell>
          <table:table-cell office:value-type="float" office:value="0.000789795777455" calcext:value-type="float">
            <text:p>0.000789795777455</text:p>
          </table:table-cell>
          <table:table-cell office:value-type="float" office:value="0.002381092865144" calcext:value-type="float">
            <text:p>0.002381092865144</text:p>
          </table:table-cell>
          <table:table-cell office:value-type="float" office:value="0.000193638457627" calcext:value-type="float">
            <text:p>0.000193638457627</text:p>
          </table:table-cell>
          <table:table-cell table:formula="of:=SUM([.E671:.P671])" office:value-type="float" office:value="0.349578328015599" calcext:value-type="float">
            <text:p>0.349578328015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0.000197855623104" calcext:value-type="float">
            <text:p>0.000197855623104</text:p>
          </table:table-cell>
          <table:table-cell office:value-type="float" office:value="0.000906780534404" calcext:value-type="float">
            <text:p>0.000906780534404</text:p>
          </table:table-cell>
          <table:table-cell office:value-type="float" office:value="0.0000636097540545291" calcext:value-type="float">
            <text:p>6.36097540545291E-05</text:p>
          </table:table-cell>
          <table:table-cell office:value-type="float" office:value="0.000150873562171" calcext:value-type="float">
            <text:p>0.000150873562171</text:p>
          </table:table-cell>
          <table:table-cell office:value-type="float" office:value="0.00000967575519033849" calcext:value-type="float">
            <text:p>9.67575519033849E-06</text:p>
          </table:table-cell>
          <table:table-cell office:value-type="float" office:value="0.000000889930179826938" calcext:value-type="float">
            <text:p>8.89930179826938E-07</text:p>
          </table:table-cell>
          <table:table-cell office:value-type="float" office:value="0.0000444558370934767" calcext:value-type="float">
            <text:p>4.44558370934767E-05</text:p>
          </table:table-cell>
          <table:table-cell office:value-type="float" office:value="0.00000408883754504859" calcext:value-type="float">
            <text:p>4.08883754504859E-06</text:p>
          </table:table-cell>
          <table:table-cell office:value-type="float" office:value="0.00000440341742446636" calcext:value-type="float">
            <text:p>4.40341742446636E-06</text:p>
          </table:table-cell>
          <table:table-cell office:value-type="float" office:value="0.00000366655583827722" calcext:value-type="float">
            <text:p>3.66655583827722E-06</text:p>
          </table:table-cell>
          <table:table-cell office:value-type="float" office:value="0.0000107720984927991" calcext:value-type="float">
            <text:p>1.07720984927991E-05</text:p>
          </table:table-cell>
          <table:table-cell office:value-type="float" office:value="0.000000990766649241239" calcext:value-type="float">
            <text:p>9.90766649241239E-07</text:p>
          </table:table-cell>
          <table:table-cell table:formula="of:=SUM([.E672:.P672])" office:value-type="float" office:value="0.001398062672147" calcext:value-type="float">
            <text:p>0.0013980626721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73:.P673])" office:value-type="float" office:value="0" calcext:value-type="float">
            <text:p>0</text:p>
          </table:table-cell>
          <table:table-cell table:formula="of:=SUM([.Q618:.Q673])" office:value-type="float" office:value="157226.921279556" calcext:value-type="float">
            <text:p>157226.9212795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959.109515014705" calcext:value-type="float">
            <text:p>959.109515014705</text:p>
          </table:table-cell>
          <table:table-cell office:value-type="float" office:value="4425.96235968862" calcext:value-type="float">
            <text:p>4425.96235968862</text:p>
          </table:table-cell>
          <table:table-cell office:value-type="float" office:value="218.88378918031" calcext:value-type="float">
            <text:p>218.88378918031</text:p>
          </table:table-cell>
          <table:table-cell office:value-type="float" office:value="479.974630548916" calcext:value-type="float">
            <text:p>479.974630548916</text:p>
          </table:table-cell>
          <table:table-cell office:value-type="float" office:value="125.293397888902" calcext:value-type="float">
            <text:p>125.293397888902</text:p>
          </table:table-cell>
          <table:table-cell office:value-type="float" office:value="9.167132066097" calcext:value-type="float">
            <text:p>9.167132066097</text:p>
          </table:table-cell>
          <table:table-cell office:value-type="float" office:value="581.970575958712" calcext:value-type="float">
            <text:p>581.970575958712</text:p>
          </table:table-cell>
          <table:table-cell office:value-type="float" office:value="42.5800658158111" calcext:value-type="float">
            <text:p>42.5800658158111</text:p>
          </table:table-cell>
          <table:table-cell office:value-type="float" office:value="4.94796695039089" calcext:value-type="float">
            <text:p>4.94796695039089</text:p>
          </table:table-cell>
          <table:table-cell office:value-type="float" office:value="34.4877509928392" calcext:value-type="float">
            <text:p>34.4877509928392</text:p>
          </table:table-cell>
          <table:table-cell office:value-type="float" office:value="92.6627521386412" calcext:value-type="float">
            <text:p>92.6627521386412</text:p>
          </table:table-cell>
          <table:table-cell office:value-type="float" office:value="6.77970029367508" calcext:value-type="float">
            <text:p>6.77970029367508</text:p>
          </table:table-cell>
          <table:table-cell table:formula="of:=SUM([.E674:.P674])" office:value-type="float" office:value="6981.81963653762" calcext:value-type="float">
            <text:p>6981.819636537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7.6721961788872" calcext:value-type="float">
            <text:p>17.6721961788872</text:p>
          </table:table-cell>
          <table:table-cell office:value-type="float" office:value="11.0082245912114" calcext:value-type="float">
            <text:p>11.0082245912114</text:p>
          </table:table-cell>
          <table:table-cell office:value-type="float" office:value="1.93125540628391" calcext:value-type="float">
            <text:p>1.93125540628391</text:p>
          </table:table-cell>
          <table:table-cell office:value-type="float" office:value="4.83999309195339" calcext:value-type="float">
            <text:p>4.83999309195339</text:p>
          </table:table-cell>
          <table:table-cell office:value-type="float" office:value="1.04476267775814" calcext:value-type="float">
            <text:p>1.04476267775814</text:p>
          </table:table-cell>
          <table:table-cell office:value-type="float" office:value="0.053578031832603" calcext:value-type="float">
            <text:p>0.053578031832603</text:p>
          </table:table-cell>
          <table:table-cell office:value-type="float" office:value="0.651231384369583" calcext:value-type="float">
            <text:p>0.651231384369583</text:p>
          </table:table-cell>
          <table:table-cell office:value-type="float" office:value="0.033396767117499" calcext:value-type="float">
            <text:p>0.033396767117499</text:p>
          </table:table-cell>
          <table:table-cell office:value-type="float" office:value="0.165954245795857" calcext:value-type="float">
            <text:p>0.165954245795857</text:p>
          </table:table-cell>
          <table:table-cell office:value-type="float" office:value="0.053723068693039" calcext:value-type="float">
            <text:p>0.053723068693039</text:p>
          </table:table-cell>
          <table:table-cell office:value-type="float" office:value="0.412860502288814" calcext:value-type="float">
            <text:p>0.412860502288814</text:p>
          </table:table-cell>
          <table:table-cell office:value-type="float" office:value="0.021172514682014" calcext:value-type="float">
            <text:p>0.021172514682014</text:p>
          </table:table-cell>
          <table:table-cell table:formula="of:=SUM([.E675:.P675])" office:value-type="float" office:value="37.8883484608734" calcext:value-type="float">
            <text:p>37.88834846087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0.6215353768016" calcext:value-type="float">
            <text:p>50.6215353768016</text:p>
          </table:table-cell>
          <table:table-cell office:value-type="float" office:value="6.93858005762316" calcext:value-type="float">
            <text:p>6.93858005762316</text:p>
          </table:table-cell>
          <table:table-cell office:value-type="float" office:value="0.386073073426913" calcext:value-type="float">
            <text:p>0.386073073426913</text:p>
          </table:table-cell>
          <table:table-cell office:value-type="float" office:value="0.885625078356484" calcext:value-type="float">
            <text:p>0.885625078356484</text:p>
          </table:table-cell>
          <table:table-cell office:value-type="float" office:value="2.99269479855927" calcext:value-type="float">
            <text:p>2.99269479855927</text:p>
          </table:table-cell>
          <table:table-cell office:value-type="float" office:value="0.153472845385883" calcext:value-type="float">
            <text:p>0.153472845385883</text:p>
          </table:table-cell>
          <table:table-cell office:value-type="float" office:value="0.411272743102163" calcext:value-type="float">
            <text:p>0.411272743102163</text:p>
          </table:table-cell>
          <table:table-cell office:value-type="float" office:value="0.021091090927125" calcext:value-type="float">
            <text:p>0.021091090927125</text:p>
          </table:table-cell>
          <table:table-cell office:value-type="float" office:value="0.01349544224984" calcext:value-type="float">
            <text:p>0.01349544224984</text:p>
          </table:table-cell>
          <table:table-cell office:value-type="float" office:value="0.024619438581272" calcext:value-type="float">
            <text:p>0.024619438581272</text:p>
          </table:table-cell>
          <table:table-cell office:value-type="float" office:value="0.076364048510028" calcext:value-type="float">
            <text:p>0.076364048510028</text:p>
          </table:table-cell>
          <table:table-cell office:value-type="float" office:value="0.003916138663943" calcext:value-type="float">
            <text:p>0.003916138663943</text:p>
          </table:table-cell>
          <table:table-cell table:formula="of:=SUM([.E676:.P676])" office:value-type="float" office:value="62.5287401321877" calcext:value-type="float">
            <text:p>62.52874013218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07.84869329874" calcext:value-type="float">
            <text:p>107.84869329874</text:p>
          </table:table-cell>
          <table:table-cell office:value-type="float" office:value="1296.98996227304" calcext:value-type="float">
            <text:p>1296.98996227304</text:p>
          </table:table-cell>
          <table:table-cell office:value-type="float" office:value="174.677179660877" calcext:value-type="float">
            <text:p>174.677179660877</text:p>
          </table:table-cell>
          <table:table-cell office:value-type="float" office:value="327.25588397664" calcext:value-type="float">
            <text:p>327.25588397664</text:p>
          </table:table-cell>
          <table:table-cell office:value-type="float" office:value="8.09491288899051" calcext:value-type="float">
            <text:p>8.09491288899051</text:p>
          </table:table-cell>
          <table:table-cell office:value-type="float" office:value="0.88179300711186" calcext:value-type="float">
            <text:p>0.88179300711186</text:p>
          </table:table-cell>
          <table:table-cell office:value-type="float" office:value="97.4141589733106" calcext:value-type="float">
            <text:p>97.4141589733106</text:p>
          </table:table-cell>
          <table:table-cell office:value-type="float" office:value="10.6114945712604" calcext:value-type="float">
            <text:p>10.6114945712604</text:p>
          </table:table-cell>
          <table:table-cell office:value-type="float" office:value="19.9796532845536" calcext:value-type="float">
            <text:p>19.9796532845536</text:p>
          </table:table-cell>
          <table:table-cell office:value-type="float" office:value="6.17567335958606" calcext:value-type="float">
            <text:p>6.17567335958606</text:p>
          </table:table-cell>
          <table:table-cell office:value-type="float" office:value="39.5726679193351" calcext:value-type="float">
            <text:p>39.5726679193351</text:p>
          </table:table-cell>
          <table:table-cell office:value-type="float" office:value="4.31071987093134" calcext:value-type="float">
            <text:p>4.31071987093134</text:p>
          </table:table-cell>
          <table:table-cell table:formula="of:=SUM([.E677:.P677])" office:value-type="float" office:value="2093.81279308438" calcext:value-type="float">
            <text:p>2093.812793084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099.31389267165" calcext:value-type="float">
            <text:p>5099.31389267165</text:p>
          </table:table-cell>
          <table:table-cell office:value-type="float" office:value="3164.38441699319" calcext:value-type="float">
            <text:p>3164.38441699319</text:p>
          </table:table-cell>
          <table:table-cell office:value-type="float" office:value="205.519223927341" calcext:value-type="float">
            <text:p>205.519223927341</text:p>
          </table:table-cell>
          <table:table-cell office:value-type="float" office:value="429.04215271541" calcext:value-type="float">
            <text:p>429.04215271541</text:p>
          </table:table-cell>
          <table:table-cell office:value-type="float" office:value="622.723529840753" calcext:value-type="float">
            <text:p>622.723529840753</text:p>
          </table:table-cell>
          <table:table-cell office:value-type="float" office:value="50.8718225009648" calcext:value-type="float">
            <text:p>50.8718225009648</text:p>
          </table:table-cell>
          <table:table-cell office:value-type="float" office:value="388.854087352889" calcext:value-type="float">
            <text:p>388.854087352889</text:p>
          </table:table-cell>
          <table:table-cell office:value-type="float" office:value="31.7664503791106" calcext:value-type="float">
            <text:p>31.7664503791106</text:p>
          </table:table-cell>
          <table:table-cell office:value-type="float" office:value="9.5791975289588" calcext:value-type="float">
            <text:p>9.5791975289588</text:p>
          </table:table-cell>
          <table:table-cell office:value-type="float" office:value="25.9706680126949" calcext:value-type="float">
            <text:p>25.9706680126949</text:p>
          </table:table-cell>
          <table:table-cell office:value-type="float" office:value="79.4110013041805" calcext:value-type="float">
            <text:p>79.4110013041805</text:p>
          </table:table-cell>
          <table:table-cell office:value-type="float" office:value="6.4872807423918" calcext:value-type="float">
            <text:p>6.4872807423918</text:p>
          </table:table-cell>
          <table:table-cell table:formula="of:=SUM([.E678:.P678])" office:value-type="float" office:value="10113.9237239695" calcext:value-type="float">
            <text:p>10113.92372396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497.596406608231" calcext:value-type="float">
            <text:p>497.596406608231</text:p>
          </table:table-cell>
          <table:table-cell office:value-type="float" office:value="951.056458638482" calcext:value-type="float">
            <text:p>951.056458638482</text:p>
          </table:table-cell>
          <table:table-cell office:value-type="float" office:value="159.588693611385" calcext:value-type="float">
            <text:p>159.588693611385</text:p>
          </table:table-cell>
          <table:table-cell office:value-type="float" office:value="600.483186182592" calcext:value-type="float">
            <text:p>600.483186182592</text:p>
          </table:table-cell>
          <table:table-cell office:value-type="float" office:value="82.6626223414321" calcext:value-type="float">
            <text:p>82.6626223414321</text:p>
          </table:table-cell>
          <table:table-cell office:value-type="float" office:value="4.67845985663121" calcext:value-type="float">
            <text:p>4.67845985663121</text:p>
          </table:table-cell>
          <table:table-cell office:value-type="float" office:value="159.140377543376" calcext:value-type="float">
            <text:p>159.140377543376</text:p>
          </table:table-cell>
          <table:table-cell office:value-type="float" office:value="9.00687453188433" calcext:value-type="float">
            <text:p>9.00687453188433</text:p>
          </table:table-cell>
          <table:table-cell office:value-type="float" office:value="13.879059713248" calcext:value-type="float">
            <text:p>13.879059713248</text:p>
          </table:table-cell>
          <table:table-cell office:value-type="float" office:value="16.0288889018637" calcext:value-type="float">
            <text:p>16.0288889018637</text:p>
          </table:table-cell>
          <table:table-cell office:value-type="float" office:value="130.087243813329" calcext:value-type="float">
            <text:p>130.087243813329</text:p>
          </table:table-cell>
          <table:table-cell office:value-type="float" office:value="7.36255312015925" calcext:value-type="float">
            <text:p>7.36255312015925</text:p>
          </table:table-cell>
          <table:table-cell table:formula="of:=SUM([.E679:.P679])" office:value-type="float" office:value="2631.57082486261" calcext:value-type="float">
            <text:p>2631.570824862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5.7240264891958" calcext:value-type="float">
            <text:p>15.7240264891958</text:p>
          </table:table-cell>
          <table:table-cell office:value-type="float" office:value="382.675607082732" calcext:value-type="float">
            <text:p>382.675607082732</text:p>
          </table:table-cell>
          <table:table-cell office:value-type="float" office:value="48.9412101864243" calcext:value-type="float">
            <text:p>48.9412101864243</text:p>
          </table:table-cell>
          <table:table-cell office:value-type="float" office:value="127.754320316456" calcext:value-type="float">
            <text:p>127.754320316456</text:p>
          </table:table-cell>
          <table:table-cell office:value-type="float" office:value="2.4908541980803" calcext:value-type="float">
            <text:p>2.4908541980803</text:p>
          </table:table-cell>
          <table:table-cell office:value-type="float" office:value="0.137416104742213" calcext:value-type="float">
            <text:p>0.137416104742213</text:p>
          </table:table-cell>
          <table:table-cell office:value-type="float" office:value="61.2617368311218" calcext:value-type="float">
            <text:p>61.2617368311218</text:p>
          </table:table-cell>
          <table:table-cell office:value-type="float" office:value="3.37970373840561" calcext:value-type="float">
            <text:p>3.37970373840561</text:p>
          </table:table-cell>
          <table:table-cell office:value-type="float" office:value="3.66839231759376" calcext:value-type="float">
            <text:p>3.66839231759376</text:p>
          </table:table-cell>
          <table:table-cell office:value-type="float" office:value="6.79419537790601" calcext:value-type="float">
            <text:p>6.79419537790601</text:p>
          </table:table-cell>
          <table:table-cell office:value-type="float" office:value="29.0060280953404" calcext:value-type="float">
            <text:p>29.0060280953404</text:p>
          </table:table-cell>
          <table:table-cell office:value-type="float" office:value="1.60021224766058" calcext:value-type="float">
            <text:p>1.60021224766058</text:p>
          </table:table-cell>
          <table:table-cell table:formula="of:=SUM([.E680:.P680])" office:value-type="float" office:value="683.433702985659" calcext:value-type="float">
            <text:p>683.4337029856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16.533691320562" calcext:value-type="float">
            <text:p>116.533691320562</text:p>
          </table:table-cell>
          <table:table-cell office:value-type="float" office:value="2887.84441695983" calcext:value-type="float">
            <text:p>2887.84441695983</text:p>
          </table:table-cell>
          <table:table-cell office:value-type="float" office:value="364.734353760559" calcext:value-type="float">
            <text:p>364.734353760559</text:p>
          </table:table-cell>
          <table:table-cell office:value-type="float" office:value="866.216589276134" calcext:value-type="float">
            <text:p>866.216589276134</text:p>
          </table:table-cell>
          <table:table-cell office:value-type="float" office:value="20.382956847567" calcext:value-type="float">
            <text:p>20.382956847567</text:p>
          </table:table-cell>
          <table:table-cell office:value-type="float" office:value="1.33259353755063" calcext:value-type="float">
            <text:p>1.33259353755063</text:p>
          </table:table-cell>
          <table:table-cell office:value-type="float" office:value="509.803124350242" calcext:value-type="float">
            <text:p>509.803124350242</text:p>
          </table:table-cell>
          <table:table-cell office:value-type="float" office:value="33.3298232446264" calcext:value-type="float">
            <text:p>33.3298232446264</text:p>
          </table:table-cell>
          <table:table-cell office:value-type="float" office:value="28.2639621434327" calcext:value-type="float">
            <text:p>28.2639621434327</text:p>
          </table:table-cell>
          <table:table-cell office:value-type="float" office:value="45.30844917071" calcext:value-type="float">
            <text:p>45.30844917071</text:p>
          </table:table-cell>
          <table:table-cell office:value-type="float" office:value="223.485681688615" calcext:value-type="float">
            <text:p>223.485681688615</text:p>
          </table:table-cell>
          <table:table-cell office:value-type="float" office:value="14.6110094516977" calcext:value-type="float">
            <text:p>14.6110094516977</text:p>
          </table:table-cell>
          <table:table-cell table:formula="of:=SUM([.E681:.P681])" office:value-type="float" office:value="5111.84665175153" calcext:value-type="float">
            <text:p>5111.84665175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41.9728159425521" calcext:value-type="float">
            <text:p>41.9728159425521</text:p>
          </table:table-cell>
          <table:table-cell office:value-type="float" office:value="153.751293880631" calcext:value-type="float">
            <text:p>153.751293880631</text:p>
          </table:table-cell>
          <table:table-cell office:value-type="float" office:value="15.3823758509706" calcext:value-type="float">
            <text:p>15.3823758509706</text:p>
          </table:table-cell>
          <table:table-cell office:value-type="float" office:value="51.7327690322538" calcext:value-type="float">
            <text:p>51.7327690322538</text:p>
          </table:table-cell>
          <table:table-cell office:value-type="float" office:value="4.83825462711618" calcext:value-type="float">
            <text:p>4.83825462711618</text:p>
          </table:table-cell>
          <table:table-cell office:value-type="float" office:value="0.313775600113369" calcext:value-type="float">
            <text:p>0.313775600113369</text:p>
          </table:table-cell>
          <table:table-cell office:value-type="float" office:value="17.8195476444497" calcext:value-type="float">
            <text:p>17.8195476444497</text:p>
          </table:table-cell>
          <table:table-cell office:value-type="float" office:value="1.15565212805236" calcext:value-type="float">
            <text:p>1.15565212805236</text:p>
          </table:table-cell>
          <table:table-cell office:value-type="float" office:value="1.29437429988227" calcext:value-type="float">
            <text:p>1.29437429988227</text:p>
          </table:table-cell>
          <table:table-cell office:value-type="float" office:value="1.47768059149447" calcext:value-type="float">
            <text:p>1.47768059149447</text:p>
          </table:table-cell>
          <table:table-cell office:value-type="float" office:value="7.95951798244726" calcext:value-type="float">
            <text:p>7.95951798244726</text:p>
          </table:table-cell>
          <table:table-cell office:value-type="float" office:value="0.516199068473617" calcext:value-type="float">
            <text:p>0.516199068473617</text:p>
          </table:table-cell>
          <table:table-cell table:formula="of:=SUM([.E682:.P682])" office:value-type="float" office:value="298.214256648437" calcext:value-type="float">
            <text:p>298.2142566484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3198.21913004781" calcext:value-type="float">
            <text:p>3198.21913004781</text:p>
          </table:table-cell>
          <table:table-cell office:value-type="float" office:value="9147.90549959674" calcext:value-type="float">
            <text:p>9147.90549959674</text:p>
          </table:table-cell>
          <table:table-cell office:value-type="float" office:value="588.882491516921" calcext:value-type="float">
            <text:p>588.882491516921</text:p>
          </table:table-cell>
          <table:table-cell office:value-type="float" office:value="1243.67866428934" calcext:value-type="float">
            <text:p>1243.67866428934</text:p>
          </table:table-cell>
          <table:table-cell office:value-type="float" office:value="1418.06442134171" calcext:value-type="float">
            <text:p>1418.06442134171</text:p>
          </table:table-cell>
          <table:table-cell office:value-type="float" office:value="181.149936963244" calcext:value-type="float">
            <text:p>181.149936963244</text:p>
          </table:table-cell>
          <table:table-cell office:value-type="float" office:value="4115.32307709951" calcext:value-type="float">
            <text:p>4115.32307709951</text:p>
          </table:table-cell>
          <table:table-cell office:value-type="float" office:value="525.709907660335" calcext:value-type="float">
            <text:p>525.709907660335</text:p>
          </table:table-cell>
          <table:table-cell office:value-type="float" office:value="55.2272794353255" calcext:value-type="float">
            <text:p>55.2272794353255</text:p>
          </table:table-cell>
          <table:table-cell office:value-type="float" office:value="173.379258599181" calcext:value-type="float">
            <text:p>173.379258599181</text:p>
          </table:table-cell>
          <table:table-cell office:value-type="float" office:value="854.689059495778" calcext:value-type="float">
            <text:p>854.689059495778</text:p>
          </table:table-cell>
          <table:table-cell office:value-type="float" office:value="109.181830473078" calcext:value-type="float">
            <text:p>109.181830473078</text:p>
          </table:table-cell>
          <table:table-cell table:formula="of:=SUM([.E683:.P683])" office:value-type="float" office:value="21611.410556519" calcext:value-type="float">
            <text:p>21611.4105565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915.078706243284" calcext:value-type="float">
            <text:p>915.078706243284</text:p>
          </table:table-cell>
          <table:table-cell office:value-type="float" office:value="10217.9963338687" calcext:value-type="float">
            <text:p>10217.9963338687</text:p>
          </table:table-cell>
          <table:table-cell office:value-type="float" office:value="2147.46118110449" calcext:value-type="float">
            <text:p>2147.46118110449</text:p>
          </table:table-cell>
          <table:table-cell office:value-type="float" office:value="4040.29330230729" calcext:value-type="float">
            <text:p>4040.29330230729</text:p>
          </table:table-cell>
          <table:table-cell office:value-type="float" office:value="147.037269560301" calcext:value-type="float">
            <text:p>147.037269560301</text:p>
          </table:table-cell>
          <table:table-cell office:value-type="float" office:value="8.65050691440952" calcext:value-type="float">
            <text:p>8.65050691440952</text:p>
          </table:table-cell>
          <table:table-cell office:value-type="float" office:value="1652.36532749093" calcext:value-type="float">
            <text:p>1652.36532749093</text:p>
          </table:table-cell>
          <table:table-cell office:value-type="float" office:value="97.2120723768528" calcext:value-type="float">
            <text:p>97.2120723768528</text:p>
          </table:table-cell>
          <table:table-cell office:value-type="float" office:value="165.973777208664" calcext:value-type="float">
            <text:p>165.973777208664</text:p>
          </table:table-cell>
          <table:table-cell office:value-type="float" office:value="159.564853823837" calcext:value-type="float">
            <text:p>159.564853823837</text:p>
          </table:table-cell>
          <table:table-cell office:value-type="float" office:value="1036.06256392257" calcext:value-type="float">
            <text:p>1036.06256392257</text:p>
          </table:table-cell>
          <table:table-cell office:value-type="float" office:value="60.953705137305" calcext:value-type="float">
            <text:p>60.953705137305</text:p>
          </table:table-cell>
          <table:table-cell table:formula="of:=SUM([.E684:.P684])" office:value-type="float" office:value="20648.6495999586" calcext:value-type="float">
            <text:p>20648.64959995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941.523138726864" calcext:value-type="float">
            <text:p>941.523138726864</text:p>
          </table:table-cell>
          <table:table-cell office:value-type="float" office:value="208.656321656451" calcext:value-type="float">
            <text:p>208.656321656451</text:p>
          </table:table-cell>
          <table:table-cell office:value-type="float" office:value="40.0556262918179" calcext:value-type="float">
            <text:p>40.0556262918179</text:p>
          </table:table-cell>
          <table:table-cell office:value-type="float" office:value="83.9195959329974" calcext:value-type="float">
            <text:p>83.9195959329974</text:p>
          </table:table-cell>
          <table:table-cell office:value-type="float" office:value="151.28642745065" calcext:value-type="float">
            <text:p>151.28642745065</text:p>
          </table:table-cell>
          <table:table-cell office:value-type="float" office:value="8.90049412078637" calcext:value-type="float">
            <text:p>8.90049412078637</text:p>
          </table:table-cell>
          <table:table-cell office:value-type="float" office:value="33.8021633954475" calcext:value-type="float">
            <text:p>33.8021633954475</text:p>
          </table:table-cell>
          <table:table-cell office:value-type="float" office:value="1.98865133932242" calcext:value-type="float">
            <text:p>1.98865133932242</text:p>
          </table:table-cell>
          <table:table-cell office:value-type="float" office:value="2.31536820710027" calcext:value-type="float">
            <text:p>2.31536820710027</text:p>
          </table:table-cell>
          <table:table-cell office:value-type="float" office:value="3.22511721690105" calcext:value-type="float">
            <text:p>3.22511721690105</text:p>
          </table:table-cell>
          <table:table-cell office:value-type="float" office:value="20.536212447881" calcext:value-type="float">
            <text:p>20.536212447881</text:p>
          </table:table-cell>
          <table:table-cell office:value-type="float" office:value="1.20818794676878" calcext:value-type="float">
            <text:p>1.20818794676878</text:p>
          </table:table-cell>
          <table:table-cell table:formula="of:=SUM([.E685:.P685])" office:value-type="float" office:value="1497.41730473299" calcext:value-type="float">
            <text:p>1497.417304732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887.560065962615" calcext:value-type="float">
            <text:p>887.560065962615</text:p>
          </table:table-cell>
          <table:table-cell office:value-type="float" office:value="2472.31945841814" calcext:value-type="float">
            <text:p>2472.31945841814</text:p>
          </table:table-cell>
          <table:table-cell office:value-type="float" office:value="515.273025738163" calcext:value-type="float">
            <text:p>515.273025738163</text:p>
          </table:table-cell>
          <table:table-cell office:value-type="float" office:value="1468.34931584094" calcext:value-type="float">
            <text:p>1468.34931584094</text:p>
          </table:table-cell>
          <table:table-cell office:value-type="float" office:value="176.651402221101" calcext:value-type="float">
            <text:p>176.651402221101</text:p>
          </table:table-cell>
          <table:table-cell office:value-type="float" office:value="10.6421733108538" calcext:value-type="float">
            <text:p>10.6421733108538</text:p>
          </table:table-cell>
          <table:table-cell office:value-type="float" office:value="497.227257165099" calcext:value-type="float">
            <text:p>497.227257165099</text:p>
          </table:table-cell>
          <table:table-cell office:value-type="float" office:value="29.9549201370528" calcext:value-type="float">
            <text:p>29.9549201370528</text:p>
          </table:table-cell>
          <table:table-cell office:value-type="float" office:value="50.2084381254593" calcext:value-type="float">
            <text:p>50.2084381254593</text:p>
          </table:table-cell>
          <table:table-cell office:value-type="float" office:value="58.9486753627467" calcext:value-type="float">
            <text:p>58.9486753627467</text:p>
          </table:table-cell>
          <table:table-cell office:value-type="float" office:value="411.36603727363" calcext:value-type="float">
            <text:p>411.36603727363</text:p>
          </table:table-cell>
          <table:table-cell office:value-type="float" office:value="24.7823034961576" calcext:value-type="float">
            <text:p>24.7823034961576</text:p>
          </table:table-cell>
          <table:table-cell table:formula="of:=SUM([.E686:.P686])" office:value-type="float" office:value="6603.28307305196" calcext:value-type="float">
            <text:p>6603.283073051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72.5877463913907" calcext:value-type="float">
            <text:p>72.5877463913907</text:p>
          </table:table-cell>
          <table:table-cell office:value-type="float" office:value="758.716068840121" calcext:value-type="float">
            <text:p>758.716068840121</text:p>
          </table:table-cell>
          <table:table-cell office:value-type="float" office:value="44.0186103044232" calcext:value-type="float">
            <text:p>44.0186103044232</text:p>
          </table:table-cell>
          <table:table-cell office:value-type="float" office:value="112.164922586242" calcext:value-type="float">
            <text:p>112.164922586242</text:p>
          </table:table-cell>
          <table:table-cell office:value-type="float" office:value="10.7443651831879" calcext:value-type="float">
            <text:p>10.7443651831879</text:p>
          </table:table-cell>
          <table:table-cell office:value-type="float" office:value="1.12594652664781" calcext:value-type="float">
            <text:p>1.12594652664781</text:p>
          </table:table-cell>
          <table:table-cell office:value-type="float" office:value="113.039733670348" calcext:value-type="float">
            <text:p>113.039733670348</text:p>
          </table:table-cell>
          <table:table-cell office:value-type="float" office:value="11.8459018591881" calcext:value-type="float">
            <text:p>11.8459018591881</text:p>
          </table:table-cell>
          <table:table-cell office:value-type="float" office:value="4.03193491904251" calcext:value-type="float">
            <text:p>4.03193491904251</text:p>
          </table:table-cell>
          <table:table-cell office:value-type="float" office:value="6.77496552314568" calcext:value-type="float">
            <text:p>6.77496552314568</text:p>
          </table:table-cell>
          <table:table-cell office:value-type="float" office:value="23.9824113370034" calcext:value-type="float">
            <text:p>23.9824113370034</text:p>
          </table:table-cell>
          <table:table-cell office:value-type="float" office:value="2.5132162100922" calcext:value-type="float">
            <text:p>2.5132162100922</text:p>
          </table:table-cell>
          <table:table-cell table:formula="of:=SUM([.E687:.P687])" office:value-type="float" office:value="1161.54582335083" calcext:value-type="float">
            <text:p>1161.545823350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9.3277747191201" calcext:value-type="float">
            <text:p>9.3277747191201</text:p>
          </table:table-cell>
          <table:table-cell office:value-type="float" office:value="1896.72941317332" calcext:value-type="float">
            <text:p>1896.72941317332</text:p>
          </table:table-cell>
          <table:table-cell office:value-type="float" office:value="791.40330807208" calcext:value-type="float">
            <text:p>791.40330807208</text:p>
          </table:table-cell>
          <table:table-cell office:value-type="float" office:value="1960.39423850762" calcext:value-type="float">
            <text:p>1960.39423850762</text:p>
          </table:table-cell>
          <table:table-cell office:value-type="float" office:value="2.33824934675916" calcext:value-type="float">
            <text:p>2.33824934675916</text:p>
          </table:table-cell>
          <table:table-cell office:value-type="float" office:value="0.300215573981059" calcext:value-type="float">
            <text:p>0.300215573981059</text:p>
          </table:table-cell>
          <table:table-cell office:value-type="float" office:value="478.257356639191" calcext:value-type="float">
            <text:p>478.257356639191</text:p>
          </table:table-cell>
          <table:table-cell office:value-type="float" office:value="61.4050452031998" calcext:value-type="float">
            <text:p>61.4050452031998</text:p>
          </table:table-cell>
          <table:table-cell office:value-type="float" office:value="119.027226532503" calcext:value-type="float">
            <text:p>119.027226532503</text:p>
          </table:table-cell>
          <table:table-cell office:value-type="float" office:value="67.2701957174434" calcext:value-type="float">
            <text:p>67.2701957174434</text:p>
          </table:table-cell>
          <table:table-cell office:value-type="float" office:value="733.717127450848" calcext:value-type="float">
            <text:p>733.717127450848</text:p>
          </table:table-cell>
          <table:table-cell office:value-type="float" office:value="94.2043708309771" calcext:value-type="float">
            <text:p>94.2043708309771</text:p>
          </table:table-cell>
          <table:table-cell table:formula="of:=SUM([.E688:.P688])" office:value-type="float" office:value="6214.37452176704" calcext:value-type="float">
            <text:p>6214.374521767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182.21422842567" calcext:value-type="float">
            <text:p>1182.21422842567</text:p>
          </table:table-cell>
          <table:table-cell office:value-type="float" office:value="2945.0230026827" calcext:value-type="float">
            <text:p>2945.0230026827</text:p>
          </table:table-cell>
          <table:table-cell office:value-type="float" office:value="772.364490298694" calcext:value-type="float">
            <text:p>772.364490298694</text:p>
          </table:table-cell>
          <table:table-cell office:value-type="float" office:value="2083.23122633805" calcext:value-type="float">
            <text:p>2083.23122633805</text:p>
          </table:table-cell>
          <table:table-cell office:value-type="float" office:value="197.453743299588" calcext:value-type="float">
            <text:p>197.453743299588</text:p>
          </table:table-cell>
          <table:table-cell office:value-type="float" office:value="24.5625348401406" calcext:value-type="float">
            <text:p>24.5625348401406</text:p>
          </table:table-cell>
          <table:table-cell office:value-type="float" office:value="494.855120990006" calcext:value-type="float">
            <text:p>494.855120990006</text:p>
          </table:table-cell>
          <table:table-cell office:value-type="float" office:value="61.5581955906346" calcext:value-type="float">
            <text:p>61.5581955906346</text:p>
          </table:table-cell>
          <table:table-cell office:value-type="float" office:value="94.3753740773195" calcext:value-type="float">
            <text:p>94.3753740773195</text:p>
          </table:table-cell>
          <table:table-cell office:value-type="float" office:value="61.0731130107482" calcext:value-type="float">
            <text:p>61.0731130107482</text:p>
          </table:table-cell>
          <table:table-cell office:value-type="float" office:value="499.928850452462" calcext:value-type="float">
            <text:p>499.928850452462</text:p>
          </table:table-cell>
          <table:table-cell office:value-type="float" office:value="62.1893492705218" calcext:value-type="float">
            <text:p>62.1893492705218</text:p>
          </table:table-cell>
          <table:table-cell table:formula="of:=SUM([.E689:.P689])" office:value-type="float" office:value="8478.82922927654" calcext:value-type="float">
            <text:p>8478.829229276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975.80401097225" calcext:value-type="float">
            <text:p>2975.80401097225</text:p>
          </table:table-cell>
          <table:table-cell office:value-type="float" office:value="1621.60065823765" calcext:value-type="float">
            <text:p>1621.60065823765</text:p>
          </table:table-cell>
          <table:table-cell office:value-type="float" office:value="2768.70627605024" calcext:value-type="float">
            <text:p>2768.70627605024</text:p>
          </table:table-cell>
          <table:table-cell office:value-type="float" office:value="7527.39032985409" calcext:value-type="float">
            <text:p>7527.39032985409</text:p>
          </table:table-cell>
          <table:table-cell office:value-type="float" office:value="205.767946519803" calcext:value-type="float">
            <text:p>205.767946519803</text:p>
          </table:table-cell>
          <table:table-cell office:value-type="float" office:value="13.6078702872454" calcext:value-type="float">
            <text:p>13.6078702872454</text:p>
          </table:table-cell>
          <table:table-cell office:value-type="float" office:value="111.657934280249" calcext:value-type="float">
            <text:p>111.657934280249</text:p>
          </table:table-cell>
          <table:table-cell office:value-type="float" office:value="7.38417577628483" calcext:value-type="float">
            <text:p>7.38417577628483</text:p>
          </table:table-cell>
          <table:table-cell office:value-type="float" office:value="118.793007028384" calcext:value-type="float">
            <text:p>118.793007028384</text:p>
          </table:table-cell>
          <table:table-cell office:value-type="float" office:value="51.1391445829363" calcext:value-type="float">
            <text:p>51.1391445829363</text:p>
          </table:table-cell>
          <table:table-cell office:value-type="float" office:value="724.165484870026" calcext:value-type="float">
            <text:p>724.165484870026</text:p>
          </table:table-cell>
          <table:table-cell office:value-type="float" office:value="47.8905978860178" calcext:value-type="float">
            <text:p>47.8905978860178</text:p>
          </table:table-cell>
          <table:table-cell table:formula="of:=SUM([.E690:.P690])" office:value-type="float" office:value="16173.9074363452" calcext:value-type="float">
            <text:p>16173.90743634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090.27238262648" calcext:value-type="float">
            <text:p>1090.27238262648</text:p>
          </table:table-cell>
          <table:table-cell office:value-type="float" office:value="2026.12229338363" calcext:value-type="float">
            <text:p>2026.12229338363</text:p>
          </table:table-cell>
          <table:table-cell office:value-type="float" office:value="874.859806742844" calcext:value-type="float">
            <text:p>874.859806742844</text:p>
          </table:table-cell>
          <table:table-cell office:value-type="float" office:value="2482.1135906943" calcext:value-type="float">
            <text:p>2482.1135906943</text:p>
          </table:table-cell>
          <table:table-cell office:value-type="float" office:value="188.706514157265" calcext:value-type="float">
            <text:p>188.706514157265</text:p>
          </table:table-cell>
          <table:table-cell office:value-type="float" office:value="23.7055008484734" calcext:value-type="float">
            <text:p>23.7055008484734</text:p>
          </table:table-cell>
          <table:table-cell office:value-type="float" office:value="353.259052104884" calcext:value-type="float">
            <text:p>353.259052104884</text:p>
          </table:table-cell>
          <table:table-cell office:value-type="float" office:value="44.3767550728235" calcext:value-type="float">
            <text:p>44.3767550728235</text:p>
          </table:table-cell>
          <table:table-cell office:value-type="float" office:value="73.9053871185591" calcext:value-type="float">
            <text:p>73.9053871185591</text:p>
          </table:table-cell>
          <table:table-cell office:value-type="float" office:value="63.0446702528906" calcext:value-type="float">
            <text:p>63.0446702528906</text:p>
          </table:table-cell>
          <table:table-cell office:value-type="float" office:value="602.161453567831" calcext:value-type="float">
            <text:p>602.161453567831</text:p>
          </table:table-cell>
          <table:table-cell office:value-type="float" office:value="75.6441234274192" calcext:value-type="float">
            <text:p>75.6441234274192</text:p>
          </table:table-cell>
          <table:table-cell table:formula="of:=SUM([.E691:.P691])" office:value-type="float" office:value="7898.1715299974" calcext:value-type="float">
            <text:p>7898.17152999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7600.54906051257" calcext:value-type="float">
            <text:p>7600.54906051257</text:p>
          </table:table-cell>
          <table:table-cell office:value-type="float" office:value="3018.44648048459" calcext:value-type="float">
            <text:p>3018.44648048459</text:p>
          </table:table-cell>
          <table:table-cell office:value-type="float" office:value="1152.80216901491" calcext:value-type="float">
            <text:p>1152.80216901491</text:p>
          </table:table-cell>
          <table:table-cell office:value-type="float" office:value="3329.19003197387" calcext:value-type="float">
            <text:p>3329.19003197387</text:p>
          </table:table-cell>
          <table:table-cell office:value-type="float" office:value="1483.78543637162" calcext:value-type="float">
            <text:p>1483.78543637162</text:p>
          </table:table-cell>
          <table:table-cell office:value-type="float" office:value="190.000491360761" calcext:value-type="float">
            <text:p>190.000491360761</text:p>
          </table:table-cell>
          <table:table-cell office:value-type="float" office:value="594.12809031069" calcext:value-type="float">
            <text:p>594.12809031069</text:p>
          </table:table-cell>
          <table:table-cell office:value-type="float" office:value="76.0788091884126" calcext:value-type="float">
            <text:p>76.0788091884126</text:p>
          </table:table-cell>
          <table:table-cell office:value-type="float" office:value="126.192028043283" calcext:value-type="float">
            <text:p>126.192028043283</text:p>
          </table:table-cell>
          <table:table-cell office:value-type="float" office:value="102.776193592645" calcext:value-type="float">
            <text:p>102.776193592645</text:p>
          </table:table-cell>
          <table:table-cell office:value-type="float" office:value="914.813080032914" calcext:value-type="float">
            <text:p>914.813080032914</text:p>
          </table:table-cell>
          <table:table-cell office:value-type="float" office:value="117.142903851748" calcext:value-type="float">
            <text:p>117.142903851748</text:p>
          </table:table-cell>
          <table:table-cell table:formula="of:=SUM([.E692:.P692])" office:value-type="float" office:value="18705.904774738" calcext:value-type="float">
            <text:p>18705.9047747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596.996092648" calcext:value-type="float">
            <text:p>2596.996092648</text:p>
          </table:table-cell>
          <table:table-cell office:value-type="float" office:value="4990.20259411691" calcext:value-type="float">
            <text:p>4990.20259411691</text:p>
          </table:table-cell>
          <table:table-cell office:value-type="float" office:value="1136.17404555349" calcext:value-type="float">
            <text:p>1136.17404555349</text:p>
          </table:table-cell>
          <table:table-cell office:value-type="float" office:value="3591.35284111743" calcext:value-type="float">
            <text:p>3591.35284111743</text:p>
          </table:table-cell>
          <table:table-cell office:value-type="float" office:value="645.21127612143" calcext:value-type="float">
            <text:p>645.21127612143</text:p>
          </table:table-cell>
          <table:table-cell office:value-type="float" office:value="100.706553496615" calcext:value-type="float">
            <text:p>100.706553496615</text:p>
          </table:table-cell>
          <table:table-cell office:value-type="float" office:value="1263.29103457924" calcext:value-type="float">
            <text:p>1263.29103457924</text:p>
          </table:table-cell>
          <table:table-cell office:value-type="float" office:value="197.178336560419" calcext:value-type="float">
            <text:p>197.178336560419</text:p>
          </table:table-cell>
          <table:table-cell office:value-type="float" office:value="146.23961477556" calcext:value-type="float">
            <text:p>146.23961477556</text:p>
          </table:table-cell>
          <table:table-cell office:value-type="float" office:value="224.310701578768" calcext:value-type="float">
            <text:p>224.310701578768</text:p>
          </table:table-cell>
          <table:table-cell office:value-type="float" office:value="1243.09390000387" calcext:value-type="float">
            <text:p>1243.09390000387</text:p>
          </table:table-cell>
          <table:table-cell office:value-type="float" office:value="194.025905893336" calcext:value-type="float">
            <text:p>194.025905893336</text:p>
          </table:table-cell>
          <table:table-cell table:formula="of:=SUM([.E693:.P693])" office:value-type="float" office:value="16328.7828964451" calcext:value-type="float">
            <text:p>16328.78289644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042.44264745725" calcext:value-type="float">
            <text:p>1042.44264745725</text:p>
          </table:table-cell>
          <table:table-cell office:value-type="float" office:value="337.07187791526" calcext:value-type="float">
            <text:p>337.07187791526</text:p>
          </table:table-cell>
          <table:table-cell office:value-type="float" office:value="369.174967590223" calcext:value-type="float">
            <text:p>369.174967590223</text:p>
          </table:table-cell>
          <table:table-cell office:value-type="float" office:value="650.902964918008" calcext:value-type="float">
            <text:p>650.902964918008</text:p>
          </table:table-cell>
          <table:table-cell office:value-type="float" office:value="186.743063812098" calcext:value-type="float">
            <text:p>186.743063812098</text:p>
          </table:table-cell>
          <table:table-cell office:value-type="float" office:value="18.0360171098205" calcext:value-type="float">
            <text:p>18.0360171098205</text:p>
          </table:table-cell>
          <table:table-cell office:value-type="float" office:value="60.7836579069092" calcext:value-type="float">
            <text:p>60.7836579069092</text:p>
          </table:table-cell>
          <table:table-cell office:value-type="float" office:value="5.8706067664692" calcext:value-type="float">
            <text:p>5.8706067664692</text:p>
          </table:table-cell>
          <table:table-cell office:value-type="float" office:value="42.5094855491887" calcext:value-type="float">
            <text:p>42.5094855491887</text:p>
          </table:table-cell>
          <table:table-cell office:value-type="float" office:value="18.7554922935785" calcext:value-type="float">
            <text:p>18.7554922935785</text:p>
          </table:table-cell>
          <table:table-cell office:value-type="float" office:value="193.311014796025" calcext:value-type="float">
            <text:p>193.311014796025</text:p>
          </table:table-cell>
          <table:table-cell office:value-type="float" office:value="18.6703628997223" calcext:value-type="float">
            <text:p>18.6703628997223</text:p>
          </table:table-cell>
          <table:table-cell table:formula="of:=SUM([.E694:.P694])" office:value-type="float" office:value="2944.27215901455" calcext:value-type="float">
            <text:p>2944.27215901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634.86711457732" calcext:value-type="float">
            <text:p>2634.86711457732</text:p>
          </table:table-cell>
          <table:table-cell office:value-type="float" office:value="412.163974477402" calcext:value-type="float">
            <text:p>412.163974477402</text:p>
          </table:table-cell>
          <table:table-cell office:value-type="float" office:value="104.126054030465" calcext:value-type="float">
            <text:p>104.126054030465</text:p>
          </table:table-cell>
          <table:table-cell office:value-type="float" office:value="288.480352798127" calcext:value-type="float">
            <text:p>288.480352798127</text:p>
          </table:table-cell>
          <table:table-cell office:value-type="float" office:value="318.156286674708" calcext:value-type="float">
            <text:p>318.156286674708</text:p>
          </table:table-cell>
          <table:table-cell office:value-type="float" office:value="26.3930736168176" calcext:value-type="float">
            <text:p>26.3930736168176</text:p>
          </table:table-cell>
          <table:table-cell office:value-type="float" office:value="50.0614596929167" calcext:value-type="float">
            <text:p>50.0614596929167</text:p>
          </table:table-cell>
          <table:table-cell office:value-type="float" office:value="4.15291429520425" calcext:value-type="float">
            <text:p>4.15291429520425</text:p>
          </table:table-cell>
          <table:table-cell office:value-type="float" office:value="6.70967751201402" calcext:value-type="float">
            <text:p>6.70967751201402</text:p>
          </table:table-cell>
          <table:table-cell office:value-type="float" office:value="6.51404657350578" calcext:value-type="float">
            <text:p>6.51404657350578</text:p>
          </table:table-cell>
          <table:table-cell office:value-type="float" office:value="48.7101123735981" calcext:value-type="float">
            <text:p>48.7101123735981</text:p>
          </table:table-cell>
          <table:table-cell office:value-type="float" office:value="4.04081149926884" calcext:value-type="float">
            <text:p>4.04081149926884</text:p>
          </table:table-cell>
          <table:table-cell table:formula="of:=SUM([.E695:.P695])" office:value-type="float" office:value="3904.37587812135" calcext:value-type="float">
            <text:p>3904.375878121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0334938891166" calcext:value-type="float">
            <text:p>0.000334938891166</text:p>
          </table:table-cell>
          <table:table-cell office:value-type="float" office:value="0.002054812201448" calcext:value-type="float">
            <text:p>0.002054812201448</text:p>
          </table:table-cell>
          <table:table-cell office:value-type="float" office:value="0.000146785182751" calcext:value-type="float">
            <text:p>0.000146785182751</text:p>
          </table:table-cell>
          <table:table-cell office:value-type="float" office:value="0.000365302853838" calcext:value-type="float">
            <text:p>0.000365302853838</text:p>
          </table:table-cell>
          <table:table-cell office:value-type="float" office:value="0.0000162777127110193" calcext:value-type="float">
            <text:p>1.62777127110193E-05</text:p>
          </table:table-cell>
          <table:table-cell office:value-type="float" office:value="0.00000161135049574156" calcext:value-type="float">
            <text:p>1.61135049574156E-06</text:p>
          </table:table-cell>
          <table:table-cell office:value-type="float" office:value="0.000100126306718" calcext:value-type="float">
            <text:p>0.000100126306718</text:p>
          </table:table-cell>
          <table:table-cell office:value-type="float" office:value="0.0000099116243683091" calcext:value-type="float">
            <text:p>9.9116243683091E-06</text:p>
          </table:table-cell>
          <table:table-cell office:value-type="float" office:value="0.000010445642385663" calcext:value-type="float">
            <text:p>1.0445642385663E-05</text:p>
          </table:table-cell>
          <table:table-cell office:value-type="float" office:value="0.00000866251926700338" calcext:value-type="float">
            <text:p>8.66251926700338E-06</text:p>
          </table:table-cell>
          <table:table-cell office:value-type="float" office:value="0.0000255512509161598" calcext:value-type="float">
            <text:p>2.55512509161598E-05</text:p>
          </table:table-cell>
          <table:table-cell office:value-type="float" office:value="0.00000252934927415811" calcext:value-type="float">
            <text:p>2.52934927415811E-06</text:p>
          </table:table-cell>
          <table:table-cell table:formula="of:=SUM([.E696:.P696])" office:value-type="float" office:value="0.00307695488533905" calcext:value-type="float">
            <text:p>0.0030769548853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.02092276835246" calcext:value-type="float">
            <text:p>5.02092276835246</text:p>
          </table:table-cell>
          <table:table-cell office:value-type="float" office:value="26.8018224666748" calcext:value-type="float">
            <text:p>26.8018224666748</text:p>
          </table:table-cell>
          <table:table-cell office:value-type="float" office:value="2.5089596073591" calcext:value-type="float">
            <text:p>2.5089596073591</text:p>
          </table:table-cell>
          <table:table-cell office:value-type="float" office:value="5.49344526099276" calcext:value-type="float">
            <text:p>5.49344526099276</text:p>
          </table:table-cell>
          <table:table-cell office:value-type="float" office:value="0.342372694590363" calcext:value-type="float">
            <text:p>0.342372694590363</text:p>
          </table:table-cell>
          <table:table-cell office:value-type="float" office:value="0.037013904282931" calcext:value-type="float">
            <text:p>0.037013904282931</text:p>
          </table:table-cell>
          <table:table-cell office:value-type="float" office:value="1.82942405685565" calcext:value-type="float">
            <text:p>1.82942405685565</text:p>
          </table:table-cell>
          <table:table-cell office:value-type="float" office:value="0.197778993486508" calcext:value-type="float">
            <text:p>0.197778993486508</text:p>
          </table:table-cell>
          <table:table-cell office:value-type="float" office:value="0.281660826794688" calcext:value-type="float">
            <text:p>0.281660826794688</text:p>
          </table:table-cell>
          <table:table-cell office:value-type="float" office:value="0.09588730337249" calcext:value-type="float">
            <text:p>0.09588730337249</text:p>
          </table:table-cell>
          <table:table-cell office:value-type="float" office:value="0.569592980891781" calcext:value-type="float">
            <text:p>0.569592980891781</text:p>
          </table:table-cell>
          <table:table-cell office:value-type="float" office:value="0.061578684305366" calcext:value-type="float">
            <text:p>0.061578684305366</text:p>
          </table:table-cell>
          <table:table-cell table:formula="of:=SUM([.E697:.P697])" office:value-type="float" office:value="43.2404595479589" calcext:value-type="float">
            <text:p>43.24045954795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000501300059786114" calcext:value-type="float">
            <text:p>5.01300059786114E-06</text:p>
          </table:table-cell>
          <table:table-cell office:value-type="float" office:value="0.000619990742444" calcext:value-type="float">
            <text:p>0.000619990742444</text:p>
          </table:table-cell>
          <table:table-cell office:value-type="float" office:value="0.0000895813096518089" calcext:value-type="float">
            <text:p>8.95813096518089E-05</text:p>
          </table:table-cell>
          <table:table-cell office:value-type="float" office:value="0.000167700644397" calcext:value-type="float">
            <text:p>0.000167700644397</text:p>
          </table:table-cell>
          <table:table-cell office:value-type="float" office:value="0.000000341832478541455" calcext:value-type="float">
            <text:p>3.41832478541455E-07</text:p>
          </table:table-cell>
          <table:table-cell office:value-type="float" office:value="0.0000000369555057385201" calcext:value-type="float">
            <text:p>3.69555057385201E-08</text:p>
          </table:table-cell>
          <table:table-cell office:value-type="float" office:value="0.0000422677454357331" calcext:value-type="float">
            <text:p>4.22677454357331E-05</text:p>
          </table:table-cell>
          <table:table-cell office:value-type="float" office:value="0.00000456956552422829" calcext:value-type="float">
            <text:p>4.56956552422829E-06</text:p>
          </table:table-cell>
          <table:table-cell office:value-type="float" office:value="0.000010424229934668" calcext:value-type="float">
            <text:p>1.0424229934668E-05</text:p>
          </table:table-cell>
          <table:table-cell office:value-type="float" office:value="0.00000242601418911809" calcext:value-type="float">
            <text:p>2.42601418911809E-06</text:p>
          </table:table-cell>
          <table:table-cell office:value-type="float" office:value="0.0000184290219109838" calcext:value-type="float">
            <text:p>1.84290219109838E-05</text:p>
          </table:table-cell>
          <table:table-cell office:value-type="float" office:value="0.00000199236136920817" calcext:value-type="float">
            <text:p>1.99236136920817E-06</text:p>
          </table:table-cell>
          <table:table-cell table:formula="of:=SUM([.E698:.P698])" office:value-type="float" office:value="0.000962773423438889" calcext:value-type="float">
            <text:p>0.000962773423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0591229382314" calcext:value-type="float">
            <text:p>0.000591229382314</text:p>
          </table:table-cell>
          <table:table-cell office:value-type="float" office:value="0.312790193484963" calcext:value-type="float">
            <text:p>0.312790193484963</text:p>
          </table:table-cell>
          <table:table-cell office:value-type="float" office:value="0.047345192914724" calcext:value-type="float">
            <text:p>0.047345192914724</text:p>
          </table:table-cell>
          <table:table-cell office:value-type="float" office:value="0.087074456523154" calcext:value-type="float">
            <text:p>0.087074456523154</text:p>
          </table:table-cell>
          <table:table-cell office:value-type="float" office:value="0.0000646861069227086" calcext:value-type="float">
            <text:p>6.46861069227086E-05</text:p>
          </table:table-cell>
          <table:table-cell office:value-type="float" office:value="0.00000574913990107858" calcext:value-type="float">
            <text:p>5.74913990107858E-06</text:p>
          </table:table-cell>
          <table:table-cell office:value-type="float" office:value="0.034335967065068" calcext:value-type="float">
            <text:p>0.034335967065068</text:p>
          </table:table-cell>
          <table:table-cell office:value-type="float" office:value="0.003051695142695" calcext:value-type="float">
            <text:p>0.003051695142695</text:p>
          </table:table-cell>
          <table:table-cell office:value-type="float" office:value="0.005628472209443" calcext:value-type="float">
            <text:p>0.005628472209443</text:p>
          </table:table-cell>
          <table:table-cell office:value-type="float" office:value="0.002946587839416" calcext:value-type="float">
            <text:p>0.002946587839416</text:p>
          </table:table-cell>
          <table:table-cell office:value-type="float" office:value="0.015531228052969" calcext:value-type="float">
            <text:p>0.015531228052969</text:p>
          </table:table-cell>
          <table:table-cell office:value-type="float" office:value="0.001380376825255" calcext:value-type="float">
            <text:p>0.001380376825255</text:p>
          </table:table-cell>
          <table:table-cell table:formula="of:=SUM([.E699:.P699])" office:value-type="float" office:value="0.510745834686825" calcext:value-type="float">
            <text:p>0.5107458346868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0225567653123" calcext:value-type="float">
            <text:p>0.000225567653123</text:p>
          </table:table-cell>
          <table:table-cell office:value-type="float" office:value="0.002826805817921" calcext:value-type="float">
            <text:p>0.002826805817921</text:p>
          </table:table-cell>
          <table:table-cell office:value-type="float" office:value="0.000214305833461" calcext:value-type="float">
            <text:p>0.000214305833461</text:p>
          </table:table-cell>
          <table:table-cell office:value-type="float" office:value="0.000537826041401" calcext:value-type="float">
            <text:p>0.000537826041401</text:p>
          </table:table-cell>
          <table:table-cell office:value-type="float" office:value="0.0000226555025470362" calcext:value-type="float">
            <text:p>2.26555025470362E-05</text:p>
          </table:table-cell>
          <table:table-cell office:value-type="float" office:value="0.00000239960952389121" calcext:value-type="float">
            <text:p>2.39960952389121E-06</text:p>
          </table:table-cell>
          <table:table-cell office:value-type="float" office:value="0.000285452190468" calcext:value-type="float">
            <text:p>0.000285452190468</text:p>
          </table:table-cell>
          <table:table-cell office:value-type="float" office:value="0.0000302343235794493" calcext:value-type="float">
            <text:p>3.02343235794493E-05</text:p>
          </table:table-cell>
          <table:table-cell office:value-type="float" office:value="0.0000145113056097782" calcext:value-type="float">
            <text:p>1.45113056097782E-05</text:p>
          </table:table-cell>
          <table:table-cell office:value-type="float" office:value="0.0000219493259901056" calcext:value-type="float">
            <text:p>2.19493259901056E-05</text:p>
          </table:table-cell>
          <table:table-cell office:value-type="float" office:value="0.0000776702023594066" calcext:value-type="float">
            <text:p>7.76702023594066E-05</text:p>
          </table:table-cell>
          <table:table-cell office:value-type="float" office:value="0.00000822661765799459" calcext:value-type="float">
            <text:p>8.22661765799459E-06</text:p>
          </table:table-cell>
          <table:table-cell table:formula="of:=SUM([.E700:.P700])" office:value-type="float" office:value="0.00426760442364166" calcext:value-type="float">
            <text:p>0.0042676044236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452166672331578" calcext:value-type="float">
            <text:p>0.452166672331578</text:p>
          </table:table-cell>
          <table:table-cell office:value-type="float" office:value="0.751947170878542" calcext:value-type="float">
            <text:p>0.751947170878542</text:p>
          </table:table-cell>
          <table:table-cell office:value-type="float" office:value="0.05195349002852" calcext:value-type="float">
            <text:p>0.05195349002852</text:p>
          </table:table-cell>
          <table:table-cell office:value-type="float" office:value="0.109869326637338" calcext:value-type="float">
            <text:p>0.109869326637338</text:p>
          </table:table-cell>
          <table:table-cell office:value-type="float" office:value="0.017456617878777" calcext:value-type="float">
            <text:p>0.017456617878777</text:p>
          </table:table-cell>
          <table:table-cell office:value-type="float" office:value="0.001796200902823" calcext:value-type="float">
            <text:p>0.001796200902823</text:p>
          </table:table-cell>
          <table:table-cell office:value-type="float" office:value="0.029079992440208" calcext:value-type="float">
            <text:p>0.029079992440208</text:p>
          </table:table-cell>
          <table:table-cell office:value-type="float" office:value="0.002992189497296" calcext:value-type="float">
            <text:p>0.002992189497296</text:p>
          </table:table-cell>
          <table:table-cell office:value-type="float" office:value="0.004668886255652" calcext:value-type="float">
            <text:p>0.004668886255652</text:p>
          </table:table-cell>
          <table:table-cell office:value-type="float" office:value="0.002554420398175" calcext:value-type="float">
            <text:p>0.002554420398175</text:p>
          </table:table-cell>
          <table:table-cell office:value-type="float" office:value="0.006476427326051" calcext:value-type="float">
            <text:p>0.006476427326051</text:p>
          </table:table-cell>
          <table:table-cell office:value-type="float" office:value="0.000666392808212" calcext:value-type="float">
            <text:p>0.000666392808212</text:p>
          </table:table-cell>
          <table:table-cell table:formula="of:=SUM([.E701:.P701])" office:value-type="float" office:value="1.43162778738317" calcext:value-type="float">
            <text:p>1.431627787383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63.9464818120099" calcext:value-type="float">
            <text:p>63.9464818120099</text:p>
          </table:table-cell>
          <table:table-cell office:value-type="float" office:value="26.3064946195073" calcext:value-type="float">
            <text:p>26.3064946195073</text:p>
          </table:table-cell>
          <table:table-cell office:value-type="float" office:value="5.14879189025979" calcext:value-type="float">
            <text:p>5.14879189025979</text:p>
          </table:table-cell>
          <table:table-cell office:value-type="float" office:value="13.7997616995485" calcext:value-type="float">
            <text:p>13.7997616995485</text:p>
          </table:table-cell>
          <table:table-cell office:value-type="float" office:value="1.86864936592311" calcext:value-type="float">
            <text:p>1.86864936592311</text:p>
          </table:table-cell>
          <table:table-cell office:value-type="float" office:value="0.100145309590397" calcext:value-type="float">
            <text:p>0.100145309590397</text:p>
          </table:table-cell>
          <table:table-cell office:value-type="float" office:value="0.76861356378746" calcext:value-type="float">
            <text:p>0.76861356378746</text:p>
          </table:table-cell>
          <table:table-cell office:value-type="float" office:value="0.04119180660886" calcext:value-type="float">
            <text:p>0.04119180660886</text:p>
          </table:table-cell>
          <table:table-cell office:value-type="float" office:value="0.358390118466267" calcext:value-type="float">
            <text:p>0.358390118466267</text:p>
          </table:table-cell>
          <table:table-cell office:value-type="float" office:value="0.071719698827356" calcext:value-type="float">
            <text:p>0.071719698827356</text:p>
          </table:table-cell>
          <table:table-cell office:value-type="float" office:value="0.56640189225421" calcext:value-type="float">
            <text:p>0.56640189225421</text:p>
          </table:table-cell>
          <table:table-cell office:value-type="float" office:value="0.030354808069819" calcext:value-type="float">
            <text:p>0.030354808069819</text:p>
          </table:table-cell>
          <table:table-cell table:formula="of:=SUM([.E702:.P702])" office:value-type="float" office:value="113.006996584853" calcext:value-type="float">
            <text:p>113.0069965848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20.820225059438" calcext:value-type="float">
            <text:p>120.820225059438</text:p>
          </table:table-cell>
          <table:table-cell office:value-type="float" office:value="57.2141908617883" calcext:value-type="float">
            <text:p>57.2141908617883</text:p>
          </table:table-cell>
          <table:table-cell office:value-type="float" office:value="4.1545482690492" calcext:value-type="float">
            <text:p>4.1545482690492</text:p>
          </table:table-cell>
          <table:table-cell office:value-type="float" office:value="10.5018831571596" calcext:value-type="float">
            <text:p>10.5018831571596</text:p>
          </table:table-cell>
          <table:table-cell office:value-type="float" office:value="3.60241364013715" calcext:value-type="float">
            <text:p>3.60241364013715</text:p>
          </table:table-cell>
          <table:table-cell office:value-type="float" office:value="0.223446926739502" calcext:value-type="float">
            <text:p>0.223446926739502</text:p>
          </table:table-cell>
          <table:table-cell office:value-type="float" office:value="1.70783423300504" calcext:value-type="float">
            <text:p>1.70783423300504</text:p>
          </table:table-cell>
          <table:table-cell office:value-type="float" office:value="0.10593184150029" calcext:value-type="float">
            <text:p>0.10593184150029</text:p>
          </table:table-cell>
          <table:table-cell office:value-type="float" office:value="0.190436500426685" calcext:value-type="float">
            <text:p>0.190436500426685</text:p>
          </table:table-cell>
          <table:table-cell office:value-type="float" office:value="0.116421999088166" calcext:value-type="float">
            <text:p>0.116421999088166</text:p>
          </table:table-cell>
          <table:table-cell office:value-type="float" office:value="0.444232121545741" calcext:value-type="float">
            <text:p>0.444232121545741</text:p>
          </table:table-cell>
          <table:table-cell office:value-type="float" office:value="0.027554387761697" calcext:value-type="float">
            <text:p>0.027554387761697</text:p>
          </table:table-cell>
          <table:table-cell table:formula="of:=SUM([.E703:.P703])" office:value-type="float" office:value="199.109118997639" calcext:value-type="float">
            <text:p>199.1091189976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537459298026717" calcext:value-type="float">
            <text:p>0.537459298026717</text:p>
          </table:table-cell>
          <table:table-cell office:value-type="float" office:value="0.880021894367476" calcext:value-type="float">
            <text:p>0.880021894367476</text:p>
          </table:table-cell>
          <table:table-cell office:value-type="float" office:value="0.071561933414505" calcext:value-type="float">
            <text:p>0.071561933414505</text:p>
          </table:table-cell>
          <table:table-cell office:value-type="float" office:value="0.168898372064948" calcext:value-type="float">
            <text:p>0.168898372064948</text:p>
          </table:table-cell>
          <table:table-cell office:value-type="float" office:value="0.061490876183819" calcext:value-type="float">
            <text:p>0.061490876183819</text:p>
          </table:table-cell>
          <table:table-cell office:value-type="float" office:value="0.005706532192881" calcext:value-type="float">
            <text:p>0.005706532192881</text:p>
          </table:table-cell>
          <table:table-cell office:value-type="float" office:value="0.101120866843147" calcext:value-type="float">
            <text:p>0.101120866843147</text:p>
          </table:table-cell>
          <table:table-cell office:value-type="float" office:value="0.009384310613618" calcext:value-type="float">
            <text:p>0.009384310613618</text:p>
          </table:table-cell>
          <table:table-cell office:value-type="float" office:value="0.007612481953172" calcext:value-type="float">
            <text:p>0.007612481953172</text:p>
          </table:table-cell>
          <table:table-cell office:value-type="float" office:value="0.006287176998608" calcext:value-type="float">
            <text:p>0.006287176998608</text:p>
          </table:table-cell>
          <table:table-cell office:value-type="float" office:value="0.028664094884492" calcext:value-type="float">
            <text:p>0.028664094884492</text:p>
          </table:table-cell>
          <table:table-cell office:value-type="float" office:value="0.00266011139196" calcext:value-type="float">
            <text:p>0.00266011139196</text:p>
          </table:table-cell>
          <table:table-cell table:formula="of:=SUM([.E704:.P704])" office:value-type="float" office:value="1.88086794893534" calcext:value-type="float">
            <text:p>1.880867948935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60926606207381" calcext:value-type="float">
            <text:p>0.060926606207381</text:p>
          </table:table-cell>
          <table:table-cell office:value-type="float" office:value="0.095521218179525" calcext:value-type="float">
            <text:p>0.095521218179525</text:p>
          </table:table-cell>
          <table:table-cell office:value-type="float" office:value="0.007729677544505" calcext:value-type="float">
            <text:p>0.007729677544505</text:p>
          </table:table-cell>
          <table:table-cell office:value-type="float" office:value="0.018325343152953" calcext:value-type="float">
            <text:p>0.018325343152953</text:p>
          </table:table-cell>
          <table:table-cell office:value-type="float" office:value="0.008691093414731" calcext:value-type="float">
            <text:p>0.008691093414731</text:p>
          </table:table-cell>
          <table:table-cell office:value-type="float" office:value="0.000691120734457" calcext:value-type="float">
            <text:p>0.000691120734457</text:p>
          </table:table-cell>
          <table:table-cell office:value-type="float" office:value="0.01369814893527" calcext:value-type="float">
            <text:p>0.01369814893527</text:p>
          </table:table-cell>
          <table:table-cell office:value-type="float" office:value="0.00108928466202" calcext:value-type="float">
            <text:p>0.00108928466202</text:p>
          </table:table-cell>
          <table:table-cell office:value-type="float" office:value="0.000820801835165" calcext:value-type="float">
            <text:p>0.000820801835165</text:p>
          </table:table-cell>
          <table:table-cell office:value-type="float" office:value="0.000796378881829" calcext:value-type="float">
            <text:p>0.000796378881829</text:p>
          </table:table-cell>
          <table:table-cell office:value-type="float" office:value="0.003875216535425" calcext:value-type="float">
            <text:p>0.003875216535425</text:p>
          </table:table-cell>
          <table:table-cell office:value-type="float" office:value="0.000308159442126" calcext:value-type="float">
            <text:p>0.000308159442126</text:p>
          </table:table-cell>
          <table:table-cell table:formula="of:=SUM([.E705:.P705])" office:value-type="float" office:value="0.212473049525387" calcext:value-type="float">
            <text:p>0.2124730495253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184.40116092934" calcext:value-type="float">
            <text:p>1184.40116092934</text:p>
          </table:table-cell>
          <table:table-cell office:value-type="float" office:value="1250.6617804508" calcext:value-type="float">
            <text:p>1250.6617804508</text:p>
          </table:table-cell>
          <table:table-cell office:value-type="float" office:value="293.031593051956" calcext:value-type="float">
            <text:p>293.031593051956</text:p>
          </table:table-cell>
          <table:table-cell office:value-type="float" office:value="810.433572567082" calcext:value-type="float">
            <text:p>810.433572567082</text:p>
          </table:table-cell>
          <table:table-cell office:value-type="float" office:value="181.090507956245" calcext:value-type="float">
            <text:p>181.090507956245</text:p>
          </table:table-cell>
          <table:table-cell office:value-type="float" office:value="13.7363242779719" calcext:value-type="float">
            <text:p>13.7363242779719</text:p>
          </table:table-cell>
          <table:table-cell office:value-type="float" office:value="191.900676544994" calcext:value-type="float">
            <text:p>191.900676544994</text:p>
          </table:table-cell>
          <table:table-cell office:value-type="float" office:value="14.5563119344783" calcext:value-type="float">
            <text:p>14.5563119344783</text:p>
          </table:table-cell>
          <table:table-cell office:value-type="float" office:value="25.7613305047026" calcext:value-type="float">
            <text:p>25.7613305047026</text:p>
          </table:table-cell>
          <table:table-cell office:value-type="float" office:value="14.4010018893415" calcext:value-type="float">
            <text:p>14.4010018893415</text:p>
          </table:table-cell>
          <table:table-cell office:value-type="float" office:value="174.177199713594" calcext:value-type="float">
            <text:p>174.177199713594</text:p>
          </table:table-cell>
          <table:table-cell office:value-type="float" office:value="13.2119265890683" calcext:value-type="float">
            <text:p>13.2119265890683</text:p>
          </table:table-cell>
          <table:table-cell table:formula="of:=SUM([.E706:.P706])" office:value-type="float" office:value="4167.36338640957" calcext:value-type="float">
            <text:p>4167.363386409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9.5720146451047" calcext:value-type="float">
            <text:p>19.5720146451047</text:p>
          </table:table-cell>
          <table:table-cell office:value-type="float" office:value="30.249977104321" calcext:value-type="float">
            <text:p>30.249977104321</text:p>
          </table:table-cell>
          <table:table-cell office:value-type="float" office:value="2.61832084948732" calcext:value-type="float">
            <text:p>2.61832084948732</text:p>
          </table:table-cell>
          <table:table-cell office:value-type="float" office:value="6.30988242043211" calcext:value-type="float">
            <text:p>6.30988242043211</text:p>
          </table:table-cell>
          <table:table-cell office:value-type="float" office:value="1.02628183821755" calcext:value-type="float">
            <text:p>1.02628183821755</text:p>
          </table:table-cell>
          <table:table-cell office:value-type="float" office:value="0.08688050027834" calcext:value-type="float">
            <text:p>0.08688050027834</text:p>
          </table:table-cell>
          <table:table-cell office:value-type="float" office:value="1.58892778981166" calcext:value-type="float">
            <text:p>1.58892778981166</text:p>
          </table:table-cell>
          <table:table-cell office:value-type="float" office:value="0.134511628428263" calcext:value-type="float">
            <text:p>0.134511628428263</text:p>
          </table:table-cell>
          <table:table-cell office:value-type="float" office:value="0.273265734555758" calcext:value-type="float">
            <text:p>0.273265734555758</text:p>
          </table:table-cell>
          <table:table-cell office:value-type="float" office:value="0.11740477685308" calcext:value-type="float">
            <text:p>0.11740477685308</text:p>
          </table:table-cell>
          <table:table-cell office:value-type="float" office:value="0.485911911641222" calcext:value-type="float">
            <text:p>0.485911911641222</text:p>
          </table:table-cell>
          <table:table-cell office:value-type="float" office:value="0.041135162294127" calcext:value-type="float">
            <text:p>0.041135162294127</text:p>
          </table:table-cell>
          <table:table-cell table:formula="of:=SUM([.E707:.P707])" office:value-type="float" office:value="62.5045143614251" calcext:value-type="float">
            <text:p>62.5045143614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1.36123618943249" calcext:value-type="float">
            <text:p>1.36123618943249</text:p>
          </table:table-cell>
          <table:table-cell office:value-type="float" office:value="1.59105684074018" calcext:value-type="float">
            <text:p>1.59105684074018</text:p>
          </table:table-cell>
          <table:table-cell office:value-type="float" office:value="0.302973187719363" calcext:value-type="float">
            <text:p>0.302973187719363</text:p>
          </table:table-cell>
          <table:table-cell office:value-type="float" office:value="0.823061473206633" calcext:value-type="float">
            <text:p>0.823061473206633</text:p>
          </table:table-cell>
          <table:table-cell office:value-type="float" office:value="0.088085407726421" calcext:value-type="float">
            <text:p>0.088085407726421</text:p>
          </table:table-cell>
          <table:table-cell office:value-type="float" office:value="0.007294024446308" calcext:value-type="float">
            <text:p>0.007294024446308</text:p>
          </table:table-cell>
          <table:table-cell office:value-type="float" office:value="0.103109606742927" calcext:value-type="float">
            <text:p>0.103109606742927</text:p>
          </table:table-cell>
          <table:table-cell office:value-type="float" office:value="0.008538122393302" calcext:value-type="float">
            <text:p>0.008538122393302</text:p>
          </table:table-cell>
          <table:table-cell office:value-type="float" office:value="0.027276524839451" calcext:value-type="float">
            <text:p>0.027276524839451</text:p>
          </table:table-cell>
          <table:table-cell office:value-type="float" office:value="0.009894663023825" calcext:value-type="float">
            <text:p>0.009894663023825</text:p>
          </table:table-cell>
          <table:table-cell office:value-type="float" office:value="0.075118355367027" calcext:value-type="float">
            <text:p>0.075118355367027</text:p>
          </table:table-cell>
          <table:table-cell office:value-type="float" office:value="0.006220271149965" calcext:value-type="float">
            <text:p>0.006220271149965</text:p>
          </table:table-cell>
          <table:table-cell table:formula="of:=SUM([.E708:.P708])" office:value-type="float" office:value="4.40386466678789" calcext:value-type="float">
            <text:p>4.403864666787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19958996813703" calcext:value-type="float">
            <text:p>0.19958996813703</text:p>
          </table:table-cell>
          <table:table-cell office:value-type="float" office:value="0.325931554353901" calcext:value-type="float">
            <text:p>0.325931554353901</text:p>
          </table:table-cell>
          <table:table-cell office:value-type="float" office:value="0.015982872794898" calcext:value-type="float">
            <text:p>0.015982872794898</text:p>
          </table:table-cell>
          <table:table-cell office:value-type="float" office:value="0.03656832501548" calcext:value-type="float">
            <text:p>0.03656832501548</text:p>
          </table:table-cell>
          <table:table-cell office:value-type="float" office:value="0.010503019088186" calcext:value-type="float">
            <text:p>0.010503019088186</text:p>
          </table:table-cell>
          <table:table-cell office:value-type="float" office:value="0.000718261666122" calcext:value-type="float">
            <text:p>0.000718261666122</text:p>
          </table:table-cell>
          <table:table-cell office:value-type="float" office:value="0.017187966428587" calcext:value-type="float">
            <text:p>0.017187966428587</text:p>
          </table:table-cell>
          <table:table-cell office:value-type="float" office:value="0.001175419876951" calcext:value-type="float">
            <text:p>0.001175419876951</text:p>
          </table:table-cell>
          <table:table-cell office:value-type="float" office:value="0.00148432853031" calcext:value-type="float">
            <text:p>0.00148432853031</text:p>
          </table:table-cell>
          <table:table-cell office:value-type="float" office:value="0.001101630993359" calcext:value-type="float">
            <text:p>0.001101630993359</text:p>
          </table:table-cell>
          <table:table-cell office:value-type="float" office:value="0.002865005121672" calcext:value-type="float">
            <text:p>0.002865005121672</text:p>
          </table:table-cell>
          <table:table-cell office:value-type="float" office:value="0.000195926841117" calcext:value-type="float">
            <text:p>0.000195926841117</text:p>
          </table:table-cell>
          <table:table-cell table:formula="of:=SUM([.E709:.P709])" office:value-type="float" office:value="0.613304278847613" calcext:value-type="float">
            <text:p>0.6133042788476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134254230659181" calcext:value-type="float">
            <text:p>0.134254230659181</text:p>
          </table:table-cell>
          <table:table-cell office:value-type="float" office:value="3.228186440207" calcext:value-type="float">
            <text:p>3.228186440207</text:p>
          </table:table-cell>
          <table:table-cell office:value-type="float" office:value="0.184618589771545" calcext:value-type="float">
            <text:p>0.184618589771545</text:p>
          </table:table-cell>
          <table:table-cell office:value-type="float" office:value="0.433089999661561" calcext:value-type="float">
            <text:p>0.433089999661561</text:p>
          </table:table-cell>
          <table:table-cell office:value-type="float" office:value="0.004307809115067" calcext:value-type="float">
            <text:p>0.004307809115067</text:p>
          </table:table-cell>
          <table:table-cell office:value-type="float" office:value="0.000169695902566" calcext:value-type="float">
            <text:p>0.000169695902566</text:p>
          </table:table-cell>
          <table:table-cell office:value-type="float" office:value="0.103699369561236" calcext:value-type="float">
            <text:p>0.103699369561236</text:p>
          </table:table-cell>
          <table:table-cell office:value-type="float" office:value="0.004084990221976" calcext:value-type="float">
            <text:p>0.004084990221976</text:p>
          </table:table-cell>
          <table:table-cell office:value-type="float" office:value="0.013047739738937" calcext:value-type="float">
            <text:p>0.013047739738937</text:p>
          </table:table-cell>
          <table:table-cell office:value-type="float" office:value="0.006646642258855" calcext:value-type="float">
            <text:p>0.006646642258855</text:p>
          </table:table-cell>
          <table:table-cell office:value-type="float" office:value="0.020335614072427" calcext:value-type="float">
            <text:p>0.020335614072427</text:p>
          </table:table-cell>
          <table:table-cell office:value-type="float" office:value="0.00080107318873" calcext:value-type="float">
            <text:p>0.00080107318873</text:p>
          </table:table-cell>
          <table:table-cell table:formula="of:=SUM([.E710:.P710])" office:value-type="float" office:value="4.13324219435908" calcext:value-type="float">
            <text:p>4.13324219435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71.8161899260813" calcext:value-type="float">
            <text:p>71.8161899260813</text:p>
          </table:table-cell>
          <table:table-cell office:value-type="float" office:value="29.5594780046378" calcext:value-type="float">
            <text:p>29.5594780046378</text:p>
          </table:table-cell>
          <table:table-cell office:value-type="float" office:value="1.08126946202704" calcext:value-type="float">
            <text:p>1.08126946202704</text:p>
          </table:table-cell>
          <table:table-cell office:value-type="float" office:value="2.46275694626017" calcext:value-type="float">
            <text:p>2.46275694626017</text:p>
          </table:table-cell>
          <table:table-cell office:value-type="float" office:value="2.72098634637772" calcext:value-type="float">
            <text:p>2.72098634637772</text:p>
          </table:table-cell>
          <table:table-cell office:value-type="float" office:value="0.127549107246073" calcext:value-type="float">
            <text:p>0.127549107246073</text:p>
          </table:table-cell>
          <table:table-cell office:value-type="float" office:value="1.12188332170926" calcext:value-type="float">
            <text:p>1.12188332170926</text:p>
          </table:table-cell>
          <table:table-cell office:value-type="float" office:value="0.052589464959561" calcext:value-type="float">
            <text:p>0.052589464959561</text:p>
          </table:table-cell>
          <table:table-cell office:value-type="float" office:value="0.053392783500597" calcext:value-type="float">
            <text:p>0.053392783500597</text:p>
          </table:table-cell>
          <table:table-cell office:value-type="float" office:value="0.065870412361813" calcext:value-type="float">
            <text:p>0.065870412361813</text:p>
          </table:table-cell>
          <table:table-cell office:value-type="float" office:value="0.136867624914829" calcext:value-type="float">
            <text:p>0.136867624914829</text:p>
          </table:table-cell>
          <table:table-cell office:value-type="float" office:value="0.006415814394665" calcext:value-type="float">
            <text:p>0.006415814394665</text:p>
          </table:table-cell>
          <table:table-cell table:formula="of:=SUM([.E711:.P711])" office:value-type="float" office:value="109.205249214471" calcext:value-type="float">
            <text:p>109.2052492144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7.72468564535339" calcext:value-type="float">
            <text:p>7.72468564535339</text:p>
          </table:table-cell>
          <table:table-cell office:value-type="float" office:value="15.7043104864807" calcext:value-type="float">
            <text:p>15.7043104864807</text:p>
          </table:table-cell>
          <table:table-cell office:value-type="float" office:value="0.791348459721187" calcext:value-type="float">
            <text:p>0.791348459721187</text:p>
          </table:table-cell>
          <table:table-cell office:value-type="float" office:value="1.26607187797925" calcext:value-type="float">
            <text:p>1.26607187797925</text:p>
          </table:table-cell>
          <table:table-cell office:value-type="float" office:value="0.440960859444684" calcext:value-type="float">
            <text:p>0.440960859444684</text:p>
          </table:table-cell>
          <table:table-cell office:value-type="float" office:value="0.021898903047155" calcext:value-type="float">
            <text:p>0.021898903047155</text:p>
          </table:table-cell>
          <table:table-cell office:value-type="float" office:value="0.898734239821542" calcext:value-type="float">
            <text:p>0.898734239821542</text:p>
          </table:table-cell>
          <table:table-cell office:value-type="float" office:value="0.044632745880883" calcext:value-type="float">
            <text:p>0.044632745880883</text:p>
          </table:table-cell>
          <table:table-cell office:value-type="float" office:value="0.045876685049839" calcext:value-type="float">
            <text:p>0.045876685049839</text:p>
          </table:table-cell>
          <table:table-cell office:value-type="float" office:value="0.054357394708636" calcext:value-type="float">
            <text:p>0.054357394708636</text:p>
          </table:table-cell>
          <table:table-cell office:value-type="float" office:value="0.120909504535863" calcext:value-type="float">
            <text:p>0.120909504535863</text:p>
          </table:table-cell>
          <table:table-cell office:value-type="float" office:value="0.006004581723296" calcext:value-type="float">
            <text:p>0.006004581723296</text:p>
          </table:table-cell>
          <table:table-cell table:formula="of:=SUM([.E712:.P712])" office:value-type="float" office:value="27.1197913837464" calcext:value-type="float">
            <text:p>27.11979138374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135829268284242" calcext:value-type="float">
            <text:p>0.135829268284242</text:p>
          </table:table-cell>
          <table:table-cell office:value-type="float" office:value="1.22972656667116" calcext:value-type="float">
            <text:p>1.22972656667116</text:p>
          </table:table-cell>
          <table:table-cell office:value-type="float" office:value="0.091513611828211" calcext:value-type="float">
            <text:p>0.091513611828211</text:p>
          </table:table-cell>
          <table:table-cell office:value-type="float" office:value="0.228921830992244" calcext:value-type="float">
            <text:p>0.228921830992244</text:p>
          </table:table-cell>
          <table:table-cell office:value-type="float" office:value="0.006123716687078" calcext:value-type="float">
            <text:p>0.006123716687078</text:p>
          </table:table-cell>
          <table:table-cell office:value-type="float" office:value="0.000271500629909" calcext:value-type="float">
            <text:p>0.000271500629909</text:p>
          </table:table-cell>
          <table:table-cell office:value-type="float" office:value="0.055525329921067" calcext:value-type="float">
            <text:p>0.055525329921067</text:p>
          </table:table-cell>
          <table:table-cell office:value-type="float" office:value="0.00246176673739" calcext:value-type="float">
            <text:p>0.00246176673739</text:p>
          </table:table-cell>
          <table:table-cell office:value-type="float" office:value="0.006262333734384" calcext:value-type="float">
            <text:p>0.006262333734384</text:p>
          </table:table-cell>
          <table:table-cell office:value-type="float" office:value="0.003459673994043" calcext:value-type="float">
            <text:p>0.003459673994043</text:p>
          </table:table-cell>
          <table:table-cell office:value-type="float" office:value="0.014800365761602" calcext:value-type="float">
            <text:p>0.014800365761602</text:p>
          </table:table-cell>
          <table:table-cell office:value-type="float" office:value="0.000656187872903" calcext:value-type="float">
            <text:p>0.000656187872903</text:p>
          </table:table-cell>
          <table:table-cell table:formula="of:=SUM([.E713:.P713])" office:value-type="float" office:value="1.77555215311423" calcext:value-type="float">
            <text:p>1.775552153114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2.5651226569749" calcext:value-type="float">
            <text:p>52.5651226569749</text:p>
          </table:table-cell>
          <table:table-cell office:value-type="float" office:value="91.6307374572329" calcext:value-type="float">
            <text:p>91.6307374572329</text:p>
          </table:table-cell>
          <table:table-cell office:value-type="float" office:value="4.8092693422586" calcext:value-type="float">
            <text:p>4.8092693422586</text:p>
          </table:table-cell>
          <table:table-cell office:value-type="float" office:value="9.30456692777254" calcext:value-type="float">
            <text:p>9.30456692777254</text:p>
          </table:table-cell>
          <table:table-cell office:value-type="float" office:value="0.843838409744002" calcext:value-type="float">
            <text:p>0.843838409744002</text:p>
          </table:table-cell>
          <table:table-cell office:value-type="float" office:value="0.034620466755549" calcext:value-type="float">
            <text:p>0.034620466755549</text:p>
          </table:table-cell>
          <table:table-cell office:value-type="float" office:value="1.47082237050318" calcext:value-type="float">
            <text:p>1.47082237050318</text:p>
          </table:table-cell>
          <table:table-cell office:value-type="float" office:value="0.060343966799013" calcext:value-type="float">
            <text:p>0.060343966799013</text:p>
          </table:table-cell>
          <table:table-cell office:value-type="float" office:value="0.438228151244316" calcext:value-type="float">
            <text:p>0.438228151244316</text:p>
          </table:table-cell>
          <table:table-cell office:value-type="float" office:value="0.084960027206666" calcext:value-type="float">
            <text:p>0.084960027206666</text:p>
          </table:table-cell>
          <table:table-cell office:value-type="float" office:value="0.235115229961525" calcext:value-type="float">
            <text:p>0.235115229961525</text:p>
          </table:table-cell>
          <table:table-cell office:value-type="float" office:value="0.009646158445283" calcext:value-type="float">
            <text:p>0.009646158445283</text:p>
          </table:table-cell>
          <table:table-cell table:formula="of:=SUM([.E714:.P714])" office:value-type="float" office:value="161.487271164898" calcext:value-type="float">
            <text:p>161.4872711648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60.139029847362" calcext:value-type="float">
            <text:p>260.139029847362</text:p>
          </table:table-cell>
          <table:table-cell office:value-type="float" office:value="371.646675840366" calcext:value-type="float">
            <text:p>371.646675840366</text:p>
          </table:table-cell>
          <table:table-cell office:value-type="float" office:value="46.1801681935535" calcext:value-type="float">
            <text:p>46.1801681935535</text:p>
          </table:table-cell>
          <table:table-cell office:value-type="float" office:value="102.853206925089" calcext:value-type="float">
            <text:p>102.853206925089</text:p>
          </table:table-cell>
          <table:table-cell office:value-type="float" office:value="11.8734117933434" calcext:value-type="float">
            <text:p>11.8734117933434</text:p>
          </table:table-cell>
          <table:table-cell office:value-type="float" office:value="0.17495197716516" calcext:value-type="float">
            <text:p>0.17495197716516</text:p>
          </table:table-cell>
          <table:table-cell office:value-type="float" office:value="16.9966867146097" calcext:value-type="float">
            <text:p>16.9966867146097</text:p>
          </table:table-cell>
          <table:table-cell office:value-type="float" office:value="0.250442248423058" calcext:value-type="float">
            <text:p>0.250442248423058</text:p>
          </table:table-cell>
          <table:table-cell office:value-type="float" office:value="3.36790001237085" calcext:value-type="float">
            <text:p>3.36790001237085</text:p>
          </table:table-cell>
          <table:table-cell office:value-type="float" office:value="1.83646834070341" calcext:value-type="float">
            <text:p>1.83646834070341</text:p>
          </table:table-cell>
          <table:table-cell office:value-type="float" office:value="7.00602548839717" calcext:value-type="float">
            <text:p>7.00602548839717</text:p>
          </table:table-cell>
          <table:table-cell office:value-type="float" office:value="0.103232165497011" calcext:value-type="float">
            <text:p>0.103232165497011</text:p>
          </table:table-cell>
          <table:table-cell table:formula="of:=SUM([.E715:.P715])" office:value-type="float" office:value="822.42819954688" calcext:value-type="float">
            <text:p>822.428199546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.02703282442485" calcext:value-type="float">
            <text:p>2.02703282442485</text:p>
          </table:table-cell>
          <table:table-cell office:value-type="float" office:value="3.29786036707793" calcext:value-type="float">
            <text:p>3.29786036707793</text:p>
          </table:table-cell>
          <table:table-cell office:value-type="float" office:value="0.251096044460384" calcext:value-type="float">
            <text:p>0.251096044460384</text:p>
          </table:table-cell>
          <table:table-cell office:value-type="float" office:value="0.525144282368156" calcext:value-type="float">
            <text:p>0.525144282368156</text:p>
          </table:table-cell>
          <table:table-cell office:value-type="float" office:value="0.082358556845168" calcext:value-type="float">
            <text:p>0.082358556845168</text:p>
          </table:table-cell>
          <table:table-cell office:value-type="float" office:value="0.002247891435452" calcext:value-type="float">
            <text:p>0.002247891435452</text:p>
          </table:table-cell>
          <table:table-cell office:value-type="float" office:value="0.134082905896003" calcext:value-type="float">
            <text:p>0.134082905896003</text:p>
          </table:table-cell>
          <table:table-cell office:value-type="float" office:value="0.00365965392486" calcext:value-type="float">
            <text:p>0.00365965392486</text:p>
          </table:table-cell>
          <table:table-cell office:value-type="float" office:value="0.020426584904282" calcext:value-type="float">
            <text:p>0.020426584904282</text:p>
          </table:table-cell>
          <table:table-cell office:value-type="float" office:value="0.007273224098336" calcext:value-type="float">
            <text:p>0.007273224098336</text:p>
          </table:table-cell>
          <table:table-cell office:value-type="float" office:value="0.032573679935176" calcext:value-type="float">
            <text:p>0.032573679935176</text:p>
          </table:table-cell>
          <table:table-cell office:value-type="float" office:value="0.000889064827655" calcext:value-type="float">
            <text:p>0.000889064827655</text:p>
          </table:table-cell>
          <table:table-cell table:formula="of:=SUM([.E716:.P716])" office:value-type="float" office:value="6.38464508019825" calcext:value-type="float">
            <text:p>6.384645080198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80122927003574" calcext:value-type="float">
            <text:p>0.080122927003574</text:p>
          </table:table-cell>
          <table:table-cell office:value-type="float" office:value="0.118023769571083" calcext:value-type="float">
            <text:p>0.118023769571083</text:p>
          </table:table-cell>
          <table:table-cell office:value-type="float" office:value="0.014485773814019" calcext:value-type="float">
            <text:p>0.014485773814019</text:p>
          </table:table-cell>
          <table:table-cell office:value-type="float" office:value="0.032341662784559" calcext:value-type="float">
            <text:p>0.032341662784559</text:p>
          </table:table-cell>
          <table:table-cell office:value-type="float" office:value="0.001297467338508" calcext:value-type="float">
            <text:p>0.001297467338508</text:p>
          </table:table-cell>
          <table:table-cell office:value-type="float" office:value="0.0000949961750953381" calcext:value-type="float">
            <text:p>9.49961750953381E-05</text:p>
          </table:table-cell>
          <table:table-cell office:value-type="float" office:value="0.001910072811083" calcext:value-type="float">
            <text:p>0.001910072811083</text:p>
          </table:table-cell>
          <table:table-cell office:value-type="float" office:value="0.000139849078139" calcext:value-type="float">
            <text:p>0.000139849078139</text:p>
          </table:table-cell>
          <table:table-cell office:value-type="float" office:value="0.001055023786402" calcext:value-type="float">
            <text:p>0.001055023786402</text:p>
          </table:table-cell>
          <table:table-cell office:value-type="float" office:value="0.000147179092266" calcext:value-type="float">
            <text:p>0.000147179092266</text:p>
          </table:table-cell>
          <table:table-cell office:value-type="float" office:value="0.000778906270754" calcext:value-type="float">
            <text:p>0.000778906270754</text:p>
          </table:table-cell>
          <table:table-cell office:value-type="float" office:value="0.0000570288856476974" calcext:value-type="float">
            <text:p>5.70288856476974E-05</text:p>
          </table:table-cell>
          <table:table-cell table:formula="of:=SUM([.E717:.P717])" office:value-type="float" office:value="0.25045465661113" calcext:value-type="float">
            <text:p>0.250454656611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1326945219527" calcext:value-type="float">
            <text:p>0.01326945219527</text:p>
          </table:table-cell>
          <table:table-cell office:value-type="float" office:value="0.308865604880097" calcext:value-type="float">
            <text:p>0.308865604880097</text:p>
          </table:table-cell>
          <table:table-cell office:value-type="float" office:value="0.017122241722111" calcext:value-type="float">
            <text:p>0.017122241722111</text:p>
          </table:table-cell>
          <table:table-cell office:value-type="float" office:value="0.03984864374144" calcext:value-type="float">
            <text:p>0.03984864374144</text:p>
          </table:table-cell>
          <table:table-cell office:value-type="float" office:value="0.000499854599511" calcext:value-type="float">
            <text:p>0.000499854599511</text:p>
          </table:table-cell>
          <table:table-cell office:value-type="float" office:value="0.000020915604099711" calcext:value-type="float">
            <text:p>2.0915604099711E-05</text:p>
          </table:table-cell>
          <table:table-cell office:value-type="float" office:value="0.011648848217203" calcext:value-type="float">
            <text:p>0.011648848217203</text:p>
          </table:table-cell>
          <table:table-cell office:value-type="float" office:value="0.000487427139346" calcext:value-type="float">
            <text:p>0.000487427139346</text:p>
          </table:table-cell>
          <table:table-cell office:value-type="float" office:value="0.001217388226186" calcext:value-type="float">
            <text:p>0.001217388226186</text:p>
          </table:table-cell>
          <table:table-cell office:value-type="float" office:value="0.0006571018359" calcext:value-type="float">
            <text:p>0.0006571018359</text:p>
          </table:table-cell>
          <table:table-cell office:value-type="float" office:value="0.002202667440088" calcext:value-type="float">
            <text:p>0.002202667440088</text:p>
          </table:table-cell>
          <table:table-cell office:value-type="float" office:value="0.0000921670425465662" calcext:value-type="float">
            <text:p>9.21670425465662E-05</text:p>
          </table:table-cell>
          <table:table-cell table:formula="of:=SUM([.E718:.P718])" office:value-type="float" office:value="0.395932312643798" calcext:value-type="float">
            <text:p>0.3959323126437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3623405121409" calcext:value-type="float">
            <text:p>0.003623405121409</text:p>
          </table:table-cell>
          <table:table-cell office:value-type="float" office:value="0.315942556904445" calcext:value-type="float">
            <text:p>0.315942556904445</text:p>
          </table:table-cell>
          <table:table-cell office:value-type="float" office:value="0.011957368958821" calcext:value-type="float">
            <text:p>0.011957368958821</text:p>
          </table:table-cell>
          <table:table-cell office:value-type="float" office:value="0.024058802152108" calcext:value-type="float">
            <text:p>0.024058802152108</text:p>
          </table:table-cell>
          <table:table-cell office:value-type="float" office:value="0.000161097356112" calcext:value-type="float">
            <text:p>0.000161097356112</text:p>
          </table:table-cell>
          <table:table-cell office:value-type="float" office:value="0.00000944875500746118" calcext:value-type="float">
            <text:p>9.44875500746118E-06</text:p>
          </table:table-cell>
          <table:table-cell office:value-type="float" office:value="0.014074073771226" calcext:value-type="float">
            <text:p>0.014074073771226</text:p>
          </table:table-cell>
          <table:table-cell office:value-type="float" office:value="0.000825478941619" calcext:value-type="float">
            <text:p>0.000825478941619</text:p>
          </table:table-cell>
          <table:table-cell office:value-type="float" office:value="0.000920191967806" calcext:value-type="float">
            <text:p>0.000920191967806</text:p>
          </table:table-cell>
          <table:table-cell office:value-type="float" office:value="0.000854984828747" calcext:value-type="float">
            <text:p>0.000854984828747</text:p>
          </table:table-cell>
          <table:table-cell office:value-type="float" office:value="0.001653010262474" calcext:value-type="float">
            <text:p>0.001653010262474</text:p>
          </table:table-cell>
          <table:table-cell office:value-type="float" office:value="0.0000969531056986061" calcext:value-type="float">
            <text:p>9.69531056986061E-05</text:p>
          </table:table-cell>
          <table:table-cell table:formula="of:=SUM([.E719:.P719])" office:value-type="float" office:value="0.374177372125473" calcext:value-type="float">
            <text:p>0.3741773721254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79622330847595" calcext:value-type="float">
            <text:p>0.079622330847595</text:p>
          </table:table-cell>
          <table:table-cell office:value-type="float" office:value="0.304161358550462" calcext:value-type="float">
            <text:p>0.304161358550462</text:p>
          </table:table-cell>
          <table:table-cell office:value-type="float" office:value="0.017655055193818" calcext:value-type="float">
            <text:p>0.017655055193818</text:p>
          </table:table-cell>
          <table:table-cell office:value-type="float" office:value="0.0374709398175" calcext:value-type="float">
            <text:p>0.0374709398175</text:p>
          </table:table-cell>
          <table:table-cell office:value-type="float" office:value="0.003540025610673" calcext:value-type="float">
            <text:p>0.003540025610673</text:p>
          </table:table-cell>
          <table:table-cell office:value-type="float" office:value="0.00020763118843" calcext:value-type="float">
            <text:p>0.00020763118843</text:p>
          </table:table-cell>
          <table:table-cell office:value-type="float" office:value="0.013543918940023" calcext:value-type="float">
            <text:p>0.013543918940023</text:p>
          </table:table-cell>
          <table:table-cell office:value-type="float" office:value="0.000794384079322" calcext:value-type="float">
            <text:p>0.000794384079322</text:p>
          </table:table-cell>
          <table:table-cell office:value-type="float" office:value="0.001543827941044" calcext:value-type="float">
            <text:p>0.001543827941044</text:p>
          </table:table-cell>
          <table:table-cell office:value-type="float" office:value="0.000874252239798" calcext:value-type="float">
            <text:p>0.000874252239798</text:p>
          </table:table-cell>
          <table:table-cell office:value-type="float" office:value="0.002537580877149" calcext:value-type="float">
            <text:p>0.002537580877149</text:p>
          </table:table-cell>
          <table:table-cell office:value-type="float" office:value="0.000148835345052" calcext:value-type="float">
            <text:p>0.000148835345052</text:p>
          </table:table-cell>
          <table:table-cell table:formula="of:=SUM([.E720:.P720])" office:value-type="float" office:value="0.462100140630866" calcext:value-type="float">
            <text:p>0.4621001406308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2041647960118" calcext:value-type="float">
            <text:p>0.002041647960118</text:p>
          </table:table-cell>
          <table:table-cell office:value-type="float" office:value="0.178021351519005" calcext:value-type="float">
            <text:p>0.178021351519005</text:p>
          </table:table-cell>
          <table:table-cell office:value-type="float" office:value="0.006737512677991" calcext:value-type="float">
            <text:p>0.006737512677991</text:p>
          </table:table-cell>
          <table:table-cell office:value-type="float" office:value="0.013556199952961" calcext:value-type="float">
            <text:p>0.013556199952961</text:p>
          </table:table-cell>
          <table:table-cell office:value-type="float" office:value="0.0000907720992645818" calcext:value-type="float">
            <text:p>9.07720992645818E-05</text:p>
          </table:table-cell>
          <table:table-cell office:value-type="float" office:value="0.00000532400619855034" calcext:value-type="float">
            <text:p>5.32400619855034E-06</text:p>
          </table:table-cell>
          <table:table-cell office:value-type="float" office:value="0.007930193593785" calcext:value-type="float">
            <text:p>0.007930193593785</text:p>
          </table:table-cell>
          <table:table-cell office:value-type="float" office:value="0.000465125299416" calcext:value-type="float">
            <text:p>0.000465125299416</text:p>
          </table:table-cell>
          <table:table-cell office:value-type="float" office:value="0.000518492410047" calcext:value-type="float">
            <text:p>0.000518492410047</text:p>
          </table:table-cell>
          <table:table-cell office:value-type="float" office:value="0.000481750722823" calcext:value-type="float">
            <text:p>0.000481750722823</text:p>
          </table:table-cell>
          <table:table-cell office:value-type="float" office:value="0.000931407040137" calcext:value-type="float">
            <text:p>0.000931407040137</text:p>
          </table:table-cell>
          <table:table-cell office:value-type="float" office:value="0.0000546293067499884" calcext:value-type="float">
            <text:p>5.46293067499884E-05</text:p>
          </table:table-cell>
          <table:table-cell table:formula="of:=SUM([.E721:.P721])" office:value-type="float" office:value="0.210834406588496" calcext:value-type="float">
            <text:p>0.2108344065884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2.48735637094798" calcext:value-type="float">
            <text:p>2.48735637094798</text:p>
          </table:table-cell>
          <table:table-cell office:value-type="float" office:value="32.1870409171497" calcext:value-type="float">
            <text:p>32.1870409171497</text:p>
          </table:table-cell>
          <table:table-cell office:value-type="float" office:value="2.43653334797398" calcext:value-type="float">
            <text:p>2.43653334797398</text:p>
          </table:table-cell>
          <table:table-cell office:value-type="float" office:value="6.11712599018222" calcext:value-type="float">
            <text:p>6.11712599018222</text:p>
          </table:table-cell>
          <table:table-cell office:value-type="float" office:value="0.110588387740369" calcext:value-type="float">
            <text:p>0.110588387740369</text:p>
          </table:table-cell>
          <table:table-cell office:value-type="float" office:value="0.006486280271975" calcext:value-type="float">
            <text:p>0.006486280271975</text:p>
          </table:table-cell>
          <table:table-cell office:value-type="float" office:value="1.43351031998404" calcext:value-type="float">
            <text:p>1.43351031998404</text:p>
          </table:table-cell>
          <table:table-cell office:value-type="float" office:value="0.08407889741566" calcext:value-type="float">
            <text:p>0.08407889741566</text:p>
          </table:table-cell>
          <table:table-cell office:value-type="float" office:value="0.164720048937649" calcext:value-type="float">
            <text:p>0.164720048937649</text:p>
          </table:table-cell>
          <table:table-cell office:value-type="float" office:value="0.099109104761356" calcext:value-type="float">
            <text:p>0.099109104761356</text:p>
          </table:table-cell>
          <table:table-cell office:value-type="float" office:value="0.389559687337091" calcext:value-type="float">
            <text:p>0.389559687337091</text:p>
          </table:table-cell>
          <table:table-cell office:value-type="float" office:value="0.022848631455445" calcext:value-type="float">
            <text:p>0.022848631455445</text:p>
          </table:table-cell>
          <table:table-cell table:formula="of:=SUM([.E722:.P722])" office:value-type="float" office:value="45.5389579841575" calcext:value-type="float">
            <text:p>45.5389579841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.78641628196703" calcext:value-type="float">
            <text:p>5.78641628196703</text:p>
          </table:table-cell>
          <table:table-cell office:value-type="float" office:value="13.7289393256103" calcext:value-type="float">
            <text:p>13.7289393256103</text:p>
          </table:table-cell>
          <table:table-cell office:value-type="float" office:value="0.505874851181461" calcext:value-type="float">
            <text:p>0.505874851181461</text:p>
          </table:table-cell>
          <table:table-cell office:value-type="float" office:value="1.12709174208997" calcext:value-type="float">
            <text:p>1.12709174208997</text:p>
          </table:table-cell>
          <table:table-cell office:value-type="float" office:value="0.221293269084972" calcext:value-type="float">
            <text:p>0.221293269084972</text:p>
          </table:table-cell>
          <table:table-cell office:value-type="float" office:value="0.014578438240785" calcext:value-type="float">
            <text:p>0.014578438240785</text:p>
          </table:table-cell>
          <table:table-cell office:value-type="float" office:value="0.525888027208194" calcext:value-type="float">
            <text:p>0.525888027208194</text:p>
          </table:table-cell>
          <table:table-cell office:value-type="float" office:value="0.03464464218873" calcext:value-type="float">
            <text:p>0.03464464218873</text:p>
          </table:table-cell>
          <table:table-cell office:value-type="float" office:value="0.043925888961341" calcext:value-type="float">
            <text:p>0.043925888961341</text:p>
          </table:table-cell>
          <table:table-cell office:value-type="float" office:value="0.032721582516403" calcext:value-type="float">
            <text:p>0.032721582516403</text:p>
          </table:table-cell>
          <table:table-cell office:value-type="float" office:value="0.064537511366114" calcext:value-type="float">
            <text:p>0.064537511366114</text:p>
          </table:table-cell>
          <table:table-cell office:value-type="float" office:value="0.004251625580639" calcext:value-type="float">
            <text:p>0.004251625580639</text:p>
          </table:table-cell>
          <table:table-cell table:formula="of:=SUM([.E723:.P723])" office:value-type="float" office:value="22.0901631859959" calcext:value-type="float">
            <text:p>22.09016318599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53.1559839690944" calcext:value-type="float">
            <text:p>53.1559839690944</text:p>
          </table:table-cell>
          <table:table-cell office:value-type="float" office:value="72.0992229752482" calcext:value-type="float">
            <text:p>72.0992229752482</text:p>
          </table:table-cell>
          <table:table-cell office:value-type="float" office:value="8.5372243750348" calcext:value-type="float">
            <text:p>8.5372243750348</text:p>
          </table:table-cell>
          <table:table-cell office:value-type="float" office:value="23.6834378099245" calcext:value-type="float">
            <text:p>23.6834378099245</text:p>
          </table:table-cell>
          <table:table-cell office:value-type="float" office:value="3.13711090254262" calcext:value-type="float">
            <text:p>3.13711090254262</text:p>
          </table:table-cell>
          <table:table-cell office:value-type="float" office:value="0.245778530062239" calcext:value-type="float">
            <text:p>0.245778530062239</text:p>
          </table:table-cell>
          <table:table-cell office:value-type="float" office:value="4.26214341474061" calcext:value-type="float">
            <text:p>4.26214341474061</text:p>
          </table:table-cell>
          <table:table-cell office:value-type="float" office:value="0.333919767560773" calcext:value-type="float">
            <text:p>0.333919767560773</text:p>
          </table:table-cell>
          <table:table-cell office:value-type="float" office:value="0.666708892817062" calcext:value-type="float">
            <text:p>0.666708892817062</text:p>
          </table:table-cell>
          <table:table-cell office:value-type="float" office:value="0.324524327326205" calcext:value-type="float">
            <text:p>0.324524327326205</text:p>
          </table:table-cell>
          <table:table-cell office:value-type="float" office:value="1.95301117297313" calcext:value-type="float">
            <text:p>1.95301117297313</text:p>
          </table:table-cell>
          <table:table-cell office:value-type="float" office:value="0.153009641737377" calcext:value-type="float">
            <text:p>0.153009641737377</text:p>
          </table:table-cell>
          <table:table-cell table:formula="of:=SUM([.E724:.P724])" office:value-type="float" office:value="168.552075779062" calcext:value-type="float">
            <text:p>168.5520757790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62966811234813" calcext:value-type="float">
            <text:p>0.062966811234813</text:p>
          </table:table-cell>
          <table:table-cell office:value-type="float" office:value="0.727129078861122" calcext:value-type="float">
            <text:p>0.727129078861122</text:p>
          </table:table-cell>
          <table:table-cell office:value-type="float" office:value="0.055007773734901" calcext:value-type="float">
            <text:p>0.055007773734901</text:p>
          </table:table-cell>
          <table:table-cell office:value-type="float" office:value="0.137898064550036" calcext:value-type="float">
            <text:p>0.137898064550036</text:p>
          </table:table-cell>
          <table:table-cell office:value-type="float" office:value="0.002283640900572" calcext:value-type="float">
            <text:p>0.002283640900572</text:p>
          </table:table-cell>
          <table:table-cell office:value-type="float" office:value="0.000165133945792" calcext:value-type="float">
            <text:p>0.000165133945792</text:p>
          </table:table-cell>
          <table:table-cell office:value-type="float" office:value="0.026404193549478" calcext:value-type="float">
            <text:p>0.026404193549478</text:p>
          </table:table-cell>
          <table:table-cell office:value-type="float" office:value="0.001909332008022" calcext:value-type="float">
            <text:p>0.001909332008022</text:p>
          </table:table-cell>
          <table:table-cell office:value-type="float" office:value="0.003735573716842" calcext:value-type="float">
            <text:p>0.003735573716842</text:p>
          </table:table-cell>
          <table:table-cell office:value-type="float" office:value="0.001811163674505" calcext:value-type="float">
            <text:p>0.001811163674505</text:p>
          </table:table-cell>
          <table:table-cell office:value-type="float" office:value="0.007164222599754" calcext:value-type="float">
            <text:p>0.007164222599754</text:p>
          </table:table-cell>
          <table:table-cell office:value-type="float" office:value="0.000518057084253" calcext:value-type="float">
            <text:p>0.000518057084253</text:p>
          </table:table-cell>
          <table:table-cell table:formula="of:=SUM([.E725:.P725])" office:value-type="float" office:value="1.02699304586009" calcext:value-type="float">
            <text:p>1.026993045860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4471143549479" calcext:value-type="float">
            <text:p>0.04471143549479</text:p>
          </table:table-cell>
          <table:table-cell office:value-type="float" office:value="0.186772197111628" calcext:value-type="float">
            <text:p>0.186772197111628</text:p>
          </table:table-cell>
          <table:table-cell office:value-type="float" office:value="0.011515395195961" calcext:value-type="float">
            <text:p>0.011515395195961</text:p>
          </table:table-cell>
          <table:table-cell office:value-type="float" office:value="0.028441903653566" calcext:value-type="float">
            <text:p>0.028441903653566</text:p>
          </table:table-cell>
          <table:table-cell office:value-type="float" office:value="0.002059844254671" calcext:value-type="float">
            <text:p>0.002059844254671</text:p>
          </table:table-cell>
          <table:table-cell office:value-type="float" office:value="0.000108546979958" calcext:value-type="float">
            <text:p>0.000108546979958</text:p>
          </table:table-cell>
          <table:table-cell office:value-type="float" office:value="0.008622484423398" calcext:value-type="float">
            <text:p>0.008622484423398</text:p>
          </table:table-cell>
          <table:table-cell office:value-type="float" office:value="0.000454376413057" calcext:value-type="float">
            <text:p>0.000454376413057</text:p>
          </table:table-cell>
          <table:table-cell office:value-type="float" office:value="0.000833007846067" calcext:value-type="float">
            <text:p>0.000833007846067</text:p>
          </table:table-cell>
          <table:table-cell office:value-type="float" office:value="0.000618866624263" calcext:value-type="float">
            <text:p>0.000618866624263</text:p>
          </table:table-cell>
          <table:table-cell office:value-type="float" office:value="0.001889772222022" calcext:value-type="float">
            <text:p>0.001889772222022</text:p>
          </table:table-cell>
          <table:table-cell office:value-type="float" office:value="0.0000995847462949686" calcext:value-type="float">
            <text:p>9.95847462949686E-05</text:p>
          </table:table-cell>
          <table:table-cell table:formula="of:=SUM([.E726:.P726])" office:value-type="float" office:value="0.286127414965676" calcext:value-type="float">
            <text:p>0.2861274149656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44854548316818" calcext:value-type="float">
            <text:p>0.044854548316818</text:p>
          </table:table-cell>
          <table:table-cell office:value-type="float" office:value="0.250973730834902" calcext:value-type="float">
            <text:p>0.250973730834902</text:p>
          </table:table-cell>
          <table:table-cell office:value-type="float" office:value="0.017016068397194" calcext:value-type="float">
            <text:p>0.017016068397194</text:p>
          </table:table-cell>
          <table:table-cell office:value-type="float" office:value="0.042301820070776" calcext:value-type="float">
            <text:p>0.042301820070776</text:p>
          </table:table-cell>
          <table:table-cell office:value-type="float" office:value="0.002010649334561" calcext:value-type="float">
            <text:p>0.002010649334561</text:p>
          </table:table-cell>
          <table:table-cell office:value-type="float" office:value="0.000172325256518" calcext:value-type="float">
            <text:p>0.000172325256518</text:p>
          </table:table-cell>
          <table:table-cell office:value-type="float" office:value="0.01127437521172" calcext:value-type="float">
            <text:p>0.01127437521172</text:p>
          </table:table-cell>
          <table:table-cell office:value-type="float" office:value="0.000966284655928" calcext:value-type="float">
            <text:p>0.000966284655928</text:p>
          </table:table-cell>
          <table:table-cell office:value-type="float" office:value="0.001201680066511" calcext:value-type="float">
            <text:p>0.001201680066511</text:p>
          </table:table-cell>
          <table:table-cell office:value-type="float" office:value="0.00088042215596" calcext:value-type="float">
            <text:p>0.00088042215596</text:p>
          </table:table-cell>
          <table:table-cell office:value-type="float" office:value="0.002728084714599" calcext:value-type="float">
            <text:p>0.002728084714599</text:p>
          </table:table-cell>
          <table:table-cell office:value-type="float" office:value="0.00023381396754" calcext:value-type="float">
            <text:p>0.00023381396754</text:p>
          </table:table-cell>
          <table:table-cell table:formula="of:=SUM([.E727:.P727])" office:value-type="float" office:value="0.374613802983027" calcext:value-type="float">
            <text:p>0.374613802983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office:value-type="float" office:value="0.000169639136864" calcext:value-type="float">
            <text:p>0.000169639136864</text:p>
          </table:table-cell>
          <table:table-cell office:value-type="float" office:value="0.001040716911247" calcext:value-type="float">
            <text:p>0.001040716911247</text:p>
          </table:table-cell>
          <table:table-cell office:value-type="float" office:value="0.0000743434470080171" calcext:value-type="float">
            <text:p>7.43434470080171E-05</text:p>
          </table:table-cell>
          <table:table-cell office:value-type="float" office:value="0.000185017812065" calcext:value-type="float">
            <text:p>0.000185017812065</text:p>
          </table:table-cell>
          <table:table-cell office:value-type="float" office:value="0.00000824430129549359" calcext:value-type="float">
            <text:p>8.24430129549359E-06</text:p>
          </table:table-cell>
          <table:table-cell office:value-type="float" office:value="0.00000081611337701207" calcext:value-type="float">
            <text:p>8.1611337701207E-07</text:p>
          </table:table-cell>
          <table:table-cell office:value-type="float" office:value="0.0000507117587613927" calcext:value-type="float">
            <text:p>5.07117587613927E-05</text:p>
          </table:table-cell>
          <table:table-cell office:value-type="float" office:value="0.00000502001846046116" calcext:value-type="float">
            <text:p>5.02001846046116E-06</text:p>
          </table:table-cell>
          <table:table-cell office:value-type="float" office:value="0.00000529048672766181" calcext:value-type="float">
            <text:p>5.29048672766181E-06</text:p>
          </table:table-cell>
          <table:table-cell office:value-type="float" office:value="0.00000438737432298837" calcext:value-type="float">
            <text:p>4.38737432298837E-06</text:p>
          </table:table-cell>
          <table:table-cell office:value-type="float" office:value="0.0000129411431918795" calcext:value-type="float">
            <text:p>1.29411431918795E-05</text:p>
          </table:table-cell>
          <table:table-cell office:value-type="float" office:value="0.00000128105944872424" calcext:value-type="float">
            <text:p>1.28105944872424E-06</text:p>
          </table:table-cell>
          <table:table-cell table:formula="of:=SUM([.E728:.P728])" office:value-type="float" office:value="0.00155840956276963" calcext:value-type="float">
            <text:p>0.001558409562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9:.P729])" office:value-type="float" office:value="0" calcext:value-type="float">
            <text:p>0</text:p>
          </table:table-cell>
          <table:table-cell table:formula="of:=SUM([.Q674:.Q729])" office:value-type="float" office:value="166152.3470678" calcext:value-type="float">
            <text:p>166152.3470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119.46090084249" calcext:value-type="float">
            <text:p>1119.46090084249</text:p>
          </table:table-cell>
          <table:table-cell office:value-type="float" office:value="4779.99475270839" calcext:value-type="float">
            <text:p>4779.99475270839</text:p>
          </table:table-cell>
          <table:table-cell office:value-type="float" office:value="249.999455540828" calcext:value-type="float">
            <text:p>249.999455540828</text:p>
          </table:table-cell>
          <table:table-cell office:value-type="float" office:value="568.394223905197" calcext:value-type="float">
            <text:p>568.394223905197</text:p>
          </table:table-cell>
          <table:table-cell office:value-type="float" office:value="120.029527323498" calcext:value-type="float">
            <text:p>120.029527323498</text:p>
          </table:table-cell>
          <table:table-cell office:value-type="float" office:value="8.42236062575521" calcext:value-type="float">
            <text:p>8.42236062575521</text:p>
          </table:table-cell>
          <table:table-cell office:value-type="float" office:value="515.342018622225" calcext:value-type="float">
            <text:p>515.342018622225</text:p>
          </table:table-cell>
          <table:table-cell office:value-type="float" office:value="36.1610715565262" calcext:value-type="float">
            <text:p>36.1610715565262</text:p>
          </table:table-cell>
          <table:table-cell office:value-type="float" office:value="5.29976031630422" calcext:value-type="float">
            <text:p>5.29976031630422</text:p>
          </table:table-cell>
          <table:table-cell office:value-type="float" office:value="31.8879771110757" calcext:value-type="float">
            <text:p>31.8879771110757</text:p>
          </table:table-cell>
          <table:table-cell office:value-type="float" office:value="88.9091377347313" calcext:value-type="float">
            <text:p>88.9091377347313</text:p>
          </table:table-cell>
          <table:table-cell office:value-type="float" office:value="6.23867174706644" calcext:value-type="float">
            <text:p>6.23867174706644</text:p>
          </table:table-cell>
          <table:table-cell table:formula="of:=SUM([.E730:.P730])" office:value-type="float" office:value="7530.13985803409" calcext:value-type="float">
            <text:p>7530.139858034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2.2812107786334" calcext:value-type="float">
            <text:p>12.2812107786334</text:p>
          </table:table-cell>
          <table:table-cell office:value-type="float" office:value="4.87545027874173" calcext:value-type="float">
            <text:p>4.87545027874173</text:p>
          </table:table-cell>
          <table:table-cell office:value-type="float" office:value="0.934684869675671" calcext:value-type="float">
            <text:p>0.934684869675671</text:p>
          </table:table-cell>
          <table:table-cell office:value-type="float" office:value="2.28800226048397" calcext:value-type="float">
            <text:p>2.28800226048397</text:p>
          </table:table-cell>
          <table:table-cell office:value-type="float" office:value="0.74003026210102" calcext:value-type="float">
            <text:p>0.74003026210102</text:p>
          </table:table-cell>
          <table:table-cell office:value-type="float" office:value="0.039002141825658" calcext:value-type="float">
            <text:p>0.039002141825658</text:p>
          </table:table-cell>
          <table:table-cell office:value-type="float" office:value="0.293981506222739" calcext:value-type="float">
            <text:p>0.293981506222739</text:p>
          </table:table-cell>
          <table:table-cell office:value-type="float" office:value="0.015493837194261" calcext:value-type="float">
            <text:p>0.015493837194261</text:p>
          </table:table-cell>
          <table:table-cell office:value-type="float" office:value="0.077833561044681" calcext:value-type="float">
            <text:p>0.077833561044681</text:p>
          </table:table-cell>
          <table:table-cell office:value-type="float" office:value="0.025806514059669" calcext:value-type="float">
            <text:p>0.025806514059669</text:p>
          </table:table-cell>
          <table:table-cell office:value-type="float" office:value="0.200233897338502" calcext:value-type="float">
            <text:p>0.200233897338502</text:p>
          </table:table-cell>
          <table:table-cell office:value-type="float" office:value="0.010553015548484" calcext:value-type="float">
            <text:p>0.010553015548484</text:p>
          </table:table-cell>
          <table:table-cell table:formula="of:=SUM([.E731:.P731])" office:value-type="float" office:value="21.7822829228698" calcext:value-type="float">
            <text:p>21.78228292286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2.651760549426" calcext:value-type="float">
            <text:p>22.651760549426</text:p>
          </table:table-cell>
          <table:table-cell office:value-type="float" office:value="8.06505730375486" calcext:value-type="float">
            <text:p>8.06505730375486</text:p>
          </table:table-cell>
          <table:table-cell office:value-type="float" office:value="0.532077641891437" calcext:value-type="float">
            <text:p>0.532077641891437</text:p>
          </table:table-cell>
          <table:table-cell office:value-type="float" office:value="1.0787192375214" calcext:value-type="float">
            <text:p>1.0787192375214</text:p>
          </table:table-cell>
          <table:table-cell office:value-type="float" office:value="1.36492961087207" calcext:value-type="float">
            <text:p>1.36492961087207</text:p>
          </table:table-cell>
          <table:table-cell office:value-type="float" office:value="0.071936488407264" calcext:value-type="float">
            <text:p>0.071936488407264</text:p>
          </table:table-cell>
          <table:table-cell office:value-type="float" office:value="0.487324126973443" calcext:value-type="float">
            <text:p>0.487324126973443</text:p>
          </table:table-cell>
          <table:table-cell office:value-type="float" office:value="0.025683658799231" calcext:value-type="float">
            <text:p>0.025683658799231</text:p>
          </table:table-cell>
          <table:table-cell office:value-type="float" office:value="0.0160095507394" calcext:value-type="float">
            <text:p>0.0160095507394</text:p>
          </table:table-cell>
          <table:table-cell office:value-type="float" office:value="0.030591256323362" calcext:value-type="float">
            <text:p>0.030591256323362</text:p>
          </table:table-cell>
          <table:table-cell office:value-type="float" office:value="0.0985229058689" calcext:value-type="float">
            <text:p>0.0985229058689</text:p>
          </table:table-cell>
          <table:table-cell office:value-type="float" office:value="0.005192496242616" calcext:value-type="float">
            <text:p>0.005192496242616</text:p>
          </table:table-cell>
          <table:table-cell table:formula="of:=SUM([.E732:.P732])" office:value-type="float" office:value="34.42780482682" calcext:value-type="float">
            <text:p>34.427804826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14.364683197465" calcext:value-type="float">
            <text:p>114.364683197465</text:p>
          </table:table-cell>
          <table:table-cell office:value-type="float" office:value="1620.65741511851" calcext:value-type="float">
            <text:p>1620.65741511851</text:p>
          </table:table-cell>
          <table:table-cell office:value-type="float" office:value="231.125298116298" calcext:value-type="float">
            <text:p>231.125298116298</text:p>
          </table:table-cell>
          <table:table-cell office:value-type="float" office:value="439.276564504543" calcext:value-type="float">
            <text:p>439.276564504543</text:p>
          </table:table-cell>
          <table:table-cell office:value-type="float" office:value="8.26195837488238" calcext:value-type="float">
            <text:p>8.26195837488238</text:p>
          </table:table-cell>
          <table:table-cell office:value-type="float" office:value="0.837192175799978" calcext:value-type="float">
            <text:p>0.837192175799978</text:p>
          </table:table-cell>
          <table:table-cell office:value-type="float" office:value="117.155376726085" calcext:value-type="float">
            <text:p>117.155376726085</text:p>
          </table:table-cell>
          <table:table-cell office:value-type="float" office:value="11.8714668239144" calcext:value-type="float">
            <text:p>11.8714668239144</text:p>
          </table:table-cell>
          <table:table-cell office:value-type="float" office:value="24.7340173290476" calcext:value-type="float">
            <text:p>24.7340173290476</text:p>
          </table:table-cell>
          <table:table-cell office:value-type="float" office:value="7.90521953724079" calcext:value-type="float">
            <text:p>7.90521953724079</text:p>
          </table:table-cell>
          <table:table-cell office:value-type="float" office:value="50.7137579288815" calcext:value-type="float">
            <text:p>50.7137579288815</text:p>
          </table:table-cell>
          <table:table-cell office:value-type="float" office:value="5.13887378960296" calcext:value-type="float">
            <text:p>5.13887378960296</text:p>
          </table:table-cell>
          <table:table-cell table:formula="of:=SUM([.E733:.P733])" office:value-type="float" office:value="2632.04182362227" calcext:value-type="float">
            <text:p>2632.041823622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5724.8982604767" calcext:value-type="float">
            <text:p>5724.8982604767</text:p>
          </table:table-cell>
          <table:table-cell office:value-type="float" office:value="3261.76884401541" calcext:value-type="float">
            <text:p>3261.76884401541</text:p>
          </table:table-cell>
          <table:table-cell office:value-type="float" office:value="239.637762725936" calcext:value-type="float">
            <text:p>239.637762725936</text:p>
          </table:table-cell>
          <table:table-cell office:value-type="float" office:value="507.191081504941" calcext:value-type="float">
            <text:p>507.191081504941</text:p>
          </table:table-cell>
          <table:table-cell office:value-type="float" office:value="656.227402674058" calcext:value-type="float">
            <text:p>656.227402674058</text:p>
          </table:table-cell>
          <table:table-cell office:value-type="float" office:value="52.2867795497975" calcext:value-type="float">
            <text:p>52.2867795497975</text:p>
          </table:table-cell>
          <table:table-cell office:value-type="float" office:value="376.113563949357" calcext:value-type="float">
            <text:p>376.113563949357</text:p>
          </table:table-cell>
          <table:table-cell office:value-type="float" office:value="29.967914969373" calcext:value-type="float">
            <text:p>29.967914969373</text:p>
          </table:table-cell>
          <table:table-cell office:value-type="float" office:value="11.6002699155645" calcext:value-type="float">
            <text:p>11.6002699155645</text:p>
          </table:table-cell>
          <table:table-cell office:value-type="float" office:value="26.5794826510888" calcext:value-type="float">
            <text:p>26.5794826510888</text:p>
          </table:table-cell>
          <table:table-cell office:value-type="float" office:value="87.7560330910499" calcext:value-type="float">
            <text:p>87.7560330910499</text:p>
          </table:table-cell>
          <table:table-cell office:value-type="float" office:value="6.99221083682102" calcext:value-type="float">
            <text:p>6.99221083682102</text:p>
          </table:table-cell>
          <table:table-cell table:formula="of:=SUM([.E734:.P734])" office:value-type="float" office:value="10981.0196063601" calcext:value-type="float">
            <text:p>10981.01960636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586.894095048248" calcext:value-type="float">
            <text:p>586.894095048248</text:p>
          </table:table-cell>
          <table:table-cell office:value-type="float" office:value="1153.36446527129" calcext:value-type="float">
            <text:p>1153.36446527129</text:p>
          </table:table-cell>
          <table:table-cell office:value-type="float" office:value="188.574276571618" calcext:value-type="float">
            <text:p>188.574276571618</text:p>
          </table:table-cell>
          <table:table-cell office:value-type="float" office:value="722.369115526967" calcext:value-type="float">
            <text:p>722.369115526967</text:p>
          </table:table-cell>
          <table:table-cell office:value-type="float" office:value="95.7659573056807" calcext:value-type="float">
            <text:p>95.7659573056807</text:p>
          </table:table-cell>
          <table:table-cell office:value-type="float" office:value="5.42517964395047" calcext:value-type="float">
            <text:p>5.42517964395047</text:p>
          </table:table-cell>
          <table:table-cell office:value-type="float" office:value="189.523105482559" calcext:value-type="float">
            <text:p>189.523105482559</text:p>
          </table:table-cell>
          <table:table-cell office:value-type="float" office:value="10.736559450247" calcext:value-type="float">
            <text:p>10.736559450247</text:p>
          </table:table-cell>
          <table:table-cell office:value-type="float" office:value="16.5879243824423" calcext:value-type="float">
            <text:p>16.5879243824423</text:p>
          </table:table-cell>
          <table:table-cell office:value-type="float" office:value="18.8905223983575" calcext:value-type="float">
            <text:p>18.8905223983575</text:p>
          </table:table-cell>
          <table:table-cell office:value-type="float" office:value="153.10778355001" calcext:value-type="float">
            <text:p>153.10778355001</text:p>
          </table:table-cell>
          <table:table-cell office:value-type="float" office:value="8.67361695131947" calcext:value-type="float">
            <text:p>8.67361695131947</text:p>
          </table:table-cell>
          <table:table-cell table:formula="of:=SUM([.E735:.P735])" office:value-type="float" office:value="3149.91260158269" calcext:value-type="float">
            <text:p>3149.912601582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8.1918394062996" calcext:value-type="float">
            <text:p>18.1918394062996</text:p>
          </table:table-cell>
          <table:table-cell office:value-type="float" office:value="384.777235633551" calcext:value-type="float">
            <text:p>384.777235633551</text:p>
          </table:table-cell>
          <table:table-cell office:value-type="float" office:value="55.4226711898386" calcext:value-type="float">
            <text:p>55.4226711898386</text:p>
          </table:table-cell>
          <table:table-cell office:value-type="float" office:value="141.007727388744" calcext:value-type="float">
            <text:p>141.007727388744</text:p>
          </table:table-cell>
          <table:table-cell office:value-type="float" office:value="2.99195593504616" calcext:value-type="float">
            <text:p>2.99195593504616</text:p>
          </table:table-cell>
          <table:table-cell office:value-type="float" office:value="0.160665337226544" calcext:value-type="float">
            <text:p>0.160665337226544</text:p>
          </table:table-cell>
          <table:table-cell office:value-type="float" office:value="64.0242288050635" calcext:value-type="float">
            <text:p>64.0242288050635</text:p>
          </table:table-cell>
          <table:table-cell office:value-type="float" office:value="3.4380433853135" calcext:value-type="float">
            <text:p>3.4380433853135</text:p>
          </table:table-cell>
          <table:table-cell office:value-type="float" office:value="4.23504781114318" calcext:value-type="float">
            <text:p>4.23504781114318</text:p>
          </table:table-cell>
          <table:table-cell office:value-type="float" office:value="7.82828893769945" calcext:value-type="float">
            <text:p>7.82828893769945</text:p>
          </table:table-cell>
          <table:table-cell office:value-type="float" office:value="33.5492250394454" calcext:value-type="float">
            <text:p>33.5492250394454</text:p>
          </table:table-cell>
          <table:table-cell office:value-type="float" office:value="1.80156314854568" calcext:value-type="float">
            <text:p>1.80156314854568</text:p>
          </table:table-cell>
          <table:table-cell table:formula="of:=SUM([.E736:.P736])" office:value-type="float" office:value="717.428492017917" calcext:value-type="float">
            <text:p>717.4284920179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76.870550618911" calcext:value-type="float">
            <text:p>176.870550618911</text:p>
          </table:table-cell>
          <table:table-cell office:value-type="float" office:value="3023.50251881286" calcext:value-type="float">
            <text:p>3023.50251881286</text:p>
          </table:table-cell>
          <table:table-cell office:value-type="float" office:value="403.467282840525" calcext:value-type="float">
            <text:p>403.467282840525</text:p>
          </table:table-cell>
          <table:table-cell office:value-type="float" office:value="977.113950606579" calcext:value-type="float">
            <text:p>977.113950606579</text:p>
          </table:table-cell>
          <table:table-cell office:value-type="float" office:value="31.4787231010038" calcext:value-type="float">
            <text:p>31.4787231010038</text:p>
          </table:table-cell>
          <table:table-cell office:value-type="float" office:value="2.05030684818441" calcext:value-type="float">
            <text:p>2.05030684818441</text:p>
          </table:table-cell>
          <table:table-cell office:value-type="float" office:value="543.279420192822" calcext:value-type="float">
            <text:p>543.279420192822</text:p>
          </table:table-cell>
          <table:table-cell office:value-type="float" office:value="35.3854732965162" calcext:value-type="float">
            <text:p>35.3854732965162</text:p>
          </table:table-cell>
          <table:table-cell office:value-type="float" office:value="33.9267408355627" calcext:value-type="float">
            <text:p>33.9267408355627</text:p>
          </table:table-cell>
          <table:table-cell office:value-type="float" office:value="50.8286285953314" calcext:value-type="float">
            <text:p>50.8286285953314</text:p>
          </table:table-cell>
          <table:table-cell office:value-type="float" office:value="255.626464716836" calcext:value-type="float">
            <text:p>255.626464716836</text:p>
          </table:table-cell>
          <table:table-cell office:value-type="float" office:value="16.6497443210899" calcext:value-type="float">
            <text:p>16.6497443210899</text:p>
          </table:table-cell>
          <table:table-cell table:formula="of:=SUM([.E737:.P737])" office:value-type="float" office:value="5550.17980478622" calcext:value-type="float">
            <text:p>5550.179804786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51.1159473254995" calcext:value-type="float">
            <text:p>51.1159473254995</text:p>
          </table:table-cell>
          <table:table-cell office:value-type="float" office:value="189.416138877473" calcext:value-type="float">
            <text:p>189.416138877473</text:p>
          </table:table-cell>
          <table:table-cell office:value-type="float" office:value="18.1914601500906" calcext:value-type="float">
            <text:p>18.1914601500906</text:p>
          </table:table-cell>
          <table:table-cell office:value-type="float" office:value="56.1472361800174" calcext:value-type="float">
            <text:p>56.1472361800174</text:p>
          </table:table-cell>
          <table:table-cell office:value-type="float" office:value="6.07657806820588" calcext:value-type="float">
            <text:p>6.07657806820588</text:p>
          </table:table-cell>
          <table:table-cell office:value-type="float" office:value="0.395740188732375" calcext:value-type="float">
            <text:p>0.395740188732375</text:p>
          </table:table-cell>
          <table:table-cell office:value-type="float" office:value="22.6492036253671" calcext:value-type="float">
            <text:p>22.6492036253671</text:p>
          </table:table-cell>
          <table:table-cell office:value-type="float" office:value="1.47504072468654" calcext:value-type="float">
            <text:p>1.47504072468654</text:p>
          </table:table-cell>
          <table:table-cell office:value-type="float" office:value="1.54405972962491" calcext:value-type="float">
            <text:p>1.54405972962491</text:p>
          </table:table-cell>
          <table:table-cell office:value-type="float" office:value="1.85793338035327" calcext:value-type="float">
            <text:p>1.85793338035327</text:p>
          </table:table-cell>
          <table:table-cell office:value-type="float" office:value="9.10995195456055" calcext:value-type="float">
            <text:p>9.10995195456055</text:p>
          </table:table-cell>
          <table:table-cell office:value-type="float" office:value="0.593290181640848" calcext:value-type="float">
            <text:p>0.593290181640848</text:p>
          </table:table-cell>
          <table:table-cell table:formula="of:=SUM([.E738:.P738])" office:value-type="float" office:value="358.572580386252" calcext:value-type="float">
            <text:p>358.5725803862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3368.04514921799" calcext:value-type="float">
            <text:p>3368.04514921799</text:p>
          </table:table-cell>
          <table:table-cell office:value-type="float" office:value="9546.47424757127" calcext:value-type="float">
            <text:p>9546.47424757127</text:p>
          </table:table-cell>
          <table:table-cell office:value-type="float" office:value="707.667022547586" calcext:value-type="float">
            <text:p>707.667022547586</text:p>
          </table:table-cell>
          <table:table-cell office:value-type="float" office:value="1474.83811283243" calcext:value-type="float">
            <text:p>1474.83811283243</text:p>
          </table:table-cell>
          <table:table-cell office:value-type="float" office:value="1288.05188321401" calcext:value-type="float">
            <text:p>1288.05188321401</text:p>
          </table:table-cell>
          <table:table-cell office:value-type="float" office:value="149.217456913132" calcext:value-type="float">
            <text:p>149.217456913132</text:p>
          </table:table-cell>
          <table:table-cell office:value-type="float" office:value="3700.94228771789" calcext:value-type="float">
            <text:p>3700.94228771789</text:p>
          </table:table-cell>
          <table:table-cell office:value-type="float" office:value="428.744527726277" calcext:value-type="float">
            <text:p>428.744527726277</text:p>
          </table:table-cell>
          <table:table-cell office:value-type="float" office:value="62.0417372255802" calcext:value-type="float">
            <text:p>62.0417372255802</text:p>
          </table:table-cell>
          <table:table-cell office:value-type="float" office:value="175.724436827042" calcext:value-type="float">
            <text:p>175.724436827042</text:p>
          </table:table-cell>
          <table:table-cell office:value-type="float" office:value="875.537084662458" calcext:value-type="float">
            <text:p>875.537084662458</text:p>
          </table:table-cell>
          <table:table-cell office:value-type="float" office:value="101.428691583818" calcext:value-type="float">
            <text:p>101.428691583818</text:p>
          </table:table-cell>
          <table:table-cell table:formula="of:=SUM([.E739:.P739])" office:value-type="float" office:value="21878.7126380395" calcext:value-type="float">
            <text:p>21878.71263803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163.99004631709" calcext:value-type="float">
            <text:p>1163.99004631709</text:p>
          </table:table-cell>
          <table:table-cell office:value-type="float" office:value="10359.5088564909" calcext:value-type="float">
            <text:p>10359.5088564909</text:p>
          </table:table-cell>
          <table:table-cell office:value-type="float" office:value="2287.39808173581" calcext:value-type="float">
            <text:p>2287.39808173581</text:p>
          </table:table-cell>
          <table:table-cell office:value-type="float" office:value="4386.89234423914" calcext:value-type="float">
            <text:p>4386.89234423914</text:p>
          </table:table-cell>
          <table:table-cell office:value-type="float" office:value="180.729231556313" calcext:value-type="float">
            <text:p>180.729231556313</text:p>
          </table:table-cell>
          <table:table-cell office:value-type="float" office:value="10.3212988949126" calcext:value-type="float">
            <text:p>10.3212988949126</text:p>
          </table:table-cell>
          <table:table-cell office:value-type="float" office:value="1618.39745598432" calcext:value-type="float">
            <text:p>1618.39745598432</text:p>
          </table:table-cell>
          <table:table-cell office:value-type="float" office:value="92.4253577029994" calcext:value-type="float">
            <text:p>92.4253577029994</text:p>
          </table:table-cell>
          <table:table-cell office:value-type="float" office:value="176.369253676214" calcext:value-type="float">
            <text:p>176.369253676214</text:p>
          </table:table-cell>
          <table:table-cell office:value-type="float" office:value="162.669160791483" calcext:value-type="float">
            <text:p>162.669160791483</text:p>
          </table:table-cell>
          <table:table-cell office:value-type="float" office:value="1079.03077104711" calcext:value-type="float">
            <text:p>1079.03077104711</text:p>
          </table:table-cell>
          <table:table-cell office:value-type="float" office:value="61.6225665814064" calcext:value-type="float">
            <text:p>61.6225665814064</text:p>
          </table:table-cell>
          <table:table-cell table:formula="of:=SUM([.E740:.P740])" office:value-type="float" office:value="21579.3544250177" calcext:value-type="float">
            <text:p>21579.35442501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949.028838632443" calcext:value-type="float">
            <text:p>949.028838632443</text:p>
          </table:table-cell>
          <table:table-cell office:value-type="float" office:value="293.470663424813" calcext:value-type="float">
            <text:p>293.470663424813</text:p>
          </table:table-cell>
          <table:table-cell office:value-type="float" office:value="68.7566404463202" calcext:value-type="float">
            <text:p>68.7566404463202</text:p>
          </table:table-cell>
          <table:table-cell office:value-type="float" office:value="167.394937467046" calcext:value-type="float">
            <text:p>167.394937467046</text:p>
          </table:table-cell>
          <table:table-cell office:value-type="float" office:value="147.35284940306" calcext:value-type="float">
            <text:p>147.35284940306</text:p>
          </table:table-cell>
          <table:table-cell office:value-type="float" office:value="8.41520105341869" calcext:value-type="float">
            <text:p>8.41520105341869</text:p>
          </table:table-cell>
          <table:table-cell office:value-type="float" office:value="45.9010169712206" calcext:value-type="float">
            <text:p>45.9010169712206</text:p>
          </table:table-cell>
          <table:table-cell office:value-type="float" office:value="2.62136964391259" calcext:value-type="float">
            <text:p>2.62136964391259</text:p>
          </table:table-cell>
          <table:table-cell office:value-type="float" office:value="5.27440120260886" calcext:value-type="float">
            <text:p>5.27440120260886</text:p>
          </table:table-cell>
          <table:table-cell office:value-type="float" office:value="5.05580098319326" calcext:value-type="float">
            <text:p>5.05580098319326</text:p>
          </table:table-cell>
          <table:table-cell office:value-type="float" office:value="37.9357726568533" calcext:value-type="float">
            <text:p>37.9357726568533</text:p>
          </table:table-cell>
          <table:table-cell office:value-type="float" office:value="2.16648103730239" calcext:value-type="float">
            <text:p>2.16648103730239</text:p>
          </table:table-cell>
          <table:table-cell table:formula="of:=SUM([.E741:.P741])" office:value-type="float" office:value="1733.37397292219" calcext:value-type="float">
            <text:p>1733.373972922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036.96065087765" calcext:value-type="float">
            <text:p>1036.96065087765</text:p>
          </table:table-cell>
          <table:table-cell office:value-type="float" office:value="2609.39826187259" calcext:value-type="float">
            <text:p>2609.39826187259</text:p>
          </table:table-cell>
          <table:table-cell office:value-type="float" office:value="526.546177460901" calcext:value-type="float">
            <text:p>526.546177460901</text:p>
          </table:table-cell>
          <table:table-cell office:value-type="float" office:value="1586.8861780302" calcext:value-type="float">
            <text:p>1586.8861780302</text:p>
          </table:table-cell>
          <table:table-cell office:value-type="float" office:value="209.191397729068" calcext:value-type="float">
            <text:p>209.191397729068</text:p>
          </table:table-cell>
          <table:table-cell office:value-type="float" office:value="12.7281192100718" calcext:value-type="float">
            <text:p>12.7281192100718</text:p>
          </table:table-cell>
          <table:table-cell office:value-type="float" office:value="532.015285032802" calcext:value-type="float">
            <text:p>532.015285032802</text:p>
          </table:table-cell>
          <table:table-cell office:value-type="float" office:value="32.3701358802905" calcext:value-type="float">
            <text:p>32.3701358802905</text:p>
          </table:table-cell>
          <table:table-cell office:value-type="float" office:value="55.4002412216344" calcext:value-type="float">
            <text:p>55.4002412216344</text:p>
          </table:table-cell>
          <table:table-cell office:value-type="float" office:value="63.803632291455" calcext:value-type="float">
            <text:p>63.803632291455</text:p>
          </table:table-cell>
          <table:table-cell office:value-type="float" office:value="444.793200555898" calcext:value-type="float">
            <text:p>444.793200555898</text:p>
          </table:table-cell>
          <table:table-cell office:value-type="float" office:value="27.0631629309974" calcext:value-type="float">
            <text:p>27.0631629309974</text:p>
          </table:table-cell>
          <table:table-cell table:formula="of:=SUM([.E742:.P742])" office:value-type="float" office:value="7137.15644309356" calcext:value-type="float">
            <text:p>7137.156443093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91.3328822085993" calcext:value-type="float">
            <text:p>91.3328822085993</text:p>
          </table:table-cell>
          <table:table-cell office:value-type="float" office:value="765.510948024901" calcext:value-type="float">
            <text:p>765.510948024901</text:p>
          </table:table-cell>
          <table:table-cell office:value-type="float" office:value="52.3607105608651" calcext:value-type="float">
            <text:p>52.3607105608651</text:p>
          </table:table-cell>
          <table:table-cell office:value-type="float" office:value="132.380934577622" calcext:value-type="float">
            <text:p>132.380934577622</text:p>
          </table:table-cell>
          <table:table-cell office:value-type="float" office:value="12.7925978013172" calcext:value-type="float">
            <text:p>12.7925978013172</text:p>
          </table:table-cell>
          <table:table-cell office:value-type="float" office:value="1.28672628479514" calcext:value-type="float">
            <text:p>1.28672628479514</text:p>
          </table:table-cell>
          <table:table-cell office:value-type="float" office:value="107.901405551069" calcext:value-type="float">
            <text:p>107.901405551069</text:p>
          </table:table-cell>
          <table:table-cell office:value-type="float" office:value="10.8531180957323" calcext:value-type="float">
            <text:p>10.8531180957323</text:p>
          </table:table-cell>
          <table:table-cell office:value-type="float" office:value="4.86968817520961" calcext:value-type="float">
            <text:p>4.86968817520961</text:p>
          </table:table-cell>
          <table:table-cell office:value-type="float" office:value="6.98666950132379" calcext:value-type="float">
            <text:p>6.98666950132379</text:p>
          </table:table-cell>
          <table:table-cell office:value-type="float" office:value="26.8569919889527" calcext:value-type="float">
            <text:p>26.8569919889527</text:p>
          </table:table-cell>
          <table:table-cell office:value-type="float" office:value="2.70137450261742" calcext:value-type="float">
            <text:p>2.70137450261742</text:p>
          </table:table-cell>
          <table:table-cell table:formula="of:=SUM([.E743:.P743])" office:value-type="float" office:value="1215.83404727301" calcext:value-type="float">
            <text:p>1215.83404727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4.8102169312592" calcext:value-type="float">
            <text:p>14.8102169312592</text:p>
          </table:table-cell>
          <table:table-cell office:value-type="float" office:value="1800.96921680838" calcext:value-type="float">
            <text:p>1800.96921680838</text:p>
          </table:table-cell>
          <table:table-cell office:value-type="float" office:value="733.159210483503" calcext:value-type="float">
            <text:p>733.159210483503</text:p>
          </table:table-cell>
          <table:table-cell office:value-type="float" office:value="1875.19651731139" calcext:value-type="float">
            <text:p>1875.19651731139</text:p>
          </table:table-cell>
          <table:table-cell office:value-type="float" office:value="3.62846303943464" calcext:value-type="float">
            <text:p>3.62846303943464</text:p>
          </table:table-cell>
          <table:table-cell office:value-type="float" office:value="0.441312585480696" calcext:value-type="float">
            <text:p>0.441312585480696</text:p>
          </table:table-cell>
          <table:table-cell office:value-type="float" office:value="443.959958457638" calcext:value-type="float">
            <text:p>443.959958457638</text:p>
          </table:table-cell>
          <table:table-cell office:value-type="float" office:value="53.9967239537791" calcext:value-type="float">
            <text:p>53.9967239537791</text:p>
          </table:table-cell>
          <table:table-cell office:value-type="float" office:value="107.685670922548" calcext:value-type="float">
            <text:p>107.685670922548</text:p>
          </table:table-cell>
          <table:table-cell office:value-type="float" office:value="64.117134429767" calcext:value-type="float">
            <text:p>64.117134429767</text:p>
          </table:table-cell>
          <table:table-cell office:value-type="float" office:value="678.403933765849" calcext:value-type="float">
            <text:p>678.403933765849</text:p>
          </table:table-cell>
          <table:table-cell office:value-type="float" office:value="82.5110220930155" calcext:value-type="float">
            <text:p>82.5110220930155</text:p>
          </table:table-cell>
          <table:table-cell table:formula="of:=SUM([.E744:.P744])" office:value-type="float" office:value="5858.87938078204" calcext:value-type="float">
            <text:p>5858.879380782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357.98345357578" calcext:value-type="float">
            <text:p>1357.98345357578</text:p>
          </table:table-cell>
          <table:table-cell office:value-type="float" office:value="3294.28410527264" calcext:value-type="float">
            <text:p>3294.28410527264</text:p>
          </table:table-cell>
          <table:table-cell office:value-type="float" office:value="859.700760712751" calcext:value-type="float">
            <text:p>859.700760712751</text:p>
          </table:table-cell>
          <table:table-cell office:value-type="float" office:value="2369.64741626088" calcext:value-type="float">
            <text:p>2369.64741626088</text:p>
          </table:table-cell>
          <table:table-cell office:value-type="float" office:value="224.149729075925" calcext:value-type="float">
            <text:p>224.149729075925</text:p>
          </table:table-cell>
          <table:table-cell office:value-type="float" office:value="26.6682377547398" calcext:value-type="float">
            <text:p>26.6682377547398</text:p>
          </table:table-cell>
          <table:table-cell office:value-type="float" office:value="547.032528874289" calcext:value-type="float">
            <text:p>547.032528874289</text:p>
          </table:table-cell>
          <table:table-cell office:value-type="float" office:value="65.0832530547233" calcext:value-type="float">
            <text:p>65.0832530547233</text:p>
          </table:table-cell>
          <table:table-cell office:value-type="float" office:value="105.539834971456" calcext:value-type="float">
            <text:p>105.539834971456</text:p>
          </table:table-cell>
          <table:table-cell office:value-type="float" office:value="68.7613629999499" calcext:value-type="float">
            <text:p>68.7613629999499</text:p>
          </table:table-cell>
          <table:table-cell office:value-type="float" office:value="558.53320611762" calcext:value-type="float">
            <text:p>558.53320611762</text:p>
          </table:table-cell>
          <table:table-cell office:value-type="float" office:value="66.4515473476947" calcext:value-type="float">
            <text:p>66.4515473476947</text:p>
          </table:table-cell>
          <table:table-cell table:formula="of:=SUM([.E745:.P745])" office:value-type="float" office:value="9543.83543601845" calcext:value-type="float">
            <text:p>9543.835436018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3034.17547105967" calcext:value-type="float">
            <text:p>3034.17547105967</text:p>
          </table:table-cell>
          <table:table-cell office:value-type="float" office:value="1610.32537550269" calcext:value-type="float">
            <text:p>1610.32537550269</text:p>
          </table:table-cell>
          <table:table-cell office:value-type="float" office:value="2510.41414395823" calcext:value-type="float">
            <text:p>2510.41414395823</text:p>
          </table:table-cell>
          <table:table-cell office:value-type="float" office:value="7093.86161035338" calcext:value-type="float">
            <text:p>7093.86161035338</text:p>
          </table:table-cell>
          <table:table-cell office:value-type="float" office:value="280.255739535529" calcext:value-type="float">
            <text:p>280.255739535529</text:p>
          </table:table-cell>
          <table:table-cell office:value-type="float" office:value="14.9376779902949" calcext:value-type="float">
            <text:p>14.9376779902949</text:p>
          </table:table-cell>
          <table:table-cell office:value-type="float" office:value="147.997134950715" calcext:value-type="float">
            <text:p>147.997134950715</text:p>
          </table:table-cell>
          <table:table-cell office:value-type="float" office:value="7.88827215115694" calcext:value-type="float">
            <text:p>7.88827215115694</text:p>
          </table:table-cell>
          <table:table-cell office:value-type="float" office:value="177.282365155513" calcext:value-type="float">
            <text:p>177.282365155513</text:p>
          </table:table-cell>
          <table:table-cell office:value-type="float" office:value="64.4442004624717" calcext:value-type="float">
            <text:p>64.4442004624717</text:p>
          </table:table-cell>
          <table:table-cell office:value-type="float" office:value="910.182136903796" calcext:value-type="float">
            <text:p>910.182136903796</text:p>
          </table:table-cell>
          <table:table-cell office:value-type="float" office:value="48.512860775377" calcext:value-type="float">
            <text:p>48.512860775377</text:p>
          </table:table-cell>
          <table:table-cell table:formula="of:=SUM([.E746:.P746])" office:value-type="float" office:value="15900.2769887988" calcext:value-type="float">
            <text:p>15900.27698879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083.76853427313" calcext:value-type="float">
            <text:p>1083.76853427313</text:p>
          </table:table-cell>
          <table:table-cell office:value-type="float" office:value="2070.90815638256" calcext:value-type="float">
            <text:p>2070.90815638256</text:p>
          </table:table-cell>
          <table:table-cell office:value-type="float" office:value="872.543612931317" calcext:value-type="float">
            <text:p>872.543612931317</text:p>
          </table:table-cell>
          <table:table-cell office:value-type="float" office:value="2548.45163467516" calcext:value-type="float">
            <text:p>2548.45163467516</text:p>
          </table:table-cell>
          <table:table-cell office:value-type="float" office:value="189.182526454455" calcext:value-type="float">
            <text:p>189.182526454455</text:p>
          </table:table-cell>
          <table:table-cell office:value-type="float" office:value="22.7311931046254" calcext:value-type="float">
            <text:p>22.7311931046254</text:p>
          </table:table-cell>
          <table:table-cell office:value-type="float" office:value="364.061619886114" calcext:value-type="float">
            <text:p>364.061619886114</text:p>
          </table:table-cell>
          <table:table-cell office:value-type="float" office:value="43.7437597367446" calcext:value-type="float">
            <text:p>43.7437597367446</text:p>
          </table:table-cell>
          <table:table-cell office:value-type="float" office:value="86.866766771796" calcext:value-type="float">
            <text:p>86.866766771796</text:p>
          </table:table-cell>
          <table:table-cell office:value-type="float" office:value="65.5923031708128" calcext:value-type="float">
            <text:p>65.5923031708128</text:p>
          </table:table-cell>
          <table:table-cell office:value-type="float" office:value="621.217726463681" calcext:value-type="float">
            <text:p>621.217726463681</text:p>
          </table:table-cell>
          <table:table-cell office:value-type="float" office:value="74.6423063742196" calcext:value-type="float">
            <text:p>74.6423063742196</text:p>
          </table:table-cell>
          <table:table-cell table:formula="of:=SUM([.E747:.P747])" office:value-type="float" office:value="8043.71014022462" calcext:value-type="float">
            <text:p>8043.710140224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7058.3839713214" calcext:value-type="float">
            <text:p>7058.3839713214</text:p>
          </table:table-cell>
          <table:table-cell office:value-type="float" office:value="3013.85345704002" calcext:value-type="float">
            <text:p>3013.85345704002</text:p>
          </table:table-cell>
          <table:table-cell office:value-type="float" office:value="1056.82781918635" calcext:value-type="float">
            <text:p>1056.82781918635</text:p>
          </table:table-cell>
          <table:table-cell office:value-type="float" office:value="3149.46523643821" calcext:value-type="float">
            <text:p>3149.46523643821</text:p>
          </table:table-cell>
          <table:table-cell office:value-type="float" office:value="1328.09211392765" calcext:value-type="float">
            <text:p>1328.09211392765</text:p>
          </table:table-cell>
          <table:table-cell office:value-type="float" office:value="165.411977959507" calcext:value-type="float">
            <text:p>165.411977959507</text:p>
          </table:table-cell>
          <table:table-cell office:value-type="float" office:value="571.559395763808" calcext:value-type="float">
            <text:p>571.559395763808</text:p>
          </table:table-cell>
          <table:table-cell office:value-type="float" office:value="71.1869072808773" calcext:value-type="float">
            <text:p>71.1869072808773</text:p>
          </table:table-cell>
          <table:table-cell office:value-type="float" office:value="121.104625167418" calcext:value-type="float">
            <text:p>121.104625167418</text:p>
          </table:table-cell>
          <table:table-cell office:value-type="float" office:value="94.9320091066252" calcext:value-type="float">
            <text:p>94.9320091066252</text:p>
          </table:table-cell>
          <table:table-cell office:value-type="float" office:value="827.618693058978" calcext:value-type="float">
            <text:p>827.618693058978</text:p>
          </table:table-cell>
          <table:table-cell office:value-type="float" office:value="103.078727431255" calcext:value-type="float">
            <text:p>103.078727431255</text:p>
          </table:table-cell>
          <table:table-cell table:formula="of:=SUM([.E748:.P748])" office:value-type="float" office:value="17561.5149336821" calcext:value-type="float">
            <text:p>17561.5149336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728.6507800624" calcext:value-type="float">
            <text:p>2728.6507800624</text:p>
          </table:table-cell>
          <table:table-cell office:value-type="float" office:value="5132.81686688746" calcext:value-type="float">
            <text:p>5132.81686688746</text:p>
          </table:table-cell>
          <table:table-cell office:value-type="float" office:value="986.065690464605" calcext:value-type="float">
            <text:p>986.065690464605</text:p>
          </table:table-cell>
          <table:table-cell office:value-type="float" office:value="3508.47480003473" calcext:value-type="float">
            <text:p>3508.47480003473</text:p>
          </table:table-cell>
          <table:table-cell office:value-type="float" office:value="702.063220885204" calcext:value-type="float">
            <text:p>702.063220885204</text:p>
          </table:table-cell>
          <table:table-cell office:value-type="float" office:value="106.282366307335" calcext:value-type="float">
            <text:p>106.282366307335</text:p>
          </table:table-cell>
          <table:table-cell office:value-type="float" office:value="1346.41167680989" calcext:value-type="float">
            <text:p>1346.41167680989</text:p>
          </table:table-cell>
          <table:table-cell office:value-type="float" office:value="203.827539711812" calcext:value-type="float">
            <text:p>203.827539711812</text:p>
          </table:table-cell>
          <table:table-cell office:value-type="float" office:value="132.707213309153" calcext:value-type="float">
            <text:p>132.707213309153</text:p>
          </table:table-cell>
          <table:table-cell office:value-type="float" office:value="223.855838253528" calcext:value-type="float">
            <text:p>223.855838253528</text:p>
          </table:table-cell>
          <table:table-cell office:value-type="float" office:value="1222.38289763115" calcext:value-type="float">
            <text:p>1222.38289763115</text:p>
          </table:table-cell>
          <table:table-cell office:value-type="float" office:value="185.051350119219" calcext:value-type="float">
            <text:p>185.051350119219</text:p>
          </table:table-cell>
          <table:table-cell table:formula="of:=SUM([.E749:.P749])" office:value-type="float" office:value="16478.5902404765" calcext:value-type="float">
            <text:p>16478.5902404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940.83850273234" calcext:value-type="float">
            <text:p>940.83850273234</text:p>
          </table:table-cell>
          <table:table-cell office:value-type="float" office:value="405.202372856137" calcext:value-type="float">
            <text:p>405.202372856137</text:p>
          </table:table-cell>
          <table:table-cell office:value-type="float" office:value="401.192700414052" calcext:value-type="float">
            <text:p>401.192700414052</text:p>
          </table:table-cell>
          <table:table-cell office:value-type="float" office:value="680.748133616281" calcext:value-type="float">
            <text:p>680.748133616281</text:p>
          </table:table-cell>
          <table:table-cell office:value-type="float" office:value="188.66579197139" calcext:value-type="float">
            <text:p>188.66579197139</text:p>
          </table:table-cell>
          <table:table-cell office:value-type="float" office:value="17.6756587760483" calcext:value-type="float">
            <text:p>17.6756587760483</text:p>
          </table:table-cell>
          <table:table-cell office:value-type="float" office:value="81.9268722715686" calcext:value-type="float">
            <text:p>81.9268722715686</text:p>
          </table:table-cell>
          <table:table-cell office:value-type="float" office:value="7.67553791140229" calcext:value-type="float">
            <text:p>7.67553791140229</text:p>
          </table:table-cell>
          <table:table-cell office:value-type="float" office:value="51.3845175560704" calcext:value-type="float">
            <text:p>51.3845175560704</text:p>
          </table:table-cell>
          <table:table-cell office:value-type="float" office:value="23.1409481384345" calcext:value-type="float">
            <text:p>23.1409481384345</text:p>
          </table:table-cell>
          <table:table-cell office:value-type="float" office:value="231.233628764196" calcext:value-type="float">
            <text:p>231.233628764196</text:p>
          </table:table-cell>
          <table:table-cell office:value-type="float" office:value="21.6637402937527" calcext:value-type="float">
            <text:p>21.6637402937527</text:p>
          </table:table-cell>
          <table:table-cell table:formula="of:=SUM([.E750:.P750])" office:value-type="float" office:value="3051.34840530167" calcext:value-type="float">
            <text:p>3051.348405301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669.45556670119" calcext:value-type="float">
            <text:p>2669.45556670119</text:p>
          </table:table-cell>
          <table:table-cell office:value-type="float" office:value="487.097413695773" calcext:value-type="float">
            <text:p>487.097413695773</text:p>
          </table:table-cell>
          <table:table-cell office:value-type="float" office:value="125.463134174578" calcext:value-type="float">
            <text:p>125.463134174578</text:p>
          </table:table-cell>
          <table:table-cell office:value-type="float" office:value="350.780499481249" calcext:value-type="float">
            <text:p>350.780499481249</text:p>
          </table:table-cell>
          <table:table-cell office:value-type="float" office:value="343.589616069824" calcext:value-type="float">
            <text:p>343.589616069824</text:p>
          </table:table-cell>
          <table:table-cell office:value-type="float" office:value="27.9008214040588" calcext:value-type="float">
            <text:p>27.9008214040588</text:p>
          </table:table-cell>
          <table:table-cell office:value-type="float" office:value="63.07757859351" calcext:value-type="float">
            <text:p>63.07757859351</text:p>
          </table:table-cell>
          <table:table-cell office:value-type="float" office:value="5.12214622510698" calcext:value-type="float">
            <text:p>5.12214622510698</text:p>
          </table:table-cell>
          <table:table-cell office:value-type="float" office:value="10.3537955069251" calcext:value-type="float">
            <text:p>10.3537955069251</text:p>
          </table:table-cell>
          <table:table-cell office:value-type="float" office:value="8.46555504648286" calcext:value-type="float">
            <text:p>8.46555504648286</text:p>
          </table:table-cell>
          <table:table-cell office:value-type="float" office:value="63.3377542723549" calcext:value-type="float">
            <text:p>63.3377542723549</text:p>
          </table:table-cell>
          <table:table-cell office:value-type="float" office:value="5.14327350838219" calcext:value-type="float">
            <text:p>5.14327350838219</text:p>
          </table:table-cell>
          <table:table-cell table:formula="of:=SUM([.E751:.P751])" office:value-type="float" office:value="4159.78715467944" calcext:value-type="float">
            <text:p>4159.787154679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0382997922836" calcext:value-type="float">
            <text:p>0.000382997922836</text:p>
          </table:table-cell>
          <table:table-cell office:value-type="float" office:value="0.002256463159802" calcext:value-type="float">
            <text:p>0.002256463159802</text:p>
          </table:table-cell>
          <table:table-cell office:value-type="float" office:value="0.000163772740274" calcext:value-type="float">
            <text:p>0.000163772740274</text:p>
          </table:table-cell>
          <table:table-cell office:value-type="float" office:value="0.00041121846616" calcext:value-type="float">
            <text:p>0.00041121846616</text:p>
          </table:table-cell>
          <table:table-cell office:value-type="float" office:value="0.0000207477110098968" calcext:value-type="float">
            <text:p>2.07477110098968E-05</text:p>
          </table:table-cell>
          <table:table-cell office:value-type="float" office:value="0.00000197981452765963" calcext:value-type="float">
            <text:p>1.97981452765963E-06</text:p>
          </table:table-cell>
          <table:table-cell office:value-type="float" office:value="0.000122593318926" calcext:value-type="float">
            <text:p>0.000122593318926</text:p>
          </table:table-cell>
          <table:table-cell office:value-type="float" office:value="0.0000116982559515807" calcext:value-type="float">
            <text:p>1.16982559515807E-05</text:p>
          </table:table-cell>
          <table:table-cell office:value-type="float" office:value="0.000013376755654083" calcext:value-type="float">
            <text:p>1.3376755654083E-05</text:p>
          </table:table-cell>
          <table:table-cell office:value-type="float" office:value="0.0000105146148300673" calcext:value-type="float">
            <text:p>1.05146148300673E-05</text:p>
          </table:table-cell>
          <table:table-cell office:value-type="float" office:value="0.000032086079177008" calcext:value-type="float">
            <text:p>3.2086079177008E-05</text:p>
          </table:table-cell>
          <table:table-cell office:value-type="float" office:value="0.00000306175874822895" calcext:value-type="float">
            <text:p>3.06175874822895E-06</text:p>
          </table:table-cell>
          <table:table-cell table:formula="of:=SUM([.E752:.P752])" office:value-type="float" office:value="0.00343051059789653" calcext:value-type="float">
            <text:p>0.0034305105978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5.58814821640065" calcext:value-type="float">
            <text:p>5.58814821640065</text:p>
          </table:table-cell>
          <table:table-cell office:value-type="float" office:value="29.7390833417874" calcext:value-type="float">
            <text:p>29.7390833417874</text:p>
          </table:table-cell>
          <table:table-cell office:value-type="float" office:value="2.82501019974114" calcext:value-type="float">
            <text:p>2.82501019974114</text:p>
          </table:table-cell>
          <table:table-cell office:value-type="float" office:value="6.18142131689844" calcext:value-type="float">
            <text:p>6.18142131689844</text:p>
          </table:table-cell>
          <table:table-cell office:value-type="float" office:value="0.418621924349924" calcext:value-type="float">
            <text:p>0.418621924349924</text:p>
          </table:table-cell>
          <table:table-cell office:value-type="float" office:value="0.042246457562122" calcext:value-type="float">
            <text:p>0.042246457562122</text:p>
          </table:table-cell>
          <table:table-cell office:value-type="float" office:value="2.23126605066504" calcext:value-type="float">
            <text:p>2.23126605066504</text:p>
          </table:table-cell>
          <table:table-cell office:value-type="float" office:value="0.225174748469289" calcext:value-type="float">
            <text:p>0.225174748469289</text:p>
          </table:table-cell>
          <table:table-cell office:value-type="float" office:value="0.297906705329538" calcext:value-type="float">
            <text:p>0.297906705329538</text:p>
          </table:table-cell>
          <table:table-cell office:value-type="float" office:value="0.126167517071802" calcext:value-type="float">
            <text:p>0.126167517071802</text:p>
          </table:table-cell>
          <table:table-cell office:value-type="float" office:value="0.703024186821473" calcext:value-type="float">
            <text:p>0.703024186821473</text:p>
          </table:table-cell>
          <table:table-cell office:value-type="float" office:value="0.070947744841171" calcext:value-type="float">
            <text:p>0.070947744841171</text:p>
          </table:table-cell>
          <table:table-cell table:formula="of:=SUM([.E753:.P753])" office:value-type="float" office:value="48.449018409938" calcext:value-type="float">
            <text:p>48.449018409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000574757557706113" calcext:value-type="float">
            <text:p>5.74757557706113E-06</text:p>
          </table:table-cell>
          <table:table-cell office:value-type="float" office:value="0.00085674354441" calcext:value-type="float">
            <text:p>0.00085674354441</text:p>
          </table:table-cell>
          <table:table-cell office:value-type="float" office:value="0.000128896759098" calcext:value-type="float">
            <text:p>0.000128896759098</text:p>
          </table:table-cell>
          <table:table-cell office:value-type="float" office:value="0.000245331681232" calcext:value-type="float">
            <text:p>0.000245331681232</text:p>
          </table:table-cell>
          <table:table-cell office:value-type="float" office:value="0.000000430564998450907" calcext:value-type="float">
            <text:p>4.30564998450907E-07</text:p>
          </table:table-cell>
          <table:table-cell office:value-type="float" office:value="0.0000000434517274022425" calcext:value-type="float">
            <text:p>4.34517274022425E-08</text:p>
          </table:table-cell>
          <table:table-cell office:value-type="float" office:value="0.0000641993921474162" calcext:value-type="float">
            <text:p>6.41993921474162E-05</text:p>
          </table:table-cell>
          <table:table-cell office:value-type="float" office:value="0.00000647886961786389" calcext:value-type="float">
            <text:p>6.47886961786389E-06</text:p>
          </table:table-cell>
          <table:table-cell office:value-type="float" office:value="0.0000140257237825066" calcext:value-type="float">
            <text:p>1.40257237825066E-05</text:p>
          </table:table-cell>
          <table:table-cell office:value-type="float" office:value="0.00000402316851814491" calcext:value-type="float">
            <text:p>4.02316851814491E-06</text:p>
          </table:table-cell>
          <table:table-cell office:value-type="float" office:value="0.0000293678284619705" calcext:value-type="float">
            <text:p>2.93678284619705E-05</text:p>
          </table:table-cell>
          <table:table-cell office:value-type="float" office:value="0.00000296374039068775" calcext:value-type="float">
            <text:p>2.96374039068775E-06</text:p>
          </table:table-cell>
          <table:table-cell table:formula="of:=SUM([.E754:.P754])" office:value-type="float" office:value="0.0013582522999615" calcext:value-type="float">
            <text:p>0.0013582522999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0687987682001" calcext:value-type="float">
            <text:p>0.000687987682001</text:p>
          </table:table-cell>
          <table:table-cell office:value-type="float" office:value="0.374714090724346" calcext:value-type="float">
            <text:p>0.374714090724346</text:p>
          </table:table-cell>
          <table:table-cell office:value-type="float" office:value="0.058710421650624" calcext:value-type="float">
            <text:p>0.058710421650624</text:p>
          </table:table-cell>
          <table:table-cell office:value-type="float" office:value="0.110223720652493" calcext:value-type="float">
            <text:p>0.110223720652493</text:p>
          </table:table-cell>
          <table:table-cell office:value-type="float" office:value="0.0000783873557124771" calcext:value-type="float">
            <text:p>7.83873557124771E-05</text:p>
          </table:table-cell>
          <table:table-cell office:value-type="float" office:value="0.00000659254835928737" calcext:value-type="float">
            <text:p>6.59254835928737E-06</text:p>
          </table:table-cell>
          <table:table-cell office:value-type="float" office:value="0.04285097660086" calcext:value-type="float">
            <text:p>0.04285097660086</text:p>
          </table:table-cell>
          <table:table-cell office:value-type="float" office:value="0.003603861017076" calcext:value-type="float">
            <text:p>0.003603861017076</text:p>
          </table:table-cell>
          <table:table-cell office:value-type="float" office:value="0.006457627208089" calcext:value-type="float">
            <text:p>0.006457627208089</text:p>
          </table:table-cell>
          <table:table-cell office:value-type="float" office:value="0.003748598384119" calcext:value-type="float">
            <text:p>0.003748598384119</text:p>
          </table:table-cell>
          <table:table-cell office:value-type="float" office:value="0.020253621921179" calcext:value-type="float">
            <text:p>0.020253621921179</text:p>
          </table:table-cell>
          <table:table-cell office:value-type="float" office:value="0.001703373978526" calcext:value-type="float">
            <text:p>0.001703373978526</text:p>
          </table:table-cell>
          <table:table-cell table:formula="of:=SUM([.E755:.P755])" office:value-type="float" office:value="0.623039259723385" calcext:value-type="float">
            <text:p>0.623039259723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0293977217" calcext:value-type="float">
            <text:p>0.000293977217</text:p>
          </table:table-cell>
          <table:table-cell office:value-type="float" office:value="0.003772969901322" calcext:value-type="float">
            <text:p>0.003772969901322</text:p>
          </table:table-cell>
          <table:table-cell office:value-type="float" office:value="0.000285388603414" calcext:value-type="float">
            <text:p>0.000285388603414</text:p>
          </table:table-cell>
          <table:table-cell office:value-type="float" office:value="0.00072263974979" calcext:value-type="float">
            <text:p>0.00072263974979</text:p>
          </table:table-cell>
          <table:table-cell office:value-type="float" office:value="0.0000286234336274944" calcext:value-type="float">
            <text:p>2.86234336274944E-05</text:p>
          </table:table-cell>
          <table:table-cell office:value-type="float" office:value="0.00000297652855227993" calcext:value-type="float">
            <text:p>2.97652855227993E-06</text:p>
          </table:table-cell>
          <table:table-cell office:value-type="float" office:value="0.000369351937315" calcext:value-type="float">
            <text:p>0.000369351937315</text:p>
          </table:table-cell>
          <table:table-cell office:value-type="float" office:value="0.0000384086200685896" calcext:value-type="float">
            <text:p>3.84086200685896E-05</text:p>
          </table:table-cell>
          <table:table-cell office:value-type="float" office:value="0.0000228947362730145" calcext:value-type="float">
            <text:p>2.28947362730145E-05</text:p>
          </table:table-cell>
          <table:table-cell office:value-type="float" office:value="0.0000297927901994464" calcext:value-type="float">
            <text:p>2.97927901994464E-05</text:p>
          </table:table-cell>
          <table:table-cell office:value-type="float" office:value="0.000101285500308" calcext:value-type="float">
            <text:p>0.000101285500308</text:p>
          </table:table-cell>
          <table:table-cell office:value-type="float" office:value="0.0000105326002297105" calcext:value-type="float">
            <text:p>1.05326002297105E-05</text:p>
          </table:table-cell>
          <table:table-cell table:formula="of:=SUM([.E756:.P756])" office:value-type="float" office:value="0.00567884161809954" calcext:value-type="float">
            <text:p>0.00567884161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600316100006655" calcext:value-type="float">
            <text:p>0.600316100006655</text:p>
          </table:table-cell>
          <table:table-cell office:value-type="float" office:value="0.754550598303921" calcext:value-type="float">
            <text:p>0.754550598303921</text:p>
          </table:table-cell>
          <table:table-cell office:value-type="float" office:value="0.056500300978705" calcext:value-type="float">
            <text:p>0.056500300978705</text:p>
          </table:table-cell>
          <table:table-cell office:value-type="float" office:value="0.116263235672619" calcext:value-type="float">
            <text:p>0.116263235672619</text:p>
          </table:table-cell>
          <table:table-cell office:value-type="float" office:value="0.024584444164888" calcext:value-type="float">
            <text:p>0.024584444164888</text:p>
          </table:table-cell>
          <table:table-cell office:value-type="float" office:value="0.002479450861826" calcext:value-type="float">
            <text:p>0.002479450861826</text:p>
          </table:table-cell>
          <table:table-cell office:value-type="float" office:value="0.03095687917081" calcext:value-type="float">
            <text:p>0.03095687917081</text:p>
          </table:table-cell>
          <table:table-cell office:value-type="float" office:value="0.003122139358722" calcext:value-type="float">
            <text:p>0.003122139358722</text:p>
          </table:table-cell>
          <table:table-cell office:value-type="float" office:value="0.004899925333241" calcext:value-type="float">
            <text:p>0.004899925333241</text:p>
          </table:table-cell>
          <table:table-cell office:value-type="float" office:value="0.002722415216047" calcext:value-type="float">
            <text:p>0.002722415216047</text:p>
          </table:table-cell>
          <table:table-cell office:value-type="float" office:value="0.007331105408487" calcext:value-type="float">
            <text:p>0.007331105408487</text:p>
          </table:table-cell>
          <table:table-cell office:value-type="float" office:value="0.000739374683491" calcext:value-type="float">
            <text:p>0.000739374683491</text:p>
          </table:table-cell>
          <table:table-cell table:formula="of:=SUM([.E757:.P757])" office:value-type="float" office:value="1.60446596915941" calcext:value-type="float">
            <text:p>1.604465969159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68.2022997201045" calcext:value-type="float">
            <text:p>68.2022997201045</text:p>
          </table:table-cell>
          <table:table-cell office:value-type="float" office:value="27.0086341827943" calcext:value-type="float">
            <text:p>27.0086341827943</text:p>
          </table:table-cell>
          <table:table-cell office:value-type="float" office:value="5.57423271226783" calcext:value-type="float">
            <text:p>5.57423271226783</text:p>
          </table:table-cell>
          <table:table-cell office:value-type="float" office:value="15.4541779362271" calcext:value-type="float">
            <text:p>15.4541779362271</text:p>
          </table:table-cell>
          <table:table-cell office:value-type="float" office:value="2.0973884093344" calcext:value-type="float">
            <text:p>2.0973884093344</text:p>
          </table:table-cell>
          <table:table-cell office:value-type="float" office:value="0.108073028344259" calcext:value-type="float">
            <text:p>0.108073028344259</text:p>
          </table:table-cell>
          <table:table-cell office:value-type="float" office:value="0.830368302866322" calcext:value-type="float">
            <text:p>0.830368302866322</text:p>
          </table:table-cell>
          <table:table-cell office:value-type="float" office:value="0.042786742184928" calcext:value-type="float">
            <text:p>0.042786742184928</text:p>
          </table:table-cell>
          <table:table-cell office:value-type="float" office:value="0.447786166168169" calcext:value-type="float">
            <text:p>0.447786166168169</text:p>
          </table:table-cell>
          <table:table-cell office:value-type="float" office:value="0.081835246141851" calcext:value-type="float">
            <text:p>0.081835246141851</text:p>
          </table:table-cell>
          <table:table-cell office:value-type="float" office:value="0.663176097797199" calcext:value-type="float">
            <text:p>0.663176097797199</text:p>
          </table:table-cell>
          <table:table-cell office:value-type="float" office:value="0.034171758027983" calcext:value-type="float">
            <text:p>0.034171758027983</text:p>
          </table:table-cell>
          <table:table-cell table:formula="of:=SUM([.E758:.P758])" office:value-type="float" office:value="120.544930302259" calcext:value-type="float">
            <text:p>120.5449303022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30.601594519826" calcext:value-type="float">
            <text:p>130.601594519826</text:p>
          </table:table-cell>
          <table:table-cell office:value-type="float" office:value="57.5114369744347" calcext:value-type="float">
            <text:p>57.5114369744347</text:p>
          </table:table-cell>
          <table:table-cell office:value-type="float" office:value="4.39335150631736" calcext:value-type="float">
            <text:p>4.39335150631736</text:p>
          </table:table-cell>
          <table:table-cell office:value-type="float" office:value="11.4635623180588" calcext:value-type="float">
            <text:p>11.4635623180588</text:p>
          </table:table-cell>
          <table:table-cell office:value-type="float" office:value="4.1615449645669" calcext:value-type="float">
            <text:p>4.1615449645669</text:p>
          </table:table-cell>
          <table:table-cell office:value-type="float" office:value="0.252392438214312" calcext:value-type="float">
            <text:p>0.252392438214312</text:p>
          </table:table-cell>
          <table:table-cell office:value-type="float" office:value="1.83482425858647" calcext:value-type="float">
            <text:p>1.83482425858647</text:p>
          </table:table-cell>
          <table:table-cell office:value-type="float" office:value="0.111279770436795" calcext:value-type="float">
            <text:p>0.111279770436795</text:p>
          </table:table-cell>
          <table:table-cell office:value-type="float" office:value="0.217663067432333" calcext:value-type="float">
            <text:p>0.217663067432333</text:p>
          </table:table-cell>
          <table:table-cell office:value-type="float" office:value="0.129562480323774" calcext:value-type="float">
            <text:p>0.129562480323774</text:p>
          </table:table-cell>
          <table:table-cell office:value-type="float" office:value="0.514080336974449" calcext:value-type="float">
            <text:p>0.514080336974449</text:p>
          </table:table-cell>
          <table:table-cell office:value-type="float" office:value="0.031178322183651" calcext:value-type="float">
            <text:p>0.031178322183651</text:p>
          </table:table-cell>
          <table:table-cell table:formula="of:=SUM([.E759:.P759])" office:value-type="float" office:value="211.222470957356" calcext:value-type="float">
            <text:p>211.2224709573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665546010987089" calcext:value-type="float">
            <text:p>0.665546010987089</text:p>
          </table:table-cell>
          <table:table-cell office:value-type="float" office:value="0.835360192038583" calcext:value-type="float">
            <text:p>0.835360192038583</text:p>
          </table:table-cell>
          <table:table-cell office:value-type="float" office:value="0.068979339383312" calcext:value-type="float">
            <text:p>0.068979339383312</text:p>
          </table:table-cell>
          <table:table-cell office:value-type="float" office:value="0.165505633862748" calcext:value-type="float">
            <text:p>0.165505633862748</text:p>
          </table:table-cell>
          <table:table-cell office:value-type="float" office:value="0.073588744442603" calcext:value-type="float">
            <text:p>0.073588744442603</text:p>
          </table:table-cell>
          <table:table-cell office:value-type="float" office:value="0.006683824360584" calcext:value-type="float">
            <text:p>0.006683824360584</text:p>
          </table:table-cell>
          <table:table-cell office:value-type="float" office:value="0.092806459409678" calcext:value-type="float">
            <text:p>0.092806459409678</text:p>
          </table:table-cell>
          <table:table-cell office:value-type="float" office:value="0.008429306396249" calcext:value-type="float">
            <text:p>0.008429306396249</text:p>
          </table:table-cell>
          <table:table-cell office:value-type="float" office:value="0.007118651817303" calcext:value-type="float">
            <text:p>0.007118651817303</text:p>
          </table:table-cell>
          <table:table-cell office:value-type="float" office:value="0.006460599367271" calcext:value-type="float">
            <text:p>0.006460599367271</text:p>
          </table:table-cell>
          <table:table-cell office:value-type="float" office:value="0.026986674634026" calcext:value-type="float">
            <text:p>0.026986674634026</text:p>
          </table:table-cell>
          <table:table-cell office:value-type="float" office:value="0.002451111167833" calcext:value-type="float">
            <text:p>0.002451111167833</text:p>
          </table:table-cell>
          <table:table-cell table:formula="of:=SUM([.E760:.P760])" office:value-type="float" office:value="1.95991654786728" calcext:value-type="float">
            <text:p>1.959916547867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76988677652451" calcext:value-type="float">
            <text:p>0.076988677652451</text:p>
          </table:table-cell>
          <table:table-cell office:value-type="float" office:value="0.091665924626594" calcext:value-type="float">
            <text:p>0.091665924626594</text:p>
          </table:table-cell>
          <table:table-cell office:value-type="float" office:value="0.007522119141009" calcext:value-type="float">
            <text:p>0.007522119141009</text:p>
          </table:table-cell>
          <table:table-cell office:value-type="float" office:value="0.018161576329402" calcext:value-type="float">
            <text:p>0.018161576329402</text:p>
          </table:table-cell>
          <table:table-cell office:value-type="float" office:value="0.010399893592264" calcext:value-type="float">
            <text:p>0.010399893592264</text:p>
          </table:table-cell>
          <table:table-cell office:value-type="float" office:value="0.000778362922777" calcext:value-type="float">
            <text:p>0.000778362922777</text:p>
          </table:table-cell>
          <table:table-cell office:value-type="float" office:value="0.012447656508841" calcext:value-type="float">
            <text:p>0.012447656508841</text:p>
          </table:table-cell>
          <table:table-cell office:value-type="float" office:value="0.000931624368653" calcext:value-type="float">
            <text:p>0.000931624368653</text:p>
          </table:table-cell>
          <table:table-cell office:value-type="float" office:value="0.000776129279768" calcext:value-type="float">
            <text:p>0.000776129279768</text:p>
          </table:table-cell>
          <table:table-cell office:value-type="float" office:value="0.000762297169674" calcext:value-type="float">
            <text:p>0.000762297169674</text:p>
          </table:table-cell>
          <table:table-cell office:value-type="float" office:value="0.003612146973649" calcext:value-type="float">
            <text:p>0.003612146973649</text:p>
          </table:table-cell>
          <table:table-cell office:value-type="float" office:value="0.000270345196416" calcext:value-type="float">
            <text:p>0.000270345196416</text:p>
          </table:table-cell>
          <table:table-cell table:formula="of:=SUM([.E761:.P761])" office:value-type="float" office:value="0.224316753761498" calcext:value-type="float">
            <text:p>0.2243167537614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453.82760865353" calcext:value-type="float">
            <text:p>1453.82760865353</text:p>
          </table:table-cell>
          <table:table-cell office:value-type="float" office:value="1176.80114279217" calcext:value-type="float">
            <text:p>1176.80114279217</text:p>
          </table:table-cell>
          <table:table-cell office:value-type="float" office:value="268.746327749414" calcext:value-type="float">
            <text:p>268.746327749414</text:p>
          </table:table-cell>
          <table:table-cell office:value-type="float" office:value="757.805933962601" calcext:value-type="float">
            <text:p>757.805933962601</text:p>
          </table:table-cell>
          <table:table-cell office:value-type="float" office:value="210.881504280214" calcext:value-type="float">
            <text:p>210.881504280214</text:p>
          </table:table-cell>
          <table:table-cell office:value-type="float" office:value="15.4995826902326" calcext:value-type="float">
            <text:p>15.4995826902326</text:p>
          </table:table-cell>
          <table:table-cell office:value-type="float" office:value="171.325098738731" calcext:value-type="float">
            <text:p>171.325098738731</text:p>
          </table:table-cell>
          <table:table-cell office:value-type="float" office:value="12.5922258752703" calcext:value-type="float">
            <text:p>12.5922258752703</text:p>
          </table:table-cell>
          <table:table-cell office:value-type="float" office:value="26.3268943217037" calcext:value-type="float">
            <text:p>26.3268943217037</text:p>
          </table:table-cell>
          <table:table-cell office:value-type="float" office:value="14.0529176194369" calcext:value-type="float">
            <text:p>14.0529176194369</text:p>
          </table:table-cell>
          <table:table-cell office:value-type="float" office:value="154.134283839437" calcext:value-type="float">
            <text:p>154.134283839437</text:p>
          </table:table-cell>
          <table:table-cell office:value-type="float" office:value="11.3287179258484" calcext:value-type="float">
            <text:p>11.3287179258484</text:p>
          </table:table-cell>
          <table:table-cell table:formula="of:=SUM([.E762:.P762])" office:value-type="float" office:value="4273.32223844859" calcext:value-type="float">
            <text:p>4273.322238448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4.1717949449586" calcext:value-type="float">
            <text:p>24.1717949449586</text:p>
          </table:table-cell>
          <table:table-cell office:value-type="float" office:value="28.3715638377428" calcext:value-type="float">
            <text:p>28.3715638377428</text:p>
          </table:table-cell>
          <table:table-cell office:value-type="float" office:value="2.48030826529152" calcext:value-type="float">
            <text:p>2.48030826529152</text:p>
          </table:table-cell>
          <table:table-cell office:value-type="float" office:value="6.08410722392098" calcext:value-type="float">
            <text:p>6.08410722392098</text:p>
          </table:table-cell>
          <table:table-cell office:value-type="float" office:value="1.33687369915784" calcext:value-type="float">
            <text:p>1.33687369915784</text:p>
          </table:table-cell>
          <table:table-cell office:value-type="float" office:value="0.110728145142033" calcext:value-type="float">
            <text:p>0.110728145142033</text:p>
          </table:table-cell>
          <table:table-cell office:value-type="float" office:value="1.57222959467081" calcext:value-type="float">
            <text:p>1.57222959467081</text:p>
          </table:table-cell>
          <table:table-cell office:value-type="float" office:value="0.130221775523728" calcext:value-type="float">
            <text:p>0.130221775523728</text:p>
          </table:table-cell>
          <table:table-cell office:value-type="float" office:value="0.254680227309888" calcext:value-type="float">
            <text:p>0.254680227309888</text:p>
          </table:table-cell>
          <table:table-cell office:value-type="float" office:value="0.119220826725111" calcext:value-type="float">
            <text:p>0.119220826725111</text:p>
          </table:table-cell>
          <table:table-cell office:value-type="float" office:value="0.4912744981634" calcext:value-type="float">
            <text:p>0.4912744981634</text:p>
          </table:table-cell>
          <table:table-cell office:value-type="float" office:value="0.040690391299854" calcext:value-type="float">
            <text:p>0.040690391299854</text:p>
          </table:table-cell>
          <table:table-cell table:formula="of:=SUM([.E763:.P763])" office:value-type="float" office:value="65.1636934299066" calcext:value-type="float">
            <text:p>65.16369342990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1.65723514456424" calcext:value-type="float">
            <text:p>1.65723514456424</text:p>
          </table:table-cell>
          <table:table-cell office:value-type="float" office:value="1.48144263005213" calcext:value-type="float">
            <text:p>1.48144263005213</text:p>
          </table:table-cell>
          <table:table-cell office:value-type="float" office:value="0.276690880669145" calcext:value-type="float">
            <text:p>0.276690880669145</text:p>
          </table:table-cell>
          <table:table-cell office:value-type="float" office:value="0.765732551163759" calcext:value-type="float">
            <text:p>0.765732551163759</text:p>
          </table:table-cell>
          <table:table-cell office:value-type="float" office:value="0.111789552149528" calcext:value-type="float">
            <text:p>0.111789552149528</text:p>
          </table:table-cell>
          <table:table-cell office:value-type="float" office:value="0.00912073231394" calcext:value-type="float">
            <text:p>0.00912073231394</text:p>
          </table:table-cell>
          <table:table-cell office:value-type="float" office:value="0.100094714587739" calcext:value-type="float">
            <text:p>0.100094714587739</text:p>
          </table:table-cell>
          <table:table-cell office:value-type="float" office:value="0.008166569059816" calcext:value-type="float">
            <text:p>0.008166569059816</text:p>
          </table:table-cell>
          <table:table-cell office:value-type="float" office:value="0.02725822484257" calcext:value-type="float">
            <text:p>0.02725822484257</text:p>
          </table:table-cell>
          <table:table-cell office:value-type="float" office:value="0.009820810413077" calcext:value-type="float">
            <text:p>0.009820810413077</text:p>
          </table:table-cell>
          <table:table-cell office:value-type="float" office:value="0.07265500438118" calcext:value-type="float">
            <text:p>0.07265500438118</text:p>
          </table:table-cell>
          <table:table-cell office:value-type="float" office:value="0.005927806610608" calcext:value-type="float">
            <text:p>0.005927806610608</text:p>
          </table:table-cell>
          <table:table-cell table:formula="of:=SUM([.E764:.P764])" office:value-type="float" office:value="4.52593462080773" calcext:value-type="float">
            <text:p>4.525934620807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230927770875062" calcext:value-type="float">
            <text:p>0.230927770875062</text:p>
          </table:table-cell>
          <table:table-cell office:value-type="float" office:value="0.287822855266769" calcext:value-type="float">
            <text:p>0.287822855266769</text:p>
          </table:table-cell>
          <table:table-cell office:value-type="float" office:value="0.014936905284601" calcext:value-type="float">
            <text:p>0.014936905284601</text:p>
          </table:table-cell>
          <table:table-cell office:value-type="float" office:value="0.033430214702961" calcext:value-type="float">
            <text:p>0.033430214702961</text:p>
          </table:table-cell>
          <table:table-cell office:value-type="float" office:value="0.01199362726965" calcext:value-type="float">
            <text:p>0.01199362726965</text:p>
          </table:table-cell>
          <table:table-cell office:value-type="float" office:value="0.000832613225931" calcext:value-type="float">
            <text:p>0.000832613225931</text:p>
          </table:table-cell>
          <table:table-cell office:value-type="float" office:value="0.014980991240351" calcext:value-type="float">
            <text:p>0.014980991240351</text:p>
          </table:table-cell>
          <table:table-cell office:value-type="float" office:value="0.001039999923612" calcext:value-type="float">
            <text:p>0.001039999923612</text:p>
          </table:table-cell>
          <table:table-cell office:value-type="float" office:value="0.001358269284225" calcext:value-type="float">
            <text:p>0.001358269284225</text:p>
          </table:table-cell>
          <table:table-cell office:value-type="float" office:value="0.001000621740064" calcext:value-type="float">
            <text:p>0.001000621740064</text:p>
          </table:table-cell>
          <table:table-cell office:value-type="float" office:value="0.002602120999992" calcext:value-type="float">
            <text:p>0.002602120999992</text:p>
          </table:table-cell>
          <table:table-cell office:value-type="float" office:value="0.000180642628902" calcext:value-type="float">
            <text:p>0.000180642628902</text:p>
          </table:table-cell>
          <table:table-cell table:formula="of:=SUM([.E765:.P765])" office:value-type="float" office:value="0.60110663244212" calcext:value-type="float">
            <text:p>0.601106632442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141247257666729" calcext:value-type="float">
            <text:p>0.141247257666729</text:p>
          </table:table-cell>
          <table:table-cell office:value-type="float" office:value="4.00059904805151" calcext:value-type="float">
            <text:p>4.00059904805151</text:p>
          </table:table-cell>
          <table:table-cell office:value-type="float" office:value="0.222052049238077" calcext:value-type="float">
            <text:p>0.222052049238077</text:p>
          </table:table-cell>
          <table:table-cell office:value-type="float" office:value="0.513041924497229" calcext:value-type="float">
            <text:p>0.513041924497229</text:p>
          </table:table-cell>
          <table:table-cell office:value-type="float" office:value="0.004951946844502" calcext:value-type="float">
            <text:p>0.004951946844502</text:p>
          </table:table-cell>
          <table:table-cell office:value-type="float" office:value="0.00019504372552" calcext:value-type="float">
            <text:p>0.00019504372552</text:p>
          </table:table-cell>
          <table:table-cell office:value-type="float" office:value="0.140448729790966" calcext:value-type="float">
            <text:p>0.140448729790966</text:p>
          </table:table-cell>
          <table:table-cell office:value-type="float" office:value="0.005531893690143" calcext:value-type="float">
            <text:p>0.005531893690143</text:p>
          </table:table-cell>
          <table:table-cell office:value-type="float" office:value="0.017470931212454" calcext:value-type="float">
            <text:p>0.017470931212454</text:p>
          </table:table-cell>
          <table:table-cell office:value-type="float" office:value="0.009485918468199" calcext:value-type="float">
            <text:p>0.009485918468199</text:p>
          </table:table-cell>
          <table:table-cell office:value-type="float" office:value="0.026523637616883" calcext:value-type="float">
            <text:p>0.026523637616883</text:p>
          </table:table-cell>
          <table:table-cell office:value-type="float" office:value="0.001044693987556" calcext:value-type="float">
            <text:p>0.001044693987556</text:p>
          </table:table-cell>
          <table:table-cell table:formula="of:=SUM([.E766:.P766])" office:value-type="float" office:value="5.08259307478977" calcext:value-type="float">
            <text:p>5.082593074789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75.5855545247688" calcext:value-type="float">
            <text:p>75.5855545247688</text:p>
          </table:table-cell>
          <table:table-cell office:value-type="float" office:value="26.6605691701946" calcext:value-type="float">
            <text:p>26.6605691701946</text:p>
          </table:table-cell>
          <table:table-cell office:value-type="float" office:value="1.07740152841626" calcext:value-type="float">
            <text:p>1.07740152841626</text:p>
          </table:table-cell>
          <table:table-cell office:value-type="float" office:value="2.48418413131719" calcext:value-type="float">
            <text:p>2.48418413131719</text:p>
          </table:table-cell>
          <table:table-cell office:value-type="float" office:value="3.43805876719264" calcext:value-type="float">
            <text:p>3.43805876719264</text:p>
          </table:table-cell>
          <table:table-cell office:value-type="float" office:value="0.146399742257016" calcext:value-type="float">
            <text:p>0.146399742257016</text:p>
          </table:table-cell>
          <table:table-cell office:value-type="float" office:value="1.21526833947477" calcext:value-type="float">
            <text:p>1.21526833947477</text:p>
          </table:table-cell>
          <table:table-cell office:value-type="float" office:value="0.051748670898228" calcext:value-type="float">
            <text:p>0.051748670898228</text:p>
          </table:table-cell>
          <table:table-cell office:value-type="float" office:value="0.07092161784941" calcext:value-type="float">
            <text:p>0.07092161784941</text:p>
          </table:table-cell>
          <table:table-cell office:value-type="float" office:value="0.074960272170966" calcext:value-type="float">
            <text:p>0.074960272170966</text:p>
          </table:table-cell>
          <table:table-cell office:value-type="float" office:value="0.16604182678502" calcext:value-type="float">
            <text:p>0.16604182678502</text:p>
          </table:table-cell>
          <table:table-cell office:value-type="float" office:value="0.00707040870772" calcext:value-type="float">
            <text:p>0.00707040870772</text:p>
          </table:table-cell>
          <table:table-cell table:formula="of:=SUM([.E767:.P767])" office:value-type="float" office:value="110.978179000033" calcext:value-type="float">
            <text:p>110.9781790000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9.24224755331198" calcext:value-type="float">
            <text:p>9.24224755331198</text:p>
          </table:table-cell>
          <table:table-cell office:value-type="float" office:value="14.689343759134" calcext:value-type="float">
            <text:p>14.689343759134</text:p>
          </table:table-cell>
          <table:table-cell office:value-type="float" office:value="0.856098606542362" calcext:value-type="float">
            <text:p>0.856098606542362</text:p>
          </table:table-cell>
          <table:table-cell office:value-type="float" office:value="1.36843608266959" calcext:value-type="float">
            <text:p>1.36843608266959</text:p>
          </table:table-cell>
          <table:table-cell office:value-type="float" office:value="0.654032605455687" calcext:value-type="float">
            <text:p>0.654032605455687</text:p>
          </table:table-cell>
          <table:table-cell office:value-type="float" office:value="0.028890812292651" calcext:value-type="float">
            <text:p>0.028890812292651</text:p>
          </table:table-cell>
          <table:table-cell office:value-type="float" office:value="1.04296351055156" calcext:value-type="float">
            <text:p>1.04296351055156</text:p>
          </table:table-cell>
          <table:table-cell office:value-type="float" office:value="0.046071193943664" calcext:value-type="float">
            <text:p>0.046071193943664</text:p>
          </table:table-cell>
          <table:table-cell office:value-type="float" office:value="0.050776551007907" calcext:value-type="float">
            <text:p>0.050776551007907</text:p>
          </table:table-cell>
          <table:table-cell office:value-type="float" office:value="0.06666528751877" calcext:value-type="float">
            <text:p>0.06666528751877</text:p>
          </table:table-cell>
          <table:table-cell office:value-type="float" office:value="0.162267004787964" calcext:value-type="float">
            <text:p>0.162267004787964</text:p>
          </table:table-cell>
          <table:table-cell office:value-type="float" office:value="0.007167877468973" calcext:value-type="float">
            <text:p>0.007167877468973</text:p>
          </table:table-cell>
          <table:table-cell table:formula="of:=SUM([.E768:.P768])" office:value-type="float" office:value="28.2149608446851" calcext:value-type="float">
            <text:p>28.21496084468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162876931945852" calcext:value-type="float">
            <text:p>0.162876931945852</text:p>
          </table:table-cell>
          <table:table-cell office:value-type="float" office:value="1.5104075960849" calcext:value-type="float">
            <text:p>1.5104075960849</text:p>
          </table:table-cell>
          <table:table-cell office:value-type="float" office:value="0.11288172657054" calcext:value-type="float">
            <text:p>0.11288172657054</text:p>
          </table:table-cell>
          <table:table-cell office:value-type="float" office:value="0.285000332829151" calcext:value-type="float">
            <text:p>0.285000332829151</text:p>
          </table:table-cell>
          <table:table-cell office:value-type="float" office:value="0.008306694938578" calcext:value-type="float">
            <text:p>0.008306694938578</text:p>
          </table:table-cell>
          <table:table-cell office:value-type="float" office:value="0.000372006914217" calcext:value-type="float">
            <text:p>0.000372006914217</text:p>
          </table:table-cell>
          <table:table-cell office:value-type="float" office:value="0.077177854193085" calcext:value-type="float">
            <text:p>0.077177854193085</text:p>
          </table:table-cell>
          <table:table-cell office:value-type="float" office:value="0.003456331982404" calcext:value-type="float">
            <text:p>0.003456331982404</text:p>
          </table:table-cell>
          <table:table-cell office:value-type="float" office:value="0.009082207422454" calcext:value-type="float">
            <text:p>0.009082207422454</text:p>
          </table:table-cell>
          <table:table-cell office:value-type="float" office:value="0.005149705065286" calcext:value-type="float">
            <text:p>0.005149705065286</text:p>
          </table:table-cell>
          <table:table-cell office:value-type="float" office:value="0.020870408302996" calcext:value-type="float">
            <text:p>0.020870408302996</text:p>
          </table:table-cell>
          <table:table-cell office:value-type="float" office:value="0.000934660084265" calcext:value-type="float">
            <text:p>0.000934660084265</text:p>
          </table:table-cell>
          <table:table-cell table:formula="of:=SUM([.E769:.P769])" office:value-type="float" office:value="2.19651645633373" calcext:value-type="float">
            <text:p>2.196516456333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64.3737671990801" calcext:value-type="float">
            <text:p>64.3737671990801</text:p>
          </table:table-cell>
          <table:table-cell office:value-type="float" office:value="84.6201734258325" calcext:value-type="float">
            <text:p>84.6201734258325</text:p>
          </table:table-cell>
          <table:table-cell office:value-type="float" office:value="4.98671628708626" calcext:value-type="float">
            <text:p>4.98671628708626</text:p>
          </table:table-cell>
          <table:table-cell office:value-type="float" office:value="9.23799103975995" calcext:value-type="float">
            <text:p>9.23799103975995</text:p>
          </table:table-cell>
          <table:table-cell office:value-type="float" office:value="1.23269776798556" calcext:value-type="float">
            <text:p>1.23269776798556</text:p>
          </table:table-cell>
          <table:table-cell office:value-type="float" office:value="0.049497110064099" calcext:value-type="float">
            <text:p>0.049497110064099</text:p>
          </table:table-cell>
          <table:table-cell office:value-type="float" office:value="1.62046749337633" calcext:value-type="float">
            <text:p>1.62046749337633</text:p>
          </table:table-cell>
          <table:table-cell office:value-type="float" office:value="0.065067415515822" calcext:value-type="float">
            <text:p>0.065067415515822</text:p>
          </table:table-cell>
          <table:table-cell office:value-type="float" office:value="0.41721726196725" calcext:value-type="float">
            <text:p>0.41721726196725</text:p>
          </table:table-cell>
          <table:table-cell office:value-type="float" office:value="0.096635223327205" calcext:value-type="float">
            <text:p>0.096635223327205</text:p>
          </table:table-cell>
          <table:table-cell office:value-type="float" office:value="0.282159834826277" calcext:value-type="float">
            <text:p>0.282159834826277</text:p>
          </table:table-cell>
          <table:table-cell office:value-type="float" office:value="0.011329700404088" calcext:value-type="float">
            <text:p>0.011329700404088</text:p>
          </table:table-cell>
          <table:table-cell table:formula="of:=SUM([.E770:.P770])" office:value-type="float" office:value="166.993719759225" calcext:value-type="float">
            <text:p>166.9937197592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352.087322258483" calcext:value-type="float">
            <text:p>352.087322258483</text:p>
          </table:table-cell>
          <table:table-cell office:value-type="float" office:value="380.089428551723" calcext:value-type="float">
            <text:p>380.089428551723</text:p>
          </table:table-cell>
          <table:table-cell office:value-type="float" office:value="49.7076413859044" calcext:value-type="float">
            <text:p>49.7076413859044</text:p>
          </table:table-cell>
          <table:table-cell office:value-type="float" office:value="107.91925695959" calcext:value-type="float">
            <text:p>107.91925695959</text:p>
          </table:table-cell>
          <table:table-cell office:value-type="float" office:value="16.5751107102088" calcext:value-type="float">
            <text:p>16.5751107102088</text:p>
          </table:table-cell>
          <table:table-cell office:value-type="float" office:value="0.297591162208286" calcext:value-type="float">
            <text:p>0.297591162208286</text:p>
          </table:table-cell>
          <table:table-cell office:value-type="float" office:value="17.9217995822627" calcext:value-type="float">
            <text:p>17.9217995822627</text:p>
          </table:table-cell>
          <table:table-cell office:value-type="float" office:value="0.321769746205354" calcext:value-type="float">
            <text:p>0.321769746205354</text:p>
          </table:table-cell>
          <table:table-cell office:value-type="float" office:value="3.94253308558458" calcext:value-type="float">
            <text:p>3.94253308558458</text:p>
          </table:table-cell>
          <table:table-cell office:value-type="float" office:value="1.73922906715735" calcext:value-type="float">
            <text:p>1.73922906715735</text:p>
          </table:table-cell>
          <table:table-cell office:value-type="float" office:value="7.65959149976738" calcext:value-type="float">
            <text:p>7.65959149976738</text:p>
          </table:table-cell>
          <table:table-cell office:value-type="float" office:value="0.137521056499041" calcext:value-type="float">
            <text:p>0.137521056499041</text:p>
          </table:table-cell>
          <table:table-cell table:formula="of:=SUM([.E771:.P771])" office:value-type="float" office:value="938.398795065594" calcext:value-type="float">
            <text:p>938.398795065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.6053264863665" calcext:value-type="float">
            <text:p>2.6053264863665</text:p>
          </table:table-cell>
          <table:table-cell office:value-type="float" office:value="3.1928336183671" calcext:value-type="float">
            <text:p>3.1928336183671</text:p>
          </table:table-cell>
          <table:table-cell office:value-type="float" office:value="0.266091322968269" calcext:value-type="float">
            <text:p>0.266091322968269</text:p>
          </table:table-cell>
          <table:table-cell office:value-type="float" office:value="0.537960670942577" calcext:value-type="float">
            <text:p>0.537960670942577</text:p>
          </table:table-cell>
          <table:table-cell office:value-type="float" office:value="0.117383615573135" calcext:value-type="float">
            <text:p>0.117383615573135</text:p>
          </table:table-cell>
          <table:table-cell office:value-type="float" office:value="0.003276139280348" calcext:value-type="float">
            <text:p>0.003276139280348</text:p>
          </table:table-cell>
          <table:table-cell office:value-type="float" office:value="0.143974163516184" calcext:value-type="float">
            <text:p>0.143974163516184</text:p>
          </table:table-cell>
          <table:table-cell office:value-type="float" office:value="0.004018272994469" calcext:value-type="float">
            <text:p>0.004018272994469</text:p>
          </table:table-cell>
          <table:table-cell office:value-type="float" office:value="0.021643404405819" calcext:value-type="float">
            <text:p>0.021643404405819</text:p>
          </table:table-cell>
          <table:table-cell office:value-type="float" office:value="0.008043058279429" calcext:value-type="float">
            <text:p>0.008043058279429</text:p>
          </table:table-cell>
          <table:table-cell office:value-type="float" office:value="0.037444016124012" calcext:value-type="float">
            <text:p>0.037444016124012</text:p>
          </table:table-cell>
          <table:table-cell office:value-type="float" office:value="0.001045050550189" calcext:value-type="float">
            <text:p>0.001045050550189</text:p>
          </table:table-cell>
          <table:table-cell table:formula="of:=SUM([.E772:.P772])" office:value-type="float" office:value="6.93903981936803" calcext:value-type="float">
            <text:p>6.939039819368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90421619609652" calcext:value-type="float">
            <text:p>0.090421619609652</text:p>
          </table:table-cell>
          <table:table-cell office:value-type="float" office:value="0.101572359535059" calcext:value-type="float">
            <text:p>0.101572359535059</text:p>
          </table:table-cell>
          <table:table-cell office:value-type="float" office:value="0.013056864256084" calcext:value-type="float">
            <text:p>0.013056864256084</text:p>
          </table:table-cell>
          <table:table-cell office:value-type="float" office:value="0.028459139087435" calcext:value-type="float">
            <text:p>0.028459139087435</text:p>
          </table:table-cell>
          <table:table-cell office:value-type="float" office:value="0.00158839820101" calcext:value-type="float">
            <text:p>0.00158839820101</text:p>
          </table:table-cell>
          <table:table-cell office:value-type="float" office:value="0.00011057152529" calcext:value-type="float">
            <text:p>0.00011057152529</text:p>
          </table:table-cell>
          <table:table-cell office:value-type="float" office:value="0.001783235068085" calcext:value-type="float">
            <text:p>0.001783235068085</text:p>
          </table:table-cell>
          <table:table-cell office:value-type="float" office:value="0.000124134503114" calcext:value-type="float">
            <text:p>0.000124134503114</text:p>
          </table:table-cell>
          <table:table-cell office:value-type="float" office:value="0.001035896825612" calcext:value-type="float">
            <text:p>0.001035896825612</text:p>
          </table:table-cell>
          <table:table-cell office:value-type="float" office:value="0.000143976797467" calcext:value-type="float">
            <text:p>0.000143976797467</text:p>
          </table:table-cell>
          <table:table-cell office:value-type="float" office:value="0.000751063789991" calcext:value-type="float">
            <text:p>0.000751063789991</text:p>
          </table:table-cell>
          <table:table-cell office:value-type="float" office:value="0.0000522830287750891" calcext:value-type="float">
            <text:p>5.22830287750891E-05</text:p>
          </table:table-cell>
          <table:table-cell table:formula="of:=SUM([.E773:.P773])" office:value-type="float" office:value="0.239099542227574" calcext:value-type="float">
            <text:p>0.239099542227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15773352352337" calcext:value-type="float">
            <text:p>0.015773352352337</text:p>
          </table:table-cell>
          <table:table-cell office:value-type="float" office:value="0.415737251942234" calcext:value-type="float">
            <text:p>0.415737251942234</text:p>
          </table:table-cell>
          <table:table-cell office:value-type="float" office:value="0.022606190971166" calcext:value-type="float">
            <text:p>0.022606190971166</text:p>
          </table:table-cell>
          <table:table-cell office:value-type="float" office:value="0.051883752003289" calcext:value-type="float">
            <text:p>0.051883752003289</text:p>
          </table:table-cell>
          <table:table-cell office:value-type="float" office:value="0.000662801837302" calcext:value-type="float">
            <text:p>0.000662801837302</text:p>
          </table:table-cell>
          <table:table-cell office:value-type="float" office:value="0.0000267379974949833" calcext:value-type="float">
            <text:p>2.67379974949833E-05</text:p>
          </table:table-cell>
          <table:table-cell office:value-type="float" office:value="0.017494751563929" calcext:value-type="float">
            <text:p>0.017494751563929</text:p>
          </table:table-cell>
          <table:table-cell office:value-type="float" office:value="0.000705753359701" calcext:value-type="float">
            <text:p>0.000705753359701</text:p>
          </table:table-cell>
          <table:table-cell office:value-type="float" office:value="0.001777340315402" calcext:value-type="float">
            <text:p>0.001777340315402</text:p>
          </table:table-cell>
          <table:table-cell office:value-type="float" office:value="0.001014410541016" calcext:value-type="float">
            <text:p>0.001014410541016</text:p>
          </table:table-cell>
          <table:table-cell office:value-type="float" office:value="0.003222078681398" calcext:value-type="float">
            <text:p>0.003222078681398</text:p>
          </table:table-cell>
          <table:table-cell office:value-type="float" office:value="0.000129981431649" calcext:value-type="float">
            <text:p>0.000129981431649</text:p>
          </table:table-cell>
          <table:table-cell table:formula="of:=SUM([.E774:.P774])" office:value-type="float" office:value="0.531034402996918" calcext:value-type="float">
            <text:p>0.5310344029969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4696999299277" calcext:value-type="float">
            <text:p>0.004696999299277</text:p>
          </table:table-cell>
          <table:table-cell office:value-type="float" office:value="0.44875602822404" calcext:value-type="float">
            <text:p>0.44875602822404</text:p>
          </table:table-cell>
          <table:table-cell office:value-type="float" office:value="0.01778880868666" calcext:value-type="float">
            <text:p>0.01778880868666</text:p>
          </table:table-cell>
          <table:table-cell office:value-type="float" office:value="0.035252077095143" calcext:value-type="float">
            <text:p>0.035252077095143</text:p>
          </table:table-cell>
          <table:table-cell office:value-type="float" office:value="0.00023033303411" calcext:value-type="float">
            <text:p>0.00023033303411</text:p>
          </table:table-cell>
          <table:table-cell office:value-type="float" office:value="0.0000130075928952144" calcext:value-type="float">
            <text:p>1.30075928952144E-05</text:p>
          </table:table-cell>
          <table:table-cell office:value-type="float" office:value="0.022055160659542" calcext:value-type="float">
            <text:p>0.022055160659542</text:p>
          </table:table-cell>
          <table:table-cell office:value-type="float" office:value="0.0012455206532" calcext:value-type="float">
            <text:p>0.0012455206532</text:p>
          </table:table-cell>
          <table:table-cell office:value-type="float" office:value="0.001360924335819" calcext:value-type="float">
            <text:p>0.001360924335819</text:p>
          </table:table-cell>
          <table:table-cell office:value-type="float" office:value="0.001369594314082" calcext:value-type="float">
            <text:p>0.001369594314082</text:p>
          </table:table-cell>
          <table:table-cell office:value-type="float" office:value="0.002686025563986" calcext:value-type="float">
            <text:p>0.002686025563986</text:p>
          </table:table-cell>
          <table:table-cell office:value-type="float" office:value="0.000151687868731" calcext:value-type="float">
            <text:p>0.000151687868731</text:p>
          </table:table-cell>
          <table:table-cell table:formula="of:=SUM([.E775:.P775])" office:value-type="float" office:value="0.535606167327485" calcext:value-type="float">
            <text:p>0.5356061673274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86953963397739" calcext:value-type="float">
            <text:p>0.086953963397739</text:p>
          </table:table-cell>
          <table:table-cell office:value-type="float" office:value="0.363063744684603" calcext:value-type="float">
            <text:p>0.363063744684603</text:p>
          </table:table-cell>
          <table:table-cell office:value-type="float" office:value="0.019912477166857" calcext:value-type="float">
            <text:p>0.019912477166857</text:p>
          </table:table-cell>
          <table:table-cell office:value-type="float" office:value="0.04055087043301" calcext:value-type="float">
            <text:p>0.04055087043301</text:p>
          </table:table-cell>
          <table:table-cell office:value-type="float" office:value="0.004264077771113" calcext:value-type="float">
            <text:p>0.004264077771113</text:p>
          </table:table-cell>
          <table:table-cell office:value-type="float" office:value="0.000240805175556" calcext:value-type="float">
            <text:p>0.000240805175556</text:p>
          </table:table-cell>
          <table:table-cell office:value-type="float" office:value="0.017838711086511" calcext:value-type="float">
            <text:p>0.017838711086511</text:p>
          </table:table-cell>
          <table:table-cell office:value-type="float" office:value="0.00100740516132" calcext:value-type="float">
            <text:p>0.00100740516132</text:p>
          </table:table-cell>
          <table:table-cell office:value-type="float" office:value="0.001642828189862" calcext:value-type="float">
            <text:p>0.001642828189862</text:p>
          </table:table-cell>
          <table:table-cell office:value-type="float" office:value="0.001157311411469" calcext:value-type="float">
            <text:p>0.001157311411469</text:p>
          </table:table-cell>
          <table:table-cell office:value-type="float" office:value="0.003067667434607" calcext:value-type="float">
            <text:p>0.003067667434607</text:p>
          </table:table-cell>
          <table:table-cell office:value-type="float" office:value="0.000173240319429" calcext:value-type="float">
            <text:p>0.000173240319429</text:p>
          </table:table-cell>
          <table:table-cell table:formula="of:=SUM([.E776:.P776])" office:value-type="float" office:value="0.539873102232076" calcext:value-type="float">
            <text:p>0.5398731022320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2659998824437" calcext:value-type="float">
            <text:p>0.002659998824437</text:p>
          </table:table-cell>
          <table:table-cell office:value-type="float" office:value="0.254138957978681" calcext:value-type="float">
            <text:p>0.254138957978681</text:p>
          </table:table-cell>
          <table:table-cell office:value-type="float" office:value="0.010074136098407" calcext:value-type="float">
            <text:p>0.010074136098407</text:p>
          </table:table-cell>
          <table:table-cell office:value-type="float" office:value="0.019963912629762" calcext:value-type="float">
            <text:p>0.019963912629762</text:p>
          </table:table-cell>
          <table:table-cell office:value-type="float" office:value="0.000130441918068" calcext:value-type="float">
            <text:p>0.000130441918068</text:p>
          </table:table-cell>
          <table:table-cell office:value-type="float" office:value="0.00000736644375175909" calcext:value-type="float">
            <text:p>7.36644375175909E-06</text:p>
          </table:table-cell>
          <table:table-cell office:value-type="float" office:value="0.01249025121755" calcext:value-type="float">
            <text:p>0.01249025121755</text:p>
          </table:table-cell>
          <table:table-cell office:value-type="float" office:value="0.000705361699691" calcext:value-type="float">
            <text:p>0.000705361699691</text:p>
          </table:table-cell>
          <table:table-cell office:value-type="float" office:value="0.000770716983929" calcext:value-type="float">
            <text:p>0.000770716983929</text:p>
          </table:table-cell>
          <table:table-cell office:value-type="float" office:value="0.000775626952963" calcext:value-type="float">
            <text:p>0.000775626952963</text:p>
          </table:table-cell>
          <table:table-cell office:value-type="float" office:value="0.00152114666444" calcext:value-type="float">
            <text:p>0.00152114666444</text:p>
          </table:table-cell>
          <table:table-cell office:value-type="float" office:value="0.0000859036842429762" calcext:value-type="float">
            <text:p>8.59036842429762E-05</text:p>
          </table:table-cell>
          <table:table-cell table:formula="of:=SUM([.E777:.P777])" office:value-type="float" office:value="0.303323821095923" calcext:value-type="float">
            <text:p>0.3033238210959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2.81158761936893" calcext:value-type="float">
            <text:p>2.81158761936893</text:p>
          </table:table-cell>
          <table:table-cell office:value-type="float" office:value="37.2645628212976" calcext:value-type="float">
            <text:p>37.2645628212976</text:p>
          </table:table-cell>
          <table:table-cell office:value-type="float" office:value="2.81385370368722" calcext:value-type="float">
            <text:p>2.81385370368722</text:p>
          </table:table-cell>
          <table:table-cell office:value-type="float" office:value="7.12738577017349" calcext:value-type="float">
            <text:p>7.12738577017349</text:p>
          </table:table-cell>
          <table:table-cell office:value-type="float" office:value="0.137875580881234" calcext:value-type="float">
            <text:p>0.137875580881234</text:p>
          </table:table-cell>
          <table:table-cell office:value-type="float" office:value="0.00778624479476" calcext:value-type="float">
            <text:p>0.00778624479476</text:p>
          </table:table-cell>
          <table:table-cell office:value-type="float" office:value="1.83095345163481" calcext:value-type="float">
            <text:p>1.83095345163481</text:p>
          </table:table-cell>
          <table:table-cell office:value-type="float" office:value="0.103399395970779" calcext:value-type="float">
            <text:p>0.103399395970779</text:p>
          </table:table-cell>
          <table:table-cell office:value-type="float" office:value="0.225639691106717" calcext:value-type="float">
            <text:p>0.225639691106717</text:p>
          </table:table-cell>
          <table:table-cell office:value-type="float" office:value="0.129108259400001" calcext:value-type="float">
            <text:p>0.129108259400001</text:p>
          </table:table-cell>
          <table:table-cell office:value-type="float" office:value="0.501336834102062" calcext:value-type="float">
            <text:p>0.501336834102062</text:p>
          </table:table-cell>
          <table:table-cell office:value-type="float" office:value="0.028311984544321" calcext:value-type="float">
            <text:p>0.028311984544321</text:p>
          </table:table-cell>
          <table:table-cell table:formula="of:=SUM([.E778:.P778])" office:value-type="float" office:value="52.9818013569619" calcext:value-type="float">
            <text:p>52.98180135696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7.1441383259873" calcext:value-type="float">
            <text:p>7.1441383259873</text:p>
          </table:table-cell>
          <table:table-cell office:value-type="float" office:value="14.4638140677654" calcext:value-type="float">
            <text:p>14.4638140677654</text:p>
          </table:table-cell>
          <table:table-cell office:value-type="float" office:value="0.582869631672683" calcext:value-type="float">
            <text:p>0.582869631672683</text:p>
          </table:table-cell>
          <table:table-cell office:value-type="float" office:value="1.27080134440111" calcext:value-type="float">
            <text:p>1.27080134440111</text:p>
          </table:table-cell>
          <table:table-cell office:value-type="float" office:value="0.300695607377435" calcext:value-type="float">
            <text:p>0.300695607377435</text:p>
          </table:table-cell>
          <table:table-cell office:value-type="float" office:value="0.01912285959115" calcext:value-type="float">
            <text:p>0.01912285959115</text:p>
          </table:table-cell>
          <table:table-cell office:value-type="float" office:value="0.609889656299546" calcext:value-type="float">
            <text:p>0.609889656299546</text:p>
          </table:table-cell>
          <table:table-cell office:value-type="float" office:value="0.038786181032807" calcext:value-type="float">
            <text:p>0.038786181032807</text:p>
          </table:table-cell>
          <table:table-cell office:value-type="float" office:value="0.049885890277911" calcext:value-type="float">
            <text:p>0.049885890277911</text:p>
          </table:table-cell>
          <table:table-cell office:value-type="float" office:value="0.03883842737153" calcext:value-type="float">
            <text:p>0.03883842737153</text:p>
          </table:table-cell>
          <table:table-cell office:value-type="float" office:value="0.080644997931472" calcext:value-type="float">
            <text:p>0.080644997931472</text:p>
          </table:table-cell>
          <table:table-cell office:value-type="float" office:value="0.005128651481218" calcext:value-type="float">
            <text:p>0.005128651481218</text:p>
          </table:table-cell>
          <table:table-cell table:formula="of:=SUM([.E779:.P779])" office:value-type="float" office:value="24.6046156411896" calcext:value-type="float">
            <text:p>24.60461564118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54.058861954226" calcext:value-type="float">
            <text:p>54.058861954226</text:p>
          </table:table-cell>
          <table:table-cell office:value-type="float" office:value="75.041673590107" calcext:value-type="float">
            <text:p>75.041673590107</text:p>
          </table:table-cell>
          <table:table-cell office:value-type="float" office:value="8.97698917013564" calcext:value-type="float">
            <text:p>8.97698917013564</text:p>
          </table:table-cell>
          <table:table-cell office:value-type="float" office:value="25.2042897035605" calcext:value-type="float">
            <text:p>25.2042897035605</text:p>
          </table:table-cell>
          <table:table-cell office:value-type="float" office:value="3.15555107730699" calcext:value-type="float">
            <text:p>3.15555107730699</text:p>
          </table:table-cell>
          <table:table-cell office:value-type="float" office:value="0.235770496994033" calcext:value-type="float">
            <text:p>0.235770496994033</text:p>
          </table:table-cell>
          <table:table-cell office:value-type="float" office:value="4.38827727982764" calcext:value-type="float">
            <text:p>4.38827727982764</text:p>
          </table:table-cell>
          <table:table-cell office:value-type="float" office:value="0.327875001819193" calcext:value-type="float">
            <text:p>0.327875001819193</text:p>
          </table:table-cell>
          <table:table-cell office:value-type="float" office:value="0.723684758148732" calcext:value-type="float">
            <text:p>0.723684758148732</text:p>
          </table:table-cell>
          <table:table-cell office:value-type="float" office:value="0.361136119021478" calcext:value-type="float">
            <text:p>0.361136119021478</text:p>
          </table:table-cell>
          <table:table-cell office:value-type="float" office:value="2.05066354168244" calcext:value-type="float">
            <text:p>2.05066354168244</text:p>
          </table:table-cell>
          <table:table-cell office:value-type="float" office:value="0.153217599888331" calcext:value-type="float">
            <text:p>0.153217599888331</text:p>
          </table:table-cell>
          <table:table-cell table:formula="of:=SUM([.E780:.P780])" office:value-type="float" office:value="174.677990292718" calcext:value-type="float">
            <text:p>174.6779902927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69994871462079" calcext:value-type="float">
            <text:p>0.069994871462079</text:p>
          </table:table-cell>
          <table:table-cell office:value-type="float" office:value="0.815995253831611" calcext:value-type="float">
            <text:p>0.815995253831611</text:p>
          </table:table-cell>
          <table:table-cell office:value-type="float" office:value="0.061647732179032" calcext:value-type="float">
            <text:p>0.061647732179032</text:p>
          </table:table-cell>
          <table:table-cell office:value-type="float" office:value="0.155905607827843" calcext:value-type="float">
            <text:p>0.155905607827843</text:p>
          </table:table-cell>
          <table:table-cell office:value-type="float" office:value="0.002739640091775" calcext:value-type="float">
            <text:p>0.002739640091775</text:p>
          </table:table-cell>
          <table:table-cell office:value-type="float" office:value="0.000199632181067" calcext:value-type="float">
            <text:p>0.000199632181067</text:p>
          </table:table-cell>
          <table:table-cell office:value-type="float" office:value="0.031983298245201" calcext:value-type="float">
            <text:p>0.031983298245201</text:p>
          </table:table-cell>
          <table:table-cell office:value-type="float" office:value="0.002330559990555" calcext:value-type="float">
            <text:p>0.002330559990555</text:p>
          </table:table-cell>
          <table:table-cell office:value-type="float" office:value="0.004949542838537" calcext:value-type="float">
            <text:p>0.004949542838537</text:p>
          </table:table-cell>
          <table:table-cell office:value-type="float" office:value="0.002262908940987" calcext:value-type="float">
            <text:p>0.002262908940987</text:p>
          </table:table-cell>
          <table:table-cell office:value-type="float" office:value="0.008752696078012" calcext:value-type="float">
            <text:p>0.008752696078012</text:p>
          </table:table-cell>
          <table:table-cell office:value-type="float" office:value="0.000637791735315" calcext:value-type="float">
            <text:p>0.000637791735315</text:p>
          </table:table-cell>
          <table:table-cell table:formula="of:=SUM([.E781:.P781])" office:value-type="float" office:value="1.15739953540201" calcext:value-type="float">
            <text:p>1.157399535402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53238824168396" calcext:value-type="float">
            <text:p>0.053238824168396</text:p>
          </table:table-cell>
          <table:table-cell office:value-type="float" office:value="0.198295460455965" calcext:value-type="float">
            <text:p>0.198295460455965</text:p>
          </table:table-cell>
          <table:table-cell office:value-type="float" office:value="0.012805356742742" calcext:value-type="float">
            <text:p>0.012805356742742</text:p>
          </table:table-cell>
          <table:table-cell office:value-type="float" office:value="0.031852344875185" calcext:value-type="float">
            <text:p>0.031852344875185</text:p>
          </table:table-cell>
          <table:table-cell office:value-type="float" office:value="0.00246781260836" calcext:value-type="float">
            <text:p>0.00246781260836</text:p>
          </table:table-cell>
          <table:table-cell office:value-type="float" office:value="0.000132874106064" calcext:value-type="float">
            <text:p>0.000132874106064</text:p>
          </table:table-cell>
          <table:table-cell office:value-type="float" office:value="0.009210136228205" calcext:value-type="float">
            <text:p>0.009210136228205</text:p>
          </table:table-cell>
          <table:table-cell office:value-type="float" office:value="0.000495900140029" calcext:value-type="float">
            <text:p>0.000495900140029</text:p>
          </table:table-cell>
          <table:table-cell office:value-type="float" office:value="0.001051318971351" calcext:value-type="float">
            <text:p>0.001051318971351</text:p>
          </table:table-cell>
          <table:table-cell office:value-type="float" office:value="0.000662012692548" calcext:value-type="float">
            <text:p>0.000662012692548</text:p>
          </table:table-cell>
          <table:table-cell office:value-type="float" office:value="0.002131043212187" calcext:value-type="float">
            <text:p>0.002131043212187</text:p>
          </table:table-cell>
          <table:table-cell office:value-type="float" office:value="0.000114741476255" calcext:value-type="float">
            <text:p>0.000114741476255</text:p>
          </table:table-cell>
          <table:table-cell table:formula="of:=SUM([.E782:.P782])" office:value-type="float" office:value="0.312457825677287" calcext:value-type="float">
            <text:p>0.312457825677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52442451974195" calcext:value-type="float">
            <text:p>0.052442451974195</text:p>
          </table:table-cell>
          <table:table-cell office:value-type="float" office:value="0.283566645497164" calcext:value-type="float">
            <text:p>0.283566645497164</text:p>
          </table:table-cell>
          <table:table-cell office:value-type="float" office:value="0.019846070451793" calcext:value-type="float">
            <text:p>0.019846070451793</text:p>
          </table:table-cell>
          <table:table-cell office:value-type="float" office:value="0.049766741167618" calcext:value-type="float">
            <text:p>0.049766741167618</text:p>
          </table:table-cell>
          <table:table-cell office:value-type="float" office:value="0.002537469697461" calcext:value-type="float">
            <text:p>0.002537469697461</text:p>
          </table:table-cell>
          <table:table-cell office:value-type="float" office:value="0.000213290985528" calcext:value-type="float">
            <text:p>0.000213290985528</text:p>
          </table:table-cell>
          <table:table-cell office:value-type="float" office:value="0.013752335868623" calcext:value-type="float">
            <text:p>0.013752335868623</text:p>
          </table:table-cell>
          <table:table-cell office:value-type="float" office:value="0.001155974108248" calcext:value-type="float">
            <text:p>0.001155974108248</text:p>
          </table:table-cell>
          <table:table-cell office:value-type="float" office:value="0.001613795784701" calcext:value-type="float">
            <text:p>0.001613795784701</text:p>
          </table:table-cell>
          <table:table-cell office:value-type="float" office:value="0.001085918382951" calcext:value-type="float">
            <text:p>0.001085918382951</text:p>
          </table:table-cell>
          <table:table-cell office:value-type="float" office:value="0.00346716053356" calcext:value-type="float">
            <text:p>0.00346716053356</text:p>
          </table:table-cell>
          <table:table-cell office:value-type="float" office:value="0.000291437603344" calcext:value-type="float">
            <text:p>0.000291437603344</text:p>
          </table:table-cell>
          <table:table-cell table:formula="of:=SUM([.E783:.P783])" office:value-type="float" office:value="0.429739292055186" calcext:value-type="float">
            <text:p>0.4297392920551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office:value-type="float" office:value="0.000197644238839" calcext:value-type="float">
            <text:p>0.000197644238839</text:p>
          </table:table-cell>
          <table:table-cell office:value-type="float" office:value="0.001164436977493" calcext:value-type="float">
            <text:p>0.001164436977493</text:p>
          </table:table-cell>
          <table:table-cell office:value-type="float" office:value="0.0000845141361392931" calcext:value-type="float">
            <text:p>8.45141361392931E-05</text:p>
          </table:table-cell>
          <table:table-cell office:value-type="float" office:value="0.000212207314684" calcext:value-type="float">
            <text:p>0.000212207314684</text:p>
          </table:table-cell>
          <table:table-cell office:value-type="float" office:value="0.0000107067567127178" calcext:value-type="float">
            <text:p>1.07067567127178E-05</text:p>
          </table:table-cell>
          <table:table-cell office:value-type="float" office:value="0.0000010216738293868" calcext:value-type="float">
            <text:p>1.0216738293868E-06</text:p>
          </table:table-cell>
          <table:table-cell office:value-type="float" office:value="0.0000632636939909405" calcext:value-type="float">
            <text:p>6.32636939909405E-05</text:p>
          </table:table-cell>
          <table:table-cell office:value-type="float" office:value="0.00000603682910102029" calcext:value-type="float">
            <text:p>6.03682910102029E-06</text:p>
          </table:table-cell>
          <table:table-cell office:value-type="float" office:value="0.00000690301051663242" calcext:value-type="float">
            <text:p>6.90301051663242E-06</text:p>
          </table:table-cell>
          <table:table-cell office:value-type="float" office:value="0.00000542601660238815" calcext:value-type="float">
            <text:p>5.42601660238815E-06</text:p>
          </table:table-cell>
          <table:table-cell office:value-type="float" office:value="0.0000165578672003554" calcext:value-type="float">
            <text:p>1.65578672003554E-05</text:p>
          </table:table-cell>
          <table:table-cell office:value-type="float" office:value="0.00000158000597594332" calcext:value-type="float">
            <text:p>1.58000597594332E-06</text:p>
          </table:table-cell>
          <table:table-cell table:formula="of:=SUM([.E784:.P784])" office:value-type="float" office:value="0.00177029852108468" calcext:value-type="float">
            <text:p>0.0017702985210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5:.P785])" office:value-type="float" office:value="0" calcext:value-type="float">
            <text:p>0</text:p>
          </table:table-cell>
          <table:table-cell table:formula="of:=SUM([.Q730:.Q785])" office:value-type="float" office:value="171361.249175084" calcext:value-type="float">
            <text:p>171361.2491750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079.53650233269" calcext:value-type="float">
            <text:p>1079.53650233269</text:p>
          </table:table-cell>
          <table:table-cell office:value-type="float" office:value="4833.77989356838" calcext:value-type="float">
            <text:p>4833.77989356838</text:p>
          </table:table-cell>
          <table:table-cell office:value-type="float" office:value="278.476861780919" calcext:value-type="float">
            <text:p>278.476861780919</text:p>
          </table:table-cell>
          <table:table-cell office:value-type="float" office:value="633.750529179573" calcext:value-type="float">
            <text:p>633.750529179573</text:p>
          </table:table-cell>
          <table:table-cell office:value-type="float" office:value="120.842660008499" calcext:value-type="float">
            <text:p>120.842660008499</text:p>
          </table:table-cell>
          <table:table-cell office:value-type="float" office:value="8.36216484104881" calcext:value-type="float">
            <text:p>8.36216484104881</text:p>
          </table:table-cell>
          <table:table-cell office:value-type="float" office:value="544.482586729225" calcext:value-type="float">
            <text:p>544.482586729225</text:p>
          </table:table-cell>
          <table:table-cell office:value-type="float" office:value="37.6775316183062" calcext:value-type="float">
            <text:p>37.6775316183062</text:p>
          </table:table-cell>
          <table:table-cell office:value-type="float" office:value="5.76991828289579" calcext:value-type="float">
            <text:p>5.76991828289579</text:p>
          </table:table-cell>
          <table:table-cell office:value-type="float" office:value="37.1936401996721" calcext:value-type="float">
            <text:p>37.1936401996721</text:p>
          </table:table-cell>
          <table:table-cell office:value-type="float" office:value="103.531291328191" calcext:value-type="float">
            <text:p>103.531291328191</text:p>
          </table:table-cell>
          <table:table-cell office:value-type="float" office:value="7.1642392200908" calcext:value-type="float">
            <text:p>7.1642392200908</text:p>
          </table:table-cell>
          <table:table-cell table:formula="of:=SUM([.E786:.P786])" office:value-type="float" office:value="7690.56781908949" calcext:value-type="float">
            <text:p>7690.567819089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2.2412435505338" calcext:value-type="float">
            <text:p>12.2412435505338</text:p>
          </table:table-cell>
          <table:table-cell office:value-type="float" office:value="0.292009798253385" calcext:value-type="float">
            <text:p>0.292009798253385</text:p>
          </table:table-cell>
          <table:table-cell office:value-type="float" office:value="0.043884476035915" calcext:value-type="float">
            <text:p>0.043884476035915</text:p>
          </table:table-cell>
          <table:table-cell office:value-type="float" office:value="0.112748042169232" calcext:value-type="float">
            <text:p>0.112748042169232</text:p>
          </table:table-cell>
          <table:table-cell office:value-type="float" office:value="0.762079238067087" calcext:value-type="float">
            <text:p>0.762079238067087</text:p>
          </table:table-cell>
          <table:table-cell office:value-type="float" office:value="0.041349286467362" calcext:value-type="float">
            <text:p>0.041349286467362</text:p>
          </table:table-cell>
          <table:table-cell office:value-type="float" office:value="0.01820879906945" calcext:value-type="float">
            <text:p>0.01820879906945</text:p>
          </table:table-cell>
          <table:table-cell office:value-type="float" office:value="0.000987982366321" calcext:value-type="float">
            <text:p>0.000987982366321</text:p>
          </table:table-cell>
          <table:table-cell office:value-type="float" office:value="0.003402110685792" calcext:value-type="float">
            <text:p>0.003402110685792</text:p>
          </table:table-cell>
          <table:table-cell office:value-type="float" office:value="0.001574977642435" calcext:value-type="float">
            <text:p>0.001574977642435</text:p>
          </table:table-cell>
          <table:table-cell office:value-type="float" office:value="0.010031299981374" calcext:value-type="float">
            <text:p>0.010031299981374</text:p>
          </table:table-cell>
          <table:table-cell office:value-type="float" office:value="0.000544283423364" calcext:value-type="float">
            <text:p>0.000544283423364</text:p>
          </table:table-cell>
          <table:table-cell table:formula="of:=SUM([.E787:.P787])" office:value-type="float" office:value="13.5280638446955" calcext:value-type="float">
            <text:p>13.52806384469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8.2432575574275" calcext:value-type="float">
            <text:p>38.2432575574275</text:p>
          </table:table-cell>
          <table:table-cell office:value-type="float" office:value="8.38134926371446" calcext:value-type="float">
            <text:p>8.38134926371446</text:p>
          </table:table-cell>
          <table:table-cell office:value-type="float" office:value="0.599359419728283" calcext:value-type="float">
            <text:p>0.599359419728283</text:p>
          </table:table-cell>
          <table:table-cell office:value-type="float" office:value="1.2161378761343" calcext:value-type="float">
            <text:p>1.2161378761343</text:p>
          </table:table-cell>
          <table:table-cell office:value-type="float" office:value="2.38083594025341" calcext:value-type="float">
            <text:p>2.38083594025341</text:p>
          </table:table-cell>
          <table:table-cell office:value-type="float" office:value="0.129180619618513" calcext:value-type="float">
            <text:p>0.129180619618513</text:p>
          </table:table-cell>
          <table:table-cell office:value-type="float" office:value="0.523359146630798" calcext:value-type="float">
            <text:p>0.523359146630798</text:p>
          </table:table-cell>
          <table:table-cell office:value-type="float" office:value="0.028396689457564" calcext:value-type="float">
            <text:p>0.028396689457564</text:p>
          </table:table-cell>
          <table:table-cell office:value-type="float" office:value="0.018921849311352" calcext:value-type="float">
            <text:p>0.018921849311352</text:p>
          </table:table-cell>
          <table:table-cell office:value-type="float" office:value="0.035592977830412" calcext:value-type="float">
            <text:p>0.035592977830412</text:p>
          </table:table-cell>
          <table:table-cell office:value-type="float" office:value="0.114839876801663" calcext:value-type="float">
            <text:p>0.114839876801663</text:p>
          </table:table-cell>
          <table:table-cell office:value-type="float" office:value="0.006231041035349" calcext:value-type="float">
            <text:p>0.006231041035349</text:p>
          </table:table-cell>
          <table:table-cell table:formula="of:=SUM([.E788:.P788])" office:value-type="float" office:value="51.6774622579436" calcext:value-type="float">
            <text:p>51.6774622579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04.905087084319" calcext:value-type="float">
            <text:p>104.905087084319</text:p>
          </table:table-cell>
          <table:table-cell office:value-type="float" office:value="1640.89650504457" calcext:value-type="float">
            <text:p>1640.89650504457</text:p>
          </table:table-cell>
          <table:table-cell office:value-type="float" office:value="258.101376556733" calcext:value-type="float">
            <text:p>258.101376556733</text:p>
          </table:table-cell>
          <table:table-cell office:value-type="float" office:value="457.8066107273" calcext:value-type="float">
            <text:p>457.8066107273</text:p>
          </table:table-cell>
          <table:table-cell office:value-type="float" office:value="8.09853767422178" calcext:value-type="float">
            <text:p>8.09853767422178</text:p>
          </table:table-cell>
          <table:table-cell office:value-type="float" office:value="0.780111229164373" calcext:value-type="float">
            <text:p>0.780111229164373</text:p>
          </table:table-cell>
          <table:table-cell office:value-type="float" office:value="126.822109470109" calcext:value-type="float">
            <text:p>126.822109470109</text:p>
          </table:table-cell>
          <table:table-cell office:value-type="float" office:value="12.2164464356156" calcext:value-type="float">
            <text:p>12.2164464356156</text:p>
          </table:table-cell>
          <table:table-cell office:value-type="float" office:value="25.1647091514771" calcext:value-type="float">
            <text:p>25.1647091514771</text:p>
          </table:table-cell>
          <table:table-cell office:value-type="float" office:value="9.51994363392836" calcext:value-type="float">
            <text:p>9.51994363392836</text:p>
          </table:table-cell>
          <table:table-cell office:value-type="float" office:value="57.7977738691151" calcext:value-type="float">
            <text:p>57.7977738691151</text:p>
          </table:table-cell>
          <table:table-cell office:value-type="float" office:value="5.5675103617188" calcext:value-type="float">
            <text:p>5.5675103617188</text:p>
          </table:table-cell>
          <table:table-cell table:formula="of:=SUM([.E789:.P789])" office:value-type="float" office:value="2707.67672123827" calcext:value-type="float">
            <text:p>2707.67672123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5974.16665313613" calcext:value-type="float">
            <text:p>5974.16665313613</text:p>
          </table:table-cell>
          <table:table-cell office:value-type="float" office:value="3307.82853448683" calcext:value-type="float">
            <text:p>3307.82853448683</text:p>
          </table:table-cell>
          <table:table-cell office:value-type="float" office:value="262.85017996819" calcext:value-type="float">
            <text:p>262.85017996819</text:p>
          </table:table-cell>
          <table:table-cell office:value-type="float" office:value="571.826391720592" calcext:value-type="float">
            <text:p>571.826391720592</text:p>
          </table:table-cell>
          <table:table-cell office:value-type="float" office:value="693.262654571004" calcext:value-type="float">
            <text:p>693.262654571004</text:p>
          </table:table-cell>
          <table:table-cell office:value-type="float" office:value="55.1327848847451" calcext:value-type="float">
            <text:p>55.1327848847451</text:p>
          </table:table-cell>
          <table:table-cell office:value-type="float" office:value="386.312340469427" calcext:value-type="float">
            <text:p>386.312340469427</text:p>
          </table:table-cell>
          <table:table-cell office:value-type="float" office:value="30.7220863910562" calcext:value-type="float">
            <text:p>30.7220863910562</text:p>
          </table:table-cell>
          <table:table-cell office:value-type="float" office:value="13.1294456899377" calcext:value-type="float">
            <text:p>13.1294456899377</text:p>
          </table:table-cell>
          <table:table-cell office:value-type="float" office:value="29.7494644701182" calcext:value-type="float">
            <text:p>29.7494644701182</text:p>
          </table:table-cell>
          <table:table-cell office:value-type="float" office:value="99.37388189947" calcext:value-type="float">
            <text:p>99.37388189947</text:p>
          </table:table-cell>
          <table:table-cell office:value-type="float" office:value="7.90286166116339" calcext:value-type="float">
            <text:p>7.90286166116339</text:p>
          </table:table-cell>
          <table:table-cell table:formula="of:=SUM([.E790:.P790])" office:value-type="float" office:value="11432.2572793487" calcext:value-type="float">
            <text:p>11432.25727934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626.56699143893" calcext:value-type="float">
            <text:p>626.56699143893</text:p>
          </table:table-cell>
          <table:table-cell office:value-type="float" office:value="1118.80939143023" calcext:value-type="float">
            <text:p>1118.80939143023</text:p>
          </table:table-cell>
          <table:table-cell office:value-type="float" office:value="189.74889093025" calcext:value-type="float">
            <text:p>189.74889093025</text:p>
          </table:table-cell>
          <table:table-cell office:value-type="float" office:value="756.302619135994" calcext:value-type="float">
            <text:p>756.302619135994</text:p>
          </table:table-cell>
          <table:table-cell office:value-type="float" office:value="100.757948692457" calcext:value-type="float">
            <text:p>100.757948692457</text:p>
          </table:table-cell>
          <table:table-cell office:value-type="float" office:value="5.84224759908489" calcext:value-type="float">
            <text:p>5.84224759908489</text:p>
          </table:table-cell>
          <table:table-cell office:value-type="float" office:value="181.188433477971" calcext:value-type="float">
            <text:p>181.188433477971</text:p>
          </table:table-cell>
          <table:table-cell office:value-type="float" office:value="10.5058479673859" calcext:value-type="float">
            <text:p>10.5058479673859</text:p>
          </table:table-cell>
          <table:table-cell office:value-type="float" office:value="17.0411308048072" calcext:value-type="float">
            <text:p>17.0411308048072</text:p>
          </table:table-cell>
          <table:table-cell office:value-type="float" office:value="19.4531447162229" calcext:value-type="float">
            <text:p>19.4531447162229</text:p>
          </table:table-cell>
          <table:table-cell office:value-type="float" office:value="156.729522628079" calcext:value-type="float">
            <text:p>156.729522628079</text:p>
          </table:table-cell>
          <table:table-cell office:value-type="float" office:value="9.08764707064904" calcext:value-type="float">
            <text:p>9.08764707064904</text:p>
          </table:table-cell>
          <table:table-cell table:formula="of:=SUM([.E791:.P791])" office:value-type="float" office:value="3192.03381589206" calcext:value-type="float">
            <text:p>3192.03381589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9.7998877482884" calcext:value-type="float">
            <text:p>19.7998877482884</text:p>
          </table:table-cell>
          <table:table-cell office:value-type="float" office:value="398.629974514287" calcext:value-type="float">
            <text:p>398.629974514287</text:p>
          </table:table-cell>
          <table:table-cell office:value-type="float" office:value="60.8175029792398" calcext:value-type="float">
            <text:p>60.8175029792398</text:p>
          </table:table-cell>
          <table:table-cell office:value-type="float" office:value="158.074249911997" calcext:value-type="float">
            <text:p>158.074249911997</text:p>
          </table:table-cell>
          <table:table-cell office:value-type="float" office:value="3.24693415235228" calcext:value-type="float">
            <text:p>3.24693415235228</text:p>
          </table:table-cell>
          <table:table-cell office:value-type="float" office:value="0.175382418608935" calcext:value-type="float">
            <text:p>0.175382418608935</text:p>
          </table:table-cell>
          <table:table-cell office:value-type="float" office:value="66.1812557761732" calcext:value-type="float">
            <text:p>66.1812557761732</text:p>
          </table:table-cell>
          <table:table-cell office:value-type="float" office:value="3.5747656589195" calcext:value-type="float">
            <text:p>3.5747656589195</text:p>
          </table:table-cell>
          <table:table-cell office:value-type="float" office:value="4.28915555369614" calcext:value-type="float">
            <text:p>4.28915555369614</text:p>
          </table:table-cell>
          <table:table-cell office:value-type="float" office:value="8.74462123023434" calcext:value-type="float">
            <text:p>8.74462123023434</text:p>
          </table:table-cell>
          <table:table-cell office:value-type="float" office:value="37.2219668851993" calcext:value-type="float">
            <text:p>37.2219668851993</text:p>
          </table:table-cell>
          <table:table-cell office:value-type="float" office:value="2.0105361770206" calcext:value-type="float">
            <text:p>2.0105361770206</text:p>
          </table:table-cell>
          <table:table-cell table:formula="of:=SUM([.E792:.P792])" office:value-type="float" office:value="762.766233006017" calcext:value-type="float">
            <text:p>762.7662330060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82.07427252299" calcext:value-type="float">
            <text:p>182.07427252299</text:p>
          </table:table-cell>
          <table:table-cell office:value-type="float" office:value="3051.49719448551" calcext:value-type="float">
            <text:p>3051.49719448551</text:p>
          </table:table-cell>
          <table:table-cell office:value-type="float" office:value="415.672563658486" calcext:value-type="float">
            <text:p>415.672563658486</text:p>
          </table:table-cell>
          <table:table-cell office:value-type="float" office:value="1041.87627555663" calcext:value-type="float">
            <text:p>1041.87627555663</text:p>
          </table:table-cell>
          <table:table-cell office:value-type="float" office:value="32.1080766230749" calcext:value-type="float">
            <text:p>32.1080766230749</text:p>
          </table:table-cell>
          <table:table-cell office:value-type="float" office:value="2.08018493873664" calcext:value-type="float">
            <text:p>2.08018493873664</text:p>
          </table:table-cell>
          <table:table-cell office:value-type="float" office:value="543.515541132847" calcext:value-type="float">
            <text:p>543.515541132847</text:p>
          </table:table-cell>
          <table:table-cell office:value-type="float" office:value="35.2127240727124" calcext:value-type="float">
            <text:p>35.2127240727124</text:p>
          </table:table-cell>
          <table:table-cell office:value-type="float" office:value="36.2914314830136" calcext:value-type="float">
            <text:p>36.2914314830136</text:p>
          </table:table-cell>
          <table:table-cell office:value-type="float" office:value="54.57794395869" calcext:value-type="float">
            <text:p>54.57794395869</text:p>
          </table:table-cell>
          <table:table-cell office:value-type="float" office:value="267.661317463451" calcext:value-type="float">
            <text:p>267.661317463451</text:p>
          </table:table-cell>
          <table:table-cell office:value-type="float" office:value="17.3409652594929" calcext:value-type="float">
            <text:p>17.3409652594929</text:p>
          </table:table-cell>
          <table:table-cell table:formula="of:=SUM([.E793:.P793])" office:value-type="float" office:value="5679.90849115563" calcext:value-type="float">
            <text:p>5679.908491155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53.4949363015476" calcext:value-type="float">
            <text:p>53.4949363015476</text:p>
          </table:table-cell>
          <table:table-cell office:value-type="float" office:value="330.39485927248" calcext:value-type="float">
            <text:p>330.39485927248</text:p>
          </table:table-cell>
          <table:table-cell office:value-type="float" office:value="23.9386342109798" calcext:value-type="float">
            <text:p>23.9386342109798</text:p>
          </table:table-cell>
          <table:table-cell office:value-type="float" office:value="70.3274132549178" calcext:value-type="float">
            <text:p>70.3274132549178</text:p>
          </table:table-cell>
          <table:table-cell office:value-type="float" office:value="6.27742173036318" calcext:value-type="float">
            <text:p>6.27742173036318</text:p>
          </table:table-cell>
          <table:table-cell office:value-type="float" office:value="0.407784137858015" calcext:value-type="float">
            <text:p>0.407784137858015</text:p>
          </table:table-cell>
          <table:table-cell office:value-type="float" office:value="39.0162567725502" calcext:value-type="float">
            <text:p>39.0162567725502</text:p>
          </table:table-cell>
          <table:table-cell office:value-type="float" office:value="2.5345135811866" calcext:value-type="float">
            <text:p>2.5345135811866</text:p>
          </table:table-cell>
          <table:table-cell office:value-type="float" office:value="2.04845510950987" calcext:value-type="float">
            <text:p>2.04845510950987</text:p>
          </table:table-cell>
          <table:table-cell office:value-type="float" office:value="3.09767470739118" calcext:value-type="float">
            <text:p>3.09767470739118</text:p>
          </table:table-cell>
          <table:table-cell office:value-type="float" office:value="11.4199193904834" calcext:value-type="float">
            <text:p>11.4199193904834</text:p>
          </table:table-cell>
          <table:table-cell office:value-type="float" office:value="0.741843097864778" calcext:value-type="float">
            <text:p>0.741843097864778</text:p>
          </table:table-cell>
          <table:table-cell table:formula="of:=SUM([.E794:.P794])" office:value-type="float" office:value="543.699711567133" calcext:value-type="float">
            <text:p>543.6997115671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274.4470580057" calcext:value-type="float">
            <text:p>3274.4470580057</text:p>
          </table:table-cell>
          <table:table-cell office:value-type="float" office:value="9535.5658791397" calcext:value-type="float">
            <text:p>9535.5658791397</text:p>
          </table:table-cell>
          <table:table-cell office:value-type="float" office:value="737.830710181222" calcext:value-type="float">
            <text:p>737.830710181222</text:p>
          </table:table-cell>
          <table:table-cell office:value-type="float" office:value="1459.3351392138" calcext:value-type="float">
            <text:p>1459.3351392138</text:p>
          </table:table-cell>
          <table:table-cell office:value-type="float" office:value="1125.17449951504" calcext:value-type="float">
            <text:p>1125.17449951504</text:p>
          </table:table-cell>
          <table:table-cell office:value-type="float" office:value="124.006070686839" calcext:value-type="float">
            <text:p>124.006070686839</text:p>
          </table:table-cell>
          <table:table-cell office:value-type="float" office:value="3324.47820357475" calcext:value-type="float">
            <text:p>3324.47820357475</text:p>
          </table:table-cell>
          <table:table-cell office:value-type="float" office:value="366.392483376607" calcext:value-type="float">
            <text:p>366.392483376607</text:p>
          </table:table-cell>
          <table:table-cell office:value-type="float" office:value="59.4989375737068" calcext:value-type="float">
            <text:p>59.4989375737068</text:p>
          </table:table-cell>
          <table:table-cell office:value-type="float" office:value="185.808689995214" calcext:value-type="float">
            <text:p>185.808689995214</text:p>
          </table:table-cell>
          <table:table-cell office:value-type="float" office:value="791.448607556463" calcext:value-type="float">
            <text:p>791.448607556463</text:p>
          </table:table-cell>
          <table:table-cell office:value-type="float" office:value="87.2259654088751" calcext:value-type="float">
            <text:p>87.2259654088751</text:p>
          </table:table-cell>
          <table:table-cell table:formula="of:=SUM([.E795:.P795])" office:value-type="float" office:value="21071.2122442279" calcext:value-type="float">
            <text:p>21071.21224422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172.05764831119" calcext:value-type="float">
            <text:p>1172.05764831119</text:p>
          </table:table-cell>
          <table:table-cell office:value-type="float" office:value="10783.5824930409" calcext:value-type="float">
            <text:p>10783.5824930409</text:p>
          </table:table-cell>
          <table:table-cell office:value-type="float" office:value="2415.87485095134" calcext:value-type="float">
            <text:p>2415.87485095134</text:p>
          </table:table-cell>
          <table:table-cell office:value-type="float" office:value="4849.79912377745" calcext:value-type="float">
            <text:p>4849.79912377745</text:p>
          </table:table-cell>
          <table:table-cell office:value-type="float" office:value="180.771328597603" calcext:value-type="float">
            <text:p>180.771328597603</text:p>
          </table:table-cell>
          <table:table-cell office:value-type="float" office:value="10.1111761911683" calcext:value-type="float">
            <text:p>10.1111761911683</text:p>
          </table:table-cell>
          <table:table-cell office:value-type="float" office:value="1674.00933113609" calcext:value-type="float">
            <text:p>1674.00933113609</text:p>
          </table:table-cell>
          <table:table-cell office:value-type="float" office:value="93.6332294733223" calcext:value-type="float">
            <text:p>93.6332294733223</text:p>
          </table:table-cell>
          <table:table-cell office:value-type="float" office:value="193.012572237271" calcext:value-type="float">
            <text:p>193.012572237271</text:p>
          </table:table-cell>
          <table:table-cell office:value-type="float" office:value="182.466446558298" calcext:value-type="float">
            <text:p>182.466446558298</text:p>
          </table:table-cell>
          <table:table-cell office:value-type="float" office:value="1167.71429718965" calcext:value-type="float">
            <text:p>1167.71429718965</text:p>
          </table:table-cell>
          <table:table-cell office:value-type="float" office:value="65.3143675572193" calcext:value-type="float">
            <text:p>65.3143675572193</text:p>
          </table:table-cell>
          <table:table-cell table:formula="of:=SUM([.E796:.P796])" office:value-type="float" office:value="22788.3468650215" calcext:value-type="float">
            <text:p>22788.34686502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885.962526170959" calcext:value-type="float">
            <text:p>885.962526170959</text:p>
          </table:table-cell>
          <table:table-cell office:value-type="float" office:value="268.235017739901" calcext:value-type="float">
            <text:p>268.235017739901</text:p>
          </table:table-cell>
          <table:table-cell office:value-type="float" office:value="68.3176338548819" calcext:value-type="float">
            <text:p>68.3176338548819</text:p>
          </table:table-cell>
          <table:table-cell office:value-type="float" office:value="163.431079585306" calcext:value-type="float">
            <text:p>163.431079585306</text:p>
          </table:table-cell>
          <table:table-cell office:value-type="float" office:value="136.645686775273" calcext:value-type="float">
            <text:p>136.645686775273</text:p>
          </table:table-cell>
          <table:table-cell office:value-type="float" office:value="7.6430739923973" calcext:value-type="float">
            <text:p>7.6430739923973</text:p>
          </table:table-cell>
          <table:table-cell office:value-type="float" office:value="41.6849151084323" calcext:value-type="float">
            <text:p>41.6849151084323</text:p>
          </table:table-cell>
          <table:table-cell office:value-type="float" office:value="2.33158395306335" calcext:value-type="float">
            <text:p>2.33158395306335</text:p>
          </table:table-cell>
          <table:table-cell office:value-type="float" office:value="5.53685602549461" calcext:value-type="float">
            <text:p>5.53685602549461</text:p>
          </table:table-cell>
          <table:table-cell office:value-type="float" office:value="5.05641833853732" calcext:value-type="float">
            <text:p>5.05641833853732</text:p>
          </table:table-cell>
          <table:table-cell office:value-type="float" office:value="37.0635008948605" calcext:value-type="float">
            <text:p>37.0635008948605</text:p>
          </table:table-cell>
          <table:table-cell office:value-type="float" office:value="2.07309199757312" calcext:value-type="float">
            <text:p>2.07309199757312</text:p>
          </table:table-cell>
          <table:table-cell table:formula="of:=SUM([.E797:.P797])" office:value-type="float" office:value="1623.98138443668" calcext:value-type="float">
            <text:p>1623.981384436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070.17442310351" calcext:value-type="float">
            <text:p>1070.17442310351</text:p>
          </table:table-cell>
          <table:table-cell office:value-type="float" office:value="2782.40134568447" calcext:value-type="float">
            <text:p>2782.40134568447</text:p>
          </table:table-cell>
          <table:table-cell office:value-type="float" office:value="546.625504094648" calcext:value-type="float">
            <text:p>546.625504094648</text:p>
          </table:table-cell>
          <table:table-cell office:value-type="float" office:value="1714.06767424584" calcext:value-type="float">
            <text:p>1714.06767424584</text:p>
          </table:table-cell>
          <table:table-cell office:value-type="float" office:value="219.889980014695" calcext:value-type="float">
            <text:p>219.889980014695</text:p>
          </table:table-cell>
          <table:table-cell office:value-type="float" office:value="13.2427981938018" calcext:value-type="float">
            <text:p>13.2427981938018</text:p>
          </table:table-cell>
          <table:table-cell office:value-type="float" office:value="578.260222181741" calcext:value-type="float">
            <text:p>578.260222181741</text:p>
          </table:table-cell>
          <table:table-cell office:value-type="float" office:value="34.8255224059959" calcext:value-type="float">
            <text:p>34.8255224059959</text:p>
          </table:table-cell>
          <table:table-cell office:value-type="float" office:value="59.7419765726965" calcext:value-type="float">
            <text:p>59.7419765726965</text:p>
          </table:table-cell>
          <table:table-cell office:value-type="float" office:value="73.0563246080092" calcext:value-type="float">
            <text:p>73.0563246080092</text:p>
          </table:table-cell>
          <table:table-cell office:value-type="float" office:value="485.236480152175" calcext:value-type="float">
            <text:p>485.236480152175</text:p>
          </table:table-cell>
          <table:table-cell office:value-type="float" office:value="29.2231996314543" calcext:value-type="float">
            <text:p>29.2231996314543</text:p>
          </table:table-cell>
          <table:table-cell table:formula="of:=SUM([.E798:.P798])" office:value-type="float" office:value="7606.74545088904" calcext:value-type="float">
            <text:p>7606.745450889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00.392115639239" calcext:value-type="float">
            <text:p>100.392115639239</text:p>
          </table:table-cell>
          <table:table-cell office:value-type="float" office:value="861.692357065324" calcext:value-type="float">
            <text:p>861.692357065324</text:p>
          </table:table-cell>
          <table:table-cell office:value-type="float" office:value="57.8988467752412" calcext:value-type="float">
            <text:p>57.8988467752412</text:p>
          </table:table-cell>
          <table:table-cell office:value-type="float" office:value="151.73748189789" calcext:value-type="float">
            <text:p>151.73748189789</text:p>
          </table:table-cell>
          <table:table-cell office:value-type="float" office:value="13.9600265752407" calcext:value-type="float">
            <text:p>13.9600265752407</text:p>
          </table:table-cell>
          <table:table-cell office:value-type="float" office:value="1.37165668771541" calcext:value-type="float">
            <text:p>1.37165668771541</text:p>
          </table:table-cell>
          <table:table-cell office:value-type="float" office:value="120.659709609766" calcext:value-type="float">
            <text:p>120.659709609766</text:p>
          </table:table-cell>
          <table:table-cell office:value-type="float" office:value="11.8555431633325" calcext:value-type="float">
            <text:p>11.8555431633325</text:p>
          </table:table-cell>
          <table:table-cell office:value-type="float" office:value="5.4884606581741" calcext:value-type="float">
            <text:p>5.4884606581741</text:p>
          </table:table-cell>
          <table:table-cell office:value-type="float" office:value="8.58191915968288" calcext:value-type="float">
            <text:p>8.58191915968288</text:p>
          </table:table-cell>
          <table:table-cell office:value-type="float" office:value="30.2704675602945" calcext:value-type="float">
            <text:p>30.2704675602945</text:p>
          </table:table-cell>
          <table:table-cell office:value-type="float" office:value="2.97425574697621" calcext:value-type="float">
            <text:p>2.97425574697621</text:p>
          </table:table-cell>
          <table:table-cell table:formula="of:=SUM([.E799:.P799])" office:value-type="float" office:value="1366.88284053888" calcext:value-type="float">
            <text:p>1366.88284053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4.2731760679621" calcext:value-type="float">
            <text:p>14.2731760679621</text:p>
          </table:table-cell>
          <table:table-cell office:value-type="float" office:value="1998.00226424632" calcext:value-type="float">
            <text:p>1998.00226424632</text:p>
          </table:table-cell>
          <table:table-cell office:value-type="float" office:value="762.971662476632" calcext:value-type="float">
            <text:p>762.971662476632</text:p>
          </table:table-cell>
          <table:table-cell office:value-type="float" office:value="2127.17654777625" calcext:value-type="float">
            <text:p>2127.17654777625</text:p>
          </table:table-cell>
          <table:table-cell office:value-type="float" office:value="3.5028294918448" calcext:value-type="float">
            <text:p>3.5028294918448</text:p>
          </table:table-cell>
          <table:table-cell office:value-type="float" office:value="0.382483703422256" calcext:value-type="float">
            <text:p>0.382483703422256</text:p>
          </table:table-cell>
          <table:table-cell office:value-type="float" office:value="493.791041318915" calcext:value-type="float">
            <text:p>493.791041318915</text:p>
          </table:table-cell>
          <table:table-cell office:value-type="float" office:value="53.9184184214809" calcext:value-type="float">
            <text:p>53.9184184214809</text:p>
          </table:table-cell>
          <table:table-cell office:value-type="float" office:value="114.89526121392" calcext:value-type="float">
            <text:p>114.89526121392</text:p>
          </table:table-cell>
          <table:table-cell office:value-type="float" office:value="74.0392657906182" calcext:value-type="float">
            <text:p>74.0392657906182</text:p>
          </table:table-cell>
          <table:table-cell office:value-type="float" office:value="752.193944166474" calcext:value-type="float">
            <text:p>752.193944166474</text:p>
          </table:table-cell>
          <table:table-cell office:value-type="float" office:value="82.1341507276923" calcext:value-type="float">
            <text:p>82.1341507276923</text:p>
          </table:table-cell>
          <table:table-cell table:formula="of:=SUM([.E800:.P800])" office:value-type="float" office:value="6477.28104540153" calcext:value-type="float">
            <text:p>6477.28104540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391.09352059696" calcext:value-type="float">
            <text:p>1391.09352059696</text:p>
          </table:table-cell>
          <table:table-cell office:value-type="float" office:value="3273.67863608837" calcext:value-type="float">
            <text:p>3273.67863608837</text:p>
          </table:table-cell>
          <table:table-cell office:value-type="float" office:value="834.4399785554" calcext:value-type="float">
            <text:p>834.4399785554</text:p>
          </table:table-cell>
          <table:table-cell office:value-type="float" office:value="2398.99990480601" calcext:value-type="float">
            <text:p>2398.99990480601</text:p>
          </table:table-cell>
          <table:table-cell office:value-type="float" office:value="236.075980267598" calcext:value-type="float">
            <text:p>236.075980267598</text:p>
          </table:table-cell>
          <table:table-cell office:value-type="float" office:value="25.2923354196563" calcext:value-type="float">
            <text:p>25.2923354196563</text:p>
          </table:table-cell>
          <table:table-cell office:value-type="float" office:value="559.129195129029" calcext:value-type="float">
            <text:p>559.129195129029</text:p>
          </table:table-cell>
          <table:table-cell office:value-type="float" office:value="59.9031003920682" calcext:value-type="float">
            <text:p>59.9031003920682</text:p>
          </table:table-cell>
          <table:table-cell office:value-type="float" office:value="105.027307073071" calcext:value-type="float">
            <text:p>105.027307073071</text:p>
          </table:table-cell>
          <table:table-cell office:value-type="float" office:value="71.5621515186094" calcext:value-type="float">
            <text:p>71.5621515186094</text:p>
          </table:table-cell>
          <table:table-cell office:value-type="float" office:value="575.131650296661" calcext:value-type="float">
            <text:p>575.131650296661</text:p>
          </table:table-cell>
          <table:table-cell office:value-type="float" office:value="61.617546153043" calcext:value-type="float">
            <text:p>61.617546153043</text:p>
          </table:table-cell>
          <table:table-cell table:formula="of:=SUM([.E801:.P801])" office:value-type="float" office:value="9591.95130629648" calcext:value-type="float">
            <text:p>9591.951306296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764.59554397451" calcext:value-type="float">
            <text:p>2764.59554397451</text:p>
          </table:table-cell>
          <table:table-cell office:value-type="float" office:value="1745.06510935543" calcext:value-type="float">
            <text:p>1745.06510935543</text:p>
          </table:table-cell>
          <table:table-cell office:value-type="float" office:value="2911.29569845018" calcext:value-type="float">
            <text:p>2911.29569845018</text:p>
          </table:table-cell>
          <table:table-cell office:value-type="float" office:value="7459.49908053157" calcext:value-type="float">
            <text:p>7459.49908053157</text:p>
          </table:table-cell>
          <table:table-cell office:value-type="float" office:value="262.627724368441" calcext:value-type="float">
            <text:p>262.627724368441</text:p>
          </table:table-cell>
          <table:table-cell office:value-type="float" office:value="14.4889901225355" calcext:value-type="float">
            <text:p>14.4889901225355</text:p>
          </table:table-cell>
          <table:table-cell office:value-type="float" office:value="164.770084560742" calcext:value-type="float">
            <text:p>164.770084560742</text:p>
          </table:table-cell>
          <table:table-cell office:value-type="float" office:value="9.09025173724881" calcext:value-type="float">
            <text:p>9.09025173724881</text:p>
          </table:table-cell>
          <table:table-cell office:value-type="float" office:value="222.318792010807" calcext:value-type="float">
            <text:p>222.318792010807</text:p>
          </table:table-cell>
          <table:table-cell office:value-type="float" office:value="75.43997198964" calcext:value-type="float">
            <text:p>75.43997198964</text:p>
          </table:table-cell>
          <table:table-cell office:value-type="float" office:value="1014.48393867121" calcext:value-type="float">
            <text:p>1014.48393867121</text:p>
          </table:table-cell>
          <table:table-cell office:value-type="float" office:value="55.9683780614761" calcext:value-type="float">
            <text:p>55.9683780614761</text:p>
          </table:table-cell>
          <table:table-cell table:formula="of:=SUM([.E802:.P802])" office:value-type="float" office:value="16699.6435638338" calcext:value-type="float">
            <text:p>16699.64356383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922.216660086216" calcext:value-type="float">
            <text:p>922.216660086216</text:p>
          </table:table-cell>
          <table:table-cell office:value-type="float" office:value="1975.16885416745" calcext:value-type="float">
            <text:p>1975.16885416745</text:p>
          </table:table-cell>
          <table:table-cell office:value-type="float" office:value="849.145546389585" calcext:value-type="float">
            <text:p>849.145546389585</text:p>
          </table:table-cell>
          <table:table-cell office:value-type="float" office:value="2462.0504207434" calcext:value-type="float">
            <text:p>2462.0504207434</text:p>
          </table:table-cell>
          <table:table-cell office:value-type="float" office:value="164.018961560368" calcext:value-type="float">
            <text:p>164.018961560368</text:p>
          </table:table-cell>
          <table:table-cell office:value-type="float" office:value="18.0689939873074" calcext:value-type="float">
            <text:p>18.0689939873074</text:p>
          </table:table-cell>
          <table:table-cell office:value-type="float" office:value="353.821076111042" calcext:value-type="float">
            <text:p>353.821076111042</text:p>
          </table:table-cell>
          <table:table-cell office:value-type="float" office:value="38.9783646720628" calcext:value-type="float">
            <text:p>38.9783646720628</text:p>
          </table:table-cell>
          <table:table-cell office:value-type="float" office:value="87.9229466280648" calcext:value-type="float">
            <text:p>87.9229466280648</text:p>
          </table:table-cell>
          <table:table-cell office:value-type="float" office:value="65.2559942810772" calcext:value-type="float">
            <text:p>65.2559942810772</text:p>
          </table:table-cell>
          <table:table-cell office:value-type="float" office:value="613.617875985511" calcext:value-type="float">
            <text:p>613.617875985511</text:p>
          </table:table-cell>
          <table:table-cell office:value-type="float" office:value="67.5986337567793" calcext:value-type="float">
            <text:p>67.5986337567793</text:p>
          </table:table-cell>
          <table:table-cell table:formula="of:=SUM([.E803:.P803])" office:value-type="float" office:value="7617.86432836886" calcext:value-type="float">
            <text:p>7617.864328368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6910.49648183337" calcext:value-type="float">
            <text:p>6910.49648183337</text:p>
          </table:table-cell>
          <table:table-cell office:value-type="float" office:value="2939.24604059154" calcext:value-type="float">
            <text:p>2939.24604059154</text:p>
          </table:table-cell>
          <table:table-cell office:value-type="float" office:value="972.912706533601" calcext:value-type="float">
            <text:p>972.912706533601</text:p>
          </table:table-cell>
          <table:table-cell office:value-type="float" office:value="3007.60229445063" calcext:value-type="float">
            <text:p>3007.60229445063</text:p>
          </table:table-cell>
          <table:table-cell office:value-type="float" office:value="1312.58268754035" calcext:value-type="float">
            <text:p>1312.58268754035</text:p>
          </table:table-cell>
          <table:table-cell office:value-type="float" office:value="153.410926754869" calcext:value-type="float">
            <text:p>153.410926754869</text:p>
          </table:table-cell>
          <table:table-cell office:value-type="float" office:value="562.783351694887" calcext:value-type="float">
            <text:p>562.783351694887</text:p>
          </table:table-cell>
          <table:table-cell office:value-type="float" office:value="65.7765155409074" calcext:value-type="float">
            <text:p>65.7765155409074</text:p>
          </table:table-cell>
          <table:table-cell office:value-type="float" office:value="117.399276033895" calcext:value-type="float">
            <text:p>117.399276033895</text:p>
          </table:table-cell>
          <table:table-cell office:value-type="float" office:value="92.5314930700444" calcext:value-type="float">
            <text:p>92.5314930700444</text:p>
          </table:table-cell>
          <table:table-cell office:value-type="float" office:value="791.433391313082" calcext:value-type="float">
            <text:p>791.433391313082</text:p>
          </table:table-cell>
          <table:table-cell office:value-type="float" office:value="92.5004810581552" calcext:value-type="float">
            <text:p>92.5004810581552</text:p>
          </table:table-cell>
          <table:table-cell table:formula="of:=SUM([.E804:.P804])" office:value-type="float" office:value="17018.6756464153" calcext:value-type="float">
            <text:p>17018.6756464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593.58417164211" calcext:value-type="float">
            <text:p>2593.58417164211</text:p>
          </table:table-cell>
          <table:table-cell office:value-type="float" office:value="6025.61267707414" calcext:value-type="float">
            <text:p>6025.61267707414</text:p>
          </table:table-cell>
          <table:table-cell office:value-type="float" office:value="1013.48267024076" calcext:value-type="float">
            <text:p>1013.48267024076</text:p>
          </table:table-cell>
          <table:table-cell office:value-type="float" office:value="4004.28805491678" calcext:value-type="float">
            <text:p>4004.28805491678</text:p>
          </table:table-cell>
          <table:table-cell office:value-type="float" office:value="689.029184217052" calcext:value-type="float">
            <text:p>689.029184217052</text:p>
          </table:table-cell>
          <table:table-cell office:value-type="float" office:value="99.8684721523152" calcext:value-type="float">
            <text:p>99.8684721523152</text:p>
          </table:table-cell>
          <table:table-cell office:value-type="float" office:value="1633.72667905822" calcext:value-type="float">
            <text:p>1633.72667905822</text:p>
          </table:table-cell>
          <table:table-cell office:value-type="float" office:value="236.7937252722" calcext:value-type="float">
            <text:p>236.7937252722</text:p>
          </table:table-cell>
          <table:table-cell office:value-type="float" office:value="148.292448349341" calcext:value-type="float">
            <text:p>148.292448349341</text:p>
          </table:table-cell>
          <table:table-cell office:value-type="float" office:value="269.406691024846" calcext:value-type="float">
            <text:p>269.406691024846</text:p>
          </table:table-cell>
          <table:table-cell office:value-type="float" office:value="1411.10234181256" calcext:value-type="float">
            <text:p>1411.10234181256</text:p>
          </table:table-cell>
          <table:table-cell office:value-type="float" office:value="204.52636572645" calcext:value-type="float">
            <text:p>204.52636572645</text:p>
          </table:table-cell>
          <table:table-cell table:formula="of:=SUM([.E805:.P805])" office:value-type="float" office:value="18329.7134814868" calcext:value-type="float">
            <text:p>18329.7134814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897.49455991032" calcext:value-type="float">
            <text:p>897.49455991032</text:p>
          </table:table-cell>
          <table:table-cell office:value-type="float" office:value="467.295403853566" calcext:value-type="float">
            <text:p>467.295403853566</text:p>
          </table:table-cell>
          <table:table-cell office:value-type="float" office:value="349.590837875795" calcext:value-type="float">
            <text:p>349.590837875795</text:p>
          </table:table-cell>
          <table:table-cell office:value-type="float" office:value="878.086999274933" calcext:value-type="float">
            <text:p>878.086999274933</text:p>
          </table:table-cell>
          <table:table-cell office:value-type="float" office:value="190.109615466283" calcext:value-type="float">
            <text:p>190.109615466283</text:p>
          </table:table-cell>
          <table:table-cell office:value-type="float" office:value="17.148541256651" calcext:value-type="float">
            <text:p>17.148541256651</text:p>
          </table:table-cell>
          <table:table-cell office:value-type="float" office:value="100.074618530791" calcext:value-type="float">
            <text:p>100.074618530791</text:p>
          </table:table-cell>
          <table:table-cell office:value-type="float" office:value="9.02707482948565" calcext:value-type="float">
            <text:p>9.02707482948565</text:p>
          </table:table-cell>
          <table:table-cell office:value-type="float" office:value="57.9586873771614" calcext:value-type="float">
            <text:p>57.9586873771614</text:p>
          </table:table-cell>
          <table:table-cell office:value-type="float" office:value="30.1895751082303" calcext:value-type="float">
            <text:p>30.1895751082303</text:p>
          </table:table-cell>
          <table:table-cell office:value-type="float" office:value="277.630783262349" calcext:value-type="float">
            <text:p>277.630783262349</text:p>
          </table:table-cell>
          <table:table-cell office:value-type="float" office:value="25.043251648337" calcext:value-type="float">
            <text:p>25.043251648337</text:p>
          </table:table-cell>
          <table:table-cell table:formula="of:=SUM([.E806:.P806])" office:value-type="float" office:value="3299.6499483939" calcext:value-type="float">
            <text:p>3299.64994839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752.14946316996" calcext:value-type="float">
            <text:p>2752.14946316996</text:p>
          </table:table-cell>
          <table:table-cell office:value-type="float" office:value="387.473173950041" calcext:value-type="float">
            <text:p>387.473173950041</text:p>
          </table:table-cell>
          <table:table-cell office:value-type="float" office:value="105.383909300825" calcext:value-type="float">
            <text:p>105.383909300825</text:p>
          </table:table-cell>
          <table:table-cell office:value-type="float" office:value="288.905042626394" calcext:value-type="float">
            <text:p>288.905042626394</text:p>
          </table:table-cell>
          <table:table-cell office:value-type="float" office:value="359.588501499408" calcext:value-type="float">
            <text:p>359.588501499408</text:p>
          </table:table-cell>
          <table:table-cell office:value-type="float" office:value="26.6111229926281" calcext:value-type="float">
            <text:p>26.6111229926281</text:p>
          </table:table-cell>
          <table:table-cell office:value-type="float" office:value="50.9342686593656" calcext:value-type="float">
            <text:p>50.9342686593656</text:p>
          </table:table-cell>
          <table:table-cell office:value-type="float" office:value="3.76935881481787" calcext:value-type="float">
            <text:p>3.76935881481787</text:p>
          </table:table-cell>
          <table:table-cell office:value-type="float" office:value="9.17728834639117" calcext:value-type="float">
            <text:p>9.17728834639117</text:p>
          </table:table-cell>
          <table:table-cell office:value-type="float" office:value="7.15794438655956" calcext:value-type="float">
            <text:p>7.15794438655956</text:p>
          </table:table-cell>
          <table:table-cell office:value-type="float" office:value="53.3430015520881" calcext:value-type="float">
            <text:p>53.3430015520881</text:p>
          </table:table-cell>
          <table:table-cell office:value-type="float" office:value="3.94761559165402" calcext:value-type="float">
            <text:p>3.94761559165402</text:p>
          </table:table-cell>
          <table:table-cell table:formula="of:=SUM([.E807:.P807])" office:value-type="float" office:value="4048.44069089013" calcext:value-type="float">
            <text:p>4048.440690890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0413320576109" calcext:value-type="float">
            <text:p>0.000413320576109</text:p>
          </table:table-cell>
          <table:table-cell office:value-type="float" office:value="0.002450489299026" calcext:value-type="float">
            <text:p>0.002450489299026</text:p>
          </table:table-cell>
          <table:table-cell office:value-type="float" office:value="0.000185950434746" calcext:value-type="float">
            <text:p>0.000185950434746</text:p>
          </table:table-cell>
          <table:table-cell office:value-type="float" office:value="0.000460240387895" calcext:value-type="float">
            <text:p>0.000460240387895</text:p>
          </table:table-cell>
          <table:table-cell office:value-type="float" office:value="0.0000227004576600903" calcext:value-type="float">
            <text:p>2.27004576600903E-05</text:p>
          </table:table-cell>
          <table:table-cell office:value-type="float" office:value="0.00000212785574032889" calcext:value-type="float">
            <text:p>2.12785574032889E-06</text:p>
          </table:table-cell>
          <table:table-cell office:value-type="float" office:value="0.000134999095653" calcext:value-type="float">
            <text:p>0.000134999095653</text:p>
          </table:table-cell>
          <table:table-cell office:value-type="float" office:value="0.0000126543087776585" calcext:value-type="float">
            <text:p>1.26543087776585E-05</text:p>
          </table:table-cell>
          <table:table-cell office:value-type="float" office:value="0.0000157051063448479" calcext:value-type="float">
            <text:p>1.57051063448479E-05</text:p>
          </table:table-cell>
          <table:table-cell office:value-type="float" office:value="0.000012127906909507" calcext:value-type="float">
            <text:p>1.2127906909507E-05</text:p>
          </table:table-cell>
          <table:table-cell office:value-type="float" office:value="0.0000366059059544864" calcext:value-type="float">
            <text:p>3.66059059544864E-05</text:p>
          </table:table-cell>
          <table:table-cell office:value-type="float" office:value="0.00000343130029718016" calcext:value-type="float">
            <text:p>3.43130029718016E-06</text:p>
          </table:table-cell>
          <table:table-cell table:formula="of:=SUM([.E808:.P808])" office:value-type="float" office:value="0.0037503526351131" calcext:value-type="float">
            <text:p>0.0037503526351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7.30002260961421" calcext:value-type="float">
            <text:p>7.30002260961421</text:p>
          </table:table-cell>
          <table:table-cell office:value-type="float" office:value="38.8048699867781" calcext:value-type="float">
            <text:p>38.8048699867781</text:p>
          </table:table-cell>
          <table:table-cell office:value-type="float" office:value="3.53081087415236" calcext:value-type="float">
            <text:p>3.53081087415236</text:p>
          </table:table-cell>
          <table:table-cell office:value-type="float" office:value="8.26096101882882" calcext:value-type="float">
            <text:p>8.26096101882882</text:p>
          </table:table-cell>
          <table:table-cell office:value-type="float" office:value="0.54329408381876" calcext:value-type="float">
            <text:p>0.54329408381876</text:p>
          </table:table-cell>
          <table:table-cell office:value-type="float" office:value="0.052413015066357" calcext:value-type="float">
            <text:p>0.052413015066357</text:p>
          </table:table-cell>
          <table:table-cell office:value-type="float" office:value="2.89389941757801" calcext:value-type="float">
            <text:p>2.89389941757801</text:p>
          </table:table-cell>
          <table:table-cell office:value-type="float" office:value="0.2791821193927" calcext:value-type="float">
            <text:p>0.2791821193927</text:p>
          </table:table-cell>
          <table:table-cell office:value-type="float" office:value="0.376263720850218" calcext:value-type="float">
            <text:p>0.376263720850218</text:p>
          </table:table-cell>
          <table:table-cell office:value-type="float" office:value="0.18759186264295" calcext:value-type="float">
            <text:p>0.18759186264295</text:p>
          </table:table-cell>
          <table:table-cell office:value-type="float" office:value="0.913649830338449" calcext:value-type="float">
            <text:p>0.913649830338449</text:p>
          </table:table-cell>
          <table:table-cell office:value-type="float" office:value="0.088142212015837" calcext:value-type="float">
            <text:p>0.088142212015837</text:p>
          </table:table-cell>
          <table:table-cell table:formula="of:=SUM([.E809:.P809])" office:value-type="float" office:value="63.2311007510768" calcext:value-type="float">
            <text:p>63.2311007510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00089667205647117" calcext:value-type="float">
            <text:p>8.9667205647117E-06</text:p>
          </table:table-cell>
          <table:table-cell office:value-type="float" office:value="0.00102837764158" calcext:value-type="float">
            <text:p>0.00102837764158</text:p>
          </table:table-cell>
          <table:table-cell office:value-type="float" office:value="0.000167580142714" calcext:value-type="float">
            <text:p>0.000167580142714</text:p>
          </table:table-cell>
          <table:table-cell office:value-type="float" office:value="0.000298449362983" calcext:value-type="float">
            <text:p>0.000298449362983</text:p>
          </table:table-cell>
          <table:table-cell office:value-type="float" office:value="0.000000667335763965283" calcext:value-type="float">
            <text:p>6.67335763965283E-07</text:p>
          </table:table-cell>
          <table:table-cell office:value-type="float" office:value="0.0000000643796183436547" calcext:value-type="float">
            <text:p>6.43796183436547E-08</text:p>
          </table:table-cell>
          <table:table-cell office:value-type="float" office:value="0.0000765928506133479" calcext:value-type="float">
            <text:p>7.65928506133479E-05</text:p>
          </table:table-cell>
          <table:table-cell office:value-type="float" office:value="0.00000738911168350993" calcext:value-type="float">
            <text:p>7.38911168350993E-06</text:p>
          </table:table-cell>
          <table:table-cell office:value-type="float" office:value="0.0000165389220369555" calcext:value-type="float">
            <text:p>1.65389220369555E-05</text:p>
          </table:table-cell>
          <table:table-cell office:value-type="float" office:value="0.00000556062351198819" calcext:value-type="float">
            <text:p>5.56062351198819E-06</text:p>
          </table:table-cell>
          <table:table-cell office:value-type="float" office:value="0.0000362710604577909" calcext:value-type="float">
            <text:p>3.62710604577909E-05</text:p>
          </table:table-cell>
          <table:table-cell office:value-type="float" office:value="0.00000349916362239756" calcext:value-type="float">
            <text:p>3.49916362239756E-06</text:p>
          </table:table-cell>
          <table:table-cell table:formula="of:=SUM([.E810:.P810])" office:value-type="float" office:value="0.00164995731515001" calcext:value-type="float">
            <text:p>0.001649957315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0741929429012" calcext:value-type="float">
            <text:p>0.000741929429012</text:p>
          </table:table-cell>
          <table:table-cell office:value-type="float" office:value="0.36501638340309" calcext:value-type="float">
            <text:p>0.36501638340309</text:p>
          </table:table-cell>
          <table:table-cell office:value-type="float" office:value="0.06291745000911" calcext:value-type="float">
            <text:p>0.06291745000911</text:p>
          </table:table-cell>
          <table:table-cell office:value-type="float" office:value="0.10976137187331" calcext:value-type="float">
            <text:p>0.10976137187331</text:p>
          </table:table-cell>
          <table:table-cell office:value-type="float" office:value="0.0000830396575919116" calcext:value-type="float">
            <text:p>8.30396575919116E-05</text:p>
          </table:table-cell>
          <table:table-cell office:value-type="float" office:value="0.00000686678375548974" calcext:value-type="float">
            <text:p>6.86678375548974E-06</text:p>
          </table:table-cell>
          <table:table-cell office:value-type="float" office:value="0.041008033979016" calcext:value-type="float">
            <text:p>0.041008033979016</text:p>
          </table:table-cell>
          <table:table-cell office:value-type="float" office:value="0.003391070119238" calcext:value-type="float">
            <text:p>0.003391070119238</text:p>
          </table:table-cell>
          <table:table-cell office:value-type="float" office:value="0.006261641530369" calcext:value-type="float">
            <text:p>0.006261641530369</text:p>
          </table:table-cell>
          <table:table-cell office:value-type="float" office:value="0.003779925866107" calcext:value-type="float">
            <text:p>0.003779925866107</text:p>
          </table:table-cell>
          <table:table-cell office:value-type="float" office:value="0.020296818309424" calcext:value-type="float">
            <text:p>0.020296818309424</text:p>
          </table:table-cell>
          <table:table-cell office:value-type="float" office:value="0.001678401215721" calcext:value-type="float">
            <text:p>0.001678401215721</text:p>
          </table:table-cell>
          <table:table-cell table:formula="of:=SUM([.E811:.P811])" office:value-type="float" office:value="0.614942932175744" calcext:value-type="float">
            <text:p>0.6149429321757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0451950194681" calcext:value-type="float">
            <text:p>0.000451950194681</text:p>
          </table:table-cell>
          <table:table-cell office:value-type="float" office:value="0.00575733701544" calcext:value-type="float">
            <text:p>0.00575733701544</text:p>
          </table:table-cell>
          <table:table-cell office:value-type="float" office:value="0.000455537470415" calcext:value-type="float">
            <text:p>0.000455537470415</text:p>
          </table:table-cell>
          <table:table-cell office:value-type="float" office:value="0.001127266671311" calcext:value-type="float">
            <text:p>0.001127266671311</text:p>
          </table:table-cell>
          <table:table-cell office:value-type="float" office:value="0.0000431236750758027" calcext:value-type="float">
            <text:p>4.31236750758027E-05</text:p>
          </table:table-cell>
          <table:table-cell office:value-type="float" office:value="0.0000043299149441689" calcext:value-type="float">
            <text:p>4.3299149441689E-06</text:p>
          </table:table-cell>
          <table:table-cell office:value-type="float" office:value="0.000552413426583" calcext:value-type="float">
            <text:p>0.000552413426583</text:p>
          </table:table-cell>
          <table:table-cell office:value-type="float" office:value="0.0000554661249746144" calcext:value-type="float">
            <text:p>5.54661249746144E-05</text:p>
          </table:table-cell>
          <table:table-cell office:value-type="float" office:value="0.0000377920802046289" calcext:value-type="float">
            <text:p>3.77920802046289E-05</text:p>
          </table:table-cell>
          <table:table-cell office:value-type="float" office:value="0.0000472885370714079" calcext:value-type="float">
            <text:p>4.72885370714079E-05</text:p>
          </table:table-cell>
          <table:table-cell office:value-type="float" office:value="0.000156078028749" calcext:value-type="float">
            <text:p>0.000156078028749</text:p>
          </table:table-cell>
          <table:table-cell office:value-type="float" office:value="0.0000156713125203152" calcext:value-type="float">
            <text:p>1.56713125203152E-05</text:p>
          </table:table-cell>
          <table:table-cell table:formula="of:=SUM([.E812:.P812])" office:value-type="float" office:value="0.00870425445196994" calcext:value-type="float">
            <text:p>0.008704254451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604735360194999" calcext:value-type="float">
            <text:p>0.604735360194999</text:p>
          </table:table-cell>
          <table:table-cell office:value-type="float" office:value="0.773734511157523" calcext:value-type="float">
            <text:p>0.773734511157523</text:p>
          </table:table-cell>
          <table:table-cell office:value-type="float" office:value="0.051370708596587" calcext:value-type="float">
            <text:p>0.051370708596587</text:p>
          </table:table-cell>
          <table:table-cell office:value-type="float" office:value="0.109733132493352" calcext:value-type="float">
            <text:p>0.109733132493352</text:p>
          </table:table-cell>
          <table:table-cell office:value-type="float" office:value="0.024512044310199" calcext:value-type="float">
            <text:p>0.024512044310199</text:p>
          </table:table-cell>
          <table:table-cell office:value-type="float" office:value="0.002498423604634" calcext:value-type="float">
            <text:p>0.002498423604634</text:p>
          </table:table-cell>
          <table:table-cell office:value-type="float" office:value="0.031425986643617" calcext:value-type="float">
            <text:p>0.031425986643617</text:p>
          </table:table-cell>
          <table:table-cell office:value-type="float" office:value="0.003203136622785" calcext:value-type="float">
            <text:p>0.003203136622785</text:p>
          </table:table-cell>
          <table:table-cell office:value-type="float" office:value="0.004536826831712" calcext:value-type="float">
            <text:p>0.004536826831712</text:p>
          </table:table-cell>
          <table:table-cell office:value-type="float" office:value="0.002855568723982" calcext:value-type="float">
            <text:p>0.002855568723982</text:p>
          </table:table-cell>
          <table:table-cell office:value-type="float" office:value="0.006765928962468" calcext:value-type="float">
            <text:p>0.006765928962468</text:p>
          </table:table-cell>
          <table:table-cell office:value-type="float" office:value="0.000689626553101" calcext:value-type="float">
            <text:p>0.000689626553101</text:p>
          </table:table-cell>
          <table:table-cell table:formula="of:=SUM([.E813:.P813])" office:value-type="float" office:value="1.61606125469496" calcext:value-type="float">
            <text:p>1.616061254694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72.0675016584098" calcext:value-type="float">
            <text:p>72.0675016584098</text:p>
          </table:table-cell>
          <table:table-cell office:value-type="float" office:value="27.3651467082129" calcext:value-type="float">
            <text:p>27.3651467082129</text:p>
          </table:table-cell>
          <table:table-cell office:value-type="float" office:value="5.93885927739776" calcext:value-type="float">
            <text:p>5.93885927739776</text:p>
          </table:table-cell>
          <table:table-cell office:value-type="float" office:value="16.0115373096849" calcext:value-type="float">
            <text:p>16.0115373096849</text:p>
          </table:table-cell>
          <table:table-cell office:value-type="float" office:value="2.23650296746509" calcext:value-type="float">
            <text:p>2.23650296746509</text:p>
          </table:table-cell>
          <table:table-cell office:value-type="float" office:value="0.114125930501286" calcext:value-type="float">
            <text:p>0.114125930501286</text:p>
          </table:table-cell>
          <table:table-cell office:value-type="float" office:value="0.848932863961958" calcext:value-type="float">
            <text:p>0.848932863961958</text:p>
          </table:table-cell>
          <table:table-cell office:value-type="float" office:value="0.043319975176511" calcext:value-type="float">
            <text:p>0.043319975176511</text:p>
          </table:table-cell>
          <table:table-cell office:value-type="float" office:value="0.497908879591495" calcext:value-type="float">
            <text:p>0.497908879591495</text:p>
          </table:table-cell>
          <table:table-cell office:value-type="float" office:value="0.08879401239787" calcext:value-type="float">
            <text:p>0.08879401239787</text:p>
          </table:table-cell>
          <table:table-cell office:value-type="float" office:value="0.699705830494751" calcext:value-type="float">
            <text:p>0.699705830494751</text:p>
          </table:table-cell>
          <table:table-cell office:value-type="float" office:value="0.035705107546939" calcext:value-type="float">
            <text:p>0.035705107546939</text:p>
          </table:table-cell>
          <table:table-cell table:formula="of:=SUM([.E814:.P814])" office:value-type="float" office:value="125.948040520841" calcext:value-type="float">
            <text:p>125.9480405208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33.699347545731" calcext:value-type="float">
            <text:p>133.699347545731</text:p>
          </table:table-cell>
          <table:table-cell office:value-type="float" office:value="55.8099354076656" calcext:value-type="float">
            <text:p>55.8099354076656</text:p>
          </table:table-cell>
          <table:table-cell office:value-type="float" office:value="4.29912544587648" calcext:value-type="float">
            <text:p>4.29912544587648</text:p>
          </table:table-cell>
          <table:table-cell office:value-type="float" office:value="11.1701774316581" calcext:value-type="float">
            <text:p>11.1701774316581</text:p>
          </table:table-cell>
          <table:table-cell office:value-type="float" office:value="4.20401592929471" calcext:value-type="float">
            <text:p>4.20401592929471</text:p>
          </table:table-cell>
          <table:table-cell office:value-type="float" office:value="0.252566599263161" calcext:value-type="float">
            <text:p>0.252566599263161</text:p>
          </table:table-cell>
          <table:table-cell office:value-type="float" office:value="1.75712277216054" calcext:value-type="float">
            <text:p>1.75712277216054</text:p>
          </table:table-cell>
          <table:table-cell office:value-type="float" office:value="0.105563473239955" calcext:value-type="float">
            <text:p>0.105563473239955</text:p>
          </table:table-cell>
          <table:table-cell office:value-type="float" office:value="0.205760191298299" calcext:value-type="float">
            <text:p>0.205760191298299</text:p>
          </table:table-cell>
          <table:table-cell office:value-type="float" office:value="0.130522041341956" calcext:value-type="float">
            <text:p>0.130522041341956</text:p>
          </table:table-cell>
          <table:table-cell office:value-type="float" office:value="0.494741538087902" calcext:value-type="float">
            <text:p>0.494741538087902</text:p>
          </table:table-cell>
          <table:table-cell office:value-type="float" office:value="0.029722815015606" calcext:value-type="float">
            <text:p>0.029722815015606</text:p>
          </table:table-cell>
          <table:table-cell table:formula="of:=SUM([.E815:.P815])" office:value-type="float" office:value="212.158601190633" calcext:value-type="float">
            <text:p>212.1586011906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733491411869319" calcext:value-type="float">
            <text:p>0.733491411869319</text:p>
          </table:table-cell>
          <table:table-cell office:value-type="float" office:value="0.934192838259646" calcext:value-type="float">
            <text:p>0.934192838259646</text:p>
          </table:table-cell>
          <table:table-cell office:value-type="float" office:value="0.072394060357628" calcext:value-type="float">
            <text:p>0.072394060357628</text:p>
          </table:table-cell>
          <table:table-cell office:value-type="float" office:value="0.187543824262329" calcext:value-type="float">
            <text:p>0.187543824262329</text:p>
          </table:table-cell>
          <table:table-cell office:value-type="float" office:value="0.077924836807869" calcext:value-type="float">
            <text:p>0.077924836807869</text:p>
          </table:table-cell>
          <table:table-cell office:value-type="float" office:value="0.006747024617705" calcext:value-type="float">
            <text:p>0.006747024617705</text:p>
          </table:table-cell>
          <table:table-cell office:value-type="float" office:value="0.099776252745894" calcext:value-type="float">
            <text:p>0.099776252745894</text:p>
          </table:table-cell>
          <table:table-cell office:value-type="float" office:value="0.008639002160489" calcext:value-type="float">
            <text:p>0.008639002160489</text:p>
          </table:table-cell>
          <table:table-cell office:value-type="float" office:value="0.007686039506372" calcext:value-type="float">
            <text:p>0.007686039506372</text:p>
          </table:table-cell>
          <table:table-cell office:value-type="float" office:value="0.007849028664829" calcext:value-type="float">
            <text:p>0.007849028664829</text:p>
          </table:table-cell>
          <table:table-cell office:value-type="float" office:value="0.028736512140425" calcext:value-type="float">
            <text:p>0.028736512140425</text:p>
          </table:table-cell>
          <table:table-cell office:value-type="float" office:value="0.002488114993638" calcext:value-type="float">
            <text:p>0.002488114993638</text:p>
          </table:table-cell>
          <table:table-cell table:formula="of:=SUM([.E816:.P816])" office:value-type="float" office:value="2.16746894638614" calcext:value-type="float">
            <text:p>2.167468946386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84433800581097" calcext:value-type="float">
            <text:p>0.084433800581097</text:p>
          </table:table-cell>
          <table:table-cell office:value-type="float" office:value="0.100623262980638" calcext:value-type="float">
            <text:p>0.100623262980638</text:p>
          </table:table-cell>
          <table:table-cell office:value-type="float" office:value="0.00772214001519" calcext:value-type="float">
            <text:p>0.00772214001519</text:p>
          </table:table-cell>
          <table:table-cell office:value-type="float" office:value="0.020204571052315" calcext:value-type="float">
            <text:p>0.020204571052315</text:p>
          </table:table-cell>
          <table:table-cell office:value-type="float" office:value="0.010502752530022" calcext:value-type="float">
            <text:p>0.010502752530022</text:p>
          </table:table-cell>
          <table:table-cell office:value-type="float" office:value="0.000750821458223" calcext:value-type="float">
            <text:p>0.000750821458223</text:p>
          </table:table-cell>
          <table:table-cell office:value-type="float" office:value="0.012586765070818" calcext:value-type="float">
            <text:p>0.012586765070818</text:p>
          </table:table-cell>
          <table:table-cell office:value-type="float" office:value="0.000899803482732" calcext:value-type="float">
            <text:p>0.000899803482732</text:p>
          </table:table-cell>
          <table:table-cell office:value-type="float" office:value="0.000821024997041" calcext:value-type="float">
            <text:p>0.000821024997041</text:p>
          </table:table-cell>
          <table:table-cell office:value-type="float" office:value="0.000876971592062" calcext:value-type="float">
            <text:p>0.000876971592062</text:p>
          </table:table-cell>
          <table:table-cell office:value-type="float" office:value="0.003614829476933" calcext:value-type="float">
            <text:p>0.003614829476933</text:p>
          </table:table-cell>
          <table:table-cell office:value-type="float" office:value="0.000258417165533" calcext:value-type="float">
            <text:p>0.000258417165533</text:p>
          </table:table-cell>
          <table:table-cell table:formula="of:=SUM([.E817:.P817])" office:value-type="float" office:value="0.243295160402604" calcext:value-type="float">
            <text:p>0.2432951604026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561.65467624543" calcext:value-type="float">
            <text:p>1561.65467624543</text:p>
          </table:table-cell>
          <table:table-cell office:value-type="float" office:value="1244.88146089963" calcext:value-type="float">
            <text:p>1244.88146089963</text:p>
          </table:table-cell>
          <table:table-cell office:value-type="float" office:value="289.881690865506" calcext:value-type="float">
            <text:p>289.881690865506</text:p>
          </table:table-cell>
          <table:table-cell office:value-type="float" office:value="827.05922520076" calcext:value-type="float">
            <text:p>827.05922520076</text:p>
          </table:table-cell>
          <table:table-cell office:value-type="float" office:value="211.125714272347" calcext:value-type="float">
            <text:p>211.125714272347</text:p>
          </table:table-cell>
          <table:table-cell office:value-type="float" office:value="14.7286983090299" calcext:value-type="float">
            <text:p>14.7286983090299</text:p>
          </table:table-cell>
          <table:table-cell office:value-type="float" office:value="168.988598236502" calcext:value-type="float">
            <text:p>168.988598236502</text:p>
          </table:table-cell>
          <table:table-cell office:value-type="float" office:value="11.789099635114" calcext:value-type="float">
            <text:p>11.789099635114</text:p>
          </table:table-cell>
          <table:table-cell office:value-type="float" office:value="29.3846607197536" calcext:value-type="float">
            <text:p>29.3846607197536</text:p>
          </table:table-cell>
          <table:table-cell office:value-type="float" office:value="16.4558909696699" calcext:value-type="float">
            <text:p>16.4558909696699</text:p>
          </table:table-cell>
          <table:table-cell office:value-type="float" office:value="156.512015485298" calcext:value-type="float">
            <text:p>156.512015485298</text:p>
          </table:table-cell>
          <table:table-cell office:value-type="float" office:value="10.9186996276896" calcext:value-type="float">
            <text:p>10.9186996276896</text:p>
          </table:table-cell>
          <table:table-cell table:formula="of:=SUM([.E818:.P818])" office:value-type="float" office:value="4543.38043046673" calcext:value-type="float">
            <text:p>4543.380430466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6.0117439645614" calcext:value-type="float">
            <text:p>26.0117439645614</text:p>
          </table:table-cell>
          <table:table-cell office:value-type="float" office:value="30.5308846839774" calcext:value-type="float">
            <text:p>30.5308846839774</text:p>
          </table:table-cell>
          <table:table-cell office:value-type="float" office:value="2.51929169305579" calcext:value-type="float">
            <text:p>2.51929169305579</text:p>
          </table:table-cell>
          <table:table-cell office:value-type="float" office:value="6.65358805372423" calcext:value-type="float">
            <text:p>6.65358805372423</text:p>
          </table:table-cell>
          <table:table-cell office:value-type="float" office:value="1.42767100763011" calcext:value-type="float">
            <text:p>1.42767100763011</text:p>
          </table:table-cell>
          <table:table-cell office:value-type="float" office:value="0.114280082152179" calcext:value-type="float">
            <text:p>0.114280082152179</text:p>
          </table:table-cell>
          <table:table-cell office:value-type="float" office:value="1.67944297880195" calcext:value-type="float">
            <text:p>1.67944297880195</text:p>
          </table:table-cell>
          <table:table-cell office:value-type="float" office:value="0.134433549859627" calcext:value-type="float">
            <text:p>0.134433549859627</text:p>
          </table:table-cell>
          <table:table-cell office:value-type="float" office:value="0.266560076532877" calcext:value-type="float">
            <text:p>0.266560076532877</text:p>
          </table:table-cell>
          <table:table-cell office:value-type="float" office:value="0.13812797413752" calcext:value-type="float">
            <text:p>0.13812797413752</text:p>
          </table:table-cell>
          <table:table-cell office:value-type="float" office:value="0.521934785282545" calcext:value-type="float">
            <text:p>0.521934785282545</text:p>
          </table:table-cell>
          <table:table-cell office:value-type="float" office:value="0.041779058215366" calcext:value-type="float">
            <text:p>0.041779058215366</text:p>
          </table:table-cell>
          <table:table-cell table:formula="of:=SUM([.E819:.P819])" office:value-type="float" office:value="70.039737907931" calcext:value-type="float">
            <text:p>70.039737907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.82778125156809" calcext:value-type="float">
            <text:p>1.82778125156809</text:p>
          </table:table-cell>
          <table:table-cell office:value-type="float" office:value="1.61120108154746" calcext:value-type="float">
            <text:p>1.61120108154746</text:p>
          </table:table-cell>
          <table:table-cell office:value-type="float" office:value="0.305141653374512" calcext:value-type="float">
            <text:p>0.305141653374512</text:p>
          </table:table-cell>
          <table:table-cell office:value-type="float" office:value="0.862019242912092" calcext:value-type="float">
            <text:p>0.862019242912092</text:p>
          </table:table-cell>
          <table:table-cell office:value-type="float" office:value="0.122154878447281" calcext:value-type="float">
            <text:p>0.122154878447281</text:p>
          </table:table-cell>
          <table:table-cell office:value-type="float" office:value="0.009609816322073" calcext:value-type="float">
            <text:p>0.009609816322073</text:p>
          </table:table-cell>
          <table:table-cell office:value-type="float" office:value="0.107883378993954" calcext:value-type="float">
            <text:p>0.107883378993954</text:p>
          </table:table-cell>
          <table:table-cell office:value-type="float" office:value="0.008487090073803" calcext:value-type="float">
            <text:p>0.008487090073803</text:p>
          </table:table-cell>
          <table:table-cell office:value-type="float" office:value="0.031080391549417" calcext:value-type="float">
            <text:p>0.031080391549417</text:p>
          </table:table-cell>
          <table:table-cell office:value-type="float" office:value="0.011849263392349" calcext:value-type="float">
            <text:p>0.011849263392349</text:p>
          </table:table-cell>
          <table:table-cell office:value-type="float" office:value="0.080670112388232" calcext:value-type="float">
            <text:p>0.080670112388232</text:p>
          </table:table-cell>
          <table:table-cell office:value-type="float" office:value="0.006346246442106" calcext:value-type="float">
            <text:p>0.006346246442106</text:p>
          </table:table-cell>
          <table:table-cell table:formula="of:=SUM([.E820:.P820])" office:value-type="float" office:value="4.98422440701137" calcext:value-type="float">
            <text:p>4.984224407011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222401497761286" calcext:value-type="float">
            <text:p>0.222401497761286</text:p>
          </table:table-cell>
          <table:table-cell office:value-type="float" office:value="0.272772313481717" calcext:value-type="float">
            <text:p>0.272772313481717</text:p>
          </table:table-cell>
          <table:table-cell office:value-type="float" office:value="0.013403210209778" calcext:value-type="float">
            <text:p>0.013403210209778</text:p>
          </table:table-cell>
          <table:table-cell office:value-type="float" office:value="0.031373878803468" calcext:value-type="float">
            <text:p>0.031373878803468</text:p>
          </table:table-cell>
          <table:table-cell office:value-type="float" office:value="0.011559166573874" calcext:value-type="float">
            <text:p>0.011559166573874</text:p>
          </table:table-cell>
          <table:table-cell office:value-type="float" office:value="0.000783635395689" calcext:value-type="float">
            <text:p>0.000783635395689</text:p>
          </table:table-cell>
          <table:table-cell office:value-type="float" office:value="0.01421050261584" calcext:value-type="float">
            <text:p>0.01421050261584</text:p>
          </table:table-cell>
          <table:table-cell office:value-type="float" office:value="0.000963378524666" calcext:value-type="float">
            <text:p>0.000963378524666</text:p>
          </table:table-cell>
          <table:table-cell office:value-type="float" office:value="0.001241113590665" calcext:value-type="float">
            <text:p>0.001241113590665</text:p>
          </table:table-cell>
          <table:table-cell office:value-type="float" office:value="0.000991563227041" calcext:value-type="float">
            <text:p>0.000991563227041</text:p>
          </table:table-cell>
          <table:table-cell office:value-type="float" office:value="0.002409953448186" calcext:value-type="float">
            <text:p>0.002409953448186</text:p>
          </table:table-cell>
          <table:table-cell office:value-type="float" office:value="0.000163378978224" calcext:value-type="float">
            <text:p>0.000163378978224</text:p>
          </table:table-cell>
          <table:table-cell table:formula="of:=SUM([.E821:.P821])" office:value-type="float" office:value="0.572273592610434" calcext:value-type="float">
            <text:p>0.572273592610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147398330819349" calcext:value-type="float">
            <text:p>0.147398330819349</text:p>
          </table:table-cell>
          <table:table-cell office:value-type="float" office:value="6.59388363286895" calcext:value-type="float">
            <text:p>6.59388363286895</text:p>
          </table:table-cell>
          <table:table-cell office:value-type="float" office:value="0.32973777984665" calcext:value-type="float">
            <text:p>0.32973777984665</text:p>
          </table:table-cell>
          <table:table-cell office:value-type="float" office:value="0.745919243938361" calcext:value-type="float">
            <text:p>0.745919243938361</text:p>
          </table:table-cell>
          <table:table-cell office:value-type="float" office:value="0.004758010810575" calcext:value-type="float">
            <text:p>0.004758010810575</text:p>
          </table:table-cell>
          <table:table-cell office:value-type="float" office:value="0.000180041020773" calcext:value-type="float">
            <text:p>0.000180041020773</text:p>
          </table:table-cell>
          <table:table-cell office:value-type="float" office:value="0.213119578795562" calcext:value-type="float">
            <text:p>0.213119578795562</text:p>
          </table:table-cell>
          <table:table-cell office:value-type="float" office:value="0.008064350427255" calcext:value-type="float">
            <text:p>0.008064350427255</text:p>
          </table:table-cell>
          <table:table-cell office:value-type="float" office:value="0.026601407388467" calcext:value-type="float">
            <text:p>0.026601407388467</text:p>
          </table:table-cell>
          <table:table-cell office:value-type="float" office:value="0.014281481566149" calcext:value-type="float">
            <text:p>0.014281481566149</text:p>
          </table:table-cell>
          <table:table-cell office:value-type="float" office:value="0.035772510960045" calcext:value-type="float">
            <text:p>0.035772510960045</text:p>
          </table:table-cell>
          <table:table-cell office:value-type="float" office:value="0.001353615963747" calcext:value-type="float">
            <text:p>0.001353615963747</text:p>
          </table:table-cell>
          <table:table-cell table:formula="of:=SUM([.E822:.P822])" office:value-type="float" office:value="8.12106998440588" calcext:value-type="float">
            <text:p>8.121069984405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93.0938764557019" calcext:value-type="float">
            <text:p>93.0938764557019</text:p>
          </table:table-cell>
          <table:table-cell office:value-type="float" office:value="31.1643779468404" calcext:value-type="float">
            <text:p>31.1643779468404</text:p>
          </table:table-cell>
          <table:table-cell office:value-type="float" office:value="1.18560715787443" calcext:value-type="float">
            <text:p>1.18560715787443</text:p>
          </table:table-cell>
          <table:table-cell office:value-type="float" office:value="2.57090475436218" calcext:value-type="float">
            <text:p>2.57090475436218</text:p>
          </table:table-cell>
          <table:table-cell office:value-type="float" office:value="4.31469559030841" calcext:value-type="float">
            <text:p>4.31469559030841</text:p>
          </table:table-cell>
          <table:table-cell office:value-type="float" office:value="0.195394125537306" calcext:value-type="float">
            <text:p>0.195394125537306</text:p>
          </table:table-cell>
          <table:table-cell office:value-type="float" office:value="1.44773553347776" calcext:value-type="float">
            <text:p>1.44773553347776</text:p>
          </table:table-cell>
          <table:table-cell office:value-type="float" office:value="0.065561755783784" calcext:value-type="float">
            <text:p>0.065561755783784</text:p>
          </table:table-cell>
          <table:table-cell office:value-type="float" office:value="0.083179384992952" calcext:value-type="float">
            <text:p>0.083179384992952</text:p>
          </table:table-cell>
          <table:table-cell office:value-type="float" office:value="0.092386577023269" calcext:value-type="float">
            <text:p>0.092386577023269</text:p>
          </table:table-cell>
          <table:table-cell office:value-type="float" office:value="0.17890768874086" calcext:value-type="float">
            <text:p>0.17890768874086</text:p>
          </table:table-cell>
          <table:table-cell office:value-type="float" office:value="0.008101964706836" calcext:value-type="float">
            <text:p>0.008101964706836</text:p>
          </table:table-cell>
          <table:table-cell table:formula="of:=SUM([.E823:.P823])" office:value-type="float" office:value="134.40072893535" calcext:value-type="float">
            <text:p>134.40072893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10.3635468036137" calcext:value-type="float">
            <text:p>10.3635468036137</text:p>
          </table:table-cell>
          <table:table-cell office:value-type="float" office:value="16.4405428462445" calcext:value-type="float">
            <text:p>16.4405428462445</text:p>
          </table:table-cell>
          <table:table-cell office:value-type="float" office:value="0.940255905017684" calcext:value-type="float">
            <text:p>0.940255905017684</text:p>
          </table:table-cell>
          <table:table-cell office:value-type="float" office:value="1.54230442870384" calcext:value-type="float">
            <text:p>1.54230442870384</text:p>
          </table:table-cell>
          <table:table-cell office:value-type="float" office:value="0.733455664211262" calcext:value-type="float">
            <text:p>0.733455664211262</text:p>
          </table:table-cell>
          <table:table-cell office:value-type="float" office:value="0.034664566280003" calcext:value-type="float">
            <text:p>0.034664566280003</text:p>
          </table:table-cell>
          <table:table-cell office:value-type="float" office:value="1.16764702457583" calcext:value-type="float">
            <text:p>1.16764702457583</text:p>
          </table:table-cell>
          <table:table-cell office:value-type="float" office:value="0.05518530928326" calcext:value-type="float">
            <text:p>0.05518530928326</text:p>
          </table:table-cell>
          <table:table-cell office:value-type="float" office:value="0.057243794072369" calcext:value-type="float">
            <text:p>0.057243794072369</text:p>
          </table:table-cell>
          <table:table-cell office:value-type="float" office:value="0.078319268267064" calcext:value-type="float">
            <text:p>0.078319268267064</text:p>
          </table:table-cell>
          <table:table-cell office:value-type="float" office:value="0.18118527894178" calcext:value-type="float">
            <text:p>0.18118527894178</text:p>
          </table:table-cell>
          <table:table-cell office:value-type="float" office:value="0.008563174868371" calcext:value-type="float">
            <text:p>0.008563174868371</text:p>
          </table:table-cell>
          <table:table-cell table:formula="of:=SUM([.E824:.P824])" office:value-type="float" office:value="31.6029140640797" calcext:value-type="float">
            <text:p>31.60291406407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195185554666775" calcext:value-type="float">
            <text:p>0.195185554666775</text:p>
          </table:table-cell>
          <table:table-cell office:value-type="float" office:value="1.81977810902484" calcext:value-type="float">
            <text:p>1.81977810902484</text:p>
          </table:table-cell>
          <table:table-cell office:value-type="float" office:value="0.142353215155359" calcext:value-type="float">
            <text:p>0.142353215155359</text:p>
          </table:table-cell>
          <table:table-cell office:value-type="float" office:value="0.351970911575242" calcext:value-type="float">
            <text:p>0.351970911575242</text:p>
          </table:table-cell>
          <table:table-cell office:value-type="float" office:value="0.009622343833654" calcext:value-type="float">
            <text:p>0.009622343833654</text:p>
          </table:table-cell>
          <table:table-cell office:value-type="float" office:value="0.000450482307606" calcext:value-type="float">
            <text:p>0.000450482307606</text:p>
          </table:table-cell>
          <table:table-cell office:value-type="float" office:value="0.08988395919974" calcext:value-type="float">
            <text:p>0.08988395919974</text:p>
          </table:table-cell>
          <table:table-cell office:value-type="float" office:value="0.004208032269168" calcext:value-type="float">
            <text:p>0.004208032269168</text:p>
          </table:table-cell>
          <table:table-cell office:value-type="float" office:value="0.011844432379375" calcext:value-type="float">
            <text:p>0.011844432379375</text:p>
          </table:table-cell>
          <table:table-cell office:value-type="float" office:value="0.006365641904007" calcext:value-type="float">
            <text:p>0.006365641904007</text:p>
          </table:table-cell>
          <table:table-cell office:value-type="float" office:value="0.02509540499026" calcext:value-type="float">
            <text:p>0.02509540499026</text:p>
          </table:table-cell>
          <table:table-cell office:value-type="float" office:value="0.001174873413978" calcext:value-type="float">
            <text:p>0.001174873413978</text:p>
          </table:table-cell>
          <table:table-cell table:formula="of:=SUM([.E825:.P825])" office:value-type="float" office:value="2.65793296072" calcext:value-type="float">
            <text:p>2.657932960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69.9702326926515" calcext:value-type="float">
            <text:p>69.9702326926515</text:p>
          </table:table-cell>
          <table:table-cell office:value-type="float" office:value="91.9804011285276" calcext:value-type="float">
            <text:p>91.9804011285276</text:p>
          </table:table-cell>
          <table:table-cell office:value-type="float" office:value="5.16122707724085" calcext:value-type="float">
            <text:p>5.16122707724085</text:p>
          </table:table-cell>
          <table:table-cell office:value-type="float" office:value="10.1842333929842" calcext:value-type="float">
            <text:p>10.1842333929842</text:p>
          </table:table-cell>
          <table:table-cell office:value-type="float" office:value="1.42767892685337" calcext:value-type="float">
            <text:p>1.42767892685337</text:p>
          </table:table-cell>
          <table:table-cell office:value-type="float" office:value="0.056677936528716" calcext:value-type="float">
            <text:p>0.056677936528716</text:p>
          </table:table-cell>
          <table:table-cell office:value-type="float" office:value="1.87715856111962" calcext:value-type="float">
            <text:p>1.87715856111962</text:p>
          </table:table-cell>
          <table:table-cell office:value-type="float" office:value="0.074521989349501" calcext:value-type="float">
            <text:p>0.074521989349501</text:p>
          </table:table-cell>
          <table:table-cell office:value-type="float" office:value="0.439141940858372" calcext:value-type="float">
            <text:p>0.439141940858372</text:p>
          </table:table-cell>
          <table:table-cell office:value-type="float" office:value="0.118087901507907" calcext:value-type="float">
            <text:p>0.118087901507907</text:p>
          </table:table-cell>
          <table:table-cell office:value-type="float" office:value="0.324097748700496" calcext:value-type="float">
            <text:p>0.324097748700496</text:p>
          </table:table-cell>
          <table:table-cell office:value-type="float" office:value="0.012866472485121" calcext:value-type="float">
            <text:p>0.012866472485121</text:p>
          </table:table-cell>
          <table:table-cell table:formula="of:=SUM([.E826:.P826])" office:value-type="float" office:value="181.626325768807" calcext:value-type="float">
            <text:p>181.6263257688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26.782728899298" calcext:value-type="float">
            <text:p>226.782728899298</text:p>
          </table:table-cell>
          <table:table-cell office:value-type="float" office:value="244.058538525141" calcext:value-type="float">
            <text:p>244.058538525141</text:p>
          </table:table-cell>
          <table:table-cell office:value-type="float" office:value="31.6595137441039" calcext:value-type="float">
            <text:p>31.6595137441039</text:p>
          </table:table-cell>
          <table:table-cell office:value-type="float" office:value="70.302142889777" calcext:value-type="float">
            <text:p>70.302142889777</text:p>
          </table:table-cell>
          <table:table-cell office:value-type="float" office:value="9.34005640724449" calcext:value-type="float">
            <text:p>9.34005640724449</text:p>
          </table:table-cell>
          <table:table-cell office:value-type="float" office:value="0.163292291483932" calcext:value-type="float">
            <text:p>0.163292291483932</text:p>
          </table:table-cell>
          <table:table-cell office:value-type="float" office:value="10.0645235042751" calcext:value-type="float">
            <text:p>10.0645235042751</text:p>
          </table:table-cell>
          <table:table-cell office:value-type="float" office:value="0.175958156358912" calcext:value-type="float">
            <text:p>0.175958156358912</text:p>
          </table:table-cell>
          <table:table-cell office:value-type="float" office:value="2.61667711771699" calcext:value-type="float">
            <text:p>2.61667711771699</text:p>
          </table:table-cell>
          <table:table-cell office:value-type="float" office:value="1.01252149237286" calcext:value-type="float">
            <text:p>1.01252149237286</text:p>
          </table:table-cell>
          <table:table-cell office:value-type="float" office:value="4.33580176040798" calcext:value-type="float">
            <text:p>4.33580176040798</text:p>
          </table:table-cell>
          <table:table-cell office:value-type="float" office:value="0.075802861782284" calcext:value-type="float">
            <text:p>0.075802861782284</text:p>
          </table:table-cell>
          <table:table-cell table:formula="of:=SUM([.E827:.P827])" office:value-type="float" office:value="600.587557649962" calcext:value-type="float">
            <text:p>600.5875576499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2.41597595568451" calcext:value-type="float">
            <text:p>2.41597595568451</text:p>
          </table:table-cell>
          <table:table-cell office:value-type="float" office:value="3.0208098783959" calcext:value-type="float">
            <text:p>3.0208098783959</text:p>
          </table:table-cell>
          <table:table-cell office:value-type="float" office:value="0.222025083286367" calcext:value-type="float">
            <text:p>0.222025083286367</text:p>
          </table:table-cell>
          <table:table-cell office:value-type="float" office:value="0.460764966081409" calcext:value-type="float">
            <text:p>0.460764966081409</text:p>
          </table:table-cell>
          <table:table-cell office:value-type="float" office:value="0.102239229337814" calcext:value-type="float">
            <text:p>0.102239229337814</text:p>
          </table:table-cell>
          <table:table-cell office:value-type="float" office:value="0.002871231899104" calcext:value-type="float">
            <text:p>0.002871231899104</text:p>
          </table:table-cell>
          <table:table-cell office:value-type="float" office:value="0.127948183176541" calcext:value-type="float">
            <text:p>0.127948183176541</text:p>
          </table:table-cell>
          <table:table-cell office:value-type="float" office:value="0.003593228424629" calcext:value-type="float">
            <text:p>0.003593228424629</text:p>
          </table:table-cell>
          <table:table-cell office:value-type="float" office:value="0.018662437774102" calcext:value-type="float">
            <text:p>0.018662437774102</text:p>
          </table:table-cell>
          <table:table-cell office:value-type="float" office:value="0.007266374370328" calcext:value-type="float">
            <text:p>0.007266374370328</text:p>
          </table:table-cell>
          <table:table-cell office:value-type="float" office:value="0.029877950508386" calcext:value-type="float">
            <text:p>0.029877950508386</text:p>
          </table:table-cell>
          <table:table-cell office:value-type="float" office:value="0.00083907640086" calcext:value-type="float">
            <text:p>0.00083907640086</text:p>
          </table:table-cell>
          <table:table-cell table:formula="of:=SUM([.E828:.P828])" office:value-type="float" office:value="6.41287359533995" calcext:value-type="float">
            <text:p>6.41287359533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63481646063412" calcext:value-type="float">
            <text:p>0.063481646063412</text:p>
          </table:table-cell>
          <table:table-cell office:value-type="float" office:value="0.072553541193438" calcext:value-type="float">
            <text:p>0.072553541193438</text:p>
          </table:table-cell>
          <table:table-cell office:value-type="float" office:value="0.009183287861417" calcext:value-type="float">
            <text:p>0.009183287861417</text:p>
          </table:table-cell>
          <table:table-cell office:value-type="float" office:value="0.020482416519434" calcext:value-type="float">
            <text:p>0.020482416519434</text:p>
          </table:table-cell>
          <table:table-cell office:value-type="float" office:value="0.001121310986989" calcext:value-type="float">
            <text:p>0.001121310986989</text:p>
          </table:table-cell>
          <table:table-cell office:value-type="float" office:value="0.0000761278232302781" calcext:value-type="float">
            <text:p>7.61278232302781E-05</text:p>
          </table:table-cell>
          <table:table-cell office:value-type="float" office:value="0.001280896685475" calcext:value-type="float">
            <text:p>0.001280896685475</text:p>
          </table:table-cell>
          <table:table-cell office:value-type="float" office:value="0.0000869623838342178" calcext:value-type="float">
            <text:p>8.69623838342178E-05</text:p>
          </table:table-cell>
          <table:table-cell office:value-type="float" office:value="0.000759127418594" calcext:value-type="float">
            <text:p>0.000759127418594</text:p>
          </table:table-cell>
          <table:table-cell office:value-type="float" office:value="0.000108204736481" calcext:value-type="float">
            <text:p>0.000108204736481</text:p>
          </table:table-cell>
          <table:table-cell office:value-type="float" office:value="0.000539977841055" calcext:value-type="float">
            <text:p>0.000539977841055</text:p>
          </table:table-cell>
          <table:table-cell office:value-type="float" office:value="0.000036660068535027" calcext:value-type="float">
            <text:p>3.6660068535027E-05</text:p>
          </table:table-cell>
          <table:table-cell table:formula="of:=SUM([.E829:.P829])" office:value-type="float" office:value="0.169710159581895" calcext:value-type="float">
            <text:p>0.1697101595818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19336713840726" calcext:value-type="float">
            <text:p>0.019336713840726</text:p>
          </table:table-cell>
          <table:table-cell office:value-type="float" office:value="0.78013229481724" calcext:value-type="float">
            <text:p>0.78013229481724</text:p>
          </table:table-cell>
          <table:table-cell office:value-type="float" office:value="0.038805435262485" calcext:value-type="float">
            <text:p>0.038805435262485</text:p>
          </table:table-cell>
          <table:table-cell office:value-type="float" office:value="0.087709184431404" calcext:value-type="float">
            <text:p>0.087709184431404</text:p>
          </table:table-cell>
          <table:table-cell office:value-type="float" office:value="0.000816149579826" calcext:value-type="float">
            <text:p>0.000816149579826</text:p>
          </table:table-cell>
          <table:table-cell office:value-type="float" office:value="0.000033290562205125" calcext:value-type="float">
            <text:p>3.3290562205125E-05</text:p>
          </table:table-cell>
          <table:table-cell office:value-type="float" office:value="0.032979069419476" calcext:value-type="float">
            <text:p>0.032979069419476</text:p>
          </table:table-cell>
          <table:table-cell office:value-type="float" office:value="0.001345209002265" calcext:value-type="float">
            <text:p>0.001345209002265</text:p>
          </table:table-cell>
          <table:table-cell office:value-type="float" office:value="0.003130642391273" calcext:value-type="float">
            <text:p>0.003130642391273</text:p>
          </table:table-cell>
          <table:table-cell office:value-type="float" office:value="0.001967253271283" calcext:value-type="float">
            <text:p>0.001967253271283</text:p>
          </table:table-cell>
          <table:table-cell office:value-type="float" office:value="0.00550317476434" calcext:value-type="float">
            <text:p>0.00550317476434</text:p>
          </table:table-cell>
          <table:table-cell office:value-type="float" office:value="0.000224473290616" calcext:value-type="float">
            <text:p>0.000224473290616</text:p>
          </table:table-cell>
          <table:table-cell table:formula="of:=SUM([.E830:.P830])" office:value-type="float" office:value="0.971982890633139" calcext:value-type="float">
            <text:p>0.971982890633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5472062902077" calcext:value-type="float">
            <text:p>0.005472062902077</text:p>
          </table:table-cell>
          <table:table-cell office:value-type="float" office:value="1.0927502211852" calcext:value-type="float">
            <text:p>1.0927502211852</text:p>
          </table:table-cell>
          <table:table-cell office:value-type="float" office:value="0.042457877752175" calcext:value-type="float">
            <text:p>0.042457877752175</text:p>
          </table:table-cell>
          <table:table-cell office:value-type="float" office:value="0.089096333506153" calcext:value-type="float">
            <text:p>0.089096333506153</text:p>
          </table:table-cell>
          <table:table-cell office:value-type="float" office:value="0.000271168398335" calcext:value-type="float">
            <text:p>0.000271168398335</text:p>
          </table:table-cell>
          <table:table-cell office:value-type="float" office:value="0.0000152061143908865" calcext:value-type="float">
            <text:p>1.52061143908865E-05</text:p>
          </table:table-cell>
          <table:table-cell office:value-type="float" office:value="0.054279808335785" calcext:value-type="float">
            <text:p>0.054279808335785</text:p>
          </table:table-cell>
          <table:table-cell office:value-type="float" office:value="0.003043809602213" calcext:value-type="float">
            <text:p>0.003043809602213</text:p>
          </table:table-cell>
          <table:table-cell office:value-type="float" office:value="0.003352053576232" calcext:value-type="float">
            <text:p>0.003352053576232</text:p>
          </table:table-cell>
          <table:table-cell office:value-type="float" office:value="0.003528755361717" calcext:value-type="float">
            <text:p>0.003528755361717</text:p>
          </table:table-cell>
          <table:table-cell office:value-type="float" office:value="0.006731648574293" calcext:value-type="float">
            <text:p>0.006731648574293</text:p>
          </table:table-cell>
          <table:table-cell office:value-type="float" office:value="0.000377485794393" calcext:value-type="float">
            <text:p>0.000377485794393</text:p>
          </table:table-cell>
          <table:table-cell table:formula="of:=SUM([.E831:.P831])" office:value-type="float" office:value="1.30137643110296" calcext:value-type="float">
            <text:p>1.301376431102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75172347148471" calcext:value-type="float">
            <text:p>0.075172347148471</text:p>
          </table:table-cell>
          <table:table-cell office:value-type="float" office:value="0.673908067610761" calcext:value-type="float">
            <text:p>0.673908067610761</text:p>
          </table:table-cell>
          <table:table-cell office:value-type="float" office:value="0.030672559677284" calcext:value-type="float">
            <text:p>0.030672559677284</text:p>
          </table:table-cell>
          <table:table-cell office:value-type="float" office:value="0.065387239879001" calcext:value-type="float">
            <text:p>0.065387239879001</text:p>
          </table:table-cell>
          <table:table-cell office:value-type="float" office:value="0.003725170121292" calcext:value-type="float">
            <text:p>0.003725170121292</text:p>
          </table:table-cell>
          <table:table-cell office:value-type="float" office:value="0.000208893670809" calcext:value-type="float">
            <text:p>0.000208893670809</text:p>
          </table:table-cell>
          <table:table-cell office:value-type="float" office:value="0.033470811168843" calcext:value-type="float">
            <text:p>0.033470811168843</text:p>
          </table:table-cell>
          <table:table-cell office:value-type="float" office:value="0.001876918471466" calcext:value-type="float">
            <text:p>0.001876918471466</text:p>
          </table:table-cell>
          <table:table-cell office:value-type="float" office:value="0.002515103527264" calcext:value-type="float">
            <text:p>0.002515103527264</text:p>
          </table:table-cell>
          <table:table-cell office:value-type="float" office:value="0.002220412189819" calcext:value-type="float">
            <text:p>0.002220412189819</text:p>
          </table:table-cell>
          <table:table-cell office:value-type="float" office:value="0.004919660916373" calcext:value-type="float">
            <text:p>0.004919660916373</text:p>
          </table:table-cell>
          <table:table-cell office:value-type="float" office:value="0.000275876267256" calcext:value-type="float">
            <text:p>0.000275876267256</text:p>
          </table:table-cell>
          <table:table-cell table:formula="of:=SUM([.E832:.P832])" office:value-type="float" office:value="0.894353060648639" calcext:value-type="float">
            <text:p>0.8943530606486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2968689335142" calcext:value-type="float">
            <text:p>0.002968689335142</text:p>
          </table:table-cell>
          <table:table-cell office:value-type="float" office:value="0.592836008236926" calcext:value-type="float">
            <text:p>0.592836008236926</text:p>
          </table:table-cell>
          <table:table-cell office:value-type="float" office:value="0.023034137423931" calcext:value-type="float">
            <text:p>0.023034137423931</text:p>
          </table:table-cell>
          <table:table-cell office:value-type="float" office:value="0.048336311153563" calcext:value-type="float">
            <text:p>0.048336311153563</text:p>
          </table:table-cell>
          <table:table-cell office:value-type="float" office:value="0.000147113575863" calcext:value-type="float">
            <text:p>0.000147113575863</text:p>
          </table:table-cell>
          <table:table-cell office:value-type="float" office:value="0.00000824958133657453" calcext:value-type="float">
            <text:p>8.24958133657453E-06</text:p>
          </table:table-cell>
          <table:table-cell office:value-type="float" office:value="0.029447740778201" calcext:value-type="float">
            <text:p>0.029447740778201</text:p>
          </table:table-cell>
          <table:table-cell office:value-type="float" office:value="0.001651319610061" calcext:value-type="float">
            <text:p>0.001651319610061</text:p>
          </table:table-cell>
          <table:table-cell office:value-type="float" office:value="0.001818547388967" calcext:value-type="float">
            <text:p>0.001818547388967</text:p>
          </table:table-cell>
          <table:table-cell office:value-type="float" office:value="0.001914411165231" calcext:value-type="float">
            <text:p>0.001914411165231</text:p>
          </table:table-cell>
          <table:table-cell office:value-type="float" office:value="0.003652036517878" calcext:value-type="float">
            <text:p>0.003652036517878</text:p>
          </table:table-cell>
          <table:table-cell office:value-type="float" office:value="0.000204792604093" calcext:value-type="float">
            <text:p>0.000204792604093</text:p>
          </table:table-cell>
          <table:table-cell table:formula="of:=SUM([.E833:.P833])" office:value-type="float" office:value="0.706019357371193" calcext:value-type="float">
            <text:p>0.7060193573711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.14912911418189" calcext:value-type="float">
            <text:p>3.14912911418189</text:p>
          </table:table-cell>
          <table:table-cell office:value-type="float" office:value="41.2770316556479" calcext:value-type="float">
            <text:p>41.2770316556479</text:p>
          </table:table-cell>
          <table:table-cell office:value-type="float" office:value="3.25710871784349" calcext:value-type="float">
            <text:p>3.25710871784349</text:p>
          </table:table-cell>
          <table:table-cell office:value-type="float" office:value="8.05907858252653" calcext:value-type="float">
            <text:p>8.05907858252653</text:p>
          </table:table-cell>
          <table:table-cell office:value-type="float" office:value="0.156055278396302" calcext:value-type="float">
            <text:p>0.156055278396302</text:p>
          </table:table-cell>
          <table:table-cell office:value-type="float" office:value="0.008750999021214" calcext:value-type="float">
            <text:p>0.008750999021214</text:p>
          </table:table-cell>
          <table:table-cell office:value-type="float" office:value="2.04968387354326" calcext:value-type="float">
            <text:p>2.04968387354326</text:p>
          </table:table-cell>
          <table:table-cell office:value-type="float" office:value="0.114938640688743" calcext:value-type="float">
            <text:p>0.114938640688743</text:p>
          </table:table-cell>
          <table:table-cell office:value-type="float" office:value="0.270122299808137" calcext:value-type="float">
            <text:p>0.270122299808137</text:p>
          </table:table-cell>
          <table:table-cell office:value-type="float" office:value="0.151949506267241" calcext:value-type="float">
            <text:p>0.151949506267241</text:p>
          </table:table-cell>
          <table:table-cell office:value-type="float" office:value="0.577491977037471" calcext:value-type="float">
            <text:p>0.577491977037471</text:p>
          </table:table-cell>
          <table:table-cell office:value-type="float" office:value="0.032383600079069" calcext:value-type="float">
            <text:p>0.032383600079069</text:p>
          </table:table-cell>
          <table:table-cell table:formula="of:=SUM([.E834:.P834])" office:value-type="float" office:value="59.1037242450413" calcext:value-type="float">
            <text:p>59.10372424504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7.39634484890748" calcext:value-type="float">
            <text:p>7.39634484890748</text:p>
          </table:table-cell>
          <table:table-cell office:value-type="float" office:value="20.9086061481961" calcext:value-type="float">
            <text:p>20.9086061481961</text:p>
          </table:table-cell>
          <table:table-cell office:value-type="float" office:value="0.799290697167258" calcext:value-type="float">
            <text:p>0.799290697167258</text:p>
          </table:table-cell>
          <table:table-cell office:value-type="float" office:value="1.7918061110905" calcext:value-type="float">
            <text:p>1.7918061110905</text:p>
          </table:table-cell>
          <table:table-cell office:value-type="float" office:value="0.316094336574965" calcext:value-type="float">
            <text:p>0.316094336574965</text:p>
          </table:table-cell>
          <table:table-cell office:value-type="float" office:value="0.019736046042997" calcext:value-type="float">
            <text:p>0.019736046042997</text:p>
          </table:table-cell>
          <table:table-cell office:value-type="float" office:value="0.895358128681356" calcext:value-type="float">
            <text:p>0.895358128681356</text:p>
          </table:table-cell>
          <table:table-cell office:value-type="float" office:value="0.055903656623838" calcext:value-type="float">
            <text:p>0.055903656623838</text:p>
          </table:table-cell>
          <table:table-cell office:value-type="float" office:value="0.068275462876179" calcext:value-type="float">
            <text:p>0.068275462876179</text:p>
          </table:table-cell>
          <table:table-cell office:value-type="float" office:value="0.05963070744438" calcext:value-type="float">
            <text:p>0.05963070744438</text:p>
          </table:table-cell>
          <table:table-cell office:value-type="float" office:value="0.11440461012382" calcext:value-type="float">
            <text:p>0.11440461012382</text:p>
          </table:table-cell>
          <table:table-cell office:value-type="float" office:value="0.007143103787939" calcext:value-type="float">
            <text:p>0.007143103787939</text:p>
          </table:table-cell>
          <table:table-cell table:formula="of:=SUM([.E835:.P835])" office:value-type="float" office:value="32.4325938575168" calcext:value-type="float">
            <text:p>32.43259385751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54.4664534064493" calcext:value-type="float">
            <text:p>54.4664534064493</text:p>
          </table:table-cell>
          <table:table-cell office:value-type="float" office:value="77.6346395279852" calcext:value-type="float">
            <text:p>77.6346395279852</text:p>
          </table:table-cell>
          <table:table-cell office:value-type="float" office:value="8.95080185030132" calcext:value-type="float">
            <text:p>8.95080185030132</text:p>
          </table:table-cell>
          <table:table-cell office:value-type="float" office:value="26.0389572465684" calcext:value-type="float">
            <text:p>26.0389572465684</text:p>
          </table:table-cell>
          <table:table-cell office:value-type="float" office:value="2.98615268163991" calcext:value-type="float">
            <text:p>2.98615268163991</text:p>
          </table:table-cell>
          <table:table-cell office:value-type="float" office:value="0.21661666923101" calcext:value-type="float">
            <text:p>0.21661666923101</text:p>
          </table:table-cell>
          <table:table-cell office:value-type="float" office:value="4.26447986865692" calcext:value-type="float">
            <text:p>4.26447986865692</text:p>
          </table:table-cell>
          <table:table-cell office:value-type="float" office:value="0.30934701726097" calcext:value-type="float">
            <text:p>0.30934701726097</text:p>
          </table:table-cell>
          <table:table-cell office:value-type="float" office:value="0.738432839264741" calcext:value-type="float">
            <text:p>0.738432839264741</text:p>
          </table:table-cell>
          <table:table-cell office:value-type="float" office:value="0.38562495800307" calcext:value-type="float">
            <text:p>0.38562495800307</text:p>
          </table:table-cell>
          <table:table-cell office:value-type="float" office:value="1.97184059896331" calcext:value-type="float">
            <text:p>1.97184059896331</text:p>
          </table:table-cell>
          <table:table-cell office:value-type="float" office:value="0.143038078872558" calcext:value-type="float">
            <text:p>0.143038078872558</text:p>
          </table:table-cell>
          <table:table-cell table:formula="of:=SUM([.E836:.P836])" office:value-type="float" office:value="178.106384743197" calcext:value-type="float">
            <text:p>178.1063847431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71189216530113" calcext:value-type="float">
            <text:p>0.071189216530113</text:p>
          </table:table-cell>
          <table:table-cell office:value-type="float" office:value="0.837690221106461" calcext:value-type="float">
            <text:p>0.837690221106461</text:p>
          </table:table-cell>
          <table:table-cell office:value-type="float" office:value="0.066124663811409" calcext:value-type="float">
            <text:p>0.066124663811409</text:p>
          </table:table-cell>
          <table:table-cell office:value-type="float" office:value="0.163557956163901" calcext:value-type="float">
            <text:p>0.163557956163901</text:p>
          </table:table-cell>
          <table:table-cell office:value-type="float" office:value="0.002782663883656" calcext:value-type="float">
            <text:p>0.002782663883656</text:p>
          </table:table-cell>
          <table:table-cell office:value-type="float" office:value="0.000198894467387" calcext:value-type="float">
            <text:p>0.000198894467387</text:p>
          </table:table-cell>
          <table:table-cell office:value-type="float" office:value="0.032791461814511" calcext:value-type="float">
            <text:p>0.032791461814511</text:p>
          </table:table-cell>
          <table:table-cell office:value-type="float" office:value="0.002343811759209" calcext:value-type="float">
            <text:p>0.002343811759209</text:p>
          </table:table-cell>
          <table:table-cell office:value-type="float" office:value="0.005489248068135" calcext:value-type="float">
            <text:p>0.005489248068135</text:p>
          </table:table-cell>
          <table:table-cell office:value-type="float" office:value="0.002444208440527" calcext:value-type="float">
            <text:p>0.002444208440527</text:p>
          </table:table-cell>
          <table:table-cell office:value-type="float" office:value="0.009240409640448" calcext:value-type="float">
            <text:p>0.009240409640448</text:p>
          </table:table-cell>
          <table:table-cell office:value-type="float" office:value="0.000660470121695" calcext:value-type="float">
            <text:p>0.000660470121695</text:p>
          </table:table-cell>
          <table:table-cell table:formula="of:=SUM([.E837:.P837])" office:value-type="float" office:value="1.19451322580745" calcext:value-type="float">
            <text:p>1.194513225807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5914695697522" calcext:value-type="float">
            <text:p>0.05914695697522</text:p>
          </table:table-cell>
          <table:table-cell office:value-type="float" office:value="0.265892370737341" calcext:value-type="float">
            <text:p>0.265892370737341</text:p>
          </table:table-cell>
          <table:table-cell office:value-type="float" office:value="0.018462803498931" calcext:value-type="float">
            <text:p>0.018462803498931</text:p>
          </table:table-cell>
          <table:table-cell office:value-type="float" office:value="0.045537638168635" calcext:value-type="float">
            <text:p>0.045537638168635</text:p>
          </table:table-cell>
          <table:table-cell office:value-type="float" office:value="0.002686073336389" calcext:value-type="float">
            <text:p>0.002686073336389</text:p>
          </table:table-cell>
          <table:table-cell office:value-type="float" office:value="0.000133635897308" calcext:value-type="float">
            <text:p>0.000133635897308</text:p>
          </table:table-cell>
          <table:table-cell office:value-type="float" office:value="0.012098916813266" calcext:value-type="float">
            <text:p>0.012098916813266</text:p>
          </table:table-cell>
          <table:table-cell office:value-type="float" office:value="0.000601937997333" calcext:value-type="float">
            <text:p>0.000601937997333</text:p>
          </table:table-cell>
          <table:table-cell office:value-type="float" office:value="0.001553690725383" calcext:value-type="float">
            <text:p>0.001553690725383</text:p>
          </table:table-cell>
          <table:table-cell office:value-type="float" office:value="0.000904313006598" calcext:value-type="float">
            <text:p>0.000904313006598</text:p>
          </table:table-cell>
          <table:table-cell office:value-type="float" office:value="0.002994313865135" calcext:value-type="float">
            <text:p>0.002994313865135</text:p>
          </table:table-cell>
          <table:table-cell office:value-type="float" office:value="0.000148971293809" calcext:value-type="float">
            <text:p>0.000148971293809</text:p>
          </table:table-cell>
          <table:table-cell table:formula="of:=SUM([.E838:.P838])" office:value-type="float" office:value="0.410161622315348" calcext:value-type="float">
            <text:p>0.4101616223153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54427345858784" calcext:value-type="float">
            <text:p>0.054427345858784</text:p>
          </table:table-cell>
          <table:table-cell office:value-type="float" office:value="0.303919503334572" calcext:value-type="float">
            <text:p>0.303919503334572</text:p>
          </table:table-cell>
          <table:table-cell office:value-type="float" office:value="0.022163804157061" calcext:value-type="float">
            <text:p>0.022163804157061</text:p>
          </table:table-cell>
          <table:table-cell office:value-type="float" office:value="0.054724850046096" calcext:value-type="float">
            <text:p>0.054724850046096</text:p>
          </table:table-cell>
          <table:table-cell office:value-type="float" office:value="0.002631792635842" calcext:value-type="float">
            <text:p>0.002631792635842</text:p>
          </table:table-cell>
          <table:table-cell office:value-type="float" office:value="0.000216514857645" calcext:value-type="float">
            <text:p>0.000216514857645</text:p>
          </table:table-cell>
          <table:table-cell office:value-type="float" office:value="0.014731187199649" calcext:value-type="float">
            <text:p>0.014731187199649</text:p>
          </table:table-cell>
          <table:table-cell office:value-type="float" office:value="0.001211919531973" calcext:value-type="float">
            <text:p>0.001211919531973</text:p>
          </table:table-cell>
          <table:table-cell office:value-type="float" office:value="0.001858962502953" calcext:value-type="float">
            <text:p>0.001858962502953</text:p>
          </table:table-cell>
          <table:table-cell office:value-type="float" office:value="0.001222831498728" calcext:value-type="float">
            <text:p>0.001222831498728</text:p>
          </table:table-cell>
          <table:table-cell office:value-type="float" office:value="0.003831517475617" calcext:value-type="float">
            <text:p>0.003831517475617</text:p>
          </table:table-cell>
          <table:table-cell office:value-type="float" office:value="0.000315214979137" calcext:value-type="float">
            <text:p>0.000315214979137</text:p>
          </table:table-cell>
          <table:table-cell table:formula="of:=SUM([.E839:.P839])" office:value-type="float" office:value="0.461255444078057" calcext:value-type="float">
            <text:p>0.4612554440780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0.000227481519703" calcext:value-type="float">
            <text:p>0.000227481519703</text:p>
          </table:table-cell>
          <table:table-cell office:value-type="float" office:value="0.001348689279158" calcext:value-type="float">
            <text:p>0.001348689279158</text:p>
          </table:table-cell>
          <table:table-cell office:value-type="float" office:value="0.000102342563951" calcext:value-type="float">
            <text:p>0.000102342563951</text:p>
          </table:table-cell>
          <table:table-cell office:value-type="float" office:value="0.000253305034727" calcext:value-type="float">
            <text:p>0.000253305034727</text:p>
          </table:table-cell>
          <table:table-cell office:value-type="float" office:value="0.0000124937755332576" calcext:value-type="float">
            <text:p>1.24937755332576E-05</text:p>
          </table:table-cell>
          <table:table-cell office:value-type="float" office:value="0.00000117111958495391" calcext:value-type="float">
            <text:p>1.17111958495391E-06</text:p>
          </table:table-cell>
          <table:table-cell office:value-type="float" office:value="0.0000743001935705283" calcext:value-type="float">
            <text:p>7.43001935705283E-05</text:p>
          </table:table-cell>
          <table:table-cell office:value-type="float" office:value="0.00000696462103266429" calcext:value-type="float">
            <text:p>6.96462103266429E-06</text:p>
          </table:table-cell>
          <table:table-cell office:value-type="float" office:value="0.00000864370579530674" calcext:value-type="float">
            <text:p>8.64370579530674E-06</text:p>
          </table:table-cell>
          <table:table-cell office:value-type="float" office:value="0.00000667490256754642" calcext:value-type="float">
            <text:p>6.67490256754642E-06</text:p>
          </table:table-cell>
          <table:table-cell office:value-type="float" office:value="0.0000201469934674909" calcext:value-type="float">
            <text:p>2.01469934674909E-05</text:p>
          </table:table-cell>
          <table:table-cell office:value-type="float" office:value="0.00000188850348438788" calcext:value-type="float">
            <text:p>1.88850348438788E-06</text:p>
          </table:table-cell>
          <table:table-cell table:formula="of:=SUM([.E840:.P840])" office:value-type="float" office:value="0.00206410221257514" calcext:value-type="float">
            <text:p>0.002064102212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41:.P841])" office:value-type="float" office:value="0" calcext:value-type="float">
            <text:p>0</text:p>
          </table:table-cell>
          <table:table-cell table:formula="of:=SUM([.Q786:.Q841])" office:value-type="float" office:value="175880.638217394" calcext:value-type="float">
            <text:p>175880.63821739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2:13:48.592343078</dc:date>
    <meta:editing-duration>PT11M29S</meta:editing-duration>
    <meta:editing-cycles>3</meta:editing-cycles>
    <meta:generator>LibreOffice/5.4.1.2$MacOSX_X86_64 LibreOffice_project/ea7cb86e6eeb2bf3a5af73a8f7777ac570321527</meta:generator>
    <meta:document-statistic meta:table-count="1" meta:cell-count="14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6cm" svg:y="4.229cm" style:legend-expansion="high" chart:style-name="ch2"/>
        <chart:plot-area chart:style-name="ch3" table:cell-range-address="'wwz_agg_usa 2'.T1:'wwz_agg_usa 2'.AI2" chart:data-source-has-labels="both" svg:x="0.32cm" svg:y="0.18cm" svg:width="11.786cm" svg:height="8.64cm">
          <chartooo:coordinate-region svg:x="1.5cm" svg:y="0.352cm" svg:width="10.047cm" svg:height="7.877cm"/>
          <chart:axis chart:dimension="x" chart:name="primary-x" chart:style-name="ch4" chartooo:axis-type="auto">
            <chartooo:date-scale/>
            <chart:categories table:cell-range-address="'wwz_agg_usa 2'.U1:'wwz_agg_usa 2'.A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wz_agg_usa 2'.U2:'wwz_agg_usa 2'.AI2" chart:label-cell-address="'wwz_agg_usa 2'.T2:'wwz_agg_usa 2'.T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wwz_agg_usa 2'.U1:'wwz_agg_usa 2'.AI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Gross Exports</text:p>
                <draw:g>
                  <svg:desc>'wwz_agg_usa 2'.T2:'wwz_agg_usa 2'.T2</svg:desc>
                </draw:g>
              </table:table-cell>
              <table:table-cell office:value-type="float" office:value="104894.92253529">
                <text:p>104894.92253529</text:p>
                <draw:g>
                  <svg:desc>'wwz_agg_usa 2'.U2:'wwz_agg_usa 2'.AI2</svg:desc>
                </draw:g>
              </table:table-cell>
              <table:table-cell office:value-type="float" office:value="95026.3084036861">
                <text:p>95026.3084036861</text:p>
              </table:table-cell>
              <table:table-cell office:value-type="float" office:value="88033.8832580325">
                <text:p>88033.8832580325</text:p>
              </table:table-cell>
              <table:table-cell office:value-type="float" office:value="89415.0463930317">
                <text:p>89415.0463930317</text:p>
              </table:table-cell>
              <table:table-cell office:value-type="float" office:value="100450.921987561">
                <text:p>100450.921987561</text:p>
              </table:table-cell>
              <table:table-cell office:value-type="float" office:value="111153.479812229">
                <text:p>111153.479812229</text:p>
              </table:table-cell>
              <table:table-cell office:value-type="float" office:value="122300.954491418">
                <text:p>122300.954491418</text:p>
              </table:table-cell>
              <table:table-cell office:value-type="float" office:value="129992.322213768">
                <text:p>129992.322213768</text:p>
              </table:table-cell>
              <table:table-cell office:value-type="float" office:value="138478.955777873">
                <text:p>138478.955777873</text:p>
              </table:table-cell>
              <table:table-cell office:value-type="float" office:value="111989.775821486">
                <text:p>111989.775821486</text:p>
              </table:table-cell>
              <table:table-cell office:value-type="float" office:value="135382.623109582">
                <text:p>135382.623109582</text:p>
              </table:table-cell>
              <table:table-cell office:value-type="float" office:value="157226.921279556">
                <text:p>157226.921279556</text:p>
              </table:table-cell>
              <table:table-cell office:value-type="float" office:value="166152.3470678">
                <text:p>166152.3470678</text:p>
              </table:table-cell>
              <table:table-cell office:value-type="float" office:value="171361.249175084">
                <text:p>171361.249175084</text:p>
              </table:table-cell>
              <table:table-cell office:value-type="float" office:value="175880.638217394">
                <text:p>175880.638217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